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w Volatility" table:style-name="ta1">
        <table:shapes>
          <draw:frame draw:z-index="0" draw:style-name="gr1" draw:text-style-name="P1" svg:width="9.8425in" svg:height="7.874in" svg:x="20.4724in" svg:y="0.3937in">
            <draw:object draw:notify-on-update-of-ranges="'Low Volatility'.A1:'Low Volatility'.A100 'Low Volatility'.B1:'Low Volatility'.B100 'Low Volatility'.C1:'Low Volatility'.C100 'Low Volatility'.D1:'Low Volatility'.D100 'Low Volatility'.E1:'Low Volatility'.E100 'Low Volatility'.F1:'Low Volatility'.F100 'Low Volatility'.G1:'Low Volatility'.G100 'Low Volatility'.H1:'Low Volatility'.H100 'Low Volatility'.I1:'Low Volatility'.I100 'Low Volatility'.J1:'Low Volatility'.J100 'Low Volatility'.K1:'Low Volatility'.K100 'Low Volatility'.L1:'Low Volatility'.L100 'Low Volatility'.M1:'Low Volatility'.M100 'Low Volatility'.N1:'Low Volatility'.N100 'Low Volatility'.O1:'Low Volatility'.O100 'Low Volatility'.P1:'Low Volatility'.P100 'Low Volatility'.Q1:'Low Volatility'.Q100 'Low Volatility'.R1:'Low Volatility'.R100 'Low Volatility'.S1:'Low Volatility'.S100 'Low Volatility'.T1:'Low Volatility'.T100 'Low Volatility'.U1:'Low Volatility'.U100 'Low Volatility'.V1:'Low Volatility'.V100 'Low Volatility'.W1:'Low Volatility'.W100 'Low Volatility'.X1:'Low Volatility'.X100 'Low Volatility'.Y1:'Low Volatility'.Y100 'Low Volatility'.Z1:'Low Volatility'.Z100 'Low Volatility'.AA1:'Low Volatility'.AA100 'Low Volatility'.AB1:'Low Volatility'.AB100 'Low Volatility'.AC1:'Low Volatility'.AC100 'Low Volatility'.AD1:'Low Volatility'.AD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number-columns-repeated="3" office:value-type="float" office:value="0.95071" calcext:value-type="float">
            <text:p>0.95071</text:p>
          </table:table-cell>
          <table:table-cell table:number-columns-repeated="2" office:value-type="float" office:value="0.92673" calcext:value-type="float">
            <text:p>0.92673</text:p>
          </table:table-cell>
          <table:table-cell table:number-columns-repeated="3" office:value-type="float" office:value="0.9278" calcext:value-type="float">
            <text:p>0.9278</text:p>
          </table:table-cell>
          <table:table-cell table:number-columns-repeated="2" office:value-type="float" office:value="0.89712" calcext:value-type="float">
            <text:p>0.89712</text:p>
          </table:table-cell>
          <table:table-cell table:number-columns-repeated="3" office:value-type="float" office:value="0.895835" calcext:value-type="float">
            <text:p>0.895835</text:p>
          </table:table-cell>
          <table:table-cell table:number-columns-repeated="2" office:value-type="float" office:value="0.934995" calcext:value-type="float">
            <text:p>0.934995</text:p>
          </table:table-cell>
          <table:table-cell table:number-columns-repeated="2" office:value-type="float" office:value="0.921805" calcext:value-type="float">
            <text:p>0.921805</text:p>
          </table:table-cell>
          <table:table-cell table:number-columns-repeated="3" office:value-type="float" office:value="0.90121" calcext:value-type="float">
            <text:p>0.90121</text:p>
          </table:table-cell>
          <table:table-cell table:number-columns-repeated="2" office:value-type="float" office:value="0.96789" calcext:value-type="float">
            <text:p>0.96789</text:p>
          </table:table-cell>
          <table:table-cell table:number-columns-repeated="3" office:value-type="float" office:value="0.89146" calcext:value-type="float">
            <text:p>0.89146</text:p>
          </table:table-cell>
          <table:table-cell table:number-columns-repeated="2" office:value-type="float" office:value="0.933305" calcext:value-type="float">
            <text:p>0.933305</text:p>
          </table:table-cell>
          <table:table-cell table:number-columns-repeated="2" office:value-type="float" office:value="0.936255" calcext:value-type="float">
            <text:p>0.936255</text:p>
          </table:table-cell>
          <table:table-cell office:value-type="float" office:value="0.940715" calcext:value-type="float">
            <text:p>0.940715</text:p>
          </table:table-cell>
        </table:table-row>
        <table:table-row table:style-name="ro1">
          <table:table-cell table:number-columns-repeated="3" office:value-type="float" office:value="0.92136" calcext:value-type="float">
            <text:p>0.92136</text:p>
          </table:table-cell>
          <table:table-cell table:number-columns-repeated="2" office:value-type="float" office:value="0.933575" calcext:value-type="float">
            <text:p>0.933575</text:p>
          </table:table-cell>
          <table:table-cell table:number-columns-repeated="3" office:value-type="float" office:value="0.941277" calcext:value-type="float">
            <text:p>0.941277</text:p>
          </table:table-cell>
          <table:table-cell table:number-columns-repeated="2" office:value-type="float" office:value="0.894145" calcext:value-type="float">
            <text:p>0.894145</text:p>
          </table:table-cell>
          <table:table-cell table:number-columns-repeated="3" office:value-type="float" office:value="0.897255" calcext:value-type="float">
            <text:p>0.897255</text:p>
          </table:table-cell>
          <table:table-cell table:number-columns-repeated="2" office:value-type="float" office:value="0.95169" calcext:value-type="float">
            <text:p>0.95169</text:p>
          </table:table-cell>
          <table:table-cell table:number-columns-repeated="2" office:value-type="float" office:value="0.943855" calcext:value-type="float">
            <text:p>0.943855</text:p>
          </table:table-cell>
          <table:table-cell table:number-columns-repeated="3" office:value-type="float" office:value="0.918562" calcext:value-type="float">
            <text:p>0.918562</text:p>
          </table:table-cell>
          <table:table-cell table:number-columns-repeated="2" office:value-type="float" office:value="0.978622" calcext:value-type="float">
            <text:p>0.978622</text:p>
          </table:table-cell>
          <table:table-cell table:number-columns-repeated="3" office:value-type="float" office:value="0.910367" calcext:value-type="float">
            <text:p>0.910367</text:p>
          </table:table-cell>
          <table:table-cell table:number-columns-repeated="2" office:value-type="float" office:value="0.94551" calcext:value-type="float">
            <text:p>0.94551</text:p>
          </table:table-cell>
          <table:table-cell table:number-columns-repeated="2" office:value-type="float" office:value="0.9305" calcext:value-type="float">
            <text:p>0.9305</text:p>
          </table:table-cell>
          <table:table-cell office:value-type="float" office:value="0.961597" calcext:value-type="float">
            <text:p>0.961597</text:p>
          </table:table-cell>
        </table:table-row>
        <table:table-row table:style-name="ro1">
          <table:table-cell table:number-columns-repeated="3" office:value-type="float" office:value="0.93575" calcext:value-type="float">
            <text:p>0.93575</text:p>
          </table:table-cell>
          <table:table-cell table:number-columns-repeated="2" office:value-type="float" office:value="0.930422" calcext:value-type="float">
            <text:p>0.930422</text:p>
          </table:table-cell>
          <table:table-cell table:number-columns-repeated="3" office:value-type="float" office:value="0.910507" calcext:value-type="float">
            <text:p>0.910507</text:p>
          </table:table-cell>
          <table:table-cell table:number-columns-repeated="2" office:value-type="float" office:value="0.906877" calcext:value-type="float">
            <text:p>0.906877</text:p>
          </table:table-cell>
          <table:table-cell table:number-columns-repeated="3" office:value-type="float" office:value="0.913245" calcext:value-type="float">
            <text:p>0.913245</text:p>
          </table:table-cell>
          <table:table-cell table:number-columns-repeated="2" office:value-type="float" office:value="0.9371" calcext:value-type="float">
            <text:p>0.9371</text:p>
          </table:table-cell>
          <table:table-cell table:number-columns-repeated="2" office:value-type="float" office:value="0.939607" calcext:value-type="float">
            <text:p>0.939607</text:p>
          </table:table-cell>
          <table:table-cell table:number-columns-repeated="3" office:value-type="float" office:value="0.927873" calcext:value-type="float">
            <text:p>0.927873</text:p>
          </table:table-cell>
          <table:table-cell table:number-columns-repeated="2" office:value-type="float" office:value="0.964073" calcext:value-type="float">
            <text:p>0.964073</text:p>
          </table:table-cell>
          <table:table-cell table:number-columns-repeated="3" office:value-type="float" office:value="0.933065" calcext:value-type="float">
            <text:p>0.933065</text:p>
          </table:table-cell>
          <table:table-cell table:number-columns-repeated="2" office:value-type="float" office:value="0.948737" calcext:value-type="float">
            <text:p>0.948737</text:p>
          </table:table-cell>
          <table:table-cell table:number-columns-repeated="2" office:value-type="float" office:value="0.928192" calcext:value-type="float">
            <text:p>0.928192</text:p>
          </table:table-cell>
          <table:table-cell office:value-type="float" office:value="0.964493" calcext:value-type="float">
            <text:p>0.964493</text:p>
          </table:table-cell>
        </table:table-row>
        <table:table-row table:style-name="ro1">
          <table:table-cell table:number-columns-repeated="3" office:value-type="float" office:value="0.931079" calcext:value-type="float">
            <text:p>0.931079</text:p>
          </table:table-cell>
          <table:table-cell table:number-columns-repeated="2" office:value-type="float" office:value="0.923544" calcext:value-type="float">
            <text:p>0.923544</text:p>
          </table:table-cell>
          <table:table-cell table:number-columns-repeated="3" office:value-type="float" office:value="0.913294" calcext:value-type="float">
            <text:p>0.913294</text:p>
          </table:table-cell>
          <table:table-cell table:number-columns-repeated="2" office:value-type="float" office:value="0.907026" calcext:value-type="float">
            <text:p>0.907026</text:p>
          </table:table-cell>
          <table:table-cell table:number-columns-repeated="3" office:value-type="float" office:value="0.925715" calcext:value-type="float">
            <text:p>0.925715</text:p>
          </table:table-cell>
          <table:table-cell table:number-columns-repeated="2" office:value-type="float" office:value="0.937796" calcext:value-type="float">
            <text:p>0.937796</text:p>
          </table:table-cell>
          <table:table-cell table:number-columns-repeated="2" office:value-type="float" office:value="0.934131" calcext:value-type="float">
            <text:p>0.934131</text:p>
          </table:table-cell>
          <table:table-cell table:number-columns-repeated="3" office:value-type="float" office:value="0.917134" calcext:value-type="float">
            <text:p>0.917134</text:p>
          </table:table-cell>
          <table:table-cell table:number-columns-repeated="2" office:value-type="float" office:value="0.955098" calcext:value-type="float">
            <text:p>0.955098</text:p>
          </table:table-cell>
          <table:table-cell table:number-columns-repeated="3" office:value-type="float" office:value="0.944922" calcext:value-type="float">
            <text:p>0.944922</text:p>
          </table:table-cell>
          <table:table-cell table:number-columns-repeated="2" office:value-type="float" office:value="0.940824" calcext:value-type="float">
            <text:p>0.940824</text:p>
          </table:table-cell>
          <table:table-cell table:number-columns-repeated="2" office:value-type="float" office:value="0.931294" calcext:value-type="float">
            <text:p>0.931294</text:p>
          </table:table-cell>
          <table:table-cell office:value-type="float" office:value="0.951218" calcext:value-type="float">
            <text:p>0.951218</text:p>
          </table:table-cell>
        </table:table-row>
        <table:table-row table:style-name="ro1">
          <table:table-cell table:number-columns-repeated="3" office:value-type="float" office:value="0.929285" calcext:value-type="float">
            <text:p>0.929285</text:p>
          </table:table-cell>
          <table:table-cell table:number-columns-repeated="2" office:value-type="float" office:value="0.927361" calcext:value-type="float">
            <text:p>0.927361</text:p>
          </table:table-cell>
          <table:table-cell table:number-columns-repeated="3" office:value-type="float" office:value="0.913068" calcext:value-type="float">
            <text:p>0.913068</text:p>
          </table:table-cell>
          <table:table-cell table:number-columns-repeated="2" office:value-type="float" office:value="0.907743" calcext:value-type="float">
            <text:p>0.907743</text:p>
          </table:table-cell>
          <table:table-cell table:number-columns-repeated="3" office:value-type="float" office:value="0.928734" calcext:value-type="float">
            <text:p>0.928734</text:p>
          </table:table-cell>
          <table:table-cell table:number-columns-repeated="2" office:value-type="float" office:value="0.928547" calcext:value-type="float">
            <text:p>0.928547</text:p>
          </table:table-cell>
          <table:table-cell table:number-columns-repeated="2" office:value-type="float" office:value="0.931502" calcext:value-type="float">
            <text:p>0.931502</text:p>
          </table:table-cell>
          <table:table-cell table:number-columns-repeated="3" office:value-type="float" office:value="0.922241" calcext:value-type="float">
            <text:p>0.922241</text:p>
          </table:table-cell>
          <table:table-cell table:number-columns-repeated="2" office:value-type="float" office:value="0.947042" calcext:value-type="float">
            <text:p>0.947042</text:p>
          </table:table-cell>
          <table:table-cell table:number-columns-repeated="3" office:value-type="float" office:value="0.950177" calcext:value-type="float">
            <text:p>0.950177</text:p>
          </table:table-cell>
          <table:table-cell table:number-columns-repeated="2" office:value-type="float" office:value="0.945916" calcext:value-type="float">
            <text:p>0.945916</text:p>
          </table:table-cell>
          <table:table-cell table:number-columns-repeated="2" office:value-type="float" office:value="0.931768" calcext:value-type="float">
            <text:p>0.931768</text:p>
          </table:table-cell>
          <table:table-cell office:value-type="float" office:value="0.951545" calcext:value-type="float">
            <text:p>0.951545</text:p>
          </table:table-cell>
        </table:table-row>
        <table:table-row table:style-name="ro1">
          <table:table-cell table:number-columns-repeated="3" office:value-type="float" office:value="0.928157" calcext:value-type="float">
            <text:p>0.928157</text:p>
          </table:table-cell>
          <table:table-cell table:number-columns-repeated="2" office:value-type="float" office:value="0.915254" calcext:value-type="float">
            <text:p>0.915254</text:p>
          </table:table-cell>
          <table:table-cell table:number-columns-repeated="3" office:value-type="float" office:value="0.910879" calcext:value-type="float">
            <text:p>0.910879</text:p>
          </table:table-cell>
          <table:table-cell table:number-columns-repeated="2" office:value-type="float" office:value="0.920933" calcext:value-type="float">
            <text:p>0.920933</text:p>
          </table:table-cell>
          <table:table-cell table:number-columns-repeated="3" office:value-type="float" office:value="0.937354" calcext:value-type="float">
            <text:p>0.937354</text:p>
          </table:table-cell>
          <table:table-cell table:number-columns-repeated="2" office:value-type="float" office:value="0.935203" calcext:value-type="float">
            <text:p>0.935203</text:p>
          </table:table-cell>
          <table:table-cell table:number-columns-repeated="2" office:value-type="float" office:value="0.92885" calcext:value-type="float">
            <text:p>0.92885</text:p>
          </table:table-cell>
          <table:table-cell table:number-columns-repeated="3" office:value-type="float" office:value="0.928538" calcext:value-type="float">
            <text:p>0.928538</text:p>
          </table:table-cell>
          <table:table-cell table:number-columns-repeated="2" office:value-type="float" office:value="0.953765" calcext:value-type="float">
            <text:p>0.953765</text:p>
          </table:table-cell>
          <table:table-cell table:number-columns-repeated="3" office:value-type="float" office:value="0.943569" calcext:value-type="float">
            <text:p>0.943569</text:p>
          </table:table-cell>
          <table:table-cell table:number-columns-repeated="2" office:value-type="float" office:value="0.949612" calcext:value-type="float">
            <text:p>0.949612</text:p>
          </table:table-cell>
          <table:table-cell table:number-columns-repeated="2" office:value-type="float" office:value="0.935553" calcext:value-type="float">
            <text:p>0.935553</text:p>
          </table:table-cell>
          <table:table-cell office:value-type="float" office:value="0.956005" calcext:value-type="float">
            <text:p>0.956005</text:p>
          </table:table-cell>
        </table:table-row>
        <table:table-row table:style-name="ro1">
          <table:table-cell table:number-columns-repeated="3" office:value-type="float" office:value="0.939749" calcext:value-type="float">
            <text:p>0.939749</text:p>
          </table:table-cell>
          <table:table-cell table:number-columns-repeated="2" office:value-type="float" office:value="0.90883" calcext:value-type="float">
            <text:p>0.90883</text:p>
          </table:table-cell>
          <table:table-cell table:number-columns-repeated="3" office:value-type="float" office:value="0.922401" calcext:value-type="float">
            <text:p>0.922401</text:p>
          </table:table-cell>
          <table:table-cell table:number-columns-repeated="2" office:value-type="float" office:value="0.922076" calcext:value-type="float">
            <text:p>0.922076</text:p>
          </table:table-cell>
          <table:table-cell table:number-columns-repeated="3" office:value-type="float" office:value="0.937264" calcext:value-type="float">
            <text:p>0.937264</text:p>
          </table:table-cell>
          <table:table-cell table:number-columns-repeated="2" office:value-type="float" office:value="0.935074" calcext:value-type="float">
            <text:p>0.935074</text:p>
          </table:table-cell>
          <table:table-cell table:number-columns-repeated="2" office:value-type="float" office:value="0.932894" calcext:value-type="float">
            <text:p>0.932894</text:p>
          </table:table-cell>
          <table:table-cell table:number-columns-repeated="3" office:value-type="float" office:value="0.930729" calcext:value-type="float">
            <text:p>0.930729</text:p>
          </table:table-cell>
          <table:table-cell table:number-columns-repeated="2" office:value-type="float" office:value="0.958059" calcext:value-type="float">
            <text:p>0.958059</text:p>
          </table:table-cell>
          <table:table-cell table:number-columns-repeated="3" office:value-type="float" office:value="0.941859" calcext:value-type="float">
            <text:p>0.941859</text:p>
          </table:table-cell>
          <table:table-cell table:number-columns-repeated="2" office:value-type="float" office:value="0.950486" calcext:value-type="float">
            <text:p>0.950486</text:p>
          </table:table-cell>
          <table:table-cell table:number-columns-repeated="2" office:value-type="float" office:value="0.939552" calcext:value-type="float">
            <text:p>0.939552</text:p>
          </table:table-cell>
          <table:table-cell office:value-type="float" office:value="0.953181" calcext:value-type="float">
            <text:p>0.953181</text:p>
          </table:table-cell>
        </table:table-row>
        <table:table-row table:style-name="ro1">
          <table:table-cell table:number-columns-repeated="3" office:value-type="float" office:value="0.934869" calcext:value-type="float">
            <text:p>0.934869</text:p>
          </table:table-cell>
          <table:table-cell table:number-columns-repeated="2" office:value-type="float" office:value="0.914024" calcext:value-type="float">
            <text:p>0.914024</text:p>
          </table:table-cell>
          <table:table-cell table:number-columns-repeated="3" office:value-type="float" office:value="0.924004" calcext:value-type="float">
            <text:p>0.924004</text:p>
          </table:table-cell>
          <table:table-cell table:number-columns-repeated="2" office:value-type="float" office:value="0.91654" calcext:value-type="float">
            <text:p>0.91654</text:p>
          </table:table-cell>
          <table:table-cell table:number-columns-repeated="3" office:value-type="float" office:value="0.939957" calcext:value-type="float">
            <text:p>0.939957</text:p>
          </table:table-cell>
          <table:table-cell table:number-columns-repeated="2" office:value-type="float" office:value="0.932923" calcext:value-type="float">
            <text:p>0.932923</text:p>
          </table:table-cell>
          <table:table-cell table:number-columns-repeated="2" office:value-type="float" office:value="0.930225" calcext:value-type="float">
            <text:p>0.930225</text:p>
          </table:table-cell>
          <table:table-cell table:number-columns-repeated="3" office:value-type="float" office:value="0.926861" calcext:value-type="float">
            <text:p>0.926861</text:p>
          </table:table-cell>
          <table:table-cell table:number-columns-repeated="2" office:value-type="float" office:value="0.954687" calcext:value-type="float">
            <text:p>0.954687</text:p>
          </table:table-cell>
          <table:table-cell table:number-columns-repeated="3" office:value-type="float" office:value="0.936203" calcext:value-type="float">
            <text:p>0.936203</text:p>
          </table:table-cell>
          <table:table-cell table:number-columns-repeated="2" office:value-type="float" office:value="0.953594" calcext:value-type="float">
            <text:p>0.953594</text:p>
          </table:table-cell>
          <table:table-cell table:number-columns-repeated="2" office:value-type="float" office:value="0.937105" calcext:value-type="float">
            <text:p>0.937105</text:p>
          </table:table-cell>
          <table:table-cell office:value-type="float" office:value="0.950622" calcext:value-type="float">
            <text:p>0.950622</text:p>
          </table:table-cell>
        </table:table-row>
        <table:table-row table:style-name="ro1">
          <table:table-cell table:number-columns-repeated="3" office:value-type="float" office:value="0.932398" calcext:value-type="float">
            <text:p>0.932398</text:p>
          </table:table-cell>
          <table:table-cell table:number-columns-repeated="2" office:value-type="float" office:value="0.913142" calcext:value-type="float">
            <text:p>0.913142</text:p>
          </table:table-cell>
          <table:table-cell table:number-columns-repeated="3" office:value-type="float" office:value="0.928418" calcext:value-type="float">
            <text:p>0.928418</text:p>
          </table:table-cell>
          <table:table-cell table:number-columns-repeated="2" office:value-type="float" office:value="0.921448" calcext:value-type="float">
            <text:p>0.921448</text:p>
          </table:table-cell>
          <table:table-cell table:number-columns-repeated="3" office:value-type="float" office:value="0.938332" calcext:value-type="float">
            <text:p>0.938332</text:p>
          </table:table-cell>
          <table:table-cell table:number-columns-repeated="2" office:value-type="float" office:value="0.932402" calcext:value-type="float">
            <text:p>0.932402</text:p>
          </table:table-cell>
          <table:table-cell table:number-columns-repeated="2" office:value-type="float" office:value="0.931525" calcext:value-type="float">
            <text:p>0.931525</text:p>
          </table:table-cell>
          <table:table-cell table:number-columns-repeated="3" office:value-type="float" office:value="0.927558" calcext:value-type="float">
            <text:p>0.927558</text:p>
          </table:table-cell>
          <table:table-cell table:number-columns-repeated="2" office:value-type="float" office:value="0.953392" calcext:value-type="float">
            <text:p>0.953392</text:p>
          </table:table-cell>
          <table:table-cell table:number-columns-repeated="3" office:value-type="float" office:value="0.938353" calcext:value-type="float">
            <text:p>0.938353</text:p>
          </table:table-cell>
          <table:table-cell table:number-columns-repeated="2" office:value-type="float" office:value="0.947557" calcext:value-type="float">
            <text:p>0.947557</text:p>
          </table:table-cell>
          <table:table-cell table:number-columns-repeated="2" office:value-type="float" office:value="0.938423" calcext:value-type="float">
            <text:p>0.938423</text:p>
          </table:table-cell>
          <table:table-cell office:value-type="float" office:value="0.944769" calcext:value-type="float">
            <text:p>0.944769</text:p>
          </table:table-cell>
        </table:table-row>
        <table:table-row table:style-name="ro1">
          <table:table-cell table:number-columns-repeated="3" office:value-type="float" office:value="0.927261" calcext:value-type="float">
            <text:p>0.927261</text:p>
          </table:table-cell>
          <table:table-cell table:number-columns-repeated="2" office:value-type="float" office:value="0.915303" calcext:value-type="float">
            <text:p>0.915303</text:p>
          </table:table-cell>
          <table:table-cell table:number-columns-repeated="3" office:value-type="float" office:value="0.933952" calcext:value-type="float">
            <text:p>0.933952</text:p>
          </table:table-cell>
          <table:table-cell table:number-columns-repeated="2" office:value-type="float" office:value="0.916417" calcext:value-type="float">
            <text:p>0.916417</text:p>
          </table:table-cell>
          <table:table-cell table:number-columns-repeated="3" office:value-type="float" office:value="0.933513" calcext:value-type="float">
            <text:p>0.933513</text:p>
          </table:table-cell>
          <table:table-cell table:number-columns-repeated="2" office:value-type="float" office:value="0.930987" calcext:value-type="float">
            <text:p>0.930987</text:p>
          </table:table-cell>
          <table:table-cell table:number-columns-repeated="2" office:value-type="float" office:value="0.927588" calcext:value-type="float">
            <text:p>0.927588</text:p>
          </table:table-cell>
          <table:table-cell table:number-columns-repeated="3" office:value-type="float" office:value="0.920994" calcext:value-type="float">
            <text:p>0.920994</text:p>
          </table:table-cell>
          <table:table-cell table:number-columns-repeated="2" office:value-type="float" office:value="0.950825" calcext:value-type="float">
            <text:p>0.950825</text:p>
          </table:table-cell>
          <table:table-cell table:number-columns-repeated="3" office:value-type="float" office:value="0.937561" calcext:value-type="float">
            <text:p>0.937561</text:p>
          </table:table-cell>
          <table:table-cell table:number-columns-repeated="2" office:value-type="float" office:value="0.946414" calcext:value-type="float">
            <text:p>0.946414</text:p>
          </table:table-cell>
          <table:table-cell table:number-columns-repeated="2" office:value-type="float" office:value="0.938233" calcext:value-type="float">
            <text:p>0.938233</text:p>
          </table:table-cell>
          <table:table-cell office:value-type="float" office:value="0.940033" calcext:value-type="float">
            <text:p>0.940033</text:p>
          </table:table-cell>
        </table:table-row>
        <table:table-row table:style-name="ro1">
          <table:table-cell table:number-columns-repeated="3" office:value-type="float" office:value="0.929741" calcext:value-type="float">
            <text:p>0.929741</text:p>
          </table:table-cell>
          <table:table-cell table:number-columns-repeated="2" office:value-type="float" office:value="0.91401" calcext:value-type="float">
            <text:p>0.91401</text:p>
          </table:table-cell>
          <table:table-cell table:number-columns-repeated="3" office:value-type="float" office:value="0.934058" calcext:value-type="float">
            <text:p>0.934058</text:p>
          </table:table-cell>
          <table:table-cell table:number-columns-repeated="2" office:value-type="float" office:value="0.917096" calcext:value-type="float">
            <text:p>0.917096</text:p>
          </table:table-cell>
          <table:table-cell table:number-columns-repeated="3" office:value-type="float" office:value="0.931978" calcext:value-type="float">
            <text:p>0.931978</text:p>
          </table:table-cell>
          <table:table-cell table:number-columns-repeated="2" office:value-type="float" office:value="0.928081" calcext:value-type="float">
            <text:p>0.928081</text:p>
          </table:table-cell>
          <table:table-cell table:number-columns-repeated="2" office:value-type="float" office:value="0.928572" calcext:value-type="float">
            <text:p>0.928572</text:p>
          </table:table-cell>
          <table:table-cell table:number-columns-repeated="3" office:value-type="float" office:value="0.923033" calcext:value-type="float">
            <text:p>0.923033</text:p>
          </table:table-cell>
          <table:table-cell table:number-columns-repeated="2" office:value-type="float" office:value="0.949062" calcext:value-type="float">
            <text:p>0.949062</text:p>
          </table:table-cell>
          <table:table-cell table:number-columns-repeated="3" office:value-type="float" office:value="0.935723" calcext:value-type="float">
            <text:p>0.935723</text:p>
          </table:table-cell>
          <table:table-cell table:number-columns-repeated="2" office:value-type="float" office:value="0.945073" calcext:value-type="float">
            <text:p>0.945073</text:p>
          </table:table-cell>
          <table:table-cell table:number-columns-repeated="2" office:value-type="float" office:value="0.936417" calcext:value-type="float">
            <text:p>0.936417</text:p>
          </table:table-cell>
          <table:table-cell office:value-type="float" office:value="0.939575" calcext:value-type="float">
            <text:p>0.939575</text:p>
          </table:table-cell>
        </table:table-row>
        <table:table-row table:style-name="ro1">
          <table:table-cell table:number-columns-repeated="3" office:value-type="float" office:value="0.927838" calcext:value-type="float">
            <text:p>0.927838</text:p>
          </table:table-cell>
          <table:table-cell table:number-columns-repeated="2" office:value-type="float" office:value="0.911725" calcext:value-type="float">
            <text:p>0.911725</text:p>
          </table:table-cell>
          <table:table-cell table:number-columns-repeated="3" office:value-type="float" office:value="0.928482" calcext:value-type="float">
            <text:p>0.928482</text:p>
          </table:table-cell>
          <table:table-cell table:number-columns-repeated="2" office:value-type="float" office:value="0.921676" calcext:value-type="float">
            <text:p>0.921676</text:p>
          </table:table-cell>
          <table:table-cell table:number-columns-repeated="3" office:value-type="float" office:value="0.928896" calcext:value-type="float">
            <text:p>0.928896</text:p>
          </table:table-cell>
          <table:table-cell table:number-columns-repeated="2" office:value-type="float" office:value="0.923728" calcext:value-type="float">
            <text:p>0.923728</text:p>
          </table:table-cell>
          <table:table-cell table:number-columns-repeated="2" office:value-type="float" office:value="0.927975" calcext:value-type="float">
            <text:p>0.927975</text:p>
          </table:table-cell>
          <table:table-cell table:number-columns-repeated="3" office:value-type="float" office:value="0.922265" calcext:value-type="float">
            <text:p>0.922265</text:p>
          </table:table-cell>
          <table:table-cell table:number-columns-repeated="2" office:value-type="float" office:value="0.946244" calcext:value-type="float">
            <text:p>0.946244</text:p>
          </table:table-cell>
          <table:table-cell table:number-columns-repeated="3" office:value-type="float" office:value="0.937037" calcext:value-type="float">
            <text:p>0.937037</text:p>
          </table:table-cell>
          <table:table-cell table:number-columns-repeated="2" office:value-type="float" office:value="0.94428" calcext:value-type="float">
            <text:p>0.94428</text:p>
          </table:table-cell>
          <table:table-cell table:number-columns-repeated="2" office:value-type="float" office:value="0.936854" calcext:value-type="float">
            <text:p>0.936854</text:p>
          </table:table-cell>
          <table:table-cell office:value-type="float" office:value="0.93868" calcext:value-type="float">
            <text:p>0.93868</text:p>
          </table:table-cell>
        </table:table-row>
        <table:table-row table:style-name="ro1">
          <table:table-cell table:number-columns-repeated="3" office:value-type="float" office:value="0.924761" calcext:value-type="float">
            <text:p>0.924761</text:p>
          </table:table-cell>
          <table:table-cell table:number-columns-repeated="2" office:value-type="float" office:value="0.916078" calcext:value-type="float">
            <text:p>0.916078</text:p>
          </table:table-cell>
          <table:table-cell table:number-columns-repeated="3" office:value-type="float" office:value="0.929598" calcext:value-type="float">
            <text:p>0.929598</text:p>
          </table:table-cell>
          <table:table-cell table:number-columns-repeated="2" office:value-type="float" office:value="0.925953" calcext:value-type="float">
            <text:p>0.925953</text:p>
          </table:table-cell>
          <table:table-cell table:number-columns-repeated="3" office:value-type="float" office:value="0.929958" calcext:value-type="float">
            <text:p>0.929958</text:p>
          </table:table-cell>
          <table:table-cell table:number-columns-repeated="2" office:value-type="float" office:value="0.91868" calcext:value-type="float">
            <text:p>0.91868</text:p>
          </table:table-cell>
          <table:table-cell table:number-columns-repeated="2" office:value-type="float" office:value="0.932894" calcext:value-type="float">
            <text:p>0.932894</text:p>
          </table:table-cell>
          <table:table-cell table:number-columns-repeated="3" office:value-type="float" office:value="0.919901" calcext:value-type="float">
            <text:p>0.919901</text:p>
          </table:table-cell>
          <table:table-cell table:number-columns-repeated="2" office:value-type="float" office:value="0.944473" calcext:value-type="float">
            <text:p>0.944473</text:p>
          </table:table-cell>
          <table:table-cell table:number-columns-repeated="3" office:value-type="float" office:value="0.931134" calcext:value-type="float">
            <text:p>0.931134</text:p>
          </table:table-cell>
          <table:table-cell table:number-columns-repeated="2" office:value-type="float" office:value="0.946417" calcext:value-type="float">
            <text:p>0.946417</text:p>
          </table:table-cell>
          <table:table-cell table:number-columns-repeated="2" office:value-type="float" office:value="0.93739" calcext:value-type="float">
            <text:p>0.93739</text:p>
          </table:table-cell>
          <table:table-cell office:value-type="float" office:value="0.934855" calcext:value-type="float">
            <text:p>0.934855</text:p>
          </table:table-cell>
        </table:table-row>
        <table:table-row table:style-name="ro1">
          <table:table-cell table:number-columns-repeated="3" office:value-type="float" office:value="0.92575" calcext:value-type="float">
            <text:p>0.92575</text:p>
          </table:table-cell>
          <table:table-cell table:number-columns-repeated="2" office:value-type="float" office:value="0.914477" calcext:value-type="float">
            <text:p>0.914477</text:p>
          </table:table-cell>
          <table:table-cell table:number-columns-repeated="3" office:value-type="float" office:value="0.932117" calcext:value-type="float">
            <text:p>0.932117</text:p>
          </table:table-cell>
          <table:table-cell table:number-columns-repeated="2" office:value-type="float" office:value="0.924566" calcext:value-type="float">
            <text:p>0.924566</text:p>
          </table:table-cell>
          <table:table-cell table:number-columns-repeated="3" office:value-type="float" office:value="0.928842" calcext:value-type="float">
            <text:p>0.928842</text:p>
          </table:table-cell>
          <table:table-cell table:number-columns-repeated="2" office:value-type="float" office:value="0.918878" calcext:value-type="float">
            <text:p>0.918878</text:p>
          </table:table-cell>
          <table:table-cell table:number-columns-repeated="2" office:value-type="float" office:value="0.933142" calcext:value-type="float">
            <text:p>0.933142</text:p>
          </table:table-cell>
          <table:table-cell table:number-columns-repeated="3" office:value-type="float" office:value="0.923145" calcext:value-type="float">
            <text:p>0.923145</text:p>
          </table:table-cell>
          <table:table-cell table:number-columns-repeated="2" office:value-type="float" office:value="0.94606" calcext:value-type="float">
            <text:p>0.94606</text:p>
          </table:table-cell>
          <table:table-cell table:number-columns-repeated="3" office:value-type="float" office:value="0.931202" calcext:value-type="float">
            <text:p>0.931202</text:p>
          </table:table-cell>
          <table:table-cell table:number-columns-repeated="2" office:value-type="float" office:value="0.945204" calcext:value-type="float">
            <text:p>0.945204</text:p>
          </table:table-cell>
          <table:table-cell table:number-columns-repeated="2" office:value-type="float" office:value="0.939649" calcext:value-type="float">
            <text:p>0.939649</text:p>
          </table:table-cell>
          <table:table-cell office:value-type="float" office:value="0.934286" calcext:value-type="float">
            <text:p>0.934286</text:p>
          </table:table-cell>
        </table:table-row>
        <table:table-row table:style-name="ro1">
          <table:table-cell table:number-columns-repeated="3" office:value-type="float" office:value="0.927571" calcext:value-type="float">
            <text:p>0.927571</text:p>
          </table:table-cell>
          <table:table-cell table:number-columns-repeated="2" office:value-type="float" office:value="0.912181" calcext:value-type="float">
            <text:p>0.912181</text:p>
          </table:table-cell>
          <table:table-cell table:number-columns-repeated="3" office:value-type="float" office:value="0.932594" calcext:value-type="float">
            <text:p>0.932594</text:p>
          </table:table-cell>
          <table:table-cell table:number-columns-repeated="2" office:value-type="float" office:value="0.925888" calcext:value-type="float">
            <text:p>0.925888</text:p>
          </table:table-cell>
          <table:table-cell table:number-columns-repeated="3" office:value-type="float" office:value="0.928371" calcext:value-type="float">
            <text:p>0.928371</text:p>
          </table:table-cell>
          <table:table-cell table:number-columns-repeated="2" office:value-type="float" office:value="0.918584" calcext:value-type="float">
            <text:p>0.918584</text:p>
          </table:table-cell>
          <table:table-cell table:number-columns-repeated="2" office:value-type="float" office:value="0.935863" calcext:value-type="float">
            <text:p>0.935863</text:p>
          </table:table-cell>
          <table:table-cell table:number-columns-repeated="3" office:value-type="float" office:value="0.926558" calcext:value-type="float">
            <text:p>0.926558</text:p>
          </table:table-cell>
          <table:table-cell table:number-columns-repeated="2" office:value-type="float" office:value="0.948157" calcext:value-type="float">
            <text:p>0.948157</text:p>
          </table:table-cell>
          <table:table-cell table:number-columns-repeated="3" office:value-type="float" office:value="0.931843" calcext:value-type="float">
            <text:p>0.931843</text:p>
          </table:table-cell>
          <table:table-cell table:number-columns-repeated="2" office:value-type="float" office:value="0.945284" calcext:value-type="float">
            <text:p>0.945284</text:p>
          </table:table-cell>
          <table:table-cell table:number-columns-repeated="2" office:value-type="float" office:value="0.939062" calcext:value-type="float">
            <text:p>0.939062</text:p>
          </table:table-cell>
          <table:table-cell office:value-type="float" office:value="0.940324" calcext:value-type="float">
            <text:p>0.940324</text:p>
          </table:table-cell>
        </table:table-row>
        <table:table-row table:style-name="ro1">
          <table:table-cell table:number-columns-repeated="3" office:value-type="float" office:value="0.930494" calcext:value-type="float">
            <text:p>0.930494</text:p>
          </table:table-cell>
          <table:table-cell table:number-columns-repeated="2" office:value-type="float" office:value="0.912095" calcext:value-type="float">
            <text:p>0.912095</text:p>
          </table:table-cell>
          <table:table-cell table:number-columns-repeated="3" office:value-type="float" office:value="0.93574" calcext:value-type="float">
            <text:p>0.93574</text:p>
          </table:table-cell>
          <table:table-cell table:number-columns-repeated="2" office:value-type="float" office:value="0.923968" calcext:value-type="float">
            <text:p>0.923968</text:p>
          </table:table-cell>
          <table:table-cell table:number-columns-repeated="3" office:value-type="float" office:value="0.930906" calcext:value-type="float">
            <text:p>0.930906</text:p>
          </table:table-cell>
          <table:table-cell table:number-columns-repeated="2" office:value-type="float" office:value="0.922602" calcext:value-type="float">
            <text:p>0.922602</text:p>
          </table:table-cell>
          <table:table-cell table:number-columns-repeated="2" office:value-type="float" office:value="0.933446" calcext:value-type="float">
            <text:p>0.933446</text:p>
          </table:table-cell>
          <table:table-cell table:number-columns-repeated="3" office:value-type="float" office:value="0.924727" calcext:value-type="float">
            <text:p>0.924727</text:p>
          </table:table-cell>
          <table:table-cell table:number-columns-repeated="2" office:value-type="float" office:value="0.949509" calcext:value-type="float">
            <text:p>0.949509</text:p>
          </table:table-cell>
          <table:table-cell table:number-columns-repeated="3" office:value-type="float" office:value="0.931362" calcext:value-type="float">
            <text:p>0.931362</text:p>
          </table:table-cell>
          <table:table-cell table:number-columns-repeated="2" office:value-type="float" office:value="0.942094" calcext:value-type="float">
            <text:p>0.942094</text:p>
          </table:table-cell>
          <table:table-cell table:number-columns-repeated="2" office:value-type="float" office:value="0.939211" calcext:value-type="float">
            <text:p>0.939211</text:p>
          </table:table-cell>
          <table:table-cell office:value-type="float" office:value="0.943992" calcext:value-type="float">
            <text:p>0.943992</text:p>
          </table:table-cell>
        </table:table-row>
        <table:table-row table:style-name="ro1">
          <table:table-cell table:number-columns-repeated="3" office:value-type="float" office:value="0.931364" calcext:value-type="float">
            <text:p>0.931364</text:p>
          </table:table-cell>
          <table:table-cell table:number-columns-repeated="2" office:value-type="float" office:value="0.914519" calcext:value-type="float">
            <text:p>0.914519</text:p>
          </table:table-cell>
          <table:table-cell table:number-columns-repeated="3" office:value-type="float" office:value="0.933381" calcext:value-type="float">
            <text:p>0.933381</text:p>
          </table:table-cell>
          <table:table-cell table:number-columns-repeated="2" office:value-type="float" office:value="0.922082" calcext:value-type="float">
            <text:p>0.922082</text:p>
          </table:table-cell>
          <table:table-cell table:number-columns-repeated="3" office:value-type="float" office:value="0.932319" calcext:value-type="float">
            <text:p>0.932319</text:p>
          </table:table-cell>
          <table:table-cell table:number-columns-repeated="2" office:value-type="float" office:value="0.922279" calcext:value-type="float">
            <text:p>0.922279</text:p>
          </table:table-cell>
          <table:table-cell table:number-columns-repeated="2" office:value-type="float" office:value="0.932983" calcext:value-type="float">
            <text:p>0.932983</text:p>
          </table:table-cell>
          <table:table-cell table:number-columns-repeated="3" office:value-type="float" office:value="0.925937" calcext:value-type="float">
            <text:p>0.925937</text:p>
          </table:table-cell>
          <table:table-cell table:number-columns-repeated="2" office:value-type="float" office:value="0.946152" calcext:value-type="float">
            <text:p>0.946152</text:p>
          </table:table-cell>
          <table:table-cell table:number-columns-repeated="3" office:value-type="float" office:value="0.928579" calcext:value-type="float">
            <text:p>0.928579</text:p>
          </table:table-cell>
          <table:table-cell table:number-columns-repeated="2" office:value-type="float" office:value="0.942397" calcext:value-type="float">
            <text:p>0.942397</text:p>
          </table:table-cell>
          <table:table-cell table:number-columns-repeated="2" office:value-type="float" office:value="0.939444" calcext:value-type="float">
            <text:p>0.939444</text:p>
          </table:table-cell>
          <table:table-cell office:value-type="float" office:value="0.94415" calcext:value-type="float">
            <text:p>0.94415</text:p>
          </table:table-cell>
        </table:table-row>
        <table:table-row table:style-name="ro1">
          <table:table-cell table:number-columns-repeated="3" office:value-type="float" office:value="0.933787" calcext:value-type="float">
            <text:p>0.933787</text:p>
          </table:table-cell>
          <table:table-cell table:number-columns-repeated="2" office:value-type="float" office:value="0.914811" calcext:value-type="float">
            <text:p>0.914811</text:p>
          </table:table-cell>
          <table:table-cell table:number-columns-repeated="3" office:value-type="float" office:value="0.933651" calcext:value-type="float">
            <text:p>0.933651</text:p>
          </table:table-cell>
          <table:table-cell table:number-columns-repeated="2" office:value-type="float" office:value="0.92433" calcext:value-type="float">
            <text:p>0.92433</text:p>
          </table:table-cell>
          <table:table-cell table:number-columns-repeated="3" office:value-type="float" office:value="0.934556" calcext:value-type="float">
            <text:p>0.934556</text:p>
          </table:table-cell>
          <table:table-cell table:number-columns-repeated="2" office:value-type="float" office:value="0.923803" calcext:value-type="float">
            <text:p>0.923803</text:p>
          </table:table-cell>
          <table:table-cell table:number-columns-repeated="2" office:value-type="float" office:value="0.934124" calcext:value-type="float">
            <text:p>0.934124</text:p>
          </table:table-cell>
          <table:table-cell table:number-columns-repeated="3" office:value-type="float" office:value="0.926429" calcext:value-type="float">
            <text:p>0.926429</text:p>
          </table:table-cell>
          <table:table-cell table:number-columns-repeated="2" office:value-type="float" office:value="0.945346" calcext:value-type="float">
            <text:p>0.945346</text:p>
          </table:table-cell>
          <table:table-cell table:number-columns-repeated="3" office:value-type="float" office:value="0.92565" calcext:value-type="float">
            <text:p>0.92565</text:p>
          </table:table-cell>
          <table:table-cell table:number-columns-repeated="2" office:value-type="float" office:value="0.943065" calcext:value-type="float">
            <text:p>0.943065</text:p>
          </table:table-cell>
          <table:table-cell table:number-columns-repeated="2" office:value-type="float" office:value="0.93864" calcext:value-type="float">
            <text:p>0.93864</text:p>
          </table:table-cell>
          <table:table-cell office:value-type="float" office:value="0.943928" calcext:value-type="float">
            <text:p>0.943928</text:p>
          </table:table-cell>
        </table:table-row>
        <table:table-row table:style-name="ro1">
          <table:table-cell table:number-columns-repeated="3" office:value-type="float" office:value="0.932893" calcext:value-type="float">
            <text:p>0.932893</text:p>
          </table:table-cell>
          <table:table-cell table:number-columns-repeated="2" office:value-type="float" office:value="0.912907" calcext:value-type="float">
            <text:p>0.912907</text:p>
          </table:table-cell>
          <table:table-cell table:number-columns-repeated="3" office:value-type="float" office:value="0.932348" calcext:value-type="float">
            <text:p>0.932348</text:p>
          </table:table-cell>
          <table:table-cell table:number-columns-repeated="2" office:value-type="float" office:value="0.925856" calcext:value-type="float">
            <text:p>0.925856</text:p>
          </table:table-cell>
          <table:table-cell table:number-columns-repeated="3" office:value-type="float" office:value="0.934497" calcext:value-type="float">
            <text:p>0.934497</text:p>
          </table:table-cell>
          <table:table-cell table:number-columns-repeated="2" office:value-type="float" office:value="0.924961" calcext:value-type="float">
            <text:p>0.924961</text:p>
          </table:table-cell>
          <table:table-cell table:number-columns-repeated="2" office:value-type="float" office:value="0.930921" calcext:value-type="float">
            <text:p>0.930921</text:p>
          </table:table-cell>
          <table:table-cell table:number-columns-repeated="3" office:value-type="float" office:value="0.927424" calcext:value-type="float">
            <text:p>0.927424</text:p>
          </table:table-cell>
          <table:table-cell table:number-columns-repeated="2" office:value-type="float" office:value="0.943823" calcext:value-type="float">
            <text:p>0.943823</text:p>
          </table:table-cell>
          <table:table-cell table:number-columns-repeated="3" office:value-type="float" office:value="0.927509" calcext:value-type="float">
            <text:p>0.927509</text:p>
          </table:table-cell>
          <table:table-cell table:number-columns-repeated="2" office:value-type="float" office:value="0.94044" calcext:value-type="float">
            <text:p>0.94044</text:p>
          </table:table-cell>
          <table:table-cell table:number-columns-repeated="2" office:value-type="float" office:value="0.935761" calcext:value-type="float">
            <text:p>0.935761</text:p>
          </table:table-cell>
          <table:table-cell office:value-type="float" office:value="0.942371" calcext:value-type="float">
            <text:p>0.942371</text:p>
          </table:table-cell>
        </table:table-row>
        <table:table-row table:style-name="ro1">
          <table:table-cell table:number-columns-repeated="3" office:value-type="float" office:value="0.931226" calcext:value-type="float">
            <text:p>0.931226</text:p>
          </table:table-cell>
          <table:table-cell table:number-columns-repeated="2" office:value-type="float" office:value="0.913128" calcext:value-type="float">
            <text:p>0.913128</text:p>
          </table:table-cell>
          <table:table-cell table:number-columns-repeated="3" office:value-type="float" office:value="0.936592" calcext:value-type="float">
            <text:p>0.936592</text:p>
          </table:table-cell>
          <table:table-cell table:number-columns-repeated="2" office:value-type="float" office:value="0.925573" calcext:value-type="float">
            <text:p>0.925573</text:p>
          </table:table-cell>
          <table:table-cell table:number-columns-repeated="3" office:value-type="float" office:value="0.934442" calcext:value-type="float">
            <text:p>0.934442</text:p>
          </table:table-cell>
          <table:table-cell table:number-columns-repeated="2" office:value-type="float" office:value="0.925682" calcext:value-type="float">
            <text:p>0.925682</text:p>
          </table:table-cell>
          <table:table-cell table:number-columns-repeated="2" office:value-type="float" office:value="0.93159" calcext:value-type="float">
            <text:p>0.93159</text:p>
          </table:table-cell>
          <table:table-cell table:number-columns-repeated="3" office:value-type="float" office:value="0.931046" calcext:value-type="float">
            <text:p>0.931046</text:p>
          </table:table-cell>
          <table:table-cell table:number-columns-repeated="2" office:value-type="float" office:value="0.946234" calcext:value-type="float">
            <text:p>0.946234</text:p>
          </table:table-cell>
          <table:table-cell table:number-columns-repeated="3" office:value-type="float" office:value="0.925901" calcext:value-type="float">
            <text:p>0.925901</text:p>
          </table:table-cell>
          <table:table-cell table:number-columns-repeated="2" office:value-type="float" office:value="0.940069" calcext:value-type="float">
            <text:p>0.940069</text:p>
          </table:table-cell>
          <table:table-cell table:number-columns-repeated="2" office:value-type="float" office:value="0.933572" calcext:value-type="float">
            <text:p>0.933572</text:p>
          </table:table-cell>
          <table:table-cell office:value-type="float" office:value="0.942758" calcext:value-type="float">
            <text:p>0.942758</text:p>
          </table:table-cell>
        </table:table-row>
        <table:table-row table:style-name="ro1">
          <table:table-cell table:number-columns-repeated="3" office:value-type="float" office:value="0.930077" calcext:value-type="float">
            <text:p>0.930077</text:p>
          </table:table-cell>
          <table:table-cell table:number-columns-repeated="2" office:value-type="float" office:value="0.916233" calcext:value-type="float">
            <text:p>0.916233</text:p>
          </table:table-cell>
          <table:table-cell table:number-columns-repeated="3" office:value-type="float" office:value="0.937927" calcext:value-type="float">
            <text:p>0.937927</text:p>
          </table:table-cell>
          <table:table-cell table:number-columns-repeated="2" office:value-type="float" office:value="0.926411" calcext:value-type="float">
            <text:p>0.926411</text:p>
          </table:table-cell>
          <table:table-cell table:number-columns-repeated="3" office:value-type="float" office:value="0.935241" calcext:value-type="float">
            <text:p>0.935241</text:p>
          </table:table-cell>
          <table:table-cell table:number-columns-repeated="2" office:value-type="float" office:value="0.924099" calcext:value-type="float">
            <text:p>0.924099</text:p>
          </table:table-cell>
          <table:table-cell table:number-columns-repeated="2" office:value-type="float" office:value="0.931888" calcext:value-type="float">
            <text:p>0.931888</text:p>
          </table:table-cell>
          <table:table-cell table:number-columns-repeated="3" office:value-type="float" office:value="0.932695" calcext:value-type="float">
            <text:p>0.932695</text:p>
          </table:table-cell>
          <table:table-cell table:number-columns-repeated="2" office:value-type="float" office:value="0.943084" calcext:value-type="float">
            <text:p>0.943084</text:p>
          </table:table-cell>
          <table:table-cell table:number-columns-repeated="3" office:value-type="float" office:value="0.927011" calcext:value-type="float">
            <text:p>0.927011</text:p>
          </table:table-cell>
          <table:table-cell table:number-columns-repeated="2" office:value-type="float" office:value="0.938395" calcext:value-type="float">
            <text:p>0.938395</text:p>
          </table:table-cell>
          <table:table-cell table:number-columns-repeated="2" office:value-type="float" office:value="0.934363" calcext:value-type="float">
            <text:p>0.934363</text:p>
          </table:table-cell>
          <table:table-cell office:value-type="float" office:value="0.943057" calcext:value-type="float">
            <text:p>0.943057</text:p>
          </table:table-cell>
        </table:table-row>
        <table:table-row table:style-name="ro1">
          <table:table-cell table:number-columns-repeated="3" office:value-type="float" office:value="0.932837" calcext:value-type="float">
            <text:p>0.932837</text:p>
          </table:table-cell>
          <table:table-cell table:number-columns-repeated="2" office:value-type="float" office:value="0.915501" calcext:value-type="float">
            <text:p>0.915501</text:p>
          </table:table-cell>
          <table:table-cell table:number-columns-repeated="3" office:value-type="float" office:value="0.937186" calcext:value-type="float">
            <text:p>0.937186</text:p>
          </table:table-cell>
          <table:table-cell table:number-columns-repeated="2" office:value-type="float" office:value="0.928209" calcext:value-type="float">
            <text:p>0.928209</text:p>
          </table:table-cell>
          <table:table-cell table:number-columns-repeated="3" office:value-type="float" office:value="0.934927" calcext:value-type="float">
            <text:p>0.934927</text:p>
          </table:table-cell>
          <table:table-cell table:number-columns-repeated="2" office:value-type="float" office:value="0.924256" calcext:value-type="float">
            <text:p>0.924256</text:p>
          </table:table-cell>
          <table:table-cell table:number-columns-repeated="2" office:value-type="float" office:value="0.933192" calcext:value-type="float">
            <text:p>0.933192</text:p>
          </table:table-cell>
          <table:table-cell table:number-columns-repeated="3" office:value-type="float" office:value="0.933196" calcext:value-type="float">
            <text:p>0.933196</text:p>
          </table:table-cell>
          <table:table-cell table:number-columns-repeated="2" office:value-type="float" office:value="0.941384" calcext:value-type="float">
            <text:p>0.941384</text:p>
          </table:table-cell>
          <table:table-cell table:number-columns-repeated="3" office:value-type="float" office:value="0.930668" calcext:value-type="float">
            <text:p>0.930668</text:p>
          </table:table-cell>
          <table:table-cell table:number-columns-repeated="2" office:value-type="float" office:value="0.939539" calcext:value-type="float">
            <text:p>0.939539</text:p>
          </table:table-cell>
          <table:table-cell table:number-columns-repeated="2" office:value-type="float" office:value="0.933443" calcext:value-type="float">
            <text:p>0.933443</text:p>
          </table:table-cell>
          <table:table-cell office:value-type="float" office:value="0.946037" calcext:value-type="float">
            <text:p>0.946037</text:p>
          </table:table-cell>
        </table:table-row>
        <table:table-row table:style-name="ro1">
          <table:table-cell table:number-columns-repeated="3" office:value-type="float" office:value="0.932073" calcext:value-type="float">
            <text:p>0.932073</text:p>
          </table:table-cell>
          <table:table-cell table:number-columns-repeated="2" office:value-type="float" office:value="0.916765" calcext:value-type="float">
            <text:p>0.916765</text:p>
          </table:table-cell>
          <table:table-cell table:number-columns-repeated="3" office:value-type="float" office:value="0.934606" calcext:value-type="float">
            <text:p>0.934606</text:p>
          </table:table-cell>
          <table:table-cell table:number-columns-repeated="2" office:value-type="float" office:value="0.930348" calcext:value-type="float">
            <text:p>0.930348</text:p>
          </table:table-cell>
          <table:table-cell table:number-columns-repeated="3" office:value-type="float" office:value="0.933713" calcext:value-type="float">
            <text:p>0.933713</text:p>
          </table:table-cell>
          <table:table-cell table:number-columns-repeated="2" office:value-type="float" office:value="0.923517" calcext:value-type="float">
            <text:p>0.923517</text:p>
          </table:table-cell>
          <table:table-cell table:number-columns-repeated="2" office:value-type="float" office:value="0.931337" calcext:value-type="float">
            <text:p>0.931337</text:p>
          </table:table-cell>
          <table:table-cell table:number-columns-repeated="3" office:value-type="float" office:value="0.932345" calcext:value-type="float">
            <text:p>0.932345</text:p>
          </table:table-cell>
          <table:table-cell table:number-columns-repeated="2" office:value-type="float" office:value="0.944017" calcext:value-type="float">
            <text:p>0.944017</text:p>
          </table:table-cell>
          <table:table-cell table:number-columns-repeated="3" office:value-type="float" office:value="0.931431" calcext:value-type="float">
            <text:p>0.931431</text:p>
          </table:table-cell>
          <table:table-cell table:number-columns-repeated="2" office:value-type="float" office:value="0.939329" calcext:value-type="float">
            <text:p>0.939329</text:p>
          </table:table-cell>
          <table:table-cell table:number-columns-repeated="2" office:value-type="float" office:value="0.931998" calcext:value-type="float">
            <text:p>0.931998</text:p>
          </table:table-cell>
          <table:table-cell office:value-type="float" office:value="0.947793" calcext:value-type="float">
            <text:p>0.947793</text:p>
          </table:table-cell>
        </table:table-row>
        <table:table-row table:style-name="ro1">
          <table:table-cell table:number-columns-repeated="3" office:value-type="float" office:value="0.933079" calcext:value-type="float">
            <text:p>0.933079</text:p>
          </table:table-cell>
          <table:table-cell table:number-columns-repeated="2" office:value-type="float" office:value="0.916164" calcext:value-type="float">
            <text:p>0.916164</text:p>
          </table:table-cell>
          <table:table-cell table:number-columns-repeated="3" office:value-type="float" office:value="0.933706" calcext:value-type="float">
            <text:p>0.933706</text:p>
          </table:table-cell>
          <table:table-cell table:number-columns-repeated="2" office:value-type="float" office:value="0.931494" calcext:value-type="float">
            <text:p>0.931494</text:p>
          </table:table-cell>
          <table:table-cell table:number-columns-repeated="3" office:value-type="float" office:value="0.934212" calcext:value-type="float">
            <text:p>0.934212</text:p>
          </table:table-cell>
          <table:table-cell table:number-columns-repeated="2" office:value-type="float" office:value="0.923512" calcext:value-type="float">
            <text:p>0.923512</text:p>
          </table:table-cell>
          <table:table-cell table:number-columns-repeated="2" office:value-type="float" office:value="0.928913" calcext:value-type="float">
            <text:p>0.928913</text:p>
          </table:table-cell>
          <table:table-cell table:number-columns-repeated="3" office:value-type="float" office:value="0.93301" calcext:value-type="float">
            <text:p>0.93301</text:p>
          </table:table-cell>
          <table:table-cell table:number-columns-repeated="2" office:value-type="float" office:value="0.942976" calcext:value-type="float">
            <text:p>0.942976</text:p>
          </table:table-cell>
          <table:table-cell table:number-columns-repeated="3" office:value-type="float" office:value="0.930665" calcext:value-type="float">
            <text:p>0.930665</text:p>
          </table:table-cell>
          <table:table-cell table:number-columns-repeated="2" office:value-type="float" office:value="0.937929" calcext:value-type="float">
            <text:p>0.937929</text:p>
          </table:table-cell>
          <table:table-cell table:number-columns-repeated="2" office:value-type="float" office:value="0.931252" calcext:value-type="float">
            <text:p>0.931252</text:p>
          </table:table-cell>
          <table:table-cell office:value-type="float" office:value="0.943396" calcext:value-type="float">
            <text:p>0.943396</text:p>
          </table:table-cell>
        </table:table-row>
        <table:table-row table:style-name="ro1">
          <table:table-cell table:number-columns-repeated="3" office:value-type="float" office:value="0.933864" calcext:value-type="float">
            <text:p>0.933864</text:p>
          </table:table-cell>
          <table:table-cell table:number-columns-repeated="2" office:value-type="float" office:value="0.918385" calcext:value-type="float">
            <text:p>0.918385</text:p>
          </table:table-cell>
          <table:table-cell table:number-columns-repeated="3" office:value-type="float" office:value="0.935971" calcext:value-type="float">
            <text:p>0.935971</text:p>
          </table:table-cell>
          <table:table-cell table:number-columns-repeated="2" office:value-type="float" office:value="0.933819" calcext:value-type="float">
            <text:p>0.933819</text:p>
          </table:table-cell>
          <table:table-cell table:number-columns-repeated="3" office:value-type="float" office:value="0.931558" calcext:value-type="float">
            <text:p>0.931558</text:p>
          </table:table-cell>
          <table:table-cell table:number-columns-repeated="2" office:value-type="float" office:value="0.92323" calcext:value-type="float">
            <text:p>0.92323</text:p>
          </table:table-cell>
          <table:table-cell table:number-columns-repeated="2" office:value-type="float" office:value="0.929961" calcext:value-type="float">
            <text:p>0.929961</text:p>
          </table:table-cell>
          <table:table-cell table:number-columns-repeated="3" office:value-type="float" office:value="0.931434" calcext:value-type="float">
            <text:p>0.931434</text:p>
          </table:table-cell>
          <table:table-cell table:number-columns-repeated="2" office:value-type="float" office:value="0.940962" calcext:value-type="float">
            <text:p>0.940962</text:p>
          </table:table-cell>
          <table:table-cell table:number-columns-repeated="3" office:value-type="float" office:value="0.929836" calcext:value-type="float">
            <text:p>0.929836</text:p>
          </table:table-cell>
          <table:table-cell table:number-columns-repeated="2" office:value-type="float" office:value="0.938796" calcext:value-type="float">
            <text:p>0.938796</text:p>
          </table:table-cell>
          <table:table-cell table:number-columns-repeated="2" office:value-type="float" office:value="0.931924" calcext:value-type="float">
            <text:p>0.931924</text:p>
          </table:table-cell>
          <table:table-cell office:value-type="float" office:value="0.941413" calcext:value-type="float">
            <text:p>0.941413</text:p>
          </table:table-cell>
        </table:table-row>
        <table:table-row table:style-name="ro1">
          <table:table-cell table:number-columns-repeated="3" office:value-type="float" office:value="0.934258" calcext:value-type="float">
            <text:p>0.934258</text:p>
          </table:table-cell>
          <table:table-cell table:number-columns-repeated="2" office:value-type="float" office:value="0.91859" calcext:value-type="float">
            <text:p>0.91859</text:p>
          </table:table-cell>
          <table:table-cell table:number-columns-repeated="3" office:value-type="float" office:value="0.934879" calcext:value-type="float">
            <text:p>0.934879</text:p>
          </table:table-cell>
          <table:table-cell table:number-columns-repeated="2" office:value-type="float" office:value="0.934803" calcext:value-type="float">
            <text:p>0.934803</text:p>
          </table:table-cell>
          <table:table-cell table:number-columns-repeated="3" office:value-type="float" office:value="0.930535" calcext:value-type="float">
            <text:p>0.930535</text:p>
          </table:table-cell>
          <table:table-cell table:number-columns-repeated="2" office:value-type="float" office:value="0.923315" calcext:value-type="float">
            <text:p>0.923315</text:p>
          </table:table-cell>
          <table:table-cell table:number-columns-repeated="2" office:value-type="float" office:value="0.931395" calcext:value-type="float">
            <text:p>0.931395</text:p>
          </table:table-cell>
          <table:table-cell table:number-columns-repeated="3" office:value-type="float" office:value="0.930961" calcext:value-type="float">
            <text:p>0.930961</text:p>
          </table:table-cell>
          <table:table-cell table:number-columns-repeated="2" office:value-type="float" office:value="0.94205" calcext:value-type="float">
            <text:p>0.94205</text:p>
          </table:table-cell>
          <table:table-cell table:number-columns-repeated="3" office:value-type="float" office:value="0.92976" calcext:value-type="float">
            <text:p>0.92976</text:p>
          </table:table-cell>
          <table:table-cell table:number-columns-repeated="2" office:value-type="float" office:value="0.938837" calcext:value-type="float">
            <text:p>0.938837</text:p>
          </table:table-cell>
          <table:table-cell table:number-columns-repeated="2" office:value-type="float" office:value="0.9316" calcext:value-type="float">
            <text:p>0.9316</text:p>
          </table:table-cell>
          <table:table-cell office:value-type="float" office:value="0.940493" calcext:value-type="float">
            <text:p>0.940493</text:p>
          </table:table-cell>
        </table:table-row>
        <table:table-row table:style-name="ro1">
          <table:table-cell table:number-columns-repeated="3" office:value-type="float" office:value="0.932642" calcext:value-type="float">
            <text:p>0.932642</text:p>
          </table:table-cell>
          <table:table-cell table:number-columns-repeated="2" office:value-type="float" office:value="0.919824" calcext:value-type="float">
            <text:p>0.919824</text:p>
          </table:table-cell>
          <table:table-cell table:number-columns-repeated="3" office:value-type="float" office:value="0.935376" calcext:value-type="float">
            <text:p>0.935376</text:p>
          </table:table-cell>
          <table:table-cell table:number-columns-repeated="2" office:value-type="float" office:value="0.934616" calcext:value-type="float">
            <text:p>0.934616</text:p>
          </table:table-cell>
          <table:table-cell table:number-columns-repeated="3" office:value-type="float" office:value="0.929127" calcext:value-type="float">
            <text:p>0.929127</text:p>
          </table:table-cell>
          <table:table-cell table:number-columns-repeated="2" office:value-type="float" office:value="0.923998" calcext:value-type="float">
            <text:p>0.923998</text:p>
          </table:table-cell>
          <table:table-cell table:number-columns-repeated="2" office:value-type="float" office:value="0.930413" calcext:value-type="float">
            <text:p>0.930413</text:p>
          </table:table-cell>
          <table:table-cell table:number-columns-repeated="3" office:value-type="float" office:value="0.931044" calcext:value-type="float">
            <text:p>0.931044</text:p>
          </table:table-cell>
          <table:table-cell table:number-columns-repeated="2" office:value-type="float" office:value="0.942901" calcext:value-type="float">
            <text:p>0.942901</text:p>
          </table:table-cell>
          <table:table-cell table:number-columns-repeated="3" office:value-type="float" office:value="0.931025" calcext:value-type="float">
            <text:p>0.931025</text:p>
          </table:table-cell>
          <table:table-cell table:number-columns-repeated="2" office:value-type="float" office:value="0.939133" calcext:value-type="float">
            <text:p>0.939133</text:p>
          </table:table-cell>
          <table:table-cell table:number-columns-repeated="2" office:value-type="float" office:value="0.930649" calcext:value-type="float">
            <text:p>0.930649</text:p>
          </table:table-cell>
          <table:table-cell office:value-type="float" office:value="0.940788" calcext:value-type="float">
            <text:p>0.940788</text:p>
          </table:table-cell>
        </table:table-row>
        <table:table-row table:style-name="ro1">
          <table:table-cell table:number-columns-repeated="3" office:value-type="float" office:value="0.932393" calcext:value-type="float">
            <text:p>0.932393</text:p>
          </table:table-cell>
          <table:table-cell table:number-columns-repeated="2" office:value-type="float" office:value="0.918663" calcext:value-type="float">
            <text:p>0.918663</text:p>
          </table:table-cell>
          <table:table-cell table:number-columns-repeated="3" office:value-type="float" office:value="0.93493" calcext:value-type="float">
            <text:p>0.93493</text:p>
          </table:table-cell>
          <table:table-cell table:number-columns-repeated="2" office:value-type="float" office:value="0.933719" calcext:value-type="float">
            <text:p>0.933719</text:p>
          </table:table-cell>
          <table:table-cell table:number-columns-repeated="3" office:value-type="float" office:value="0.929565" calcext:value-type="float">
            <text:p>0.929565</text:p>
          </table:table-cell>
          <table:table-cell table:number-columns-repeated="2" office:value-type="float" office:value="0.92407" calcext:value-type="float">
            <text:p>0.92407</text:p>
          </table:table-cell>
          <table:table-cell table:number-columns-repeated="2" office:value-type="float" office:value="0.931737" calcext:value-type="float">
            <text:p>0.931737</text:p>
          </table:table-cell>
          <table:table-cell table:number-columns-repeated="3" office:value-type="float" office:value="0.929212" calcext:value-type="float">
            <text:p>0.929212</text:p>
          </table:table-cell>
          <table:table-cell table:number-columns-repeated="2" office:value-type="float" office:value="0.942982" calcext:value-type="float">
            <text:p>0.942982</text:p>
          </table:table-cell>
          <table:table-cell table:number-columns-repeated="3" office:value-type="float" office:value="0.93051" calcext:value-type="float">
            <text:p>0.93051</text:p>
          </table:table-cell>
          <table:table-cell table:number-columns-repeated="2" office:value-type="float" office:value="0.939582" calcext:value-type="float">
            <text:p>0.939582</text:p>
          </table:table-cell>
          <table:table-cell table:number-columns-repeated="2" office:value-type="float" office:value="0.929178" calcext:value-type="float">
            <text:p>0.929178</text:p>
          </table:table-cell>
          <table:table-cell office:value-type="float" office:value="0.939863" calcext:value-type="float">
            <text:p>0.939863</text:p>
          </table:table-cell>
        </table:table-row>
        <table:table-row table:style-name="ro1">
          <table:table-cell table:number-columns-repeated="3" office:value-type="float" office:value="0.931989" calcext:value-type="float">
            <text:p>0.931989</text:p>
          </table:table-cell>
          <table:table-cell table:number-columns-repeated="2" office:value-type="float" office:value="0.918677" calcext:value-type="float">
            <text:p>0.918677</text:p>
          </table:table-cell>
          <table:table-cell table:number-columns-repeated="3" office:value-type="float" office:value="0.933471" calcext:value-type="float">
            <text:p>0.933471</text:p>
          </table:table-cell>
          <table:table-cell table:number-columns-repeated="2" office:value-type="float" office:value="0.933956" calcext:value-type="float">
            <text:p>0.933956</text:p>
          </table:table-cell>
          <table:table-cell table:number-columns-repeated="3" office:value-type="float" office:value="0.928533" calcext:value-type="float">
            <text:p>0.928533</text:p>
          </table:table-cell>
          <table:table-cell table:number-columns-repeated="2" office:value-type="float" office:value="0.924714" calcext:value-type="float">
            <text:p>0.924714</text:p>
          </table:table-cell>
          <table:table-cell table:number-columns-repeated="2" office:value-type="float" office:value="0.932377" calcext:value-type="float">
            <text:p>0.932377</text:p>
          </table:table-cell>
          <table:table-cell table:number-columns-repeated="3" office:value-type="float" office:value="0.930202" calcext:value-type="float">
            <text:p>0.930202</text:p>
          </table:table-cell>
          <table:table-cell table:number-columns-repeated="2" office:value-type="float" office:value="0.943828" calcext:value-type="float">
            <text:p>0.943828</text:p>
          </table:table-cell>
          <table:table-cell table:number-columns-repeated="3" office:value-type="float" office:value="0.929774" calcext:value-type="float">
            <text:p>0.929774</text:p>
          </table:table-cell>
          <table:table-cell table:number-columns-repeated="2" office:value-type="float" office:value="0.940316" calcext:value-type="float">
            <text:p>0.940316</text:p>
          </table:table-cell>
          <table:table-cell table:number-columns-repeated="2" office:value-type="float" office:value="0.929716" calcext:value-type="float">
            <text:p>0.929716</text:p>
          </table:table-cell>
          <table:table-cell office:value-type="float" office:value="0.940513" calcext:value-type="float">
            <text:p>0.940513</text:p>
          </table:table-cell>
        </table:table-row>
        <table:table-row table:style-name="ro1">
          <table:table-cell table:number-columns-repeated="3" office:value-type="float" office:value="0.932542" calcext:value-type="float">
            <text:p>0.932542</text:p>
          </table:table-cell>
          <table:table-cell table:number-columns-repeated="2" office:value-type="float" office:value="0.920063" calcext:value-type="float">
            <text:p>0.920063</text:p>
          </table:table-cell>
          <table:table-cell table:number-columns-repeated="3" office:value-type="float" office:value="0.932713" calcext:value-type="float">
            <text:p>0.932713</text:p>
          </table:table-cell>
          <table:table-cell table:number-columns-repeated="2" office:value-type="float" office:value="0.933227" calcext:value-type="float">
            <text:p>0.933227</text:p>
          </table:table-cell>
          <table:table-cell table:number-columns-repeated="3" office:value-type="float" office:value="0.928191" calcext:value-type="float">
            <text:p>0.928191</text:p>
          </table:table-cell>
          <table:table-cell table:number-columns-repeated="2" office:value-type="float" office:value="0.924675" calcext:value-type="float">
            <text:p>0.924675</text:p>
          </table:table-cell>
          <table:table-cell table:number-columns-repeated="2" office:value-type="float" office:value="0.932073" calcext:value-type="float">
            <text:p>0.932073</text:p>
          </table:table-cell>
          <table:table-cell table:number-columns-repeated="3" office:value-type="float" office:value="0.932013" calcext:value-type="float">
            <text:p>0.932013</text:p>
          </table:table-cell>
          <table:table-cell table:number-columns-repeated="2" office:value-type="float" office:value="0.942867" calcext:value-type="float">
            <text:p>0.942867</text:p>
          </table:table-cell>
          <table:table-cell table:number-columns-repeated="3" office:value-type="float" office:value="0.930405" calcext:value-type="float">
            <text:p>0.930405</text:p>
          </table:table-cell>
          <table:table-cell table:number-columns-repeated="2" office:value-type="float" office:value="0.941628" calcext:value-type="float">
            <text:p>0.941628</text:p>
          </table:table-cell>
          <table:table-cell table:number-columns-repeated="2" office:value-type="float" office:value="0.929028" calcext:value-type="float">
            <text:p>0.929028</text:p>
          </table:table-cell>
          <table:table-cell office:value-type="float" office:value="0.941294" calcext:value-type="float">
            <text:p>0.941294</text:p>
          </table:table-cell>
        </table:table-row>
        <table:table-row table:style-name="ro1">
          <table:table-cell table:number-columns-repeated="3" office:value-type="float" office:value="0.931926" calcext:value-type="float">
            <text:p>0.931926</text:p>
          </table:table-cell>
          <table:table-cell table:number-columns-repeated="2" office:value-type="float" office:value="0.919341" calcext:value-type="float">
            <text:p>0.919341</text:p>
          </table:table-cell>
          <table:table-cell table:number-columns-repeated="3" office:value-type="float" office:value="0.932472" calcext:value-type="float">
            <text:p>0.932472</text:p>
          </table:table-cell>
          <table:table-cell table:number-columns-repeated="2" office:value-type="float" office:value="0.933991" calcext:value-type="float">
            <text:p>0.933991</text:p>
          </table:table-cell>
          <table:table-cell table:number-columns-repeated="3" office:value-type="float" office:value="0.931319" calcext:value-type="float">
            <text:p>0.931319</text:p>
          </table:table-cell>
          <table:table-cell table:number-columns-repeated="2" office:value-type="float" office:value="0.92669" calcext:value-type="float">
            <text:p>0.92669</text:p>
          </table:table-cell>
          <table:table-cell table:number-columns-repeated="2" office:value-type="float" office:value="0.932467" calcext:value-type="float">
            <text:p>0.932467</text:p>
          </table:table-cell>
          <table:table-cell table:number-columns-repeated="3" office:value-type="float" office:value="0.932651" calcext:value-type="float">
            <text:p>0.932651</text:p>
          </table:table-cell>
          <table:table-cell table:number-columns-repeated="2" office:value-type="float" office:value="0.941357" calcext:value-type="float">
            <text:p>0.941357</text:p>
          </table:table-cell>
          <table:table-cell table:number-columns-repeated="3" office:value-type="float" office:value="0.930754" calcext:value-type="float">
            <text:p>0.930754</text:p>
          </table:table-cell>
          <table:table-cell table:number-columns-repeated="2" office:value-type="float" office:value="0.941635" calcext:value-type="float">
            <text:p>0.941635</text:p>
          </table:table-cell>
          <table:table-cell table:number-columns-repeated="2" office:value-type="float" office:value="0.926751" calcext:value-type="float">
            <text:p>0.926751</text:p>
          </table:table-cell>
          <table:table-cell office:value-type="float" office:value="0.941722" calcext:value-type="float">
            <text:p>0.941722</text:p>
          </table:table-cell>
        </table:table-row>
        <table:table-row table:style-name="ro1">
          <table:table-cell table:number-columns-repeated="3" office:value-type="float" office:value="0.931" calcext:value-type="float">
            <text:p>0.931</text:p>
          </table:table-cell>
          <table:table-cell table:number-columns-repeated="2" office:value-type="float" office:value="0.919895" calcext:value-type="float">
            <text:p>0.919895</text:p>
          </table:table-cell>
          <table:table-cell table:number-columns-repeated="3" office:value-type="float" office:value="0.932357" calcext:value-type="float">
            <text:p>0.932357</text:p>
          </table:table-cell>
          <table:table-cell table:number-columns-repeated="2" office:value-type="float" office:value="0.935143" calcext:value-type="float">
            <text:p>0.935143</text:p>
          </table:table-cell>
          <table:table-cell table:number-columns-repeated="3" office:value-type="float" office:value="0.931001" calcext:value-type="float">
            <text:p>0.931001</text:p>
          </table:table-cell>
          <table:table-cell table:number-columns-repeated="2" office:value-type="float" office:value="0.92664" calcext:value-type="float">
            <text:p>0.92664</text:p>
          </table:table-cell>
          <table:table-cell table:number-columns-repeated="2" office:value-type="float" office:value="0.931375" calcext:value-type="float">
            <text:p>0.931375</text:p>
          </table:table-cell>
          <table:table-cell table:number-columns-repeated="3" office:value-type="float" office:value="0.933678" calcext:value-type="float">
            <text:p>0.933678</text:p>
          </table:table-cell>
          <table:table-cell table:number-columns-repeated="2" office:value-type="float" office:value="0.941524" calcext:value-type="float">
            <text:p>0.941524</text:p>
          </table:table-cell>
          <table:table-cell table:number-columns-repeated="3" office:value-type="float" office:value="0.931404" calcext:value-type="float">
            <text:p>0.931404</text:p>
          </table:table-cell>
          <table:table-cell table:number-columns-repeated="2" office:value-type="float" office:value="0.942605" calcext:value-type="float">
            <text:p>0.942605</text:p>
          </table:table-cell>
          <table:table-cell table:number-columns-repeated="2" office:value-type="float" office:value="0.926872" calcext:value-type="float">
            <text:p>0.926872</text:p>
          </table:table-cell>
          <table:table-cell office:value-type="float" office:value="0.940855" calcext:value-type="float">
            <text:p>0.940855</text:p>
          </table:table-cell>
        </table:table-row>
        <table:table-row table:style-name="ro1">
          <table:table-cell table:number-columns-repeated="3" office:value-type="float" office:value="0.931405" calcext:value-type="float">
            <text:p>0.931405</text:p>
          </table:table-cell>
          <table:table-cell table:number-columns-repeated="2" office:value-type="float" office:value="0.920908" calcext:value-type="float">
            <text:p>0.920908</text:p>
          </table:table-cell>
          <table:table-cell table:number-columns-repeated="3" office:value-type="float" office:value="0.931253" calcext:value-type="float">
            <text:p>0.931253</text:p>
          </table:table-cell>
          <table:table-cell table:number-columns-repeated="2" office:value-type="float" office:value="0.934659" calcext:value-type="float">
            <text:p>0.934659</text:p>
          </table:table-cell>
          <table:table-cell table:number-columns-repeated="3" office:value-type="float" office:value="0.929699" calcext:value-type="float">
            <text:p>0.929699</text:p>
          </table:table-cell>
          <table:table-cell table:number-columns-repeated="2" office:value-type="float" office:value="0.927136" calcext:value-type="float">
            <text:p>0.927136</text:p>
          </table:table-cell>
          <table:table-cell table:number-columns-repeated="2" office:value-type="float" office:value="0.931188" calcext:value-type="float">
            <text:p>0.931188</text:p>
          </table:table-cell>
          <table:table-cell table:number-columns-repeated="3" office:value-type="float" office:value="0.934519" calcext:value-type="float">
            <text:p>0.934519</text:p>
          </table:table-cell>
          <table:table-cell table:number-columns-repeated="2" office:value-type="float" office:value="0.942494" calcext:value-type="float">
            <text:p>0.942494</text:p>
          </table:table-cell>
          <table:table-cell table:number-columns-repeated="3" office:value-type="float" office:value="0.932358" calcext:value-type="float">
            <text:p>0.932358</text:p>
          </table:table-cell>
          <table:table-cell table:number-columns-repeated="2" office:value-type="float" office:value="0.942396" calcext:value-type="float">
            <text:p>0.942396</text:p>
          </table:table-cell>
          <table:table-cell table:number-columns-repeated="2" office:value-type="float" office:value="0.926559" calcext:value-type="float">
            <text:p>0.926559</text:p>
          </table:table-cell>
          <table:table-cell office:value-type="float" office:value="0.940821" calcext:value-type="float">
            <text:p>0.940821</text:p>
          </table:table-cell>
        </table:table-row>
        <table:table-row table:style-name="ro1">
          <table:table-cell table:number-columns-repeated="3" office:value-type="float" office:value="0.931754" calcext:value-type="float">
            <text:p>0.931754</text:p>
          </table:table-cell>
          <table:table-cell table:number-columns-repeated="2" office:value-type="float" office:value="0.921566" calcext:value-type="float">
            <text:p>0.921566</text:p>
          </table:table-cell>
          <table:table-cell table:number-columns-repeated="3" office:value-type="float" office:value="0.931299" calcext:value-type="float">
            <text:p>0.931299</text:p>
          </table:table-cell>
          <table:table-cell table:number-columns-repeated="2" office:value-type="float" office:value="0.936533" calcext:value-type="float">
            <text:p>0.936533</text:p>
          </table:table-cell>
          <table:table-cell table:number-columns-repeated="3" office:value-type="float" office:value="0.931026" calcext:value-type="float">
            <text:p>0.931026</text:p>
          </table:table-cell>
          <table:table-cell table:number-columns-repeated="2" office:value-type="float" office:value="0.927786" calcext:value-type="float">
            <text:p>0.927786</text:p>
          </table:table-cell>
          <table:table-cell table:number-columns-repeated="2" office:value-type="float" office:value="0.931219" calcext:value-type="float">
            <text:p>0.931219</text:p>
          </table:table-cell>
          <table:table-cell table:number-columns-repeated="3" office:value-type="float" office:value="0.933036" calcext:value-type="float">
            <text:p>0.933036</text:p>
          </table:table-cell>
          <table:table-cell table:number-columns-repeated="2" office:value-type="float" office:value="0.943338" calcext:value-type="float">
            <text:p>0.943338</text:p>
          </table:table-cell>
          <table:table-cell table:number-columns-repeated="3" office:value-type="float" office:value="0.931738" calcext:value-type="float">
            <text:p>0.931738</text:p>
          </table:table-cell>
          <table:table-cell table:number-columns-repeated="2" office:value-type="float" office:value="0.943183" calcext:value-type="float">
            <text:p>0.943183</text:p>
          </table:table-cell>
          <table:table-cell table:number-columns-repeated="2" office:value-type="float" office:value="0.926664" calcext:value-type="float">
            <text:p>0.926664</text:p>
          </table:table-cell>
          <table:table-cell office:value-type="float" office:value="0.941262" calcext:value-type="float">
            <text:p>0.941262</text:p>
          </table:table-cell>
        </table:table-row>
        <table:table-row table:style-name="ro1">
          <table:table-cell table:number-columns-repeated="3" office:value-type="float" office:value="0.930961" calcext:value-type="float">
            <text:p>0.930961</text:p>
          </table:table-cell>
          <table:table-cell table:number-columns-repeated="2" office:value-type="float" office:value="0.923816" calcext:value-type="float">
            <text:p>0.923816</text:p>
          </table:table-cell>
          <table:table-cell table:number-columns-repeated="3" office:value-type="float" office:value="0.931971" calcext:value-type="float">
            <text:p>0.931971</text:p>
          </table:table-cell>
          <table:table-cell table:number-columns-repeated="2" office:value-type="float" office:value="0.935812" calcext:value-type="float">
            <text:p>0.935812</text:p>
          </table:table-cell>
          <table:table-cell table:number-columns-repeated="3" office:value-type="float" office:value="0.930416" calcext:value-type="float">
            <text:p>0.930416</text:p>
          </table:table-cell>
          <table:table-cell table:number-columns-repeated="2" office:value-type="float" office:value="0.928777" calcext:value-type="float">
            <text:p>0.928777</text:p>
          </table:table-cell>
          <table:table-cell table:number-columns-repeated="2" office:value-type="float" office:value="0.933698" calcext:value-type="float">
            <text:p>0.933698</text:p>
          </table:table-cell>
          <table:table-cell table:number-columns-repeated="3" office:value-type="float" office:value="0.932623" calcext:value-type="float">
            <text:p>0.932623</text:p>
          </table:table-cell>
          <table:table-cell table:number-columns-repeated="2" office:value-type="float" office:value="0.944203" calcext:value-type="float">
            <text:p>0.944203</text:p>
          </table:table-cell>
          <table:table-cell table:number-columns-repeated="3" office:value-type="float" office:value="0.928747" calcext:value-type="float">
            <text:p>0.928747</text:p>
          </table:table-cell>
          <table:table-cell table:number-columns-repeated="2" office:value-type="float" office:value="0.944332" calcext:value-type="float">
            <text:p>0.944332</text:p>
          </table:table-cell>
          <table:table-cell table:number-columns-repeated="2" office:value-type="float" office:value="0.926518" calcext:value-type="float">
            <text:p>0.926518</text:p>
          </table:table-cell>
          <table:table-cell office:value-type="float" office:value="0.942651" calcext:value-type="float">
            <text:p>0.942651</text:p>
          </table:table-cell>
        </table:table-row>
        <table:table-row table:style-name="ro1">
          <table:table-cell table:number-columns-repeated="3" office:value-type="float" office:value="0.93139" calcext:value-type="float">
            <text:p>0.93139</text:p>
          </table:table-cell>
          <table:table-cell table:number-columns-repeated="2" office:value-type="float" office:value="0.922577" calcext:value-type="float">
            <text:p>0.922577</text:p>
          </table:table-cell>
          <table:table-cell table:number-columns-repeated="3" office:value-type="float" office:value="0.933432" calcext:value-type="float">
            <text:p>0.933432</text:p>
          </table:table-cell>
          <table:table-cell table:number-columns-repeated="2" office:value-type="float" office:value="0.934208" calcext:value-type="float">
            <text:p>0.934208</text:p>
          </table:table-cell>
          <table:table-cell table:number-columns-repeated="3" office:value-type="float" office:value="0.930347" calcext:value-type="float">
            <text:p>0.930347</text:p>
          </table:table-cell>
          <table:table-cell table:number-columns-repeated="2" office:value-type="float" office:value="0.927814" calcext:value-type="float">
            <text:p>0.927814</text:p>
          </table:table-cell>
          <table:table-cell table:number-columns-repeated="2" office:value-type="float" office:value="0.933423" calcext:value-type="float">
            <text:p>0.933423</text:p>
          </table:table-cell>
          <table:table-cell table:number-columns-repeated="3" office:value-type="float" office:value="0.933933" calcext:value-type="float">
            <text:p>0.933933</text:p>
          </table:table-cell>
          <table:table-cell table:number-columns-repeated="2" office:value-type="float" office:value="0.943038" calcext:value-type="float">
            <text:p>0.943038</text:p>
          </table:table-cell>
          <table:table-cell table:number-columns-repeated="3" office:value-type="float" office:value="0.92832" calcext:value-type="float">
            <text:p>0.92832</text:p>
          </table:table-cell>
          <table:table-cell table:number-columns-repeated="2" office:value-type="float" office:value="0.943689" calcext:value-type="float">
            <text:p>0.943689</text:p>
          </table:table-cell>
          <table:table-cell table:number-columns-repeated="2" office:value-type="float" office:value="0.9264" calcext:value-type="float">
            <text:p>0.9264</text:p>
          </table:table-cell>
          <table:table-cell office:value-type="float" office:value="0.942688" calcext:value-type="float">
            <text:p>0.942688</text:p>
          </table:table-cell>
        </table:table-row>
        <table:table-row table:style-name="ro1">
          <table:table-cell table:number-columns-repeated="3" office:value-type="float" office:value="0.932789" calcext:value-type="float">
            <text:p>0.932789</text:p>
          </table:table-cell>
          <table:table-cell table:number-columns-repeated="2" office:value-type="float" office:value="0.922993" calcext:value-type="float">
            <text:p>0.922993</text:p>
          </table:table-cell>
          <table:table-cell table:number-columns-repeated="3" office:value-type="float" office:value="0.933428" calcext:value-type="float">
            <text:p>0.933428</text:p>
          </table:table-cell>
          <table:table-cell table:number-columns-repeated="2" office:value-type="float" office:value="0.935334" calcext:value-type="float">
            <text:p>0.935334</text:p>
          </table:table-cell>
          <table:table-cell table:number-columns-repeated="3" office:value-type="float" office:value="0.931228" calcext:value-type="float">
            <text:p>0.931228</text:p>
          </table:table-cell>
          <table:table-cell table:number-columns-repeated="2" office:value-type="float" office:value="0.92803" calcext:value-type="float">
            <text:p>0.92803</text:p>
          </table:table-cell>
          <table:table-cell table:number-columns-repeated="2" office:value-type="float" office:value="0.93348" calcext:value-type="float">
            <text:p>0.93348</text:p>
          </table:table-cell>
          <table:table-cell table:number-columns-repeated="3" office:value-type="float" office:value="0.932966" calcext:value-type="float">
            <text:p>0.932966</text:p>
          </table:table-cell>
          <table:table-cell table:number-columns-repeated="2" office:value-type="float" office:value="0.943077" calcext:value-type="float">
            <text:p>0.943077</text:p>
          </table:table-cell>
          <table:table-cell table:number-columns-repeated="3" office:value-type="float" office:value="0.930482" calcext:value-type="float">
            <text:p>0.930482</text:p>
          </table:table-cell>
          <table:table-cell table:number-columns-repeated="2" office:value-type="float" office:value="0.942683" calcext:value-type="float">
            <text:p>0.942683</text:p>
          </table:table-cell>
          <table:table-cell table:number-columns-repeated="2" office:value-type="float" office:value="0.927596" calcext:value-type="float">
            <text:p>0.927596</text:p>
          </table:table-cell>
          <table:table-cell office:value-type="float" office:value="0.941912" calcext:value-type="float">
            <text:p>0.941912</text:p>
          </table:table-cell>
        </table:table-row>
        <table:table-row table:style-name="ro1">
          <table:table-cell table:number-columns-repeated="3" office:value-type="float" office:value="0.932955" calcext:value-type="float">
            <text:p>0.932955</text:p>
          </table:table-cell>
          <table:table-cell table:number-columns-repeated="2" office:value-type="float" office:value="0.922697" calcext:value-type="float">
            <text:p>0.922697</text:p>
          </table:table-cell>
          <table:table-cell table:number-columns-repeated="3" office:value-type="float" office:value="0.933446" calcext:value-type="float">
            <text:p>0.933446</text:p>
          </table:table-cell>
          <table:table-cell table:number-columns-repeated="2" office:value-type="float" office:value="0.934306" calcext:value-type="float">
            <text:p>0.934306</text:p>
          </table:table-cell>
          <table:table-cell table:number-columns-repeated="3" office:value-type="float" office:value="0.933871" calcext:value-type="float">
            <text:p>0.933871</text:p>
          </table:table-cell>
          <table:table-cell table:number-columns-repeated="2" office:value-type="float" office:value="0.927885" calcext:value-type="float">
            <text:p>0.927885</text:p>
          </table:table-cell>
          <table:table-cell table:number-columns-repeated="2" office:value-type="float" office:value="0.934512" calcext:value-type="float">
            <text:p>0.934512</text:p>
          </table:table-cell>
          <table:table-cell table:number-columns-repeated="3" office:value-type="float" office:value="0.933861" calcext:value-type="float">
            <text:p>0.933861</text:p>
          </table:table-cell>
          <table:table-cell table:number-columns-repeated="2" office:value-type="float" office:value="0.941978" calcext:value-type="float">
            <text:p>0.941978</text:p>
          </table:table-cell>
          <table:table-cell table:number-columns-repeated="3" office:value-type="float" office:value="0.929636" calcext:value-type="float">
            <text:p>0.929636</text:p>
          </table:table-cell>
          <table:table-cell table:number-columns-repeated="2" office:value-type="float" office:value="0.943237" calcext:value-type="float">
            <text:p>0.943237</text:p>
          </table:table-cell>
          <table:table-cell table:number-columns-repeated="2" office:value-type="float" office:value="0.927618" calcext:value-type="float">
            <text:p>0.927618</text:p>
          </table:table-cell>
          <table:table-cell office:value-type="float" office:value="0.941859" calcext:value-type="float">
            <text:p>0.941859</text:p>
          </table:table-cell>
        </table:table-row>
        <table:table-row table:style-name="ro1">
          <table:table-cell table:number-columns-repeated="3" office:value-type="float" office:value="0.933983" calcext:value-type="float">
            <text:p>0.933983</text:p>
          </table:table-cell>
          <table:table-cell table:number-columns-repeated="2" office:value-type="float" office:value="0.922629" calcext:value-type="float">
            <text:p>0.922629</text:p>
          </table:table-cell>
          <table:table-cell table:number-columns-repeated="3" office:value-type="float" office:value="0.932991" calcext:value-type="float">
            <text:p>0.932991</text:p>
          </table:table-cell>
          <table:table-cell table:number-columns-repeated="2" office:value-type="float" office:value="0.934111" calcext:value-type="float">
            <text:p>0.934111</text:p>
          </table:table-cell>
          <table:table-cell table:number-columns-repeated="3" office:value-type="float" office:value="0.933197" calcext:value-type="float">
            <text:p>0.933197</text:p>
          </table:table-cell>
          <table:table-cell table:number-columns-repeated="2" office:value-type="float" office:value="0.927667" calcext:value-type="float">
            <text:p>0.927667</text:p>
          </table:table-cell>
          <table:table-cell table:number-columns-repeated="2" office:value-type="float" office:value="0.933459" calcext:value-type="float">
            <text:p>0.933459</text:p>
          </table:table-cell>
          <table:table-cell table:number-columns-repeated="3" office:value-type="float" office:value="0.933406" calcext:value-type="float">
            <text:p>0.933406</text:p>
          </table:table-cell>
          <table:table-cell table:number-columns-repeated="2" office:value-type="float" office:value="0.941613" calcext:value-type="float">
            <text:p>0.941613</text:p>
          </table:table-cell>
          <table:table-cell table:number-columns-repeated="3" office:value-type="float" office:value="0.930158" calcext:value-type="float">
            <text:p>0.930158</text:p>
          </table:table-cell>
          <table:table-cell table:number-columns-repeated="2" office:value-type="float" office:value="0.944158" calcext:value-type="float">
            <text:p>0.944158</text:p>
          </table:table-cell>
          <table:table-cell table:number-columns-repeated="2" office:value-type="float" office:value="0.927127" calcext:value-type="float">
            <text:p>0.927127</text:p>
          </table:table-cell>
          <table:table-cell office:value-type="float" office:value="0.940929" calcext:value-type="float">
            <text:p>0.940929</text:p>
          </table:table-cell>
        </table:table-row>
        <table:table-row table:style-name="ro1">
          <table:table-cell table:number-columns-repeated="3" office:value-type="float" office:value="0.934304" calcext:value-type="float">
            <text:p>0.934304</text:p>
          </table:table-cell>
          <table:table-cell table:number-columns-repeated="2" office:value-type="float" office:value="0.922025" calcext:value-type="float">
            <text:p>0.922025</text:p>
          </table:table-cell>
          <table:table-cell table:number-columns-repeated="3" office:value-type="float" office:value="0.933027" calcext:value-type="float">
            <text:p>0.933027</text:p>
          </table:table-cell>
          <table:table-cell table:number-columns-repeated="2" office:value-type="float" office:value="0.935542" calcext:value-type="float">
            <text:p>0.935542</text:p>
          </table:table-cell>
          <table:table-cell table:number-columns-repeated="3" office:value-type="float" office:value="0.934566" calcext:value-type="float">
            <text:p>0.934566</text:p>
          </table:table-cell>
          <table:table-cell table:number-columns-repeated="2" office:value-type="float" office:value="0.927349" calcext:value-type="float">
            <text:p>0.927349</text:p>
          </table:table-cell>
          <table:table-cell table:number-columns-repeated="2" office:value-type="float" office:value="0.933763" calcext:value-type="float">
            <text:p>0.933763</text:p>
          </table:table-cell>
          <table:table-cell table:number-columns-repeated="3" office:value-type="float" office:value="0.934967" calcext:value-type="float">
            <text:p>0.934967</text:p>
          </table:table-cell>
          <table:table-cell table:number-columns-repeated="2" office:value-type="float" office:value="0.942249" calcext:value-type="float">
            <text:p>0.942249</text:p>
          </table:table-cell>
          <table:table-cell table:number-columns-repeated="3" office:value-type="float" office:value="0.930588" calcext:value-type="float">
            <text:p>0.930588</text:p>
          </table:table-cell>
          <table:table-cell table:number-columns-repeated="2" office:value-type="float" office:value="0.943774" calcext:value-type="float">
            <text:p>0.943774</text:p>
          </table:table-cell>
          <table:table-cell table:number-columns-repeated="2" office:value-type="float" office:value="0.928944" calcext:value-type="float">
            <text:p>0.928944</text:p>
          </table:table-cell>
          <table:table-cell office:value-type="float" office:value="0.941671" calcext:value-type="float">
            <text:p>0.941671</text:p>
          </table:table-cell>
        </table:table-row>
        <table:table-row table:style-name="ro1">
          <table:table-cell table:number-columns-repeated="3" office:value-type="float" office:value="0.933874" calcext:value-type="float">
            <text:p>0.933874</text:p>
          </table:table-cell>
          <table:table-cell table:number-columns-repeated="2" office:value-type="float" office:value="0.922404" calcext:value-type="float">
            <text:p>0.922404</text:p>
          </table:table-cell>
          <table:table-cell table:number-columns-repeated="3" office:value-type="float" office:value="0.933065" calcext:value-type="float">
            <text:p>0.933065</text:p>
          </table:table-cell>
          <table:table-cell table:number-columns-repeated="2" office:value-type="float" office:value="0.935854" calcext:value-type="float">
            <text:p>0.935854</text:p>
          </table:table-cell>
          <table:table-cell table:number-columns-repeated="3" office:value-type="float" office:value="0.934924" calcext:value-type="float">
            <text:p>0.934924</text:p>
          </table:table-cell>
          <table:table-cell table:number-columns-repeated="2" office:value-type="float" office:value="0.927295" calcext:value-type="float">
            <text:p>0.927295</text:p>
          </table:table-cell>
          <table:table-cell table:number-columns-repeated="2" office:value-type="float" office:value="0.933773" calcext:value-type="float">
            <text:p>0.933773</text:p>
          </table:table-cell>
          <table:table-cell table:number-columns-repeated="3" office:value-type="float" office:value="0.935368" calcext:value-type="float">
            <text:p>0.935368</text:p>
          </table:table-cell>
          <table:table-cell table:number-columns-repeated="2" office:value-type="float" office:value="0.941764" calcext:value-type="float">
            <text:p>0.941764</text:p>
          </table:table-cell>
          <table:table-cell table:number-columns-repeated="3" office:value-type="float" office:value="0.931053" calcext:value-type="float">
            <text:p>0.931053</text:p>
          </table:table-cell>
          <table:table-cell table:number-columns-repeated="2" office:value-type="float" office:value="0.943683" calcext:value-type="float">
            <text:p>0.943683</text:p>
          </table:table-cell>
          <table:table-cell table:number-columns-repeated="2" office:value-type="float" office:value="0.929211" calcext:value-type="float">
            <text:p>0.929211</text:p>
          </table:table-cell>
          <table:table-cell office:value-type="float" office:value="0.941214" calcext:value-type="float">
            <text:p>0.941214</text:p>
          </table:table-cell>
        </table:table-row>
        <table:table-row table:style-name="ro1">
          <table:table-cell table:number-columns-repeated="3" office:value-type="float" office:value="0.935065" calcext:value-type="float">
            <text:p>0.935065</text:p>
          </table:table-cell>
          <table:table-cell table:number-columns-repeated="2" office:value-type="float" office:value="0.921845" calcext:value-type="float">
            <text:p>0.921845</text:p>
          </table:table-cell>
          <table:table-cell table:number-columns-repeated="3" office:value-type="float" office:value="0.934021" calcext:value-type="float">
            <text:p>0.934021</text:p>
          </table:table-cell>
          <table:table-cell table:number-columns-repeated="2" office:value-type="float" office:value="0.935593" calcext:value-type="float">
            <text:p>0.935593</text:p>
          </table:table-cell>
          <table:table-cell table:number-columns-repeated="3" office:value-type="float" office:value="0.935326" calcext:value-type="float">
            <text:p>0.935326</text:p>
          </table:table-cell>
          <table:table-cell table:number-columns-repeated="2" office:value-type="float" office:value="0.92774" calcext:value-type="float">
            <text:p>0.92774</text:p>
          </table:table-cell>
          <table:table-cell table:number-columns-repeated="2" office:value-type="float" office:value="0.934622" calcext:value-type="float">
            <text:p>0.934622</text:p>
          </table:table-cell>
          <table:table-cell table:number-columns-repeated="3" office:value-type="float" office:value="0.935307" calcext:value-type="float">
            <text:p>0.935307</text:p>
          </table:table-cell>
          <table:table-cell table:number-columns-repeated="2" office:value-type="float" office:value="0.941773" calcext:value-type="float">
            <text:p>0.941773</text:p>
          </table:table-cell>
          <table:table-cell table:number-columns-repeated="3" office:value-type="float" office:value="0.930764" calcext:value-type="float">
            <text:p>0.930764</text:p>
          </table:table-cell>
          <table:table-cell table:number-columns-repeated="2" office:value-type="float" office:value="0.944575" calcext:value-type="float">
            <text:p>0.944575</text:p>
          </table:table-cell>
          <table:table-cell table:number-columns-repeated="2" office:value-type="float" office:value="0.929149" calcext:value-type="float">
            <text:p>0.929149</text:p>
          </table:table-cell>
          <table:table-cell office:value-type="float" office:value="0.941183" calcext:value-type="float">
            <text:p>0.941183</text:p>
          </table:table-cell>
        </table:table-row>
        <table:table-row table:style-name="ro1">
          <table:table-cell table:number-columns-repeated="3" office:value-type="float" office:value="0.93428" calcext:value-type="float">
            <text:p>0.93428</text:p>
          </table:table-cell>
          <table:table-cell table:number-columns-repeated="2" office:value-type="float" office:value="0.922971" calcext:value-type="float">
            <text:p>0.922971</text:p>
          </table:table-cell>
          <table:table-cell table:number-columns-repeated="3" office:value-type="float" office:value="0.934506" calcext:value-type="float">
            <text:p>0.934506</text:p>
          </table:table-cell>
          <table:table-cell table:number-columns-repeated="2" office:value-type="float" office:value="0.93528" calcext:value-type="float">
            <text:p>0.93528</text:p>
          </table:table-cell>
          <table:table-cell table:number-columns-repeated="3" office:value-type="float" office:value="0.935096" calcext:value-type="float">
            <text:p>0.935096</text:p>
          </table:table-cell>
          <table:table-cell table:number-columns-repeated="2" office:value-type="float" office:value="0.927754" calcext:value-type="float">
            <text:p>0.927754</text:p>
          </table:table-cell>
          <table:table-cell table:number-columns-repeated="2" office:value-type="float" office:value="0.934363" calcext:value-type="float">
            <text:p>0.934363</text:p>
          </table:table-cell>
          <table:table-cell table:number-columns-repeated="3" office:value-type="float" office:value="0.935456" calcext:value-type="float">
            <text:p>0.935456</text:p>
          </table:table-cell>
          <table:table-cell table:number-columns-repeated="2" office:value-type="float" office:value="0.942769" calcext:value-type="float">
            <text:p>0.942769</text:p>
          </table:table-cell>
          <table:table-cell table:number-columns-repeated="3" office:value-type="float" office:value="0.930733" calcext:value-type="float">
            <text:p>0.930733</text:p>
          </table:table-cell>
          <table:table-cell table:number-columns-repeated="2" office:value-type="float" office:value="0.942943" calcext:value-type="float">
            <text:p>0.942943</text:p>
          </table:table-cell>
          <table:table-cell table:number-columns-repeated="2" office:value-type="float" office:value="0.929563" calcext:value-type="float">
            <text:p>0.929563</text:p>
          </table:table-cell>
          <table:table-cell office:value-type="float" office:value="0.940347" calcext:value-type="float">
            <text:p>0.940347</text:p>
          </table:table-cell>
        </table:table-row>
        <table:table-row table:style-name="ro1">
          <table:table-cell table:number-columns-repeated="3" office:value-type="float" office:value="0.933367" calcext:value-type="float">
            <text:p>0.933367</text:p>
          </table:table-cell>
          <table:table-cell table:number-columns-repeated="2" office:value-type="float" office:value="0.922934" calcext:value-type="float">
            <text:p>0.922934</text:p>
          </table:table-cell>
          <table:table-cell table:number-columns-repeated="3" office:value-type="float" office:value="0.934641" calcext:value-type="float">
            <text:p>0.934641</text:p>
          </table:table-cell>
          <table:table-cell table:number-columns-repeated="2" office:value-type="float" office:value="0.935062" calcext:value-type="float">
            <text:p>0.935062</text:p>
          </table:table-cell>
          <table:table-cell table:number-columns-repeated="3" office:value-type="float" office:value="0.93514" calcext:value-type="float">
            <text:p>0.93514</text:p>
          </table:table-cell>
          <table:table-cell table:number-columns-repeated="2" office:value-type="float" office:value="0.927356" calcext:value-type="float">
            <text:p>0.927356</text:p>
          </table:table-cell>
          <table:table-cell table:number-columns-repeated="2" office:value-type="float" office:value="0.935776" calcext:value-type="float">
            <text:p>0.935776</text:p>
          </table:table-cell>
          <table:table-cell table:number-columns-repeated="3" office:value-type="float" office:value="0.936921" calcext:value-type="float">
            <text:p>0.936921</text:p>
          </table:table-cell>
          <table:table-cell table:number-columns-repeated="2" office:value-type="float" office:value="0.944221" calcext:value-type="float">
            <text:p>0.944221</text:p>
          </table:table-cell>
          <table:table-cell table:number-columns-repeated="3" office:value-type="float" office:value="0.929651" calcext:value-type="float">
            <text:p>0.929651</text:p>
          </table:table-cell>
          <table:table-cell table:number-columns-repeated="2" office:value-type="float" office:value="0.943463" calcext:value-type="float">
            <text:p>0.943463</text:p>
          </table:table-cell>
          <table:table-cell table:number-columns-repeated="2" office:value-type="float" office:value="0.931109" calcext:value-type="float">
            <text:p>0.931109</text:p>
          </table:table-cell>
          <table:table-cell office:value-type="float" office:value="0.940065" calcext:value-type="float">
            <text:p>0.940065</text:p>
          </table:table-cell>
        </table:table-row>
        <table:table-row table:style-name="ro1">
          <table:table-cell table:number-columns-repeated="3" office:value-type="float" office:value="0.934716" calcext:value-type="float">
            <text:p>0.934716</text:p>
          </table:table-cell>
          <table:table-cell table:number-columns-repeated="2" office:value-type="float" office:value="0.923208" calcext:value-type="float">
            <text:p>0.923208</text:p>
          </table:table-cell>
          <table:table-cell table:number-columns-repeated="3" office:value-type="float" office:value="0.933646" calcext:value-type="float">
            <text:p>0.933646</text:p>
          </table:table-cell>
          <table:table-cell table:number-columns-repeated="2" office:value-type="float" office:value="0.935539" calcext:value-type="float">
            <text:p>0.935539</text:p>
          </table:table-cell>
          <table:table-cell table:number-columns-repeated="3" office:value-type="float" office:value="0.933659" calcext:value-type="float">
            <text:p>0.933659</text:p>
          </table:table-cell>
          <table:table-cell table:number-columns-repeated="2" office:value-type="float" office:value="0.927564" calcext:value-type="float">
            <text:p>0.927564</text:p>
          </table:table-cell>
          <table:table-cell table:number-columns-repeated="2" office:value-type="float" office:value="0.936314" calcext:value-type="float">
            <text:p>0.936314</text:p>
          </table:table-cell>
          <table:table-cell table:number-columns-repeated="3" office:value-type="float" office:value="0.938646" calcext:value-type="float">
            <text:p>0.938646</text:p>
          </table:table-cell>
          <table:table-cell table:number-columns-repeated="2" office:value-type="float" office:value="0.943872" calcext:value-type="float">
            <text:p>0.943872</text:p>
          </table:table-cell>
          <table:table-cell table:number-columns-repeated="3" office:value-type="float" office:value="0.929667" calcext:value-type="float">
            <text:p>0.929667</text:p>
          </table:table-cell>
          <table:table-cell table:number-columns-repeated="2" office:value-type="float" office:value="0.943563" calcext:value-type="float">
            <text:p>0.943563</text:p>
          </table:table-cell>
          <table:table-cell table:number-columns-repeated="2" office:value-type="float" office:value="0.932324" calcext:value-type="float">
            <text:p>0.932324</text:p>
          </table:table-cell>
          <table:table-cell office:value-type="float" office:value="0.939672" calcext:value-type="float">
            <text:p>0.939672</text:p>
          </table:table-cell>
        </table:table-row>
        <table:table-row table:style-name="ro1">
          <table:table-cell table:number-columns-repeated="3" office:value-type="float" office:value="0.934229" calcext:value-type="float">
            <text:p>0.934229</text:p>
          </table:table-cell>
          <table:table-cell table:number-columns-repeated="2" office:value-type="float" office:value="0.923867" calcext:value-type="float">
            <text:p>0.923867</text:p>
          </table:table-cell>
          <table:table-cell table:number-columns-repeated="3" office:value-type="float" office:value="0.932067" calcext:value-type="float">
            <text:p>0.932067</text:p>
          </table:table-cell>
          <table:table-cell table:number-columns-repeated="2" office:value-type="float" office:value="0.936114" calcext:value-type="float">
            <text:p>0.936114</text:p>
          </table:table-cell>
          <table:table-cell table:number-columns-repeated="3" office:value-type="float" office:value="0.934705" calcext:value-type="float">
            <text:p>0.934705</text:p>
          </table:table-cell>
          <table:table-cell table:number-columns-repeated="2" office:value-type="float" office:value="0.927211" calcext:value-type="float">
            <text:p>0.927211</text:p>
          </table:table-cell>
          <table:table-cell table:number-columns-repeated="2" office:value-type="float" office:value="0.935312" calcext:value-type="float">
            <text:p>0.935312</text:p>
          </table:table-cell>
          <table:table-cell table:number-columns-repeated="3" office:value-type="float" office:value="0.938877" calcext:value-type="float">
            <text:p>0.938877</text:p>
          </table:table-cell>
          <table:table-cell table:number-columns-repeated="2" office:value-type="float" office:value="0.943974" calcext:value-type="float">
            <text:p>0.943974</text:p>
          </table:table-cell>
          <table:table-cell table:number-columns-repeated="3" office:value-type="float" office:value="0.930645" calcext:value-type="float">
            <text:p>0.930645</text:p>
          </table:table-cell>
          <table:table-cell table:number-columns-repeated="2" office:value-type="float" office:value="0.943676" calcext:value-type="float">
            <text:p>0.943676</text:p>
          </table:table-cell>
          <table:table-cell table:number-columns-repeated="2" office:value-type="float" office:value="0.932615" calcext:value-type="float">
            <text:p>0.932615</text:p>
          </table:table-cell>
          <table:table-cell office:value-type="float" office:value="0.939188" calcext:value-type="float">
            <text:p>0.939188</text:p>
          </table:table-cell>
        </table:table-row>
        <table:table-row table:style-name="ro1">
          <table:table-cell table:number-columns-repeated="3" office:value-type="float" office:value="0.935334" calcext:value-type="float">
            <text:p>0.935334</text:p>
          </table:table-cell>
          <table:table-cell table:number-columns-repeated="2" office:value-type="float" office:value="0.924211" calcext:value-type="float">
            <text:p>0.924211</text:p>
          </table:table-cell>
          <table:table-cell table:number-columns-repeated="3" office:value-type="float" office:value="0.931996" calcext:value-type="float">
            <text:p>0.931996</text:p>
          </table:table-cell>
          <table:table-cell table:number-columns-repeated="2" office:value-type="float" office:value="0.936133" calcext:value-type="float">
            <text:p>0.936133</text:p>
          </table:table-cell>
          <table:table-cell table:number-columns-repeated="3" office:value-type="float" office:value="0.935418" calcext:value-type="float">
            <text:p>0.935418</text:p>
          </table:table-cell>
          <table:table-cell table:number-columns-repeated="2" office:value-type="float" office:value="0.928054" calcext:value-type="float">
            <text:p>0.928054</text:p>
          </table:table-cell>
          <table:table-cell table:number-columns-repeated="2" office:value-type="float" office:value="0.936246" calcext:value-type="float">
            <text:p>0.936246</text:p>
          </table:table-cell>
          <table:table-cell table:number-columns-repeated="3" office:value-type="float" office:value="0.938098" calcext:value-type="float">
            <text:p>0.938098</text:p>
          </table:table-cell>
          <table:table-cell table:number-columns-repeated="2" office:value-type="float" office:value="0.943891" calcext:value-type="float">
            <text:p>0.943891</text:p>
          </table:table-cell>
          <table:table-cell table:number-columns-repeated="3" office:value-type="float" office:value="0.931874" calcext:value-type="float">
            <text:p>0.931874</text:p>
          </table:table-cell>
          <table:table-cell table:number-columns-repeated="2" office:value-type="float" office:value="0.942917" calcext:value-type="float">
            <text:p>0.942917</text:p>
          </table:table-cell>
          <table:table-cell table:number-columns-repeated="2" office:value-type="float" office:value="0.934106" calcext:value-type="float">
            <text:p>0.934106</text:p>
          </table:table-cell>
          <table:table-cell office:value-type="float" office:value="0.939684" calcext:value-type="float">
            <text:p>0.939684</text:p>
          </table:table-cell>
        </table:table-row>
        <table:table-row table:style-name="ro1">
          <table:table-cell table:number-columns-repeated="3" office:value-type="float" office:value="0.935082" calcext:value-type="float">
            <text:p>0.935082</text:p>
          </table:table-cell>
          <table:table-cell table:number-columns-repeated="2" office:value-type="float" office:value="0.924411" calcext:value-type="float">
            <text:p>0.924411</text:p>
          </table:table-cell>
          <table:table-cell table:number-columns-repeated="3" office:value-type="float" office:value="0.931947" calcext:value-type="float">
            <text:p>0.931947</text:p>
          </table:table-cell>
          <table:table-cell table:number-columns-repeated="2" office:value-type="float" office:value="0.935814" calcext:value-type="float">
            <text:p>0.935814</text:p>
          </table:table-cell>
          <table:table-cell table:number-columns-repeated="3" office:value-type="float" office:value="0.936741" calcext:value-type="float">
            <text:p>0.936741</text:p>
          </table:table-cell>
          <table:table-cell table:number-columns-repeated="2" office:value-type="float" office:value="0.928634" calcext:value-type="float">
            <text:p>0.928634</text:p>
          </table:table-cell>
          <table:table-cell table:number-columns-repeated="2" office:value-type="float" office:value="0.935435" calcext:value-type="float">
            <text:p>0.935435</text:p>
          </table:table-cell>
          <table:table-cell table:number-columns-repeated="3" office:value-type="float" office:value="0.939849" calcext:value-type="float">
            <text:p>0.939849</text:p>
          </table:table-cell>
          <table:table-cell table:number-columns-repeated="2" office:value-type="float" office:value="0.944075" calcext:value-type="float">
            <text:p>0.944075</text:p>
          </table:table-cell>
          <table:table-cell table:number-columns-repeated="3" office:value-type="float" office:value="0.932161" calcext:value-type="float">
            <text:p>0.932161</text:p>
          </table:table-cell>
          <table:table-cell table:number-columns-repeated="2" office:value-type="float" office:value="0.941869" calcext:value-type="float">
            <text:p>0.941869</text:p>
          </table:table-cell>
          <table:table-cell table:number-columns-repeated="2" office:value-type="float" office:value="0.935577" calcext:value-type="float">
            <text:p>0.935577</text:p>
          </table:table-cell>
          <table:table-cell office:value-type="float" office:value="0.939175" calcext:value-type="float">
            <text:p>0.939175</text:p>
          </table:table-cell>
        </table:table-row>
        <table:table-row table:style-name="ro1">
          <table:table-cell table:number-columns-repeated="3" office:value-type="float" office:value="0.93534" calcext:value-type="float">
            <text:p>0.93534</text:p>
          </table:table-cell>
          <table:table-cell table:number-columns-repeated="2" office:value-type="float" office:value="0.924759" calcext:value-type="float">
            <text:p>0.924759</text:p>
          </table:table-cell>
          <table:table-cell table:number-columns-repeated="3" office:value-type="float" office:value="0.931146" calcext:value-type="float">
            <text:p>0.931146</text:p>
          </table:table-cell>
          <table:table-cell table:number-columns-repeated="2" office:value-type="float" office:value="0.936281" calcext:value-type="float">
            <text:p>0.936281</text:p>
          </table:table-cell>
          <table:table-cell table:number-columns-repeated="3" office:value-type="float" office:value="0.936637" calcext:value-type="float">
            <text:p>0.936637</text:p>
          </table:table-cell>
          <table:table-cell table:number-columns-repeated="2" office:value-type="float" office:value="0.928838" calcext:value-type="float">
            <text:p>0.928838</text:p>
          </table:table-cell>
          <table:table-cell table:number-columns-repeated="2" office:value-type="float" office:value="0.935059" calcext:value-type="float">
            <text:p>0.935059</text:p>
          </table:table-cell>
          <table:table-cell table:number-columns-repeated="3" office:value-type="float" office:value="0.939256" calcext:value-type="float">
            <text:p>0.939256</text:p>
          </table:table-cell>
          <table:table-cell table:number-columns-repeated="2" office:value-type="float" office:value="0.945494" calcext:value-type="float">
            <text:p>0.945494</text:p>
          </table:table-cell>
          <table:table-cell table:number-columns-repeated="3" office:value-type="float" office:value="0.932113" calcext:value-type="float">
            <text:p>0.932113</text:p>
          </table:table-cell>
          <table:table-cell table:number-columns-repeated="2" office:value-type="float" office:value="0.940631" calcext:value-type="float">
            <text:p>0.940631</text:p>
          </table:table-cell>
          <table:table-cell table:number-columns-repeated="2" office:value-type="float" office:value="0.935041" calcext:value-type="float">
            <text:p>0.935041</text:p>
          </table:table-cell>
          <table:table-cell office:value-type="float" office:value="0.937832" calcext:value-type="float">
            <text:p>0.937832</text:p>
          </table:table-cell>
        </table:table-row>
        <table:table-row table:style-name="ro1">
          <table:table-cell table:number-columns-repeated="3" office:value-type="float" office:value="0.935584" calcext:value-type="float">
            <text:p>0.935584</text:p>
          </table:table-cell>
          <table:table-cell table:number-columns-repeated="2" office:value-type="float" office:value="0.924857" calcext:value-type="float">
            <text:p>0.924857</text:p>
          </table:table-cell>
          <table:table-cell table:number-columns-repeated="3" office:value-type="float" office:value="0.931106" calcext:value-type="float">
            <text:p>0.931106</text:p>
          </table:table-cell>
          <table:table-cell table:number-columns-repeated="2" office:value-type="float" office:value="0.936255" calcext:value-type="float">
            <text:p>0.936255</text:p>
          </table:table-cell>
          <table:table-cell table:number-columns-repeated="3" office:value-type="float" office:value="0.936457" calcext:value-type="float">
            <text:p>0.936457</text:p>
          </table:table-cell>
          <table:table-cell table:number-columns-repeated="2" office:value-type="float" office:value="0.928709" calcext:value-type="float">
            <text:p>0.928709</text:p>
          </table:table-cell>
          <table:table-cell table:number-columns-repeated="2" office:value-type="float" office:value="0.933619" calcext:value-type="float">
            <text:p>0.933619</text:p>
          </table:table-cell>
          <table:table-cell table:number-columns-repeated="3" office:value-type="float" office:value="0.939795" calcext:value-type="float">
            <text:p>0.939795</text:p>
          </table:table-cell>
          <table:table-cell table:number-columns-repeated="2" office:value-type="float" office:value="0.944493" calcext:value-type="float">
            <text:p>0.944493</text:p>
          </table:table-cell>
          <table:table-cell table:number-columns-repeated="3" office:value-type="float" office:value="0.931598" calcext:value-type="float">
            <text:p>0.931598</text:p>
          </table:table-cell>
          <table:table-cell table:number-columns-repeated="2" office:value-type="float" office:value="0.94172" calcext:value-type="float">
            <text:p>0.94172</text:p>
          </table:table-cell>
          <table:table-cell table:number-columns-repeated="2" office:value-type="float" office:value="0.934962" calcext:value-type="float">
            <text:p>0.934962</text:p>
          </table:table-cell>
          <table:table-cell office:value-type="float" office:value="0.937188" calcext:value-type="float">
            <text:p>0.937188</text:p>
          </table:table-cell>
        </table:table-row>
        <table:table-row table:style-name="ro1">
          <table:table-cell table:number-columns-repeated="3" office:value-type="float" office:value="0.936774" calcext:value-type="float">
            <text:p>0.936774</text:p>
          </table:table-cell>
          <table:table-cell table:number-columns-repeated="2" office:value-type="float" office:value="0.924841" calcext:value-type="float">
            <text:p>0.924841</text:p>
          </table:table-cell>
          <table:table-cell table:number-columns-repeated="3" office:value-type="float" office:value="0.930864" calcext:value-type="float">
            <text:p>0.930864</text:p>
          </table:table-cell>
          <table:table-cell table:number-columns-repeated="2" office:value-type="float" office:value="0.936317" calcext:value-type="float">
            <text:p>0.936317</text:p>
          </table:table-cell>
          <table:table-cell table:number-columns-repeated="3" office:value-type="float" office:value="0.935914" calcext:value-type="float">
            <text:p>0.935914</text:p>
          </table:table-cell>
          <table:table-cell table:number-columns-repeated="2" office:value-type="float" office:value="0.929669" calcext:value-type="float">
            <text:p>0.929669</text:p>
          </table:table-cell>
          <table:table-cell table:number-columns-repeated="2" office:value-type="float" office:value="0.932537" calcext:value-type="float">
            <text:p>0.932537</text:p>
          </table:table-cell>
          <table:table-cell table:number-columns-repeated="3" office:value-type="float" office:value="0.940539" calcext:value-type="float">
            <text:p>0.940539</text:p>
          </table:table-cell>
          <table:table-cell table:number-columns-repeated="2" office:value-type="float" office:value="0.943726" calcext:value-type="float">
            <text:p>0.943726</text:p>
          </table:table-cell>
          <table:table-cell table:number-columns-repeated="3" office:value-type="float" office:value="0.931968" calcext:value-type="float">
            <text:p>0.931968</text:p>
          </table:table-cell>
          <table:table-cell table:number-columns-repeated="2" office:value-type="float" office:value="0.941417" calcext:value-type="float">
            <text:p>0.941417</text:p>
          </table:table-cell>
          <table:table-cell table:number-columns-repeated="2" office:value-type="float" office:value="0.935351" calcext:value-type="float">
            <text:p>0.935351</text:p>
          </table:table-cell>
          <table:table-cell office:value-type="float" office:value="0.936474" calcext:value-type="float">
            <text:p>0.936474</text:p>
          </table:table-cell>
        </table:table-row>
        <table:table-row table:style-name="ro1">
          <table:table-cell table:number-columns-repeated="3" office:value-type="float" office:value="0.936115" calcext:value-type="float">
            <text:p>0.936115</text:p>
          </table:table-cell>
          <table:table-cell table:number-columns-repeated="2" office:value-type="float" office:value="0.925748" calcext:value-type="float">
            <text:p>0.925748</text:p>
          </table:table-cell>
          <table:table-cell table:number-columns-repeated="3" office:value-type="float" office:value="0.931268" calcext:value-type="float">
            <text:p>0.931268</text:p>
          </table:table-cell>
          <table:table-cell table:number-columns-repeated="2" office:value-type="float" office:value="0.935556" calcext:value-type="float">
            <text:p>0.935556</text:p>
          </table:table-cell>
          <table:table-cell table:number-columns-repeated="3" office:value-type="float" office:value="0.93573" calcext:value-type="float">
            <text:p>0.93573</text:p>
          </table:table-cell>
          <table:table-cell table:number-columns-repeated="2" office:value-type="float" office:value="0.929709" calcext:value-type="float">
            <text:p>0.929709</text:p>
          </table:table-cell>
          <table:table-cell table:number-columns-repeated="2" office:value-type="float" office:value="0.93286" calcext:value-type="float">
            <text:p>0.93286</text:p>
          </table:table-cell>
          <table:table-cell table:number-columns-repeated="3" office:value-type="float" office:value="0.940538" calcext:value-type="float">
            <text:p>0.940538</text:p>
          </table:table-cell>
          <table:table-cell table:number-columns-repeated="2" office:value-type="float" office:value="0.94406" calcext:value-type="float">
            <text:p>0.94406</text:p>
          </table:table-cell>
          <table:table-cell table:number-columns-repeated="3" office:value-type="float" office:value="0.93337" calcext:value-type="float">
            <text:p>0.93337</text:p>
          </table:table-cell>
          <table:table-cell table:number-columns-repeated="2" office:value-type="float" office:value="0.942315" calcext:value-type="float">
            <text:p>0.942315</text:p>
          </table:table-cell>
          <table:table-cell table:number-columns-repeated="2" office:value-type="float" office:value="0.93489" calcext:value-type="float">
            <text:p>0.93489</text:p>
          </table:table-cell>
          <table:table-cell office:value-type="float" office:value="0.936686" calcext:value-type="float">
            <text:p>0.936686</text:p>
          </table:table-cell>
        </table:table-row>
        <table:table-row table:style-name="ro1">
          <table:table-cell table:number-columns-repeated="3" office:value-type="float" office:value="0.936079" calcext:value-type="float">
            <text:p>0.936079</text:p>
          </table:table-cell>
          <table:table-cell table:number-columns-repeated="2" office:value-type="float" office:value="0.926806" calcext:value-type="float">
            <text:p>0.926806</text:p>
          </table:table-cell>
          <table:table-cell table:number-columns-repeated="3" office:value-type="float" office:value="0.931011" calcext:value-type="float">
            <text:p>0.931011</text:p>
          </table:table-cell>
          <table:table-cell table:number-columns-repeated="2" office:value-type="float" office:value="0.935187" calcext:value-type="float">
            <text:p>0.935187</text:p>
          </table:table-cell>
          <table:table-cell table:number-columns-repeated="3" office:value-type="float" office:value="0.934989" calcext:value-type="float">
            <text:p>0.934989</text:p>
          </table:table-cell>
          <table:table-cell table:number-columns-repeated="2" office:value-type="float" office:value="0.929405" calcext:value-type="float">
            <text:p>0.929405</text:p>
          </table:table-cell>
          <table:table-cell table:number-columns-repeated="2" office:value-type="float" office:value="0.933016" calcext:value-type="float">
            <text:p>0.933016</text:p>
          </table:table-cell>
          <table:table-cell table:number-columns-repeated="3" office:value-type="float" office:value="0.9404" calcext:value-type="float">
            <text:p>0.9404</text:p>
          </table:table-cell>
          <table:table-cell table:number-columns-repeated="2" office:value-type="float" office:value="0.944593" calcext:value-type="float">
            <text:p>0.944593</text:p>
          </table:table-cell>
          <table:table-cell table:number-columns-repeated="3" office:value-type="float" office:value="0.933307" calcext:value-type="float">
            <text:p>0.933307</text:p>
          </table:table-cell>
          <table:table-cell table:number-columns-repeated="2" office:value-type="float" office:value="0.94209" calcext:value-type="float">
            <text:p>0.94209</text:p>
          </table:table-cell>
          <table:table-cell table:number-columns-repeated="2" office:value-type="float" office:value="0.935169" calcext:value-type="float">
            <text:p>0.935169</text:p>
          </table:table-cell>
          <table:table-cell office:value-type="float" office:value="0.936013" calcext:value-type="float">
            <text:p>0.936013</text:p>
          </table:table-cell>
        </table:table-row>
        <table:table-row table:style-name="ro1">
          <table:table-cell table:number-columns-repeated="3" office:value-type="float" office:value="0.93559" calcext:value-type="float">
            <text:p>0.93559</text:p>
          </table:table-cell>
          <table:table-cell table:number-columns-repeated="2" office:value-type="float" office:value="0.926815" calcext:value-type="float">
            <text:p>0.926815</text:p>
          </table:table-cell>
          <table:table-cell table:number-columns-repeated="3" office:value-type="float" office:value="0.930635" calcext:value-type="float">
            <text:p>0.930635</text:p>
          </table:table-cell>
          <table:table-cell table:number-columns-repeated="2" office:value-type="float" office:value="0.934877" calcext:value-type="float">
            <text:p>0.934877</text:p>
          </table:table-cell>
          <table:table-cell table:number-columns-repeated="3" office:value-type="float" office:value="0.93477" calcext:value-type="float">
            <text:p>0.93477</text:p>
          </table:table-cell>
          <table:table-cell table:number-columns-repeated="2" office:value-type="float" office:value="0.929246" calcext:value-type="float">
            <text:p>0.929246</text:p>
          </table:table-cell>
          <table:table-cell table:number-columns-repeated="2" office:value-type="float" office:value="0.933816" calcext:value-type="float">
            <text:p>0.933816</text:p>
          </table:table-cell>
          <table:table-cell table:number-columns-repeated="3" office:value-type="float" office:value="0.939811" calcext:value-type="float">
            <text:p>0.939811</text:p>
          </table:table-cell>
          <table:table-cell table:number-columns-repeated="2" office:value-type="float" office:value="0.944867" calcext:value-type="float">
            <text:p>0.944867</text:p>
          </table:table-cell>
          <table:table-cell table:number-columns-repeated="3" office:value-type="float" office:value="0.933232" calcext:value-type="float">
            <text:p>0.933232</text:p>
          </table:table-cell>
          <table:table-cell table:number-columns-repeated="2" office:value-type="float" office:value="0.942021" calcext:value-type="float">
            <text:p>0.942021</text:p>
          </table:table-cell>
          <table:table-cell table:number-columns-repeated="2" office:value-type="float" office:value="0.93554" calcext:value-type="float">
            <text:p>0.93554</text:p>
          </table:table-cell>
          <table:table-cell office:value-type="float" office:value="0.936019" calcext:value-type="float">
            <text:p>0.936019</text:p>
          </table:table-cell>
        </table:table-row>
        <table:table-row table:style-name="ro1">
          <table:table-cell table:number-columns-repeated="3" office:value-type="float" office:value="0.935595" calcext:value-type="float">
            <text:p>0.935595</text:p>
          </table:table-cell>
          <table:table-cell table:number-columns-repeated="2" office:value-type="float" office:value="0.92736" calcext:value-type="float">
            <text:p>0.92736</text:p>
          </table:table-cell>
          <table:table-cell table:number-columns-repeated="3" office:value-type="float" office:value="0.930647" calcext:value-type="float">
            <text:p>0.930647</text:p>
          </table:table-cell>
          <table:table-cell table:number-columns-repeated="2" office:value-type="float" office:value="0.935186" calcext:value-type="float">
            <text:p>0.935186</text:p>
          </table:table-cell>
          <table:table-cell table:number-columns-repeated="3" office:value-type="float" office:value="0.934986" calcext:value-type="float">
            <text:p>0.934986</text:p>
          </table:table-cell>
          <table:table-cell table:number-columns-repeated="2" office:value-type="float" office:value="0.928826" calcext:value-type="float">
            <text:p>0.928826</text:p>
          </table:table-cell>
          <table:table-cell table:number-columns-repeated="2" office:value-type="float" office:value="0.933386" calcext:value-type="float">
            <text:p>0.933386</text:p>
          </table:table-cell>
          <table:table-cell table:number-columns-repeated="3" office:value-type="float" office:value="0.940178" calcext:value-type="float">
            <text:p>0.940178</text:p>
          </table:table-cell>
          <table:table-cell table:number-columns-repeated="2" office:value-type="float" office:value="0.944969" calcext:value-type="float">
            <text:p>0.944969</text:p>
          </table:table-cell>
          <table:table-cell table:number-columns-repeated="3" office:value-type="float" office:value="0.93337" calcext:value-type="float">
            <text:p>0.93337</text:p>
          </table:table-cell>
          <table:table-cell table:number-columns-repeated="2" office:value-type="float" office:value="0.941813" calcext:value-type="float">
            <text:p>0.941813</text:p>
          </table:table-cell>
          <table:table-cell table:number-columns-repeated="2" office:value-type="float" office:value="0.936135" calcext:value-type="float">
            <text:p>0.936135</text:p>
          </table:table-cell>
          <table:table-cell office:value-type="float" office:value="0.935889" calcext:value-type="float">
            <text:p>0.935889</text:p>
          </table:table-cell>
        </table:table-row>
        <table:table-row table:style-name="ro1">
          <table:table-cell table:number-columns-repeated="3" office:value-type="float" office:value="0.936165" calcext:value-type="float">
            <text:p>0.936165</text:p>
          </table:table-cell>
          <table:table-cell table:number-columns-repeated="2" office:value-type="float" office:value="0.927191" calcext:value-type="float">
            <text:p>0.927191</text:p>
          </table:table-cell>
          <table:table-cell table:number-columns-repeated="3" office:value-type="float" office:value="0.931029" calcext:value-type="float">
            <text:p>0.931029</text:p>
          </table:table-cell>
          <table:table-cell table:number-columns-repeated="2" office:value-type="float" office:value="0.93535" calcext:value-type="float">
            <text:p>0.93535</text:p>
          </table:table-cell>
          <table:table-cell table:number-columns-repeated="3" office:value-type="float" office:value="0.934856" calcext:value-type="float">
            <text:p>0.934856</text:p>
          </table:table-cell>
          <table:table-cell table:number-columns-repeated="2" office:value-type="float" office:value="0.928567" calcext:value-type="float">
            <text:p>0.928567</text:p>
          </table:table-cell>
          <table:table-cell table:number-columns-repeated="2" office:value-type="float" office:value="0.933827" calcext:value-type="float">
            <text:p>0.933827</text:p>
          </table:table-cell>
          <table:table-cell table:number-columns-repeated="3" office:value-type="float" office:value="0.940368" calcext:value-type="float">
            <text:p>0.940368</text:p>
          </table:table-cell>
          <table:table-cell table:number-columns-repeated="2" office:value-type="float" office:value="0.945359" calcext:value-type="float">
            <text:p>0.945359</text:p>
          </table:table-cell>
          <table:table-cell table:number-columns-repeated="3" office:value-type="float" office:value="0.932645" calcext:value-type="float">
            <text:p>0.932645</text:p>
          </table:table-cell>
          <table:table-cell table:number-columns-repeated="2" office:value-type="float" office:value="0.94175" calcext:value-type="float">
            <text:p>0.94175</text:p>
          </table:table-cell>
          <table:table-cell table:number-columns-repeated="2" office:value-type="float" office:value="0.936297" calcext:value-type="float">
            <text:p>0.936297</text:p>
          </table:table-cell>
          <table:table-cell office:value-type="float" office:value="0.936794" calcext:value-type="float">
            <text:p>0.936794</text:p>
          </table:table-cell>
        </table:table-row>
        <table:table-row table:style-name="ro1">
          <table:table-cell table:number-columns-repeated="3" office:value-type="float" office:value="0.936291" calcext:value-type="float">
            <text:p>0.936291</text:p>
          </table:table-cell>
          <table:table-cell table:number-columns-repeated="2" office:value-type="float" office:value="0.927091" calcext:value-type="float">
            <text:p>0.927091</text:p>
          </table:table-cell>
          <table:table-cell table:number-columns-repeated="3" office:value-type="float" office:value="0.930441" calcext:value-type="float">
            <text:p>0.930441</text:p>
          </table:table-cell>
          <table:table-cell table:number-columns-repeated="2" office:value-type="float" office:value="0.935227" calcext:value-type="float">
            <text:p>0.935227</text:p>
          </table:table-cell>
          <table:table-cell table:number-columns-repeated="3" office:value-type="float" office:value="0.934787" calcext:value-type="float">
            <text:p>0.934787</text:p>
          </table:table-cell>
          <table:table-cell table:number-columns-repeated="2" office:value-type="float" office:value="0.928578" calcext:value-type="float">
            <text:p>0.928578</text:p>
          </table:table-cell>
          <table:table-cell table:number-columns-repeated="2" office:value-type="float" office:value="0.933787" calcext:value-type="float">
            <text:p>0.933787</text:p>
          </table:table-cell>
          <table:table-cell table:number-columns-repeated="3" office:value-type="float" office:value="0.940226" calcext:value-type="float">
            <text:p>0.940226</text:p>
          </table:table-cell>
          <table:table-cell table:number-columns-repeated="2" office:value-type="float" office:value="0.945403" calcext:value-type="float">
            <text:p>0.945403</text:p>
          </table:table-cell>
          <table:table-cell table:number-columns-repeated="3" office:value-type="float" office:value="0.932358" calcext:value-type="float">
            <text:p>0.932358</text:p>
          </table:table-cell>
          <table:table-cell table:number-columns-repeated="2" office:value-type="float" office:value="0.941383" calcext:value-type="float">
            <text:p>0.941383</text:p>
          </table:table-cell>
          <table:table-cell table:number-columns-repeated="2" office:value-type="float" office:value="0.93711" calcext:value-type="float">
            <text:p>0.93711</text:p>
          </table:table-cell>
          <table:table-cell office:value-type="float" office:value="0.937729" calcext:value-type="float">
            <text:p>0.937729</text:p>
          </table:table-cell>
        </table:table-row>
        <table:table-row table:style-name="ro1">
          <table:table-cell table:number-columns-repeated="3" office:value-type="float" office:value="0.9354" calcext:value-type="float">
            <text:p>0.9354</text:p>
          </table:table-cell>
          <table:table-cell table:number-columns-repeated="2" office:value-type="float" office:value="0.927514" calcext:value-type="float">
            <text:p>0.927514</text:p>
          </table:table-cell>
          <table:table-cell table:number-columns-repeated="3" office:value-type="float" office:value="0.93033" calcext:value-type="float">
            <text:p>0.93033</text:p>
          </table:table-cell>
          <table:table-cell table:number-columns-repeated="2" office:value-type="float" office:value="0.934513" calcext:value-type="float">
            <text:p>0.934513</text:p>
          </table:table-cell>
          <table:table-cell table:number-columns-repeated="3" office:value-type="float" office:value="0.935644" calcext:value-type="float">
            <text:p>0.935644</text:p>
          </table:table-cell>
          <table:table-cell table:number-columns-repeated="2" office:value-type="float" office:value="0.928678" calcext:value-type="float">
            <text:p>0.928678</text:p>
          </table:table-cell>
          <table:table-cell table:number-columns-repeated="2" office:value-type="float" office:value="0.933063" calcext:value-type="float">
            <text:p>0.933063</text:p>
          </table:table-cell>
          <table:table-cell table:number-columns-repeated="3" office:value-type="float" office:value="0.939603" calcext:value-type="float">
            <text:p>0.939603</text:p>
          </table:table-cell>
          <table:table-cell table:number-columns-repeated="2" office:value-type="float" office:value="0.944805" calcext:value-type="float">
            <text:p>0.944805</text:p>
          </table:table-cell>
          <table:table-cell table:number-columns-repeated="3" office:value-type="float" office:value="0.932402" calcext:value-type="float">
            <text:p>0.932402</text:p>
          </table:table-cell>
          <table:table-cell table:number-columns-repeated="2" office:value-type="float" office:value="0.940981" calcext:value-type="float">
            <text:p>0.940981</text:p>
          </table:table-cell>
          <table:table-cell table:number-columns-repeated="2" office:value-type="float" office:value="0.936511" calcext:value-type="float">
            <text:p>0.936511</text:p>
          </table:table-cell>
          <table:table-cell office:value-type="float" office:value="0.937455" calcext:value-type="float">
            <text:p>0.937455</text:p>
          </table:table-cell>
        </table:table-row>
        <table:table-row table:style-name="ro1">
          <table:table-cell table:number-columns-repeated="3" office:value-type="float" office:value="0.935837" calcext:value-type="float">
            <text:p>0.935837</text:p>
          </table:table-cell>
          <table:table-cell table:number-columns-repeated="2" office:value-type="float" office:value="0.927244" calcext:value-type="float">
            <text:p>0.927244</text:p>
          </table:table-cell>
          <table:table-cell table:number-columns-repeated="3" office:value-type="float" office:value="0.929445" calcext:value-type="float">
            <text:p>0.929445</text:p>
          </table:table-cell>
          <table:table-cell table:number-columns-repeated="2" office:value-type="float" office:value="0.934479" calcext:value-type="float">
            <text:p>0.934479</text:p>
          </table:table-cell>
          <table:table-cell table:number-columns-repeated="3" office:value-type="float" office:value="0.93532" calcext:value-type="float">
            <text:p>0.93532</text:p>
          </table:table-cell>
          <table:table-cell table:number-columns-repeated="2" office:value-type="float" office:value="0.929113" calcext:value-type="float">
            <text:p>0.929113</text:p>
          </table:table-cell>
          <table:table-cell table:number-columns-repeated="2" office:value-type="float" office:value="0.932678" calcext:value-type="float">
            <text:p>0.932678</text:p>
          </table:table-cell>
          <table:table-cell table:number-columns-repeated="3" office:value-type="float" office:value="0.939329" calcext:value-type="float">
            <text:p>0.939329</text:p>
          </table:table-cell>
          <table:table-cell table:number-columns-repeated="2" office:value-type="float" office:value="0.94429" calcext:value-type="float">
            <text:p>0.94429</text:p>
          </table:table-cell>
          <table:table-cell table:number-columns-repeated="3" office:value-type="float" office:value="0.932529" calcext:value-type="float">
            <text:p>0.932529</text:p>
          </table:table-cell>
          <table:table-cell table:number-columns-repeated="2" office:value-type="float" office:value="0.940245" calcext:value-type="float">
            <text:p>0.940245</text:p>
          </table:table-cell>
          <table:table-cell table:number-columns-repeated="2" office:value-type="float" office:value="0.9363" calcext:value-type="float">
            <text:p>0.9363</text:p>
          </table:table-cell>
          <table:table-cell office:value-type="float" office:value="0.938244" calcext:value-type="float">
            <text:p>0.938244</text:p>
          </table:table-cell>
        </table:table-row>
        <table:table-row table:style-name="ro1">
          <table:table-cell table:number-columns-repeated="3" office:value-type="float" office:value="0.935087" calcext:value-type="float">
            <text:p>0.935087</text:p>
          </table:table-cell>
          <table:table-cell table:number-columns-repeated="2" office:value-type="float" office:value="0.92759" calcext:value-type="float">
            <text:p>0.92759</text:p>
          </table:table-cell>
          <table:table-cell table:number-columns-repeated="3" office:value-type="float" office:value="0.929947" calcext:value-type="float">
            <text:p>0.929947</text:p>
          </table:table-cell>
          <table:table-cell table:number-columns-repeated="2" office:value-type="float" office:value="0.934798" calcext:value-type="float">
            <text:p>0.934798</text:p>
          </table:table-cell>
          <table:table-cell table:number-columns-repeated="3" office:value-type="float" office:value="0.935665" calcext:value-type="float">
            <text:p>0.935665</text:p>
          </table:table-cell>
          <table:table-cell table:number-columns-repeated="2" office:value-type="float" office:value="0.930099" calcext:value-type="float">
            <text:p>0.930099</text:p>
          </table:table-cell>
          <table:table-cell table:number-columns-repeated="2" office:value-type="float" office:value="0.932247" calcext:value-type="float">
            <text:p>0.932247</text:p>
          </table:table-cell>
          <table:table-cell table:number-columns-repeated="3" office:value-type="float" office:value="0.939517" calcext:value-type="float">
            <text:p>0.939517</text:p>
          </table:table-cell>
          <table:table-cell table:number-columns-repeated="2" office:value-type="float" office:value="0.943311" calcext:value-type="float">
            <text:p>0.943311</text:p>
          </table:table-cell>
          <table:table-cell table:number-columns-repeated="3" office:value-type="float" office:value="0.931713" calcext:value-type="float">
            <text:p>0.931713</text:p>
          </table:table-cell>
          <table:table-cell table:number-columns-repeated="2" office:value-type="float" office:value="0.939614" calcext:value-type="float">
            <text:p>0.939614</text:p>
          </table:table-cell>
          <table:table-cell table:number-columns-repeated="2" office:value-type="float" office:value="0.936721" calcext:value-type="float">
            <text:p>0.936721</text:p>
          </table:table-cell>
          <table:table-cell office:value-type="float" office:value="0.938556" calcext:value-type="float">
            <text:p>0.938556</text:p>
          </table:table-cell>
        </table:table-row>
        <table:table-row table:style-name="ro1">
          <table:table-cell table:number-columns-repeated="3" office:value-type="float" office:value="0.935142" calcext:value-type="float">
            <text:p>0.935142</text:p>
          </table:table-cell>
          <table:table-cell table:number-columns-repeated="2" office:value-type="float" office:value="0.927669" calcext:value-type="float">
            <text:p>0.927669</text:p>
          </table:table-cell>
          <table:table-cell table:number-columns-repeated="3" office:value-type="float" office:value="0.929611" calcext:value-type="float">
            <text:p>0.929611</text:p>
          </table:table-cell>
          <table:table-cell table:number-columns-repeated="2" office:value-type="float" office:value="0.934044" calcext:value-type="float">
            <text:p>0.934044</text:p>
          </table:table-cell>
          <table:table-cell table:number-columns-repeated="3" office:value-type="float" office:value="0.935856" calcext:value-type="float">
            <text:p>0.935856</text:p>
          </table:table-cell>
          <table:table-cell table:number-columns-repeated="2" office:value-type="float" office:value="0.93048" calcext:value-type="float">
            <text:p>0.93048</text:p>
          </table:table-cell>
          <table:table-cell table:number-columns-repeated="2" office:value-type="float" office:value="0.932045" calcext:value-type="float">
            <text:p>0.932045</text:p>
          </table:table-cell>
          <table:table-cell table:number-columns-repeated="3" office:value-type="float" office:value="0.940475" calcext:value-type="float">
            <text:p>0.940475</text:p>
          </table:table-cell>
          <table:table-cell table:number-columns-repeated="2" office:value-type="float" office:value="0.942971" calcext:value-type="float">
            <text:p>0.942971</text:p>
          </table:table-cell>
          <table:table-cell table:number-columns-repeated="3" office:value-type="float" office:value="0.931899" calcext:value-type="float">
            <text:p>0.931899</text:p>
          </table:table-cell>
          <table:table-cell table:number-columns-repeated="2" office:value-type="float" office:value="0.940156" calcext:value-type="float">
            <text:p>0.940156</text:p>
          </table:table-cell>
          <table:table-cell table:number-columns-repeated="2" office:value-type="float" office:value="0.936544" calcext:value-type="float">
            <text:p>0.936544</text:p>
          </table:table-cell>
          <table:table-cell office:value-type="float" office:value="0.938779" calcext:value-type="float">
            <text:p>0.938779</text:p>
          </table:table-cell>
        </table:table-row>
        <table:table-row table:style-name="ro1">
          <table:table-cell table:number-columns-repeated="3" office:value-type="float" office:value="0.934293" calcext:value-type="float">
            <text:p>0.934293</text:p>
          </table:table-cell>
          <table:table-cell table:number-columns-repeated="2" office:value-type="float" office:value="0.927821" calcext:value-type="float">
            <text:p>0.927821</text:p>
          </table:table-cell>
          <table:table-cell table:number-columns-repeated="3" office:value-type="float" office:value="0.929606" calcext:value-type="float">
            <text:p>0.929606</text:p>
          </table:table-cell>
          <table:table-cell table:number-columns-repeated="2" office:value-type="float" office:value="0.934768" calcext:value-type="float">
            <text:p>0.934768</text:p>
          </table:table-cell>
          <table:table-cell table:number-columns-repeated="3" office:value-type="float" office:value="0.936162" calcext:value-type="float">
            <text:p>0.936162</text:p>
          </table:table-cell>
          <table:table-cell table:number-columns-repeated="2" office:value-type="float" office:value="0.930723" calcext:value-type="float">
            <text:p>0.930723</text:p>
          </table:table-cell>
          <table:table-cell table:number-columns-repeated="2" office:value-type="float" office:value="0.931867" calcext:value-type="float">
            <text:p>0.931867</text:p>
          </table:table-cell>
          <table:table-cell table:number-columns-repeated="3" office:value-type="float" office:value="0.940183" calcext:value-type="float">
            <text:p>0.940183</text:p>
          </table:table-cell>
          <table:table-cell table:number-columns-repeated="2" office:value-type="float" office:value="0.942693" calcext:value-type="float">
            <text:p>0.942693</text:p>
          </table:table-cell>
          <table:table-cell table:number-columns-repeated="3" office:value-type="float" office:value="0.93183" calcext:value-type="float">
            <text:p>0.93183</text:p>
          </table:table-cell>
          <table:table-cell table:number-columns-repeated="2" office:value-type="float" office:value="0.940031" calcext:value-type="float">
            <text:p>0.940031</text:p>
          </table:table-cell>
          <table:table-cell table:number-columns-repeated="2" office:value-type="float" office:value="0.936337" calcext:value-type="float">
            <text:p>0.936337</text:p>
          </table:table-cell>
          <table:table-cell office:value-type="float" office:value="0.938225" calcext:value-type="float">
            <text:p>0.938225</text:p>
          </table:table-cell>
        </table:table-row>
        <table:table-row table:style-name="ro1">
          <table:table-cell table:number-columns-repeated="3" office:value-type="float" office:value="0.93475" calcext:value-type="float">
            <text:p>0.93475</text:p>
          </table:table-cell>
          <table:table-cell table:number-columns-repeated="2" office:value-type="float" office:value="0.927753" calcext:value-type="float">
            <text:p>0.927753</text:p>
          </table:table-cell>
          <table:table-cell table:number-columns-repeated="3" office:value-type="float" office:value="0.928979" calcext:value-type="float">
            <text:p>0.928979</text:p>
          </table:table-cell>
          <table:table-cell table:number-columns-repeated="2" office:value-type="float" office:value="0.934091" calcext:value-type="float">
            <text:p>0.934091</text:p>
          </table:table-cell>
          <table:table-cell table:number-columns-repeated="3" office:value-type="float" office:value="0.935694" calcext:value-type="float">
            <text:p>0.935694</text:p>
          </table:table-cell>
          <table:table-cell table:number-columns-repeated="2" office:value-type="float" office:value="0.931417" calcext:value-type="float">
            <text:p>0.931417</text:p>
          </table:table-cell>
          <table:table-cell table:number-columns-repeated="2" office:value-type="float" office:value="0.932134" calcext:value-type="float">
            <text:p>0.932134</text:p>
          </table:table-cell>
          <table:table-cell table:number-columns-repeated="3" office:value-type="float" office:value="0.93988" calcext:value-type="float">
            <text:p>0.93988</text:p>
          </table:table-cell>
          <table:table-cell table:number-columns-repeated="2" office:value-type="float" office:value="0.94259" calcext:value-type="float">
            <text:p>0.94259</text:p>
          </table:table-cell>
          <table:table-cell table:number-columns-repeated="3" office:value-type="float" office:value="0.932464" calcext:value-type="float">
            <text:p>0.932464</text:p>
          </table:table-cell>
          <table:table-cell table:number-columns-repeated="2" office:value-type="float" office:value="0.94007" calcext:value-type="float">
            <text:p>0.94007</text:p>
          </table:table-cell>
          <table:table-cell table:number-columns-repeated="2" office:value-type="float" office:value="0.935869" calcext:value-type="float">
            <text:p>0.935869</text:p>
          </table:table-cell>
          <table:table-cell office:value-type="float" office:value="0.938197" calcext:value-type="float">
            <text:p>0.938197</text:p>
          </table:table-cell>
        </table:table-row>
        <table:table-row table:style-name="ro1">
          <table:table-cell table:number-columns-repeated="3" office:value-type="float" office:value="0.934576" calcext:value-type="float">
            <text:p>0.934576</text:p>
          </table:table-cell>
          <table:table-cell table:number-columns-repeated="2" office:value-type="float" office:value="0.927653" calcext:value-type="float">
            <text:p>0.927653</text:p>
          </table:table-cell>
          <table:table-cell table:number-columns-repeated="3" office:value-type="float" office:value="0.928476" calcext:value-type="float">
            <text:p>0.928476</text:p>
          </table:table-cell>
          <table:table-cell table:number-columns-repeated="2" office:value-type="float" office:value="0.933784" calcext:value-type="float">
            <text:p>0.933784</text:p>
          </table:table-cell>
          <table:table-cell table:number-columns-repeated="3" office:value-type="float" office:value="0.936631" calcext:value-type="float">
            <text:p>0.936631</text:p>
          </table:table-cell>
          <table:table-cell table:number-columns-repeated="2" office:value-type="float" office:value="0.931667" calcext:value-type="float">
            <text:p>0.931667</text:p>
          </table:table-cell>
          <table:table-cell table:number-columns-repeated="2" office:value-type="float" office:value="0.931916" calcext:value-type="float">
            <text:p>0.931916</text:p>
          </table:table-cell>
          <table:table-cell table:number-columns-repeated="3" office:value-type="float" office:value="0.939841" calcext:value-type="float">
            <text:p>0.939841</text:p>
          </table:table-cell>
          <table:table-cell table:number-columns-repeated="2" office:value-type="float" office:value="0.94391" calcext:value-type="float">
            <text:p>0.94391</text:p>
          </table:table-cell>
          <table:table-cell table:number-columns-repeated="3" office:value-type="float" office:value="0.933417" calcext:value-type="float">
            <text:p>0.933417</text:p>
          </table:table-cell>
          <table:table-cell table:number-columns-repeated="2" office:value-type="float" office:value="0.939269" calcext:value-type="float">
            <text:p>0.939269</text:p>
          </table:table-cell>
          <table:table-cell table:number-columns-repeated="2" office:value-type="float" office:value="0.935492" calcext:value-type="float">
            <text:p>0.935492</text:p>
          </table:table-cell>
          <table:table-cell office:value-type="float" office:value="0.93816" calcext:value-type="float">
            <text:p>0.93816</text:p>
          </table:table-cell>
        </table:table-row>
        <table:table-row table:style-name="ro1">
          <table:table-cell table:number-columns-repeated="3" office:value-type="float" office:value="0.935173" calcext:value-type="float">
            <text:p>0.935173</text:p>
          </table:table-cell>
          <table:table-cell table:number-columns-repeated="2" office:value-type="float" office:value="0.927679" calcext:value-type="float">
            <text:p>0.927679</text:p>
          </table:table-cell>
          <table:table-cell table:number-columns-repeated="3" office:value-type="float" office:value="0.928383" calcext:value-type="float">
            <text:p>0.928383</text:p>
          </table:table-cell>
          <table:table-cell table:number-columns-repeated="2" office:value-type="float" office:value="0.933866" calcext:value-type="float">
            <text:p>0.933866</text:p>
          </table:table-cell>
          <table:table-cell table:number-columns-repeated="3" office:value-type="float" office:value="0.936645" calcext:value-type="float">
            <text:p>0.936645</text:p>
          </table:table-cell>
          <table:table-cell table:number-columns-repeated="2" office:value-type="float" office:value="0.931896" calcext:value-type="float">
            <text:p>0.931896</text:p>
          </table:table-cell>
          <table:table-cell table:number-columns-repeated="2" office:value-type="float" office:value="0.931763" calcext:value-type="float">
            <text:p>0.931763</text:p>
          </table:table-cell>
          <table:table-cell table:number-columns-repeated="3" office:value-type="float" office:value="0.939554" calcext:value-type="float">
            <text:p>0.939554</text:p>
          </table:table-cell>
          <table:table-cell table:number-columns-repeated="2" office:value-type="float" office:value="0.943816" calcext:value-type="float">
            <text:p>0.943816</text:p>
          </table:table-cell>
          <table:table-cell table:number-columns-repeated="3" office:value-type="float" office:value="0.933299" calcext:value-type="float">
            <text:p>0.933299</text:p>
          </table:table-cell>
          <table:table-cell table:number-columns-repeated="2" office:value-type="float" office:value="0.938637" calcext:value-type="float">
            <text:p>0.938637</text:p>
          </table:table-cell>
          <table:table-cell table:number-columns-repeated="2" office:value-type="float" office:value="0.93516" calcext:value-type="float">
            <text:p>0.93516</text:p>
          </table:table-cell>
          <table:table-cell office:value-type="float" office:value="0.937858" calcext:value-type="float">
            <text:p>0.937858</text:p>
          </table:table-cell>
        </table:table-row>
        <table:table-row table:style-name="ro1">
          <table:table-cell table:number-columns-repeated="3" office:value-type="float" office:value="0.935134" calcext:value-type="float">
            <text:p>0.935134</text:p>
          </table:table-cell>
          <table:table-cell table:number-columns-repeated="2" office:value-type="float" office:value="0.92825" calcext:value-type="float">
            <text:p>0.92825</text:p>
          </table:table-cell>
          <table:table-cell table:number-columns-repeated="3" office:value-type="float" office:value="0.92815" calcext:value-type="float">
            <text:p>0.92815</text:p>
          </table:table-cell>
          <table:table-cell table:number-columns-repeated="2" office:value-type="float" office:value="0.933373" calcext:value-type="float">
            <text:p>0.933373</text:p>
          </table:table-cell>
          <table:table-cell table:number-columns-repeated="3" office:value-type="float" office:value="0.936016" calcext:value-type="float">
            <text:p>0.936016</text:p>
          </table:table-cell>
          <table:table-cell table:number-columns-repeated="2" office:value-type="float" office:value="0.932887" calcext:value-type="float">
            <text:p>0.932887</text:p>
          </table:table-cell>
          <table:table-cell table:number-columns-repeated="2" office:value-type="float" office:value="0.932626" calcext:value-type="float">
            <text:p>0.932626</text:p>
          </table:table-cell>
          <table:table-cell table:number-columns-repeated="3" office:value-type="float" office:value="0.939137" calcext:value-type="float">
            <text:p>0.939137</text:p>
          </table:table-cell>
          <table:table-cell table:number-columns-repeated="2" office:value-type="float" office:value="0.943645" calcext:value-type="float">
            <text:p>0.943645</text:p>
          </table:table-cell>
          <table:table-cell table:number-columns-repeated="3" office:value-type="float" office:value="0.932672" calcext:value-type="float">
            <text:p>0.932672</text:p>
          </table:table-cell>
          <table:table-cell table:number-columns-repeated="2" office:value-type="float" office:value="0.93811" calcext:value-type="float">
            <text:p>0.93811</text:p>
          </table:table-cell>
          <table:table-cell table:number-columns-repeated="2" office:value-type="float" office:value="0.935209" calcext:value-type="float">
            <text:p>0.935209</text:p>
          </table:table-cell>
          <table:table-cell office:value-type="float" office:value="0.938092" calcext:value-type="float">
            <text:p>0.938092</text:p>
          </table:table-cell>
        </table:table-row>
        <table:table-row table:style-name="ro1">
          <table:table-cell table:number-columns-repeated="3" office:value-type="float" office:value="0.934915" calcext:value-type="float">
            <text:p>0.934915</text:p>
          </table:table-cell>
          <table:table-cell table:number-columns-repeated="2" office:value-type="float" office:value="0.927946" calcext:value-type="float">
            <text:p>0.927946</text:p>
          </table:table-cell>
          <table:table-cell table:number-columns-repeated="3" office:value-type="float" office:value="0.928599" calcext:value-type="float">
            <text:p>0.928599</text:p>
          </table:table-cell>
          <table:table-cell table:number-columns-repeated="2" office:value-type="float" office:value="0.93305" calcext:value-type="float">
            <text:p>0.93305</text:p>
          </table:table-cell>
          <table:table-cell table:number-columns-repeated="3" office:value-type="float" office:value="0.93492" calcext:value-type="float">
            <text:p>0.93492</text:p>
          </table:table-cell>
          <table:table-cell table:number-columns-repeated="2" office:value-type="float" office:value="0.932697" calcext:value-type="float">
            <text:p>0.932697</text:p>
          </table:table-cell>
          <table:table-cell table:number-columns-repeated="2" office:value-type="float" office:value="0.933196" calcext:value-type="float">
            <text:p>0.933196</text:p>
          </table:table-cell>
          <table:table-cell table:number-columns-repeated="3" office:value-type="float" office:value="0.939275" calcext:value-type="float">
            <text:p>0.939275</text:p>
          </table:table-cell>
          <table:table-cell table:number-columns-repeated="2" office:value-type="float" office:value="0.943303" calcext:value-type="float">
            <text:p>0.943303</text:p>
          </table:table-cell>
          <table:table-cell table:number-columns-repeated="3" office:value-type="float" office:value="0.93289" calcext:value-type="float">
            <text:p>0.93289</text:p>
          </table:table-cell>
          <table:table-cell table:number-columns-repeated="2" office:value-type="float" office:value="0.938392" calcext:value-type="float">
            <text:p>0.938392</text:p>
          </table:table-cell>
          <table:table-cell table:number-columns-repeated="2" office:value-type="float" office:value="0.936057" calcext:value-type="float">
            <text:p>0.936057</text:p>
          </table:table-cell>
          <table:table-cell office:value-type="float" office:value="0.938005" calcext:value-type="float">
            <text:p>0.938005</text:p>
          </table:table-cell>
        </table:table-row>
        <table:table-row table:style-name="ro1">
          <table:table-cell table:number-columns-repeated="3" office:value-type="float" office:value="0.934868" calcext:value-type="float">
            <text:p>0.934868</text:p>
          </table:table-cell>
          <table:table-cell table:number-columns-repeated="2" office:value-type="float" office:value="0.927554" calcext:value-type="float">
            <text:p>0.927554</text:p>
          </table:table-cell>
          <table:table-cell table:number-columns-repeated="3" office:value-type="float" office:value="0.928337" calcext:value-type="float">
            <text:p>0.928337</text:p>
          </table:table-cell>
          <table:table-cell table:number-columns-repeated="2" office:value-type="float" office:value="0.933234" calcext:value-type="float">
            <text:p>0.933234</text:p>
          </table:table-cell>
          <table:table-cell table:number-columns-repeated="3" office:value-type="float" office:value="0.935415" calcext:value-type="float">
            <text:p>0.935415</text:p>
          </table:table-cell>
          <table:table-cell table:number-columns-repeated="2" office:value-type="float" office:value="0.933895" calcext:value-type="float">
            <text:p>0.933895</text:p>
          </table:table-cell>
          <table:table-cell table:number-columns-repeated="2" office:value-type="float" office:value="0.933502" calcext:value-type="float">
            <text:p>0.933502</text:p>
          </table:table-cell>
          <table:table-cell table:number-columns-repeated="3" office:value-type="float" office:value="0.938841" calcext:value-type="float">
            <text:p>0.938841</text:p>
          </table:table-cell>
          <table:table-cell table:number-columns-repeated="2" office:value-type="float" office:value="0.942489" calcext:value-type="float">
            <text:p>0.942489</text:p>
          </table:table-cell>
          <table:table-cell table:number-columns-repeated="3" office:value-type="float" office:value="0.932809" calcext:value-type="float">
            <text:p>0.932809</text:p>
          </table:table-cell>
          <table:table-cell table:number-columns-repeated="2" office:value-type="float" office:value="0.938004" calcext:value-type="float">
            <text:p>0.938004</text:p>
          </table:table-cell>
          <table:table-cell table:number-columns-repeated="2" office:value-type="float" office:value="0.936433" calcext:value-type="float">
            <text:p>0.936433</text:p>
          </table:table-cell>
          <table:table-cell office:value-type="float" office:value="0.937617" calcext:value-type="float">
            <text:p>0.937617</text:p>
          </table:table-cell>
        </table:table-row>
        <table:table-row table:style-name="ro1">
          <table:table-cell table:number-columns-repeated="3" office:value-type="float" office:value="0.934428" calcext:value-type="float">
            <text:p>0.934428</text:p>
          </table:table-cell>
          <table:table-cell table:number-columns-repeated="2" office:value-type="float" office:value="0.927173" calcext:value-type="float">
            <text:p>0.927173</text:p>
          </table:table-cell>
          <table:table-cell table:number-columns-repeated="3" office:value-type="float" office:value="0.927804" calcext:value-type="float">
            <text:p>0.927804</text:p>
          </table:table-cell>
          <table:table-cell table:number-columns-repeated="2" office:value-type="float" office:value="0.932674" calcext:value-type="float">
            <text:p>0.932674</text:p>
          </table:table-cell>
          <table:table-cell table:number-columns-repeated="3" office:value-type="float" office:value="0.935488" calcext:value-type="float">
            <text:p>0.935488</text:p>
          </table:table-cell>
          <table:table-cell table:number-columns-repeated="2" office:value-type="float" office:value="0.933805" calcext:value-type="float">
            <text:p>0.933805</text:p>
          </table:table-cell>
          <table:table-cell table:number-columns-repeated="2" office:value-type="float" office:value="0.933868" calcext:value-type="float">
            <text:p>0.933868</text:p>
          </table:table-cell>
          <table:table-cell table:number-columns-repeated="3" office:value-type="float" office:value="0.938838" calcext:value-type="float">
            <text:p>0.938838</text:p>
          </table:table-cell>
          <table:table-cell table:number-columns-repeated="2" office:value-type="float" office:value="0.942411" calcext:value-type="float">
            <text:p>0.942411</text:p>
          </table:table-cell>
          <table:table-cell table:number-columns-repeated="3" office:value-type="float" office:value="0.933151" calcext:value-type="float">
            <text:p>0.933151</text:p>
          </table:table-cell>
          <table:table-cell table:number-columns-repeated="2" office:value-type="float" office:value="0.938508" calcext:value-type="float">
            <text:p>0.938508</text:p>
          </table:table-cell>
          <table:table-cell table:number-columns-repeated="2" office:value-type="float" office:value="0.936195" calcext:value-type="float">
            <text:p>0.936195</text:p>
          </table:table-cell>
          <table:table-cell office:value-type="float" office:value="0.93751" calcext:value-type="float">
            <text:p>0.93751</text:p>
          </table:table-cell>
        </table:table-row>
        <table:table-row table:style-name="ro1">
          <table:table-cell table:number-columns-repeated="3" office:value-type="float" office:value="0.935145" calcext:value-type="float">
            <text:p>0.935145</text:p>
          </table:table-cell>
          <table:table-cell table:number-columns-repeated="2" office:value-type="float" office:value="0.926887" calcext:value-type="float">
            <text:p>0.926887</text:p>
          </table:table-cell>
          <table:table-cell table:number-columns-repeated="3" office:value-type="float" office:value="0.928144" calcext:value-type="float">
            <text:p>0.928144</text:p>
          </table:table-cell>
          <table:table-cell table:number-columns-repeated="2" office:value-type="float" office:value="0.932794" calcext:value-type="float">
            <text:p>0.932794</text:p>
          </table:table-cell>
          <table:table-cell table:number-columns-repeated="3" office:value-type="float" office:value="0.935313" calcext:value-type="float">
            <text:p>0.935313</text:p>
          </table:table-cell>
          <table:table-cell table:number-columns-repeated="2" office:value-type="float" office:value="0.933521" calcext:value-type="float">
            <text:p>0.933521</text:p>
          </table:table-cell>
          <table:table-cell table:number-columns-repeated="2" office:value-type="float" office:value="0.933444" calcext:value-type="float">
            <text:p>0.933444</text:p>
          </table:table-cell>
          <table:table-cell table:number-columns-repeated="3" office:value-type="float" office:value="0.938412" calcext:value-type="float">
            <text:p>0.938412</text:p>
          </table:table-cell>
          <table:table-cell table:number-columns-repeated="2" office:value-type="float" office:value="0.942128" calcext:value-type="float">
            <text:p>0.942128</text:p>
          </table:table-cell>
          <table:table-cell table:number-columns-repeated="3" office:value-type="float" office:value="0.932405" calcext:value-type="float">
            <text:p>0.932405</text:p>
          </table:table-cell>
          <table:table-cell table:number-columns-repeated="2" office:value-type="float" office:value="0.938995" calcext:value-type="float">
            <text:p>0.938995</text:p>
          </table:table-cell>
          <table:table-cell table:number-columns-repeated="2" office:value-type="float" office:value="0.935973" calcext:value-type="float">
            <text:p>0.935973</text:p>
          </table:table-cell>
          <table:table-cell office:value-type="float" office:value="0.937035" calcext:value-type="float">
            <text:p>0.937035</text:p>
          </table:table-cell>
        </table:table-row>
        <table:table-row table:style-name="ro1">
          <table:table-cell table:number-columns-repeated="3" office:value-type="float" office:value="0.935031" calcext:value-type="float">
            <text:p>0.935031</text:p>
          </table:table-cell>
          <table:table-cell table:number-columns-repeated="2" office:value-type="float" office:value="0.927581" calcext:value-type="float">
            <text:p>0.927581</text:p>
          </table:table-cell>
          <table:table-cell table:number-columns-repeated="3" office:value-type="float" office:value="0.928481" calcext:value-type="float">
            <text:p>0.928481</text:p>
          </table:table-cell>
          <table:table-cell table:number-columns-repeated="2" office:value-type="float" office:value="0.933164" calcext:value-type="float">
            <text:p>0.933164</text:p>
          </table:table-cell>
          <table:table-cell table:number-columns-repeated="3" office:value-type="float" office:value="0.934646" calcext:value-type="float">
            <text:p>0.934646</text:p>
          </table:table-cell>
          <table:table-cell table:number-columns-repeated="2" office:value-type="float" office:value="0.933284" calcext:value-type="float">
            <text:p>0.933284</text:p>
          </table:table-cell>
          <table:table-cell table:number-columns-repeated="2" office:value-type="float" office:value="0.933346" calcext:value-type="float">
            <text:p>0.933346</text:p>
          </table:table-cell>
          <table:table-cell table:number-columns-repeated="3" office:value-type="float" office:value="0.938513" calcext:value-type="float">
            <text:p>0.938513</text:p>
          </table:table-cell>
          <table:table-cell table:number-columns-repeated="2" office:value-type="float" office:value="0.941816" calcext:value-type="float">
            <text:p>0.941816</text:p>
          </table:table-cell>
          <table:table-cell table:number-columns-repeated="3" office:value-type="float" office:value="0.93203" calcext:value-type="float">
            <text:p>0.93203</text:p>
          </table:table-cell>
          <table:table-cell table:number-columns-repeated="2" office:value-type="float" office:value="0.938983" calcext:value-type="float">
            <text:p>0.938983</text:p>
          </table:table-cell>
          <table:table-cell table:number-columns-repeated="2" office:value-type="float" office:value="0.936728" calcext:value-type="float">
            <text:p>0.936728</text:p>
          </table:table-cell>
          <table:table-cell office:value-type="float" office:value="0.936669" calcext:value-type="float">
            <text:p>0.936669</text:p>
          </table:table-cell>
        </table:table-row>
        <table:table-row table:style-name="ro1">
          <table:table-cell table:number-columns-repeated="3" office:value-type="float" office:value="0.936068" calcext:value-type="float">
            <text:p>0.936068</text:p>
          </table:table-cell>
          <table:table-cell table:number-columns-repeated="2" office:value-type="float" office:value="0.92779" calcext:value-type="float">
            <text:p>0.92779</text:p>
          </table:table-cell>
          <table:table-cell table:number-columns-repeated="3" office:value-type="float" office:value="0.929122" calcext:value-type="float">
            <text:p>0.929122</text:p>
          </table:table-cell>
          <table:table-cell table:number-columns-repeated="2" office:value-type="float" office:value="0.932632" calcext:value-type="float">
            <text:p>0.932632</text:p>
          </table:table-cell>
          <table:table-cell table:number-columns-repeated="3" office:value-type="float" office:value="0.934465" calcext:value-type="float">
            <text:p>0.934465</text:p>
          </table:table-cell>
          <table:table-cell table:number-columns-repeated="2" office:value-type="float" office:value="0.932848" calcext:value-type="float">
            <text:p>0.932848</text:p>
          </table:table-cell>
          <table:table-cell table:number-columns-repeated="2" office:value-type="float" office:value="0.933792" calcext:value-type="float">
            <text:p>0.933792</text:p>
          </table:table-cell>
          <table:table-cell table:number-columns-repeated="3" office:value-type="float" office:value="0.938053" calcext:value-type="float">
            <text:p>0.938053</text:p>
          </table:table-cell>
          <table:table-cell table:number-columns-repeated="2" office:value-type="float" office:value="0.941448" calcext:value-type="float">
            <text:p>0.941448</text:p>
          </table:table-cell>
          <table:table-cell table:number-columns-repeated="3" office:value-type="float" office:value="0.932275" calcext:value-type="float">
            <text:p>0.932275</text:p>
          </table:table-cell>
          <table:table-cell table:number-columns-repeated="2" office:value-type="float" office:value="0.939014" calcext:value-type="float">
            <text:p>0.939014</text:p>
          </table:table-cell>
          <table:table-cell table:number-columns-repeated="2" office:value-type="float" office:value="0.936787" calcext:value-type="float">
            <text:p>0.936787</text:p>
          </table:table-cell>
          <table:table-cell office:value-type="float" office:value="0.937864" calcext:value-type="float">
            <text:p>0.937864</text:p>
          </table:table-cell>
        </table:table-row>
        <table:table-row table:style-name="ro1">
          <table:table-cell table:number-columns-repeated="3" office:value-type="float" office:value="0.936215" calcext:value-type="float">
            <text:p>0.936215</text:p>
          </table:table-cell>
          <table:table-cell table:number-columns-repeated="2" office:value-type="float" office:value="0.928055" calcext:value-type="float">
            <text:p>0.928055</text:p>
          </table:table-cell>
          <table:table-cell table:number-columns-repeated="3" office:value-type="float" office:value="0.929099" calcext:value-type="float">
            <text:p>0.929099</text:p>
          </table:table-cell>
          <table:table-cell table:number-columns-repeated="2" office:value-type="float" office:value="0.932098" calcext:value-type="float">
            <text:p>0.932098</text:p>
          </table:table-cell>
          <table:table-cell table:number-columns-repeated="3" office:value-type="float" office:value="0.934571" calcext:value-type="float">
            <text:p>0.934571</text:p>
          </table:table-cell>
          <table:table-cell table:number-columns-repeated="2" office:value-type="float" office:value="0.932616" calcext:value-type="float">
            <text:p>0.932616</text:p>
          </table:table-cell>
          <table:table-cell table:number-columns-repeated="2" office:value-type="float" office:value="0.934168" calcext:value-type="float">
            <text:p>0.934168</text:p>
          </table:table-cell>
          <table:table-cell table:number-columns-repeated="3" office:value-type="float" office:value="0.938328" calcext:value-type="float">
            <text:p>0.938328</text:p>
          </table:table-cell>
          <table:table-cell table:number-columns-repeated="2" office:value-type="float" office:value="0.941783" calcext:value-type="float">
            <text:p>0.941783</text:p>
          </table:table-cell>
          <table:table-cell table:number-columns-repeated="3" office:value-type="float" office:value="0.932261" calcext:value-type="float">
            <text:p>0.932261</text:p>
          </table:table-cell>
          <table:table-cell table:number-columns-repeated="2" office:value-type="float" office:value="0.938369" calcext:value-type="float">
            <text:p>0.938369</text:p>
          </table:table-cell>
          <table:table-cell table:number-columns-repeated="2" office:value-type="float" office:value="0.936878" calcext:value-type="float">
            <text:p>0.936878</text:p>
          </table:table-cell>
          <table:table-cell office:value-type="float" office:value="0.938223" calcext:value-type="float">
            <text:p>0.938223</text:p>
          </table:table-cell>
        </table:table-row>
        <table:table-row table:style-name="ro1">
          <table:table-cell table:number-columns-repeated="3" office:value-type="float" office:value="0.935319" calcext:value-type="float">
            <text:p>0.935319</text:p>
          </table:table-cell>
          <table:table-cell table:number-columns-repeated="2" office:value-type="float" office:value="0.927972" calcext:value-type="float">
            <text:p>0.927972</text:p>
          </table:table-cell>
          <table:table-cell table:number-columns-repeated="3" office:value-type="float" office:value="0.928662" calcext:value-type="float">
            <text:p>0.928662</text:p>
          </table:table-cell>
          <table:table-cell table:number-columns-repeated="2" office:value-type="float" office:value="0.932952" calcext:value-type="float">
            <text:p>0.932952</text:p>
          </table:table-cell>
          <table:table-cell table:number-columns-repeated="3" office:value-type="float" office:value="0.934419" calcext:value-type="float">
            <text:p>0.934419</text:p>
          </table:table-cell>
          <table:table-cell table:number-columns-repeated="2" office:value-type="float" office:value="0.932774" calcext:value-type="float">
            <text:p>0.932774</text:p>
          </table:table-cell>
          <table:table-cell table:number-columns-repeated="2" office:value-type="float" office:value="0.934317" calcext:value-type="float">
            <text:p>0.934317</text:p>
          </table:table-cell>
          <table:table-cell table:number-columns-repeated="3" office:value-type="float" office:value="0.939047" calcext:value-type="float">
            <text:p>0.939047</text:p>
          </table:table-cell>
          <table:table-cell table:number-columns-repeated="2" office:value-type="float" office:value="0.941041" calcext:value-type="float">
            <text:p>0.941041</text:p>
          </table:table-cell>
          <table:table-cell table:number-columns-repeated="3" office:value-type="float" office:value="0.932588" calcext:value-type="float">
            <text:p>0.932588</text:p>
          </table:table-cell>
          <table:table-cell table:number-columns-repeated="2" office:value-type="float" office:value="0.937826" calcext:value-type="float">
            <text:p>0.937826</text:p>
          </table:table-cell>
          <table:table-cell table:number-columns-repeated="2" office:value-type="float" office:value="0.937344" calcext:value-type="float">
            <text:p>0.937344</text:p>
          </table:table-cell>
          <table:table-cell office:value-type="float" office:value="0.938048" calcext:value-type="float">
            <text:p>0.938048</text:p>
          </table:table-cell>
        </table:table-row>
        <table:table-row table:style-name="ro1">
          <table:table-cell table:number-columns-repeated="3" office:value-type="float" office:value="0.935411" calcext:value-type="float">
            <text:p>0.935411</text:p>
          </table:table-cell>
          <table:table-cell table:number-columns-repeated="2" office:value-type="float" office:value="0.927721" calcext:value-type="float">
            <text:p>0.927721</text:p>
          </table:table-cell>
          <table:table-cell table:number-columns-repeated="3" office:value-type="float" office:value="0.928731" calcext:value-type="float">
            <text:p>0.928731</text:p>
          </table:table-cell>
          <table:table-cell table:number-columns-repeated="2" office:value-type="float" office:value="0.932706" calcext:value-type="float">
            <text:p>0.932706</text:p>
          </table:table-cell>
          <table:table-cell table:number-columns-repeated="3" office:value-type="float" office:value="0.9342" calcext:value-type="float">
            <text:p>0.9342</text:p>
          </table:table-cell>
          <table:table-cell table:number-columns-repeated="2" office:value-type="float" office:value="0.933191" calcext:value-type="float">
            <text:p>0.933191</text:p>
          </table:table-cell>
          <table:table-cell table:number-columns-repeated="2" office:value-type="float" office:value="0.934648" calcext:value-type="float">
            <text:p>0.934648</text:p>
          </table:table-cell>
          <table:table-cell table:number-columns-repeated="3" office:value-type="float" office:value="0.939005" calcext:value-type="float">
            <text:p>0.939005</text:p>
          </table:table-cell>
          <table:table-cell table:number-columns-repeated="2" office:value-type="float" office:value="0.941264" calcext:value-type="float">
            <text:p>0.941264</text:p>
          </table:table-cell>
          <table:table-cell table:number-columns-repeated="3" office:value-type="float" office:value="0.931753" calcext:value-type="float">
            <text:p>0.931753</text:p>
          </table:table-cell>
          <table:table-cell table:number-columns-repeated="2" office:value-type="float" office:value="0.937907" calcext:value-type="float">
            <text:p>0.937907</text:p>
          </table:table-cell>
          <table:table-cell table:number-columns-repeated="2" office:value-type="float" office:value="0.937134" calcext:value-type="float">
            <text:p>0.937134</text:p>
          </table:table-cell>
          <table:table-cell office:value-type="float" office:value="0.937585" calcext:value-type="float">
            <text:p>0.937585</text:p>
          </table:table-cell>
        </table:table-row>
        <table:table-row table:style-name="ro1">
          <table:table-cell table:number-columns-repeated="3" office:value-type="float" office:value="0.934644" calcext:value-type="float">
            <text:p>0.934644</text:p>
          </table:table-cell>
          <table:table-cell table:number-columns-repeated="2" office:value-type="float" office:value="0.928307" calcext:value-type="float">
            <text:p>0.928307</text:p>
          </table:table-cell>
          <table:table-cell table:number-columns-repeated="3" office:value-type="float" office:value="0.928716" calcext:value-type="float">
            <text:p>0.928716</text:p>
          </table:table-cell>
          <table:table-cell table:number-columns-repeated="2" office:value-type="float" office:value="0.932182" calcext:value-type="float">
            <text:p>0.932182</text:p>
          </table:table-cell>
          <table:table-cell table:number-columns-repeated="3" office:value-type="float" office:value="0.933983" calcext:value-type="float">
            <text:p>0.933983</text:p>
          </table:table-cell>
          <table:table-cell table:number-columns-repeated="2" office:value-type="float" office:value="0.933288" calcext:value-type="float">
            <text:p>0.933288</text:p>
          </table:table-cell>
          <table:table-cell table:number-columns-repeated="2" office:value-type="float" office:value="0.935387" calcext:value-type="float">
            <text:p>0.935387</text:p>
          </table:table-cell>
          <table:table-cell table:number-columns-repeated="3" office:value-type="float" office:value="0.939105" calcext:value-type="float">
            <text:p>0.939105</text:p>
          </table:table-cell>
          <table:table-cell table:number-columns-repeated="2" office:value-type="float" office:value="0.941838" calcext:value-type="float">
            <text:p>0.941838</text:p>
          </table:table-cell>
          <table:table-cell table:number-columns-repeated="3" office:value-type="float" office:value="0.931614" calcext:value-type="float">
            <text:p>0.931614</text:p>
          </table:table-cell>
          <table:table-cell table:number-columns-repeated="2" office:value-type="float" office:value="0.938057" calcext:value-type="float">
            <text:p>0.938057</text:p>
          </table:table-cell>
          <table:table-cell table:number-columns-repeated="2" office:value-type="float" office:value="0.936916" calcext:value-type="float">
            <text:p>0.936916</text:p>
          </table:table-cell>
          <table:table-cell office:value-type="float" office:value="0.937187" calcext:value-type="float">
            <text:p>0.937187</text:p>
          </table:table-cell>
        </table:table-row>
        <table:table-row table:style-name="ro1">
          <table:table-cell table:number-columns-repeated="3" office:value-type="float" office:value="0.93472" calcext:value-type="float">
            <text:p>0.93472</text:p>
          </table:table-cell>
          <table:table-cell table:number-columns-repeated="2" office:value-type="float" office:value="0.92879" calcext:value-type="float">
            <text:p>0.92879</text:p>
          </table:table-cell>
          <table:table-cell table:number-columns-repeated="3" office:value-type="float" office:value="0.928848" calcext:value-type="float">
            <text:p>0.928848</text:p>
          </table:table-cell>
          <table:table-cell table:number-columns-repeated="2" office:value-type="float" office:value="0.931906" calcext:value-type="float">
            <text:p>0.931906</text:p>
          </table:table-cell>
          <table:table-cell table:number-columns-repeated="3" office:value-type="float" office:value="0.934614" calcext:value-type="float">
            <text:p>0.934614</text:p>
          </table:table-cell>
          <table:table-cell table:number-columns-repeated="2" office:value-type="float" office:value="0.933925" calcext:value-type="float">
            <text:p>0.933925</text:p>
          </table:table-cell>
          <table:table-cell table:number-columns-repeated="2" office:value-type="float" office:value="0.93526" calcext:value-type="float">
            <text:p>0.93526</text:p>
          </table:table-cell>
          <table:table-cell table:number-columns-repeated="3" office:value-type="float" office:value="0.939105" calcext:value-type="float">
            <text:p>0.939105</text:p>
          </table:table-cell>
          <table:table-cell table:number-columns-repeated="2" office:value-type="float" office:value="0.941647" calcext:value-type="float">
            <text:p>0.941647</text:p>
          </table:table-cell>
          <table:table-cell table:number-columns-repeated="3" office:value-type="float" office:value="0.931549" calcext:value-type="float">
            <text:p>0.931549</text:p>
          </table:table-cell>
          <table:table-cell table:number-columns-repeated="2" office:value-type="float" office:value="0.937721" calcext:value-type="float">
            <text:p>0.937721</text:p>
          </table:table-cell>
          <table:table-cell table:number-columns-repeated="2" office:value-type="float" office:value="0.937645" calcext:value-type="float">
            <text:p>0.937645</text:p>
          </table:table-cell>
          <table:table-cell office:value-type="float" office:value="0.936541" calcext:value-type="float">
            <text:p>0.936541</text:p>
          </table:table-cell>
        </table:table-row>
        <table:table-row table:style-name="ro1">
          <table:table-cell table:number-columns-repeated="3" office:value-type="float" office:value="0.934652" calcext:value-type="float">
            <text:p>0.934652</text:p>
          </table:table-cell>
          <table:table-cell table:number-columns-repeated="2" office:value-type="float" office:value="0.928492" calcext:value-type="float">
            <text:p>0.928492</text:p>
          </table:table-cell>
          <table:table-cell table:number-columns-repeated="3" office:value-type="float" office:value="0.928991" calcext:value-type="float">
            <text:p>0.928991</text:p>
          </table:table-cell>
          <table:table-cell table:number-columns-repeated="2" office:value-type="float" office:value="0.931567" calcext:value-type="float">
            <text:p>0.931567</text:p>
          </table:table-cell>
          <table:table-cell table:number-columns-repeated="3" office:value-type="float" office:value="0.934637" calcext:value-type="float">
            <text:p>0.934637</text:p>
          </table:table-cell>
          <table:table-cell table:number-columns-repeated="2" office:value-type="float" office:value="0.933983" calcext:value-type="float">
            <text:p>0.933983</text:p>
          </table:table-cell>
          <table:table-cell table:number-columns-repeated="2" office:value-type="float" office:value="0.934797" calcext:value-type="float">
            <text:p>0.934797</text:p>
          </table:table-cell>
          <table:table-cell table:number-columns-repeated="3" office:value-type="float" office:value="0.938077" calcext:value-type="float">
            <text:p>0.938077</text:p>
          </table:table-cell>
          <table:table-cell table:number-columns-repeated="2" office:value-type="float" office:value="0.941281" calcext:value-type="float">
            <text:p>0.941281</text:p>
          </table:table-cell>
          <table:table-cell table:number-columns-repeated="3" office:value-type="float" office:value="0.931808" calcext:value-type="float">
            <text:p>0.931808</text:p>
          </table:table-cell>
          <table:table-cell table:number-columns-repeated="2" office:value-type="float" office:value="0.937661" calcext:value-type="float">
            <text:p>0.937661</text:p>
          </table:table-cell>
          <table:table-cell table:number-columns-repeated="2" office:value-type="float" office:value="0.93721" calcext:value-type="float">
            <text:p>0.93721</text:p>
          </table:table-cell>
          <table:table-cell office:value-type="float" office:value="0.936677" calcext:value-type="float">
            <text:p>0.936677</text:p>
          </table:table-cell>
        </table:table-row>
        <table:table-row table:style-name="ro1">
          <table:table-cell table:number-columns-repeated="3" office:value-type="float" office:value="0.934657" calcext:value-type="float">
            <text:p>0.934657</text:p>
          </table:table-cell>
          <table:table-cell table:number-columns-repeated="2" office:value-type="float" office:value="0.928705" calcext:value-type="float">
            <text:p>0.928705</text:p>
          </table:table-cell>
          <table:table-cell table:number-columns-repeated="3" office:value-type="float" office:value="0.929175" calcext:value-type="float">
            <text:p>0.929175</text:p>
          </table:table-cell>
          <table:table-cell table:number-columns-repeated="2" office:value-type="float" office:value="0.932105" calcext:value-type="float">
            <text:p>0.932105</text:p>
          </table:table-cell>
          <table:table-cell table:number-columns-repeated="3" office:value-type="float" office:value="0.934331" calcext:value-type="float">
            <text:p>0.934331</text:p>
          </table:table-cell>
          <table:table-cell table:number-columns-repeated="2" office:value-type="float" office:value="0.933812" calcext:value-type="float">
            <text:p>0.933812</text:p>
          </table:table-cell>
          <table:table-cell table:number-columns-repeated="2" office:value-type="float" office:value="0.934541" calcext:value-type="float">
            <text:p>0.934541</text:p>
          </table:table-cell>
          <table:table-cell table:number-columns-repeated="3" office:value-type="float" office:value="0.938147" calcext:value-type="float">
            <text:p>0.938147</text:p>
          </table:table-cell>
          <table:table-cell table:number-columns-repeated="2" office:value-type="float" office:value="0.941017" calcext:value-type="float">
            <text:p>0.941017</text:p>
          </table:table-cell>
          <table:table-cell table:number-columns-repeated="3" office:value-type="float" office:value="0.932386" calcext:value-type="float">
            <text:p>0.932386</text:p>
          </table:table-cell>
          <table:table-cell table:number-columns-repeated="2" office:value-type="float" office:value="0.93794" calcext:value-type="float">
            <text:p>0.93794</text:p>
          </table:table-cell>
          <table:table-cell table:number-columns-repeated="2" office:value-type="float" office:value="0.936991" calcext:value-type="float">
            <text:p>0.936991</text:p>
          </table:table-cell>
          <table:table-cell office:value-type="float" office:value="0.936294" calcext:value-type="float">
            <text:p>0.936294</text:p>
          </table:table-cell>
        </table:table-row>
        <table:table-row table:style-name="ro1">
          <table:table-cell table:number-columns-repeated="3" office:value-type="float" office:value="0.934065" calcext:value-type="float">
            <text:p>0.934065</text:p>
          </table:table-cell>
          <table:table-cell table:number-columns-repeated="2" office:value-type="float" office:value="0.928971" calcext:value-type="float">
            <text:p>0.928971</text:p>
          </table:table-cell>
          <table:table-cell table:number-columns-repeated="3" office:value-type="float" office:value="0.930015" calcext:value-type="float">
            <text:p>0.930015</text:p>
          </table:table-cell>
          <table:table-cell table:number-columns-repeated="2" office:value-type="float" office:value="0.932101" calcext:value-type="float">
            <text:p>0.932101</text:p>
          </table:table-cell>
          <table:table-cell table:number-columns-repeated="3" office:value-type="float" office:value="0.934056" calcext:value-type="float">
            <text:p>0.934056</text:p>
          </table:table-cell>
          <table:table-cell table:number-columns-repeated="2" office:value-type="float" office:value="0.934273" calcext:value-type="float">
            <text:p>0.934273</text:p>
          </table:table-cell>
          <table:table-cell table:number-columns-repeated="2" office:value-type="float" office:value="0.934023" calcext:value-type="float">
            <text:p>0.934023</text:p>
          </table:table-cell>
          <table:table-cell table:number-columns-repeated="3" office:value-type="float" office:value="0.9376" calcext:value-type="float">
            <text:p>0.9376</text:p>
          </table:table-cell>
          <table:table-cell table:number-columns-repeated="2" office:value-type="float" office:value="0.941105" calcext:value-type="float">
            <text:p>0.941105</text:p>
          </table:table-cell>
          <table:table-cell table:number-columns-repeated="3" office:value-type="float" office:value="0.932523" calcext:value-type="float">
            <text:p>0.932523</text:p>
          </table:table-cell>
          <table:table-cell table:number-columns-repeated="2" office:value-type="float" office:value="0.93775" calcext:value-type="float">
            <text:p>0.93775</text:p>
          </table:table-cell>
          <table:table-cell table:number-columns-repeated="2" office:value-type="float" office:value="0.93741" calcext:value-type="float">
            <text:p>0.93741</text:p>
          </table:table-cell>
          <table:table-cell office:value-type="float" office:value="0.93661" calcext:value-type="float">
            <text:p>0.93661</text:p>
          </table:table-cell>
        </table:table-row>
        <table:table-row table:style-name="ro1">
          <table:table-cell table:number-columns-repeated="3" office:value-type="float" office:value="0.933991" calcext:value-type="float">
            <text:p>0.933991</text:p>
          </table:table-cell>
          <table:table-cell table:number-columns-repeated="2" office:value-type="float" office:value="0.929119" calcext:value-type="float">
            <text:p>0.929119</text:p>
          </table:table-cell>
          <table:table-cell table:number-columns-repeated="3" office:value-type="float" office:value="0.930457" calcext:value-type="float">
            <text:p>0.930457</text:p>
          </table:table-cell>
          <table:table-cell table:number-columns-repeated="2" office:value-type="float" office:value="0.931796" calcext:value-type="float">
            <text:p>0.931796</text:p>
          </table:table-cell>
          <table:table-cell table:number-columns-repeated="3" office:value-type="float" office:value="0.933988" calcext:value-type="float">
            <text:p>0.933988</text:p>
          </table:table-cell>
          <table:table-cell table:number-columns-repeated="2" office:value-type="float" office:value="0.934448" calcext:value-type="float">
            <text:p>0.934448</text:p>
          </table:table-cell>
          <table:table-cell table:number-columns-repeated="2" office:value-type="float" office:value="0.934506" calcext:value-type="float">
            <text:p>0.934506</text:p>
          </table:table-cell>
          <table:table-cell table:number-columns-repeated="3" office:value-type="float" office:value="0.937708" calcext:value-type="float">
            <text:p>0.937708</text:p>
          </table:table-cell>
          <table:table-cell table:number-columns-repeated="2" office:value-type="float" office:value="0.940546" calcext:value-type="float">
            <text:p>0.940546</text:p>
          </table:table-cell>
          <table:table-cell table:number-columns-repeated="3" office:value-type="float" office:value="0.932824" calcext:value-type="float">
            <text:p>0.932824</text:p>
          </table:table-cell>
          <table:table-cell table:number-columns-repeated="2" office:value-type="float" office:value="0.937425" calcext:value-type="float">
            <text:p>0.937425</text:p>
          </table:table-cell>
          <table:table-cell table:number-columns-repeated="2" office:value-type="float" office:value="0.937625" calcext:value-type="float">
            <text:p>0.937625</text:p>
          </table:table-cell>
          <table:table-cell office:value-type="float" office:value="0.936684" calcext:value-type="float">
            <text:p>0.936684</text:p>
          </table:table-cell>
        </table:table-row>
        <table:table-row table:style-name="ro1">
          <table:table-cell table:number-columns-repeated="3" office:value-type="float" office:value="0.934139" calcext:value-type="float">
            <text:p>0.934139</text:p>
          </table:table-cell>
          <table:table-cell table:number-columns-repeated="2" office:value-type="float" office:value="0.929122" calcext:value-type="float">
            <text:p>0.929122</text:p>
          </table:table-cell>
          <table:table-cell table:number-columns-repeated="3" office:value-type="float" office:value="0.930476" calcext:value-type="float">
            <text:p>0.930476</text:p>
          </table:table-cell>
          <table:table-cell table:number-columns-repeated="2" office:value-type="float" office:value="0.931871" calcext:value-type="float">
            <text:p>0.931871</text:p>
          </table:table-cell>
          <table:table-cell table:number-columns-repeated="3" office:value-type="float" office:value="0.934425" calcext:value-type="float">
            <text:p>0.934425</text:p>
          </table:table-cell>
          <table:table-cell table:number-columns-repeated="2" office:value-type="float" office:value="0.934094" calcext:value-type="float">
            <text:p>0.934094</text:p>
          </table:table-cell>
          <table:table-cell table:number-columns-repeated="2" office:value-type="float" office:value="0.934086" calcext:value-type="float">
            <text:p>0.934086</text:p>
          </table:table-cell>
          <table:table-cell table:number-columns-repeated="3" office:value-type="float" office:value="0.937693" calcext:value-type="float">
            <text:p>0.937693</text:p>
          </table:table-cell>
          <table:table-cell table:number-columns-repeated="2" office:value-type="float" office:value="0.940569" calcext:value-type="float">
            <text:p>0.940569</text:p>
          </table:table-cell>
          <table:table-cell table:number-columns-repeated="3" office:value-type="float" office:value="0.932169" calcext:value-type="float">
            <text:p>0.932169</text:p>
          </table:table-cell>
          <table:table-cell table:number-columns-repeated="2" office:value-type="float" office:value="0.93729" calcext:value-type="float">
            <text:p>0.93729</text:p>
          </table:table-cell>
          <table:table-cell table:number-columns-repeated="2" office:value-type="float" office:value="0.937687" calcext:value-type="float">
            <text:p>0.937687</text:p>
          </table:table-cell>
          <table:table-cell office:value-type="float" office:value="0.936923" calcext:value-type="float">
            <text:p>0.936923</text:p>
          </table:table-cell>
        </table:table-row>
        <table:table-row table:style-name="ro1">
          <table:table-cell table:number-columns-repeated="3" office:value-type="float" office:value="0.934505" calcext:value-type="float">
            <text:p>0.934505</text:p>
          </table:table-cell>
          <table:table-cell table:number-columns-repeated="2" office:value-type="float" office:value="0.929753" calcext:value-type="float">
            <text:p>0.929753</text:p>
          </table:table-cell>
          <table:table-cell table:number-columns-repeated="3" office:value-type="float" office:value="0.930778" calcext:value-type="float">
            <text:p>0.930778</text:p>
          </table:table-cell>
          <table:table-cell table:number-columns-repeated="2" office:value-type="float" office:value="0.931985" calcext:value-type="float">
            <text:p>0.931985</text:p>
          </table:table-cell>
          <table:table-cell table:number-columns-repeated="3" office:value-type="float" office:value="0.93478" calcext:value-type="float">
            <text:p>0.93478</text:p>
          </table:table-cell>
          <table:table-cell table:number-columns-repeated="2" office:value-type="float" office:value="0.934485" calcext:value-type="float">
            <text:p>0.934485</text:p>
          </table:table-cell>
          <table:table-cell table:number-columns-repeated="2" office:value-type="float" office:value="0.93383" calcext:value-type="float">
            <text:p>0.93383</text:p>
          </table:table-cell>
          <table:table-cell table:number-columns-repeated="3" office:value-type="float" office:value="0.937452" calcext:value-type="float">
            <text:p>0.937452</text:p>
          </table:table-cell>
          <table:table-cell table:number-columns-repeated="2" office:value-type="float" office:value="0.940376" calcext:value-type="float">
            <text:p>0.940376</text:p>
          </table:table-cell>
          <table:table-cell table:number-columns-repeated="3" office:value-type="float" office:value="0.932" calcext:value-type="float">
            <text:p>0.932</text:p>
          </table:table-cell>
          <table:table-cell table:number-columns-repeated="2" office:value-type="float" office:value="0.937562" calcext:value-type="float">
            <text:p>0.937562</text:p>
          </table:table-cell>
          <table:table-cell table:number-columns-repeated="2" office:value-type="float" office:value="0.938038" calcext:value-type="float">
            <text:p>0.938038</text:p>
          </table:table-cell>
          <table:table-cell office:value-type="float" office:value="0.937415" calcext:value-type="float">
            <text:p>0.937415</text:p>
          </table:table-cell>
        </table:table-row>
        <table:table-row table:style-name="ro1">
          <table:table-cell table:number-columns-repeated="3" office:value-type="float" office:value="0.934502" calcext:value-type="float">
            <text:p>0.934502</text:p>
          </table:table-cell>
          <table:table-cell table:number-columns-repeated="2" office:value-type="float" office:value="0.930158" calcext:value-type="float">
            <text:p>0.930158</text:p>
          </table:table-cell>
          <table:table-cell table:number-columns-repeated="3" office:value-type="float" office:value="0.930731" calcext:value-type="float">
            <text:p>0.930731</text:p>
          </table:table-cell>
          <table:table-cell table:number-columns-repeated="2" office:value-type="float" office:value="0.932058" calcext:value-type="float">
            <text:p>0.932058</text:p>
          </table:table-cell>
          <table:table-cell table:number-columns-repeated="3" office:value-type="float" office:value="0.93521" calcext:value-type="float">
            <text:p>0.93521</text:p>
          </table:table-cell>
          <table:table-cell table:number-columns-repeated="2" office:value-type="float" office:value="0.934083" calcext:value-type="float">
            <text:p>0.934083</text:p>
          </table:table-cell>
          <table:table-cell table:number-columns-repeated="2" office:value-type="float" office:value="0.933894" calcext:value-type="float">
            <text:p>0.933894</text:p>
          </table:table-cell>
          <table:table-cell table:number-columns-repeated="3" office:value-type="float" office:value="0.937279" calcext:value-type="float">
            <text:p>0.937279</text:p>
          </table:table-cell>
          <table:table-cell table:number-columns-repeated="2" office:value-type="float" office:value="0.940763" calcext:value-type="float">
            <text:p>0.940763</text:p>
          </table:table-cell>
          <table:table-cell table:number-columns-repeated="3" office:value-type="float" office:value="0.932498" calcext:value-type="float">
            <text:p>0.932498</text:p>
          </table:table-cell>
          <table:table-cell table:number-columns-repeated="2" office:value-type="float" office:value="0.93787" calcext:value-type="float">
            <text:p>0.93787</text:p>
          </table:table-cell>
          <table:table-cell table:number-columns-repeated="2" office:value-type="float" office:value="0.938192" calcext:value-type="float">
            <text:p>0.938192</text:p>
          </table:table-cell>
          <table:table-cell office:value-type="float" office:value="0.937778" calcext:value-type="float">
            <text:p>0.937778</text:p>
          </table:table-cell>
        </table:table-row>
        <table:table-row table:style-name="ro1">
          <table:table-cell table:number-columns-repeated="3" office:value-type="float" office:value="0.934736" calcext:value-type="float">
            <text:p>0.934736</text:p>
          </table:table-cell>
          <table:table-cell table:number-columns-repeated="2" office:value-type="float" office:value="0.930261" calcext:value-type="float">
            <text:p>0.930261</text:p>
          </table:table-cell>
          <table:table-cell table:number-columns-repeated="3" office:value-type="float" office:value="0.929961" calcext:value-type="float">
            <text:p>0.929961</text:p>
          </table:table-cell>
          <table:table-cell table:number-columns-repeated="2" office:value-type="float" office:value="0.932136" calcext:value-type="float">
            <text:p>0.932136</text:p>
          </table:table-cell>
          <table:table-cell table:number-columns-repeated="3" office:value-type="float" office:value="0.934688" calcext:value-type="float">
            <text:p>0.934688</text:p>
          </table:table-cell>
          <table:table-cell table:number-columns-repeated="2" office:value-type="float" office:value="0.933553" calcext:value-type="float">
            <text:p>0.933553</text:p>
          </table:table-cell>
          <table:table-cell table:number-columns-repeated="2" office:value-type="float" office:value="0.933856" calcext:value-type="float">
            <text:p>0.933856</text:p>
          </table:table-cell>
          <table:table-cell table:number-columns-repeated="3" office:value-type="float" office:value="0.937365" calcext:value-type="float">
            <text:p>0.937365</text:p>
          </table:table-cell>
          <table:table-cell table:number-columns-repeated="2" office:value-type="float" office:value="0.940484" calcext:value-type="float">
            <text:p>0.940484</text:p>
          </table:table-cell>
          <table:table-cell table:number-columns-repeated="3" office:value-type="float" office:value="0.932958" calcext:value-type="float">
            <text:p>0.932958</text:p>
          </table:table-cell>
          <table:table-cell table:number-columns-repeated="2" office:value-type="float" office:value="0.938322" calcext:value-type="float">
            <text:p>0.938322</text:p>
          </table:table-cell>
          <table:table-cell table:number-columns-repeated="2" office:value-type="float" office:value="0.937513" calcext:value-type="float">
            <text:p>0.937513</text:p>
          </table:table-cell>
          <table:table-cell office:value-type="float" office:value="0.938313" calcext:value-type="float">
            <text:p>0.938313</text:p>
          </table:table-cell>
        </table:table-row>
        <table:table-row table:style-name="ro1">
          <table:table-cell table:number-columns-repeated="3" office:value-type="float" office:value="0.934969" calcext:value-type="float">
            <text:p>0.934969</text:p>
          </table:table-cell>
          <table:table-cell table:number-columns-repeated="2" office:value-type="float" office:value="0.929884" calcext:value-type="float">
            <text:p>0.929884</text:p>
          </table:table-cell>
          <table:table-cell table:number-columns-repeated="3" office:value-type="float" office:value="0.929833" calcext:value-type="float">
            <text:p>0.929833</text:p>
          </table:table-cell>
          <table:table-cell table:number-columns-repeated="2" office:value-type="float" office:value="0.931808" calcext:value-type="float">
            <text:p>0.931808</text:p>
          </table:table-cell>
          <table:table-cell table:number-columns-repeated="3" office:value-type="float" office:value="0.935253" calcext:value-type="float">
            <text:p>0.935253</text:p>
          </table:table-cell>
          <table:table-cell table:number-columns-repeated="2" office:value-type="float" office:value="0.934056" calcext:value-type="float">
            <text:p>0.934056</text:p>
          </table:table-cell>
          <table:table-cell table:number-columns-repeated="2" office:value-type="float" office:value="0.933607" calcext:value-type="float">
            <text:p>0.933607</text:p>
          </table:table-cell>
          <table:table-cell table:number-columns-repeated="3" office:value-type="float" office:value="0.937252" calcext:value-type="float">
            <text:p>0.937252</text:p>
          </table:table-cell>
          <table:table-cell table:number-columns-repeated="2" office:value-type="float" office:value="0.940234" calcext:value-type="float">
            <text:p>0.940234</text:p>
          </table:table-cell>
          <table:table-cell table:number-columns-repeated="3" office:value-type="float" office:value="0.932921" calcext:value-type="float">
            <text:p>0.932921</text:p>
          </table:table-cell>
          <table:table-cell table:number-columns-repeated="2" office:value-type="float" office:value="0.937794" calcext:value-type="float">
            <text:p>0.937794</text:p>
          </table:table-cell>
          <table:table-cell table:number-columns-repeated="2" office:value-type="float" office:value="0.937317" calcext:value-type="float">
            <text:p>0.937317</text:p>
          </table:table-cell>
          <table:table-cell office:value-type="float" office:value="0.938498" calcext:value-type="float">
            <text:p>0.938498</text:p>
          </table:table-cell>
        </table:table-row>
        <table:table-row table:style-name="ro1">
          <table:table-cell table:number-columns-repeated="3" office:value-type="float" office:value="0.93498" calcext:value-type="float">
            <text:p>0.93498</text:p>
          </table:table-cell>
          <table:table-cell table:number-columns-repeated="2" office:value-type="float" office:value="0.930046" calcext:value-type="float">
            <text:p>0.930046</text:p>
          </table:table-cell>
          <table:table-cell table:number-columns-repeated="3" office:value-type="float" office:value="0.930791" calcext:value-type="float">
            <text:p>0.930791</text:p>
          </table:table-cell>
          <table:table-cell table:number-columns-repeated="2" office:value-type="float" office:value="0.932036" calcext:value-type="float">
            <text:p>0.932036</text:p>
          </table:table-cell>
          <table:table-cell table:number-columns-repeated="3" office:value-type="float" office:value="0.934949" calcext:value-type="float">
            <text:p>0.934949</text:p>
          </table:table-cell>
          <table:table-cell table:number-columns-repeated="2" office:value-type="float" office:value="0.93442" calcext:value-type="float">
            <text:p>0.93442</text:p>
          </table:table-cell>
          <table:table-cell table:number-columns-repeated="2" office:value-type="float" office:value="0.93384" calcext:value-type="float">
            <text:p>0.93384</text:p>
          </table:table-cell>
          <table:table-cell table:number-columns-repeated="3" office:value-type="float" office:value="0.936913" calcext:value-type="float">
            <text:p>0.936913</text:p>
          </table:table-cell>
          <table:table-cell table:number-columns-repeated="2" office:value-type="float" office:value="0.940156" calcext:value-type="float">
            <text:p>0.940156</text:p>
          </table:table-cell>
          <table:table-cell table:number-columns-repeated="3" office:value-type="float" office:value="0.933532" calcext:value-type="float">
            <text:p>0.933532</text:p>
          </table:table-cell>
          <table:table-cell table:number-columns-repeated="2" office:value-type="float" office:value="0.93747" calcext:value-type="float">
            <text:p>0.93747</text:p>
          </table:table-cell>
          <table:table-cell table:number-columns-repeated="2" office:value-type="float" office:value="0.937756" calcext:value-type="float">
            <text:p>0.937756</text:p>
          </table:table-cell>
          <table:table-cell office:value-type="float" office:value="0.938505" calcext:value-type="float">
            <text:p>0.938505</text:p>
          </table:table-cell>
        </table:table-row>
        <table:table-row table:style-name="ro1">
          <table:table-cell table:number-columns-repeated="3" office:value-type="float" office:value="0.935461" calcext:value-type="float">
            <text:p>0.935461</text:p>
          </table:table-cell>
          <table:table-cell table:number-columns-repeated="2" office:value-type="float" office:value="0.930506" calcext:value-type="float">
            <text:p>0.930506</text:p>
          </table:table-cell>
          <table:table-cell table:number-columns-repeated="3" office:value-type="float" office:value="0.931326" calcext:value-type="float">
            <text:p>0.931326</text:p>
          </table:table-cell>
          <table:table-cell table:number-columns-repeated="2" office:value-type="float" office:value="0.932022" calcext:value-type="float">
            <text:p>0.932022</text:p>
          </table:table-cell>
          <table:table-cell table:number-columns-repeated="3" office:value-type="float" office:value="0.934695" calcext:value-type="float">
            <text:p>0.934695</text:p>
          </table:table-cell>
          <table:table-cell table:number-columns-repeated="2" office:value-type="float" office:value="0.934406" calcext:value-type="float">
            <text:p>0.934406</text:p>
          </table:table-cell>
          <table:table-cell table:number-columns-repeated="2" office:value-type="float" office:value="0.933973" calcext:value-type="float">
            <text:p>0.933973</text:p>
          </table:table-cell>
          <table:table-cell table:number-columns-repeated="3" office:value-type="float" office:value="0.936953" calcext:value-type="float">
            <text:p>0.936953</text:p>
          </table:table-cell>
          <table:table-cell table:number-columns-repeated="2" office:value-type="float" office:value="0.939888" calcext:value-type="float">
            <text:p>0.939888</text:p>
          </table:table-cell>
          <table:table-cell table:number-columns-repeated="3" office:value-type="float" office:value="0.933265" calcext:value-type="float">
            <text:p>0.933265</text:p>
          </table:table-cell>
          <table:table-cell table:number-columns-repeated="2" office:value-type="float" office:value="0.937722" calcext:value-type="float">
            <text:p>0.937722</text:p>
          </table:table-cell>
          <table:table-cell table:number-columns-repeated="2" office:value-type="float" office:value="0.937626" calcext:value-type="float">
            <text:p>0.937626</text:p>
          </table:table-cell>
          <table:table-cell office:value-type="float" office:value="0.938357" calcext:value-type="float">
            <text:p>0.938357</text:p>
          </table:table-cell>
        </table:table-row>
        <table:table-row table:style-name="ro1">
          <table:table-cell table:number-columns-repeated="3" office:value-type="float" office:value="0.935811" calcext:value-type="float">
            <text:p>0.935811</text:p>
          </table:table-cell>
          <table:table-cell table:number-columns-repeated="2" office:value-type="float" office:value="0.930909" calcext:value-type="float">
            <text:p>0.930909</text:p>
          </table:table-cell>
          <table:table-cell table:number-columns-repeated="3" office:value-type="float" office:value="0.931237" calcext:value-type="float">
            <text:p>0.931237</text:p>
          </table:table-cell>
          <table:table-cell table:number-columns-repeated="2" office:value-type="float" office:value="0.931578" calcext:value-type="float">
            <text:p>0.931578</text:p>
          </table:table-cell>
          <table:table-cell table:number-columns-repeated="3" office:value-type="float" office:value="0.934918" calcext:value-type="float">
            <text:p>0.934918</text:p>
          </table:table-cell>
          <table:table-cell table:number-columns-repeated="2" office:value-type="float" office:value="0.934612" calcext:value-type="float">
            <text:p>0.934612</text:p>
          </table:table-cell>
          <table:table-cell table:number-columns-repeated="2" office:value-type="float" office:value="0.934094" calcext:value-type="float">
            <text:p>0.934094</text:p>
          </table:table-cell>
          <table:table-cell table:number-columns-repeated="3" office:value-type="float" office:value="0.937059" calcext:value-type="float">
            <text:p>0.937059</text:p>
          </table:table-cell>
          <table:table-cell table:number-columns-repeated="2" office:value-type="float" office:value="0.939837" calcext:value-type="float">
            <text:p>0.939837</text:p>
          </table:table-cell>
          <table:table-cell table:number-columns-repeated="3" office:value-type="float" office:value="0.932849" calcext:value-type="float">
            <text:p>0.932849</text:p>
          </table:table-cell>
          <table:table-cell table:number-columns-repeated="2" office:value-type="float" office:value="0.937988" calcext:value-type="float">
            <text:p>0.937988</text:p>
          </table:table-cell>
          <table:table-cell table:number-columns-repeated="2" office:value-type="float" office:value="0.937359" calcext:value-type="float">
            <text:p>0.937359</text:p>
          </table:table-cell>
          <table:table-cell office:value-type="float" office:value="0.938241" calcext:value-type="float">
            <text:p>0.938241</text:p>
          </table:table-cell>
        </table:table-row>
        <table:table-row table:style-name="ro1">
          <table:table-cell table:number-columns-repeated="3" office:value-type="float" office:value="0.936378" calcext:value-type="float">
            <text:p>0.936378</text:p>
          </table:table-cell>
          <table:table-cell table:number-columns-repeated="2" office:value-type="float" office:value="0.930762" calcext:value-type="float">
            <text:p>0.930762</text:p>
          </table:table-cell>
          <table:table-cell table:number-columns-repeated="3" office:value-type="float" office:value="0.93082" calcext:value-type="float">
            <text:p>0.93082</text:p>
          </table:table-cell>
          <table:table-cell table:number-columns-repeated="2" office:value-type="float" office:value="0.931512" calcext:value-type="float">
            <text:p>0.931512</text:p>
          </table:table-cell>
          <table:table-cell table:number-columns-repeated="3" office:value-type="float" office:value="0.935292" calcext:value-type="float">
            <text:p>0.935292</text:p>
          </table:table-cell>
          <table:table-cell table:number-columns-repeated="2" office:value-type="float" office:value="0.934784" calcext:value-type="float">
            <text:p>0.934784</text:p>
          </table:table-cell>
          <table:table-cell table:number-columns-repeated="2" office:value-type="float" office:value="0.93377" calcext:value-type="float">
            <text:p>0.93377</text:p>
          </table:table-cell>
          <table:table-cell table:number-columns-repeated="3" office:value-type="float" office:value="0.937641" calcext:value-type="float">
            <text:p>0.937641</text:p>
          </table:table-cell>
          <table:table-cell table:number-columns-repeated="2" office:value-type="float" office:value="0.939703" calcext:value-type="float">
            <text:p>0.939703</text:p>
          </table:table-cell>
          <table:table-cell table:number-columns-repeated="3" office:value-type="float" office:value="0.932317" calcext:value-type="float">
            <text:p>0.932317</text:p>
          </table:table-cell>
          <table:table-cell table:number-columns-repeated="2" office:value-type="float" office:value="0.937642" calcext:value-type="float">
            <text:p>0.937642</text:p>
          </table:table-cell>
          <table:table-cell table:number-columns-repeated="2" office:value-type="float" office:value="0.937342" calcext:value-type="float">
            <text:p>0.937342</text:p>
          </table:table-cell>
          <table:table-cell office:value-type="float" office:value="0.938573" calcext:value-type="float">
            <text:p>0.938573</text:p>
          </table:table-cell>
        </table:table-row>
        <table:table-row table:style-name="ro1">
          <table:table-cell table:number-columns-repeated="3" office:value-type="float" office:value="0.936218" calcext:value-type="float">
            <text:p>0.936218</text:p>
          </table:table-cell>
          <table:table-cell table:number-columns-repeated="2" office:value-type="float" office:value="0.931265" calcext:value-type="float">
            <text:p>0.931265</text:p>
          </table:table-cell>
          <table:table-cell table:number-columns-repeated="3" office:value-type="float" office:value="0.931089" calcext:value-type="float">
            <text:p>0.931089</text:p>
          </table:table-cell>
          <table:table-cell table:number-columns-repeated="2" office:value-type="float" office:value="0.931882" calcext:value-type="float">
            <text:p>0.931882</text:p>
          </table:table-cell>
          <table:table-cell table:number-columns-repeated="3" office:value-type="float" office:value="0.935104" calcext:value-type="float">
            <text:p>0.935104</text:p>
          </table:table-cell>
          <table:table-cell table:number-columns-repeated="2" office:value-type="float" office:value="0.9343" calcext:value-type="float">
            <text:p>0.9343</text:p>
          </table:table-cell>
          <table:table-cell table:number-columns-repeated="2" office:value-type="float" office:value="0.933" calcext:value-type="float">
            <text:p>0.933</text:p>
          </table:table-cell>
          <table:table-cell table:number-columns-repeated="3" office:value-type="float" office:value="0.938394" calcext:value-type="float">
            <text:p>0.938394</text:p>
          </table:table-cell>
          <table:table-cell table:number-columns-repeated="2" office:value-type="float" office:value="0.939546" calcext:value-type="float">
            <text:p>0.939546</text:p>
          </table:table-cell>
          <table:table-cell table:number-columns-repeated="3" office:value-type="float" office:value="0.931859" calcext:value-type="float">
            <text:p>0.931859</text:p>
          </table:table-cell>
          <table:table-cell table:number-columns-repeated="2" office:value-type="float" office:value="0.937813" calcext:value-type="float">
            <text:p>0.937813</text:p>
          </table:table-cell>
          <table:table-cell table:number-columns-repeated="2" office:value-type="float" office:value="0.937696" calcext:value-type="float">
            <text:p>0.937696</text:p>
          </table:table-cell>
          <table:table-cell office:value-type="float" office:value="0.938171" calcext:value-type="float">
            <text:p>0.938171</text:p>
          </table:table-cell>
        </table:table-row>
        <table:table-row table:style-name="ro1">
          <table:table-cell table:number-columns-repeated="3" office:value-type="float" office:value="0.936395" calcext:value-type="float">
            <text:p>0.936395</text:p>
          </table:table-cell>
          <table:table-cell table:number-columns-repeated="2" office:value-type="float" office:value="0.931124" calcext:value-type="float">
            <text:p>0.931124</text:p>
          </table:table-cell>
          <table:table-cell table:number-columns-repeated="3" office:value-type="float" office:value="0.931083" calcext:value-type="float">
            <text:p>0.931083</text:p>
          </table:table-cell>
          <table:table-cell table:number-columns-repeated="2" office:value-type="float" office:value="0.931499" calcext:value-type="float">
            <text:p>0.931499</text:p>
          </table:table-cell>
          <table:table-cell table:number-columns-repeated="3" office:value-type="float" office:value="0.934747" calcext:value-type="float">
            <text:p>0.934747</text:p>
          </table:table-cell>
          <table:table-cell table:number-columns-repeated="2" office:value-type="float" office:value="0.934181" calcext:value-type="float">
            <text:p>0.934181</text:p>
          </table:table-cell>
          <table:table-cell table:number-columns-repeated="2" office:value-type="float" office:value="0.932693" calcext:value-type="float">
            <text:p>0.932693</text:p>
          </table:table-cell>
          <table:table-cell table:number-columns-repeated="3" office:value-type="float" office:value="0.937952" calcext:value-type="float">
            <text:p>0.937952</text:p>
          </table:table-cell>
          <table:table-cell table:number-columns-repeated="2" office:value-type="float" office:value="0.939854" calcext:value-type="float">
            <text:p>0.939854</text:p>
          </table:table-cell>
          <table:table-cell table:number-columns-repeated="3" office:value-type="float" office:value="0.931815" calcext:value-type="float">
            <text:p>0.931815</text:p>
          </table:table-cell>
          <table:table-cell table:number-columns-repeated="2" office:value-type="float" office:value="0.937676" calcext:value-type="float">
            <text:p>0.937676</text:p>
          </table:table-cell>
          <table:table-cell table:number-columns-repeated="2" office:value-type="float" office:value="0.937205" calcext:value-type="float">
            <text:p>0.937205</text:p>
          </table:table-cell>
          <table:table-cell office:value-type="float" office:value="0.938336" calcext:value-type="float">
            <text:p>0.938336</text:p>
          </table:table-cell>
        </table:table-row>
        <table:table-row table:style-name="ro1">
          <table:table-cell table:number-columns-repeated="3" office:value-type="float" office:value="0.936085" calcext:value-type="float">
            <text:p>0.936085</text:p>
          </table:table-cell>
          <table:table-cell table:number-columns-repeated="2" office:value-type="float" office:value="0.930783" calcext:value-type="float">
            <text:p>0.930783</text:p>
          </table:table-cell>
          <table:table-cell table:number-columns-repeated="3" office:value-type="float" office:value="0.931432" calcext:value-type="float">
            <text:p>0.931432</text:p>
          </table:table-cell>
          <table:table-cell table:number-columns-repeated="2" office:value-type="float" office:value="0.931633" calcext:value-type="float">
            <text:p>0.931633</text:p>
          </table:table-cell>
          <table:table-cell table:number-columns-repeated="3" office:value-type="float" office:value="0.934251" calcext:value-type="float">
            <text:p>0.934251</text:p>
          </table:table-cell>
          <table:table-cell table:number-columns-repeated="2" office:value-type="float" office:value="0.934157" calcext:value-type="float">
            <text:p>0.934157</text:p>
          </table:table-cell>
          <table:table-cell table:number-columns-repeated="2" office:value-type="float" office:value="0.932241" calcext:value-type="float">
            <text:p>0.932241</text:p>
          </table:table-cell>
          <table:table-cell table:number-columns-repeated="3" office:value-type="float" office:value="0.93769" calcext:value-type="float">
            <text:p>0.93769</text:p>
          </table:table-cell>
          <table:table-cell table:number-columns-repeated="2" office:value-type="float" office:value="0.939495" calcext:value-type="float">
            <text:p>0.939495</text:p>
          </table:table-cell>
          <table:table-cell table:number-columns-repeated="3" office:value-type="float" office:value="0.931627" calcext:value-type="float">
            <text:p>0.931627</text:p>
          </table:table-cell>
          <table:table-cell table:number-columns-repeated="2" office:value-type="float" office:value="0.937121" calcext:value-type="float">
            <text:p>0.937121</text:p>
          </table:table-cell>
          <table:table-cell table:number-columns-repeated="2" office:value-type="float" office:value="0.937393" calcext:value-type="float">
            <text:p>0.937393</text:p>
          </table:table-cell>
          <table:table-cell office:value-type="float" office:value="0.93823" calcext:value-type="float">
            <text:p>0.93823</text:p>
          </table:table-cell>
        </table:table-row>
        <table:table-row table:style-name="ro1">
          <table:table-cell table:number-columns-repeated="3" office:value-type="float" office:value="0.936312" calcext:value-type="float">
            <text:p>0.936312</text:p>
          </table:table-cell>
          <table:table-cell table:number-columns-repeated="2" office:value-type="float" office:value="0.930868" calcext:value-type="float">
            <text:p>0.930868</text:p>
          </table:table-cell>
          <table:table-cell table:number-columns-repeated="3" office:value-type="float" office:value="0.931991" calcext:value-type="float">
            <text:p>0.931991</text:p>
          </table:table-cell>
          <table:table-cell table:number-columns-repeated="2" office:value-type="float" office:value="0.931758" calcext:value-type="float">
            <text:p>0.931758</text:p>
          </table:table-cell>
          <table:table-cell table:number-columns-repeated="3" office:value-type="float" office:value="0.934555" calcext:value-type="float">
            <text:p>0.934555</text:p>
          </table:table-cell>
          <table:table-cell table:number-columns-repeated="2" office:value-type="float" office:value="0.934098" calcext:value-type="float">
            <text:p>0.934098</text:p>
          </table:table-cell>
          <table:table-cell table:number-columns-repeated="2" office:value-type="float" office:value="0.931799" calcext:value-type="float">
            <text:p>0.931799</text:p>
          </table:table-cell>
          <table:table-cell table:number-columns-repeated="3" office:value-type="float" office:value="0.937764" calcext:value-type="float">
            <text:p>0.937764</text:p>
          </table:table-cell>
          <table:table-cell table:number-columns-repeated="2" office:value-type="float" office:value="0.939535" calcext:value-type="float">
            <text:p>0.939535</text:p>
          </table:table-cell>
          <table:table-cell table:number-columns-repeated="3" office:value-type="float" office:value="0.931874" calcext:value-type="float">
            <text:p>0.931874</text:p>
          </table:table-cell>
          <table:table-cell table:number-columns-repeated="2" office:value-type="float" office:value="0.937196" calcext:value-type="float">
            <text:p>0.937196</text:p>
          </table:table-cell>
          <table:table-cell table:number-columns-repeated="2" office:value-type="float" office:value="0.936791" calcext:value-type="float">
            <text:p>0.936791</text:p>
          </table:table-cell>
          <table:table-cell office:value-type="float" office:value="0.937674" calcext:value-type="float">
            <text:p>0.937674</text:p>
          </table:table-cell>
        </table:table-row>
        <table:table-row table:style-name="ro1">
          <table:table-cell table:number-columns-repeated="3" office:value-type="float" office:value="0.936363" calcext:value-type="float">
            <text:p>0.936363</text:p>
          </table:table-cell>
          <table:table-cell table:number-columns-repeated="2" office:value-type="float" office:value="0.931182" calcext:value-type="float">
            <text:p>0.931182</text:p>
          </table:table-cell>
          <table:table-cell table:number-columns-repeated="3" office:value-type="float" office:value="0.931988" calcext:value-type="float">
            <text:p>0.931988</text:p>
          </table:table-cell>
          <table:table-cell table:number-columns-repeated="2" office:value-type="float" office:value="0.931981" calcext:value-type="float">
            <text:p>0.931981</text:p>
          </table:table-cell>
          <table:table-cell table:number-columns-repeated="3" office:value-type="float" office:value="0.934387" calcext:value-type="float">
            <text:p>0.934387</text:p>
          </table:table-cell>
          <table:table-cell table:number-columns-repeated="2" office:value-type="float" office:value="0.934162" calcext:value-type="float">
            <text:p>0.934162</text:p>
          </table:table-cell>
          <table:table-cell table:number-columns-repeated="2" office:value-type="float" office:value="0.932269" calcext:value-type="float">
            <text:p>0.932269</text:p>
          </table:table-cell>
          <table:table-cell table:number-columns-repeated="3" office:value-type="float" office:value="0.937759" calcext:value-type="float">
            <text:p>0.937759</text:p>
          </table:table-cell>
          <table:table-cell table:number-columns-repeated="2" office:value-type="float" office:value="0.939219" calcext:value-type="float">
            <text:p>0.939219</text:p>
          </table:table-cell>
          <table:table-cell table:number-columns-repeated="3" office:value-type="float" office:value="0.932562" calcext:value-type="float">
            <text:p>0.932562</text:p>
          </table:table-cell>
          <table:table-cell table:number-columns-repeated="2" office:value-type="float" office:value="0.937244" calcext:value-type="float">
            <text:p>0.937244</text:p>
          </table:table-cell>
          <table:table-cell table:number-columns-repeated="2" office:value-type="float" office:value="0.937179" calcext:value-type="float">
            <text:p>0.937179</text:p>
          </table:table-cell>
          <table:table-cell office:value-type="float" office:value="0.937426" calcext:value-type="float">
            <text:p>0.937426</text:p>
          </table:table-cell>
        </table:table-row>
        <table:table-row table:style-name="ro1">
          <table:table-cell table:number-columns-repeated="3" office:value-type="float" office:value="0.936176" calcext:value-type="float">
            <text:p>0.936176</text:p>
          </table:table-cell>
          <table:table-cell table:number-columns-repeated="2" office:value-type="float" office:value="0.930974" calcext:value-type="float">
            <text:p>0.930974</text:p>
          </table:table-cell>
          <table:table-cell table:number-columns-repeated="3" office:value-type="float" office:value="0.932205" calcext:value-type="float">
            <text:p>0.932205</text:p>
          </table:table-cell>
          <table:table-cell table:number-columns-repeated="2" office:value-type="float" office:value="0.931521" calcext:value-type="float">
            <text:p>0.931521</text:p>
          </table:table-cell>
          <table:table-cell table:number-columns-repeated="3" office:value-type="float" office:value="0.933966" calcext:value-type="float">
            <text:p>0.933966</text:p>
          </table:table-cell>
          <table:table-cell table:number-columns-repeated="2" office:value-type="float" office:value="0.934865" calcext:value-type="float">
            <text:p>0.934865</text:p>
          </table:table-cell>
          <table:table-cell table:number-columns-repeated="2" office:value-type="float" office:value="0.931905" calcext:value-type="float">
            <text:p>0.931905</text:p>
          </table:table-cell>
          <table:table-cell table:number-columns-repeated="3" office:value-type="float" office:value="0.938196" calcext:value-type="float">
            <text:p>0.938196</text:p>
          </table:table-cell>
          <table:table-cell table:number-columns-repeated="2" office:value-type="float" office:value="0.939143" calcext:value-type="float">
            <text:p>0.939143</text:p>
          </table:table-cell>
          <table:table-cell table:number-columns-repeated="3" office:value-type="float" office:value="0.932344" calcext:value-type="float">
            <text:p>0.932344</text:p>
          </table:table-cell>
          <table:table-cell table:number-columns-repeated="2" office:value-type="float" office:value="0.937894" calcext:value-type="float">
            <text:p>0.937894</text:p>
          </table:table-cell>
          <table:table-cell table:number-columns-repeated="2" office:value-type="float" office:value="0.937062" calcext:value-type="float">
            <text:p>0.937062</text:p>
          </table:table-cell>
          <table:table-cell office:value-type="float" office:value="0.937739" calcext:value-type="float">
            <text:p>0.937739</text:p>
          </table:table-cell>
        </table:table-row>
        <table:table-row table:style-name="ro1">
          <table:table-cell table:number-columns-repeated="3" office:value-type="float" office:value="0.936258" calcext:value-type="float">
            <text:p>0.936258</text:p>
          </table:table-cell>
          <table:table-cell table:number-columns-repeated="2" office:value-type="float" office:value="0.930819" calcext:value-type="float">
            <text:p>0.930819</text:p>
          </table:table-cell>
          <table:table-cell table:number-columns-repeated="3" office:value-type="float" office:value="0.93241" calcext:value-type="float">
            <text:p>0.93241</text:p>
          </table:table-cell>
          <table:table-cell table:number-columns-repeated="2" office:value-type="float" office:value="0.932007" calcext:value-type="float">
            <text:p>0.932007</text:p>
          </table:table-cell>
          <table:table-cell table:number-columns-repeated="3" office:value-type="float" office:value="0.933777" calcext:value-type="float">
            <text:p>0.933777</text:p>
          </table:table-cell>
          <table:table-cell table:number-columns-repeated="2" office:value-type="float" office:value="0.935415" calcext:value-type="float">
            <text:p>0.935415</text:p>
          </table:table-cell>
          <table:table-cell table:number-columns-repeated="2" office:value-type="float" office:value="0.93171" calcext:value-type="float">
            <text:p>0.93171</text:p>
          </table:table-cell>
          <table:table-cell table:number-columns-repeated="3" office:value-type="float" office:value="0.938382" calcext:value-type="float">
            <text:p>0.938382</text:p>
          </table:table-cell>
          <table:table-cell table:number-columns-repeated="2" office:value-type="float" office:value="0.939014" calcext:value-type="float">
            <text:p>0.939014</text:p>
          </table:table-cell>
          <table:table-cell table:number-columns-repeated="3" office:value-type="float" office:value="0.932516" calcext:value-type="float">
            <text:p>0.932516</text:p>
          </table:table-cell>
          <table:table-cell table:number-columns-repeated="2" office:value-type="float" office:value="0.938295" calcext:value-type="float">
            <text:p>0.938295</text:p>
          </table:table-cell>
          <table:table-cell table:number-columns-repeated="2" office:value-type="float" office:value="0.936633" calcext:value-type="float">
            <text:p>0.936633</text:p>
          </table:table-cell>
          <table:table-cell office:value-type="float" office:value="0.937842" calcext:value-type="float">
            <text:p>0.937842</text:p>
          </table:table-cell>
        </table:table-row>
        <table:table-row table:style-name="ro1">
          <table:table-cell table:number-columns-repeated="3" office:value-type="float" office:value="0.935857" calcext:value-type="float">
            <text:p>0.935857</text:p>
          </table:table-cell>
          <table:table-cell table:number-columns-repeated="2" office:value-type="float" office:value="0.930914" calcext:value-type="float">
            <text:p>0.930914</text:p>
          </table:table-cell>
          <table:table-cell table:number-columns-repeated="3" office:value-type="float" office:value="0.932602" calcext:value-type="float">
            <text:p>0.932602</text:p>
          </table:table-cell>
          <table:table-cell table:number-columns-repeated="2" office:value-type="float" office:value="0.931816" calcext:value-type="float">
            <text:p>0.931816</text:p>
          </table:table-cell>
          <table:table-cell table:number-columns-repeated="3" office:value-type="float" office:value="0.93386" calcext:value-type="float">
            <text:p>0.93386</text:p>
          </table:table-cell>
          <table:table-cell table:number-columns-repeated="2" office:value-type="float" office:value="0.935573" calcext:value-type="float">
            <text:p>0.935573</text:p>
          </table:table-cell>
          <table:table-cell table:number-columns-repeated="2" office:value-type="float" office:value="0.931462" calcext:value-type="float">
            <text:p>0.931462</text:p>
          </table:table-cell>
          <table:table-cell table:number-columns-repeated="3" office:value-type="float" office:value="0.938227" calcext:value-type="float">
            <text:p>0.938227</text:p>
          </table:table-cell>
          <table:table-cell table:number-columns-repeated="2" office:value-type="float" office:value="0.938853" calcext:value-type="float">
            <text:p>0.938853</text:p>
          </table:table-cell>
          <table:table-cell table:number-columns-repeated="3" office:value-type="float" office:value="0.93251" calcext:value-type="float">
            <text:p>0.93251</text:p>
          </table:table-cell>
          <table:table-cell table:number-columns-repeated="2" office:value-type="float" office:value="0.938411" calcext:value-type="float">
            <text:p>0.938411</text:p>
          </table:table-cell>
          <table:table-cell table:number-columns-repeated="2" office:value-type="float" office:value="0.936305" calcext:value-type="float">
            <text:p>0.936305</text:p>
          </table:table-cell>
          <table:table-cell office:value-type="float" office:value="0.937378" calcext:value-type="float">
            <text:p>0.937378</text:p>
          </table:table-cell>
        </table:table-row>
        <table:table-row table:style-name="ro1">
          <table:table-cell table:number-columns-repeated="3" office:value-type="float" office:value="0.935956" calcext:value-type="float">
            <text:p>0.935956</text:p>
          </table:table-cell>
          <table:table-cell table:number-columns-repeated="2" office:value-type="float" office:value="0.931293" calcext:value-type="float">
            <text:p>0.931293</text:p>
          </table:table-cell>
          <table:table-cell table:number-columns-repeated="3" office:value-type="float" office:value="0.93278" calcext:value-type="float">
            <text:p>0.93278</text:p>
          </table:table-cell>
          <table:table-cell table:number-columns-repeated="2" office:value-type="float" office:value="0.931947" calcext:value-type="float">
            <text:p>0.931947</text:p>
          </table:table-cell>
          <table:table-cell table:number-columns-repeated="3" office:value-type="float" office:value="0.934399" calcext:value-type="float">
            <text:p>0.934399</text:p>
          </table:table-cell>
          <table:table-cell table:number-columns-repeated="2" office:value-type="float" office:value="0.935579" calcext:value-type="float">
            <text:p>0.935579</text:p>
          </table:table-cell>
          <table:table-cell table:number-columns-repeated="2" office:value-type="float" office:value="0.932056" calcext:value-type="float">
            <text:p>0.932056</text:p>
          </table:table-cell>
          <table:table-cell table:number-columns-repeated="3" office:value-type="float" office:value="0.938256" calcext:value-type="float">
            <text:p>0.938256</text:p>
          </table:table-cell>
          <table:table-cell table:number-columns-repeated="2" office:value-type="float" office:value="0.938616" calcext:value-type="float">
            <text:p>0.938616</text:p>
          </table:table-cell>
          <table:table-cell table:number-columns-repeated="3" office:value-type="float" office:value="0.932678" calcext:value-type="float">
            <text:p>0.932678</text:p>
          </table:table-cell>
          <table:table-cell table:number-columns-repeated="2" office:value-type="float" office:value="0.937987" calcext:value-type="float">
            <text:p>0.937987</text:p>
          </table:table-cell>
          <table:table-cell table:number-columns-repeated="2" office:value-type="float" office:value="0.936505" calcext:value-type="float">
            <text:p>0.936505</text:p>
          </table:table-cell>
          <table:table-cell office:value-type="float" office:value="0.937711" calcext:value-type="float">
            <text:p>0.937711</text:p>
          </table:table-cell>
        </table:table-row>
        <table:table-row table:style-name="ro1">
          <table:table-cell table:number-columns-repeated="3" office:value-type="float" office:value="0.935915" calcext:value-type="float">
            <text:p>0.935915</text:p>
          </table:table-cell>
          <table:table-cell table:number-columns-repeated="2" office:value-type="float" office:value="0.931267" calcext:value-type="float">
            <text:p>0.931267</text:p>
          </table:table-cell>
          <table:table-cell table:number-columns-repeated="3" office:value-type="float" office:value="0.932508" calcext:value-type="float">
            <text:p>0.932508</text:p>
          </table:table-cell>
          <table:table-cell table:number-columns-repeated="2" office:value-type="float" office:value="0.932364" calcext:value-type="float">
            <text:p>0.932364</text:p>
          </table:table-cell>
          <table:table-cell table:number-columns-repeated="3" office:value-type="float" office:value="0.934328" calcext:value-type="float">
            <text:p>0.934328</text:p>
          </table:table-cell>
          <table:table-cell table:number-columns-repeated="2" office:value-type="float" office:value="0.935735" calcext:value-type="float">
            <text:p>0.935735</text:p>
          </table:table-cell>
          <table:table-cell table:number-columns-repeated="2" office:value-type="float" office:value="0.931717" calcext:value-type="float">
            <text:p>0.931717</text:p>
          </table:table-cell>
          <table:table-cell table:number-columns-repeated="3" office:value-type="float" office:value="0.938582" calcext:value-type="float">
            <text:p>0.938582</text:p>
          </table:table-cell>
          <table:table-cell table:number-columns-repeated="2" office:value-type="float" office:value="0.938329" calcext:value-type="float">
            <text:p>0.938329</text:p>
          </table:table-cell>
          <table:table-cell table:number-columns-repeated="3" office:value-type="float" office:value="0.932028" calcext:value-type="float">
            <text:p>0.932028</text:p>
          </table:table-cell>
          <table:table-cell table:number-columns-repeated="2" office:value-type="float" office:value="0.937544" calcext:value-type="float">
            <text:p>0.937544</text:p>
          </table:table-cell>
          <table:table-cell table:number-columns-repeated="2" office:value-type="float" office:value="0.936262" calcext:value-type="float">
            <text:p>0.936262</text:p>
          </table:table-cell>
          <table:table-cell office:value-type="float" office:value="0.937609" calcext:value-type="float">
            <text:p>0.937609</text:p>
          </table:table-cell>
        </table:table-row>
      </table:table>
      <table:table table:name="Real Volatility" table:style-name="ta1">
        <table:shapes>
          <draw:frame draw:z-index="0" draw:style-name="gr1" draw:text-style-name="P1" svg:width="9.8425in" svg:height="7.874in" svg:x="20.4724in" svg:y="0.3937in">
            <draw:object draw:notify-on-update-of-ranges="'Real Volatility'.A1:'Real Volatility'.A100 'Real Volatility'.B1:'Real Volatility'.B100 'Real Volatility'.C1:'Real Volatility'.C100 'Real Volatility'.D1:'Real Volatility'.D100 'Real Volatility'.E1:'Real Volatility'.E100 'Real Volatility'.F1:'Real Volatility'.F100 'Real Volatility'.G1:'Real Volatility'.G100 'Real Volatility'.H1:'Real Volatility'.H100 'Real Volatility'.I1:'Real Volatility'.I100 'Real Volatility'.J1:'Real Volatility'.J100 'Real Volatility'.K1:'Real Volatility'.K100 'Real Volatility'.L1:'Real Volatility'.L100 'Real Volatility'.M1:'Real Volatility'.M100 'Real Volatility'.N1:'Real Volatility'.N100 'Real Volatility'.O1:'Real Volatility'.O100 'Real Volatility'.P1:'Real Volatility'.P100 'Real Volatility'.Q1:'Real Volatility'.Q100 'Real Volatility'.R1:'Real Volatility'.R100 'Real Volatility'.S1:'Real Volatility'.S100 'Real Volatility'.T1:'Real Volatility'.T100 'Real Volatility'.U1:'Real Volatility'.U100 'Real Volatility'.V1:'Real Volatility'.V100 'Real Volatility'.W1:'Real Volatility'.W100 'Real Volatility'.X1:'Real Volatility'.X100 'Real Volatility'.Y1:'Real Volatility'.Y100 'Real Volatility'.Z1:'Real Volatility'.Z100 'Real Volatility'.AA1:'Real Volatility'.AA100 'Real Volatility'.AB1:'Real Volatility'.AB100 'Real Volatility'.AC1:'Real Volatility'.AC100 'Real Volatility'.AD1:'Real Volatility'.A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office:value-type="float" office:value="0.98229" calcext:value-type="float">
            <text:p>0.98229</text:p>
          </table:table-cell>
          <table:table-cell office:value-type="float" office:value="0.98845" calcext:value-type="float">
            <text:p>0.98845</text:p>
          </table:table-cell>
          <table:table-cell table:number-columns-repeated="2" office:value-type="float" office:value="0.93027" calcext:value-type="float">
            <text:p>0.93027</text:p>
          </table:table-cell>
          <table:table-cell table:number-columns-repeated="2" office:value-type="float" office:value="0.973435" calcext:value-type="float">
            <text:p>0.973435</text:p>
          </table:table-cell>
          <table:table-cell office:value-type="float" office:value="1.03859" calcext:value-type="float">
            <text:p>1.03859</text:p>
          </table:table-cell>
          <table:table-cell table:number-columns-repeated="2" office:value-type="float" office:value="0.953155" calcext:value-type="float">
            <text:p>0.953155</text:p>
          </table:table-cell>
          <table:table-cell office:value-type="float" office:value="1.04774" calcext:value-type="float">
            <text:p>1.04774</text:p>
          </table:table-cell>
          <table:table-cell table:number-columns-repeated="2" office:value-type="float" office:value="0.948305" calcext:value-type="float">
            <text:p>0.948305</text:p>
          </table:table-cell>
          <table:table-cell table:number-columns-repeated="2" office:value-type="float" office:value="0.98321" calcext:value-type="float">
            <text:p>0.98321</text:p>
          </table:table-cell>
          <table:table-cell office:value-type="float" office:value="1.00026" calcext:value-type="float">
            <text:p>1.00026</text:p>
          </table:table-cell>
          <table:table-cell table:number-columns-repeated="2" office:value-type="float" office:value="0.9373" calcext:value-type="float">
            <text:p>0.9373</text:p>
          </table:table-cell>
          <table:table-cell office:value-type="float" office:value="0.96274" calcext:value-type="float">
            <text:p>0.96274</text:p>
          </table:table-cell>
          <table:table-cell table:number-columns-repeated="2" office:value-type="float" office:value="0.99477" calcext:value-type="float">
            <text:p>0.99477</text:p>
          </table:table-cell>
          <table:table-cell office:value-type="float" office:value="0.916785" calcext:value-type="float">
            <text:p>0.916785</text:p>
          </table:table-cell>
          <table:table-cell office:value-type="float" office:value="1.10334" calcext:value-type="float">
            <text:p>1.10334</text:p>
          </table:table-cell>
          <table:table-cell table:number-columns-repeated="2" office:value-type="float" office:value="0.97385" calcext:value-type="float">
            <text:p>0.97385</text:p>
          </table:table-cell>
          <table:table-cell office:value-type="float" office:value="0.915775" calcext:value-type="float">
            <text:p>0.915775</text:p>
          </table:table-cell>
          <table:table-cell table:number-columns-repeated="2" office:value-type="float" office:value="0.95517" calcext:value-type="float">
            <text:p>0.95517</text:p>
          </table:table-cell>
          <table:table-cell table:number-columns-repeated="2" office:value-type="float" office:value="0.97166" calcext:value-type="float">
            <text:p>0.97166</text:p>
          </table:table-cell>
          <table:table-cell office:value-type="float" office:value="0.935765" calcext:value-type="float">
            <text:p>0.935765</text:p>
          </table:table-cell>
        </table:table-row>
        <table:table-row table:style-name="ro1">
          <table:table-cell office:value-type="float" office:value="0.996833" calcext:value-type="float">
            <text:p>0.996833</text:p>
          </table:table-cell>
          <table:table-cell office:value-type="float" office:value="0.973047" calcext:value-type="float">
            <text:p>0.973047</text:p>
          </table:table-cell>
          <table:table-cell table:number-columns-repeated="2" office:value-type="float" office:value="0.92182" calcext:value-type="float">
            <text:p>0.92182</text:p>
          </table:table-cell>
          <table:table-cell table:number-columns-repeated="2" office:value-type="float" office:value="0.966647" calcext:value-type="float">
            <text:p>0.966647</text:p>
          </table:table-cell>
          <table:table-cell office:value-type="float" office:value="1.00026" calcext:value-type="float">
            <text:p>1.00026</text:p>
          </table:table-cell>
          <table:table-cell table:number-columns-repeated="2" office:value-type="float" office:value="0.937397" calcext:value-type="float">
            <text:p>0.937397</text:p>
          </table:table-cell>
          <table:table-cell office:value-type="float" office:value="1.03413" calcext:value-type="float">
            <text:p>1.03413</text:p>
          </table:table-cell>
          <table:table-cell table:number-columns-repeated="2" office:value-type="float" office:value="0.983123" calcext:value-type="float">
            <text:p>0.983123</text:p>
          </table:table-cell>
          <table:table-cell table:number-columns-repeated="2" office:value-type="float" office:value="0.951503" calcext:value-type="float">
            <text:p>0.951503</text:p>
          </table:table-cell>
          <table:table-cell office:value-type="float" office:value="0.96937" calcext:value-type="float">
            <text:p>0.96937</text:p>
          </table:table-cell>
          <table:table-cell table:number-columns-repeated="2" office:value-type="float" office:value="0.943558" calcext:value-type="float">
            <text:p>0.943558</text:p>
          </table:table-cell>
          <table:table-cell office:value-type="float" office:value="0.962902" calcext:value-type="float">
            <text:p>0.962902</text:p>
          </table:table-cell>
          <table:table-cell table:number-columns-repeated="2" office:value-type="float" office:value="0.988973" calcext:value-type="float">
            <text:p>0.988973</text:p>
          </table:table-cell>
          <table:table-cell office:value-type="float" office:value="0.93762" calcext:value-type="float">
            <text:p>0.93762</text:p>
          </table:table-cell>
          <table:table-cell office:value-type="float" office:value="1.04402" calcext:value-type="float">
            <text:p>1.04402</text:p>
          </table:table-cell>
          <table:table-cell table:number-columns-repeated="2" office:value-type="float" office:value="0.97636" calcext:value-type="float">
            <text:p>0.97636</text:p>
          </table:table-cell>
          <table:table-cell office:value-type="float" office:value="0.956065" calcext:value-type="float">
            <text:p>0.956065</text:p>
          </table:table-cell>
          <table:table-cell table:number-columns-repeated="2" office:value-type="float" office:value="0.945747" calcext:value-type="float">
            <text:p>0.945747</text:p>
          </table:table-cell>
          <table:table-cell table:number-columns-repeated="2" office:value-type="float" office:value="0.95138" calcext:value-type="float">
            <text:p>0.95138</text:p>
          </table:table-cell>
          <table:table-cell office:value-type="float" office:value="0.948812" calcext:value-type="float">
            <text:p>0.948812</text:p>
          </table:table-cell>
        </table:table-row>
        <table:table-row table:style-name="ro1">
          <table:table-cell office:value-type="float" office:value="0.985808" calcext:value-type="float">
            <text:p>0.985808</text:p>
          </table:table-cell>
          <table:table-cell office:value-type="float" office:value="0.970908" calcext:value-type="float">
            <text:p>0.970908</text:p>
          </table:table-cell>
          <table:table-cell table:number-columns-repeated="2" office:value-type="float" office:value="0.933142" calcext:value-type="float">
            <text:p>0.933142</text:p>
          </table:table-cell>
          <table:table-cell table:number-columns-repeated="2" office:value-type="float" office:value="0.946682" calcext:value-type="float">
            <text:p>0.946682</text:p>
          </table:table-cell>
          <table:table-cell office:value-type="float" office:value="0.980487" calcext:value-type="float">
            <text:p>0.980487</text:p>
          </table:table-cell>
          <table:table-cell table:number-columns-repeated="2" office:value-type="float" office:value="0.93957" calcext:value-type="float">
            <text:p>0.93957</text:p>
          </table:table-cell>
          <table:table-cell office:value-type="float" office:value="1.01422" calcext:value-type="float">
            <text:p>1.01422</text:p>
          </table:table-cell>
          <table:table-cell table:number-columns-repeated="2" office:value-type="float" office:value="0.968262" calcext:value-type="float">
            <text:p>0.968262</text:p>
          </table:table-cell>
          <table:table-cell table:number-columns-repeated="2" office:value-type="float" office:value="0.942663" calcext:value-type="float">
            <text:p>0.942663</text:p>
          </table:table-cell>
          <table:table-cell office:value-type="float" office:value="0.998993" calcext:value-type="float">
            <text:p>0.998993</text:p>
          </table:table-cell>
          <table:table-cell table:number-columns-repeated="2" office:value-type="float" office:value="0.954092" calcext:value-type="float">
            <text:p>0.954092</text:p>
          </table:table-cell>
          <table:table-cell office:value-type="float" office:value="0.98103" calcext:value-type="float">
            <text:p>0.98103</text:p>
          </table:table-cell>
          <table:table-cell table:number-columns-repeated="2" office:value-type="float" office:value="0.991832" calcext:value-type="float">
            <text:p>0.991832</text:p>
          </table:table-cell>
          <table:table-cell office:value-type="float" office:value="0.941407" calcext:value-type="float">
            <text:p>0.941407</text:p>
          </table:table-cell>
          <table:table-cell office:value-type="float" office:value="1.03792" calcext:value-type="float">
            <text:p>1.03792</text:p>
          </table:table-cell>
          <table:table-cell table:number-columns-repeated="2" office:value-type="float" office:value="0.966085" calcext:value-type="float">
            <text:p>0.966085</text:p>
          </table:table-cell>
          <table:table-cell office:value-type="float" office:value="0.958992" calcext:value-type="float">
            <text:p>0.958992</text:p>
          </table:table-cell>
          <table:table-cell table:number-columns-repeated="2" office:value-type="float" office:value="0.950533" calcext:value-type="float">
            <text:p>0.950533</text:p>
          </table:table-cell>
          <table:table-cell table:number-columns-repeated="2" office:value-type="float" office:value="0.953235" calcext:value-type="float">
            <text:p>0.953235</text:p>
          </table:table-cell>
          <table:table-cell office:value-type="float" office:value="0.962363" calcext:value-type="float">
            <text:p>0.962363</text:p>
          </table:table-cell>
        </table:table-row>
        <table:table-row table:style-name="ro1">
          <table:table-cell office:value-type="float" office:value="0.986471" calcext:value-type="float">
            <text:p>0.986471</text:p>
          </table:table-cell>
          <table:table-cell office:value-type="float" office:value="0.992995" calcext:value-type="float">
            <text:p>0.992995</text:p>
          </table:table-cell>
          <table:table-cell table:number-columns-repeated="2" office:value-type="float" office:value="0.934404" calcext:value-type="float">
            <text:p>0.934404</text:p>
          </table:table-cell>
          <table:table-cell table:number-columns-repeated="2" office:value-type="float" office:value="0.955743" calcext:value-type="float">
            <text:p>0.955743</text:p>
          </table:table-cell>
          <table:table-cell office:value-type="float" office:value="0.9831" calcext:value-type="float">
            <text:p>0.9831</text:p>
          </table:table-cell>
          <table:table-cell table:number-columns-repeated="2" office:value-type="float" office:value="0.941134" calcext:value-type="float">
            <text:p>0.941134</text:p>
          </table:table-cell>
          <table:table-cell office:value-type="float" office:value="1.01307" calcext:value-type="float">
            <text:p>1.01307</text:p>
          </table:table-cell>
          <table:table-cell table:number-columns-repeated="2" office:value-type="float" office:value="0.970348" calcext:value-type="float">
            <text:p>0.970348</text:p>
          </table:table-cell>
          <table:table-cell table:number-columns-repeated="2" office:value-type="float" office:value="0.947476" calcext:value-type="float">
            <text:p>0.947476</text:p>
          </table:table-cell>
          <table:table-cell office:value-type="float" office:value="0.985515" calcext:value-type="float">
            <text:p>0.985515</text:p>
          </table:table-cell>
          <table:table-cell table:number-columns-repeated="2" office:value-type="float" office:value="0.956329" calcext:value-type="float">
            <text:p>0.956329</text:p>
          </table:table-cell>
          <table:table-cell office:value-type="float" office:value="0.971066" calcext:value-type="float">
            <text:p>0.971066</text:p>
          </table:table-cell>
          <table:table-cell table:number-columns-repeated="2" office:value-type="float" office:value="0.984085" calcext:value-type="float">
            <text:p>0.984085</text:p>
          </table:table-cell>
          <table:table-cell office:value-type="float" office:value="0.950149" calcext:value-type="float">
            <text:p>0.950149</text:p>
          </table:table-cell>
          <table:table-cell office:value-type="float" office:value="1.03186" calcext:value-type="float">
            <text:p>1.03186</text:p>
          </table:table-cell>
          <table:table-cell table:number-columns-repeated="2" office:value-type="float" office:value="0.969046" calcext:value-type="float">
            <text:p>0.969046</text:p>
          </table:table-cell>
          <table:table-cell office:value-type="float" office:value="0.957876" calcext:value-type="float">
            <text:p>0.957876</text:p>
          </table:table-cell>
          <table:table-cell table:number-columns-repeated="2" office:value-type="float" office:value="0.956712" calcext:value-type="float">
            <text:p>0.956712</text:p>
          </table:table-cell>
          <table:table-cell table:number-columns-repeated="2" office:value-type="float" office:value="0.969834" calcext:value-type="float">
            <text:p>0.969834</text:p>
          </table:table-cell>
          <table:table-cell office:value-type="float" office:value="0.951163" calcext:value-type="float">
            <text:p>0.951163</text:p>
          </table:table-cell>
        </table:table-row>
        <table:table-row table:style-name="ro1">
          <table:table-cell office:value-type="float" office:value="0.965444" calcext:value-type="float">
            <text:p>0.965444</text:p>
          </table:table-cell>
          <table:table-cell office:value-type="float" office:value="0.970574" calcext:value-type="float">
            <text:p>0.970574</text:p>
          </table:table-cell>
          <table:table-cell table:number-columns-repeated="2" office:value-type="float" office:value="0.953256" calcext:value-type="float">
            <text:p>0.953256</text:p>
          </table:table-cell>
          <table:table-cell table:number-columns-repeated="2" office:value-type="float" office:value="0.943925" calcext:value-type="float">
            <text:p>0.943925</text:p>
          </table:table-cell>
          <table:table-cell office:value-type="float" office:value="0.976693" calcext:value-type="float">
            <text:p>0.976693</text:p>
          </table:table-cell>
          <table:table-cell table:number-columns-repeated="2" office:value-type="float" office:value="0.940387" calcext:value-type="float">
            <text:p>0.940387</text:p>
          </table:table-cell>
          <table:table-cell office:value-type="float" office:value="0.989583" calcext:value-type="float">
            <text:p>0.989583</text:p>
          </table:table-cell>
          <table:table-cell table:number-columns-repeated="2" office:value-type="float" office:value="0.965436" calcext:value-type="float">
            <text:p>0.965436</text:p>
          </table:table-cell>
          <table:table-cell table:number-columns-repeated="2" office:value-type="float" office:value="0.946249" calcext:value-type="float">
            <text:p>0.946249</text:p>
          </table:table-cell>
          <table:table-cell office:value-type="float" office:value="0.992956" calcext:value-type="float">
            <text:p>0.992956</text:p>
          </table:table-cell>
          <table:table-cell table:number-columns-repeated="2" office:value-type="float" office:value="0.95618" calcext:value-type="float">
            <text:p>0.95618</text:p>
          </table:table-cell>
          <table:table-cell office:value-type="float" office:value="0.997416" calcext:value-type="float">
            <text:p>0.997416</text:p>
          </table:table-cell>
          <table:table-cell table:number-columns-repeated="2" office:value-type="float" office:value="0.989081" calcext:value-type="float">
            <text:p>0.989081</text:p>
          </table:table-cell>
          <table:table-cell office:value-type="float" office:value="0.951605" calcext:value-type="float">
            <text:p>0.951605</text:p>
          </table:table-cell>
          <table:table-cell office:value-type="float" office:value="1.00502" calcext:value-type="float">
            <text:p>1.00502</text:p>
          </table:table-cell>
          <table:table-cell table:number-columns-repeated="2" office:value-type="float" office:value="0.96079" calcext:value-type="float">
            <text:p>0.96079</text:p>
          </table:table-cell>
          <table:table-cell office:value-type="float" office:value="0.969316" calcext:value-type="float">
            <text:p>0.969316</text:p>
          </table:table-cell>
          <table:table-cell table:number-columns-repeated="2" office:value-type="float" office:value="0.962909" calcext:value-type="float">
            <text:p>0.962909</text:p>
          </table:table-cell>
          <table:table-cell table:number-columns-repeated="2" office:value-type="float" office:value="0.975208" calcext:value-type="float">
            <text:p>0.975208</text:p>
          </table:table-cell>
          <table:table-cell office:value-type="float" office:value="0.943534" calcext:value-type="float">
            <text:p>0.943534</text:p>
          </table:table-cell>
        </table:table-row>
        <table:table-row table:style-name="ro1">
          <table:table-cell office:value-type="float" office:value="0.976856" calcext:value-type="float">
            <text:p>0.976856</text:p>
          </table:table-cell>
          <table:table-cell office:value-type="float" office:value="0.978082" calcext:value-type="float">
            <text:p>0.978082</text:p>
          </table:table-cell>
          <table:table-cell table:number-columns-repeated="2" office:value-type="float" office:value="0.948178" calcext:value-type="float">
            <text:p>0.948178</text:p>
          </table:table-cell>
          <table:table-cell table:number-columns-repeated="2" office:value-type="float" office:value="0.941746" calcext:value-type="float">
            <text:p>0.941746</text:p>
          </table:table-cell>
          <table:table-cell office:value-type="float" office:value="0.976763" calcext:value-type="float">
            <text:p>0.976763</text:p>
          </table:table-cell>
          <table:table-cell table:number-columns-repeated="2" office:value-type="float" office:value="0.935502" calcext:value-type="float">
            <text:p>0.935502</text:p>
          </table:table-cell>
          <table:table-cell office:value-type="float" office:value="0.984289" calcext:value-type="float">
            <text:p>0.984289</text:p>
          </table:table-cell>
          <table:table-cell table:number-columns-repeated="2" office:value-type="float" office:value="0.954396" calcext:value-type="float">
            <text:p>0.954396</text:p>
          </table:table-cell>
          <table:table-cell table:number-columns-repeated="2" office:value-type="float" office:value="0.946147" calcext:value-type="float">
            <text:p>0.946147</text:p>
          </table:table-cell>
          <table:table-cell office:value-type="float" office:value="0.985251" calcext:value-type="float">
            <text:p>0.985251</text:p>
          </table:table-cell>
          <table:table-cell table:number-columns-repeated="2" office:value-type="float" office:value="0.960578" calcext:value-type="float">
            <text:p>0.960578</text:p>
          </table:table-cell>
          <table:table-cell office:value-type="float" office:value="1.00455" calcext:value-type="float">
            <text:p>1.00455</text:p>
          </table:table-cell>
          <table:table-cell table:number-columns-repeated="2" office:value-type="float" office:value="0.991754" calcext:value-type="float">
            <text:p>0.991754</text:p>
          </table:table-cell>
          <table:table-cell office:value-type="float" office:value="0.958756" calcext:value-type="float">
            <text:p>0.958756</text:p>
          </table:table-cell>
          <table:table-cell office:value-type="float" office:value="0.991008" calcext:value-type="float">
            <text:p>0.991008</text:p>
          </table:table-cell>
          <table:table-cell table:number-columns-repeated="2" office:value-type="float" office:value="0.96184" calcext:value-type="float">
            <text:p>0.96184</text:p>
          </table:table-cell>
          <table:table-cell office:value-type="float" office:value="0.957483" calcext:value-type="float">
            <text:p>0.957483</text:p>
          </table:table-cell>
          <table:table-cell table:number-columns-repeated="2" office:value-type="float" office:value="0.959232" calcext:value-type="float">
            <text:p>0.959232</text:p>
          </table:table-cell>
          <table:table-cell table:number-columns-repeated="2" office:value-type="float" office:value="0.960417" calcext:value-type="float">
            <text:p>0.960417</text:p>
          </table:table-cell>
          <table:table-cell office:value-type="float" office:value="0.945037" calcext:value-type="float">
            <text:p>0.945037</text:p>
          </table:table-cell>
        </table:table-row>
        <table:table-row table:style-name="ro1">
          <table:table-cell office:value-type="float" office:value="0.971889" calcext:value-type="float">
            <text:p>0.971889</text:p>
          </table:table-cell>
          <table:table-cell office:value-type="float" office:value="0.972976" calcext:value-type="float">
            <text:p>0.972976</text:p>
          </table:table-cell>
          <table:table-cell table:number-columns-repeated="2" office:value-type="float" office:value="0.948941" calcext:value-type="float">
            <text:p>0.948941</text:p>
          </table:table-cell>
          <table:table-cell table:number-columns-repeated="2" office:value-type="float" office:value="0.952556" calcext:value-type="float">
            <text:p>0.952556</text:p>
          </table:table-cell>
          <table:table-cell office:value-type="float" office:value="0.987516" calcext:value-type="float">
            <text:p>0.987516</text:p>
          </table:table-cell>
          <table:table-cell table:number-columns-repeated="2" office:value-type="float" office:value="0.945936" calcext:value-type="float">
            <text:p>0.945936</text:p>
          </table:table-cell>
          <table:table-cell office:value-type="float" office:value="0.981936" calcext:value-type="float">
            <text:p>0.981936</text:p>
          </table:table-cell>
          <table:table-cell table:number-columns-repeated="2" office:value-type="float" office:value="0.953181" calcext:value-type="float">
            <text:p>0.953181</text:p>
          </table:table-cell>
          <table:table-cell table:number-columns-repeated="2" office:value-type="float" office:value="0.937847" calcext:value-type="float">
            <text:p>0.937847</text:p>
          </table:table-cell>
          <table:table-cell office:value-type="float" office:value="0.982201" calcext:value-type="float">
            <text:p>0.982201</text:p>
          </table:table-cell>
          <table:table-cell table:number-columns-repeated="2" office:value-type="float" office:value="0.959204" calcext:value-type="float">
            <text:p>0.959204</text:p>
          </table:table-cell>
          <table:table-cell office:value-type="float" office:value="1.00122" calcext:value-type="float">
            <text:p>1.00122</text:p>
          </table:table-cell>
          <table:table-cell table:number-columns-repeated="2" office:value-type="float" office:value="0.991176" calcext:value-type="float">
            <text:p>0.991176</text:p>
          </table:table-cell>
          <table:table-cell office:value-type="float" office:value="0.961751" calcext:value-type="float">
            <text:p>0.961751</text:p>
          </table:table-cell>
          <table:table-cell office:value-type="float" office:value="0.986079" calcext:value-type="float">
            <text:p>0.986079</text:p>
          </table:table-cell>
          <table:table-cell table:number-columns-repeated="2" office:value-type="float" office:value="0.966088" calcext:value-type="float">
            <text:p>0.966088</text:p>
          </table:table-cell>
          <table:table-cell office:value-type="float" office:value="0.959348" calcext:value-type="float">
            <text:p>0.959348</text:p>
          </table:table-cell>
          <table:table-cell table:number-columns-repeated="2" office:value-type="float" office:value="0.959165" calcext:value-type="float">
            <text:p>0.959165</text:p>
          </table:table-cell>
          <table:table-cell table:number-columns-repeated="2" office:value-type="float" office:value="0.965126" calcext:value-type="float">
            <text:p>0.965126</text:p>
          </table:table-cell>
          <table:table-cell office:value-type="float" office:value="0.940813" calcext:value-type="float">
            <text:p>0.940813</text:p>
          </table:table-cell>
        </table:table-row>
        <table:table-row table:style-name="ro1">
          <table:table-cell office:value-type="float" office:value="0.973527" calcext:value-type="float">
            <text:p>0.973527</text:p>
          </table:table-cell>
          <table:table-cell office:value-type="float" office:value="0.977167" calcext:value-type="float">
            <text:p>0.977167</text:p>
          </table:table-cell>
          <table:table-cell table:number-columns-repeated="2" office:value-type="float" office:value="0.947222" calcext:value-type="float">
            <text:p>0.947222</text:p>
          </table:table-cell>
          <table:table-cell table:number-columns-repeated="2" office:value-type="float" office:value="0.951671" calcext:value-type="float">
            <text:p>0.951671</text:p>
          </table:table-cell>
          <table:table-cell office:value-type="float" office:value="0.989629" calcext:value-type="float">
            <text:p>0.989629</text:p>
          </table:table-cell>
          <table:table-cell table:number-columns-repeated="2" office:value-type="float" office:value="0.943152" calcext:value-type="float">
            <text:p>0.943152</text:p>
          </table:table-cell>
          <table:table-cell office:value-type="float" office:value="0.974875" calcext:value-type="float">
            <text:p>0.974875</text:p>
          </table:table-cell>
          <table:table-cell table:number-columns-repeated="2" office:value-type="float" office:value="0.950917" calcext:value-type="float">
            <text:p>0.950917</text:p>
          </table:table-cell>
          <table:table-cell table:number-columns-repeated="2" office:value-type="float" office:value="0.943381" calcext:value-type="float">
            <text:p>0.943381</text:p>
          </table:table-cell>
          <table:table-cell office:value-type="float" office:value="0.981559" calcext:value-type="float">
            <text:p>0.981559</text:p>
          </table:table-cell>
          <table:table-cell table:number-columns-repeated="2" office:value-type="float" office:value="0.958576" calcext:value-type="float">
            <text:p>0.958576</text:p>
          </table:table-cell>
          <table:table-cell office:value-type="float" office:value="1.00248" calcext:value-type="float">
            <text:p>1.00248</text:p>
          </table:table-cell>
          <table:table-cell table:number-columns-repeated="2" office:value-type="float" office:value="0.991656" calcext:value-type="float">
            <text:p>0.991656</text:p>
          </table:table-cell>
          <table:table-cell office:value-type="float" office:value="0.962339" calcext:value-type="float">
            <text:p>0.962339</text:p>
          </table:table-cell>
          <table:table-cell office:value-type="float" office:value="0.981749" calcext:value-type="float">
            <text:p>0.981749</text:p>
          </table:table-cell>
          <table:table-cell table:number-columns-repeated="2" office:value-type="float" office:value="0.957796" calcext:value-type="float">
            <text:p>0.957796</text:p>
          </table:table-cell>
          <table:table-cell office:value-type="float" office:value="0.948279" calcext:value-type="float">
            <text:p>0.948279</text:p>
          </table:table-cell>
          <table:table-cell table:number-columns-repeated="2" office:value-type="float" office:value="0.955984" calcext:value-type="float">
            <text:p>0.955984</text:p>
          </table:table-cell>
          <table:table-cell table:number-columns-repeated="2" office:value-type="float" office:value="0.966752" calcext:value-type="float">
            <text:p>0.966752</text:p>
          </table:table-cell>
          <table:table-cell office:value-type="float" office:value="0.946133" calcext:value-type="float">
            <text:p>0.946133</text:p>
          </table:table-cell>
        </table:table-row>
        <table:table-row table:style-name="ro1">
          <table:table-cell office:value-type="float" office:value="0.969166" calcext:value-type="float">
            <text:p>0.969166</text:p>
          </table:table-cell>
          <table:table-cell office:value-type="float" office:value="0.970853" calcext:value-type="float">
            <text:p>0.970853</text:p>
          </table:table-cell>
          <table:table-cell table:number-columns-repeated="2" office:value-type="float" office:value="0.946148" calcext:value-type="float">
            <text:p>0.946148</text:p>
          </table:table-cell>
          <table:table-cell table:number-columns-repeated="2" office:value-type="float" office:value="0.952384" calcext:value-type="float">
            <text:p>0.952384</text:p>
          </table:table-cell>
          <table:table-cell office:value-type="float" office:value="0.981361" calcext:value-type="float">
            <text:p>0.981361</text:p>
          </table:table-cell>
          <table:table-cell table:number-columns-repeated="2" office:value-type="float" office:value="0.951101" calcext:value-type="float">
            <text:p>0.951101</text:p>
          </table:table-cell>
          <table:table-cell office:value-type="float" office:value="0.969092" calcext:value-type="float">
            <text:p>0.969092</text:p>
          </table:table-cell>
          <table:table-cell table:number-columns-repeated="2" office:value-type="float" office:value="0.956623" calcext:value-type="float">
            <text:p>0.956623</text:p>
          </table:table-cell>
          <table:table-cell table:number-columns-repeated="2" office:value-type="float" office:value="0.944323" calcext:value-type="float">
            <text:p>0.944323</text:p>
          </table:table-cell>
          <table:table-cell office:value-type="float" office:value="0.981838" calcext:value-type="float">
            <text:p>0.981838</text:p>
          </table:table-cell>
          <table:table-cell table:number-columns-repeated="2" office:value-type="float" office:value="0.955154" calcext:value-type="float">
            <text:p>0.955154</text:p>
          </table:table-cell>
          <table:table-cell office:value-type="float" office:value="0.996108" calcext:value-type="float">
            <text:p>0.996108</text:p>
          </table:table-cell>
          <table:table-cell table:number-columns-repeated="2" office:value-type="float" office:value="0.983864" calcext:value-type="float">
            <text:p>0.983864</text:p>
          </table:table-cell>
          <table:table-cell office:value-type="float" office:value="0.969399" calcext:value-type="float">
            <text:p>0.969399</text:p>
          </table:table-cell>
          <table:table-cell office:value-type="float" office:value="0.98078" calcext:value-type="float">
            <text:p>0.98078</text:p>
          </table:table-cell>
          <table:table-cell table:number-columns-repeated="2" office:value-type="float" office:value="0.954696" calcext:value-type="float">
            <text:p>0.954696</text:p>
          </table:table-cell>
          <table:table-cell office:value-type="float" office:value="0.945906" calcext:value-type="float">
            <text:p>0.945906</text:p>
          </table:table-cell>
          <table:table-cell table:number-columns-repeated="2" office:value-type="float" office:value="0.957527" calcext:value-type="float">
            <text:p>0.957527</text:p>
          </table:table-cell>
          <table:table-cell table:number-columns-repeated="2" office:value-type="float" office:value="0.963513" calcext:value-type="float">
            <text:p>0.963513</text:p>
          </table:table-cell>
          <table:table-cell office:value-type="float" office:value="0.946847" calcext:value-type="float">
            <text:p>0.946847</text:p>
          </table:table-cell>
        </table:table-row>
        <table:table-row table:style-name="ro1">
          <table:table-cell office:value-type="float" office:value="0.968731" calcext:value-type="float">
            <text:p>0.968731</text:p>
          </table:table-cell>
          <table:table-cell office:value-type="float" office:value="0.96811" calcext:value-type="float">
            <text:p>0.96811</text:p>
          </table:table-cell>
          <table:table-cell table:number-columns-repeated="2" office:value-type="float" office:value="0.94903" calcext:value-type="float">
            <text:p>0.94903</text:p>
          </table:table-cell>
          <table:table-cell table:number-columns-repeated="2" office:value-type="float" office:value="0.95016" calcext:value-type="float">
            <text:p>0.95016</text:p>
          </table:table-cell>
          <table:table-cell office:value-type="float" office:value="0.975865" calcext:value-type="float">
            <text:p>0.975865</text:p>
          </table:table-cell>
          <table:table-cell table:number-columns-repeated="2" office:value-type="float" office:value="0.948356" calcext:value-type="float">
            <text:p>0.948356</text:p>
          </table:table-cell>
          <table:table-cell office:value-type="float" office:value="0.966423" calcext:value-type="float">
            <text:p>0.966423</text:p>
          </table:table-cell>
          <table:table-cell table:number-columns-repeated="2" office:value-type="float" office:value="0.952753" calcext:value-type="float">
            <text:p>0.952753</text:p>
          </table:table-cell>
          <table:table-cell table:number-columns-repeated="2" office:value-type="float" office:value="0.948959" calcext:value-type="float">
            <text:p>0.948959</text:p>
          </table:table-cell>
          <table:table-cell office:value-type="float" office:value="0.975705" calcext:value-type="float">
            <text:p>0.975705</text:p>
          </table:table-cell>
          <table:table-cell table:number-columns-repeated="2" office:value-type="float" office:value="0.959461" calcext:value-type="float">
            <text:p>0.959461</text:p>
          </table:table-cell>
          <table:table-cell office:value-type="float" office:value="0.986479" calcext:value-type="float">
            <text:p>0.986479</text:p>
          </table:table-cell>
          <table:table-cell table:number-columns-repeated="2" office:value-type="float" office:value="0.983458" calcext:value-type="float">
            <text:p>0.983458</text:p>
          </table:table-cell>
          <table:table-cell office:value-type="float" office:value="0.973769" calcext:value-type="float">
            <text:p>0.973769</text:p>
          </table:table-cell>
          <table:table-cell office:value-type="float" office:value="0.974652" calcext:value-type="float">
            <text:p>0.974652</text:p>
          </table:table-cell>
          <table:table-cell table:number-columns-repeated="2" office:value-type="float" office:value="0.949012" calcext:value-type="float">
            <text:p>0.949012</text:p>
          </table:table-cell>
          <table:table-cell office:value-type="float" office:value="0.9458" calcext:value-type="float">
            <text:p>0.9458</text:p>
          </table:table-cell>
          <table:table-cell table:number-columns-repeated="2" office:value-type="float" office:value="0.952156" calcext:value-type="float">
            <text:p>0.952156</text:p>
          </table:table-cell>
          <table:table-cell table:number-columns-repeated="2" office:value-type="float" office:value="0.96533" calcext:value-type="float">
            <text:p>0.96533</text:p>
          </table:table-cell>
          <table:table-cell office:value-type="float" office:value="0.950777" calcext:value-type="float">
            <text:p>0.950777</text:p>
          </table:table-cell>
        </table:table-row>
        <table:table-row table:style-name="ro1">
          <table:table-cell office:value-type="float" office:value="0.964284" calcext:value-type="float">
            <text:p>0.964284</text:p>
          </table:table-cell>
          <table:table-cell office:value-type="float" office:value="0.969856" calcext:value-type="float">
            <text:p>0.969856</text:p>
          </table:table-cell>
          <table:table-cell table:number-columns-repeated="2" office:value-type="float" office:value="0.947187" calcext:value-type="float">
            <text:p>0.947187</text:p>
          </table:table-cell>
          <table:table-cell table:number-columns-repeated="2" office:value-type="float" office:value="0.953449" calcext:value-type="float">
            <text:p>0.953449</text:p>
          </table:table-cell>
          <table:table-cell office:value-type="float" office:value="0.969383" calcext:value-type="float">
            <text:p>0.969383</text:p>
          </table:table-cell>
          <table:table-cell table:number-columns-repeated="2" office:value-type="float" office:value="0.949558" calcext:value-type="float">
            <text:p>0.949558</text:p>
          </table:table-cell>
          <table:table-cell office:value-type="float" office:value="0.967637" calcext:value-type="float">
            <text:p>0.967637</text:p>
          </table:table-cell>
          <table:table-cell table:number-columns-repeated="2" office:value-type="float" office:value="0.957718" calcext:value-type="float">
            <text:p>0.957718</text:p>
          </table:table-cell>
          <table:table-cell table:number-columns-repeated="2" office:value-type="float" office:value="0.950035" calcext:value-type="float">
            <text:p>0.950035</text:p>
          </table:table-cell>
          <table:table-cell office:value-type="float" office:value="0.974105" calcext:value-type="float">
            <text:p>0.974105</text:p>
          </table:table-cell>
          <table:table-cell table:number-columns-repeated="2" office:value-type="float" office:value="0.954054" calcext:value-type="float">
            <text:p>0.954054</text:p>
          </table:table-cell>
          <table:table-cell office:value-type="float" office:value="0.98806" calcext:value-type="float">
            <text:p>0.98806</text:p>
          </table:table-cell>
          <table:table-cell table:number-columns-repeated="2" office:value-type="float" office:value="0.980315" calcext:value-type="float">
            <text:p>0.980315</text:p>
          </table:table-cell>
          <table:table-cell office:value-type="float" office:value="0.970159" calcext:value-type="float">
            <text:p>0.970159</text:p>
          </table:table-cell>
          <table:table-cell office:value-type="float" office:value="0.973482" calcext:value-type="float">
            <text:p>0.973482</text:p>
          </table:table-cell>
          <table:table-cell table:number-columns-repeated="2" office:value-type="float" office:value="0.954783" calcext:value-type="float">
            <text:p>0.954783</text:p>
          </table:table-cell>
          <table:table-cell office:value-type="float" office:value="0.941374" calcext:value-type="float">
            <text:p>0.941374</text:p>
          </table:table-cell>
          <table:table-cell table:number-columns-repeated="2" office:value-type="float" office:value="0.95216" calcext:value-type="float">
            <text:p>0.95216</text:p>
          </table:table-cell>
          <table:table-cell table:number-columns-repeated="2" office:value-type="float" office:value="0.963349" calcext:value-type="float">
            <text:p>0.963349</text:p>
          </table:table-cell>
          <table:table-cell office:value-type="float" office:value="0.944361" calcext:value-type="float">
            <text:p>0.944361</text:p>
          </table:table-cell>
        </table:table-row>
        <table:table-row table:style-name="ro1">
          <table:table-cell office:value-type="float" office:value="0.963655" calcext:value-type="float">
            <text:p>0.963655</text:p>
          </table:table-cell>
          <table:table-cell office:value-type="float" office:value="0.964186" calcext:value-type="float">
            <text:p>0.964186</text:p>
          </table:table-cell>
          <table:table-cell table:number-columns-repeated="2" office:value-type="float" office:value="0.953246" calcext:value-type="float">
            <text:p>0.953246</text:p>
          </table:table-cell>
          <table:table-cell table:number-columns-repeated="2" office:value-type="float" office:value="0.953298" calcext:value-type="float">
            <text:p>0.953298</text:p>
          </table:table-cell>
          <table:table-cell office:value-type="float" office:value="0.96465" calcext:value-type="float">
            <text:p>0.96465</text:p>
          </table:table-cell>
          <table:table-cell table:number-columns-repeated="2" office:value-type="float" office:value="0.957752" calcext:value-type="float">
            <text:p>0.957752</text:p>
          </table:table-cell>
          <table:table-cell office:value-type="float" office:value="0.962099" calcext:value-type="float">
            <text:p>0.962099</text:p>
          </table:table-cell>
          <table:table-cell table:number-columns-repeated="2" office:value-type="float" office:value="0.957213" calcext:value-type="float">
            <text:p>0.957213</text:p>
          </table:table-cell>
          <table:table-cell table:number-columns-repeated="2" office:value-type="float" office:value="0.954359" calcext:value-type="float">
            <text:p>0.954359</text:p>
          </table:table-cell>
          <table:table-cell office:value-type="float" office:value="0.97638" calcext:value-type="float">
            <text:p>0.97638</text:p>
          </table:table-cell>
          <table:table-cell table:number-columns-repeated="2" office:value-type="float" office:value="0.954674" calcext:value-type="float">
            <text:p>0.954674</text:p>
          </table:table-cell>
          <table:table-cell office:value-type="float" office:value="0.984595" calcext:value-type="float">
            <text:p>0.984595</text:p>
          </table:table-cell>
          <table:table-cell table:number-columns-repeated="2" office:value-type="float" office:value="0.980863" calcext:value-type="float">
            <text:p>0.980863</text:p>
          </table:table-cell>
          <table:table-cell office:value-type="float" office:value="0.964159" calcext:value-type="float">
            <text:p>0.964159</text:p>
          </table:table-cell>
          <table:table-cell office:value-type="float" office:value="0.969838" calcext:value-type="float">
            <text:p>0.969838</text:p>
          </table:table-cell>
          <table:table-cell table:number-columns-repeated="2" office:value-type="float" office:value="0.957237" calcext:value-type="float">
            <text:p>0.957237</text:p>
          </table:table-cell>
          <table:table-cell office:value-type="float" office:value="0.944964" calcext:value-type="float">
            <text:p>0.944964</text:p>
          </table:table-cell>
          <table:table-cell table:number-columns-repeated="2" office:value-type="float" office:value="0.95329" calcext:value-type="float">
            <text:p>0.95329</text:p>
          </table:table-cell>
          <table:table-cell table:number-columns-repeated="2" office:value-type="float" office:value="0.964556" calcext:value-type="float">
            <text:p>0.964556</text:p>
          </table:table-cell>
          <table:table-cell office:value-type="float" office:value="0.948218" calcext:value-type="float">
            <text:p>0.948218</text:p>
          </table:table-cell>
        </table:table-row>
        <table:table-row table:style-name="ro1">
          <table:table-cell office:value-type="float" office:value="0.959265" calcext:value-type="float">
            <text:p>0.959265</text:p>
          </table:table-cell>
          <table:table-cell office:value-type="float" office:value="0.963979" calcext:value-type="float">
            <text:p>0.963979</text:p>
          </table:table-cell>
          <table:table-cell table:number-columns-repeated="2" office:value-type="float" office:value="0.953119" calcext:value-type="float">
            <text:p>0.953119</text:p>
          </table:table-cell>
          <table:table-cell table:number-columns-repeated="2" office:value-type="float" office:value="0.960793" calcext:value-type="float">
            <text:p>0.960793</text:p>
          </table:table-cell>
          <table:table-cell office:value-type="float" office:value="0.965451" calcext:value-type="float">
            <text:p>0.965451</text:p>
          </table:table-cell>
          <table:table-cell table:number-columns-repeated="2" office:value-type="float" office:value="0.9552" calcext:value-type="float">
            <text:p>0.9552</text:p>
          </table:table-cell>
          <table:table-cell office:value-type="float" office:value="0.9602" calcext:value-type="float">
            <text:p>0.9602</text:p>
          </table:table-cell>
          <table:table-cell table:number-columns-repeated="2" office:value-type="float" office:value="0.959765" calcext:value-type="float">
            <text:p>0.959765</text:p>
          </table:table-cell>
          <table:table-cell table:number-columns-repeated="2" office:value-type="float" office:value="0.954253" calcext:value-type="float">
            <text:p>0.954253</text:p>
          </table:table-cell>
          <table:table-cell office:value-type="float" office:value="0.979379" calcext:value-type="float">
            <text:p>0.979379</text:p>
          </table:table-cell>
          <table:table-cell table:number-columns-repeated="2" office:value-type="float" office:value="0.954301" calcext:value-type="float">
            <text:p>0.954301</text:p>
          </table:table-cell>
          <table:table-cell office:value-type="float" office:value="0.981943" calcext:value-type="float">
            <text:p>0.981943</text:p>
          </table:table-cell>
          <table:table-cell table:number-columns-repeated="2" office:value-type="float" office:value="0.98756" calcext:value-type="float">
            <text:p>0.98756</text:p>
          </table:table-cell>
          <table:table-cell office:value-type="float" office:value="0.962505" calcext:value-type="float">
            <text:p>0.962505</text:p>
          </table:table-cell>
          <table:table-cell office:value-type="float" office:value="0.969533" calcext:value-type="float">
            <text:p>0.969533</text:p>
          </table:table-cell>
          <table:table-cell table:number-columns-repeated="2" office:value-type="float" office:value="0.95765" calcext:value-type="float">
            <text:p>0.95765</text:p>
          </table:table-cell>
          <table:table-cell office:value-type="float" office:value="0.946358" calcext:value-type="float">
            <text:p>0.946358</text:p>
          </table:table-cell>
          <table:table-cell table:number-columns-repeated="2" office:value-type="float" office:value="0.953774" calcext:value-type="float">
            <text:p>0.953774</text:p>
          </table:table-cell>
          <table:table-cell table:number-columns-repeated="2" office:value-type="float" office:value="0.966157" calcext:value-type="float">
            <text:p>0.966157</text:p>
          </table:table-cell>
          <table:table-cell office:value-type="float" office:value="0.949412" calcext:value-type="float">
            <text:p>0.949412</text:p>
          </table:table-cell>
        </table:table-row>
        <table:table-row table:style-name="ro1">
          <table:table-cell office:value-type="float" office:value="0.955418" calcext:value-type="float">
            <text:p>0.955418</text:p>
          </table:table-cell>
          <table:table-cell office:value-type="float" office:value="0.966238" calcext:value-type="float">
            <text:p>0.966238</text:p>
          </table:table-cell>
          <table:table-cell table:number-columns-repeated="2" office:value-type="float" office:value="0.952962" calcext:value-type="float">
            <text:p>0.952962</text:p>
          </table:table-cell>
          <table:table-cell table:number-columns-repeated="2" office:value-type="float" office:value="0.963934" calcext:value-type="float">
            <text:p>0.963934</text:p>
          </table:table-cell>
          <table:table-cell office:value-type="float" office:value="0.965193" calcext:value-type="float">
            <text:p>0.965193</text:p>
          </table:table-cell>
          <table:table-cell table:number-columns-repeated="2" office:value-type="float" office:value="0.952086" calcext:value-type="float">
            <text:p>0.952086</text:p>
          </table:table-cell>
          <table:table-cell office:value-type="float" office:value="0.960388" calcext:value-type="float">
            <text:p>0.960388</text:p>
          </table:table-cell>
          <table:table-cell table:number-columns-repeated="2" office:value-type="float" office:value="0.958846" calcext:value-type="float">
            <text:p>0.958846</text:p>
          </table:table-cell>
          <table:table-cell table:number-columns-repeated="2" office:value-type="float" office:value="0.96342" calcext:value-type="float">
            <text:p>0.96342</text:p>
          </table:table-cell>
          <table:table-cell office:value-type="float" office:value="0.980649" calcext:value-type="float">
            <text:p>0.980649</text:p>
          </table:table-cell>
          <table:table-cell table:number-columns-repeated="2" office:value-type="float" office:value="0.959366" calcext:value-type="float">
            <text:p>0.959366</text:p>
          </table:table-cell>
          <table:table-cell office:value-type="float" office:value="0.978625" calcext:value-type="float">
            <text:p>0.978625</text:p>
          </table:table-cell>
          <table:table-cell table:number-columns-repeated="2" office:value-type="float" office:value="0.985131" calcext:value-type="float">
            <text:p>0.985131</text:p>
          </table:table-cell>
          <table:table-cell office:value-type="float" office:value="0.96312" calcext:value-type="float">
            <text:p>0.96312</text:p>
          </table:table-cell>
          <table:table-cell office:value-type="float" office:value="0.966638" calcext:value-type="float">
            <text:p>0.966638</text:p>
          </table:table-cell>
          <table:table-cell table:number-columns-repeated="2" office:value-type="float" office:value="0.9554" calcext:value-type="float">
            <text:p>0.9554</text:p>
          </table:table-cell>
          <table:table-cell office:value-type="float" office:value="0.945016" calcext:value-type="float">
            <text:p>0.945016</text:p>
          </table:table-cell>
          <table:table-cell table:number-columns-repeated="2" office:value-type="float" office:value="0.957008" calcext:value-type="float">
            <text:p>0.957008</text:p>
          </table:table-cell>
          <table:table-cell table:number-columns-repeated="2" office:value-type="float" office:value="0.965246" calcext:value-type="float">
            <text:p>0.965246</text:p>
          </table:table-cell>
          <table:table-cell office:value-type="float" office:value="0.950673" calcext:value-type="float">
            <text:p>0.950673</text:p>
          </table:table-cell>
        </table:table-row>
        <table:table-row table:style-name="ro1">
          <table:table-cell office:value-type="float" office:value="0.953785" calcext:value-type="float">
            <text:p>0.953785</text:p>
          </table:table-cell>
          <table:table-cell office:value-type="float" office:value="0.96626" calcext:value-type="float">
            <text:p>0.96626</text:p>
          </table:table-cell>
          <table:table-cell table:number-columns-repeated="2" office:value-type="float" office:value="0.95182" calcext:value-type="float">
            <text:p>0.95182</text:p>
          </table:table-cell>
          <table:table-cell table:number-columns-repeated="2" office:value-type="float" office:value="0.962741" calcext:value-type="float">
            <text:p>0.962741</text:p>
          </table:table-cell>
          <table:table-cell office:value-type="float" office:value="0.96332" calcext:value-type="float">
            <text:p>0.96332</text:p>
          </table:table-cell>
          <table:table-cell table:number-columns-repeated="2" office:value-type="float" office:value="0.953589" calcext:value-type="float">
            <text:p>0.953589</text:p>
          </table:table-cell>
          <table:table-cell office:value-type="float" office:value="0.959371" calcext:value-type="float">
            <text:p>0.959371</text:p>
          </table:table-cell>
          <table:table-cell table:number-columns-repeated="2" office:value-type="float" office:value="0.959595" calcext:value-type="float">
            <text:p>0.959595</text:p>
          </table:table-cell>
          <table:table-cell table:number-columns-repeated="2" office:value-type="float" office:value="0.962084" calcext:value-type="float">
            <text:p>0.962084</text:p>
          </table:table-cell>
          <table:table-cell office:value-type="float" office:value="0.98144" calcext:value-type="float">
            <text:p>0.98144</text:p>
          </table:table-cell>
          <table:table-cell table:number-columns-repeated="2" office:value-type="float" office:value="0.953943" calcext:value-type="float">
            <text:p>0.953943</text:p>
          </table:table-cell>
          <table:table-cell office:value-type="float" office:value="0.975785" calcext:value-type="float">
            <text:p>0.975785</text:p>
          </table:table-cell>
          <table:table-cell table:number-columns-repeated="2" office:value-type="float" office:value="0.984384" calcext:value-type="float">
            <text:p>0.984384</text:p>
          </table:table-cell>
          <table:table-cell office:value-type="float" office:value="0.959345" calcext:value-type="float">
            <text:p>0.959345</text:p>
          </table:table-cell>
          <table:table-cell office:value-type="float" office:value="0.96648" calcext:value-type="float">
            <text:p>0.96648</text:p>
          </table:table-cell>
          <table:table-cell table:number-columns-repeated="2" office:value-type="float" office:value="0.960723" calcext:value-type="float">
            <text:p>0.960723</text:p>
          </table:table-cell>
          <table:table-cell office:value-type="float" office:value="0.9435" calcext:value-type="float">
            <text:p>0.9435</text:p>
          </table:table-cell>
          <table:table-cell table:number-columns-repeated="2" office:value-type="float" office:value="0.957891" calcext:value-type="float">
            <text:p>0.957891</text:p>
          </table:table-cell>
          <table:table-cell table:number-columns-repeated="2" office:value-type="float" office:value="0.968217" calcext:value-type="float">
            <text:p>0.968217</text:p>
          </table:table-cell>
          <table:table-cell office:value-type="float" office:value="0.947332" calcext:value-type="float">
            <text:p>0.947332</text:p>
          </table:table-cell>
        </table:table-row>
        <table:table-row table:style-name="ro1">
          <table:table-cell office:value-type="float" office:value="0.954421" calcext:value-type="float">
            <text:p>0.954421</text:p>
          </table:table-cell>
          <table:table-cell office:value-type="float" office:value="0.968365" calcext:value-type="float">
            <text:p>0.968365</text:p>
          </table:table-cell>
          <table:table-cell table:number-columns-repeated="2" office:value-type="float" office:value="0.950138" calcext:value-type="float">
            <text:p>0.950138</text:p>
          </table:table-cell>
          <table:table-cell table:number-columns-repeated="2" office:value-type="float" office:value="0.961394" calcext:value-type="float">
            <text:p>0.961394</text:p>
          </table:table-cell>
          <table:table-cell office:value-type="float" office:value="0.961909" calcext:value-type="float">
            <text:p>0.961909</text:p>
          </table:table-cell>
          <table:table-cell table:number-columns-repeated="2" office:value-type="float" office:value="0.956539" calcext:value-type="float">
            <text:p>0.956539</text:p>
          </table:table-cell>
          <table:table-cell office:value-type="float" office:value="0.95861" calcext:value-type="float">
            <text:p>0.95861</text:p>
          </table:table-cell>
          <table:table-cell table:number-columns-repeated="2" office:value-type="float" office:value="0.957626" calcext:value-type="float">
            <text:p>0.957626</text:p>
          </table:table-cell>
          <table:table-cell table:number-columns-repeated="2" office:value-type="float" office:value="0.959279" calcext:value-type="float">
            <text:p>0.959279</text:p>
          </table:table-cell>
          <table:table-cell office:value-type="float" office:value="0.979588" calcext:value-type="float">
            <text:p>0.979588</text:p>
          </table:table-cell>
          <table:table-cell table:number-columns-repeated="2" office:value-type="float" office:value="0.9538" calcext:value-type="float">
            <text:p>0.9538</text:p>
          </table:table-cell>
          <table:table-cell office:value-type="float" office:value="0.975992" calcext:value-type="float">
            <text:p>0.975992</text:p>
          </table:table-cell>
          <table:table-cell table:number-columns-repeated="2" office:value-type="float" office:value="0.982026" calcext:value-type="float">
            <text:p>0.982026</text:p>
          </table:table-cell>
          <table:table-cell office:value-type="float" office:value="0.960694" calcext:value-type="float">
            <text:p>0.960694</text:p>
          </table:table-cell>
          <table:table-cell office:value-type="float" office:value="0.964633" calcext:value-type="float">
            <text:p>0.964633</text:p>
          </table:table-cell>
          <table:table-cell table:number-columns-repeated="2" office:value-type="float" office:value="0.961068" calcext:value-type="float">
            <text:p>0.961068</text:p>
          </table:table-cell>
          <table:table-cell office:value-type="float" office:value="0.946874" calcext:value-type="float">
            <text:p>0.946874</text:p>
          </table:table-cell>
          <table:table-cell table:number-columns-repeated="2" office:value-type="float" office:value="0.9576" calcext:value-type="float">
            <text:p>0.9576</text:p>
          </table:table-cell>
          <table:table-cell table:number-columns-repeated="2" office:value-type="float" office:value="0.968083" calcext:value-type="float">
            <text:p>0.968083</text:p>
          </table:table-cell>
          <table:table-cell office:value-type="float" office:value="0.949808" calcext:value-type="float">
            <text:p>0.949808</text:p>
          </table:table-cell>
        </table:table-row>
        <table:table-row table:style-name="ro1">
          <table:table-cell office:value-type="float" office:value="0.951783" calcext:value-type="float">
            <text:p>0.951783</text:p>
          </table:table-cell>
          <table:table-cell office:value-type="float" office:value="0.966635" calcext:value-type="float">
            <text:p>0.966635</text:p>
          </table:table-cell>
          <table:table-cell table:number-columns-repeated="2" office:value-type="float" office:value="0.950184" calcext:value-type="float">
            <text:p>0.950184</text:p>
          </table:table-cell>
          <table:table-cell table:number-columns-repeated="2" office:value-type="float" office:value="0.962121" calcext:value-type="float">
            <text:p>0.962121</text:p>
          </table:table-cell>
          <table:table-cell office:value-type="float" office:value="0.962267" calcext:value-type="float">
            <text:p>0.962267</text:p>
          </table:table-cell>
          <table:table-cell table:number-columns-repeated="2" office:value-type="float" office:value="0.958102" calcext:value-type="float">
            <text:p>0.958102</text:p>
          </table:table-cell>
          <table:table-cell office:value-type="float" office:value="0.957579" calcext:value-type="float">
            <text:p>0.957579</text:p>
          </table:table-cell>
          <table:table-cell table:number-columns-repeated="2" office:value-type="float" office:value="0.959535" calcext:value-type="float">
            <text:p>0.959535</text:p>
          </table:table-cell>
          <table:table-cell table:number-columns-repeated="2" office:value-type="float" office:value="0.958518" calcext:value-type="float">
            <text:p>0.958518</text:p>
          </table:table-cell>
          <table:table-cell office:value-type="float" office:value="0.974775" calcext:value-type="float">
            <text:p>0.974775</text:p>
          </table:table-cell>
          <table:table-cell table:number-columns-repeated="2" office:value-type="float" office:value="0.955029" calcext:value-type="float">
            <text:p>0.955029</text:p>
          </table:table-cell>
          <table:table-cell office:value-type="float" office:value="0.975975" calcext:value-type="float">
            <text:p>0.975975</text:p>
          </table:table-cell>
          <table:table-cell table:number-columns-repeated="2" office:value-type="float" office:value="0.980629" calcext:value-type="float">
            <text:p>0.980629</text:p>
          </table:table-cell>
          <table:table-cell office:value-type="float" office:value="0.961235" calcext:value-type="float">
            <text:p>0.961235</text:p>
          </table:table-cell>
          <table:table-cell office:value-type="float" office:value="0.965554" calcext:value-type="float">
            <text:p>0.965554</text:p>
          </table:table-cell>
          <table:table-cell table:number-columns-repeated="2" office:value-type="float" office:value="0.966537" calcext:value-type="float">
            <text:p>0.966537</text:p>
          </table:table-cell>
          <table:table-cell office:value-type="float" office:value="0.948181" calcext:value-type="float">
            <text:p>0.948181</text:p>
          </table:table-cell>
          <table:table-cell table:number-columns-repeated="2" office:value-type="float" office:value="0.956171" calcext:value-type="float">
            <text:p>0.956171</text:p>
          </table:table-cell>
          <table:table-cell table:number-columns-repeated="2" office:value-type="float" office:value="0.970221" calcext:value-type="float">
            <text:p>0.970221</text:p>
          </table:table-cell>
          <table:table-cell office:value-type="float" office:value="0.951089" calcext:value-type="float">
            <text:p>0.951089</text:p>
          </table:table-cell>
        </table:table-row>
        <table:table-row table:style-name="ro1">
          <table:table-cell office:value-type="float" office:value="0.949601" calcext:value-type="float">
            <text:p>0.949601</text:p>
          </table:table-cell>
          <table:table-cell office:value-type="float" office:value="0.966895" calcext:value-type="float">
            <text:p>0.966895</text:p>
          </table:table-cell>
          <table:table-cell table:number-columns-repeated="2" office:value-type="float" office:value="0.947865" calcext:value-type="float">
            <text:p>0.947865</text:p>
          </table:table-cell>
          <table:table-cell table:number-columns-repeated="2" office:value-type="float" office:value="0.962591" calcext:value-type="float">
            <text:p>0.962591</text:p>
          </table:table-cell>
          <table:table-cell office:value-type="float" office:value="0.95821" calcext:value-type="float">
            <text:p>0.95821</text:p>
          </table:table-cell>
          <table:table-cell table:number-columns-repeated="2" office:value-type="float" office:value="0.955594" calcext:value-type="float">
            <text:p>0.955594</text:p>
          </table:table-cell>
          <table:table-cell office:value-type="float" office:value="0.953295" calcext:value-type="float">
            <text:p>0.953295</text:p>
          </table:table-cell>
          <table:table-cell table:number-columns-repeated="2" office:value-type="float" office:value="0.958718" calcext:value-type="float">
            <text:p>0.958718</text:p>
          </table:table-cell>
          <table:table-cell table:number-columns-repeated="2" office:value-type="float" office:value="0.956203" calcext:value-type="float">
            <text:p>0.956203</text:p>
          </table:table-cell>
          <table:table-cell office:value-type="float" office:value="0.972491" calcext:value-type="float">
            <text:p>0.972491</text:p>
          </table:table-cell>
          <table:table-cell table:number-columns-repeated="2" office:value-type="float" office:value="0.960272" calcext:value-type="float">
            <text:p>0.960272</text:p>
          </table:table-cell>
          <table:table-cell office:value-type="float" office:value="0.975586" calcext:value-type="float">
            <text:p>0.975586</text:p>
          </table:table-cell>
          <table:table-cell table:number-columns-repeated="2" office:value-type="float" office:value="0.983239" calcext:value-type="float">
            <text:p>0.983239</text:p>
          </table:table-cell>
          <table:table-cell office:value-type="float" office:value="0.958809" calcext:value-type="float">
            <text:p>0.958809</text:p>
          </table:table-cell>
          <table:table-cell office:value-type="float" office:value="0.966802" calcext:value-type="float">
            <text:p>0.966802</text:p>
          </table:table-cell>
          <table:table-cell table:number-columns-repeated="2" office:value-type="float" office:value="0.969376" calcext:value-type="float">
            <text:p>0.969376</text:p>
          </table:table-cell>
          <table:table-cell office:value-type="float" office:value="0.950834" calcext:value-type="float">
            <text:p>0.950834</text:p>
          </table:table-cell>
          <table:table-cell table:number-columns-repeated="2" office:value-type="float" office:value="0.954503" calcext:value-type="float">
            <text:p>0.954503</text:p>
          </table:table-cell>
          <table:table-cell table:number-columns-repeated="2" office:value-type="float" office:value="0.968867" calcext:value-type="float">
            <text:p>0.968867</text:p>
          </table:table-cell>
          <table:table-cell office:value-type="float" office:value="0.953484" calcext:value-type="float">
            <text:p>0.953484</text:p>
          </table:table-cell>
        </table:table-row>
        <table:table-row table:style-name="ro1">
          <table:table-cell office:value-type="float" office:value="0.949788" calcext:value-type="float">
            <text:p>0.949788</text:p>
          </table:table-cell>
          <table:table-cell office:value-type="float" office:value="0.968211" calcext:value-type="float">
            <text:p>0.968211</text:p>
          </table:table-cell>
          <table:table-cell table:number-columns-repeated="2" office:value-type="float" office:value="0.952413" calcext:value-type="float">
            <text:p>0.952413</text:p>
          </table:table-cell>
          <table:table-cell table:number-columns-repeated="2" office:value-type="float" office:value="0.961326" calcext:value-type="float">
            <text:p>0.961326</text:p>
          </table:table-cell>
          <table:table-cell office:value-type="float" office:value="0.961476" calcext:value-type="float">
            <text:p>0.961476</text:p>
          </table:table-cell>
          <table:table-cell table:number-columns-repeated="2" office:value-type="float" office:value="0.961092" calcext:value-type="float">
            <text:p>0.961092</text:p>
          </table:table-cell>
          <table:table-cell office:value-type="float" office:value="0.954643" calcext:value-type="float">
            <text:p>0.954643</text:p>
          </table:table-cell>
          <table:table-cell table:number-columns-repeated="2" office:value-type="float" office:value="0.958174" calcext:value-type="float">
            <text:p>0.958174</text:p>
          </table:table-cell>
          <table:table-cell table:number-columns-repeated="2" office:value-type="float" office:value="0.953112" calcext:value-type="float">
            <text:p>0.953112</text:p>
          </table:table-cell>
          <table:table-cell office:value-type="float" office:value="0.970969" calcext:value-type="float">
            <text:p>0.970969</text:p>
          </table:table-cell>
          <table:table-cell table:number-columns-repeated="2" office:value-type="float" office:value="0.961884" calcext:value-type="float">
            <text:p>0.961884</text:p>
          </table:table-cell>
          <table:table-cell office:value-type="float" office:value="0.978516" calcext:value-type="float">
            <text:p>0.978516</text:p>
          </table:table-cell>
          <table:table-cell table:number-columns-repeated="2" office:value-type="float" office:value="0.98421" calcext:value-type="float">
            <text:p>0.98421</text:p>
          </table:table-cell>
          <table:table-cell office:value-type="float" office:value="0.959732" calcext:value-type="float">
            <text:p>0.959732</text:p>
          </table:table-cell>
          <table:table-cell office:value-type="float" office:value="0.969102" calcext:value-type="float">
            <text:p>0.969102</text:p>
          </table:table-cell>
          <table:table-cell table:number-columns-repeated="2" office:value-type="float" office:value="0.965961" calcext:value-type="float">
            <text:p>0.965961</text:p>
          </table:table-cell>
          <table:table-cell office:value-type="float" office:value="0.950129" calcext:value-type="float">
            <text:p>0.950129</text:p>
          </table:table-cell>
          <table:table-cell table:number-columns-repeated="2" office:value-type="float" office:value="0.956494" calcext:value-type="float">
            <text:p>0.956494</text:p>
          </table:table-cell>
          <table:table-cell table:number-columns-repeated="2" office:value-type="float" office:value="0.967054" calcext:value-type="float">
            <text:p>0.967054</text:p>
          </table:table-cell>
          <table:table-cell office:value-type="float" office:value="0.954249" calcext:value-type="float">
            <text:p>0.954249</text:p>
          </table:table-cell>
        </table:table-row>
        <table:table-row table:style-name="ro1">
          <table:table-cell office:value-type="float" office:value="0.949169" calcext:value-type="float">
            <text:p>0.949169</text:p>
          </table:table-cell>
          <table:table-cell office:value-type="float" office:value="0.969888" calcext:value-type="float">
            <text:p>0.969888</text:p>
          </table:table-cell>
          <table:table-cell table:number-columns-repeated="2" office:value-type="float" office:value="0.953497" calcext:value-type="float">
            <text:p>0.953497</text:p>
          </table:table-cell>
          <table:table-cell table:number-columns-repeated="2" office:value-type="float" office:value="0.960327" calcext:value-type="float">
            <text:p>0.960327</text:p>
          </table:table-cell>
          <table:table-cell office:value-type="float" office:value="0.961234" calcext:value-type="float">
            <text:p>0.961234</text:p>
          </table:table-cell>
          <table:table-cell table:number-columns-repeated="2" office:value-type="float" office:value="0.959672" calcext:value-type="float">
            <text:p>0.959672</text:p>
          </table:table-cell>
          <table:table-cell office:value-type="float" office:value="0.958297" calcext:value-type="float">
            <text:p>0.958297</text:p>
          </table:table-cell>
          <table:table-cell table:number-columns-repeated="2" office:value-type="float" office:value="0.957425" calcext:value-type="float">
            <text:p>0.957425</text:p>
          </table:table-cell>
          <table:table-cell table:number-columns-repeated="2" office:value-type="float" office:value="0.956124" calcext:value-type="float">
            <text:p>0.956124</text:p>
          </table:table-cell>
          <table:table-cell office:value-type="float" office:value="0.97045" calcext:value-type="float">
            <text:p>0.97045</text:p>
          </table:table-cell>
          <table:table-cell table:number-columns-repeated="2" office:value-type="float" office:value="0.962597" calcext:value-type="float">
            <text:p>0.962597</text:p>
          </table:table-cell>
          <table:table-cell office:value-type="float" office:value="0.975255" calcext:value-type="float">
            <text:p>0.975255</text:p>
          </table:table-cell>
          <table:table-cell table:number-columns-repeated="2" office:value-type="float" office:value="0.98228" calcext:value-type="float">
            <text:p>0.98228</text:p>
          </table:table-cell>
          <table:table-cell office:value-type="float" office:value="0.95946" calcext:value-type="float">
            <text:p>0.95946</text:p>
          </table:table-cell>
          <table:table-cell office:value-type="float" office:value="0.970517" calcext:value-type="float">
            <text:p>0.970517</text:p>
          </table:table-cell>
          <table:table-cell table:number-columns-repeated="2" office:value-type="float" office:value="0.964139" calcext:value-type="float">
            <text:p>0.964139</text:p>
          </table:table-cell>
          <table:table-cell office:value-type="float" office:value="0.948392" calcext:value-type="float">
            <text:p>0.948392</text:p>
          </table:table-cell>
          <table:table-cell table:number-columns-repeated="2" office:value-type="float" office:value="0.960145" calcext:value-type="float">
            <text:p>0.960145</text:p>
          </table:table-cell>
          <table:table-cell table:number-columns-repeated="2" office:value-type="float" office:value="0.964636" calcext:value-type="float">
            <text:p>0.964636</text:p>
          </table:table-cell>
          <table:table-cell office:value-type="float" office:value="0.953357" calcext:value-type="float">
            <text:p>0.953357</text:p>
          </table:table-cell>
        </table:table-row>
        <table:table-row table:style-name="ro1">
          <table:table-cell office:value-type="float" office:value="0.948222" calcext:value-type="float">
            <text:p>0.948222</text:p>
          </table:table-cell>
          <table:table-cell office:value-type="float" office:value="0.96995" calcext:value-type="float">
            <text:p>0.96995</text:p>
          </table:table-cell>
          <table:table-cell table:number-columns-repeated="2" office:value-type="float" office:value="0.955609" calcext:value-type="float">
            <text:p>0.955609</text:p>
          </table:table-cell>
          <table:table-cell table:number-columns-repeated="2" office:value-type="float" office:value="0.963326" calcext:value-type="float">
            <text:p>0.963326</text:p>
          </table:table-cell>
          <table:table-cell office:value-type="float" office:value="0.959882" calcext:value-type="float">
            <text:p>0.959882</text:p>
          </table:table-cell>
          <table:table-cell table:number-columns-repeated="2" office:value-type="float" office:value="0.959576" calcext:value-type="float">
            <text:p>0.959576</text:p>
          </table:table-cell>
          <table:table-cell office:value-type="float" office:value="0.956895" calcext:value-type="float">
            <text:p>0.956895</text:p>
          </table:table-cell>
          <table:table-cell table:number-columns-repeated="2" office:value-type="float" office:value="0.957623" calcext:value-type="float">
            <text:p>0.957623</text:p>
          </table:table-cell>
          <table:table-cell table:number-columns-repeated="2" office:value-type="float" office:value="0.955094" calcext:value-type="float">
            <text:p>0.955094</text:p>
          </table:table-cell>
          <table:table-cell office:value-type="float" office:value="0.970255" calcext:value-type="float">
            <text:p>0.970255</text:p>
          </table:table-cell>
          <table:table-cell table:number-columns-repeated="2" office:value-type="float" office:value="0.963621" calcext:value-type="float">
            <text:p>0.963621</text:p>
          </table:table-cell>
          <table:table-cell office:value-type="float" office:value="0.977968" calcext:value-type="float">
            <text:p>0.977968</text:p>
          </table:table-cell>
          <table:table-cell table:number-columns-repeated="2" office:value-type="float" office:value="0.978918" calcext:value-type="float">
            <text:p>0.978918</text:p>
          </table:table-cell>
          <table:table-cell office:value-type="float" office:value="0.958405" calcext:value-type="float">
            <text:p>0.958405</text:p>
          </table:table-cell>
          <table:table-cell office:value-type="float" office:value="0.967044" calcext:value-type="float">
            <text:p>0.967044</text:p>
          </table:table-cell>
          <table:table-cell table:number-columns-repeated="2" office:value-type="float" office:value="0.967389" calcext:value-type="float">
            <text:p>0.967389</text:p>
          </table:table-cell>
          <table:table-cell office:value-type="float" office:value="0.949933" calcext:value-type="float">
            <text:p>0.949933</text:p>
          </table:table-cell>
          <table:table-cell table:number-columns-repeated="2" office:value-type="float" office:value="0.958719" calcext:value-type="float">
            <text:p>0.958719</text:p>
          </table:table-cell>
          <table:table-cell table:number-columns-repeated="2" office:value-type="float" office:value="0.965483" calcext:value-type="float">
            <text:p>0.965483</text:p>
          </table:table-cell>
          <table:table-cell office:value-type="float" office:value="0.951775" calcext:value-type="float">
            <text:p>0.951775</text:p>
          </table:table-cell>
        </table:table-row>
        <table:table-row table:style-name="ro1">
          <table:table-cell office:value-type="float" office:value="0.950383" calcext:value-type="float">
            <text:p>0.950383</text:p>
          </table:table-cell>
          <table:table-cell office:value-type="float" office:value="0.968819" calcext:value-type="float">
            <text:p>0.968819</text:p>
          </table:table-cell>
          <table:table-cell table:number-columns-repeated="2" office:value-type="float" office:value="0.956273" calcext:value-type="float">
            <text:p>0.956273</text:p>
          </table:table-cell>
          <table:table-cell table:number-columns-repeated="2" office:value-type="float" office:value="0.963957" calcext:value-type="float">
            <text:p>0.963957</text:p>
          </table:table-cell>
          <table:table-cell office:value-type="float" office:value="0.959901" calcext:value-type="float">
            <text:p>0.959901</text:p>
          </table:table-cell>
          <table:table-cell table:number-columns-repeated="2" office:value-type="float" office:value="0.960355" calcext:value-type="float">
            <text:p>0.960355</text:p>
          </table:table-cell>
          <table:table-cell office:value-type="float" office:value="0.958207" calcext:value-type="float">
            <text:p>0.958207</text:p>
          </table:table-cell>
          <table:table-cell table:number-columns-repeated="2" office:value-type="float" office:value="0.960176" calcext:value-type="float">
            <text:p>0.960176</text:p>
          </table:table-cell>
          <table:table-cell table:number-columns-repeated="2" office:value-type="float" office:value="0.955672" calcext:value-type="float">
            <text:p>0.955672</text:p>
          </table:table-cell>
          <table:table-cell office:value-type="float" office:value="0.968936" calcext:value-type="float">
            <text:p>0.968936</text:p>
          </table:table-cell>
          <table:table-cell table:number-columns-repeated="2" office:value-type="float" office:value="0.960723" calcext:value-type="float">
            <text:p>0.960723</text:p>
          </table:table-cell>
          <table:table-cell office:value-type="float" office:value="0.975508" calcext:value-type="float">
            <text:p>0.975508</text:p>
          </table:table-cell>
          <table:table-cell table:number-columns-repeated="2" office:value-type="float" office:value="0.977171" calcext:value-type="float">
            <text:p>0.977171</text:p>
          </table:table-cell>
          <table:table-cell office:value-type="float" office:value="0.959517" calcext:value-type="float">
            <text:p>0.959517</text:p>
          </table:table-cell>
          <table:table-cell office:value-type="float" office:value="0.971568" calcext:value-type="float">
            <text:p>0.971568</text:p>
          </table:table-cell>
          <table:table-cell table:number-columns-repeated="2" office:value-type="float" office:value="0.968049" calcext:value-type="float">
            <text:p>0.968049</text:p>
          </table:table-cell>
          <table:table-cell office:value-type="float" office:value="0.950894" calcext:value-type="float">
            <text:p>0.950894</text:p>
          </table:table-cell>
          <table:table-cell table:number-columns-repeated="2" office:value-type="float" office:value="0.958475" calcext:value-type="float">
            <text:p>0.958475</text:p>
          </table:table-cell>
          <table:table-cell table:number-columns-repeated="2" office:value-type="float" office:value="0.962054" calcext:value-type="float">
            <text:p>0.962054</text:p>
          </table:table-cell>
          <table:table-cell office:value-type="float" office:value="0.955441" calcext:value-type="float">
            <text:p>0.955441</text:p>
          </table:table-cell>
        </table:table-row>
        <table:table-row table:style-name="ro1">
          <table:table-cell office:value-type="float" office:value="0.951431" calcext:value-type="float">
            <text:p>0.951431</text:p>
          </table:table-cell>
          <table:table-cell office:value-type="float" office:value="0.968662" calcext:value-type="float">
            <text:p>0.968662</text:p>
          </table:table-cell>
          <table:table-cell table:number-columns-repeated="2" office:value-type="float" office:value="0.954824" calcext:value-type="float">
            <text:p>0.954824</text:p>
          </table:table-cell>
          <table:table-cell table:number-columns-repeated="2" office:value-type="float" office:value="0.963178" calcext:value-type="float">
            <text:p>0.963178</text:p>
          </table:table-cell>
          <table:table-cell office:value-type="float" office:value="0.956736" calcext:value-type="float">
            <text:p>0.956736</text:p>
          </table:table-cell>
          <table:table-cell table:number-columns-repeated="2" office:value-type="float" office:value="0.961525" calcext:value-type="float">
            <text:p>0.961525</text:p>
          </table:table-cell>
          <table:table-cell office:value-type="float" office:value="0.956416" calcext:value-type="float">
            <text:p>0.956416</text:p>
          </table:table-cell>
          <table:table-cell table:number-columns-repeated="2" office:value-type="float" office:value="0.956603" calcext:value-type="float">
            <text:p>0.956603</text:p>
          </table:table-cell>
          <table:table-cell table:number-columns-repeated="2" office:value-type="float" office:value="0.955618" calcext:value-type="float">
            <text:p>0.955618</text:p>
          </table:table-cell>
          <table:table-cell office:value-type="float" office:value="0.968343" calcext:value-type="float">
            <text:p>0.968343</text:p>
          </table:table-cell>
          <table:table-cell table:number-columns-repeated="2" office:value-type="float" office:value="0.961961" calcext:value-type="float">
            <text:p>0.961961</text:p>
          </table:table-cell>
          <table:table-cell office:value-type="float" office:value="0.974692" calcext:value-type="float">
            <text:p>0.974692</text:p>
          </table:table-cell>
          <table:table-cell table:number-columns-repeated="2" office:value-type="float" office:value="0.975683" calcext:value-type="float">
            <text:p>0.975683</text:p>
          </table:table-cell>
          <table:table-cell office:value-type="float" office:value="0.958332" calcext:value-type="float">
            <text:p>0.958332</text:p>
          </table:table-cell>
          <table:table-cell office:value-type="float" office:value="0.972572" calcext:value-type="float">
            <text:p>0.972572</text:p>
          </table:table-cell>
          <table:table-cell table:number-columns-repeated="2" office:value-type="float" office:value="0.968663" calcext:value-type="float">
            <text:p>0.968663</text:p>
          </table:table-cell>
          <table:table-cell office:value-type="float" office:value="0.951239" calcext:value-type="float">
            <text:p>0.951239</text:p>
          </table:table-cell>
          <table:table-cell table:number-columns-repeated="2" office:value-type="float" office:value="0.955298" calcext:value-type="float">
            <text:p>0.955298</text:p>
          </table:table-cell>
          <table:table-cell table:number-columns-repeated="2" office:value-type="float" office:value="0.961346" calcext:value-type="float">
            <text:p>0.961346</text:p>
          </table:table-cell>
          <table:table-cell office:value-type="float" office:value="0.955846" calcext:value-type="float">
            <text:p>0.955846</text:p>
          </table:table-cell>
        </table:table-row>
        <table:table-row table:style-name="ro1">
          <table:table-cell office:value-type="float" office:value="0.951726" calcext:value-type="float">
            <text:p>0.951726</text:p>
          </table:table-cell>
          <table:table-cell office:value-type="float" office:value="0.966351" calcext:value-type="float">
            <text:p>0.966351</text:p>
          </table:table-cell>
          <table:table-cell table:number-columns-repeated="2" office:value-type="float" office:value="0.956141" calcext:value-type="float">
            <text:p>0.956141</text:p>
          </table:table-cell>
          <table:table-cell table:number-columns-repeated="2" office:value-type="float" office:value="0.967947" calcext:value-type="float">
            <text:p>0.967947</text:p>
          </table:table-cell>
          <table:table-cell office:value-type="float" office:value="0.957421" calcext:value-type="float">
            <text:p>0.957421</text:p>
          </table:table-cell>
          <table:table-cell table:number-columns-repeated="2" office:value-type="float" office:value="0.961632" calcext:value-type="float">
            <text:p>0.961632</text:p>
          </table:table-cell>
          <table:table-cell office:value-type="float" office:value="0.959844" calcext:value-type="float">
            <text:p>0.959844</text:p>
          </table:table-cell>
          <table:table-cell table:number-columns-repeated="2" office:value-type="float" office:value="0.957198" calcext:value-type="float">
            <text:p>0.957198</text:p>
          </table:table-cell>
          <table:table-cell table:number-columns-repeated="2" office:value-type="float" office:value="0.954221" calcext:value-type="float">
            <text:p>0.954221</text:p>
          </table:table-cell>
          <table:table-cell office:value-type="float" office:value="0.9676" calcext:value-type="float">
            <text:p>0.9676</text:p>
          </table:table-cell>
          <table:table-cell table:number-columns-repeated="2" office:value-type="float" office:value="0.962827" calcext:value-type="float">
            <text:p>0.962827</text:p>
          </table:table-cell>
          <table:table-cell office:value-type="float" office:value="0.972122" calcext:value-type="float">
            <text:p>0.972122</text:p>
          </table:table-cell>
          <table:table-cell table:number-columns-repeated="2" office:value-type="float" office:value="0.976186" calcext:value-type="float">
            <text:p>0.976186</text:p>
          </table:table-cell>
          <table:table-cell office:value-type="float" office:value="0.957636" calcext:value-type="float">
            <text:p>0.957636</text:p>
          </table:table-cell>
          <table:table-cell office:value-type="float" office:value="0.969903" calcext:value-type="float">
            <text:p>0.969903</text:p>
          </table:table-cell>
          <table:table-cell table:number-columns-repeated="2" office:value-type="float" office:value="0.967832" calcext:value-type="float">
            <text:p>0.967832</text:p>
          </table:table-cell>
          <table:table-cell office:value-type="float" office:value="0.952114" calcext:value-type="float">
            <text:p>0.952114</text:p>
          </table:table-cell>
          <table:table-cell table:number-columns-repeated="2" office:value-type="float" office:value="0.957222" calcext:value-type="float">
            <text:p>0.957222</text:p>
          </table:table-cell>
          <table:table-cell table:number-columns-repeated="2" office:value-type="float" office:value="0.963647" calcext:value-type="float">
            <text:p>0.963647</text:p>
          </table:table-cell>
          <table:table-cell office:value-type="float" office:value="0.955366" calcext:value-type="float">
            <text:p>0.955366</text:p>
          </table:table-cell>
        </table:table-row>
        <table:table-row table:style-name="ro1">
          <table:table-cell office:value-type="float" office:value="0.951515" calcext:value-type="float">
            <text:p>0.951515</text:p>
          </table:table-cell>
          <table:table-cell office:value-type="float" office:value="0.970988" calcext:value-type="float">
            <text:p>0.970988</text:p>
          </table:table-cell>
          <table:table-cell table:number-columns-repeated="2" office:value-type="float" office:value="0.955979" calcext:value-type="float">
            <text:p>0.955979</text:p>
          </table:table-cell>
          <table:table-cell table:number-columns-repeated="2" office:value-type="float" office:value="0.968946" calcext:value-type="float">
            <text:p>0.968946</text:p>
          </table:table-cell>
          <table:table-cell office:value-type="float" office:value="0.961177" calcext:value-type="float">
            <text:p>0.961177</text:p>
          </table:table-cell>
          <table:table-cell table:number-columns-repeated="2" office:value-type="float" office:value="0.960759" calcext:value-type="float">
            <text:p>0.960759</text:p>
          </table:table-cell>
          <table:table-cell office:value-type="float" office:value="0.959961" calcext:value-type="float">
            <text:p>0.959961</text:p>
          </table:table-cell>
          <table:table-cell table:number-columns-repeated="2" office:value-type="float" office:value="0.962724" calcext:value-type="float">
            <text:p>0.962724</text:p>
          </table:table-cell>
          <table:table-cell table:number-columns-repeated="2" office:value-type="float" office:value="0.956149" calcext:value-type="float">
            <text:p>0.956149</text:p>
          </table:table-cell>
          <table:table-cell office:value-type="float" office:value="0.967246" calcext:value-type="float">
            <text:p>0.967246</text:p>
          </table:table-cell>
          <table:table-cell table:number-columns-repeated="2" office:value-type="float" office:value="0.966591" calcext:value-type="float">
            <text:p>0.966591</text:p>
          </table:table-cell>
          <table:table-cell office:value-type="float" office:value="0.9741" calcext:value-type="float">
            <text:p>0.9741</text:p>
          </table:table-cell>
          <table:table-cell table:number-columns-repeated="2" office:value-type="float" office:value="0.976238" calcext:value-type="float">
            <text:p>0.976238</text:p>
          </table:table-cell>
          <table:table-cell office:value-type="float" office:value="0.958925" calcext:value-type="float">
            <text:p>0.958925</text:p>
          </table:table-cell>
          <table:table-cell office:value-type="float" office:value="0.969885" calcext:value-type="float">
            <text:p>0.969885</text:p>
          </table:table-cell>
          <table:table-cell table:number-columns-repeated="2" office:value-type="float" office:value="0.969087" calcext:value-type="float">
            <text:p>0.969087</text:p>
          </table:table-cell>
          <table:table-cell office:value-type="float" office:value="0.952317" calcext:value-type="float">
            <text:p>0.952317</text:p>
          </table:table-cell>
          <table:table-cell table:number-columns-repeated="2" office:value-type="float" office:value="0.955445" calcext:value-type="float">
            <text:p>0.955445</text:p>
          </table:table-cell>
          <table:table-cell table:number-columns-repeated="2" office:value-type="float" office:value="0.962799" calcext:value-type="float">
            <text:p>0.962799</text:p>
          </table:table-cell>
          <table:table-cell office:value-type="float" office:value="0.958202" calcext:value-type="float">
            <text:p>0.958202</text:p>
          </table:table-cell>
        </table:table-row>
        <table:table-row table:style-name="ro1">
          <table:table-cell office:value-type="float" office:value="0.951478" calcext:value-type="float">
            <text:p>0.951478</text:p>
          </table:table-cell>
          <table:table-cell office:value-type="float" office:value="0.970632" calcext:value-type="float">
            <text:p>0.970632</text:p>
          </table:table-cell>
          <table:table-cell table:number-columns-repeated="2" office:value-type="float" office:value="0.959267" calcext:value-type="float">
            <text:p>0.959267</text:p>
          </table:table-cell>
          <table:table-cell table:number-columns-repeated="2" office:value-type="float" office:value="0.966194" calcext:value-type="float">
            <text:p>0.966194</text:p>
          </table:table-cell>
          <table:table-cell office:value-type="float" office:value="0.962013" calcext:value-type="float">
            <text:p>0.962013</text:p>
          </table:table-cell>
          <table:table-cell table:number-columns-repeated="2" office:value-type="float" office:value="0.960913" calcext:value-type="float">
            <text:p>0.960913</text:p>
          </table:table-cell>
          <table:table-cell office:value-type="float" office:value="0.960969" calcext:value-type="float">
            <text:p>0.960969</text:p>
          </table:table-cell>
          <table:table-cell table:number-columns-repeated="2" office:value-type="float" office:value="0.960869" calcext:value-type="float">
            <text:p>0.960869</text:p>
          </table:table-cell>
          <table:table-cell table:number-columns-repeated="2" office:value-type="float" office:value="0.956908" calcext:value-type="float">
            <text:p>0.956908</text:p>
          </table:table-cell>
          <table:table-cell office:value-type="float" office:value="0.97165" calcext:value-type="float">
            <text:p>0.97165</text:p>
          </table:table-cell>
          <table:table-cell table:number-columns-repeated="2" office:value-type="float" office:value="0.96667" calcext:value-type="float">
            <text:p>0.96667</text:p>
          </table:table-cell>
          <table:table-cell office:value-type="float" office:value="0.972549" calcext:value-type="float">
            <text:p>0.972549</text:p>
          </table:table-cell>
          <table:table-cell table:number-columns-repeated="2" office:value-type="float" office:value="0.975431" calcext:value-type="float">
            <text:p>0.975431</text:p>
          </table:table-cell>
          <table:table-cell office:value-type="float" office:value="0.956041" calcext:value-type="float">
            <text:p>0.956041</text:p>
          </table:table-cell>
          <table:table-cell office:value-type="float" office:value="0.969851" calcext:value-type="float">
            <text:p>0.969851</text:p>
          </table:table-cell>
          <table:table-cell table:number-columns-repeated="2" office:value-type="float" office:value="0.971506" calcext:value-type="float">
            <text:p>0.971506</text:p>
          </table:table-cell>
          <table:table-cell office:value-type="float" office:value="0.950453" calcext:value-type="float">
            <text:p>0.950453</text:p>
          </table:table-cell>
          <table:table-cell table:number-columns-repeated="2" office:value-type="float" office:value="0.953963" calcext:value-type="float">
            <text:p>0.953963</text:p>
          </table:table-cell>
          <table:table-cell table:number-columns-repeated="2" office:value-type="float" office:value="0.963868" calcext:value-type="float">
            <text:p>0.963868</text:p>
          </table:table-cell>
          <table:table-cell office:value-type="float" office:value="0.956347" calcext:value-type="float">
            <text:p>0.956347</text:p>
          </table:table-cell>
        </table:table-row>
        <table:table-row table:style-name="ro1">
          <table:table-cell office:value-type="float" office:value="0.950488" calcext:value-type="float">
            <text:p>0.950488</text:p>
          </table:table-cell>
          <table:table-cell office:value-type="float" office:value="0.970768" calcext:value-type="float">
            <text:p>0.970768</text:p>
          </table:table-cell>
          <table:table-cell table:number-columns-repeated="2" office:value-type="float" office:value="0.957705" calcext:value-type="float">
            <text:p>0.957705</text:p>
          </table:table-cell>
          <table:table-cell table:number-columns-repeated="2" office:value-type="float" office:value="0.967151" calcext:value-type="float">
            <text:p>0.967151</text:p>
          </table:table-cell>
          <table:table-cell office:value-type="float" office:value="0.961192" calcext:value-type="float">
            <text:p>0.961192</text:p>
          </table:table-cell>
          <table:table-cell table:number-columns-repeated="2" office:value-type="float" office:value="0.958958" calcext:value-type="float">
            <text:p>0.958958</text:p>
          </table:table-cell>
          <table:table-cell office:value-type="float" office:value="0.960373" calcext:value-type="float">
            <text:p>0.960373</text:p>
          </table:table-cell>
          <table:table-cell table:number-columns-repeated="2" office:value-type="float" office:value="0.965158" calcext:value-type="float">
            <text:p>0.965158</text:p>
          </table:table-cell>
          <table:table-cell table:number-columns-repeated="2" office:value-type="float" office:value="0.957082" calcext:value-type="float">
            <text:p>0.957082</text:p>
          </table:table-cell>
          <table:table-cell office:value-type="float" office:value="0.970644" calcext:value-type="float">
            <text:p>0.970644</text:p>
          </table:table-cell>
          <table:table-cell table:number-columns-repeated="2" office:value-type="float" office:value="0.965706" calcext:value-type="float">
            <text:p>0.965706</text:p>
          </table:table-cell>
          <table:table-cell office:value-type="float" office:value="0.972596" calcext:value-type="float">
            <text:p>0.972596</text:p>
          </table:table-cell>
          <table:table-cell table:number-columns-repeated="2" office:value-type="float" office:value="0.973495" calcext:value-type="float">
            <text:p>0.973495</text:p>
          </table:table-cell>
          <table:table-cell office:value-type="float" office:value="0.95553" calcext:value-type="float">
            <text:p>0.95553</text:p>
          </table:table-cell>
          <table:table-cell office:value-type="float" office:value="0.969905" calcext:value-type="float">
            <text:p>0.969905</text:p>
          </table:table-cell>
          <table:table-cell table:number-columns-repeated="2" office:value-type="float" office:value="0.971313" calcext:value-type="float">
            <text:p>0.971313</text:p>
          </table:table-cell>
          <table:table-cell office:value-type="float" office:value="0.95298" calcext:value-type="float">
            <text:p>0.95298</text:p>
          </table:table-cell>
          <table:table-cell table:number-columns-repeated="2" office:value-type="float" office:value="0.954528" calcext:value-type="float">
            <text:p>0.954528</text:p>
          </table:table-cell>
          <table:table-cell table:number-columns-repeated="2" office:value-type="float" office:value="0.961708" calcext:value-type="float">
            <text:p>0.961708</text:p>
          </table:table-cell>
          <table:table-cell office:value-type="float" office:value="0.955376" calcext:value-type="float">
            <text:p>0.955376</text:p>
          </table:table-cell>
        </table:table-row>
        <table:table-row table:style-name="ro1">
          <table:table-cell office:value-type="float" office:value="0.949462" calcext:value-type="float">
            <text:p>0.949462</text:p>
          </table:table-cell>
          <table:table-cell office:value-type="float" office:value="0.97032" calcext:value-type="float">
            <text:p>0.97032</text:p>
          </table:table-cell>
          <table:table-cell table:number-columns-repeated="2" office:value-type="float" office:value="0.957446" calcext:value-type="float">
            <text:p>0.957446</text:p>
          </table:table-cell>
          <table:table-cell table:number-columns-repeated="2" office:value-type="float" office:value="0.96672" calcext:value-type="float">
            <text:p>0.96672</text:p>
          </table:table-cell>
          <table:table-cell office:value-type="float" office:value="0.961489" calcext:value-type="float">
            <text:p>0.961489</text:p>
          </table:table-cell>
          <table:table-cell table:number-columns-repeated="2" office:value-type="float" office:value="0.959926" calcext:value-type="float">
            <text:p>0.959926</text:p>
          </table:table-cell>
          <table:table-cell office:value-type="float" office:value="0.958443" calcext:value-type="float">
            <text:p>0.958443</text:p>
          </table:table-cell>
          <table:table-cell table:number-columns-repeated="2" office:value-type="float" office:value="0.963807" calcext:value-type="float">
            <text:p>0.963807</text:p>
          </table:table-cell>
          <table:table-cell table:number-columns-repeated="2" office:value-type="float" office:value="0.957705" calcext:value-type="float">
            <text:p>0.957705</text:p>
          </table:table-cell>
          <table:table-cell office:value-type="float" office:value="0.969939" calcext:value-type="float">
            <text:p>0.969939</text:p>
          </table:table-cell>
          <table:table-cell table:number-columns-repeated="2" office:value-type="float" office:value="0.964919" calcext:value-type="float">
            <text:p>0.964919</text:p>
          </table:table-cell>
          <table:table-cell office:value-type="float" office:value="0.972986" calcext:value-type="float">
            <text:p>0.972986</text:p>
          </table:table-cell>
          <table:table-cell table:number-columns-repeated="2" office:value-type="float" office:value="0.972024" calcext:value-type="float">
            <text:p>0.972024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9694" calcext:value-type="float">
            <text:p>0.9694</text:p>
          </table:table-cell>
          <table:table-cell table:number-columns-repeated="2" office:value-type="float" office:value="0.971398" calcext:value-type="float">
            <text:p>0.971398</text:p>
          </table:table-cell>
          <table:table-cell office:value-type="float" office:value="0.951471" calcext:value-type="float">
            <text:p>0.951471</text:p>
          </table:table-cell>
          <table:table-cell table:number-columns-repeated="2" office:value-type="float" office:value="0.955028" calcext:value-type="float">
            <text:p>0.955028</text:p>
          </table:table-cell>
          <table:table-cell table:number-columns-repeated="2" office:value-type="float" office:value="0.961145" calcext:value-type="float">
            <text:p>0.961145</text:p>
          </table:table-cell>
          <table:table-cell office:value-type="float" office:value="0.954425" calcext:value-type="float">
            <text:p>0.954425</text:p>
          </table:table-cell>
        </table:table-row>
        <table:table-row table:style-name="ro1">
          <table:table-cell office:value-type="float" office:value="0.947704" calcext:value-type="float">
            <text:p>0.947704</text:p>
          </table:table-cell>
          <table:table-cell office:value-type="float" office:value="0.973464" calcext:value-type="float">
            <text:p>0.973464</text:p>
          </table:table-cell>
          <table:table-cell table:number-columns-repeated="2" office:value-type="float" office:value="0.95534" calcext:value-type="float">
            <text:p>0.95534</text:p>
          </table:table-cell>
          <table:table-cell table:number-columns-repeated="2" office:value-type="float" office:value="0.964707" calcext:value-type="float">
            <text:p>0.964707</text:p>
          </table:table-cell>
          <table:table-cell office:value-type="float" office:value="0.960469" calcext:value-type="float">
            <text:p>0.960469</text:p>
          </table:table-cell>
          <table:table-cell table:number-columns-repeated="2" office:value-type="float" office:value="0.959727" calcext:value-type="float">
            <text:p>0.959727</text:p>
          </table:table-cell>
          <table:table-cell office:value-type="float" office:value="0.9577" calcext:value-type="float">
            <text:p>0.9577</text:p>
          </table:table-cell>
          <table:table-cell table:number-columns-repeated="2" office:value-type="float" office:value="0.963156" calcext:value-type="float">
            <text:p>0.963156</text:p>
          </table:table-cell>
          <table:table-cell table:number-columns-repeated="2" office:value-type="float" office:value="0.956372" calcext:value-type="float">
            <text:p>0.956372</text:p>
          </table:table-cell>
          <table:table-cell office:value-type="float" office:value="0.967043" calcext:value-type="float">
            <text:p>0.967043</text:p>
          </table:table-cell>
          <table:table-cell table:number-columns-repeated="2" office:value-type="float" office:value="0.965858" calcext:value-type="float">
            <text:p>0.965858</text:p>
          </table:table-cell>
          <table:table-cell office:value-type="float" office:value="0.971039" calcext:value-type="float">
            <text:p>0.971039</text:p>
          </table:table-cell>
          <table:table-cell table:number-columns-repeated="2" office:value-type="float" office:value="0.972045" calcext:value-type="float">
            <text:p>0.972045</text:p>
          </table:table-cell>
          <table:table-cell office:value-type="float" office:value="0.956723" calcext:value-type="float">
            <text:p>0.956723</text:p>
          </table:table-cell>
          <table:table-cell office:value-type="float" office:value="0.970975" calcext:value-type="float">
            <text:p>0.970975</text:p>
          </table:table-cell>
          <table:table-cell table:number-columns-repeated="2" office:value-type="float" office:value="0.970312" calcext:value-type="float">
            <text:p>0.970312</text:p>
          </table:table-cell>
          <table:table-cell office:value-type="float" office:value="0.952403" calcext:value-type="float">
            <text:p>0.952403</text:p>
          </table:table-cell>
          <table:table-cell table:number-columns-repeated="2" office:value-type="float" office:value="0.957305" calcext:value-type="float">
            <text:p>0.957305</text:p>
          </table:table-cell>
          <table:table-cell table:number-columns-repeated="2" office:value-type="float" office:value="0.960156" calcext:value-type="float">
            <text:p>0.960156</text:p>
          </table:table-cell>
          <table:table-cell office:value-type="float" office:value="0.953296" calcext:value-type="float">
            <text:p>0.953296</text:p>
          </table:table-cell>
        </table:table-row>
        <table:table-row table:style-name="ro1">
          <table:table-cell office:value-type="float" office:value="0.948622" calcext:value-type="float">
            <text:p>0.948622</text:p>
          </table:table-cell>
          <table:table-cell office:value-type="float" office:value="0.971492" calcext:value-type="float">
            <text:p>0.971492</text:p>
          </table:table-cell>
          <table:table-cell table:number-columns-repeated="2" office:value-type="float" office:value="0.956261" calcext:value-type="float">
            <text:p>0.956261</text:p>
          </table:table-cell>
          <table:table-cell table:number-columns-repeated="2" office:value-type="float" office:value="0.964662" calcext:value-type="float">
            <text:p>0.964662</text:p>
          </table:table-cell>
          <table:table-cell office:value-type="float" office:value="0.959505" calcext:value-type="float">
            <text:p>0.959505</text:p>
          </table:table-cell>
          <table:table-cell table:number-columns-repeated="2" office:value-type="float" office:value="0.960511" calcext:value-type="float">
            <text:p>0.960511</text:p>
          </table:table-cell>
          <table:table-cell office:value-type="float" office:value="0.955715" calcext:value-type="float">
            <text:p>0.955715</text:p>
          </table:table-cell>
          <table:table-cell table:number-columns-repeated="2" office:value-type="float" office:value="0.963968" calcext:value-type="float">
            <text:p>0.963968</text:p>
          </table:table-cell>
          <table:table-cell table:number-columns-repeated="2" office:value-type="float" office:value="0.954485" calcext:value-type="float">
            <text:p>0.954485</text:p>
          </table:table-cell>
          <table:table-cell office:value-type="float" office:value="0.971154" calcext:value-type="float">
            <text:p>0.971154</text:p>
          </table:table-cell>
          <table:table-cell table:number-columns-repeated="2" office:value-type="float" office:value="0.965562" calcext:value-type="float">
            <text:p>0.965562</text:p>
          </table:table-cell>
          <table:table-cell office:value-type="float" office:value="0.970281" calcext:value-type="float">
            <text:p>0.970281</text:p>
          </table:table-cell>
          <table:table-cell table:number-columns-repeated="2" office:value-type="float" office:value="0.973872" calcext:value-type="float">
            <text:p>0.973872</text:p>
          </table:table-cell>
          <table:table-cell office:value-type="float" office:value="0.957892" calcext:value-type="float">
            <text:p>0.957892</text:p>
          </table:table-cell>
          <table:table-cell office:value-type="float" office:value="0.969511" calcext:value-type="float">
            <text:p>0.969511</text:p>
          </table:table-cell>
          <table:table-cell table:number-columns-repeated="2" office:value-type="float" office:value="0.968766" calcext:value-type="float">
            <text:p>0.968766</text:p>
          </table:table-cell>
          <table:table-cell office:value-type="float" office:value="0.950203" calcext:value-type="float">
            <text:p>0.950203</text:p>
          </table:table-cell>
          <table:table-cell table:number-columns-repeated="2" office:value-type="float" office:value="0.954774" calcext:value-type="float">
            <text:p>0.954774</text:p>
          </table:table-cell>
          <table:table-cell table:number-columns-repeated="2" office:value-type="float" office:value="0.961453" calcext:value-type="float">
            <text:p>0.961453</text:p>
          </table:table-cell>
          <table:table-cell office:value-type="float" office:value="0.953607" calcext:value-type="float">
            <text:p>0.953607</text:p>
          </table:table-cell>
        </table:table-row>
        <table:table-row table:style-name="ro1">
          <table:table-cell office:value-type="float" office:value="0.952785" calcext:value-type="float">
            <text:p>0.952785</text:p>
          </table:table-cell>
          <table:table-cell office:value-type="float" office:value="0.970668" calcext:value-type="float">
            <text:p>0.970668</text:p>
          </table:table-cell>
          <table:table-cell table:number-columns-repeated="2" office:value-type="float" office:value="0.956977" calcext:value-type="float">
            <text:p>0.956977</text:p>
          </table:table-cell>
          <table:table-cell table:number-columns-repeated="2" office:value-type="float" office:value="0.96406" calcext:value-type="float">
            <text:p>0.96406</text:p>
          </table:table-cell>
          <table:table-cell office:value-type="float" office:value="0.957411" calcext:value-type="float">
            <text:p>0.957411</text:p>
          </table:table-cell>
          <table:table-cell table:number-columns-repeated="2" office:value-type="float" office:value="0.960427" calcext:value-type="float">
            <text:p>0.960427</text:p>
          </table:table-cell>
          <table:table-cell office:value-type="float" office:value="0.958217" calcext:value-type="float">
            <text:p>0.958217</text:p>
          </table:table-cell>
          <table:table-cell table:number-columns-repeated="2" office:value-type="float" office:value="0.963789" calcext:value-type="float">
            <text:p>0.963789</text:p>
          </table:table-cell>
          <table:table-cell table:number-columns-repeated="2" office:value-type="float" office:value="0.954745" calcext:value-type="float">
            <text:p>0.954745</text:p>
          </table:table-cell>
          <table:table-cell office:value-type="float" office:value="0.967805" calcext:value-type="float">
            <text:p>0.967805</text:p>
          </table:table-cell>
          <table:table-cell table:number-columns-repeated="2" office:value-type="float" office:value="0.966407" calcext:value-type="float">
            <text:p>0.966407</text:p>
          </table:table-cell>
          <table:table-cell office:value-type="float" office:value="0.970969" calcext:value-type="float">
            <text:p>0.970969</text:p>
          </table:table-cell>
          <table:table-cell table:number-columns-repeated="2" office:value-type="float" office:value="0.971467" calcext:value-type="float">
            <text:p>0.971467</text:p>
          </table:table-cell>
          <table:table-cell office:value-type="float" office:value="0.95633" calcext:value-type="float">
            <text:p>0.95633</text:p>
          </table:table-cell>
          <table:table-cell office:value-type="float" office:value="0.969198" calcext:value-type="float">
            <text:p>0.969198</text:p>
          </table:table-cell>
          <table:table-cell table:number-columns-repeated="2" office:value-type="float" office:value="0.97012" calcext:value-type="float">
            <text:p>0.97012</text:p>
          </table:table-cell>
          <table:table-cell office:value-type="float" office:value="0.950903" calcext:value-type="float">
            <text:p>0.950903</text:p>
          </table:table-cell>
          <table:table-cell table:number-columns-repeated="2" office:value-type="float" office:value="0.953024" calcext:value-type="float">
            <text:p>0.953024</text:p>
          </table:table-cell>
          <table:table-cell table:number-columns-repeated="2" office:value-type="float" office:value="0.961641" calcext:value-type="float">
            <text:p>0.961641</text:p>
          </table:table-cell>
          <table:table-cell office:value-type="float" office:value="0.952941" calcext:value-type="float">
            <text:p>0.952941</text:p>
          </table:table-cell>
        </table:table-row>
        <table:table-row table:style-name="ro1">
          <table:table-cell office:value-type="float" office:value="0.951168" calcext:value-type="float">
            <text:p>0.951168</text:p>
          </table:table-cell>
          <table:table-cell office:value-type="float" office:value="0.970362" calcext:value-type="float">
            <text:p>0.970362</text:p>
          </table:table-cell>
          <table:table-cell table:number-columns-repeated="2" office:value-type="float" office:value="0.956938" calcext:value-type="float">
            <text:p>0.956938</text:p>
          </table:table-cell>
          <table:table-cell table:number-columns-repeated="2" office:value-type="float" office:value="0.965146" calcext:value-type="float">
            <text:p>0.965146</text:p>
          </table:table-cell>
          <table:table-cell office:value-type="float" office:value="0.957575" calcext:value-type="float">
            <text:p>0.957575</text:p>
          </table:table-cell>
          <table:table-cell table:number-columns-repeated="2" office:value-type="float" office:value="0.96057" calcext:value-type="float">
            <text:p>0.96057</text:p>
          </table:table-cell>
          <table:table-cell office:value-type="float" office:value="0.957737" calcext:value-type="float">
            <text:p>0.957737</text:p>
          </table:table-cell>
          <table:table-cell table:number-columns-repeated="2" office:value-type="float" office:value="0.961734" calcext:value-type="float">
            <text:p>0.961734</text:p>
          </table:table-cell>
          <table:table-cell table:number-columns-repeated="2" office:value-type="float" office:value="0.953517" calcext:value-type="float">
            <text:p>0.953517</text:p>
          </table:table-cell>
          <table:table-cell office:value-type="float" office:value="0.968812" calcext:value-type="float">
            <text:p>0.968812</text:p>
          </table:table-cell>
          <table:table-cell table:number-columns-repeated="2" office:value-type="float" office:value="0.964734" calcext:value-type="float">
            <text:p>0.964734</text:p>
          </table:table-cell>
          <table:table-cell office:value-type="float" office:value="0.970943" calcext:value-type="float">
            <text:p>0.970943</text:p>
          </table:table-cell>
          <table:table-cell table:number-columns-repeated="2" office:value-type="float" office:value="0.972582" calcext:value-type="float">
            <text:p>0.972582</text:p>
          </table:table-cell>
          <table:table-cell office:value-type="float" office:value="0.956913" calcext:value-type="float">
            <text:p>0.956913</text:p>
          </table:table-cell>
          <table:table-cell office:value-type="float" office:value="0.968498" calcext:value-type="float">
            <text:p>0.968498</text:p>
          </table:table-cell>
          <table:table-cell table:number-columns-repeated="2" office:value-type="float" office:value="0.970053" calcext:value-type="float">
            <text:p>0.970053</text:p>
          </table:table-cell>
          <table:table-cell office:value-type="float" office:value="0.951469" calcext:value-type="float">
            <text:p>0.951469</text:p>
          </table:table-cell>
          <table:table-cell table:number-columns-repeated="2" office:value-type="float" office:value="0.95403" calcext:value-type="float">
            <text:p>0.95403</text:p>
          </table:table-cell>
          <table:table-cell table:number-columns-repeated="2" office:value-type="float" office:value="0.961939" calcext:value-type="float">
            <text:p>0.961939</text:p>
          </table:table-cell>
          <table:table-cell office:value-type="float" office:value="0.952852" calcext:value-type="float">
            <text:p>0.952852</text:p>
          </table:table-cell>
        </table:table-row>
        <table:table-row table:style-name="ro1">
          <table:table-cell office:value-type="float" office:value="0.951479" calcext:value-type="float">
            <text:p>0.951479</text:p>
          </table:table-cell>
          <table:table-cell office:value-type="float" office:value="0.968436" calcext:value-type="float">
            <text:p>0.968436</text:p>
          </table:table-cell>
          <table:table-cell table:number-columns-repeated="2" office:value-type="float" office:value="0.957709" calcext:value-type="float">
            <text:p>0.957709</text:p>
          </table:table-cell>
          <table:table-cell table:number-columns-repeated="2" office:value-type="float" office:value="0.962681" calcext:value-type="float">
            <text:p>0.962681</text:p>
          </table:table-cell>
          <table:table-cell office:value-type="float" office:value="0.959397" calcext:value-type="float">
            <text:p>0.959397</text:p>
          </table:table-cell>
          <table:table-cell table:number-columns-repeated="2" office:value-type="float" office:value="0.96151" calcext:value-type="float">
            <text:p>0.96151</text:p>
          </table:table-cell>
          <table:table-cell office:value-type="float" office:value="0.956738" calcext:value-type="float">
            <text:p>0.956738</text:p>
          </table:table-cell>
          <table:table-cell table:number-columns-repeated="2" office:value-type="float" office:value="0.960604" calcext:value-type="float">
            <text:p>0.960604</text:p>
          </table:table-cell>
          <table:table-cell table:number-columns-repeated="2" office:value-type="float" office:value="0.953778" calcext:value-type="float">
            <text:p>0.953778</text:p>
          </table:table-cell>
          <table:table-cell office:value-type="float" office:value="0.96961" calcext:value-type="float">
            <text:p>0.96961</text:p>
          </table:table-cell>
          <table:table-cell table:number-columns-repeated="2" office:value-type="float" office:value="0.962176" calcext:value-type="float">
            <text:p>0.962176</text:p>
          </table:table-cell>
          <table:table-cell office:value-type="float" office:value="0.972754" calcext:value-type="float">
            <text:p>0.972754</text:p>
          </table:table-cell>
          <table:table-cell table:number-columns-repeated="2" office:value-type="float" office:value="0.97229" calcext:value-type="float">
            <text:p>0.97229</text:p>
          </table:table-cell>
          <table:table-cell office:value-type="float" office:value="0.956797" calcext:value-type="float">
            <text:p>0.956797</text:p>
          </table:table-cell>
          <table:table-cell office:value-type="float" office:value="0.970112" calcext:value-type="float">
            <text:p>0.970112</text:p>
          </table:table-cell>
          <table:table-cell table:number-columns-repeated="2" office:value-type="float" office:value="0.970432" calcext:value-type="float">
            <text:p>0.970432</text:p>
          </table:table-cell>
          <table:table-cell office:value-type="float" office:value="0.952675" calcext:value-type="float">
            <text:p>0.952675</text:p>
          </table:table-cell>
          <table:table-cell table:number-columns-repeated="2" office:value-type="float" office:value="0.954922" calcext:value-type="float">
            <text:p>0.954922</text:p>
          </table:table-cell>
          <table:table-cell table:number-columns-repeated="2" office:value-type="float" office:value="0.963731" calcext:value-type="float">
            <text:p>0.963731</text:p>
          </table:table-cell>
          <table:table-cell office:value-type="float" office:value="0.953161" calcext:value-type="float">
            <text:p>0.953161</text:p>
          </table:table-cell>
        </table:table-row>
        <table:table-row table:style-name="ro1">
          <table:table-cell office:value-type="float" office:value="0.951652" calcext:value-type="float">
            <text:p>0.951652</text:p>
          </table:table-cell>
          <table:table-cell office:value-type="float" office:value="0.969531" calcext:value-type="float">
            <text:p>0.969531</text:p>
          </table:table-cell>
          <table:table-cell table:number-columns-repeated="2" office:value-type="float" office:value="0.956744" calcext:value-type="float">
            <text:p>0.956744</text:p>
          </table:table-cell>
          <table:table-cell table:number-columns-repeated="2" office:value-type="float" office:value="0.961326" calcext:value-type="float">
            <text:p>0.961326</text:p>
          </table:table-cell>
          <table:table-cell office:value-type="float" office:value="0.960199" calcext:value-type="float">
            <text:p>0.960199</text:p>
          </table:table-cell>
          <table:table-cell table:number-columns-repeated="2" office:value-type="float" office:value="0.961957" calcext:value-type="float">
            <text:p>0.961957</text:p>
          </table:table-cell>
          <table:table-cell office:value-type="float" office:value="0.956999" calcext:value-type="float">
            <text:p>0.956999</text:p>
          </table:table-cell>
          <table:table-cell table:number-columns-repeated="2" office:value-type="float" office:value="0.96026" calcext:value-type="float">
            <text:p>0.96026</text:p>
          </table:table-cell>
          <table:table-cell table:number-columns-repeated="2" office:value-type="float" office:value="0.95228" calcext:value-type="float">
            <text:p>0.95228</text:p>
          </table:table-cell>
          <table:table-cell office:value-type="float" office:value="0.970183" calcext:value-type="float">
            <text:p>0.970183</text:p>
          </table:table-cell>
          <table:table-cell table:number-columns-repeated="2" office:value-type="float" office:value="0.961113" calcext:value-type="float">
            <text:p>0.961113</text:p>
          </table:table-cell>
          <table:table-cell office:value-type="float" office:value="0.97078" calcext:value-type="float">
            <text:p>0.97078</text:p>
          </table:table-cell>
          <table:table-cell table:number-columns-repeated="2" office:value-type="float" office:value="0.973392" calcext:value-type="float">
            <text:p>0.973392</text:p>
          </table:table-cell>
          <table:table-cell office:value-type="float" office:value="0.958512" calcext:value-type="float">
            <text:p>0.958512</text:p>
          </table:table-cell>
          <table:table-cell office:value-type="float" office:value="0.967731" calcext:value-type="float">
            <text:p>0.967731</text:p>
          </table:table-cell>
          <table:table-cell table:number-columns-repeated="2" office:value-type="float" office:value="0.969694" calcext:value-type="float">
            <text:p>0.969694</text:p>
          </table:table-cell>
          <table:table-cell office:value-type="float" office:value="0.952443" calcext:value-type="float">
            <text:p>0.952443</text:p>
          </table:table-cell>
          <table:table-cell table:number-columns-repeated="2" office:value-type="float" office:value="0.953735" calcext:value-type="float">
            <text:p>0.953735</text:p>
          </table:table-cell>
          <table:table-cell table:number-columns-repeated="2" office:value-type="float" office:value="0.966054" calcext:value-type="float">
            <text:p>0.966054</text:p>
          </table:table-cell>
          <table:table-cell office:value-type="float" office:value="0.952094" calcext:value-type="float">
            <text:p>0.952094</text:p>
          </table:table-cell>
        </table:table-row>
        <table:table-row table:style-name="ro1">
          <table:table-cell office:value-type="float" office:value="0.952558" calcext:value-type="float">
            <text:p>0.952558</text:p>
          </table:table-cell>
          <table:table-cell office:value-type="float" office:value="0.968839" calcext:value-type="float">
            <text:p>0.968839</text:p>
          </table:table-cell>
          <table:table-cell table:number-columns-repeated="2" office:value-type="float" office:value="0.957873" calcext:value-type="float">
            <text:p>0.957873</text:p>
          </table:table-cell>
          <table:table-cell table:number-columns-repeated="2" office:value-type="float" office:value="0.959858" calcext:value-type="float">
            <text:p>0.959858</text:p>
          </table:table-cell>
          <table:table-cell office:value-type="float" office:value="0.96021" calcext:value-type="float">
            <text:p>0.96021</text:p>
          </table:table-cell>
          <table:table-cell table:number-columns-repeated="2" office:value-type="float" office:value="0.963207" calcext:value-type="float">
            <text:p>0.963207</text:p>
          </table:table-cell>
          <table:table-cell office:value-type="float" office:value="0.958666" calcext:value-type="float">
            <text:p>0.958666</text:p>
          </table:table-cell>
          <table:table-cell table:number-columns-repeated="2" office:value-type="float" office:value="0.962558" calcext:value-type="float">
            <text:p>0.962558</text:p>
          </table:table-cell>
          <table:table-cell table:number-columns-repeated="2" office:value-type="float" office:value="0.950901" calcext:value-type="float">
            <text:p>0.950901</text:p>
          </table:table-cell>
          <table:table-cell office:value-type="float" office:value="0.968386" calcext:value-type="float">
            <text:p>0.968386</text:p>
          </table:table-cell>
          <table:table-cell table:number-columns-repeated="2" office:value-type="float" office:value="0.961553" calcext:value-type="float">
            <text:p>0.961553</text:p>
          </table:table-cell>
          <table:table-cell office:value-type="float" office:value="0.972708" calcext:value-type="float">
            <text:p>0.972708</text:p>
          </table:table-cell>
          <table:table-cell table:number-columns-repeated="2" office:value-type="float" office:value="0.971949" calcext:value-type="float">
            <text:p>0.971949</text:p>
          </table:table-cell>
          <table:table-cell office:value-type="float" office:value="0.960795" calcext:value-type="float">
            <text:p>0.960795</text:p>
          </table:table-cell>
          <table:table-cell office:value-type="float" office:value="0.967501" calcext:value-type="float">
            <text:p>0.967501</text:p>
          </table:table-cell>
          <table:table-cell table:number-columns-repeated="2" office:value-type="float" office:value="0.970182" calcext:value-type="float">
            <text:p>0.970182</text:p>
          </table:table-cell>
          <table:table-cell office:value-type="float" office:value="0.952612" calcext:value-type="float">
            <text:p>0.952612</text:p>
          </table:table-cell>
          <table:table-cell table:number-columns-repeated="2" office:value-type="float" office:value="0.954147" calcext:value-type="float">
            <text:p>0.954147</text:p>
          </table:table-cell>
          <table:table-cell table:number-columns-repeated="2" office:value-type="float" office:value="0.965312" calcext:value-type="float">
            <text:p>0.965312</text:p>
          </table:table-cell>
          <table:table-cell office:value-type="float" office:value="0.951517" calcext:value-type="float">
            <text:p>0.951517</text:p>
          </table:table-cell>
        </table:table-row>
        <table:table-row table:style-name="ro1">
          <table:table-cell office:value-type="float" office:value="0.952164" calcext:value-type="float">
            <text:p>0.952164</text:p>
          </table:table-cell>
          <table:table-cell office:value-type="float" office:value="0.96724" calcext:value-type="float">
            <text:p>0.96724</text:p>
          </table:table-cell>
          <table:table-cell table:number-columns-repeated="2" office:value-type="float" office:value="0.957766" calcext:value-type="float">
            <text:p>0.957766</text:p>
          </table:table-cell>
          <table:table-cell table:number-columns-repeated="2" office:value-type="float" office:value="0.959937" calcext:value-type="float">
            <text:p>0.959937</text:p>
          </table:table-cell>
          <table:table-cell office:value-type="float" office:value="0.958874" calcext:value-type="float">
            <text:p>0.958874</text:p>
          </table:table-cell>
          <table:table-cell table:number-columns-repeated="2" office:value-type="float" office:value="0.963497" calcext:value-type="float">
            <text:p>0.963497</text:p>
          </table:table-cell>
          <table:table-cell office:value-type="float" office:value="0.959305" calcext:value-type="float">
            <text:p>0.959305</text:p>
          </table:table-cell>
          <table:table-cell table:number-columns-repeated="2" office:value-type="float" office:value="0.962916" calcext:value-type="float">
            <text:p>0.962916</text:p>
          </table:table-cell>
          <table:table-cell table:number-columns-repeated="2" office:value-type="float" office:value="0.951737" calcext:value-type="float">
            <text:p>0.951737</text:p>
          </table:table-cell>
          <table:table-cell office:value-type="float" office:value="0.967822" calcext:value-type="float">
            <text:p>0.967822</text:p>
          </table:table-cell>
          <table:table-cell table:number-columns-repeated="2" office:value-type="float" office:value="0.96073" calcext:value-type="float">
            <text:p>0.96073</text:p>
          </table:table-cell>
          <table:table-cell office:value-type="float" office:value="0.972103" calcext:value-type="float">
            <text:p>0.972103</text:p>
          </table:table-cell>
          <table:table-cell table:number-columns-repeated="2" office:value-type="float" office:value="0.970588" calcext:value-type="float">
            <text:p>0.970588</text:p>
          </table:table-cell>
          <table:table-cell office:value-type="float" office:value="0.95939" calcext:value-type="float">
            <text:p>0.95939</text:p>
          </table:table-cell>
          <table:table-cell office:value-type="float" office:value="0.968344" calcext:value-type="float">
            <text:p>0.968344</text:p>
          </table:table-cell>
          <table:table-cell table:number-columns-repeated="2" office:value-type="float" office:value="0.967489" calcext:value-type="float">
            <text:p>0.967489</text:p>
          </table:table-cell>
          <table:table-cell office:value-type="float" office:value="0.953214" calcext:value-type="float">
            <text:p>0.953214</text:p>
          </table:table-cell>
          <table:table-cell table:number-columns-repeated="2" office:value-type="float" office:value="0.953492" calcext:value-type="float">
            <text:p>0.953492</text:p>
          </table:table-cell>
          <table:table-cell table:number-columns-repeated="2" office:value-type="float" office:value="0.966404" calcext:value-type="float">
            <text:p>0.966404</text:p>
          </table:table-cell>
          <table:table-cell office:value-type="float" office:value="0.952409" calcext:value-type="float">
            <text:p>0.952409</text:p>
          </table:table-cell>
        </table:table-row>
        <table:table-row table:style-name="ro1">
          <table:table-cell office:value-type="float" office:value="0.952502" calcext:value-type="float">
            <text:p>0.952502</text:p>
          </table:table-cell>
          <table:table-cell office:value-type="float" office:value="0.968375" calcext:value-type="float">
            <text:p>0.968375</text:p>
          </table:table-cell>
          <table:table-cell table:number-columns-repeated="2" office:value-type="float" office:value="0.958499" calcext:value-type="float">
            <text:p>0.958499</text:p>
          </table:table-cell>
          <table:table-cell table:number-columns-repeated="2" office:value-type="float" office:value="0.959205" calcext:value-type="float">
            <text:p>0.959205</text:p>
          </table:table-cell>
          <table:table-cell office:value-type="float" office:value="0.958283" calcext:value-type="float">
            <text:p>0.958283</text:p>
          </table:table-cell>
          <table:table-cell table:number-columns-repeated="2" office:value-type="float" office:value="0.963897" calcext:value-type="float">
            <text:p>0.963897</text:p>
          </table:table-cell>
          <table:table-cell office:value-type="float" office:value="0.95821" calcext:value-type="float">
            <text:p>0.95821</text:p>
          </table:table-cell>
          <table:table-cell table:number-columns-repeated="2" office:value-type="float" office:value="0.961698" calcext:value-type="float">
            <text:p>0.961698</text:p>
          </table:table-cell>
          <table:table-cell table:number-columns-repeated="2" office:value-type="float" office:value="0.952114" calcext:value-type="float">
            <text:p>0.952114</text:p>
          </table:table-cell>
          <table:table-cell office:value-type="float" office:value="0.96714" calcext:value-type="float">
            <text:p>0.96714</text:p>
          </table:table-cell>
          <table:table-cell table:number-columns-repeated="2" office:value-type="float" office:value="0.961089" calcext:value-type="float">
            <text:p>0.961089</text:p>
          </table:table-cell>
          <table:table-cell office:value-type="float" office:value="0.970566" calcext:value-type="float">
            <text:p>0.970566</text:p>
          </table:table-cell>
          <table:table-cell table:number-columns-repeated="2" office:value-type="float" office:value="0.969549" calcext:value-type="float">
            <text:p>0.969549</text:p>
          </table:table-cell>
          <table:table-cell office:value-type="float" office:value="0.956651" calcext:value-type="float">
            <text:p>0.956651</text:p>
          </table:table-cell>
          <table:table-cell office:value-type="float" office:value="0.96862" calcext:value-type="float">
            <text:p>0.96862</text:p>
          </table:table-cell>
          <table:table-cell table:number-columns-repeated="2" office:value-type="float" office:value="0.970379" calcext:value-type="float">
            <text:p>0.970379</text:p>
          </table:table-cell>
          <table:table-cell office:value-type="float" office:value="0.953549" calcext:value-type="float">
            <text:p>0.953549</text:p>
          </table:table-cell>
          <table:table-cell table:number-columns-repeated="2" office:value-type="float" office:value="0.955738" calcext:value-type="float">
            <text:p>0.955738</text:p>
          </table:table-cell>
          <table:table-cell table:number-columns-repeated="2" office:value-type="float" office:value="0.966268" calcext:value-type="float">
            <text:p>0.966268</text:p>
          </table:table-cell>
          <table:table-cell office:value-type="float" office:value="0.951489" calcext:value-type="float">
            <text:p>0.951489</text:p>
          </table:table-cell>
        </table:table-row>
        <table:table-row table:style-name="ro1">
          <table:table-cell office:value-type="float" office:value="0.952412" calcext:value-type="float">
            <text:p>0.952412</text:p>
          </table:table-cell>
          <table:table-cell office:value-type="float" office:value="0.967989" calcext:value-type="float">
            <text:p>0.967989</text:p>
          </table:table-cell>
          <table:table-cell table:number-columns-repeated="2" office:value-type="float" office:value="0.957514" calcext:value-type="float">
            <text:p>0.957514</text:p>
          </table:table-cell>
          <table:table-cell table:number-columns-repeated="2" office:value-type="float" office:value="0.960208" calcext:value-type="float">
            <text:p>0.960208</text:p>
          </table:table-cell>
          <table:table-cell office:value-type="float" office:value="0.956699" calcext:value-type="float">
            <text:p>0.956699</text:p>
          </table:table-cell>
          <table:table-cell table:number-columns-repeated="2" office:value-type="float" office:value="0.963469" calcext:value-type="float">
            <text:p>0.963469</text:p>
          </table:table-cell>
          <table:table-cell office:value-type="float" office:value="0.957456" calcext:value-type="float">
            <text:p>0.957456</text:p>
          </table:table-cell>
          <table:table-cell table:number-columns-repeated="2" office:value-type="float" office:value="0.961166" calcext:value-type="float">
            <text:p>0.961166</text:p>
          </table:table-cell>
          <table:table-cell table:number-columns-repeated="2" office:value-type="float" office:value="0.950623" calcext:value-type="float">
            <text:p>0.950623</text:p>
          </table:table-cell>
          <table:table-cell office:value-type="float" office:value="0.966679" calcext:value-type="float">
            <text:p>0.966679</text:p>
          </table:table-cell>
          <table:table-cell table:number-columns-repeated="2" office:value-type="float" office:value="0.961259" calcext:value-type="float">
            <text:p>0.961259</text:p>
          </table:table-cell>
          <table:table-cell office:value-type="float" office:value="0.969702" calcext:value-type="float">
            <text:p>0.969702</text:p>
          </table:table-cell>
          <table:table-cell table:number-columns-repeated="2" office:value-type="float" office:value="0.972937" calcext:value-type="float">
            <text:p>0.972937</text:p>
          </table:table-cell>
          <table:table-cell office:value-type="float" office:value="0.955391" calcext:value-type="float">
            <text:p>0.955391</text:p>
          </table:table-cell>
          <table:table-cell office:value-type="float" office:value="0.969159" calcext:value-type="float">
            <text:p>0.969159</text:p>
          </table:table-cell>
          <table:table-cell table:number-columns-repeated="2" office:value-type="float" office:value="0.969274" calcext:value-type="float">
            <text:p>0.969274</text:p>
          </table:table-cell>
          <table:table-cell office:value-type="float" office:value="0.954223" calcext:value-type="float">
            <text:p>0.954223</text:p>
          </table:table-cell>
          <table:table-cell table:number-columns-repeated="2" office:value-type="float" office:value="0.955253" calcext:value-type="float">
            <text:p>0.955253</text:p>
          </table:table-cell>
          <table:table-cell table:number-columns-repeated="2" office:value-type="float" office:value="0.964164" calcext:value-type="float">
            <text:p>0.964164</text:p>
          </table:table-cell>
          <table:table-cell office:value-type="float" office:value="0.951114" calcext:value-type="float">
            <text:p>0.951114</text:p>
          </table:table-cell>
        </table:table-row>
        <table:table-row table:style-name="ro1">
          <table:table-cell office:value-type="float" office:value="0.951827" calcext:value-type="float">
            <text:p>0.951827</text:p>
          </table:table-cell>
          <table:table-cell office:value-type="float" office:value="0.968829" calcext:value-type="float">
            <text:p>0.968829</text:p>
          </table:table-cell>
          <table:table-cell table:number-columns-repeated="2" office:value-type="float" office:value="0.956758" calcext:value-type="float">
            <text:p>0.956758</text:p>
          </table:table-cell>
          <table:table-cell table:number-columns-repeated="2" office:value-type="float" office:value="0.961397" calcext:value-type="float">
            <text:p>0.961397</text:p>
          </table:table-cell>
          <table:table-cell office:value-type="float" office:value="0.958223" calcext:value-type="float">
            <text:p>0.958223</text:p>
          </table:table-cell>
          <table:table-cell table:number-columns-repeated="2" office:value-type="float" office:value="0.961898" calcext:value-type="float">
            <text:p>0.961898</text:p>
          </table:table-cell>
          <table:table-cell office:value-type="float" office:value="0.9575" calcext:value-type="float">
            <text:p>0.9575</text:p>
          </table:table-cell>
          <table:table-cell table:number-columns-repeated="2" office:value-type="float" office:value="0.961569" calcext:value-type="float">
            <text:p>0.961569</text:p>
          </table:table-cell>
          <table:table-cell table:number-columns-repeated="2" office:value-type="float" office:value="0.949711" calcext:value-type="float">
            <text:p>0.949711</text:p>
          </table:table-cell>
          <table:table-cell office:value-type="float" office:value="0.965151" calcext:value-type="float">
            <text:p>0.965151</text:p>
          </table:table-cell>
          <table:table-cell table:number-columns-repeated="2" office:value-type="float" office:value="0.960853" calcext:value-type="float">
            <text:p>0.960853</text:p>
          </table:table-cell>
          <table:table-cell office:value-type="float" office:value="0.971774" calcext:value-type="float">
            <text:p>0.971774</text:p>
          </table:table-cell>
          <table:table-cell table:number-columns-repeated="2" office:value-type="float" office:value="0.974092" calcext:value-type="float">
            <text:p>0.974092</text:p>
          </table:table-cell>
          <table:table-cell office:value-type="float" office:value="0.955203" calcext:value-type="float">
            <text:p>0.955203</text:p>
          </table:table-cell>
          <table:table-cell office:value-type="float" office:value="0.967723" calcext:value-type="float">
            <text:p>0.967723</text:p>
          </table:table-cell>
          <table:table-cell table:number-columns-repeated="2" office:value-type="float" office:value="0.969149" calcext:value-type="float">
            <text:p>0.969149</text:p>
          </table:table-cell>
          <table:table-cell office:value-type="float" office:value="0.955433" calcext:value-type="float">
            <text:p>0.955433</text:p>
          </table:table-cell>
          <table:table-cell table:number-columns-repeated="2" office:value-type="float" office:value="0.956434" calcext:value-type="float">
            <text:p>0.956434</text:p>
          </table:table-cell>
          <table:table-cell table:number-columns-repeated="2" office:value-type="float" office:value="0.964316" calcext:value-type="float">
            <text:p>0.964316</text:p>
          </table:table-cell>
          <table:table-cell office:value-type="float" office:value="0.952044" calcext:value-type="float">
            <text:p>0.952044</text:p>
          </table:table-cell>
        </table:table-row>
        <table:table-row table:style-name="ro1">
          <table:table-cell office:value-type="float" office:value="0.951798" calcext:value-type="float">
            <text:p>0.951798</text:p>
          </table:table-cell>
          <table:table-cell office:value-type="float" office:value="0.967608" calcext:value-type="float">
            <text:p>0.967608</text:p>
          </table:table-cell>
          <table:table-cell table:number-columns-repeated="2" office:value-type="float" office:value="0.957309" calcext:value-type="float">
            <text:p>0.957309</text:p>
          </table:table-cell>
          <table:table-cell table:number-columns-repeated="2" office:value-type="float" office:value="0.960928" calcext:value-type="float">
            <text:p>0.960928</text:p>
          </table:table-cell>
          <table:table-cell office:value-type="float" office:value="0.957341" calcext:value-type="float">
            <text:p>0.957341</text:p>
          </table:table-cell>
          <table:table-cell table:number-columns-repeated="2" office:value-type="float" office:value="0.964367" calcext:value-type="float">
            <text:p>0.964367</text:p>
          </table:table-cell>
          <table:table-cell office:value-type="float" office:value="0.956584" calcext:value-type="float">
            <text:p>0.956584</text:p>
          </table:table-cell>
          <table:table-cell table:number-columns-repeated="2" office:value-type="float" office:value="0.963097" calcext:value-type="float">
            <text:p>0.963097</text:p>
          </table:table-cell>
          <table:table-cell table:number-columns-repeated="2" office:value-type="float" office:value="0.951645" calcext:value-type="float">
            <text:p>0.951645</text:p>
          </table:table-cell>
          <table:table-cell office:value-type="float" office:value="0.969635" calcext:value-type="float">
            <text:p>0.969635</text:p>
          </table:table-cell>
          <table:table-cell table:number-columns-repeated="2" office:value-type="float" office:value="0.960337" calcext:value-type="float">
            <text:p>0.960337</text:p>
          </table:table-cell>
          <table:table-cell office:value-type="float" office:value="0.971566" calcext:value-type="float">
            <text:p>0.971566</text:p>
          </table:table-cell>
          <table:table-cell table:number-columns-repeated="2" office:value-type="float" office:value="0.973254" calcext:value-type="float">
            <text:p>0.973254</text:p>
          </table:table-cell>
          <table:table-cell office:value-type="float" office:value="0.956912" calcext:value-type="float">
            <text:p>0.956912</text:p>
          </table:table-cell>
          <table:table-cell office:value-type="float" office:value="0.973757" calcext:value-type="float">
            <text:p>0.973757</text:p>
          </table:table-cell>
          <table:table-cell table:number-columns-repeated="2" office:value-type="float" office:value="0.966141" calcext:value-type="float">
            <text:p>0.966141</text:p>
          </table:table-cell>
          <table:table-cell office:value-type="float" office:value="0.955653" calcext:value-type="float">
            <text:p>0.955653</text:p>
          </table:table-cell>
          <table:table-cell table:number-columns-repeated="2" office:value-type="float" office:value="0.956294" calcext:value-type="float">
            <text:p>0.956294</text:p>
          </table:table-cell>
          <table:table-cell table:number-columns-repeated="2" office:value-type="float" office:value="0.96411" calcext:value-type="float">
            <text:p>0.96411</text:p>
          </table:table-cell>
          <table:table-cell office:value-type="float" office:value="0.951815" calcext:value-type="float">
            <text:p>0.951815</text:p>
          </table:table-cell>
        </table:table-row>
        <table:table-row table:style-name="ro1">
          <table:table-cell office:value-type="float" office:value="0.953462" calcext:value-type="float">
            <text:p>0.953462</text:p>
          </table:table-cell>
          <table:table-cell office:value-type="float" office:value="0.966023" calcext:value-type="float">
            <text:p>0.966023</text:p>
          </table:table-cell>
          <table:table-cell table:number-columns-repeated="2" office:value-type="float" office:value="0.957968" calcext:value-type="float">
            <text:p>0.957968</text:p>
          </table:table-cell>
          <table:table-cell table:number-columns-repeated="2" office:value-type="float" office:value="0.96264" calcext:value-type="float">
            <text:p>0.96264</text:p>
          </table:table-cell>
          <table:table-cell office:value-type="float" office:value="0.957419" calcext:value-type="float">
            <text:p>0.957419</text:p>
          </table:table-cell>
          <table:table-cell table:number-columns-repeated="2" office:value-type="float" office:value="0.964614" calcext:value-type="float">
            <text:p>0.964614</text:p>
          </table:table-cell>
          <table:table-cell office:value-type="float" office:value="0.957395" calcext:value-type="float">
            <text:p>0.957395</text:p>
          </table:table-cell>
          <table:table-cell table:number-columns-repeated="2" office:value-type="float" office:value="0.963206" calcext:value-type="float">
            <text:p>0.963206</text:p>
          </table:table-cell>
          <table:table-cell table:number-columns-repeated="2" office:value-type="float" office:value="0.952715" calcext:value-type="float">
            <text:p>0.952715</text:p>
          </table:table-cell>
          <table:table-cell office:value-type="float" office:value="0.969644" calcext:value-type="float">
            <text:p>0.969644</text:p>
          </table:table-cell>
          <table:table-cell table:number-columns-repeated="2" office:value-type="float" office:value="0.960309" calcext:value-type="float">
            <text:p>0.960309</text:p>
          </table:table-cell>
          <table:table-cell office:value-type="float" office:value="0.970416" calcext:value-type="float">
            <text:p>0.970416</text:p>
          </table:table-cell>
          <table:table-cell table:number-columns-repeated="2" office:value-type="float" office:value="0.972275" calcext:value-type="float">
            <text:p>0.972275</text:p>
          </table:table-cell>
          <table:table-cell office:value-type="float" office:value="0.956618" calcext:value-type="float">
            <text:p>0.956618</text:p>
          </table:table-cell>
          <table:table-cell office:value-type="float" office:value="0.973047" calcext:value-type="float">
            <text:p>0.973047</text:p>
          </table:table-cell>
          <table:table-cell table:number-columns-repeated="2" office:value-type="float" office:value="0.965093" calcext:value-type="float">
            <text:p>0.965093</text:p>
          </table:table-cell>
          <table:table-cell office:value-type="float" office:value="0.956276" calcext:value-type="float">
            <text:p>0.956276</text:p>
          </table:table-cell>
          <table:table-cell table:number-columns-repeated="2" office:value-type="float" office:value="0.956291" calcext:value-type="float">
            <text:p>0.956291</text:p>
          </table:table-cell>
          <table:table-cell table:number-columns-repeated="2" office:value-type="float" office:value="0.963739" calcext:value-type="float">
            <text:p>0.963739</text:p>
          </table:table-cell>
          <table:table-cell office:value-type="float" office:value="0.950995" calcext:value-type="float">
            <text:p>0.950995</text:p>
          </table:table-cell>
        </table:table-row>
        <table:table-row table:style-name="ro1">
          <table:table-cell office:value-type="float" office:value="0.953458" calcext:value-type="float">
            <text:p>0.953458</text:p>
          </table:table-cell>
          <table:table-cell office:value-type="float" office:value="0.965009" calcext:value-type="float">
            <text:p>0.965009</text:p>
          </table:table-cell>
          <table:table-cell table:number-columns-repeated="2" office:value-type="float" office:value="0.956895" calcext:value-type="float">
            <text:p>0.956895</text:p>
          </table:table-cell>
          <table:table-cell table:number-columns-repeated="2" office:value-type="float" office:value="0.960658" calcext:value-type="float">
            <text:p>0.960658</text:p>
          </table:table-cell>
          <table:table-cell office:value-type="float" office:value="0.957761" calcext:value-type="float">
            <text:p>0.957761</text:p>
          </table:table-cell>
          <table:table-cell table:number-columns-repeated="2" office:value-type="float" office:value="0.965185" calcext:value-type="float">
            <text:p>0.965185</text:p>
          </table:table-cell>
          <table:table-cell office:value-type="float" office:value="0.957966" calcext:value-type="float">
            <text:p>0.957966</text:p>
          </table:table-cell>
          <table:table-cell table:number-columns-repeated="2" office:value-type="float" office:value="0.962454" calcext:value-type="float">
            <text:p>0.962454</text:p>
          </table:table-cell>
          <table:table-cell table:number-columns-repeated="2" office:value-type="float" office:value="0.953466" calcext:value-type="float">
            <text:p>0.953466</text:p>
          </table:table-cell>
          <table:table-cell office:value-type="float" office:value="0.96739" calcext:value-type="float">
            <text:p>0.96739</text:p>
          </table:table-cell>
          <table:table-cell table:number-columns-repeated="2" office:value-type="float" office:value="0.959077" calcext:value-type="float">
            <text:p>0.959077</text:p>
          </table:table-cell>
          <table:table-cell office:value-type="float" office:value="0.970141" calcext:value-type="float">
            <text:p>0.970141</text:p>
          </table:table-cell>
          <table:table-cell table:number-columns-repeated="2" office:value-type="float" office:value="0.970825" calcext:value-type="float">
            <text:p>0.970825</text:p>
          </table:table-cell>
          <table:table-cell office:value-type="float" office:value="0.958937" calcext:value-type="float">
            <text:p>0.958937</text:p>
          </table:table-cell>
          <table:table-cell office:value-type="float" office:value="0.972138" calcext:value-type="float">
            <text:p>0.972138</text:p>
          </table:table-cell>
          <table:table-cell table:number-columns-repeated="2" office:value-type="float" office:value="0.964509" calcext:value-type="float">
            <text:p>0.964509</text:p>
          </table:table-cell>
          <table:table-cell office:value-type="float" office:value="0.957069" calcext:value-type="float">
            <text:p>0.957069</text:p>
          </table:table-cell>
          <table:table-cell table:number-columns-repeated="2" office:value-type="float" office:value="0.956321" calcext:value-type="float">
            <text:p>0.956321</text:p>
          </table:table-cell>
          <table:table-cell table:number-columns-repeated="2" office:value-type="float" office:value="0.963431" calcext:value-type="float">
            <text:p>0.963431</text:p>
          </table:table-cell>
          <table:table-cell office:value-type="float" office:value="0.95229" calcext:value-type="float">
            <text:p>0.95229</text:p>
          </table:table-cell>
        </table:table-row>
        <table:table-row table:style-name="ro1">
          <table:table-cell office:value-type="float" office:value="0.953415" calcext:value-type="float">
            <text:p>0.953415</text:p>
          </table:table-cell>
          <table:table-cell office:value-type="float" office:value="0.965898" calcext:value-type="float">
            <text:p>0.965898</text:p>
          </table:table-cell>
          <table:table-cell table:number-columns-repeated="2" office:value-type="float" office:value="0.957883" calcext:value-type="float">
            <text:p>0.957883</text:p>
          </table:table-cell>
          <table:table-cell table:number-columns-repeated="2" office:value-type="float" office:value="0.960225" calcext:value-type="float">
            <text:p>0.960225</text:p>
          </table:table-cell>
          <table:table-cell office:value-type="float" office:value="0.959097" calcext:value-type="float">
            <text:p>0.959097</text:p>
          </table:table-cell>
          <table:table-cell table:number-columns-repeated="2" office:value-type="float" office:value="0.965531" calcext:value-type="float">
            <text:p>0.965531</text:p>
          </table:table-cell>
          <table:table-cell office:value-type="float" office:value="0.955555" calcext:value-type="float">
            <text:p>0.955555</text:p>
          </table:table-cell>
          <table:table-cell table:number-columns-repeated="2" office:value-type="float" office:value="0.962345" calcext:value-type="float">
            <text:p>0.962345</text:p>
          </table:table-cell>
          <table:table-cell table:number-columns-repeated="2" office:value-type="float" office:value="0.954434" calcext:value-type="float">
            <text:p>0.954434</text:p>
          </table:table-cell>
          <table:table-cell office:value-type="float" office:value="0.96716" calcext:value-type="float">
            <text:p>0.96716</text:p>
          </table:table-cell>
          <table:table-cell table:number-columns-repeated="2" office:value-type="float" office:value="0.958407" calcext:value-type="float">
            <text:p>0.958407</text:p>
          </table:table-cell>
          <table:table-cell office:value-type="float" office:value="0.971055" calcext:value-type="float">
            <text:p>0.971055</text:p>
          </table:table-cell>
          <table:table-cell table:number-columns-repeated="2" office:value-type="float" office:value="0.970548" calcext:value-type="float">
            <text:p>0.970548</text:p>
          </table:table-cell>
          <table:table-cell office:value-type="float" office:value="0.958802" calcext:value-type="float">
            <text:p>0.958802</text:p>
          </table:table-cell>
          <table:table-cell office:value-type="float" office:value="0.973922" calcext:value-type="float">
            <text:p>0.973922</text:p>
          </table:table-cell>
          <table:table-cell table:number-columns-repeated="2" office:value-type="float" office:value="0.965717" calcext:value-type="float">
            <text:p>0.965717</text:p>
          </table:table-cell>
          <table:table-cell office:value-type="float" office:value="0.95817" calcext:value-type="float">
            <text:p>0.95817</text:p>
          </table:table-cell>
          <table:table-cell table:number-columns-repeated="2" office:value-type="float" office:value="0.957938" calcext:value-type="float">
            <text:p>0.957938</text:p>
          </table:table-cell>
          <table:table-cell table:number-columns-repeated="2" office:value-type="float" office:value="0.963809" calcext:value-type="float">
            <text:p>0.963809</text:p>
          </table:table-cell>
          <table:table-cell office:value-type="float" office:value="0.95229" calcext:value-type="float">
            <text:p>0.95229</text:p>
          </table:table-cell>
        </table:table-row>
        <table:table-row table:style-name="ro1">
          <table:table-cell office:value-type="float" office:value="0.955077" calcext:value-type="float">
            <text:p>0.955077</text:p>
          </table:table-cell>
          <table:table-cell office:value-type="float" office:value="0.965855" calcext:value-type="float">
            <text:p>0.965855</text:p>
          </table:table-cell>
          <table:table-cell table:number-columns-repeated="2" office:value-type="float" office:value="0.959188" calcext:value-type="float">
            <text:p>0.959188</text:p>
          </table:table-cell>
          <table:table-cell table:number-columns-repeated="2" office:value-type="float" office:value="0.959946" calcext:value-type="float">
            <text:p>0.959946</text:p>
          </table:table-cell>
          <table:table-cell office:value-type="float" office:value="0.958867" calcext:value-type="float">
            <text:p>0.958867</text:p>
          </table:table-cell>
          <table:table-cell table:number-columns-repeated="2" office:value-type="float" office:value="0.966003" calcext:value-type="float">
            <text:p>0.966003</text:p>
          </table:table-cell>
          <table:table-cell office:value-type="float" office:value="0.955446" calcext:value-type="float">
            <text:p>0.955446</text:p>
          </table:table-cell>
          <table:table-cell table:number-columns-repeated="2" office:value-type="float" office:value="0.96393" calcext:value-type="float">
            <text:p>0.96393</text:p>
          </table:table-cell>
          <table:table-cell table:number-columns-repeated="2" office:value-type="float" office:value="0.95369" calcext:value-type="float">
            <text:p>0.95369</text:p>
          </table:table-cell>
          <table:table-cell office:value-type="float" office:value="0.967253" calcext:value-type="float">
            <text:p>0.967253</text:p>
          </table:table-cell>
          <table:table-cell table:number-columns-repeated="2" office:value-type="float" office:value="0.959037" calcext:value-type="float">
            <text:p>0.959037</text:p>
          </table:table-cell>
          <table:table-cell office:value-type="float" office:value="0.970356" calcext:value-type="float">
            <text:p>0.970356</text:p>
          </table:table-cell>
          <table:table-cell table:number-columns-repeated="2" office:value-type="float" office:value="0.970882" calcext:value-type="float">
            <text:p>0.970882</text:p>
          </table:table-cell>
          <table:table-cell office:value-type="float" office:value="0.957558" calcext:value-type="float">
            <text:p>0.957558</text:p>
          </table:table-cell>
          <table:table-cell office:value-type="float" office:value="0.974575" calcext:value-type="float">
            <text:p>0.974575</text:p>
          </table:table-cell>
          <table:table-cell table:number-columns-repeated="2" office:value-type="float" office:value="0.966273" calcext:value-type="float">
            <text:p>0.966273</text:p>
          </table:table-cell>
          <table:table-cell office:value-type="float" office:value="0.957486" calcext:value-type="float">
            <text:p>0.957486</text:p>
          </table:table-cell>
          <table:table-cell table:number-columns-repeated="2" office:value-type="float" office:value="0.958936" calcext:value-type="float">
            <text:p>0.958936</text:p>
          </table:table-cell>
          <table:table-cell table:number-columns-repeated="2" office:value-type="float" office:value="0.963607" calcext:value-type="float">
            <text:p>0.963607</text:p>
          </table:table-cell>
          <table:table-cell office:value-type="float" office:value="0.952433" calcext:value-type="float">
            <text:p>0.952433</text:p>
          </table:table-cell>
        </table:table-row>
        <table:table-row table:style-name="ro1">
          <table:table-cell office:value-type="float" office:value="0.955912" calcext:value-type="float">
            <text:p>0.955912</text:p>
          </table:table-cell>
          <table:table-cell office:value-type="float" office:value="0.965037" calcext:value-type="float">
            <text:p>0.965037</text:p>
          </table:table-cell>
          <table:table-cell table:number-columns-repeated="2" office:value-type="float" office:value="0.958037" calcext:value-type="float">
            <text:p>0.958037</text:p>
          </table:table-cell>
          <table:table-cell table:number-columns-repeated="2" office:value-type="float" office:value="0.960127" calcext:value-type="float">
            <text:p>0.960127</text:p>
          </table:table-cell>
          <table:table-cell office:value-type="float" office:value="0.957609" calcext:value-type="float">
            <text:p>0.957609</text:p>
          </table:table-cell>
          <table:table-cell table:number-columns-repeated="2" office:value-type="float" office:value="0.96634" calcext:value-type="float">
            <text:p>0.96634</text:p>
          </table:table-cell>
          <table:table-cell office:value-type="float" office:value="0.955184" calcext:value-type="float">
            <text:p>0.955184</text:p>
          </table:table-cell>
          <table:table-cell table:number-columns-repeated="2" office:value-type="float" office:value="0.964049" calcext:value-type="float">
            <text:p>0.964049</text:p>
          </table:table-cell>
          <table:table-cell table:number-columns-repeated="2" office:value-type="float" office:value="0.953369" calcext:value-type="float">
            <text:p>0.953369</text:p>
          </table:table-cell>
          <table:table-cell office:value-type="float" office:value="0.966303" calcext:value-type="float">
            <text:p>0.966303</text:p>
          </table:table-cell>
          <table:table-cell table:number-columns-repeated="2" office:value-type="float" office:value="0.959784" calcext:value-type="float">
            <text:p>0.959784</text:p>
          </table:table-cell>
          <table:table-cell office:value-type="float" office:value="0.971172" calcext:value-type="float">
            <text:p>0.971172</text:p>
          </table:table-cell>
          <table:table-cell table:number-columns-repeated="2" office:value-type="float" office:value="0.971331" calcext:value-type="float">
            <text:p>0.971331</text:p>
          </table:table-cell>
          <table:table-cell office:value-type="float" office:value="0.956387" calcext:value-type="float">
            <text:p>0.956387</text:p>
          </table:table-cell>
          <table:table-cell office:value-type="float" office:value="0.973992" calcext:value-type="float">
            <text:p>0.973992</text:p>
          </table:table-cell>
          <table:table-cell table:number-columns-repeated="2" office:value-type="float" office:value="0.965633" calcext:value-type="float">
            <text:p>0.965633</text:p>
          </table:table-cell>
          <table:table-cell office:value-type="float" office:value="0.95766" calcext:value-type="float">
            <text:p>0.95766</text:p>
          </table:table-cell>
          <table:table-cell table:number-columns-repeated="2" office:value-type="float" office:value="0.958535" calcext:value-type="float">
            <text:p>0.958535</text:p>
          </table:table-cell>
          <table:table-cell table:number-columns-repeated="2" office:value-type="float" office:value="0.962117" calcext:value-type="float">
            <text:p>0.962117</text:p>
          </table:table-cell>
          <table:table-cell office:value-type="float" office:value="0.951778" calcext:value-type="float">
            <text:p>0.951778</text:p>
          </table:table-cell>
        </table:table-row>
        <table:table-row table:style-name="ro1">
          <table:table-cell office:value-type="float" office:value="0.955968" calcext:value-type="float">
            <text:p>0.955968</text:p>
          </table:table-cell>
          <table:table-cell office:value-type="float" office:value="0.964376" calcext:value-type="float">
            <text:p>0.964376</text:p>
          </table:table-cell>
          <table:table-cell table:number-columns-repeated="2" office:value-type="float" office:value="0.957741" calcext:value-type="float">
            <text:p>0.957741</text:p>
          </table:table-cell>
          <table:table-cell table:number-columns-repeated="2" office:value-type="float" office:value="0.960782" calcext:value-type="float">
            <text:p>0.960782</text:p>
          </table:table-cell>
          <table:table-cell office:value-type="float" office:value="0.956331" calcext:value-type="float">
            <text:p>0.956331</text:p>
          </table:table-cell>
          <table:table-cell table:number-columns-repeated="2" office:value-type="float" office:value="0.965559" calcext:value-type="float">
            <text:p>0.965559</text:p>
          </table:table-cell>
          <table:table-cell office:value-type="float" office:value="0.955563" calcext:value-type="float">
            <text:p>0.955563</text:p>
          </table:table-cell>
          <table:table-cell table:number-columns-repeated="2" office:value-type="float" office:value="0.963585" calcext:value-type="float">
            <text:p>0.963585</text:p>
          </table:table-cell>
          <table:table-cell table:number-columns-repeated="2" office:value-type="float" office:value="0.953998" calcext:value-type="float">
            <text:p>0.953998</text:p>
          </table:table-cell>
          <table:table-cell office:value-type="float" office:value="0.964434" calcext:value-type="float">
            <text:p>0.964434</text:p>
          </table:table-cell>
          <table:table-cell table:number-columns-repeated="2" office:value-type="float" office:value="0.960957" calcext:value-type="float">
            <text:p>0.960957</text:p>
          </table:table-cell>
          <table:table-cell office:value-type="float" office:value="0.97175" calcext:value-type="float">
            <text:p>0.97175</text:p>
          </table:table-cell>
          <table:table-cell table:number-columns-repeated="2" office:value-type="float" office:value="0.971894" calcext:value-type="float">
            <text:p>0.971894</text:p>
          </table:table-cell>
          <table:table-cell office:value-type="float" office:value="0.957056" calcext:value-type="float">
            <text:p>0.957056</text:p>
          </table:table-cell>
          <table:table-cell office:value-type="float" office:value="0.974411" calcext:value-type="float">
            <text:p>0.974411</text:p>
          </table:table-cell>
          <table:table-cell table:number-columns-repeated="2" office:value-type="float" office:value="0.965661" calcext:value-type="float">
            <text:p>0.965661</text:p>
          </table:table-cell>
          <table:table-cell office:value-type="float" office:value="0.957529" calcext:value-type="float">
            <text:p>0.957529</text:p>
          </table:table-cell>
          <table:table-cell table:number-columns-repeated="2" office:value-type="float" office:value="0.958483" calcext:value-type="float">
            <text:p>0.958483</text:p>
          </table:table-cell>
          <table:table-cell table:number-columns-repeated="2" office:value-type="float" office:value="0.96108" calcext:value-type="float">
            <text:p>0.96108</text:p>
          </table:table-cell>
          <table:table-cell office:value-type="float" office:value="0.951833" calcext:value-type="float">
            <text:p>0.951833</text:p>
          </table:table-cell>
        </table:table-row>
        <table:table-row table:style-name="ro1">
          <table:table-cell office:value-type="float" office:value="0.955604" calcext:value-type="float">
            <text:p>0.955604</text:p>
          </table:table-cell>
          <table:table-cell office:value-type="float" office:value="0.964611" calcext:value-type="float">
            <text:p>0.964611</text:p>
          </table:table-cell>
          <table:table-cell table:number-columns-repeated="2" office:value-type="float" office:value="0.956998" calcext:value-type="float">
            <text:p>0.956998</text:p>
          </table:table-cell>
          <table:table-cell table:number-columns-repeated="2" office:value-type="float" office:value="0.960244" calcext:value-type="float">
            <text:p>0.960244</text:p>
          </table:table-cell>
          <table:table-cell office:value-type="float" office:value="0.957059" calcext:value-type="float">
            <text:p>0.957059</text:p>
          </table:table-cell>
          <table:table-cell table:number-columns-repeated="2" office:value-type="float" office:value="0.96602" calcext:value-type="float">
            <text:p>0.96602</text:p>
          </table:table-cell>
          <table:table-cell office:value-type="float" office:value="0.955582" calcext:value-type="float">
            <text:p>0.955582</text:p>
          </table:table-cell>
          <table:table-cell table:number-columns-repeated="2" office:value-type="float" office:value="0.963141" calcext:value-type="float">
            <text:p>0.963141</text:p>
          </table:table-cell>
          <table:table-cell table:number-columns-repeated="2" office:value-type="float" office:value="0.953269" calcext:value-type="float">
            <text:p>0.953269</text:p>
          </table:table-cell>
          <table:table-cell office:value-type="float" office:value="0.965014" calcext:value-type="float">
            <text:p>0.965014</text:p>
          </table:table-cell>
          <table:table-cell table:number-columns-repeated="2" office:value-type="float" office:value="0.960962" calcext:value-type="float">
            <text:p>0.960962</text:p>
          </table:table-cell>
          <table:table-cell office:value-type="float" office:value="0.970836" calcext:value-type="float">
            <text:p>0.970836</text:p>
          </table:table-cell>
          <table:table-cell table:number-columns-repeated="2" office:value-type="float" office:value="0.971645" calcext:value-type="float">
            <text:p>0.971645</text:p>
          </table:table-cell>
          <table:table-cell office:value-type="float" office:value="0.959017" calcext:value-type="float">
            <text:p>0.959017</text:p>
          </table:table-cell>
          <table:table-cell office:value-type="float" office:value="0.976076" calcext:value-type="float">
            <text:p>0.976076</text:p>
          </table:table-cell>
          <table:table-cell table:number-columns-repeated="2" office:value-type="float" office:value="0.965258" calcext:value-type="float">
            <text:p>0.965258</text:p>
          </table:table-cell>
          <table:table-cell office:value-type="float" office:value="0.957154" calcext:value-type="float">
            <text:p>0.957154</text:p>
          </table:table-cell>
          <table:table-cell table:number-columns-repeated="2" office:value-type="float" office:value="0.958636" calcext:value-type="float">
            <text:p>0.958636</text:p>
          </table:table-cell>
          <table:table-cell table:number-columns-repeated="2" office:value-type="float" office:value="0.960562" calcext:value-type="float">
            <text:p>0.960562</text:p>
          </table:table-cell>
          <table:table-cell office:value-type="float" office:value="0.953293" calcext:value-type="float">
            <text:p>0.953293</text:p>
          </table:table-cell>
        </table:table-row>
        <table:table-row table:style-name="ro1">
          <table:table-cell office:value-type="float" office:value="0.956583" calcext:value-type="float">
            <text:p>0.956583</text:p>
          </table:table-cell>
          <table:table-cell office:value-type="float" office:value="0.964045" calcext:value-type="float">
            <text:p>0.964045</text:p>
          </table:table-cell>
          <table:table-cell table:number-columns-repeated="2" office:value-type="float" office:value="0.956459" calcext:value-type="float">
            <text:p>0.956459</text:p>
          </table:table-cell>
          <table:table-cell table:number-columns-repeated="2" office:value-type="float" office:value="0.959493" calcext:value-type="float">
            <text:p>0.959493</text:p>
          </table:table-cell>
          <table:table-cell office:value-type="float" office:value="0.955274" calcext:value-type="float">
            <text:p>0.955274</text:p>
          </table:table-cell>
          <table:table-cell table:number-columns-repeated="2" office:value-type="float" office:value="0.965182" calcext:value-type="float">
            <text:p>0.965182</text:p>
          </table:table-cell>
          <table:table-cell office:value-type="float" office:value="0.953749" calcext:value-type="float">
            <text:p>0.953749</text:p>
          </table:table-cell>
          <table:table-cell table:number-columns-repeated="2" office:value-type="float" office:value="0.962557" calcext:value-type="float">
            <text:p>0.962557</text:p>
          </table:table-cell>
          <table:table-cell table:number-columns-repeated="2" office:value-type="float" office:value="0.952282" calcext:value-type="float">
            <text:p>0.952282</text:p>
          </table:table-cell>
          <table:table-cell office:value-type="float" office:value="0.963868" calcext:value-type="float">
            <text:p>0.963868</text:p>
          </table:table-cell>
          <table:table-cell table:number-columns-repeated="2" office:value-type="float" office:value="0.963242" calcext:value-type="float">
            <text:p>0.963242</text:p>
          </table:table-cell>
          <table:table-cell office:value-type="float" office:value="0.972526" calcext:value-type="float">
            <text:p>0.972526</text:p>
          </table:table-cell>
          <table:table-cell table:number-columns-repeated="2" office:value-type="float" office:value="0.971918" calcext:value-type="float">
            <text:p>0.971918</text:p>
          </table:table-cell>
          <table:table-cell office:value-type="float" office:value="0.958763" calcext:value-type="float">
            <text:p>0.958763</text:p>
          </table:table-cell>
          <table:table-cell office:value-type="float" office:value="0.975619" calcext:value-type="float">
            <text:p>0.975619</text:p>
          </table:table-cell>
          <table:table-cell table:number-columns-repeated="2" office:value-type="float" office:value="0.964708" calcext:value-type="float">
            <text:p>0.964708</text:p>
          </table:table-cell>
          <table:table-cell office:value-type="float" office:value="0.957754" calcext:value-type="float">
            <text:p>0.957754</text:p>
          </table:table-cell>
          <table:table-cell table:number-columns-repeated="2" office:value-type="float" office:value="0.956057" calcext:value-type="float">
            <text:p>0.956057</text:p>
          </table:table-cell>
          <table:table-cell table:number-columns-repeated="2" office:value-type="float" office:value="0.960169" calcext:value-type="float">
            <text:p>0.960169</text:p>
          </table:table-cell>
          <table:table-cell office:value-type="float" office:value="0.954096" calcext:value-type="float">
            <text:p>0.954096</text:p>
          </table:table-cell>
        </table:table-row>
        <table:table-row table:style-name="ro1">
          <table:table-cell office:value-type="float" office:value="0.957307" calcext:value-type="float">
            <text:p>0.957307</text:p>
          </table:table-cell>
          <table:table-cell office:value-type="float" office:value="0.964897" calcext:value-type="float">
            <text:p>0.964897</text:p>
          </table:table-cell>
          <table:table-cell table:number-columns-repeated="2" office:value-type="float" office:value="0.957891" calcext:value-type="float">
            <text:p>0.957891</text:p>
          </table:table-cell>
          <table:table-cell table:number-columns-repeated="2" office:value-type="float" office:value="0.958296" calcext:value-type="float">
            <text:p>0.958296</text:p>
          </table:table-cell>
          <table:table-cell office:value-type="float" office:value="0.954821" calcext:value-type="float">
            <text:p>0.954821</text:p>
          </table:table-cell>
          <table:table-cell table:number-columns-repeated="2" office:value-type="float" office:value="0.964704" calcext:value-type="float">
            <text:p>0.964704</text:p>
          </table:table-cell>
          <table:table-cell office:value-type="float" office:value="0.954603" calcext:value-type="float">
            <text:p>0.954603</text:p>
          </table:table-cell>
          <table:table-cell table:number-columns-repeated="2" office:value-type="float" office:value="0.961518" calcext:value-type="float">
            <text:p>0.961518</text:p>
          </table:table-cell>
          <table:table-cell table:number-columns-repeated="2" office:value-type="float" office:value="0.953685" calcext:value-type="float">
            <text:p>0.953685</text:p>
          </table:table-cell>
          <table:table-cell office:value-type="float" office:value="0.963427" calcext:value-type="float">
            <text:p>0.963427</text:p>
          </table:table-cell>
          <table:table-cell table:number-columns-repeated="2" office:value-type="float" office:value="0.96519" calcext:value-type="float">
            <text:p>0.96519</text:p>
          </table:table-cell>
          <table:table-cell office:value-type="float" office:value="0.971988" calcext:value-type="float">
            <text:p>0.971988</text:p>
          </table:table-cell>
          <table:table-cell table:number-columns-repeated="2" office:value-type="float" office:value="0.970509" calcext:value-type="float">
            <text:p>0.970509</text:p>
          </table:table-cell>
          <table:table-cell office:value-type="float" office:value="0.958713" calcext:value-type="float">
            <text:p>0.958713</text:p>
          </table:table-cell>
          <table:table-cell office:value-type="float" office:value="0.974715" calcext:value-type="float">
            <text:p>0.974715</text:p>
          </table:table-cell>
          <table:table-cell table:number-columns-repeated="2" office:value-type="float" office:value="0.963293" calcext:value-type="float">
            <text:p>0.963293</text:p>
          </table:table-cell>
          <table:table-cell office:value-type="float" office:value="0.957271" calcext:value-type="float">
            <text:p>0.957271</text:p>
          </table:table-cell>
          <table:table-cell table:number-columns-repeated="2" office:value-type="float" office:value="0.955902" calcext:value-type="float">
            <text:p>0.955902</text:p>
          </table:table-cell>
          <table:table-cell table:number-columns-repeated="2" office:value-type="float" office:value="0.960696" calcext:value-type="float">
            <text:p>0.960696</text:p>
          </table:table-cell>
          <table:table-cell office:value-type="float" office:value="0.952821" calcext:value-type="float">
            <text:p>0.952821</text:p>
          </table:table-cell>
        </table:table-row>
        <table:table-row table:style-name="ro1">
          <table:table-cell office:value-type="float" office:value="0.958213" calcext:value-type="float">
            <text:p>0.958213</text:p>
          </table:table-cell>
          <table:table-cell office:value-type="float" office:value="0.963202" calcext:value-type="float">
            <text:p>0.963202</text:p>
          </table:table-cell>
          <table:table-cell table:number-columns-repeated="2" office:value-type="float" office:value="0.955435" calcext:value-type="float">
            <text:p>0.955435</text:p>
          </table:table-cell>
          <table:table-cell table:number-columns-repeated="2" office:value-type="float" office:value="0.957504" calcext:value-type="float">
            <text:p>0.957504</text:p>
          </table:table-cell>
          <table:table-cell office:value-type="float" office:value="0.95378" calcext:value-type="float">
            <text:p>0.95378</text:p>
          </table:table-cell>
          <table:table-cell table:number-columns-repeated="2" office:value-type="float" office:value="0.963978" calcext:value-type="float">
            <text:p>0.963978</text:p>
          </table:table-cell>
          <table:table-cell office:value-type="float" office:value="0.954544" calcext:value-type="float">
            <text:p>0.954544</text:p>
          </table:table-cell>
          <table:table-cell table:number-columns-repeated="2" office:value-type="float" office:value="0.961205" calcext:value-type="float">
            <text:p>0.961205</text:p>
          </table:table-cell>
          <table:table-cell table:number-columns-repeated="2" office:value-type="float" office:value="0.953543" calcext:value-type="float">
            <text:p>0.953543</text:p>
          </table:table-cell>
          <table:table-cell office:value-type="float" office:value="0.962015" calcext:value-type="float">
            <text:p>0.962015</text:p>
          </table:table-cell>
          <table:table-cell table:number-columns-repeated="2" office:value-type="float" office:value="0.966734" calcext:value-type="float">
            <text:p>0.966734</text:p>
          </table:table-cell>
          <table:table-cell office:value-type="float" office:value="0.970748" calcext:value-type="float">
            <text:p>0.970748</text:p>
          </table:table-cell>
          <table:table-cell table:number-columns-repeated="2" office:value-type="float" office:value="0.971081" calcext:value-type="float">
            <text:p>0.971081</text:p>
          </table:table-cell>
          <table:table-cell office:value-type="float" office:value="0.957777" calcext:value-type="float">
            <text:p>0.957777</text:p>
          </table:table-cell>
          <table:table-cell office:value-type="float" office:value="0.974627" calcext:value-type="float">
            <text:p>0.974627</text:p>
          </table:table-cell>
          <table:table-cell table:number-columns-repeated="2" office:value-type="float" office:value="0.963014" calcext:value-type="float">
            <text:p>0.963014</text:p>
          </table:table-cell>
          <table:table-cell office:value-type="float" office:value="0.956074" calcext:value-type="float">
            <text:p>0.956074</text:p>
          </table:table-cell>
          <table:table-cell table:number-columns-repeated="2" office:value-type="float" office:value="0.955699" calcext:value-type="float">
            <text:p>0.955699</text:p>
          </table:table-cell>
          <table:table-cell table:number-columns-repeated="2" office:value-type="float" office:value="0.961355" calcext:value-type="float">
            <text:p>0.961355</text:p>
          </table:table-cell>
          <table:table-cell office:value-type="float" office:value="0.952927" calcext:value-type="float">
            <text:p>0.952927</text:p>
          </table:table-cell>
        </table:table-row>
        <table:table-row table:style-name="ro1">
          <table:table-cell office:value-type="float" office:value="0.957254" calcext:value-type="float">
            <text:p>0.957254</text:p>
          </table:table-cell>
          <table:table-cell office:value-type="float" office:value="0.961816" calcext:value-type="float">
            <text:p>0.961816</text:p>
          </table:table-cell>
          <table:table-cell table:number-columns-repeated="2" office:value-type="float" office:value="0.955995" calcext:value-type="float">
            <text:p>0.955995</text:p>
          </table:table-cell>
          <table:table-cell table:number-columns-repeated="2" office:value-type="float" office:value="0.957431" calcext:value-type="float">
            <text:p>0.957431</text:p>
          </table:table-cell>
          <table:table-cell office:value-type="float" office:value="0.954273" calcext:value-type="float">
            <text:p>0.954273</text:p>
          </table:table-cell>
          <table:table-cell table:number-columns-repeated="2" office:value-type="float" office:value="0.96369" calcext:value-type="float">
            <text:p>0.96369</text:p>
          </table:table-cell>
          <table:table-cell office:value-type="float" office:value="0.955641" calcext:value-type="float">
            <text:p>0.955641</text:p>
          </table:table-cell>
          <table:table-cell table:number-columns-repeated="2" office:value-type="float" office:value="0.960641" calcext:value-type="float">
            <text:p>0.960641</text:p>
          </table:table-cell>
          <table:table-cell table:number-columns-repeated="2" office:value-type="float" office:value="0.953802" calcext:value-type="float">
            <text:p>0.953802</text:p>
          </table:table-cell>
          <table:table-cell office:value-type="float" office:value="0.962573" calcext:value-type="float">
            <text:p>0.962573</text:p>
          </table:table-cell>
          <table:table-cell table:number-columns-repeated="2" office:value-type="float" office:value="0.964757" calcext:value-type="float">
            <text:p>0.964757</text:p>
          </table:table-cell>
          <table:table-cell office:value-type="float" office:value="0.97126" calcext:value-type="float">
            <text:p>0.97126</text:p>
          </table:table-cell>
          <table:table-cell table:number-columns-repeated="2" office:value-type="float" office:value="0.972063" calcext:value-type="float">
            <text:p>0.972063</text:p>
          </table:table-cell>
          <table:table-cell office:value-type="float" office:value="0.959023" calcext:value-type="float">
            <text:p>0.959023</text:p>
          </table:table-cell>
          <table:table-cell office:value-type="float" office:value="0.974808" calcext:value-type="float">
            <text:p>0.974808</text:p>
          </table:table-cell>
          <table:table-cell table:number-columns-repeated="2" office:value-type="float" office:value="0.962776" calcext:value-type="float">
            <text:p>0.962776</text:p>
          </table:table-cell>
          <table:table-cell office:value-type="float" office:value="0.956826" calcext:value-type="float">
            <text:p>0.956826</text:p>
          </table:table-cell>
          <table:table-cell table:number-columns-repeated="2" office:value-type="float" office:value="0.957828" calcext:value-type="float">
            <text:p>0.957828</text:p>
          </table:table-cell>
          <table:table-cell table:number-columns-repeated="2" office:value-type="float" office:value="0.961681" calcext:value-type="float">
            <text:p>0.961681</text:p>
          </table:table-cell>
          <table:table-cell office:value-type="float" office:value="0.952116" calcext:value-type="float">
            <text:p>0.952116</text:p>
          </table:table-cell>
        </table:table-row>
        <table:table-row table:style-name="ro1">
          <table:table-cell office:value-type="float" office:value="0.957655" calcext:value-type="float">
            <text:p>0.957655</text:p>
          </table:table-cell>
          <table:table-cell office:value-type="float" office:value="0.96309" calcext:value-type="float">
            <text:p>0.96309</text:p>
          </table:table-cell>
          <table:table-cell table:number-columns-repeated="2" office:value-type="float" office:value="0.956092" calcext:value-type="float">
            <text:p>0.956092</text:p>
          </table:table-cell>
          <table:table-cell table:number-columns-repeated="2" office:value-type="float" office:value="0.956072" calcext:value-type="float">
            <text:p>0.956072</text:p>
          </table:table-cell>
          <table:table-cell office:value-type="float" office:value="0.953248" calcext:value-type="float">
            <text:p>0.953248</text:p>
          </table:table-cell>
          <table:table-cell table:number-columns-repeated="2" office:value-type="float" office:value="0.964798" calcext:value-type="float">
            <text:p>0.964798</text:p>
          </table:table-cell>
          <table:table-cell office:value-type="float" office:value="0.956488" calcext:value-type="float">
            <text:p>0.956488</text:p>
          </table:table-cell>
          <table:table-cell table:number-columns-repeated="2" office:value-type="float" office:value="0.96085" calcext:value-type="float">
            <text:p>0.96085</text:p>
          </table:table-cell>
          <table:table-cell table:number-columns-repeated="2" office:value-type="float" office:value="0.953057" calcext:value-type="float">
            <text:p>0.953057</text:p>
          </table:table-cell>
          <table:table-cell office:value-type="float" office:value="0.962575" calcext:value-type="float">
            <text:p>0.962575</text:p>
          </table:table-cell>
          <table:table-cell table:number-columns-repeated="2" office:value-type="float" office:value="0.965879" calcext:value-type="float">
            <text:p>0.965879</text:p>
          </table:table-cell>
          <table:table-cell office:value-type="float" office:value="0.970655" calcext:value-type="float">
            <text:p>0.970655</text:p>
          </table:table-cell>
          <table:table-cell table:number-columns-repeated="2" office:value-type="float" office:value="0.972763" calcext:value-type="float">
            <text:p>0.972763</text:p>
          </table:table-cell>
          <table:table-cell office:value-type="float" office:value="0.959193" calcext:value-type="float">
            <text:p>0.959193</text:p>
          </table:table-cell>
          <table:table-cell office:value-type="float" office:value="0.974721" calcext:value-type="float">
            <text:p>0.974721</text:p>
          </table:table-cell>
          <table:table-cell table:number-columns-repeated="2" office:value-type="float" office:value="0.961387" calcext:value-type="float">
            <text:p>0.961387</text:p>
          </table:table-cell>
          <table:table-cell office:value-type="float" office:value="0.956491" calcext:value-type="float">
            <text:p>0.956491</text:p>
          </table:table-cell>
          <table:table-cell table:number-columns-repeated="2" office:value-type="float" office:value="0.958448" calcext:value-type="float">
            <text:p>0.958448</text:p>
          </table:table-cell>
          <table:table-cell table:number-columns-repeated="2" office:value-type="float" office:value="0.961553" calcext:value-type="float">
            <text:p>0.961553</text:p>
          </table:table-cell>
          <table:table-cell office:value-type="float" office:value="0.951238" calcext:value-type="float">
            <text:p>0.951238</text:p>
          </table:table-cell>
        </table:table-row>
        <table:table-row table:style-name="ro1">
          <table:table-cell office:value-type="float" office:value="0.95776" calcext:value-type="float">
            <text:p>0.95776</text:p>
          </table:table-cell>
          <table:table-cell office:value-type="float" office:value="0.964057" calcext:value-type="float">
            <text:p>0.964057</text:p>
          </table:table-cell>
          <table:table-cell table:number-columns-repeated="2" office:value-type="float" office:value="0.955475" calcext:value-type="float">
            <text:p>0.955475</text:p>
          </table:table-cell>
          <table:table-cell table:number-columns-repeated="2" office:value-type="float" office:value="0.955954" calcext:value-type="float">
            <text:p>0.955954</text:p>
          </table:table-cell>
          <table:table-cell office:value-type="float" office:value="0.952922" calcext:value-type="float">
            <text:p>0.952922</text:p>
          </table:table-cell>
          <table:table-cell table:number-columns-repeated="2" office:value-type="float" office:value="0.964372" calcext:value-type="float">
            <text:p>0.964372</text:p>
          </table:table-cell>
          <table:table-cell office:value-type="float" office:value="0.957496" calcext:value-type="float">
            <text:p>0.957496</text:p>
          </table:table-cell>
          <table:table-cell table:number-columns-repeated="2" office:value-type="float" office:value="0.959926" calcext:value-type="float">
            <text:p>0.959926</text:p>
          </table:table-cell>
          <table:table-cell table:number-columns-repeated="2" office:value-type="float" office:value="0.953516" calcext:value-type="float">
            <text:p>0.953516</text:p>
          </table:table-cell>
          <table:table-cell office:value-type="float" office:value="0.961676" calcext:value-type="float">
            <text:p>0.961676</text:p>
          </table:table-cell>
          <table:table-cell table:number-columns-repeated="2" office:value-type="float" office:value="0.965984" calcext:value-type="float">
            <text:p>0.965984</text:p>
          </table:table-cell>
          <table:table-cell office:value-type="float" office:value="0.969565" calcext:value-type="float">
            <text:p>0.969565</text:p>
          </table:table-cell>
          <table:table-cell table:number-columns-repeated="2" office:value-type="float" office:value="0.972692" calcext:value-type="float">
            <text:p>0.972692</text:p>
          </table:table-cell>
          <table:table-cell office:value-type="float" office:value="0.959372" calcext:value-type="float">
            <text:p>0.959372</text:p>
          </table:table-cell>
          <table:table-cell office:value-type="float" office:value="0.976519" calcext:value-type="float">
            <text:p>0.976519</text:p>
          </table:table-cell>
          <table:table-cell table:number-columns-repeated="2" office:value-type="float" office:value="0.961423" calcext:value-type="float">
            <text:p>0.961423</text:p>
          </table:table-cell>
          <table:table-cell office:value-type="float" office:value="0.957603" calcext:value-type="float">
            <text:p>0.957603</text:p>
          </table:table-cell>
          <table:table-cell table:number-columns-repeated="2" office:value-type="float" office:value="0.959183" calcext:value-type="float">
            <text:p>0.959183</text:p>
          </table:table-cell>
          <table:table-cell table:number-columns-repeated="2" office:value-type="float" office:value="0.961067" calcext:value-type="float">
            <text:p>0.961067</text:p>
          </table:table-cell>
          <table:table-cell office:value-type="float" office:value="0.950481" calcext:value-type="float">
            <text:p>0.950481</text:p>
          </table:table-cell>
        </table:table-row>
        <table:table-row table:style-name="ro1">
          <table:table-cell office:value-type="float" office:value="0.958484" calcext:value-type="float">
            <text:p>0.958484</text:p>
          </table:table-cell>
          <table:table-cell office:value-type="float" office:value="0.963977" calcext:value-type="float">
            <text:p>0.963977</text:p>
          </table:table-cell>
          <table:table-cell table:number-columns-repeated="2" office:value-type="float" office:value="0.956578" calcext:value-type="float">
            <text:p>0.956578</text:p>
          </table:table-cell>
          <table:table-cell table:number-columns-repeated="2" office:value-type="float" office:value="0.95615" calcext:value-type="float">
            <text:p>0.95615</text:p>
          </table:table-cell>
          <table:table-cell office:value-type="float" office:value="0.954136" calcext:value-type="float">
            <text:p>0.954136</text:p>
          </table:table-cell>
          <table:table-cell table:number-columns-repeated="2" office:value-type="float" office:value="0.964159" calcext:value-type="float">
            <text:p>0.964159</text:p>
          </table:table-cell>
          <table:table-cell office:value-type="float" office:value="0.95726" calcext:value-type="float">
            <text:p>0.95726</text:p>
          </table:table-cell>
          <table:table-cell table:number-columns-repeated="2" office:value-type="float" office:value="0.960711" calcext:value-type="float">
            <text:p>0.960711</text:p>
          </table:table-cell>
          <table:table-cell table:number-columns-repeated="2" office:value-type="float" office:value="0.952266" calcext:value-type="float">
            <text:p>0.952266</text:p>
          </table:table-cell>
          <table:table-cell office:value-type="float" office:value="0.96218" calcext:value-type="float">
            <text:p>0.96218</text:p>
          </table:table-cell>
          <table:table-cell table:number-columns-repeated="2" office:value-type="float" office:value="0.967324" calcext:value-type="float">
            <text:p>0.967324</text:p>
          </table:table-cell>
          <table:table-cell office:value-type="float" office:value="0.970617" calcext:value-type="float">
            <text:p>0.970617</text:p>
          </table:table-cell>
          <table:table-cell table:number-columns-repeated="2" office:value-type="float" office:value="0.972362" calcext:value-type="float">
            <text:p>0.972362</text:p>
          </table:table-cell>
          <table:table-cell office:value-type="float" office:value="0.958131" calcext:value-type="float">
            <text:p>0.958131</text:p>
          </table:table-cell>
          <table:table-cell office:value-type="float" office:value="0.975599" calcext:value-type="float">
            <text:p>0.975599</text:p>
          </table:table-cell>
          <table:table-cell table:number-columns-repeated="2" office:value-type="float" office:value="0.96082" calcext:value-type="float">
            <text:p>0.96082</text:p>
          </table:table-cell>
          <table:table-cell office:value-type="float" office:value="0.958001" calcext:value-type="float">
            <text:p>0.958001</text:p>
          </table:table-cell>
          <table:table-cell table:number-columns-repeated="2" office:value-type="float" office:value="0.959573" calcext:value-type="float">
            <text:p>0.959573</text:p>
          </table:table-cell>
          <table:table-cell table:number-columns-repeated="2" office:value-type="float" office:value="0.960697" calcext:value-type="float">
            <text:p>0.960697</text:p>
          </table:table-cell>
          <table:table-cell office:value-type="float" office:value="0.950764" calcext:value-type="float">
            <text:p>0.950764</text:p>
          </table:table-cell>
        </table:table-row>
        <table:table-row table:style-name="ro1">
          <table:table-cell office:value-type="float" office:value="0.958464" calcext:value-type="float">
            <text:p>0.958464</text:p>
          </table:table-cell>
          <table:table-cell office:value-type="float" office:value="0.965221" calcext:value-type="float">
            <text:p>0.965221</text:p>
          </table:table-cell>
          <table:table-cell table:number-columns-repeated="2" office:value-type="float" office:value="0.956313" calcext:value-type="float">
            <text:p>0.956313</text:p>
          </table:table-cell>
          <table:table-cell table:number-columns-repeated="2" office:value-type="float" office:value="0.955538" calcext:value-type="float">
            <text:p>0.955538</text:p>
          </table:table-cell>
          <table:table-cell office:value-type="float" office:value="0.954379" calcext:value-type="float">
            <text:p>0.954379</text:p>
          </table:table-cell>
          <table:table-cell table:number-columns-repeated="2" office:value-type="float" office:value="0.964371" calcext:value-type="float">
            <text:p>0.964371</text:p>
          </table:table-cell>
          <table:table-cell office:value-type="float" office:value="0.957439" calcext:value-type="float">
            <text:p>0.957439</text:p>
          </table:table-cell>
          <table:table-cell table:number-columns-repeated="2" office:value-type="float" office:value="0.960197" calcext:value-type="float">
            <text:p>0.960197</text:p>
          </table:table-cell>
          <table:table-cell table:number-columns-repeated="2" office:value-type="float" office:value="0.951976" calcext:value-type="float">
            <text:p>0.951976</text:p>
          </table:table-cell>
          <table:table-cell office:value-type="float" office:value="0.96249" calcext:value-type="float">
            <text:p>0.96249</text:p>
          </table:table-cell>
          <table:table-cell table:number-columns-repeated="2" office:value-type="float" office:value="0.968093" calcext:value-type="float">
            <text:p>0.968093</text:p>
          </table:table-cell>
          <table:table-cell office:value-type="float" office:value="0.971347" calcext:value-type="float">
            <text:p>0.971347</text:p>
          </table:table-cell>
          <table:table-cell table:number-columns-repeated="2" office:value-type="float" office:value="0.971435" calcext:value-type="float">
            <text:p>0.971435</text:p>
          </table:table-cell>
          <table:table-cell office:value-type="float" office:value="0.958074" calcext:value-type="float">
            <text:p>0.958074</text:p>
          </table:table-cell>
          <table:table-cell office:value-type="float" office:value="0.975111" calcext:value-type="float">
            <text:p>0.975111</text:p>
          </table:table-cell>
          <table:table-cell table:number-columns-repeated="2" office:value-type="float" office:value="0.961381" calcext:value-type="float">
            <text:p>0.961381</text:p>
          </table:table-cell>
          <table:table-cell office:value-type="float" office:value="0.958027" calcext:value-type="float">
            <text:p>0.958027</text:p>
          </table:table-cell>
          <table:table-cell table:number-columns-repeated="2" office:value-type="float" office:value="0.960607" calcext:value-type="float">
            <text:p>0.960607</text:p>
          </table:table-cell>
          <table:table-cell table:number-columns-repeated="2" office:value-type="float" office:value="0.961222" calcext:value-type="float">
            <text:p>0.961222</text:p>
          </table:table-cell>
          <table:table-cell office:value-type="float" office:value="0.951928" calcext:value-type="float">
            <text:p>0.951928</text:p>
          </table:table-cell>
        </table:table-row>
        <table:table-row table:style-name="ro1">
          <table:table-cell office:value-type="float" office:value="0.958575" calcext:value-type="float">
            <text:p>0.958575</text:p>
          </table:table-cell>
          <table:table-cell office:value-type="float" office:value="0.964746" calcext:value-type="float">
            <text:p>0.964746</text:p>
          </table:table-cell>
          <table:table-cell table:number-columns-repeated="2" office:value-type="float" office:value="0.955382" calcext:value-type="float">
            <text:p>0.955382</text:p>
          </table:table-cell>
          <table:table-cell table:number-columns-repeated="2" office:value-type="float" office:value="0.955725" calcext:value-type="float">
            <text:p>0.955725</text:p>
          </table:table-cell>
          <table:table-cell office:value-type="float" office:value="0.955552" calcext:value-type="float">
            <text:p>0.955552</text:p>
          </table:table-cell>
          <table:table-cell table:number-columns-repeated="2" office:value-type="float" office:value="0.963583" calcext:value-type="float">
            <text:p>0.963583</text:p>
          </table:table-cell>
          <table:table-cell office:value-type="float" office:value="0.95686" calcext:value-type="float">
            <text:p>0.95686</text:p>
          </table:table-cell>
          <table:table-cell table:number-columns-repeated="2" office:value-type="float" office:value="0.960573" calcext:value-type="float">
            <text:p>0.960573</text:p>
          </table:table-cell>
          <table:table-cell table:number-columns-repeated="2" office:value-type="float" office:value="0.95145" calcext:value-type="float">
            <text:p>0.95145</text:p>
          </table:table-cell>
          <table:table-cell office:value-type="float" office:value="0.962181" calcext:value-type="float">
            <text:p>0.962181</text:p>
          </table:table-cell>
          <table:table-cell table:number-columns-repeated="2" office:value-type="float" office:value="0.969029" calcext:value-type="float">
            <text:p>0.969029</text:p>
          </table:table-cell>
          <table:table-cell office:value-type="float" office:value="0.970351" calcext:value-type="float">
            <text:p>0.970351</text:p>
          </table:table-cell>
          <table:table-cell table:number-columns-repeated="2" office:value-type="float" office:value="0.970599" calcext:value-type="float">
            <text:p>0.970599</text:p>
          </table:table-cell>
          <table:table-cell office:value-type="float" office:value="0.95744" calcext:value-type="float">
            <text:p>0.95744</text:p>
          </table:table-cell>
          <table:table-cell office:value-type="float" office:value="0.975648" calcext:value-type="float">
            <text:p>0.975648</text:p>
          </table:table-cell>
          <table:table-cell table:number-columns-repeated="2" office:value-type="float" office:value="0.961493" calcext:value-type="float">
            <text:p>0.961493</text:p>
          </table:table-cell>
          <table:table-cell office:value-type="float" office:value="0.956188" calcext:value-type="float">
            <text:p>0.956188</text:p>
          </table:table-cell>
          <table:table-cell table:number-columns-repeated="2" office:value-type="float" office:value="0.961198" calcext:value-type="float">
            <text:p>0.961198</text:p>
          </table:table-cell>
          <table:table-cell table:number-columns-repeated="2" office:value-type="float" office:value="0.960564" calcext:value-type="float">
            <text:p>0.960564</text:p>
          </table:table-cell>
          <table:table-cell office:value-type="float" office:value="0.952514" calcext:value-type="float">
            <text:p>0.952514</text:p>
          </table:table-cell>
        </table:table-row>
        <table:table-row table:style-name="ro1">
          <table:table-cell office:value-type="float" office:value="0.958723" calcext:value-type="float">
            <text:p>0.958723</text:p>
          </table:table-cell>
          <table:table-cell office:value-type="float" office:value="0.964727" calcext:value-type="float">
            <text:p>0.964727</text:p>
          </table:table-cell>
          <table:table-cell table:number-columns-repeated="2" office:value-type="float" office:value="0.955323" calcext:value-type="float">
            <text:p>0.955323</text:p>
          </table:table-cell>
          <table:table-cell table:number-columns-repeated="2" office:value-type="float" office:value="0.955256" calcext:value-type="float">
            <text:p>0.955256</text:p>
          </table:table-cell>
          <table:table-cell office:value-type="float" office:value="0.955422" calcext:value-type="float">
            <text:p>0.955422</text:p>
          </table:table-cell>
          <table:table-cell table:number-columns-repeated="2" office:value-type="float" office:value="0.962538" calcext:value-type="float">
            <text:p>0.962538</text:p>
          </table:table-cell>
          <table:table-cell office:value-type="float" office:value="0.956227" calcext:value-type="float">
            <text:p>0.956227</text:p>
          </table:table-cell>
          <table:table-cell table:number-columns-repeated="2" office:value-type="float" office:value="0.961487" calcext:value-type="float">
            <text:p>0.961487</text:p>
          </table:table-cell>
          <table:table-cell table:number-columns-repeated="2" office:value-type="float" office:value="0.953229" calcext:value-type="float">
            <text:p>0.953229</text:p>
          </table:table-cell>
          <table:table-cell office:value-type="float" office:value="0.962194" calcext:value-type="float">
            <text:p>0.962194</text:p>
          </table:table-cell>
          <table:table-cell table:number-columns-repeated="2" office:value-type="float" office:value="0.968486" calcext:value-type="float">
            <text:p>0.968486</text:p>
          </table:table-cell>
          <table:table-cell office:value-type="float" office:value="0.970765" calcext:value-type="float">
            <text:p>0.970765</text:p>
          </table:table-cell>
          <table:table-cell table:number-columns-repeated="2" office:value-type="float" office:value="0.970793" calcext:value-type="float">
            <text:p>0.970793</text:p>
          </table:table-cell>
          <table:table-cell office:value-type="float" office:value="0.958366" calcext:value-type="float">
            <text:p>0.958366</text:p>
          </table:table-cell>
          <table:table-cell office:value-type="float" office:value="0.97493" calcext:value-type="float">
            <text:p>0.97493</text:p>
          </table:table-cell>
          <table:table-cell table:number-columns-repeated="2" office:value-type="float" office:value="0.960787" calcext:value-type="float">
            <text:p>0.960787</text:p>
          </table:table-cell>
          <table:table-cell office:value-type="float" office:value="0.956107" calcext:value-type="float">
            <text:p>0.956107</text:p>
          </table:table-cell>
          <table:table-cell table:number-columns-repeated="2" office:value-type="float" office:value="0.961133" calcext:value-type="float">
            <text:p>0.961133</text:p>
          </table:table-cell>
          <table:table-cell table:number-columns-repeated="2" office:value-type="float" office:value="0.961192" calcext:value-type="float">
            <text:p>0.961192</text:p>
          </table:table-cell>
          <table:table-cell office:value-type="float" office:value="0.953363" calcext:value-type="float">
            <text:p>0.953363</text:p>
          </table:table-cell>
        </table:table-row>
        <table:table-row table:style-name="ro1">
          <table:table-cell office:value-type="float" office:value="0.960488" calcext:value-type="float">
            <text:p>0.960488</text:p>
          </table:table-cell>
          <table:table-cell office:value-type="float" office:value="0.965181" calcext:value-type="float">
            <text:p>0.965181</text:p>
          </table:table-cell>
          <table:table-cell table:number-columns-repeated="2" office:value-type="float" office:value="0.955035" calcext:value-type="float">
            <text:p>0.955035</text:p>
          </table:table-cell>
          <table:table-cell table:number-columns-repeated="2" office:value-type="float" office:value="0.955837" calcext:value-type="float">
            <text:p>0.955837</text:p>
          </table:table-cell>
          <table:table-cell office:value-type="float" office:value="0.955383" calcext:value-type="float">
            <text:p>0.955383</text:p>
          </table:table-cell>
          <table:table-cell table:number-columns-repeated="2" office:value-type="float" office:value="0.962868" calcext:value-type="float">
            <text:p>0.962868</text:p>
          </table:table-cell>
          <table:table-cell office:value-type="float" office:value="0.955243" calcext:value-type="float">
            <text:p>0.955243</text:p>
          </table:table-cell>
          <table:table-cell table:number-columns-repeated="2" office:value-type="float" office:value="0.960203" calcext:value-type="float">
            <text:p>0.960203</text:p>
          </table:table-cell>
          <table:table-cell table:number-columns-repeated="2" office:value-type="float" office:value="0.954028" calcext:value-type="float">
            <text:p>0.954028</text:p>
          </table:table-cell>
          <table:table-cell office:value-type="float" office:value="0.96221" calcext:value-type="float">
            <text:p>0.96221</text:p>
          </table:table-cell>
          <table:table-cell table:number-columns-repeated="2" office:value-type="float" office:value="0.967983" calcext:value-type="float">
            <text:p>0.967983</text:p>
          </table:table-cell>
          <table:table-cell office:value-type="float" office:value="0.970836" calcext:value-type="float">
            <text:p>0.970836</text:p>
          </table:table-cell>
          <table:table-cell table:number-columns-repeated="2" office:value-type="float" office:value="0.970842" calcext:value-type="float">
            <text:p>0.970842</text:p>
          </table:table-cell>
          <table:table-cell office:value-type="float" office:value="0.958376" calcext:value-type="float">
            <text:p>0.958376</text:p>
          </table:table-cell>
          <table:table-cell office:value-type="float" office:value="0.973865" calcext:value-type="float">
            <text:p>0.973865</text:p>
          </table:table-cell>
          <table:table-cell table:number-columns-repeated="2" office:value-type="float" office:value="0.961302" calcext:value-type="float">
            <text:p>0.961302</text:p>
          </table:table-cell>
          <table:table-cell office:value-type="float" office:value="0.956118" calcext:value-type="float">
            <text:p>0.956118</text:p>
          </table:table-cell>
          <table:table-cell table:number-columns-repeated="2" office:value-type="float" office:value="0.961712" calcext:value-type="float">
            <text:p>0.961712</text:p>
          </table:table-cell>
          <table:table-cell table:number-columns-repeated="2" office:value-type="float" office:value="0.960316" calcext:value-type="float">
            <text:p>0.960316</text:p>
          </table:table-cell>
          <table:table-cell office:value-type="float" office:value="0.953306" calcext:value-type="float">
            <text:p>0.953306</text:p>
          </table:table-cell>
        </table:table-row>
        <table:table-row table:style-name="ro1">
          <table:table-cell office:value-type="float" office:value="0.959322" calcext:value-type="float">
            <text:p>0.959322</text:p>
          </table:table-cell>
          <table:table-cell office:value-type="float" office:value="0.965022" calcext:value-type="float">
            <text:p>0.965022</text:p>
          </table:table-cell>
          <table:table-cell table:number-columns-repeated="2" office:value-type="float" office:value="0.954803" calcext:value-type="float">
            <text:p>0.954803</text:p>
          </table:table-cell>
          <table:table-cell table:number-columns-repeated="2" office:value-type="float" office:value="0.955376" calcext:value-type="float">
            <text:p>0.955376</text:p>
          </table:table-cell>
          <table:table-cell office:value-type="float" office:value="0.955175" calcext:value-type="float">
            <text:p>0.955175</text:p>
          </table:table-cell>
          <table:table-cell table:number-columns-repeated="2" office:value-type="float" office:value="0.963321" calcext:value-type="float">
            <text:p>0.963321</text:p>
          </table:table-cell>
          <table:table-cell office:value-type="float" office:value="0.956166" calcext:value-type="float">
            <text:p>0.956166</text:p>
          </table:table-cell>
          <table:table-cell table:number-columns-repeated="2" office:value-type="float" office:value="0.959208" calcext:value-type="float">
            <text:p>0.959208</text:p>
          </table:table-cell>
          <table:table-cell table:number-columns-repeated="2" office:value-type="float" office:value="0.953403" calcext:value-type="float">
            <text:p>0.953403</text:p>
          </table:table-cell>
          <table:table-cell office:value-type="float" office:value="0.961572" calcext:value-type="float">
            <text:p>0.961572</text:p>
          </table:table-cell>
          <table:table-cell table:number-columns-repeated="2" office:value-type="float" office:value="0.967695" calcext:value-type="float">
            <text:p>0.967695</text:p>
          </table:table-cell>
          <table:table-cell office:value-type="float" office:value="0.96995" calcext:value-type="float">
            <text:p>0.96995</text:p>
          </table:table-cell>
          <table:table-cell table:number-columns-repeated="2" office:value-type="float" office:value="0.970052" calcext:value-type="float">
            <text:p>0.970052</text:p>
          </table:table-cell>
          <table:table-cell office:value-type="float" office:value="0.958867" calcext:value-type="float">
            <text:p>0.958867</text:p>
          </table:table-cell>
          <table:table-cell office:value-type="float" office:value="0.974109" calcext:value-type="float">
            <text:p>0.974109</text:p>
          </table:table-cell>
          <table:table-cell table:number-columns-repeated="2" office:value-type="float" office:value="0.961847" calcext:value-type="float">
            <text:p>0.961847</text:p>
          </table:table-cell>
          <table:table-cell office:value-type="float" office:value="0.956421" calcext:value-type="float">
            <text:p>0.956421</text:p>
          </table:table-cell>
          <table:table-cell table:number-columns-repeated="2" office:value-type="float" office:value="0.961836" calcext:value-type="float">
            <text:p>0.961836</text:p>
          </table:table-cell>
          <table:table-cell table:number-columns-repeated="2" office:value-type="float" office:value="0.959654" calcext:value-type="float">
            <text:p>0.959654</text:p>
          </table:table-cell>
          <table:table-cell office:value-type="float" office:value="0.952835" calcext:value-type="float">
            <text:p>0.952835</text:p>
          </table:table-cell>
        </table:table-row>
        <table:table-row table:style-name="ro1">
          <table:table-cell office:value-type="float" office:value="0.959246" calcext:value-type="float">
            <text:p>0.959246</text:p>
          </table:table-cell>
          <table:table-cell office:value-type="float" office:value="0.964349" calcext:value-type="float">
            <text:p>0.964349</text:p>
          </table:table-cell>
          <table:table-cell table:number-columns-repeated="2" office:value-type="float" office:value="0.954903" calcext:value-type="float">
            <text:p>0.954903</text:p>
          </table:table-cell>
          <table:table-cell table:number-columns-repeated="2" office:value-type="float" office:value="0.954902" calcext:value-type="float">
            <text:p>0.954902</text:p>
          </table:table-cell>
          <table:table-cell office:value-type="float" office:value="0.954595" calcext:value-type="float">
            <text:p>0.954595</text:p>
          </table:table-cell>
          <table:table-cell table:number-columns-repeated="2" office:value-type="float" office:value="0.962862" calcext:value-type="float">
            <text:p>0.962862</text:p>
          </table:table-cell>
          <table:table-cell office:value-type="float" office:value="0.956343" calcext:value-type="float">
            <text:p>0.956343</text:p>
          </table:table-cell>
          <table:table-cell table:number-columns-repeated="2" office:value-type="float" office:value="0.95909" calcext:value-type="float">
            <text:p>0.95909</text:p>
          </table:table-cell>
          <table:table-cell table:number-columns-repeated="2" office:value-type="float" office:value="0.952778" calcext:value-type="float">
            <text:p>0.952778</text:p>
          </table:table-cell>
          <table:table-cell office:value-type="float" office:value="0.961109" calcext:value-type="float">
            <text:p>0.961109</text:p>
          </table:table-cell>
          <table:table-cell table:number-columns-repeated="2" office:value-type="float" office:value="0.967351" calcext:value-type="float">
            <text:p>0.967351</text:p>
          </table:table-cell>
          <table:table-cell office:value-type="float" office:value="0.969301" calcext:value-type="float">
            <text:p>0.969301</text:p>
          </table:table-cell>
          <table:table-cell table:number-columns-repeated="2" office:value-type="float" office:value="0.968384" calcext:value-type="float">
            <text:p>0.968384</text:p>
          </table:table-cell>
          <table:table-cell office:value-type="float" office:value="0.959769" calcext:value-type="float">
            <text:p>0.959769</text:p>
          </table:table-cell>
          <table:table-cell office:value-type="float" office:value="0.975355" calcext:value-type="float">
            <text:p>0.975355</text:p>
          </table:table-cell>
          <table:table-cell table:number-columns-repeated="2" office:value-type="float" office:value="0.961634" calcext:value-type="float">
            <text:p>0.961634</text:p>
          </table:table-cell>
          <table:table-cell office:value-type="float" office:value="0.955872" calcext:value-type="float">
            <text:p>0.955872</text:p>
          </table:table-cell>
          <table:table-cell table:number-columns-repeated="2" office:value-type="float" office:value="0.961922" calcext:value-type="float">
            <text:p>0.961922</text:p>
          </table:table-cell>
          <table:table-cell table:number-columns-repeated="2" office:value-type="float" office:value="0.959629" calcext:value-type="float">
            <text:p>0.959629</text:p>
          </table:table-cell>
          <table:table-cell office:value-type="float" office:value="0.952005" calcext:value-type="float">
            <text:p>0.952005</text:p>
          </table:table-cell>
        </table:table-row>
        <table:table-row table:style-name="ro1">
          <table:table-cell office:value-type="float" office:value="0.958485" calcext:value-type="float">
            <text:p>0.958485</text:p>
          </table:table-cell>
          <table:table-cell office:value-type="float" office:value="0.965525" calcext:value-type="float">
            <text:p>0.965525</text:p>
          </table:table-cell>
          <table:table-cell table:number-columns-repeated="2" office:value-type="float" office:value="0.955024" calcext:value-type="float">
            <text:p>0.955024</text:p>
          </table:table-cell>
          <table:table-cell table:number-columns-repeated="2" office:value-type="float" office:value="0.955595" calcext:value-type="float">
            <text:p>0.955595</text:p>
          </table:table-cell>
          <table:table-cell office:value-type="float" office:value="0.955473" calcext:value-type="float">
            <text:p>0.955473</text:p>
          </table:table-cell>
          <table:table-cell table:number-columns-repeated="2" office:value-type="float" office:value="0.961966" calcext:value-type="float">
            <text:p>0.961966</text:p>
          </table:table-cell>
          <table:table-cell office:value-type="float" office:value="0.958297" calcext:value-type="float">
            <text:p>0.958297</text:p>
          </table:table-cell>
          <table:table-cell table:number-columns-repeated="2" office:value-type="float" office:value="0.958056" calcext:value-type="float">
            <text:p>0.958056</text:p>
          </table:table-cell>
          <table:table-cell table:number-columns-repeated="2" office:value-type="float" office:value="0.953985" calcext:value-type="float">
            <text:p>0.953985</text:p>
          </table:table-cell>
          <table:table-cell office:value-type="float" office:value="0.961942" calcext:value-type="float">
            <text:p>0.961942</text:p>
          </table:table-cell>
          <table:table-cell table:number-columns-repeated="2" office:value-type="float" office:value="0.966525" calcext:value-type="float">
            <text:p>0.966525</text:p>
          </table:table-cell>
          <table:table-cell office:value-type="float" office:value="0.967899" calcext:value-type="float">
            <text:p>0.967899</text:p>
          </table:table-cell>
          <table:table-cell table:number-columns-repeated="2" office:value-type="float" office:value="0.967832" calcext:value-type="float">
            <text:p>0.967832</text:p>
          </table:table-cell>
          <table:table-cell office:value-type="float" office:value="0.959603" calcext:value-type="float">
            <text:p>0.959603</text:p>
          </table:table-cell>
          <table:table-cell office:value-type="float" office:value="0.975642" calcext:value-type="float">
            <text:p>0.975642</text:p>
          </table:table-cell>
          <table:table-cell table:number-columns-repeated="2" office:value-type="float" office:value="0.960926" calcext:value-type="float">
            <text:p>0.960926</text:p>
          </table:table-cell>
          <table:table-cell office:value-type="float" office:value="0.956629" calcext:value-type="float">
            <text:p>0.956629</text:p>
          </table:table-cell>
          <table:table-cell table:number-columns-repeated="2" office:value-type="float" office:value="0.961119" calcext:value-type="float">
            <text:p>0.961119</text:p>
          </table:table-cell>
          <table:table-cell table:number-columns-repeated="2" office:value-type="float" office:value="0.959542" calcext:value-type="float">
            <text:p>0.959542</text:p>
          </table:table-cell>
          <table:table-cell office:value-type="float" office:value="0.951155" calcext:value-type="float">
            <text:p>0.951155</text:p>
          </table:table-cell>
        </table:table-row>
        <table:table-row table:style-name="ro1">
          <table:table-cell office:value-type="float" office:value="0.957985" calcext:value-type="float">
            <text:p>0.957985</text:p>
          </table:table-cell>
          <table:table-cell office:value-type="float" office:value="0.96477" calcext:value-type="float">
            <text:p>0.96477</text:p>
          </table:table-cell>
          <table:table-cell table:number-columns-repeated="2" office:value-type="float" office:value="0.953641" calcext:value-type="float">
            <text:p>0.953641</text:p>
          </table:table-cell>
          <table:table-cell table:number-columns-repeated="2" office:value-type="float" office:value="0.956242" calcext:value-type="float">
            <text:p>0.956242</text:p>
          </table:table-cell>
          <table:table-cell office:value-type="float" office:value="0.955597" calcext:value-type="float">
            <text:p>0.955597</text:p>
          </table:table-cell>
          <table:table-cell table:number-columns-repeated="2" office:value-type="float" office:value="0.962481" calcext:value-type="float">
            <text:p>0.962481</text:p>
          </table:table-cell>
          <table:table-cell office:value-type="float" office:value="0.958432" calcext:value-type="float">
            <text:p>0.958432</text:p>
          </table:table-cell>
          <table:table-cell table:number-columns-repeated="2" office:value-type="float" office:value="0.956946" calcext:value-type="float">
            <text:p>0.956946</text:p>
          </table:table-cell>
          <table:table-cell table:number-columns-repeated="2" office:value-type="float" office:value="0.953289" calcext:value-type="float">
            <text:p>0.953289</text:p>
          </table:table-cell>
          <table:table-cell office:value-type="float" office:value="0.961439" calcext:value-type="float">
            <text:p>0.961439</text:p>
          </table:table-cell>
          <table:table-cell table:number-columns-repeated="2" office:value-type="float" office:value="0.96534" calcext:value-type="float">
            <text:p>0.96534</text:p>
          </table:table-cell>
          <table:table-cell office:value-type="float" office:value="0.968773" calcext:value-type="float">
            <text:p>0.968773</text:p>
          </table:table-cell>
          <table:table-cell table:number-columns-repeated="2" office:value-type="float" office:value="0.968603" calcext:value-type="float">
            <text:p>0.968603</text:p>
          </table:table-cell>
          <table:table-cell office:value-type="float" office:value="0.959464" calcext:value-type="float">
            <text:p>0.959464</text:p>
          </table:table-cell>
          <table:table-cell office:value-type="float" office:value="0.975408" calcext:value-type="float">
            <text:p>0.975408</text:p>
          </table:table-cell>
          <table:table-cell table:number-columns-repeated="2" office:value-type="float" office:value="0.961261" calcext:value-type="float">
            <text:p>0.961261</text:p>
          </table:table-cell>
          <table:table-cell office:value-type="float" office:value="0.957418" calcext:value-type="float">
            <text:p>0.957418</text:p>
          </table:table-cell>
          <table:table-cell table:number-columns-repeated="2" office:value-type="float" office:value="0.961071" calcext:value-type="float">
            <text:p>0.961071</text:p>
          </table:table-cell>
          <table:table-cell table:number-columns-repeated="2" office:value-type="float" office:value="0.958099" calcext:value-type="float">
            <text:p>0.958099</text:p>
          </table:table-cell>
          <table:table-cell office:value-type="float" office:value="0.951248" calcext:value-type="float">
            <text:p>0.951248</text:p>
          </table:table-cell>
        </table:table-row>
        <table:table-row table:style-name="ro1">
          <table:table-cell office:value-type="float" office:value="0.95711" calcext:value-type="float">
            <text:p>0.95711</text:p>
          </table:table-cell>
          <table:table-cell office:value-type="float" office:value="0.965132" calcext:value-type="float">
            <text:p>0.965132</text:p>
          </table:table-cell>
          <table:table-cell table:number-columns-repeated="2" office:value-type="float" office:value="0.953415" calcext:value-type="float">
            <text:p>0.953415</text:p>
          </table:table-cell>
          <table:table-cell table:number-columns-repeated="2" office:value-type="float" office:value="0.95601" calcext:value-type="float">
            <text:p>0.95601</text:p>
          </table:table-cell>
          <table:table-cell office:value-type="float" office:value="0.955692" calcext:value-type="float">
            <text:p>0.955692</text:p>
          </table:table-cell>
          <table:table-cell table:number-columns-repeated="2" office:value-type="float" office:value="0.96193" calcext:value-type="float">
            <text:p>0.96193</text:p>
          </table:table-cell>
          <table:table-cell office:value-type="float" office:value="0.957362" calcext:value-type="float">
            <text:p>0.957362</text:p>
          </table:table-cell>
          <table:table-cell table:number-columns-repeated="2" office:value-type="float" office:value="0.957324" calcext:value-type="float">
            <text:p>0.957324</text:p>
          </table:table-cell>
          <table:table-cell table:number-columns-repeated="2" office:value-type="float" office:value="0.954185" calcext:value-type="float">
            <text:p>0.954185</text:p>
          </table:table-cell>
          <table:table-cell office:value-type="float" office:value="0.961345" calcext:value-type="float">
            <text:p>0.961345</text:p>
          </table:table-cell>
          <table:table-cell table:number-columns-repeated="2" office:value-type="float" office:value="0.966245" calcext:value-type="float">
            <text:p>0.966245</text:p>
          </table:table-cell>
          <table:table-cell office:value-type="float" office:value="0.969426" calcext:value-type="float">
            <text:p>0.969426</text:p>
          </table:table-cell>
          <table:table-cell table:number-columns-repeated="2" office:value-type="float" office:value="0.968123" calcext:value-type="float">
            <text:p>0.968123</text:p>
          </table:table-cell>
          <table:table-cell office:value-type="float" office:value="0.959759" calcext:value-type="float">
            <text:p>0.959759</text:p>
          </table:table-cell>
          <table:table-cell office:value-type="float" office:value="0.974689" calcext:value-type="float">
            <text:p>0.974689</text:p>
          </table:table-cell>
          <table:table-cell table:number-columns-repeated="2" office:value-type="float" office:value="0.960948" calcext:value-type="float">
            <text:p>0.960948</text:p>
          </table:table-cell>
          <table:table-cell office:value-type="float" office:value="0.957344" calcext:value-type="float">
            <text:p>0.957344</text:p>
          </table:table-cell>
          <table:table-cell table:number-columns-repeated="2" office:value-type="float" office:value="0.961833" calcext:value-type="float">
            <text:p>0.961833</text:p>
          </table:table-cell>
          <table:table-cell table:number-columns-repeated="2" office:value-type="float" office:value="0.958353" calcext:value-type="float">
            <text:p>0.958353</text:p>
          </table:table-cell>
          <table:table-cell office:value-type="float" office:value="0.951132" calcext:value-type="float">
            <text:p>0.951132</text:p>
          </table:table-cell>
        </table:table-row>
        <table:table-row table:style-name="ro1">
          <table:table-cell office:value-type="float" office:value="0.957526" calcext:value-type="float">
            <text:p>0.957526</text:p>
          </table:table-cell>
          <table:table-cell office:value-type="float" office:value="0.964873" calcext:value-type="float">
            <text:p>0.964873</text:p>
          </table:table-cell>
          <table:table-cell table:number-columns-repeated="2" office:value-type="float" office:value="0.952497" calcext:value-type="float">
            <text:p>0.952497</text:p>
          </table:table-cell>
          <table:table-cell table:number-columns-repeated="2" office:value-type="float" office:value="0.955358" calcext:value-type="float">
            <text:p>0.955358</text:p>
          </table:table-cell>
          <table:table-cell office:value-type="float" office:value="0.956008" calcext:value-type="float">
            <text:p>0.956008</text:p>
          </table:table-cell>
          <table:table-cell table:number-columns-repeated="2" office:value-type="float" office:value="0.962703" calcext:value-type="float">
            <text:p>0.962703</text:p>
          </table:table-cell>
          <table:table-cell office:value-type="float" office:value="0.95695" calcext:value-type="float">
            <text:p>0.95695</text:p>
          </table:table-cell>
          <table:table-cell table:number-columns-repeated="2" office:value-type="float" office:value="0.958037" calcext:value-type="float">
            <text:p>0.958037</text:p>
          </table:table-cell>
          <table:table-cell table:number-columns-repeated="2" office:value-type="float" office:value="0.953492" calcext:value-type="float">
            <text:p>0.953492</text:p>
          </table:table-cell>
          <table:table-cell office:value-type="float" office:value="0.961052" calcext:value-type="float">
            <text:p>0.961052</text:p>
          </table:table-cell>
          <table:table-cell table:number-columns-repeated="2" office:value-type="float" office:value="0.966284" calcext:value-type="float">
            <text:p>0.966284</text:p>
          </table:table-cell>
          <table:table-cell office:value-type="float" office:value="0.968063" calcext:value-type="float">
            <text:p>0.968063</text:p>
          </table:table-cell>
          <table:table-cell table:number-columns-repeated="2" office:value-type="float" office:value="0.969218" calcext:value-type="float">
            <text:p>0.969218</text:p>
          </table:table-cell>
          <table:table-cell office:value-type="float" office:value="0.95903" calcext:value-type="float">
            <text:p>0.95903</text:p>
          </table:table-cell>
          <table:table-cell office:value-type="float" office:value="0.974638" calcext:value-type="float">
            <text:p>0.974638</text:p>
          </table:table-cell>
          <table:table-cell table:number-columns-repeated="2" office:value-type="float" office:value="0.959663" calcext:value-type="float">
            <text:p>0.959663</text:p>
          </table:table-cell>
          <table:table-cell office:value-type="float" office:value="0.956745" calcext:value-type="float">
            <text:p>0.956745</text:p>
          </table:table-cell>
          <table:table-cell table:number-columns-repeated="2" office:value-type="float" office:value="0.962651" calcext:value-type="float">
            <text:p>0.962651</text:p>
          </table:table-cell>
          <table:table-cell table:number-columns-repeated="2" office:value-type="float" office:value="0.95693" calcext:value-type="float">
            <text:p>0.95693</text:p>
          </table:table-cell>
          <table:table-cell office:value-type="float" office:value="0.95296" calcext:value-type="float">
            <text:p>0.95296</text:p>
          </table:table-cell>
        </table:table-row>
        <table:table-row table:style-name="ro1">
          <table:table-cell office:value-type="float" office:value="0.958459" calcext:value-type="float">
            <text:p>0.958459</text:p>
          </table:table-cell>
          <table:table-cell office:value-type="float" office:value="0.964299" calcext:value-type="float">
            <text:p>0.964299</text:p>
          </table:table-cell>
          <table:table-cell table:number-columns-repeated="2" office:value-type="float" office:value="0.95236" calcext:value-type="float">
            <text:p>0.95236</text:p>
          </table:table-cell>
          <table:table-cell table:number-columns-repeated="2" office:value-type="float" office:value="0.956327" calcext:value-type="float">
            <text:p>0.956327</text:p>
          </table:table-cell>
          <table:table-cell office:value-type="float" office:value="0.955324" calcext:value-type="float">
            <text:p>0.955324</text:p>
          </table:table-cell>
          <table:table-cell table:number-columns-repeated="2" office:value-type="float" office:value="0.962224" calcext:value-type="float">
            <text:p>0.962224</text:p>
          </table:table-cell>
          <table:table-cell office:value-type="float" office:value="0.957065" calcext:value-type="float">
            <text:p>0.957065</text:p>
          </table:table-cell>
          <table:table-cell table:number-columns-repeated="2" office:value-type="float" office:value="0.957911" calcext:value-type="float">
            <text:p>0.957911</text:p>
          </table:table-cell>
          <table:table-cell table:number-columns-repeated="2" office:value-type="float" office:value="0.952884" calcext:value-type="float">
            <text:p>0.952884</text:p>
          </table:table-cell>
          <table:table-cell office:value-type="float" office:value="0.961216" calcext:value-type="float">
            <text:p>0.961216</text:p>
          </table:table-cell>
          <table:table-cell table:number-columns-repeated="2" office:value-type="float" office:value="0.965017" calcext:value-type="float">
            <text:p>0.965017</text:p>
          </table:table-cell>
          <table:table-cell office:value-type="float" office:value="0.967369" calcext:value-type="float">
            <text:p>0.967369</text:p>
          </table:table-cell>
          <table:table-cell table:number-columns-repeated="2" office:value-type="float" office:value="0.969531" calcext:value-type="float">
            <text:p>0.969531</text:p>
          </table:table-cell>
          <table:table-cell office:value-type="float" office:value="0.959124" calcext:value-type="float">
            <text:p>0.959124</text:p>
          </table:table-cell>
          <table:table-cell office:value-type="float" office:value="0.974587" calcext:value-type="float">
            <text:p>0.974587</text:p>
          </table:table-cell>
          <table:table-cell table:number-columns-repeated="2" office:value-type="float" office:value="0.95961" calcext:value-type="float">
            <text:p>0.95961</text:p>
          </table:table-cell>
          <table:table-cell office:value-type="float" office:value="0.956295" calcext:value-type="float">
            <text:p>0.956295</text:p>
          </table:table-cell>
          <table:table-cell table:number-columns-repeated="2" office:value-type="float" office:value="0.964439" calcext:value-type="float">
            <text:p>0.964439</text:p>
          </table:table-cell>
          <table:table-cell table:number-columns-repeated="2" office:value-type="float" office:value="0.956788" calcext:value-type="float">
            <text:p>0.956788</text:p>
          </table:table-cell>
          <table:table-cell office:value-type="float" office:value="0.953237" calcext:value-type="float">
            <text:p>0.953237</text:p>
          </table:table-cell>
        </table:table-row>
        <table:table-row table:style-name="ro1">
          <table:table-cell office:value-type="float" office:value="0.95809" calcext:value-type="float">
            <text:p>0.95809</text:p>
          </table:table-cell>
          <table:table-cell office:value-type="float" office:value="0.964312" calcext:value-type="float">
            <text:p>0.964312</text:p>
          </table:table-cell>
          <table:table-cell table:number-columns-repeated="2" office:value-type="float" office:value="0.952007" calcext:value-type="float">
            <text:p>0.952007</text:p>
          </table:table-cell>
          <table:table-cell table:number-columns-repeated="2" office:value-type="float" office:value="0.956047" calcext:value-type="float">
            <text:p>0.956047</text:p>
          </table:table-cell>
          <table:table-cell office:value-type="float" office:value="0.95483" calcext:value-type="float">
            <text:p>0.95483</text:p>
          </table:table-cell>
          <table:table-cell table:number-columns-repeated="2" office:value-type="float" office:value="0.960763" calcext:value-type="float">
            <text:p>0.960763</text:p>
          </table:table-cell>
          <table:table-cell office:value-type="float" office:value="0.957662" calcext:value-type="float">
            <text:p>0.957662</text:p>
          </table:table-cell>
          <table:table-cell table:number-columns-repeated="2" office:value-type="float" office:value="0.958315" calcext:value-type="float">
            <text:p>0.958315</text:p>
          </table:table-cell>
          <table:table-cell table:number-columns-repeated="2" office:value-type="float" office:value="0.953725" calcext:value-type="float">
            <text:p>0.953725</text:p>
          </table:table-cell>
          <table:table-cell office:value-type="float" office:value="0.961148" calcext:value-type="float">
            <text:p>0.961148</text:p>
          </table:table-cell>
          <table:table-cell table:number-columns-repeated="2" office:value-type="float" office:value="0.964561" calcext:value-type="float">
            <text:p>0.964561</text:p>
          </table:table-cell>
          <table:table-cell office:value-type="float" office:value="0.966837" calcext:value-type="float">
            <text:p>0.966837</text:p>
          </table:table-cell>
          <table:table-cell table:number-columns-repeated="2" office:value-type="float" office:value="0.969042" calcext:value-type="float">
            <text:p>0.969042</text:p>
          </table:table-cell>
          <table:table-cell office:value-type="float" office:value="0.958751" calcext:value-type="float">
            <text:p>0.958751</text:p>
          </table:table-cell>
          <table:table-cell office:value-type="float" office:value="0.973667" calcext:value-type="float">
            <text:p>0.973667</text:p>
          </table:table-cell>
          <table:table-cell table:number-columns-repeated="2" office:value-type="float" office:value="0.959231" calcext:value-type="float">
            <text:p>0.959231</text:p>
          </table:table-cell>
          <table:table-cell office:value-type="float" office:value="0.955429" calcext:value-type="float">
            <text:p>0.955429</text:p>
          </table:table-cell>
          <table:table-cell table:number-columns-repeated="2" office:value-type="float" office:value="0.965474" calcext:value-type="float">
            <text:p>0.965474</text:p>
          </table:table-cell>
          <table:table-cell table:number-columns-repeated="2" office:value-type="float" office:value="0.957357" calcext:value-type="float">
            <text:p>0.957357</text:p>
          </table:table-cell>
          <table:table-cell office:value-type="float" office:value="0.954355" calcext:value-type="float">
            <text:p>0.954355</text:p>
          </table:table-cell>
        </table:table-row>
        <table:table-row table:style-name="ro1">
          <table:table-cell office:value-type="float" office:value="0.958855" calcext:value-type="float">
            <text:p>0.958855</text:p>
          </table:table-cell>
          <table:table-cell office:value-type="float" office:value="0.965002" calcext:value-type="float">
            <text:p>0.965002</text:p>
          </table:table-cell>
          <table:table-cell table:number-columns-repeated="2" office:value-type="float" office:value="0.953228" calcext:value-type="float">
            <text:p>0.953228</text:p>
          </table:table-cell>
          <table:table-cell table:number-columns-repeated="2" office:value-type="float" office:value="0.956026" calcext:value-type="float">
            <text:p>0.956026</text:p>
          </table:table-cell>
          <table:table-cell office:value-type="float" office:value="0.955816" calcext:value-type="float">
            <text:p>0.955816</text:p>
          </table:table-cell>
          <table:table-cell table:number-columns-repeated="2" office:value-type="float" office:value="0.96105" calcext:value-type="float">
            <text:p>0.96105</text:p>
          </table:table-cell>
          <table:table-cell office:value-type="float" office:value="0.957621" calcext:value-type="float">
            <text:p>0.957621</text:p>
          </table:table-cell>
          <table:table-cell table:number-columns-repeated="2" office:value-type="float" office:value="0.957606" calcext:value-type="float">
            <text:p>0.957606</text:p>
          </table:table-cell>
          <table:table-cell table:number-columns-repeated="2" office:value-type="float" office:value="0.953582" calcext:value-type="float">
            <text:p>0.953582</text:p>
          </table:table-cell>
          <table:table-cell office:value-type="float" office:value="0.960952" calcext:value-type="float">
            <text:p>0.960952</text:p>
          </table:table-cell>
          <table:table-cell table:number-columns-repeated="2" office:value-type="float" office:value="0.965631" calcext:value-type="float">
            <text:p>0.965631</text:p>
          </table:table-cell>
          <table:table-cell office:value-type="float" office:value="0.967494" calcext:value-type="float">
            <text:p>0.967494</text:p>
          </table:table-cell>
          <table:table-cell table:number-columns-repeated="2" office:value-type="float" office:value="0.968872" calcext:value-type="float">
            <text:p>0.968872</text:p>
          </table:table-cell>
          <table:table-cell office:value-type="float" office:value="0.958709" calcext:value-type="float">
            <text:p>0.958709</text:p>
          </table:table-cell>
          <table:table-cell office:value-type="float" office:value="0.972594" calcext:value-type="float">
            <text:p>0.972594</text:p>
          </table:table-cell>
          <table:table-cell table:number-columns-repeated="2" office:value-type="float" office:value="0.958803" calcext:value-type="float">
            <text:p>0.958803</text:p>
          </table:table-cell>
          <table:table-cell office:value-type="float" office:value="0.956282" calcext:value-type="float">
            <text:p>0.956282</text:p>
          </table:table-cell>
          <table:table-cell table:number-columns-repeated="2" office:value-type="float" office:value="0.967083" calcext:value-type="float">
            <text:p>0.967083</text:p>
          </table:table-cell>
          <table:table-cell table:number-columns-repeated="2" office:value-type="float" office:value="0.956846" calcext:value-type="float">
            <text:p>0.956846</text:p>
          </table:table-cell>
          <table:table-cell office:value-type="float" office:value="0.953947" calcext:value-type="float">
            <text:p>0.953947</text:p>
          </table:table-cell>
        </table:table-row>
        <table:table-row table:style-name="ro1">
          <table:table-cell office:value-type="float" office:value="0.958678" calcext:value-type="float">
            <text:p>0.958678</text:p>
          </table:table-cell>
          <table:table-cell office:value-type="float" office:value="0.964183" calcext:value-type="float">
            <text:p>0.964183</text:p>
          </table:table-cell>
          <table:table-cell table:number-columns-repeated="2" office:value-type="float" office:value="0.953345" calcext:value-type="float">
            <text:p>0.953345</text:p>
          </table:table-cell>
          <table:table-cell table:number-columns-repeated="2" office:value-type="float" office:value="0.956495" calcext:value-type="float">
            <text:p>0.956495</text:p>
          </table:table-cell>
          <table:table-cell office:value-type="float" office:value="0.95599" calcext:value-type="float">
            <text:p>0.95599</text:p>
          </table:table-cell>
          <table:table-cell table:number-columns-repeated="2" office:value-type="float" office:value="0.96142" calcext:value-type="float">
            <text:p>0.96142</text:p>
          </table:table-cell>
          <table:table-cell office:value-type="float" office:value="0.957015" calcext:value-type="float">
            <text:p>0.957015</text:p>
          </table:table-cell>
          <table:table-cell table:number-columns-repeated="2" office:value-type="float" office:value="0.958348" calcext:value-type="float">
            <text:p>0.958348</text:p>
          </table:table-cell>
          <table:table-cell table:number-columns-repeated="2" office:value-type="float" office:value="0.953903" calcext:value-type="float">
            <text:p>0.953903</text:p>
          </table:table-cell>
          <table:table-cell office:value-type="float" office:value="0.960398" calcext:value-type="float">
            <text:p>0.960398</text:p>
          </table:table-cell>
          <table:table-cell table:number-columns-repeated="2" office:value-type="float" office:value="0.965178" calcext:value-type="float">
            <text:p>0.965178</text:p>
          </table:table-cell>
          <table:table-cell office:value-type="float" office:value="0.967574" calcext:value-type="float">
            <text:p>0.967574</text:p>
          </table:table-cell>
          <table:table-cell table:number-columns-repeated="2" office:value-type="float" office:value="0.968117" calcext:value-type="float">
            <text:p>0.968117</text:p>
          </table:table-cell>
          <table:table-cell office:value-type="float" office:value="0.957791" calcext:value-type="float">
            <text:p>0.957791</text:p>
          </table:table-cell>
          <table:table-cell office:value-type="float" office:value="0.972633" calcext:value-type="float">
            <text:p>0.972633</text:p>
          </table:table-cell>
          <table:table-cell table:number-columns-repeated="2" office:value-type="float" office:value="0.959812" calcext:value-type="float">
            <text:p>0.959812</text:p>
          </table:table-cell>
          <table:table-cell office:value-type="float" office:value="0.956455" calcext:value-type="float">
            <text:p>0.956455</text:p>
          </table:table-cell>
          <table:table-cell table:number-columns-repeated="2" office:value-type="float" office:value="0.966965" calcext:value-type="float">
            <text:p>0.966965</text:p>
          </table:table-cell>
          <table:table-cell table:number-columns-repeated="2" office:value-type="float" office:value="0.956802" calcext:value-type="float">
            <text:p>0.956802</text:p>
          </table:table-cell>
          <table:table-cell office:value-type="float" office:value="0.954299" calcext:value-type="float">
            <text:p>0.954299</text:p>
          </table:table-cell>
        </table:table-row>
        <table:table-row table:style-name="ro1">
          <table:table-cell office:value-type="float" office:value="0.958043" calcext:value-type="float">
            <text:p>0.958043</text:p>
          </table:table-cell>
          <table:table-cell office:value-type="float" office:value="0.963325" calcext:value-type="float">
            <text:p>0.963325</text:p>
          </table:table-cell>
          <table:table-cell table:number-columns-repeated="2" office:value-type="float" office:value="0.953385" calcext:value-type="float">
            <text:p>0.953385</text:p>
          </table:table-cell>
          <table:table-cell table:number-columns-repeated="2" office:value-type="float" office:value="0.956146" calcext:value-type="float">
            <text:p>0.956146</text:p>
          </table:table-cell>
          <table:table-cell office:value-type="float" office:value="0.95699" calcext:value-type="float">
            <text:p>0.95699</text:p>
          </table:table-cell>
          <table:table-cell table:number-columns-repeated="2" office:value-type="float" office:value="0.961886" calcext:value-type="float">
            <text:p>0.961886</text:p>
          </table:table-cell>
          <table:table-cell office:value-type="float" office:value="0.957476" calcext:value-type="float">
            <text:p>0.957476</text:p>
          </table:table-cell>
          <table:table-cell table:number-columns-repeated="2" office:value-type="float" office:value="0.958162" calcext:value-type="float">
            <text:p>0.958162</text:p>
          </table:table-cell>
          <table:table-cell table:number-columns-repeated="2" office:value-type="float" office:value="0.953534" calcext:value-type="float">
            <text:p>0.953534</text:p>
          </table:table-cell>
          <table:table-cell office:value-type="float" office:value="0.960337" calcext:value-type="float">
            <text:p>0.960337</text:p>
          </table:table-cell>
          <table:table-cell table:number-columns-repeated="2" office:value-type="float" office:value="0.966038" calcext:value-type="float">
            <text:p>0.966038</text:p>
          </table:table-cell>
          <table:table-cell office:value-type="float" office:value="0.968191" calcext:value-type="float">
            <text:p>0.968191</text:p>
          </table:table-cell>
          <table:table-cell table:number-columns-repeated="2" office:value-type="float" office:value="0.96797" calcext:value-type="float">
            <text:p>0.96797</text:p>
          </table:table-cell>
          <table:table-cell office:value-type="float" office:value="0.957363" calcext:value-type="float">
            <text:p>0.957363</text:p>
          </table:table-cell>
          <table:table-cell office:value-type="float" office:value="0.97204" calcext:value-type="float">
            <text:p>0.97204</text:p>
          </table:table-cell>
          <table:table-cell table:number-columns-repeated="2" office:value-type="float" office:value="0.960239" calcext:value-type="float">
            <text:p>0.960239</text:p>
          </table:table-cell>
          <table:table-cell office:value-type="float" office:value="0.956701" calcext:value-type="float">
            <text:p>0.956701</text:p>
          </table:table-cell>
          <table:table-cell table:number-columns-repeated="2" office:value-type="float" office:value="0.965832" calcext:value-type="float">
            <text:p>0.965832</text:p>
          </table:table-cell>
          <table:table-cell table:number-columns-repeated="2" office:value-type="float" office:value="0.956669" calcext:value-type="float">
            <text:p>0.956669</text:p>
          </table:table-cell>
          <table:table-cell office:value-type="float" office:value="0.954373" calcext:value-type="float">
            <text:p>0.954373</text:p>
          </table:table-cell>
        </table:table-row>
        <table:table-row table:style-name="ro1">
          <table:table-cell office:value-type="float" office:value="0.95842" calcext:value-type="float">
            <text:p>0.95842</text:p>
          </table:table-cell>
          <table:table-cell office:value-type="float" office:value="0.963352" calcext:value-type="float">
            <text:p>0.963352</text:p>
          </table:table-cell>
          <table:table-cell table:number-columns-repeated="2" office:value-type="float" office:value="0.953436" calcext:value-type="float">
            <text:p>0.953436</text:p>
          </table:table-cell>
          <table:table-cell table:number-columns-repeated="2" office:value-type="float" office:value="0.957071" calcext:value-type="float">
            <text:p>0.957071</text:p>
          </table:table-cell>
          <table:table-cell office:value-type="float" office:value="0.956476" calcext:value-type="float">
            <text:p>0.956476</text:p>
          </table:table-cell>
          <table:table-cell table:number-columns-repeated="2" office:value-type="float" office:value="0.9625" calcext:value-type="float">
            <text:p>0.9625</text:p>
          </table:table-cell>
          <table:table-cell office:value-type="float" office:value="0.957913" calcext:value-type="float">
            <text:p>0.957913</text:p>
          </table:table-cell>
          <table:table-cell table:number-columns-repeated="2" office:value-type="float" office:value="0.959301" calcext:value-type="float">
            <text:p>0.959301</text:p>
          </table:table-cell>
          <table:table-cell table:number-columns-repeated="2" office:value-type="float" office:value="0.953558" calcext:value-type="float">
            <text:p>0.953558</text:p>
          </table:table-cell>
          <table:table-cell office:value-type="float" office:value="0.960707" calcext:value-type="float">
            <text:p>0.960707</text:p>
          </table:table-cell>
          <table:table-cell table:number-columns-repeated="2" office:value-type="float" office:value="0.96575" calcext:value-type="float">
            <text:p>0.96575</text:p>
          </table:table-cell>
          <table:table-cell office:value-type="float" office:value="0.967958" calcext:value-type="float">
            <text:p>0.967958</text:p>
          </table:table-cell>
          <table:table-cell table:number-columns-repeated="2" office:value-type="float" office:value="0.967849" calcext:value-type="float">
            <text:p>0.967849</text:p>
          </table:table-cell>
          <table:table-cell office:value-type="float" office:value="0.958154" calcext:value-type="float">
            <text:p>0.958154</text:p>
          </table:table-cell>
          <table:table-cell office:value-type="float" office:value="0.972613" calcext:value-type="float">
            <text:p>0.972613</text:p>
          </table:table-cell>
          <table:table-cell table:number-columns-repeated="2" office:value-type="float" office:value="0.960601" calcext:value-type="float">
            <text:p>0.960601</text:p>
          </table:table-cell>
          <table:table-cell office:value-type="float" office:value="0.957799" calcext:value-type="float">
            <text:p>0.957799</text:p>
          </table:table-cell>
          <table:table-cell table:number-columns-repeated="2" office:value-type="float" office:value="0.964943" calcext:value-type="float">
            <text:p>0.964943</text:p>
          </table:table-cell>
          <table:table-cell table:number-columns-repeated="2" office:value-type="float" office:value="0.957421" calcext:value-type="float">
            <text:p>0.957421</text:p>
          </table:table-cell>
          <table:table-cell office:value-type="float" office:value="0.953633" calcext:value-type="float">
            <text:p>0.953633</text:p>
          </table:table-cell>
        </table:table-row>
        <table:table-row table:style-name="ro1">
          <table:table-cell office:value-type="float" office:value="0.958494" calcext:value-type="float">
            <text:p>0.958494</text:p>
          </table:table-cell>
          <table:table-cell office:value-type="float" office:value="0.962406" calcext:value-type="float">
            <text:p>0.962406</text:p>
          </table:table-cell>
          <table:table-cell table:number-columns-repeated="2" office:value-type="float" office:value="0.95301" calcext:value-type="float">
            <text:p>0.95301</text:p>
          </table:table-cell>
          <table:table-cell table:number-columns-repeated="2" office:value-type="float" office:value="0.95838" calcext:value-type="float">
            <text:p>0.95838</text:p>
          </table:table-cell>
          <table:table-cell office:value-type="float" office:value="0.956722" calcext:value-type="float">
            <text:p>0.956722</text:p>
          </table:table-cell>
          <table:table-cell table:number-columns-repeated="2" office:value-type="float" office:value="0.962945" calcext:value-type="float">
            <text:p>0.962945</text:p>
          </table:table-cell>
          <table:table-cell office:value-type="float" office:value="0.958173" calcext:value-type="float">
            <text:p>0.958173</text:p>
          </table:table-cell>
          <table:table-cell table:number-columns-repeated="2" office:value-type="float" office:value="0.959043" calcext:value-type="float">
            <text:p>0.959043</text:p>
          </table:table-cell>
          <table:table-cell table:number-columns-repeated="2" office:value-type="float" office:value="0.953307" calcext:value-type="float">
            <text:p>0.953307</text:p>
          </table:table-cell>
          <table:table-cell office:value-type="float" office:value="0.961433" calcext:value-type="float">
            <text:p>0.961433</text:p>
          </table:table-cell>
          <table:table-cell table:number-columns-repeated="2" office:value-type="float" office:value="0.965541" calcext:value-type="float">
            <text:p>0.965541</text:p>
          </table:table-cell>
          <table:table-cell office:value-type="float" office:value="0.967436" calcext:value-type="float">
            <text:p>0.967436</text:p>
          </table:table-cell>
          <table:table-cell table:number-columns-repeated="2" office:value-type="float" office:value="0.968056" calcext:value-type="float">
            <text:p>0.968056</text:p>
          </table:table-cell>
          <table:table-cell office:value-type="float" office:value="0.958392" calcext:value-type="float">
            <text:p>0.958392</text:p>
          </table:table-cell>
          <table:table-cell office:value-type="float" office:value="0.972711" calcext:value-type="float">
            <text:p>0.972711</text:p>
          </table:table-cell>
          <table:table-cell table:number-columns-repeated="2" office:value-type="float" office:value="0.960255" calcext:value-type="float">
            <text:p>0.960255</text:p>
          </table:table-cell>
          <table:table-cell office:value-type="float" office:value="0.958133" calcext:value-type="float">
            <text:p>0.958133</text:p>
          </table:table-cell>
          <table:table-cell table:number-columns-repeated="2" office:value-type="float" office:value="0.965079" calcext:value-type="float">
            <text:p>0.965079</text:p>
          </table:table-cell>
          <table:table-cell table:number-columns-repeated="2" office:value-type="float" office:value="0.95792" calcext:value-type="float">
            <text:p>0.95792</text:p>
          </table:table-cell>
          <table:table-cell office:value-type="float" office:value="0.953843" calcext:value-type="float">
            <text:p>0.953843</text:p>
          </table:table-cell>
        </table:table-row>
        <table:table-row table:style-name="ro1">
          <table:table-cell office:value-type="float" office:value="0.958223" calcext:value-type="float">
            <text:p>0.958223</text:p>
          </table:table-cell>
          <table:table-cell office:value-type="float" office:value="0.96206" calcext:value-type="float">
            <text:p>0.96206</text:p>
          </table:table-cell>
          <table:table-cell table:number-columns-repeated="2" office:value-type="float" office:value="0.952349" calcext:value-type="float">
            <text:p>0.952349</text:p>
          </table:table-cell>
          <table:table-cell table:number-columns-repeated="2" office:value-type="float" office:value="0.958376" calcext:value-type="float">
            <text:p>0.958376</text:p>
          </table:table-cell>
          <table:table-cell office:value-type="float" office:value="0.956125" calcext:value-type="float">
            <text:p>0.956125</text:p>
          </table:table-cell>
          <table:table-cell table:number-columns-repeated="2" office:value-type="float" office:value="0.963037" calcext:value-type="float">
            <text:p>0.963037</text:p>
          </table:table-cell>
          <table:table-cell office:value-type="float" office:value="0.957595" calcext:value-type="float">
            <text:p>0.957595</text:p>
          </table:table-cell>
          <table:table-cell table:number-columns-repeated="2" office:value-type="float" office:value="0.959145" calcext:value-type="float">
            <text:p>0.959145</text:p>
          </table:table-cell>
          <table:table-cell table:number-columns-repeated="2" office:value-type="float" office:value="0.953631" calcext:value-type="float">
            <text:p>0.953631</text:p>
          </table:table-cell>
          <table:table-cell office:value-type="float" office:value="0.962262" calcext:value-type="float">
            <text:p>0.962262</text:p>
          </table:table-cell>
          <table:table-cell table:number-columns-repeated="2" office:value-type="float" office:value="0.965187" calcext:value-type="float">
            <text:p>0.965187</text:p>
          </table:table-cell>
          <table:table-cell office:value-type="float" office:value="0.967839" calcext:value-type="float">
            <text:p>0.967839</text:p>
          </table:table-cell>
          <table:table-cell table:number-columns-repeated="2" office:value-type="float" office:value="0.968306" calcext:value-type="float">
            <text:p>0.968306</text:p>
          </table:table-cell>
          <table:table-cell office:value-type="float" office:value="0.958302" calcext:value-type="float">
            <text:p>0.958302</text:p>
          </table:table-cell>
          <table:table-cell office:value-type="float" office:value="0.973143" calcext:value-type="float">
            <text:p>0.973143</text:p>
          </table:table-cell>
          <table:table-cell table:number-columns-repeated="2" office:value-type="float" office:value="0.959841" calcext:value-type="float">
            <text:p>0.959841</text:p>
          </table:table-cell>
          <table:table-cell office:value-type="float" office:value="0.958865" calcext:value-type="float">
            <text:p>0.958865</text:p>
          </table:table-cell>
          <table:table-cell table:number-columns-repeated="2" office:value-type="float" office:value="0.965374" calcext:value-type="float">
            <text:p>0.965374</text:p>
          </table:table-cell>
          <table:table-cell table:number-columns-repeated="2" office:value-type="float" office:value="0.957856" calcext:value-type="float">
            <text:p>0.957856</text:p>
          </table:table-cell>
          <table:table-cell office:value-type="float" office:value="0.953558" calcext:value-type="float">
            <text:p>0.953558</text:p>
          </table:table-cell>
        </table:table-row>
        <table:table-row table:style-name="ro1">
          <table:table-cell office:value-type="float" office:value="0.958408" calcext:value-type="float">
            <text:p>0.958408</text:p>
          </table:table-cell>
          <table:table-cell office:value-type="float" office:value="0.962082" calcext:value-type="float">
            <text:p>0.962082</text:p>
          </table:table-cell>
          <table:table-cell table:number-columns-repeated="2" office:value-type="float" office:value="0.953041" calcext:value-type="float">
            <text:p>0.953041</text:p>
          </table:table-cell>
          <table:table-cell table:number-columns-repeated="2" office:value-type="float" office:value="0.957488" calcext:value-type="float">
            <text:p>0.957488</text:p>
          </table:table-cell>
          <table:table-cell office:value-type="float" office:value="0.957017" calcext:value-type="float">
            <text:p>0.957017</text:p>
          </table:table-cell>
          <table:table-cell table:number-columns-repeated="2" office:value-type="float" office:value="0.96323" calcext:value-type="float">
            <text:p>0.96323</text:p>
          </table:table-cell>
          <table:table-cell office:value-type="float" office:value="0.956858" calcext:value-type="float">
            <text:p>0.956858</text:p>
          </table:table-cell>
          <table:table-cell table:number-columns-repeated="2" office:value-type="float" office:value="0.958678" calcext:value-type="float">
            <text:p>0.958678</text:p>
          </table:table-cell>
          <table:table-cell table:number-columns-repeated="2" office:value-type="float" office:value="0.953477" calcext:value-type="float">
            <text:p>0.953477</text:p>
          </table:table-cell>
          <table:table-cell office:value-type="float" office:value="0.962741" calcext:value-type="float">
            <text:p>0.962741</text:p>
          </table:table-cell>
          <table:table-cell table:number-columns-repeated="2" office:value-type="float" office:value="0.964932" calcext:value-type="float">
            <text:p>0.964932</text:p>
          </table:table-cell>
          <table:table-cell office:value-type="float" office:value="0.967588" calcext:value-type="float">
            <text:p>0.967588</text:p>
          </table:table-cell>
          <table:table-cell table:number-columns-repeated="2" office:value-type="float" office:value="0.96743" calcext:value-type="float">
            <text:p>0.96743</text:p>
          </table:table-cell>
          <table:table-cell office:value-type="float" office:value="0.957824" calcext:value-type="float">
            <text:p>0.957824</text:p>
          </table:table-cell>
          <table:table-cell office:value-type="float" office:value="0.973066" calcext:value-type="float">
            <text:p>0.973066</text:p>
          </table:table-cell>
          <table:table-cell table:number-columns-repeated="2" office:value-type="float" office:value="0.959767" calcext:value-type="float">
            <text:p>0.959767</text:p>
          </table:table-cell>
          <table:table-cell office:value-type="float" office:value="0.958517" calcext:value-type="float">
            <text:p>0.958517</text:p>
          </table:table-cell>
          <table:table-cell table:number-columns-repeated="2" office:value-type="float" office:value="0.964819" calcext:value-type="float">
            <text:p>0.964819</text:p>
          </table:table-cell>
          <table:table-cell table:number-columns-repeated="2" office:value-type="float" office:value="0.957255" calcext:value-type="float">
            <text:p>0.957255</text:p>
          </table:table-cell>
          <table:table-cell office:value-type="float" office:value="0.954316" calcext:value-type="float">
            <text:p>0.954316</text:p>
          </table:table-cell>
        </table:table-row>
        <table:table-row table:style-name="ro1">
          <table:table-cell office:value-type="float" office:value="0.958394" calcext:value-type="float">
            <text:p>0.958394</text:p>
          </table:table-cell>
          <table:table-cell office:value-type="float" office:value="0.962159" calcext:value-type="float">
            <text:p>0.962159</text:p>
          </table:table-cell>
          <table:table-cell table:number-columns-repeated="2" office:value-type="float" office:value="0.954109" calcext:value-type="float">
            <text:p>0.954109</text:p>
          </table:table-cell>
          <table:table-cell table:number-columns-repeated="2" office:value-type="float" office:value="0.957166" calcext:value-type="float">
            <text:p>0.957166</text:p>
          </table:table-cell>
          <table:table-cell office:value-type="float" office:value="0.958161" calcext:value-type="float">
            <text:p>0.958161</text:p>
          </table:table-cell>
          <table:table-cell table:number-columns-repeated="2" office:value-type="float" office:value="0.963246" calcext:value-type="float">
            <text:p>0.963246</text:p>
          </table:table-cell>
          <table:table-cell office:value-type="float" office:value="0.956326" calcext:value-type="float">
            <text:p>0.956326</text:p>
          </table:table-cell>
          <table:table-cell table:number-columns-repeated="2" office:value-type="float" office:value="0.95853" calcext:value-type="float">
            <text:p>0.95853</text:p>
          </table:table-cell>
          <table:table-cell table:number-columns-repeated="2" office:value-type="float" office:value="0.953983" calcext:value-type="float">
            <text:p>0.953983</text:p>
          </table:table-cell>
          <table:table-cell office:value-type="float" office:value="0.962251" calcext:value-type="float">
            <text:p>0.962251</text:p>
          </table:table-cell>
          <table:table-cell table:number-columns-repeated="2" office:value-type="float" office:value="0.96474" calcext:value-type="float">
            <text:p>0.96474</text:p>
          </table:table-cell>
          <table:table-cell office:value-type="float" office:value="0.966845" calcext:value-type="float">
            <text:p>0.966845</text:p>
          </table:table-cell>
          <table:table-cell table:number-columns-repeated="2" office:value-type="float" office:value="0.966681" calcext:value-type="float">
            <text:p>0.966681</text:p>
          </table:table-cell>
          <table:table-cell office:value-type="float" office:value="0.958601" calcext:value-type="float">
            <text:p>0.958601</text:p>
          </table:table-cell>
          <table:table-cell office:value-type="float" office:value="0.973965" calcext:value-type="float">
            <text:p>0.973965</text:p>
          </table:table-cell>
          <table:table-cell table:number-columns-repeated="2" office:value-type="float" office:value="0.958859" calcext:value-type="float">
            <text:p>0.958859</text:p>
          </table:table-cell>
          <table:table-cell office:value-type="float" office:value="0.958263" calcext:value-type="float">
            <text:p>0.958263</text:p>
          </table:table-cell>
          <table:table-cell table:number-columns-repeated="2" office:value-type="float" office:value="0.964238" calcext:value-type="float">
            <text:p>0.964238</text:p>
          </table:table-cell>
          <table:table-cell table:number-columns-repeated="2" office:value-type="float" office:value="0.957511" calcext:value-type="float">
            <text:p>0.957511</text:p>
          </table:table-cell>
          <table:table-cell office:value-type="float" office:value="0.955401" calcext:value-type="float">
            <text:p>0.955401</text:p>
          </table:table-cell>
        </table:table-row>
        <table:table-row table:style-name="ro1">
          <table:table-cell office:value-type="float" office:value="0.957793" calcext:value-type="float">
            <text:p>0.957793</text:p>
          </table:table-cell>
          <table:table-cell office:value-type="float" office:value="0.961329" calcext:value-type="float">
            <text:p>0.961329</text:p>
          </table:table-cell>
          <table:table-cell table:number-columns-repeated="2" office:value-type="float" office:value="0.952775" calcext:value-type="float">
            <text:p>0.952775</text:p>
          </table:table-cell>
          <table:table-cell table:number-columns-repeated="2" office:value-type="float" office:value="0.957498" calcext:value-type="float">
            <text:p>0.957498</text:p>
          </table:table-cell>
          <table:table-cell office:value-type="float" office:value="0.958335" calcext:value-type="float">
            <text:p>0.958335</text:p>
          </table:table-cell>
          <table:table-cell table:number-columns-repeated="2" office:value-type="float" office:value="0.962633" calcext:value-type="float">
            <text:p>0.962633</text:p>
          </table:table-cell>
          <table:table-cell office:value-type="float" office:value="0.956975" calcext:value-type="float">
            <text:p>0.956975</text:p>
          </table:table-cell>
          <table:table-cell table:number-columns-repeated="2" office:value-type="float" office:value="0.957973" calcext:value-type="float">
            <text:p>0.957973</text:p>
          </table:table-cell>
          <table:table-cell table:number-columns-repeated="2" office:value-type="float" office:value="0.955315" calcext:value-type="float">
            <text:p>0.955315</text:p>
          </table:table-cell>
          <table:table-cell office:value-type="float" office:value="0.962685" calcext:value-type="float">
            <text:p>0.962685</text:p>
          </table:table-cell>
          <table:table-cell table:number-columns-repeated="2" office:value-type="float" office:value="0.964191" calcext:value-type="float">
            <text:p>0.964191</text:p>
          </table:table-cell>
          <table:table-cell office:value-type="float" office:value="0.966862" calcext:value-type="float">
            <text:p>0.966862</text:p>
          </table:table-cell>
          <table:table-cell table:number-columns-repeated="2" office:value-type="float" office:value="0.96545" calcext:value-type="float">
            <text:p>0.96545</text:p>
          </table:table-cell>
          <table:table-cell office:value-type="float" office:value="0.958568" calcext:value-type="float">
            <text:p>0.958568</text:p>
          </table:table-cell>
          <table:table-cell office:value-type="float" office:value="0.972843" calcext:value-type="float">
            <text:p>0.972843</text:p>
          </table:table-cell>
          <table:table-cell table:number-columns-repeated="2" office:value-type="float" office:value="0.958773" calcext:value-type="float">
            <text:p>0.958773</text:p>
          </table:table-cell>
          <table:table-cell office:value-type="float" office:value="0.957731" calcext:value-type="float">
            <text:p>0.957731</text:p>
          </table:table-cell>
          <table:table-cell table:number-columns-repeated="2" office:value-type="float" office:value="0.963665" calcext:value-type="float">
            <text:p>0.963665</text:p>
          </table:table-cell>
          <table:table-cell table:number-columns-repeated="2" office:value-type="float" office:value="0.957462" calcext:value-type="float">
            <text:p>0.957462</text:p>
          </table:table-cell>
          <table:table-cell office:value-type="float" office:value="0.955876" calcext:value-type="float">
            <text:p>0.955876</text:p>
          </table:table-cell>
        </table:table-row>
        <table:table-row table:style-name="ro1">
          <table:table-cell office:value-type="float" office:value="0.958557" calcext:value-type="float">
            <text:p>0.958557</text:p>
          </table:table-cell>
          <table:table-cell office:value-type="float" office:value="0.961127" calcext:value-type="float">
            <text:p>0.961127</text:p>
          </table:table-cell>
          <table:table-cell table:number-columns-repeated="2" office:value-type="float" office:value="0.952971" calcext:value-type="float">
            <text:p>0.952971</text:p>
          </table:table-cell>
          <table:table-cell table:number-columns-repeated="2" office:value-type="float" office:value="0.956947" calcext:value-type="float">
            <text:p>0.956947</text:p>
          </table:table-cell>
          <table:table-cell office:value-type="float" office:value="0.957729" calcext:value-type="float">
            <text:p>0.957729</text:p>
          </table:table-cell>
          <table:table-cell table:number-columns-repeated="2" office:value-type="float" office:value="0.963142" calcext:value-type="float">
            <text:p>0.963142</text:p>
          </table:table-cell>
          <table:table-cell office:value-type="float" office:value="0.957344" calcext:value-type="float">
            <text:p>0.957344</text:p>
          </table:table-cell>
          <table:table-cell table:number-columns-repeated="2" office:value-type="float" office:value="0.958161" calcext:value-type="float">
            <text:p>0.958161</text:p>
          </table:table-cell>
          <table:table-cell table:number-columns-repeated="2" office:value-type="float" office:value="0.955352" calcext:value-type="float">
            <text:p>0.955352</text:p>
          </table:table-cell>
          <table:table-cell office:value-type="float" office:value="0.962531" calcext:value-type="float">
            <text:p>0.962531</text:p>
          </table:table-cell>
          <table:table-cell table:number-columns-repeated="2" office:value-type="float" office:value="0.963773" calcext:value-type="float">
            <text:p>0.963773</text:p>
          </table:table-cell>
          <table:table-cell office:value-type="float" office:value="0.966534" calcext:value-type="float">
            <text:p>0.966534</text:p>
          </table:table-cell>
          <table:table-cell table:number-columns-repeated="2" office:value-type="float" office:value="0.964654" calcext:value-type="float">
            <text:p>0.964654</text:p>
          </table:table-cell>
          <table:table-cell office:value-type="float" office:value="0.958972" calcext:value-type="float">
            <text:p>0.958972</text:p>
          </table:table-cell>
          <table:table-cell office:value-type="float" office:value="0.971972" calcext:value-type="float">
            <text:p>0.971972</text:p>
          </table:table-cell>
          <table:table-cell table:number-columns-repeated="2" office:value-type="float" office:value="0.959008" calcext:value-type="float">
            <text:p>0.959008</text:p>
          </table:table-cell>
          <table:table-cell office:value-type="float" office:value="0.958154" calcext:value-type="float">
            <text:p>0.958154</text:p>
          </table:table-cell>
          <table:table-cell table:number-columns-repeated="2" office:value-type="float" office:value="0.964274" calcext:value-type="float">
            <text:p>0.964274</text:p>
          </table:table-cell>
          <table:table-cell table:number-columns-repeated="2" office:value-type="float" office:value="0.957344" calcext:value-type="float">
            <text:p>0.957344</text:p>
          </table:table-cell>
          <table:table-cell office:value-type="float" office:value="0.955967" calcext:value-type="float">
            <text:p>0.955967</text:p>
          </table:table-cell>
        </table:table-row>
        <table:table-row table:style-name="ro1">
          <table:table-cell office:value-type="float" office:value="0.959001" calcext:value-type="float">
            <text:p>0.959001</text:p>
          </table:table-cell>
          <table:table-cell office:value-type="float" office:value="0.961229" calcext:value-type="float">
            <text:p>0.961229</text:p>
          </table:table-cell>
          <table:table-cell table:number-columns-repeated="2" office:value-type="float" office:value="0.952246" calcext:value-type="float">
            <text:p>0.952246</text:p>
          </table:table-cell>
          <table:table-cell table:number-columns-repeated="2" office:value-type="float" office:value="0.957249" calcext:value-type="float">
            <text:p>0.957249</text:p>
          </table:table-cell>
          <table:table-cell office:value-type="float" office:value="0.957434" calcext:value-type="float">
            <text:p>0.957434</text:p>
          </table:table-cell>
          <table:table-cell table:number-columns-repeated="2" office:value-type="float" office:value="0.96278" calcext:value-type="float">
            <text:p>0.96278</text:p>
          </table:table-cell>
          <table:table-cell office:value-type="float" office:value="0.957431" calcext:value-type="float">
            <text:p>0.957431</text:p>
          </table:table-cell>
          <table:table-cell table:number-columns-repeated="2" office:value-type="float" office:value="0.958382" calcext:value-type="float">
            <text:p>0.958382</text:p>
          </table:table-cell>
          <table:table-cell table:number-columns-repeated="2" office:value-type="float" office:value="0.954582" calcext:value-type="float">
            <text:p>0.954582</text:p>
          </table:table-cell>
          <table:table-cell office:value-type="float" office:value="0.961921" calcext:value-type="float">
            <text:p>0.961921</text:p>
          </table:table-cell>
          <table:table-cell table:number-columns-repeated="2" office:value-type="float" office:value="0.963582" calcext:value-type="float">
            <text:p>0.963582</text:p>
          </table:table-cell>
          <table:table-cell office:value-type="float" office:value="0.967449" calcext:value-type="float">
            <text:p>0.967449</text:p>
          </table:table-cell>
          <table:table-cell table:number-columns-repeated="2" office:value-type="float" office:value="0.965003" calcext:value-type="float">
            <text:p>0.965003</text:p>
          </table:table-cell>
          <table:table-cell office:value-type="float" office:value="0.95889" calcext:value-type="float">
            <text:p>0.95889</text:p>
          </table:table-cell>
          <table:table-cell office:value-type="float" office:value="0.971451" calcext:value-type="float">
            <text:p>0.971451</text:p>
          </table:table-cell>
          <table:table-cell table:number-columns-repeated="2" office:value-type="float" office:value="0.960218" calcext:value-type="float">
            <text:p>0.960218</text:p>
          </table:table-cell>
          <table:table-cell office:value-type="float" office:value="0.959027" calcext:value-type="float">
            <text:p>0.959027</text:p>
          </table:table-cell>
          <table:table-cell table:number-columns-repeated="2" office:value-type="float" office:value="0.96547" calcext:value-type="float">
            <text:p>0.96547</text:p>
          </table:table-cell>
          <table:table-cell table:number-columns-repeated="2" office:value-type="float" office:value="0.95696" calcext:value-type="float">
            <text:p>0.95696</text:p>
          </table:table-cell>
          <table:table-cell office:value-type="float" office:value="0.955483" calcext:value-type="float">
            <text:p>0.955483</text:p>
          </table:table-cell>
        </table:table-row>
        <table:table-row table:style-name="ro1">
          <table:table-cell office:value-type="float" office:value="0.959113" calcext:value-type="float">
            <text:p>0.959113</text:p>
          </table:table-cell>
          <table:table-cell office:value-type="float" office:value="0.962224" calcext:value-type="float">
            <text:p>0.962224</text:p>
          </table:table-cell>
          <table:table-cell table:number-columns-repeated="2" office:value-type="float" office:value="0.952494" calcext:value-type="float">
            <text:p>0.952494</text:p>
          </table:table-cell>
          <table:table-cell table:number-columns-repeated="2" office:value-type="float" office:value="0.957378" calcext:value-type="float">
            <text:p>0.957378</text:p>
          </table:table-cell>
          <table:table-cell office:value-type="float" office:value="0.957534" calcext:value-type="float">
            <text:p>0.957534</text:p>
          </table:table-cell>
          <table:table-cell table:number-columns-repeated="2" office:value-type="float" office:value="0.9635" calcext:value-type="float">
            <text:p>0.9635</text:p>
          </table:table-cell>
          <table:table-cell office:value-type="float" office:value="0.957497" calcext:value-type="float">
            <text:p>0.957497</text:p>
          </table:table-cell>
          <table:table-cell table:number-columns-repeated="2" office:value-type="float" office:value="0.957811" calcext:value-type="float">
            <text:p>0.957811</text:p>
          </table:table-cell>
          <table:table-cell table:number-columns-repeated="2" office:value-type="float" office:value="0.95556" calcext:value-type="float">
            <text:p>0.95556</text:p>
          </table:table-cell>
          <table:table-cell office:value-type="float" office:value="0.962245" calcext:value-type="float">
            <text:p>0.962245</text:p>
          </table:table-cell>
          <table:table-cell table:number-columns-repeated="2" office:value-type="float" office:value="0.964549" calcext:value-type="float">
            <text:p>0.964549</text:p>
          </table:table-cell>
          <table:table-cell office:value-type="float" office:value="0.968815" calcext:value-type="float">
            <text:p>0.968815</text:p>
          </table:table-cell>
          <table:table-cell table:number-columns-repeated="2" office:value-type="float" office:value="0.965473" calcext:value-type="float">
            <text:p>0.965473</text:p>
          </table:table-cell>
          <table:table-cell office:value-type="float" office:value="0.958222" calcext:value-type="float">
            <text:p>0.958222</text:p>
          </table:table-cell>
          <table:table-cell office:value-type="float" office:value="0.971073" calcext:value-type="float">
            <text:p>0.971073</text:p>
          </table:table-cell>
          <table:table-cell table:number-columns-repeated="2" office:value-type="float" office:value="0.959668" calcext:value-type="float">
            <text:p>0.959668</text:p>
          </table:table-cell>
          <table:table-cell office:value-type="float" office:value="0.958955" calcext:value-type="float">
            <text:p>0.958955</text:p>
          </table:table-cell>
          <table:table-cell table:number-columns-repeated="2" office:value-type="float" office:value="0.964964" calcext:value-type="float">
            <text:p>0.964964</text:p>
          </table:table-cell>
          <table:table-cell table:number-columns-repeated="2" office:value-type="float" office:value="0.957235" calcext:value-type="float">
            <text:p>0.957235</text:p>
          </table:table-cell>
          <table:table-cell office:value-type="float" office:value="0.955399" calcext:value-type="float">
            <text:p>0.955399</text:p>
          </table:table-cell>
        </table:table-row>
        <table:table-row table:style-name="ro1">
          <table:table-cell office:value-type="float" office:value="0.958173" calcext:value-type="float">
            <text:p>0.958173</text:p>
          </table:table-cell>
          <table:table-cell office:value-type="float" office:value="0.962335" calcext:value-type="float">
            <text:p>0.962335</text:p>
          </table:table-cell>
          <table:table-cell table:number-columns-repeated="2" office:value-type="float" office:value="0.953872" calcext:value-type="float">
            <text:p>0.953872</text:p>
          </table:table-cell>
          <table:table-cell table:number-columns-repeated="2" office:value-type="float" office:value="0.956948" calcext:value-type="float">
            <text:p>0.956948</text:p>
          </table:table-cell>
          <table:table-cell office:value-type="float" office:value="0.957638" calcext:value-type="float">
            <text:p>0.957638</text:p>
          </table:table-cell>
          <table:table-cell table:number-columns-repeated="2" office:value-type="float" office:value="0.963275" calcext:value-type="float">
            <text:p>0.963275</text:p>
          </table:table-cell>
          <table:table-cell office:value-type="float" office:value="0.956877" calcext:value-type="float">
            <text:p>0.956877</text:p>
          </table:table-cell>
          <table:table-cell table:number-columns-repeated="2" office:value-type="float" office:value="0.957948" calcext:value-type="float">
            <text:p>0.957948</text:p>
          </table:table-cell>
          <table:table-cell table:number-columns-repeated="2" office:value-type="float" office:value="0.955857" calcext:value-type="float">
            <text:p>0.955857</text:p>
          </table:table-cell>
          <table:table-cell office:value-type="float" office:value="0.962087" calcext:value-type="float">
            <text:p>0.962087</text:p>
          </table:table-cell>
          <table:table-cell table:number-columns-repeated="2" office:value-type="float" office:value="0.964261" calcext:value-type="float">
            <text:p>0.964261</text:p>
          </table:table-cell>
          <table:table-cell office:value-type="float" office:value="0.969007" calcext:value-type="float">
            <text:p>0.969007</text:p>
          </table:table-cell>
          <table:table-cell table:number-columns-repeated="2" office:value-type="float" office:value="0.965677" calcext:value-type="float">
            <text:p>0.965677</text:p>
          </table:table-cell>
          <table:table-cell office:value-type="float" office:value="0.958289" calcext:value-type="float">
            <text:p>0.958289</text:p>
          </table:table-cell>
          <table:table-cell office:value-type="float" office:value="0.971098" calcext:value-type="float">
            <text:p>0.971098</text:p>
          </table:table-cell>
          <table:table-cell table:number-columns-repeated="2" office:value-type="float" office:value="0.959583" calcext:value-type="float">
            <text:p>0.959583</text:p>
          </table:table-cell>
          <table:table-cell office:value-type="float" office:value="0.960149" calcext:value-type="float">
            <text:p>0.960149</text:p>
          </table:table-cell>
          <table:table-cell table:number-columns-repeated="2" office:value-type="float" office:value="0.964832" calcext:value-type="float">
            <text:p>0.964832</text:p>
          </table:table-cell>
          <table:table-cell table:number-columns-repeated="2" office:value-type="float" office:value="0.957611" calcext:value-type="float">
            <text:p>0.957611</text:p>
          </table:table-cell>
          <table:table-cell office:value-type="float" office:value="0.956013" calcext:value-type="float">
            <text:p>0.956013</text:p>
          </table:table-cell>
        </table:table-row>
        <table:table-row table:style-name="ro1">
          <table:table-cell office:value-type="float" office:value="0.958495" calcext:value-type="float">
            <text:p>0.958495</text:p>
          </table:table-cell>
          <table:table-cell office:value-type="float" office:value="0.962345" calcext:value-type="float">
            <text:p>0.962345</text:p>
          </table:table-cell>
          <table:table-cell table:number-columns-repeated="2" office:value-type="float" office:value="0.954143" calcext:value-type="float">
            <text:p>0.954143</text:p>
          </table:table-cell>
          <table:table-cell table:number-columns-repeated="2" office:value-type="float" office:value="0.956508" calcext:value-type="float">
            <text:p>0.956508</text:p>
          </table:table-cell>
          <table:table-cell office:value-type="float" office:value="0.957111" calcext:value-type="float">
            <text:p>0.957111</text:p>
          </table:table-cell>
          <table:table-cell table:number-columns-repeated="2" office:value-type="float" office:value="0.962518" calcext:value-type="float">
            <text:p>0.962518</text:p>
          </table:table-cell>
          <table:table-cell office:value-type="float" office:value="0.956873" calcext:value-type="float">
            <text:p>0.956873</text:p>
          </table:table-cell>
          <table:table-cell table:number-columns-repeated="2" office:value-type="float" office:value="0.9579" calcext:value-type="float">
            <text:p>0.9579</text:p>
          </table:table-cell>
          <table:table-cell table:number-columns-repeated="2" office:value-type="float" office:value="0.95601" calcext:value-type="float">
            <text:p>0.95601</text:p>
          </table:table-cell>
          <table:table-cell office:value-type="float" office:value="0.961719" calcext:value-type="float">
            <text:p>0.961719</text:p>
          </table:table-cell>
          <table:table-cell table:number-columns-repeated="2" office:value-type="float" office:value="0.965063" calcext:value-type="float">
            <text:p>0.965063</text:p>
          </table:table-cell>
          <table:table-cell office:value-type="float" office:value="0.96851" calcext:value-type="float">
            <text:p>0.96851</text:p>
          </table:table-cell>
          <table:table-cell table:number-columns-repeated="2" office:value-type="float" office:value="0.965732" calcext:value-type="float">
            <text:p>0.965732</text:p>
          </table:table-cell>
          <table:table-cell office:value-type="float" office:value="0.95788" calcext:value-type="float">
            <text:p>0.95788</text:p>
          </table:table-cell>
          <table:table-cell office:value-type="float" office:value="0.970824" calcext:value-type="float">
            <text:p>0.970824</text:p>
          </table:table-cell>
          <table:table-cell table:number-columns-repeated="2" office:value-type="float" office:value="0.959436" calcext:value-type="float">
            <text:p>0.959436</text:p>
          </table:table-cell>
          <table:table-cell office:value-type="float" office:value="0.960063" calcext:value-type="float">
            <text:p>0.960063</text:p>
          </table:table-cell>
          <table:table-cell table:number-columns-repeated="2" office:value-type="float" office:value="0.964641" calcext:value-type="float">
            <text:p>0.964641</text:p>
          </table:table-cell>
          <table:table-cell table:number-columns-repeated="2" office:value-type="float" office:value="0.958132" calcext:value-type="float">
            <text:p>0.958132</text:p>
          </table:table-cell>
          <table:table-cell office:value-type="float" office:value="0.956419" calcext:value-type="float">
            <text:p>0.956419</text:p>
          </table:table-cell>
        </table:table-row>
        <table:table-row table:style-name="ro1">
          <table:table-cell office:value-type="float" office:value="0.957879" calcext:value-type="float">
            <text:p>0.957879</text:p>
          </table:table-cell>
          <table:table-cell office:value-type="float" office:value="0.962016" calcext:value-type="float">
            <text:p>0.962016</text:p>
          </table:table-cell>
          <table:table-cell table:number-columns-repeated="2" office:value-type="float" office:value="0.954246" calcext:value-type="float">
            <text:p>0.954246</text:p>
          </table:table-cell>
          <table:table-cell table:number-columns-repeated="2" office:value-type="float" office:value="0.956691" calcext:value-type="float">
            <text:p>0.956691</text:p>
          </table:table-cell>
          <table:table-cell office:value-type="float" office:value="0.957372" calcext:value-type="float">
            <text:p>0.957372</text:p>
          </table:table-cell>
          <table:table-cell table:number-columns-repeated="2" office:value-type="float" office:value="0.962713" calcext:value-type="float">
            <text:p>0.962713</text:p>
          </table:table-cell>
          <table:table-cell office:value-type="float" office:value="0.9557" calcext:value-type="float">
            <text:p>0.9557</text:p>
          </table:table-cell>
          <table:table-cell table:number-columns-repeated="2" office:value-type="float" office:value="0.9574" calcext:value-type="float">
            <text:p>0.9574</text:p>
          </table:table-cell>
          <table:table-cell table:number-columns-repeated="2" office:value-type="float" office:value="0.95558" calcext:value-type="float">
            <text:p>0.95558</text:p>
          </table:table-cell>
          <table:table-cell office:value-type="float" office:value="0.962275" calcext:value-type="float">
            <text:p>0.962275</text:p>
          </table:table-cell>
          <table:table-cell table:number-columns-repeated="2" office:value-type="float" office:value="0.965173" calcext:value-type="float">
            <text:p>0.965173</text:p>
          </table:table-cell>
          <table:table-cell office:value-type="float" office:value="0.967053" calcext:value-type="float">
            <text:p>0.967053</text:p>
          </table:table-cell>
          <table:table-cell table:number-columns-repeated="2" office:value-type="float" office:value="0.965245" calcext:value-type="float">
            <text:p>0.965245</text:p>
          </table:table-cell>
          <table:table-cell office:value-type="float" office:value="0.957771" calcext:value-type="float">
            <text:p>0.957771</text:p>
          </table:table-cell>
          <table:table-cell office:value-type="float" office:value="0.970776" calcext:value-type="float">
            <text:p>0.970776</text:p>
          </table:table-cell>
          <table:table-cell table:number-columns-repeated="2" office:value-type="float" office:value="0.959127" calcext:value-type="float">
            <text:p>0.959127</text:p>
          </table:table-cell>
          <table:table-cell office:value-type="float" office:value="0.960101" calcext:value-type="float">
            <text:p>0.960101</text:p>
          </table:table-cell>
          <table:table-cell table:number-columns-repeated="2" office:value-type="float" office:value="0.964004" calcext:value-type="float">
            <text:p>0.964004</text:p>
          </table:table-cell>
          <table:table-cell table:number-columns-repeated="2" office:value-type="float" office:value="0.958209" calcext:value-type="float">
            <text:p>0.958209</text:p>
          </table:table-cell>
          <table:table-cell office:value-type="float" office:value="0.956909" calcext:value-type="float">
            <text:p>0.956909</text:p>
          </table:table-cell>
        </table:table-row>
        <table:table-row table:style-name="ro1">
          <table:table-cell office:value-type="float" office:value="0.957415" calcext:value-type="float">
            <text:p>0.957415</text:p>
          </table:table-cell>
          <table:table-cell office:value-type="float" office:value="0.96247" calcext:value-type="float">
            <text:p>0.96247</text:p>
          </table:table-cell>
          <table:table-cell table:number-columns-repeated="2" office:value-type="float" office:value="0.954471" calcext:value-type="float">
            <text:p>0.954471</text:p>
          </table:table-cell>
          <table:table-cell table:number-columns-repeated="2" office:value-type="float" office:value="0.956974" calcext:value-type="float">
            <text:p>0.956974</text:p>
          </table:table-cell>
          <table:table-cell office:value-type="float" office:value="0.956652" calcext:value-type="float">
            <text:p>0.956652</text:p>
          </table:table-cell>
          <table:table-cell table:number-columns-repeated="2" office:value-type="float" office:value="0.96295" calcext:value-type="float">
            <text:p>0.96295</text:p>
          </table:table-cell>
          <table:table-cell office:value-type="float" office:value="0.956332" calcext:value-type="float">
            <text:p>0.956332</text:p>
          </table:table-cell>
          <table:table-cell table:number-columns-repeated="2" office:value-type="float" office:value="0.957707" calcext:value-type="float">
            <text:p>0.957707</text:p>
          </table:table-cell>
          <table:table-cell table:number-columns-repeated="2" office:value-type="float" office:value="0.956321" calcext:value-type="float">
            <text:p>0.956321</text:p>
          </table:table-cell>
          <table:table-cell office:value-type="float" office:value="0.962074" calcext:value-type="float">
            <text:p>0.962074</text:p>
          </table:table-cell>
          <table:table-cell table:number-columns-repeated="2" office:value-type="float" office:value="0.965053" calcext:value-type="float">
            <text:p>0.965053</text:p>
          </table:table-cell>
          <table:table-cell office:value-type="float" office:value="0.966999" calcext:value-type="float">
            <text:p>0.966999</text:p>
          </table:table-cell>
          <table:table-cell table:number-columns-repeated="2" office:value-type="float" office:value="0.965154" calcext:value-type="float">
            <text:p>0.965154</text:p>
          </table:table-cell>
          <table:table-cell office:value-type="float" office:value="0.958057" calcext:value-type="float">
            <text:p>0.958057</text:p>
          </table:table-cell>
          <table:table-cell office:value-type="float" office:value="0.971655" calcext:value-type="float">
            <text:p>0.971655</text:p>
          </table:table-cell>
          <table:table-cell table:number-columns-repeated="2" office:value-type="float" office:value="0.959672" calcext:value-type="float">
            <text:p>0.959672</text:p>
          </table:table-cell>
          <table:table-cell office:value-type="float" office:value="0.960123" calcext:value-type="float">
            <text:p>0.960123</text:p>
          </table:table-cell>
          <table:table-cell table:number-columns-repeated="2" office:value-type="float" office:value="0.963766" calcext:value-type="float">
            <text:p>0.963766</text:p>
          </table:table-cell>
          <table:table-cell table:number-columns-repeated="2" office:value-type="float" office:value="0.958397" calcext:value-type="float">
            <text:p>0.958397</text:p>
          </table:table-cell>
          <table:table-cell office:value-type="float" office:value="0.957054" calcext:value-type="float">
            <text:p>0.957054</text:p>
          </table:table-cell>
        </table:table-row>
        <table:table-row table:style-name="ro1">
          <table:table-cell office:value-type="float" office:value="0.958452" calcext:value-type="float">
            <text:p>0.958452</text:p>
          </table:table-cell>
          <table:table-cell office:value-type="float" office:value="0.961821" calcext:value-type="float">
            <text:p>0.961821</text:p>
          </table:table-cell>
          <table:table-cell table:number-columns-repeated="2" office:value-type="float" office:value="0.954825" calcext:value-type="float">
            <text:p>0.954825</text:p>
          </table:table-cell>
          <table:table-cell table:number-columns-repeated="2" office:value-type="float" office:value="0.956415" calcext:value-type="float">
            <text:p>0.956415</text:p>
          </table:table-cell>
          <table:table-cell office:value-type="float" office:value="0.956867" calcext:value-type="float">
            <text:p>0.956867</text:p>
          </table:table-cell>
          <table:table-cell table:number-columns-repeated="2" office:value-type="float" office:value="0.962428" calcext:value-type="float">
            <text:p>0.962428</text:p>
          </table:table-cell>
          <table:table-cell office:value-type="float" office:value="0.956894" calcext:value-type="float">
            <text:p>0.956894</text:p>
          </table:table-cell>
          <table:table-cell table:number-columns-repeated="2" office:value-type="float" office:value="0.957624" calcext:value-type="float">
            <text:p>0.957624</text:p>
          </table:table-cell>
          <table:table-cell table:number-columns-repeated="2" office:value-type="float" office:value="0.956674" calcext:value-type="float">
            <text:p>0.956674</text:p>
          </table:table-cell>
          <table:table-cell office:value-type="float" office:value="0.961879" calcext:value-type="float">
            <text:p>0.961879</text:p>
          </table:table-cell>
          <table:table-cell table:number-columns-repeated="2" office:value-type="float" office:value="0.965126" calcext:value-type="float">
            <text:p>0.965126</text:p>
          </table:table-cell>
          <table:table-cell office:value-type="float" office:value="0.967572" calcext:value-type="float">
            <text:p>0.967572</text:p>
          </table:table-cell>
          <table:table-cell table:number-columns-repeated="2" office:value-type="float" office:value="0.964677" calcext:value-type="float">
            <text:p>0.964677</text:p>
          </table:table-cell>
          <table:table-cell office:value-type="float" office:value="0.958035" calcext:value-type="float">
            <text:p>0.958035</text:p>
          </table:table-cell>
          <table:table-cell office:value-type="float" office:value="0.97097" calcext:value-type="float">
            <text:p>0.97097</text:p>
          </table:table-cell>
          <table:table-cell table:number-columns-repeated="2" office:value-type="float" office:value="0.959085" calcext:value-type="float">
            <text:p>0.959085</text:p>
          </table:table-cell>
          <table:table-cell office:value-type="float" office:value="0.959791" calcext:value-type="float">
            <text:p>0.959791</text:p>
          </table:table-cell>
          <table:table-cell table:number-columns-repeated="2" office:value-type="float" office:value="0.96346" calcext:value-type="float">
            <text:p>0.96346</text:p>
          </table:table-cell>
          <table:table-cell table:number-columns-repeated="2" office:value-type="float" office:value="0.958494" calcext:value-type="float">
            <text:p>0.958494</text:p>
          </table:table-cell>
          <table:table-cell office:value-type="float" office:value="0.956621" calcext:value-type="float">
            <text:p>0.956621</text:p>
          </table:table-cell>
        </table:table-row>
        <table:table-row table:style-name="ro1">
          <table:table-cell office:value-type="float" office:value="0.958645" calcext:value-type="float">
            <text:p>0.958645</text:p>
          </table:table-cell>
          <table:table-cell office:value-type="float" office:value="0.961824" calcext:value-type="float">
            <text:p>0.961824</text:p>
          </table:table-cell>
          <table:table-cell table:number-columns-repeated="2" office:value-type="float" office:value="0.954205" calcext:value-type="float">
            <text:p>0.954205</text:p>
          </table:table-cell>
          <table:table-cell table:number-columns-repeated="2" office:value-type="float" office:value="0.957999" calcext:value-type="float">
            <text:p>0.957999</text:p>
          </table:table-cell>
          <table:table-cell office:value-type="float" office:value="0.956529" calcext:value-type="float">
            <text:p>0.956529</text:p>
          </table:table-cell>
          <table:table-cell table:number-columns-repeated="2" office:value-type="float" office:value="0.962081" calcext:value-type="float">
            <text:p>0.962081</text:p>
          </table:table-cell>
          <table:table-cell office:value-type="float" office:value="0.957209" calcext:value-type="float">
            <text:p>0.957209</text:p>
          </table:table-cell>
          <table:table-cell table:number-columns-repeated="2" office:value-type="float" office:value="0.957446" calcext:value-type="float">
            <text:p>0.957446</text:p>
          </table:table-cell>
          <table:table-cell table:number-columns-repeated="2" office:value-type="float" office:value="0.957503" calcext:value-type="float">
            <text:p>0.957503</text:p>
          </table:table-cell>
          <table:table-cell office:value-type="float" office:value="0.962301" calcext:value-type="float">
            <text:p>0.962301</text:p>
          </table:table-cell>
          <table:table-cell table:number-columns-repeated="2" office:value-type="float" office:value="0.965287" calcext:value-type="float">
            <text:p>0.965287</text:p>
          </table:table-cell>
          <table:table-cell office:value-type="float" office:value="0.96852" calcext:value-type="float">
            <text:p>0.96852</text:p>
          </table:table-cell>
          <table:table-cell table:number-columns-repeated="2" office:value-type="float" office:value="0.9644" calcext:value-type="float">
            <text:p>0.9644</text:p>
          </table:table-cell>
          <table:table-cell office:value-type="float" office:value="0.95793" calcext:value-type="float">
            <text:p>0.95793</text:p>
          </table:table-cell>
          <table:table-cell office:value-type="float" office:value="0.97039" calcext:value-type="float">
            <text:p>0.97039</text:p>
          </table:table-cell>
          <table:table-cell table:number-columns-repeated="2" office:value-type="float" office:value="0.959495" calcext:value-type="float">
            <text:p>0.959495</text:p>
          </table:table-cell>
          <table:table-cell office:value-type="float" office:value="0.958936" calcext:value-type="float">
            <text:p>0.958936</text:p>
          </table:table-cell>
          <table:table-cell table:number-columns-repeated="2" office:value-type="float" office:value="0.963109" calcext:value-type="float">
            <text:p>0.963109</text:p>
          </table:table-cell>
          <table:table-cell table:number-columns-repeated="2" office:value-type="float" office:value="0.958636" calcext:value-type="float">
            <text:p>0.958636</text:p>
          </table:table-cell>
          <table:table-cell office:value-type="float" office:value="0.955771" calcext:value-type="float">
            <text:p>0.955771</text:p>
          </table:table-cell>
        </table:table-row>
        <table:table-row table:style-name="ro1">
          <table:table-cell office:value-type="float" office:value="0.959346" calcext:value-type="float">
            <text:p>0.959346</text:p>
          </table:table-cell>
          <table:table-cell office:value-type="float" office:value="0.961398" calcext:value-type="float">
            <text:p>0.961398</text:p>
          </table:table-cell>
          <table:table-cell table:number-columns-repeated="2" office:value-type="float" office:value="0.953978" calcext:value-type="float">
            <text:p>0.953978</text:p>
          </table:table-cell>
          <table:table-cell table:number-columns-repeated="2" office:value-type="float" office:value="0.957959" calcext:value-type="float">
            <text:p>0.957959</text:p>
          </table:table-cell>
          <table:table-cell office:value-type="float" office:value="0.956705" calcext:value-type="float">
            <text:p>0.956705</text:p>
          </table:table-cell>
          <table:table-cell table:number-columns-repeated="2" office:value-type="float" office:value="0.961977" calcext:value-type="float">
            <text:p>0.961977</text:p>
          </table:table-cell>
          <table:table-cell office:value-type="float" office:value="0.9572" calcext:value-type="float">
            <text:p>0.9572</text:p>
          </table:table-cell>
          <table:table-cell table:number-columns-repeated="2" office:value-type="float" office:value="0.957477" calcext:value-type="float">
            <text:p>0.957477</text:p>
          </table:table-cell>
          <table:table-cell table:number-columns-repeated="2" office:value-type="float" office:value="0.958498" calcext:value-type="float">
            <text:p>0.958498</text:p>
          </table:table-cell>
          <table:table-cell office:value-type="float" office:value="0.961319" calcext:value-type="float">
            <text:p>0.961319</text:p>
          </table:table-cell>
          <table:table-cell table:number-columns-repeated="2" office:value-type="float" office:value="0.965743" calcext:value-type="float">
            <text:p>0.965743</text:p>
          </table:table-cell>
          <table:table-cell office:value-type="float" office:value="0.967645" calcext:value-type="float">
            <text:p>0.967645</text:p>
          </table:table-cell>
          <table:table-cell table:number-columns-repeated="2" office:value-type="float" office:value="0.964623" calcext:value-type="float">
            <text:p>0.964623</text:p>
          </table:table-cell>
          <table:table-cell office:value-type="float" office:value="0.9581" calcext:value-type="float">
            <text:p>0.9581</text:p>
          </table:table-cell>
          <table:table-cell office:value-type="float" office:value="0.970755" calcext:value-type="float">
            <text:p>0.970755</text:p>
          </table:table-cell>
          <table:table-cell table:number-columns-repeated="2" office:value-type="float" office:value="0.958808" calcext:value-type="float">
            <text:p>0.958808</text:p>
          </table:table-cell>
          <table:table-cell office:value-type="float" office:value="0.958187" calcext:value-type="float">
            <text:p>0.958187</text:p>
          </table:table-cell>
          <table:table-cell table:number-columns-repeated="2" office:value-type="float" office:value="0.963284" calcext:value-type="float">
            <text:p>0.963284</text:p>
          </table:table-cell>
          <table:table-cell table:number-columns-repeated="2" office:value-type="float" office:value="0.959074" calcext:value-type="float">
            <text:p>0.959074</text:p>
          </table:table-cell>
          <table:table-cell office:value-type="float" office:value="0.954854" calcext:value-type="float">
            <text:p>0.954854</text:p>
          </table:table-cell>
        </table:table-row>
        <table:table-row table:style-name="ro1">
          <table:table-cell office:value-type="float" office:value="0.959774" calcext:value-type="float">
            <text:p>0.959774</text:p>
          </table:table-cell>
          <table:table-cell office:value-type="float" office:value="0.961736" calcext:value-type="float">
            <text:p>0.961736</text:p>
          </table:table-cell>
          <table:table-cell table:number-columns-repeated="2" office:value-type="float" office:value="0.953614" calcext:value-type="float">
            <text:p>0.953614</text:p>
          </table:table-cell>
          <table:table-cell table:number-columns-repeated="2" office:value-type="float" office:value="0.95717" calcext:value-type="float">
            <text:p>0.95717</text:p>
          </table:table-cell>
          <table:table-cell office:value-type="float" office:value="0.956363" calcext:value-type="float">
            <text:p>0.956363</text:p>
          </table:table-cell>
          <table:table-cell table:number-columns-repeated="2" office:value-type="float" office:value="0.961459" calcext:value-type="float">
            <text:p>0.961459</text:p>
          </table:table-cell>
          <table:table-cell office:value-type="float" office:value="0.958148" calcext:value-type="float">
            <text:p>0.958148</text:p>
          </table:table-cell>
          <table:table-cell table:number-columns-repeated="2" office:value-type="float" office:value="0.957473" calcext:value-type="float">
            <text:p>0.957473</text:p>
          </table:table-cell>
          <table:table-cell table:number-columns-repeated="2" office:value-type="float" office:value="0.957839" calcext:value-type="float">
            <text:p>0.957839</text:p>
          </table:table-cell>
          <table:table-cell office:value-type="float" office:value="0.960994" calcext:value-type="float">
            <text:p>0.960994</text:p>
          </table:table-cell>
          <table:table-cell table:number-columns-repeated="2" office:value-type="float" office:value="0.965679" calcext:value-type="float">
            <text:p>0.965679</text:p>
          </table:table-cell>
          <table:table-cell office:value-type="float" office:value="0.967428" calcext:value-type="float">
            <text:p>0.967428</text:p>
          </table:table-cell>
          <table:table-cell table:number-columns-repeated="2" office:value-type="float" office:value="0.964626" calcext:value-type="float">
            <text:p>0.964626</text:p>
          </table:table-cell>
          <table:table-cell office:value-type="float" office:value="0.9577" calcext:value-type="float">
            <text:p>0.9577</text:p>
          </table:table-cell>
          <table:table-cell office:value-type="float" office:value="0.970747" calcext:value-type="float">
            <text:p>0.970747</text:p>
          </table:table-cell>
          <table:table-cell table:number-columns-repeated="2" office:value-type="float" office:value="0.958544" calcext:value-type="float">
            <text:p>0.958544</text:p>
          </table:table-cell>
          <table:table-cell office:value-type="float" office:value="0.958038" calcext:value-type="float">
            <text:p>0.958038</text:p>
          </table:table-cell>
          <table:table-cell table:number-columns-repeated="2" office:value-type="float" office:value="0.963807" calcext:value-type="float">
            <text:p>0.963807</text:p>
          </table:table-cell>
          <table:table-cell table:number-columns-repeated="2" office:value-type="float" office:value="0.958625" calcext:value-type="float">
            <text:p>0.958625</text:p>
          </table:table-cell>
          <table:table-cell office:value-type="float" office:value="0.955137" calcext:value-type="float">
            <text:p>0.955137</text:p>
          </table:table-cell>
        </table:table-row>
        <table:table-row table:style-name="ro1">
          <table:table-cell office:value-type="float" office:value="0.959656" calcext:value-type="float">
            <text:p>0.959656</text:p>
          </table:table-cell>
          <table:table-cell office:value-type="float" office:value="0.961381" calcext:value-type="float">
            <text:p>0.961381</text:p>
          </table:table-cell>
          <table:table-cell table:number-columns-repeated="2" office:value-type="float" office:value="0.953138" calcext:value-type="float">
            <text:p>0.953138</text:p>
          </table:table-cell>
          <table:table-cell table:number-columns-repeated="2" office:value-type="float" office:value="0.957794" calcext:value-type="float">
            <text:p>0.957794</text:p>
          </table:table-cell>
          <table:table-cell office:value-type="float" office:value="0.955998" calcext:value-type="float">
            <text:p>0.955998</text:p>
          </table:table-cell>
          <table:table-cell table:number-columns-repeated="2" office:value-type="float" office:value="0.960827" calcext:value-type="float">
            <text:p>0.960827</text:p>
          </table:table-cell>
          <table:table-cell office:value-type="float" office:value="0.957954" calcext:value-type="float">
            <text:p>0.957954</text:p>
          </table:table-cell>
          <table:table-cell table:number-columns-repeated="2" office:value-type="float" office:value="0.957568" calcext:value-type="float">
            <text:p>0.957568</text:p>
          </table:table-cell>
          <table:table-cell table:number-columns-repeated="2" office:value-type="float" office:value="0.957187" calcext:value-type="float">
            <text:p>0.957187</text:p>
          </table:table-cell>
          <table:table-cell office:value-type="float" office:value="0.961919" calcext:value-type="float">
            <text:p>0.961919</text:p>
          </table:table-cell>
          <table:table-cell table:number-columns-repeated="2" office:value-type="float" office:value="0.965431" calcext:value-type="float">
            <text:p>0.965431</text:p>
          </table:table-cell>
          <table:table-cell office:value-type="float" office:value="0.967757" calcext:value-type="float">
            <text:p>0.967757</text:p>
          </table:table-cell>
          <table:table-cell table:number-columns-repeated="2" office:value-type="float" office:value="0.965079" calcext:value-type="float">
            <text:p>0.965079</text:p>
          </table:table-cell>
          <table:table-cell office:value-type="float" office:value="0.957512" calcext:value-type="float">
            <text:p>0.957512</text:p>
          </table:table-cell>
          <table:table-cell office:value-type="float" office:value="0.970807" calcext:value-type="float">
            <text:p>0.970807</text:p>
          </table:table-cell>
          <table:table-cell table:number-columns-repeated="2" office:value-type="float" office:value="0.958754" calcext:value-type="float">
            <text:p>0.958754</text:p>
          </table:table-cell>
          <table:table-cell office:value-type="float" office:value="0.957257" calcext:value-type="float">
            <text:p>0.957257</text:p>
          </table:table-cell>
          <table:table-cell table:number-columns-repeated="2" office:value-type="float" office:value="0.964318" calcext:value-type="float">
            <text:p>0.964318</text:p>
          </table:table-cell>
          <table:table-cell table:number-columns-repeated="2" office:value-type="float" office:value="0.957264" calcext:value-type="float">
            <text:p>0.957264</text:p>
          </table:table-cell>
          <table:table-cell office:value-type="float" office:value="0.954434" calcext:value-type="float">
            <text:p>0.954434</text:p>
          </table:table-cell>
        </table:table-row>
        <table:table-row table:style-name="ro1">
          <table:table-cell office:value-type="float" office:value="0.959417" calcext:value-type="float">
            <text:p>0.959417</text:p>
          </table:table-cell>
          <table:table-cell office:value-type="float" office:value="0.961589" calcext:value-type="float">
            <text:p>0.961589</text:p>
          </table:table-cell>
          <table:table-cell table:number-columns-repeated="2" office:value-type="float" office:value="0.95343" calcext:value-type="float">
            <text:p>0.95343</text:p>
          </table:table-cell>
          <table:table-cell table:number-columns-repeated="2" office:value-type="float" office:value="0.957268" calcext:value-type="float">
            <text:p>0.957268</text:p>
          </table:table-cell>
          <table:table-cell office:value-type="float" office:value="0.956845" calcext:value-type="float">
            <text:p>0.956845</text:p>
          </table:table-cell>
          <table:table-cell table:number-columns-repeated="2" office:value-type="float" office:value="0.960581" calcext:value-type="float">
            <text:p>0.960581</text:p>
          </table:table-cell>
          <table:table-cell office:value-type="float" office:value="0.958443" calcext:value-type="float">
            <text:p>0.958443</text:p>
          </table:table-cell>
          <table:table-cell table:number-columns-repeated="2" office:value-type="float" office:value="0.957489" calcext:value-type="float">
            <text:p>0.957489</text:p>
          </table:table-cell>
          <table:table-cell table:number-columns-repeated="2" office:value-type="float" office:value="0.956629" calcext:value-type="float">
            <text:p>0.956629</text:p>
          </table:table-cell>
          <table:table-cell office:value-type="float" office:value="0.962498" calcext:value-type="float">
            <text:p>0.962498</text:p>
          </table:table-cell>
          <table:table-cell table:number-columns-repeated="2" office:value-type="float" office:value="0.964659" calcext:value-type="float">
            <text:p>0.964659</text:p>
          </table:table-cell>
          <table:table-cell office:value-type="float" office:value="0.96784" calcext:value-type="float">
            <text:p>0.96784</text:p>
          </table:table-cell>
          <table:table-cell table:number-columns-repeated="2" office:value-type="float" office:value="0.965315" calcext:value-type="float">
            <text:p>0.965315</text:p>
          </table:table-cell>
          <table:table-cell office:value-type="float" office:value="0.957794" calcext:value-type="float">
            <text:p>0.957794</text:p>
          </table:table-cell>
          <table:table-cell office:value-type="float" office:value="0.970348" calcext:value-type="float">
            <text:p>0.970348</text:p>
          </table:table-cell>
          <table:table-cell table:number-columns-repeated="2" office:value-type="float" office:value="0.958394" calcext:value-type="float">
            <text:p>0.958394</text:p>
          </table:table-cell>
          <table:table-cell office:value-type="float" office:value="0.956739" calcext:value-type="float">
            <text:p>0.956739</text:p>
          </table:table-cell>
          <table:table-cell table:number-columns-repeated="2" office:value-type="float" office:value="0.963637" calcext:value-type="float">
            <text:p>0.963637</text:p>
          </table:table-cell>
          <table:table-cell table:number-columns-repeated="2" office:value-type="float" office:value="0.956859" calcext:value-type="float">
            <text:p>0.956859</text:p>
          </table:table-cell>
          <table:table-cell office:value-type="float" office:value="0.954074" calcext:value-type="float">
            <text:p>0.954074</text:p>
          </table:table-cell>
        </table:table-row>
        <table:table-row table:style-name="ro1">
          <table:table-cell office:value-type="float" office:value="0.959635" calcext:value-type="float">
            <text:p>0.959635</text:p>
          </table:table-cell>
          <table:table-cell office:value-type="float" office:value="0.961363" calcext:value-type="float">
            <text:p>0.961363</text:p>
          </table:table-cell>
          <table:table-cell table:number-columns-repeated="2" office:value-type="float" office:value="0.953803" calcext:value-type="float">
            <text:p>0.953803</text:p>
          </table:table-cell>
          <table:table-cell table:number-columns-repeated="2" office:value-type="float" office:value="0.956783" calcext:value-type="float">
            <text:p>0.956783</text:p>
          </table:table-cell>
          <table:table-cell office:value-type="float" office:value="0.957458" calcext:value-type="float">
            <text:p>0.957458</text:p>
          </table:table-cell>
          <table:table-cell table:number-columns-repeated="2" office:value-type="float" office:value="0.96106" calcext:value-type="float">
            <text:p>0.96106</text:p>
          </table:table-cell>
          <table:table-cell office:value-type="float" office:value="0.959368" calcext:value-type="float">
            <text:p>0.959368</text:p>
          </table:table-cell>
          <table:table-cell table:number-columns-repeated="2" office:value-type="float" office:value="0.957203" calcext:value-type="float">
            <text:p>0.957203</text:p>
          </table:table-cell>
          <table:table-cell table:number-columns-repeated="2" office:value-type="float" office:value="0.956885" calcext:value-type="float">
            <text:p>0.956885</text:p>
          </table:table-cell>
          <table:table-cell office:value-type="float" office:value="0.963015" calcext:value-type="float">
            <text:p>0.963015</text:p>
          </table:table-cell>
          <table:table-cell table:number-columns-repeated="2" office:value-type="float" office:value="0.964104" calcext:value-type="float">
            <text:p>0.964104</text:p>
          </table:table-cell>
          <table:table-cell office:value-type="float" office:value="0.96786" calcext:value-type="float">
            <text:p>0.96786</text:p>
          </table:table-cell>
          <table:table-cell table:number-columns-repeated="2" office:value-type="float" office:value="0.965619" calcext:value-type="float">
            <text:p>0.965619</text:p>
          </table:table-cell>
          <table:table-cell office:value-type="float" office:value="0.958019" calcext:value-type="float">
            <text:p>0.958019</text:p>
          </table:table-cell>
          <table:table-cell office:value-type="float" office:value="0.970233" calcext:value-type="float">
            <text:p>0.970233</text:p>
          </table:table-cell>
          <table:table-cell table:number-columns-repeated="2" office:value-type="float" office:value="0.958105" calcext:value-type="float">
            <text:p>0.958105</text:p>
          </table:table-cell>
          <table:table-cell office:value-type="float" office:value="0.957557" calcext:value-type="float">
            <text:p>0.957557</text:p>
          </table:table-cell>
          <table:table-cell table:number-columns-repeated="2" office:value-type="float" office:value="0.96347" calcext:value-type="float">
            <text:p>0.96347</text:p>
          </table:table-cell>
          <table:table-cell table:number-columns-repeated="2" office:value-type="float" office:value="0.956599" calcext:value-type="float">
            <text:p>0.956599</text:p>
          </table:table-cell>
          <table:table-cell office:value-type="float" office:value="0.954312" calcext:value-type="float">
            <text:p>0.954312</text:p>
          </table:table-cell>
        </table:table-row>
        <table:table-row table:style-name="ro1">
          <table:table-cell office:value-type="float" office:value="0.959369" calcext:value-type="float">
            <text:p>0.959369</text:p>
          </table:table-cell>
          <table:table-cell office:value-type="float" office:value="0.960937" calcext:value-type="float">
            <text:p>0.960937</text:p>
          </table:table-cell>
          <table:table-cell table:number-columns-repeated="2" office:value-type="float" office:value="0.953887" calcext:value-type="float">
            <text:p>0.953887</text:p>
          </table:table-cell>
          <table:table-cell table:number-columns-repeated="2" office:value-type="float" office:value="0.956823" calcext:value-type="float">
            <text:p>0.956823</text:p>
          </table:table-cell>
          <table:table-cell office:value-type="float" office:value="0.95729" calcext:value-type="float">
            <text:p>0.95729</text:p>
          </table:table-cell>
          <table:table-cell table:number-columns-repeated="2" office:value-type="float" office:value="0.960515" calcext:value-type="float">
            <text:p>0.960515</text:p>
          </table:table-cell>
          <table:table-cell office:value-type="float" office:value="0.95963" calcext:value-type="float">
            <text:p>0.95963</text:p>
          </table:table-cell>
          <table:table-cell table:number-columns-repeated="2" office:value-type="float" office:value="0.957165" calcext:value-type="float">
            <text:p>0.957165</text:p>
          </table:table-cell>
          <table:table-cell table:number-columns-repeated="2" office:value-type="float" office:value="0.957213" calcext:value-type="float">
            <text:p>0.957213</text:p>
          </table:table-cell>
          <table:table-cell office:value-type="float" office:value="0.962738" calcext:value-type="float">
            <text:p>0.962738</text:p>
          </table:table-cell>
          <table:table-cell table:number-columns-repeated="2" office:value-type="float" office:value="0.963618" calcext:value-type="float">
            <text:p>0.963618</text:p>
          </table:table-cell>
          <table:table-cell office:value-type="float" office:value="0.968607" calcext:value-type="float">
            <text:p>0.968607</text:p>
          </table:table-cell>
          <table:table-cell table:number-columns-repeated="2" office:value-type="float" office:value="0.964724" calcext:value-type="float">
            <text:p>0.964724</text:p>
          </table:table-cell>
          <table:table-cell office:value-type="float" office:value="0.95773" calcext:value-type="float">
            <text:p>0.95773</text:p>
          </table:table-cell>
          <table:table-cell office:value-type="float" office:value="0.970371" calcext:value-type="float">
            <text:p>0.970371</text:p>
          </table:table-cell>
          <table:table-cell table:number-columns-repeated="2" office:value-type="float" office:value="0.95785" calcext:value-type="float">
            <text:p>0.95785</text:p>
          </table:table-cell>
          <table:table-cell office:value-type="float" office:value="0.957337" calcext:value-type="float">
            <text:p>0.957337</text:p>
          </table:table-cell>
          <table:table-cell table:number-columns-repeated="2" office:value-type="float" office:value="0.96323" calcext:value-type="float">
            <text:p>0.96323</text:p>
          </table:table-cell>
          <table:table-cell table:number-columns-repeated="2" office:value-type="float" office:value="0.956707" calcext:value-type="float">
            <text:p>0.956707</text:p>
          </table:table-cell>
          <table:table-cell office:value-type="float" office:value="0.953889" calcext:value-type="float">
            <text:p>0.953889</text:p>
          </table:table-cell>
        </table:table-row>
        <table:table-row table:style-name="ro1">
          <table:table-cell office:value-type="float" office:value="0.959466" calcext:value-type="float">
            <text:p>0.959466</text:p>
          </table:table-cell>
          <table:table-cell office:value-type="float" office:value="0.960338" calcext:value-type="float">
            <text:p>0.960338</text:p>
          </table:table-cell>
          <table:table-cell table:number-columns-repeated="2" office:value-type="float" office:value="0.953317" calcext:value-type="float">
            <text:p>0.953317</text:p>
          </table:table-cell>
          <table:table-cell table:number-columns-repeated="2" office:value-type="float" office:value="0.956595" calcext:value-type="float">
            <text:p>0.956595</text:p>
          </table:table-cell>
          <table:table-cell office:value-type="float" office:value="0.957219" calcext:value-type="float">
            <text:p>0.957219</text:p>
          </table:table-cell>
          <table:table-cell table:number-columns-repeated="2" office:value-type="float" office:value="0.960619" calcext:value-type="float">
            <text:p>0.960619</text:p>
          </table:table-cell>
          <table:table-cell office:value-type="float" office:value="0.959489" calcext:value-type="float">
            <text:p>0.959489</text:p>
          </table:table-cell>
          <table:table-cell table:number-columns-repeated="2" office:value-type="float" office:value="0.956987" calcext:value-type="float">
            <text:p>0.956987</text:p>
          </table:table-cell>
          <table:table-cell table:number-columns-repeated="2" office:value-type="float" office:value="0.957054" calcext:value-type="float">
            <text:p>0.957054</text:p>
          </table:table-cell>
          <table:table-cell office:value-type="float" office:value="0.963566" calcext:value-type="float">
            <text:p>0.963566</text:p>
          </table:table-cell>
          <table:table-cell table:number-columns-repeated="2" office:value-type="float" office:value="0.96366" calcext:value-type="float">
            <text:p>0.96366</text:p>
          </table:table-cell>
          <table:table-cell office:value-type="float" office:value="0.968086" calcext:value-type="float">
            <text:p>0.968086</text:p>
          </table:table-cell>
          <table:table-cell table:number-columns-repeated="2" office:value-type="float" office:value="0.964873" calcext:value-type="float">
            <text:p>0.964873</text:p>
          </table:table-cell>
          <table:table-cell office:value-type="float" office:value="0.957227" calcext:value-type="float">
            <text:p>0.957227</text:p>
          </table:table-cell>
          <table:table-cell office:value-type="float" office:value="0.970145" calcext:value-type="float">
            <text:p>0.970145</text:p>
          </table:table-cell>
          <table:table-cell table:number-columns-repeated="2" office:value-type="float" office:value="0.957573" calcext:value-type="float">
            <text:p>0.957573</text:p>
          </table:table-cell>
          <table:table-cell office:value-type="float" office:value="0.957281" calcext:value-type="float">
            <text:p>0.957281</text:p>
          </table:table-cell>
          <table:table-cell table:number-columns-repeated="2" office:value-type="float" office:value="0.963931" calcext:value-type="float">
            <text:p>0.963931</text:p>
          </table:table-cell>
          <table:table-cell table:number-columns-repeated="2" office:value-type="float" office:value="0.956428" calcext:value-type="float">
            <text:p>0.956428</text:p>
          </table:table-cell>
          <table:table-cell office:value-type="float" office:value="0.954469" calcext:value-type="float">
            <text:p>0.954469</text:p>
          </table:table-cell>
        </table:table-row>
        <table:table-row table:style-name="ro1">
          <table:table-cell office:value-type="float" office:value="0.959688" calcext:value-type="float">
            <text:p>0.959688</text:p>
          </table:table-cell>
          <table:table-cell office:value-type="float" office:value="0.960056" calcext:value-type="float">
            <text:p>0.960056</text:p>
          </table:table-cell>
          <table:table-cell table:number-columns-repeated="2" office:value-type="float" office:value="0.953072" calcext:value-type="float">
            <text:p>0.953072</text:p>
          </table:table-cell>
          <table:table-cell table:number-columns-repeated="2" office:value-type="float" office:value="0.956506" calcext:value-type="float">
            <text:p>0.956506</text:p>
          </table:table-cell>
          <table:table-cell office:value-type="float" office:value="0.956302" calcext:value-type="float">
            <text:p>0.956302</text:p>
          </table:table-cell>
          <table:table-cell table:number-columns-repeated="2" office:value-type="float" office:value="0.960112" calcext:value-type="float">
            <text:p>0.960112</text:p>
          </table:table-cell>
          <table:table-cell office:value-type="float" office:value="0.959576" calcext:value-type="float">
            <text:p>0.959576</text:p>
          </table:table-cell>
          <table:table-cell table:number-columns-repeated="2" office:value-type="float" office:value="0.957968" calcext:value-type="float">
            <text:p>0.957968</text:p>
          </table:table-cell>
          <table:table-cell table:number-columns-repeated="2" office:value-type="float" office:value="0.957459" calcext:value-type="float">
            <text:p>0.957459</text:p>
          </table:table-cell>
          <table:table-cell office:value-type="float" office:value="0.96328" calcext:value-type="float">
            <text:p>0.96328</text:p>
          </table:table-cell>
          <table:table-cell table:number-columns-repeated="2" office:value-type="float" office:value="0.963773" calcext:value-type="float">
            <text:p>0.963773</text:p>
          </table:table-cell>
          <table:table-cell office:value-type="float" office:value="0.968716" calcext:value-type="float">
            <text:p>0.968716</text:p>
          </table:table-cell>
          <table:table-cell table:number-columns-repeated="2" office:value-type="float" office:value="0.963779" calcext:value-type="float">
            <text:p>0.963779</text:p>
          </table:table-cell>
          <table:table-cell office:value-type="float" office:value="0.956594" calcext:value-type="float">
            <text:p>0.956594</text:p>
          </table:table-cell>
          <table:table-cell office:value-type="float" office:value="0.970312" calcext:value-type="float">
            <text:p>0.970312</text:p>
          </table:table-cell>
          <table:table-cell table:number-columns-repeated="2" office:value-type="float" office:value="0.958165" calcext:value-type="float">
            <text:p>0.958165</text:p>
          </table:table-cell>
          <table:table-cell office:value-type="float" office:value="0.957399" calcext:value-type="float">
            <text:p>0.957399</text:p>
          </table:table-cell>
          <table:table-cell table:number-columns-repeated="2" office:value-type="float" office:value="0.964822" calcext:value-type="float">
            <text:p>0.964822</text:p>
          </table:table-cell>
          <table:table-cell table:number-columns-repeated="2" office:value-type="float" office:value="0.956937" calcext:value-type="float">
            <text:p>0.956937</text:p>
          </table:table-cell>
          <table:table-cell office:value-type="float" office:value="0.954697" calcext:value-type="float">
            <text:p>0.954697</text:p>
          </table:table-cell>
        </table:table-row>
        <table:table-row table:style-name="ro1">
          <table:table-cell office:value-type="float" office:value="0.959589" calcext:value-type="float">
            <text:p>0.959589</text:p>
          </table:table-cell>
          <table:table-cell office:value-type="float" office:value="0.95999" calcext:value-type="float">
            <text:p>0.95999</text:p>
          </table:table-cell>
          <table:table-cell table:number-columns-repeated="2" office:value-type="float" office:value="0.95328" calcext:value-type="float">
            <text:p>0.95328</text:p>
          </table:table-cell>
          <table:table-cell table:number-columns-repeated="2" office:value-type="float" office:value="0.956353" calcext:value-type="float">
            <text:p>0.956353</text:p>
          </table:table-cell>
          <table:table-cell office:value-type="float" office:value="0.956029" calcext:value-type="float">
            <text:p>0.956029</text:p>
          </table:table-cell>
          <table:table-cell table:number-columns-repeated="2" office:value-type="float" office:value="0.960927" calcext:value-type="float">
            <text:p>0.960927</text:p>
          </table:table-cell>
          <table:table-cell office:value-type="float" office:value="0.960107" calcext:value-type="float">
            <text:p>0.960107</text:p>
          </table:table-cell>
          <table:table-cell table:number-columns-repeated="2" office:value-type="float" office:value="0.957577" calcext:value-type="float">
            <text:p>0.957577</text:p>
          </table:table-cell>
          <table:table-cell table:number-columns-repeated="2" office:value-type="float" office:value="0.957777" calcext:value-type="float">
            <text:p>0.957777</text:p>
          </table:table-cell>
          <table:table-cell office:value-type="float" office:value="0.963437" calcext:value-type="float">
            <text:p>0.963437</text:p>
          </table:table-cell>
          <table:table-cell table:number-columns-repeated="2" office:value-type="float" office:value="0.963438" calcext:value-type="float">
            <text:p>0.963438</text:p>
          </table:table-cell>
          <table:table-cell office:value-type="float" office:value="0.969331" calcext:value-type="float">
            <text:p>0.969331</text:p>
          </table:table-cell>
          <table:table-cell table:number-columns-repeated="2" office:value-type="float" office:value="0.963645" calcext:value-type="float">
            <text:p>0.963645</text:p>
          </table:table-cell>
          <table:table-cell office:value-type="float" office:value="0.955826" calcext:value-type="float">
            <text:p>0.955826</text:p>
          </table:table-cell>
          <table:table-cell office:value-type="float" office:value="0.970174" calcext:value-type="float">
            <text:p>0.970174</text:p>
          </table:table-cell>
          <table:table-cell table:number-columns-repeated="2" office:value-type="float" office:value="0.958306" calcext:value-type="float">
            <text:p>0.958306</text:p>
          </table:table-cell>
          <table:table-cell office:value-type="float" office:value="0.957721" calcext:value-type="float">
            <text:p>0.957721</text:p>
          </table:table-cell>
          <table:table-cell table:number-columns-repeated="2" office:value-type="float" office:value="0.964764" calcext:value-type="float">
            <text:p>0.964764</text:p>
          </table:table-cell>
          <table:table-cell table:number-columns-repeated="2" office:value-type="float" office:value="0.957592" calcext:value-type="float">
            <text:p>0.957592</text:p>
          </table:table-cell>
          <table:table-cell office:value-type="float" office:value="0.955188" calcext:value-type="float">
            <text:p>0.955188</text:p>
          </table:table-cell>
        </table:table-row>
        <table:table-row table:style-name="ro1">
          <table:table-cell office:value-type="float" office:value="0.958766" calcext:value-type="float">
            <text:p>0.958766</text:p>
          </table:table-cell>
          <table:table-cell office:value-type="float" office:value="0.959487" calcext:value-type="float">
            <text:p>0.959487</text:p>
          </table:table-cell>
          <table:table-cell table:number-columns-repeated="2" office:value-type="float" office:value="0.953831" calcext:value-type="float">
            <text:p>0.953831</text:p>
          </table:table-cell>
          <table:table-cell table:number-columns-repeated="2" office:value-type="float" office:value="0.956265" calcext:value-type="float">
            <text:p>0.956265</text:p>
          </table:table-cell>
          <table:table-cell office:value-type="float" office:value="0.956105" calcext:value-type="float">
            <text:p>0.956105</text:p>
          </table:table-cell>
          <table:table-cell table:number-columns-repeated="2" office:value-type="float" office:value="0.961251" calcext:value-type="float">
            <text:p>0.961251</text:p>
          </table:table-cell>
          <table:table-cell office:value-type="float" office:value="0.959662" calcext:value-type="float">
            <text:p>0.959662</text:p>
          </table:table-cell>
          <table:table-cell table:number-columns-repeated="2" office:value-type="float" office:value="0.957685" calcext:value-type="float">
            <text:p>0.957685</text:p>
          </table:table-cell>
          <table:table-cell table:number-columns-repeated="2" office:value-type="float" office:value="0.957922" calcext:value-type="float">
            <text:p>0.957922</text:p>
          </table:table-cell>
          <table:table-cell office:value-type="float" office:value="0.962589" calcext:value-type="float">
            <text:p>0.962589</text:p>
          </table:table-cell>
          <table:table-cell table:number-columns-repeated="2" office:value-type="float" office:value="0.963123" calcext:value-type="float">
            <text:p>0.963123</text:p>
          </table:table-cell>
          <table:table-cell office:value-type="float" office:value="0.969107" calcext:value-type="float">
            <text:p>0.969107</text:p>
          </table:table-cell>
          <table:table-cell table:number-columns-repeated="2" office:value-type="float" office:value="0.964291" calcext:value-type="float">
            <text:p>0.964291</text:p>
          </table:table-cell>
          <table:table-cell office:value-type="float" office:value="0.956629" calcext:value-type="float">
            <text:p>0.956629</text:p>
          </table:table-cell>
          <table:table-cell office:value-type="float" office:value="0.969889" calcext:value-type="float">
            <text:p>0.969889</text:p>
          </table:table-cell>
          <table:table-cell table:number-columns-repeated="2" office:value-type="float" office:value="0.95898" calcext:value-type="float">
            <text:p>0.95898</text:p>
          </table:table-cell>
          <table:table-cell office:value-type="float" office:value="0.956932" calcext:value-type="float">
            <text:p>0.956932</text:p>
          </table:table-cell>
          <table:table-cell table:number-columns-repeated="2" office:value-type="float" office:value="0.964637" calcext:value-type="float">
            <text:p>0.964637</text:p>
          </table:table-cell>
          <table:table-cell table:number-columns-repeated="2" office:value-type="float" office:value="0.958902" calcext:value-type="float">
            <text:p>0.958902</text:p>
          </table:table-cell>
          <table:table-cell office:value-type="float" office:value="0.955566" calcext:value-type="float">
            <text:p>0.955566</text:p>
          </table:table-cell>
        </table:table-row>
        <table:table-row table:style-name="ro1">
          <table:table-cell office:value-type="float" office:value="0.958163" calcext:value-type="float">
            <text:p>0.958163</text:p>
          </table:table-cell>
          <table:table-cell office:value-type="float" office:value="0.95992" calcext:value-type="float">
            <text:p>0.95992</text:p>
          </table:table-cell>
          <table:table-cell table:number-columns-repeated="2" office:value-type="float" office:value="0.953812" calcext:value-type="float">
            <text:p>0.953812</text:p>
          </table:table-cell>
          <table:table-cell table:number-columns-repeated="2" office:value-type="float" office:value="0.956711" calcext:value-type="float">
            <text:p>0.956711</text:p>
          </table:table-cell>
          <table:table-cell office:value-type="float" office:value="0.955082" calcext:value-type="float">
            <text:p>0.955082</text:p>
          </table:table-cell>
          <table:table-cell table:number-columns-repeated="2" office:value-type="float" office:value="0.96161" calcext:value-type="float">
            <text:p>0.96161</text:p>
          </table:table-cell>
          <table:table-cell office:value-type="float" office:value="0.959394" calcext:value-type="float">
            <text:p>0.959394</text:p>
          </table:table-cell>
          <table:table-cell table:number-columns-repeated="2" office:value-type="float" office:value="0.958007" calcext:value-type="float">
            <text:p>0.958007</text:p>
          </table:table-cell>
          <table:table-cell table:number-columns-repeated="2" office:value-type="float" office:value="0.958653" calcext:value-type="float">
            <text:p>0.958653</text:p>
          </table:table-cell>
          <table:table-cell office:value-type="float" office:value="0.963132" calcext:value-type="float">
            <text:p>0.963132</text:p>
          </table:table-cell>
          <table:table-cell table:number-columns-repeated="2" office:value-type="float" office:value="0.962105" calcext:value-type="float">
            <text:p>0.962105</text:p>
          </table:table-cell>
          <table:table-cell office:value-type="float" office:value="0.970059" calcext:value-type="float">
            <text:p>0.970059</text:p>
          </table:table-cell>
          <table:table-cell table:number-columns-repeated="2" office:value-type="float" office:value="0.964496" calcext:value-type="float">
            <text:p>0.964496</text:p>
          </table:table-cell>
          <table:table-cell office:value-type="float" office:value="0.956631" calcext:value-type="float">
            <text:p>0.956631</text:p>
          </table:table-cell>
          <table:table-cell office:value-type="float" office:value="0.969943" calcext:value-type="float">
            <text:p>0.969943</text:p>
          </table:table-cell>
          <table:table-cell table:number-columns-repeated="2" office:value-type="float" office:value="0.958634" calcext:value-type="float">
            <text:p>0.958634</text:p>
          </table:table-cell>
          <table:table-cell office:value-type="float" office:value="0.956999" calcext:value-type="float">
            <text:p>0.956999</text:p>
          </table:table-cell>
          <table:table-cell table:number-columns-repeated="2" office:value-type="float" office:value="0.964414" calcext:value-type="float">
            <text:p>0.964414</text:p>
          </table:table-cell>
          <table:table-cell table:number-columns-repeated="2" office:value-type="float" office:value="0.958888" calcext:value-type="float">
            <text:p>0.958888</text:p>
          </table:table-cell>
          <table:table-cell office:value-type="float" office:value="0.955322" calcext:value-type="float">
            <text:p>0.955322</text:p>
          </table:table-cell>
        </table:table-row>
        <table:table-row table:style-name="ro1">
          <table:table-cell office:value-type="float" office:value="0.958235" calcext:value-type="float">
            <text:p>0.958235</text:p>
          </table:table-cell>
          <table:table-cell office:value-type="float" office:value="0.959967" calcext:value-type="float">
            <text:p>0.959967</text:p>
          </table:table-cell>
          <table:table-cell table:number-columns-repeated="2" office:value-type="float" office:value="0.954308" calcext:value-type="float">
            <text:p>0.954308</text:p>
          </table:table-cell>
          <table:table-cell table:number-columns-repeated="2" office:value-type="float" office:value="0.956072" calcext:value-type="float">
            <text:p>0.956072</text:p>
          </table:table-cell>
          <table:table-cell office:value-type="float" office:value="0.955657" calcext:value-type="float">
            <text:p>0.955657</text:p>
          </table:table-cell>
          <table:table-cell table:number-columns-repeated="2" office:value-type="float" office:value="0.96091" calcext:value-type="float">
            <text:p>0.96091</text:p>
          </table:table-cell>
          <table:table-cell office:value-type="float" office:value="0.959141" calcext:value-type="float">
            <text:p>0.959141</text:p>
          </table:table-cell>
          <table:table-cell table:number-columns-repeated="2" office:value-type="float" office:value="0.958803" calcext:value-type="float">
            <text:p>0.958803</text:p>
          </table:table-cell>
          <table:table-cell table:number-columns-repeated="2" office:value-type="float" office:value="0.958174" calcext:value-type="float">
            <text:p>0.958174</text:p>
          </table:table-cell>
          <table:table-cell office:value-type="float" office:value="0.962582" calcext:value-type="float">
            <text:p>0.962582</text:p>
          </table:table-cell>
          <table:table-cell table:number-columns-repeated="2" office:value-type="float" office:value="0.96174" calcext:value-type="float">
            <text:p>0.96174</text:p>
          </table:table-cell>
          <table:table-cell office:value-type="float" office:value="0.96938" calcext:value-type="float">
            <text:p>0.96938</text:p>
          </table:table-cell>
          <table:table-cell table:number-columns-repeated="2" office:value-type="float" office:value="0.964857" calcext:value-type="float">
            <text:p>0.964857</text:p>
          </table:table-cell>
          <table:table-cell office:value-type="float" office:value="0.956849" calcext:value-type="float">
            <text:p>0.956849</text:p>
          </table:table-cell>
          <table:table-cell office:value-type="float" office:value="0.96986" calcext:value-type="float">
            <text:p>0.96986</text:p>
          </table:table-cell>
          <table:table-cell table:number-columns-repeated="2" office:value-type="float" office:value="0.958382" calcext:value-type="float">
            <text:p>0.958382</text:p>
          </table:table-cell>
          <table:table-cell office:value-type="float" office:value="0.956259" calcext:value-type="float">
            <text:p>0.956259</text:p>
          </table:table-cell>
          <table:table-cell table:number-columns-repeated="2" office:value-type="float" office:value="0.963824" calcext:value-type="float">
            <text:p>0.963824</text:p>
          </table:table-cell>
          <table:table-cell table:number-columns-repeated="2" office:value-type="float" office:value="0.95868" calcext:value-type="float">
            <text:p>0.95868</text:p>
          </table:table-cell>
          <table:table-cell office:value-type="float" office:value="0.955242" calcext:value-type="float">
            <text:p>0.955242</text:p>
          </table:table-cell>
        </table:table-row>
        <table:table-row table:style-name="ro1">
          <table:table-cell office:value-type="float" office:value="0.959165" calcext:value-type="float">
            <text:p>0.959165</text:p>
          </table:table-cell>
          <table:table-cell office:value-type="float" office:value="0.959867" calcext:value-type="float">
            <text:p>0.959867</text:p>
          </table:table-cell>
          <table:table-cell table:number-columns-repeated="2" office:value-type="float" office:value="0.954544" calcext:value-type="float">
            <text:p>0.954544</text:p>
          </table:table-cell>
          <table:table-cell table:number-columns-repeated="2" office:value-type="float" office:value="0.955898" calcext:value-type="float">
            <text:p>0.955898</text:p>
          </table:table-cell>
          <table:table-cell office:value-type="float" office:value="0.956175" calcext:value-type="float">
            <text:p>0.956175</text:p>
          </table:table-cell>
          <table:table-cell table:number-columns-repeated="2" office:value-type="float" office:value="0.961014" calcext:value-type="float">
            <text:p>0.961014</text:p>
          </table:table-cell>
          <table:table-cell office:value-type="float" office:value="0.958794" calcext:value-type="float">
            <text:p>0.958794</text:p>
          </table:table-cell>
          <table:table-cell table:number-columns-repeated="2" office:value-type="float" office:value="0.958778" calcext:value-type="float">
            <text:p>0.958778</text:p>
          </table:table-cell>
          <table:table-cell table:number-columns-repeated="2" office:value-type="float" office:value="0.957814" calcext:value-type="float">
            <text:p>0.957814</text:p>
          </table:table-cell>
          <table:table-cell office:value-type="float" office:value="0.962346" calcext:value-type="float">
            <text:p>0.962346</text:p>
          </table:table-cell>
          <table:table-cell table:number-columns-repeated="2" office:value-type="float" office:value="0.961582" calcext:value-type="float">
            <text:p>0.961582</text:p>
          </table:table-cell>
          <table:table-cell office:value-type="float" office:value="0.969652" calcext:value-type="float">
            <text:p>0.969652</text:p>
          </table:table-cell>
          <table:table-cell table:number-columns-repeated="2" office:value-type="float" office:value="0.964782" calcext:value-type="float">
            <text:p>0.964782</text:p>
          </table:table-cell>
          <table:table-cell office:value-type="float" office:value="0.957049" calcext:value-type="float">
            <text:p>0.957049</text:p>
          </table:table-cell>
          <table:table-cell office:value-type="float" office:value="0.970189" calcext:value-type="float">
            <text:p>0.970189</text:p>
          </table:table-cell>
          <table:table-cell table:number-columns-repeated="2" office:value-type="float" office:value="0.958657" calcext:value-type="float">
            <text:p>0.958657</text:p>
          </table:table-cell>
          <table:table-cell office:value-type="float" office:value="0.955434" calcext:value-type="float">
            <text:p>0.955434</text:p>
          </table:table-cell>
          <table:table-cell table:number-columns-repeated="2" office:value-type="float" office:value="0.963188" calcext:value-type="float">
            <text:p>0.963188</text:p>
          </table:table-cell>
          <table:table-cell table:number-columns-repeated="2" office:value-type="float" office:value="0.959494" calcext:value-type="float">
            <text:p>0.959494</text:p>
          </table:table-cell>
          <table:table-cell office:value-type="float" office:value="0.955256" calcext:value-type="float">
            <text:p>0.955256</text:p>
          </table:table-cell>
        </table:table-row>
        <table:table-row table:style-name="ro1">
          <table:table-cell office:value-type="float" office:value="0.95952" calcext:value-type="float">
            <text:p>0.95952</text:p>
          </table:table-cell>
          <table:table-cell office:value-type="float" office:value="0.960785" calcext:value-type="float">
            <text:p>0.960785</text:p>
          </table:table-cell>
          <table:table-cell table:number-columns-repeated="2" office:value-type="float" office:value="0.954321" calcext:value-type="float">
            <text:p>0.954321</text:p>
          </table:table-cell>
          <table:table-cell table:number-columns-repeated="2" office:value-type="float" office:value="0.956333" calcext:value-type="float">
            <text:p>0.956333</text:p>
          </table:table-cell>
          <table:table-cell office:value-type="float" office:value="0.956219" calcext:value-type="float">
            <text:p>0.956219</text:p>
          </table:table-cell>
          <table:table-cell table:number-columns-repeated="2" office:value-type="float" office:value="0.960692" calcext:value-type="float">
            <text:p>0.960692</text:p>
          </table:table-cell>
          <table:table-cell office:value-type="float" office:value="0.958554" calcext:value-type="float">
            <text:p>0.958554</text:p>
          </table:table-cell>
          <table:table-cell table:number-columns-repeated="2" office:value-type="float" office:value="0.958778" calcext:value-type="float">
            <text:p>0.958778</text:p>
          </table:table-cell>
          <table:table-cell table:number-columns-repeated="2" office:value-type="float" office:value="0.957572" calcext:value-type="float">
            <text:p>0.957572</text:p>
          </table:table-cell>
          <table:table-cell office:value-type="float" office:value="0.962388" calcext:value-type="float">
            <text:p>0.962388</text:p>
          </table:table-cell>
          <table:table-cell table:number-columns-repeated="2" office:value-type="float" office:value="0.96234" calcext:value-type="float">
            <text:p>0.96234</text:p>
          </table:table-cell>
          <table:table-cell office:value-type="float" office:value="0.969461" calcext:value-type="float">
            <text:p>0.969461</text:p>
          </table:table-cell>
          <table:table-cell table:number-columns-repeated="2" office:value-type="float" office:value="0.964731" calcext:value-type="float">
            <text:p>0.964731</text:p>
          </table:table-cell>
          <table:table-cell office:value-type="float" office:value="0.957364" calcext:value-type="float">
            <text:p>0.957364</text:p>
          </table:table-cell>
          <table:table-cell office:value-type="float" office:value="0.969615" calcext:value-type="float">
            <text:p>0.969615</text:p>
          </table:table-cell>
          <table:table-cell table:number-columns-repeated="2" office:value-type="float" office:value="0.95825" calcext:value-type="float">
            <text:p>0.95825</text:p>
          </table:table-cell>
          <table:table-cell office:value-type="float" office:value="0.955349" calcext:value-type="float">
            <text:p>0.955349</text:p>
          </table:table-cell>
          <table:table-cell table:number-columns-repeated="2" office:value-type="float" office:value="0.963135" calcext:value-type="float">
            <text:p>0.963135</text:p>
          </table:table-cell>
          <table:table-cell table:number-columns-repeated="2" office:value-type="float" office:value="0.959072" calcext:value-type="float">
            <text:p>0.959072</text:p>
          </table:table-cell>
          <table:table-cell office:value-type="float" office:value="0.955286" calcext:value-type="float">
            <text:p>0.955286</text:p>
          </table:table-cell>
        </table:table-row>
        <table:table-row table:style-name="ro1">
          <table:table-cell office:value-type="float" office:value="0.959414" calcext:value-type="float">
            <text:p>0.959414</text:p>
          </table:table-cell>
          <table:table-cell office:value-type="float" office:value="0.960505" calcext:value-type="float">
            <text:p>0.960505</text:p>
          </table:table-cell>
          <table:table-cell table:number-columns-repeated="2" office:value-type="float" office:value="0.953577" calcext:value-type="float">
            <text:p>0.953577</text:p>
          </table:table-cell>
          <table:table-cell table:number-columns-repeated="2" office:value-type="float" office:value="0.956" calcext:value-type="float">
            <text:p>0.956</text:p>
          </table:table-cell>
          <table:table-cell office:value-type="float" office:value="0.956057" calcext:value-type="float">
            <text:p>0.956057</text:p>
          </table:table-cell>
          <table:table-cell table:number-columns-repeated="2" office:value-type="float" office:value="0.960707" calcext:value-type="float">
            <text:p>0.960707</text:p>
          </table:table-cell>
          <table:table-cell office:value-type="float" office:value="0.958755" calcext:value-type="float">
            <text:p>0.958755</text:p>
          </table:table-cell>
          <table:table-cell table:number-columns-repeated="2" office:value-type="float" office:value="0.959225" calcext:value-type="float">
            <text:p>0.959225</text:p>
          </table:table-cell>
          <table:table-cell table:number-columns-repeated="2" office:value-type="float" office:value="0.957419" calcext:value-type="float">
            <text:p>0.957419</text:p>
          </table:table-cell>
          <table:table-cell office:value-type="float" office:value="0.96291" calcext:value-type="float">
            <text:p>0.96291</text:p>
          </table:table-cell>
          <table:table-cell table:number-columns-repeated="2" office:value-type="float" office:value="0.962374" calcext:value-type="float">
            <text:p>0.962374</text:p>
          </table:table-cell>
          <table:table-cell office:value-type="float" office:value="0.969371" calcext:value-type="float">
            <text:p>0.969371</text:p>
          </table:table-cell>
          <table:table-cell table:number-columns-repeated="2" office:value-type="float" office:value="0.964626" calcext:value-type="float">
            <text:p>0.964626</text:p>
          </table:table-cell>
          <table:table-cell office:value-type="float" office:value="0.957626" calcext:value-type="float">
            <text:p>0.957626</text:p>
          </table:table-cell>
          <table:table-cell office:value-type="float" office:value="0.969731" calcext:value-type="float">
            <text:p>0.969731</text:p>
          </table:table-cell>
          <table:table-cell table:number-columns-repeated="2" office:value-type="float" office:value="0.957729" calcext:value-type="float">
            <text:p>0.957729</text:p>
          </table:table-cell>
          <table:table-cell office:value-type="float" office:value="0.954767" calcext:value-type="float">
            <text:p>0.954767</text:p>
          </table:table-cell>
          <table:table-cell table:number-columns-repeated="2" office:value-type="float" office:value="0.963302" calcext:value-type="float">
            <text:p>0.963302</text:p>
          </table:table-cell>
          <table:table-cell table:number-columns-repeated="2" office:value-type="float" office:value="0.959574" calcext:value-type="float">
            <text:p>0.959574</text:p>
          </table:table-cell>
          <table:table-cell office:value-type="float" office:value="0.95526" calcext:value-type="float">
            <text:p>0.95526</text:p>
          </table:table-cell>
        </table:table-row>
        <table:table-row table:style-name="ro1">
          <table:table-cell office:value-type="float" office:value="0.960051" calcext:value-type="float">
            <text:p>0.960051</text:p>
          </table:table-cell>
          <table:table-cell office:value-type="float" office:value="0.960401" calcext:value-type="float">
            <text:p>0.960401</text:p>
          </table:table-cell>
          <table:table-cell table:number-columns-repeated="2" office:value-type="float" office:value="0.954557" calcext:value-type="float">
            <text:p>0.954557</text:p>
          </table:table-cell>
          <table:table-cell table:number-columns-repeated="2" office:value-type="float" office:value="0.956586" calcext:value-type="float">
            <text:p>0.956586</text:p>
          </table:table-cell>
          <table:table-cell office:value-type="float" office:value="0.956222" calcext:value-type="float">
            <text:p>0.956222</text:p>
          </table:table-cell>
          <table:table-cell table:number-columns-repeated="2" office:value-type="float" office:value="0.960701" calcext:value-type="float">
            <text:p>0.960701</text:p>
          </table:table-cell>
          <table:table-cell office:value-type="float" office:value="0.958238" calcext:value-type="float">
            <text:p>0.958238</text:p>
          </table:table-cell>
          <table:table-cell table:number-columns-repeated="2" office:value-type="float" office:value="0.959568" calcext:value-type="float">
            <text:p>0.959568</text:p>
          </table:table-cell>
          <table:table-cell table:number-columns-repeated="2" office:value-type="float" office:value="0.957493" calcext:value-type="float">
            <text:p>0.957493</text:p>
          </table:table-cell>
          <table:table-cell office:value-type="float" office:value="0.963155" calcext:value-type="float">
            <text:p>0.963155</text:p>
          </table:table-cell>
          <table:table-cell table:number-columns-repeated="2" office:value-type="float" office:value="0.962585" calcext:value-type="float">
            <text:p>0.962585</text:p>
          </table:table-cell>
          <table:table-cell office:value-type="float" office:value="0.969633" calcext:value-type="float">
            <text:p>0.969633</text:p>
          </table:table-cell>
          <table:table-cell table:number-columns-repeated="2" office:value-type="float" office:value="0.964308" calcext:value-type="float">
            <text:p>0.964308</text:p>
          </table:table-cell>
          <table:table-cell office:value-type="float" office:value="0.957368" calcext:value-type="float">
            <text:p>0.957368</text:p>
          </table:table-cell>
          <table:table-cell office:value-type="float" office:value="0.969428" calcext:value-type="float">
            <text:p>0.969428</text:p>
          </table:table-cell>
          <table:table-cell table:number-columns-repeated="2" office:value-type="float" office:value="0.958096" calcext:value-type="float">
            <text:p>0.958096</text:p>
          </table:table-cell>
          <table:table-cell office:value-type="float" office:value="0.955021" calcext:value-type="float">
            <text:p>0.955021</text:p>
          </table:table-cell>
          <table:table-cell table:number-columns-repeated="2" office:value-type="float" office:value="0.963996" calcext:value-type="float">
            <text:p>0.963996</text:p>
          </table:table-cell>
          <table:table-cell table:number-columns-repeated="2" office:value-type="float" office:value="0.959467" calcext:value-type="float">
            <text:p>0.959467</text:p>
          </table:table-cell>
          <table:table-cell office:value-type="float" office:value="0.954477" calcext:value-type="float">
            <text:p>0.954477</text:p>
          </table:table-cell>
        </table:table-row>
      </table:table>
      <table:table table:name="High Volatility" table:style-name="ta1">
        <table:shapes>
          <draw:frame draw:z-index="0" draw:style-name="gr1" draw:text-style-name="P1" svg:width="9.8425in" svg:height="7.874in" svg:x="20.4724in" svg:y="0.3937in">
            <draw:object draw:notify-on-update-of-ranges="'High Volatility'.A1:'High Volatility'.A100 'High Volatility'.B1:'High Volatility'.B100 'High Volatility'.C1:'High Volatility'.C100 'High Volatility'.D1:'High Volatility'.D100 'High Volatility'.E1:'High Volatility'.E100 'High Volatility'.F1:'High Volatility'.F100 'High Volatility'.G1:'High Volatility'.G100 'High Volatility'.H1:'High Volatility'.H100 'High Volatility'.I1:'High Volatility'.I100 'High Volatility'.J1:'High Volatility'.J100 'High Volatility'.K1:'High Volatility'.K100 'High Volatility'.L1:'High Volatility'.L100 'High Volatility'.M1:'High Volatility'.M100 'High Volatility'.N1:'High Volatility'.N100 'High Volatility'.O1:'High Volatility'.O100 'High Volatility'.P1:'High Volatility'.P100 'High Volatility'.Q1:'High Volatility'.Q100 'High Volatility'.R1:'High Volatility'.R100 'High Volatility'.S1:'High Volatility'.S100 'High Volatility'.T1:'High Volatility'.T100 'High Volatility'.U1:'High Volatility'.U100 'High Volatility'.V1:'High Volatility'.V100 'High Volatility'.W1:'High Volatility'.W100 'High Volatility'.X1:'High Volatility'.X100 'High Volatility'.Y1:'High Volatility'.Y100 'High Volatility'.Z1:'High Volatility'.Z100 'High Volatility'.AA1:'High Volatility'.AA100 'High Volatility'.AB1:'High Volatility'.AB100 'High Volatility'.AC1:'High Volatility'.AC100 'High Volatility'.AD1:'High Volatility'.AD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number-columns-repeated="3" office:value-type="float" office:value="1.14502" calcext:value-type="float">
            <text:p>1.14502</text:p>
          </table:table-cell>
          <table:table-cell table:number-columns-repeated="2" office:value-type="float" office:value="0.89675" calcext:value-type="float">
            <text:p>0.89675</text:p>
          </table:table-cell>
          <table:table-cell table:number-columns-repeated="2" office:value-type="float" office:value="1.43695" calcext:value-type="float">
            <text:p>1.43695</text:p>
          </table:table-cell>
          <table:table-cell table:number-columns-repeated="3" office:value-type="float" office:value="0.852225" calcext:value-type="float">
            <text:p>0.852225</text:p>
          </table:table-cell>
          <table:table-cell table:number-columns-repeated="2" office:value-type="float" office:value="0.969775" calcext:value-type="float">
            <text:p>0.969775</text:p>
          </table:table-cell>
          <table:table-cell table:number-columns-repeated="3" office:value-type="float" office:value="0.712375" calcext:value-type="float">
            <text:p>0.712375</text:p>
          </table:table-cell>
          <table:table-cell table:number-columns-repeated="2" office:value-type="float" office:value="0.5042" calcext:value-type="float">
            <text:p>0.5042</text:p>
          </table:table-cell>
          <table:table-cell table:number-columns-repeated="3" office:value-type="float" office:value="0.75925" calcext:value-type="float">
            <text:p>0.75925</text:p>
          </table:table-cell>
          <table:table-cell table:number-columns-repeated="2" office:value-type="float" office:value="0.618375" calcext:value-type="float">
            <text:p>0.618375</text:p>
          </table:table-cell>
          <table:table-cell table:number-columns-repeated="3" office:value-type="float" office:value="0.746675" calcext:value-type="float">
            <text:p>0.746675</text:p>
          </table:table-cell>
          <table:table-cell table:number-columns-repeated="2" office:value-type="float" office:value="0.954175" calcext:value-type="float">
            <text:p>0.954175</text:p>
          </table:table-cell>
          <table:table-cell table:number-columns-repeated="2" office:value-type="float" office:value="0.91135" calcext:value-type="float">
            <text:p>0.91135</text:p>
          </table:table-cell>
          <table:table-cell office:value-type="float" office:value="1.24935" calcext:value-type="float">
            <text:p>1.24935</text:p>
          </table:table-cell>
        </table:table-row>
        <table:table-row table:style-name="ro1">
          <table:table-cell table:number-columns-repeated="3" office:value-type="float" office:value="1.16294" calcext:value-type="float">
            <text:p>1.16294</text:p>
          </table:table-cell>
          <table:table-cell table:number-columns-repeated="2" office:value-type="float" office:value="1.05275" calcext:value-type="float">
            <text:p>1.05275</text:p>
          </table:table-cell>
          <table:table-cell table:number-columns-repeated="2" office:value-type="float" office:value="1.10888" calcext:value-type="float">
            <text:p>1.10888</text:p>
          </table:table-cell>
          <table:table-cell table:number-columns-repeated="3" office:value-type="float" office:value="0.731725" calcext:value-type="float">
            <text:p>0.731725</text:p>
          </table:table-cell>
          <table:table-cell table:number-columns-repeated="2" office:value-type="float" office:value="0.839263" calcext:value-type="float">
            <text:p>0.839263</text:p>
          </table:table-cell>
          <table:table-cell table:number-columns-repeated="3" office:value-type="float" office:value="0.784875" calcext:value-type="float">
            <text:p>0.784875</text:p>
          </table:table-cell>
          <table:table-cell table:number-columns-repeated="2" office:value-type="float" office:value="0.837963" calcext:value-type="float">
            <text:p>0.837963</text:p>
          </table:table-cell>
          <table:table-cell table:number-columns-repeated="3" office:value-type="float" office:value="0.783375" calcext:value-type="float">
            <text:p>0.783375</text:p>
          </table:table-cell>
          <table:table-cell table:number-columns-repeated="2" office:value-type="float" office:value="0.800388" calcext:value-type="float">
            <text:p>0.800388</text:p>
          </table:table-cell>
          <table:table-cell table:number-columns-repeated="3" office:value-type="float" office:value="0.968725" calcext:value-type="float">
            <text:p>0.968725</text:p>
          </table:table-cell>
          <table:table-cell table:number-columns-repeated="2" office:value-type="float" office:value="0.823237" calcext:value-type="float">
            <text:p>0.823237</text:p>
          </table:table-cell>
          <table:table-cell table:number-columns-repeated="2" office:value-type="float" office:value="0.895275" calcext:value-type="float">
            <text:p>0.895275</text:p>
          </table:table-cell>
          <table:table-cell office:value-type="float" office:value="1.02384" calcext:value-type="float">
            <text:p>1.02384</text:p>
          </table:table-cell>
        </table:table-row>
        <table:table-row table:style-name="ro1">
          <table:table-cell table:number-columns-repeated="3" office:value-type="float" office:value="1.08293" calcext:value-type="float">
            <text:p>1.08293</text:p>
          </table:table-cell>
          <table:table-cell table:number-columns-repeated="2" office:value-type="float" office:value="0.946667" calcext:value-type="float">
            <text:p>0.946667</text:p>
          </table:table-cell>
          <table:table-cell table:number-columns-repeated="2" office:value-type="float" office:value="1.05932" calcext:value-type="float">
            <text:p>1.05932</text:p>
          </table:table-cell>
          <table:table-cell table:number-columns-repeated="3" office:value-type="float" office:value="0.770833" calcext:value-type="float">
            <text:p>0.770833</text:p>
          </table:table-cell>
          <table:table-cell table:number-columns-repeated="2" office:value-type="float" office:value="0.825825" calcext:value-type="float">
            <text:p>0.825825</text:p>
          </table:table-cell>
          <table:table-cell table:number-columns-repeated="3" office:value-type="float" office:value="0.871908" calcext:value-type="float">
            <text:p>0.871908</text:p>
          </table:table-cell>
          <table:table-cell table:number-columns-repeated="2" office:value-type="float" office:value="0.815158" calcext:value-type="float">
            <text:p>0.815158</text:p>
          </table:table-cell>
          <table:table-cell table:number-columns-repeated="3" office:value-type="float" office:value="0.851117" calcext:value-type="float">
            <text:p>0.851117</text:p>
          </table:table-cell>
          <table:table-cell table:number-columns-repeated="2" office:value-type="float" office:value="0.889208" calcext:value-type="float">
            <text:p>0.889208</text:p>
          </table:table-cell>
          <table:table-cell table:number-columns-repeated="3" office:value-type="float" office:value="0.884633" calcext:value-type="float">
            <text:p>0.884633</text:p>
          </table:table-cell>
          <table:table-cell table:number-columns-repeated="2" office:value-type="float" office:value="0.805892" calcext:value-type="float">
            <text:p>0.805892</text:p>
          </table:table-cell>
          <table:table-cell table:number-columns-repeated="2" office:value-type="float" office:value="0.998292" calcext:value-type="float">
            <text:p>0.998292</text:p>
          </table:table-cell>
          <table:table-cell office:value-type="float" office:value="0.976492" calcext:value-type="float">
            <text:p>0.976492</text:p>
          </table:table-cell>
        </table:table-row>
        <table:table-row table:style-name="ro1">
          <table:table-cell table:number-columns-repeated="3" office:value-type="float" office:value="1.02073" calcext:value-type="float">
            <text:p>1.02073</text:p>
          </table:table-cell>
          <table:table-cell table:number-columns-repeated="2" office:value-type="float" office:value="0.907069" calcext:value-type="float">
            <text:p>0.907069</text:p>
          </table:table-cell>
          <table:table-cell table:number-columns-repeated="2" office:value-type="float" office:value="1.18732" calcext:value-type="float">
            <text:p>1.18732</text:p>
          </table:table-cell>
          <table:table-cell table:number-columns-repeated="3" office:value-type="float" office:value="0.908412" calcext:value-type="float">
            <text:p>0.908412</text:p>
          </table:table-cell>
          <table:table-cell table:number-columns-repeated="2" office:value-type="float" office:value="0.816525" calcext:value-type="float">
            <text:p>0.816525</text:p>
          </table:table-cell>
          <table:table-cell table:number-columns-repeated="3" office:value-type="float" office:value="0.930987" calcext:value-type="float">
            <text:p>0.930987</text:p>
          </table:table-cell>
          <table:table-cell table:number-columns-repeated="2" office:value-type="float" office:value="0.8629" calcext:value-type="float">
            <text:p>0.8629</text:p>
          </table:table-cell>
          <table:table-cell table:number-columns-repeated="3" office:value-type="float" office:value="0.809881" calcext:value-type="float">
            <text:p>0.809881</text:p>
          </table:table-cell>
          <table:table-cell table:number-columns-repeated="2" office:value-type="float" office:value="0.820562" calcext:value-type="float">
            <text:p>0.820562</text:p>
          </table:table-cell>
          <table:table-cell table:number-columns-repeated="3" office:value-type="float" office:value="0.975469" calcext:value-type="float">
            <text:p>0.975469</text:p>
          </table:table-cell>
          <table:table-cell table:number-columns-repeated="2" office:value-type="float" office:value="0.926869" calcext:value-type="float">
            <text:p>0.926869</text:p>
          </table:table-cell>
          <table:table-cell table:number-columns-repeated="2" office:value-type="float" office:value="0.97955" calcext:value-type="float">
            <text:p>0.97955</text:p>
          </table:table-cell>
          <table:table-cell office:value-type="float" office:value="1.13745" calcext:value-type="float">
            <text:p>1.13745</text:p>
          </table:table-cell>
        </table:table-row>
        <table:table-row table:style-name="ro1">
          <table:table-cell table:number-columns-repeated="3" office:value-type="float" office:value="1.03403" calcext:value-type="float">
            <text:p>1.03403</text:p>
          </table:table-cell>
          <table:table-cell table:number-columns-repeated="2" office:value-type="float" office:value="0.85551" calcext:value-type="float">
            <text:p>0.85551</text:p>
          </table:table-cell>
          <table:table-cell table:number-columns-repeated="2" office:value-type="float" office:value="1.12294" calcext:value-type="float">
            <text:p>1.12294</text:p>
          </table:table-cell>
          <table:table-cell table:number-columns-repeated="3" office:value-type="float" office:value="0.990645" calcext:value-type="float">
            <text:p>0.990645</text:p>
          </table:table-cell>
          <table:table-cell table:number-columns-repeated="2" office:value-type="float" office:value="0.825035" calcext:value-type="float">
            <text:p>0.825035</text:p>
          </table:table-cell>
          <table:table-cell table:number-columns-repeated="3" office:value-type="float" office:value="0.91301" calcext:value-type="float">
            <text:p>0.91301</text:p>
          </table:table-cell>
          <table:table-cell table:number-columns-repeated="2" office:value-type="float" office:value="0.847945" calcext:value-type="float">
            <text:p>0.847945</text:p>
          </table:table-cell>
          <table:table-cell table:number-columns-repeated="3" office:value-type="float" office:value="0.842095" calcext:value-type="float">
            <text:p>0.842095</text:p>
          </table:table-cell>
          <table:table-cell table:number-columns-repeated="2" office:value-type="float" office:value="0.928435" calcext:value-type="float">
            <text:p>0.928435</text:p>
          </table:table-cell>
          <table:table-cell table:number-columns-repeated="3" office:value-type="float" office:value="0.956095" calcext:value-type="float">
            <text:p>0.956095</text:p>
          </table:table-cell>
          <table:table-cell table:number-columns-repeated="2" office:value-type="float" office:value="1.03181" calcext:value-type="float">
            <text:p>1.03181</text:p>
          </table:table-cell>
          <table:table-cell table:number-columns-repeated="2" office:value-type="float" office:value="1.06205" calcext:value-type="float">
            <text:p>1.06205</text:p>
          </table:table-cell>
          <table:table-cell office:value-type="float" office:value="1.04461" calcext:value-type="float">
            <text:p>1.04461</text:p>
          </table:table-cell>
        </table:table-row>
        <table:table-row table:style-name="ro1">
          <table:table-cell table:number-columns-repeated="3" office:value-type="float" office:value="1.00498" calcext:value-type="float">
            <text:p>1.00498</text:p>
          </table:table-cell>
          <table:table-cell table:number-columns-repeated="2" office:value-type="float" office:value="0.829896" calcext:value-type="float">
            <text:p>0.829896</text:p>
          </table:table-cell>
          <table:table-cell table:number-columns-repeated="2" office:value-type="float" office:value="1.11082" calcext:value-type="float">
            <text:p>1.11082</text:p>
          </table:table-cell>
          <table:table-cell table:number-columns-repeated="3" office:value-type="float" office:value="1.01979" calcext:value-type="float">
            <text:p>1.01979</text:p>
          </table:table-cell>
          <table:table-cell table:number-columns-repeated="2" office:value-type="float" office:value="0.840558" calcext:value-type="float">
            <text:p>0.840558</text:p>
          </table:table-cell>
          <table:table-cell table:number-columns-repeated="3" office:value-type="float" office:value="0.964488" calcext:value-type="float">
            <text:p>0.964488</text:p>
          </table:table-cell>
          <table:table-cell table:number-columns-repeated="2" office:value-type="float" office:value="0.894442" calcext:value-type="float">
            <text:p>0.894442</text:p>
          </table:table-cell>
          <table:table-cell table:number-columns-repeated="3" office:value-type="float" office:value="0.791708" calcext:value-type="float">
            <text:p>0.791708</text:p>
          </table:table-cell>
          <table:table-cell table:number-columns-repeated="2" office:value-type="float" office:value="0.910129" calcext:value-type="float">
            <text:p>0.910129</text:p>
          </table:table-cell>
          <table:table-cell table:number-columns-repeated="3" office:value-type="float" office:value="0.940863" calcext:value-type="float">
            <text:p>0.940863</text:p>
          </table:table-cell>
          <table:table-cell table:number-columns-repeated="2" office:value-type="float" office:value="1.08898" calcext:value-type="float">
            <text:p>1.08898</text:p>
          </table:table-cell>
          <table:table-cell table:number-columns-repeated="2" office:value-type="float" office:value="1.10056" calcext:value-type="float">
            <text:p>1.10056</text:p>
          </table:table-cell>
          <table:table-cell office:value-type="float" office:value="1.08593" calcext:value-type="float">
            <text:p>1.08593</text:p>
          </table:table-cell>
        </table:table-row>
        <table:table-row table:style-name="ro1">
          <table:table-cell table:number-columns-repeated="3" office:value-type="float" office:value="0.986418" calcext:value-type="float">
            <text:p>0.986418</text:p>
          </table:table-cell>
          <table:table-cell table:number-columns-repeated="2" office:value-type="float" office:value="0.845229" calcext:value-type="float">
            <text:p>0.845229</text:p>
          </table:table-cell>
          <table:table-cell table:number-columns-repeated="2" office:value-type="float" office:value="1.1143" calcext:value-type="float">
            <text:p>1.1143</text:p>
          </table:table-cell>
          <table:table-cell table:number-columns-repeated="3" office:value-type="float" office:value="1.03513" calcext:value-type="float">
            <text:p>1.03513</text:p>
          </table:table-cell>
          <table:table-cell table:number-columns-repeated="2" office:value-type="float" office:value="0.837004" calcext:value-type="float">
            <text:p>0.837004</text:p>
          </table:table-cell>
          <table:table-cell table:number-columns-repeated="3" office:value-type="float" office:value="0.942504" calcext:value-type="float">
            <text:p>0.942504</text:p>
          </table:table-cell>
          <table:table-cell table:number-columns-repeated="2" office:value-type="float" office:value="0.853246" calcext:value-type="float">
            <text:p>0.853246</text:p>
          </table:table-cell>
          <table:table-cell table:number-columns-repeated="3" office:value-type="float" office:value="0.812682" calcext:value-type="float">
            <text:p>0.812682</text:p>
          </table:table-cell>
          <table:table-cell table:number-columns-repeated="2" office:value-type="float" office:value="0.86735" calcext:value-type="float">
            <text:p>0.86735</text:p>
          </table:table-cell>
          <table:table-cell table:number-columns-repeated="3" office:value-type="float" office:value="0.940782" calcext:value-type="float">
            <text:p>0.940782</text:p>
          </table:table-cell>
          <table:table-cell table:number-columns-repeated="2" office:value-type="float" office:value="1.05809" calcext:value-type="float">
            <text:p>1.05809</text:p>
          </table:table-cell>
          <table:table-cell table:number-columns-repeated="2" office:value-type="float" office:value="1.07999" calcext:value-type="float">
            <text:p>1.07999</text:p>
          </table:table-cell>
          <table:table-cell office:value-type="float" office:value="1.03045" calcext:value-type="float">
            <text:p>1.03045</text:p>
          </table:table-cell>
        </table:table-row>
        <table:table-row table:style-name="ro1">
          <table:table-cell table:number-columns-repeated="3" office:value-type="float" office:value="1.00754" calcext:value-type="float">
            <text:p>1.00754</text:p>
          </table:table-cell>
          <table:table-cell table:number-columns-repeated="2" office:value-type="float" office:value="0.906528" calcext:value-type="float">
            <text:p>0.906528</text:p>
          </table:table-cell>
          <table:table-cell table:number-columns-repeated="2" office:value-type="float" office:value="1.09027" calcext:value-type="float">
            <text:p>1.09027</text:p>
          </table:table-cell>
          <table:table-cell table:number-columns-repeated="3" office:value-type="float" office:value="0.981591" calcext:value-type="float">
            <text:p>0.981591</text:p>
          </table:table-cell>
          <table:table-cell table:number-columns-repeated="2" office:value-type="float" office:value="0.838337" calcext:value-type="float">
            <text:p>0.838337</text:p>
          </table:table-cell>
          <table:table-cell table:number-columns-repeated="3" office:value-type="float" office:value="0.941525" calcext:value-type="float">
            <text:p>0.941525</text:p>
          </table:table-cell>
          <table:table-cell table:number-columns-repeated="2" office:value-type="float" office:value="0.84365" calcext:value-type="float">
            <text:p>0.84365</text:p>
          </table:table-cell>
          <table:table-cell table:number-columns-repeated="3" office:value-type="float" office:value="0.806309" calcext:value-type="float">
            <text:p>0.806309</text:p>
          </table:table-cell>
          <table:table-cell table:number-columns-repeated="2" office:value-type="float" office:value="0.86615" calcext:value-type="float">
            <text:p>0.86615</text:p>
          </table:table-cell>
          <table:table-cell table:number-columns-repeated="3" office:value-type="float" office:value="0.96195" calcext:value-type="float">
            <text:p>0.96195</text:p>
          </table:table-cell>
          <table:table-cell table:number-columns-repeated="2" office:value-type="float" office:value="1.03452" calcext:value-type="float">
            <text:p>1.03452</text:p>
          </table:table-cell>
          <table:table-cell table:number-columns-repeated="2" office:value-type="float" office:value="1.05673" calcext:value-type="float">
            <text:p>1.05673</text:p>
          </table:table-cell>
          <table:table-cell office:value-type="float" office:value="1.01683" calcext:value-type="float">
            <text:p>1.01683</text:p>
          </table:table-cell>
        </table:table-row>
        <table:table-row table:style-name="ro1">
          <table:table-cell table:number-columns-repeated="3" office:value-type="float" office:value="1.03134" calcext:value-type="float">
            <text:p>1.03134</text:p>
          </table:table-cell>
          <table:table-cell table:number-columns-repeated="2" office:value-type="float" office:value="0.901119" calcext:value-type="float">
            <text:p>0.901119</text:p>
          </table:table-cell>
          <table:table-cell table:number-columns-repeated="2" office:value-type="float" office:value="1.04063" calcext:value-type="float">
            <text:p>1.04063</text:p>
          </table:table-cell>
          <table:table-cell table:number-columns-repeated="3" office:value-type="float" office:value="0.95255" calcext:value-type="float">
            <text:p>0.95255</text:p>
          </table:table-cell>
          <table:table-cell table:number-columns-repeated="2" office:value-type="float" office:value="0.855353" calcext:value-type="float">
            <text:p>0.855353</text:p>
          </table:table-cell>
          <table:table-cell table:number-columns-repeated="3" office:value-type="float" office:value="0.964181" calcext:value-type="float">
            <text:p>0.964181</text:p>
          </table:table-cell>
          <table:table-cell table:number-columns-repeated="2" office:value-type="float" office:value="0.872683" calcext:value-type="float">
            <text:p>0.872683</text:p>
          </table:table-cell>
          <table:table-cell table:number-columns-repeated="3" office:value-type="float" office:value="0.818931" calcext:value-type="float">
            <text:p>0.818931</text:p>
          </table:table-cell>
          <table:table-cell table:number-columns-repeated="2" office:value-type="float" office:value="0.854069" calcext:value-type="float">
            <text:p>0.854069</text:p>
          </table:table-cell>
          <table:table-cell table:number-columns-repeated="3" office:value-type="float" office:value="0.926081" calcext:value-type="float">
            <text:p>0.926081</text:p>
          </table:table-cell>
          <table:table-cell table:number-columns-repeated="2" office:value-type="float" office:value="1.00149" calcext:value-type="float">
            <text:p>1.00149</text:p>
          </table:table-cell>
          <table:table-cell table:number-columns-repeated="2" office:value-type="float" office:value="1.01801" calcext:value-type="float">
            <text:p>1.01801</text:p>
          </table:table-cell>
          <table:table-cell office:value-type="float" office:value="0.997647" calcext:value-type="float">
            <text:p>0.997647</text:p>
          </table:table-cell>
        </table:table-row>
        <table:table-row table:style-name="ro1">
          <table:table-cell table:number-columns-repeated="3" office:value-type="float" office:value="1.02718" calcext:value-type="float">
            <text:p>1.02718</text:p>
          </table:table-cell>
          <table:table-cell table:number-columns-repeated="2" office:value-type="float" office:value="0.888933" calcext:value-type="float">
            <text:p>0.888933</text:p>
          </table:table-cell>
          <table:table-cell table:number-columns-repeated="2" office:value-type="float" office:value="1.05249" calcext:value-type="float">
            <text:p>1.05249</text:p>
          </table:table-cell>
          <table:table-cell table:number-columns-repeated="3" office:value-type="float" office:value="1.00908" calcext:value-type="float">
            <text:p>1.00908</text:p>
          </table:table-cell>
          <table:table-cell table:number-columns-repeated="2" office:value-type="float" office:value="0.832673" calcext:value-type="float">
            <text:p>0.832673</text:p>
          </table:table-cell>
          <table:table-cell table:number-columns-repeated="3" office:value-type="float" office:value="0.947638" calcext:value-type="float">
            <text:p>0.947638</text:p>
          </table:table-cell>
          <table:table-cell table:number-columns-repeated="2" office:value-type="float" office:value="0.875687" calcext:value-type="float">
            <text:p>0.875687</text:p>
          </table:table-cell>
          <table:table-cell table:number-columns-repeated="3" office:value-type="float" office:value="0.821755" calcext:value-type="float">
            <text:p>0.821755</text:p>
          </table:table-cell>
          <table:table-cell table:number-columns-repeated="2" office:value-type="float" office:value="0.83188" calcext:value-type="float">
            <text:p>0.83188</text:p>
          </table:table-cell>
          <table:table-cell table:number-columns-repeated="3" office:value-type="float" office:value="0.960145" calcext:value-type="float">
            <text:p>0.960145</text:p>
          </table:table-cell>
          <table:table-cell table:number-columns-repeated="2" office:value-type="float" office:value="1.01364" calcext:value-type="float">
            <text:p>1.01364</text:p>
          </table:table-cell>
          <table:table-cell table:number-columns-repeated="2" office:value-type="float" office:value="1.02477" calcext:value-type="float">
            <text:p>1.02477</text:p>
          </table:table-cell>
          <table:table-cell office:value-type="float" office:value="0.947775" calcext:value-type="float">
            <text:p>0.947775</text:p>
          </table:table-cell>
        </table:table-row>
        <table:table-row table:style-name="ro1">
          <table:table-cell table:number-columns-repeated="3" office:value-type="float" office:value="1.04235" calcext:value-type="float">
            <text:p>1.04235</text:p>
          </table:table-cell>
          <table:table-cell table:number-columns-repeated="2" office:value-type="float" office:value="0.921134" calcext:value-type="float">
            <text:p>0.921134</text:p>
          </table:table-cell>
          <table:table-cell table:number-columns-repeated="2" office:value-type="float" office:value="1.00789" calcext:value-type="float">
            <text:p>1.00789</text:p>
          </table:table-cell>
          <table:table-cell table:number-columns-repeated="3" office:value-type="float" office:value="0.967832" calcext:value-type="float">
            <text:p>0.967832</text:p>
          </table:table-cell>
          <table:table-cell table:number-columns-repeated="2" office:value-type="float" office:value="0.833848" calcext:value-type="float">
            <text:p>0.833848</text:p>
          </table:table-cell>
          <table:table-cell table:number-columns-repeated="3" office:value-type="float" office:value="0.93723" calcext:value-type="float">
            <text:p>0.93723</text:p>
          </table:table-cell>
          <table:table-cell table:number-columns-repeated="2" office:value-type="float" office:value="0.8845" calcext:value-type="float">
            <text:p>0.8845</text:p>
          </table:table-cell>
          <table:table-cell table:number-columns-repeated="3" office:value-type="float" office:value="0.839848" calcext:value-type="float">
            <text:p>0.839848</text:p>
          </table:table-cell>
          <table:table-cell table:number-columns-repeated="2" office:value-type="float" office:value="0.825886" calcext:value-type="float">
            <text:p>0.825886</text:p>
          </table:table-cell>
          <table:table-cell table:number-columns-repeated="3" office:value-type="float" office:value="0.946591" calcext:value-type="float">
            <text:p>0.946591</text:p>
          </table:table-cell>
          <table:table-cell table:number-columns-repeated="2" office:value-type="float" office:value="1.0175" calcext:value-type="float">
            <text:p>1.0175</text:p>
          </table:table-cell>
          <table:table-cell table:number-columns-repeated="2" office:value-type="float" office:value="1.05681" calcext:value-type="float">
            <text:p>1.05681</text:p>
          </table:table-cell>
          <table:table-cell office:value-type="float" office:value="0.930355" calcext:value-type="float">
            <text:p>0.930355</text:p>
          </table:table-cell>
        </table:table-row>
        <table:table-row table:style-name="ro1">
          <table:table-cell table:number-columns-repeated="3" office:value-type="float" office:value="0.997521" calcext:value-type="float">
            <text:p>0.997521</text:p>
          </table:table-cell>
          <table:table-cell table:number-columns-repeated="2" office:value-type="float" office:value="0.904973" calcext:value-type="float">
            <text:p>0.904973</text:p>
          </table:table-cell>
          <table:table-cell table:number-columns-repeated="2" office:value-type="float" office:value="1.01249" calcext:value-type="float">
            <text:p>1.01249</text:p>
          </table:table-cell>
          <table:table-cell table:number-columns-repeated="3" office:value-type="float" office:value="0.974517" calcext:value-type="float">
            <text:p>0.974517</text:p>
          </table:table-cell>
          <table:table-cell table:number-columns-repeated="2" office:value-type="float" office:value="0.824067" calcext:value-type="float">
            <text:p>0.824067</text:p>
          </table:table-cell>
          <table:table-cell table:number-columns-repeated="3" office:value-type="float" office:value="0.951963" calcext:value-type="float">
            <text:p>0.951963</text:p>
          </table:table-cell>
          <table:table-cell table:number-columns-repeated="2" office:value-type="float" office:value="0.879265" calcext:value-type="float">
            <text:p>0.879265</text:p>
          </table:table-cell>
          <table:table-cell table:number-columns-repeated="3" office:value-type="float" office:value="0.856627" calcext:value-type="float">
            <text:p>0.856627</text:p>
          </table:table-cell>
          <table:table-cell table:number-columns-repeated="2" office:value-type="float" office:value="0.84761" calcext:value-type="float">
            <text:p>0.84761</text:p>
          </table:table-cell>
          <table:table-cell table:number-columns-repeated="3" office:value-type="float" office:value="0.93909" calcext:value-type="float">
            <text:p>0.93909</text:p>
          </table:table-cell>
          <table:table-cell table:number-columns-repeated="2" office:value-type="float" office:value="0.99994" calcext:value-type="float">
            <text:p>0.99994</text:p>
          </table:table-cell>
          <table:table-cell table:number-columns-repeated="2" office:value-type="float" office:value="1.07029" calcext:value-type="float">
            <text:p>1.07029</text:p>
          </table:table-cell>
          <table:table-cell office:value-type="float" office:value="0.937971" calcext:value-type="float">
            <text:p>0.937971</text:p>
          </table:table-cell>
        </table:table-row>
        <table:table-row table:style-name="ro1">
          <table:table-cell table:number-columns-repeated="3" office:value-type="float" office:value="1.02106" calcext:value-type="float">
            <text:p>1.02106</text:p>
          </table:table-cell>
          <table:table-cell table:number-columns-repeated="2" office:value-type="float" office:value="0.891315" calcext:value-type="float">
            <text:p>0.891315</text:p>
          </table:table-cell>
          <table:table-cell table:number-columns-repeated="2" office:value-type="float" office:value="1.05345" calcext:value-type="float">
            <text:p>1.05345</text:p>
          </table:table-cell>
          <table:table-cell table:number-columns-repeated="3" office:value-type="float" office:value="0.998294" calcext:value-type="float">
            <text:p>0.998294</text:p>
          </table:table-cell>
          <table:table-cell table:number-columns-repeated="2" office:value-type="float" office:value="0.819317" calcext:value-type="float">
            <text:p>0.819317</text:p>
          </table:table-cell>
          <table:table-cell table:number-columns-repeated="3" office:value-type="float" office:value="0.967171" calcext:value-type="float">
            <text:p>0.967171</text:p>
          </table:table-cell>
          <table:table-cell table:number-columns-repeated="2" office:value-type="float" office:value="0.873731" calcext:value-type="float">
            <text:p>0.873731</text:p>
          </table:table-cell>
          <table:table-cell table:number-columns-repeated="3" office:value-type="float" office:value="0.898688" calcext:value-type="float">
            <text:p>0.898688</text:p>
          </table:table-cell>
          <table:table-cell table:number-columns-repeated="2" office:value-type="float" office:value="0.850392" calcext:value-type="float">
            <text:p>0.850392</text:p>
          </table:table-cell>
          <table:table-cell table:number-columns-repeated="3" office:value-type="float" office:value="0.916846" calcext:value-type="float">
            <text:p>0.916846</text:p>
          </table:table-cell>
          <table:table-cell table:number-columns-repeated="2" office:value-type="float" office:value="0.990435" calcext:value-type="float">
            <text:p>0.990435</text:p>
          </table:table-cell>
          <table:table-cell table:number-columns-repeated="2" office:value-type="float" office:value="1.06804" calcext:value-type="float">
            <text:p>1.06804</text:p>
          </table:table-cell>
          <table:table-cell office:value-type="float" office:value="0.959783" calcext:value-type="float">
            <text:p>0.959783</text:p>
          </table:table-cell>
        </table:table-row>
        <table:table-row table:style-name="ro1">
          <table:table-cell table:number-columns-repeated="3" office:value-type="float" office:value="1.03029" calcext:value-type="float">
            <text:p>1.03029</text:p>
          </table:table-cell>
          <table:table-cell table:number-columns-repeated="2" office:value-type="float" office:value="0.892455" calcext:value-type="float">
            <text:p>0.892455</text:p>
          </table:table-cell>
          <table:table-cell table:number-columns-repeated="2" office:value-type="float" office:value="1.02756" calcext:value-type="float">
            <text:p>1.02756</text:p>
          </table:table-cell>
          <table:table-cell table:number-columns-repeated="3" office:value-type="float" office:value="0.9874" calcext:value-type="float">
            <text:p>0.9874</text:p>
          </table:table-cell>
          <table:table-cell table:number-columns-repeated="2" office:value-type="float" office:value="0.81697" calcext:value-type="float">
            <text:p>0.81697</text:p>
          </table:table-cell>
          <table:table-cell table:number-columns-repeated="3" office:value-type="float" office:value="0.947352" calcext:value-type="float">
            <text:p>0.947352</text:p>
          </table:table-cell>
          <table:table-cell table:number-columns-repeated="2" office:value-type="float" office:value="0.862489" calcext:value-type="float">
            <text:p>0.862489</text:p>
          </table:table-cell>
          <table:table-cell table:number-columns-repeated="3" office:value-type="float" office:value="0.908839" calcext:value-type="float">
            <text:p>0.908839</text:p>
          </table:table-cell>
          <table:table-cell table:number-columns-repeated="2" office:value-type="float" office:value="0.883796" calcext:value-type="float">
            <text:p>0.883796</text:p>
          </table:table-cell>
          <table:table-cell table:number-columns-repeated="3" office:value-type="float" office:value="0.905657" calcext:value-type="float">
            <text:p>0.905657</text:p>
          </table:table-cell>
          <table:table-cell table:number-columns-repeated="2" office:value-type="float" office:value="0.985409" calcext:value-type="float">
            <text:p>0.985409</text:p>
          </table:table-cell>
          <table:table-cell table:number-columns-repeated="2" office:value-type="float" office:value="1.05079" calcext:value-type="float">
            <text:p>1.05079</text:p>
          </table:table-cell>
          <table:table-cell office:value-type="float" office:value="0.94147" calcext:value-type="float">
            <text:p>0.94147</text:p>
          </table:table-cell>
        </table:table-row>
        <table:table-row table:style-name="ro1">
          <table:table-cell table:number-columns-repeated="3" office:value-type="float" office:value="1.02484" calcext:value-type="float">
            <text:p>1.02484</text:p>
          </table:table-cell>
          <table:table-cell table:number-columns-repeated="2" office:value-type="float" office:value="0.898212" calcext:value-type="float">
            <text:p>0.898212</text:p>
          </table:table-cell>
          <table:table-cell table:number-columns-repeated="2" office:value-type="float" office:value="1.02486" calcext:value-type="float">
            <text:p>1.02486</text:p>
          </table:table-cell>
          <table:table-cell table:number-columns-repeated="3" office:value-type="float" office:value="0.979525" calcext:value-type="float">
            <text:p>0.979525</text:p>
          </table:table-cell>
          <table:table-cell table:number-columns-repeated="2" office:value-type="float" office:value="0.813968" calcext:value-type="float">
            <text:p>0.813968</text:p>
          </table:table-cell>
          <table:table-cell table:number-columns-repeated="3" office:value-type="float" office:value="0.937845" calcext:value-type="float">
            <text:p>0.937845</text:p>
          </table:table-cell>
          <table:table-cell table:number-columns-repeated="2" office:value-type="float" office:value="0.883725" calcext:value-type="float">
            <text:p>0.883725</text:p>
          </table:table-cell>
          <table:table-cell table:number-columns-repeated="3" office:value-type="float" office:value="0.895782" calcext:value-type="float">
            <text:p>0.895782</text:p>
          </table:table-cell>
          <table:table-cell table:number-columns-repeated="2" office:value-type="float" office:value="0.876898" calcext:value-type="float">
            <text:p>0.876898</text:p>
          </table:table-cell>
          <table:table-cell table:number-columns-repeated="3" office:value-type="float" office:value="0.907577" calcext:value-type="float">
            <text:p>0.907577</text:p>
          </table:table-cell>
          <table:table-cell table:number-columns-repeated="2" office:value-type="float" office:value="0.986943" calcext:value-type="float">
            <text:p>0.986943</text:p>
          </table:table-cell>
          <table:table-cell table:number-columns-repeated="2" office:value-type="float" office:value="1.05143" calcext:value-type="float">
            <text:p>1.05143</text:p>
          </table:table-cell>
          <table:table-cell office:value-type="float" office:value="0.959015" calcext:value-type="float">
            <text:p>0.959015</text:p>
          </table:table-cell>
        </table:table-row>
        <table:table-row table:style-name="ro1">
          <table:table-cell table:number-columns-repeated="3" office:value-type="float" office:value="1.00174" calcext:value-type="float">
            <text:p>1.00174</text:p>
          </table:table-cell>
          <table:table-cell table:number-columns-repeated="2" office:value-type="float" office:value="0.900195" calcext:value-type="float">
            <text:p>0.900195</text:p>
          </table:table-cell>
          <table:table-cell table:number-columns-repeated="2" office:value-type="float" office:value="1.00925" calcext:value-type="float">
            <text:p>1.00925</text:p>
          </table:table-cell>
          <table:table-cell table:number-columns-repeated="3" office:value-type="float" office:value="0.988283" calcext:value-type="float">
            <text:p>0.988283</text:p>
          </table:table-cell>
          <table:table-cell table:number-columns-repeated="2" office:value-type="float" office:value="0.818141" calcext:value-type="float">
            <text:p>0.818141</text:p>
          </table:table-cell>
          <table:table-cell table:number-columns-repeated="3" office:value-type="float" office:value="0.91492" calcext:value-type="float">
            <text:p>0.91492</text:p>
          </table:table-cell>
          <table:table-cell table:number-columns-repeated="2" office:value-type="float" office:value="0.88448" calcext:value-type="float">
            <text:p>0.88448</text:p>
          </table:table-cell>
          <table:table-cell table:number-columns-repeated="3" office:value-type="float" office:value="0.896763" calcext:value-type="float">
            <text:p>0.896763</text:p>
          </table:table-cell>
          <table:table-cell table:number-columns-repeated="2" office:value-type="float" office:value="0.9038" calcext:value-type="float">
            <text:p>0.9038</text:p>
          </table:table-cell>
          <table:table-cell table:number-columns-repeated="3" office:value-type="float" office:value="0.91887" calcext:value-type="float">
            <text:p>0.91887</text:p>
          </table:table-cell>
          <table:table-cell table:number-columns-repeated="2" office:value-type="float" office:value="1.00449" calcext:value-type="float">
            <text:p>1.00449</text:p>
          </table:table-cell>
          <table:table-cell table:number-columns-repeated="2" office:value-type="float" office:value="1.06927" calcext:value-type="float">
            <text:p>1.06927</text:p>
          </table:table-cell>
          <table:table-cell office:value-type="float" office:value="0.948859" calcext:value-type="float">
            <text:p>0.948859</text:p>
          </table:table-cell>
        </table:table-row>
        <table:table-row table:style-name="ro1">
          <table:table-cell table:number-columns-repeated="3" office:value-type="float" office:value="1.00047" calcext:value-type="float">
            <text:p>1.00047</text:p>
          </table:table-cell>
          <table:table-cell table:number-columns-repeated="2" office:value-type="float" office:value="0.914425" calcext:value-type="float">
            <text:p>0.914425</text:p>
          </table:table-cell>
          <table:table-cell table:number-columns-repeated="2" office:value-type="float" office:value="0.997188" calcext:value-type="float">
            <text:p>0.997188</text:p>
          </table:table-cell>
          <table:table-cell table:number-columns-repeated="3" office:value-type="float" office:value="0.980651" calcext:value-type="float">
            <text:p>0.980651</text:p>
          </table:table-cell>
          <table:table-cell table:number-columns-repeated="2" office:value-type="float" office:value="0.814157" calcext:value-type="float">
            <text:p>0.814157</text:p>
          </table:table-cell>
          <table:table-cell table:number-columns-repeated="3" office:value-type="float" office:value="0.933691" calcext:value-type="float">
            <text:p>0.933691</text:p>
          </table:table-cell>
          <table:table-cell table:number-columns-repeated="2" office:value-type="float" office:value="0.880204" calcext:value-type="float">
            <text:p>0.880204</text:p>
          </table:table-cell>
          <table:table-cell table:number-columns-repeated="3" office:value-type="float" office:value="0.905225" calcext:value-type="float">
            <text:p>0.905225</text:p>
          </table:table-cell>
          <table:table-cell table:number-columns-repeated="2" office:value-type="float" office:value="0.892741" calcext:value-type="float">
            <text:p>0.892741</text:p>
          </table:table-cell>
          <table:table-cell table:number-columns-repeated="3" office:value-type="float" office:value="0.937391" calcext:value-type="float">
            <text:p>0.937391</text:p>
          </table:table-cell>
          <table:table-cell table:number-columns-repeated="2" office:value-type="float" office:value="1.01444" calcext:value-type="float">
            <text:p>1.01444</text:p>
          </table:table-cell>
          <table:table-cell table:number-columns-repeated="2" office:value-type="float" office:value="1.07558" calcext:value-type="float">
            <text:p>1.07558</text:p>
          </table:table-cell>
          <table:table-cell office:value-type="float" office:value="0.958175" calcext:value-type="float">
            <text:p>0.958175</text:p>
          </table:table-cell>
        </table:table-row>
        <table:table-row table:style-name="ro1">
          <table:table-cell table:number-columns-repeated="3" office:value-type="float" office:value="1.00861" calcext:value-type="float">
            <text:p>1.00861</text:p>
          </table:table-cell>
          <table:table-cell table:number-columns-repeated="2" office:value-type="float" office:value="0.926913" calcext:value-type="float">
            <text:p>0.926913</text:p>
          </table:table-cell>
          <table:table-cell table:number-columns-repeated="2" office:value-type="float" office:value="1.02155" calcext:value-type="float">
            <text:p>1.02155</text:p>
          </table:table-cell>
          <table:table-cell table:number-columns-repeated="3" office:value-type="float" office:value="0.958275" calcext:value-type="float">
            <text:p>0.958275</text:p>
          </table:table-cell>
          <table:table-cell table:number-columns-repeated="2" office:value-type="float" office:value="0.809635" calcext:value-type="float">
            <text:p>0.809635</text:p>
          </table:table-cell>
          <table:table-cell table:number-columns-repeated="3" office:value-type="float" office:value="0.920726" calcext:value-type="float">
            <text:p>0.920726</text:p>
          </table:table-cell>
          <table:table-cell table:number-columns-repeated="2" office:value-type="float" office:value="0.89384" calcext:value-type="float">
            <text:p>0.89384</text:p>
          </table:table-cell>
          <table:table-cell table:number-columns-repeated="3" office:value-type="float" office:value="0.913282" calcext:value-type="float">
            <text:p>0.913282</text:p>
          </table:table-cell>
          <table:table-cell table:number-columns-repeated="2" office:value-type="float" office:value="0.892503" calcext:value-type="float">
            <text:p>0.892503</text:p>
          </table:table-cell>
          <table:table-cell table:number-columns-repeated="3" office:value-type="float" office:value="0.95854" calcext:value-type="float">
            <text:p>0.95854</text:p>
          </table:table-cell>
          <table:table-cell table:number-columns-repeated="2" office:value-type="float" office:value="1.0311" calcext:value-type="float">
            <text:p>1.0311</text:p>
          </table:table-cell>
          <table:table-cell table:number-columns-repeated="2" office:value-type="float" office:value="1.06342" calcext:value-type="float">
            <text:p>1.06342</text:p>
          </table:table-cell>
          <table:table-cell office:value-type="float" office:value="0.955936" calcext:value-type="float">
            <text:p>0.955936</text:p>
          </table:table-cell>
        </table:table-row>
        <table:table-row table:style-name="ro1">
          <table:table-cell table:number-columns-repeated="3" office:value-type="float" office:value="1.00256" calcext:value-type="float">
            <text:p>1.00256</text:p>
          </table:table-cell>
          <table:table-cell table:number-columns-repeated="2" office:value-type="float" office:value="0.925193" calcext:value-type="float">
            <text:p>0.925193</text:p>
          </table:table-cell>
          <table:table-cell table:number-columns-repeated="2" office:value-type="float" office:value="1.00688" calcext:value-type="float">
            <text:p>1.00688</text:p>
          </table:table-cell>
          <table:table-cell table:number-columns-repeated="3" office:value-type="float" office:value="0.94752" calcext:value-type="float">
            <text:p>0.94752</text:p>
          </table:table-cell>
          <table:table-cell table:number-columns-repeated="2" office:value-type="float" office:value="0.8125" calcext:value-type="float">
            <text:p>0.8125</text:p>
          </table:table-cell>
          <table:table-cell table:number-columns-repeated="3" office:value-type="float" office:value="0.915624" calcext:value-type="float">
            <text:p>0.915624</text:p>
          </table:table-cell>
          <table:table-cell table:number-columns-repeated="2" office:value-type="float" office:value="0.89805" calcext:value-type="float">
            <text:p>0.89805</text:p>
          </table:table-cell>
          <table:table-cell table:number-columns-repeated="3" office:value-type="float" office:value="0.906486" calcext:value-type="float">
            <text:p>0.906486</text:p>
          </table:table-cell>
          <table:table-cell table:number-columns-repeated="2" office:value-type="float" office:value="0.918457" calcext:value-type="float">
            <text:p>0.918457</text:p>
          </table:table-cell>
          <table:table-cell table:number-columns-repeated="3" office:value-type="float" office:value="0.963629" calcext:value-type="float">
            <text:p>0.963629</text:p>
          </table:table-cell>
          <table:table-cell table:number-columns-repeated="2" office:value-type="float" office:value="1.03171" calcext:value-type="float">
            <text:p>1.03171</text:p>
          </table:table-cell>
          <table:table-cell table:number-columns-repeated="2" office:value-type="float" office:value="1.04357" calcext:value-type="float">
            <text:p>1.04357</text:p>
          </table:table-cell>
          <table:table-cell office:value-type="float" office:value="0.953458" calcext:value-type="float">
            <text:p>0.953458</text:p>
          </table:table-cell>
        </table:table-row>
        <table:table-row table:style-name="ro1">
          <table:table-cell table:number-columns-repeated="3" office:value-type="float" office:value="1.01562" calcext:value-type="float">
            <text:p>1.01562</text:p>
          </table:table-cell>
          <table:table-cell table:number-columns-repeated="2" office:value-type="float" office:value="0.92212" calcext:value-type="float">
            <text:p>0.92212</text:p>
          </table:table-cell>
          <table:table-cell table:number-columns-repeated="2" office:value-type="float" office:value="1.02243" calcext:value-type="float">
            <text:p>1.02243</text:p>
          </table:table-cell>
          <table:table-cell table:number-columns-repeated="3" office:value-type="float" office:value="0.935284" calcext:value-type="float">
            <text:p>0.935284</text:p>
          </table:table-cell>
          <table:table-cell table:number-columns-repeated="2" office:value-type="float" office:value="0.812125" calcext:value-type="float">
            <text:p>0.812125</text:p>
          </table:table-cell>
          <table:table-cell table:number-columns-repeated="3" office:value-type="float" office:value="0.927085" calcext:value-type="float">
            <text:p>0.927085</text:p>
          </table:table-cell>
          <table:table-cell table:number-columns-repeated="2" office:value-type="float" office:value="0.912104" calcext:value-type="float">
            <text:p>0.912104</text:p>
          </table:table-cell>
          <table:table-cell table:number-columns-repeated="3" office:value-type="float" office:value="0.921027" calcext:value-type="float">
            <text:p>0.921027</text:p>
          </table:table-cell>
          <table:table-cell table:number-columns-repeated="2" office:value-type="float" office:value="0.906936" calcext:value-type="float">
            <text:p>0.906936</text:p>
          </table:table-cell>
          <table:table-cell table:number-columns-repeated="3" office:value-type="float" office:value="0.978703" calcext:value-type="float">
            <text:p>0.978703</text:p>
          </table:table-cell>
          <table:table-cell table:number-columns-repeated="2" office:value-type="float" office:value="1.05002" calcext:value-type="float">
            <text:p>1.05002</text:p>
          </table:table-cell>
          <table:table-cell table:number-columns-repeated="2" office:value-type="float" office:value="1.01792" calcext:value-type="float">
            <text:p>1.01792</text:p>
          </table:table-cell>
          <table:table-cell office:value-type="float" office:value="0.93479" calcext:value-type="float">
            <text:p>0.93479</text:p>
          </table:table-cell>
        </table:table-row>
        <table:table-row table:style-name="ro1">
          <table:table-cell table:number-columns-repeated="3" office:value-type="float" office:value="0.997854" calcext:value-type="float">
            <text:p>0.997854</text:p>
          </table:table-cell>
          <table:table-cell table:number-columns-repeated="2" office:value-type="float" office:value="0.932857" calcext:value-type="float">
            <text:p>0.932857</text:p>
          </table:table-cell>
          <table:table-cell table:number-columns-repeated="2" office:value-type="float" office:value="1.01516" calcext:value-type="float">
            <text:p>1.01516</text:p>
          </table:table-cell>
          <table:table-cell table:number-columns-repeated="3" office:value-type="float" office:value="0.94216" calcext:value-type="float">
            <text:p>0.94216</text:p>
          </table:table-cell>
          <table:table-cell table:number-columns-repeated="2" office:value-type="float" office:value="0.82545" calcext:value-type="float">
            <text:p>0.82545</text:p>
          </table:table-cell>
          <table:table-cell table:number-columns-repeated="3" office:value-type="float" office:value="0.917185" calcext:value-type="float">
            <text:p>0.917185</text:p>
          </table:table-cell>
          <table:table-cell table:number-columns-repeated="2" office:value-type="float" office:value="0.941662" calcext:value-type="float">
            <text:p>0.941662</text:p>
          </table:table-cell>
          <table:table-cell table:number-columns-repeated="3" office:value-type="float" office:value="0.924515" calcext:value-type="float">
            <text:p>0.924515</text:p>
          </table:table-cell>
          <table:table-cell table:number-columns-repeated="2" office:value-type="float" office:value="0.90459" calcext:value-type="float">
            <text:p>0.90459</text:p>
          </table:table-cell>
          <table:table-cell table:number-columns-repeated="3" office:value-type="float" office:value="0.988779" calcext:value-type="float">
            <text:p>0.988779</text:p>
          </table:table-cell>
          <table:table-cell table:number-columns-repeated="2" office:value-type="float" office:value="1.05743" calcext:value-type="float">
            <text:p>1.05743</text:p>
          </table:table-cell>
          <table:table-cell table:number-columns-repeated="2" office:value-type="float" office:value="1.00445" calcext:value-type="float">
            <text:p>1.00445</text:p>
          </table:table-cell>
          <table:table-cell office:value-type="float" office:value="0.925299" calcext:value-type="float">
            <text:p>0.925299</text:p>
          </table:table-cell>
        </table:table-row>
        <table:table-row table:style-name="ro1">
          <table:table-cell table:number-columns-repeated="3" office:value-type="float" office:value="0.983331" calcext:value-type="float">
            <text:p>0.983331</text:p>
          </table:table-cell>
          <table:table-cell table:number-columns-repeated="2" office:value-type="float" office:value="0.926601" calcext:value-type="float">
            <text:p>0.926601</text:p>
          </table:table-cell>
          <table:table-cell table:number-columns-repeated="2" office:value-type="float" office:value="1.01775" calcext:value-type="float">
            <text:p>1.01775</text:p>
          </table:table-cell>
          <table:table-cell table:number-columns-repeated="3" office:value-type="float" office:value="0.947869" calcext:value-type="float">
            <text:p>0.947869</text:p>
          </table:table-cell>
          <table:table-cell table:number-columns-repeated="2" office:value-type="float" office:value="0.847864" calcext:value-type="float">
            <text:p>0.847864</text:p>
          </table:table-cell>
          <table:table-cell table:number-columns-repeated="3" office:value-type="float" office:value="0.913402" calcext:value-type="float">
            <text:p>0.913402</text:p>
          </table:table-cell>
          <table:table-cell table:number-columns-repeated="2" office:value-type="float" office:value="0.945178" calcext:value-type="float">
            <text:p>0.945178</text:p>
          </table:table-cell>
          <table:table-cell table:number-columns-repeated="3" office:value-type="float" office:value="0.91818" calcext:value-type="float">
            <text:p>0.91818</text:p>
          </table:table-cell>
          <table:table-cell table:number-columns-repeated="2" office:value-type="float" office:value="0.926028" calcext:value-type="float">
            <text:p>0.926028</text:p>
          </table:table-cell>
          <table:table-cell table:number-columns-repeated="3" office:value-type="float" office:value="0.977624" calcext:value-type="float">
            <text:p>0.977624</text:p>
          </table:table-cell>
          <table:table-cell table:number-columns-repeated="2" office:value-type="float" office:value="1.05323" calcext:value-type="float">
            <text:p>1.05323</text:p>
          </table:table-cell>
          <table:table-cell table:number-columns-repeated="2" office:value-type="float" office:value="0.998164" calcext:value-type="float">
            <text:p>0.998164</text:p>
          </table:table-cell>
          <table:table-cell office:value-type="float" office:value="0.924906" calcext:value-type="float">
            <text:p>0.924906</text:p>
          </table:table-cell>
        </table:table-row>
        <table:table-row table:style-name="ro1">
          <table:table-cell table:number-columns-repeated="3" office:value-type="float" office:value="0.974421" calcext:value-type="float">
            <text:p>0.974421</text:p>
          </table:table-cell>
          <table:table-cell table:number-columns-repeated="2" office:value-type="float" office:value="0.937714" calcext:value-type="float">
            <text:p>0.937714</text:p>
          </table:table-cell>
          <table:table-cell table:number-columns-repeated="2" office:value-type="float" office:value="1.02034" calcext:value-type="float">
            <text:p>1.02034</text:p>
          </table:table-cell>
          <table:table-cell table:number-columns-repeated="3" office:value-type="float" office:value="0.9474" calcext:value-type="float">
            <text:p>0.9474</text:p>
          </table:table-cell>
          <table:table-cell table:number-columns-repeated="2" office:value-type="float" office:value="0.864811" calcext:value-type="float">
            <text:p>0.864811</text:p>
          </table:table-cell>
          <table:table-cell table:number-columns-repeated="3" office:value-type="float" office:value="0.920543" calcext:value-type="float">
            <text:p>0.920543</text:p>
          </table:table-cell>
          <table:table-cell table:number-columns-repeated="2" office:value-type="float" office:value="0.95695" calcext:value-type="float">
            <text:p>0.95695</text:p>
          </table:table-cell>
          <table:table-cell table:number-columns-repeated="3" office:value-type="float" office:value="0.923957" calcext:value-type="float">
            <text:p>0.923957</text:p>
          </table:table-cell>
          <table:table-cell table:number-columns-repeated="2" office:value-type="float" office:value="0.931298" calcext:value-type="float">
            <text:p>0.931298</text:p>
          </table:table-cell>
          <table:table-cell table:number-columns-repeated="3" office:value-type="float" office:value="0.986942" calcext:value-type="float">
            <text:p>0.986942</text:p>
          </table:table-cell>
          <table:table-cell table:number-columns-repeated="2" office:value-type="float" office:value="1.03865" calcext:value-type="float">
            <text:p>1.03865</text:p>
          </table:table-cell>
          <table:table-cell table:number-columns-repeated="2" office:value-type="float" office:value="0.991363" calcext:value-type="float">
            <text:p>0.991363</text:p>
          </table:table-cell>
          <table:table-cell office:value-type="float" office:value="0.929776" calcext:value-type="float">
            <text:p>0.929776</text:p>
          </table:table-cell>
        </table:table-row>
        <table:table-row table:style-name="ro1">
          <table:table-cell table:number-columns-repeated="3" office:value-type="float" office:value="0.957092" calcext:value-type="float">
            <text:p>0.957092</text:p>
          </table:table-cell>
          <table:table-cell table:number-columns-repeated="2" office:value-type="float" office:value="0.953344" calcext:value-type="float">
            <text:p>0.953344</text:p>
          </table:table-cell>
          <table:table-cell table:number-columns-repeated="2" office:value-type="float" office:value="1.00384" calcext:value-type="float">
            <text:p>1.00384</text:p>
          </table:table-cell>
          <table:table-cell table:number-columns-repeated="3" office:value-type="float" office:value="0.944081" calcext:value-type="float">
            <text:p>0.944081</text:p>
          </table:table-cell>
          <table:table-cell table:number-columns-repeated="2" office:value-type="float" office:value="0.876537" calcext:value-type="float">
            <text:p>0.876537</text:p>
          </table:table-cell>
          <table:table-cell table:number-columns-repeated="3" office:value-type="float" office:value="0.912864" calcext:value-type="float">
            <text:p>0.912864</text:p>
          </table:table-cell>
          <table:table-cell table:number-columns-repeated="2" office:value-type="float" office:value="0.97347" calcext:value-type="float">
            <text:p>0.97347</text:p>
          </table:table-cell>
          <table:table-cell table:number-columns-repeated="3" office:value-type="float" office:value="0.940875" calcext:value-type="float">
            <text:p>0.940875</text:p>
          </table:table-cell>
          <table:table-cell table:number-columns-repeated="2" office:value-type="float" office:value="0.944455" calcext:value-type="float">
            <text:p>0.944455</text:p>
          </table:table-cell>
          <table:table-cell table:number-columns-repeated="3" office:value-type="float" office:value="0.996315" calcext:value-type="float">
            <text:p>0.996315</text:p>
          </table:table-cell>
          <table:table-cell table:number-columns-repeated="2" office:value-type="float" office:value="1.04187" calcext:value-type="float">
            <text:p>1.04187</text:p>
          </table:table-cell>
          <table:table-cell table:number-columns-repeated="2" office:value-type="float" office:value="0.986336" calcext:value-type="float">
            <text:p>0.986336</text:p>
          </table:table-cell>
          <table:table-cell office:value-type="float" office:value="0.926733" calcext:value-type="float">
            <text:p>0.926733</text:p>
          </table:table-cell>
        </table:table-row>
        <table:table-row table:style-name="ro1">
          <table:table-cell table:number-columns-repeated="3" office:value-type="float" office:value="0.958234" calcext:value-type="float">
            <text:p>0.958234</text:p>
          </table:table-cell>
          <table:table-cell table:number-columns-repeated="2" office:value-type="float" office:value="0.954042" calcext:value-type="float">
            <text:p>0.954042</text:p>
          </table:table-cell>
          <table:table-cell table:number-columns-repeated="2" office:value-type="float" office:value="0.995703" calcext:value-type="float">
            <text:p>0.995703</text:p>
          </table:table-cell>
          <table:table-cell table:number-columns-repeated="3" office:value-type="float" office:value="0.932232" calcext:value-type="float">
            <text:p>0.932232</text:p>
          </table:table-cell>
          <table:table-cell table:number-columns-repeated="2" office:value-type="float" office:value="0.887935" calcext:value-type="float">
            <text:p>0.887935</text:p>
          </table:table-cell>
          <table:table-cell table:number-columns-repeated="3" office:value-type="float" office:value="0.93847" calcext:value-type="float">
            <text:p>0.93847</text:p>
          </table:table-cell>
          <table:table-cell table:number-columns-repeated="2" office:value-type="float" office:value="0.957499" calcext:value-type="float">
            <text:p>0.957499</text:p>
          </table:table-cell>
          <table:table-cell table:number-columns-repeated="3" office:value-type="float" office:value="0.937281" calcext:value-type="float">
            <text:p>0.937281</text:p>
          </table:table-cell>
          <table:table-cell table:number-columns-repeated="2" office:value-type="float" office:value="0.943906" calcext:value-type="float">
            <text:p>0.943906</text:p>
          </table:table-cell>
          <table:table-cell table:number-columns-repeated="3" office:value-type="float" office:value="0.985177" calcext:value-type="float">
            <text:p>0.985177</text:p>
          </table:table-cell>
          <table:table-cell table:number-columns-repeated="2" office:value-type="float" office:value="1.02273" calcext:value-type="float">
            <text:p>1.02273</text:p>
          </table:table-cell>
          <table:table-cell table:number-columns-repeated="2" office:value-type="float" office:value="0.986684" calcext:value-type="float">
            <text:p>0.986684</text:p>
          </table:table-cell>
          <table:table-cell office:value-type="float" office:value="0.911581" calcext:value-type="float">
            <text:p>0.911581</text:p>
          </table:table-cell>
        </table:table-row>
        <table:table-row table:style-name="ro1">
          <table:table-cell table:number-columns-repeated="3" office:value-type="float" office:value="0.950417" calcext:value-type="float">
            <text:p>0.950417</text:p>
          </table:table-cell>
          <table:table-cell table:number-columns-repeated="2" office:value-type="float" office:value="0.949951" calcext:value-type="float">
            <text:p>0.949951</text:p>
          </table:table-cell>
          <table:table-cell table:number-columns-repeated="2" office:value-type="float" office:value="0.998165" calcext:value-type="float">
            <text:p>0.998165</text:p>
          </table:table-cell>
          <table:table-cell table:number-columns-repeated="3" office:value-type="float" office:value="0.932983" calcext:value-type="float">
            <text:p>0.932983</text:p>
          </table:table-cell>
          <table:table-cell table:number-columns-repeated="2" office:value-type="float" office:value="0.876905" calcext:value-type="float">
            <text:p>0.876905</text:p>
          </table:table-cell>
          <table:table-cell table:number-columns-repeated="3" office:value-type="float" office:value="0.931588" calcext:value-type="float">
            <text:p>0.931588</text:p>
          </table:table-cell>
          <table:table-cell table:number-columns-repeated="2" office:value-type="float" office:value="0.958823" calcext:value-type="float">
            <text:p>0.958823</text:p>
          </table:table-cell>
          <table:table-cell table:number-columns-repeated="3" office:value-type="float" office:value="0.935219" calcext:value-type="float">
            <text:p>0.935219</text:p>
          </table:table-cell>
          <table:table-cell table:number-columns-repeated="2" office:value-type="float" office:value="0.94146" calcext:value-type="float">
            <text:p>0.94146</text:p>
          </table:table-cell>
          <table:table-cell table:number-columns-repeated="3" office:value-type="float" office:value="0.97653" calcext:value-type="float">
            <text:p>0.97653</text:p>
          </table:table-cell>
          <table:table-cell table:number-columns-repeated="2" office:value-type="float" office:value="1.0094" calcext:value-type="float">
            <text:p>1.0094</text:p>
          </table:table-cell>
          <table:table-cell table:number-columns-repeated="2" office:value-type="float" office:value="0.998143" calcext:value-type="float">
            <text:p>0.998143</text:p>
          </table:table-cell>
          <table:table-cell office:value-type="float" office:value="0.923493" calcext:value-type="float">
            <text:p>0.923493</text:p>
          </table:table-cell>
        </table:table-row>
        <table:table-row table:style-name="ro1">
          <table:table-cell table:number-columns-repeated="3" office:value-type="float" office:value="0.948202" calcext:value-type="float">
            <text:p>0.948202</text:p>
          </table:table-cell>
          <table:table-cell table:number-columns-repeated="2" office:value-type="float" office:value="0.938937" calcext:value-type="float">
            <text:p>0.938937</text:p>
          </table:table-cell>
          <table:table-cell table:number-columns-repeated="2" office:value-type="float" office:value="0.989885" calcext:value-type="float">
            <text:p>0.989885</text:p>
          </table:table-cell>
          <table:table-cell table:number-columns-repeated="3" office:value-type="float" office:value="0.928644" calcext:value-type="float">
            <text:p>0.928644</text:p>
          </table:table-cell>
          <table:table-cell table:number-columns-repeated="2" office:value-type="float" office:value="0.875113" calcext:value-type="float">
            <text:p>0.875113</text:p>
          </table:table-cell>
          <table:table-cell table:number-columns-repeated="3" office:value-type="float" office:value="0.922574" calcext:value-type="float">
            <text:p>0.922574</text:p>
          </table:table-cell>
          <table:table-cell table:number-columns-repeated="2" office:value-type="float" office:value="0.946475" calcext:value-type="float">
            <text:p>0.946475</text:p>
          </table:table-cell>
          <table:table-cell table:number-columns-repeated="3" office:value-type="float" office:value="0.934293" calcext:value-type="float">
            <text:p>0.934293</text:p>
          </table:table-cell>
          <table:table-cell table:number-columns-repeated="2" office:value-type="float" office:value="0.945593" calcext:value-type="float">
            <text:p>0.945593</text:p>
          </table:table-cell>
          <table:table-cell table:number-columns-repeated="3" office:value-type="float" office:value="0.981519" calcext:value-type="float">
            <text:p>0.981519</text:p>
          </table:table-cell>
          <table:table-cell table:number-columns-repeated="2" office:value-type="float" office:value="0.994696" calcext:value-type="float">
            <text:p>0.994696</text:p>
          </table:table-cell>
          <table:table-cell table:number-columns-repeated="2" office:value-type="float" office:value="1.00073" calcext:value-type="float">
            <text:p>1.00073</text:p>
          </table:table-cell>
          <table:table-cell office:value-type="float" office:value="0.917519" calcext:value-type="float">
            <text:p>0.917519</text:p>
          </table:table-cell>
        </table:table-row>
        <table:table-row table:style-name="ro1">
          <table:table-cell table:number-columns-repeated="3" office:value-type="float" office:value="0.957099" calcext:value-type="float">
            <text:p>0.957099</text:p>
          </table:table-cell>
          <table:table-cell table:number-columns-repeated="2" office:value-type="float" office:value="0.936514" calcext:value-type="float">
            <text:p>0.936514</text:p>
          </table:table-cell>
          <table:table-cell table:number-columns-repeated="2" office:value-type="float" office:value="0.989095" calcext:value-type="float">
            <text:p>0.989095</text:p>
          </table:table-cell>
          <table:table-cell table:number-columns-repeated="3" office:value-type="float" office:value="0.929466" calcext:value-type="float">
            <text:p>0.929466</text:p>
          </table:table-cell>
          <table:table-cell table:number-columns-repeated="2" office:value-type="float" office:value="0.882599" calcext:value-type="float">
            <text:p>0.882599</text:p>
          </table:table-cell>
          <table:table-cell table:number-columns-repeated="3" office:value-type="float" office:value="0.919906" calcext:value-type="float">
            <text:p>0.919906</text:p>
          </table:table-cell>
          <table:table-cell table:number-columns-repeated="2" office:value-type="float" office:value="0.968227" calcext:value-type="float">
            <text:p>0.968227</text:p>
          </table:table-cell>
          <table:table-cell table:number-columns-repeated="3" office:value-type="float" office:value="0.944674" calcext:value-type="float">
            <text:p>0.944674</text:p>
          </table:table-cell>
          <table:table-cell table:number-columns-repeated="2" office:value-type="float" office:value="0.935033" calcext:value-type="float">
            <text:p>0.935033</text:p>
          </table:table-cell>
          <table:table-cell table:number-columns-repeated="3" office:value-type="float" office:value="0.967157" calcext:value-type="float">
            <text:p>0.967157</text:p>
          </table:table-cell>
          <table:table-cell table:number-columns-repeated="2" office:value-type="float" office:value="0.994521" calcext:value-type="float">
            <text:p>0.994521</text:p>
          </table:table-cell>
          <table:table-cell table:number-columns-repeated="2" office:value-type="float" office:value="1.00591" calcext:value-type="float">
            <text:p>1.00591</text:p>
          </table:table-cell>
          <table:table-cell office:value-type="float" office:value="0.911791" calcext:value-type="float">
            <text:p>0.911791</text:p>
          </table:table-cell>
        </table:table-row>
        <table:table-row table:style-name="ro1">
          <table:table-cell table:number-columns-repeated="3" office:value-type="float" office:value="0.950798" calcext:value-type="float">
            <text:p>0.950798</text:p>
          </table:table-cell>
          <table:table-cell table:number-columns-repeated="2" office:value-type="float" office:value="0.931795" calcext:value-type="float">
            <text:p>0.931795</text:p>
          </table:table-cell>
          <table:table-cell table:number-columns-repeated="2" office:value-type="float" office:value="1.01432" calcext:value-type="float">
            <text:p>1.01432</text:p>
          </table:table-cell>
          <table:table-cell table:number-columns-repeated="3" office:value-type="float" office:value="0.927336" calcext:value-type="float">
            <text:p>0.927336</text:p>
          </table:table-cell>
          <table:table-cell table:number-columns-repeated="2" office:value-type="float" office:value="0.885881" calcext:value-type="float">
            <text:p>0.885881</text:p>
          </table:table-cell>
          <table:table-cell table:number-columns-repeated="3" office:value-type="float" office:value="0.930102" calcext:value-type="float">
            <text:p>0.930102</text:p>
          </table:table-cell>
          <table:table-cell table:number-columns-repeated="2" office:value-type="float" office:value="0.978045" calcext:value-type="float">
            <text:p>0.978045</text:p>
          </table:table-cell>
          <table:table-cell table:number-columns-repeated="3" office:value-type="float" office:value="0.945118" calcext:value-type="float">
            <text:p>0.945118</text:p>
          </table:table-cell>
          <table:table-cell table:number-columns-repeated="2" office:value-type="float" office:value="0.929632" calcext:value-type="float">
            <text:p>0.929632</text:p>
          </table:table-cell>
          <table:table-cell table:number-columns-repeated="3" office:value-type="float" office:value="0.966856" calcext:value-type="float">
            <text:p>0.966856</text:p>
          </table:table-cell>
          <table:table-cell table:number-columns-repeated="2" office:value-type="float" office:value="1.00347" calcext:value-type="float">
            <text:p>1.00347</text:p>
          </table:table-cell>
          <table:table-cell table:number-columns-repeated="2" office:value-type="float" office:value="1.00257" calcext:value-type="float">
            <text:p>1.00257</text:p>
          </table:table-cell>
          <table:table-cell office:value-type="float" office:value="0.909165" calcext:value-type="float">
            <text:p>0.909165</text:p>
          </table:table-cell>
        </table:table-row>
        <table:table-row table:style-name="ro1">
          <table:table-cell table:number-columns-repeated="3" office:value-type="float" office:value="0.965882" calcext:value-type="float">
            <text:p>0.965882</text:p>
          </table:table-cell>
          <table:table-cell table:number-columns-repeated="2" office:value-type="float" office:value="0.939885" calcext:value-type="float">
            <text:p>0.939885</text:p>
          </table:table-cell>
          <table:table-cell table:number-columns-repeated="2" office:value-type="float" office:value="1.01794" calcext:value-type="float">
            <text:p>1.01794</text:p>
          </table:table-cell>
          <table:table-cell table:number-columns-repeated="3" office:value-type="float" office:value="0.941835" calcext:value-type="float">
            <text:p>0.941835</text:p>
          </table:table-cell>
          <table:table-cell table:number-columns-repeated="2" office:value-type="float" office:value="0.872228" calcext:value-type="float">
            <text:p>0.872228</text:p>
          </table:table-cell>
          <table:table-cell table:number-columns-repeated="3" office:value-type="float" office:value="0.924285" calcext:value-type="float">
            <text:p>0.924285</text:p>
          </table:table-cell>
          <table:table-cell table:number-columns-repeated="2" office:value-type="float" office:value="0.987792" calcext:value-type="float">
            <text:p>0.987792</text:p>
          </table:table-cell>
          <table:table-cell table:number-columns-repeated="3" office:value-type="float" office:value="0.930488" calcext:value-type="float">
            <text:p>0.930488</text:p>
          </table:table-cell>
          <table:table-cell table:number-columns-repeated="2" office:value-type="float" office:value="0.929599" calcext:value-type="float">
            <text:p>0.929599</text:p>
          </table:table-cell>
          <table:table-cell table:number-columns-repeated="3" office:value-type="float" office:value="0.955699" calcext:value-type="float">
            <text:p>0.955699</text:p>
          </table:table-cell>
          <table:table-cell table:number-columns-repeated="2" office:value-type="float" office:value="1.00115" calcext:value-type="float">
            <text:p>1.00115</text:p>
          </table:table-cell>
          <table:table-cell table:number-columns-repeated="2" office:value-type="float" office:value="0.996757" calcext:value-type="float">
            <text:p>0.996757</text:p>
          </table:table-cell>
          <table:table-cell office:value-type="float" office:value="0.919355" calcext:value-type="float">
            <text:p>0.919355</text:p>
          </table:table-cell>
        </table:table-row>
        <table:table-row table:style-name="ro1">
          <table:table-cell table:number-columns-repeated="3" office:value-type="float" office:value="0.964905" calcext:value-type="float">
            <text:p>0.964905</text:p>
          </table:table-cell>
          <table:table-cell table:number-columns-repeated="2" office:value-type="float" office:value="0.940248" calcext:value-type="float">
            <text:p>0.940248</text:p>
          </table:table-cell>
          <table:table-cell table:number-columns-repeated="2" office:value-type="float" office:value="1.00841" calcext:value-type="float">
            <text:p>1.00841</text:p>
          </table:table-cell>
          <table:table-cell table:number-columns-repeated="3" office:value-type="float" office:value="0.961469" calcext:value-type="float">
            <text:p>0.961469</text:p>
          </table:table-cell>
          <table:table-cell table:number-columns-repeated="2" office:value-type="float" office:value="0.879178" calcext:value-type="float">
            <text:p>0.879178</text:p>
          </table:table-cell>
          <table:table-cell table:number-columns-repeated="3" office:value-type="float" office:value="0.929331" calcext:value-type="float">
            <text:p>0.929331</text:p>
          </table:table-cell>
          <table:table-cell table:number-columns-repeated="2" office:value-type="float" office:value="0.991757" calcext:value-type="float">
            <text:p>0.991757</text:p>
          </table:table-cell>
          <table:table-cell table:number-columns-repeated="3" office:value-type="float" office:value="0.92393" calcext:value-type="float">
            <text:p>0.92393</text:p>
          </table:table-cell>
          <table:table-cell table:number-columns-repeated="2" office:value-type="float" office:value="0.9271" calcext:value-type="float">
            <text:p>0.9271</text:p>
          </table:table-cell>
          <table:table-cell table:number-columns-repeated="3" office:value-type="float" office:value="0.94758" calcext:value-type="float">
            <text:p>0.94758</text:p>
          </table:table-cell>
          <table:table-cell table:number-columns-repeated="2" office:value-type="float" office:value="0.997306" calcext:value-type="float">
            <text:p>0.997306</text:p>
          </table:table-cell>
          <table:table-cell table:number-columns-repeated="2" office:value-type="float" office:value="0.995366" calcext:value-type="float">
            <text:p>0.995366</text:p>
          </table:table-cell>
          <table:table-cell office:value-type="float" office:value="0.921087" calcext:value-type="float">
            <text:p>0.921087</text:p>
          </table:table-cell>
        </table:table-row>
        <table:table-row table:style-name="ro1">
          <table:table-cell table:number-columns-repeated="3" office:value-type="float" office:value="0.954659" calcext:value-type="float">
            <text:p>0.954659</text:p>
          </table:table-cell>
          <table:table-cell table:number-columns-repeated="2" office:value-type="float" office:value="0.935228" calcext:value-type="float">
            <text:p>0.935228</text:p>
          </table:table-cell>
          <table:table-cell table:number-columns-repeated="2" office:value-type="float" office:value="1.00754" calcext:value-type="float">
            <text:p>1.00754</text:p>
          </table:table-cell>
          <table:table-cell table:number-columns-repeated="3" office:value-type="float" office:value="0.960632" calcext:value-type="float">
            <text:p>0.960632</text:p>
          </table:table-cell>
          <table:table-cell table:number-columns-repeated="2" office:value-type="float" office:value="0.875784" calcext:value-type="float">
            <text:p>0.875784</text:p>
          </table:table-cell>
          <table:table-cell table:number-columns-repeated="3" office:value-type="float" office:value="0.932763" calcext:value-type="float">
            <text:p>0.932763</text:p>
          </table:table-cell>
          <table:table-cell table:number-columns-repeated="2" office:value-type="float" office:value="0.991368" calcext:value-type="float">
            <text:p>0.991368</text:p>
          </table:table-cell>
          <table:table-cell table:number-columns-repeated="3" office:value-type="float" office:value="0.928228" calcext:value-type="float">
            <text:p>0.928228</text:p>
          </table:table-cell>
          <table:table-cell table:number-columns-repeated="2" office:value-type="float" office:value="0.922005" calcext:value-type="float">
            <text:p>0.922005</text:p>
          </table:table-cell>
          <table:table-cell table:number-columns-repeated="3" office:value-type="float" office:value="0.958566" calcext:value-type="float">
            <text:p>0.958566</text:p>
          </table:table-cell>
          <table:table-cell table:number-columns-repeated="2" office:value-type="float" office:value="0.990579" calcext:value-type="float">
            <text:p>0.990579</text:p>
          </table:table-cell>
          <table:table-cell table:number-columns-repeated="2" office:value-type="float" office:value="0.995764" calcext:value-type="float">
            <text:p>0.995764</text:p>
          </table:table-cell>
          <table:table-cell office:value-type="float" office:value="0.911932" calcext:value-type="float">
            <text:p>0.911932</text:p>
          </table:table-cell>
        </table:table-row>
        <table:table-row table:style-name="ro1">
          <table:table-cell table:number-columns-repeated="3" office:value-type="float" office:value="0.955248" calcext:value-type="float">
            <text:p>0.955248</text:p>
          </table:table-cell>
          <table:table-cell table:number-columns-repeated="2" office:value-type="float" office:value="0.953382" calcext:value-type="float">
            <text:p>0.953382</text:p>
          </table:table-cell>
          <table:table-cell table:number-columns-repeated="2" office:value-type="float" office:value="1.01915" calcext:value-type="float">
            <text:p>1.01915</text:p>
          </table:table-cell>
          <table:table-cell table:number-columns-repeated="3" office:value-type="float" office:value="0.967208" calcext:value-type="float">
            <text:p>0.967208</text:p>
          </table:table-cell>
          <table:table-cell table:number-columns-repeated="2" office:value-type="float" office:value="0.885707" calcext:value-type="float">
            <text:p>0.885707</text:p>
          </table:table-cell>
          <table:table-cell table:number-columns-repeated="3" office:value-type="float" office:value="0.926039" calcext:value-type="float">
            <text:p>0.926039</text:p>
          </table:table-cell>
          <table:table-cell table:number-columns-repeated="2" office:value-type="float" office:value="0.996858" calcext:value-type="float">
            <text:p>0.996858</text:p>
          </table:table-cell>
          <table:table-cell table:number-columns-repeated="3" office:value-type="float" office:value="0.935079" calcext:value-type="float">
            <text:p>0.935079</text:p>
          </table:table-cell>
          <table:table-cell table:number-columns-repeated="2" office:value-type="float" office:value="0.924084" calcext:value-type="float">
            <text:p>0.924084</text:p>
          </table:table-cell>
          <table:table-cell table:number-columns-repeated="3" office:value-type="float" office:value="0.946092" calcext:value-type="float">
            <text:p>0.946092</text:p>
          </table:table-cell>
          <table:table-cell table:number-columns-repeated="2" office:value-type="float" office:value="0.975675" calcext:value-type="float">
            <text:p>0.975675</text:p>
          </table:table-cell>
          <table:table-cell table:number-columns-repeated="2" office:value-type="float" office:value="0.984402" calcext:value-type="float">
            <text:p>0.984402</text:p>
          </table:table-cell>
          <table:table-cell office:value-type="float" office:value="0.905214" calcext:value-type="float">
            <text:p>0.905214</text:p>
          </table:table-cell>
        </table:table-row>
        <table:table-row table:style-name="ro1">
          <table:table-cell table:number-columns-repeated="3" office:value-type="float" office:value="0.948714" calcext:value-type="float">
            <text:p>0.948714</text:p>
          </table:table-cell>
          <table:table-cell table:number-columns-repeated="2" office:value-type="float" office:value="0.946523" calcext:value-type="float">
            <text:p>0.946523</text:p>
          </table:table-cell>
          <table:table-cell table:number-columns-repeated="2" office:value-type="float" office:value="1.01843" calcext:value-type="float">
            <text:p>1.01843</text:p>
          </table:table-cell>
          <table:table-cell table:number-columns-repeated="3" office:value-type="float" office:value="0.963095" calcext:value-type="float">
            <text:p>0.963095</text:p>
          </table:table-cell>
          <table:table-cell table:number-columns-repeated="2" office:value-type="float" office:value="0.883444" calcext:value-type="float">
            <text:p>0.883444</text:p>
          </table:table-cell>
          <table:table-cell table:number-columns-repeated="3" office:value-type="float" office:value="0.925409" calcext:value-type="float">
            <text:p>0.925409</text:p>
          </table:table-cell>
          <table:table-cell table:number-columns-repeated="2" office:value-type="float" office:value="0.99194" calcext:value-type="float">
            <text:p>0.99194</text:p>
          </table:table-cell>
          <table:table-cell table:number-columns-repeated="3" office:value-type="float" office:value="0.943306" calcext:value-type="float">
            <text:p>0.943306</text:p>
          </table:table-cell>
          <table:table-cell table:number-columns-repeated="2" office:value-type="float" office:value="0.917125" calcext:value-type="float">
            <text:p>0.917125</text:p>
          </table:table-cell>
          <table:table-cell table:number-columns-repeated="3" office:value-type="float" office:value="0.94633" calcext:value-type="float">
            <text:p>0.94633</text:p>
          </table:table-cell>
          <table:table-cell table:number-columns-repeated="2" office:value-type="float" office:value="0.963632" calcext:value-type="float">
            <text:p>0.963632</text:p>
          </table:table-cell>
          <table:table-cell table:number-columns-repeated="2" office:value-type="float" office:value="0.980509" calcext:value-type="float">
            <text:p>0.980509</text:p>
          </table:table-cell>
          <table:table-cell office:value-type="float" office:value="0.905687" calcext:value-type="float">
            <text:p>0.905687</text:p>
          </table:table-cell>
        </table:table-row>
        <table:table-row table:style-name="ro1">
          <table:table-cell table:number-columns-repeated="3" office:value-type="float" office:value="0.951471" calcext:value-type="float">
            <text:p>0.951471</text:p>
          </table:table-cell>
          <table:table-cell table:number-columns-repeated="2" office:value-type="float" office:value="0.943354" calcext:value-type="float">
            <text:p>0.943354</text:p>
          </table:table-cell>
          <table:table-cell table:number-columns-repeated="2" office:value-type="float" office:value="1.00659" calcext:value-type="float">
            <text:p>1.00659</text:p>
          </table:table-cell>
          <table:table-cell table:number-columns-repeated="3" office:value-type="float" office:value="0.959295" calcext:value-type="float">
            <text:p>0.959295</text:p>
          </table:table-cell>
          <table:table-cell table:number-columns-repeated="2" office:value-type="float" office:value="0.887582" calcext:value-type="float">
            <text:p>0.887582</text:p>
          </table:table-cell>
          <table:table-cell table:number-columns-repeated="3" office:value-type="float" office:value="0.922289" calcext:value-type="float">
            <text:p>0.922289</text:p>
          </table:table-cell>
          <table:table-cell table:number-columns-repeated="2" office:value-type="float" office:value="0.980561" calcext:value-type="float">
            <text:p>0.980561</text:p>
          </table:table-cell>
          <table:table-cell table:number-columns-repeated="3" office:value-type="float" office:value="0.943183" calcext:value-type="float">
            <text:p>0.943183</text:p>
          </table:table-cell>
          <table:table-cell table:number-columns-repeated="2" office:value-type="float" office:value="0.917074" calcext:value-type="float">
            <text:p>0.917074</text:p>
          </table:table-cell>
          <table:table-cell table:number-columns-repeated="3" office:value-type="float" office:value="0.937405" calcext:value-type="float">
            <text:p>0.937405</text:p>
          </table:table-cell>
          <table:table-cell table:number-columns-repeated="2" office:value-type="float" office:value="0.970024" calcext:value-type="float">
            <text:p>0.970024</text:p>
          </table:table-cell>
          <table:table-cell table:number-columns-repeated="2" office:value-type="float" office:value="0.990656" calcext:value-type="float">
            <text:p>0.990656</text:p>
          </table:table-cell>
          <table:table-cell office:value-type="float" office:value="0.899734" calcext:value-type="float">
            <text:p>0.899734</text:p>
          </table:table-cell>
        </table:table-row>
        <table:table-row table:style-name="ro1">
          <table:table-cell table:number-columns-repeated="3" office:value-type="float" office:value="0.95449" calcext:value-type="float">
            <text:p>0.95449</text:p>
          </table:table-cell>
          <table:table-cell table:number-columns-repeated="2" office:value-type="float" office:value="0.948024" calcext:value-type="float">
            <text:p>0.948024</text:p>
          </table:table-cell>
          <table:table-cell table:number-columns-repeated="2" office:value-type="float" office:value="1.00564" calcext:value-type="float">
            <text:p>1.00564</text:p>
          </table:table-cell>
          <table:table-cell table:number-columns-repeated="3" office:value-type="float" office:value="0.966223" calcext:value-type="float">
            <text:p>0.966223</text:p>
          </table:table-cell>
          <table:table-cell table:number-columns-repeated="2" office:value-type="float" office:value="0.887688" calcext:value-type="float">
            <text:p>0.887688</text:p>
          </table:table-cell>
          <table:table-cell table:number-columns-repeated="3" office:value-type="float" office:value="0.915108" calcext:value-type="float">
            <text:p>0.915108</text:p>
          </table:table-cell>
          <table:table-cell table:number-columns-repeated="2" office:value-type="float" office:value="0.975002" calcext:value-type="float">
            <text:p>0.975002</text:p>
          </table:table-cell>
          <table:table-cell table:number-columns-repeated="3" office:value-type="float" office:value="0.933629" calcext:value-type="float">
            <text:p>0.933629</text:p>
          </table:table-cell>
          <table:table-cell table:number-columns-repeated="2" office:value-type="float" office:value="0.920752" calcext:value-type="float">
            <text:p>0.920752</text:p>
          </table:table-cell>
          <table:table-cell table:number-columns-repeated="3" office:value-type="float" office:value="0.93328" calcext:value-type="float">
            <text:p>0.93328</text:p>
          </table:table-cell>
          <table:table-cell table:number-columns-repeated="2" office:value-type="float" office:value="0.957522" calcext:value-type="float">
            <text:p>0.957522</text:p>
          </table:table-cell>
          <table:table-cell table:number-columns-repeated="2" office:value-type="float" office:value="0.978351" calcext:value-type="float">
            <text:p>0.978351</text:p>
          </table:table-cell>
          <table:table-cell office:value-type="float" office:value="0.895971" calcext:value-type="float">
            <text:p>0.895971</text:p>
          </table:table-cell>
        </table:table-row>
        <table:table-row table:style-name="ro1">
          <table:table-cell table:number-columns-repeated="3" office:value-type="float" office:value="0.948878" calcext:value-type="float">
            <text:p>0.948878</text:p>
          </table:table-cell>
          <table:table-cell table:number-columns-repeated="2" office:value-type="float" office:value="0.939466" calcext:value-type="float">
            <text:p>0.939466</text:p>
          </table:table-cell>
          <table:table-cell table:number-columns-repeated="2" office:value-type="float" office:value="0.99525" calcext:value-type="float">
            <text:p>0.99525</text:p>
          </table:table-cell>
          <table:table-cell table:number-columns-repeated="3" office:value-type="float" office:value="0.980055" calcext:value-type="float">
            <text:p>0.980055</text:p>
          </table:table-cell>
          <table:table-cell table:number-columns-repeated="2" office:value-type="float" office:value="0.887284" calcext:value-type="float">
            <text:p>0.887284</text:p>
          </table:table-cell>
          <table:table-cell table:number-columns-repeated="3" office:value-type="float" office:value="0.922078" calcext:value-type="float">
            <text:p>0.922078</text:p>
          </table:table-cell>
          <table:table-cell table:number-columns-repeated="2" office:value-type="float" office:value="0.971493" calcext:value-type="float">
            <text:p>0.971493</text:p>
          </table:table-cell>
          <table:table-cell table:number-columns-repeated="3" office:value-type="float" office:value="0.938538" calcext:value-type="float">
            <text:p>0.938538</text:p>
          </table:table-cell>
          <table:table-cell table:number-columns-repeated="2" office:value-type="float" office:value="0.918764" calcext:value-type="float">
            <text:p>0.918764</text:p>
          </table:table-cell>
          <table:table-cell table:number-columns-repeated="3" office:value-type="float" office:value="0.92793" calcext:value-type="float">
            <text:p>0.92793</text:p>
          </table:table-cell>
          <table:table-cell table:number-columns-repeated="2" office:value-type="float" office:value="0.954397" calcext:value-type="float">
            <text:p>0.954397</text:p>
          </table:table-cell>
          <table:table-cell table:number-columns-repeated="2" office:value-type="float" office:value="0.979779" calcext:value-type="float">
            <text:p>0.979779</text:p>
          </table:table-cell>
          <table:table-cell office:value-type="float" office:value="0.899218" calcext:value-type="float">
            <text:p>0.899218</text:p>
          </table:table-cell>
        </table:table-row>
        <table:table-row table:style-name="ro1">
          <table:table-cell table:number-columns-repeated="3" office:value-type="float" office:value="0.942942" calcext:value-type="float">
            <text:p>0.942942</text:p>
          </table:table-cell>
          <table:table-cell table:number-columns-repeated="2" office:value-type="float" office:value="0.934993" calcext:value-type="float">
            <text:p>0.934993</text:p>
          </table:table-cell>
          <table:table-cell table:number-columns-repeated="2" office:value-type="float" office:value="0.987059" calcext:value-type="float">
            <text:p>0.987059</text:p>
          </table:table-cell>
          <table:table-cell table:number-columns-repeated="3" office:value-type="float" office:value="0.972234" calcext:value-type="float">
            <text:p>0.972234</text:p>
          </table:table-cell>
          <table:table-cell table:number-columns-repeated="2" office:value-type="float" office:value="0.900367" calcext:value-type="float">
            <text:p>0.900367</text:p>
          </table:table-cell>
          <table:table-cell table:number-columns-repeated="3" office:value-type="float" office:value="0.930968" calcext:value-type="float">
            <text:p>0.930968</text:p>
          </table:table-cell>
          <table:table-cell table:number-columns-repeated="2" office:value-type="float" office:value="0.962871" calcext:value-type="float">
            <text:p>0.962871</text:p>
          </table:table-cell>
          <table:table-cell table:number-columns-repeated="3" office:value-type="float" office:value="0.942101" calcext:value-type="float">
            <text:p>0.942101</text:p>
          </table:table-cell>
          <table:table-cell table:number-columns-repeated="2" office:value-type="float" office:value="0.926192" calcext:value-type="float">
            <text:p>0.926192</text:p>
          </table:table-cell>
          <table:table-cell table:number-columns-repeated="3" office:value-type="float" office:value="0.924141" calcext:value-type="float">
            <text:p>0.924141</text:p>
          </table:table-cell>
          <table:table-cell table:number-columns-repeated="2" office:value-type="float" office:value="0.955061" calcext:value-type="float">
            <text:p>0.955061</text:p>
          </table:table-cell>
          <table:table-cell table:number-columns-repeated="2" office:value-type="float" office:value="0.976434" calcext:value-type="float">
            <text:p>0.976434</text:p>
          </table:table-cell>
          <table:table-cell office:value-type="float" office:value="0.909277" calcext:value-type="float">
            <text:p>0.909277</text:p>
          </table:table-cell>
        </table:table-row>
        <table:table-row table:style-name="ro1">
          <table:table-cell table:number-columns-repeated="3" office:value-type="float" office:value="0.942271" calcext:value-type="float">
            <text:p>0.942271</text:p>
          </table:table-cell>
          <table:table-cell table:number-columns-repeated="2" office:value-type="float" office:value="0.929446" calcext:value-type="float">
            <text:p>0.929446</text:p>
          </table:table-cell>
          <table:table-cell table:number-columns-repeated="2" office:value-type="float" office:value="0.983524" calcext:value-type="float">
            <text:p>0.983524</text:p>
          </table:table-cell>
          <table:table-cell table:number-columns-repeated="3" office:value-type="float" office:value="0.977822" calcext:value-type="float">
            <text:p>0.977822</text:p>
          </table:table-cell>
          <table:table-cell table:number-columns-repeated="2" office:value-type="float" office:value="0.894122" calcext:value-type="float">
            <text:p>0.894122</text:p>
          </table:table-cell>
          <table:table-cell table:number-columns-repeated="3" office:value-type="float" office:value="0.919894" calcext:value-type="float">
            <text:p>0.919894</text:p>
          </table:table-cell>
          <table:table-cell table:number-columns-repeated="2" office:value-type="float" office:value="0.957387" calcext:value-type="float">
            <text:p>0.957387</text:p>
          </table:table-cell>
          <table:table-cell table:number-columns-repeated="3" office:value-type="float" office:value="0.948106" calcext:value-type="float">
            <text:p>0.948106</text:p>
          </table:table-cell>
          <table:table-cell table:number-columns-repeated="2" office:value-type="float" office:value="0.927133" calcext:value-type="float">
            <text:p>0.927133</text:p>
          </table:table-cell>
          <table:table-cell table:number-columns-repeated="3" office:value-type="float" office:value="0.930954" calcext:value-type="float">
            <text:p>0.930954</text:p>
          </table:table-cell>
          <table:table-cell table:number-columns-repeated="2" office:value-type="float" office:value="0.974083" calcext:value-type="float">
            <text:p>0.974083</text:p>
          </table:table-cell>
          <table:table-cell table:number-columns-repeated="2" office:value-type="float" office:value="0.976619" calcext:value-type="float">
            <text:p>0.976619</text:p>
          </table:table-cell>
          <table:table-cell office:value-type="float" office:value="0.901629" calcext:value-type="float">
            <text:p>0.901629</text:p>
          </table:table-cell>
        </table:table-row>
        <table:table-row table:style-name="ro1">
          <table:table-cell table:number-columns-repeated="3" office:value-type="float" office:value="0.939298" calcext:value-type="float">
            <text:p>0.939298</text:p>
          </table:table-cell>
          <table:table-cell table:number-columns-repeated="2" office:value-type="float" office:value="0.925662" calcext:value-type="float">
            <text:p>0.925662</text:p>
          </table:table-cell>
          <table:table-cell table:number-columns-repeated="2" office:value-type="float" office:value="0.974877" calcext:value-type="float">
            <text:p>0.974877</text:p>
          </table:table-cell>
          <table:table-cell table:number-columns-repeated="3" office:value-type="float" office:value="0.970873" calcext:value-type="float">
            <text:p>0.970873</text:p>
          </table:table-cell>
          <table:table-cell table:number-columns-repeated="2" office:value-type="float" office:value="0.885509" calcext:value-type="float">
            <text:p>0.885509</text:p>
          </table:table-cell>
          <table:table-cell table:number-columns-repeated="3" office:value-type="float" office:value="0.92512" calcext:value-type="float">
            <text:p>0.92512</text:p>
          </table:table-cell>
          <table:table-cell table:number-columns-repeated="2" office:value-type="float" office:value="0.960919" calcext:value-type="float">
            <text:p>0.960919</text:p>
          </table:table-cell>
          <table:table-cell table:number-columns-repeated="3" office:value-type="float" office:value="0.943256" calcext:value-type="float">
            <text:p>0.943256</text:p>
          </table:table-cell>
          <table:table-cell table:number-columns-repeated="2" office:value-type="float" office:value="0.931389" calcext:value-type="float">
            <text:p>0.931389</text:p>
          </table:table-cell>
          <table:table-cell table:number-columns-repeated="3" office:value-type="float" office:value="0.929724" calcext:value-type="float">
            <text:p>0.929724</text:p>
          </table:table-cell>
          <table:table-cell table:number-columns-repeated="2" office:value-type="float" office:value="0.971357" calcext:value-type="float">
            <text:p>0.971357</text:p>
          </table:table-cell>
          <table:table-cell table:number-columns-repeated="2" office:value-type="float" office:value="0.969688" calcext:value-type="float">
            <text:p>0.969688</text:p>
          </table:table-cell>
          <table:table-cell office:value-type="float" office:value="0.901179" calcext:value-type="float">
            <text:p>0.901179</text:p>
          </table:table-cell>
        </table:table-row>
        <table:table-row table:style-name="ro1">
          <table:table-cell table:number-columns-repeated="3" office:value-type="float" office:value="0.935231" calcext:value-type="float">
            <text:p>0.935231</text:p>
          </table:table-cell>
          <table:table-cell table:number-columns-repeated="2" office:value-type="float" office:value="0.930004" calcext:value-type="float">
            <text:p>0.930004</text:p>
          </table:table-cell>
          <table:table-cell table:number-columns-repeated="2" office:value-type="float" office:value="0.980206" calcext:value-type="float">
            <text:p>0.980206</text:p>
          </table:table-cell>
          <table:table-cell table:number-columns-repeated="3" office:value-type="float" office:value="0.965021" calcext:value-type="float">
            <text:p>0.965021</text:p>
          </table:table-cell>
          <table:table-cell table:number-columns-repeated="2" office:value-type="float" office:value="0.88392" calcext:value-type="float">
            <text:p>0.88392</text:p>
          </table:table-cell>
          <table:table-cell table:number-columns-repeated="3" office:value-type="float" office:value="0.919632" calcext:value-type="float">
            <text:p>0.919632</text:p>
          </table:table-cell>
          <table:table-cell table:number-columns-repeated="2" office:value-type="float" office:value="0.958374" calcext:value-type="float">
            <text:p>0.958374</text:p>
          </table:table-cell>
          <table:table-cell table:number-columns-repeated="3" office:value-type="float" office:value="0.952377" calcext:value-type="float">
            <text:p>0.952377</text:p>
          </table:table-cell>
          <table:table-cell table:number-columns-repeated="2" office:value-type="float" office:value="0.934913" calcext:value-type="float">
            <text:p>0.934913</text:p>
          </table:table-cell>
          <table:table-cell table:number-columns-repeated="3" office:value-type="float" office:value="0.933177" calcext:value-type="float">
            <text:p>0.933177</text:p>
          </table:table-cell>
          <table:table-cell table:number-columns-repeated="2" office:value-type="float" office:value="0.980434" calcext:value-type="float">
            <text:p>0.980434</text:p>
          </table:table-cell>
          <table:table-cell table:number-columns-repeated="2" office:value-type="float" office:value="0.971509" calcext:value-type="float">
            <text:p>0.971509</text:p>
          </table:table-cell>
          <table:table-cell office:value-type="float" office:value="0.907097" calcext:value-type="float">
            <text:p>0.907097</text:p>
          </table:table-cell>
        </table:table-row>
        <table:table-row table:style-name="ro1">
          <table:table-cell table:number-columns-repeated="3" office:value-type="float" office:value="0.931576" calcext:value-type="float">
            <text:p>0.931576</text:p>
          </table:table-cell>
          <table:table-cell table:number-columns-repeated="2" office:value-type="float" office:value="0.941376" calcext:value-type="float">
            <text:p>0.941376</text:p>
          </table:table-cell>
          <table:table-cell table:number-columns-repeated="2" office:value-type="float" office:value="0.978993" calcext:value-type="float">
            <text:p>0.978993</text:p>
          </table:table-cell>
          <table:table-cell table:number-columns-repeated="3" office:value-type="float" office:value="0.957738" calcext:value-type="float">
            <text:p>0.957738</text:p>
          </table:table-cell>
          <table:table-cell table:number-columns-repeated="2" office:value-type="float" office:value="0.908243" calcext:value-type="float">
            <text:p>0.908243</text:p>
          </table:table-cell>
          <table:table-cell table:number-columns-repeated="3" office:value-type="float" office:value="0.920816" calcext:value-type="float">
            <text:p>0.920816</text:p>
          </table:table-cell>
          <table:table-cell table:number-columns-repeated="2" office:value-type="float" office:value="0.959618" calcext:value-type="float">
            <text:p>0.959618</text:p>
          </table:table-cell>
          <table:table-cell table:number-columns-repeated="3" office:value-type="float" office:value="0.956305" calcext:value-type="float">
            <text:p>0.956305</text:p>
          </table:table-cell>
          <table:table-cell table:number-columns-repeated="2" office:value-type="float" office:value="0.929559" calcext:value-type="float">
            <text:p>0.929559</text:p>
          </table:table-cell>
          <table:table-cell table:number-columns-repeated="3" office:value-type="float" office:value="0.929958" calcext:value-type="float">
            <text:p>0.929958</text:p>
          </table:table-cell>
          <table:table-cell table:number-columns-repeated="2" office:value-type="float" office:value="0.986988" calcext:value-type="float">
            <text:p>0.986988</text:p>
          </table:table-cell>
          <table:table-cell table:number-columns-repeated="2" office:value-type="float" office:value="0.971753" calcext:value-type="float">
            <text:p>0.971753</text:p>
          </table:table-cell>
          <table:table-cell office:value-type="float" office:value="0.917411" calcext:value-type="float">
            <text:p>0.917411</text:p>
          </table:table-cell>
        </table:table-row>
        <table:table-row table:style-name="ro1">
          <table:table-cell table:number-columns-repeated="3" office:value-type="float" office:value="0.927489" calcext:value-type="float">
            <text:p>0.927489</text:p>
          </table:table-cell>
          <table:table-cell table:number-columns-repeated="2" office:value-type="float" office:value="0.953754" calcext:value-type="float">
            <text:p>0.953754</text:p>
          </table:table-cell>
          <table:table-cell table:number-columns-repeated="2" office:value-type="float" office:value="0.987648" calcext:value-type="float">
            <text:p>0.987648</text:p>
          </table:table-cell>
          <table:table-cell table:number-columns-repeated="3" office:value-type="float" office:value="0.95559" calcext:value-type="float">
            <text:p>0.95559</text:p>
          </table:table-cell>
          <table:table-cell table:number-columns-repeated="2" office:value-type="float" office:value="0.908153" calcext:value-type="float">
            <text:p>0.908153</text:p>
          </table:table-cell>
          <table:table-cell table:number-columns-repeated="3" office:value-type="float" office:value="0.918457" calcext:value-type="float">
            <text:p>0.918457</text:p>
          </table:table-cell>
          <table:table-cell table:number-columns-repeated="2" office:value-type="float" office:value="0.952582" calcext:value-type="float">
            <text:p>0.952582</text:p>
          </table:table-cell>
          <table:table-cell table:number-columns-repeated="3" office:value-type="float" office:value="0.949429" calcext:value-type="float">
            <text:p>0.949429</text:p>
          </table:table-cell>
          <table:table-cell table:number-columns-repeated="2" office:value-type="float" office:value="0.925768" calcext:value-type="float">
            <text:p>0.925768</text:p>
          </table:table-cell>
          <table:table-cell table:number-columns-repeated="3" office:value-type="float" office:value="0.925777" calcext:value-type="float">
            <text:p>0.925777</text:p>
          </table:table-cell>
          <table:table-cell table:number-columns-repeated="2" office:value-type="float" office:value="0.97852" calcext:value-type="float">
            <text:p>0.97852</text:p>
          </table:table-cell>
          <table:table-cell table:number-columns-repeated="2" office:value-type="float" office:value="0.973854" calcext:value-type="float">
            <text:p>0.973854</text:p>
          </table:table-cell>
          <table:table-cell office:value-type="float" office:value="0.911035" calcext:value-type="float">
            <text:p>0.911035</text:p>
          </table:table-cell>
        </table:table-row>
        <table:table-row table:style-name="ro1">
          <table:table-cell table:number-columns-repeated="3" office:value-type="float" office:value="0.926358" calcext:value-type="float">
            <text:p>0.926358</text:p>
          </table:table-cell>
          <table:table-cell table:number-columns-repeated="2" office:value-type="float" office:value="0.955498" calcext:value-type="float">
            <text:p>0.955498</text:p>
          </table:table-cell>
          <table:table-cell table:number-columns-repeated="2" office:value-type="float" office:value="0.988423" calcext:value-type="float">
            <text:p>0.988423</text:p>
          </table:table-cell>
          <table:table-cell table:number-columns-repeated="3" office:value-type="float" office:value="0.962682" calcext:value-type="float">
            <text:p>0.962682</text:p>
          </table:table-cell>
          <table:table-cell table:number-columns-repeated="2" office:value-type="float" office:value="0.915541" calcext:value-type="float">
            <text:p>0.915541</text:p>
          </table:table-cell>
          <table:table-cell table:number-columns-repeated="3" office:value-type="float" office:value="0.918822" calcext:value-type="float">
            <text:p>0.918822</text:p>
          </table:table-cell>
          <table:table-cell table:number-columns-repeated="2" office:value-type="float" office:value="0.954445" calcext:value-type="float">
            <text:p>0.954445</text:p>
          </table:table-cell>
          <table:table-cell table:number-columns-repeated="3" office:value-type="float" office:value="0.945901" calcext:value-type="float">
            <text:p>0.945901</text:p>
          </table:table-cell>
          <table:table-cell table:number-columns-repeated="2" office:value-type="float" office:value="0.920789" calcext:value-type="float">
            <text:p>0.920789</text:p>
          </table:table-cell>
          <table:table-cell table:number-columns-repeated="3" office:value-type="float" office:value="0.92786" calcext:value-type="float">
            <text:p>0.92786</text:p>
          </table:table-cell>
          <table:table-cell table:number-columns-repeated="2" office:value-type="float" office:value="0.975488" calcext:value-type="float">
            <text:p>0.975488</text:p>
          </table:table-cell>
          <table:table-cell table:number-columns-repeated="2" office:value-type="float" office:value="0.981416" calcext:value-type="float">
            <text:p>0.981416</text:p>
          </table:table-cell>
          <table:table-cell office:value-type="float" office:value="0.910243" calcext:value-type="float">
            <text:p>0.910243</text:p>
          </table:table-cell>
        </table:table-row>
        <table:table-row table:style-name="ro1">
          <table:table-cell table:number-columns-repeated="3" office:value-type="float" office:value="0.932791" calcext:value-type="float">
            <text:p>0.932791</text:p>
          </table:table-cell>
          <table:table-cell table:number-columns-repeated="2" office:value-type="float" office:value="0.949997" calcext:value-type="float">
            <text:p>0.949997</text:p>
          </table:table-cell>
          <table:table-cell table:number-columns-repeated="2" office:value-type="float" office:value="0.982474" calcext:value-type="float">
            <text:p>0.982474</text:p>
          </table:table-cell>
          <table:table-cell table:number-columns-repeated="3" office:value-type="float" office:value="0.956203" calcext:value-type="float">
            <text:p>0.956203</text:p>
          </table:table-cell>
          <table:table-cell table:number-columns-repeated="2" office:value-type="float" office:value="0.921458" calcext:value-type="float">
            <text:p>0.921458</text:p>
          </table:table-cell>
          <table:table-cell table:number-columns-repeated="3" office:value-type="float" office:value="0.91206" calcext:value-type="float">
            <text:p>0.91206</text:p>
          </table:table-cell>
          <table:table-cell table:number-columns-repeated="2" office:value-type="float" office:value="0.945693" calcext:value-type="float">
            <text:p>0.945693</text:p>
          </table:table-cell>
          <table:table-cell table:number-columns-repeated="3" office:value-type="float" office:value="0.941355" calcext:value-type="float">
            <text:p>0.941355</text:p>
          </table:table-cell>
          <table:table-cell table:number-columns-repeated="2" office:value-type="float" office:value="0.913532" calcext:value-type="float">
            <text:p>0.913532</text:p>
          </table:table-cell>
          <table:table-cell table:number-columns-repeated="3" office:value-type="float" office:value="0.926673" calcext:value-type="float">
            <text:p>0.926673</text:p>
          </table:table-cell>
          <table:table-cell table:number-columns-repeated="2" office:value-type="float" office:value="0.971403" calcext:value-type="float">
            <text:p>0.971403</text:p>
          </table:table-cell>
          <table:table-cell table:number-columns-repeated="2" office:value-type="float" office:value="0.975939" calcext:value-type="float">
            <text:p>0.975939</text:p>
          </table:table-cell>
          <table:table-cell office:value-type="float" office:value="0.923568" calcext:value-type="float">
            <text:p>0.923568</text:p>
          </table:table-cell>
        </table:table-row>
        <table:table-row table:style-name="ro1">
          <table:table-cell table:number-columns-repeated="3" office:value-type="float" office:value="0.928588" calcext:value-type="float">
            <text:p>0.928588</text:p>
          </table:table-cell>
          <table:table-cell table:number-columns-repeated="2" office:value-type="float" office:value="0.949628" calcext:value-type="float">
            <text:p>0.949628</text:p>
          </table:table-cell>
          <table:table-cell table:number-columns-repeated="2" office:value-type="float" office:value="0.976102" calcext:value-type="float">
            <text:p>0.976102</text:p>
          </table:table-cell>
          <table:table-cell table:number-columns-repeated="3" office:value-type="float" office:value="0.955292" calcext:value-type="float">
            <text:p>0.955292</text:p>
          </table:table-cell>
          <table:table-cell table:number-columns-repeated="2" office:value-type="float" office:value="0.92811" calcext:value-type="float">
            <text:p>0.92811</text:p>
          </table:table-cell>
          <table:table-cell table:number-columns-repeated="3" office:value-type="float" office:value="0.911657" calcext:value-type="float">
            <text:p>0.911657</text:p>
          </table:table-cell>
          <table:table-cell table:number-columns-repeated="2" office:value-type="float" office:value="0.943346" calcext:value-type="float">
            <text:p>0.943346</text:p>
          </table:table-cell>
          <table:table-cell table:number-columns-repeated="3" office:value-type="float" office:value="0.946184" calcext:value-type="float">
            <text:p>0.946184</text:p>
          </table:table-cell>
          <table:table-cell table:number-columns-repeated="2" office:value-type="float" office:value="0.93164" calcext:value-type="float">
            <text:p>0.93164</text:p>
          </table:table-cell>
          <table:table-cell table:number-columns-repeated="3" office:value-type="float" office:value="0.92784" calcext:value-type="float">
            <text:p>0.92784</text:p>
          </table:table-cell>
          <table:table-cell table:number-columns-repeated="2" office:value-type="float" office:value="0.970963" calcext:value-type="float">
            <text:p>0.970963</text:p>
          </table:table-cell>
          <table:table-cell table:number-columns-repeated="2" office:value-type="float" office:value="0.985105" calcext:value-type="float">
            <text:p>0.985105</text:p>
          </table:table-cell>
          <table:table-cell office:value-type="float" office:value="0.931115" calcext:value-type="float">
            <text:p>0.931115</text:p>
          </table:table-cell>
        </table:table-row>
        <table:table-row table:style-name="ro1">
          <table:table-cell table:number-columns-repeated="3" office:value-type="float" office:value="0.933614" calcext:value-type="float">
            <text:p>0.933614</text:p>
          </table:table-cell>
          <table:table-cell table:number-columns-repeated="2" office:value-type="float" office:value="0.952318" calcext:value-type="float">
            <text:p>0.952318</text:p>
          </table:table-cell>
          <table:table-cell table:number-columns-repeated="2" office:value-type="float" office:value="0.97979" calcext:value-type="float">
            <text:p>0.97979</text:p>
          </table:table-cell>
          <table:table-cell table:number-columns-repeated="3" office:value-type="float" office:value="0.952582" calcext:value-type="float">
            <text:p>0.952582</text:p>
          </table:table-cell>
          <table:table-cell table:number-columns-repeated="2" office:value-type="float" office:value="0.922344" calcext:value-type="float">
            <text:p>0.922344</text:p>
          </table:table-cell>
          <table:table-cell table:number-columns-repeated="3" office:value-type="float" office:value="0.91344" calcext:value-type="float">
            <text:p>0.91344</text:p>
          </table:table-cell>
          <table:table-cell table:number-columns-repeated="2" office:value-type="float" office:value="0.945176" calcext:value-type="float">
            <text:p>0.945176</text:p>
          </table:table-cell>
          <table:table-cell table:number-columns-repeated="3" office:value-type="float" office:value="0.95203" calcext:value-type="float">
            <text:p>0.95203</text:p>
          </table:table-cell>
          <table:table-cell table:number-columns-repeated="2" office:value-type="float" office:value="0.94038" calcext:value-type="float">
            <text:p>0.94038</text:p>
          </table:table-cell>
          <table:table-cell table:number-columns-repeated="3" office:value-type="float" office:value="0.933588" calcext:value-type="float">
            <text:p>0.933588</text:p>
          </table:table-cell>
          <table:table-cell table:number-columns-repeated="2" office:value-type="float" office:value="0.962399" calcext:value-type="float">
            <text:p>0.962399</text:p>
          </table:table-cell>
          <table:table-cell table:number-columns-repeated="2" office:value-type="float" office:value="0.979785" calcext:value-type="float">
            <text:p>0.979785</text:p>
          </table:table-cell>
          <table:table-cell office:value-type="float" office:value="0.930388" calcext:value-type="float">
            <text:p>0.930388</text:p>
          </table:table-cell>
        </table:table-row>
        <table:table-row table:style-name="ro1">
          <table:table-cell table:number-columns-repeated="3" office:value-type="float" office:value="0.932102" calcext:value-type="float">
            <text:p>0.932102</text:p>
          </table:table-cell>
          <table:table-cell table:number-columns-repeated="2" office:value-type="float" office:value="0.94766" calcext:value-type="float">
            <text:p>0.94766</text:p>
          </table:table-cell>
          <table:table-cell table:number-columns-repeated="2" office:value-type="float" office:value="0.975456" calcext:value-type="float">
            <text:p>0.975456</text:p>
          </table:table-cell>
          <table:table-cell table:number-columns-repeated="3" office:value-type="float" office:value="0.946261" calcext:value-type="float">
            <text:p>0.946261</text:p>
          </table:table-cell>
          <table:table-cell table:number-columns-repeated="2" office:value-type="float" office:value="0.920745" calcext:value-type="float">
            <text:p>0.920745</text:p>
          </table:table-cell>
          <table:table-cell table:number-columns-repeated="3" office:value-type="float" office:value="0.912129" calcext:value-type="float">
            <text:p>0.912129</text:p>
          </table:table-cell>
          <table:table-cell table:number-columns-repeated="2" office:value-type="float" office:value="0.951358" calcext:value-type="float">
            <text:p>0.951358</text:p>
          </table:table-cell>
          <table:table-cell table:number-columns-repeated="3" office:value-type="float" office:value="0.95263" calcext:value-type="float">
            <text:p>0.95263</text:p>
          </table:table-cell>
          <table:table-cell table:number-columns-repeated="2" office:value-type="float" office:value="0.947496" calcext:value-type="float">
            <text:p>0.947496</text:p>
          </table:table-cell>
          <table:table-cell table:number-columns-repeated="3" office:value-type="float" office:value="0.937333" calcext:value-type="float">
            <text:p>0.937333</text:p>
          </table:table-cell>
          <table:table-cell table:number-columns-repeated="2" office:value-type="float" office:value="0.964949" calcext:value-type="float">
            <text:p>0.964949</text:p>
          </table:table-cell>
          <table:table-cell table:number-columns-repeated="2" office:value-type="float" office:value="0.989675" calcext:value-type="float">
            <text:p>0.989675</text:p>
          </table:table-cell>
          <table:table-cell office:value-type="float" office:value="0.93639" calcext:value-type="float">
            <text:p>0.93639</text:p>
          </table:table-cell>
        </table:table-row>
        <table:table-row table:style-name="ro1">
          <table:table-cell table:number-columns-repeated="3" office:value-type="float" office:value="0.93464" calcext:value-type="float">
            <text:p>0.93464</text:p>
          </table:table-cell>
          <table:table-cell table:number-columns-repeated="2" office:value-type="float" office:value="0.945053" calcext:value-type="float">
            <text:p>0.945053</text:p>
          </table:table-cell>
          <table:table-cell table:number-columns-repeated="2" office:value-type="float" office:value="0.976832" calcext:value-type="float">
            <text:p>0.976832</text:p>
          </table:table-cell>
          <table:table-cell table:number-columns-repeated="3" office:value-type="float" office:value="0.943635" calcext:value-type="float">
            <text:p>0.943635</text:p>
          </table:table-cell>
          <table:table-cell table:number-columns-repeated="2" office:value-type="float" office:value="0.920753" calcext:value-type="float">
            <text:p>0.920753</text:p>
          </table:table-cell>
          <table:table-cell table:number-columns-repeated="3" office:value-type="float" office:value="0.912278" calcext:value-type="float">
            <text:p>0.912278</text:p>
          </table:table-cell>
          <table:table-cell table:number-columns-repeated="2" office:value-type="float" office:value="0.94465" calcext:value-type="float">
            <text:p>0.94465</text:p>
          </table:table-cell>
          <table:table-cell table:number-columns-repeated="3" office:value-type="float" office:value="0.951821" calcext:value-type="float">
            <text:p>0.951821</text:p>
          </table:table-cell>
          <table:table-cell table:number-columns-repeated="2" office:value-type="float" office:value="0.947281" calcext:value-type="float">
            <text:p>0.947281</text:p>
          </table:table-cell>
          <table:table-cell table:number-columns-repeated="3" office:value-type="float" office:value="0.93476" calcext:value-type="float">
            <text:p>0.93476</text:p>
          </table:table-cell>
          <table:table-cell table:number-columns-repeated="2" office:value-type="float" office:value="0.970418" calcext:value-type="float">
            <text:p>0.970418</text:p>
          </table:table-cell>
          <table:table-cell table:number-columns-repeated="2" office:value-type="float" office:value="0.989636" calcext:value-type="float">
            <text:p>0.989636</text:p>
          </table:table-cell>
          <table:table-cell office:value-type="float" office:value="0.935476" calcext:value-type="float">
            <text:p>0.935476</text:p>
          </table:table-cell>
        </table:table-row>
        <table:table-row table:style-name="ro1">
          <table:table-cell table:number-columns-repeated="3" office:value-type="float" office:value="0.932087" calcext:value-type="float">
            <text:p>0.932087</text:p>
          </table:table-cell>
          <table:table-cell table:number-columns-repeated="2" office:value-type="float" office:value="0.954557" calcext:value-type="float">
            <text:p>0.954557</text:p>
          </table:table-cell>
          <table:table-cell table:number-columns-repeated="2" office:value-type="float" office:value="0.977324" calcext:value-type="float">
            <text:p>0.977324</text:p>
          </table:table-cell>
          <table:table-cell table:number-columns-repeated="3" office:value-type="float" office:value="0.946182" calcext:value-type="float">
            <text:p>0.946182</text:p>
          </table:table-cell>
          <table:table-cell table:number-columns-repeated="2" office:value-type="float" office:value="0.924785" calcext:value-type="float">
            <text:p>0.924785</text:p>
          </table:table-cell>
          <table:table-cell table:number-columns-repeated="3" office:value-type="float" office:value="0.911602" calcext:value-type="float">
            <text:p>0.911602</text:p>
          </table:table-cell>
          <table:table-cell table:number-columns-repeated="2" office:value-type="float" office:value="0.948036" calcext:value-type="float">
            <text:p>0.948036</text:p>
          </table:table-cell>
          <table:table-cell table:number-columns-repeated="3" office:value-type="float" office:value="0.951552" calcext:value-type="float">
            <text:p>0.951552</text:p>
          </table:table-cell>
          <table:table-cell table:number-columns-repeated="2" office:value-type="float" office:value="0.948245" calcext:value-type="float">
            <text:p>0.948245</text:p>
          </table:table-cell>
          <table:table-cell table:number-columns-repeated="3" office:value-type="float" office:value="0.947824" calcext:value-type="float">
            <text:p>0.947824</text:p>
          </table:table-cell>
          <table:table-cell table:number-columns-repeated="2" office:value-type="float" office:value="0.966052" calcext:value-type="float">
            <text:p>0.966052</text:p>
          </table:table-cell>
          <table:table-cell table:number-columns-repeated="2" office:value-type="float" office:value="0.990251" calcext:value-type="float">
            <text:p>0.990251</text:p>
          </table:table-cell>
          <table:table-cell office:value-type="float" office:value="0.94206" calcext:value-type="float">
            <text:p>0.94206</text:p>
          </table:table-cell>
        </table:table-row>
        <table:table-row table:style-name="ro1">
          <table:table-cell table:number-columns-repeated="3" office:value-type="float" office:value="0.932423" calcext:value-type="float">
            <text:p>0.932423</text:p>
          </table:table-cell>
          <table:table-cell table:number-columns-repeated="2" office:value-type="float" office:value="0.958638" calcext:value-type="float">
            <text:p>0.958638</text:p>
          </table:table-cell>
          <table:table-cell table:number-columns-repeated="2" office:value-type="float" office:value="0.97193" calcext:value-type="float">
            <text:p>0.97193</text:p>
          </table:table-cell>
          <table:table-cell table:number-columns-repeated="3" office:value-type="float" office:value="0.940455" calcext:value-type="float">
            <text:p>0.940455</text:p>
          </table:table-cell>
          <table:table-cell table:number-columns-repeated="2" office:value-type="float" office:value="0.923183" calcext:value-type="float">
            <text:p>0.923183</text:p>
          </table:table-cell>
          <table:table-cell table:number-columns-repeated="3" office:value-type="float" office:value="0.910786" calcext:value-type="float">
            <text:p>0.910786</text:p>
          </table:table-cell>
          <table:table-cell table:number-columns-repeated="2" office:value-type="float" office:value="0.941775" calcext:value-type="float">
            <text:p>0.941775</text:p>
          </table:table-cell>
          <table:table-cell table:number-columns-repeated="3" office:value-type="float" office:value="0.944846" calcext:value-type="float">
            <text:p>0.944846</text:p>
          </table:table-cell>
          <table:table-cell table:number-columns-repeated="2" office:value-type="float" office:value="0.95039" calcext:value-type="float">
            <text:p>0.95039</text:p>
          </table:table-cell>
          <table:table-cell table:number-columns-repeated="3" office:value-type="float" office:value="0.9481" calcext:value-type="float">
            <text:p>0.9481</text:p>
          </table:table-cell>
          <table:table-cell table:number-columns-repeated="2" office:value-type="float" office:value="0.968726" calcext:value-type="float">
            <text:p>0.968726</text:p>
          </table:table-cell>
          <table:table-cell table:number-columns-repeated="2" office:value-type="float" office:value="0.991754" calcext:value-type="float">
            <text:p>0.991754</text:p>
          </table:table-cell>
          <table:table-cell office:value-type="float" office:value="0.936784" calcext:value-type="float">
            <text:p>0.936784</text:p>
          </table:table-cell>
        </table:table-row>
        <table:table-row table:style-name="ro1">
          <table:table-cell table:number-columns-repeated="3" office:value-type="float" office:value="0.934289" calcext:value-type="float">
            <text:p>0.934289</text:p>
          </table:table-cell>
          <table:table-cell table:number-columns-repeated="2" office:value-type="float" office:value="0.967018" calcext:value-type="float">
            <text:p>0.967018</text:p>
          </table:table-cell>
          <table:table-cell table:number-columns-repeated="2" office:value-type="float" office:value="0.967433" calcext:value-type="float">
            <text:p>0.967433</text:p>
          </table:table-cell>
          <table:table-cell table:number-columns-repeated="3" office:value-type="float" office:value="0.936035" calcext:value-type="float">
            <text:p>0.936035</text:p>
          </table:table-cell>
          <table:table-cell table:number-columns-repeated="2" office:value-type="float" office:value="0.925441" calcext:value-type="float">
            <text:p>0.925441</text:p>
          </table:table-cell>
          <table:table-cell table:number-columns-repeated="3" office:value-type="float" office:value="0.909121" calcext:value-type="float">
            <text:p>0.909121</text:p>
          </table:table-cell>
          <table:table-cell table:number-columns-repeated="2" office:value-type="float" office:value="0.940823" calcext:value-type="float">
            <text:p>0.940823</text:p>
          </table:table-cell>
          <table:table-cell table:number-columns-repeated="3" office:value-type="float" office:value="0.940144" calcext:value-type="float">
            <text:p>0.940144</text:p>
          </table:table-cell>
          <table:table-cell table:number-columns-repeated="2" office:value-type="float" office:value="0.945709" calcext:value-type="float">
            <text:p>0.945709</text:p>
          </table:table-cell>
          <table:table-cell table:number-columns-repeated="3" office:value-type="float" office:value="0.95332" calcext:value-type="float">
            <text:p>0.95332</text:p>
          </table:table-cell>
          <table:table-cell table:number-columns-repeated="2" office:value-type="float" office:value="0.963749" calcext:value-type="float">
            <text:p>0.963749</text:p>
          </table:table-cell>
          <table:table-cell table:number-columns-repeated="2" office:value-type="float" office:value="0.996838" calcext:value-type="float">
            <text:p>0.996838</text:p>
          </table:table-cell>
          <table:table-cell office:value-type="float" office:value="0.929356" calcext:value-type="float">
            <text:p>0.929356</text:p>
          </table:table-cell>
        </table:table-row>
        <table:table-row table:style-name="ro1">
          <table:table-cell table:number-columns-repeated="3" office:value-type="float" office:value="0.934896" calcext:value-type="float">
            <text:p>0.934896</text:p>
          </table:table-cell>
          <table:table-cell table:number-columns-repeated="2" office:value-type="float" office:value="0.96334" calcext:value-type="float">
            <text:p>0.96334</text:p>
          </table:table-cell>
          <table:table-cell table:number-columns-repeated="2" office:value-type="float" office:value="0.968542" calcext:value-type="float">
            <text:p>0.968542</text:p>
          </table:table-cell>
          <table:table-cell table:number-columns-repeated="3" office:value-type="float" office:value="0.94247" calcext:value-type="float">
            <text:p>0.94247</text:p>
          </table:table-cell>
          <table:table-cell table:number-columns-repeated="2" office:value-type="float" office:value="0.92378" calcext:value-type="float">
            <text:p>0.92378</text:p>
          </table:table-cell>
          <table:table-cell table:number-columns-repeated="3" office:value-type="float" office:value="0.905753" calcext:value-type="float">
            <text:p>0.905753</text:p>
          </table:table-cell>
          <table:table-cell table:number-columns-repeated="2" office:value-type="float" office:value="0.942544" calcext:value-type="float">
            <text:p>0.942544</text:p>
          </table:table-cell>
          <table:table-cell table:number-columns-repeated="3" office:value-type="float" office:value="0.940034" calcext:value-type="float">
            <text:p>0.940034</text:p>
          </table:table-cell>
          <table:table-cell table:number-columns-repeated="2" office:value-type="float" office:value="0.948704" calcext:value-type="float">
            <text:p>0.948704</text:p>
          </table:table-cell>
          <table:table-cell table:number-columns-repeated="3" office:value-type="float" office:value="0.952309" calcext:value-type="float">
            <text:p>0.952309</text:p>
          </table:table-cell>
          <table:table-cell table:number-columns-repeated="2" office:value-type="float" office:value="0.963659" calcext:value-type="float">
            <text:p>0.963659</text:p>
          </table:table-cell>
          <table:table-cell table:number-columns-repeated="2" office:value-type="float" office:value="0.992237" calcext:value-type="float">
            <text:p>0.992237</text:p>
          </table:table-cell>
          <table:table-cell office:value-type="float" office:value="0.932289" calcext:value-type="float">
            <text:p>0.932289</text:p>
          </table:table-cell>
        </table:table-row>
        <table:table-row table:style-name="ro1">
          <table:table-cell table:number-columns-repeated="3" office:value-type="float" office:value="0.932444" calcext:value-type="float">
            <text:p>0.932444</text:p>
          </table:table-cell>
          <table:table-cell table:number-columns-repeated="2" office:value-type="float" office:value="0.965138" calcext:value-type="float">
            <text:p>0.965138</text:p>
          </table:table-cell>
          <table:table-cell table:number-columns-repeated="2" office:value-type="float" office:value="0.972388" calcext:value-type="float">
            <text:p>0.972388</text:p>
          </table:table-cell>
          <table:table-cell table:number-columns-repeated="3" office:value-type="float" office:value="0.937241" calcext:value-type="float">
            <text:p>0.937241</text:p>
          </table:table-cell>
          <table:table-cell table:number-columns-repeated="2" office:value-type="float" office:value="0.924888" calcext:value-type="float">
            <text:p>0.924888</text:p>
          </table:table-cell>
          <table:table-cell table:number-columns-repeated="3" office:value-type="float" office:value="0.912668" calcext:value-type="float">
            <text:p>0.912668</text:p>
          </table:table-cell>
          <table:table-cell table:number-columns-repeated="2" office:value-type="float" office:value="0.941149" calcext:value-type="float">
            <text:p>0.941149</text:p>
          </table:table-cell>
          <table:table-cell table:number-columns-repeated="3" office:value-type="float" office:value="0.942164" calcext:value-type="float">
            <text:p>0.942164</text:p>
          </table:table-cell>
          <table:table-cell table:number-columns-repeated="2" office:value-type="float" office:value="0.945668" calcext:value-type="float">
            <text:p>0.945668</text:p>
          </table:table-cell>
          <table:table-cell table:number-columns-repeated="3" office:value-type="float" office:value="0.949184" calcext:value-type="float">
            <text:p>0.949184</text:p>
          </table:table-cell>
          <table:table-cell table:number-columns-repeated="2" office:value-type="float" office:value="0.958969" calcext:value-type="float">
            <text:p>0.958969</text:p>
          </table:table-cell>
          <table:table-cell table:number-columns-repeated="2" office:value-type="float" office:value="1.00547" calcext:value-type="float">
            <text:p>1.00547</text:p>
          </table:table-cell>
          <table:table-cell office:value-type="float" office:value="0.927322" calcext:value-type="float">
            <text:p>0.927322</text:p>
          </table:table-cell>
        </table:table-row>
        <table:table-row table:style-name="ro1">
          <table:table-cell table:number-columns-repeated="3" office:value-type="float" office:value="0.929742" calcext:value-type="float">
            <text:p>0.929742</text:p>
          </table:table-cell>
          <table:table-cell table:number-columns-repeated="2" office:value-type="float" office:value="0.975194" calcext:value-type="float">
            <text:p>0.975194</text:p>
          </table:table-cell>
          <table:table-cell table:number-columns-repeated="2" office:value-type="float" office:value="0.970587" calcext:value-type="float">
            <text:p>0.970587</text:p>
          </table:table-cell>
          <table:table-cell table:number-columns-repeated="3" office:value-type="float" office:value="0.931514" calcext:value-type="float">
            <text:p>0.931514</text:p>
          </table:table-cell>
          <table:table-cell table:number-columns-repeated="2" office:value-type="float" office:value="0.92579" calcext:value-type="float">
            <text:p>0.92579</text:p>
          </table:table-cell>
          <table:table-cell table:number-columns-repeated="3" office:value-type="float" office:value="0.917947" calcext:value-type="float">
            <text:p>0.917947</text:p>
          </table:table-cell>
          <table:table-cell table:number-columns-repeated="2" office:value-type="float" office:value="0.939251" calcext:value-type="float">
            <text:p>0.939251</text:p>
          </table:table-cell>
          <table:table-cell table:number-columns-repeated="3" office:value-type="float" office:value="0.947819" calcext:value-type="float">
            <text:p>0.947819</text:p>
          </table:table-cell>
          <table:table-cell table:number-columns-repeated="2" office:value-type="float" office:value="0.944829" calcext:value-type="float">
            <text:p>0.944829</text:p>
          </table:table-cell>
          <table:table-cell table:number-columns-repeated="3" office:value-type="float" office:value="0.9493" calcext:value-type="float">
            <text:p>0.9493</text:p>
          </table:table-cell>
          <table:table-cell table:number-columns-repeated="2" office:value-type="float" office:value="0.966498" calcext:value-type="float">
            <text:p>0.966498</text:p>
          </table:table-cell>
          <table:table-cell table:number-columns-repeated="2" office:value-type="float" office:value="0.997108" calcext:value-type="float">
            <text:p>0.997108</text:p>
          </table:table-cell>
          <table:table-cell office:value-type="float" office:value="0.924696" calcext:value-type="float">
            <text:p>0.924696</text:p>
          </table:table-cell>
        </table:table-row>
        <table:table-row table:style-name="ro1">
          <table:table-cell table:number-columns-repeated="3" office:value-type="float" office:value="0.927892" calcext:value-type="float">
            <text:p>0.927892</text:p>
          </table:table-cell>
          <table:table-cell table:number-columns-repeated="2" office:value-type="float" office:value="0.976489" calcext:value-type="float">
            <text:p>0.976489</text:p>
          </table:table-cell>
          <table:table-cell table:number-columns-repeated="2" office:value-type="float" office:value="0.96741" calcext:value-type="float">
            <text:p>0.96741</text:p>
          </table:table-cell>
          <table:table-cell table:number-columns-repeated="3" office:value-type="float" office:value="0.928858" calcext:value-type="float">
            <text:p>0.928858</text:p>
          </table:table-cell>
          <table:table-cell table:number-columns-repeated="2" office:value-type="float" office:value="0.923333" calcext:value-type="float">
            <text:p>0.923333</text:p>
          </table:table-cell>
          <table:table-cell table:number-columns-repeated="3" office:value-type="float" office:value="0.92041" calcext:value-type="float">
            <text:p>0.92041</text:p>
          </table:table-cell>
          <table:table-cell table:number-columns-repeated="2" office:value-type="float" office:value="0.940731" calcext:value-type="float">
            <text:p>0.940731</text:p>
          </table:table-cell>
          <table:table-cell table:number-columns-repeated="3" office:value-type="float" office:value="0.948391" calcext:value-type="float">
            <text:p>0.948391</text:p>
          </table:table-cell>
          <table:table-cell table:number-columns-repeated="2" office:value-type="float" office:value="0.940383" calcext:value-type="float">
            <text:p>0.940383</text:p>
          </table:table-cell>
          <table:table-cell table:number-columns-repeated="3" office:value-type="float" office:value="0.947808" calcext:value-type="float">
            <text:p>0.947808</text:p>
          </table:table-cell>
          <table:table-cell table:number-columns-repeated="2" office:value-type="float" office:value="0.971859" calcext:value-type="float">
            <text:p>0.971859</text:p>
          </table:table-cell>
          <table:table-cell table:number-columns-repeated="2" office:value-type="float" office:value="0.991843" calcext:value-type="float">
            <text:p>0.991843</text:p>
          </table:table-cell>
          <table:table-cell office:value-type="float" office:value="0.922729" calcext:value-type="float">
            <text:p>0.922729</text:p>
          </table:table-cell>
        </table:table-row>
        <table:table-row table:style-name="ro1">
          <table:table-cell table:number-columns-repeated="3" office:value-type="float" office:value="0.926727" calcext:value-type="float">
            <text:p>0.926727</text:p>
          </table:table-cell>
          <table:table-cell table:number-columns-repeated="2" office:value-type="float" office:value="0.968155" calcext:value-type="float">
            <text:p>0.968155</text:p>
          </table:table-cell>
          <table:table-cell table:number-columns-repeated="2" office:value-type="float" office:value="0.966004" calcext:value-type="float">
            <text:p>0.966004</text:p>
          </table:table-cell>
          <table:table-cell table:number-columns-repeated="3" office:value-type="float" office:value="0.926721" calcext:value-type="float">
            <text:p>0.926721</text:p>
          </table:table-cell>
          <table:table-cell table:number-columns-repeated="2" office:value-type="float" office:value="0.919051" calcext:value-type="float">
            <text:p>0.919051</text:p>
          </table:table-cell>
          <table:table-cell table:number-columns-repeated="3" office:value-type="float" office:value="0.921446" calcext:value-type="float">
            <text:p>0.921446</text:p>
          </table:table-cell>
          <table:table-cell table:number-columns-repeated="2" office:value-type="float" office:value="0.940234" calcext:value-type="float">
            <text:p>0.940234</text:p>
          </table:table-cell>
          <table:table-cell table:number-columns-repeated="3" office:value-type="float" office:value="0.939929" calcext:value-type="float">
            <text:p>0.939929</text:p>
          </table:table-cell>
          <table:table-cell table:number-columns-repeated="2" office:value-type="float" office:value="0.941287" calcext:value-type="float">
            <text:p>0.941287</text:p>
          </table:table-cell>
          <table:table-cell table:number-columns-repeated="3" office:value-type="float" office:value="0.949311" calcext:value-type="float">
            <text:p>0.949311</text:p>
          </table:table-cell>
          <table:table-cell table:number-columns-repeated="2" office:value-type="float" office:value="0.968316" calcext:value-type="float">
            <text:p>0.968316</text:p>
          </table:table-cell>
          <table:table-cell table:number-columns-repeated="2" office:value-type="float" office:value="1.00088" calcext:value-type="float">
            <text:p>1.00088</text:p>
          </table:table-cell>
          <table:table-cell office:value-type="float" office:value="0.919431" calcext:value-type="float">
            <text:p>0.919431</text:p>
          </table:table-cell>
        </table:table-row>
        <table:table-row table:style-name="ro1">
          <table:table-cell table:number-columns-repeated="3" office:value-type="float" office:value="0.928678" calcext:value-type="float">
            <text:p>0.928678</text:p>
          </table:table-cell>
          <table:table-cell table:number-columns-repeated="2" office:value-type="float" office:value="0.968086" calcext:value-type="float">
            <text:p>0.968086</text:p>
          </table:table-cell>
          <table:table-cell table:number-columns-repeated="2" office:value-type="float" office:value="0.967291" calcext:value-type="float">
            <text:p>0.967291</text:p>
          </table:table-cell>
          <table:table-cell table:number-columns-repeated="3" office:value-type="float" office:value="0.923895" calcext:value-type="float">
            <text:p>0.923895</text:p>
          </table:table-cell>
          <table:table-cell table:number-columns-repeated="2" office:value-type="float" office:value="0.922186" calcext:value-type="float">
            <text:p>0.922186</text:p>
          </table:table-cell>
          <table:table-cell table:number-columns-repeated="3" office:value-type="float" office:value="0.926591" calcext:value-type="float">
            <text:p>0.926591</text:p>
          </table:table-cell>
          <table:table-cell table:number-columns-repeated="2" office:value-type="float" office:value="0.936838" calcext:value-type="float">
            <text:p>0.936838</text:p>
          </table:table-cell>
          <table:table-cell table:number-columns-repeated="3" office:value-type="float" office:value="0.936941" calcext:value-type="float">
            <text:p>0.936941</text:p>
          </table:table-cell>
          <table:table-cell table:number-columns-repeated="2" office:value-type="float" office:value="0.944022" calcext:value-type="float">
            <text:p>0.944022</text:p>
          </table:table-cell>
          <table:table-cell table:number-columns-repeated="3" office:value-type="float" office:value="0.945243" calcext:value-type="float">
            <text:p>0.945243</text:p>
          </table:table-cell>
          <table:table-cell table:number-columns-repeated="2" office:value-type="float" office:value="0.9617" calcext:value-type="float">
            <text:p>0.9617</text:p>
          </table:table-cell>
          <table:table-cell table:number-columns-repeated="2" office:value-type="float" office:value="0.999561" calcext:value-type="float">
            <text:p>0.999561</text:p>
          </table:table-cell>
          <table:table-cell office:value-type="float" office:value="0.915881" calcext:value-type="float">
            <text:p>0.915881</text:p>
          </table:table-cell>
        </table:table-row>
        <table:table-row table:style-name="ro1">
          <table:table-cell table:number-columns-repeated="3" office:value-type="float" office:value="0.922458" calcext:value-type="float">
            <text:p>0.922458</text:p>
          </table:table-cell>
          <table:table-cell table:number-columns-repeated="2" office:value-type="float" office:value="0.965912" calcext:value-type="float">
            <text:p>0.965912</text:p>
          </table:table-cell>
          <table:table-cell table:number-columns-repeated="2" office:value-type="float" office:value="0.969596" calcext:value-type="float">
            <text:p>0.969596</text:p>
          </table:table-cell>
          <table:table-cell table:number-columns-repeated="3" office:value-type="float" office:value="0.923193" calcext:value-type="float">
            <text:p>0.923193</text:p>
          </table:table-cell>
          <table:table-cell table:number-columns-repeated="2" office:value-type="float" office:value="0.923762" calcext:value-type="float">
            <text:p>0.923762</text:p>
          </table:table-cell>
          <table:table-cell table:number-columns-repeated="3" office:value-type="float" office:value="0.927275" calcext:value-type="float">
            <text:p>0.927275</text:p>
          </table:table-cell>
          <table:table-cell table:number-columns-repeated="2" office:value-type="float" office:value="0.942047" calcext:value-type="float">
            <text:p>0.942047</text:p>
          </table:table-cell>
          <table:table-cell table:number-columns-repeated="3" office:value-type="float" office:value="0.935142" calcext:value-type="float">
            <text:p>0.935142</text:p>
          </table:table-cell>
          <table:table-cell table:number-columns-repeated="2" office:value-type="float" office:value="0.937647" calcext:value-type="float">
            <text:p>0.937647</text:p>
          </table:table-cell>
          <table:table-cell table:number-columns-repeated="3" office:value-type="float" office:value="0.945836" calcext:value-type="float">
            <text:p>0.945836</text:p>
          </table:table-cell>
          <table:table-cell table:number-columns-repeated="2" office:value-type="float" office:value="0.969146" calcext:value-type="float">
            <text:p>0.969146</text:p>
          </table:table-cell>
          <table:table-cell table:number-columns-repeated="2" office:value-type="float" office:value="1.00083" calcext:value-type="float">
            <text:p>1.00083</text:p>
          </table:table-cell>
          <table:table-cell office:value-type="float" office:value="0.919092" calcext:value-type="float">
            <text:p>0.919092</text:p>
          </table:table-cell>
        </table:table-row>
        <table:table-row table:style-name="ro1">
          <table:table-cell table:number-columns-repeated="3" office:value-type="float" office:value="0.92374" calcext:value-type="float">
            <text:p>0.92374</text:p>
          </table:table-cell>
          <table:table-cell table:number-columns-repeated="2" office:value-type="float" office:value="0.964416" calcext:value-type="float">
            <text:p>0.964416</text:p>
          </table:table-cell>
          <table:table-cell table:number-columns-repeated="2" office:value-type="float" office:value="0.970946" calcext:value-type="float">
            <text:p>0.970946</text:p>
          </table:table-cell>
          <table:table-cell table:number-columns-repeated="3" office:value-type="float" office:value="0.923179" calcext:value-type="float">
            <text:p>0.923179</text:p>
          </table:table-cell>
          <table:table-cell table:number-columns-repeated="2" office:value-type="float" office:value="0.928894" calcext:value-type="float">
            <text:p>0.928894</text:p>
          </table:table-cell>
          <table:table-cell table:number-columns-repeated="3" office:value-type="float" office:value="0.928645" calcext:value-type="float">
            <text:p>0.928645</text:p>
          </table:table-cell>
          <table:table-cell table:number-columns-repeated="2" office:value-type="float" office:value="0.941423" calcext:value-type="float">
            <text:p>0.941423</text:p>
          </table:table-cell>
          <table:table-cell table:number-columns-repeated="3" office:value-type="float" office:value="0.943858" calcext:value-type="float">
            <text:p>0.943858</text:p>
          </table:table-cell>
          <table:table-cell table:number-columns-repeated="2" office:value-type="float" office:value="0.940682" calcext:value-type="float">
            <text:p>0.940682</text:p>
          </table:table-cell>
          <table:table-cell table:number-columns-repeated="3" office:value-type="float" office:value="0.942017" calcext:value-type="float">
            <text:p>0.942017</text:p>
          </table:table-cell>
          <table:table-cell table:number-columns-repeated="2" office:value-type="float" office:value="0.973013" calcext:value-type="float">
            <text:p>0.973013</text:p>
          </table:table-cell>
          <table:table-cell table:number-columns-repeated="2" office:value-type="float" office:value="1.00572" calcext:value-type="float">
            <text:p>1.00572</text:p>
          </table:table-cell>
          <table:table-cell office:value-type="float" office:value="0.914308" calcext:value-type="float">
            <text:p>0.914308</text:p>
          </table:table-cell>
        </table:table-row>
        <table:table-row table:style-name="ro1">
          <table:table-cell table:number-columns-repeated="3" office:value-type="float" office:value="0.922251" calcext:value-type="float">
            <text:p>0.922251</text:p>
          </table:table-cell>
          <table:table-cell table:number-columns-repeated="2" office:value-type="float" office:value="0.963749" calcext:value-type="float">
            <text:p>0.963749</text:p>
          </table:table-cell>
          <table:table-cell table:number-columns-repeated="2" office:value-type="float" office:value="0.967361" calcext:value-type="float">
            <text:p>0.967361</text:p>
          </table:table-cell>
          <table:table-cell table:number-columns-repeated="3" office:value-type="float" office:value="0.919739" calcext:value-type="float">
            <text:p>0.919739</text:p>
          </table:table-cell>
          <table:table-cell table:number-columns-repeated="2" office:value-type="float" office:value="0.927004" calcext:value-type="float">
            <text:p>0.927004</text:p>
          </table:table-cell>
          <table:table-cell table:number-columns-repeated="3" office:value-type="float" office:value="0.928165" calcext:value-type="float">
            <text:p>0.928165</text:p>
          </table:table-cell>
          <table:table-cell table:number-columns-repeated="2" office:value-type="float" office:value="0.938702" calcext:value-type="float">
            <text:p>0.938702</text:p>
          </table:table-cell>
          <table:table-cell table:number-columns-repeated="3" office:value-type="float" office:value="0.951239" calcext:value-type="float">
            <text:p>0.951239</text:p>
          </table:table-cell>
          <table:table-cell table:number-columns-repeated="2" office:value-type="float" office:value="0.946346" calcext:value-type="float">
            <text:p>0.946346</text:p>
          </table:table-cell>
          <table:table-cell table:number-columns-repeated="3" office:value-type="float" office:value="0.941416" calcext:value-type="float">
            <text:p>0.941416</text:p>
          </table:table-cell>
          <table:table-cell table:number-columns-repeated="2" office:value-type="float" office:value="0.96808" calcext:value-type="float">
            <text:p>0.96808</text:p>
          </table:table-cell>
          <table:table-cell table:number-columns-repeated="2" office:value-type="float" office:value="1.00003" calcext:value-type="float">
            <text:p>1.00003</text:p>
          </table:table-cell>
          <table:table-cell office:value-type="float" office:value="0.911173" calcext:value-type="float">
            <text:p>0.911173</text:p>
          </table:table-cell>
        </table:table-row>
        <table:table-row table:style-name="ro1">
          <table:table-cell table:number-columns-repeated="3" office:value-type="float" office:value="0.916177" calcext:value-type="float">
            <text:p>0.916177</text:p>
          </table:table-cell>
          <table:table-cell table:number-columns-repeated="2" office:value-type="float" office:value="0.965228" calcext:value-type="float">
            <text:p>0.965228</text:p>
          </table:table-cell>
          <table:table-cell table:number-columns-repeated="2" office:value-type="float" office:value="0.967923" calcext:value-type="float">
            <text:p>0.967923</text:p>
          </table:table-cell>
          <table:table-cell table:number-columns-repeated="3" office:value-type="float" office:value="0.913734" calcext:value-type="float">
            <text:p>0.913734</text:p>
          </table:table-cell>
          <table:table-cell table:number-columns-repeated="2" office:value-type="float" office:value="0.929958" calcext:value-type="float">
            <text:p>0.929958</text:p>
          </table:table-cell>
          <table:table-cell table:number-columns-repeated="3" office:value-type="float" office:value="0.931527" calcext:value-type="float">
            <text:p>0.931527</text:p>
          </table:table-cell>
          <table:table-cell table:number-columns-repeated="2" office:value-type="float" office:value="0.938704" calcext:value-type="float">
            <text:p>0.938704</text:p>
          </table:table-cell>
          <table:table-cell table:number-columns-repeated="3" office:value-type="float" office:value="0.959059" calcext:value-type="float">
            <text:p>0.959059</text:p>
          </table:table-cell>
          <table:table-cell table:number-columns-repeated="2" office:value-type="float" office:value="0.939524" calcext:value-type="float">
            <text:p>0.939524</text:p>
          </table:table-cell>
          <table:table-cell table:number-columns-repeated="3" office:value-type="float" office:value="0.944366" calcext:value-type="float">
            <text:p>0.944366</text:p>
          </table:table-cell>
          <table:table-cell table:number-columns-repeated="2" office:value-type="float" office:value="0.96795" calcext:value-type="float">
            <text:p>0.96795</text:p>
          </table:table-cell>
          <table:table-cell table:number-columns-repeated="2" office:value-type="float" office:value="0.997586" calcext:value-type="float">
            <text:p>0.997586</text:p>
          </table:table-cell>
          <table:table-cell office:value-type="float" office:value="0.910085" calcext:value-type="float">
            <text:p>0.910085</text:p>
          </table:table-cell>
        </table:table-row>
        <table:table-row table:style-name="ro1">
          <table:table-cell table:number-columns-repeated="3" office:value-type="float" office:value="0.910478" calcext:value-type="float">
            <text:p>0.910478</text:p>
          </table:table-cell>
          <table:table-cell table:number-columns-repeated="2" office:value-type="float" office:value="0.964876" calcext:value-type="float">
            <text:p>0.964876</text:p>
          </table:table-cell>
          <table:table-cell table:number-columns-repeated="2" office:value-type="float" office:value="0.964977" calcext:value-type="float">
            <text:p>0.964977</text:p>
          </table:table-cell>
          <table:table-cell table:number-columns-repeated="3" office:value-type="float" office:value="0.91676" calcext:value-type="float">
            <text:p>0.91676</text:p>
          </table:table-cell>
          <table:table-cell table:number-columns-repeated="2" office:value-type="float" office:value="0.929452" calcext:value-type="float">
            <text:p>0.929452</text:p>
          </table:table-cell>
          <table:table-cell table:number-columns-repeated="3" office:value-type="float" office:value="0.9355" calcext:value-type="float">
            <text:p>0.9355</text:p>
          </table:table-cell>
          <table:table-cell table:number-columns-repeated="2" office:value-type="float" office:value="0.940603" calcext:value-type="float">
            <text:p>0.940603</text:p>
          </table:table-cell>
          <table:table-cell table:number-columns-repeated="3" office:value-type="float" office:value="0.956887" calcext:value-type="float">
            <text:p>0.956887</text:p>
          </table:table-cell>
          <table:table-cell table:number-columns-repeated="2" office:value-type="float" office:value="0.944639" calcext:value-type="float">
            <text:p>0.944639</text:p>
          </table:table-cell>
          <table:table-cell table:number-columns-repeated="3" office:value-type="float" office:value="0.940877" calcext:value-type="float">
            <text:p>0.940877</text:p>
          </table:table-cell>
          <table:table-cell table:number-columns-repeated="2" office:value-type="float" office:value="0.968006" calcext:value-type="float">
            <text:p>0.968006</text:p>
          </table:table-cell>
          <table:table-cell table:number-columns-repeated="2" office:value-type="float" office:value="0.995874" calcext:value-type="float">
            <text:p>0.995874</text:p>
          </table:table-cell>
          <table:table-cell office:value-type="float" office:value="0.910479" calcext:value-type="float">
            <text:p>0.910479</text:p>
          </table:table-cell>
        </table:table-row>
        <table:table-row table:style-name="ro1">
          <table:table-cell table:number-columns-repeated="3" office:value-type="float" office:value="0.917565" calcext:value-type="float">
            <text:p>0.917565</text:p>
          </table:table-cell>
          <table:table-cell table:number-columns-repeated="2" office:value-type="float" office:value="0.964122" calcext:value-type="float">
            <text:p>0.964122</text:p>
          </table:table-cell>
          <table:table-cell table:number-columns-repeated="2" office:value-type="float" office:value="0.971936" calcext:value-type="float">
            <text:p>0.971936</text:p>
          </table:table-cell>
          <table:table-cell table:number-columns-repeated="3" office:value-type="float" office:value="0.912473" calcext:value-type="float">
            <text:p>0.912473</text:p>
          </table:table-cell>
          <table:table-cell table:number-columns-repeated="2" office:value-type="float" office:value="0.925605" calcext:value-type="float">
            <text:p>0.925605</text:p>
          </table:table-cell>
          <table:table-cell table:number-columns-repeated="3" office:value-type="float" office:value="0.935084" calcext:value-type="float">
            <text:p>0.935084</text:p>
          </table:table-cell>
          <table:table-cell table:number-columns-repeated="2" office:value-type="float" office:value="0.941339" calcext:value-type="float">
            <text:p>0.941339</text:p>
          </table:table-cell>
          <table:table-cell table:number-columns-repeated="3" office:value-type="float" office:value="0.959545" calcext:value-type="float">
            <text:p>0.959545</text:p>
          </table:table-cell>
          <table:table-cell table:number-columns-repeated="2" office:value-type="float" office:value="0.942521" calcext:value-type="float">
            <text:p>0.942521</text:p>
          </table:table-cell>
          <table:table-cell table:number-columns-repeated="3" office:value-type="float" office:value="0.937447" calcext:value-type="float">
            <text:p>0.937447</text:p>
          </table:table-cell>
          <table:table-cell table:number-columns-repeated="2" office:value-type="float" office:value="0.963192" calcext:value-type="float">
            <text:p>0.963192</text:p>
          </table:table-cell>
          <table:table-cell table:number-columns-repeated="2" office:value-type="float" office:value="0.995977" calcext:value-type="float">
            <text:p>0.995977</text:p>
          </table:table-cell>
          <table:table-cell office:value-type="float" office:value="0.919405" calcext:value-type="float">
            <text:p>0.919405</text:p>
          </table:table-cell>
        </table:table-row>
        <table:table-row table:style-name="ro1">
          <table:table-cell table:number-columns-repeated="3" office:value-type="float" office:value="0.915036" calcext:value-type="float">
            <text:p>0.915036</text:p>
          </table:table-cell>
          <table:table-cell table:number-columns-repeated="2" office:value-type="float" office:value="0.960782" calcext:value-type="float">
            <text:p>0.960782</text:p>
          </table:table-cell>
          <table:table-cell table:number-columns-repeated="2" office:value-type="float" office:value="0.97438" calcext:value-type="float">
            <text:p>0.97438</text:p>
          </table:table-cell>
          <table:table-cell table:number-columns-repeated="3" office:value-type="float" office:value="0.909979" calcext:value-type="float">
            <text:p>0.909979</text:p>
          </table:table-cell>
          <table:table-cell table:number-columns-repeated="2" office:value-type="float" office:value="0.927472" calcext:value-type="float">
            <text:p>0.927472</text:p>
          </table:table-cell>
          <table:table-cell table:number-columns-repeated="3" office:value-type="float" office:value="0.932207" calcext:value-type="float">
            <text:p>0.932207</text:p>
          </table:table-cell>
          <table:table-cell table:number-columns-repeated="2" office:value-type="float" office:value="0.939307" calcext:value-type="float">
            <text:p>0.939307</text:p>
          </table:table-cell>
          <table:table-cell table:number-columns-repeated="3" office:value-type="float" office:value="0.954336" calcext:value-type="float">
            <text:p>0.954336</text:p>
          </table:table-cell>
          <table:table-cell table:number-columns-repeated="2" office:value-type="float" office:value="0.939337" calcext:value-type="float">
            <text:p>0.939337</text:p>
          </table:table-cell>
          <table:table-cell table:number-columns-repeated="3" office:value-type="float" office:value="0.93961" calcext:value-type="float">
            <text:p>0.93961</text:p>
          </table:table-cell>
          <table:table-cell table:number-columns-repeated="2" office:value-type="float" office:value="0.964097" calcext:value-type="float">
            <text:p>0.964097</text:p>
          </table:table-cell>
          <table:table-cell table:number-columns-repeated="2" office:value-type="float" office:value="0.993333" calcext:value-type="float">
            <text:p>0.993333</text:p>
          </table:table-cell>
          <table:table-cell office:value-type="float" office:value="0.919927" calcext:value-type="float">
            <text:p>0.919927</text:p>
          </table:table-cell>
        </table:table-row>
        <table:table-row table:style-name="ro1">
          <table:table-cell table:number-columns-repeated="3" office:value-type="float" office:value="0.9151" calcext:value-type="float">
            <text:p>0.9151</text:p>
          </table:table-cell>
          <table:table-cell table:number-columns-repeated="2" office:value-type="float" office:value="0.95809" calcext:value-type="float">
            <text:p>0.95809</text:p>
          </table:table-cell>
          <table:table-cell table:number-columns-repeated="2" office:value-type="float" office:value="0.975285" calcext:value-type="float">
            <text:p>0.975285</text:p>
          </table:table-cell>
          <table:table-cell table:number-columns-repeated="3" office:value-type="float" office:value="0.918637" calcext:value-type="float">
            <text:p>0.918637</text:p>
          </table:table-cell>
          <table:table-cell table:number-columns-repeated="2" office:value-type="float" office:value="0.932456" calcext:value-type="float">
            <text:p>0.932456</text:p>
          </table:table-cell>
          <table:table-cell table:number-columns-repeated="3" office:value-type="float" office:value="0.932638" calcext:value-type="float">
            <text:p>0.932638</text:p>
          </table:table-cell>
          <table:table-cell table:number-columns-repeated="2" office:value-type="float" office:value="0.938392" calcext:value-type="float">
            <text:p>0.938392</text:p>
          </table:table-cell>
          <table:table-cell table:number-columns-repeated="3" office:value-type="float" office:value="0.949602" calcext:value-type="float">
            <text:p>0.949602</text:p>
          </table:table-cell>
          <table:table-cell table:number-columns-repeated="2" office:value-type="float" office:value="0.942817" calcext:value-type="float">
            <text:p>0.942817</text:p>
          </table:table-cell>
          <table:table-cell table:number-columns-repeated="3" office:value-type="float" office:value="0.9429" calcext:value-type="float">
            <text:p>0.9429</text:p>
          </table:table-cell>
          <table:table-cell table:number-columns-repeated="2" office:value-type="float" office:value="0.962965" calcext:value-type="float">
            <text:p>0.962965</text:p>
          </table:table-cell>
          <table:table-cell table:number-columns-repeated="2" office:value-type="float" office:value="0.99021" calcext:value-type="float">
            <text:p>0.99021</text:p>
          </table:table-cell>
          <table:table-cell office:value-type="float" office:value="0.919984" calcext:value-type="float">
            <text:p>0.919984</text:p>
          </table:table-cell>
        </table:table-row>
        <table:table-row table:style-name="ro1">
          <table:table-cell table:number-columns-repeated="3" office:value-type="float" office:value="0.912145" calcext:value-type="float">
            <text:p>0.912145</text:p>
          </table:table-cell>
          <table:table-cell table:number-columns-repeated="2" office:value-type="float" office:value="0.957269" calcext:value-type="float">
            <text:p>0.957269</text:p>
          </table:table-cell>
          <table:table-cell table:number-columns-repeated="2" office:value-type="float" office:value="0.975836" calcext:value-type="float">
            <text:p>0.975836</text:p>
          </table:table-cell>
          <table:table-cell table:number-columns-repeated="3" office:value-type="float" office:value="0.922216" calcext:value-type="float">
            <text:p>0.922216</text:p>
          </table:table-cell>
          <table:table-cell table:number-columns-repeated="2" office:value-type="float" office:value="0.931526" calcext:value-type="float">
            <text:p>0.931526</text:p>
          </table:table-cell>
          <table:table-cell table:number-columns-repeated="3" office:value-type="float" office:value="0.932321" calcext:value-type="float">
            <text:p>0.932321</text:p>
          </table:table-cell>
          <table:table-cell table:number-columns-repeated="2" office:value-type="float" office:value="0.934889" calcext:value-type="float">
            <text:p>0.934889</text:p>
          </table:table-cell>
          <table:table-cell table:number-columns-repeated="3" office:value-type="float" office:value="0.948526" calcext:value-type="float">
            <text:p>0.948526</text:p>
          </table:table-cell>
          <table:table-cell table:number-columns-repeated="2" office:value-type="float" office:value="0.939932" calcext:value-type="float">
            <text:p>0.939932</text:p>
          </table:table-cell>
          <table:table-cell table:number-columns-repeated="3" office:value-type="float" office:value="0.941725" calcext:value-type="float">
            <text:p>0.941725</text:p>
          </table:table-cell>
          <table:table-cell table:number-columns-repeated="2" office:value-type="float" office:value="0.964331" calcext:value-type="float">
            <text:p>0.964331</text:p>
          </table:table-cell>
          <table:table-cell table:number-columns-repeated="2" office:value-type="float" office:value="0.986906" calcext:value-type="float">
            <text:p>0.986906</text:p>
          </table:table-cell>
          <table:table-cell office:value-type="float" office:value="0.918687" calcext:value-type="float">
            <text:p>0.918687</text:p>
          </table:table-cell>
        </table:table-row>
        <table:table-row table:style-name="ro1">
          <table:table-cell table:number-columns-repeated="3" office:value-type="float" office:value="0.92171" calcext:value-type="float">
            <text:p>0.92171</text:p>
          </table:table-cell>
          <table:table-cell table:number-columns-repeated="2" office:value-type="float" office:value="0.960473" calcext:value-type="float">
            <text:p>0.960473</text:p>
          </table:table-cell>
          <table:table-cell table:number-columns-repeated="2" office:value-type="float" office:value="0.978357" calcext:value-type="float">
            <text:p>0.978357</text:p>
          </table:table-cell>
          <table:table-cell table:number-columns-repeated="3" office:value-type="float" office:value="0.928098" calcext:value-type="float">
            <text:p>0.928098</text:p>
          </table:table-cell>
          <table:table-cell table:number-columns-repeated="2" office:value-type="float" office:value="0.934007" calcext:value-type="float">
            <text:p>0.934007</text:p>
          </table:table-cell>
          <table:table-cell table:number-columns-repeated="3" office:value-type="float" office:value="0.933502" calcext:value-type="float">
            <text:p>0.933502</text:p>
          </table:table-cell>
          <table:table-cell table:number-columns-repeated="2" office:value-type="float" office:value="0.934119" calcext:value-type="float">
            <text:p>0.934119</text:p>
          </table:table-cell>
          <table:table-cell table:number-columns-repeated="3" office:value-type="float" office:value="0.949029" calcext:value-type="float">
            <text:p>0.949029</text:p>
          </table:table-cell>
          <table:table-cell table:number-columns-repeated="2" office:value-type="float" office:value="0.937333" calcext:value-type="float">
            <text:p>0.937333</text:p>
          </table:table-cell>
          <table:table-cell table:number-columns-repeated="3" office:value-type="float" office:value="0.940507" calcext:value-type="float">
            <text:p>0.940507</text:p>
          </table:table-cell>
          <table:table-cell table:number-columns-repeated="2" office:value-type="float" office:value="0.960622" calcext:value-type="float">
            <text:p>0.960622</text:p>
          </table:table-cell>
          <table:table-cell table:number-columns-repeated="2" office:value-type="float" office:value="0.988103" calcext:value-type="float">
            <text:p>0.988103</text:p>
          </table:table-cell>
          <table:table-cell office:value-type="float" office:value="0.916798" calcext:value-type="float">
            <text:p>0.916798</text:p>
          </table:table-cell>
        </table:table-row>
        <table:table-row table:style-name="ro1">
          <table:table-cell table:number-columns-repeated="3" office:value-type="float" office:value="0.922953" calcext:value-type="float">
            <text:p>0.922953</text:p>
          </table:table-cell>
          <table:table-cell table:number-columns-repeated="2" office:value-type="float" office:value="0.959337" calcext:value-type="float">
            <text:p>0.959337</text:p>
          </table:table-cell>
          <table:table-cell table:number-columns-repeated="2" office:value-type="float" office:value="0.977521" calcext:value-type="float">
            <text:p>0.977521</text:p>
          </table:table-cell>
          <table:table-cell table:number-columns-repeated="3" office:value-type="float" office:value="0.933135" calcext:value-type="float">
            <text:p>0.933135</text:p>
          </table:table-cell>
          <table:table-cell table:number-columns-repeated="2" office:value-type="float" office:value="0.932572" calcext:value-type="float">
            <text:p>0.932572</text:p>
          </table:table-cell>
          <table:table-cell table:number-columns-repeated="3" office:value-type="float" office:value="0.929415" calcext:value-type="float">
            <text:p>0.929415</text:p>
          </table:table-cell>
          <table:table-cell table:number-columns-repeated="2" office:value-type="float" office:value="0.932662" calcext:value-type="float">
            <text:p>0.932662</text:p>
          </table:table-cell>
          <table:table-cell table:number-columns-repeated="3" office:value-type="float" office:value="0.959852" calcext:value-type="float">
            <text:p>0.959852</text:p>
          </table:table-cell>
          <table:table-cell table:number-columns-repeated="2" office:value-type="float" office:value="0.936598" calcext:value-type="float">
            <text:p>0.936598</text:p>
          </table:table-cell>
          <table:table-cell table:number-columns-repeated="3" office:value-type="float" office:value="0.939386" calcext:value-type="float">
            <text:p>0.939386</text:p>
          </table:table-cell>
          <table:table-cell table:number-columns-repeated="2" office:value-type="float" office:value="0.960942" calcext:value-type="float">
            <text:p>0.960942</text:p>
          </table:table-cell>
          <table:table-cell table:number-columns-repeated="2" office:value-type="float" office:value="0.987621" calcext:value-type="float">
            <text:p>0.987621</text:p>
          </table:table-cell>
          <table:table-cell office:value-type="float" office:value="0.915987" calcext:value-type="float">
            <text:p>0.915987</text:p>
          </table:table-cell>
        </table:table-row>
        <table:table-row table:style-name="ro1">
          <table:table-cell table:number-columns-repeated="3" office:value-type="float" office:value="0.921695" calcext:value-type="float">
            <text:p>0.921695</text:p>
          </table:table-cell>
          <table:table-cell table:number-columns-repeated="2" office:value-type="float" office:value="0.962221" calcext:value-type="float">
            <text:p>0.962221</text:p>
          </table:table-cell>
          <table:table-cell table:number-columns-repeated="2" office:value-type="float" office:value="0.979691" calcext:value-type="float">
            <text:p>0.979691</text:p>
          </table:table-cell>
          <table:table-cell table:number-columns-repeated="3" office:value-type="float" office:value="0.938337" calcext:value-type="float">
            <text:p>0.938337</text:p>
          </table:table-cell>
          <table:table-cell table:number-columns-repeated="2" office:value-type="float" office:value="0.928956" calcext:value-type="float">
            <text:p>0.928956</text:p>
          </table:table-cell>
          <table:table-cell table:number-columns-repeated="3" office:value-type="float" office:value="0.928234" calcext:value-type="float">
            <text:p>0.928234</text:p>
          </table:table-cell>
          <table:table-cell table:number-columns-repeated="2" office:value-type="float" office:value="0.931305" calcext:value-type="float">
            <text:p>0.931305</text:p>
          </table:table-cell>
          <table:table-cell table:number-columns-repeated="3" office:value-type="float" office:value="0.955936" calcext:value-type="float">
            <text:p>0.955936</text:p>
          </table:table-cell>
          <table:table-cell table:number-columns-repeated="2" office:value-type="float" office:value="0.937705" calcext:value-type="float">
            <text:p>0.937705</text:p>
          </table:table-cell>
          <table:table-cell table:number-columns-repeated="3" office:value-type="float" office:value="0.933633" calcext:value-type="float">
            <text:p>0.933633</text:p>
          </table:table-cell>
          <table:table-cell table:number-columns-repeated="2" office:value-type="float" office:value="0.959108" calcext:value-type="float">
            <text:p>0.959108</text:p>
          </table:table-cell>
          <table:table-cell table:number-columns-repeated="2" office:value-type="float" office:value="0.986538" calcext:value-type="float">
            <text:p>0.986538</text:p>
          </table:table-cell>
          <table:table-cell office:value-type="float" office:value="0.911551" calcext:value-type="float">
            <text:p>0.911551</text:p>
          </table:table-cell>
        </table:table-row>
        <table:table-row table:style-name="ro1">
          <table:table-cell table:number-columns-repeated="3" office:value-type="float" office:value="0.918676" calcext:value-type="float">
            <text:p>0.918676</text:p>
          </table:table-cell>
          <table:table-cell table:number-columns-repeated="2" office:value-type="float" office:value="0.962095" calcext:value-type="float">
            <text:p>0.962095</text:p>
          </table:table-cell>
          <table:table-cell table:number-columns-repeated="2" office:value-type="float" office:value="0.982054" calcext:value-type="float">
            <text:p>0.982054</text:p>
          </table:table-cell>
          <table:table-cell table:number-columns-repeated="3" office:value-type="float" office:value="0.941102" calcext:value-type="float">
            <text:p>0.941102</text:p>
          </table:table-cell>
          <table:table-cell table:number-columns-repeated="2" office:value-type="float" office:value="0.928066" calcext:value-type="float">
            <text:p>0.928066</text:p>
          </table:table-cell>
          <table:table-cell table:number-columns-repeated="3" office:value-type="float" office:value="0.936743" calcext:value-type="float">
            <text:p>0.936743</text:p>
          </table:table-cell>
          <table:table-cell table:number-columns-repeated="2" office:value-type="float" office:value="0.931761" calcext:value-type="float">
            <text:p>0.931761</text:p>
          </table:table-cell>
          <table:table-cell table:number-columns-repeated="3" office:value-type="float" office:value="0.952861" calcext:value-type="float">
            <text:p>0.952861</text:p>
          </table:table-cell>
          <table:table-cell table:number-columns-repeated="2" office:value-type="float" office:value="0.945127" calcext:value-type="float">
            <text:p>0.945127</text:p>
          </table:table-cell>
          <table:table-cell table:number-columns-repeated="3" office:value-type="float" office:value="0.932937" calcext:value-type="float">
            <text:p>0.932937</text:p>
          </table:table-cell>
          <table:table-cell table:number-columns-repeated="2" office:value-type="float" office:value="0.955421" calcext:value-type="float">
            <text:p>0.955421</text:p>
          </table:table-cell>
          <table:table-cell table:number-columns-repeated="2" office:value-type="float" office:value="0.984009" calcext:value-type="float">
            <text:p>0.984009</text:p>
          </table:table-cell>
          <table:table-cell office:value-type="float" office:value="0.912887" calcext:value-type="float">
            <text:p>0.912887</text:p>
          </table:table-cell>
        </table:table-row>
        <table:table-row table:style-name="ro1">
          <table:table-cell table:number-columns-repeated="3" office:value-type="float" office:value="0.923851" calcext:value-type="float">
            <text:p>0.923851</text:p>
          </table:table-cell>
          <table:table-cell table:number-columns-repeated="2" office:value-type="float" office:value="0.95855" calcext:value-type="float">
            <text:p>0.95855</text:p>
          </table:table-cell>
          <table:table-cell table:number-columns-repeated="2" office:value-type="float" office:value="0.979933" calcext:value-type="float">
            <text:p>0.979933</text:p>
          </table:table-cell>
          <table:table-cell table:number-columns-repeated="3" office:value-type="float" office:value="0.950345" calcext:value-type="float">
            <text:p>0.950345</text:p>
          </table:table-cell>
          <table:table-cell table:number-columns-repeated="2" office:value-type="float" office:value="0.926524" calcext:value-type="float">
            <text:p>0.926524</text:p>
          </table:table-cell>
          <table:table-cell table:number-columns-repeated="3" office:value-type="float" office:value="0.943216" calcext:value-type="float">
            <text:p>0.943216</text:p>
          </table:table-cell>
          <table:table-cell table:number-columns-repeated="2" office:value-type="float" office:value="0.933905" calcext:value-type="float">
            <text:p>0.933905</text:p>
          </table:table-cell>
          <table:table-cell table:number-columns-repeated="3" office:value-type="float" office:value="0.955175" calcext:value-type="float">
            <text:p>0.955175</text:p>
          </table:table-cell>
          <table:table-cell table:number-columns-repeated="2" office:value-type="float" office:value="0.941758" calcext:value-type="float">
            <text:p>0.941758</text:p>
          </table:table-cell>
          <table:table-cell table:number-columns-repeated="3" office:value-type="float" office:value="0.933823" calcext:value-type="float">
            <text:p>0.933823</text:p>
          </table:table-cell>
          <table:table-cell table:number-columns-repeated="2" office:value-type="float" office:value="0.963033" calcext:value-type="float">
            <text:p>0.963033</text:p>
          </table:table-cell>
          <table:table-cell table:number-columns-repeated="2" office:value-type="float" office:value="0.981776" calcext:value-type="float">
            <text:p>0.981776</text:p>
          </table:table-cell>
          <table:table-cell office:value-type="float" office:value="0.912102" calcext:value-type="float">
            <text:p>0.912102</text:p>
          </table:table-cell>
        </table:table-row>
        <table:table-row table:style-name="ro1">
          <table:table-cell table:number-columns-repeated="3" office:value-type="float" office:value="0.923587" calcext:value-type="float">
            <text:p>0.923587</text:p>
          </table:table-cell>
          <table:table-cell table:number-columns-repeated="2" office:value-type="float" office:value="0.965277" calcext:value-type="float">
            <text:p>0.965277</text:p>
          </table:table-cell>
          <table:table-cell table:number-columns-repeated="2" office:value-type="float" office:value="0.979159" calcext:value-type="float">
            <text:p>0.979159</text:p>
          </table:table-cell>
          <table:table-cell table:number-columns-repeated="3" office:value-type="float" office:value="0.950115" calcext:value-type="float">
            <text:p>0.950115</text:p>
          </table:table-cell>
          <table:table-cell table:number-columns-repeated="2" office:value-type="float" office:value="0.923968" calcext:value-type="float">
            <text:p>0.923968</text:p>
          </table:table-cell>
          <table:table-cell table:number-columns-repeated="3" office:value-type="float" office:value="0.940106" calcext:value-type="float">
            <text:p>0.940106</text:p>
          </table:table-cell>
          <table:table-cell table:number-columns-repeated="2" office:value-type="float" office:value="0.930957" calcext:value-type="float">
            <text:p>0.930957</text:p>
          </table:table-cell>
          <table:table-cell table:number-columns-repeated="3" office:value-type="float" office:value="0.959255" calcext:value-type="float">
            <text:p>0.959255</text:p>
          </table:table-cell>
          <table:table-cell table:number-columns-repeated="2" office:value-type="float" office:value="0.942174" calcext:value-type="float">
            <text:p>0.942174</text:p>
          </table:table-cell>
          <table:table-cell table:number-columns-repeated="3" office:value-type="float" office:value="0.93319" calcext:value-type="float">
            <text:p>0.93319</text:p>
          </table:table-cell>
          <table:table-cell table:number-columns-repeated="2" office:value-type="float" office:value="0.960597" calcext:value-type="float">
            <text:p>0.960597</text:p>
          </table:table-cell>
          <table:table-cell table:number-columns-repeated="2" office:value-type="float" office:value="0.98558" calcext:value-type="float">
            <text:p>0.98558</text:p>
          </table:table-cell>
          <table:table-cell office:value-type="float" office:value="0.918262" calcext:value-type="float">
            <text:p>0.918262</text:p>
          </table:table-cell>
        </table:table-row>
        <table:table-row table:style-name="ro1">
          <table:table-cell table:number-columns-repeated="3" office:value-type="float" office:value="0.923487" calcext:value-type="float">
            <text:p>0.923487</text:p>
          </table:table-cell>
          <table:table-cell table:number-columns-repeated="2" office:value-type="float" office:value="0.962688" calcext:value-type="float">
            <text:p>0.962688</text:p>
          </table:table-cell>
          <table:table-cell table:number-columns-repeated="2" office:value-type="float" office:value="0.976416" calcext:value-type="float">
            <text:p>0.976416</text:p>
          </table:table-cell>
          <table:table-cell table:number-columns-repeated="3" office:value-type="float" office:value="0.949052" calcext:value-type="float">
            <text:p>0.949052</text:p>
          </table:table-cell>
          <table:table-cell table:number-columns-repeated="2" office:value-type="float" office:value="0.925058" calcext:value-type="float">
            <text:p>0.925058</text:p>
          </table:table-cell>
          <table:table-cell table:number-columns-repeated="3" office:value-type="float" office:value="0.940097" calcext:value-type="float">
            <text:p>0.940097</text:p>
          </table:table-cell>
          <table:table-cell table:number-columns-repeated="2" office:value-type="float" office:value="0.929805" calcext:value-type="float">
            <text:p>0.929805</text:p>
          </table:table-cell>
          <table:table-cell table:number-columns-repeated="3" office:value-type="float" office:value="0.961845" calcext:value-type="float">
            <text:p>0.961845</text:p>
          </table:table-cell>
          <table:table-cell table:number-columns-repeated="2" office:value-type="float" office:value="0.943114" calcext:value-type="float">
            <text:p>0.943114</text:p>
          </table:table-cell>
          <table:table-cell table:number-columns-repeated="3" office:value-type="float" office:value="0.933149" calcext:value-type="float">
            <text:p>0.933149</text:p>
          </table:table-cell>
          <table:table-cell table:number-columns-repeated="2" office:value-type="float" office:value="0.958619" calcext:value-type="float">
            <text:p>0.958619</text:p>
          </table:table-cell>
          <table:table-cell table:number-columns-repeated="2" office:value-type="float" office:value="0.986628" calcext:value-type="float">
            <text:p>0.986628</text:p>
          </table:table-cell>
          <table:table-cell office:value-type="float" office:value="0.922232" calcext:value-type="float">
            <text:p>0.922232</text:p>
          </table:table-cell>
        </table:table-row>
        <table:table-row table:style-name="ro1">
          <table:table-cell table:number-columns-repeated="3" office:value-type="float" office:value="0.924472" calcext:value-type="float">
            <text:p>0.924472</text:p>
          </table:table-cell>
          <table:table-cell table:number-columns-repeated="2" office:value-type="float" office:value="0.963065" calcext:value-type="float">
            <text:p>0.963065</text:p>
          </table:table-cell>
          <table:table-cell table:number-columns-repeated="2" office:value-type="float" office:value="0.977829" calcext:value-type="float">
            <text:p>0.977829</text:p>
          </table:table-cell>
          <table:table-cell table:number-columns-repeated="3" office:value-type="float" office:value="0.952223" calcext:value-type="float">
            <text:p>0.952223</text:p>
          </table:table-cell>
          <table:table-cell table:number-columns-repeated="2" office:value-type="float" office:value="0.924665" calcext:value-type="float">
            <text:p>0.924665</text:p>
          </table:table-cell>
          <table:table-cell table:number-columns-repeated="3" office:value-type="float" office:value="0.944899" calcext:value-type="float">
            <text:p>0.944899</text:p>
          </table:table-cell>
          <table:table-cell table:number-columns-repeated="2" office:value-type="float" office:value="0.930284" calcext:value-type="float">
            <text:p>0.930284</text:p>
          </table:table-cell>
          <table:table-cell table:number-columns-repeated="3" office:value-type="float" office:value="0.967767" calcext:value-type="float">
            <text:p>0.967767</text:p>
          </table:table-cell>
          <table:table-cell table:number-columns-repeated="2" office:value-type="float" office:value="0.944362" calcext:value-type="float">
            <text:p>0.944362</text:p>
          </table:table-cell>
          <table:table-cell table:number-columns-repeated="3" office:value-type="float" office:value="0.935223" calcext:value-type="float">
            <text:p>0.935223</text:p>
          </table:table-cell>
          <table:table-cell table:number-columns-repeated="2" office:value-type="float" office:value="0.965388" calcext:value-type="float">
            <text:p>0.965388</text:p>
          </table:table-cell>
          <table:table-cell table:number-columns-repeated="2" office:value-type="float" office:value="0.986166" calcext:value-type="float">
            <text:p>0.986166</text:p>
          </table:table-cell>
          <table:table-cell office:value-type="float" office:value="0.92137" calcext:value-type="float">
            <text:p>0.92137</text:p>
          </table:table-cell>
        </table:table-row>
        <table:table-row table:style-name="ro1">
          <table:table-cell table:number-columns-repeated="3" office:value-type="float" office:value="0.921494" calcext:value-type="float">
            <text:p>0.921494</text:p>
          </table:table-cell>
          <table:table-cell table:number-columns-repeated="2" office:value-type="float" office:value="0.962774" calcext:value-type="float">
            <text:p>0.962774</text:p>
          </table:table-cell>
          <table:table-cell table:number-columns-repeated="2" office:value-type="float" office:value="0.975649" calcext:value-type="float">
            <text:p>0.975649</text:p>
          </table:table-cell>
          <table:table-cell table:number-columns-repeated="3" office:value-type="float" office:value="0.953218" calcext:value-type="float">
            <text:p>0.953218</text:p>
          </table:table-cell>
          <table:table-cell table:number-columns-repeated="2" office:value-type="float" office:value="0.92465" calcext:value-type="float">
            <text:p>0.92465</text:p>
          </table:table-cell>
          <table:table-cell table:number-columns-repeated="3" office:value-type="float" office:value="0.941408" calcext:value-type="float">
            <text:p>0.941408</text:p>
          </table:table-cell>
          <table:table-cell table:number-columns-repeated="2" office:value-type="float" office:value="0.926902" calcext:value-type="float">
            <text:p>0.926902</text:p>
          </table:table-cell>
          <table:table-cell table:number-columns-repeated="3" office:value-type="float" office:value="0.96698" calcext:value-type="float">
            <text:p>0.96698</text:p>
          </table:table-cell>
          <table:table-cell table:number-columns-repeated="2" office:value-type="float" office:value="0.944322" calcext:value-type="float">
            <text:p>0.944322</text:p>
          </table:table-cell>
          <table:table-cell table:number-columns-repeated="3" office:value-type="float" office:value="0.94173" calcext:value-type="float">
            <text:p>0.94173</text:p>
          </table:table-cell>
          <table:table-cell table:number-columns-repeated="2" office:value-type="float" office:value="0.960694" calcext:value-type="float">
            <text:p>0.960694</text:p>
          </table:table-cell>
          <table:table-cell table:number-columns-repeated="2" office:value-type="float" office:value="0.986193" calcext:value-type="float">
            <text:p>0.986193</text:p>
          </table:table-cell>
          <table:table-cell office:value-type="float" office:value="0.924038" calcext:value-type="float">
            <text:p>0.924038</text:p>
          </table:table-cell>
        </table:table-row>
        <table:table-row table:style-name="ro1">
          <table:table-cell table:number-columns-repeated="3" office:value-type="float" office:value="0.923046" calcext:value-type="float">
            <text:p>0.923046</text:p>
          </table:table-cell>
          <table:table-cell table:number-columns-repeated="2" office:value-type="float" office:value="0.964597" calcext:value-type="float">
            <text:p>0.964597</text:p>
          </table:table-cell>
          <table:table-cell table:number-columns-repeated="2" office:value-type="float" office:value="0.969862" calcext:value-type="float">
            <text:p>0.969862</text:p>
          </table:table-cell>
          <table:table-cell table:number-columns-repeated="3" office:value-type="float" office:value="0.956664" calcext:value-type="float">
            <text:p>0.956664</text:p>
          </table:table-cell>
          <table:table-cell table:number-columns-repeated="2" office:value-type="float" office:value="0.925251" calcext:value-type="float">
            <text:p>0.925251</text:p>
          </table:table-cell>
          <table:table-cell table:number-columns-repeated="3" office:value-type="float" office:value="0.939115" calcext:value-type="float">
            <text:p>0.939115</text:p>
          </table:table-cell>
          <table:table-cell table:number-columns-repeated="2" office:value-type="float" office:value="0.92812" calcext:value-type="float">
            <text:p>0.92812</text:p>
          </table:table-cell>
          <table:table-cell table:number-columns-repeated="3" office:value-type="float" office:value="0.964815" calcext:value-type="float">
            <text:p>0.964815</text:p>
          </table:table-cell>
          <table:table-cell table:number-columns-repeated="2" office:value-type="float" office:value="0.943672" calcext:value-type="float">
            <text:p>0.943672</text:p>
          </table:table-cell>
          <table:table-cell table:number-columns-repeated="3" office:value-type="float" office:value="0.941958" calcext:value-type="float">
            <text:p>0.941958</text:p>
          </table:table-cell>
          <table:table-cell table:number-columns-repeated="2" office:value-type="float" office:value="0.961748" calcext:value-type="float">
            <text:p>0.961748</text:p>
          </table:table-cell>
          <table:table-cell table:number-columns-repeated="2" office:value-type="float" office:value="0.986818" calcext:value-type="float">
            <text:p>0.986818</text:p>
          </table:table-cell>
          <table:table-cell office:value-type="float" office:value="0.924572" calcext:value-type="float">
            <text:p>0.924572</text:p>
          </table:table-cell>
        </table:table-row>
        <table:table-row table:style-name="ro1">
          <table:table-cell table:number-columns-repeated="3" office:value-type="float" office:value="0.926034" calcext:value-type="float">
            <text:p>0.926034</text:p>
          </table:table-cell>
          <table:table-cell table:number-columns-repeated="2" office:value-type="float" office:value="0.968272" calcext:value-type="float">
            <text:p>0.968272</text:p>
          </table:table-cell>
          <table:table-cell table:number-columns-repeated="2" office:value-type="float" office:value="0.969658" calcext:value-type="float">
            <text:p>0.969658</text:p>
          </table:table-cell>
          <table:table-cell table:number-columns-repeated="3" office:value-type="float" office:value="0.951189" calcext:value-type="float">
            <text:p>0.951189</text:p>
          </table:table-cell>
          <table:table-cell table:number-columns-repeated="2" office:value-type="float" office:value="0.924407" calcext:value-type="float">
            <text:p>0.924407</text:p>
          </table:table-cell>
          <table:table-cell table:number-columns-repeated="3" office:value-type="float" office:value="0.934546" calcext:value-type="float">
            <text:p>0.934546</text:p>
          </table:table-cell>
          <table:table-cell table:number-columns-repeated="2" office:value-type="float" office:value="0.926146" calcext:value-type="float">
            <text:p>0.926146</text:p>
          </table:table-cell>
          <table:table-cell table:number-columns-repeated="3" office:value-type="float" office:value="0.964002" calcext:value-type="float">
            <text:p>0.964002</text:p>
          </table:table-cell>
          <table:table-cell table:number-columns-repeated="2" office:value-type="float" office:value="0.939037" calcext:value-type="float">
            <text:p>0.939037</text:p>
          </table:table-cell>
          <table:table-cell table:number-columns-repeated="3" office:value-type="float" office:value="0.947375" calcext:value-type="float">
            <text:p>0.947375</text:p>
          </table:table-cell>
          <table:table-cell table:number-columns-repeated="2" office:value-type="float" office:value="0.964667" calcext:value-type="float">
            <text:p>0.964667</text:p>
          </table:table-cell>
          <table:table-cell table:number-columns-repeated="2" office:value-type="float" office:value="0.984434" calcext:value-type="float">
            <text:p>0.984434</text:p>
          </table:table-cell>
          <table:table-cell office:value-type="float" office:value="0.92627" calcext:value-type="float">
            <text:p>0.92627</text:p>
          </table:table-cell>
        </table:table-row>
        <table:table-row table:style-name="ro1">
          <table:table-cell table:number-columns-repeated="3" office:value-type="float" office:value="0.931075" calcext:value-type="float">
            <text:p>0.931075</text:p>
          </table:table-cell>
          <table:table-cell table:number-columns-repeated="2" office:value-type="float" office:value="0.965426" calcext:value-type="float">
            <text:p>0.965426</text:p>
          </table:table-cell>
          <table:table-cell table:number-columns-repeated="2" office:value-type="float" office:value="0.972515" calcext:value-type="float">
            <text:p>0.972515</text:p>
          </table:table-cell>
          <table:table-cell table:number-columns-repeated="3" office:value-type="float" office:value="0.953505" calcext:value-type="float">
            <text:p>0.953505</text:p>
          </table:table-cell>
          <table:table-cell table:number-columns-repeated="2" office:value-type="float" office:value="0.923796" calcext:value-type="float">
            <text:p>0.923796</text:p>
          </table:table-cell>
          <table:table-cell table:number-columns-repeated="3" office:value-type="float" office:value="0.93177" calcext:value-type="float">
            <text:p>0.93177</text:p>
          </table:table-cell>
          <table:table-cell table:number-columns-repeated="2" office:value-type="float" office:value="0.927372" calcext:value-type="float">
            <text:p>0.927372</text:p>
          </table:table-cell>
          <table:table-cell table:number-columns-repeated="3" office:value-type="float" office:value="0.965509" calcext:value-type="float">
            <text:p>0.965509</text:p>
          </table:table-cell>
          <table:table-cell table:number-columns-repeated="2" office:value-type="float" office:value="0.937197" calcext:value-type="float">
            <text:p>0.937197</text:p>
          </table:table-cell>
          <table:table-cell table:number-columns-repeated="3" office:value-type="float" office:value="0.946774" calcext:value-type="float">
            <text:p>0.946774</text:p>
          </table:table-cell>
          <table:table-cell table:number-columns-repeated="2" office:value-type="float" office:value="0.96948" calcext:value-type="float">
            <text:p>0.96948</text:p>
          </table:table-cell>
          <table:table-cell table:number-columns-repeated="2" office:value-type="float" office:value="0.984246" calcext:value-type="float">
            <text:p>0.984246</text:p>
          </table:table-cell>
          <table:table-cell office:value-type="float" office:value="0.922274" calcext:value-type="float">
            <text:p>0.922274</text:p>
          </table:table-cell>
        </table:table-row>
        <table:table-row table:style-name="ro1">
          <table:table-cell table:number-columns-repeated="3" office:value-type="float" office:value="0.932242" calcext:value-type="float">
            <text:p>0.932242</text:p>
          </table:table-cell>
          <table:table-cell table:number-columns-repeated="2" office:value-type="float" office:value="0.964985" calcext:value-type="float">
            <text:p>0.964985</text:p>
          </table:table-cell>
          <table:table-cell table:number-columns-repeated="2" office:value-type="float" office:value="0.970169" calcext:value-type="float">
            <text:p>0.970169</text:p>
          </table:table-cell>
          <table:table-cell table:number-columns-repeated="3" office:value-type="float" office:value="0.96155" calcext:value-type="float">
            <text:p>0.96155</text:p>
          </table:table-cell>
          <table:table-cell table:number-columns-repeated="2" office:value-type="float" office:value="0.924747" calcext:value-type="float">
            <text:p>0.924747</text:p>
          </table:table-cell>
          <table:table-cell table:number-columns-repeated="3" office:value-type="float" office:value="0.93346" calcext:value-type="float">
            <text:p>0.93346</text:p>
          </table:table-cell>
          <table:table-cell table:number-columns-repeated="2" office:value-type="float" office:value="0.924743" calcext:value-type="float">
            <text:p>0.924743</text:p>
          </table:table-cell>
          <table:table-cell table:number-columns-repeated="3" office:value-type="float" office:value="0.970436" calcext:value-type="float">
            <text:p>0.970436</text:p>
          </table:table-cell>
          <table:table-cell table:number-columns-repeated="2" office:value-type="float" office:value="0.940175" calcext:value-type="float">
            <text:p>0.940175</text:p>
          </table:table-cell>
          <table:table-cell table:number-columns-repeated="3" office:value-type="float" office:value="0.943203" calcext:value-type="float">
            <text:p>0.943203</text:p>
          </table:table-cell>
          <table:table-cell table:number-columns-repeated="2" office:value-type="float" office:value="0.971506" calcext:value-type="float">
            <text:p>0.971506</text:p>
          </table:table-cell>
          <table:table-cell table:number-columns-repeated="2" office:value-type="float" office:value="0.98314" calcext:value-type="float">
            <text:p>0.98314</text:p>
          </table:table-cell>
          <table:table-cell office:value-type="float" office:value="0.919285" calcext:value-type="float">
            <text:p>0.919285</text:p>
          </table:table-cell>
        </table:table-row>
        <table:table-row table:style-name="ro1">
          <table:table-cell table:number-columns-repeated="3" office:value-type="float" office:value="0.933054" calcext:value-type="float">
            <text:p>0.933054</text:p>
          </table:table-cell>
          <table:table-cell table:number-columns-repeated="2" office:value-type="float" office:value="0.962481" calcext:value-type="float">
            <text:p>0.962481</text:p>
          </table:table-cell>
          <table:table-cell table:number-columns-repeated="2" office:value-type="float" office:value="0.966142" calcext:value-type="float">
            <text:p>0.966142</text:p>
          </table:table-cell>
          <table:table-cell table:number-columns-repeated="3" office:value-type="float" office:value="0.960634" calcext:value-type="float">
            <text:p>0.960634</text:p>
          </table:table-cell>
          <table:table-cell table:number-columns-repeated="2" office:value-type="float" office:value="0.927987" calcext:value-type="float">
            <text:p>0.927987</text:p>
          </table:table-cell>
          <table:table-cell table:number-columns-repeated="3" office:value-type="float" office:value="0.932357" calcext:value-type="float">
            <text:p>0.932357</text:p>
          </table:table-cell>
          <table:table-cell table:number-columns-repeated="2" office:value-type="float" office:value="0.931986" calcext:value-type="float">
            <text:p>0.931986</text:p>
          </table:table-cell>
          <table:table-cell table:number-columns-repeated="3" office:value-type="float" office:value="0.96735" calcext:value-type="float">
            <text:p>0.96735</text:p>
          </table:table-cell>
          <table:table-cell table:number-columns-repeated="2" office:value-type="float" office:value="0.941486" calcext:value-type="float">
            <text:p>0.941486</text:p>
          </table:table-cell>
          <table:table-cell table:number-columns-repeated="3" office:value-type="float" office:value="0.946558" calcext:value-type="float">
            <text:p>0.946558</text:p>
          </table:table-cell>
          <table:table-cell table:number-columns-repeated="2" office:value-type="float" office:value="0.969539" calcext:value-type="float">
            <text:p>0.969539</text:p>
          </table:table-cell>
          <table:table-cell table:number-columns-repeated="2" office:value-type="float" office:value="0.983364" calcext:value-type="float">
            <text:p>0.983364</text:p>
          </table:table-cell>
          <table:table-cell office:value-type="float" office:value="0.918701" calcext:value-type="float">
            <text:p>0.918701</text:p>
          </table:table-cell>
        </table:table-row>
        <table:table-row table:style-name="ro1">
          <table:table-cell table:number-columns-repeated="3" office:value-type="float" office:value="0.935005" calcext:value-type="float">
            <text:p>0.935005</text:p>
          </table:table-cell>
          <table:table-cell table:number-columns-repeated="2" office:value-type="float" office:value="0.958681" calcext:value-type="float">
            <text:p>0.958681</text:p>
          </table:table-cell>
          <table:table-cell table:number-columns-repeated="2" office:value-type="float" office:value="0.963073" calcext:value-type="float">
            <text:p>0.963073</text:p>
          </table:table-cell>
          <table:table-cell table:number-columns-repeated="3" office:value-type="float" office:value="0.9678" calcext:value-type="float">
            <text:p>0.9678</text:p>
          </table:table-cell>
          <table:table-cell table:number-columns-repeated="2" office:value-type="float" office:value="0.928678" calcext:value-type="float">
            <text:p>0.928678</text:p>
          </table:table-cell>
          <table:table-cell table:number-columns-repeated="3" office:value-type="float" office:value="0.930457" calcext:value-type="float">
            <text:p>0.930457</text:p>
          </table:table-cell>
          <table:table-cell table:number-columns-repeated="2" office:value-type="float" office:value="0.927414" calcext:value-type="float">
            <text:p>0.927414</text:p>
          </table:table-cell>
          <table:table-cell table:number-columns-repeated="3" office:value-type="float" office:value="0.970305" calcext:value-type="float">
            <text:p>0.970305</text:p>
          </table:table-cell>
          <table:table-cell table:number-columns-repeated="2" office:value-type="float" office:value="0.937745" calcext:value-type="float">
            <text:p>0.937745</text:p>
          </table:table-cell>
          <table:table-cell table:number-columns-repeated="3" office:value-type="float" office:value="0.945645" calcext:value-type="float">
            <text:p>0.945645</text:p>
          </table:table-cell>
          <table:table-cell table:number-columns-repeated="2" office:value-type="float" office:value="0.973208" calcext:value-type="float">
            <text:p>0.973208</text:p>
          </table:table-cell>
          <table:table-cell table:number-columns-repeated="2" office:value-type="float" office:value="0.980589" calcext:value-type="float">
            <text:p>0.980589</text:p>
          </table:table-cell>
          <table:table-cell office:value-type="float" office:value="0.915873" calcext:value-type="float">
            <text:p>0.915873</text:p>
          </table:table-cell>
        </table:table-row>
        <table:table-row table:style-name="ro1">
          <table:table-cell table:number-columns-repeated="3" office:value-type="float" office:value="0.938004" calcext:value-type="float">
            <text:p>0.938004</text:p>
          </table:table-cell>
          <table:table-cell table:number-columns-repeated="2" office:value-type="float" office:value="0.960832" calcext:value-type="float">
            <text:p>0.960832</text:p>
          </table:table-cell>
          <table:table-cell table:number-columns-repeated="2" office:value-type="float" office:value="0.964147" calcext:value-type="float">
            <text:p>0.964147</text:p>
          </table:table-cell>
          <table:table-cell table:number-columns-repeated="3" office:value-type="float" office:value="0.974201" calcext:value-type="float">
            <text:p>0.974201</text:p>
          </table:table-cell>
          <table:table-cell table:number-columns-repeated="2" office:value-type="float" office:value="0.926798" calcext:value-type="float">
            <text:p>0.926798</text:p>
          </table:table-cell>
          <table:table-cell table:number-columns-repeated="3" office:value-type="float" office:value="0.930995" calcext:value-type="float">
            <text:p>0.930995</text:p>
          </table:table-cell>
          <table:table-cell table:number-columns-repeated="2" office:value-type="float" office:value="0.926875" calcext:value-type="float">
            <text:p>0.926875</text:p>
          </table:table-cell>
          <table:table-cell table:number-columns-repeated="3" office:value-type="float" office:value="0.969894" calcext:value-type="float">
            <text:p>0.969894</text:p>
          </table:table-cell>
          <table:table-cell table:number-columns-repeated="2" office:value-type="float" office:value="0.937565" calcext:value-type="float">
            <text:p>0.937565</text:p>
          </table:table-cell>
          <table:table-cell table:number-columns-repeated="3" office:value-type="float" office:value="0.941081" calcext:value-type="float">
            <text:p>0.941081</text:p>
          </table:table-cell>
          <table:table-cell table:number-columns-repeated="2" office:value-type="float" office:value="0.970369" calcext:value-type="float">
            <text:p>0.970369</text:p>
          </table:table-cell>
          <table:table-cell table:number-columns-repeated="2" office:value-type="float" office:value="0.983702" calcext:value-type="float">
            <text:p>0.983702</text:p>
          </table:table-cell>
          <table:table-cell office:value-type="float" office:value="0.91811" calcext:value-type="float">
            <text:p>0.91811</text:p>
          </table:table-cell>
        </table:table-row>
        <table:table-row table:style-name="ro1">
          <table:table-cell table:number-columns-repeated="3" office:value-type="float" office:value="0.934085" calcext:value-type="float">
            <text:p>0.934085</text:p>
          </table:table-cell>
          <table:table-cell table:number-columns-repeated="2" office:value-type="float" office:value="0.95677" calcext:value-type="float">
            <text:p>0.95677</text:p>
          </table:table-cell>
          <table:table-cell table:number-columns-repeated="2" office:value-type="float" office:value="0.962542" calcext:value-type="float">
            <text:p>0.962542</text:p>
          </table:table-cell>
          <table:table-cell table:number-columns-repeated="3" office:value-type="float" office:value="0.972036" calcext:value-type="float">
            <text:p>0.972036</text:p>
          </table:table-cell>
          <table:table-cell table:number-columns-repeated="2" office:value-type="float" office:value="0.923021" calcext:value-type="float">
            <text:p>0.923021</text:p>
          </table:table-cell>
          <table:table-cell table:number-columns-repeated="3" office:value-type="float" office:value="0.930226" calcext:value-type="float">
            <text:p>0.930226</text:p>
          </table:table-cell>
          <table:table-cell table:number-columns-repeated="2" office:value-type="float" office:value="0.929438" calcext:value-type="float">
            <text:p>0.929438</text:p>
          </table:table-cell>
          <table:table-cell table:number-columns-repeated="3" office:value-type="float" office:value="0.968754" calcext:value-type="float">
            <text:p>0.968754</text:p>
          </table:table-cell>
          <table:table-cell table:number-columns-repeated="2" office:value-type="float" office:value="0.939007" calcext:value-type="float">
            <text:p>0.939007</text:p>
          </table:table-cell>
          <table:table-cell table:number-columns-repeated="3" office:value-type="float" office:value="0.940736" calcext:value-type="float">
            <text:p>0.940736</text:p>
          </table:table-cell>
          <table:table-cell table:number-columns-repeated="2" office:value-type="float" office:value="0.96578" calcext:value-type="float">
            <text:p>0.96578</text:p>
          </table:table-cell>
          <table:table-cell table:number-columns-repeated="2" office:value-type="float" office:value="0.98513" calcext:value-type="float">
            <text:p>0.98513</text:p>
          </table:table-cell>
          <table:table-cell office:value-type="float" office:value="0.923337" calcext:value-type="float">
            <text:p>0.923337</text:p>
          </table:table-cell>
        </table:table-row>
        <table:table-row table:style-name="ro1">
          <table:table-cell table:number-columns-repeated="3" office:value-type="float" office:value="0.935333" calcext:value-type="float">
            <text:p>0.935333</text:p>
          </table:table-cell>
          <table:table-cell table:number-columns-repeated="2" office:value-type="float" office:value="0.954349" calcext:value-type="float">
            <text:p>0.954349</text:p>
          </table:table-cell>
          <table:table-cell table:number-columns-repeated="2" office:value-type="float" office:value="0.963558" calcext:value-type="float">
            <text:p>0.963558</text:p>
          </table:table-cell>
          <table:table-cell table:number-columns-repeated="3" office:value-type="float" office:value="0.972729" calcext:value-type="float">
            <text:p>0.972729</text:p>
          </table:table-cell>
          <table:table-cell table:number-columns-repeated="2" office:value-type="float" office:value="0.929544" calcext:value-type="float">
            <text:p>0.929544</text:p>
          </table:table-cell>
          <table:table-cell table:number-columns-repeated="3" office:value-type="float" office:value="0.92727" calcext:value-type="float">
            <text:p>0.92727</text:p>
          </table:table-cell>
          <table:table-cell table:number-columns-repeated="2" office:value-type="float" office:value="0.934945" calcext:value-type="float">
            <text:p>0.934945</text:p>
          </table:table-cell>
          <table:table-cell table:number-columns-repeated="3" office:value-type="float" office:value="0.96913" calcext:value-type="float">
            <text:p>0.96913</text:p>
          </table:table-cell>
          <table:table-cell table:number-columns-repeated="2" office:value-type="float" office:value="0.938103" calcext:value-type="float">
            <text:p>0.938103</text:p>
          </table:table-cell>
          <table:table-cell table:number-columns-repeated="3" office:value-type="float" office:value="0.941322" calcext:value-type="float">
            <text:p>0.941322</text:p>
          </table:table-cell>
          <table:table-cell table:number-columns-repeated="2" office:value-type="float" office:value="0.966952" calcext:value-type="float">
            <text:p>0.966952</text:p>
          </table:table-cell>
          <table:table-cell table:number-columns-repeated="2" office:value-type="float" office:value="0.983057" calcext:value-type="float">
            <text:p>0.983057</text:p>
          </table:table-cell>
          <table:table-cell office:value-type="float" office:value="0.925578" calcext:value-type="float">
            <text:p>0.925578</text:p>
          </table:table-cell>
        </table:table-row>
        <table:table-row table:style-name="ro1">
          <table:table-cell table:number-columns-repeated="3" office:value-type="float" office:value="0.940377" calcext:value-type="float">
            <text:p>0.940377</text:p>
          </table:table-cell>
          <table:table-cell table:number-columns-repeated="2" office:value-type="float" office:value="0.95205" calcext:value-type="float">
            <text:p>0.95205</text:p>
          </table:table-cell>
          <table:table-cell table:number-columns-repeated="2" office:value-type="float" office:value="0.965559" calcext:value-type="float">
            <text:p>0.965559</text:p>
          </table:table-cell>
          <table:table-cell table:number-columns-repeated="3" office:value-type="float" office:value="0.976442" calcext:value-type="float">
            <text:p>0.976442</text:p>
          </table:table-cell>
          <table:table-cell table:number-columns-repeated="2" office:value-type="float" office:value="0.928416" calcext:value-type="float">
            <text:p>0.928416</text:p>
          </table:table-cell>
          <table:table-cell table:number-columns-repeated="3" office:value-type="float" office:value="0.929226" calcext:value-type="float">
            <text:p>0.929226</text:p>
          </table:table-cell>
          <table:table-cell table:number-columns-repeated="2" office:value-type="float" office:value="0.93337" calcext:value-type="float">
            <text:p>0.93337</text:p>
          </table:table-cell>
          <table:table-cell table:number-columns-repeated="3" office:value-type="float" office:value="0.969399" calcext:value-type="float">
            <text:p>0.969399</text:p>
          </table:table-cell>
          <table:table-cell table:number-columns-repeated="2" office:value-type="float" office:value="0.935523" calcext:value-type="float">
            <text:p>0.935523</text:p>
          </table:table-cell>
          <table:table-cell table:number-columns-repeated="3" office:value-type="float" office:value="0.942823" calcext:value-type="float">
            <text:p>0.942823</text:p>
          </table:table-cell>
          <table:table-cell table:number-columns-repeated="2" office:value-type="float" office:value="0.966086" calcext:value-type="float">
            <text:p>0.966086</text:p>
          </table:table-cell>
          <table:table-cell table:number-columns-repeated="2" office:value-type="float" office:value="0.98088" calcext:value-type="float">
            <text:p>0.98088</text:p>
          </table:table-cell>
          <table:table-cell office:value-type="float" office:value="0.926144" calcext:value-type="float">
            <text:p>0.926144</text:p>
          </table:table-cell>
        </table:table-row>
        <table:table-row table:style-name="ro1">
          <table:table-cell table:number-columns-repeated="3" office:value-type="float" office:value="0.937097" calcext:value-type="float">
            <text:p>0.937097</text:p>
          </table:table-cell>
          <table:table-cell table:number-columns-repeated="2" office:value-type="float" office:value="0.95644" calcext:value-type="float">
            <text:p>0.95644</text:p>
          </table:table-cell>
          <table:table-cell table:number-columns-repeated="2" office:value-type="float" office:value="0.964219" calcext:value-type="float">
            <text:p>0.964219</text:p>
          </table:table-cell>
          <table:table-cell table:number-columns-repeated="3" office:value-type="float" office:value="0.975641" calcext:value-type="float">
            <text:p>0.975641</text:p>
          </table:table-cell>
          <table:table-cell table:number-columns-repeated="2" office:value-type="float" office:value="0.93463" calcext:value-type="float">
            <text:p>0.93463</text:p>
          </table:table-cell>
          <table:table-cell table:number-columns-repeated="3" office:value-type="float" office:value="0.92654" calcext:value-type="float">
            <text:p>0.92654</text:p>
          </table:table-cell>
          <table:table-cell table:number-columns-repeated="2" office:value-type="float" office:value="0.93561" calcext:value-type="float">
            <text:p>0.93561</text:p>
          </table:table-cell>
          <table:table-cell table:number-columns-repeated="3" office:value-type="float" office:value="0.969713" calcext:value-type="float">
            <text:p>0.969713</text:p>
          </table:table-cell>
          <table:table-cell table:number-columns-repeated="2" office:value-type="float" office:value="0.935991" calcext:value-type="float">
            <text:p>0.935991</text:p>
          </table:table-cell>
          <table:table-cell table:number-columns-repeated="3" office:value-type="float" office:value="0.940845" calcext:value-type="float">
            <text:p>0.940845</text:p>
          </table:table-cell>
          <table:table-cell table:number-columns-repeated="2" office:value-type="float" office:value="0.961132" calcext:value-type="float">
            <text:p>0.961132</text:p>
          </table:table-cell>
          <table:table-cell table:number-columns-repeated="2" office:value-type="float" office:value="0.978048" calcext:value-type="float">
            <text:p>0.978048</text:p>
          </table:table-cell>
          <table:table-cell office:value-type="float" office:value="0.924841" calcext:value-type="float">
            <text:p>0.924841</text:p>
          </table:table-cell>
        </table:table-row>
        <table:table-row table:style-name="ro1">
          <table:table-cell table:number-columns-repeated="3" office:value-type="float" office:value="0.935148" calcext:value-type="float">
            <text:p>0.935148</text:p>
          </table:table-cell>
          <table:table-cell table:number-columns-repeated="2" office:value-type="float" office:value="0.959741" calcext:value-type="float">
            <text:p>0.959741</text:p>
          </table:table-cell>
          <table:table-cell table:number-columns-repeated="2" office:value-type="float" office:value="0.971055" calcext:value-type="float">
            <text:p>0.971055</text:p>
          </table:table-cell>
          <table:table-cell table:number-columns-repeated="3" office:value-type="float" office:value="0.976586" calcext:value-type="float">
            <text:p>0.976586</text:p>
          </table:table-cell>
          <table:table-cell table:number-columns-repeated="2" office:value-type="float" office:value="0.931638" calcext:value-type="float">
            <text:p>0.931638</text:p>
          </table:table-cell>
          <table:table-cell table:number-columns-repeated="3" office:value-type="float" office:value="0.928885" calcext:value-type="float">
            <text:p>0.928885</text:p>
          </table:table-cell>
          <table:table-cell table:number-columns-repeated="2" office:value-type="float" office:value="0.939402" calcext:value-type="float">
            <text:p>0.939402</text:p>
          </table:table-cell>
          <table:table-cell table:number-columns-repeated="3" office:value-type="float" office:value="0.970674" calcext:value-type="float">
            <text:p>0.970674</text:p>
          </table:table-cell>
          <table:table-cell table:number-columns-repeated="2" office:value-type="float" office:value="0.93565" calcext:value-type="float">
            <text:p>0.93565</text:p>
          </table:table-cell>
          <table:table-cell table:number-columns-repeated="3" office:value-type="float" office:value="0.939016" calcext:value-type="float">
            <text:p>0.939016</text:p>
          </table:table-cell>
          <table:table-cell table:number-columns-repeated="2" office:value-type="float" office:value="0.959226" calcext:value-type="float">
            <text:p>0.959226</text:p>
          </table:table-cell>
          <table:table-cell table:number-columns-repeated="2" office:value-type="float" office:value="0.975065" calcext:value-type="float">
            <text:p>0.975065</text:p>
          </table:table-cell>
          <table:table-cell office:value-type="float" office:value="0.924108" calcext:value-type="float">
            <text:p>0.924108</text:p>
          </table:table-cell>
        </table:table-row>
        <table:table-row table:style-name="ro1">
          <table:table-cell table:number-columns-repeated="3" office:value-type="float" office:value="0.935871" calcext:value-type="float">
            <text:p>0.935871</text:p>
          </table:table-cell>
          <table:table-cell table:number-columns-repeated="2" office:value-type="float" office:value="0.957783" calcext:value-type="float">
            <text:p>0.957783</text:p>
          </table:table-cell>
          <table:table-cell table:number-columns-repeated="2" office:value-type="float" office:value="0.967446" calcext:value-type="float">
            <text:p>0.967446</text:p>
          </table:table-cell>
          <table:table-cell table:number-columns-repeated="3" office:value-type="float" office:value="0.976312" calcext:value-type="float">
            <text:p>0.976312</text:p>
          </table:table-cell>
          <table:table-cell table:number-columns-repeated="2" office:value-type="float" office:value="0.933538" calcext:value-type="float">
            <text:p>0.933538</text:p>
          </table:table-cell>
          <table:table-cell table:number-columns-repeated="3" office:value-type="float" office:value="0.933595" calcext:value-type="float">
            <text:p>0.933595</text:p>
          </table:table-cell>
          <table:table-cell table:number-columns-repeated="2" office:value-type="float" office:value="0.936185" calcext:value-type="float">
            <text:p>0.936185</text:p>
          </table:table-cell>
          <table:table-cell table:number-columns-repeated="3" office:value-type="float" office:value="0.968811" calcext:value-type="float">
            <text:p>0.968811</text:p>
          </table:table-cell>
          <table:table-cell table:number-columns-repeated="2" office:value-type="float" office:value="0.933535" calcext:value-type="float">
            <text:p>0.933535</text:p>
          </table:table-cell>
          <table:table-cell table:number-columns-repeated="3" office:value-type="float" office:value="0.939954" calcext:value-type="float">
            <text:p>0.939954</text:p>
          </table:table-cell>
          <table:table-cell table:number-columns-repeated="2" office:value-type="float" office:value="0.958568" calcext:value-type="float">
            <text:p>0.958568</text:p>
          </table:table-cell>
          <table:table-cell table:number-columns-repeated="2" office:value-type="float" office:value="0.971658" calcext:value-type="float">
            <text:p>0.971658</text:p>
          </table:table-cell>
          <table:table-cell office:value-type="float" office:value="0.921461" calcext:value-type="float">
            <text:p>0.921461</text:p>
          </table:table-cell>
        </table:table-row>
        <table:table-row table:style-name="ro1">
          <table:table-cell table:number-columns-repeated="3" office:value-type="float" office:value="0.936312" calcext:value-type="float">
            <text:p>0.936312</text:p>
          </table:table-cell>
          <table:table-cell table:number-columns-repeated="2" office:value-type="float" office:value="0.958141" calcext:value-type="float">
            <text:p>0.958141</text:p>
          </table:table-cell>
          <table:table-cell table:number-columns-repeated="2" office:value-type="float" office:value="0.965679" calcext:value-type="float">
            <text:p>0.965679</text:p>
          </table:table-cell>
          <table:table-cell table:number-columns-repeated="3" office:value-type="float" office:value="0.97378" calcext:value-type="float">
            <text:p>0.97378</text:p>
          </table:table-cell>
          <table:table-cell table:number-columns-repeated="2" office:value-type="float" office:value="0.933498" calcext:value-type="float">
            <text:p>0.933498</text:p>
          </table:table-cell>
          <table:table-cell table:number-columns-repeated="3" office:value-type="float" office:value="0.931725" calcext:value-type="float">
            <text:p>0.931725</text:p>
          </table:table-cell>
          <table:table-cell table:number-columns-repeated="2" office:value-type="float" office:value="0.93481" calcext:value-type="float">
            <text:p>0.93481</text:p>
          </table:table-cell>
          <table:table-cell table:number-columns-repeated="3" office:value-type="float" office:value="0.972673" calcext:value-type="float">
            <text:p>0.972673</text:p>
          </table:table-cell>
          <table:table-cell table:number-columns-repeated="2" office:value-type="float" office:value="0.933696" calcext:value-type="float">
            <text:p>0.933696</text:p>
          </table:table-cell>
          <table:table-cell table:number-columns-repeated="3" office:value-type="float" office:value="0.939928" calcext:value-type="float">
            <text:p>0.939928</text:p>
          </table:table-cell>
          <table:table-cell table:number-columns-repeated="2" office:value-type="float" office:value="0.960708" calcext:value-type="float">
            <text:p>0.960708</text:p>
          </table:table-cell>
          <table:table-cell table:number-columns-repeated="2" office:value-type="float" office:value="0.968189" calcext:value-type="float">
            <text:p>0.968189</text:p>
          </table:table-cell>
          <table:table-cell office:value-type="float" office:value="0.923344" calcext:value-type="float">
            <text:p>0.923344</text:p>
          </table:table-cell>
        </table:table-row>
        <table:table-row table:style-name="ro1">
          <table:table-cell table:number-columns-repeated="3" office:value-type="float" office:value="0.9357" calcext:value-type="float">
            <text:p>0.9357</text:p>
          </table:table-cell>
          <table:table-cell table:number-columns-repeated="2" office:value-type="float" office:value="0.959314" calcext:value-type="float">
            <text:p>0.959314</text:p>
          </table:table-cell>
          <table:table-cell table:number-columns-repeated="2" office:value-type="float" office:value="0.967243" calcext:value-type="float">
            <text:p>0.967243</text:p>
          </table:table-cell>
          <table:table-cell table:number-columns-repeated="3" office:value-type="float" office:value="0.97348" calcext:value-type="float">
            <text:p>0.97348</text:p>
          </table:table-cell>
          <table:table-cell table:number-columns-repeated="2" office:value-type="float" office:value="0.93713" calcext:value-type="float">
            <text:p>0.93713</text:p>
          </table:table-cell>
          <table:table-cell table:number-columns-repeated="3" office:value-type="float" office:value="0.931459" calcext:value-type="float">
            <text:p>0.931459</text:p>
          </table:table-cell>
          <table:table-cell table:number-columns-repeated="2" office:value-type="float" office:value="0.93508" calcext:value-type="float">
            <text:p>0.93508</text:p>
          </table:table-cell>
          <table:table-cell table:number-columns-repeated="3" office:value-type="float" office:value="0.972593" calcext:value-type="float">
            <text:p>0.972593</text:p>
          </table:table-cell>
          <table:table-cell table:number-columns-repeated="2" office:value-type="float" office:value="0.934195" calcext:value-type="float">
            <text:p>0.934195</text:p>
          </table:table-cell>
          <table:table-cell table:number-columns-repeated="3" office:value-type="float" office:value="0.937511" calcext:value-type="float">
            <text:p>0.937511</text:p>
          </table:table-cell>
          <table:table-cell table:number-columns-repeated="2" office:value-type="float" office:value="0.957601" calcext:value-type="float">
            <text:p>0.957601</text:p>
          </table:table-cell>
          <table:table-cell table:number-columns-repeated="2" office:value-type="float" office:value="0.968986" calcext:value-type="float">
            <text:p>0.968986</text:p>
          </table:table-cell>
          <table:table-cell office:value-type="float" office:value="0.92168" calcext:value-type="float">
            <text:p>0.92168</text:p>
          </table:table-cell>
        </table:table-row>
        <table:table-row table:style-name="ro1">
          <table:table-cell table:number-columns-repeated="3" office:value-type="float" office:value="0.935864" calcext:value-type="float">
            <text:p>0.935864</text:p>
          </table:table-cell>
          <table:table-cell table:number-columns-repeated="2" office:value-type="float" office:value="0.958755" calcext:value-type="float">
            <text:p>0.958755</text:p>
          </table:table-cell>
          <table:table-cell table:number-columns-repeated="2" office:value-type="float" office:value="0.967668" calcext:value-type="float">
            <text:p>0.967668</text:p>
          </table:table-cell>
          <table:table-cell table:number-columns-repeated="3" office:value-type="float" office:value="0.974295" calcext:value-type="float">
            <text:p>0.974295</text:p>
          </table:table-cell>
          <table:table-cell table:number-columns-repeated="2" office:value-type="float" office:value="0.938783" calcext:value-type="float">
            <text:p>0.938783</text:p>
          </table:table-cell>
          <table:table-cell table:number-columns-repeated="3" office:value-type="float" office:value="0.930103" calcext:value-type="float">
            <text:p>0.930103</text:p>
          </table:table-cell>
          <table:table-cell table:number-columns-repeated="2" office:value-type="float" office:value="0.932784" calcext:value-type="float">
            <text:p>0.932784</text:p>
          </table:table-cell>
          <table:table-cell table:number-columns-repeated="3" office:value-type="float" office:value="0.972739" calcext:value-type="float">
            <text:p>0.972739</text:p>
          </table:table-cell>
          <table:table-cell table:number-columns-repeated="2" office:value-type="float" office:value="0.932039" calcext:value-type="float">
            <text:p>0.932039</text:p>
          </table:table-cell>
          <table:table-cell table:number-columns-repeated="3" office:value-type="float" office:value="0.936512" calcext:value-type="float">
            <text:p>0.936512</text:p>
          </table:table-cell>
          <table:table-cell table:number-columns-repeated="2" office:value-type="float" office:value="0.957528" calcext:value-type="float">
            <text:p>0.957528</text:p>
          </table:table-cell>
          <table:table-cell table:number-columns-repeated="2" office:value-type="float" office:value="0.969168" calcext:value-type="float">
            <text:p>0.969168</text:p>
          </table:table-cell>
          <table:table-cell office:value-type="float" office:value="0.928643" calcext:value-type="float">
            <text:p>0.928643</text:p>
          </table:table-cell>
        </table:table-row>
        <table:table-row table:style-name="ro1">
          <table:table-cell table:number-columns-repeated="3" office:value-type="float" office:value="0.936052" calcext:value-type="float">
            <text:p>0.936052</text:p>
          </table:table-cell>
          <table:table-cell table:number-columns-repeated="2" office:value-type="float" office:value="0.96031" calcext:value-type="float">
            <text:p>0.96031</text:p>
          </table:table-cell>
          <table:table-cell table:number-columns-repeated="2" office:value-type="float" office:value="0.96607" calcext:value-type="float">
            <text:p>0.96607</text:p>
          </table:table-cell>
          <table:table-cell table:number-columns-repeated="3" office:value-type="float" office:value="0.975327" calcext:value-type="float">
            <text:p>0.975327</text:p>
          </table:table-cell>
          <table:table-cell table:number-columns-repeated="2" office:value-type="float" office:value="0.940551" calcext:value-type="float">
            <text:p>0.940551</text:p>
          </table:table-cell>
          <table:table-cell table:number-columns-repeated="3" office:value-type="float" office:value="0.939976" calcext:value-type="float">
            <text:p>0.939976</text:p>
          </table:table-cell>
          <table:table-cell table:number-columns-repeated="2" office:value-type="float" office:value="0.930181" calcext:value-type="float">
            <text:p>0.930181</text:p>
          </table:table-cell>
          <table:table-cell table:number-columns-repeated="3" office:value-type="float" office:value="0.97093" calcext:value-type="float">
            <text:p>0.97093</text:p>
          </table:table-cell>
          <table:table-cell table:number-columns-repeated="2" office:value-type="float" office:value="0.932597" calcext:value-type="float">
            <text:p>0.932597</text:p>
          </table:table-cell>
          <table:table-cell table:number-columns-repeated="3" office:value-type="float" office:value="0.937198" calcext:value-type="float">
            <text:p>0.937198</text:p>
          </table:table-cell>
          <table:table-cell table:number-columns-repeated="2" office:value-type="float" office:value="0.957808" calcext:value-type="float">
            <text:p>0.957808</text:p>
          </table:table-cell>
          <table:table-cell table:number-columns-repeated="2" office:value-type="float" office:value="0.965526" calcext:value-type="float">
            <text:p>0.965526</text:p>
          </table:table-cell>
          <table:table-cell office:value-type="float" office:value="0.929123" calcext:value-type="float">
            <text:p>0.929123</text:p>
          </table:table-cell>
        </table:table-row>
        <table:table-row table:style-name="ro1">
          <table:table-cell table:number-columns-repeated="3" office:value-type="float" office:value="0.936182" calcext:value-type="float">
            <text:p>0.936182</text:p>
          </table:table-cell>
          <table:table-cell table:number-columns-repeated="2" office:value-type="float" office:value="0.957049" calcext:value-type="float">
            <text:p>0.957049</text:p>
          </table:table-cell>
          <table:table-cell table:number-columns-repeated="2" office:value-type="float" office:value="0.967518" calcext:value-type="float">
            <text:p>0.967518</text:p>
          </table:table-cell>
          <table:table-cell table:number-columns-repeated="3" office:value-type="float" office:value="0.977116" calcext:value-type="float">
            <text:p>0.977116</text:p>
          </table:table-cell>
          <table:table-cell table:number-columns-repeated="2" office:value-type="float" office:value="0.94115" calcext:value-type="float">
            <text:p>0.94115</text:p>
          </table:table-cell>
          <table:table-cell table:number-columns-repeated="3" office:value-type="float" office:value="0.942344" calcext:value-type="float">
            <text:p>0.942344</text:p>
          </table:table-cell>
          <table:table-cell table:number-columns-repeated="2" office:value-type="float" office:value="0.931248" calcext:value-type="float">
            <text:p>0.931248</text:p>
          </table:table-cell>
          <table:table-cell table:number-columns-repeated="3" office:value-type="float" office:value="0.97018" calcext:value-type="float">
            <text:p>0.97018</text:p>
          </table:table-cell>
          <table:table-cell table:number-columns-repeated="2" office:value-type="float" office:value="0.936221" calcext:value-type="float">
            <text:p>0.936221</text:p>
          </table:table-cell>
          <table:table-cell table:number-columns-repeated="3" office:value-type="float" office:value="0.939964" calcext:value-type="float">
            <text:p>0.939964</text:p>
          </table:table-cell>
          <table:table-cell table:number-columns-repeated="2" office:value-type="float" office:value="0.95564" calcext:value-type="float">
            <text:p>0.95564</text:p>
          </table:table-cell>
          <table:table-cell table:number-columns-repeated="2" office:value-type="float" office:value="0.969449" calcext:value-type="float">
            <text:p>0.969449</text:p>
          </table:table-cell>
          <table:table-cell office:value-type="float" office:value="0.928338" calcext:value-type="float">
            <text:p>0.928338</text:p>
          </table:table-cell>
        </table:table-row>
        <table:table-row table:style-name="ro1">
          <table:table-cell table:number-columns-repeated="3" office:value-type="float" office:value="0.941865" calcext:value-type="float">
            <text:p>0.941865</text:p>
          </table:table-cell>
          <table:table-cell table:number-columns-repeated="2" office:value-type="float" office:value="0.954414" calcext:value-type="float">
            <text:p>0.954414</text:p>
          </table:table-cell>
          <table:table-cell table:number-columns-repeated="2" office:value-type="float" office:value="0.967952" calcext:value-type="float">
            <text:p>0.967952</text:p>
          </table:table-cell>
          <table:table-cell table:number-columns-repeated="3" office:value-type="float" office:value="0.975156" calcext:value-type="float">
            <text:p>0.975156</text:p>
          </table:table-cell>
          <table:table-cell table:number-columns-repeated="2" office:value-type="float" office:value="0.941855" calcext:value-type="float">
            <text:p>0.941855</text:p>
          </table:table-cell>
          <table:table-cell table:number-columns-repeated="3" office:value-type="float" office:value="0.938606" calcext:value-type="float">
            <text:p>0.938606</text:p>
          </table:table-cell>
          <table:table-cell table:number-columns-repeated="2" office:value-type="float" office:value="0.932032" calcext:value-type="float">
            <text:p>0.932032</text:p>
          </table:table-cell>
          <table:table-cell table:number-columns-repeated="3" office:value-type="float" office:value="0.96741" calcext:value-type="float">
            <text:p>0.96741</text:p>
          </table:table-cell>
          <table:table-cell table:number-columns-repeated="2" office:value-type="float" office:value="0.937156" calcext:value-type="float">
            <text:p>0.937156</text:p>
          </table:table-cell>
          <table:table-cell table:number-columns-repeated="3" office:value-type="float" office:value="0.939121" calcext:value-type="float">
            <text:p>0.939121</text:p>
          </table:table-cell>
          <table:table-cell table:number-columns-repeated="2" office:value-type="float" office:value="0.953603" calcext:value-type="float">
            <text:p>0.953603</text:p>
          </table:table-cell>
          <table:table-cell table:number-columns-repeated="2" office:value-type="float" office:value="0.966291" calcext:value-type="float">
            <text:p>0.966291</text:p>
          </table:table-cell>
          <table:table-cell office:value-type="float" office:value="0.926939" calcext:value-type="float">
            <text:p>0.926939</text:p>
          </table:table-cell>
        </table:table-row>
        <table:table-row table:style-name="ro1">
          <table:table-cell table:number-columns-repeated="3" office:value-type="float" office:value="0.94437" calcext:value-type="float">
            <text:p>0.94437</text:p>
          </table:table-cell>
          <table:table-cell table:number-columns-repeated="2" office:value-type="float" office:value="0.95533" calcext:value-type="float">
            <text:p>0.95533</text:p>
          </table:table-cell>
          <table:table-cell table:number-columns-repeated="2" office:value-type="float" office:value="0.968464" calcext:value-type="float">
            <text:p>0.968464</text:p>
          </table:table-cell>
          <table:table-cell table:number-columns-repeated="3" office:value-type="float" office:value="0.974761" calcext:value-type="float">
            <text:p>0.974761</text:p>
          </table:table-cell>
          <table:table-cell table:number-columns-repeated="2" office:value-type="float" office:value="0.941437" calcext:value-type="float">
            <text:p>0.941437</text:p>
          </table:table-cell>
          <table:table-cell table:number-columns-repeated="3" office:value-type="float" office:value="0.937215" calcext:value-type="float">
            <text:p>0.937215</text:p>
          </table:table-cell>
          <table:table-cell table:number-columns-repeated="2" office:value-type="float" office:value="0.931338" calcext:value-type="float">
            <text:p>0.931338</text:p>
          </table:table-cell>
          <table:table-cell table:number-columns-repeated="3" office:value-type="float" office:value="0.965611" calcext:value-type="float">
            <text:p>0.965611</text:p>
          </table:table-cell>
          <table:table-cell table:number-columns-repeated="2" office:value-type="float" office:value="0.943195" calcext:value-type="float">
            <text:p>0.943195</text:p>
          </table:table-cell>
          <table:table-cell table:number-columns-repeated="3" office:value-type="float" office:value="0.938216" calcext:value-type="float">
            <text:p>0.938216</text:p>
          </table:table-cell>
          <table:table-cell table:number-columns-repeated="2" office:value-type="float" office:value="0.951781" calcext:value-type="float">
            <text:p>0.951781</text:p>
          </table:table-cell>
          <table:table-cell table:number-columns-repeated="2" office:value-type="float" office:value="0.970596" calcext:value-type="float">
            <text:p>0.970596</text:p>
          </table:table-cell>
          <table:table-cell office:value-type="float" office:value="0.928307" calcext:value-type="float">
            <text:p>0.928307</text:p>
          </table:table-cell>
        </table:table-row>
        <table:table-row table:style-name="ro1">
          <table:table-cell table:number-columns-repeated="3" office:value-type="float" office:value="0.946775" calcext:value-type="float">
            <text:p>0.946775</text:p>
          </table:table-cell>
          <table:table-cell table:number-columns-repeated="2" office:value-type="float" office:value="0.954973" calcext:value-type="float">
            <text:p>0.954973</text:p>
          </table:table-cell>
          <table:table-cell table:number-columns-repeated="2" office:value-type="float" office:value="0.969688" calcext:value-type="float">
            <text:p>0.969688</text:p>
          </table:table-cell>
          <table:table-cell table:number-columns-repeated="3" office:value-type="float" office:value="0.977378" calcext:value-type="float">
            <text:p>0.977378</text:p>
          </table:table-cell>
          <table:table-cell table:number-columns-repeated="2" office:value-type="float" office:value="0.938167" calcext:value-type="float">
            <text:p>0.938167</text:p>
          </table:table-cell>
          <table:table-cell table:number-columns-repeated="3" office:value-type="float" office:value="0.9422" calcext:value-type="float">
            <text:p>0.9422</text:p>
          </table:table-cell>
          <table:table-cell table:number-columns-repeated="2" office:value-type="float" office:value="0.932264" calcext:value-type="float">
            <text:p>0.932264</text:p>
          </table:table-cell>
          <table:table-cell table:number-columns-repeated="3" office:value-type="float" office:value="0.968606" calcext:value-type="float">
            <text:p>0.968606</text:p>
          </table:table-cell>
          <table:table-cell table:number-columns-repeated="2" office:value-type="float" office:value="0.940321" calcext:value-type="float">
            <text:p>0.940321</text:p>
          </table:table-cell>
          <table:table-cell table:number-columns-repeated="3" office:value-type="float" office:value="0.938009" calcext:value-type="float">
            <text:p>0.938009</text:p>
          </table:table-cell>
          <table:table-cell table:number-columns-repeated="2" office:value-type="float" office:value="0.950879" calcext:value-type="float">
            <text:p>0.950879</text:p>
          </table:table-cell>
          <table:table-cell table:number-columns-repeated="2" office:value-type="float" office:value="0.971015" calcext:value-type="float">
            <text:p>0.971015</text:p>
          </table:table-cell>
          <table:table-cell office:value-type="float" office:value="0.926213" calcext:value-type="float">
            <text:p>0.926213</text:p>
          </table:table-cell>
        </table:table-row>
        <table:table-row table:style-name="ro1">
          <table:table-cell table:number-columns-repeated="3" office:value-type="float" office:value="0.946278" calcext:value-type="float">
            <text:p>0.946278</text:p>
          </table:table-cell>
          <table:table-cell table:number-columns-repeated="2" office:value-type="float" office:value="0.952149" calcext:value-type="float">
            <text:p>0.952149</text:p>
          </table:table-cell>
          <table:table-cell table:number-columns-repeated="2" office:value-type="float" office:value="0.96802" calcext:value-type="float">
            <text:p>0.96802</text:p>
          </table:table-cell>
          <table:table-cell table:number-columns-repeated="3" office:value-type="float" office:value="0.976629" calcext:value-type="float">
            <text:p>0.976629</text:p>
          </table:table-cell>
          <table:table-cell table:number-columns-repeated="2" office:value-type="float" office:value="0.937446" calcext:value-type="float">
            <text:p>0.937446</text:p>
          </table:table-cell>
          <table:table-cell table:number-columns-repeated="3" office:value-type="float" office:value="0.940865" calcext:value-type="float">
            <text:p>0.940865</text:p>
          </table:table-cell>
          <table:table-cell table:number-columns-repeated="2" office:value-type="float" office:value="0.934031" calcext:value-type="float">
            <text:p>0.934031</text:p>
          </table:table-cell>
          <table:table-cell table:number-columns-repeated="3" office:value-type="float" office:value="0.975296" calcext:value-type="float">
            <text:p>0.975296</text:p>
          </table:table-cell>
          <table:table-cell table:number-columns-repeated="2" office:value-type="float" office:value="0.940802" calcext:value-type="float">
            <text:p>0.940802</text:p>
          </table:table-cell>
          <table:table-cell table:number-columns-repeated="3" office:value-type="float" office:value="0.938567" calcext:value-type="float">
            <text:p>0.938567</text:p>
          </table:table-cell>
          <table:table-cell table:number-columns-repeated="2" office:value-type="float" office:value="0.951985" calcext:value-type="float">
            <text:p>0.951985</text:p>
          </table:table-cell>
          <table:table-cell table:number-columns-repeated="2" office:value-type="float" office:value="0.966857" calcext:value-type="float">
            <text:p>0.966857</text:p>
          </table:table-cell>
          <table:table-cell office:value-type="float" office:value="0.923275" calcext:value-type="float">
            <text:p>0.923275</text:p>
          </table:table-cell>
        </table:table-row>
        <table:table-row table:style-name="ro1">
          <table:table-cell table:number-columns-repeated="3" office:value-type="float" office:value="0.949154" calcext:value-type="float">
            <text:p>0.949154</text:p>
          </table:table-cell>
          <table:table-cell table:number-columns-repeated="2" office:value-type="float" office:value="0.95306" calcext:value-type="float">
            <text:p>0.95306</text:p>
          </table:table-cell>
          <table:table-cell table:number-columns-repeated="2" office:value-type="float" office:value="0.96749" calcext:value-type="float">
            <text:p>0.96749</text:p>
          </table:table-cell>
          <table:table-cell table:number-columns-repeated="3" office:value-type="float" office:value="0.972455" calcext:value-type="float">
            <text:p>0.972455</text:p>
          </table:table-cell>
          <table:table-cell table:number-columns-repeated="2" office:value-type="float" office:value="0.938734" calcext:value-type="float">
            <text:p>0.938734</text:p>
          </table:table-cell>
          <table:table-cell table:number-columns-repeated="3" office:value-type="float" office:value="0.941982" calcext:value-type="float">
            <text:p>0.941982</text:p>
          </table:table-cell>
          <table:table-cell table:number-columns-repeated="2" office:value-type="float" office:value="0.933701" calcext:value-type="float">
            <text:p>0.933701</text:p>
          </table:table-cell>
          <table:table-cell table:number-columns-repeated="3" office:value-type="float" office:value="0.973411" calcext:value-type="float">
            <text:p>0.973411</text:p>
          </table:table-cell>
          <table:table-cell table:number-columns-repeated="2" office:value-type="float" office:value="0.940373" calcext:value-type="float">
            <text:p>0.940373</text:p>
          </table:table-cell>
          <table:table-cell table:number-columns-repeated="3" office:value-type="float" office:value="0.937279" calcext:value-type="float">
            <text:p>0.937279</text:p>
          </table:table-cell>
          <table:table-cell table:number-columns-repeated="2" office:value-type="float" office:value="0.95487" calcext:value-type="float">
            <text:p>0.95487</text:p>
          </table:table-cell>
          <table:table-cell table:number-columns-repeated="2" office:value-type="float" office:value="0.965748" calcext:value-type="float">
            <text:p>0.965748</text:p>
          </table:table-cell>
          <table:table-cell office:value-type="float" office:value="0.923354" calcext:value-type="float">
            <text:p>0.923354</text:p>
          </table:table-cell>
        </table:table-row>
        <table:table-row table:style-name="ro1">
          <table:table-cell table:number-columns-repeated="3" office:value-type="float" office:value="0.947001" calcext:value-type="float">
            <text:p>0.947001</text:p>
          </table:table-cell>
          <table:table-cell table:number-columns-repeated="2" office:value-type="float" office:value="0.950348" calcext:value-type="float">
            <text:p>0.950348</text:p>
          </table:table-cell>
          <table:table-cell table:number-columns-repeated="2" office:value-type="float" office:value="0.966539" calcext:value-type="float">
            <text:p>0.966539</text:p>
          </table:table-cell>
          <table:table-cell table:number-columns-repeated="3" office:value-type="float" office:value="0.96927" calcext:value-type="float">
            <text:p>0.96927</text:p>
          </table:table-cell>
          <table:table-cell table:number-columns-repeated="2" office:value-type="float" office:value="0.935978" calcext:value-type="float">
            <text:p>0.935978</text:p>
          </table:table-cell>
          <table:table-cell table:number-columns-repeated="3" office:value-type="float" office:value="0.940622" calcext:value-type="float">
            <text:p>0.940622</text:p>
          </table:table-cell>
          <table:table-cell table:number-columns-repeated="2" office:value-type="float" office:value="0.937834" calcext:value-type="float">
            <text:p>0.937834</text:p>
          </table:table-cell>
          <table:table-cell table:number-columns-repeated="3" office:value-type="float" office:value="0.973236" calcext:value-type="float">
            <text:p>0.973236</text:p>
          </table:table-cell>
          <table:table-cell table:number-columns-repeated="2" office:value-type="float" office:value="0.939579" calcext:value-type="float">
            <text:p>0.939579</text:p>
          </table:table-cell>
          <table:table-cell table:number-columns-repeated="3" office:value-type="float" office:value="0.936811" calcext:value-type="float">
            <text:p>0.936811</text:p>
          </table:table-cell>
          <table:table-cell table:number-columns-repeated="2" office:value-type="float" office:value="0.956341" calcext:value-type="float">
            <text:p>0.956341</text:p>
          </table:table-cell>
          <table:table-cell table:number-columns-repeated="2" office:value-type="float" office:value="0.966849" calcext:value-type="float">
            <text:p>0.966849</text:p>
          </table:table-cell>
          <table:table-cell office:value-type="float" office:value="0.922527" calcext:value-type="float">
            <text:p>0.922527</text:p>
          </table:table-cell>
        </table:table-row>
      </table:table>
      <table:table table:name="Positions" table:style-name="ta1">
        <table:shapes>
          <draw:frame draw:z-index="0" draw:style-name="gr1" draw:text-style-name="P1" svg:width="9.8425in" svg:height="7.874in" svg:x="20.4724in" svg:y="0.3937in">
            <draw:object draw:notify-on-update-of-ranges="Positions.A1:Positions.A100 Positions.B1:Positions.B100 Positions.C1:Positions.C100 Positions.D1:Positions.D100 Positions.E1:Positions.E100 Positions.F1:Positions.F100 Positions.G1:Positions.G100 Positions.H1:Positions.H100 Positions.I1:Positions.I100 Positions.J1:Positions.J100 Positions.K1:Positions.K100 Positions.L1:Positions.L100 Positions.M1:Positions.M100 Positions.N1:Positions.N100 Positions.O1:Positions.O100 Positions.P1:Positions.P100 Positions.Q1:Positions.Q100 Positions.R1:Positions.R100 Positions.S1:Positions.S100 Positions.T1:Positions.T100 Positions.U1:Positions.U100 Positions.V1:Positions.V100 Positions.W1:Positions.W100 Positions.X1:Positions.X100 Positions.Y1:Positions.Y100 Positions.Z1:Positions.Z100 Positions.AA1:Positions.AA100 Positions.AB1:Positions.AB100 Positions.AC1:Positions.AC100 Positions.AD1:Positions.AD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formula="of:=MIN([$'Low Volatility'.A1:.AD1])" office:value-type="float" office:value="0.89146" calcext:value-type="float">
            <text:p>0.89146</text:p>
          </table:table-cell>
          <table:table-cell table:formula="of:=MAX([$'Low Volatility'.A1:.AD1])" office:value-type="float" office:value="0.96789" calcext:value-type="float">
            <text:p>0.96789</text:p>
          </table:table-cell>
          <table:table-cell table:formula="of:=MIN([$'Real Volatility'.A1:.AD1])" office:value-type="float" office:value="0.915775" calcext:value-type="float">
            <text:p>0.915775</text:p>
          </table:table-cell>
          <table:table-cell table:formula="of:=MAX([$'Real Volatility'.A1:.AD1])" office:value-type="float" office:value="1.10334" calcext:value-type="float">
            <text:p>1.10334</text:p>
          </table:table-cell>
          <table:table-cell table:formula="of:=MIN([$'High Volatility'.A1:.AD1])" office:value-type="float" office:value="0.5042" calcext:value-type="float">
            <text:p>0.5042</text:p>
          </table:table-cell>
          <table:table-cell table:formula="of:=MAX([$'High Volatility'.A1:.AD1])" office:value-type="float" office:value="1.43695" calcext:value-type="float">
            <text:p>1.43695</text:p>
          </table:table-cell>
          <table:table-cell table:number-columns-repeated="24"/>
        </table:table-row>
        <table:table-row table:style-name="ro1">
          <table:table-cell table:formula="of:=MIN([$'Low Volatility'.A2:.AD2])" office:value-type="float" office:value="0.894145" calcext:value-type="float">
            <text:p>0.894145</text:p>
          </table:table-cell>
          <table:table-cell table:formula="of:=MAX([$'Low Volatility'.A2:.AD2])" office:value-type="float" office:value="0.978622" calcext:value-type="float">
            <text:p>0.978622</text:p>
          </table:table-cell>
          <table:table-cell table:formula="of:=MIN([$'Real Volatility'.A2:.AD2])" office:value-type="float" office:value="0.92182" calcext:value-type="float">
            <text:p>0.92182</text:p>
          </table:table-cell>
          <table:table-cell table:formula="of:=MAX([$'Real Volatility'.A2:.AD2])" office:value-type="float" office:value="1.04402" calcext:value-type="float">
            <text:p>1.04402</text:p>
          </table:table-cell>
          <table:table-cell table:formula="of:=MIN([$'High Volatility'.A2:.AD2])" office:value-type="float" office:value="0.731725" calcext:value-type="float">
            <text:p>0.731725</text:p>
          </table:table-cell>
          <table:table-cell table:formula="of:=MAX([$'High Volatility'.A2:.AD2])" office:value-type="float" office:value="1.16294" calcext:value-type="float">
            <text:p>1.16294</text:p>
          </table:table-cell>
          <table:table-cell table:number-columns-repeated="24"/>
        </table:table-row>
        <table:table-row table:style-name="ro1">
          <table:table-cell table:formula="of:=MIN([$'Low Volatility'.A3:.AD3])" office:value-type="float" office:value="0.906877" calcext:value-type="float">
            <text:p>0.906877</text:p>
          </table:table-cell>
          <table:table-cell table:formula="of:=MAX([$'Low Volatility'.A3:.AD3])" office:value-type="float" office:value="0.964493" calcext:value-type="float">
            <text:p>0.964493</text:p>
          </table:table-cell>
          <table:table-cell table:formula="of:=MIN([$'Real Volatility'.A3:.AD3])" office:value-type="float" office:value="0.933142" calcext:value-type="float">
            <text:p>0.933142</text:p>
          </table:table-cell>
          <table:table-cell table:formula="of:=MAX([$'Real Volatility'.A3:.AD3])" office:value-type="float" office:value="1.03792" calcext:value-type="float">
            <text:p>1.03792</text:p>
          </table:table-cell>
          <table:table-cell table:formula="of:=MIN([$'High Volatility'.A3:.AD3])" office:value-type="float" office:value="0.770833" calcext:value-type="float">
            <text:p>0.770833</text:p>
          </table:table-cell>
          <table:table-cell table:formula="of:=MAX([$'High Volatility'.A3:.AD3])" office:value-type="float" office:value="1.08293" calcext:value-type="float">
            <text:p>1.08293</text:p>
          </table:table-cell>
          <table:table-cell table:number-columns-repeated="24"/>
        </table:table-row>
        <table:table-row table:style-name="ro1">
          <table:table-cell table:formula="of:=MIN([$'Low Volatility'.A4:.AD4])" office:value-type="float" office:value="0.907026" calcext:value-type="float">
            <text:p>0.907026</text:p>
          </table:table-cell>
          <table:table-cell table:formula="of:=MAX([$'Low Volatility'.A4:.AD4])" office:value-type="float" office:value="0.955098" calcext:value-type="float">
            <text:p>0.955098</text:p>
          </table:table-cell>
          <table:table-cell table:formula="of:=MIN([$'Real Volatility'.A4:.AD4])" office:value-type="float" office:value="0.934404" calcext:value-type="float">
            <text:p>0.934404</text:p>
          </table:table-cell>
          <table:table-cell table:formula="of:=MAX([$'Real Volatility'.A4:.AD4])" office:value-type="float" office:value="1.03186" calcext:value-type="float">
            <text:p>1.03186</text:p>
          </table:table-cell>
          <table:table-cell table:formula="of:=MIN([$'High Volatility'.A4:.AD4])" office:value-type="float" office:value="0.809881" calcext:value-type="float">
            <text:p>0.809881</text:p>
          </table:table-cell>
          <table:table-cell table:formula="of:=MAX([$'High Volatility'.A4:.AD4])" office:value-type="float" office:value="1.18732" calcext:value-type="float">
            <text:p>1.18732</text:p>
          </table:table-cell>
          <table:table-cell table:number-columns-repeated="24"/>
        </table:table-row>
        <table:table-row table:style-name="ro1">
          <table:table-cell table:formula="of:=MIN([$'Low Volatility'.A5:.AD5])" office:value-type="float" office:value="0.907743" calcext:value-type="float">
            <text:p>0.907743</text:p>
          </table:table-cell>
          <table:table-cell table:formula="of:=MAX([$'Low Volatility'.A5:.AD5])" office:value-type="float" office:value="0.951545" calcext:value-type="float">
            <text:p>0.951545</text:p>
          </table:table-cell>
          <table:table-cell table:formula="of:=MIN([$'Real Volatility'.A5:.AD5])" office:value-type="float" office:value="0.940387" calcext:value-type="float">
            <text:p>0.940387</text:p>
          </table:table-cell>
          <table:table-cell table:formula="of:=MAX([$'Real Volatility'.A5:.AD5])" office:value-type="float" office:value="1.00502" calcext:value-type="float">
            <text:p>1.00502</text:p>
          </table:table-cell>
          <table:table-cell table:formula="of:=MIN([$'High Volatility'.A5:.AD5])" office:value-type="float" office:value="0.825035" calcext:value-type="float">
            <text:p>0.825035</text:p>
          </table:table-cell>
          <table:table-cell table:formula="of:=MAX([$'High Volatility'.A5:.AD5])" office:value-type="float" office:value="1.12294" calcext:value-type="float">
            <text:p>1.12294</text:p>
          </table:table-cell>
          <table:table-cell table:number-columns-repeated="24"/>
        </table:table-row>
        <table:table-row table:style-name="ro1">
          <table:table-cell table:formula="of:=MIN([$'Low Volatility'.A6:.AD6])" office:value-type="float" office:value="0.910879" calcext:value-type="float">
            <text:p>0.910879</text:p>
          </table:table-cell>
          <table:table-cell table:formula="of:=MAX([$'Low Volatility'.A6:.AD6])" office:value-type="float" office:value="0.956005" calcext:value-type="float">
            <text:p>0.956005</text:p>
          </table:table-cell>
          <table:table-cell table:formula="of:=MIN([$'Real Volatility'.A6:.AD6])" office:value-type="float" office:value="0.935502" calcext:value-type="float">
            <text:p>0.935502</text:p>
          </table:table-cell>
          <table:table-cell table:formula="of:=MAX([$'Real Volatility'.A6:.AD6])" office:value-type="float" office:value="1.00455" calcext:value-type="float">
            <text:p>1.00455</text:p>
          </table:table-cell>
          <table:table-cell table:formula="of:=MIN([$'High Volatility'.A6:.AD6])" office:value-type="float" office:value="0.791708" calcext:value-type="float">
            <text:p>0.791708</text:p>
          </table:table-cell>
          <table:table-cell table:formula="of:=MAX([$'High Volatility'.A6:.AD6])" office:value-type="float" office:value="1.11082" calcext:value-type="float">
            <text:p>1.11082</text:p>
          </table:table-cell>
          <table:table-cell table:number-columns-repeated="24"/>
        </table:table-row>
        <table:table-row table:style-name="ro1">
          <table:table-cell table:formula="of:=MIN([$'Low Volatility'.A7:.AD7])" office:value-type="float" office:value="0.90883" calcext:value-type="float">
            <text:p>0.90883</text:p>
          </table:table-cell>
          <table:table-cell table:formula="of:=MAX([$'Low Volatility'.A7:.AD7])" office:value-type="float" office:value="0.958059" calcext:value-type="float">
            <text:p>0.958059</text:p>
          </table:table-cell>
          <table:table-cell table:formula="of:=MIN([$'Real Volatility'.A7:.AD7])" office:value-type="float" office:value="0.937847" calcext:value-type="float">
            <text:p>0.937847</text:p>
          </table:table-cell>
          <table:table-cell table:formula="of:=MAX([$'Real Volatility'.A7:.AD7])" office:value-type="float" office:value="1.00122" calcext:value-type="float">
            <text:p>1.00122</text:p>
          </table:table-cell>
          <table:table-cell table:formula="of:=MIN([$'High Volatility'.A7:.AD7])" office:value-type="float" office:value="0.812682" calcext:value-type="float">
            <text:p>0.812682</text:p>
          </table:table-cell>
          <table:table-cell table:formula="of:=MAX([$'High Volatility'.A7:.AD7])" office:value-type="float" office:value="1.1143" calcext:value-type="float">
            <text:p>1.1143</text:p>
          </table:table-cell>
          <table:table-cell table:number-columns-repeated="24"/>
        </table:table-row>
        <table:table-row table:style-name="ro1">
          <table:table-cell table:formula="of:=MIN([$'Low Volatility'.A8:.AD8])" office:value-type="float" office:value="0.914024" calcext:value-type="float">
            <text:p>0.914024</text:p>
          </table:table-cell>
          <table:table-cell table:formula="of:=MAX([$'Low Volatility'.A8:.AD8])" office:value-type="float" office:value="0.954687" calcext:value-type="float">
            <text:p>0.954687</text:p>
          </table:table-cell>
          <table:table-cell table:formula="of:=MIN([$'Real Volatility'.A8:.AD8])" office:value-type="float" office:value="0.943152" calcext:value-type="float">
            <text:p>0.943152</text:p>
          </table:table-cell>
          <table:table-cell table:formula="of:=MAX([$'Real Volatility'.A8:.AD8])" office:value-type="float" office:value="1.00248" calcext:value-type="float">
            <text:p>1.00248</text:p>
          </table:table-cell>
          <table:table-cell table:formula="of:=MIN([$'High Volatility'.A8:.AD8])" office:value-type="float" office:value="0.806309" calcext:value-type="float">
            <text:p>0.806309</text:p>
          </table:table-cell>
          <table:table-cell table:formula="of:=MAX([$'High Volatility'.A8:.AD8])" office:value-type="float" office:value="1.09027" calcext:value-type="float">
            <text:p>1.09027</text:p>
          </table:table-cell>
          <table:table-cell table:number-columns-repeated="24"/>
        </table:table-row>
        <table:table-row table:style-name="ro1">
          <table:table-cell table:formula="of:=MIN([$'Low Volatility'.A9:.AD9])" office:value-type="float" office:value="0.913142" calcext:value-type="float">
            <text:p>0.913142</text:p>
          </table:table-cell>
          <table:table-cell table:formula="of:=MAX([$'Low Volatility'.A9:.AD9])" office:value-type="float" office:value="0.953392" calcext:value-type="float">
            <text:p>0.953392</text:p>
          </table:table-cell>
          <table:table-cell table:formula="of:=MIN([$'Real Volatility'.A9:.AD9])" office:value-type="float" office:value="0.944323" calcext:value-type="float">
            <text:p>0.944323</text:p>
          </table:table-cell>
          <table:table-cell table:formula="of:=MAX([$'Real Volatility'.A9:.AD9])" office:value-type="float" office:value="0.996108" calcext:value-type="float">
            <text:p>0.996108</text:p>
          </table:table-cell>
          <table:table-cell table:formula="of:=MIN([$'High Volatility'.A9:.AD9])" office:value-type="float" office:value="0.818931" calcext:value-type="float">
            <text:p>0.818931</text:p>
          </table:table-cell>
          <table:table-cell table:formula="of:=MAX([$'High Volatility'.A9:.AD9])" office:value-type="float" office:value="1.04063" calcext:value-type="float">
            <text:p>1.04063</text:p>
          </table:table-cell>
          <table:table-cell table:number-columns-repeated="24"/>
        </table:table-row>
        <table:table-row table:style-name="ro1">
          <table:table-cell table:formula="of:=MIN([$'Low Volatility'.A10:.AD10])" office:value-type="float" office:value="0.915303" calcext:value-type="float">
            <text:p>0.915303</text:p>
          </table:table-cell>
          <table:table-cell table:formula="of:=MAX([$'Low Volatility'.A10:.AD10])" office:value-type="float" office:value="0.950825" calcext:value-type="float">
            <text:p>0.950825</text:p>
          </table:table-cell>
          <table:table-cell table:formula="of:=MIN([$'Real Volatility'.A10:.AD10])" office:value-type="float" office:value="0.9458" calcext:value-type="float">
            <text:p>0.9458</text:p>
          </table:table-cell>
          <table:table-cell table:formula="of:=MAX([$'Real Volatility'.A10:.AD10])" office:value-type="float" office:value="0.986479" calcext:value-type="float">
            <text:p>0.986479</text:p>
          </table:table-cell>
          <table:table-cell table:formula="of:=MIN([$'High Volatility'.A10:.AD10])" office:value-type="float" office:value="0.821755" calcext:value-type="float">
            <text:p>0.821755</text:p>
          </table:table-cell>
          <table:table-cell table:formula="of:=MAX([$'High Volatility'.A10:.AD10])" office:value-type="float" office:value="1.05249" calcext:value-type="float">
            <text:p>1.05249</text:p>
          </table:table-cell>
          <table:table-cell table:number-columns-repeated="24"/>
        </table:table-row>
        <table:table-row table:style-name="ro1">
          <table:table-cell table:formula="of:=MIN([$'Low Volatility'.A11:.AD11])" office:value-type="float" office:value="0.91401" calcext:value-type="float">
            <text:p>0.91401</text:p>
          </table:table-cell>
          <table:table-cell table:formula="of:=MAX([$'Low Volatility'.A11:.AD11])" office:value-type="float" office:value="0.949062" calcext:value-type="float">
            <text:p>0.949062</text:p>
          </table:table-cell>
          <table:table-cell table:formula="of:=MIN([$'Real Volatility'.A11:.AD11])" office:value-type="float" office:value="0.941374" calcext:value-type="float">
            <text:p>0.941374</text:p>
          </table:table-cell>
          <table:table-cell table:formula="of:=MAX([$'Real Volatility'.A11:.AD11])" office:value-type="float" office:value="0.98806" calcext:value-type="float">
            <text:p>0.98806</text:p>
          </table:table-cell>
          <table:table-cell table:formula="of:=MIN([$'High Volatility'.A11:.AD11])" office:value-type="float" office:value="0.825886" calcext:value-type="float">
            <text:p>0.825886</text:p>
          </table:table-cell>
          <table:table-cell table:formula="of:=MAX([$'High Volatility'.A11:.AD11])" office:value-type="float" office:value="1.05681" calcext:value-type="float">
            <text:p>1.05681</text:p>
          </table:table-cell>
          <table:table-cell table:number-columns-repeated="24"/>
        </table:table-row>
        <table:table-row table:style-name="ro1">
          <table:table-cell table:formula="of:=MIN([$'Low Volatility'.A12:.AD12])" office:value-type="float" office:value="0.911725" calcext:value-type="float">
            <text:p>0.911725</text:p>
          </table:table-cell>
          <table:table-cell table:formula="of:=MAX([$'Low Volatility'.A12:.AD12])" office:value-type="float" office:value="0.946244" calcext:value-type="float">
            <text:p>0.946244</text:p>
          </table:table-cell>
          <table:table-cell table:formula="of:=MIN([$'Real Volatility'.A12:.AD12])" office:value-type="float" office:value="0.944964" calcext:value-type="float">
            <text:p>0.944964</text:p>
          </table:table-cell>
          <table:table-cell table:formula="of:=MAX([$'Real Volatility'.A12:.AD12])" office:value-type="float" office:value="0.984595" calcext:value-type="float">
            <text:p>0.984595</text:p>
          </table:table-cell>
          <table:table-cell table:formula="of:=MIN([$'High Volatility'.A12:.AD12])" office:value-type="float" office:value="0.824067" calcext:value-type="float">
            <text:p>0.824067</text:p>
          </table:table-cell>
          <table:table-cell table:formula="of:=MAX([$'High Volatility'.A12:.AD12])" office:value-type="float" office:value="1.07029" calcext:value-type="float">
            <text:p>1.07029</text:p>
          </table:table-cell>
          <table:table-cell table:number-columns-repeated="24"/>
        </table:table-row>
        <table:table-row table:style-name="ro1">
          <table:table-cell table:formula="of:=MIN([$'Low Volatility'.A13:.AD13])" office:value-type="float" office:value="0.916078" calcext:value-type="float">
            <text:p>0.916078</text:p>
          </table:table-cell>
          <table:table-cell table:formula="of:=MAX([$'Low Volatility'.A13:.AD13])" office:value-type="float" office:value="0.946417" calcext:value-type="float">
            <text:p>0.946417</text:p>
          </table:table-cell>
          <table:table-cell table:formula="of:=MIN([$'Real Volatility'.A13:.AD13])" office:value-type="float" office:value="0.946358" calcext:value-type="float">
            <text:p>0.946358</text:p>
          </table:table-cell>
          <table:table-cell table:formula="of:=MAX([$'Real Volatility'.A13:.AD13])" office:value-type="float" office:value="0.98756" calcext:value-type="float">
            <text:p>0.98756</text:p>
          </table:table-cell>
          <table:table-cell table:formula="of:=MIN([$'High Volatility'.A13:.AD13])" office:value-type="float" office:value="0.819317" calcext:value-type="float">
            <text:p>0.819317</text:p>
          </table:table-cell>
          <table:table-cell table:formula="of:=MAX([$'High Volatility'.A13:.AD13])" office:value-type="float" office:value="1.06804" calcext:value-type="float">
            <text:p>1.06804</text:p>
          </table:table-cell>
          <table:table-cell table:number-columns-repeated="24"/>
        </table:table-row>
        <table:table-row table:style-name="ro1">
          <table:table-cell table:formula="of:=MIN([$'Low Volatility'.A14:.AD14])" office:value-type="float" office:value="0.914477" calcext:value-type="float">
            <text:p>0.914477</text:p>
          </table:table-cell>
          <table:table-cell table:formula="of:=MAX([$'Low Volatility'.A14:.AD14])" office:value-type="float" office:value="0.94606" calcext:value-type="float">
            <text:p>0.94606</text:p>
          </table:table-cell>
          <table:table-cell table:formula="of:=MIN([$'Real Volatility'.A14:.AD14])" office:value-type="float" office:value="0.945016" calcext:value-type="float">
            <text:p>0.945016</text:p>
          </table:table-cell>
          <table:table-cell table:formula="of:=MAX([$'Real Volatility'.A14:.AD14])" office:value-type="float" office:value="0.985131" calcext:value-type="float">
            <text:p>0.985131</text:p>
          </table:table-cell>
          <table:table-cell table:formula="of:=MIN([$'High Volatility'.A14:.AD14])" office:value-type="float" office:value="0.81697" calcext:value-type="float">
            <text:p>0.81697</text:p>
          </table:table-cell>
          <table:table-cell table:formula="of:=MAX([$'High Volatility'.A14:.AD14])" office:value-type="float" office:value="1.05079" calcext:value-type="float">
            <text:p>1.05079</text:p>
          </table:table-cell>
          <table:table-cell table:number-columns-repeated="24"/>
        </table:table-row>
        <table:table-row table:style-name="ro1">
          <table:table-cell table:formula="of:=MIN([$'Low Volatility'.A15:.AD15])" office:value-type="float" office:value="0.912181" calcext:value-type="float">
            <text:p>0.912181</text:p>
          </table:table-cell>
          <table:table-cell table:formula="of:=MAX([$'Low Volatility'.A15:.AD15])" office:value-type="float" office:value="0.948157" calcext:value-type="float">
            <text:p>0.948157</text:p>
          </table:table-cell>
          <table:table-cell table:formula="of:=MIN([$'Real Volatility'.A15:.AD15])" office:value-type="float" office:value="0.9435" calcext:value-type="float">
            <text:p>0.9435</text:p>
          </table:table-cell>
          <table:table-cell table:formula="of:=MAX([$'Real Volatility'.A15:.AD15])" office:value-type="float" office:value="0.984384" calcext:value-type="float">
            <text:p>0.984384</text:p>
          </table:table-cell>
          <table:table-cell table:formula="of:=MIN([$'High Volatility'.A15:.AD15])" office:value-type="float" office:value="0.813968" calcext:value-type="float">
            <text:p>0.813968</text:p>
          </table:table-cell>
          <table:table-cell table:formula="of:=MAX([$'High Volatility'.A15:.AD15])" office:value-type="float" office:value="1.05143" calcext:value-type="float">
            <text:p>1.05143</text:p>
          </table:table-cell>
          <table:table-cell table:number-columns-repeated="24"/>
        </table:table-row>
        <table:table-row table:style-name="ro1">
          <table:table-cell table:formula="of:=MIN([$'Low Volatility'.A16:.AD16])" office:value-type="float" office:value="0.912095" calcext:value-type="float">
            <text:p>0.912095</text:p>
          </table:table-cell>
          <table:table-cell table:formula="of:=MAX([$'Low Volatility'.A16:.AD16])" office:value-type="float" office:value="0.949509" calcext:value-type="float">
            <text:p>0.949509</text:p>
          </table:table-cell>
          <table:table-cell table:formula="of:=MIN([$'Real Volatility'.A16:.AD16])" office:value-type="float" office:value="0.946874" calcext:value-type="float">
            <text:p>0.946874</text:p>
          </table:table-cell>
          <table:table-cell table:formula="of:=MAX([$'Real Volatility'.A16:.AD16])" office:value-type="float" office:value="0.982026" calcext:value-type="float">
            <text:p>0.982026</text:p>
          </table:table-cell>
          <table:table-cell table:formula="of:=MIN([$'High Volatility'.A16:.AD16])" office:value-type="float" office:value="0.818141" calcext:value-type="float">
            <text:p>0.818141</text:p>
          </table:table-cell>
          <table:table-cell table:formula="of:=MAX([$'High Volatility'.A16:.AD16])" office:value-type="float" office:value="1.06927" calcext:value-type="float">
            <text:p>1.06927</text:p>
          </table:table-cell>
          <table:table-cell table:number-columns-repeated="24"/>
        </table:table-row>
        <table:table-row table:style-name="ro1">
          <table:table-cell table:formula="of:=MIN([$'Low Volatility'.A17:.AD17])" office:value-type="float" office:value="0.914519" calcext:value-type="float">
            <text:p>0.914519</text:p>
          </table:table-cell>
          <table:table-cell table:formula="of:=MAX([$'Low Volatility'.A17:.AD17])" office:value-type="float" office:value="0.946152" calcext:value-type="float">
            <text:p>0.946152</text:p>
          </table:table-cell>
          <table:table-cell table:formula="of:=MIN([$'Real Volatility'.A17:.AD17])" office:value-type="float" office:value="0.948181" calcext:value-type="float">
            <text:p>0.948181</text:p>
          </table:table-cell>
          <table:table-cell table:formula="of:=MAX([$'Real Volatility'.A17:.AD17])" office:value-type="float" office:value="0.980629" calcext:value-type="float">
            <text:p>0.980629</text:p>
          </table:table-cell>
          <table:table-cell table:formula="of:=MIN([$'High Volatility'.A17:.AD17])" office:value-type="float" office:value="0.814157" calcext:value-type="float">
            <text:p>0.814157</text:p>
          </table:table-cell>
          <table:table-cell table:formula="of:=MAX([$'High Volatility'.A17:.AD17])" office:value-type="float" office:value="1.07558" calcext:value-type="float">
            <text:p>1.07558</text:p>
          </table:table-cell>
          <table:table-cell table:number-columns-repeated="24"/>
        </table:table-row>
        <table:table-row table:style-name="ro1">
          <table:table-cell table:formula="of:=MIN([$'Low Volatility'.A18:.AD18])" office:value-type="float" office:value="0.914811" calcext:value-type="float">
            <text:p>0.914811</text:p>
          </table:table-cell>
          <table:table-cell table:formula="of:=MAX([$'Low Volatility'.A18:.AD18])" office:value-type="float" office:value="0.945346" calcext:value-type="float">
            <text:p>0.945346</text:p>
          </table:table-cell>
          <table:table-cell table:formula="of:=MIN([$'Real Volatility'.A18:.AD18])" office:value-type="float" office:value="0.947865" calcext:value-type="float">
            <text:p>0.947865</text:p>
          </table:table-cell>
          <table:table-cell table:formula="of:=MAX([$'Real Volatility'.A18:.AD18])" office:value-type="float" office:value="0.983239" calcext:value-type="float">
            <text:p>0.983239</text:p>
          </table:table-cell>
          <table:table-cell table:formula="of:=MIN([$'High Volatility'.A18:.AD18])" office:value-type="float" office:value="0.809635" calcext:value-type="float">
            <text:p>0.809635</text:p>
          </table:table-cell>
          <table:table-cell table:formula="of:=MAX([$'High Volatility'.A18:.AD18])" office:value-type="float" office:value="1.06342" calcext:value-type="float">
            <text:p>1.06342</text:p>
          </table:table-cell>
          <table:table-cell table:number-columns-repeated="24"/>
        </table:table-row>
        <table:table-row table:style-name="ro1">
          <table:table-cell table:formula="of:=MIN([$'Low Volatility'.A19:.AD19])" office:value-type="float" office:value="0.912907" calcext:value-type="float">
            <text:p>0.912907</text:p>
          </table:table-cell>
          <table:table-cell table:formula="of:=MAX([$'Low Volatility'.A19:.AD19])" office:value-type="float" office:value="0.943823" calcext:value-type="float">
            <text:p>0.943823</text:p>
          </table:table-cell>
          <table:table-cell table:formula="of:=MIN([$'Real Volatility'.A19:.AD19])" office:value-type="float" office:value="0.949788" calcext:value-type="float">
            <text:p>0.949788</text:p>
          </table:table-cell>
          <table:table-cell table:formula="of:=MAX([$'Real Volatility'.A19:.AD19])" office:value-type="float" office:value="0.98421" calcext:value-type="float">
            <text:p>0.98421</text:p>
          </table:table-cell>
          <table:table-cell table:formula="of:=MIN([$'High Volatility'.A19:.AD19])" office:value-type="float" office:value="0.8125" calcext:value-type="float">
            <text:p>0.8125</text:p>
          </table:table-cell>
          <table:table-cell table:formula="of:=MAX([$'High Volatility'.A19:.AD19])" office:value-type="float" office:value="1.04357" calcext:value-type="float">
            <text:p>1.04357</text:p>
          </table:table-cell>
          <table:table-cell table:number-columns-repeated="24"/>
        </table:table-row>
        <table:table-row table:style-name="ro1">
          <table:table-cell table:formula="of:=MIN([$'Low Volatility'.A20:.AD20])" office:value-type="float" office:value="0.913128" calcext:value-type="float">
            <text:p>0.913128</text:p>
          </table:table-cell>
          <table:table-cell table:formula="of:=MAX([$'Low Volatility'.A20:.AD20])" office:value-type="float" office:value="0.946234" calcext:value-type="float">
            <text:p>0.946234</text:p>
          </table:table-cell>
          <table:table-cell table:formula="of:=MIN([$'Real Volatility'.A20:.AD20])" office:value-type="float" office:value="0.948392" calcext:value-type="float">
            <text:p>0.948392</text:p>
          </table:table-cell>
          <table:table-cell table:formula="of:=MAX([$'Real Volatility'.A20:.AD20])" office:value-type="float" office:value="0.98228" calcext:value-type="float">
            <text:p>0.98228</text:p>
          </table:table-cell>
          <table:table-cell table:formula="of:=MIN([$'High Volatility'.A20:.AD20])" office:value-type="float" office:value="0.812125" calcext:value-type="float">
            <text:p>0.812125</text:p>
          </table:table-cell>
          <table:table-cell table:formula="of:=MAX([$'High Volatility'.A20:.AD20])" office:value-type="float" office:value="1.05002" calcext:value-type="float">
            <text:p>1.05002</text:p>
          </table:table-cell>
          <table:table-cell table:number-columns-repeated="24"/>
        </table:table-row>
        <table:table-row table:style-name="ro1">
          <table:table-cell table:formula="of:=MIN([$'Low Volatility'.A21:.AD21])" office:value-type="float" office:value="0.916233" calcext:value-type="float">
            <text:p>0.916233</text:p>
          </table:table-cell>
          <table:table-cell table:formula="of:=MAX([$'Low Volatility'.A21:.AD21])" office:value-type="float" office:value="0.943084" calcext:value-type="float">
            <text:p>0.943084</text:p>
          </table:table-cell>
          <table:table-cell table:formula="of:=MIN([$'Real Volatility'.A21:.AD21])" office:value-type="float" office:value="0.948222" calcext:value-type="float">
            <text:p>0.948222</text:p>
          </table:table-cell>
          <table:table-cell table:formula="of:=MAX([$'Real Volatility'.A21:.AD21])" office:value-type="float" office:value="0.978918" calcext:value-type="float">
            <text:p>0.978918</text:p>
          </table:table-cell>
          <table:table-cell table:formula="of:=MIN([$'High Volatility'.A21:.AD21])" office:value-type="float" office:value="0.82545" calcext:value-type="float">
            <text:p>0.82545</text:p>
          </table:table-cell>
          <table:table-cell table:formula="of:=MAX([$'High Volatility'.A21:.AD21])" office:value-type="float" office:value="1.05743" calcext:value-type="float">
            <text:p>1.05743</text:p>
          </table:table-cell>
          <table:table-cell table:number-columns-repeated="24"/>
        </table:table-row>
        <table:table-row table:style-name="ro1">
          <table:table-cell table:formula="of:=MIN([$'Low Volatility'.A22:.AD22])" office:value-type="float" office:value="0.915501" calcext:value-type="float">
            <text:p>0.915501</text:p>
          </table:table-cell>
          <table:table-cell table:formula="of:=MAX([$'Low Volatility'.A22:.AD22])" office:value-type="float" office:value="0.946037" calcext:value-type="float">
            <text:p>0.946037</text:p>
          </table:table-cell>
          <table:table-cell table:formula="of:=MIN([$'Real Volatility'.A22:.AD22])" office:value-type="float" office:value="0.950383" calcext:value-type="float">
            <text:p>0.950383</text:p>
          </table:table-cell>
          <table:table-cell table:formula="of:=MAX([$'Real Volatility'.A22:.AD22])" office:value-type="float" office:value="0.977171" calcext:value-type="float">
            <text:p>0.977171</text:p>
          </table:table-cell>
          <table:table-cell table:formula="of:=MIN([$'High Volatility'.A22:.AD22])" office:value-type="float" office:value="0.847864" calcext:value-type="float">
            <text:p>0.847864</text:p>
          </table:table-cell>
          <table:table-cell table:formula="of:=MAX([$'High Volatility'.A22:.AD22])" office:value-type="float" office:value="1.05323" calcext:value-type="float">
            <text:p>1.05323</text:p>
          </table:table-cell>
          <table:table-cell table:number-columns-repeated="24"/>
        </table:table-row>
        <table:table-row table:style-name="ro1">
          <table:table-cell table:formula="of:=MIN([$'Low Volatility'.A23:.AD23])" office:value-type="float" office:value="0.916765" calcext:value-type="float">
            <text:p>0.916765</text:p>
          </table:table-cell>
          <table:table-cell table:formula="of:=MAX([$'Low Volatility'.A23:.AD23])" office:value-type="float" office:value="0.947793" calcext:value-type="float">
            <text:p>0.947793</text:p>
          </table:table-cell>
          <table:table-cell table:formula="of:=MIN([$'Real Volatility'.A23:.AD23])" office:value-type="float" office:value="0.951239" calcext:value-type="float">
            <text:p>0.951239</text:p>
          </table:table-cell>
          <table:table-cell table:formula="of:=MAX([$'Real Volatility'.A23:.AD23])" office:value-type="float" office:value="0.975683" calcext:value-type="float">
            <text:p>0.975683</text:p>
          </table:table-cell>
          <table:table-cell table:formula="of:=MIN([$'High Volatility'.A23:.AD23])" office:value-type="float" office:value="0.864811" calcext:value-type="float">
            <text:p>0.864811</text:p>
          </table:table-cell>
          <table:table-cell table:formula="of:=MAX([$'High Volatility'.A23:.AD23])" office:value-type="float" office:value="1.03865" calcext:value-type="float">
            <text:p>1.03865</text:p>
          </table:table-cell>
          <table:table-cell table:number-columns-repeated="24"/>
        </table:table-row>
        <table:table-row table:style-name="ro1">
          <table:table-cell table:formula="of:=MIN([$'Low Volatility'.A24:.AD24])" office:value-type="float" office:value="0.916164" calcext:value-type="float">
            <text:p>0.916164</text:p>
          </table:table-cell>
          <table:table-cell table:formula="of:=MAX([$'Low Volatility'.A24:.AD24])" office:value-type="float" office:value="0.943396" calcext:value-type="float">
            <text:p>0.943396</text:p>
          </table:table-cell>
          <table:table-cell table:formula="of:=MIN([$'Real Volatility'.A24:.AD24])" office:value-type="float" office:value="0.951726" calcext:value-type="float">
            <text:p>0.951726</text:p>
          </table:table-cell>
          <table:table-cell table:formula="of:=MAX([$'Real Volatility'.A24:.AD24])" office:value-type="float" office:value="0.976186" calcext:value-type="float">
            <text:p>0.976186</text:p>
          </table:table-cell>
          <table:table-cell table:formula="of:=MIN([$'High Volatility'.A24:.AD24])" office:value-type="float" office:value="0.876537" calcext:value-type="float">
            <text:p>0.876537</text:p>
          </table:table-cell>
          <table:table-cell table:formula="of:=MAX([$'High Volatility'.A24:.AD24])" office:value-type="float" office:value="1.04187" calcext:value-type="float">
            <text:p>1.04187</text:p>
          </table:table-cell>
          <table:table-cell table:number-columns-repeated="24"/>
        </table:table-row>
        <table:table-row table:style-name="ro1">
          <table:table-cell table:formula="of:=MIN([$'Low Volatility'.A25:.AD25])" office:value-type="float" office:value="0.918385" calcext:value-type="float">
            <text:p>0.918385</text:p>
          </table:table-cell>
          <table:table-cell table:formula="of:=MAX([$'Low Volatility'.A25:.AD25])" office:value-type="float" office:value="0.941413" calcext:value-type="float">
            <text:p>0.941413</text:p>
          </table:table-cell>
          <table:table-cell table:formula="of:=MIN([$'Real Volatility'.A25:.AD25])" office:value-type="float" office:value="0.951515" calcext:value-type="float">
            <text:p>0.951515</text:p>
          </table:table-cell>
          <table:table-cell table:formula="of:=MAX([$'Real Volatility'.A25:.AD25])" office:value-type="float" office:value="0.976238" calcext:value-type="float">
            <text:p>0.976238</text:p>
          </table:table-cell>
          <table:table-cell table:formula="of:=MIN([$'High Volatility'.A25:.AD25])" office:value-type="float" office:value="0.887935" calcext:value-type="float">
            <text:p>0.887935</text:p>
          </table:table-cell>
          <table:table-cell table:formula="of:=MAX([$'High Volatility'.A25:.AD25])" office:value-type="float" office:value="1.02273" calcext:value-type="float">
            <text:p>1.02273</text:p>
          </table:table-cell>
          <table:table-cell table:number-columns-repeated="24"/>
        </table:table-row>
        <table:table-row table:style-name="ro1">
          <table:table-cell table:formula="of:=MIN([$'Low Volatility'.A26:.AD26])" office:value-type="float" office:value="0.91859" calcext:value-type="float">
            <text:p>0.91859</text:p>
          </table:table-cell>
          <table:table-cell table:formula="of:=MAX([$'Low Volatility'.A26:.AD26])" office:value-type="float" office:value="0.94205" calcext:value-type="float">
            <text:p>0.94205</text:p>
          </table:table-cell>
          <table:table-cell table:formula="of:=MIN([$'Real Volatility'.A26:.AD26])" office:value-type="float" office:value="0.950453" calcext:value-type="float">
            <text:p>0.950453</text:p>
          </table:table-cell>
          <table:table-cell table:formula="of:=MAX([$'Real Volatility'.A26:.AD26])" office:value-type="float" office:value="0.975431" calcext:value-type="float">
            <text:p>0.975431</text:p>
          </table:table-cell>
          <table:table-cell table:formula="of:=MIN([$'High Volatility'.A26:.AD26])" office:value-type="float" office:value="0.876905" calcext:value-type="float">
            <text:p>0.876905</text:p>
          </table:table-cell>
          <table:table-cell table:formula="of:=MAX([$'High Volatility'.A26:.AD26])" office:value-type="float" office:value="1.0094" calcext:value-type="float">
            <text:p>1.0094</text:p>
          </table:table-cell>
          <table:table-cell table:number-columns-repeated="24"/>
        </table:table-row>
        <table:table-row table:style-name="ro1">
          <table:table-cell table:formula="of:=MIN([$'Low Volatility'.A27:.AD27])" office:value-type="float" office:value="0.919824" calcext:value-type="float">
            <text:p>0.919824</text:p>
          </table:table-cell>
          <table:table-cell table:formula="of:=MAX([$'Low Volatility'.A27:.AD27])" office:value-type="float" office:value="0.942901" calcext:value-type="float">
            <text:p>0.942901</text:p>
          </table:table-cell>
          <table:table-cell table:formula="of:=MIN([$'Real Volatility'.A27:.AD27])" office:value-type="float" office:value="0.950488" calcext:value-type="float">
            <text:p>0.950488</text:p>
          </table:table-cell>
          <table:table-cell table:formula="of:=MAX([$'Real Volatility'.A27:.AD27])" office:value-type="float" office:value="0.973495" calcext:value-type="float">
            <text:p>0.973495</text:p>
          </table:table-cell>
          <table:table-cell table:formula="of:=MIN([$'High Volatility'.A27:.AD27])" office:value-type="float" office:value="0.875113" calcext:value-type="float">
            <text:p>0.875113</text:p>
          </table:table-cell>
          <table:table-cell table:formula="of:=MAX([$'High Volatility'.A27:.AD27])" office:value-type="float" office:value="1.00073" calcext:value-type="float">
            <text:p>1.00073</text:p>
          </table:table-cell>
          <table:table-cell table:number-columns-repeated="24"/>
        </table:table-row>
        <table:table-row table:style-name="ro1">
          <table:table-cell table:formula="of:=MIN([$'Low Volatility'.A28:.AD28])" office:value-type="float" office:value="0.918663" calcext:value-type="float">
            <text:p>0.918663</text:p>
          </table:table-cell>
          <table:table-cell table:formula="of:=MAX([$'Low Volatility'.A28:.AD28])" office:value-type="float" office:value="0.942982" calcext:value-type="float">
            <text:p>0.942982</text:p>
          </table:table-cell>
          <table:table-cell table:formula="of:=MIN([$'Real Volatility'.A28:.AD28])" office:value-type="float" office:value="0.949462" calcext:value-type="float">
            <text:p>0.949462</text:p>
          </table:table-cell>
          <table:table-cell table:formula="of:=MAX([$'Real Volatility'.A28:.AD28])" office:value-type="float" office:value="0.972986" calcext:value-type="float">
            <text:p>0.972986</text:p>
          </table:table-cell>
          <table:table-cell table:formula="of:=MIN([$'High Volatility'.A28:.AD28])" office:value-type="float" office:value="0.882599" calcext:value-type="float">
            <text:p>0.882599</text:p>
          </table:table-cell>
          <table:table-cell table:formula="of:=MAX([$'High Volatility'.A28:.AD28])" office:value-type="float" office:value="1.00591" calcext:value-type="float">
            <text:p>1.00591</text:p>
          </table:table-cell>
          <table:table-cell table:number-columns-repeated="24"/>
        </table:table-row>
        <table:table-row table:style-name="ro1">
          <table:table-cell table:formula="of:=MIN([$'Low Volatility'.A29:.AD29])" office:value-type="float" office:value="0.918677" calcext:value-type="float">
            <text:p>0.918677</text:p>
          </table:table-cell>
          <table:table-cell table:formula="of:=MAX([$'Low Volatility'.A29:.AD29])" office:value-type="float" office:value="0.943828" calcext:value-type="float">
            <text:p>0.943828</text:p>
          </table:table-cell>
          <table:table-cell table:formula="of:=MIN([$'Real Volatility'.A29:.AD29])" office:value-type="float" office:value="0.947704" calcext:value-type="float">
            <text:p>0.947704</text:p>
          </table:table-cell>
          <table:table-cell table:formula="of:=MAX([$'Real Volatility'.A29:.AD29])" office:value-type="float" office:value="0.973464" calcext:value-type="float">
            <text:p>0.973464</text:p>
          </table:table-cell>
          <table:table-cell table:formula="of:=MIN([$'High Volatility'.A29:.AD29])" office:value-type="float" office:value="0.885881" calcext:value-type="float">
            <text:p>0.885881</text:p>
          </table:table-cell>
          <table:table-cell table:formula="of:=MAX([$'High Volatility'.A29:.AD29])" office:value-type="float" office:value="1.01432" calcext:value-type="float">
            <text:p>1.01432</text:p>
          </table:table-cell>
          <table:table-cell table:number-columns-repeated="24"/>
        </table:table-row>
        <table:table-row table:style-name="ro1">
          <table:table-cell table:formula="of:=MIN([$'Low Volatility'.A30:.AD30])" office:value-type="float" office:value="0.920063" calcext:value-type="float">
            <text:p>0.920063</text:p>
          </table:table-cell>
          <table:table-cell table:formula="of:=MAX([$'Low Volatility'.A30:.AD30])" office:value-type="float" office:value="0.942867" calcext:value-type="float">
            <text:p>0.942867</text:p>
          </table:table-cell>
          <table:table-cell table:formula="of:=MIN([$'Real Volatility'.A30:.AD30])" office:value-type="float" office:value="0.948622" calcext:value-type="float">
            <text:p>0.948622</text:p>
          </table:table-cell>
          <table:table-cell table:formula="of:=MAX([$'Real Volatility'.A30:.AD30])" office:value-type="float" office:value="0.973872" calcext:value-type="float">
            <text:p>0.973872</text:p>
          </table:table-cell>
          <table:table-cell table:formula="of:=MIN([$'High Volatility'.A30:.AD30])" office:value-type="float" office:value="0.872228" calcext:value-type="float">
            <text:p>0.872228</text:p>
          </table:table-cell>
          <table:table-cell table:formula="of:=MAX([$'High Volatility'.A30:.AD30])" office:value-type="float" office:value="1.01794" calcext:value-type="float">
            <text:p>1.01794</text:p>
          </table:table-cell>
          <table:table-cell table:number-columns-repeated="24"/>
        </table:table-row>
        <table:table-row table:style-name="ro1">
          <table:table-cell table:formula="of:=MIN([$'Low Volatility'.A31:.AD31])" office:value-type="float" office:value="0.919341" calcext:value-type="float">
            <text:p>0.919341</text:p>
          </table:table-cell>
          <table:table-cell table:formula="of:=MAX([$'Low Volatility'.A31:.AD31])" office:value-type="float" office:value="0.941722" calcext:value-type="float">
            <text:p>0.941722</text:p>
          </table:table-cell>
          <table:table-cell table:formula="of:=MIN([$'Real Volatility'.A31:.AD31])" office:value-type="float" office:value="0.950903" calcext:value-type="float">
            <text:p>0.950903</text:p>
          </table:table-cell>
          <table:table-cell table:formula="of:=MAX([$'Real Volatility'.A31:.AD31])" office:value-type="float" office:value="0.971467" calcext:value-type="float">
            <text:p>0.971467</text:p>
          </table:table-cell>
          <table:table-cell table:formula="of:=MIN([$'High Volatility'.A31:.AD31])" office:value-type="float" office:value="0.879178" calcext:value-type="float">
            <text:p>0.879178</text:p>
          </table:table-cell>
          <table:table-cell table:formula="of:=MAX([$'High Volatility'.A31:.AD31])" office:value-type="float" office:value="1.00841" calcext:value-type="float">
            <text:p>1.00841</text:p>
          </table:table-cell>
          <table:table-cell table:number-columns-repeated="24"/>
        </table:table-row>
        <table:table-row table:style-name="ro1">
          <table:table-cell table:formula="of:=MIN([$'Low Volatility'.A32:.AD32])" office:value-type="float" office:value="0.919895" calcext:value-type="float">
            <text:p>0.919895</text:p>
          </table:table-cell>
          <table:table-cell table:formula="of:=MAX([$'Low Volatility'.A32:.AD32])" office:value-type="float" office:value="0.942605" calcext:value-type="float">
            <text:p>0.942605</text:p>
          </table:table-cell>
          <table:table-cell table:formula="of:=MIN([$'Real Volatility'.A32:.AD32])" office:value-type="float" office:value="0.951168" calcext:value-type="float">
            <text:p>0.951168</text:p>
          </table:table-cell>
          <table:table-cell table:formula="of:=MAX([$'Real Volatility'.A32:.AD32])" office:value-type="float" office:value="0.972582" calcext:value-type="float">
            <text:p>0.972582</text:p>
          </table:table-cell>
          <table:table-cell table:formula="of:=MIN([$'High Volatility'.A32:.AD32])" office:value-type="float" office:value="0.875784" calcext:value-type="float">
            <text:p>0.875784</text:p>
          </table:table-cell>
          <table:table-cell table:formula="of:=MAX([$'High Volatility'.A32:.AD32])" office:value-type="float" office:value="1.00754" calcext:value-type="float">
            <text:p>1.00754</text:p>
          </table:table-cell>
          <table:table-cell table:number-columns-repeated="24"/>
        </table:table-row>
        <table:table-row table:style-name="ro1">
          <table:table-cell table:formula="of:=MIN([$'Low Volatility'.A33:.AD33])" office:value-type="float" office:value="0.920908" calcext:value-type="float">
            <text:p>0.920908</text:p>
          </table:table-cell>
          <table:table-cell table:formula="of:=MAX([$'Low Volatility'.A33:.AD33])" office:value-type="float" office:value="0.942494" calcext:value-type="float">
            <text:p>0.942494</text:p>
          </table:table-cell>
          <table:table-cell table:formula="of:=MIN([$'Real Volatility'.A33:.AD33])" office:value-type="float" office:value="0.951479" calcext:value-type="float">
            <text:p>0.951479</text:p>
          </table:table-cell>
          <table:table-cell table:formula="of:=MAX([$'Real Volatility'.A33:.AD33])" office:value-type="float" office:value="0.972754" calcext:value-type="float">
            <text:p>0.972754</text:p>
          </table:table-cell>
          <table:table-cell table:formula="of:=MIN([$'High Volatility'.A33:.AD33])" office:value-type="float" office:value="0.885707" calcext:value-type="float">
            <text:p>0.885707</text:p>
          </table:table-cell>
          <table:table-cell table:formula="of:=MAX([$'High Volatility'.A33:.AD33])" office:value-type="float" office:value="1.01915" calcext:value-type="float">
            <text:p>1.01915</text:p>
          </table:table-cell>
          <table:table-cell table:number-columns-repeated="24"/>
        </table:table-row>
        <table:table-row table:style-name="ro1">
          <table:table-cell table:formula="of:=MIN([$'Low Volatility'.A34:.AD34])" office:value-type="float" office:value="0.921566" calcext:value-type="float">
            <text:p>0.921566</text:p>
          </table:table-cell>
          <table:table-cell table:formula="of:=MAX([$'Low Volatility'.A34:.AD34])" office:value-type="float" office:value="0.943338" calcext:value-type="float">
            <text:p>0.943338</text:p>
          </table:table-cell>
          <table:table-cell table:formula="of:=MIN([$'Real Volatility'.A34:.AD34])" office:value-type="float" office:value="0.951652" calcext:value-type="float">
            <text:p>0.951652</text:p>
          </table:table-cell>
          <table:table-cell table:formula="of:=MAX([$'Real Volatility'.A34:.AD34])" office:value-type="float" office:value="0.973392" calcext:value-type="float">
            <text:p>0.973392</text:p>
          </table:table-cell>
          <table:table-cell table:formula="of:=MIN([$'High Volatility'.A34:.AD34])" office:value-type="float" office:value="0.883444" calcext:value-type="float">
            <text:p>0.883444</text:p>
          </table:table-cell>
          <table:table-cell table:formula="of:=MAX([$'High Volatility'.A34:.AD34])" office:value-type="float" office:value="1.01843" calcext:value-type="float">
            <text:p>1.01843</text:p>
          </table:table-cell>
          <table:table-cell table:number-columns-repeated="24"/>
        </table:table-row>
        <table:table-row table:style-name="ro1">
          <table:table-cell table:formula="of:=MIN([$'Low Volatility'.A35:.AD35])" office:value-type="float" office:value="0.923816" calcext:value-type="float">
            <text:p>0.923816</text:p>
          </table:table-cell>
          <table:table-cell table:formula="of:=MAX([$'Low Volatility'.A35:.AD35])" office:value-type="float" office:value="0.944332" calcext:value-type="float">
            <text:p>0.944332</text:p>
          </table:table-cell>
          <table:table-cell table:formula="of:=MIN([$'Real Volatility'.A35:.AD35])" office:value-type="float" office:value="0.950901" calcext:value-type="float">
            <text:p>0.950901</text:p>
          </table:table-cell>
          <table:table-cell table:formula="of:=MAX([$'Real Volatility'.A35:.AD35])" office:value-type="float" office:value="0.972708" calcext:value-type="float">
            <text:p>0.972708</text:p>
          </table:table-cell>
          <table:table-cell table:formula="of:=MIN([$'High Volatility'.A35:.AD35])" office:value-type="float" office:value="0.887582" calcext:value-type="float">
            <text:p>0.887582</text:p>
          </table:table-cell>
          <table:table-cell table:formula="of:=MAX([$'High Volatility'.A35:.AD35])" office:value-type="float" office:value="1.00659" calcext:value-type="float">
            <text:p>1.00659</text:p>
          </table:table-cell>
          <table:table-cell table:number-columns-repeated="24"/>
        </table:table-row>
        <table:table-row table:style-name="ro1">
          <table:table-cell table:formula="of:=MIN([$'Low Volatility'.A36:.AD36])" office:value-type="float" office:value="0.922577" calcext:value-type="float">
            <text:p>0.922577</text:p>
          </table:table-cell>
          <table:table-cell table:formula="of:=MAX([$'Low Volatility'.A36:.AD36])" office:value-type="float" office:value="0.943689" calcext:value-type="float">
            <text:p>0.943689</text:p>
          </table:table-cell>
          <table:table-cell table:formula="of:=MIN([$'Real Volatility'.A36:.AD36])" office:value-type="float" office:value="0.951737" calcext:value-type="float">
            <text:p>0.951737</text:p>
          </table:table-cell>
          <table:table-cell table:formula="of:=MAX([$'Real Volatility'.A36:.AD36])" office:value-type="float" office:value="0.972103" calcext:value-type="float">
            <text:p>0.972103</text:p>
          </table:table-cell>
          <table:table-cell table:formula="of:=MIN([$'High Volatility'.A36:.AD36])" office:value-type="float" office:value="0.887688" calcext:value-type="float">
            <text:p>0.887688</text:p>
          </table:table-cell>
          <table:table-cell table:formula="of:=MAX([$'High Volatility'.A36:.AD36])" office:value-type="float" office:value="1.00564" calcext:value-type="float">
            <text:p>1.00564</text:p>
          </table:table-cell>
          <table:table-cell table:number-columns-repeated="24"/>
        </table:table-row>
        <table:table-row table:style-name="ro1">
          <table:table-cell table:formula="of:=MIN([$'Low Volatility'.A37:.AD37])" office:value-type="float" office:value="0.922993" calcext:value-type="float">
            <text:p>0.922993</text:p>
          </table:table-cell>
          <table:table-cell table:formula="of:=MAX([$'Low Volatility'.A37:.AD37])" office:value-type="float" office:value="0.943077" calcext:value-type="float">
            <text:p>0.943077</text:p>
          </table:table-cell>
          <table:table-cell table:formula="of:=MIN([$'Real Volatility'.A37:.AD37])" office:value-type="float" office:value="0.951489" calcext:value-type="float">
            <text:p>0.951489</text:p>
          </table:table-cell>
          <table:table-cell table:formula="of:=MAX([$'Real Volatility'.A37:.AD37])" office:value-type="float" office:value="0.970566" calcext:value-type="float">
            <text:p>0.970566</text:p>
          </table:table-cell>
          <table:table-cell table:formula="of:=MIN([$'High Volatility'.A37:.AD37])" office:value-type="float" office:value="0.887284" calcext:value-type="float">
            <text:p>0.887284</text:p>
          </table:table-cell>
          <table:table-cell table:formula="of:=MAX([$'High Volatility'.A37:.AD37])" office:value-type="float" office:value="0.99525" calcext:value-type="float">
            <text:p>0.99525</text:p>
          </table:table-cell>
          <table:table-cell table:number-columns-repeated="24"/>
        </table:table-row>
        <table:table-row table:style-name="ro1">
          <table:table-cell table:formula="of:=MIN([$'Low Volatility'.A38:.AD38])" office:value-type="float" office:value="0.922697" calcext:value-type="float">
            <text:p>0.922697</text:p>
          </table:table-cell>
          <table:table-cell table:formula="of:=MAX([$'Low Volatility'.A38:.AD38])" office:value-type="float" office:value="0.943237" calcext:value-type="float">
            <text:p>0.943237</text:p>
          </table:table-cell>
          <table:table-cell table:formula="of:=MIN([$'Real Volatility'.A38:.AD38])" office:value-type="float" office:value="0.950623" calcext:value-type="float">
            <text:p>0.950623</text:p>
          </table:table-cell>
          <table:table-cell table:formula="of:=MAX([$'Real Volatility'.A38:.AD38])" office:value-type="float" office:value="0.972937" calcext:value-type="float">
            <text:p>0.972937</text:p>
          </table:table-cell>
          <table:table-cell table:formula="of:=MIN([$'High Volatility'.A38:.AD38])" office:value-type="float" office:value="0.900367" calcext:value-type="float">
            <text:p>0.900367</text:p>
          </table:table-cell>
          <table:table-cell table:formula="of:=MAX([$'High Volatility'.A38:.AD38])" office:value-type="float" office:value="0.987059" calcext:value-type="float">
            <text:p>0.987059</text:p>
          </table:table-cell>
          <table:table-cell table:number-columns-repeated="24"/>
        </table:table-row>
        <table:table-row table:style-name="ro1">
          <table:table-cell table:formula="of:=MIN([$'Low Volatility'.A39:.AD39])" office:value-type="float" office:value="0.922629" calcext:value-type="float">
            <text:p>0.922629</text:p>
          </table:table-cell>
          <table:table-cell table:formula="of:=MAX([$'Low Volatility'.A39:.AD39])" office:value-type="float" office:value="0.944158" calcext:value-type="float">
            <text:p>0.944158</text:p>
          </table:table-cell>
          <table:table-cell table:formula="of:=MIN([$'Real Volatility'.A39:.AD39])" office:value-type="float" office:value="0.949711" calcext:value-type="float">
            <text:p>0.949711</text:p>
          </table:table-cell>
          <table:table-cell table:formula="of:=MAX([$'Real Volatility'.A39:.AD39])" office:value-type="float" office:value="0.974092" calcext:value-type="float">
            <text:p>0.974092</text:p>
          </table:table-cell>
          <table:table-cell table:formula="of:=MIN([$'High Volatility'.A39:.AD39])" office:value-type="float" office:value="0.894122" calcext:value-type="float">
            <text:p>0.894122</text:p>
          </table:table-cell>
          <table:table-cell table:formula="of:=MAX([$'High Volatility'.A39:.AD39])" office:value-type="float" office:value="0.983524" calcext:value-type="float">
            <text:p>0.983524</text:p>
          </table:table-cell>
          <table:table-cell table:number-columns-repeated="24"/>
        </table:table-row>
        <table:table-row table:style-name="ro1">
          <table:table-cell table:formula="of:=MIN([$'Low Volatility'.A40:.AD40])" office:value-type="float" office:value="0.922025" calcext:value-type="float">
            <text:p>0.922025</text:p>
          </table:table-cell>
          <table:table-cell table:formula="of:=MAX([$'Low Volatility'.A40:.AD40])" office:value-type="float" office:value="0.943774" calcext:value-type="float">
            <text:p>0.943774</text:p>
          </table:table-cell>
          <table:table-cell table:formula="of:=MIN([$'Real Volatility'.A40:.AD40])" office:value-type="float" office:value="0.951645" calcext:value-type="float">
            <text:p>0.951645</text:p>
          </table:table-cell>
          <table:table-cell table:formula="of:=MAX([$'Real Volatility'.A40:.AD40])" office:value-type="float" office:value="0.973757" calcext:value-type="float">
            <text:p>0.973757</text:p>
          </table:table-cell>
          <table:table-cell table:formula="of:=MIN([$'High Volatility'.A40:.AD40])" office:value-type="float" office:value="0.885509" calcext:value-type="float">
            <text:p>0.885509</text:p>
          </table:table-cell>
          <table:table-cell table:formula="of:=MAX([$'High Volatility'.A40:.AD40])" office:value-type="float" office:value="0.974877" calcext:value-type="float">
            <text:p>0.974877</text:p>
          </table:table-cell>
          <table:table-cell table:number-columns-repeated="24"/>
        </table:table-row>
        <table:table-row table:style-name="ro1">
          <table:table-cell table:formula="of:=MIN([$'Low Volatility'.A41:.AD41])" office:value-type="float" office:value="0.922404" calcext:value-type="float">
            <text:p>0.922404</text:p>
          </table:table-cell>
          <table:table-cell table:formula="of:=MAX([$'Low Volatility'.A41:.AD41])" office:value-type="float" office:value="0.943683" calcext:value-type="float">
            <text:p>0.943683</text:p>
          </table:table-cell>
          <table:table-cell table:formula="of:=MIN([$'Real Volatility'.A41:.AD41])" office:value-type="float" office:value="0.950995" calcext:value-type="float">
            <text:p>0.950995</text:p>
          </table:table-cell>
          <table:table-cell table:formula="of:=MAX([$'Real Volatility'.A41:.AD41])" office:value-type="float" office:value="0.973047" calcext:value-type="float">
            <text:p>0.973047</text:p>
          </table:table-cell>
          <table:table-cell table:formula="of:=MIN([$'High Volatility'.A41:.AD41])" office:value-type="float" office:value="0.88392" calcext:value-type="float">
            <text:p>0.88392</text:p>
          </table:table-cell>
          <table:table-cell table:formula="of:=MAX([$'High Volatility'.A41:.AD41])" office:value-type="float" office:value="0.980434" calcext:value-type="float">
            <text:p>0.980434</text:p>
          </table:table-cell>
          <table:table-cell table:number-columns-repeated="24"/>
        </table:table-row>
        <table:table-row table:style-name="ro1">
          <table:table-cell table:formula="of:=MIN([$'Low Volatility'.A42:.AD42])" office:value-type="float" office:value="0.921845" calcext:value-type="float">
            <text:p>0.921845</text:p>
          </table:table-cell>
          <table:table-cell table:formula="of:=MAX([$'Low Volatility'.A42:.AD42])" office:value-type="float" office:value="0.944575" calcext:value-type="float">
            <text:p>0.944575</text:p>
          </table:table-cell>
          <table:table-cell table:formula="of:=MIN([$'Real Volatility'.A42:.AD42])" office:value-type="float" office:value="0.95229" calcext:value-type="float">
            <text:p>0.95229</text:p>
          </table:table-cell>
          <table:table-cell table:formula="of:=MAX([$'Real Volatility'.A42:.AD42])" office:value-type="float" office:value="0.972138" calcext:value-type="float">
            <text:p>0.972138</text:p>
          </table:table-cell>
          <table:table-cell table:formula="of:=MIN([$'High Volatility'.A42:.AD42])" office:value-type="float" office:value="0.908243" calcext:value-type="float">
            <text:p>0.908243</text:p>
          </table:table-cell>
          <table:table-cell table:formula="of:=MAX([$'High Volatility'.A42:.AD42])" office:value-type="float" office:value="0.986988" calcext:value-type="float">
            <text:p>0.986988</text:p>
          </table:table-cell>
          <table:table-cell table:number-columns-repeated="24"/>
        </table:table-row>
        <table:table-row table:style-name="ro1">
          <table:table-cell table:formula="of:=MIN([$'Low Volatility'.A43:.AD43])" office:value-type="float" office:value="0.922971" calcext:value-type="float">
            <text:p>0.922971</text:p>
          </table:table-cell>
          <table:table-cell table:formula="of:=MAX([$'Low Volatility'.A43:.AD43])" office:value-type="float" office:value="0.942943" calcext:value-type="float">
            <text:p>0.942943</text:p>
          </table:table-cell>
          <table:table-cell table:formula="of:=MIN([$'Real Volatility'.A43:.AD43])" office:value-type="float" office:value="0.95229" calcext:value-type="float">
            <text:p>0.95229</text:p>
          </table:table-cell>
          <table:table-cell table:formula="of:=MAX([$'Real Volatility'.A43:.AD43])" office:value-type="float" office:value="0.973922" calcext:value-type="float">
            <text:p>0.973922</text:p>
          </table:table-cell>
          <table:table-cell table:formula="of:=MIN([$'High Volatility'.A43:.AD43])" office:value-type="float" office:value="0.908153" calcext:value-type="float">
            <text:p>0.908153</text:p>
          </table:table-cell>
          <table:table-cell table:formula="of:=MAX([$'High Volatility'.A43:.AD43])" office:value-type="float" office:value="0.987648" calcext:value-type="float">
            <text:p>0.987648</text:p>
          </table:table-cell>
          <table:table-cell table:number-columns-repeated="24"/>
        </table:table-row>
        <table:table-row table:style-name="ro1">
          <table:table-cell table:formula="of:=MIN([$'Low Volatility'.A44:.AD44])" office:value-type="float" office:value="0.922934" calcext:value-type="float">
            <text:p>0.922934</text:p>
          </table:table-cell>
          <table:table-cell table:formula="of:=MAX([$'Low Volatility'.A44:.AD44])" office:value-type="float" office:value="0.944221" calcext:value-type="float">
            <text:p>0.944221</text:p>
          </table:table-cell>
          <table:table-cell table:formula="of:=MIN([$'Real Volatility'.A44:.AD44])" office:value-type="float" office:value="0.952433" calcext:value-type="float">
            <text:p>0.952433</text:p>
          </table:table-cell>
          <table:table-cell table:formula="of:=MAX([$'Real Volatility'.A44:.AD44])" office:value-type="float" office:value="0.974575" calcext:value-type="float">
            <text:p>0.974575</text:p>
          </table:table-cell>
          <table:table-cell table:formula="of:=MIN([$'High Volatility'.A44:.AD44])" office:value-type="float" office:value="0.910243" calcext:value-type="float">
            <text:p>0.910243</text:p>
          </table:table-cell>
          <table:table-cell table:formula="of:=MAX([$'High Volatility'.A44:.AD44])" office:value-type="float" office:value="0.988423" calcext:value-type="float">
            <text:p>0.988423</text:p>
          </table:table-cell>
          <table:table-cell table:number-columns-repeated="24"/>
        </table:table-row>
        <table:table-row table:style-name="ro1">
          <table:table-cell table:formula="of:=MIN([$'Low Volatility'.A45:.AD45])" office:value-type="float" office:value="0.923208" calcext:value-type="float">
            <text:p>0.923208</text:p>
          </table:table-cell>
          <table:table-cell table:formula="of:=MAX([$'Low Volatility'.A45:.AD45])" office:value-type="float" office:value="0.943872" calcext:value-type="float">
            <text:p>0.943872</text:p>
          </table:table-cell>
          <table:table-cell table:formula="of:=MIN([$'Real Volatility'.A45:.AD45])" office:value-type="float" office:value="0.951778" calcext:value-type="float">
            <text:p>0.951778</text:p>
          </table:table-cell>
          <table:table-cell table:formula="of:=MAX([$'Real Volatility'.A45:.AD45])" office:value-type="float" office:value="0.973992" calcext:value-type="float">
            <text:p>0.973992</text:p>
          </table:table-cell>
          <table:table-cell table:formula="of:=MIN([$'High Volatility'.A45:.AD45])" office:value-type="float" office:value="0.91206" calcext:value-type="float">
            <text:p>0.91206</text:p>
          </table:table-cell>
          <table:table-cell table:formula="of:=MAX([$'High Volatility'.A45:.AD45])" office:value-type="float" office:value="0.982474" calcext:value-type="float">
            <text:p>0.982474</text:p>
          </table:table-cell>
          <table:table-cell table:number-columns-repeated="24"/>
        </table:table-row>
        <table:table-row table:style-name="ro1">
          <table:table-cell table:formula="of:=MIN([$'Low Volatility'.A46:.AD46])" office:value-type="float" office:value="0.923867" calcext:value-type="float">
            <text:p>0.923867</text:p>
          </table:table-cell>
          <table:table-cell table:formula="of:=MAX([$'Low Volatility'.A46:.AD46])" office:value-type="float" office:value="0.943974" calcext:value-type="float">
            <text:p>0.943974</text:p>
          </table:table-cell>
          <table:table-cell table:formula="of:=MIN([$'Real Volatility'.A46:.AD46])" office:value-type="float" office:value="0.951833" calcext:value-type="float">
            <text:p>0.951833</text:p>
          </table:table-cell>
          <table:table-cell table:formula="of:=MAX([$'Real Volatility'.A46:.AD46])" office:value-type="float" office:value="0.974411" calcext:value-type="float">
            <text:p>0.974411</text:p>
          </table:table-cell>
          <table:table-cell table:formula="of:=MIN([$'High Volatility'.A46:.AD46])" office:value-type="float" office:value="0.911657" calcext:value-type="float">
            <text:p>0.911657</text:p>
          </table:table-cell>
          <table:table-cell table:formula="of:=MAX([$'High Volatility'.A46:.AD46])" office:value-type="float" office:value="0.985105" calcext:value-type="float">
            <text:p>0.985105</text:p>
          </table:table-cell>
          <table:table-cell table:number-columns-repeated="24"/>
        </table:table-row>
        <table:table-row table:style-name="ro1">
          <table:table-cell table:formula="of:=MIN([$'Low Volatility'.A47:.AD47])" office:value-type="float" office:value="0.924211" calcext:value-type="float">
            <text:p>0.924211</text:p>
          </table:table-cell>
          <table:table-cell table:formula="of:=MAX([$'Low Volatility'.A47:.AD47])" office:value-type="float" office:value="0.943891" calcext:value-type="float">
            <text:p>0.943891</text:p>
          </table:table-cell>
          <table:table-cell table:formula="of:=MIN([$'Real Volatility'.A47:.AD47])" office:value-type="float" office:value="0.953269" calcext:value-type="float">
            <text:p>0.953269</text:p>
          </table:table-cell>
          <table:table-cell table:formula="of:=MAX([$'Real Volatility'.A47:.AD47])" office:value-type="float" office:value="0.976076" calcext:value-type="float">
            <text:p>0.976076</text:p>
          </table:table-cell>
          <table:table-cell table:formula="of:=MIN([$'High Volatility'.A47:.AD47])" office:value-type="float" office:value="0.91344" calcext:value-type="float">
            <text:p>0.91344</text:p>
          </table:table-cell>
          <table:table-cell table:formula="of:=MAX([$'High Volatility'.A47:.AD47])" office:value-type="float" office:value="0.97979" calcext:value-type="float">
            <text:p>0.97979</text:p>
          </table:table-cell>
          <table:table-cell table:number-columns-repeated="24"/>
        </table:table-row>
        <table:table-row table:style-name="ro1">
          <table:table-cell table:formula="of:=MIN([$'Low Volatility'.A48:.AD48])" office:value-type="float" office:value="0.924411" calcext:value-type="float">
            <text:p>0.924411</text:p>
          </table:table-cell>
          <table:table-cell table:formula="of:=MAX([$'Low Volatility'.A48:.AD48])" office:value-type="float" office:value="0.944075" calcext:value-type="float">
            <text:p>0.944075</text:p>
          </table:table-cell>
          <table:table-cell table:formula="of:=MIN([$'Real Volatility'.A48:.AD48])" office:value-type="float" office:value="0.952282" calcext:value-type="float">
            <text:p>0.952282</text:p>
          </table:table-cell>
          <table:table-cell table:formula="of:=MAX([$'Real Volatility'.A48:.AD48])" office:value-type="float" office:value="0.975619" calcext:value-type="float">
            <text:p>0.975619</text:p>
          </table:table-cell>
          <table:table-cell table:formula="of:=MIN([$'High Volatility'.A48:.AD48])" office:value-type="float" office:value="0.912129" calcext:value-type="float">
            <text:p>0.912129</text:p>
          </table:table-cell>
          <table:table-cell table:formula="of:=MAX([$'High Volatility'.A48:.AD48])" office:value-type="float" office:value="0.989675" calcext:value-type="float">
            <text:p>0.989675</text:p>
          </table:table-cell>
          <table:table-cell table:number-columns-repeated="24"/>
        </table:table-row>
        <table:table-row table:style-name="ro1">
          <table:table-cell table:formula="of:=MIN([$'Low Volatility'.A49:.AD49])" office:value-type="float" office:value="0.924759" calcext:value-type="float">
            <text:p>0.924759</text:p>
          </table:table-cell>
          <table:table-cell table:formula="of:=MAX([$'Low Volatility'.A49:.AD49])" office:value-type="float" office:value="0.945494" calcext:value-type="float">
            <text:p>0.945494</text:p>
          </table:table-cell>
          <table:table-cell table:formula="of:=MIN([$'Real Volatility'.A49:.AD49])" office:value-type="float" office:value="0.952821" calcext:value-type="float">
            <text:p>0.952821</text:p>
          </table:table-cell>
          <table:table-cell table:formula="of:=MAX([$'Real Volatility'.A49:.AD49])" office:value-type="float" office:value="0.974715" calcext:value-type="float">
            <text:p>0.974715</text:p>
          </table:table-cell>
          <table:table-cell table:formula="of:=MIN([$'High Volatility'.A49:.AD49])" office:value-type="float" office:value="0.912278" calcext:value-type="float">
            <text:p>0.912278</text:p>
          </table:table-cell>
          <table:table-cell table:formula="of:=MAX([$'High Volatility'.A49:.AD49])" office:value-type="float" office:value="0.989636" calcext:value-type="float">
            <text:p>0.989636</text:p>
          </table:table-cell>
          <table:table-cell table:number-columns-repeated="24"/>
        </table:table-row>
        <table:table-row table:style-name="ro1">
          <table:table-cell table:formula="of:=MIN([$'Low Volatility'.A50:.AD50])" office:value-type="float" office:value="0.924857" calcext:value-type="float">
            <text:p>0.924857</text:p>
          </table:table-cell>
          <table:table-cell table:formula="of:=MAX([$'Low Volatility'.A50:.AD50])" office:value-type="float" office:value="0.944493" calcext:value-type="float">
            <text:p>0.944493</text:p>
          </table:table-cell>
          <table:table-cell table:formula="of:=MIN([$'Real Volatility'.A50:.AD50])" office:value-type="float" office:value="0.952927" calcext:value-type="float">
            <text:p>0.952927</text:p>
          </table:table-cell>
          <table:table-cell table:formula="of:=MAX([$'Real Volatility'.A50:.AD50])" office:value-type="float" office:value="0.974627" calcext:value-type="float">
            <text:p>0.974627</text:p>
          </table:table-cell>
          <table:table-cell table:formula="of:=MIN([$'High Volatility'.A50:.AD50])" office:value-type="float" office:value="0.911602" calcext:value-type="float">
            <text:p>0.911602</text:p>
          </table:table-cell>
          <table:table-cell table:formula="of:=MAX([$'High Volatility'.A50:.AD50])" office:value-type="float" office:value="0.990251" calcext:value-type="float">
            <text:p>0.990251</text:p>
          </table:table-cell>
          <table:table-cell table:number-columns-repeated="24"/>
        </table:table-row>
        <table:table-row table:style-name="ro1">
          <table:table-cell table:formula="of:=MIN([$'Low Volatility'.A51:.AD51])" office:value-type="float" office:value="0.924841" calcext:value-type="float">
            <text:p>0.924841</text:p>
          </table:table-cell>
          <table:table-cell table:formula="of:=MAX([$'Low Volatility'.A51:.AD51])" office:value-type="float" office:value="0.943726" calcext:value-type="float">
            <text:p>0.943726</text:p>
          </table:table-cell>
          <table:table-cell table:formula="of:=MIN([$'Real Volatility'.A51:.AD51])" office:value-type="float" office:value="0.952116" calcext:value-type="float">
            <text:p>0.952116</text:p>
          </table:table-cell>
          <table:table-cell table:formula="of:=MAX([$'Real Volatility'.A51:.AD51])" office:value-type="float" office:value="0.974808" calcext:value-type="float">
            <text:p>0.974808</text:p>
          </table:table-cell>
          <table:table-cell table:formula="of:=MIN([$'High Volatility'.A51:.AD51])" office:value-type="float" office:value="0.910786" calcext:value-type="float">
            <text:p>0.910786</text:p>
          </table:table-cell>
          <table:table-cell table:formula="of:=MAX([$'High Volatility'.A51:.AD51])" office:value-type="float" office:value="0.991754" calcext:value-type="float">
            <text:p>0.991754</text:p>
          </table:table-cell>
          <table:table-cell table:number-columns-repeated="24"/>
        </table:table-row>
        <table:table-row table:style-name="ro1">
          <table:table-cell table:formula="of:=MIN([$'Low Volatility'.A52:.AD52])" office:value-type="float" office:value="0.925748" calcext:value-type="float">
            <text:p>0.925748</text:p>
          </table:table-cell>
          <table:table-cell table:formula="of:=MAX([$'Low Volatility'.A52:.AD52])" office:value-type="float" office:value="0.94406" calcext:value-type="float">
            <text:p>0.94406</text:p>
          </table:table-cell>
          <table:table-cell table:formula="of:=MIN([$'Real Volatility'.A52:.AD52])" office:value-type="float" office:value="0.951238" calcext:value-type="float">
            <text:p>0.951238</text:p>
          </table:table-cell>
          <table:table-cell table:formula="of:=MAX([$'Real Volatility'.A52:.AD52])" office:value-type="float" office:value="0.974721" calcext:value-type="float">
            <text:p>0.974721</text:p>
          </table:table-cell>
          <table:table-cell table:formula="of:=MIN([$'High Volatility'.A52:.AD52])" office:value-type="float" office:value="0.909121" calcext:value-type="float">
            <text:p>0.909121</text:p>
          </table:table-cell>
          <table:table-cell table:formula="of:=MAX([$'High Volatility'.A52:.AD52])" office:value-type="float" office:value="0.996838" calcext:value-type="float">
            <text:p>0.996838</text:p>
          </table:table-cell>
          <table:table-cell table:number-columns-repeated="24"/>
        </table:table-row>
        <table:table-row table:style-name="ro1">
          <table:table-cell table:formula="of:=MIN([$'Low Volatility'.A53:.AD53])" office:value-type="float" office:value="0.926806" calcext:value-type="float">
            <text:p>0.926806</text:p>
          </table:table-cell>
          <table:table-cell table:formula="of:=MAX([$'Low Volatility'.A53:.AD53])" office:value-type="float" office:value="0.944593" calcext:value-type="float">
            <text:p>0.944593</text:p>
          </table:table-cell>
          <table:table-cell table:formula="of:=MIN([$'Real Volatility'.A53:.AD53])" office:value-type="float" office:value="0.950481" calcext:value-type="float">
            <text:p>0.950481</text:p>
          </table:table-cell>
          <table:table-cell table:formula="of:=MAX([$'Real Volatility'.A53:.AD53])" office:value-type="float" office:value="0.976519" calcext:value-type="float">
            <text:p>0.976519</text:p>
          </table:table-cell>
          <table:table-cell table:formula="of:=MIN([$'High Volatility'.A53:.AD53])" office:value-type="float" office:value="0.905753" calcext:value-type="float">
            <text:p>0.905753</text:p>
          </table:table-cell>
          <table:table-cell table:formula="of:=MAX([$'High Volatility'.A53:.AD53])" office:value-type="float" office:value="0.992237" calcext:value-type="float">
            <text:p>0.992237</text:p>
          </table:table-cell>
          <table:table-cell table:number-columns-repeated="24"/>
        </table:table-row>
        <table:table-row table:style-name="ro1">
          <table:table-cell table:formula="of:=MIN([$'Low Volatility'.A54:.AD54])" office:value-type="float" office:value="0.926815" calcext:value-type="float">
            <text:p>0.926815</text:p>
          </table:table-cell>
          <table:table-cell table:formula="of:=MAX([$'Low Volatility'.A54:.AD54])" office:value-type="float" office:value="0.944867" calcext:value-type="float">
            <text:p>0.944867</text:p>
          </table:table-cell>
          <table:table-cell table:formula="of:=MIN([$'Real Volatility'.A54:.AD54])" office:value-type="float" office:value="0.950764" calcext:value-type="float">
            <text:p>0.950764</text:p>
          </table:table-cell>
          <table:table-cell table:formula="of:=MAX([$'Real Volatility'.A54:.AD54])" office:value-type="float" office:value="0.975599" calcext:value-type="float">
            <text:p>0.975599</text:p>
          </table:table-cell>
          <table:table-cell table:formula="of:=MIN([$'High Volatility'.A54:.AD54])" office:value-type="float" office:value="0.912668" calcext:value-type="float">
            <text:p>0.912668</text:p>
          </table:table-cell>
          <table:table-cell table:formula="of:=MAX([$'High Volatility'.A54:.AD54])" office:value-type="float" office:value="1.00547" calcext:value-type="float">
            <text:p>1.00547</text:p>
          </table:table-cell>
          <table:table-cell table:number-columns-repeated="24"/>
        </table:table-row>
        <table:table-row table:style-name="ro1">
          <table:table-cell table:formula="of:=MIN([$'Low Volatility'.A55:.AD55])" office:value-type="float" office:value="0.92736" calcext:value-type="float">
            <text:p>0.92736</text:p>
          </table:table-cell>
          <table:table-cell table:formula="of:=MAX([$'Low Volatility'.A55:.AD55])" office:value-type="float" office:value="0.944969" calcext:value-type="float">
            <text:p>0.944969</text:p>
          </table:table-cell>
          <table:table-cell table:formula="of:=MIN([$'Real Volatility'.A55:.AD55])" office:value-type="float" office:value="0.951928" calcext:value-type="float">
            <text:p>0.951928</text:p>
          </table:table-cell>
          <table:table-cell table:formula="of:=MAX([$'Real Volatility'.A55:.AD55])" office:value-type="float" office:value="0.975111" calcext:value-type="float">
            <text:p>0.975111</text:p>
          </table:table-cell>
          <table:table-cell table:formula="of:=MIN([$'High Volatility'.A55:.AD55])" office:value-type="float" office:value="0.917947" calcext:value-type="float">
            <text:p>0.917947</text:p>
          </table:table-cell>
          <table:table-cell table:formula="of:=MAX([$'High Volatility'.A55:.AD55])" office:value-type="float" office:value="0.997108" calcext:value-type="float">
            <text:p>0.997108</text:p>
          </table:table-cell>
          <table:table-cell table:number-columns-repeated="24"/>
        </table:table-row>
        <table:table-row table:style-name="ro1">
          <table:table-cell table:formula="of:=MIN([$'Low Volatility'.A56:.AD56])" office:value-type="float" office:value="0.927191" calcext:value-type="float">
            <text:p>0.927191</text:p>
          </table:table-cell>
          <table:table-cell table:formula="of:=MAX([$'Low Volatility'.A56:.AD56])" office:value-type="float" office:value="0.945359" calcext:value-type="float">
            <text:p>0.945359</text:p>
          </table:table-cell>
          <table:table-cell table:formula="of:=MIN([$'Real Volatility'.A56:.AD56])" office:value-type="float" office:value="0.95145" calcext:value-type="float">
            <text:p>0.95145</text:p>
          </table:table-cell>
          <table:table-cell table:formula="of:=MAX([$'Real Volatility'.A56:.AD56])" office:value-type="float" office:value="0.975648" calcext:value-type="float">
            <text:p>0.975648</text:p>
          </table:table-cell>
          <table:table-cell table:formula="of:=MIN([$'High Volatility'.A56:.AD56])" office:value-type="float" office:value="0.92041" calcext:value-type="float">
            <text:p>0.92041</text:p>
          </table:table-cell>
          <table:table-cell table:formula="of:=MAX([$'High Volatility'.A56:.AD56])" office:value-type="float" office:value="0.991843" calcext:value-type="float">
            <text:p>0.991843</text:p>
          </table:table-cell>
          <table:table-cell table:number-columns-repeated="24"/>
        </table:table-row>
        <table:table-row table:style-name="ro1">
          <table:table-cell table:formula="of:=MIN([$'Low Volatility'.A57:.AD57])" office:value-type="float" office:value="0.927091" calcext:value-type="float">
            <text:p>0.927091</text:p>
          </table:table-cell>
          <table:table-cell table:formula="of:=MAX([$'Low Volatility'.A57:.AD57])" office:value-type="float" office:value="0.945403" calcext:value-type="float">
            <text:p>0.945403</text:p>
          </table:table-cell>
          <table:table-cell table:formula="of:=MIN([$'Real Volatility'.A57:.AD57])" office:value-type="float" office:value="0.953229" calcext:value-type="float">
            <text:p>0.953229</text:p>
          </table:table-cell>
          <table:table-cell table:formula="of:=MAX([$'Real Volatility'.A57:.AD57])" office:value-type="float" office:value="0.97493" calcext:value-type="float">
            <text:p>0.97493</text:p>
          </table:table-cell>
          <table:table-cell table:formula="of:=MIN([$'High Volatility'.A57:.AD57])" office:value-type="float" office:value="0.919051" calcext:value-type="float">
            <text:p>0.919051</text:p>
          </table:table-cell>
          <table:table-cell table:formula="of:=MAX([$'High Volatility'.A57:.AD57])" office:value-type="float" office:value="1.00088" calcext:value-type="float">
            <text:p>1.00088</text:p>
          </table:table-cell>
          <table:table-cell table:number-columns-repeated="24"/>
        </table:table-row>
        <table:table-row table:style-name="ro1">
          <table:table-cell table:formula="of:=MIN([$'Low Volatility'.A58:.AD58])" office:value-type="float" office:value="0.927514" calcext:value-type="float">
            <text:p>0.927514</text:p>
          </table:table-cell>
          <table:table-cell table:formula="of:=MAX([$'Low Volatility'.A58:.AD58])" office:value-type="float" office:value="0.944805" calcext:value-type="float">
            <text:p>0.944805</text:p>
          </table:table-cell>
          <table:table-cell table:formula="of:=MIN([$'Real Volatility'.A58:.AD58])" office:value-type="float" office:value="0.953306" calcext:value-type="float">
            <text:p>0.953306</text:p>
          </table:table-cell>
          <table:table-cell table:formula="of:=MAX([$'Real Volatility'.A58:.AD58])" office:value-type="float" office:value="0.973865" calcext:value-type="float">
            <text:p>0.973865</text:p>
          </table:table-cell>
          <table:table-cell table:formula="of:=MIN([$'High Volatility'.A58:.AD58])" office:value-type="float" office:value="0.915881" calcext:value-type="float">
            <text:p>0.915881</text:p>
          </table:table-cell>
          <table:table-cell table:formula="of:=MAX([$'High Volatility'.A58:.AD58])" office:value-type="float" office:value="0.999561" calcext:value-type="float">
            <text:p>0.999561</text:p>
          </table:table-cell>
          <table:table-cell table:number-columns-repeated="24"/>
        </table:table-row>
        <table:table-row table:style-name="ro1">
          <table:table-cell table:formula="of:=MIN([$'Low Volatility'.A59:.AD59])" office:value-type="float" office:value="0.927244" calcext:value-type="float">
            <text:p>0.927244</text:p>
          </table:table-cell>
          <table:table-cell table:formula="of:=MAX([$'Low Volatility'.A59:.AD59])" office:value-type="float" office:value="0.94429" calcext:value-type="float">
            <text:p>0.94429</text:p>
          </table:table-cell>
          <table:table-cell table:formula="of:=MIN([$'Real Volatility'.A59:.AD59])" office:value-type="float" office:value="0.952835" calcext:value-type="float">
            <text:p>0.952835</text:p>
          </table:table-cell>
          <table:table-cell table:formula="of:=MAX([$'Real Volatility'.A59:.AD59])" office:value-type="float" office:value="0.974109" calcext:value-type="float">
            <text:p>0.974109</text:p>
          </table:table-cell>
          <table:table-cell table:formula="of:=MIN([$'High Volatility'.A59:.AD59])" office:value-type="float" office:value="0.919092" calcext:value-type="float">
            <text:p>0.919092</text:p>
          </table:table-cell>
          <table:table-cell table:formula="of:=MAX([$'High Volatility'.A59:.AD59])" office:value-type="float" office:value="1.00083" calcext:value-type="float">
            <text:p>1.00083</text:p>
          </table:table-cell>
          <table:table-cell table:number-columns-repeated="24"/>
        </table:table-row>
        <table:table-row table:style-name="ro1">
          <table:table-cell table:formula="of:=MIN([$'Low Volatility'.A60:.AD60])" office:value-type="float" office:value="0.92759" calcext:value-type="float">
            <text:p>0.92759</text:p>
          </table:table-cell>
          <table:table-cell table:formula="of:=MAX([$'Low Volatility'.A60:.AD60])" office:value-type="float" office:value="0.943311" calcext:value-type="float">
            <text:p>0.943311</text:p>
          </table:table-cell>
          <table:table-cell table:formula="of:=MIN([$'Real Volatility'.A60:.AD60])" office:value-type="float" office:value="0.952005" calcext:value-type="float">
            <text:p>0.952005</text:p>
          </table:table-cell>
          <table:table-cell table:formula="of:=MAX([$'Real Volatility'.A60:.AD60])" office:value-type="float" office:value="0.975355" calcext:value-type="float">
            <text:p>0.975355</text:p>
          </table:table-cell>
          <table:table-cell table:formula="of:=MIN([$'High Volatility'.A60:.AD60])" office:value-type="float" office:value="0.914308" calcext:value-type="float">
            <text:p>0.914308</text:p>
          </table:table-cell>
          <table:table-cell table:formula="of:=MAX([$'High Volatility'.A60:.AD60])" office:value-type="float" office:value="1.00572" calcext:value-type="float">
            <text:p>1.00572</text:p>
          </table:table-cell>
          <table:table-cell table:number-columns-repeated="24"/>
        </table:table-row>
        <table:table-row table:style-name="ro1">
          <table:table-cell table:formula="of:=MIN([$'Low Volatility'.A61:.AD61])" office:value-type="float" office:value="0.927669" calcext:value-type="float">
            <text:p>0.927669</text:p>
          </table:table-cell>
          <table:table-cell table:formula="of:=MAX([$'Low Volatility'.A61:.AD61])" office:value-type="float" office:value="0.942971" calcext:value-type="float">
            <text:p>0.942971</text:p>
          </table:table-cell>
          <table:table-cell table:formula="of:=MIN([$'Real Volatility'.A61:.AD61])" office:value-type="float" office:value="0.951155" calcext:value-type="float">
            <text:p>0.951155</text:p>
          </table:table-cell>
          <table:table-cell table:formula="of:=MAX([$'Real Volatility'.A61:.AD61])" office:value-type="float" office:value="0.975642" calcext:value-type="float">
            <text:p>0.975642</text:p>
          </table:table-cell>
          <table:table-cell table:formula="of:=MIN([$'High Volatility'.A61:.AD61])" office:value-type="float" office:value="0.911173" calcext:value-type="float">
            <text:p>0.911173</text:p>
          </table:table-cell>
          <table:table-cell table:formula="of:=MAX([$'High Volatility'.A61:.AD61])" office:value-type="float" office:value="1.00003" calcext:value-type="float">
            <text:p>1.00003</text:p>
          </table:table-cell>
          <table:table-cell table:number-columns-repeated="24"/>
        </table:table-row>
        <table:table-row table:style-name="ro1">
          <table:table-cell table:formula="of:=MIN([$'Low Volatility'.A62:.AD62])" office:value-type="float" office:value="0.927821" calcext:value-type="float">
            <text:p>0.927821</text:p>
          </table:table-cell>
          <table:table-cell table:formula="of:=MAX([$'Low Volatility'.A62:.AD62])" office:value-type="float" office:value="0.942693" calcext:value-type="float">
            <text:p>0.942693</text:p>
          </table:table-cell>
          <table:table-cell table:formula="of:=MIN([$'Real Volatility'.A62:.AD62])" office:value-type="float" office:value="0.951248" calcext:value-type="float">
            <text:p>0.951248</text:p>
          </table:table-cell>
          <table:table-cell table:formula="of:=MAX([$'Real Volatility'.A62:.AD62])" office:value-type="float" office:value="0.975408" calcext:value-type="float">
            <text:p>0.975408</text:p>
          </table:table-cell>
          <table:table-cell table:formula="of:=MIN([$'High Volatility'.A62:.AD62])" office:value-type="float" office:value="0.910085" calcext:value-type="float">
            <text:p>0.910085</text:p>
          </table:table-cell>
          <table:table-cell table:formula="of:=MAX([$'High Volatility'.A62:.AD62])" office:value-type="float" office:value="0.997586" calcext:value-type="float">
            <text:p>0.997586</text:p>
          </table:table-cell>
          <table:table-cell table:number-columns-repeated="24"/>
        </table:table-row>
        <table:table-row table:style-name="ro1">
          <table:table-cell table:formula="of:=MIN([$'Low Volatility'.A63:.AD63])" office:value-type="float" office:value="0.927753" calcext:value-type="float">
            <text:p>0.927753</text:p>
          </table:table-cell>
          <table:table-cell table:formula="of:=MAX([$'Low Volatility'.A63:.AD63])" office:value-type="float" office:value="0.94259" calcext:value-type="float">
            <text:p>0.94259</text:p>
          </table:table-cell>
          <table:table-cell table:formula="of:=MIN([$'Real Volatility'.A63:.AD63])" office:value-type="float" office:value="0.951132" calcext:value-type="float">
            <text:p>0.951132</text:p>
          </table:table-cell>
          <table:table-cell table:formula="of:=MAX([$'Real Volatility'.A63:.AD63])" office:value-type="float" office:value="0.974689" calcext:value-type="float">
            <text:p>0.974689</text:p>
          </table:table-cell>
          <table:table-cell table:formula="of:=MIN([$'High Volatility'.A63:.AD63])" office:value-type="float" office:value="0.910478" calcext:value-type="float">
            <text:p>0.910478</text:p>
          </table:table-cell>
          <table:table-cell table:formula="of:=MAX([$'High Volatility'.A63:.AD63])" office:value-type="float" office:value="0.995874" calcext:value-type="float">
            <text:p>0.995874</text:p>
          </table:table-cell>
          <table:table-cell table:number-columns-repeated="24"/>
        </table:table-row>
        <table:table-row table:style-name="ro1">
          <table:table-cell table:formula="of:=MIN([$'Low Volatility'.A64:.AD64])" office:value-type="float" office:value="0.927653" calcext:value-type="float">
            <text:p>0.927653</text:p>
          </table:table-cell>
          <table:table-cell table:formula="of:=MAX([$'Low Volatility'.A64:.AD64])" office:value-type="float" office:value="0.94391" calcext:value-type="float">
            <text:p>0.94391</text:p>
          </table:table-cell>
          <table:table-cell table:formula="of:=MIN([$'Real Volatility'.A64:.AD64])" office:value-type="float" office:value="0.952497" calcext:value-type="float">
            <text:p>0.952497</text:p>
          </table:table-cell>
          <table:table-cell table:formula="of:=MAX([$'Real Volatility'.A64:.AD64])" office:value-type="float" office:value="0.974638" calcext:value-type="float">
            <text:p>0.974638</text:p>
          </table:table-cell>
          <table:table-cell table:formula="of:=MIN([$'High Volatility'.A64:.AD64])" office:value-type="float" office:value="0.912473" calcext:value-type="float">
            <text:p>0.912473</text:p>
          </table:table-cell>
          <table:table-cell table:formula="of:=MAX([$'High Volatility'.A64:.AD64])" office:value-type="float" office:value="0.995977" calcext:value-type="float">
            <text:p>0.995977</text:p>
          </table:table-cell>
          <table:table-cell table:number-columns-repeated="24"/>
        </table:table-row>
        <table:table-row table:style-name="ro1">
          <table:table-cell table:formula="of:=MIN([$'Low Volatility'.A65:.AD65])" office:value-type="float" office:value="0.927679" calcext:value-type="float">
            <text:p>0.927679</text:p>
          </table:table-cell>
          <table:table-cell table:formula="of:=MAX([$'Low Volatility'.A65:.AD65])" office:value-type="float" office:value="0.943816" calcext:value-type="float">
            <text:p>0.943816</text:p>
          </table:table-cell>
          <table:table-cell table:formula="of:=MIN([$'Real Volatility'.A65:.AD65])" office:value-type="float" office:value="0.95236" calcext:value-type="float">
            <text:p>0.95236</text:p>
          </table:table-cell>
          <table:table-cell table:formula="of:=MAX([$'Real Volatility'.A65:.AD65])" office:value-type="float" office:value="0.974587" calcext:value-type="float">
            <text:p>0.974587</text:p>
          </table:table-cell>
          <table:table-cell table:formula="of:=MIN([$'High Volatility'.A65:.AD65])" office:value-type="float" office:value="0.909979" calcext:value-type="float">
            <text:p>0.909979</text:p>
          </table:table-cell>
          <table:table-cell table:formula="of:=MAX([$'High Volatility'.A65:.AD65])" office:value-type="float" office:value="0.993333" calcext:value-type="float">
            <text:p>0.993333</text:p>
          </table:table-cell>
          <table:table-cell table:number-columns-repeated="24"/>
        </table:table-row>
        <table:table-row table:style-name="ro1">
          <table:table-cell table:formula="of:=MIN([$'Low Volatility'.A66:.AD66])" office:value-type="float" office:value="0.92815" calcext:value-type="float">
            <text:p>0.92815</text:p>
          </table:table-cell>
          <table:table-cell table:formula="of:=MAX([$'Low Volatility'.A66:.AD66])" office:value-type="float" office:value="0.943645" calcext:value-type="float">
            <text:p>0.943645</text:p>
          </table:table-cell>
          <table:table-cell table:formula="of:=MIN([$'Real Volatility'.A66:.AD66])" office:value-type="float" office:value="0.952007" calcext:value-type="float">
            <text:p>0.952007</text:p>
          </table:table-cell>
          <table:table-cell table:formula="of:=MAX([$'Real Volatility'.A66:.AD66])" office:value-type="float" office:value="0.973667" calcext:value-type="float">
            <text:p>0.973667</text:p>
          </table:table-cell>
          <table:table-cell table:formula="of:=MIN([$'High Volatility'.A66:.AD66])" office:value-type="float" office:value="0.9151" calcext:value-type="float">
            <text:p>0.9151</text:p>
          </table:table-cell>
          <table:table-cell table:formula="of:=MAX([$'High Volatility'.A66:.AD66])" office:value-type="float" office:value="0.99021" calcext:value-type="float">
            <text:p>0.99021</text:p>
          </table:table-cell>
          <table:table-cell table:number-columns-repeated="24"/>
        </table:table-row>
        <table:table-row table:style-name="ro1">
          <table:table-cell table:formula="of:=MIN([$'Low Volatility'.A67:.AD67])" office:value-type="float" office:value="0.927946" calcext:value-type="float">
            <text:p>0.927946</text:p>
          </table:table-cell>
          <table:table-cell table:formula="of:=MAX([$'Low Volatility'.A67:.AD67])" office:value-type="float" office:value="0.943303" calcext:value-type="float">
            <text:p>0.943303</text:p>
          </table:table-cell>
          <table:table-cell table:formula="of:=MIN([$'Real Volatility'.A67:.AD67])" office:value-type="float" office:value="0.953228" calcext:value-type="float">
            <text:p>0.953228</text:p>
          </table:table-cell>
          <table:table-cell table:formula="of:=MAX([$'Real Volatility'.A67:.AD67])" office:value-type="float" office:value="0.972594" calcext:value-type="float">
            <text:p>0.972594</text:p>
          </table:table-cell>
          <table:table-cell table:formula="of:=MIN([$'High Volatility'.A67:.AD67])" office:value-type="float" office:value="0.912145" calcext:value-type="float">
            <text:p>0.912145</text:p>
          </table:table-cell>
          <table:table-cell table:formula="of:=MAX([$'High Volatility'.A67:.AD67])" office:value-type="float" office:value="0.986906" calcext:value-type="float">
            <text:p>0.986906</text:p>
          </table:table-cell>
          <table:table-cell table:number-columns-repeated="24"/>
        </table:table-row>
        <table:table-row table:style-name="ro1">
          <table:table-cell table:formula="of:=MIN([$'Low Volatility'.A68:.AD68])" office:value-type="float" office:value="0.927554" calcext:value-type="float">
            <text:p>0.927554</text:p>
          </table:table-cell>
          <table:table-cell table:formula="of:=MAX([$'Low Volatility'.A68:.AD68])" office:value-type="float" office:value="0.942489" calcext:value-type="float">
            <text:p>0.942489</text:p>
          </table:table-cell>
          <table:table-cell table:formula="of:=MIN([$'Real Volatility'.A68:.AD68])" office:value-type="float" office:value="0.953345" calcext:value-type="float">
            <text:p>0.953345</text:p>
          </table:table-cell>
          <table:table-cell table:formula="of:=MAX([$'Real Volatility'.A68:.AD68])" office:value-type="float" office:value="0.972633" calcext:value-type="float">
            <text:p>0.972633</text:p>
          </table:table-cell>
          <table:table-cell table:formula="of:=MIN([$'High Volatility'.A68:.AD68])" office:value-type="float" office:value="0.916798" calcext:value-type="float">
            <text:p>0.916798</text:p>
          </table:table-cell>
          <table:table-cell table:formula="of:=MAX([$'High Volatility'.A68:.AD68])" office:value-type="float" office:value="0.988103" calcext:value-type="float">
            <text:p>0.988103</text:p>
          </table:table-cell>
          <table:table-cell table:number-columns-repeated="24"/>
        </table:table-row>
        <table:table-row table:style-name="ro1">
          <table:table-cell table:formula="of:=MIN([$'Low Volatility'.A69:.AD69])" office:value-type="float" office:value="0.927173" calcext:value-type="float">
            <text:p>0.927173</text:p>
          </table:table-cell>
          <table:table-cell table:formula="of:=MAX([$'Low Volatility'.A69:.AD69])" office:value-type="float" office:value="0.942411" calcext:value-type="float">
            <text:p>0.942411</text:p>
          </table:table-cell>
          <table:table-cell table:formula="of:=MIN([$'Real Volatility'.A69:.AD69])" office:value-type="float" office:value="0.953385" calcext:value-type="float">
            <text:p>0.953385</text:p>
          </table:table-cell>
          <table:table-cell table:formula="of:=MAX([$'Real Volatility'.A69:.AD69])" office:value-type="float" office:value="0.97204" calcext:value-type="float">
            <text:p>0.97204</text:p>
          </table:table-cell>
          <table:table-cell table:formula="of:=MIN([$'High Volatility'.A69:.AD69])" office:value-type="float" office:value="0.915987" calcext:value-type="float">
            <text:p>0.915987</text:p>
          </table:table-cell>
          <table:table-cell table:formula="of:=MAX([$'High Volatility'.A69:.AD69])" office:value-type="float" office:value="0.987621" calcext:value-type="float">
            <text:p>0.987621</text:p>
          </table:table-cell>
          <table:table-cell table:number-columns-repeated="24"/>
        </table:table-row>
        <table:table-row table:style-name="ro1">
          <table:table-cell table:formula="of:=MIN([$'Low Volatility'.A70:.AD70])" office:value-type="float" office:value="0.926887" calcext:value-type="float">
            <text:p>0.926887</text:p>
          </table:table-cell>
          <table:table-cell table:formula="of:=MAX([$'Low Volatility'.A70:.AD70])" office:value-type="float" office:value="0.942128" calcext:value-type="float">
            <text:p>0.942128</text:p>
          </table:table-cell>
          <table:table-cell table:formula="of:=MIN([$'Real Volatility'.A70:.AD70])" office:value-type="float" office:value="0.953436" calcext:value-type="float">
            <text:p>0.953436</text:p>
          </table:table-cell>
          <table:table-cell table:formula="of:=MAX([$'Real Volatility'.A70:.AD70])" office:value-type="float" office:value="0.972613" calcext:value-type="float">
            <text:p>0.972613</text:p>
          </table:table-cell>
          <table:table-cell table:formula="of:=MIN([$'High Volatility'.A70:.AD70])" office:value-type="float" office:value="0.911551" calcext:value-type="float">
            <text:p>0.911551</text:p>
          </table:table-cell>
          <table:table-cell table:formula="of:=MAX([$'High Volatility'.A70:.AD70])" office:value-type="float" office:value="0.986538" calcext:value-type="float">
            <text:p>0.986538</text:p>
          </table:table-cell>
          <table:table-cell table:number-columns-repeated="24"/>
        </table:table-row>
        <table:table-row table:style-name="ro1">
          <table:table-cell table:formula="of:=MIN([$'Low Volatility'.A71:.AD71])" office:value-type="float" office:value="0.927581" calcext:value-type="float">
            <text:p>0.927581</text:p>
          </table:table-cell>
          <table:table-cell table:formula="of:=MAX([$'Low Volatility'.A71:.AD71])" office:value-type="float" office:value="0.941816" calcext:value-type="float">
            <text:p>0.941816</text:p>
          </table:table-cell>
          <table:table-cell table:formula="of:=MIN([$'Real Volatility'.A71:.AD71])" office:value-type="float" office:value="0.95301" calcext:value-type="float">
            <text:p>0.95301</text:p>
          </table:table-cell>
          <table:table-cell table:formula="of:=MAX([$'Real Volatility'.A71:.AD71])" office:value-type="float" office:value="0.972711" calcext:value-type="float">
            <text:p>0.972711</text:p>
          </table:table-cell>
          <table:table-cell table:formula="of:=MIN([$'High Volatility'.A71:.AD71])" office:value-type="float" office:value="0.912887" calcext:value-type="float">
            <text:p>0.912887</text:p>
          </table:table-cell>
          <table:table-cell table:formula="of:=MAX([$'High Volatility'.A71:.AD71])" office:value-type="float" office:value="0.984009" calcext:value-type="float">
            <text:p>0.984009</text:p>
          </table:table-cell>
          <table:table-cell table:number-columns-repeated="24"/>
        </table:table-row>
        <table:table-row table:style-name="ro1">
          <table:table-cell table:formula="of:=MIN([$'Low Volatility'.A72:.AD72])" office:value-type="float" office:value="0.92779" calcext:value-type="float">
            <text:p>0.92779</text:p>
          </table:table-cell>
          <table:table-cell table:formula="of:=MAX([$'Low Volatility'.A72:.AD72])" office:value-type="float" office:value="0.941448" calcext:value-type="float">
            <text:p>0.941448</text:p>
          </table:table-cell>
          <table:table-cell table:formula="of:=MIN([$'Real Volatility'.A72:.AD72])" office:value-type="float" office:value="0.952349" calcext:value-type="float">
            <text:p>0.952349</text:p>
          </table:table-cell>
          <table:table-cell table:formula="of:=MAX([$'Real Volatility'.A72:.AD72])" office:value-type="float" office:value="0.973143" calcext:value-type="float">
            <text:p>0.973143</text:p>
          </table:table-cell>
          <table:table-cell table:formula="of:=MIN([$'High Volatility'.A72:.AD72])" office:value-type="float" office:value="0.912102" calcext:value-type="float">
            <text:p>0.912102</text:p>
          </table:table-cell>
          <table:table-cell table:formula="of:=MAX([$'High Volatility'.A72:.AD72])" office:value-type="float" office:value="0.981776" calcext:value-type="float">
            <text:p>0.981776</text:p>
          </table:table-cell>
          <table:table-cell table:number-columns-repeated="24"/>
        </table:table-row>
        <table:table-row table:style-name="ro1">
          <table:table-cell table:formula="of:=MIN([$'Low Volatility'.A73:.AD73])" office:value-type="float" office:value="0.928055" calcext:value-type="float">
            <text:p>0.928055</text:p>
          </table:table-cell>
          <table:table-cell table:formula="of:=MAX([$'Low Volatility'.A73:.AD73])" office:value-type="float" office:value="0.941783" calcext:value-type="float">
            <text:p>0.941783</text:p>
          </table:table-cell>
          <table:table-cell table:formula="of:=MIN([$'Real Volatility'.A73:.AD73])" office:value-type="float" office:value="0.953041" calcext:value-type="float">
            <text:p>0.953041</text:p>
          </table:table-cell>
          <table:table-cell table:formula="of:=MAX([$'Real Volatility'.A73:.AD73])" office:value-type="float" office:value="0.973066" calcext:value-type="float">
            <text:p>0.973066</text:p>
          </table:table-cell>
          <table:table-cell table:formula="of:=MIN([$'High Volatility'.A73:.AD73])" office:value-type="float" office:value="0.918262" calcext:value-type="float">
            <text:p>0.918262</text:p>
          </table:table-cell>
          <table:table-cell table:formula="of:=MAX([$'High Volatility'.A73:.AD73])" office:value-type="float" office:value="0.98558" calcext:value-type="float">
            <text:p>0.98558</text:p>
          </table:table-cell>
          <table:table-cell table:number-columns-repeated="24"/>
        </table:table-row>
        <table:table-row table:style-name="ro1">
          <table:table-cell table:formula="of:=MIN([$'Low Volatility'.A74:.AD74])" office:value-type="float" office:value="0.927972" calcext:value-type="float">
            <text:p>0.927972</text:p>
          </table:table-cell>
          <table:table-cell table:formula="of:=MAX([$'Low Volatility'.A74:.AD74])" office:value-type="float" office:value="0.941041" calcext:value-type="float">
            <text:p>0.941041</text:p>
          </table:table-cell>
          <table:table-cell table:formula="of:=MIN([$'Real Volatility'.A74:.AD74])" office:value-type="float" office:value="0.953983" calcext:value-type="float">
            <text:p>0.953983</text:p>
          </table:table-cell>
          <table:table-cell table:formula="of:=MAX([$'Real Volatility'.A74:.AD74])" office:value-type="float" office:value="0.973965" calcext:value-type="float">
            <text:p>0.973965</text:p>
          </table:table-cell>
          <table:table-cell table:formula="of:=MIN([$'High Volatility'.A74:.AD74])" office:value-type="float" office:value="0.922232" calcext:value-type="float">
            <text:p>0.922232</text:p>
          </table:table-cell>
          <table:table-cell table:formula="of:=MAX([$'High Volatility'.A74:.AD74])" office:value-type="float" office:value="0.986628" calcext:value-type="float">
            <text:p>0.986628</text:p>
          </table:table-cell>
          <table:table-cell table:number-columns-repeated="24"/>
        </table:table-row>
        <table:table-row table:style-name="ro1">
          <table:table-cell table:formula="of:=MIN([$'Low Volatility'.A75:.AD75])" office:value-type="float" office:value="0.927721" calcext:value-type="float">
            <text:p>0.927721</text:p>
          </table:table-cell>
          <table:table-cell table:formula="of:=MAX([$'Low Volatility'.A75:.AD75])" office:value-type="float" office:value="0.941264" calcext:value-type="float">
            <text:p>0.941264</text:p>
          </table:table-cell>
          <table:table-cell table:formula="of:=MIN([$'Real Volatility'.A75:.AD75])" office:value-type="float" office:value="0.952775" calcext:value-type="float">
            <text:p>0.952775</text:p>
          </table:table-cell>
          <table:table-cell table:formula="of:=MAX([$'Real Volatility'.A75:.AD75])" office:value-type="float" office:value="0.972843" calcext:value-type="float">
            <text:p>0.972843</text:p>
          </table:table-cell>
          <table:table-cell table:formula="of:=MIN([$'High Volatility'.A75:.AD75])" office:value-type="float" office:value="0.92137" calcext:value-type="float">
            <text:p>0.92137</text:p>
          </table:table-cell>
          <table:table-cell table:formula="of:=MAX([$'High Volatility'.A75:.AD75])" office:value-type="float" office:value="0.986166" calcext:value-type="float">
            <text:p>0.986166</text:p>
          </table:table-cell>
          <table:table-cell table:number-columns-repeated="24"/>
        </table:table-row>
        <table:table-row table:style-name="ro1">
          <table:table-cell table:formula="of:=MIN([$'Low Volatility'.A76:.AD76])" office:value-type="float" office:value="0.928307" calcext:value-type="float">
            <text:p>0.928307</text:p>
          </table:table-cell>
          <table:table-cell table:formula="of:=MAX([$'Low Volatility'.A76:.AD76])" office:value-type="float" office:value="0.941838" calcext:value-type="float">
            <text:p>0.941838</text:p>
          </table:table-cell>
          <table:table-cell table:formula="of:=MIN([$'Real Volatility'.A76:.AD76])" office:value-type="float" office:value="0.952971" calcext:value-type="float">
            <text:p>0.952971</text:p>
          </table:table-cell>
          <table:table-cell table:formula="of:=MAX([$'Real Volatility'.A76:.AD76])" office:value-type="float" office:value="0.971972" calcext:value-type="float">
            <text:p>0.971972</text:p>
          </table:table-cell>
          <table:table-cell table:formula="of:=MIN([$'High Volatility'.A76:.AD76])" office:value-type="float" office:value="0.921494" calcext:value-type="float">
            <text:p>0.921494</text:p>
          </table:table-cell>
          <table:table-cell table:formula="of:=MAX([$'High Volatility'.A76:.AD76])" office:value-type="float" office:value="0.986193" calcext:value-type="float">
            <text:p>0.986193</text:p>
          </table:table-cell>
          <table:table-cell table:number-columns-repeated="24"/>
        </table:table-row>
        <table:table-row table:style-name="ro1">
          <table:table-cell table:formula="of:=MIN([$'Low Volatility'.A77:.AD77])" office:value-type="float" office:value="0.92879" calcext:value-type="float">
            <text:p>0.92879</text:p>
          </table:table-cell>
          <table:table-cell table:formula="of:=MAX([$'Low Volatility'.A77:.AD77])" office:value-type="float" office:value="0.941647" calcext:value-type="float">
            <text:p>0.941647</text:p>
          </table:table-cell>
          <table:table-cell table:formula="of:=MIN([$'Real Volatility'.A77:.AD77])" office:value-type="float" office:value="0.952246" calcext:value-type="float">
            <text:p>0.952246</text:p>
          </table:table-cell>
          <table:table-cell table:formula="of:=MAX([$'Real Volatility'.A77:.AD77])" office:value-type="float" office:value="0.971451" calcext:value-type="float">
            <text:p>0.971451</text:p>
          </table:table-cell>
          <table:table-cell table:formula="of:=MIN([$'High Volatility'.A77:.AD77])" office:value-type="float" office:value="0.923046" calcext:value-type="float">
            <text:p>0.923046</text:p>
          </table:table-cell>
          <table:table-cell table:formula="of:=MAX([$'High Volatility'.A77:.AD77])" office:value-type="float" office:value="0.986818" calcext:value-type="float">
            <text:p>0.986818</text:p>
          </table:table-cell>
          <table:table-cell table:number-columns-repeated="24"/>
        </table:table-row>
        <table:table-row table:style-name="ro1">
          <table:table-cell table:formula="of:=MIN([$'Low Volatility'.A78:.AD78])" office:value-type="float" office:value="0.928492" calcext:value-type="float">
            <text:p>0.928492</text:p>
          </table:table-cell>
          <table:table-cell table:formula="of:=MAX([$'Low Volatility'.A78:.AD78])" office:value-type="float" office:value="0.941281" calcext:value-type="float">
            <text:p>0.941281</text:p>
          </table:table-cell>
          <table:table-cell table:formula="of:=MIN([$'Real Volatility'.A78:.AD78])" office:value-type="float" office:value="0.952494" calcext:value-type="float">
            <text:p>0.952494</text:p>
          </table:table-cell>
          <table:table-cell table:formula="of:=MAX([$'Real Volatility'.A78:.AD78])" office:value-type="float" office:value="0.971073" calcext:value-type="float">
            <text:p>0.971073</text:p>
          </table:table-cell>
          <table:table-cell table:formula="of:=MIN([$'High Volatility'.A78:.AD78])" office:value-type="float" office:value="0.924407" calcext:value-type="float">
            <text:p>0.924407</text:p>
          </table:table-cell>
          <table:table-cell table:formula="of:=MAX([$'High Volatility'.A78:.AD78])" office:value-type="float" office:value="0.984434" calcext:value-type="float">
            <text:p>0.984434</text:p>
          </table:table-cell>
          <table:table-cell table:number-columns-repeated="24"/>
        </table:table-row>
        <table:table-row table:style-name="ro1">
          <table:table-cell table:formula="of:=MIN([$'Low Volatility'.A79:.AD79])" office:value-type="float" office:value="0.928705" calcext:value-type="float">
            <text:p>0.928705</text:p>
          </table:table-cell>
          <table:table-cell table:formula="of:=MAX([$'Low Volatility'.A79:.AD79])" office:value-type="float" office:value="0.941017" calcext:value-type="float">
            <text:p>0.941017</text:p>
          </table:table-cell>
          <table:table-cell table:formula="of:=MIN([$'Real Volatility'.A79:.AD79])" office:value-type="float" office:value="0.953872" calcext:value-type="float">
            <text:p>0.953872</text:p>
          </table:table-cell>
          <table:table-cell table:formula="of:=MAX([$'Real Volatility'.A79:.AD79])" office:value-type="float" office:value="0.971098" calcext:value-type="float">
            <text:p>0.971098</text:p>
          </table:table-cell>
          <table:table-cell table:formula="of:=MIN([$'High Volatility'.A79:.AD79])" office:value-type="float" office:value="0.922274" calcext:value-type="float">
            <text:p>0.922274</text:p>
          </table:table-cell>
          <table:table-cell table:formula="of:=MAX([$'High Volatility'.A79:.AD79])" office:value-type="float" office:value="0.984246" calcext:value-type="float">
            <text:p>0.984246</text:p>
          </table:table-cell>
          <table:table-cell table:number-columns-repeated="24"/>
        </table:table-row>
        <table:table-row table:style-name="ro1">
          <table:table-cell table:formula="of:=MIN([$'Low Volatility'.A80:.AD80])" office:value-type="float" office:value="0.928971" calcext:value-type="float">
            <text:p>0.928971</text:p>
          </table:table-cell>
          <table:table-cell table:formula="of:=MAX([$'Low Volatility'.A80:.AD80])" office:value-type="float" office:value="0.941105" calcext:value-type="float">
            <text:p>0.941105</text:p>
          </table:table-cell>
          <table:table-cell table:formula="of:=MIN([$'Real Volatility'.A80:.AD80])" office:value-type="float" office:value="0.954143" calcext:value-type="float">
            <text:p>0.954143</text:p>
          </table:table-cell>
          <table:table-cell table:formula="of:=MAX([$'Real Volatility'.A80:.AD80])" office:value-type="float" office:value="0.970824" calcext:value-type="float">
            <text:p>0.970824</text:p>
          </table:table-cell>
          <table:table-cell table:formula="of:=MIN([$'High Volatility'.A80:.AD80])" office:value-type="float" office:value="0.919285" calcext:value-type="float">
            <text:p>0.919285</text:p>
          </table:table-cell>
          <table:table-cell table:formula="of:=MAX([$'High Volatility'.A80:.AD80])" office:value-type="float" office:value="0.98314" calcext:value-type="float">
            <text:p>0.98314</text:p>
          </table:table-cell>
          <table:table-cell table:number-columns-repeated="24"/>
        </table:table-row>
        <table:table-row table:style-name="ro1">
          <table:table-cell table:formula="of:=MIN([$'Low Volatility'.A81:.AD81])" office:value-type="float" office:value="0.929119" calcext:value-type="float">
            <text:p>0.929119</text:p>
          </table:table-cell>
          <table:table-cell table:formula="of:=MAX([$'Low Volatility'.A81:.AD81])" office:value-type="float" office:value="0.940546" calcext:value-type="float">
            <text:p>0.940546</text:p>
          </table:table-cell>
          <table:table-cell table:formula="of:=MIN([$'Real Volatility'.A81:.AD81])" office:value-type="float" office:value="0.954246" calcext:value-type="float">
            <text:p>0.954246</text:p>
          </table:table-cell>
          <table:table-cell table:formula="of:=MAX([$'Real Volatility'.A81:.AD81])" office:value-type="float" office:value="0.970776" calcext:value-type="float">
            <text:p>0.970776</text:p>
          </table:table-cell>
          <table:table-cell table:formula="of:=MIN([$'High Volatility'.A81:.AD81])" office:value-type="float" office:value="0.918701" calcext:value-type="float">
            <text:p>0.918701</text:p>
          </table:table-cell>
          <table:table-cell table:formula="of:=MAX([$'High Volatility'.A81:.AD81])" office:value-type="float" office:value="0.983364" calcext:value-type="float">
            <text:p>0.983364</text:p>
          </table:table-cell>
          <table:table-cell table:number-columns-repeated="24"/>
        </table:table-row>
        <table:table-row table:style-name="ro1">
          <table:table-cell table:formula="of:=MIN([$'Low Volatility'.A82:.AD82])" office:value-type="float" office:value="0.929122" calcext:value-type="float">
            <text:p>0.929122</text:p>
          </table:table-cell>
          <table:table-cell table:formula="of:=MAX([$'Low Volatility'.A82:.AD82])" office:value-type="float" office:value="0.940569" calcext:value-type="float">
            <text:p>0.940569</text:p>
          </table:table-cell>
          <table:table-cell table:formula="of:=MIN([$'Real Volatility'.A82:.AD82])" office:value-type="float" office:value="0.954471" calcext:value-type="float">
            <text:p>0.954471</text:p>
          </table:table-cell>
          <table:table-cell table:formula="of:=MAX([$'Real Volatility'.A82:.AD82])" office:value-type="float" office:value="0.971655" calcext:value-type="float">
            <text:p>0.971655</text:p>
          </table:table-cell>
          <table:table-cell table:formula="of:=MIN([$'High Volatility'.A82:.AD82])" office:value-type="float" office:value="0.915873" calcext:value-type="float">
            <text:p>0.915873</text:p>
          </table:table-cell>
          <table:table-cell table:formula="of:=MAX([$'High Volatility'.A82:.AD82])" office:value-type="float" office:value="0.980589" calcext:value-type="float">
            <text:p>0.980589</text:p>
          </table:table-cell>
          <table:table-cell table:number-columns-repeated="24"/>
        </table:table-row>
        <table:table-row table:style-name="ro1">
          <table:table-cell table:formula="of:=MIN([$'Low Volatility'.A83:.AD83])" office:value-type="float" office:value="0.929753" calcext:value-type="float">
            <text:p>0.929753</text:p>
          </table:table-cell>
          <table:table-cell table:formula="of:=MAX([$'Low Volatility'.A83:.AD83])" office:value-type="float" office:value="0.940376" calcext:value-type="float">
            <text:p>0.940376</text:p>
          </table:table-cell>
          <table:table-cell table:formula="of:=MIN([$'Real Volatility'.A83:.AD83])" office:value-type="float" office:value="0.954825" calcext:value-type="float">
            <text:p>0.954825</text:p>
          </table:table-cell>
          <table:table-cell table:formula="of:=MAX([$'Real Volatility'.A83:.AD83])" office:value-type="float" office:value="0.97097" calcext:value-type="float">
            <text:p>0.97097</text:p>
          </table:table-cell>
          <table:table-cell table:formula="of:=MIN([$'High Volatility'.A83:.AD83])" office:value-type="float" office:value="0.91811" calcext:value-type="float">
            <text:p>0.91811</text:p>
          </table:table-cell>
          <table:table-cell table:formula="of:=MAX([$'High Volatility'.A83:.AD83])" office:value-type="float" office:value="0.983702" calcext:value-type="float">
            <text:p>0.983702</text:p>
          </table:table-cell>
          <table:table-cell table:number-columns-repeated="24"/>
        </table:table-row>
        <table:table-row table:style-name="ro1">
          <table:table-cell table:formula="of:=MIN([$'Low Volatility'.A84:.AD84])" office:value-type="float" office:value="0.930158" calcext:value-type="float">
            <text:p>0.930158</text:p>
          </table:table-cell>
          <table:table-cell table:formula="of:=MAX([$'Low Volatility'.A84:.AD84])" office:value-type="float" office:value="0.940763" calcext:value-type="float">
            <text:p>0.940763</text:p>
          </table:table-cell>
          <table:table-cell table:formula="of:=MIN([$'Real Volatility'.A84:.AD84])" office:value-type="float" office:value="0.954205" calcext:value-type="float">
            <text:p>0.954205</text:p>
          </table:table-cell>
          <table:table-cell table:formula="of:=MAX([$'Real Volatility'.A84:.AD84])" office:value-type="float" office:value="0.97039" calcext:value-type="float">
            <text:p>0.97039</text:p>
          </table:table-cell>
          <table:table-cell table:formula="of:=MIN([$'High Volatility'.A84:.AD84])" office:value-type="float" office:value="0.923021" calcext:value-type="float">
            <text:p>0.923021</text:p>
          </table:table-cell>
          <table:table-cell table:formula="of:=MAX([$'High Volatility'.A84:.AD84])" office:value-type="float" office:value="0.98513" calcext:value-type="float">
            <text:p>0.98513</text:p>
          </table:table-cell>
          <table:table-cell table:number-columns-repeated="24"/>
        </table:table-row>
        <table:table-row table:style-name="ro1">
          <table:table-cell table:formula="of:=MIN([$'Low Volatility'.A85:.AD85])" office:value-type="float" office:value="0.929961" calcext:value-type="float">
            <text:p>0.929961</text:p>
          </table:table-cell>
          <table:table-cell table:formula="of:=MAX([$'Low Volatility'.A85:.AD85])" office:value-type="float" office:value="0.940484" calcext:value-type="float">
            <text:p>0.940484</text:p>
          </table:table-cell>
          <table:table-cell table:formula="of:=MIN([$'Real Volatility'.A85:.AD85])" office:value-type="float" office:value="0.953978" calcext:value-type="float">
            <text:p>0.953978</text:p>
          </table:table-cell>
          <table:table-cell table:formula="of:=MAX([$'Real Volatility'.A85:.AD85])" office:value-type="float" office:value="0.970755" calcext:value-type="float">
            <text:p>0.970755</text:p>
          </table:table-cell>
          <table:table-cell table:formula="of:=MIN([$'High Volatility'.A85:.AD85])" office:value-type="float" office:value="0.925578" calcext:value-type="float">
            <text:p>0.925578</text:p>
          </table:table-cell>
          <table:table-cell table:formula="of:=MAX([$'High Volatility'.A85:.AD85])" office:value-type="float" office:value="0.983057" calcext:value-type="float">
            <text:p>0.983057</text:p>
          </table:table-cell>
          <table:table-cell table:number-columns-repeated="24"/>
        </table:table-row>
        <table:table-row table:style-name="ro1">
          <table:table-cell table:formula="of:=MIN([$'Low Volatility'.A86:.AD86])" office:value-type="float" office:value="0.929833" calcext:value-type="float">
            <text:p>0.929833</text:p>
          </table:table-cell>
          <table:table-cell table:formula="of:=MAX([$'Low Volatility'.A86:.AD86])" office:value-type="float" office:value="0.940234" calcext:value-type="float">
            <text:p>0.940234</text:p>
          </table:table-cell>
          <table:table-cell table:formula="of:=MIN([$'Real Volatility'.A86:.AD86])" office:value-type="float" office:value="0.953614" calcext:value-type="float">
            <text:p>0.953614</text:p>
          </table:table-cell>
          <table:table-cell table:formula="of:=MAX([$'Real Volatility'.A86:.AD86])" office:value-type="float" office:value="0.970747" calcext:value-type="float">
            <text:p>0.970747</text:p>
          </table:table-cell>
          <table:table-cell table:formula="of:=MIN([$'High Volatility'.A86:.AD86])" office:value-type="float" office:value="0.926144" calcext:value-type="float">
            <text:p>0.926144</text:p>
          </table:table-cell>
          <table:table-cell table:formula="of:=MAX([$'High Volatility'.A86:.AD86])" office:value-type="float" office:value="0.98088" calcext:value-type="float">
            <text:p>0.98088</text:p>
          </table:table-cell>
          <table:table-cell table:number-columns-repeated="24"/>
        </table:table-row>
        <table:table-row table:style-name="ro1">
          <table:table-cell table:formula="of:=MIN([$'Low Volatility'.A87:.AD87])" office:value-type="float" office:value="0.930046" calcext:value-type="float">
            <text:p>0.930046</text:p>
          </table:table-cell>
          <table:table-cell table:formula="of:=MAX([$'Low Volatility'.A87:.AD87])" office:value-type="float" office:value="0.940156" calcext:value-type="float">
            <text:p>0.940156</text:p>
          </table:table-cell>
          <table:table-cell table:formula="of:=MIN([$'Real Volatility'.A87:.AD87])" office:value-type="float" office:value="0.953138" calcext:value-type="float">
            <text:p>0.953138</text:p>
          </table:table-cell>
          <table:table-cell table:formula="of:=MAX([$'Real Volatility'.A87:.AD87])" office:value-type="float" office:value="0.970807" calcext:value-type="float">
            <text:p>0.970807</text:p>
          </table:table-cell>
          <table:table-cell table:formula="of:=MIN([$'High Volatility'.A87:.AD87])" office:value-type="float" office:value="0.924841" calcext:value-type="float">
            <text:p>0.924841</text:p>
          </table:table-cell>
          <table:table-cell table:formula="of:=MAX([$'High Volatility'.A87:.AD87])" office:value-type="float" office:value="0.978048" calcext:value-type="float">
            <text:p>0.978048</text:p>
          </table:table-cell>
          <table:table-cell table:number-columns-repeated="24"/>
        </table:table-row>
        <table:table-row table:style-name="ro1">
          <table:table-cell table:formula="of:=MIN([$'Low Volatility'.A88:.AD88])" office:value-type="float" office:value="0.930506" calcext:value-type="float">
            <text:p>0.930506</text:p>
          </table:table-cell>
          <table:table-cell table:formula="of:=MAX([$'Low Volatility'.A88:.AD88])" office:value-type="float" office:value="0.939888" calcext:value-type="float">
            <text:p>0.939888</text:p>
          </table:table-cell>
          <table:table-cell table:formula="of:=MIN([$'Real Volatility'.A88:.AD88])" office:value-type="float" office:value="0.95343" calcext:value-type="float">
            <text:p>0.95343</text:p>
          </table:table-cell>
          <table:table-cell table:formula="of:=MAX([$'Real Volatility'.A88:.AD88])" office:value-type="float" office:value="0.970348" calcext:value-type="float">
            <text:p>0.970348</text:p>
          </table:table-cell>
          <table:table-cell table:formula="of:=MIN([$'High Volatility'.A88:.AD88])" office:value-type="float" office:value="0.924108" calcext:value-type="float">
            <text:p>0.924108</text:p>
          </table:table-cell>
          <table:table-cell table:formula="of:=MAX([$'High Volatility'.A88:.AD88])" office:value-type="float" office:value="0.976586" calcext:value-type="float">
            <text:p>0.976586</text:p>
          </table:table-cell>
          <table:table-cell table:number-columns-repeated="24"/>
        </table:table-row>
        <table:table-row table:style-name="ro1">
          <table:table-cell table:formula="of:=MIN([$'Low Volatility'.A89:.AD89])" office:value-type="float" office:value="0.930909" calcext:value-type="float">
            <text:p>0.930909</text:p>
          </table:table-cell>
          <table:table-cell table:formula="of:=MAX([$'Low Volatility'.A89:.AD89])" office:value-type="float" office:value="0.939837" calcext:value-type="float">
            <text:p>0.939837</text:p>
          </table:table-cell>
          <table:table-cell table:formula="of:=MIN([$'Real Volatility'.A89:.AD89])" office:value-type="float" office:value="0.953803" calcext:value-type="float">
            <text:p>0.953803</text:p>
          </table:table-cell>
          <table:table-cell table:formula="of:=MAX([$'Real Volatility'.A89:.AD89])" office:value-type="float" office:value="0.970233" calcext:value-type="float">
            <text:p>0.970233</text:p>
          </table:table-cell>
          <table:table-cell table:formula="of:=MIN([$'High Volatility'.A89:.AD89])" office:value-type="float" office:value="0.921461" calcext:value-type="float">
            <text:p>0.921461</text:p>
          </table:table-cell>
          <table:table-cell table:formula="of:=MAX([$'High Volatility'.A89:.AD89])" office:value-type="float" office:value="0.976312" calcext:value-type="float">
            <text:p>0.976312</text:p>
          </table:table-cell>
          <table:table-cell table:number-columns-repeated="24"/>
        </table:table-row>
        <table:table-row table:style-name="ro1">
          <table:table-cell table:formula="of:=MIN([$'Low Volatility'.A90:.AD90])" office:value-type="float" office:value="0.930762" calcext:value-type="float">
            <text:p>0.930762</text:p>
          </table:table-cell>
          <table:table-cell table:formula="of:=MAX([$'Low Volatility'.A90:.AD90])" office:value-type="float" office:value="0.939703" calcext:value-type="float">
            <text:p>0.939703</text:p>
          </table:table-cell>
          <table:table-cell table:formula="of:=MIN([$'Real Volatility'.A90:.AD90])" office:value-type="float" office:value="0.953887" calcext:value-type="float">
            <text:p>0.953887</text:p>
          </table:table-cell>
          <table:table-cell table:formula="of:=MAX([$'Real Volatility'.A90:.AD90])" office:value-type="float" office:value="0.970371" calcext:value-type="float">
            <text:p>0.970371</text:p>
          </table:table-cell>
          <table:table-cell table:formula="of:=MIN([$'High Volatility'.A90:.AD90])" office:value-type="float" office:value="0.923344" calcext:value-type="float">
            <text:p>0.923344</text:p>
          </table:table-cell>
          <table:table-cell table:formula="of:=MAX([$'High Volatility'.A90:.AD90])" office:value-type="float" office:value="0.97378" calcext:value-type="float">
            <text:p>0.97378</text:p>
          </table:table-cell>
          <table:table-cell table:number-columns-repeated="24"/>
        </table:table-row>
        <table:table-row table:style-name="ro1">
          <table:table-cell table:formula="of:=MIN([$'Low Volatility'.A91:.AD91])" office:value-type="float" office:value="0.931089" calcext:value-type="float">
            <text:p>0.931089</text:p>
          </table:table-cell>
          <table:table-cell table:formula="of:=MAX([$'Low Volatility'.A91:.AD91])" office:value-type="float" office:value="0.939546" calcext:value-type="float">
            <text:p>0.939546</text:p>
          </table:table-cell>
          <table:table-cell table:formula="of:=MIN([$'Real Volatility'.A91:.AD91])" office:value-type="float" office:value="0.953317" calcext:value-type="float">
            <text:p>0.953317</text:p>
          </table:table-cell>
          <table:table-cell table:formula="of:=MAX([$'Real Volatility'.A91:.AD91])" office:value-type="float" office:value="0.970145" calcext:value-type="float">
            <text:p>0.970145</text:p>
          </table:table-cell>
          <table:table-cell table:formula="of:=MIN([$'High Volatility'.A91:.AD91])" office:value-type="float" office:value="0.92168" calcext:value-type="float">
            <text:p>0.92168</text:p>
          </table:table-cell>
          <table:table-cell table:formula="of:=MAX([$'High Volatility'.A91:.AD91])" office:value-type="float" office:value="0.97348" calcext:value-type="float">
            <text:p>0.97348</text:p>
          </table:table-cell>
          <table:table-cell table:number-columns-repeated="24"/>
        </table:table-row>
        <table:table-row table:style-name="ro1">
          <table:table-cell table:formula="of:=MIN([$'Low Volatility'.A92:.AD92])" office:value-type="float" office:value="0.931083" calcext:value-type="float">
            <text:p>0.931083</text:p>
          </table:table-cell>
          <table:table-cell table:formula="of:=MAX([$'Low Volatility'.A92:.AD92])" office:value-type="float" office:value="0.939854" calcext:value-type="float">
            <text:p>0.939854</text:p>
          </table:table-cell>
          <table:table-cell table:formula="of:=MIN([$'Real Volatility'.A92:.AD92])" office:value-type="float" office:value="0.953072" calcext:value-type="float">
            <text:p>0.953072</text:p>
          </table:table-cell>
          <table:table-cell table:formula="of:=MAX([$'Real Volatility'.A92:.AD92])" office:value-type="float" office:value="0.970312" calcext:value-type="float">
            <text:p>0.970312</text:p>
          </table:table-cell>
          <table:table-cell table:formula="of:=MIN([$'High Volatility'.A92:.AD92])" office:value-type="float" office:value="0.928643" calcext:value-type="float">
            <text:p>0.928643</text:p>
          </table:table-cell>
          <table:table-cell table:formula="of:=MAX([$'High Volatility'.A92:.AD92])" office:value-type="float" office:value="0.974295" calcext:value-type="float">
            <text:p>0.974295</text:p>
          </table:table-cell>
          <table:table-cell table:number-columns-repeated="24"/>
        </table:table-row>
        <table:table-row table:style-name="ro1">
          <table:table-cell table:formula="of:=MIN([$'Low Volatility'.A93:.AD93])" office:value-type="float" office:value="0.930783" calcext:value-type="float">
            <text:p>0.930783</text:p>
          </table:table-cell>
          <table:table-cell table:formula="of:=MAX([$'Low Volatility'.A93:.AD93])" office:value-type="float" office:value="0.939495" calcext:value-type="float">
            <text:p>0.939495</text:p>
          </table:table-cell>
          <table:table-cell table:formula="of:=MIN([$'Real Volatility'.A93:.AD93])" office:value-type="float" office:value="0.95328" calcext:value-type="float">
            <text:p>0.95328</text:p>
          </table:table-cell>
          <table:table-cell table:formula="of:=MAX([$'Real Volatility'.A93:.AD93])" office:value-type="float" office:value="0.970174" calcext:value-type="float">
            <text:p>0.970174</text:p>
          </table:table-cell>
          <table:table-cell table:formula="of:=MIN([$'High Volatility'.A93:.AD93])" office:value-type="float" office:value="0.929123" calcext:value-type="float">
            <text:p>0.929123</text:p>
          </table:table-cell>
          <table:table-cell table:formula="of:=MAX([$'High Volatility'.A93:.AD93])" office:value-type="float" office:value="0.975327" calcext:value-type="float">
            <text:p>0.975327</text:p>
          </table:table-cell>
          <table:table-cell table:number-columns-repeated="24"/>
        </table:table-row>
        <table:table-row table:style-name="ro1">
          <table:table-cell table:formula="of:=MIN([$'Low Volatility'.A94:.AD94])" office:value-type="float" office:value="0.930868" calcext:value-type="float">
            <text:p>0.930868</text:p>
          </table:table-cell>
          <table:table-cell table:formula="of:=MAX([$'Low Volatility'.A94:.AD94])" office:value-type="float" office:value="0.939535" calcext:value-type="float">
            <text:p>0.939535</text:p>
          </table:table-cell>
          <table:table-cell table:formula="of:=MIN([$'Real Volatility'.A94:.AD94])" office:value-type="float" office:value="0.953831" calcext:value-type="float">
            <text:p>0.953831</text:p>
          </table:table-cell>
          <table:table-cell table:formula="of:=MAX([$'Real Volatility'.A94:.AD94])" office:value-type="float" office:value="0.969889" calcext:value-type="float">
            <text:p>0.969889</text:p>
          </table:table-cell>
          <table:table-cell table:formula="of:=MIN([$'High Volatility'.A94:.AD94])" office:value-type="float" office:value="0.928338" calcext:value-type="float">
            <text:p>0.928338</text:p>
          </table:table-cell>
          <table:table-cell table:formula="of:=MAX([$'High Volatility'.A94:.AD94])" office:value-type="float" office:value="0.977116" calcext:value-type="float">
            <text:p>0.977116</text:p>
          </table:table-cell>
          <table:table-cell table:number-columns-repeated="24"/>
        </table:table-row>
        <table:table-row table:style-name="ro1">
          <table:table-cell table:formula="of:=MIN([$'Low Volatility'.A95:.AD95])" office:value-type="float" office:value="0.931182" calcext:value-type="float">
            <text:p>0.931182</text:p>
          </table:table-cell>
          <table:table-cell table:formula="of:=MAX([$'Low Volatility'.A95:.AD95])" office:value-type="float" office:value="0.939219" calcext:value-type="float">
            <text:p>0.939219</text:p>
          </table:table-cell>
          <table:table-cell table:formula="of:=MIN([$'Real Volatility'.A95:.AD95])" office:value-type="float" office:value="0.953812" calcext:value-type="float">
            <text:p>0.953812</text:p>
          </table:table-cell>
          <table:table-cell table:formula="of:=MAX([$'Real Volatility'.A95:.AD95])" office:value-type="float" office:value="0.970059" calcext:value-type="float">
            <text:p>0.970059</text:p>
          </table:table-cell>
          <table:table-cell table:formula="of:=MIN([$'High Volatility'.A95:.AD95])" office:value-type="float" office:value="0.926939" calcext:value-type="float">
            <text:p>0.926939</text:p>
          </table:table-cell>
          <table:table-cell table:formula="of:=MAX([$'High Volatility'.A95:.AD95])" office:value-type="float" office:value="0.975156" calcext:value-type="float">
            <text:p>0.975156</text:p>
          </table:table-cell>
          <table:table-cell table:number-columns-repeated="24"/>
        </table:table-row>
        <table:table-row table:style-name="ro1">
          <table:table-cell table:formula="of:=MIN([$'Low Volatility'.A96:.AD96])" office:value-type="float" office:value="0.930974" calcext:value-type="float">
            <text:p>0.930974</text:p>
          </table:table-cell>
          <table:table-cell table:formula="of:=MAX([$'Low Volatility'.A96:.AD96])" office:value-type="float" office:value="0.939143" calcext:value-type="float">
            <text:p>0.939143</text:p>
          </table:table-cell>
          <table:table-cell table:formula="of:=MIN([$'Real Volatility'.A96:.AD96])" office:value-type="float" office:value="0.954308" calcext:value-type="float">
            <text:p>0.954308</text:p>
          </table:table-cell>
          <table:table-cell table:formula="of:=MAX([$'Real Volatility'.A96:.AD96])" office:value-type="float" office:value="0.96986" calcext:value-type="float">
            <text:p>0.96986</text:p>
          </table:table-cell>
          <table:table-cell table:formula="of:=MIN([$'High Volatility'.A96:.AD96])" office:value-type="float" office:value="0.928307" calcext:value-type="float">
            <text:p>0.928307</text:p>
          </table:table-cell>
          <table:table-cell table:formula="of:=MAX([$'High Volatility'.A96:.AD96])" office:value-type="float" office:value="0.974761" calcext:value-type="float">
            <text:p>0.974761</text:p>
          </table:table-cell>
          <table:table-cell table:number-columns-repeated="24"/>
        </table:table-row>
        <table:table-row table:style-name="ro1">
          <table:table-cell table:formula="of:=MIN([$'Low Volatility'.A97:.AD97])" office:value-type="float" office:value="0.930819" calcext:value-type="float">
            <text:p>0.930819</text:p>
          </table:table-cell>
          <table:table-cell table:formula="of:=MAX([$'Low Volatility'.A97:.AD97])" office:value-type="float" office:value="0.939014" calcext:value-type="float">
            <text:p>0.939014</text:p>
          </table:table-cell>
          <table:table-cell table:formula="of:=MIN([$'Real Volatility'.A97:.AD97])" office:value-type="float" office:value="0.954544" calcext:value-type="float">
            <text:p>0.954544</text:p>
          </table:table-cell>
          <table:table-cell table:formula="of:=MAX([$'Real Volatility'.A97:.AD97])" office:value-type="float" office:value="0.970189" calcext:value-type="float">
            <text:p>0.970189</text:p>
          </table:table-cell>
          <table:table-cell table:formula="of:=MIN([$'High Volatility'.A97:.AD97])" office:value-type="float" office:value="0.926213" calcext:value-type="float">
            <text:p>0.926213</text:p>
          </table:table-cell>
          <table:table-cell table:formula="of:=MAX([$'High Volatility'.A97:.AD97])" office:value-type="float" office:value="0.977378" calcext:value-type="float">
            <text:p>0.977378</text:p>
          </table:table-cell>
          <table:table-cell table:number-columns-repeated="24"/>
        </table:table-row>
        <table:table-row table:style-name="ro1">
          <table:table-cell table:formula="of:=MIN([$'Low Volatility'.A98:.AD98])" office:value-type="float" office:value="0.930914" calcext:value-type="float">
            <text:p>0.930914</text:p>
          </table:table-cell>
          <table:table-cell table:formula="of:=MAX([$'Low Volatility'.A98:.AD98])" office:value-type="float" office:value="0.938853" calcext:value-type="float">
            <text:p>0.938853</text:p>
          </table:table-cell>
          <table:table-cell table:formula="of:=MIN([$'Real Volatility'.A98:.AD98])" office:value-type="float" office:value="0.954321" calcext:value-type="float">
            <text:p>0.954321</text:p>
          </table:table-cell>
          <table:table-cell table:formula="of:=MAX([$'Real Volatility'.A98:.AD98])" office:value-type="float" office:value="0.969615" calcext:value-type="float">
            <text:p>0.969615</text:p>
          </table:table-cell>
          <table:table-cell table:formula="of:=MIN([$'High Volatility'.A98:.AD98])" office:value-type="float" office:value="0.923275" calcext:value-type="float">
            <text:p>0.923275</text:p>
          </table:table-cell>
          <table:table-cell table:formula="of:=MAX([$'High Volatility'.A98:.AD98])" office:value-type="float" office:value="0.976629" calcext:value-type="float">
            <text:p>0.976629</text:p>
          </table:table-cell>
          <table:table-cell table:number-columns-repeated="24"/>
        </table:table-row>
        <table:table-row table:style-name="ro1">
          <table:table-cell table:formula="of:=MIN([$'Low Volatility'.A99:.AD99])" office:value-type="float" office:value="0.931293" calcext:value-type="float">
            <text:p>0.931293</text:p>
          </table:table-cell>
          <table:table-cell table:formula="of:=MAX([$'Low Volatility'.A99:.AD99])" office:value-type="float" office:value="0.938616" calcext:value-type="float">
            <text:p>0.938616</text:p>
          </table:table-cell>
          <table:table-cell table:formula="of:=MIN([$'Real Volatility'.A99:.AD99])" office:value-type="float" office:value="0.953577" calcext:value-type="float">
            <text:p>0.953577</text:p>
          </table:table-cell>
          <table:table-cell table:formula="of:=MAX([$'Real Volatility'.A99:.AD99])" office:value-type="float" office:value="0.969731" calcext:value-type="float">
            <text:p>0.969731</text:p>
          </table:table-cell>
          <table:table-cell table:formula="of:=MIN([$'High Volatility'.A99:.AD99])" office:value-type="float" office:value="0.923354" calcext:value-type="float">
            <text:p>0.923354</text:p>
          </table:table-cell>
          <table:table-cell table:formula="of:=MAX([$'High Volatility'.A99:.AD99])" office:value-type="float" office:value="0.973411" calcext:value-type="float">
            <text:p>0.973411</text:p>
          </table:table-cell>
          <table:table-cell table:number-columns-repeated="24"/>
        </table:table-row>
        <table:table-row table:style-name="ro1">
          <table:table-cell table:formula="of:=MIN([$'Low Volatility'.A100:.AD100])" office:value-type="float" office:value="0.931267" calcext:value-type="float">
            <text:p>0.931267</text:p>
          </table:table-cell>
          <table:table-cell table:formula="of:=MAX([$'Low Volatility'.A100:.AD100])" office:value-type="float" office:value="0.938582" calcext:value-type="float">
            <text:p>0.938582</text:p>
          </table:table-cell>
          <table:table-cell table:formula="of:=MIN([$'Real Volatility'.A100:.AD100])" office:value-type="float" office:value="0.954477" calcext:value-type="float">
            <text:p>0.954477</text:p>
          </table:table-cell>
          <table:table-cell table:formula="of:=MAX([$'Real Volatility'.A100:.AD100])" office:value-type="float" office:value="0.969633" calcext:value-type="float">
            <text:p>0.969633</text:p>
          </table:table-cell>
          <table:table-cell table:formula="of:=MIN([$'High Volatility'.A100:.AD100])" office:value-type="float" office:value="0.922527" calcext:value-type="float">
            <text:p>0.922527</text:p>
          </table:table-cell>
          <table:table-cell table:formula="of:=MAX([$'High Volatility'.A100:.AD100])" office:value-type="float" office:value="0.973236" calcext:value-type="float">
            <text:p>0.973236</text:p>
          </table:table-cell>
          <table:table-cell table:number-columns-repeated="24"/>
        </table:table-row>
      </table:table>
      <table:table table:name="Smooth" table:style-name="ta1">
        <table:shapes>
          <draw:frame draw:z-index="0" draw:style-name="gr1" draw:text-style-name="P1" svg:width="9.8425in" svg:height="7.874in" svg:x="20.4724in" svg:y="0.3937in">
            <draw:object draw:notify-on-update-of-ranges="Smooth.A1:Smooth.A100 Smooth.B1:Smooth.B100 Smooth.C1:Smooth.C100 Smooth.D1:Smooth.D100 Smooth.E1:Smooth.E100 Smooth.F1:Smooth.F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formula="of:= [.I$2] * EXP([.I$4]*ROW([.A1]) + [.I$5])  + [.I$3]" office:value-type="float" office:value="0.90511558867403" calcext:value-type="float">
            <text:p>0.90511558867403</text:p>
          </table:table-cell>
          <table:table-cell table:formula="of:= [.J$2] * EXP([.J$4]*ROW([.B1]) + [.J$5])  + [.J$3]" office:value-type="float" office:value="0.967889999343414" calcext:value-type="float">
            <text:p>0.967889999343414</text:p>
          </table:table-cell>
          <table:table-cell table:formula="of:= [.K$2] * EXP([.K$4]*ROW([.C1]) + [.K$5])  + [.K$3]" office:value-type="float" office:value="0.928918348274586" calcext:value-type="float">
            <text:p>0.928918348274586</text:p>
          </table:table-cell>
          <table:table-cell table:formula="of:= [.L$2] * EXP([.L$4]*ROW([.D1]) + [.L$5])  + [.L$3]" office:value-type="float" office:value="1.05994301287398" calcext:value-type="float">
            <text:p>1.05994301287398</text:p>
          </table:table-cell>
          <table:table-cell table:formula="of:= [.M$2] * EXP([.M$4]*ROW([.E1]) + [.M$5])  + [.M$3]" office:value-type="float" office:value="0.758606286548527" calcext:value-type="float">
            <text:p>0.758606286548527</text:p>
          </table:table-cell>
          <table:table-cell table:formula="of:= [.N$2] * EXP([.N$4]*ROW([.F1]) + [.N$5])  + [.N$3]" office:value-type="float" office:value="1.16239331492362" calcext:value-type="float">
            <text:p>1.16239331492362</text:p>
          </table:table-cell>
          <table:table-cell table:number-columns-repeated="11"/>
          <table:table-cell table:formula="of:=ABS([.A1]-[$Positions.A1])" office:value-type="float" office:value="0.0136555886740295" calcext:value-type="float">
            <text:p>0.0136555886740295</text:p>
          </table:table-cell>
          <table:table-cell table:formula="of:=ABS([.B1]-[$Positions.B1])" office:value-type="float" office:value="0.0000000006565855637" calcext:value-type="float">
            <text:p>6.5658556369641E-10</text:p>
          </table:table-cell>
          <table:table-cell table:formula="of:=ABS([.C1]-[$Positions.C1])" office:value-type="float" office:value="0.0131433482745855" calcext:value-type="float">
            <text:p>0.0131433482745855</text:p>
          </table:table-cell>
          <table:table-cell table:formula="of:=ABS([.D1]-[$Positions.D1])" office:value-type="float" office:value="0.0433969871260222" calcext:value-type="float">
            <text:p>0.0433969871260222</text:p>
          </table:table-cell>
          <table:table-cell table:formula="of:=ABS([.E1]-[$Positions.E1])" office:value-type="float" office:value="0.254406286548527" calcext:value-type="float">
            <text:p>0.254406286548527</text:p>
          </table:table-cell>
          <table:table-cell table:formula="of:=ABS([.F1]-[$Positions.F1])" office:value-type="float" office:value="0.274556685076378" calcext:value-type="float">
            <text:p>0.274556685076378</text:p>
          </table:table-cell>
          <table:table-cell table:number-columns-repeated="7"/>
        </table:table-row>
        <table:table-row table:style-name="ro1">
          <table:table-cell table:formula="of:= [.I$2] * EXP([.I$4]*ROW([.A2]) + [.I$5])  + [.I$3]" office:value-type="float" office:value="0.905796244060524" calcext:value-type="float">
            <text:p>0.905796244060524</text:p>
          </table:table-cell>
          <table:table-cell table:formula="of:= [.J$2] * EXP([.J$4]*ROW([.B2]) + [.J$5])  + [.J$3]" office:value-type="float" office:value="0.964962309674592" calcext:value-type="float">
            <text:p>0.964962309674592</text:p>
          </table:table-cell>
          <table:table-cell table:formula="of:= [.K$2] * EXP([.K$4]*ROW([.C2]) + [.K$5])  + [.K$3]" office:value-type="float" office:value="0.930905901915771" calcext:value-type="float">
            <text:p>0.930905901915771</text:p>
          </table:table-cell>
          <table:table-cell table:formula="of:= [.L$2] * EXP([.L$4]*ROW([.D2]) + [.L$5])  + [.L$3]" office:value-type="float" office:value="1.04752367443288" calcext:value-type="float">
            <text:p>1.04752367443288</text:p>
          </table:table-cell>
          <table:table-cell table:formula="of:= [.M$2] * EXP([.M$4]*ROW([.E2]) + [.M$5])  + [.M$3]" office:value-type="float" office:value="0.765816331862131" calcext:value-type="float">
            <text:p>0.765816331862131</text:p>
          </table:table-cell>
          <table:table-cell table:formula="of:= [.N$2] * EXP([.N$4]*ROW([.F2]) + [.N$5])  + [.N$3]" office:value-type="float" office:value="1.15159885699993" calcext:value-type="float">
            <text:p>1.1515988569999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-1909.74332153546" calcext:value-type="float">
            <text:p>-1909.74332153546</text:p>
          </table:table-cell>
          <table:table-cell office:value-type="float" office:value="2054.54707176418" calcext:value-type="float">
            <text:p>2054.54707176418</text:p>
          </table:table-cell>
          <table:table-cell office:value-type="float" office:value="-0.0425916778738843" calcext:value-type="float">
            <text:p>-0.0425916778738843</text:p>
          </table:table-cell>
          <table:table-cell office:value-type="float" office:value="32.7814804701353" calcext:value-type="float">
            <text:p>32.7814804701353</text:p>
          </table:table-cell>
          <table:table-cell office:value-type="float" office:value="-422.446420011875" calcext:value-type="float">
            <text:p>-422.446420011875</text:p>
          </table:table-cell>
          <table:table-cell office:value-type="float" office:value="10.5206401626297" calcext:value-type="float">
            <text:p>10.5206401626297</text:p>
          </table:table-cell>
          <table:table-cell table:number-columns-repeated="3"/>
          <table:table-cell table:formula="of:=ABS([.A2]-[$Positions.A2])" office:value-type="float" office:value="0.0116512440605236" calcext:value-type="float">
            <text:p>0.0116512440605236</text:p>
          </table:table-cell>
          <table:table-cell table:formula="of:=ABS([.B2]-[$Positions.B2])" office:value-type="float" office:value="0.0136596903254084" calcext:value-type="float">
            <text:p>0.0136596903254084</text:p>
          </table:table-cell>
          <table:table-cell table:formula="of:=ABS([.C2]-[$Positions.C2])" office:value-type="float" office:value="0.00908590191577108" calcext:value-type="float">
            <text:p>0.00908590191577108</text:p>
          </table:table-cell>
          <table:table-cell table:formula="of:=ABS([.D2]-[$Positions.D2])" office:value-type="float" office:value="0.00350367443287802" calcext:value-type="float">
            <text:p>0.00350367443287802</text:p>
          </table:table-cell>
          <table:table-cell table:formula="of:=ABS([.E2]-[$Positions.E2])" office:value-type="float" office:value="0.0340913318621314" calcext:value-type="float">
            <text:p>0.0340913318621314</text:p>
          </table:table-cell>
          <table:table-cell table:formula="of:=ABS([.F2]-[$Positions.F2])" office:value-type="float" office:value="0.0113411430000696" calcext:value-type="float">
            <text:p>0.0113411430000696</text:p>
          </table:table-cell>
          <table:table-cell table:number-columns-repeated="7"/>
        </table:table-row>
        <table:table-row table:style-name="ro1">
          <table:table-cell table:formula="of:= [.I$2] * EXP([.I$4]*ROW([.A3]) + [.I$5])  + [.I$3]" office:value-type="float" office:value="0.906460778025605" calcext:value-type="float">
            <text:p>0.906460778025605</text:p>
          </table:table-cell>
          <table:table-cell table:formula="of:= [.J$2] * EXP([.J$4]*ROW([.B3]) + [.J$5])  + [.J$3]" office:value-type="float" office:value="0.96236725266981" calcext:value-type="float">
            <text:p>0.96236725266981</text:p>
          </table:table-cell>
          <table:table-cell table:formula="of:= [.K$2] * EXP([.K$4]*ROW([.C3]) + [.K$5])  + [.K$3]" office:value-type="float" office:value="0.932729970158552" calcext:value-type="float">
            <text:p>0.932729970158552</text:p>
          </table:table-cell>
          <table:table-cell table:formula="of:= [.L$2] * EXP([.L$4]*ROW([.D3]) + [.L$5])  + [.L$3]" office:value-type="float" office:value="1.03687245699913" calcext:value-type="float">
            <text:p>1.03687245699913</text:p>
          </table:table-cell>
          <table:table-cell table:formula="of:= [.M$2] * EXP([.M$4]*ROW([.E3]) + [.M$5])  + [.M$3]" office:value-type="float" office:value="0.772718664513001" calcext:value-type="float">
            <text:p>0.772718664513001</text:p>
          </table:table-cell>
          <table:table-cell table:formula="of:= [.N$2] * EXP([.N$4]*ROW([.F3]) + [.N$5])  + [.N$3]" office:value-type="float" office:value="1.1414505462227" calcext:value-type="float">
            <text:p>1.141450546222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933853237998026" calcext:value-type="float">
            <text:p>0.933853237998026</text:p>
          </table:table-cell>
          <table:table-cell office:value-type="float" office:value="0.942121733855592" calcext:value-type="float">
            <text:p>0.942121733855592</text:p>
          </table:table-cell>
          <table:table-cell office:value-type="float" office:value="0.953081787426629" calcext:value-type="float">
            <text:p>0.953081787426629</text:p>
          </table:table-cell>
          <table:table-cell office:value-type="float" office:value="0.972709182908078" calcext:value-type="float">
            <text:p>0.972709182908078</text:p>
          </table:table-cell>
          <table:table-cell office:value-type="float" office:value="0.927545559187479" calcext:value-type="float">
            <text:p>0.927545559187479</text:p>
          </table:table-cell>
          <table:table-cell office:value-type="float" office:value="0.982062375594432" calcext:value-type="float">
            <text:p>0.982062375594432</text:p>
          </table:table-cell>
          <table:table-cell table:number-columns-repeated="3"/>
          <table:table-cell table:formula="of:=ABS([.A3]-[$Positions.A3])" office:value-type="float" office:value="0.00041622197439517" calcext:value-type="float">
            <text:p>0.00041622197439517</text:p>
          </table:table-cell>
          <table:table-cell table:formula="of:=ABS([.B3]-[$Positions.B3])" office:value-type="float" office:value="0.00212574733019022" calcext:value-type="float">
            <text:p>0.00212574733019022</text:p>
          </table:table-cell>
          <table:table-cell table:formula="of:=ABS([.C3]-[$Positions.C3])" office:value-type="float" office:value="0.000412029841447725" calcext:value-type="float">
            <text:p>0.000412029841447725</text:p>
          </table:table-cell>
          <table:table-cell table:formula="of:=ABS([.D3]-[$Positions.D3])" office:value-type="float" office:value="0.00104754300086851" calcext:value-type="float">
            <text:p>0.00104754300086851</text:p>
          </table:table-cell>
          <table:table-cell table:formula="of:=ABS([.E3]-[$Positions.E3])" office:value-type="float" office:value="0.00188566451300054" calcext:value-type="float">
            <text:p>0.00188566451300054</text:p>
          </table:table-cell>
          <table:table-cell table:formula="of:=ABS([.F3]-[$Positions.F3])" office:value-type="float" office:value="0.0585205462227005" calcext:value-type="float">
            <text:p>0.0585205462227005</text:p>
          </table:table-cell>
          <table:table-cell table:number-columns-repeated="7"/>
        </table:table-row>
        <table:table-row table:style-name="ro1">
          <table:table-cell table:formula="of:= [.I$2] * EXP([.I$4]*ROW([.A4]) + [.I$5])  + [.I$3]" office:value-type="float" office:value="0.907109572407475" calcext:value-type="float">
            <text:p>0.907109572407475</text:p>
          </table:table-cell>
          <table:table-cell table:formula="of:= [.J$2] * EXP([.J$4]*ROW([.B4]) + [.J$5])  + [.J$3]" office:value-type="float" office:value="0.960067035905109" calcext:value-type="float">
            <text:p>0.960067035905109</text:p>
          </table:table-cell>
          <table:table-cell table:formula="of:= [.K$2] * EXP([.K$4]*ROW([.C4]) + [.K$5])  + [.K$3]" office:value-type="float" office:value="0.934404000426404" calcext:value-type="float">
            <text:p>0.934404000426404</text:p>
          </table:table-cell>
          <table:table-cell table:formula="of:= [.L$2] * EXP([.L$4]*ROW([.D4]) + [.L$5])  + [.L$3]" office:value-type="float" office:value="1.02773763606169" calcext:value-type="float">
            <text:p>1.02773763606169</text:p>
          </table:table-cell>
          <table:table-cell table:formula="of:= [.M$2] * EXP([.M$4]*ROW([.E4]) + [.M$5])  + [.M$3]" office:value-type="float" office:value="0.7793264171624" calcext:value-type="float">
            <text:p>0.7793264171624</text:p>
          </table:table-cell>
          <table:table-cell table:formula="of:= [.N$2] * EXP([.N$4]*ROW([.F4]) + [.N$5])  + [.N$3]" office:value-type="float" office:value="1.13190970476875" calcext:value-type="float">
            <text:p>1.1319097047687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0.0239701470886531" calcext:value-type="float">
            <text:p>-0.0239701470886531</text:p>
          </table:table-cell>
          <table:table-cell office:value-type="float" office:value="-0.120605119520926" calcext:value-type="float">
            <text:p>-0.120605119520926</text:p>
          </table:table-cell>
          <table:table-cell office:value-type="float" office:value="-0.0858352517001226" calcext:value-type="float">
            <text:p>-0.0858352517001226</text:p>
          </table:table-cell>
          <table:table-cell office:value-type="float" office:value="-0.153580610824681" calcext:value-type="float">
            <text:p>-0.153580610824681</text:p>
          </table:table-cell>
          <table:table-cell office:value-type="float" office:value="-0.0436158162889379" calcext:value-type="float">
            <text:p>-0.0436158162889379</text:p>
          </table:table-cell>
          <table:table-cell office:value-type="float" office:value="-0.0617255814584645" calcext:value-type="float">
            <text:p>-0.0617255814584645</text:p>
          </table:table-cell>
          <table:table-cell table:number-columns-repeated="3"/>
          <table:table-cell table:formula="of:=ABS([.A4]-[$Positions.A4])" office:value-type="float" office:value="0.0000835724074745858" calcext:value-type="float">
            <text:p>8.35724074745858E-05</text:p>
          </table:table-cell>
          <table:table-cell table:formula="of:=ABS([.B4]-[$Positions.B4])" office:value-type="float" office:value="0.00496903590510933" calcext:value-type="float">
            <text:p>0.00496903590510933</text:p>
          </table:table-cell>
          <table:table-cell table:formula="of:=ABS([.C4]-[$Positions.C4])" office:value-type="float" office:value="0.00000000042640369013" calcext:value-type="float">
            <text:p>4.26403690134691E-10</text:p>
          </table:table-cell>
          <table:table-cell table:formula="of:=ABS([.D4]-[$Positions.D4])" office:value-type="float" office:value="0.00412236393831145" calcext:value-type="float">
            <text:p>0.00412236393831145</text:p>
          </table:table-cell>
          <table:table-cell table:formula="of:=ABS([.E4]-[$Positions.E4])" office:value-type="float" office:value="0.0305545828376005" calcext:value-type="float">
            <text:p>0.0305545828376005</text:p>
          </table:table-cell>
          <table:table-cell table:formula="of:=ABS([.F4]-[$Positions.F4])" office:value-type="float" office:value="0.0554102952312459" calcext:value-type="float">
            <text:p>0.0554102952312459</text:p>
          </table:table-cell>
          <table:table-cell table:number-columns-repeated="7"/>
        </table:table-row>
        <table:table-row table:style-name="ro1">
          <table:table-cell table:formula="of:= [.I$2] * EXP([.I$4]*ROW([.A5]) + [.I$5])  + [.I$3]" office:value-type="float" office:value="0.907743000000441" calcext:value-type="float">
            <text:p>0.907743000000441</text:p>
          </table:table-cell>
          <table:table-cell table:formula="of:= [.J$2] * EXP([.J$4]*ROW([.B5]) + [.J$5])  + [.J$3]" office:value-type="float" office:value="0.958028160784116" calcext:value-type="float">
            <text:p>0.958028160784116</text:p>
          </table:table-cell>
          <table:table-cell table:formula="of:= [.K$2] * EXP([.K$4]*ROW([.C5]) + [.K$5])  + [.K$3]" office:value-type="float" office:value="0.935940334030573" calcext:value-type="float">
            <text:p>0.935940334030573</text:p>
          </table:table-cell>
          <table:table-cell table:formula="of:= [.L$2] * EXP([.L$4]*ROW([.D5]) + [.L$5])  + [.L$3]" office:value-type="float" office:value="1.01990332471858" calcext:value-type="float">
            <text:p>1.01990332471858</text:p>
          </table:table-cell>
          <table:table-cell table:formula="of:= [.M$2] * EXP([.M$4]*ROW([.E5]) + [.M$5])  + [.M$3]" office:value-type="float" office:value="0.785652161991597" calcext:value-type="float">
            <text:p>0.785652161991597</text:p>
          </table:table-cell>
          <table:table-cell table:formula="of:= [.N$2] * EXP([.N$4]*ROW([.F5]) + [.N$5])  + [.N$3]" office:value-type="float" office:value="1.12293997003678" calcext:value-type="float">
            <text:p>1.12293997003678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-11.0803011710597" calcext:value-type="float">
            <text:p>-11.0803011710597</text:p>
          </table:table-cell>
          <table:table-cell office:value-type="float" office:value="-11.1658171440844" calcext:value-type="float">
            <text:p>-11.1658171440844</text:p>
          </table:table-cell>
          <table:table-cell office:value-type="float" office:value="-0.480982915473406" calcext:value-type="float">
            <text:p>-0.480982915473406</text:p>
          </table:table-cell>
          <table:table-cell office:value-type="float" office:value="-5.77544619027371" calcext:value-type="float">
            <text:p>-5.77544619027371</text:p>
          </table:table-cell>
          <table:table-cell office:value-type="float" office:value="-7.7806627680586" calcext:value-type="float">
            <text:p>-7.7806627680586</text:p>
          </table:table-cell>
          <table:table-cell office:value-type="float" office:value="-4.00457504029145" calcext:value-type="float">
            <text:p>-4.00457504029145</text:p>
          </table:table-cell>
          <table:table-cell table:number-columns-repeated="3"/>
          <table:table-cell table:formula="of:=ABS([.A5]-[$Positions.A5])" office:value-type="float" office:value="0.00000000000044075854" calcext:value-type="float">
            <text:p>4.40758540776187E-13</text:p>
          </table:table-cell>
          <table:table-cell table:formula="of:=ABS([.B5]-[$Positions.B5])" office:value-type="float" office:value="0.00648316078411582" calcext:value-type="float">
            <text:p>0.00648316078411582</text:p>
          </table:table-cell>
          <table:table-cell table:formula="of:=ABS([.C5]-[$Positions.C5])" office:value-type="float" office:value="0.004446665969427" calcext:value-type="float">
            <text:p>0.004446665969427</text:p>
          </table:table-cell>
          <table:table-cell table:formula="of:=ABS([.D5]-[$Positions.D5])" office:value-type="float" office:value="0.0148833247185773" calcext:value-type="float">
            <text:p>0.0148833247185773</text:p>
          </table:table-cell>
          <table:table-cell table:formula="of:=ABS([.E5]-[$Positions.E5])" office:value-type="float" office:value="0.0393828380084025" calcext:value-type="float">
            <text:p>0.0393828380084025</text:p>
          </table:table-cell>
          <table:table-cell table:formula="of:=ABS([.F5]-[$Positions.F5])" office:value-type="float" office:value="0.00000002996321590842" calcext:value-type="float">
            <text:p>2.9963215908424E-08</text:p>
          </table:table-cell>
          <table:table-cell table:number-columns-repeated="7"/>
        </table:table-row>
        <table:table-row table:style-name="ro1">
          <table:table-cell table:formula="of:= [.I$2] * EXP([.I$4]*ROW([.A6]) + [.I$5])  + [.I$3]" office:value-type="float" office:value="0.908361424769124" calcext:value-type="float">
            <text:p>0.908361424769124</text:p>
          </table:table-cell>
          <table:table-cell table:formula="of:= [.J$2] * EXP([.J$4]*ROW([.B6]) + [.J$5])  + [.J$3]" office:value-type="float" office:value="0.956220934690123" calcext:value-type="float">
            <text:p>0.956220934690123</text:p>
          </table:table-cell>
          <table:table-cell table:formula="of:= [.K$2] * EXP([.K$4]*ROW([.C6]) + [.K$5])  + [.K$3]" office:value-type="float" office:value="0.937350297152882" calcext:value-type="float">
            <text:p>0.937350297152882</text:p>
          </table:table-cell>
          <table:table-cell table:formula="of:= [.L$2] * EXP([.L$4]*ROW([.D6]) + [.L$5])  + [.L$3]" office:value-type="float" office:value="1.01318437153481" calcext:value-type="float">
            <text:p>1.01318437153481</text:p>
          </table:table-cell>
          <table:table-cell table:formula="of:= [.M$2] * EXP([.M$4]*ROW([.E6]) + [.M$5])  + [.M$3]" office:value-type="float" office:value="0.791707934622216" calcext:value-type="float">
            <text:p>0.791707934622216</text:p>
          </table:table-cell>
          <table:table-cell table:formula="of:= [.N$2] * EXP([.N$4]*ROW([.F6]) + [.N$5])  + [.N$3]" office:value-type="float" office:value="1.11450715606013" calcext:value-type="float">
            <text:p>1.11450715606013</text:p>
          </table:table-cell>
          <table:table-cell table:number-columns-repeated="11"/>
          <table:table-cell table:formula="of:=ABS([.A6]-[$Positions.A6])" office:value-type="float" office:value="0.00251757523087592" calcext:value-type="float">
            <text:p>0.00251757523087592</text:p>
          </table:table-cell>
          <table:table-cell table:formula="of:=ABS([.B6]-[$Positions.B6])" office:value-type="float" office:value="0.000215934690123154" calcext:value-type="float">
            <text:p>0.000215934690123154</text:p>
          </table:table-cell>
          <table:table-cell table:formula="of:=ABS([.C6]-[$Positions.C6])" office:value-type="float" office:value="0.00184829715288215" calcext:value-type="float">
            <text:p>0.00184829715288215</text:p>
          </table:table-cell>
          <table:table-cell table:formula="of:=ABS([.D6]-[$Positions.D6])" office:value-type="float" office:value="0.00863437153480717" calcext:value-type="float">
            <text:p>0.00863437153480717</text:p>
          </table:table-cell>
          <table:table-cell table:formula="of:=ABS([.E6]-[$Positions.E6])" office:value-type="float" office:value="0.0000000653777844084" calcext:value-type="float">
            <text:p>6.53777844084047E-08</text:p>
          </table:table-cell>
          <table:table-cell table:formula="of:=ABS([.F6]-[$Positions.F6])" office:value-type="float" office:value="0.00368715606012726" calcext:value-type="float">
            <text:p>0.00368715606012726</text:p>
          </table:table-cell>
          <table:table-cell table:number-columns-repeated="7"/>
        </table:table-row>
        <table:table-row table:style-name="ro1">
          <table:table-cell table:formula="of:= [.I$2] * EXP([.I$4]*ROW([.A7]) + [.I$5])  + [.I$3]" office:value-type="float" office:value="0.908965202057591" calcext:value-type="float">
            <text:p>0.908965202057591</text:p>
          </table:table-cell>
          <table:table-cell table:formula="of:= [.J$2] * EXP([.J$4]*ROW([.B7]) + [.J$5])  + [.J$3]" office:value-type="float" office:value="0.95461903856555" calcext:value-type="float">
            <text:p>0.95461903856555</text:p>
          </table:table-cell>
          <table:table-cell table:formula="of:= [.K$2] * EXP([.K$4]*ROW([.C7]) + [.K$5])  + [.K$3]" office:value-type="float" office:value="0.938644284344776" calcext:value-type="float">
            <text:p>0.938644284344776</text:p>
          </table:table-cell>
          <table:table-cell table:formula="of:= [.L$2] * EXP([.L$4]*ROW([.D7]) + [.L$5])  + [.L$3]" office:value-type="float" office:value="1.00742198478394" calcext:value-type="float">
            <text:p>1.00742198478394</text:p>
          </table:table-cell>
          <table:table-cell table:formula="of:= [.M$2] * EXP([.M$4]*ROW([.E7]) + [.M$5])  + [.M$3]" office:value-type="float" office:value="0.797505257015695" calcext:value-type="float">
            <text:p>0.797505257015695</text:p>
          </table:table-cell>
          <table:table-cell table:formula="of:= [.N$2] * EXP([.N$4]*ROW([.F7]) + [.N$5])  + [.N$3]" office:value-type="float" office:value="1.10657912321525" calcext:value-type="float">
            <text:p>1.10657912321525</text:p>
          </table:table-cell>
          <table:table-cell/>
          <table:table-cell office:value-type="string" calcext:value-type="string">
            <text:p>T</text:p>
          </table:table-cell>
          <table:table-cell table:formula="of:= SUM( [.R1:.R100] )" office:value-type="float" office:value="0.102115396120823" calcext:value-type="float">
            <text:p>0.102115396120823</text:p>
          </table:table-cell>
          <table:table-cell table:formula="of:= SUM( [.S1:.S100] )" office:value-type="float" office:value="0.176208413342507" calcext:value-type="float">
            <text:p>0.176208413342507</text:p>
          </table:table-cell>
          <table:table-cell table:formula="of:= SUM( [.T1:.T100] )" office:value-type="float" office:value="0.11810056175624" calcext:value-type="float">
            <text:p>0.11810056175624</text:p>
          </table:table-cell>
          <table:table-cell table:formula="of:= SUM( [.U1:.U100] )" office:value-type="float" office:value="0.247302977285369" calcext:value-type="float">
            <text:p>0.247302977285369</text:p>
          </table:table-cell>
          <table:table-cell table:formula="of:= SUM( [.V1:.V100] )" office:value-type="float" office:value="1.01549729497008" calcext:value-type="float">
            <text:p>1.01549729497008</text:p>
          </table:table-cell>
          <table:table-cell table:formula="of:= SUM( [.W1:.W100] )" office:value-type="float" office:value="1.20146928162771" calcext:value-type="float">
            <text:p>1.20146928162771</text:p>
          </table:table-cell>
          <table:table-cell/>
          <table:table-cell table:formula="of:=SUM([.I7:.N7])" office:value-type="float" office:value="2.86069392510273" calcext:value-type="float">
            <text:p>2.86069392510273</text:p>
          </table:table-cell>
          <table:table-cell/>
          <table:table-cell table:formula="of:=ABS([.A7]-[$Positions.A7])" office:value-type="float" office:value="0.000135202057590877" calcext:value-type="float">
            <text:p>0.000135202057590877</text:p>
          </table:table-cell>
          <table:table-cell table:formula="of:=ABS([.B7]-[$Positions.B7])" office:value-type="float" office:value="0.00343996143445002" calcext:value-type="float">
            <text:p>0.00343996143445002</text:p>
          </table:table-cell>
          <table:table-cell table:formula="of:=ABS([.C7]-[$Positions.C7])" office:value-type="float" office:value="0.000797284344776328" calcext:value-type="float">
            <text:p>0.000797284344776328</text:p>
          </table:table-cell>
          <table:table-cell table:formula="of:=ABS([.D7]-[$Positions.D7])" office:value-type="float" office:value="0.00620198478394252" calcext:value-type="float">
            <text:p>0.00620198478394252</text:p>
          </table:table-cell>
          <table:table-cell table:formula="of:=ABS([.E7]-[$Positions.E7])" office:value-type="float" office:value="0.0151767429843054" calcext:value-type="float">
            <text:p>0.0151767429843054</text:p>
          </table:table-cell>
          <table:table-cell table:formula="of:=ABS([.F7]-[$Positions.F7])" office:value-type="float" office:value="0.00772087678475097" calcext:value-type="float">
            <text:p>0.00772087678475097</text:p>
          </table:table-cell>
          <table:table-cell table:number-columns-repeated="7"/>
        </table:table-row>
        <table:table-row table:style-name="ro1">
          <table:table-cell table:formula="of:= [.I$2] * EXP([.I$4]*ROW([.A8]) + [.I$5])  + [.I$3]" office:value-type="float" office:value="0.909554678793531" calcext:value-type="float">
            <text:p>0.909554678793531</text:p>
          </table:table-cell>
          <table:table-cell table:formula="of:= [.J$2] * EXP([.J$4]*ROW([.B8]) + [.J$5])  + [.J$3]" office:value-type="float" office:value="0.95319914362133" calcext:value-type="float">
            <text:p>0.95319914362133</text:p>
          </table:table-cell>
          <table:table-cell table:formula="of:= [.K$2] * EXP([.K$4]*ROW([.C8]) + [.K$5])  + [.K$3]" office:value-type="float" office:value="0.939831835158194" calcext:value-type="float">
            <text:p>0.939831835158194</text:p>
          </table:table-cell>
          <table:table-cell table:formula="of:= [.L$2] * EXP([.L$4]*ROW([.D8]) + [.L$5])  + [.L$3]" office:value-type="float" office:value="1.00247997965928" calcext:value-type="float">
            <text:p>1.00247997965928</text:p>
          </table:table-cell>
          <table:table-cell table:formula="of:= [.M$2] * EXP([.M$4]*ROW([.E8]) + [.M$5])  + [.M$3]" office:value-type="float" office:value="0.803055159395452" calcext:value-type="float">
            <text:p>0.803055159395452</text:p>
          </table:table-cell>
          <table:table-cell table:formula="of:= [.N$2] * EXP([.N$4]*ROW([.F8]) + [.N$5])  + [.N$3]" office:value-type="float" office:value="1.09912565572937" calcext:value-type="float">
            <text:p>1.09912565572937</text:p>
          </table:table-cell>
          <table:table-cell table:number-columns-repeated="11"/>
          <table:table-cell table:formula="of:=ABS([.A8]-[$Positions.A8])" office:value-type="float" office:value="0.00446932120646848" calcext:value-type="float">
            <text:p>0.00446932120646848</text:p>
          </table:table-cell>
          <table:table-cell table:formula="of:=ABS([.B8]-[$Positions.B8])" office:value-type="float" office:value="0.00148785637866977" calcext:value-type="float">
            <text:p>0.00148785637866977</text:p>
          </table:table-cell>
          <table:table-cell table:formula="of:=ABS([.C8]-[$Positions.C8])" office:value-type="float" office:value="0.00332016484180653" calcext:value-type="float">
            <text:p>0.00332016484180653</text:p>
          </table:table-cell>
          <table:table-cell table:formula="of:=ABS([.D8]-[$Positions.D8])" office:value-type="float" office:value="0.00000002034071755475" calcext:value-type="float">
            <text:p>2.03407175547454E-08</text:p>
          </table:table-cell>
          <table:table-cell table:formula="of:=ABS([.E8]-[$Positions.E8])" office:value-type="float" office:value="0.00325384060454847" calcext:value-type="float">
            <text:p>0.00325384060454847</text:p>
          </table:table-cell>
          <table:table-cell table:formula="of:=ABS([.F8]-[$Positions.F8])" office:value-type="float" office:value="0.00885565572937153" calcext:value-type="float">
            <text:p>0.00885565572937153</text:p>
          </table:table-cell>
          <table:table-cell table:number-columns-repeated="7"/>
        </table:table-row>
        <table:table-row table:style-name="ro1">
          <table:table-cell table:formula="of:= [.I$2] * EXP([.I$4]*ROW([.A9]) + [.I$5])  + [.I$3]" office:value-type="float" office:value="0.910130193687604" calcext:value-type="float">
            <text:p>0.910130193687604</text:p>
          </table:table-cell>
          <table:table-cell table:formula="of:= [.J$2] * EXP([.J$4]*ROW([.B9]) + [.J$5])  + [.J$3]" office:value-type="float" office:value="0.951940571594284" calcext:value-type="float">
            <text:p>0.951940571594284</text:p>
          </table:table-cell>
          <table:table-cell table:formula="of:= [.K$2] * EXP([.K$4]*ROW([.C9]) + [.K$5])  + [.K$3]" office:value-type="float" office:value="0.940921704473193" calcext:value-type="float">
            <text:p>0.940921704473193</text:p>
          </table:table-cell>
          <table:table-cell table:formula="of:= [.L$2] * EXP([.L$4]*ROW([.D9]) + [.L$5])  + [.L$3]" office:value-type="float" office:value="0.998241559763481" calcext:value-type="float">
            <text:p>0.998241559763481</text:p>
          </table:table-cell>
          <table:table-cell table:formula="of:= [.M$2] * EXP([.M$4]*ROW([.E9]) + [.M$5])  + [.M$3]" office:value-type="float" office:value="0.808368201233435" calcext:value-type="float">
            <text:p>0.808368201233435</text:p>
          </table:table-cell>
          <table:table-cell table:formula="of:= [.N$2] * EXP([.N$4]*ROW([.F9]) + [.N$5])  + [.N$3]" office:value-type="float" office:value="1.09211834652039" calcext:value-type="float">
            <text:p>1.09211834652039</text:p>
          </table:table-cell>
          <table:table-cell table:number-columns-repeated="11"/>
          <table:table-cell table:formula="of:=ABS([.A9]-[$Positions.A9])" office:value-type="float" office:value="0.00301180631239639" calcext:value-type="float">
            <text:p>0.00301180631239639</text:p>
          </table:table-cell>
          <table:table-cell table:formula="of:=ABS([.B9]-[$Positions.B9])" office:value-type="float" office:value="0.00145142840571588" calcext:value-type="float">
            <text:p>0.00145142840571588</text:p>
          </table:table-cell>
          <table:table-cell table:formula="of:=ABS([.C9]-[$Positions.C9])" office:value-type="float" office:value="0.00340129552680735" calcext:value-type="float">
            <text:p>0.00340129552680735</text:p>
          </table:table-cell>
          <table:table-cell table:formula="of:=ABS([.D9]-[$Positions.D9])" office:value-type="float" office:value="0.00213355976348129" calcext:value-type="float">
            <text:p>0.00213355976348129</text:p>
          </table:table-cell>
          <table:table-cell table:formula="of:=ABS([.E9]-[$Positions.E9])" office:value-type="float" office:value="0.0105627987665654" calcext:value-type="float">
            <text:p>0.0105627987665654</text:p>
          </table:table-cell>
          <table:table-cell table:formula="of:=ABS([.F9]-[$Positions.F9])" office:value-type="float" office:value="0.051488346520389" calcext:value-type="float">
            <text:p>0.051488346520389</text:p>
          </table:table-cell>
          <table:table-cell table:number-columns-repeated="7"/>
        </table:table-row>
        <table:table-row table:style-name="ro1">
          <table:table-cell table:formula="of:= [.I$2] * EXP([.I$4]*ROW([.A10]) + [.I$5])  + [.I$3]" office:value-type="float" office:value="0.910692077428054" calcext:value-type="float">
            <text:p>0.910692077428054</text:p>
          </table:table-cell>
          <table:table-cell table:formula="of:= [.J$2] * EXP([.J$4]*ROW([.B10]) + [.J$5])  + [.J$3]" office:value-type="float" office:value="0.950824993604722" calcext:value-type="float">
            <text:p>0.950824993604722</text:p>
          </table:table-cell>
          <table:table-cell table:formula="of:= [.K$2] * EXP([.K$4]*ROW([.C10]) + [.K$5])  + [.K$3]" office:value-type="float" office:value="0.941921927040814" calcext:value-type="float">
            <text:p>0.941921927040814</text:p>
          </table:table-cell>
          <table:table-cell table:formula="of:= [.L$2] * EXP([.L$4]*ROW([.D10]) + [.L$5])  + [.L$3]" office:value-type="float" office:value="0.994606556812254" calcext:value-type="float">
            <text:p>0.994606556812254</text:p>
          </table:table-cell>
          <table:table-cell table:formula="of:= [.M$2] * EXP([.M$4]*ROW([.E10]) + [.M$5])  + [.M$3]" office:value-type="float" office:value="0.813454491341009" calcext:value-type="float">
            <text:p>0.813454491341009</text:p>
          </table:table-cell>
          <table:table-cell table:formula="of:= [.N$2] * EXP([.N$4]*ROW([.F10]) + [.N$5])  + [.N$3]" office:value-type="float" office:value="1.08553048893017" calcext:value-type="float">
            <text:p>1.08553048893017</text:p>
          </table:table-cell>
          <table:table-cell table:number-columns-repeated="11"/>
          <table:table-cell table:formula="of:=ABS([.A10]-[$Positions.A10])" office:value-type="float" office:value="0.00461092257194573" calcext:value-type="float">
            <text:p>0.00461092257194573</text:p>
          </table:table-cell>
          <table:table-cell table:formula="of:=ABS([.B10]-[$Positions.B10])" office:value-type="float" office:value="0.00000000639527830693" calcext:value-type="float">
            <text:p>6.39527830692543E-09</text:p>
          </table:table-cell>
          <table:table-cell table:formula="of:=ABS([.C10]-[$Positions.C10])" office:value-type="float" office:value="0.00387807295918596" calcext:value-type="float">
            <text:p>0.00387807295918596</text:p>
          </table:table-cell>
          <table:table-cell table:formula="of:=ABS([.D10]-[$Positions.D10])" office:value-type="float" office:value="0.00812755681225352" calcext:value-type="float">
            <text:p>0.00812755681225352</text:p>
          </table:table-cell>
          <table:table-cell table:formula="of:=ABS([.E10]-[$Positions.E10])" office:value-type="float" office:value="0.00830050865899135" calcext:value-type="float">
            <text:p>0.00830050865899135</text:p>
          </table:table-cell>
          <table:table-cell table:formula="of:=ABS([.F10]-[$Positions.F10])" office:value-type="float" office:value="0.033040488930169" calcext:value-type="float">
            <text:p>0.033040488930169</text:p>
          </table:table-cell>
          <table:table-cell table:number-columns-repeated="7"/>
        </table:table-row>
        <table:table-row table:style-name="ro1">
          <table:table-cell table:formula="of:= [.I$2] * EXP([.I$4]*ROW([.A11]) + [.I$5])  + [.I$3]" office:value-type="float" office:value="0.911240652870731" calcext:value-type="float">
            <text:p>0.911240652870731</text:p>
          </table:table-cell>
          <table:table-cell table:formula="of:= [.J$2] * EXP([.J$4]*ROW([.B11]) + [.J$5])  + [.J$3]" office:value-type="float" office:value="0.949836163228667" calcext:value-type="float">
            <text:p>0.949836163228667</text:p>
          </table:table-cell>
          <table:table-cell table:formula="of:= [.K$2] * EXP([.K$4]*ROW([.C11]) + [.K$5])  + [.K$3]" office:value-type="float" office:value="0.942839876716991" calcext:value-type="float">
            <text:p>0.942839876716991</text:p>
          </table:table-cell>
          <table:table-cell table:formula="of:= [.L$2] * EXP([.L$4]*ROW([.D11]) + [.L$5])  + [.L$3]" office:value-type="float" office:value="0.991489063316971" calcext:value-type="float">
            <text:p>0.991489063316971</text:p>
          </table:table-cell>
          <table:table-cell table:formula="of:= [.M$2] * EXP([.M$4]*ROW([.E11]) + [.M$5])  + [.M$3]" office:value-type="float" office:value="0.818323707102394" calcext:value-type="float">
            <text:p>0.818323707102394</text:p>
          </table:table-cell>
          <table:table-cell table:formula="of:= [.N$2] * EXP([.N$4]*ROW([.F11]) + [.N$5])  + [.N$3]" office:value-type="float" office:value="1.07933697493861" calcext:value-type="float">
            <text:p>1.07933697493861</text:p>
          </table:table-cell>
          <table:table-cell table:number-columns-repeated="11"/>
          <table:table-cell table:formula="of:=ABS([.A11]-[$Positions.A11])" office:value-type="float" office:value="0.00276934712926891" calcext:value-type="float">
            <text:p>0.00276934712926891</text:p>
          </table:table-cell>
          <table:table-cell table:formula="of:=ABS([.B11]-[$Positions.B11])" office:value-type="float" office:value="0.000774163228666747" calcext:value-type="float">
            <text:p>0.000774163228666747</text:p>
          </table:table-cell>
          <table:table-cell table:formula="of:=ABS([.C11]-[$Positions.C11])" office:value-type="float" office:value="0.00146587671699128" calcext:value-type="float">
            <text:p>0.00146587671699128</text:p>
          </table:table-cell>
          <table:table-cell table:formula="of:=ABS([.D11]-[$Positions.D11])" office:value-type="float" office:value="0.00342906331697101" calcext:value-type="float">
            <text:p>0.00342906331697101</text:p>
          </table:table-cell>
          <table:table-cell table:formula="of:=ABS([.E11]-[$Positions.E11])" office:value-type="float" office:value="0.00756229289760613" calcext:value-type="float">
            <text:p>0.00756229289760613</text:p>
          </table:table-cell>
          <table:table-cell table:formula="of:=ABS([.F11]-[$Positions.F11])" office:value-type="float" office:value="0.0225269749386097" calcext:value-type="float">
            <text:p>0.0225269749386097</text:p>
          </table:table-cell>
          <table:table-cell table:number-columns-repeated="7"/>
        </table:table-row>
        <table:table-row table:style-name="ro1">
          <table:table-cell table:formula="of:= [.I$2] * EXP([.I$4]*ROW([.A12]) + [.I$5])  + [.I$3]" office:value-type="float" office:value="0.911776235224595" calcext:value-type="float">
            <text:p>0.911776235224595</text:p>
          </table:table-cell>
          <table:table-cell table:formula="of:= [.J$2] * EXP([.J$4]*ROW([.B12]) + [.J$5])  + [.J$3]" office:value-type="float" office:value="0.948959679897374" calcext:value-type="float">
            <text:p>0.948959679897374</text:p>
          </table:table-cell>
          <table:table-cell table:formula="of:= [.K$2] * EXP([.K$4]*ROW([.C12]) + [.K$5])  + [.K$3]" office:value-type="float" office:value="0.943682320824204" calcext:value-type="float">
            <text:p>0.943682320824204</text:p>
          </table:table-cell>
          <table:table-cell table:formula="of:= [.L$2] * EXP([.L$4]*ROW([.D12]) + [.L$5])  + [.L$3]" office:value-type="float" office:value="0.988815402298389" calcext:value-type="float">
            <text:p>0.988815402298389</text:p>
          </table:table-cell>
          <table:table-cell table:formula="of:= [.M$2] * EXP([.M$4]*ROW([.E12]) + [.M$5])  + [.M$3]" office:value-type="float" office:value="0.822985112887254" calcext:value-type="float">
            <text:p>0.822985112887254</text:p>
          </table:table-cell>
          <table:table-cell table:formula="of:= [.N$2] * EXP([.N$4]*ROW([.F12]) + [.N$5])  + [.N$3]" office:value-type="float" office:value="1.07351419947051" calcext:value-type="float">
            <text:p>1.07351419947051</text:p>
          </table:table-cell>
          <table:table-cell table:number-columns-repeated="11"/>
          <table:table-cell table:formula="of:=ABS([.A12]-[$Positions.A12])" office:value-type="float" office:value="0.0000512352245944925" calcext:value-type="float">
            <text:p>5.12352245944925E-05</text:p>
          </table:table-cell>
          <table:table-cell table:formula="of:=ABS([.B12]-[$Positions.B12])" office:value-type="float" office:value="0.00271567989737365" calcext:value-type="float">
            <text:p>0.00271567989737365</text:p>
          </table:table-cell>
          <table:table-cell table:formula="of:=ABS([.C12]-[$Positions.C12])" office:value-type="float" office:value="0.0012816791757958" calcext:value-type="float">
            <text:p>0.0012816791757958</text:p>
          </table:table-cell>
          <table:table-cell table:formula="of:=ABS([.D12]-[$Positions.D12])" office:value-type="float" office:value="0.00422040229838927" calcext:value-type="float">
            <text:p>0.00422040229838927</text:p>
          </table:table-cell>
          <table:table-cell table:formula="of:=ABS([.E12]-[$Positions.E12])" office:value-type="float" office:value="0.00108188711274637" calcext:value-type="float">
            <text:p>0.00108188711274637</text:p>
          </table:table-cell>
          <table:table-cell table:formula="of:=ABS([.F12]-[$Positions.F12])" office:value-type="float" office:value="0.00322419947051378" calcext:value-type="float">
            <text:p>0.00322419947051378</text:p>
          </table:table-cell>
          <table:table-cell table:number-columns-repeated="7"/>
        </table:table-row>
        <table:table-row table:style-name="ro1">
          <table:table-cell table:formula="of:= [.I$2] * EXP([.I$4]*ROW([.A13]) + [.I$5])  + [.I$3]" office:value-type="float" office:value="0.912299132232835" calcext:value-type="float">
            <text:p>0.912299132232835</text:p>
          </table:table-cell>
          <table:table-cell table:formula="of:= [.J$2] * EXP([.J$4]*ROW([.B13]) + [.J$5])  + [.J$3]" office:value-type="float" office:value="0.948182779178466" calcext:value-type="float">
            <text:p>0.948182779178466</text:p>
          </table:table-cell>
          <table:table-cell table:formula="of:= [.K$2] * EXP([.K$4]*ROW([.C13]) + [.K$5])  + [.K$3]" office:value-type="float" office:value="0.944455470041635" calcext:value-type="float">
            <text:p>0.944455470041635</text:p>
          </table:table-cell>
          <table:table-cell table:formula="of:= [.L$2] * EXP([.L$4]*ROW([.D13]) + [.L$5])  + [.L$3]" office:value-type="float" office:value="0.986522386048924" calcext:value-type="float">
            <text:p>0.986522386048924</text:p>
          </table:table-cell>
          <table:table-cell table:formula="of:= [.M$2] * EXP([.M$4]*ROW([.E13]) + [.M$5])  + [.M$3]" office:value-type="float" office:value="0.827447577677465" calcext:value-type="float">
            <text:p>0.827447577677465</text:p>
          </table:table-cell>
          <table:table-cell table:formula="of:= [.N$2] * EXP([.N$4]*ROW([.F13]) + [.N$5])  + [.N$3]" office:value-type="float" office:value="1.06803997043058" calcext:value-type="float">
            <text:p>1.06803997043058</text:p>
          </table:table-cell>
          <table:table-cell table:number-columns-repeated="11"/>
          <table:table-cell table:formula="of:=ABS([.A13]-[$Positions.A13])" office:value-type="float" office:value="0.00377886776716496" calcext:value-type="float">
            <text:p>0.00377886776716496</text:p>
          </table:table-cell>
          <table:table-cell table:formula="of:=ABS([.B13]-[$Positions.B13])" office:value-type="float" office:value="0.00176577917846599" calcext:value-type="float">
            <text:p>0.00176577917846599</text:p>
          </table:table-cell>
          <table:table-cell table:formula="of:=ABS([.C13]-[$Positions.C13])" office:value-type="float" office:value="0.0019025299583646" calcext:value-type="float">
            <text:p>0.0019025299583646</text:p>
          </table:table-cell>
          <table:table-cell table:formula="of:=ABS([.D13]-[$Positions.D13])" office:value-type="float" office:value="0.00103761395107571" calcext:value-type="float">
            <text:p>0.00103761395107571</text:p>
          </table:table-cell>
          <table:table-cell table:formula="of:=ABS([.E13]-[$Positions.E13])" office:value-type="float" office:value="0.00813057767746517" calcext:value-type="float">
            <text:p>0.00813057767746517</text:p>
          </table:table-cell>
          <table:table-cell table:formula="of:=ABS([.F13]-[$Positions.F13])" office:value-type="float" office:value="0.00000002956942490862" calcext:value-type="float">
            <text:p>2.95694249086154E-08</text:p>
          </table:table-cell>
          <table:table-cell table:number-columns-repeated="7"/>
        </table:table-row>
        <table:table-row table:style-name="ro1">
          <table:table-cell table:formula="of:= [.I$2] * EXP([.I$4]*ROW([.A14]) + [.I$5])  + [.I$3]" office:value-type="float" office:value="0.912809644349701" calcext:value-type="float">
            <text:p>0.912809644349701</text:p>
          </table:table-cell>
          <table:table-cell table:formula="of:= [.J$2] * EXP([.J$4]*ROW([.B14]) + [.J$5])  + [.J$3]" office:value-type="float" office:value="0.947494146884514" calcext:value-type="float">
            <text:p>0.947494146884514</text:p>
          </table:table-cell>
          <table:table-cell table:formula="of:= [.K$2] * EXP([.K$4]*ROW([.C14]) + [.K$5])  + [.K$3]" office:value-type="float" office:value="0.945165024191634" calcext:value-type="float">
            <text:p>0.945165024191634</text:p>
          </table:table-cell>
          <table:table-cell table:formula="of:= [.L$2] * EXP([.L$4]*ROW([.D14]) + [.L$5])  + [.L$3]" office:value-type="float" office:value="0.984555822792113" calcext:value-type="float">
            <text:p>0.984555822792113</text:p>
          </table:table-cell>
          <table:table-cell table:formula="of:= [.M$2] * EXP([.M$4]*ROW([.E14]) + [.M$5])  + [.M$3]" office:value-type="float" office:value="0.831719591941608" calcext:value-type="float">
            <text:p>0.831719591941608</text:p>
          </table:table-cell>
          <table:table-cell table:formula="of:= [.N$2] * EXP([.N$4]*ROW([.F14]) + [.N$5])  + [.N$3]" office:value-type="float" office:value="1.06289342412359" calcext:value-type="float">
            <text:p>1.06289342412359</text:p>
          </table:table-cell>
          <table:table-cell table:number-columns-repeated="11"/>
          <table:table-cell table:formula="of:=ABS([.A14]-[$Positions.A14])" office:value-type="float" office:value="0.0016673556502993" calcext:value-type="float">
            <text:p>0.0016673556502993</text:p>
          </table:table-cell>
          <table:table-cell table:formula="of:=ABS([.B14]-[$Positions.B14])" office:value-type="float" office:value="0.00143414688451393" calcext:value-type="float">
            <text:p>0.00143414688451393</text:p>
          </table:table-cell>
          <table:table-cell table:formula="of:=ABS([.C14]-[$Positions.C14])" office:value-type="float" office:value="0.000149024191633873" calcext:value-type="float">
            <text:p>0.000149024191633873</text:p>
          </table:table-cell>
          <table:table-cell table:formula="of:=ABS([.D14]-[$Positions.D14])" office:value-type="float" office:value="0.00057517720788669" calcext:value-type="float">
            <text:p>0.00057517720788669</text:p>
          </table:table-cell>
          <table:table-cell table:formula="of:=ABS([.E14]-[$Positions.E14])" office:value-type="float" office:value="0.0147495919416079" calcext:value-type="float">
            <text:p>0.0147495919416079</text:p>
          </table:table-cell>
          <table:table-cell table:formula="of:=ABS([.F14]-[$Positions.F14])" office:value-type="float" office:value="0.0121034241235949" calcext:value-type="float">
            <text:p>0.0121034241235949</text:p>
          </table:table-cell>
          <table:table-cell table:number-columns-repeated="7"/>
        </table:table-row>
        <table:table-row table:style-name="ro1">
          <table:table-cell table:formula="of:= [.I$2] * EXP([.I$4]*ROW([.A15]) + [.I$5])  + [.I$3]" office:value-type="float" office:value="0.913308064913138" calcext:value-type="float">
            <text:p>0.913308064913138</text:p>
          </table:table-cell>
          <table:table-cell table:formula="of:= [.J$2] * EXP([.J$4]*ROW([.B15]) + [.J$5])  + [.J$3]" office:value-type="float" office:value="0.946883754301868" calcext:value-type="float">
            <text:p>0.946883754301868</text:p>
          </table:table-cell>
          <table:table-cell table:formula="of:= [.K$2] * EXP([.K$4]*ROW([.C15]) + [.K$5])  + [.K$3]" office:value-type="float" office:value="0.94581621426003" calcext:value-type="float">
            <text:p>0.94581621426003</text:p>
          </table:table-cell>
          <table:table-cell table:formula="of:= [.L$2] * EXP([.L$4]*ROW([.D15]) + [.L$5])  + [.L$3]" office:value-type="float" office:value="0.982869235946538" calcext:value-type="float">
            <text:p>0.982869235946538</text:p>
          </table:table-cell>
          <table:table-cell table:formula="of:= [.M$2] * EXP([.M$4]*ROW([.E15]) + [.M$5])  + [.M$3]" office:value-type="float" office:value="0.835809283789277" calcext:value-type="float">
            <text:p>0.835809283789277</text:p>
          </table:table-cell>
          <table:table-cell table:formula="of:= [.N$2] * EXP([.N$4]*ROW([.F15]) + [.N$5])  + [.N$3]" office:value-type="float" office:value="1.05805494573757" calcext:value-type="float">
            <text:p>1.05805494573757</text:p>
          </table:table-cell>
          <table:table-cell table:number-columns-repeated="11"/>
          <table:table-cell table:formula="of:=ABS([.A15]-[$Positions.A15])" office:value-type="float" office:value="0.00112706491313774" calcext:value-type="float">
            <text:p>0.00112706491313774</text:p>
          </table:table-cell>
          <table:table-cell table:formula="of:=ABS([.B15]-[$Positions.B15])" office:value-type="float" office:value="0.00127324569813225" calcext:value-type="float">
            <text:p>0.00127324569813225</text:p>
          </table:table-cell>
          <table:table-cell table:formula="of:=ABS([.C15]-[$Positions.C15])" office:value-type="float" office:value="0.00231621426003048" calcext:value-type="float">
            <text:p>0.00231621426003048</text:p>
          </table:table-cell>
          <table:table-cell table:formula="of:=ABS([.D15]-[$Positions.D15])" office:value-type="float" office:value="0.00151476405346229" calcext:value-type="float">
            <text:p>0.00151476405346229</text:p>
          </table:table-cell>
          <table:table-cell table:formula="of:=ABS([.E15]-[$Positions.E15])" office:value-type="float" office:value="0.0218412837892767" calcext:value-type="float">
            <text:p>0.0218412837892767</text:p>
          </table:table-cell>
          <table:table-cell table:formula="of:=ABS([.F15]-[$Positions.F15])" office:value-type="float" office:value="0.00662494573756933" calcext:value-type="float">
            <text:p>0.00662494573756933</text:p>
          </table:table-cell>
          <table:table-cell table:number-columns-repeated="7"/>
        </table:table-row>
        <table:table-row table:style-name="ro1">
          <table:table-cell table:formula="of:= [.I$2] * EXP([.I$4]*ROW([.A16]) + [.I$5])  + [.I$3]" office:value-type="float" office:value="0.91379468031334" calcext:value-type="float">
            <text:p>0.91379468031334</text:p>
          </table:table-cell>
          <table:table-cell table:formula="of:= [.J$2] * EXP([.J$4]*ROW([.B16]) + [.J$5])  + [.J$3]" office:value-type="float" office:value="0.946342712140149" calcext:value-type="float">
            <text:p>0.946342712140149</text:p>
          </table:table-cell>
          <table:table-cell table:formula="of:= [.K$2] * EXP([.K$4]*ROW([.C16]) + [.K$5])  + [.K$3]" office:value-type="float" office:value="0.946413840960092" calcext:value-type="float">
            <text:p>0.946413840960092</text:p>
          </table:table-cell>
          <table:table-cell table:formula="of:= [.L$2] * EXP([.L$4]*ROW([.D16]) + [.L$5])  + [.L$3]" office:value-type="float" office:value="0.981422765726057" calcext:value-type="float">
            <text:p>0.981422765726057</text:p>
          </table:table-cell>
          <table:table-cell table:formula="of:= [.M$2] * EXP([.M$4]*ROW([.E16]) + [.M$5])  + [.M$3]" office:value-type="float" office:value="0.839724434435958" calcext:value-type="float">
            <text:p>0.839724434435958</text:p>
          </table:table-cell>
          <table:table-cell table:formula="of:= [.N$2] * EXP([.N$4]*ROW([.F16]) + [.N$5])  + [.N$3]" office:value-type="float" office:value="1.0535060945866" calcext:value-type="float">
            <text:p>1.0535060945866</text:p>
          </table:table-cell>
          <table:table-cell table:number-columns-repeated="11"/>
          <table:table-cell table:formula="of:=ABS([.A16]-[$Positions.A16])" office:value-type="float" office:value="0.00169968031334056" calcext:value-type="float">
            <text:p>0.00169968031334056</text:p>
          </table:table-cell>
          <table:table-cell table:formula="of:=ABS([.B16]-[$Positions.B16])" office:value-type="float" office:value="0.0031662878598514" calcext:value-type="float">
            <text:p>0.0031662878598514</text:p>
          </table:table-cell>
          <table:table-cell table:formula="of:=ABS([.C16]-[$Positions.C16])" office:value-type="float" office:value="0.000460159039908037" calcext:value-type="float">
            <text:p>0.000460159039908037</text:p>
          </table:table-cell>
          <table:table-cell table:formula="of:=ABS([.D16]-[$Positions.D16])" office:value-type="float" office:value="0.000603234273943043" calcext:value-type="float">
            <text:p>0.000603234273943043</text:p>
          </table:table-cell>
          <table:table-cell table:formula="of:=ABS([.E16]-[$Positions.E16])" office:value-type="float" office:value="0.0215834344359582" calcext:value-type="float">
            <text:p>0.0215834344359582</text:p>
          </table:table-cell>
          <table:table-cell table:formula="of:=ABS([.F16]-[$Positions.F16])" office:value-type="float" office:value="0.0157639054134016" calcext:value-type="float">
            <text:p>0.0157639054134016</text:p>
          </table:table-cell>
          <table:table-cell table:number-columns-repeated="7"/>
        </table:table-row>
        <table:table-row table:style-name="ro1">
          <table:table-cell table:formula="of:= [.I$2] * EXP([.I$4]*ROW([.A17]) + [.I$5])  + [.I$3]" office:value-type="float" office:value="0.91426977015731" calcext:value-type="float">
            <text:p>0.91426977015731</text:p>
          </table:table-cell>
          <table:table-cell table:formula="of:= [.J$2] * EXP([.J$4]*ROW([.B17]) + [.J$5])  + [.J$3]" office:value-type="float" office:value="0.945863141075427" calcext:value-type="float">
            <text:p>0.945863141075427</text:p>
          </table:table-cell>
          <table:table-cell table:formula="of:= [.K$2] * EXP([.K$4]*ROW([.C17]) + [.K$5])  + [.K$3]" office:value-type="float" office:value="0.946962310124411" calcext:value-type="float">
            <text:p>0.946962310124411</text:p>
          </table:table-cell>
          <table:table-cell table:formula="of:= [.L$2] * EXP([.L$4]*ROW([.D17]) + [.L$5])  + [.L$3]" office:value-type="float" office:value="0.980182227117431" calcext:value-type="float">
            <text:p>0.980182227117431</text:p>
          </table:table-cell>
          <table:table-cell table:formula="of:= [.M$2] * EXP([.M$4]*ROW([.E17]) + [.M$5])  + [.M$3]" office:value-type="float" office:value="0.843472493007889" calcext:value-type="float">
            <text:p>0.843472493007889</text:p>
          </table:table-cell>
          <table:table-cell table:formula="of:= [.N$2] * EXP([.N$4]*ROW([.F17]) + [.N$5])  + [.N$3]" office:value-type="float" office:value="1.04922953382868" calcext:value-type="float">
            <text:p>1.04922953382868</text:p>
          </table:table-cell>
          <table:table-cell table:number-columns-repeated="11"/>
          <table:table-cell table:formula="of:=ABS([.A17]-[$Positions.A17])" office:value-type="float" office:value="0.000249229842690157" calcext:value-type="float">
            <text:p>0.000249229842690157</text:p>
          </table:table-cell>
          <table:table-cell table:formula="of:=ABS([.B17]-[$Positions.B17])" office:value-type="float" office:value="0.000288858924572866" calcext:value-type="float">
            <text:p>0.000288858924572866</text:p>
          </table:table-cell>
          <table:table-cell table:formula="of:=ABS([.C17]-[$Positions.C17])" office:value-type="float" office:value="0.00121868987558904" calcext:value-type="float">
            <text:p>0.00121868987558904</text:p>
          </table:table-cell>
          <table:table-cell table:formula="of:=ABS([.D17]-[$Positions.D17])" office:value-type="float" office:value="0.000446772882569224" calcext:value-type="float">
            <text:p>0.000446772882569224</text:p>
          </table:table-cell>
          <table:table-cell table:formula="of:=ABS([.E17]-[$Positions.E17])" office:value-type="float" office:value="0.0293154930078887" calcext:value-type="float">
            <text:p>0.0293154930078887</text:p>
          </table:table-cell>
          <table:table-cell table:formula="of:=ABS([.F17]-[$Positions.F17])" office:value-type="float" office:value="0.0263504661713156" calcext:value-type="float">
            <text:p>0.0263504661713156</text:p>
          </table:table-cell>
          <table:table-cell table:number-columns-repeated="7"/>
        </table:table-row>
        <table:table-row table:style-name="ro1">
          <table:table-cell table:formula="of:= [.I$2] * EXP([.I$4]*ROW([.A18]) + [.I$5])  + [.I$3]" office:value-type="float" office:value="0.914733607429514" calcext:value-type="float">
            <text:p>0.914733607429514</text:p>
          </table:table-cell>
          <table:table-cell table:formula="of:= [.J$2] * EXP([.J$4]*ROW([.B18]) + [.J$5])  + [.J$3]" office:value-type="float" office:value="0.945438057001781" calcext:value-type="float">
            <text:p>0.945438057001781</text:p>
          </table:table-cell>
          <table:table-cell table:formula="of:= [.K$2] * EXP([.K$4]*ROW([.C18]) + [.K$5])  + [.K$3]" office:value-type="float" office:value="0.947465665185652" calcext:value-type="float">
            <text:p>0.947465665185652</text:p>
          </table:table-cell>
          <table:table-cell table:formula="of:= [.L$2] * EXP([.L$4]*ROW([.D18]) + [.L$5])  + [.L$3]" office:value-type="float" office:value="0.979118301972134" calcext:value-type="float">
            <text:p>0.979118301972134</text:p>
          </table:table-cell>
          <table:table-cell table:formula="of:= [.M$2] * EXP([.M$4]*ROW([.E18]) + [.M$5])  + [.M$3]" office:value-type="float" office:value="0.847060590715069" calcext:value-type="float">
            <text:p>0.847060590715069</text:p>
          </table:table-cell>
          <table:table-cell table:formula="of:= [.N$2] * EXP([.N$4]*ROW([.F18]) + [.N$5])  + [.N$3]" office:value-type="float" office:value="1.04520896439057" calcext:value-type="float">
            <text:p>1.04520896439057</text:p>
          </table:table-cell>
          <table:table-cell table:number-columns-repeated="11"/>
          <table:table-cell table:formula="of:=ABS([.A18]-[$Positions.A18])" office:value-type="float" office:value="0.0000773925704855571" calcext:value-type="float">
            <text:p>7.73925704855571E-05</text:p>
          </table:table-cell>
          <table:table-cell table:formula="of:=ABS([.B18]-[$Positions.B18])" office:value-type="float" office:value="0.0000920570017806099" calcext:value-type="float">
            <text:p>9.20570017806099E-05</text:p>
          </table:table-cell>
          <table:table-cell table:formula="of:=ABS([.C18]-[$Positions.C18])" office:value-type="float" office:value="0.000399334814347729" calcext:value-type="float">
            <text:p>0.000399334814347729</text:p>
          </table:table-cell>
          <table:table-cell table:formula="of:=ABS([.D18]-[$Positions.D18])" office:value-type="float" office:value="0.00412069802786585" calcext:value-type="float">
            <text:p>0.00412069802786585</text:p>
          </table:table-cell>
          <table:table-cell table:formula="of:=ABS([.E18]-[$Positions.E18])" office:value-type="float" office:value="0.0374255907150687" calcext:value-type="float">
            <text:p>0.0374255907150687</text:p>
          </table:table-cell>
          <table:table-cell table:formula="of:=ABS([.F18]-[$Positions.F18])" office:value-type="float" office:value="0.0182110356094312" calcext:value-type="float">
            <text:p>0.0182110356094312</text:p>
          </table:table-cell>
          <table:table-cell table:number-columns-repeated="7"/>
        </table:table-row>
        <table:table-row table:style-name="ro1">
          <table:table-cell table:formula="of:= [.I$2] * EXP([.I$4]*ROW([.A19]) + [.I$5])  + [.I$3]" office:value-type="float" office:value="0.915186458648746" calcext:value-type="float">
            <text:p>0.915186458648746</text:p>
          </table:table-cell>
          <table:table-cell table:formula="of:= [.J$2] * EXP([.J$4]*ROW([.B19]) + [.J$5])  + [.J$3]" office:value-type="float" office:value="0.94506126932012" calcext:value-type="float">
            <text:p>0.94506126932012</text:p>
          </table:table-cell>
          <table:table-cell table:formula="of:= [.K$2] * EXP([.K$4]*ROW([.C19]) + [.K$5])  + [.K$3]" office:value-type="float" office:value="0.947927616985607" calcext:value-type="float">
            <text:p>0.947927616985607</text:p>
          </table:table-cell>
          <table:table-cell table:formula="of:= [.L$2] * EXP([.L$4]*ROW([.D19]) + [.L$5])  + [.L$3]" office:value-type="float" office:value="0.978205846118746" calcext:value-type="float">
            <text:p>0.978205846118746</text:p>
          </table:table-cell>
          <table:table-cell table:formula="of:= [.M$2] * EXP([.M$4]*ROW([.E19]) + [.M$5])  + [.M$3]" office:value-type="float" office:value="0.850495554419395" calcext:value-type="float">
            <text:p>0.850495554419395</text:p>
          </table:table-cell>
          <table:table-cell table:formula="of:= [.N$2] * EXP([.N$4]*ROW([.F19]) + [.N$5])  + [.N$3]" office:value-type="float" office:value="1.04142906284777" calcext:value-type="float">
            <text:p>1.04142906284777</text:p>
          </table:table-cell>
          <table:table-cell table:number-columns-repeated="11"/>
          <table:table-cell table:formula="of:=ABS([.A19]-[$Positions.A19])" office:value-type="float" office:value="0.00227945864874646" calcext:value-type="float">
            <text:p>0.00227945864874646</text:p>
          </table:table-cell>
          <table:table-cell table:formula="of:=ABS([.B19]-[$Positions.B19])" office:value-type="float" office:value="0.00123826932011994" calcext:value-type="float">
            <text:p>0.00123826932011994</text:p>
          </table:table-cell>
          <table:table-cell table:formula="of:=ABS([.C19]-[$Positions.C19])" office:value-type="float" office:value="0.00186038301439251" calcext:value-type="float">
            <text:p>0.00186038301439251</text:p>
          </table:table-cell>
          <table:table-cell table:formula="of:=ABS([.D19]-[$Positions.D19])" office:value-type="float" office:value="0.00600415388125375" calcext:value-type="float">
            <text:p>0.00600415388125375</text:p>
          </table:table-cell>
          <table:table-cell table:formula="of:=ABS([.E19]-[$Positions.E19])" office:value-type="float" office:value="0.0379955544193948" calcext:value-type="float">
            <text:p>0.0379955544193948</text:p>
          </table:table-cell>
          <table:table-cell table:formula="of:=ABS([.F19]-[$Positions.F19])" office:value-type="float" office:value="0.00214093715222896" calcext:value-type="float">
            <text:p>0.00214093715222896</text:p>
          </table:table-cell>
          <table:table-cell table:number-columns-repeated="7"/>
        </table:table-row>
        <table:table-row table:style-name="ro1">
          <table:table-cell table:formula="of:= [.I$2] * EXP([.I$4]*ROW([.A20]) + [.I$5])  + [.I$3]" office:value-type="float" office:value="0.915628584021262" calcext:value-type="float">
            <text:p>0.915628584021262</text:p>
          </table:table-cell>
          <table:table-cell table:formula="of:= [.J$2] * EXP([.J$4]*ROW([.B20]) + [.J$5])  + [.J$3]" office:value-type="float" office:value="0.944727290783043" calcext:value-type="float">
            <text:p>0.944727290783043</text:p>
          </table:table-cell>
          <table:table-cell table:formula="of:= [.K$2] * EXP([.K$4]*ROW([.C20]) + [.K$5])  + [.K$3]" office:value-type="float" office:value="0.94835157113232" calcext:value-type="float">
            <text:p>0.94835157113232</text:p>
          </table:table-cell>
          <table:table-cell table:formula="of:= [.L$2] * EXP([.L$4]*ROW([.D20]) + [.L$5])  + [.L$3]" office:value-type="float" office:value="0.977423295120622" calcext:value-type="float">
            <text:p>0.977423295120622</text:p>
          </table:table-cell>
          <table:table-cell table:formula="of:= [.M$2] * EXP([.M$4]*ROW([.E20]) + [.M$5])  + [.M$3]" office:value-type="float" office:value="0.853783919623728" calcext:value-type="float">
            <text:p>0.853783919623728</text:p>
          </table:table-cell>
          <table:table-cell table:formula="of:= [.N$2] * EXP([.N$4]*ROW([.F20]) + [.N$5])  + [.N$3]" office:value-type="float" office:value="1.03787542302307" calcext:value-type="float">
            <text:p>1.03787542302307</text:p>
          </table:table-cell>
          <table:table-cell table:number-columns-repeated="11"/>
          <table:table-cell table:formula="of:=ABS([.A20]-[$Positions.A20])" office:value-type="float" office:value="0.00250058402126163" calcext:value-type="float">
            <text:p>0.00250058402126163</text:p>
          </table:table-cell>
          <table:table-cell table:formula="of:=ABS([.B20]-[$Positions.B20])" office:value-type="float" office:value="0.00150670921695717" calcext:value-type="float">
            <text:p>0.00150670921695717</text:p>
          </table:table-cell>
          <table:table-cell table:formula="of:=ABS([.C20]-[$Positions.C20])" office:value-type="float" office:value="0.0000404288676800757" calcext:value-type="float">
            <text:p>4.04288676800757E-05</text:p>
          </table:table-cell>
          <table:table-cell table:formula="of:=ABS([.D20]-[$Positions.D20])" office:value-type="float" office:value="0.00485670487937817" calcext:value-type="float">
            <text:p>0.00485670487937817</text:p>
          </table:table-cell>
          <table:table-cell table:formula="of:=ABS([.E20]-[$Positions.E20])" office:value-type="float" office:value="0.041658919623728" calcext:value-type="float">
            <text:p>0.041658919623728</text:p>
          </table:table-cell>
          <table:table-cell table:formula="of:=ABS([.F20]-[$Positions.F20])" office:value-type="float" office:value="0.0121445769769253" calcext:value-type="float">
            <text:p>0.0121445769769253</text:p>
          </table:table-cell>
          <table:table-cell table:number-columns-repeated="7"/>
        </table:table-row>
        <table:table-row table:style-name="ro1">
          <table:table-cell table:formula="of:= [.I$2] * EXP([.I$4]*ROW([.A21]) + [.I$5])  + [.I$3]" office:value-type="float" office:value="0.916060237590293" calcext:value-type="float">
            <text:p>0.916060237590293</text:p>
          </table:table-cell>
          <table:table-cell table:formula="of:= [.J$2] * EXP([.J$4]*ROW([.B21]) + [.J$5])  + [.J$3]" office:value-type="float" office:value="0.944431257582763" calcext:value-type="float">
            <text:p>0.944431257582763</text:p>
          </table:table-cell>
          <table:table-cell table:formula="of:= [.K$2] * EXP([.K$4]*ROW([.C21]) + [.K$5])  + [.K$3]" office:value-type="float" office:value="0.948740653106959" calcext:value-type="float">
            <text:p>0.948740653106959</text:p>
          </table:table-cell>
          <table:table-cell table:formula="of:= [.L$2] * EXP([.L$4]*ROW([.D21]) + [.L$5])  + [.L$3]" office:value-type="float" office:value="0.976752154634875" calcext:value-type="float">
            <text:p>0.976752154634875</text:p>
          </table:table-cell>
          <table:table-cell table:formula="of:= [.M$2] * EXP([.M$4]*ROW([.E21]) + [.M$5])  + [.M$3]" office:value-type="float" office:value="0.856931942906609" calcext:value-type="float">
            <text:p>0.856931942906609</text:p>
          </table:table-cell>
          <table:table-cell table:formula="of:= [.N$2] * EXP([.N$4]*ROW([.F21]) + [.N$5])  + [.N$3]" office:value-type="float" office:value="1.03453450108088" calcext:value-type="float">
            <text:p>1.03453450108088</text:p>
          </table:table-cell>
          <table:table-cell table:number-columns-repeated="11"/>
          <table:table-cell table:formula="of:=ABS([.A21]-[$Positions.A21])" office:value-type="float" office:value="0.000172762409706984" calcext:value-type="float">
            <text:p>0.000172762409706984</text:p>
          </table:table-cell>
          <table:table-cell table:formula="of:=ABS([.B21]-[$Positions.B21])" office:value-type="float" office:value="0.00134725758276277" calcext:value-type="float">
            <text:p>0.00134725758276277</text:p>
          </table:table-cell>
          <table:table-cell table:formula="of:=ABS([.C21]-[$Positions.C21])" office:value-type="float" office:value="0.000518653106959088" calcext:value-type="float">
            <text:p>0.000518653106959088</text:p>
          </table:table-cell>
          <table:table-cell table:formula="of:=ABS([.D21]-[$Positions.D21])" office:value-type="float" office:value="0.00216584536512532" calcext:value-type="float">
            <text:p>0.00216584536512532</text:p>
          </table:table-cell>
          <table:table-cell table:formula="of:=ABS([.E21]-[$Positions.E21])" office:value-type="float" office:value="0.0314819429066089" calcext:value-type="float">
            <text:p>0.0314819429066089</text:p>
          </table:table-cell>
          <table:table-cell table:formula="of:=ABS([.F21]-[$Positions.F21])" office:value-type="float" office:value="0.0228954989191203" calcext:value-type="float">
            <text:p>0.0228954989191203</text:p>
          </table:table-cell>
          <table:table-cell table:number-columns-repeated="7"/>
        </table:table-row>
        <table:table-row table:style-name="ro1">
          <table:table-cell table:formula="of:= [.I$2] * EXP([.I$4]*ROW([.A22]) + [.I$5])  + [.I$3]" office:value-type="float" office:value="0.916481667382023" calcext:value-type="float">
            <text:p>0.916481667382023</text:p>
          </table:table-cell>
          <table:table-cell table:formula="of:= [.J$2] * EXP([.J$4]*ROW([.B22]) + [.J$5])  + [.J$3]" office:value-type="float" office:value="0.944168858518335" calcext:value-type="float">
            <text:p>0.944168858518335</text:p>
          </table:table-cell>
          <table:table-cell table:formula="of:= [.K$2] * EXP([.K$4]*ROW([.C22]) + [.K$5])  + [.K$3]" office:value-type="float" office:value="0.94909773130554" calcext:value-type="float">
            <text:p>0.94909773130554</text:p>
          </table:table-cell>
          <table:table-cell table:formula="of:= [.L$2] * EXP([.L$4]*ROW([.D22]) + [.L$5])  + [.L$3]" office:value-type="float" office:value="0.976176563328125" calcext:value-type="float">
            <text:p>0.976176563328125</text:p>
          </table:table-cell>
          <table:table-cell table:formula="of:= [.M$2] * EXP([.M$4]*ROW([.E22]) + [.M$5])  + [.M$3]" office:value-type="float" office:value="0.859945613826281" calcext:value-type="float">
            <text:p>0.859945613826281</text:p>
          </table:table-cell>
          <table:table-cell table:formula="of:= [.N$2] * EXP([.N$4]*ROW([.F22]) + [.N$5])  + [.N$3]" office:value-type="float" office:value="1.03139356390816" calcext:value-type="float">
            <text:p>1.03139356390816</text:p>
          </table:table-cell>
          <table:table-cell table:number-columns-repeated="11"/>
          <table:table-cell table:formula="of:=ABS([.A22]-[$Positions.A22])" office:value-type="float" office:value="0.000980667382022737" calcext:value-type="float">
            <text:p>0.000980667382022737</text:p>
          </table:table-cell>
          <table:table-cell table:formula="of:=ABS([.B22]-[$Positions.B22])" office:value-type="float" office:value="0.00186814148166525" calcext:value-type="float">
            <text:p>0.00186814148166525</text:p>
          </table:table-cell>
          <table:table-cell table:formula="of:=ABS([.C22]-[$Positions.C22])" office:value-type="float" office:value="0.00128526869445988" calcext:value-type="float">
            <text:p>0.00128526869445988</text:p>
          </table:table-cell>
          <table:table-cell table:formula="of:=ABS([.D22]-[$Positions.D22])" office:value-type="float" office:value="0.000994436671875487" calcext:value-type="float">
            <text:p>0.000994436671875487</text:p>
          </table:table-cell>
          <table:table-cell table:formula="of:=ABS([.E22]-[$Positions.E22])" office:value-type="float" office:value="0.0120816138262807" calcext:value-type="float">
            <text:p>0.0120816138262807</text:p>
          </table:table-cell>
          <table:table-cell table:formula="of:=ABS([.F22]-[$Positions.F22])" office:value-type="float" office:value="0.0218364360918379" calcext:value-type="float">
            <text:p>0.0218364360918379</text:p>
          </table:table-cell>
          <table:table-cell table:number-columns-repeated="7"/>
        </table:table-row>
        <table:table-row table:style-name="ro1">
          <table:table-cell table:formula="of:= [.I$2] * EXP([.I$4]*ROW([.A23]) + [.I$5])  + [.I$3]" office:value-type="float" office:value="0.916893115548097" calcext:value-type="float">
            <text:p>0.916893115548097</text:p>
          </table:table-cell>
          <table:table-cell table:formula="of:= [.J$2] * EXP([.J$4]*ROW([.B23]) + [.J$5])  + [.J$3]" office:value-type="float" office:value="0.943936272210625" calcext:value-type="float">
            <text:p>0.943936272210625</text:p>
          </table:table-cell>
          <table:table-cell table:formula="of:= [.K$2] * EXP([.K$4]*ROW([.C23]) + [.K$5])  + [.K$3]" office:value-type="float" office:value="0.949425438185357" calcext:value-type="float">
            <text:p>0.949425438185357</text:p>
          </table:table-cell>
          <table:table-cell table:formula="of:= [.L$2] * EXP([.L$4]*ROW([.D23]) + [.L$5])  + [.L$3]" office:value-type="float" office:value="0.975682918019218" calcext:value-type="float">
            <text:p>0.975682918019218</text:p>
          </table:table-cell>
          <table:table-cell table:formula="of:= [.M$2] * EXP([.M$4]*ROW([.E23]) + [.M$5])  + [.M$3]" office:value-type="float" office:value="0.862830666316669" calcext:value-type="float">
            <text:p>0.862830666316669</text:p>
          </table:table-cell>
          <table:table-cell table:formula="of:= [.N$2] * EXP([.N$4]*ROW([.F23]) + [.N$5])  + [.N$3]" office:value-type="float" office:value="1.0284406405853" calcext:value-type="float">
            <text:p>1.0284406405853</text:p>
          </table:table-cell>
          <table:table-cell table:number-columns-repeated="11"/>
          <table:table-cell table:formula="of:=ABS([.A23]-[$Positions.A23])" office:value-type="float" office:value="0.000128115548096996" calcext:value-type="float">
            <text:p>0.000128115548096996</text:p>
          </table:table-cell>
          <table:table-cell table:formula="of:=ABS([.B23]-[$Positions.B23])" office:value-type="float" office:value="0.00385672778937529" calcext:value-type="float">
            <text:p>0.00385672778937529</text:p>
          </table:table-cell>
          <table:table-cell table:formula="of:=ABS([.C23]-[$Positions.C23])" office:value-type="float" office:value="0.00181356181464309" calcext:value-type="float">
            <text:p>0.00181356181464309</text:p>
          </table:table-cell>
          <table:table-cell table:formula="of:=ABS([.D23]-[$Positions.D23])" office:value-type="float" office:value="0.00000008198078171873" calcext:value-type="float">
            <text:p>8.19807817187268E-08</text:p>
          </table:table-cell>
          <table:table-cell table:formula="of:=ABS([.E23]-[$Positions.E23])" office:value-type="float" office:value="0.00198033368333106" calcext:value-type="float">
            <text:p>0.00198033368333106</text:p>
          </table:table-cell>
          <table:table-cell table:formula="of:=ABS([.F23]-[$Positions.F23])" office:value-type="float" office:value="0.010209359414697" calcext:value-type="float">
            <text:p>0.010209359414697</text:p>
          </table:table-cell>
          <table:table-cell table:number-columns-repeated="7"/>
        </table:table-row>
        <table:table-row table:style-name="ro1">
          <table:table-cell table:formula="of:= [.I$2] * EXP([.I$4]*ROW([.A24]) + [.I$5])  + [.I$3]" office:value-type="float" office:value="0.917294818504765" calcext:value-type="float">
            <text:p>0.917294818504765</text:p>
          </table:table-cell>
          <table:table-cell table:formula="of:= [.J$2] * EXP([.J$4]*ROW([.B24]) + [.J$5])  + [.J$3]" office:value-type="float" office:value="0.943730111450669" calcext:value-type="float">
            <text:p>0.943730111450669</text:p>
          </table:table-cell>
          <table:table-cell table:formula="of:= [.K$2] * EXP([.K$4]*ROW([.C24]) + [.K$5])  + [.K$3]" office:value-type="float" office:value="0.949726189672023" calcext:value-type="float">
            <text:p>0.949726189672023</text:p>
          </table:table-cell>
          <table:table-cell table:formula="of:= [.L$2] * EXP([.L$4]*ROW([.D24]) + [.L$5])  + [.L$3]" office:value-type="float" office:value="0.97525955218977" calcext:value-type="float">
            <text:p>0.97525955218977</text:p>
          </table:table-cell>
          <table:table-cell table:formula="of:= [.M$2] * EXP([.M$4]*ROW([.E24]) + [.M$5])  + [.M$3]" office:value-type="float" office:value="0.865592589596999" calcext:value-type="float">
            <text:p>0.865592589596999</text:p>
          </table:table-cell>
          <table:table-cell table:formula="of:= [.N$2] * EXP([.N$4]*ROW([.F24]) + [.N$5])  + [.N$3]" office:value-type="float" office:value="1.02566447676183" calcext:value-type="float">
            <text:p>1.02566447676183</text:p>
          </table:table-cell>
          <table:table-cell table:number-columns-repeated="11"/>
          <table:table-cell table:formula="of:=ABS([.A24]-[$Positions.A24])" office:value-type="float" office:value="0.00113081850476515" calcext:value-type="float">
            <text:p>0.00113081850476515</text:p>
          </table:table-cell>
          <table:table-cell table:formula="of:=ABS([.B24]-[$Positions.B24])" office:value-type="float" office:value="0.000334111450668972" calcext:value-type="float">
            <text:p>0.000334111450668972</text:p>
          </table:table-cell>
          <table:table-cell table:formula="of:=ABS([.C24]-[$Positions.C24])" office:value-type="float" office:value="0.00199981032797736" calcext:value-type="float">
            <text:p>0.00199981032797736</text:p>
          </table:table-cell>
          <table:table-cell table:formula="of:=ABS([.D24]-[$Positions.D24])" office:value-type="float" office:value="0.000926447810229769" calcext:value-type="float">
            <text:p>0.000926447810229769</text:p>
          </table:table-cell>
          <table:table-cell table:formula="of:=ABS([.E24]-[$Positions.E24])" office:value-type="float" office:value="0.0109444104030009" calcext:value-type="float">
            <text:p>0.0109444104030009</text:p>
          </table:table-cell>
          <table:table-cell table:formula="of:=ABS([.F24]-[$Positions.F24])" office:value-type="float" office:value="0.0162055232381655" calcext:value-type="float">
            <text:p>0.0162055232381655</text:p>
          </table:table-cell>
          <table:table-cell table:number-columns-repeated="7"/>
        </table:table-row>
        <table:table-row table:style-name="ro1">
          <table:table-cell table:formula="of:= [.I$2] * EXP([.I$4]*ROW([.A25]) + [.I$5])  + [.I$3]" office:value-type="float" office:value="0.917687007068724" calcext:value-type="float">
            <text:p>0.917687007068724</text:p>
          </table:table-cell>
          <table:table-cell table:formula="of:= [.J$2] * EXP([.J$4]*ROW([.B25]) + [.J$5])  + [.J$3]" office:value-type="float" office:value="0.943547373870955" calcext:value-type="float">
            <text:p>0.943547373870955</text:p>
          </table:table-cell>
          <table:table-cell table:formula="of:= [.K$2] * EXP([.K$4]*ROW([.C25]) + [.K$5])  + [.K$3]" office:value-type="float" office:value="0.950002202970194" calcext:value-type="float">
            <text:p>0.950002202970194</text:p>
          </table:table-cell>
          <table:table-cell table:formula="of:= [.L$2] * EXP([.L$4]*ROW([.D25]) + [.L$5])  + [.L$3]" office:value-type="float" office:value="0.974896460264636" calcext:value-type="float">
            <text:p>0.974896460264636</text:p>
          </table:table-cell>
          <table:table-cell table:formula="of:= [.M$2] * EXP([.M$4]*ROW([.E25]) + [.M$5])  + [.M$3]" office:value-type="float" office:value="0.86823663861581" calcext:value-type="float">
            <text:p>0.86823663861581</text:p>
          </table:table-cell>
          <table:table-cell table:formula="of:= [.N$2] * EXP([.N$4]*ROW([.F25]) + [.N$5])  + [.N$3]" office:value-type="float" office:value="1.02305449176322" calcext:value-type="float">
            <text:p>1.02305449176322</text:p>
          </table:table-cell>
          <table:table-cell table:number-columns-repeated="11"/>
          <table:table-cell table:formula="of:=ABS([.A25]-[$Positions.A25])" office:value-type="float" office:value="0.000697992931276481" calcext:value-type="float">
            <text:p>0.000697992931276481</text:p>
          </table:table-cell>
          <table:table-cell table:formula="of:=ABS([.B25]-[$Positions.B25])" office:value-type="float" office:value="0.00213437387095494" calcext:value-type="float">
            <text:p>0.00213437387095494</text:p>
          </table:table-cell>
          <table:table-cell table:formula="of:=ABS([.C25]-[$Positions.C25])" office:value-type="float" office:value="0.00151279702980589" calcext:value-type="float">
            <text:p>0.00151279702980589</text:p>
          </table:table-cell>
          <table:table-cell table:formula="of:=ABS([.D25]-[$Positions.D25])" office:value-type="float" office:value="0.00134153973536366" calcext:value-type="float">
            <text:p>0.00134153973536366</text:p>
          </table:table-cell>
          <table:table-cell table:formula="of:=ABS([.E25]-[$Positions.E25])" office:value-type="float" office:value="0.0196983613841898" calcext:value-type="float">
            <text:p>0.0196983613841898</text:p>
          </table:table-cell>
          <table:table-cell table:formula="of:=ABS([.F25]-[$Positions.F25])" office:value-type="float" office:value="0.000324491763215473" calcext:value-type="float">
            <text:p>0.000324491763215473</text:p>
          </table:table-cell>
          <table:table-cell table:number-columns-repeated="7"/>
        </table:table-row>
        <table:table-row table:style-name="ro1">
          <table:table-cell table:formula="of:= [.I$2] * EXP([.I$4]*ROW([.A26]) + [.I$5])  + [.I$3]" office:value-type="float" office:value="0.918069906589741" calcext:value-type="float">
            <text:p>0.918069906589741</text:p>
          </table:table-cell>
          <table:table-cell table:formula="of:= [.J$2] * EXP([.J$4]*ROW([.B26]) + [.J$5])  + [.J$3]" office:value-type="float" office:value="0.943385398221239" calcext:value-type="float">
            <text:p>0.943385398221239</text:p>
          </table:table-cell>
          <table:table-cell table:formula="of:= [.K$2] * EXP([.K$4]*ROW([.C26]) + [.K$5])  + [.K$3]" office:value-type="float" office:value="0.950255512909281" calcext:value-type="float">
            <text:p>0.950255512909281</text:p>
          </table:table-cell>
          <table:table-cell table:formula="of:= [.L$2] * EXP([.L$4]*ROW([.D26]) + [.L$5])  + [.L$3]" office:value-type="float" office:value="0.974585061146126" calcext:value-type="float">
            <text:p>0.974585061146126</text:p>
          </table:table-cell>
          <table:table-cell table:formula="of:= [.M$2] * EXP([.M$4]*ROW([.E26]) + [.M$5])  + [.M$3]" office:value-type="float" office:value="0.870767844049236" calcext:value-type="float">
            <text:p>0.870767844049236</text:p>
          </table:table-cell>
          <table:table-cell table:formula="of:= [.N$2] * EXP([.N$4]*ROW([.F26]) + [.N$5])  + [.N$3]" office:value-type="float" office:value="1.02060073826516" calcext:value-type="float">
            <text:p>1.02060073826516</text:p>
          </table:table-cell>
          <table:table-cell table:number-columns-repeated="11"/>
          <table:table-cell table:formula="of:=ABS([.A26]-[$Positions.A26])" office:value-type="float" office:value="0.000520093410258715" calcext:value-type="float">
            <text:p>0.000520093410258715</text:p>
          </table:table-cell>
          <table:table-cell table:formula="of:=ABS([.B26]-[$Positions.B26])" office:value-type="float" office:value="0.00133539822123918" calcext:value-type="float">
            <text:p>0.00133539822123918</text:p>
          </table:table-cell>
          <table:table-cell table:formula="of:=ABS([.C26]-[$Positions.C26])" office:value-type="float" office:value="0.000197487090719317" calcext:value-type="float">
            <text:p>0.000197487090719317</text:p>
          </table:table-cell>
          <table:table-cell table:formula="of:=ABS([.D26]-[$Positions.D26])" office:value-type="float" office:value="0.000845938853873962" calcext:value-type="float">
            <text:p>0.000845938853873962</text:p>
          </table:table-cell>
          <table:table-cell table:formula="of:=ABS([.E26]-[$Positions.E26])" office:value-type="float" office:value="0.00613715595076436" calcext:value-type="float">
            <text:p>0.00613715595076436</text:p>
          </table:table-cell>
          <table:table-cell table:formula="of:=ABS([.F26]-[$Positions.F26])" office:value-type="float" office:value="0.0112007382651578" calcext:value-type="float">
            <text:p>0.0112007382651578</text:p>
          </table:table-cell>
          <table:table-cell table:number-columns-repeated="7"/>
        </table:table-row>
        <table:table-row table:style-name="ro1">
          <table:table-cell table:formula="of:= [.I$2] * EXP([.I$4]*ROW([.A27]) + [.I$5])  + [.I$3]" office:value-type="float" office:value="0.918443737080146" calcext:value-type="float">
            <text:p>0.918443737080146</text:p>
          </table:table-cell>
          <table:table-cell table:formula="of:= [.J$2] * EXP([.J$4]*ROW([.B27]) + [.J$5])  + [.J$3]" office:value-type="float" office:value="0.943241825612136" calcext:value-type="float">
            <text:p>0.943241825612136</text:p>
          </table:table-cell>
          <table:table-cell table:formula="of:= [.K$2] * EXP([.K$4]*ROW([.C27]) + [.K$5])  + [.K$3]" office:value-type="float" office:value="0.950487986944644" calcext:value-type="float">
            <text:p>0.950487986944644</text:p>
          </table:table-cell>
          <table:table-cell table:formula="of:= [.L$2] * EXP([.L$4]*ROW([.D27]) + [.L$5])  + [.L$3]" office:value-type="float" office:value="0.974317995413466" calcext:value-type="float">
            <text:p>0.974317995413466</text:p>
          </table:table-cell>
          <table:table-cell table:formula="of:= [.M$2] * EXP([.M$4]*ROW([.E27]) + [.M$5])  + [.M$3]" office:value-type="float" office:value="0.873191021872574" calcext:value-type="float">
            <text:p>0.873191021872574</text:p>
          </table:table-cell>
          <table:table-cell table:formula="of:= [.N$2] * EXP([.N$4]*ROW([.F27]) + [.N$5])  + [.N$3]" office:value-type="float" office:value="1.01829386438182" calcext:value-type="float">
            <text:p>1.01829386438182</text:p>
          </table:table-cell>
          <table:table-cell table:number-columns-repeated="11"/>
          <table:table-cell table:formula="of:=ABS([.A27]-[$Positions.A27])" office:value-type="float" office:value="0.00138026291985394" calcext:value-type="float">
            <text:p>0.00138026291985394</text:p>
          </table:table-cell>
          <table:table-cell table:formula="of:=ABS([.B27]-[$Positions.B27])" office:value-type="float" office:value="0.000340825612135554" calcext:value-type="float">
            <text:p>0.000340825612135554</text:p>
          </table:table-cell>
          <table:table-cell table:formula="of:=ABS([.C27]-[$Positions.C27])" office:value-type="float" office:value="0.00000001305535546337" calcext:value-type="float">
            <text:p>1.3055355463365E-08</text:p>
          </table:table-cell>
          <table:table-cell table:formula="of:=ABS([.D27]-[$Positions.D27])" office:value-type="float" office:value="0.000822995413465755" calcext:value-type="float">
            <text:p>0.000822995413465755</text:p>
          </table:table-cell>
          <table:table-cell table:formula="of:=ABS([.E27]-[$Positions.E27])" office:value-type="float" office:value="0.00192197812742589" calcext:value-type="float">
            <text:p>0.00192197812742589</text:p>
          </table:table-cell>
          <table:table-cell table:formula="of:=ABS([.F27]-[$Positions.F27])" office:value-type="float" office:value="0.0175638643818155" calcext:value-type="float">
            <text:p>0.0175638643818155</text:p>
          </table:table-cell>
          <table:table-cell table:number-columns-repeated="7"/>
        </table:table-row>
        <table:table-row table:style-name="ro1">
          <table:table-cell table:formula="of:= [.I$2] * EXP([.I$4]*ROW([.A28]) + [.I$5])  + [.I$3]" office:value-type="float" office:value="0.918808713341241" calcext:value-type="float">
            <text:p>0.918808713341241</text:p>
          </table:table-cell>
          <table:table-cell table:formula="of:= [.J$2] * EXP([.J$4]*ROW([.B28]) + [.J$5])  + [.J$3]" office:value-type="float" office:value="0.943114565162055" calcext:value-type="float">
            <text:p>0.943114565162055</text:p>
          </table:table-cell>
          <table:table-cell table:formula="of:= [.K$2] * EXP([.K$4]*ROW([.C28]) + [.K$5])  + [.K$3]" office:value-type="float" office:value="0.950701338924884" calcext:value-type="float">
            <text:p>0.950701338924884</text:p>
          </table:table-cell>
          <table:table-cell table:formula="of:= [.L$2] * EXP([.L$4]*ROW([.D28]) + [.L$5])  + [.L$3]" office:value-type="float" office:value="0.974088951394643" calcext:value-type="float">
            <text:p>0.974088951394643</text:p>
          </table:table-cell>
          <table:table-cell table:formula="of:= [.M$2] * EXP([.M$4]*ROW([.E28]) + [.M$5])  + [.M$3]" office:value-type="float" office:value="0.875510782523361" calcext:value-type="float">
            <text:p>0.875510782523361</text:p>
          </table:table-cell>
          <table:table-cell table:formula="of:= [.N$2] * EXP([.N$4]*ROW([.F28]) + [.N$5])  + [.N$3]" office:value-type="float" office:value="1.01612507802334" calcext:value-type="float">
            <text:p>1.01612507802334</text:p>
          </table:table-cell>
          <table:table-cell table:number-columns-repeated="11"/>
          <table:table-cell table:formula="of:=ABS([.A28]-[$Positions.A28])" office:value-type="float" office:value="0.00014571334124136" calcext:value-type="float">
            <text:p>0.00014571334124136</text:p>
          </table:table-cell>
          <table:table-cell table:formula="of:=ABS([.B28]-[$Positions.B28])" office:value-type="float" office:value="0.000132565162055398" calcext:value-type="float">
            <text:p>0.000132565162055398</text:p>
          </table:table-cell>
          <table:table-cell table:formula="of:=ABS([.C28]-[$Positions.C28])" office:value-type="float" office:value="0.0012393389248837" calcext:value-type="float">
            <text:p>0.0012393389248837</text:p>
          </table:table-cell>
          <table:table-cell table:formula="of:=ABS([.D28]-[$Positions.D28])" office:value-type="float" office:value="0.001102951394643" calcext:value-type="float">
            <text:p>0.001102951394643</text:p>
          </table:table-cell>
          <table:table-cell table:formula="of:=ABS([.E28]-[$Positions.E28])" office:value-type="float" office:value="0.00708821747663879" calcext:value-type="float">
            <text:p>0.00708821747663879</text:p>
          </table:table-cell>
          <table:table-cell table:formula="of:=ABS([.F28]-[$Positions.F28])" office:value-type="float" office:value="0.0102150780233403" calcext:value-type="float">
            <text:p>0.0102150780233403</text:p>
          </table:table-cell>
          <table:table-cell table:number-columns-repeated="7"/>
        </table:table-row>
        <table:table-row table:style-name="ro1">
          <table:table-cell table:formula="of:= [.I$2] * EXP([.I$4]*ROW([.A29]) + [.I$5])  + [.I$3]" office:value-type="float" office:value="0.919165045086731" calcext:value-type="float">
            <text:p>0.919165045086731</text:p>
          </table:table-cell>
          <table:table-cell table:formula="of:= [.J$2] * EXP([.J$4]*ROW([.B29]) + [.J$5])  + [.J$3]" office:value-type="float" office:value="0.943001763547209" calcext:value-type="float">
            <text:p>0.943001763547209</text:p>
          </table:table-cell>
          <table:table-cell table:formula="of:= [.K$2] * EXP([.K$4]*ROW([.C29]) + [.K$5])  + [.K$3]" office:value-type="float" office:value="0.950897141726692" calcext:value-type="float">
            <text:p>0.950897141726692</text:p>
          </table:table-cell>
          <table:table-cell table:formula="of:= [.L$2] * EXP([.L$4]*ROW([.D29]) + [.L$5])  + [.L$3]" office:value-type="float" office:value="0.973892516000121" calcext:value-type="float">
            <text:p>0.973892516000121</text:p>
          </table:table-cell>
          <table:table-cell table:formula="of:= [.M$2] * EXP([.M$4]*ROW([.E29]) + [.M$5])  + [.M$3]" office:value-type="float" office:value="0.877731539673378" calcext:value-type="float">
            <text:p>0.877731539673378</text:p>
          </table:table-cell>
          <table:table-cell table:formula="of:= [.N$2] * EXP([.N$4]*ROW([.F29]) + [.N$5])  + [.N$3]" office:value-type="float" office:value="1.01408611338697" calcext:value-type="float">
            <text:p>1.01408611338697</text:p>
          </table:table-cell>
          <table:table-cell table:number-columns-repeated="11"/>
          <table:table-cell table:formula="of:=ABS([.A29]-[$Positions.A29])" office:value-type="float" office:value="0.000488045086730726" calcext:value-type="float">
            <text:p>0.000488045086730726</text:p>
          </table:table-cell>
          <table:table-cell table:formula="of:=ABS([.B29]-[$Positions.B29])" office:value-type="float" office:value="0.000826236452791007" calcext:value-type="float">
            <text:p>0.000826236452791007</text:p>
          </table:table-cell>
          <table:table-cell table:formula="of:=ABS([.C29]-[$Positions.C29])" office:value-type="float" office:value="0.00319314172669216" calcext:value-type="float">
            <text:p>0.00319314172669216</text:p>
          </table:table-cell>
          <table:table-cell table:formula="of:=ABS([.D29]-[$Positions.D29])" office:value-type="float" office:value="0.00042851600012106" calcext:value-type="float">
            <text:p>0.00042851600012106</text:p>
          </table:table-cell>
          <table:table-cell table:formula="of:=ABS([.E29]-[$Positions.E29])" office:value-type="float" office:value="0.00814946032662223" calcext:value-type="float">
            <text:p>0.00814946032662223</text:p>
          </table:table-cell>
          <table:table-cell table:formula="of:=ABS([.F29]-[$Positions.F29])" office:value-type="float" office:value="0.000233886613032253" calcext:value-type="float">
            <text:p>0.000233886613032253</text:p>
          </table:table-cell>
          <table:table-cell table:number-columns-repeated="7"/>
        </table:table-row>
        <table:table-row table:style-name="ro1">
          <table:table-cell table:formula="of:= [.I$2] * EXP([.I$4]*ROW([.A30]) + [.I$5])  + [.I$3]" office:value-type="float" office:value="0.919512937063218" calcext:value-type="float">
            <text:p>0.919512937063218</text:p>
          </table:table-cell>
          <table:table-cell table:formula="of:= [.J$2] * EXP([.J$4]*ROW([.B30]) + [.J$5])  + [.J$3]" office:value-type="float" office:value="0.942901778011216" calcext:value-type="float">
            <text:p>0.942901778011216</text:p>
          </table:table-cell>
          <table:table-cell table:formula="of:= [.K$2] * EXP([.K$4]*ROW([.C30]) + [.K$5])  + [.K$3]" office:value-type="float" office:value="0.951076838850445" calcext:value-type="float">
            <text:p>0.951076838850445</text:p>
          </table:table-cell>
          <table:table-cell table:formula="of:= [.L$2] * EXP([.L$4]*ROW([.D30]) + [.L$5])  + [.L$3]" office:value-type="float" office:value="0.973724046793113" calcext:value-type="float">
            <text:p>0.973724046793113</text:p>
          </table:table-cell>
          <table:table-cell table:formula="of:= [.M$2] * EXP([.M$4]*ROW([.E30]) + [.M$5])  + [.M$3]" office:value-type="float" office:value="0.879857518626282" calcext:value-type="float">
            <text:p>0.879857518626282</text:p>
          </table:table-cell>
          <table:table-cell table:formula="of:= [.N$2] * EXP([.N$4]*ROW([.F30]) + [.N$5])  + [.N$3]" office:value-type="float" office:value="1.01216919945391" calcext:value-type="float">
            <text:p>1.01216919945391</text:p>
          </table:table-cell>
          <table:table-cell table:number-columns-repeated="11"/>
          <table:table-cell table:formula="of:=ABS([.A30]-[$Positions.A30])" office:value-type="float" office:value="0.000550062936781504" calcext:value-type="float">
            <text:p>0.000550062936781504</text:p>
          </table:table-cell>
          <table:table-cell table:formula="of:=ABS([.B30]-[$Positions.B30])" office:value-type="float" office:value="0.0000347780112162077" calcext:value-type="float">
            <text:p>3.47780112162077E-05</text:p>
          </table:table-cell>
          <table:table-cell table:formula="of:=ABS([.C30]-[$Positions.C30])" office:value-type="float" office:value="0.0024548388504454" calcext:value-type="float">
            <text:p>0.0024548388504454</text:p>
          </table:table-cell>
          <table:table-cell table:formula="of:=ABS([.D30]-[$Positions.D30])" office:value-type="float" office:value="0.000147953206887097" calcext:value-type="float">
            <text:p>0.000147953206887097</text:p>
          </table:table-cell>
          <table:table-cell table:formula="of:=ABS([.E30]-[$Positions.E30])" office:value-type="float" office:value="0.00762951862628236" calcext:value-type="float">
            <text:p>0.00762951862628236</text:p>
          </table:table-cell>
          <table:table-cell table:formula="of:=ABS([.F30]-[$Positions.F30])" office:value-type="float" office:value="0.00577080054608636" calcext:value-type="float">
            <text:p>0.00577080054608636</text:p>
          </table:table-cell>
          <table:table-cell table:number-columns-repeated="7"/>
        </table:table-row>
        <table:table-row table:style-name="ro1">
          <table:table-cell table:formula="of:= [.I$2] * EXP([.I$4]*ROW([.A31]) + [.I$5])  + [.I$3]" office:value-type="float" office:value="0.919852589167856" calcext:value-type="float">
            <text:p>0.919852589167856</text:p>
          </table:table-cell>
          <table:table-cell table:formula="of:= [.J$2] * EXP([.J$4]*ROW([.B31]) + [.J$5])  + [.J$3]" office:value-type="float" office:value="0.94281315244126" calcext:value-type="float">
            <text:p>0.94281315244126</text:p>
          </table:table-cell>
          <table:table-cell table:formula="of:= [.K$2] * EXP([.K$4]*ROW([.C31]) + [.K$5])  + [.K$3]" office:value-type="float" office:value="0.951241755061996" calcext:value-type="float">
            <text:p>0.951241755061996</text:p>
          </table:table-cell>
          <table:table-cell table:formula="of:= [.L$2] * EXP([.L$4]*ROW([.D31]) + [.L$5])  + [.L$3]" office:value-type="float" office:value="0.973579562273004" calcext:value-type="float">
            <text:p>0.973579562273004</text:p>
          </table:table-cell>
          <table:table-cell table:formula="of:= [.M$2] * EXP([.M$4]*ROW([.E31]) + [.M$5])  + [.M$3]" office:value-type="float" office:value="0.881892764356848" calcext:value-type="float">
            <text:p>0.881892764356848</text:p>
          </table:table-cell>
          <table:table-cell table:formula="of:= [.N$2] * EXP([.N$4]*ROW([.F31]) + [.N$5])  + [.N$3]" office:value-type="float" office:value="1.01036703037202" calcext:value-type="float">
            <text:p>1.01036703037202</text:p>
          </table:table-cell>
          <table:table-cell table:number-columns-repeated="11"/>
          <table:table-cell table:formula="of:=ABS([.A31]-[$Positions.A31])" office:value-type="float" office:value="0.000511589167855764" calcext:value-type="float">
            <text:p>0.000511589167855764</text:p>
          </table:table-cell>
          <table:table-cell table:formula="of:=ABS([.B31]-[$Positions.B31])" office:value-type="float" office:value="0.0010911524412599" calcext:value-type="float">
            <text:p>0.0010911524412599</text:p>
          </table:table-cell>
          <table:table-cell table:formula="of:=ABS([.C31]-[$Positions.C31])" office:value-type="float" office:value="0.000338755061995766" calcext:value-type="float">
            <text:p>0.000338755061995766</text:p>
          </table:table-cell>
          <table:table-cell table:formula="of:=ABS([.D31]-[$Positions.D31])" office:value-type="float" office:value="0.00211256227300383" calcext:value-type="float">
            <text:p>0.00211256227300383</text:p>
          </table:table-cell>
          <table:table-cell table:formula="of:=ABS([.E31]-[$Positions.E31])" office:value-type="float" office:value="0.00271476435684759" calcext:value-type="float">
            <text:p>0.00271476435684759</text:p>
          </table:table-cell>
          <table:table-cell table:formula="of:=ABS([.F31]-[$Positions.F31])" office:value-type="float" office:value="0.00195703037202399" calcext:value-type="float">
            <text:p>0.00195703037202399</text:p>
          </table:table-cell>
          <table:table-cell table:number-columns-repeated="7"/>
        </table:table-row>
        <table:table-row table:style-name="ro1">
          <table:table-cell table:formula="of:= [.I$2] * EXP([.I$4]*ROW([.A32]) + [.I$5])  + [.I$3]" office:value-type="float" office:value="0.920184196563201" calcext:value-type="float">
            <text:p>0.920184196563201</text:p>
          </table:table-cell>
          <table:table-cell table:formula="of:= [.J$2] * EXP([.J$4]*ROW([.B32]) + [.J$5])  + [.J$3]" office:value-type="float" office:value="0.942734596162373" calcext:value-type="float">
            <text:p>0.942734596162373</text:p>
          </table:table-cell>
          <table:table-cell table:formula="of:= [.K$2] * EXP([.K$4]*ROW([.C32]) + [.K$5])  + [.K$3]" office:value-type="float" office:value="0.951393106159131" calcext:value-type="float">
            <text:p>0.951393106159131</text:p>
          </table:table-cell>
          <table:table-cell table:formula="of:= [.L$2] * EXP([.L$4]*ROW([.D32]) + [.L$5])  + [.L$3]" office:value-type="float" office:value="0.973455647778943" calcext:value-type="float">
            <text:p>0.973455647778943</text:p>
          </table:table-cell>
          <table:table-cell table:formula="of:= [.M$2] * EXP([.M$4]*ROW([.E32]) + [.M$5])  + [.M$3]" office:value-type="float" office:value="0.883841149207095" calcext:value-type="float">
            <text:p>0.883841149207095</text:p>
          </table:table-cell>
          <table:table-cell table:formula="of:= [.N$2] * EXP([.N$4]*ROW([.F32]) + [.N$5])  + [.N$3]" office:value-type="float" office:value="1.00867273761129" calcext:value-type="float">
            <text:p>1.00867273761129</text:p>
          </table:table-cell>
          <table:table-cell table:number-columns-repeated="11"/>
          <table:table-cell table:formula="of:=ABS([.A32]-[$Positions.A32])" office:value-type="float" office:value="0.000289196563200589" calcext:value-type="float">
            <text:p>0.000289196563200589</text:p>
          </table:table-cell>
          <table:table-cell table:formula="of:=ABS([.B32]-[$Positions.B32])" office:value-type="float" office:value="0.000129596162372958" calcext:value-type="float">
            <text:p>0.000129596162372958</text:p>
          </table:table-cell>
          <table:table-cell table:formula="of:=ABS([.C32]-[$Positions.C32])" office:value-type="float" office:value="0.000225106159131183" calcext:value-type="float">
            <text:p>0.000225106159131183</text:p>
          </table:table-cell>
          <table:table-cell table:formula="of:=ABS([.D32]-[$Positions.D32])" office:value-type="float" office:value="0.000873647778943609" calcext:value-type="float">
            <text:p>0.000873647778943609</text:p>
          </table:table-cell>
          <table:table-cell table:formula="of:=ABS([.E32]-[$Positions.E32])" office:value-type="float" office:value="0.00805714920709477" calcext:value-type="float">
            <text:p>0.00805714920709477</text:p>
          </table:table-cell>
          <table:table-cell table:formula="of:=ABS([.F32]-[$Positions.F32])" office:value-type="float" office:value="0.00113273761129262" calcext:value-type="float">
            <text:p>0.00113273761129262</text:p>
          </table:table-cell>
          <table:table-cell table:number-columns-repeated="7"/>
        </table:table-row>
        <table:table-row table:style-name="ro1">
          <table:table-cell table:formula="of:= [.I$2] * EXP([.I$4]*ROW([.A33]) + [.I$5])  + [.I$3]" office:value-type="float" office:value="0.920507949789358" calcext:value-type="float">
            <text:p>0.920507949789358</text:p>
          </table:table-cell>
          <table:table-cell table:formula="of:= [.J$2] * EXP([.J$4]*ROW([.B33]) + [.J$5])  + [.J$3]" office:value-type="float" office:value="0.942664965141037" calcext:value-type="float">
            <text:p>0.942664965141037</text:p>
          </table:table-cell>
          <table:table-cell table:formula="of:= [.K$2] * EXP([.K$4]*ROW([.C33]) + [.K$5])  + [.K$3]" office:value-type="float" office:value="0.951532007934698" calcext:value-type="float">
            <text:p>0.951532007934698</text:p>
          </table:table-cell>
          <table:table-cell table:formula="of:= [.L$2] * EXP([.L$4]*ROW([.D33]) + [.L$5])  + [.L$3]" office:value-type="float" office:value="0.973349374789791" calcext:value-type="float">
            <text:p>0.973349374789791</text:p>
          </table:table-cell>
          <table:table-cell table:formula="of:= [.M$2] * EXP([.M$4]*ROW([.E33]) + [.M$5])  + [.M$3]" office:value-type="float" office:value="0.885706380253971" calcext:value-type="float">
            <text:p>0.885706380253971</text:p>
          </table:table-cell>
          <table:table-cell table:formula="of:= [.N$2] * EXP([.N$4]*ROW([.F33]) + [.N$5])  + [.N$3]" office:value-type="float" office:value="1.00707986378613" calcext:value-type="float">
            <text:p>1.00707986378613</text:p>
          </table:table-cell>
          <table:table-cell table:number-columns-repeated="11"/>
          <table:table-cell table:formula="of:=ABS([.A33]-[$Positions.A33])" office:value-type="float" office:value="0.000400050210641934" calcext:value-type="float">
            <text:p>0.000400050210641934</text:p>
          </table:table-cell>
          <table:table-cell table:formula="of:=ABS([.B33]-[$Positions.B33])" office:value-type="float" office:value="0.000170965141036983" calcext:value-type="float">
            <text:p>0.000170965141036983</text:p>
          </table:table-cell>
          <table:table-cell table:formula="of:=ABS([.C33]-[$Positions.C33])" office:value-type="float" office:value="0.0000530079346978685" calcext:value-type="float">
            <text:p>5.30079346978685E-05</text:p>
          </table:table-cell>
          <table:table-cell table:formula="of:=ABS([.D33]-[$Positions.D33])" office:value-type="float" office:value="0.000595374789791325" calcext:value-type="float">
            <text:p>0.000595374789791325</text:p>
          </table:table-cell>
          <table:table-cell table:formula="of:=ABS([.E33]-[$Positions.E33])" office:value-type="float" office:value="0.00000061974602882931" calcext:value-type="float">
            <text:p>6.19746028829304E-07</text:p>
          </table:table-cell>
          <table:table-cell table:formula="of:=ABS([.F33]-[$Positions.F33])" office:value-type="float" office:value="0.0120701362138742" calcext:value-type="float">
            <text:p>0.0120701362138742</text:p>
          </table:table-cell>
          <table:table-cell table:number-columns-repeated="7"/>
        </table:table-row>
        <table:table-row table:style-name="ro1">
          <table:table-cell table:formula="of:= [.I$2] * EXP([.I$4]*ROW([.A34]) + [.I$5])  + [.I$3]" office:value-type="float" office:value="0.920824034873463" calcext:value-type="float">
            <text:p>0.920824034873463</text:p>
          </table:table-cell>
          <table:table-cell table:formula="of:= [.J$2] * EXP([.J$4]*ROW([.B34]) + [.J$5])  + [.J$3]" office:value-type="float" office:value="0.942603245324353" calcext:value-type="float">
            <text:p>0.942603245324353</text:p>
          </table:table-cell>
          <table:table-cell table:formula="of:= [.K$2] * EXP([.K$4]*ROW([.C34]) + [.K$5])  + [.K$3]" office:value-type="float" office:value="0.951659484402465" calcext:value-type="float">
            <text:p>0.951659484402465</text:p>
          </table:table-cell>
          <table:table-cell table:formula="of:= [.L$2] * EXP([.L$4]*ROW([.D34]) + [.L$5])  + [.L$3]" office:value-type="float" office:value="0.973258231713196" calcext:value-type="float">
            <text:p>0.973258231713196</text:p>
          </table:table-cell>
          <table:table-cell table:formula="of:= [.M$2] * EXP([.M$4]*ROW([.E34]) + [.M$5])  + [.M$3]" office:value-type="float" office:value="0.887492006362586" calcext:value-type="float">
            <text:p>0.887492006362586</text:p>
          </table:table-cell>
          <table:table-cell table:formula="of:= [.N$2] * EXP([.N$4]*ROW([.F34]) + [.N$5])  + [.N$3]" office:value-type="float" office:value="1.00558233804459" calcext:value-type="float">
            <text:p>1.00558233804459</text:p>
          </table:table-cell>
          <table:table-cell table:number-columns-repeated="11"/>
          <table:table-cell table:formula="of:=ABS([.A34]-[$Positions.A34])" office:value-type="float" office:value="0.000741965126537347" calcext:value-type="float">
            <text:p>0.000741965126537347</text:p>
          </table:table-cell>
          <table:table-cell table:formula="of:=ABS([.B34]-[$Positions.B34])" office:value-type="float" office:value="0.000734754675647098" calcext:value-type="float">
            <text:p>0.000734754675647098</text:p>
          </table:table-cell>
          <table:table-cell table:formula="of:=ABS([.C34]-[$Positions.C34])" office:value-type="float" office:value="0.0000074844024654519" calcext:value-type="float">
            <text:p>7.4844024654519E-06</text:p>
          </table:table-cell>
          <table:table-cell table:formula="of:=ABS([.D34]-[$Positions.D34])" office:value-type="float" office:value="0.000133768286803559" calcext:value-type="float">
            <text:p>0.000133768286803559</text:p>
          </table:table-cell>
          <table:table-cell table:formula="of:=ABS([.E34]-[$Positions.E34])" office:value-type="float" office:value="0.0040480063625864" calcext:value-type="float">
            <text:p>0.0040480063625864</text:p>
          </table:table-cell>
          <table:table-cell table:formula="of:=ABS([.F34]-[$Positions.F34])" office:value-type="float" office:value="0.012847661955415" calcext:value-type="float">
            <text:p>0.012847661955415</text:p>
          </table:table-cell>
          <table:table-cell table:number-columns-repeated="7"/>
        </table:table-row>
        <table:table-row table:style-name="ro1">
          <table:table-cell table:formula="of:= [.I$2] * EXP([.I$4]*ROW([.A35]) + [.I$5])  + [.I$3]" office:value-type="float" office:value="0.92113263343657" calcext:value-type="float">
            <text:p>0.92113263343657</text:p>
          </table:table-cell>
          <table:table-cell table:formula="of:= [.J$2] * EXP([.J$4]*ROW([.B35]) + [.J$5])  + [.J$3]" office:value-type="float" office:value="0.942548537872151" calcext:value-type="float">
            <text:p>0.942548537872151</text:p>
          </table:table-cell>
          <table:table-cell table:formula="of:= [.K$2] * EXP([.K$4]*ROW([.C35]) + [.K$5])  + [.K$3]" office:value-type="float" office:value="0.951776475346377" calcext:value-type="float">
            <text:p>0.951776475346377</text:p>
          </table:table-cell>
          <table:table-cell table:formula="of:= [.L$2] * EXP([.L$4]*ROW([.D35]) + [.L$5])  + [.L$3]" office:value-type="float" office:value="0.973180064528125" calcext:value-type="float">
            <text:p>0.973180064528125</text:p>
          </table:table-cell>
          <table:table-cell table:formula="of:= [.M$2] * EXP([.M$4]*ROW([.E35]) + [.M$5])  + [.M$3]" office:value-type="float" office:value="0.889201424938429" calcext:value-type="float">
            <text:p>0.889201424938429</text:p>
          </table:table-cell>
          <table:table-cell table:formula="of:= [.N$2] * EXP([.N$4]*ROW([.F35]) + [.N$5])  + [.N$3]" office:value-type="float" office:value="1.00417445293081" calcext:value-type="float">
            <text:p>1.00417445293081</text:p>
          </table:table-cell>
          <table:table-cell table:number-columns-repeated="11"/>
          <table:table-cell table:formula="of:=ABS([.A35]-[$Positions.A35])" office:value-type="float" office:value="0.00268336656343027" calcext:value-type="float">
            <text:p>0.00268336656343027</text:p>
          </table:table-cell>
          <table:table-cell table:formula="of:=ABS([.B35]-[$Positions.B35])" office:value-type="float" office:value="0.0017834621278493" calcext:value-type="float">
            <text:p>0.0017834621278493</text:p>
          </table:table-cell>
          <table:table-cell table:formula="of:=ABS([.C35]-[$Positions.C35])" office:value-type="float" office:value="0.000875475346376997" calcext:value-type="float">
            <text:p>0.000875475346376997</text:p>
          </table:table-cell>
          <table:table-cell table:formula="of:=ABS([.D35]-[$Positions.D35])" office:value-type="float" office:value="0.000472064528124871" calcext:value-type="float">
            <text:p>0.000472064528124871</text:p>
          </table:table-cell>
          <table:table-cell table:formula="of:=ABS([.E35]-[$Positions.E35])" office:value-type="float" office:value="0.0016194249384287" calcext:value-type="float">
            <text:p>0.0016194249384287</text:p>
          </table:table-cell>
          <table:table-cell table:formula="of:=ABS([.F35]-[$Positions.F35])" office:value-type="float" office:value="0.002415547069192" calcext:value-type="float">
            <text:p>0.002415547069192</text:p>
          </table:table-cell>
          <table:table-cell table:number-columns-repeated="7"/>
        </table:table-row>
        <table:table-row table:style-name="ro1">
          <table:table-cell table:formula="of:= [.I$2] * EXP([.I$4]*ROW([.A36]) + [.I$5])  + [.I$3]" office:value-type="float" office:value="0.921433922798013" calcext:value-type="float">
            <text:p>0.921433922798013</text:p>
          </table:table-cell>
          <table:table-cell table:formula="of:= [.J$2] * EXP([.J$4]*ROW([.B36]) + [.J$5])  + [.J$3]" office:value-type="float" office:value="0.94250004606697" calcext:value-type="float">
            <text:p>0.94250004606697</text:p>
          </table:table-cell>
          <table:table-cell table:formula="of:= [.K$2] * EXP([.K$4]*ROW([.C36]) + [.K$5])  + [.K$3]" office:value-type="float" office:value="0.951883843248837" calcext:value-type="float">
            <text:p>0.951883843248837</text:p>
          </table:table-cell>
          <table:table-cell table:formula="of:= [.L$2] * EXP([.L$4]*ROW([.D36]) + [.L$5])  + [.L$3]" office:value-type="float" office:value="0.973113025878012" calcext:value-type="float">
            <text:p>0.973113025878012</text:p>
          </table:table-cell>
          <table:table-cell table:formula="of:= [.M$2] * EXP([.M$4]*ROW([.E36]) + [.M$5])  + [.M$3]" office:value-type="float" office:value="0.890837888391408" calcext:value-type="float">
            <text:p>0.890837888391408</text:p>
          </table:table-cell>
          <table:table-cell table:formula="of:= [.N$2] * EXP([.N$4]*ROW([.F36]) + [.N$5])  + [.N$3]" office:value-type="float" office:value="1.00285084263243" calcext:value-type="float">
            <text:p>1.00285084263243</text:p>
          </table:table-cell>
          <table:table-cell table:number-columns-repeated="11"/>
          <table:table-cell table:formula="of:=ABS([.A36]-[$Positions.A36])" office:value-type="float" office:value="0.0011430772019867" calcext:value-type="float">
            <text:p>0.0011430772019867</text:p>
          </table:table-cell>
          <table:table-cell table:formula="of:=ABS([.B36]-[$Positions.B36])" office:value-type="float" office:value="0.00118895393303042" calcext:value-type="float">
            <text:p>0.00118895393303042</text:p>
          </table:table-cell>
          <table:table-cell table:formula="of:=ABS([.C36]-[$Positions.C36])" office:value-type="float" office:value="0.000146843248837514" calcext:value-type="float">
            <text:p>0.000146843248837514</text:p>
          </table:table-cell>
          <table:table-cell table:formula="of:=ABS([.D36]-[$Positions.D36])" office:value-type="float" office:value="0.00101002587801236" calcext:value-type="float">
            <text:p>0.00101002587801236</text:p>
          </table:table-cell>
          <table:table-cell table:formula="of:=ABS([.E36]-[$Positions.E36])" office:value-type="float" office:value="0.00314988839140806" calcext:value-type="float">
            <text:p>0.00314988839140806</text:p>
          </table:table-cell>
          <table:table-cell table:formula="of:=ABS([.F36]-[$Positions.F36])" office:value-type="float" office:value="0.00278915736757357" calcext:value-type="float">
            <text:p>0.00278915736757357</text:p>
          </table:table-cell>
          <table:table-cell table:number-columns-repeated="7"/>
        </table:table-row>
        <table:table-row table:style-name="ro1">
          <table:table-cell table:formula="of:= [.I$2] * EXP([.I$4]*ROW([.A37]) + [.I$5])  + [.I$3]" office:value-type="float" office:value="0.921728076077293" calcext:value-type="float">
            <text:p>0.921728076077293</text:p>
          </table:table-cell>
          <table:table-cell table:formula="of:= [.J$2] * EXP([.J$4]*ROW([.B37]) + [.J$5])  + [.J$3]" office:value-type="float" office:value="0.942457063711275" calcext:value-type="float">
            <text:p>0.942457063711275</text:p>
          </table:table-cell>
          <table:table-cell table:formula="of:= [.K$2] * EXP([.K$4]*ROW([.C37]) + [.K$5])  + [.K$3]" office:value-type="float" office:value="0.951982379649121" calcext:value-type="float">
            <text:p>0.951982379649121</text:p>
          </table:table-cell>
          <table:table-cell table:formula="of:= [.L$2] * EXP([.L$4]*ROW([.D37]) + [.L$5])  + [.L$3]" office:value-type="float" office:value="0.973055531411443" calcext:value-type="float">
            <text:p>0.973055531411443</text:p>
          </table:table-cell>
          <table:table-cell table:formula="of:= [.M$2] * EXP([.M$4]*ROW([.E37]) + [.M$5])  + [.M$3]" office:value-type="float" office:value="0.892404510324025" calcext:value-type="float">
            <text:p>0.892404510324025</text:p>
          </table:table-cell>
          <table:table-cell table:formula="of:= [.N$2] * EXP([.N$4]*ROW([.F37]) + [.N$5])  + [.N$3]" office:value-type="float" office:value="1.00160646253007" calcext:value-type="float">
            <text:p>1.00160646253007</text:p>
          </table:table-cell>
          <table:table-cell table:number-columns-repeated="11"/>
          <table:table-cell table:formula="of:=ABS([.A37]-[$Positions.A37])" office:value-type="float" office:value="0.0012649239227065" calcext:value-type="float">
            <text:p>0.0012649239227065</text:p>
          </table:table-cell>
          <table:table-cell table:formula="of:=ABS([.B37]-[$Positions.B37])" office:value-type="float" office:value="0.000619936288725476" calcext:value-type="float">
            <text:p>0.000619936288725476</text:p>
          </table:table-cell>
          <table:table-cell table:formula="of:=ABS([.C37]-[$Positions.C37])" office:value-type="float" office:value="0.000493379649120773" calcext:value-type="float">
            <text:p>0.000493379649120773</text:p>
          </table:table-cell>
          <table:table-cell table:formula="of:=ABS([.D37]-[$Positions.D37])" office:value-type="float" office:value="0.00248953141144315" calcext:value-type="float">
            <text:p>0.00248953141144315</text:p>
          </table:table-cell>
          <table:table-cell table:formula="of:=ABS([.E37]-[$Positions.E37])" office:value-type="float" office:value="0.00512051032402505" calcext:value-type="float">
            <text:p>0.00512051032402505</text:p>
          </table:table-cell>
          <table:table-cell table:formula="of:=ABS([.F37]-[$Positions.F37])" office:value-type="float" office:value="0.00635646253007471" calcext:value-type="float">
            <text:p>0.00635646253007471</text:p>
          </table:table-cell>
          <table:table-cell table:number-columns-repeated="7"/>
        </table:table-row>
        <table:table-row table:style-name="ro1">
          <table:table-cell table:formula="of:= [.I$2] * EXP([.I$4]*ROW([.A38]) + [.I$5])  + [.I$3]" office:value-type="float" office:value="0.92201526229355" calcext:value-type="float">
            <text:p>0.92201526229355</text:p>
          </table:table-cell>
          <table:table-cell table:formula="of:= [.J$2] * EXP([.J$4]*ROW([.B38]) + [.J$5])  + [.J$3]" office:value-type="float" office:value="0.942418964842936" calcext:value-type="float">
            <text:p>0.942418964842936</text:p>
          </table:table-cell>
          <table:table-cell table:formula="of:= [.K$2] * EXP([.K$4]*ROW([.C38]) + [.K$5])  + [.K$3]" office:value-type="float" office:value="0.952072810978767" calcext:value-type="float">
            <text:p>0.952072810978767</text:p>
          </table:table-cell>
          <table:table-cell table:formula="of:= [.L$2] * EXP([.L$4]*ROW([.D38]) + [.L$5])  + [.L$3]" office:value-type="float" office:value="0.973006222338535" calcext:value-type="float">
            <text:p>0.973006222338535</text:p>
          </table:table-cell>
          <table:table-cell table:formula="of:= [.M$2] * EXP([.M$4]*ROW([.E38]) + [.M$5])  + [.M$3]" office:value-type="float" office:value="0.893904271455438" calcext:value-type="float">
            <text:p>0.893904271455438</text:p>
          </table:table-cell>
          <table:table-cell table:formula="of:= [.N$2] * EXP([.N$4]*ROW([.F38]) + [.N$5])  + [.N$3]" office:value-type="float" office:value="1.00043656997105" calcext:value-type="float">
            <text:p>1.00043656997105</text:p>
          </table:table-cell>
          <table:table-cell table:number-columns-repeated="11"/>
          <table:table-cell table:formula="of:=ABS([.A38]-[$Positions.A38])" office:value-type="float" office:value="0.000681737706450303" calcext:value-type="float">
            <text:p>0.000681737706450303</text:p>
          </table:table-cell>
          <table:table-cell table:formula="of:=ABS([.B38]-[$Positions.B38])" office:value-type="float" office:value="0.000818035157063801" calcext:value-type="float">
            <text:p>0.000818035157063801</text:p>
          </table:table-cell>
          <table:table-cell table:formula="of:=ABS([.C38]-[$Positions.C38])" office:value-type="float" office:value="0.00144981097876662" calcext:value-type="float">
            <text:p>0.00144981097876662</text:p>
          </table:table-cell>
          <table:table-cell table:formula="of:=ABS([.D38]-[$Positions.D38])" office:value-type="float" office:value="0.0000692223385347912" calcext:value-type="float">
            <text:p>6.92223385347912E-05</text:p>
          </table:table-cell>
          <table:table-cell table:formula="of:=ABS([.E38]-[$Positions.E38])" office:value-type="float" office:value="0.00646272854456209" calcext:value-type="float">
            <text:p>0.00646272854456209</text:p>
          </table:table-cell>
          <table:table-cell table:formula="of:=ABS([.F38]-[$Positions.F38])" office:value-type="float" office:value="0.0133775699710464" calcext:value-type="float">
            <text:p>0.0133775699710464</text:p>
          </table:table-cell>
          <table:table-cell table:number-columns-repeated="7"/>
        </table:table-row>
        <table:table-row table:style-name="ro1">
          <table:table-cell table:formula="of:= [.I$2] * EXP([.I$4]*ROW([.A39]) + [.I$5])  + [.I$3]" office:value-type="float" office:value="0.922295646462679" calcext:value-type="float">
            <text:p>0.922295646462679</text:p>
          </table:table-cell>
          <table:table-cell table:formula="of:= [.J$2] * EXP([.J$4]*ROW([.B39]) + [.J$5])  + [.J$3]" office:value-type="float" office:value="0.942385194619197" calcext:value-type="float">
            <text:p>0.942385194619197</text:p>
          </table:table-cell>
          <table:table-cell table:formula="of:= [.K$2] * EXP([.K$4]*ROW([.C39]) + [.K$5])  + [.K$3]" office:value-type="float" office:value="0.95215580391699" calcext:value-type="float">
            <text:p>0.95215580391699</text:p>
          </table:table-cell>
          <table:table-cell table:formula="of:= [.L$2] * EXP([.L$4]*ROW([.D39]) + [.L$5])  + [.L$3]" office:value-type="float" office:value="0.97296393331811" calcext:value-type="float">
            <text:p>0.97296393331811</text:p>
          </table:table-cell>
          <table:table-cell table:formula="of:= [.M$2] * EXP([.M$4]*ROW([.E39]) + [.M$5])  + [.M$3]" office:value-type="float" office:value="0.895340025292702" calcext:value-type="float">
            <text:p>0.895340025292702</text:p>
          </table:table-cell>
          <table:table-cell table:formula="of:= [.N$2] * EXP([.N$4]*ROW([.F39]) + [.N$5])  + [.N$3]" office:value-type="float" office:value="0.999336706193827" calcext:value-type="float">
            <text:p>0.999336706193827</text:p>
          </table:table-cell>
          <table:table-cell table:number-columns-repeated="11"/>
          <table:table-cell table:formula="of:=ABS([.A39]-[$Positions.A39])" office:value-type="float" office:value="0.000333353537321002" calcext:value-type="float">
            <text:p>0.000333353537321002</text:p>
          </table:table-cell>
          <table:table-cell table:formula="of:=ABS([.B39]-[$Positions.B39])" office:value-type="float" office:value="0.00177280538080327" calcext:value-type="float">
            <text:p>0.00177280538080327</text:p>
          </table:table-cell>
          <table:table-cell table:formula="of:=ABS([.C39]-[$Positions.C39])" office:value-type="float" office:value="0.00244480391699042" calcext:value-type="float">
            <text:p>0.00244480391699042</text:p>
          </table:table-cell>
          <table:table-cell table:formula="of:=ABS([.D39]-[$Positions.D39])" office:value-type="float" office:value="0.00112806668189036" calcext:value-type="float">
            <text:p>0.00112806668189036</text:p>
          </table:table-cell>
          <table:table-cell table:formula="of:=ABS([.E39]-[$Positions.E39])" office:value-type="float" office:value="0.00121802529270221" calcext:value-type="float">
            <text:p>0.00121802529270221</text:p>
          </table:table-cell>
          <table:table-cell table:formula="of:=ABS([.F39]-[$Positions.F39])" office:value-type="float" office:value="0.0158127061938272" calcext:value-type="float">
            <text:p>0.0158127061938272</text:p>
          </table:table-cell>
          <table:table-cell table:number-columns-repeated="7"/>
        </table:table-row>
        <table:table-row table:style-name="ro1">
          <table:table-cell table:formula="of:= [.I$2] * EXP([.I$4]*ROW([.A40]) + [.I$5])  + [.I$3]" office:value-type="float" office:value="0.922569389692153" calcext:value-type="float">
            <text:p>0.922569389692153</text:p>
          </table:table-cell>
          <table:table-cell table:formula="of:= [.J$2] * EXP([.J$4]*ROW([.B40]) + [.J$5])  + [.J$3]" office:value-type="float" office:value="0.942355261236365" calcext:value-type="float">
            <text:p>0.942355261236365</text:p>
          </table:table-cell>
          <table:table-cell table:formula="of:= [.K$2] * EXP([.K$4]*ROW([.C40]) + [.K$5])  + [.K$3]" office:value-type="float" office:value="0.952231970305586" calcext:value-type="float">
            <text:p>0.952231970305586</text:p>
          </table:table-cell>
          <table:table-cell table:formula="of:= [.L$2] * EXP([.L$4]*ROW([.D40]) + [.L$5])  + [.L$3]" office:value-type="float" office:value="0.972927664916717" calcext:value-type="float">
            <text:p>0.972927664916717</text:p>
          </table:table-cell>
          <table:table-cell table:formula="of:= [.M$2] * EXP([.M$4]*ROW([.E40]) + [.M$5])  + [.M$3]" office:value-type="float" office:value="0.896714503559969" calcext:value-type="float">
            <text:p>0.896714503559969</text:p>
          </table:table-cell>
          <table:table-cell table:formula="of:= [.N$2] * EXP([.N$4]*ROW([.F40]) + [.N$5])  + [.N$3]" office:value-type="float" office:value="0.998302679334605" calcext:value-type="float">
            <text:p>0.998302679334605</text:p>
          </table:table-cell>
          <table:table-cell table:number-columns-repeated="11"/>
          <table:table-cell table:formula="of:=ABS([.A40]-[$Positions.A40])" office:value-type="float" office:value="0.000544389692152647" calcext:value-type="float">
            <text:p>0.000544389692152647</text:p>
          </table:table-cell>
          <table:table-cell table:formula="of:=ABS([.B40]-[$Positions.B40])" office:value-type="float" office:value="0.00141873876363452" calcext:value-type="float">
            <text:p>0.00141873876363452</text:p>
          </table:table-cell>
          <table:table-cell table:formula="of:=ABS([.C40]-[$Positions.C40])" office:value-type="float" office:value="0.000586970305585965" calcext:value-type="float">
            <text:p>0.000586970305585965</text:p>
          </table:table-cell>
          <table:table-cell table:formula="of:=ABS([.D40]-[$Positions.D40])" office:value-type="float" office:value="0.000829335083282645" calcext:value-type="float">
            <text:p>0.000829335083282645</text:p>
          </table:table-cell>
          <table:table-cell table:formula="of:=ABS([.E40]-[$Positions.E40])" office:value-type="float" office:value="0.0112055035599693" calcext:value-type="float">
            <text:p>0.0112055035599693</text:p>
          </table:table-cell>
          <table:table-cell table:formula="of:=ABS([.F40]-[$Positions.F40])" office:value-type="float" office:value="0.0234256793346053" calcext:value-type="float">
            <text:p>0.0234256793346053</text:p>
          </table:table-cell>
          <table:table-cell table:number-columns-repeated="7"/>
        </table:table-row>
        <table:table-row table:style-name="ro1">
          <table:table-cell table:formula="of:= [.I$2] * EXP([.I$4]*ROW([.A41]) + [.I$5])  + [.I$3]" office:value-type="float" office:value="0.922836649273588" calcext:value-type="float">
            <text:p>0.922836649273588</text:p>
          </table:table-cell>
          <table:table-cell table:formula="of:= [.J$2] * EXP([.J$4]*ROW([.B41]) + [.J$5])  + [.J$3]" office:value-type="float" office:value="0.942328728767566" calcext:value-type="float">
            <text:p>0.942328728767566</text:p>
          </table:table-cell>
          <table:table-cell table:formula="of:= [.K$2] * EXP([.K$4]*ROW([.C41]) + [.K$5])  + [.K$3]" office:value-type="float" office:value="0.952301871659555" calcext:value-type="float">
            <text:p>0.952301871659555</text:p>
          </table:table-cell>
          <table:table-cell table:formula="of:= [.L$2] * EXP([.L$4]*ROW([.D41]) + [.L$5])  + [.L$3]" office:value-type="float" office:value="0.972896559988622" calcext:value-type="float">
            <text:p>0.972896559988622</text:p>
          </table:table-cell>
          <table:table-cell table:formula="of:= [.M$2] * EXP([.M$4]*ROW([.E41]) + [.M$5])  + [.M$3]" office:value-type="float" office:value="0.898030321395977" calcext:value-type="float">
            <text:p>0.898030321395977</text:p>
          </table:table-cell>
          <table:table-cell table:formula="of:= [.N$2] * EXP([.N$4]*ROW([.F41]) + [.N$5])  + [.N$3]" office:value-type="float" office:value="0.997330548451001" calcext:value-type="float">
            <text:p>0.997330548451001</text:p>
          </table:table-cell>
          <table:table-cell table:number-columns-repeated="11"/>
          <table:table-cell table:formula="of:=ABS([.A41]-[$Positions.A41])" office:value-type="float" office:value="0.000432649273588215" calcext:value-type="float">
            <text:p>0.000432649273588215</text:p>
          </table:table-cell>
          <table:table-cell table:formula="of:=ABS([.B41]-[$Positions.B41])" office:value-type="float" office:value="0.00135427123243415" calcext:value-type="float">
            <text:p>0.00135427123243415</text:p>
          </table:table-cell>
          <table:table-cell table:formula="of:=ABS([.C41]-[$Positions.C41])" office:value-type="float" office:value="0.00130687165955468" calcext:value-type="float">
            <text:p>0.00130687165955468</text:p>
          </table:table-cell>
          <table:table-cell table:formula="of:=ABS([.D41]-[$Positions.D41])" office:value-type="float" office:value="0.000150440011378206" calcext:value-type="float">
            <text:p>0.000150440011378206</text:p>
          </table:table-cell>
          <table:table-cell table:formula="of:=ABS([.E41]-[$Positions.E41])" office:value-type="float" office:value="0.0141103213959775" calcext:value-type="float">
            <text:p>0.0141103213959775</text:p>
          </table:table-cell>
          <table:table-cell table:formula="of:=ABS([.F41]-[$Positions.F41])" office:value-type="float" office:value="0.016896548451001" calcext:value-type="float">
            <text:p>0.016896548451001</text:p>
          </table:table-cell>
          <table:table-cell table:number-columns-repeated="7"/>
        </table:table-row>
        <table:table-row table:style-name="ro1">
          <table:table-cell table:formula="of:= [.I$2] * EXP([.I$4]*ROW([.A42]) + [.I$5])  + [.I$3]" office:value-type="float" office:value="0.923097578773129" calcext:value-type="float">
            <text:p>0.923097578773129</text:p>
          </table:table-cell>
          <table:table-cell table:formula="of:= [.J$2] * EXP([.J$4]*ROW([.B42]) + [.J$5])  + [.J$3]" office:value-type="float" office:value="0.94230521081423" calcext:value-type="float">
            <text:p>0.94230521081423</text:p>
          </table:table-cell>
          <table:table-cell table:formula="of:= [.K$2] * EXP([.K$4]*ROW([.C42]) + [.K$5])  + [.K$3]" office:value-type="float" office:value="0.952366023306715" calcext:value-type="float">
            <text:p>0.952366023306715</text:p>
          </table:table-cell>
          <table:table-cell table:formula="of:= [.L$2] * EXP([.L$4]*ROW([.D42]) + [.L$5])  + [.L$3]" office:value-type="float" office:value="0.972869883418531" calcext:value-type="float">
            <text:p>0.972869883418531</text:p>
          </table:table-cell>
          <table:table-cell table:formula="of:= [.M$2] * EXP([.M$4]*ROW([.E42]) + [.M$5])  + [.M$3]" office:value-type="float" office:value="0.899289982329722" calcext:value-type="float">
            <text:p>0.899289982329722</text:p>
          </table:table-cell>
          <table:table-cell table:formula="of:= [.N$2] * EXP([.N$4]*ROW([.F42]) + [.N$5])  + [.N$3]" office:value-type="float" office:value="0.996416608502122" calcext:value-type="float">
            <text:p>0.996416608502122</text:p>
          </table:table-cell>
          <table:table-cell table:number-columns-repeated="11"/>
          <table:table-cell table:formula="of:=ABS([.A42]-[$Positions.A42])" office:value-type="float" office:value="0.00125257877312857" calcext:value-type="float">
            <text:p>0.00125257877312857</text:p>
          </table:table-cell>
          <table:table-cell table:formula="of:=ABS([.B42]-[$Positions.B42])" office:value-type="float" office:value="0.00226978918576992" calcext:value-type="float">
            <text:p>0.00226978918576992</text:p>
          </table:table-cell>
          <table:table-cell table:formula="of:=ABS([.C42]-[$Positions.C42])" office:value-type="float" office:value="0.0000760233067153004" calcext:value-type="float">
            <text:p>7.60233067153004E-05</text:p>
          </table:table-cell>
          <table:table-cell table:formula="of:=ABS([.D42]-[$Positions.D42])" office:value-type="float" office:value="0.000731883418531032" calcext:value-type="float">
            <text:p>0.000731883418531032</text:p>
          </table:table-cell>
          <table:table-cell table:formula="of:=ABS([.E42]-[$Positions.E42])" office:value-type="float" office:value="0.0089530176702779" calcext:value-type="float">
            <text:p>0.0089530176702779</text:p>
          </table:table-cell>
          <table:table-cell table:formula="of:=ABS([.F42]-[$Positions.F42])" office:value-type="float" office:value="0.00942860850212168" calcext:value-type="float">
            <text:p>0.00942860850212168</text:p>
          </table:table-cell>
          <table:table-cell table:number-columns-repeated="7"/>
        </table:table-row>
        <table:table-row table:style-name="ro1">
          <table:table-cell table:formula="of:= [.I$2] * EXP([.I$4]*ROW([.A43]) + [.I$5])  + [.I$3]" office:value-type="float" office:value="0.92335232811968" calcext:value-type="float">
            <text:p>0.92335232811968</text:p>
          </table:table-cell>
          <table:table-cell table:formula="of:= [.J$2] * EXP([.J$4]*ROW([.B43]) + [.J$5])  + [.J$3]" office:value-type="float" office:value="0.942284364878887" calcext:value-type="float">
            <text:p>0.942284364878887</text:p>
          </table:table-cell>
          <table:table-cell table:formula="of:= [.K$2] * EXP([.K$4]*ROW([.C43]) + [.K$5])  + [.K$3]" office:value-type="float" office:value="0.95242489818681" calcext:value-type="float">
            <text:p>0.95242489818681</text:p>
          </table:table-cell>
          <table:table-cell table:formula="of:= [.L$2] * EXP([.L$4]*ROW([.D43]) + [.L$5])  + [.L$3]" office:value-type="float" office:value="0.972847004748321" calcext:value-type="float">
            <text:p>0.972847004748321</text:p>
          </table:table-cell>
          <table:table-cell table:formula="of:= [.M$2] * EXP([.M$4]*ROW([.E43]) + [.M$5])  + [.M$3]" office:value-type="float" office:value="0.900495883043772" calcext:value-type="float">
            <text:p>0.900495883043772</text:p>
          </table:table-cell>
          <table:table-cell table:formula="of:= [.N$2] * EXP([.N$4]*ROW([.F43]) + [.N$5])  + [.N$3]" office:value-type="float" office:value="0.995557376227697" calcext:value-type="float">
            <text:p>0.995557376227697</text:p>
          </table:table-cell>
          <table:table-cell table:number-columns-repeated="11"/>
          <table:table-cell table:formula="of:=ABS([.A43]-[$Positions.A43])" office:value-type="float" office:value="0.000381328119680391" calcext:value-type="float">
            <text:p>0.000381328119680391</text:p>
          </table:table-cell>
          <table:table-cell table:formula="of:=ABS([.B43]-[$Positions.B43])" office:value-type="float" office:value="0.000658635121113194" calcext:value-type="float">
            <text:p>0.000658635121113194</text:p>
          </table:table-cell>
          <table:table-cell table:formula="of:=ABS([.C43]-[$Positions.C43])" office:value-type="float" office:value="0.00013489818681045" calcext:value-type="float">
            <text:p>0.00013489818681045</text:p>
          </table:table-cell>
          <table:table-cell table:formula="of:=ABS([.D43]-[$Positions.D43])" office:value-type="float" office:value="0.00107499525167931" calcext:value-type="float">
            <text:p>0.00107499525167931</text:p>
          </table:table-cell>
          <table:table-cell table:formula="of:=ABS([.E43]-[$Positions.E43])" office:value-type="float" office:value="0.00765711695622751" calcext:value-type="float">
            <text:p>0.00765711695622751</text:p>
          </table:table-cell>
          <table:table-cell table:formula="of:=ABS([.F43]-[$Positions.F43])" office:value-type="float" office:value="0.00790937622769716" calcext:value-type="float">
            <text:p>0.00790937622769716</text:p>
          </table:table-cell>
          <table:table-cell table:number-columns-repeated="7"/>
        </table:table-row>
        <table:table-row table:style-name="ro1">
          <table:table-cell table:formula="of:= [.I$2] * EXP([.I$4]*ROW([.A44]) + [.I$5])  + [.I$3]" office:value-type="float" office:value="0.923601043691062" calcext:value-type="float">
            <text:p>0.923601043691062</text:p>
          </table:table-cell>
          <table:table-cell table:formula="of:= [.J$2] * EXP([.J$4]*ROW([.B44]) + [.J$5])  + [.J$3]" office:value-type="float" office:value="0.942265887377289" calcext:value-type="float">
            <text:p>0.942265887377289</text:p>
          </table:table-cell>
          <table:table-cell table:formula="of:= [.K$2] * EXP([.K$4]*ROW([.C44]) + [.K$5])  + [.K$3]" office:value-type="float" office:value="0.952478930338121" calcext:value-type="float">
            <text:p>0.952478930338121</text:p>
          </table:table-cell>
          <table:table-cell table:formula="of:= [.L$2] * EXP([.L$4]*ROW([.D44]) + [.L$5])  + [.L$3]" office:value-type="float" office:value="0.972827383277164" calcext:value-type="float">
            <text:p>0.972827383277164</text:p>
          </table:table-cell>
          <table:table-cell table:formula="of:= [.M$2] * EXP([.M$4]*ROW([.E44]) + [.M$5])  + [.M$3]" office:value-type="float" office:value="0.901650317934298" calcext:value-type="float">
            <text:p>0.901650317934298</text:p>
          </table:table-cell>
          <table:table-cell table:formula="of:= [.N$2] * EXP([.N$4]*ROW([.F44]) + [.N$5])  + [.N$3]" office:value-type="float" office:value="0.994749576872479" calcext:value-type="float">
            <text:p>0.994749576872479</text:p>
          </table:table-cell>
          <table:table-cell table:number-columns-repeated="11"/>
          <table:table-cell table:formula="of:=ABS([.A44]-[$Positions.A44])" office:value-type="float" office:value="0.000667043691061964" calcext:value-type="float">
            <text:p>0.000667043691061964</text:p>
          </table:table-cell>
          <table:table-cell table:formula="of:=ABS([.B44]-[$Positions.B44])" office:value-type="float" office:value="0.0019551126227112" calcext:value-type="float">
            <text:p>0.0019551126227112</text:p>
          </table:table-cell>
          <table:table-cell table:formula="of:=ABS([.C44]-[$Positions.C44])" office:value-type="float" office:value="0.0000459303381213916" calcext:value-type="float">
            <text:p>4.59303381213916E-05</text:p>
          </table:table-cell>
          <table:table-cell table:formula="of:=ABS([.D44]-[$Positions.D44])" office:value-type="float" office:value="0.00174761672283597" calcext:value-type="float">
            <text:p>0.00174761672283597</text:p>
          </table:table-cell>
          <table:table-cell table:formula="of:=ABS([.E44]-[$Positions.E44])" office:value-type="float" office:value="0.00859268206570196" calcext:value-type="float">
            <text:p>0.00859268206570196</text:p>
          </table:table-cell>
          <table:table-cell table:formula="of:=ABS([.F44]-[$Positions.F44])" office:value-type="float" office:value="0.00632657687247906" calcext:value-type="float">
            <text:p>0.00632657687247906</text:p>
          </table:table-cell>
          <table:table-cell table:number-columns-repeated="7"/>
        </table:table-row>
        <table:table-row table:style-name="ro1">
          <table:table-cell table:formula="of:= [.I$2] * EXP([.I$4]*ROW([.A45]) + [.I$5])  + [.I$3]" office:value-type="float" office:value="0.923843868398112" calcext:value-type="float">
            <text:p>0.923843868398112</text:p>
          </table:table-cell>
          <table:table-cell table:formula="of:= [.J$2] * EXP([.J$4]*ROW([.B45]) + [.J$5])  + [.J$3]" office:value-type="float" office:value="0.942249509217246" calcext:value-type="float">
            <text:p>0.942249509217246</text:p>
          </table:table-cell>
          <table:table-cell table:formula="of:= [.K$2] * EXP([.K$4]*ROW([.C45]) + [.K$5])  + [.K$3]" office:value-type="float" office:value="0.952528518097291" calcext:value-type="float">
            <text:p>0.952528518097291</text:p>
          </table:table-cell>
          <table:table-cell table:formula="of:= [.L$2] * EXP([.L$4]*ROW([.D45]) + [.L$5])  + [.L$3]" office:value-type="float" office:value="0.972810555282932" calcext:value-type="float">
            <text:p>0.972810555282932</text:p>
          </table:table-cell>
          <table:table-cell table:formula="of:= [.M$2] * EXP([.M$4]*ROW([.E45]) + [.M$5])  + [.M$3]" office:value-type="float" office:value="0.902755483476482" calcext:value-type="float">
            <text:p>0.902755483476482</text:p>
          </table:table-cell>
          <table:table-cell table:formula="of:= [.N$2] * EXP([.N$4]*ROW([.F45]) + [.N$5])  + [.N$3]" office:value-type="float" office:value="0.993990131705306" calcext:value-type="float">
            <text:p>0.993990131705306</text:p>
          </table:table-cell>
          <table:table-cell table:number-columns-repeated="11"/>
          <table:table-cell table:formula="of:=ABS([.A45]-[$Positions.A45])" office:value-type="float" office:value="0.000635868398112471" calcext:value-type="float">
            <text:p>0.000635868398112471</text:p>
          </table:table-cell>
          <table:table-cell table:formula="of:=ABS([.B45]-[$Positions.B45])" office:value-type="float" office:value="0.00162249078275445" calcext:value-type="float">
            <text:p>0.00162249078275445</text:p>
          </table:table-cell>
          <table:table-cell table:formula="of:=ABS([.C45]-[$Positions.C45])" office:value-type="float" office:value="0.000750518097290875" calcext:value-type="float">
            <text:p>0.000750518097290875</text:p>
          </table:table-cell>
          <table:table-cell table:formula="of:=ABS([.D45]-[$Positions.D45])" office:value-type="float" office:value="0.00118144471706838" calcext:value-type="float">
            <text:p>0.00118144471706838</text:p>
          </table:table-cell>
          <table:table-cell table:formula="of:=ABS([.E45]-[$Positions.E45])" office:value-type="float" office:value="0.00930451652351816" calcext:value-type="float">
            <text:p>0.00930451652351816</text:p>
          </table:table-cell>
          <table:table-cell table:formula="of:=ABS([.F45]-[$Positions.F45])" office:value-type="float" office:value="0.0115161317053063" calcext:value-type="float">
            <text:p>0.0115161317053063</text:p>
          </table:table-cell>
          <table:table-cell table:number-columns-repeated="7"/>
        </table:table-row>
        <table:table-row table:style-name="ro1">
          <table:table-cell table:formula="of:= [.I$2] * EXP([.I$4]*ROW([.A46]) + [.I$5])  + [.I$3]" office:value-type="float" office:value="0.924080941766807" calcext:value-type="float">
            <text:p>0.924080941766807</text:p>
          </table:table-cell>
          <table:table-cell table:formula="of:= [.J$2] * EXP([.J$4]*ROW([.B46]) + [.J$5])  + [.J$3]" office:value-type="float" office:value="0.94223499187977" calcext:value-type="float">
            <text:p>0.94223499187977</text:p>
          </table:table-cell>
          <table:table-cell table:formula="of:= [.K$2] * EXP([.K$4]*ROW([.C46]) + [.K$5])  + [.K$3]" office:value-type="float" office:value="0.952574027035947" calcext:value-type="float">
            <text:p>0.952574027035947</text:p>
          </table:table-cell>
          <table:table-cell table:formula="of:= [.L$2] * EXP([.L$4]*ROW([.D46]) + [.L$5])  + [.L$3]" office:value-type="float" office:value="0.972796123062858" calcext:value-type="float">
            <text:p>0.972796123062858</text:p>
          </table:table-cell>
          <table:table-cell table:formula="of:= [.M$2] * EXP([.M$4]*ROW([.E46]) + [.M$5])  + [.M$3]" office:value-type="float" office:value="0.903813482403623" calcext:value-type="float">
            <text:p>0.903813482403623</text:p>
          </table:table-cell>
          <table:table-cell table:formula="of:= [.N$2] * EXP([.N$4]*ROW([.F46]) + [.N$5])  + [.N$3]" office:value-type="float" office:value="0.993276146285268" calcext:value-type="float">
            <text:p>0.993276146285268</text:p>
          </table:table-cell>
          <table:table-cell table:number-columns-repeated="11"/>
          <table:table-cell table:formula="of:=ABS([.A46]-[$Positions.A46])" office:value-type="float" office:value="0.000213941766806669" calcext:value-type="float">
            <text:p>0.000213941766806669</text:p>
          </table:table-cell>
          <table:table-cell table:formula="of:=ABS([.B46]-[$Positions.B46])" office:value-type="float" office:value="0.00173900812022987" calcext:value-type="float">
            <text:p>0.00173900812022987</text:p>
          </table:table-cell>
          <table:table-cell table:formula="of:=ABS([.C46]-[$Positions.C46])" office:value-type="float" office:value="0.000741027035946584" calcext:value-type="float">
            <text:p>0.000741027035946584</text:p>
          </table:table-cell>
          <table:table-cell table:formula="of:=ABS([.D46]-[$Positions.D46])" office:value-type="float" office:value="0.00161487693714157" calcext:value-type="float">
            <text:p>0.00161487693714157</text:p>
          </table:table-cell>
          <table:table-cell table:formula="of:=ABS([.E46]-[$Positions.E46])" office:value-type="float" office:value="0.00784351759637747" calcext:value-type="float">
            <text:p>0.00784351759637747</text:p>
          </table:table-cell>
          <table:table-cell table:formula="of:=ABS([.F46]-[$Positions.F46])" office:value-type="float" office:value="0.00817114628526783" calcext:value-type="float">
            <text:p>0.00817114628526783</text:p>
          </table:table-cell>
          <table:table-cell table:number-columns-repeated="7"/>
        </table:table-row>
        <table:table-row table:style-name="ro1">
          <table:table-cell table:formula="of:= [.I$2] * EXP([.I$4]*ROW([.A47]) + [.I$5])  + [.I$3]" office:value-type="float" office:value="0.924312400018426" calcext:value-type="float">
            <text:p>0.924312400018426</text:p>
          </table:table-cell>
          <table:table-cell table:formula="of:= [.J$2] * EXP([.J$4]*ROW([.B47]) + [.J$5])  + [.J$3]" office:value-type="float" office:value="0.942222123945471" calcext:value-type="float">
            <text:p>0.942222123945471</text:p>
          </table:table-cell>
          <table:table-cell table:formula="of:= [.K$2] * EXP([.K$4]*ROW([.C47]) + [.K$5])  + [.K$3]" office:value-type="float" office:value="0.952615792655774" calcext:value-type="float">
            <text:p>0.952615792655774</text:p>
          </table:table-cell>
          <table:table-cell table:formula="of:= [.L$2] * EXP([.L$4]*ROW([.D47]) + [.L$5])  + [.L$3]" office:value-type="float" office:value="0.972783745534476" calcext:value-type="float">
            <text:p>0.972783745534476</text:p>
          </table:table-cell>
          <table:table-cell table:formula="of:= [.M$2] * EXP([.M$4]*ROW([.E47]) + [.M$5])  + [.M$3]" office:value-type="float" office:value="0.904826327707883" calcext:value-type="float">
            <text:p>0.904826327707883</text:p>
          </table:table-cell>
          <table:table-cell table:formula="of:= [.N$2] * EXP([.N$4]*ROW([.F47]) + [.N$5])  + [.N$3]" office:value-type="float" office:value="0.992604899430244" calcext:value-type="float">
            <text:p>0.992604899430244</text:p>
          </table:table-cell>
          <table:table-cell table:number-columns-repeated="11"/>
          <table:table-cell table:formula="of:=ABS([.A47]-[$Positions.A47])" office:value-type="float" office:value="0.000101400018426401" calcext:value-type="float">
            <text:p>0.000101400018426401</text:p>
          </table:table-cell>
          <table:table-cell table:formula="of:=ABS([.B47]-[$Positions.B47])" office:value-type="float" office:value="0.00166887605452892" calcext:value-type="float">
            <text:p>0.00166887605452892</text:p>
          </table:table-cell>
          <table:table-cell table:formula="of:=ABS([.C47]-[$Positions.C47])" office:value-type="float" office:value="0.000653207344225915" calcext:value-type="float">
            <text:p>0.000653207344225915</text:p>
          </table:table-cell>
          <table:table-cell table:formula="of:=ABS([.D47]-[$Positions.D47])" office:value-type="float" office:value="0.00329225446552439" calcext:value-type="float">
            <text:p>0.00329225446552439</text:p>
          </table:table-cell>
          <table:table-cell table:formula="of:=ABS([.E47]-[$Positions.E47])" office:value-type="float" office:value="0.00861367229211696" calcext:value-type="float">
            <text:p>0.00861367229211696</text:p>
          </table:table-cell>
          <table:table-cell table:formula="of:=ABS([.F47]-[$Positions.F47])" office:value-type="float" office:value="0.0128148994302443" calcext:value-type="float">
            <text:p>0.0128148994302443</text:p>
          </table:table-cell>
          <table:table-cell table:number-columns-repeated="7"/>
        </table:table-row>
        <table:table-row table:style-name="ro1">
          <table:table-cell table:formula="of:= [.I$2] * EXP([.I$4]*ROW([.A48]) + [.I$5])  + [.I$3]" office:value-type="float" office:value="0.924538376147833" calcext:value-type="float">
            <text:p>0.924538376147833</text:p>
          </table:table-cell>
          <table:table-cell table:formula="of:= [.J$2] * EXP([.J$4]*ROW([.B48]) + [.J$5])  + [.J$3]" office:value-type="float" office:value="0.942210718015602" calcext:value-type="float">
            <text:p>0.942210718015602</text:p>
          </table:table-cell>
          <table:table-cell table:formula="of:= [.K$2] * EXP([.K$4]*ROW([.C48]) + [.K$5])  + [.K$3]" office:value-type="float" office:value="0.952654122861907" calcext:value-type="float">
            <text:p>0.952654122861907</text:p>
          </table:table-cell>
          <table:table-cell table:formula="of:= [.L$2] * EXP([.L$4]*ROW([.D48]) + [.L$5])  + [.L$3]" office:value-type="float" office:value="0.97277313017467" calcext:value-type="float">
            <text:p>0.97277313017467</text:p>
          </table:table-cell>
          <table:table-cell table:formula="of:= [.M$2] * EXP([.M$4]*ROW([.E48]) + [.M$5])  + [.M$3]" office:value-type="float" office:value="0.90579594647029" calcext:value-type="float">
            <text:p>0.90579594647029</text:p>
          </table:table-cell>
          <table:table-cell table:formula="of:= [.N$2] * EXP([.N$4]*ROW([.F48]) + [.N$5])  + [.N$3]" office:value-type="float" office:value="0.991973832845783" calcext:value-type="float">
            <text:p>0.991973832845783</text:p>
          </table:table-cell>
          <table:table-cell table:number-columns-repeated="11"/>
          <table:table-cell table:formula="of:=ABS([.A48]-[$Positions.A48])" office:value-type="float" office:value="0.000127376147833091" calcext:value-type="float">
            <text:p>0.000127376147833091</text:p>
          </table:table-cell>
          <table:table-cell table:formula="of:=ABS([.B48]-[$Positions.B48])" office:value-type="float" office:value="0.00186428198439748" calcext:value-type="float">
            <text:p>0.00186428198439748</text:p>
          </table:table-cell>
          <table:table-cell table:formula="of:=ABS([.C48]-[$Positions.C48])" office:value-type="float" office:value="0.000372122861907465" calcext:value-type="float">
            <text:p>0.000372122861907465</text:p>
          </table:table-cell>
          <table:table-cell table:formula="of:=ABS([.D48]-[$Positions.D48])" office:value-type="float" office:value="0.00284586982532975" calcext:value-type="float">
            <text:p>0.00284586982532975</text:p>
          </table:table-cell>
          <table:table-cell table:formula="of:=ABS([.E48]-[$Positions.E48])" office:value-type="float" office:value="0.00633305352970981" calcext:value-type="float">
            <text:p>0.00633305352970981</text:p>
          </table:table-cell>
          <table:table-cell table:formula="of:=ABS([.F48]-[$Positions.F48])" office:value-type="float" office:value="0.00229883284578292" calcext:value-type="float">
            <text:p>0.00229883284578292</text:p>
          </table:table-cell>
          <table:table-cell table:number-columns-repeated="7"/>
        </table:table-row>
        <table:table-row table:style-name="ro1">
          <table:table-cell table:formula="of:= [.I$2] * EXP([.I$4]*ROW([.A49]) + [.I$5])  + [.I$3]" office:value-type="float" office:value="0.924758999999885" calcext:value-type="float">
            <text:p>0.924758999999885</text:p>
          </table:table-cell>
          <table:table-cell table:formula="of:= [.J$2] * EXP([.J$4]*ROW([.B49]) + [.J$5])  + [.J$3]" office:value-type="float" office:value="0.942200607982932" calcext:value-type="float">
            <text:p>0.942200607982932</text:p>
          </table:table-cell>
          <table:table-cell table:formula="of:= [.K$2] * EXP([.K$4]*ROW([.C49]) + [.K$5])  + [.K$3]" office:value-type="float" office:value="0.952689300232871" calcext:value-type="float">
            <text:p>0.952689300232871</text:p>
          </table:table-cell>
          <table:table-cell table:formula="of:= [.L$2] * EXP([.L$4]*ROW([.D49]) + [.L$5])  + [.L$3]" office:value-type="float" office:value="0.972764026106369" calcext:value-type="float">
            <text:p>0.972764026106369</text:p>
          </table:table-cell>
          <table:table-cell table:formula="of:= [.M$2] * EXP([.M$4]*ROW([.E49]) + [.M$5])  + [.M$3]" office:value-type="float" office:value="0.906724183527279" calcext:value-type="float">
            <text:p>0.906724183527279</text:p>
          </table:table-cell>
          <table:table-cell table:formula="of:= [.N$2] * EXP([.N$4]*ROW([.F49]) + [.N$5])  + [.N$3]" office:value-type="float" office:value="0.991380541374779" calcext:value-type="float">
            <text:p>0.991380541374779</text:p>
          </table:table-cell>
          <table:table-cell table:number-columns-repeated="11"/>
          <table:table-cell table:formula="of:=ABS([.A49]-[$Positions.A49])" office:value-type="float" office:value="0.00000000000011490808" calcext:value-type="float">
            <text:p>1.14908083048704E-13</text:p>
          </table:table-cell>
          <table:table-cell table:formula="of:=ABS([.B49]-[$Positions.B49])" office:value-type="float" office:value="0.00329339201706824" calcext:value-type="float">
            <text:p>0.00329339201706824</text:p>
          </table:table-cell>
          <table:table-cell table:formula="of:=ABS([.C49]-[$Positions.C49])" office:value-type="float" office:value="0.000131699767128568" calcext:value-type="float">
            <text:p>0.000131699767128568</text:p>
          </table:table-cell>
          <table:table-cell table:formula="of:=ABS([.D49]-[$Positions.D49])" office:value-type="float" office:value="0.00195097389363108" calcext:value-type="float">
            <text:p>0.00195097389363108</text:p>
          </table:table-cell>
          <table:table-cell table:formula="of:=ABS([.E49]-[$Positions.E49])" office:value-type="float" office:value="0.00555381647272069" calcext:value-type="float">
            <text:p>0.00555381647272069</text:p>
          </table:table-cell>
          <table:table-cell table:formula="of:=ABS([.F49]-[$Positions.F49])" office:value-type="float" office:value="0.00174454137477875" calcext:value-type="float">
            <text:p>0.00174454137477875</text:p>
          </table:table-cell>
          <table:table-cell table:number-columns-repeated="7"/>
        </table:table-row>
        <table:table-row table:style-name="ro1">
          <table:table-cell table:formula="of:= [.I$2] * EXP([.I$4]*ROW([.A50]) + [.I$5])  + [.I$3]" office:value-type="float" office:value="0.924974398344047" calcext:value-type="float">
            <text:p>0.924974398344047</text:p>
          </table:table-cell>
          <table:table-cell table:formula="of:= [.J$2] * EXP([.J$4]*ROW([.B50]) + [.J$5])  + [.J$3]" office:value-type="float" office:value="0.942191646612681" calcext:value-type="float">
            <text:p>0.942191646612681</text:p>
          </table:table-cell>
          <table:table-cell table:formula="of:= [.K$2] * EXP([.K$4]*ROW([.C50]) + [.K$5])  + [.K$3]" office:value-type="float" office:value="0.952721584103812" calcext:value-type="float">
            <text:p>0.952721584103812</text:p>
          </table:table-cell>
          <table:table-cell table:formula="of:= [.L$2] * EXP([.L$4]*ROW([.D50]) + [.L$5])  + [.L$3]" office:value-type="float" office:value="0.972756218169459" calcext:value-type="float">
            <text:p>0.972756218169459</text:p>
          </table:table-cell>
          <table:table-cell table:formula="of:= [.M$2] * EXP([.M$4]*ROW([.E50]) + [.M$5])  + [.M$3]" office:value-type="float" office:value="0.907612804980755" calcext:value-type="float">
            <text:p>0.907612804980755</text:p>
          </table:table-cell>
          <table:table-cell table:formula="of:= [.N$2] * EXP([.N$4]*ROW([.F50]) + [.N$5])  + [.N$3]" office:value-type="float" office:value="0.990822763830803" calcext:value-type="float">
            <text:p>0.990822763830803</text:p>
          </table:table-cell>
          <table:table-cell table:number-columns-repeated="11"/>
          <table:table-cell table:formula="of:=ABS([.A50]-[$Positions.A50])" office:value-type="float" office:value="0.000117398344046893" calcext:value-type="float">
            <text:p>0.000117398344046893</text:p>
          </table:table-cell>
          <table:table-cell table:formula="of:=ABS([.B50]-[$Positions.B50])" office:value-type="float" office:value="0.00230135338731874" calcext:value-type="float">
            <text:p>0.00230135338731874</text:p>
          </table:table-cell>
          <table:table-cell table:formula="of:=ABS([.C50]-[$Positions.C50])" office:value-type="float" office:value="0.000205415896187722" calcext:value-type="float">
            <text:p>0.000205415896187722</text:p>
          </table:table-cell>
          <table:table-cell table:formula="of:=ABS([.D50]-[$Positions.D50])" office:value-type="float" office:value="0.00187078183054079" calcext:value-type="float">
            <text:p>0.00187078183054079</text:p>
          </table:table-cell>
          <table:table-cell table:formula="of:=ABS([.E50]-[$Positions.E50])" office:value-type="float" office:value="0.00398919501924466" calcext:value-type="float">
            <text:p>0.00398919501924466</text:p>
          </table:table-cell>
          <table:table-cell table:formula="of:=ABS([.F50]-[$Positions.F50])" office:value-type="float" office:value="0.000571763830802596" calcext:value-type="float">
            <text:p>0.000571763830802596</text:p>
          </table:table-cell>
          <table:table-cell table:number-columns-repeated="7"/>
        </table:table-row>
        <table:table-row table:style-name="ro1">
          <table:table-cell table:formula="of:= [.I$2] * EXP([.I$4]*ROW([.A51]) + [.I$5])  + [.I$3]" office:value-type="float" office:value="0.92518469494723" calcext:value-type="float">
            <text:p>0.92518469494723</text:p>
          </table:table-cell>
          <table:table-cell table:formula="of:= [.J$2] * EXP([.J$4]*ROW([.B51]) + [.J$5])  + [.J$3]" office:value-type="float" office:value="0.942183703398314" calcext:value-type="float">
            <text:p>0.942183703398314</text:p>
          </table:table-cell>
          <table:table-cell table:formula="of:= [.K$2] * EXP([.K$4]*ROW([.C51]) + [.K$5])  + [.K$3]" office:value-type="float" office:value="0.952751212478371" calcext:value-type="float">
            <text:p>0.952751212478371</text:p>
          </table:table-cell>
          <table:table-cell table:formula="of:= [.L$2] * EXP([.L$4]*ROW([.D51]) + [.L$5])  + [.L$3]" office:value-type="float" office:value="0.972749521835824" calcext:value-type="float">
            <text:p>0.972749521835824</text:p>
          </table:table-cell>
          <table:table-cell table:formula="of:= [.M$2] * EXP([.M$4]*ROW([.E51]) + [.M$5])  + [.M$3]" office:value-type="float" office:value="0.908463501558351" calcext:value-type="float">
            <text:p>0.908463501558351</text:p>
          </table:table-cell>
          <table:table-cell table:formula="of:= [.N$2] * EXP([.N$4]*ROW([.F51]) + [.N$5])  + [.N$3]" office:value-type="float" office:value="0.990298374380138" calcext:value-type="float">
            <text:p>0.990298374380138</text:p>
          </table:table-cell>
          <table:table-cell table:number-columns-repeated="11"/>
          <table:table-cell table:formula="of:=ABS([.A51]-[$Positions.A51])" office:value-type="float" office:value="0.000343694947229856" calcext:value-type="float">
            <text:p>0.000343694947229856</text:p>
          </table:table-cell>
          <table:table-cell table:formula="of:=ABS([.B51]-[$Positions.B51])" office:value-type="float" office:value="0.00154229660168614" calcext:value-type="float">
            <text:p>0.00154229660168614</text:p>
          </table:table-cell>
          <table:table-cell table:formula="of:=ABS([.C51]-[$Positions.C51])" office:value-type="float" office:value="0.000635212478371283" calcext:value-type="float">
            <text:p>0.000635212478371283</text:p>
          </table:table-cell>
          <table:table-cell table:formula="of:=ABS([.D51]-[$Positions.D51])" office:value-type="float" office:value="0.00205847816417637" calcext:value-type="float">
            <text:p>0.00205847816417637</text:p>
          </table:table-cell>
          <table:table-cell table:formula="of:=ABS([.E51]-[$Positions.E51])" office:value-type="float" office:value="0.00232249844164922" calcext:value-type="float">
            <text:p>0.00232249844164922</text:p>
          </table:table-cell>
          <table:table-cell table:formula="of:=ABS([.F51]-[$Positions.F51])" office:value-type="float" office:value="0.00145562561986223" calcext:value-type="float">
            <text:p>0.00145562561986223</text:p>
          </table:table-cell>
          <table:table-cell table:number-columns-repeated="7"/>
        </table:table-row>
        <table:table-row table:style-name="ro1">
          <table:table-cell table:formula="of:= [.I$2] * EXP([.I$4]*ROW([.A52]) + [.I$5])  + [.I$3]" office:value-type="float" office:value="0.925390010644908" calcext:value-type="float">
            <text:p>0.925390010644908</text:p>
          </table:table-cell>
          <table:table-cell table:formula="of:= [.J$2] * EXP([.J$4]*ROW([.B52]) + [.J$5])  + [.J$3]" office:value-type="float" office:value="0.942176662660935" calcext:value-type="float">
            <text:p>0.942176662660935</text:p>
          </table:table-cell>
          <table:table-cell table:formula="of:= [.K$2] * EXP([.K$4]*ROW([.C52]) + [.K$5])  + [.K$3]" office:value-type="float" office:value="0.952778403783299" calcext:value-type="float">
            <text:p>0.952778403783299</text:p>
          </table:table-cell>
          <table:table-cell table:formula="of:= [.L$2] * EXP([.L$4]*ROW([.D52]) + [.L$5])  + [.L$3]" office:value-type="float" office:value="0.972743778848313" calcext:value-type="float">
            <text:p>0.972743778848313</text:p>
          </table:table-cell>
          <table:table-cell table:formula="of:= [.M$2] * EXP([.M$4]*ROW([.E52]) + [.M$5])  + [.M$3]" office:value-type="float" office:value="0.909277891830273" calcext:value-type="float">
            <text:p>0.909277891830273</text:p>
          </table:table-cell>
          <table:table-cell table:formula="of:= [.N$2] * EXP([.N$4]*ROW([.F52]) + [.N$5])  + [.N$3]" office:value-type="float" office:value="0.989805374439681" calcext:value-type="float">
            <text:p>0.989805374439681</text:p>
          </table:table-cell>
          <table:table-cell table:number-columns-repeated="11"/>
          <table:table-cell table:formula="of:=ABS([.A52]-[$Positions.A52])" office:value-type="float" office:value="0.000357989355092236" calcext:value-type="float">
            <text:p>0.000357989355092236</text:p>
          </table:table-cell>
          <table:table-cell table:formula="of:=ABS([.B52]-[$Positions.B52])" office:value-type="float" office:value="0.00188333733906509" calcext:value-type="float">
            <text:p>0.00188333733906509</text:p>
          </table:table-cell>
          <table:table-cell table:formula="of:=ABS([.C52]-[$Positions.C52])" office:value-type="float" office:value="0.00154040378329934" calcext:value-type="float">
            <text:p>0.00154040378329934</text:p>
          </table:table-cell>
          <table:table-cell table:formula="of:=ABS([.D52]-[$Positions.D52])" office:value-type="float" office:value="0.0019772211516873" calcext:value-type="float">
            <text:p>0.0019772211516873</text:p>
          </table:table-cell>
          <table:table-cell table:formula="of:=ABS([.E52]-[$Positions.E52])" office:value-type="float" office:value="0.000156891830273231" calcext:value-type="float">
            <text:p>0.000156891830273231</text:p>
          </table:table-cell>
          <table:table-cell table:formula="of:=ABS([.F52]-[$Positions.F52])" office:value-type="float" office:value="0.00703262556031936" calcext:value-type="float">
            <text:p>0.00703262556031936</text:p>
          </table:table-cell>
          <table:table-cell table:number-columns-repeated="7"/>
        </table:table-row>
        <table:table-row table:style-name="ro1">
          <table:table-cell table:formula="of:= [.I$2] * EXP([.I$4]*ROW([.A53]) + [.I$5])  + [.I$3]" office:value-type="float" office:value="0.925590463410549" calcext:value-type="float">
            <text:p>0.925590463410549</text:p>
          </table:table-cell>
          <table:table-cell table:formula="of:= [.J$2] * EXP([.J$4]*ROW([.B53]) + [.J$5])  + [.J$3]" office:value-type="float" office:value="0.942170421864635" calcext:value-type="float">
            <text:p>0.942170421864635</text:p>
          </table:table-cell>
          <table:table-cell table:formula="of:= [.K$2] * EXP([.K$4]*ROW([.C53]) + [.K$5])  + [.K$3]" office:value-type="float" office:value="0.952803358478746" calcext:value-type="float">
            <text:p>0.952803358478746</text:p>
          </table:table-cell>
          <table:table-cell table:formula="of:= [.L$2] * EXP([.L$4]*ROW([.D53]) + [.L$5])  + [.L$3]" office:value-type="float" office:value="0.97273885348059" calcext:value-type="float">
            <text:p>0.97273885348059</text:p>
          </table:table-cell>
          <table:table-cell table:formula="of:= [.M$2] * EXP([.M$4]*ROW([.E53]) + [.M$5])  + [.M$3]" office:value-type="float" office:value="0.910057525288864" calcext:value-type="float">
            <text:p>0.910057525288864</text:p>
          </table:table-cell>
          <table:table-cell table:formula="of:= [.N$2] * EXP([.N$4]*ROW([.F53]) + [.N$5])  + [.N$3]" office:value-type="float" office:value="0.989341885059826" calcext:value-type="float">
            <text:p>0.989341885059826</text:p>
          </table:table-cell>
          <table:table-cell table:number-columns-repeated="11"/>
          <table:table-cell table:formula="of:=ABS([.A53]-[$Positions.A53])" office:value-type="float" office:value="0.00121553658945095" calcext:value-type="float">
            <text:p>0.00121553658945095</text:p>
          </table:table-cell>
          <table:table-cell table:formula="of:=ABS([.B53]-[$Positions.B53])" office:value-type="float" office:value="0.00242257813536539" calcext:value-type="float">
            <text:p>0.00242257813536539</text:p>
          </table:table-cell>
          <table:table-cell table:formula="of:=ABS([.C53]-[$Positions.C53])" office:value-type="float" office:value="0.00232235847874573" calcext:value-type="float">
            <text:p>0.00232235847874573</text:p>
          </table:table-cell>
          <table:table-cell table:formula="of:=ABS([.D53]-[$Positions.D53])" office:value-type="float" office:value="0.00378014651941028" calcext:value-type="float">
            <text:p>0.00378014651941028</text:p>
          </table:table-cell>
          <table:table-cell table:formula="of:=ABS([.E53]-[$Positions.E53])" office:value-type="float" office:value="0.00430452528886383" calcext:value-type="float">
            <text:p>0.00430452528886383</text:p>
          </table:table-cell>
          <table:table-cell table:formula="of:=ABS([.F53]-[$Positions.F53])" office:value-type="float" office:value="0.00289511494017369" calcext:value-type="float">
            <text:p>0.00289511494017369</text:p>
          </table:table-cell>
          <table:table-cell table:number-columns-repeated="7"/>
        </table:table-row>
        <table:table-row table:style-name="ro1">
          <table:table-cell table:formula="of:= [.I$2] * EXP([.I$4]*ROW([.A54]) + [.I$5])  + [.I$3]" office:value-type="float" office:value="0.925786168423403" calcext:value-type="float">
            <text:p>0.925786168423403</text:p>
          </table:table-cell>
          <table:table-cell table:formula="of:= [.J$2] * EXP([.J$4]*ROW([.B54]) + [.J$5])  + [.J$3]" office:value-type="float" office:value="0.942164890123232" calcext:value-type="float">
            <text:p>0.942164890123232</text:p>
          </table:table-cell>
          <table:table-cell table:formula="of:= [.K$2] * EXP([.K$4]*ROW([.C54]) + [.K$5])  + [.K$3]" office:value-type="float" office:value="0.952826260536093" calcext:value-type="float">
            <text:p>0.952826260536093</text:p>
          </table:table-cell>
          <table:table-cell table:formula="of:= [.L$2] * EXP([.L$4]*ROW([.D54]) + [.L$5])  + [.L$3]" office:value-type="float" office:value="0.972734629329456" calcext:value-type="float">
            <text:p>0.972734629329456</text:p>
          </table:table-cell>
          <table:table-cell table:formula="of:= [.M$2] * EXP([.M$4]*ROW([.E54]) + [.M$5])  + [.M$3]" office:value-type="float" office:value="0.910803885296725" calcext:value-type="float">
            <text:p>0.910803885296725</text:p>
          </table:table-cell>
          <table:table-cell table:formula="of:= [.N$2] * EXP([.N$4]*ROW([.F54]) + [.N$5])  + [.N$3]" office:value-type="float" office:value="0.988906139763309" calcext:value-type="float">
            <text:p>0.988906139763309</text:p>
          </table:table-cell>
          <table:table-cell table:number-columns-repeated="11"/>
          <table:table-cell table:formula="of:=ABS([.A54]-[$Positions.A54])" office:value-type="float" office:value="0.00102883157659683" calcext:value-type="float">
            <text:p>0.00102883157659683</text:p>
          </table:table-cell>
          <table:table-cell table:formula="of:=ABS([.B54]-[$Positions.B54])" office:value-type="float" office:value="0.00270210987676789" calcext:value-type="float">
            <text:p>0.00270210987676789</text:p>
          </table:table-cell>
          <table:table-cell table:formula="of:=ABS([.C54]-[$Positions.C54])" office:value-type="float" office:value="0.00206226053609326" calcext:value-type="float">
            <text:p>0.00206226053609326</text:p>
          </table:table-cell>
          <table:table-cell table:formula="of:=ABS([.D54]-[$Positions.D54])" office:value-type="float" office:value="0.00286437067054424" calcext:value-type="float">
            <text:p>0.00286437067054424</text:p>
          </table:table-cell>
          <table:table-cell table:formula="of:=ABS([.E54]-[$Positions.E54])" office:value-type="float" office:value="0.00186411470327508" calcext:value-type="float">
            <text:p>0.00186411470327508</text:p>
          </table:table-cell>
          <table:table-cell table:formula="of:=ABS([.F54]-[$Positions.F54])" office:value-type="float" office:value="0.0165638602366915" calcext:value-type="float">
            <text:p>0.0165638602366915</text:p>
          </table:table-cell>
          <table:table-cell table:number-columns-repeated="7"/>
        </table:table-row>
        <table:table-row table:style-name="ro1">
          <table:table-cell table:formula="of:= [.I$2] * EXP([.I$4]*ROW([.A55]) + [.I$5])  + [.I$3]" office:value-type="float" office:value="0.925977238134683" calcext:value-type="float">
            <text:p>0.925977238134683</text:p>
          </table:table-cell>
          <table:table-cell table:formula="of:= [.J$2] * EXP([.J$4]*ROW([.B55]) + [.J$5])  + [.J$3]" office:value-type="float" office:value="0.94215998687668" calcext:value-type="float">
            <text:p>0.94215998687668</text:p>
          </table:table-cell>
          <table:table-cell table:formula="of:= [.K$2] * EXP([.K$4]*ROW([.C55]) + [.K$5])  + [.K$3]" office:value-type="float" office:value="0.952847278794236" calcext:value-type="float">
            <text:p>0.952847278794236</text:p>
          </table:table-cell>
          <table:table-cell table:formula="of:= [.L$2] * EXP([.L$4]*ROW([.D55]) + [.L$5])  + [.L$3]" office:value-type="float" office:value="0.972731006563846" calcext:value-type="float">
            <text:p>0.972731006563846</text:p>
          </table:table-cell>
          <table:table-cell table:formula="of:= [.M$2] * EXP([.M$4]*ROW([.E55]) + [.M$5])  + [.M$3]" office:value-type="float" office:value="0.911518391909026" calcext:value-type="float">
            <text:p>0.911518391909026</text:p>
          </table:table-cell>
          <table:table-cell table:formula="of:= [.N$2] * EXP([.N$4]*ROW([.F55]) + [.N$5])  + [.N$3]" office:value-type="float" office:value="0.9884964778127" calcext:value-type="float">
            <text:p>0.9884964778127</text:p>
          </table:table-cell>
          <table:table-cell table:number-columns-repeated="11"/>
          <table:table-cell table:formula="of:=ABS([.A55]-[$Positions.A55])" office:value-type="float" office:value="0.00138276186531716" calcext:value-type="float">
            <text:p>0.00138276186531716</text:p>
          </table:table-cell>
          <table:table-cell table:formula="of:=ABS([.B55]-[$Positions.B55])" office:value-type="float" office:value="0.00280901312332016" calcext:value-type="float">
            <text:p>0.00280901312332016</text:p>
          </table:table-cell>
          <table:table-cell table:formula="of:=ABS([.C55]-[$Positions.C55])" office:value-type="float" office:value="0.000919278794235701" calcext:value-type="float">
            <text:p>0.000919278794235701</text:p>
          </table:table-cell>
          <table:table-cell table:formula="of:=ABS([.D55]-[$Positions.D55])" office:value-type="float" office:value="0.00237999343615392" calcext:value-type="float">
            <text:p>0.00237999343615392</text:p>
          </table:table-cell>
          <table:table-cell table:formula="of:=ABS([.E55]-[$Positions.E55])" office:value-type="float" office:value="0.00642860809097356" calcext:value-type="float">
            <text:p>0.00642860809097356</text:p>
          </table:table-cell>
          <table:table-cell table:formula="of:=ABS([.F55]-[$Positions.F55])" office:value-type="float" office:value="0.00861152218729966" calcext:value-type="float">
            <text:p>0.00861152218729966</text:p>
          </table:table-cell>
          <table:table-cell table:number-columns-repeated="7"/>
        </table:table-row>
        <table:table-row table:style-name="ro1">
          <table:table-cell table:formula="of:= [.I$2] * EXP([.I$4]*ROW([.A56]) + [.I$5])  + [.I$3]" office:value-type="float" office:value="0.926163782332177" calcext:value-type="float">
            <text:p>0.926163782332177</text:p>
          </table:table-cell>
          <table:table-cell table:formula="of:= [.J$2] * EXP([.J$4]*ROW([.B56]) + [.J$5])  + [.J$3]" office:value-type="float" office:value="0.942155640717848" calcext:value-type="float">
            <text:p>0.942155640717848</text:p>
          </table:table-cell>
          <table:table-cell table:formula="of:= [.K$2] * EXP([.K$4]*ROW([.C56]) + [.K$5])  + [.K$3]" office:value-type="float" office:value="0.952866568204293" calcext:value-type="float">
            <text:p>0.952866568204293</text:p>
          </table:table-cell>
          <table:table-cell table:formula="of:= [.L$2] * EXP([.L$4]*ROW([.D56]) + [.L$5])  + [.L$3]" office:value-type="float" office:value="0.972727899565482" calcext:value-type="float">
            <text:p>0.972727899565482</text:p>
          </table:table-cell>
          <table:table-cell table:formula="of:= [.M$2] * EXP([.M$4]*ROW([.E56]) + [.M$5])  + [.M$3]" office:value-type="float" office:value="0.912202404575361" calcext:value-type="float">
            <text:p>0.912202404575361</text:p>
          </table:table-cell>
          <table:table-cell table:formula="of:= [.N$2] * EXP([.N$4]*ROW([.F56]) + [.N$5])  + [.N$3]" office:value-type="float" office:value="0.988111337880916" calcext:value-type="float">
            <text:p>0.988111337880916</text:p>
          </table:table-cell>
          <table:table-cell table:number-columns-repeated="11"/>
          <table:table-cell table:formula="of:=ABS([.A56]-[$Positions.A56])" office:value-type="float" office:value="0.0010272176678231" calcext:value-type="float">
            <text:p>0.0010272176678231</text:p>
          </table:table-cell>
          <table:table-cell table:formula="of:=ABS([.B56]-[$Positions.B56])" office:value-type="float" office:value="0.00320335928215232" calcext:value-type="float">
            <text:p>0.00320335928215232</text:p>
          </table:table-cell>
          <table:table-cell table:formula="of:=ABS([.C56]-[$Positions.C56])" office:value-type="float" office:value="0.00141656820429315" calcext:value-type="float">
            <text:p>0.00141656820429315</text:p>
          </table:table-cell>
          <table:table-cell table:formula="of:=ABS([.D56]-[$Positions.D56])" office:value-type="float" office:value="0.00292010043451807" calcext:value-type="float">
            <text:p>0.00292010043451807</text:p>
          </table:table-cell>
          <table:table-cell table:formula="of:=ABS([.E56]-[$Positions.E56])" office:value-type="float" office:value="0.00820759542463922" calcext:value-type="float">
            <text:p>0.00820759542463922</text:p>
          </table:table-cell>
          <table:table-cell table:formula="of:=ABS([.F56]-[$Positions.F56])" office:value-type="float" office:value="0.00373166211908382" calcext:value-type="float">
            <text:p>0.00373166211908382</text:p>
          </table:table-cell>
          <table:table-cell table:number-columns-repeated="7"/>
        </table:table-row>
        <table:table-row table:style-name="ro1">
          <table:table-cell table:formula="of:= [.I$2] * EXP([.I$4]*ROW([.A57]) + [.I$5])  + [.I$3]" office:value-type="float" office:value="0.926345908203335" calcext:value-type="float">
            <text:p>0.926345908203335</text:p>
          </table:table-cell>
          <table:table-cell table:formula="of:= [.J$2] * EXP([.J$4]*ROW([.B57]) + [.J$5])  + [.J$3]" office:value-type="float" office:value="0.942151788352605" calcext:value-type="float">
            <text:p>0.942151788352605</text:p>
          </table:table-cell>
          <table:table-cell table:formula="of:= [.K$2] * EXP([.K$4]*ROW([.C57]) + [.K$5])  + [.K$3]" office:value-type="float" office:value="0.952884270971946" calcext:value-type="float">
            <text:p>0.952884270971946</text:p>
          </table:table-cell>
          <table:table-cell table:formula="of:= [.L$2] * EXP([.L$4]*ROW([.D57]) + [.L$5])  + [.L$3]" office:value-type="float" office:value="0.97272523490542" calcext:value-type="float">
            <text:p>0.97272523490542</text:p>
          </table:table-cell>
          <table:table-cell table:formula="of:= [.M$2] * EXP([.M$4]*ROW([.E57]) + [.M$5])  + [.M$3]" office:value-type="float" office:value="0.912857224726288" calcext:value-type="float">
            <text:p>0.912857224726288</text:p>
          </table:table-cell>
          <table:table-cell table:formula="of:= [.N$2] * EXP([.N$4]*ROW([.F57]) + [.N$5])  + [.N$3]" office:value-type="float" office:value="0.987749252100593" calcext:value-type="float">
            <text:p>0.987749252100593</text:p>
          </table:table-cell>
          <table:table-cell table:number-columns-repeated="11"/>
          <table:table-cell table:formula="of:=ABS([.A57]-[$Positions.A57])" office:value-type="float" office:value="0.000745091796665043" calcext:value-type="float">
            <text:p>0.000745091796665043</text:p>
          </table:table-cell>
          <table:table-cell table:formula="of:=ABS([.B57]-[$Positions.B57])" office:value-type="float" office:value="0.00325121164739495" calcext:value-type="float">
            <text:p>0.00325121164739495</text:p>
          </table:table-cell>
          <table:table-cell table:formula="of:=ABS([.C57]-[$Positions.C57])" office:value-type="float" office:value="0.000344729028053825" calcext:value-type="float">
            <text:p>0.000344729028053825</text:p>
          </table:table-cell>
          <table:table-cell table:formula="of:=ABS([.D57]-[$Positions.D57])" office:value-type="float" office:value="0.00220476509458034" calcext:value-type="float">
            <text:p>0.00220476509458034</text:p>
          </table:table-cell>
          <table:table-cell table:formula="of:=ABS([.E57]-[$Positions.E57])" office:value-type="float" office:value="0.00619377527371179" calcext:value-type="float">
            <text:p>0.00619377527371179</text:p>
          </table:table-cell>
          <table:table-cell table:formula="of:=ABS([.F57]-[$Positions.F57])" office:value-type="float" office:value="0.0131307478994072" calcext:value-type="float">
            <text:p>0.0131307478994072</text:p>
          </table:table-cell>
          <table:table-cell table:number-columns-repeated="7"/>
        </table:table-row>
        <table:table-row table:style-name="ro1">
          <table:table-cell table:formula="of:= [.I$2] * EXP([.I$4]*ROW([.A58]) + [.I$5])  + [.I$3]" office:value-type="float" office:value="0.926523720396856" calcext:value-type="float">
            <text:p>0.926523720396856</text:p>
          </table:table-cell>
          <table:table-cell table:formula="of:= [.J$2] * EXP([.J$4]*ROW([.B58]) + [.J$5])  + [.J$3]" office:value-type="float" office:value="0.942148373678053" calcext:value-type="float">
            <text:p>0.942148373678053</text:p>
          </table:table-cell>
          <table:table-cell table:formula="of:= [.K$2] * EXP([.K$4]*ROW([.C58]) + [.K$5])  + [.K$3]" office:value-type="float" office:value="0.952900517605806" calcext:value-type="float">
            <text:p>0.952900517605806</text:p>
          </table:table-cell>
          <table:table-cell table:formula="of:= [.L$2] * EXP([.L$4]*ROW([.D58]) + [.L$5])  + [.L$3]" office:value-type="float" office:value="0.972722949608675" calcext:value-type="float">
            <text:p>0.972722949608675</text:p>
          </table:table-cell>
          <table:table-cell table:formula="of:= [.M$2] * EXP([.M$4]*ROW([.E58]) + [.M$5])  + [.M$3]" office:value-type="float" office:value="0.913484098249491" calcext:value-type="float">
            <text:p>0.913484098249491</text:p>
          </table:table-cell>
          <table:table-cell table:formula="of:= [.N$2] * EXP([.N$4]*ROW([.F58]) + [.N$5])  + [.N$3]" office:value-type="float" office:value="0.987408840469669" calcext:value-type="float">
            <text:p>0.987408840469669</text:p>
          </table:table-cell>
          <table:table-cell table:number-columns-repeated="11"/>
          <table:table-cell table:formula="of:=ABS([.A58]-[$Positions.A58])" office:value-type="float" office:value="0.000990279603143796" calcext:value-type="float">
            <text:p>0.000990279603143796</text:p>
          </table:table-cell>
          <table:table-cell table:formula="of:=ABS([.B58]-[$Positions.B58])" office:value-type="float" office:value="0.00265662632194685" calcext:value-type="float">
            <text:p>0.00265662632194685</text:p>
          </table:table-cell>
          <table:table-cell table:formula="of:=ABS([.C58]-[$Positions.C58])" office:value-type="float" office:value="0.000405482394193912" calcext:value-type="float">
            <text:p>0.000405482394193912</text:p>
          </table:table-cell>
          <table:table-cell table:formula="of:=ABS([.D58]-[$Positions.D58])" office:value-type="float" office:value="0.00114205039132498" calcext:value-type="float">
            <text:p>0.00114205039132498</text:p>
          </table:table-cell>
          <table:table-cell table:formula="of:=ABS([.E58]-[$Positions.E58])" office:value-type="float" office:value="0.00239690175050866" calcext:value-type="float">
            <text:p>0.00239690175050866</text:p>
          </table:table-cell>
          <table:table-cell table:formula="of:=ABS([.F58]-[$Positions.F58])" office:value-type="float" office:value="0.0121521595303306" calcext:value-type="float">
            <text:p>0.0121521595303306</text:p>
          </table:table-cell>
          <table:table-cell table:number-columns-repeated="7"/>
        </table:table-row>
        <table:table-row table:style-name="ro1">
          <table:table-cell table:formula="of:= [.I$2] * EXP([.I$4]*ROW([.A59]) + [.I$5])  + [.I$3]" office:value-type="float" office:value="0.92669732108282" calcext:value-type="float">
            <text:p>0.92669732108282</text:p>
          </table:table-cell>
          <table:table-cell table:formula="of:= [.J$2] * EXP([.J$4]*ROW([.B59]) + [.J$5])  + [.J$3]" office:value-type="float" office:value="0.942145346965486" calcext:value-type="float">
            <text:p>0.942145346965486</text:p>
          </table:table-cell>
          <table:table-cell table:formula="of:= [.K$2] * EXP([.K$4]*ROW([.C59]) + [.K$5])  + [.K$3]" office:value-type="float" office:value="0.952915427879553" calcext:value-type="float">
            <text:p>0.952915427879553</text:p>
          </table:table-cell>
          <table:table-cell table:formula="of:= [.L$2] * EXP([.L$4]*ROW([.D59]) + [.L$5])  + [.L$3]" office:value-type="float" office:value="0.97272098966591" calcext:value-type="float">
            <text:p>0.97272098966591</text:p>
          </table:table-cell>
          <table:table-cell table:formula="of:= [.M$2] * EXP([.M$4]*ROW([.E59]) + [.M$5])  + [.M$3]" office:value-type="float" office:value="0.914084217860252" calcext:value-type="float">
            <text:p>0.914084217860252</text:p>
          </table:table-cell>
          <table:table-cell table:formula="of:= [.N$2] * EXP([.N$4]*ROW([.F59]) + [.N$5])  + [.N$3]" office:value-type="float" office:value="0.987088805591845" calcext:value-type="float">
            <text:p>0.987088805591845</text:p>
          </table:table-cell>
          <table:table-cell table:number-columns-repeated="11"/>
          <table:table-cell table:formula="of:=ABS([.A59]-[$Positions.A59])" office:value-type="float" office:value="0.000546678917179744" calcext:value-type="float">
            <text:p>0.000546678917179744</text:p>
          </table:table-cell>
          <table:table-cell table:formula="of:=ABS([.B59]-[$Positions.B59])" office:value-type="float" office:value="0.00214465303451439" calcext:value-type="float">
            <text:p>0.00214465303451439</text:p>
          </table:table-cell>
          <table:table-cell table:formula="of:=ABS([.C59]-[$Positions.C59])" office:value-type="float" office:value="0.0000804278795525359" calcext:value-type="float">
            <text:p>8.04278795525359E-05</text:p>
          </table:table-cell>
          <table:table-cell table:formula="of:=ABS([.D59]-[$Positions.D59])" office:value-type="float" office:value="0.00138801033409031" calcext:value-type="float">
            <text:p>0.00138801033409031</text:p>
          </table:table-cell>
          <table:table-cell table:formula="of:=ABS([.E59]-[$Positions.E59])" office:value-type="float" office:value="0.00500778213974751" calcext:value-type="float">
            <text:p>0.00500778213974751</text:p>
          </table:table-cell>
          <table:table-cell table:formula="of:=ABS([.F59]-[$Positions.F59])" office:value-type="float" office:value="0.0137411944081555" calcext:value-type="float">
            <text:p>0.0137411944081555</text:p>
          </table:table-cell>
          <table:table-cell table:number-columns-repeated="7"/>
        </table:table-row>
        <table:table-row table:style-name="ro1">
          <table:table-cell table:formula="of:= [.I$2] * EXP([.I$4]*ROW([.A60]) + [.I$5])  + [.I$3]" office:value-type="float" office:value="0.926866810011394" calcext:value-type="float">
            <text:p>0.926866810011394</text:p>
          </table:table-cell>
          <table:table-cell table:formula="of:= [.J$2] * EXP([.J$4]*ROW([.B60]) + [.J$5])  + [.J$3]" office:value-type="float" office:value="0.942142664136177" calcext:value-type="float">
            <text:p>0.942142664136177</text:p>
          </table:table-cell>
          <table:table-cell table:formula="of:= [.K$2] * EXP([.K$4]*ROW([.C60]) + [.K$5])  + [.K$3]" office:value-type="float" office:value="0.952929111714931" calcext:value-type="float">
            <text:p>0.952929111714931</text:p>
          </table:table-cell>
          <table:table-cell table:formula="of:= [.L$2] * EXP([.L$4]*ROW([.D60]) + [.L$5])  + [.L$3]" office:value-type="float" office:value="0.972719308757007" calcext:value-type="float">
            <text:p>0.972719308757007</text:p>
          </table:table-cell>
          <table:table-cell table:formula="of:= [.M$2] * EXP([.M$4]*ROW([.E60]) + [.M$5])  + [.M$3]" office:value-type="float" office:value="0.914658725370762" calcext:value-type="float">
            <text:p>0.914658725370762</text:p>
          </table:table-cell>
          <table:table-cell table:formula="of:= [.N$2] * EXP([.N$4]*ROW([.F60]) + [.N$5])  + [.N$3]" office:value-type="float" office:value="0.986787927731865" calcext:value-type="float">
            <text:p>0.986787927731865</text:p>
          </table:table-cell>
          <table:table-cell table:number-columns-repeated="11"/>
          <table:table-cell table:formula="of:=ABS([.A60]-[$Positions.A60])" office:value-type="float" office:value="0.000723189988606543" calcext:value-type="float">
            <text:p>0.000723189988606543</text:p>
          </table:table-cell>
          <table:table-cell table:formula="of:=ABS([.B60]-[$Positions.B60])" office:value-type="float" office:value="0.00116833586382303" calcext:value-type="float">
            <text:p>0.00116833586382303</text:p>
          </table:table-cell>
          <table:table-cell table:formula="of:=ABS([.C60]-[$Positions.C60])" office:value-type="float" office:value="0.00092411171493112" calcext:value-type="float">
            <text:p>0.00092411171493112</text:p>
          </table:table-cell>
          <table:table-cell table:formula="of:=ABS([.D60]-[$Positions.D60])" office:value-type="float" office:value="0.00263569124299301" calcext:value-type="float">
            <text:p>0.00263569124299301</text:p>
          </table:table-cell>
          <table:table-cell table:formula="of:=ABS([.E60]-[$Positions.E60])" office:value-type="float" office:value="0.000350725370762528" calcext:value-type="float">
            <text:p>0.000350725370762528</text:p>
          </table:table-cell>
          <table:table-cell table:formula="of:=ABS([.F60]-[$Positions.F60])" office:value-type="float" office:value="0.0189320722681348" calcext:value-type="float">
            <text:p>0.0189320722681348</text:p>
          </table:table-cell>
          <table:table-cell table:number-columns-repeated="7"/>
        </table:table-row>
        <table:table-row table:style-name="ro1">
          <table:table-cell table:formula="of:= [.I$2] * EXP([.I$4]*ROW([.A61]) + [.I$5])  + [.I$3]" office:value-type="float" office:value="0.927032284570145" calcext:value-type="float">
            <text:p>0.927032284570145</text:p>
          </table:table-cell>
          <table:table-cell table:formula="of:= [.J$2] * EXP([.J$4]*ROW([.B61]) + [.J$5])  + [.J$3]" office:value-type="float" office:value="0.942140286119455" calcext:value-type="float">
            <text:p>0.942140286119455</text:p>
          </table:table-cell>
          <table:table-cell table:formula="of:= [.K$2] * EXP([.K$4]*ROW([.C61]) + [.K$5])  + [.K$3]" office:value-type="float" office:value="0.95294166999212" calcext:value-type="float">
            <text:p>0.95294166999212</text:p>
          </table:table-cell>
          <table:table-cell table:formula="of:= [.L$2] * EXP([.L$4]*ROW([.D61]) + [.L$5])  + [.L$3]" office:value-type="float" office:value="0.97271786715637" calcext:value-type="float">
            <text:p>0.97271786715637</text:p>
          </table:table-cell>
          <table:table-cell table:formula="of:= [.M$2] * EXP([.M$4]*ROW([.E61]) + [.M$5])  + [.M$3]" office:value-type="float" office:value="0.91520871386258" calcext:value-type="float">
            <text:p>0.91520871386258</text:p>
          </table:table-cell>
          <table:table-cell table:formula="of:= [.N$2] * EXP([.N$4]*ROW([.F61]) + [.N$5])  + [.N$3]" office:value-type="float" office:value="0.986505060166801" calcext:value-type="float">
            <text:p>0.986505060166801</text:p>
          </table:table-cell>
          <table:table-cell table:number-columns-repeated="11"/>
          <table:table-cell table:formula="of:=ABS([.A61]-[$Positions.A61])" office:value-type="float" office:value="0.000636715429854662" calcext:value-type="float">
            <text:p>0.000636715429854662</text:p>
          </table:table-cell>
          <table:table-cell table:formula="of:=ABS([.B61]-[$Positions.B61])" office:value-type="float" office:value="0.000830713880545342" calcext:value-type="float">
            <text:p>0.000830713880545342</text:p>
          </table:table-cell>
          <table:table-cell table:formula="of:=ABS([.C61]-[$Positions.C61])" office:value-type="float" office:value="0.00178666999211996" calcext:value-type="float">
            <text:p>0.00178666999211996</text:p>
          </table:table-cell>
          <table:table-cell table:formula="of:=ABS([.D61]-[$Positions.D61])" office:value-type="float" office:value="0.00292413284363013" calcext:value-type="float">
            <text:p>0.00292413284363013</text:p>
          </table:table-cell>
          <table:table-cell table:formula="of:=ABS([.E61]-[$Positions.E61])" office:value-type="float" office:value="0.00403571386257984" calcext:value-type="float">
            <text:p>0.00403571386257984</text:p>
          </table:table-cell>
          <table:table-cell table:formula="of:=ABS([.F61]-[$Positions.F61])" office:value-type="float" office:value="0.0135249398331987" calcext:value-type="float">
            <text:p>0.0135249398331987</text:p>
          </table:table-cell>
          <table:table-cell table:number-columns-repeated="7"/>
        </table:table-row>
        <table:table-row table:style-name="ro1">
          <table:table-cell table:formula="of:= [.I$2] * EXP([.I$4]*ROW([.A62]) + [.I$5])  + [.I$3]" office:value-type="float" office:value="0.927193839840006" calcext:value-type="float">
            <text:p>0.927193839840006</text:p>
          </table:table-cell>
          <table:table-cell table:formula="of:= [.J$2] * EXP([.J$4]*ROW([.B62]) + [.J$5])  + [.J$3]" office:value-type="float" office:value="0.942138178283703" calcext:value-type="float">
            <text:p>0.942138178283703</text:p>
          </table:table-cell>
          <table:table-cell table:formula="of:= [.K$2] * EXP([.K$4]*ROW([.C62]) + [.K$5])  + [.K$3]" office:value-type="float" office:value="0.95295319529344" calcext:value-type="float">
            <text:p>0.95295319529344</text:p>
          </table:table-cell>
          <table:table-cell table:formula="of:= [.L$2] * EXP([.L$4]*ROW([.D62]) + [.L$5])  + [.L$3]" office:value-type="float" office:value="0.97271663079407" calcext:value-type="float">
            <text:p>0.97271663079407</text:p>
          </table:table-cell>
          <table:table-cell table:formula="of:= [.M$2] * EXP([.M$4]*ROW([.E62]) + [.M$5])  + [.M$3]" office:value-type="float" office:value="0.915735229766372" calcext:value-type="float">
            <text:p>0.915735229766372</text:p>
          </table:table-cell>
          <table:table-cell table:formula="of:= [.N$2] * EXP([.N$4]*ROW([.F62]) + [.N$5])  + [.N$3]" office:value-type="float" office:value="0.986239124815591" calcext:value-type="float">
            <text:p>0.986239124815591</text:p>
          </table:table-cell>
          <table:table-cell table:number-columns-repeated="11"/>
          <table:table-cell table:formula="of:=ABS([.A62]-[$Positions.A62])" office:value-type="float" office:value="0.000627160159993645" calcext:value-type="float">
            <text:p>0.000627160159993645</text:p>
          </table:table-cell>
          <table:table-cell table:formula="of:=ABS([.B62]-[$Positions.B62])" office:value-type="float" office:value="0.000554821716296616" calcext:value-type="float">
            <text:p>0.000554821716296616</text:p>
          </table:table-cell>
          <table:table-cell table:formula="of:=ABS([.C62]-[$Positions.C62])" office:value-type="float" office:value="0.00170519529343982" calcext:value-type="float">
            <text:p>0.00170519529343982</text:p>
          </table:table-cell>
          <table:table-cell table:formula="of:=ABS([.D62]-[$Positions.D62])" office:value-type="float" office:value="0.00269136920593005" calcext:value-type="float">
            <text:p>0.00269136920593005</text:p>
          </table:table-cell>
          <table:table-cell table:formula="of:=ABS([.E62]-[$Positions.E62])" office:value-type="float" office:value="0.00565022976637175" calcext:value-type="float">
            <text:p>0.00565022976637175</text:p>
          </table:table-cell>
          <table:table-cell table:formula="of:=ABS([.F62]-[$Positions.F62])" office:value-type="float" office:value="0.0113468751844094" calcext:value-type="float">
            <text:p>0.0113468751844094</text:p>
          </table:table-cell>
          <table:table-cell table:number-columns-repeated="7"/>
        </table:table-row>
        <table:table-row table:style-name="ro1">
          <table:table-cell table:formula="of:= [.I$2] * EXP([.I$4]*ROW([.A63]) + [.I$5])  + [.I$3]" office:value-type="float" office:value="0.927351568649902" calcext:value-type="float">
            <text:p>0.927351568649902</text:p>
          </table:table-cell>
          <table:table-cell table:formula="of:= [.J$2] * EXP([.J$4]*ROW([.B63]) + [.J$5])  + [.J$3]" office:value-type="float" office:value="0.942136309932017" calcext:value-type="float">
            <text:p>0.942136309932017</text:p>
          </table:table-cell>
          <table:table-cell table:formula="of:= [.K$2] * EXP([.K$4]*ROW([.C63]) + [.K$5])  + [.K$3]" office:value-type="float" office:value="0.952963772585891" calcext:value-type="float">
            <text:p>0.952963772585891</text:p>
          </table:table-cell>
          <table:table-cell table:formula="of:= [.L$2] * EXP([.L$4]*ROW([.D63]) + [.L$5])  + [.L$3]" office:value-type="float" office:value="0.972715570450659" calcext:value-type="float">
            <text:p>0.972715570450659</text:p>
          </table:table-cell>
          <table:table-cell table:formula="of:= [.M$2] * EXP([.M$4]*ROW([.E63]) + [.M$5])  + [.M$3]" office:value-type="float" office:value="0.916239274852897" calcext:value-type="float">
            <text:p>0.916239274852897</text:p>
          </table:table-cell>
          <table:table-cell table:formula="of:= [.N$2] * EXP([.N$4]*ROW([.F63]) + [.N$5])  + [.N$3]" office:value-type="float" office:value="0.985989108130194" calcext:value-type="float">
            <text:p>0.985989108130194</text:p>
          </table:table-cell>
          <table:table-cell table:number-columns-repeated="11"/>
          <table:table-cell table:formula="of:=ABS([.A63]-[$Positions.A63])" office:value-type="float" office:value="0.000401431350098291" calcext:value-type="float">
            <text:p>0.000401431350098291</text:p>
          </table:table-cell>
          <table:table-cell table:formula="of:=ABS([.B63]-[$Positions.B63])" office:value-type="float" office:value="0.000453690067983459" calcext:value-type="float">
            <text:p>0.000453690067983459</text:p>
          </table:table-cell>
          <table:table-cell table:formula="of:=ABS([.C63]-[$Positions.C63])" office:value-type="float" office:value="0.0018317725858914" calcext:value-type="float">
            <text:p>0.0018317725858914</text:p>
          </table:table-cell>
          <table:table-cell table:formula="of:=ABS([.D63]-[$Positions.D63])" office:value-type="float" office:value="0.00197342954934088" calcext:value-type="float">
            <text:p>0.00197342954934088</text:p>
          </table:table-cell>
          <table:table-cell table:formula="of:=ABS([.E63]-[$Positions.E63])" office:value-type="float" office:value="0.00576127485289679" calcext:value-type="float">
            <text:p>0.00576127485289679</text:p>
          </table:table-cell>
          <table:table-cell table:formula="of:=ABS([.F63]-[$Positions.F63])" office:value-type="float" office:value="0.00988489186980646" calcext:value-type="float">
            <text:p>0.00988489186980646</text:p>
          </table:table-cell>
          <table:table-cell table:number-columns-repeated="7"/>
        </table:table-row>
        <table:table-row table:style-name="ro1">
          <table:table-cell table:formula="of:= [.I$2] * EXP([.I$4]*ROW([.A64]) + [.I$5])  + [.I$3]" office:value-type="float" office:value="0.92750556163009" calcext:value-type="float">
            <text:p>0.92750556163009</text:p>
          </table:table-cell>
          <table:table-cell table:formula="of:= [.J$2] * EXP([.J$4]*ROW([.B64]) + [.J$5])  + [.J$3]" office:value-type="float" office:value="0.94213465385515" calcext:value-type="float">
            <text:p>0.94213465385515</text:p>
          </table:table-cell>
          <table:table-cell table:formula="of:= [.K$2] * EXP([.K$4]*ROW([.C64]) + [.K$5])  + [.K$3]" office:value-type="float" office:value="0.95297347984755" calcext:value-type="float">
            <text:p>0.95297347984755</text:p>
          </table:table-cell>
          <table:table-cell table:formula="of:= [.L$2] * EXP([.L$4]*ROW([.D64]) + [.L$5])  + [.L$3]" office:value-type="float" office:value="0.972714661066614" calcext:value-type="float">
            <text:p>0.972714661066614</text:p>
          </table:table-cell>
          <table:table-cell table:formula="of:= [.M$2] * EXP([.M$4]*ROW([.E64]) + [.M$5])  + [.M$3]" office:value-type="float" office:value="0.916721808139015" calcext:value-type="float">
            <text:p>0.916721808139015</text:p>
          </table:table-cell>
          <table:table-cell table:formula="of:= [.N$2] * EXP([.N$4]*ROW([.F64]) + [.N$5])  + [.N$3]" office:value-type="float" office:value="0.985754057232702" calcext:value-type="float">
            <text:p>0.985754057232702</text:p>
          </table:table-cell>
          <table:table-cell table:number-columns-repeated="11"/>
          <table:table-cell table:formula="of:=ABS([.A64]-[$Positions.A64])" office:value-type="float" office:value="0.000147438369910047" calcext:value-type="float">
            <text:p>0.000147438369910047</text:p>
          </table:table-cell>
          <table:table-cell table:formula="of:=ABS([.B64]-[$Positions.B64])" office:value-type="float" office:value="0.00177534614484975" calcext:value-type="float">
            <text:p>0.00177534614484975</text:p>
          </table:table-cell>
          <table:table-cell table:formula="of:=ABS([.C64]-[$Positions.C64])" office:value-type="float" office:value="0.00047647984755006" calcext:value-type="float">
            <text:p>0.00047647984755006</text:p>
          </table:table-cell>
          <table:table-cell table:formula="of:=ABS([.D64]-[$Positions.D64])" office:value-type="float" office:value="0.00192333893338548" calcext:value-type="float">
            <text:p>0.00192333893338548</text:p>
          </table:table-cell>
          <table:table-cell table:formula="of:=ABS([.E64]-[$Positions.E64])" office:value-type="float" office:value="0.00424880813901474" calcext:value-type="float">
            <text:p>0.00424880813901474</text:p>
          </table:table-cell>
          <table:table-cell table:formula="of:=ABS([.F64]-[$Positions.F64])" office:value-type="float" office:value="0.0102229427672983" calcext:value-type="float">
            <text:p>0.0102229427672983</text:p>
          </table:table-cell>
          <table:table-cell table:number-columns-repeated="7"/>
        </table:table-row>
        <table:table-row table:style-name="ro1">
          <table:table-cell table:formula="of:= [.I$2] * EXP([.I$4]*ROW([.A65]) + [.I$5])  + [.I$3]" office:value-type="float" office:value="0.927655907264239" calcext:value-type="float">
            <text:p>0.927655907264239</text:p>
          </table:table-cell>
          <table:table-cell table:formula="of:= [.J$2] * EXP([.J$4]*ROW([.B65]) + [.J$5])  + [.J$3]" office:value-type="float" office:value="0.942133185935269" calcext:value-type="float">
            <text:p>0.942133185935269</text:p>
          </table:table-cell>
          <table:table-cell table:formula="of:= [.K$2] * EXP([.K$4]*ROW([.C65]) + [.K$5])  + [.K$3]" office:value-type="float" office:value="0.952982388642437" calcext:value-type="float">
            <text:p>0.952982388642437</text:p>
          </table:table-cell>
          <table:table-cell table:formula="of:= [.L$2] * EXP([.L$4]*ROW([.D65]) + [.L$5])  + [.L$3]" office:value-type="float" office:value="0.972713881150097" calcext:value-type="float">
            <text:p>0.972713881150097</text:p>
          </table:table-cell>
          <table:table-cell table:formula="of:= [.M$2] * EXP([.M$4]*ROW([.E65]) + [.M$5])  + [.M$3]" office:value-type="float" office:value="0.917183747712351" calcext:value-type="float">
            <text:p>0.917183747712351</text:p>
          </table:table-cell>
          <table:table-cell table:formula="of:= [.N$2] * EXP([.N$4]*ROW([.F65]) + [.N$5])  + [.N$3]" office:value-type="float" office:value="0.985533076283674" calcext:value-type="float">
            <text:p>0.985533076283674</text:p>
          </table:table-cell>
          <table:table-cell table:number-columns-repeated="11"/>
          <table:table-cell table:formula="of:=ABS([.A65]-[$Positions.A65])" office:value-type="float" office:value="0.0000230927357615096" calcext:value-type="float">
            <text:p>2.30927357615096E-05</text:p>
          </table:table-cell>
          <table:table-cell table:formula="of:=ABS([.B65]-[$Positions.B65])" office:value-type="float" office:value="0.00168281406473148" calcext:value-type="float">
            <text:p>0.00168281406473148</text:p>
          </table:table-cell>
          <table:table-cell table:formula="of:=ABS([.C65]-[$Positions.C65])" office:value-type="float" office:value="0.000622388642436911" calcext:value-type="float">
            <text:p>0.000622388642436911</text:p>
          </table:table-cell>
          <table:table-cell table:formula="of:=ABS([.D65]-[$Positions.D65])" office:value-type="float" office:value="0.00187311884990327" calcext:value-type="float">
            <text:p>0.00187311884990327</text:p>
          </table:table-cell>
          <table:table-cell table:formula="of:=ABS([.E65]-[$Positions.E65])" office:value-type="float" office:value="0.00720474771235113" calcext:value-type="float">
            <text:p>0.00720474771235113</text:p>
          </table:table-cell>
          <table:table-cell table:formula="of:=ABS([.F65]-[$Positions.F65])" office:value-type="float" office:value="0.00779992371632565" calcext:value-type="float">
            <text:p>0.00779992371632565</text:p>
          </table:table-cell>
          <table:table-cell table:number-columns-repeated="7"/>
        </table:table-row>
        <table:table-row table:style-name="ro1">
          <table:table-cell table:formula="of:= [.I$2] * EXP([.I$4]*ROW([.A66]) + [.I$5])  + [.I$3]" office:value-type="float" office:value="0.927802691940267" calcext:value-type="float">
            <text:p>0.927802691940267</text:p>
          </table:table-cell>
          <table:table-cell table:formula="of:= [.J$2] * EXP([.J$4]*ROW([.B66]) + [.J$5])  + [.J$3]" office:value-type="float" office:value="0.94213188479471" calcext:value-type="float">
            <text:p>0.94213188479471</text:p>
          </table:table-cell>
          <table:table-cell table:formula="of:= [.K$2] * EXP([.K$4]*ROW([.C66]) + [.K$5])  + [.K$3]" office:value-type="float" office:value="0.952990564648104" calcext:value-type="float">
            <text:p>0.952990564648104</text:p>
          </table:table-cell>
          <table:table-cell table:formula="of:= [.L$2] * EXP([.L$4]*ROW([.D66]) + [.L$5])  + [.L$3]" office:value-type="float" office:value="0.972713212269025" calcext:value-type="float">
            <text:p>0.972713212269025</text:p>
          </table:table-cell>
          <table:table-cell table:formula="of:= [.M$2] * EXP([.M$4]*ROW([.E66]) + [.M$5])  + [.M$3]" office:value-type="float" office:value="0.917625972478089" calcext:value-type="float">
            <text:p>0.917625972478089</text:p>
          </table:table-cell>
          <table:table-cell table:formula="of:= [.N$2] * EXP([.N$4]*ROW([.F66]) + [.N$5])  + [.N$3]" office:value-type="float" office:value="0.985325323067864" calcext:value-type="float">
            <text:p>0.985325323067864</text:p>
          </table:table-cell>
          <table:table-cell table:number-columns-repeated="11"/>
          <table:table-cell table:formula="of:=ABS([.A66]-[$Positions.A66])" office:value-type="float" office:value="0.000347308059733153" calcext:value-type="float">
            <text:p>0.000347308059733153</text:p>
          </table:table-cell>
          <table:table-cell table:formula="of:=ABS([.B66]-[$Positions.B66])" office:value-type="float" office:value="0.00151311520529018" calcext:value-type="float">
            <text:p>0.00151311520529018</text:p>
          </table:table-cell>
          <table:table-cell table:formula="of:=ABS([.C66]-[$Positions.C66])" office:value-type="float" office:value="0.000983564648104229" calcext:value-type="float">
            <text:p>0.000983564648104229</text:p>
          </table:table-cell>
          <table:table-cell table:formula="of:=ABS([.D66]-[$Positions.D66])" office:value-type="float" office:value="0.00095378773097532" calcext:value-type="float">
            <text:p>0.00095378773097532</text:p>
          </table:table-cell>
          <table:table-cell table:formula="of:=ABS([.E66]-[$Positions.E66])" office:value-type="float" office:value="0.00252597247808894" calcext:value-type="float">
            <text:p>0.00252597247808894</text:p>
          </table:table-cell>
          <table:table-cell table:formula="of:=ABS([.F66]-[$Positions.F66])" office:value-type="float" office:value="0.00488467693213612" calcext:value-type="float">
            <text:p>0.00488467693213612</text:p>
          </table:table-cell>
          <table:table-cell table:number-columns-repeated="7"/>
        </table:table-row>
        <table:table-row table:style-name="ro1">
          <table:table-cell table:formula="of:= [.I$2] * EXP([.I$4]*ROW([.A67]) + [.I$5])  + [.I$3]" office:value-type="float" office:value="0.927945999999984" calcext:value-type="float">
            <text:p>0.927945999999984</text:p>
          </table:table-cell>
          <table:table-cell table:formula="of:= [.J$2] * EXP([.J$4]*ROW([.B67]) + [.J$5])  + [.J$3]" office:value-type="float" office:value="0.942130731484659" calcext:value-type="float">
            <text:p>0.942130731484659</text:p>
          </table:table-cell>
          <table:table-cell table:formula="of:= [.K$2] * EXP([.K$4]*ROW([.C67]) + [.K$5])  + [.K$3]" office:value-type="float" office:value="0.952998068139825" calcext:value-type="float">
            <text:p>0.952998068139825</text:p>
          </table:table-cell>
          <table:table-cell table:formula="of:= [.L$2] * EXP([.L$4]*ROW([.D67]) + [.L$5])  + [.L$3]" office:value-type="float" office:value="0.972712638615462" calcext:value-type="float">
            <text:p>0.972712638615462</text:p>
          </table:table-cell>
          <table:table-cell table:formula="of:= [.M$2] * EXP([.M$4]*ROW([.E67]) + [.M$5])  + [.M$3]" office:value-type="float" office:value="0.91804932383121" calcext:value-type="float">
            <text:p>0.91804932383121</text:p>
          </table:table-cell>
          <table:table-cell table:formula="of:= [.N$2] * EXP([.N$4]*ROW([.F67]) + [.N$5])  + [.N$3]" office:value-type="float" office:value="0.985130005784317" calcext:value-type="float">
            <text:p>0.985130005784317</text:p>
          </table:table-cell>
          <table:table-cell table:number-columns-repeated="11"/>
          <table:table-cell table:formula="of:=ABS([.A67]-[$Positions.A67])" office:value-type="float" office:value="0.0000000000000164313" calcext:value-type="float">
            <text:p>1.64313007644523E-14</text:p>
          </table:table-cell>
          <table:table-cell table:formula="of:=ABS([.B67]-[$Positions.B67])" office:value-type="float" office:value="0.00117226851534114" calcext:value-type="float">
            <text:p>0.00117226851534114</text:p>
          </table:table-cell>
          <table:table-cell table:formula="of:=ABS([.C67]-[$Positions.C67])" office:value-type="float" office:value="0.000229931860175281" calcext:value-type="float">
            <text:p>0.000229931860175281</text:p>
          </table:table-cell>
          <table:table-cell table:formula="of:=ABS([.D67]-[$Positions.D67])" office:value-type="float" office:value="0.000118638615462463" calcext:value-type="float">
            <text:p>0.000118638615462463</text:p>
          </table:table-cell>
          <table:table-cell table:formula="of:=ABS([.E67]-[$Positions.E67])" office:value-type="float" office:value="0.00590432383120965" calcext:value-type="float">
            <text:p>0.00590432383120965</text:p>
          </table:table-cell>
          <table:table-cell table:formula="of:=ABS([.F67]-[$Positions.F67])" office:value-type="float" office:value="0.00177599421568264" calcext:value-type="float">
            <text:p>0.00177599421568264</text:p>
          </table:table-cell>
          <table:table-cell table:number-columns-repeated="7"/>
        </table:table-row>
        <table:table-row table:style-name="ro1">
          <table:table-cell table:formula="of:= [.I$2] * EXP([.I$4]*ROW([.A68]) + [.I$5])  + [.I$3]" office:value-type="float" office:value="0.92808591378755" calcext:value-type="float">
            <text:p>0.92808591378755</text:p>
          </table:table-cell>
          <table:table-cell table:formula="of:= [.J$2] * EXP([.J$4]*ROW([.B68]) + [.J$5])  + [.J$3]" office:value-type="float" office:value="0.942129709209191" calcext:value-type="float">
            <text:p>0.942129709209191</text:p>
          </table:table-cell>
          <table:table-cell table:formula="of:= [.K$2] * EXP([.K$4]*ROW([.C68]) + [.K$5])  + [.K$3]" office:value-type="float" office:value="0.953004954434953" calcext:value-type="float">
            <text:p>0.953004954434953</text:p>
          </table:table-cell>
          <table:table-cell table:formula="of:= [.L$2] * EXP([.L$4]*ROW([.D68]) + [.L$5])  + [.L$3]" office:value-type="float" office:value="0.972712146632025" calcext:value-type="float">
            <text:p>0.972712146632025</text:p>
          </table:table-cell>
          <table:table-cell table:formula="of:= [.M$2] * EXP([.M$4]*ROW([.E68]) + [.M$5])  + [.M$3]" office:value-type="float" office:value="0.918454607257365" calcext:value-type="float">
            <text:p>0.918454607257365</text:p>
          </table:table-cell>
          <table:table-cell table:formula="of:= [.N$2] * EXP([.N$4]*ROW([.F68]) + [.N$5])  + [.N$3]" office:value-type="float" office:value="0.984946380028619" calcext:value-type="float">
            <text:p>0.984946380028619</text:p>
          </table:table-cell>
          <table:table-cell table:number-columns-repeated="11"/>
          <table:table-cell table:formula="of:=ABS([.A68]-[$Positions.A68])" office:value-type="float" office:value="0.000531913787549798" calcext:value-type="float">
            <text:p>0.000531913787549798</text:p>
          </table:table-cell>
          <table:table-cell table:formula="of:=ABS([.B68]-[$Positions.B68])" office:value-type="float" office:value="0.000359290790809208" calcext:value-type="float">
            <text:p>0.000359290790809208</text:p>
          </table:table-cell>
          <table:table-cell table:formula="of:=ABS([.C68]-[$Positions.C68])" office:value-type="float" office:value="0.000340045565046632" calcext:value-type="float">
            <text:p>0.000340045565046632</text:p>
          </table:table-cell>
          <table:table-cell table:formula="of:=ABS([.D68]-[$Positions.D68])" office:value-type="float" office:value="0.0000791466320246847" calcext:value-type="float">
            <text:p>7.91466320246847E-05</text:p>
          </table:table-cell>
          <table:table-cell table:formula="of:=ABS([.E68]-[$Positions.E68])" office:value-type="float" office:value="0.00165660725736527" calcext:value-type="float">
            <text:p>0.00165660725736527</text:p>
          </table:table-cell>
          <table:table-cell table:formula="of:=ABS([.F68]-[$Positions.F68])" office:value-type="float" office:value="0.00315661997138117" calcext:value-type="float">
            <text:p>0.00315661997138117</text:p>
          </table:table-cell>
          <table:table-cell table:number-columns-repeated="7"/>
        </table:table-row>
        <table:table-row table:style-name="ro1">
          <table:table-cell table:formula="of:= [.I$2] * EXP([.I$4]*ROW([.A69]) + [.I$5])  + [.I$3]" office:value-type="float" office:value="0.928222513696793" calcext:value-type="float">
            <text:p>0.928222513696793</text:p>
          </table:table-cell>
          <table:table-cell table:formula="of:= [.J$2] * EXP([.J$4]*ROW([.B69]) + [.J$5])  + [.J$3]" office:value-type="float" office:value="0.942128803080668" calcext:value-type="float">
            <text:p>0.942128803080668</text:p>
          </table:table-cell>
          <table:table-cell table:formula="of:= [.K$2] * EXP([.K$4]*ROW([.C69]) + [.K$5])  + [.K$3]" office:value-type="float" office:value="0.953011274300739" calcext:value-type="float">
            <text:p>0.953011274300739</text:p>
          </table:table-cell>
          <table:table-cell table:formula="of:= [.L$2] * EXP([.L$4]*ROW([.D69]) + [.L$5])  + [.L$3]" office:value-type="float" office:value="0.972711724691468" calcext:value-type="float">
            <text:p>0.972711724691468</text:p>
          </table:table-cell>
          <table:table-cell table:formula="of:= [.M$2] * EXP([.M$4]*ROW([.E69]) + [.M$5])  + [.M$3]" office:value-type="float" office:value="0.918842593865429" calcext:value-type="float">
            <text:p>0.918842593865429</text:p>
          </table:table-cell>
          <table:table-cell table:formula="of:= [.N$2] * EXP([.N$4]*ROW([.F69]) + [.N$5])  + [.N$3]" office:value-type="float" office:value="0.984773745955773" calcext:value-type="float">
            <text:p>0.984773745955773</text:p>
          </table:table-cell>
          <table:table-cell table:number-columns-repeated="11"/>
          <table:table-cell table:formula="of:=ABS([.A69]-[$Positions.A69])" office:value-type="float" office:value="0.00104951369679296" calcext:value-type="float">
            <text:p>0.00104951369679296</text:p>
          </table:table-cell>
          <table:table-cell table:formula="of:=ABS([.B69]-[$Positions.B69])" office:value-type="float" office:value="0.000282196919331734" calcext:value-type="float">
            <text:p>0.000282196919331734</text:p>
          </table:table-cell>
          <table:table-cell table:formula="of:=ABS([.C69]-[$Positions.C69])" office:value-type="float" office:value="0.000373725699260641" calcext:value-type="float">
            <text:p>0.000373725699260641</text:p>
          </table:table-cell>
          <table:table-cell table:formula="of:=ABS([.D69]-[$Positions.D69])" office:value-type="float" office:value="0.000671724691468367" calcext:value-type="float">
            <text:p>0.000671724691468367</text:p>
          </table:table-cell>
          <table:table-cell table:formula="of:=ABS([.E69]-[$Positions.E69])" office:value-type="float" office:value="0.00285559386542888" calcext:value-type="float">
            <text:p>0.00285559386542888</text:p>
          </table:table-cell>
          <table:table-cell table:formula="of:=ABS([.F69]-[$Positions.F69])" office:value-type="float" office:value="0.00284725404422737" calcext:value-type="float">
            <text:p>0.00284725404422737</text:p>
          </table:table-cell>
          <table:table-cell table:number-columns-repeated="7"/>
        </table:table-row>
        <table:table-row table:style-name="ro1">
          <table:table-cell table:formula="of:= [.I$2] * EXP([.I$4]*ROW([.A70]) + [.I$5])  + [.I$3]" office:value-type="float" office:value="0.928355878217401" calcext:value-type="float">
            <text:p>0.928355878217401</text:p>
          </table:table-cell>
          <table:table-cell table:formula="of:= [.J$2] * EXP([.J$4]*ROW([.B70]) + [.J$5])  + [.J$3]" office:value-type="float" office:value="0.942127999902929" calcext:value-type="float">
            <text:p>0.942127999902929</text:p>
          </table:table-cell>
          <table:table-cell table:formula="of:= [.K$2] * EXP([.K$4]*ROW([.C70]) + [.K$5])  + [.K$3]" office:value-type="float" office:value="0.953017074328593" calcext:value-type="float">
            <text:p>0.953017074328593</text:p>
          </table:table-cell>
          <table:table-cell table:formula="of:= [.L$2] * EXP([.L$4]*ROW([.D70]) + [.L$5])  + [.L$3]" office:value-type="float" office:value="0.972711362821903" calcext:value-type="float">
            <text:p>0.972711362821903</text:p>
          </table:table-cell>
          <table:table-cell table:formula="of:= [.M$2] * EXP([.M$4]*ROW([.E70]) + [.M$5])  + [.M$3]" office:value-type="float" office:value="0.919214021854638" calcext:value-type="float">
            <text:p>0.919214021854638</text:p>
          </table:table-cell>
          <table:table-cell table:formula="of:= [.N$2] * EXP([.N$4]*ROW([.F70]) + [.N$5])  + [.N$3]" office:value-type="float" office:value="0.984611445612915" calcext:value-type="float">
            <text:p>0.984611445612915</text:p>
          </table:table-cell>
          <table:table-cell table:number-columns-repeated="11"/>
          <table:table-cell table:formula="of:=ABS([.A70]-[$Positions.A70])" office:value-type="float" office:value="0.00146887821740094" calcext:value-type="float">
            <text:p>0.00146887821740094</text:p>
          </table:table-cell>
          <table:table-cell table:formula="of:=ABS([.B70]-[$Positions.B70])" office:value-type="float" office:value="0.00000000009707112891" calcext:value-type="float">
            <text:p>9.70711289127735E-11</text:p>
          </table:table-cell>
          <table:table-cell table:formula="of:=ABS([.C70]-[$Positions.C70])" office:value-type="float" office:value="0.000418925671407333" calcext:value-type="float">
            <text:p>0.000418925671407333</text:p>
          </table:table-cell>
          <table:table-cell table:formula="of:=ABS([.D70]-[$Positions.D70])" office:value-type="float" office:value="0.0000983628219026755" calcext:value-type="float">
            <text:p>9.83628219026755E-05</text:p>
          </table:table-cell>
          <table:table-cell table:formula="of:=ABS([.E70]-[$Positions.E70])" office:value-type="float" office:value="0.00766302185463785" calcext:value-type="float">
            <text:p>0.00766302185463785</text:p>
          </table:table-cell>
          <table:table-cell table:formula="of:=ABS([.F70]-[$Positions.F70])" office:value-type="float" office:value="0.00192655438708544" calcext:value-type="float">
            <text:p>0.00192655438708544</text:p>
          </table:table-cell>
          <table:table-cell table:number-columns-repeated="7"/>
        </table:table-row>
        <table:table-row table:style-name="ro1">
          <table:table-cell table:formula="of:= [.I$2] * EXP([.I$4]*ROW([.A71]) + [.I$5])  + [.I$3]" office:value-type="float" office:value="0.928486083980022" calcext:value-type="float">
            <text:p>0.928486083980022</text:p>
          </table:table-cell>
          <table:table-cell table:formula="of:= [.J$2] * EXP([.J$4]*ROW([.B71]) + [.J$5])  + [.J$3]" office:value-type="float" office:value="0.942127287979107" calcext:value-type="float">
            <text:p>0.942127287979107</text:p>
          </table:table-cell>
          <table:table-cell table:formula="of:= [.K$2] * EXP([.K$4]*ROW([.C71]) + [.K$5])  + [.K$3]" office:value-type="float" office:value="0.953022397277566" calcext:value-type="float">
            <text:p>0.953022397277566</text:p>
          </table:table-cell>
          <table:table-cell table:formula="of:= [.L$2] * EXP([.L$4]*ROW([.D71]) + [.L$5])  + [.L$3]" office:value-type="float" office:value="0.972711052471118" calcext:value-type="float">
            <text:p>0.972711052471118</text:p>
          </table:table-cell>
          <table:table-cell table:formula="of:= [.M$2] * EXP([.M$4]*ROW([.E71]) + [.M$5])  + [.M$3]" office:value-type="float" office:value="0.919569597919122" calcext:value-type="float">
            <text:p>0.919569597919122</text:p>
          </table:table-cell>
          <table:table-cell table:formula="of:= [.N$2] * EXP([.N$4]*ROW([.F71]) + [.N$5])  + [.N$3]" office:value-type="float" office:value="0.984458860431684" calcext:value-type="float">
            <text:p>0.984458860431684</text:p>
          </table:table-cell>
          <table:table-cell table:number-columns-repeated="11"/>
          <table:table-cell table:formula="of:=ABS([.A71]-[$Positions.A71])" office:value-type="float" office:value="0.000905083980022425" calcext:value-type="float">
            <text:p>0.000905083980022425</text:p>
          </table:table-cell>
          <table:table-cell table:formula="of:=ABS([.B71]-[$Positions.B71])" office:value-type="float" office:value="0.000311287979106956" calcext:value-type="float">
            <text:p>0.000311287979106956</text:p>
          </table:table-cell>
          <table:table-cell table:formula="of:=ABS([.C71]-[$Positions.C71])" office:value-type="float" office:value="0.0000123972775663006" calcext:value-type="float">
            <text:p>1.23972775663006E-05</text:p>
          </table:table-cell>
          <table:table-cell table:formula="of:=ABS([.D71]-[$Positions.D71])" office:value-type="float" office:value="0.00000005247111811713" calcext:value-type="float">
            <text:p>5.24711181171256E-08</text:p>
          </table:table-cell>
          <table:table-cell table:formula="of:=ABS([.E71]-[$Positions.E71])" office:value-type="float" office:value="0.00668259791912196" calcext:value-type="float">
            <text:p>0.00668259791912196</text:p>
          </table:table-cell>
          <table:table-cell table:formula="of:=ABS([.F71]-[$Positions.F71])" office:value-type="float" office:value="0.000449860431683824" calcext:value-type="float">
            <text:p>0.000449860431683824</text:p>
          </table:table-cell>
          <table:table-cell table:number-columns-repeated="7"/>
        </table:table-row>
        <table:table-row table:style-name="ro1">
          <table:table-cell table:formula="of:= [.I$2] * EXP([.I$4]*ROW([.A72]) + [.I$5])  + [.I$3]" office:value-type="float" office:value="0.928613205800298" calcext:value-type="float">
            <text:p>0.928613205800298</text:p>
          </table:table-cell>
          <table:table-cell table:formula="of:= [.J$2] * EXP([.J$4]*ROW([.B72]) + [.J$5])  + [.J$3]" office:value-type="float" office:value="0.942126656941289" calcext:value-type="float">
            <text:p>0.942126656941289</text:p>
          </table:table-cell>
          <table:table-cell table:formula="of:= [.K$2] * EXP([.K$4]*ROW([.C72]) + [.K$5])  + [.K$3]" office:value-type="float" office:value="0.953027282389585" calcext:value-type="float">
            <text:p>0.953027282389585</text:p>
          </table:table-cell>
          <table:table-cell table:formula="of:= [.L$2] * EXP([.L$4]*ROW([.D72]) + [.L$5])  + [.L$3]" office:value-type="float" office:value="0.97271078630447" calcext:value-type="float">
            <text:p>0.97271078630447</text:p>
          </table:table-cell>
          <table:table-cell table:formula="of:= [.M$2] * EXP([.M$4]*ROW([.E72]) + [.M$5])  + [.M$3]" office:value-type="float" office:value="0.919909998592489" calcext:value-type="float">
            <text:p>0.919909998592489</text:p>
          </table:table-cell>
          <table:table-cell table:formula="of:= [.N$2] * EXP([.N$4]*ROW([.F72]) + [.N$5])  + [.N$3]" office:value-type="float" office:value="0.9843154088707" calcext:value-type="float">
            <text:p>0.9843154088707</text:p>
          </table:table-cell>
          <table:table-cell table:number-columns-repeated="11"/>
          <table:table-cell table:formula="of:=ABS([.A72]-[$Positions.A72])" office:value-type="float" office:value="0.0008232058002976" calcext:value-type="float">
            <text:p>0.0008232058002976</text:p>
          </table:table-cell>
          <table:table-cell table:formula="of:=ABS([.B72]-[$Positions.B72])" office:value-type="float" office:value="0.000678656941288769" calcext:value-type="float">
            <text:p>0.000678656941288769</text:p>
          </table:table-cell>
          <table:table-cell table:formula="of:=ABS([.C72]-[$Positions.C72])" office:value-type="float" office:value="0.000678282389585227" calcext:value-type="float">
            <text:p>0.000678282389585227</text:p>
          </table:table-cell>
          <table:table-cell table:formula="of:=ABS([.D72]-[$Positions.D72])" office:value-type="float" office:value="0.000432213695530148" calcext:value-type="float">
            <text:p>0.000432213695530148</text:p>
          </table:table-cell>
          <table:table-cell table:formula="of:=ABS([.E72]-[$Positions.E72])" office:value-type="float" office:value="0.00780799859248882" calcext:value-type="float">
            <text:p>0.00780799859248882</text:p>
          </table:table-cell>
          <table:table-cell table:formula="of:=ABS([.F72]-[$Positions.F72])" office:value-type="float" office:value="0.00253940887069992" calcext:value-type="float">
            <text:p>0.00253940887069992</text:p>
          </table:table-cell>
          <table:table-cell table:number-columns-repeated="7"/>
        </table:table-row>
        <table:table-row table:style-name="ro1">
          <table:table-cell table:formula="of:= [.I$2] * EXP([.I$4]*ROW([.A73]) + [.I$5])  + [.I$3]" office:value-type="float" office:value="0.928737316721848" calcext:value-type="float">
            <text:p>0.928737316721848</text:p>
          </table:table-cell>
          <table:table-cell table:formula="of:= [.J$2] * EXP([.J$4]*ROW([.B73]) + [.J$5])  + [.J$3]" office:value-type="float" office:value="0.942126097599522" calcext:value-type="float">
            <text:p>0.942126097599522</text:p>
          </table:table-cell>
          <table:table-cell table:formula="of:= [.K$2] * EXP([.K$4]*ROW([.C73]) + [.K$5])  + [.K$3]" office:value-type="float" office:value="0.953031765678746" calcext:value-type="float">
            <text:p>0.953031765678746</text:p>
          </table:table-cell>
          <table:table-cell table:formula="of:= [.L$2] * EXP([.L$4]*ROW([.D73]) + [.L$5])  + [.L$3]" office:value-type="float" office:value="0.972710558031534" calcext:value-type="float">
            <text:p>0.972710558031534</text:p>
          </table:table-cell>
          <table:table-cell table:formula="of:= [.M$2] * EXP([.M$4]*ROW([.E73]) + [.M$5])  + [.M$3]" office:value-type="float" office:value="0.920235871535024" calcext:value-type="float">
            <text:p>0.920235871535024</text:p>
          </table:table-cell>
          <table:table-cell table:formula="of:= [.N$2] * EXP([.N$4]*ROW([.F73]) + [.N$5])  + [.N$3]" office:value-type="float" office:value="0.984180544199159" calcext:value-type="float">
            <text:p>0.984180544199159</text:p>
          </table:table-cell>
          <table:table-cell table:number-columns-repeated="11"/>
          <table:table-cell table:formula="of:=ABS([.A73]-[$Positions.A73])" office:value-type="float" office:value="0.00068231672184782" calcext:value-type="float">
            <text:p>0.00068231672184782</text:p>
          </table:table-cell>
          <table:table-cell table:formula="of:=ABS([.B73]-[$Positions.B73])" office:value-type="float" office:value="0.000343097599522335" calcext:value-type="float">
            <text:p>0.000343097599522335</text:p>
          </table:table-cell>
          <table:table-cell table:formula="of:=ABS([.C73]-[$Positions.C73])" office:value-type="float" office:value="0.00000923432125399248" calcext:value-type="float">
            <text:p>9.23432125399248E-06</text:p>
          </table:table-cell>
          <table:table-cell table:formula="of:=ABS([.D73]-[$Positions.D73])" office:value-type="float" office:value="0.000355441968465708" calcext:value-type="float">
            <text:p>0.000355441968465708</text:p>
          </table:table-cell>
          <table:table-cell table:formula="of:=ABS([.E73]-[$Positions.E73])" office:value-type="float" office:value="0.00197387153502426" calcext:value-type="float">
            <text:p>0.00197387153502426</text:p>
          </table:table-cell>
          <table:table-cell table:formula="of:=ABS([.F73]-[$Positions.F73])" office:value-type="float" office:value="0.00139945580084133" calcext:value-type="float">
            <text:p>0.00139945580084133</text:p>
          </table:table-cell>
          <table:table-cell table:number-columns-repeated="7"/>
        </table:table-row>
        <table:table-row table:style-name="ro1">
          <table:table-cell table:formula="of:= [.I$2] * EXP([.I$4]*ROW([.A74]) + [.I$5])  + [.I$3]" office:value-type="float" office:value="0.928858488058245" calcext:value-type="float">
            <text:p>0.928858488058245</text:p>
          </table:table-cell>
          <table:table-cell table:formula="of:= [.J$2] * EXP([.J$4]*ROW([.B74]) + [.J$5])  + [.J$3]" office:value-type="float" office:value="0.942125601807983" calcext:value-type="float">
            <text:p>0.942125601807983</text:p>
          </table:table-cell>
          <table:table-cell table:formula="of:= [.K$2] * EXP([.K$4]*ROW([.C74]) + [.K$5])  + [.K$3]" office:value-type="float" office:value="0.953035880196821" calcext:value-type="float">
            <text:p>0.953035880196821</text:p>
          </table:table-cell>
          <table:table-cell table:formula="of:= [.L$2] * EXP([.L$4]*ROW([.D74]) + [.L$5])  + [.L$3]" office:value-type="float" office:value="0.972710362257445" calcext:value-type="float">
            <text:p>0.972710362257445</text:p>
          </table:table-cell>
          <table:table-cell table:formula="of:= [.M$2] * EXP([.M$4]*ROW([.E74]) + [.M$5])  + [.M$3]" office:value-type="float" office:value="0.920547836765957" calcext:value-type="float">
            <text:p>0.920547836765957</text:p>
          </table:table-cell>
          <table:table-cell table:formula="of:= [.N$2] * EXP([.N$4]*ROW([.F74]) + [.N$5])  + [.N$3]" office:value-type="float" office:value="0.984053752413101" calcext:value-type="float">
            <text:p>0.984053752413101</text:p>
          </table:table-cell>
          <table:table-cell table:number-columns-repeated="11"/>
          <table:table-cell table:formula="of:=ABS([.A74]-[$Positions.A74])" office:value-type="float" office:value="0.000886488058245205" calcext:value-type="float">
            <text:p>0.000886488058245205</text:p>
          </table:table-cell>
          <table:table-cell table:formula="of:=ABS([.B74]-[$Positions.B74])" office:value-type="float" office:value="0.00108460180798264" calcext:value-type="float">
            <text:p>0.00108460180798264</text:p>
          </table:table-cell>
          <table:table-cell table:formula="of:=ABS([.C74]-[$Positions.C74])" office:value-type="float" office:value="0.000947119803179075" calcext:value-type="float">
            <text:p>0.000947119803179075</text:p>
          </table:table-cell>
          <table:table-cell table:formula="of:=ABS([.D74]-[$Positions.D74])" office:value-type="float" office:value="0.00125463774255485" calcext:value-type="float">
            <text:p>0.00125463774255485</text:p>
          </table:table-cell>
          <table:table-cell table:formula="of:=ABS([.E74]-[$Positions.E74])" office:value-type="float" office:value="0.00168416323404264" calcext:value-type="float">
            <text:p>0.00168416323404264</text:p>
          </table:table-cell>
          <table:table-cell table:formula="of:=ABS([.F74]-[$Positions.F74])" office:value-type="float" office:value="0.00257424758689895" calcext:value-type="float">
            <text:p>0.00257424758689895</text:p>
          </table:table-cell>
          <table:table-cell table:number-columns-repeated="7"/>
        </table:table-row>
        <table:table-row table:style-name="ro1">
          <table:table-cell table:formula="of:= [.I$2] * EXP([.I$4]*ROW([.A75]) + [.I$5])  + [.I$3]" office:value-type="float" office:value="0.92897678943399" calcext:value-type="float">
            <text:p>0.92897678943399</text:p>
          </table:table-cell>
          <table:table-cell table:formula="of:= [.J$2] * EXP([.J$4]*ROW([.B75]) + [.J$5])  + [.J$3]" office:value-type="float" office:value="0.942125162346341" calcext:value-type="float">
            <text:p>0.942125162346341</text:p>
          </table:table-cell>
          <table:table-cell table:formula="of:= [.K$2] * EXP([.K$4]*ROW([.C75]) + [.K$5])  + [.K$3]" office:value-type="float" office:value="0.953039656276922" calcext:value-type="float">
            <text:p>0.953039656276922</text:p>
          </table:table-cell>
          <table:table-cell table:formula="of:= [.L$2] * EXP([.L$4]*ROW([.D75]) + [.L$5])  + [.L$3]" office:value-type="float" office:value="0.972710194355395" calcext:value-type="float">
            <text:p>0.972710194355395</text:p>
          </table:table-cell>
          <table:table-cell table:formula="of:= [.M$2] * EXP([.M$4]*ROW([.E75]) + [.M$5])  + [.M$3]" office:value-type="float" office:value="0.920846487843135" calcext:value-type="float">
            <text:p>0.920846487843135</text:p>
          </table:table-cell>
          <table:table-cell table:formula="of:= [.N$2] * EXP([.N$4]*ROW([.F75]) + [.N$5])  + [.N$3]" office:value-type="float" office:value="0.983934550276411" calcext:value-type="float">
            <text:p>0.983934550276411</text:p>
          </table:table-cell>
          <table:table-cell table:number-columns-repeated="11"/>
          <table:table-cell table:formula="of:=ABS([.A75]-[$Positions.A75])" office:value-type="float" office:value="0.00125578943399007" calcext:value-type="float">
            <text:p>0.00125578943399007</text:p>
          </table:table-cell>
          <table:table-cell table:formula="of:=ABS([.B75]-[$Positions.B75])" office:value-type="float" office:value="0.000861162346341038" calcext:value-type="float">
            <text:p>0.000861162346341038</text:p>
          </table:table-cell>
          <table:table-cell table:formula="of:=ABS([.C75]-[$Positions.C75])" office:value-type="float" office:value="0.000264656276922182" calcext:value-type="float">
            <text:p>0.000264656276922182</text:p>
          </table:table-cell>
          <table:table-cell table:formula="of:=ABS([.D75]-[$Positions.D75])" office:value-type="float" office:value="0.000132805644605494" calcext:value-type="float">
            <text:p>0.000132805644605494</text:p>
          </table:table-cell>
          <table:table-cell table:formula="of:=ABS([.E75]-[$Positions.E75])" office:value-type="float" office:value="0.000523512156865191" calcext:value-type="float">
            <text:p>0.000523512156865191</text:p>
          </table:table-cell>
          <table:table-cell table:formula="of:=ABS([.F75]-[$Positions.F75])" office:value-type="float" office:value="0.00223144972358891" calcext:value-type="float">
            <text:p>0.00223144972358891</text:p>
          </table:table-cell>
          <table:table-cell table:number-columns-repeated="7"/>
        </table:table-row>
        <table:table-row table:style-name="ro1">
          <table:table-cell table:formula="of:= [.I$2] * EXP([.I$4]*ROW([.A76]) + [.I$5])  + [.I$3]" office:value-type="float" office:value="0.929092288824516" calcext:value-type="float">
            <text:p>0.929092288824516</text:p>
          </table:table-cell>
          <table:table-cell table:formula="of:= [.J$2] * EXP([.J$4]*ROW([.B76]) + [.J$5])  + [.J$3]" office:value-type="float" office:value="0.942124772814615" calcext:value-type="float">
            <text:p>0.942124772814615</text:p>
          </table:table-cell>
          <table:table-cell table:formula="of:= [.K$2] * EXP([.K$4]*ROW([.C76]) + [.K$5])  + [.K$3]" office:value-type="float" office:value="0.953043121757125" calcext:value-type="float">
            <text:p>0.953043121757125</text:p>
          </table:table-cell>
          <table:table-cell table:formula="of:= [.L$2] * EXP([.L$4]*ROW([.D76]) + [.L$5])  + [.L$3]" office:value-type="float" office:value="0.972710050357286" calcext:value-type="float">
            <text:p>0.972710050357286</text:p>
          </table:table-cell>
          <table:table-cell table:formula="of:= [.M$2] * EXP([.M$4]*ROW([.E76]) + [.M$5])  + [.M$3]" office:value-type="float" office:value="0.921132392992348" calcext:value-type="float">
            <text:p>0.921132392992348</text:p>
          </table:table-cell>
          <table:table-cell table:formula="of:= [.N$2] * EXP([.N$4]*ROW([.F76]) + [.N$5])  + [.N$3]" office:value-type="float" office:value="0.983822483479079" calcext:value-type="float">
            <text:p>0.983822483479079</text:p>
          </table:table-cell>
          <table:table-cell table:number-columns-repeated="11"/>
          <table:table-cell table:formula="of:=ABS([.A76]-[$Positions.A76])" office:value-type="float" office:value="0.000785288824516117" calcext:value-type="float">
            <text:p>0.000785288824516117</text:p>
          </table:table-cell>
          <table:table-cell table:formula="of:=ABS([.B76]-[$Positions.B76])" office:value-type="float" office:value="0.000286772814614644" calcext:value-type="float">
            <text:p>0.000286772814614644</text:p>
          </table:table-cell>
          <table:table-cell table:formula="of:=ABS([.C76]-[$Positions.C76])" office:value-type="float" office:value="0.0000721217571247878" calcext:value-type="float">
            <text:p>7.21217571247878E-05</text:p>
          </table:table-cell>
          <table:table-cell table:formula="of:=ABS([.D76]-[$Positions.D76])" office:value-type="float" office:value="0.000738050357285802" calcext:value-type="float">
            <text:p>0.000738050357285802</text:p>
          </table:table-cell>
          <table:table-cell table:formula="of:=ABS([.E76]-[$Positions.E76])" office:value-type="float" office:value="0.000361607007652087" calcext:value-type="float">
            <text:p>0.000361607007652087</text:p>
          </table:table-cell>
          <table:table-cell table:formula="of:=ABS([.F76]-[$Positions.F76])" office:value-type="float" office:value="0.00237051652092057" calcext:value-type="float">
            <text:p>0.00237051652092057</text:p>
          </table:table-cell>
          <table:table-cell table:number-columns-repeated="7"/>
        </table:table-row>
        <table:table-row table:style-name="ro1">
          <table:table-cell table:formula="of:= [.I$2] * EXP([.I$4]*ROW([.A77]) + [.I$5])  + [.I$3]" office:value-type="float" office:value="0.929205052595249" calcext:value-type="float">
            <text:p>0.929205052595249</text:p>
          </table:table-cell>
          <table:table-cell table:formula="of:= [.J$2] * EXP([.J$4]*ROW([.B77]) + [.J$5])  + [.J$3]" office:value-type="float" office:value="0.942124427539961" calcext:value-type="float">
            <text:p>0.942124427539961</text:p>
          </table:table-cell>
          <table:table-cell table:formula="of:= [.K$2] * EXP([.K$4]*ROW([.C77]) + [.K$5])  + [.K$3]" office:value-type="float" office:value="0.953046302185694" calcext:value-type="float">
            <text:p>0.953046302185694</text:p>
          </table:table-cell>
          <table:table-cell table:formula="of:= [.L$2] * EXP([.L$4]*ROW([.D77]) + [.L$5])  + [.L$3]" office:value-type="float" office:value="0.972709926859953" calcext:value-type="float">
            <text:p>0.972709926859953</text:p>
          </table:table-cell>
          <table:table-cell table:formula="of:= [.M$2] * EXP([.M$4]*ROW([.E77]) + [.M$5])  + [.M$3]" office:value-type="float" office:value="0.921406096188463" calcext:value-type="float">
            <text:p>0.921406096188463</text:p>
          </table:table-cell>
          <table:table-cell table:formula="of:= [.N$2] * EXP([.N$4]*ROW([.F77]) + [.N$5])  + [.N$3]" office:value-type="float" office:value="0.983717124905711" calcext:value-type="float">
            <text:p>0.983717124905711</text:p>
          </table:table-cell>
          <table:table-cell table:number-columns-repeated="11"/>
          <table:table-cell table:formula="of:=ABS([.A77]-[$Positions.A77])" office:value-type="float" office:value="0.000415052595249099" calcext:value-type="float">
            <text:p>0.000415052595249099</text:p>
          </table:table-cell>
          <table:table-cell table:formula="of:=ABS([.B77]-[$Positions.B77])" office:value-type="float" office:value="0.000477427539961162" calcext:value-type="float">
            <text:p>0.000477427539961162</text:p>
          </table:table-cell>
          <table:table-cell table:formula="of:=ABS([.C77]-[$Positions.C77])" office:value-type="float" office:value="0.000800302185694046" calcext:value-type="float">
            <text:p>0.000800302185694046</text:p>
          </table:table-cell>
          <table:table-cell table:formula="of:=ABS([.D77]-[$Positions.D77])" office:value-type="float" office:value="0.00125892685995344" calcext:value-type="float">
            <text:p>0.00125892685995344</text:p>
          </table:table-cell>
          <table:table-cell table:formula="of:=ABS([.E77]-[$Positions.E77])" office:value-type="float" office:value="0.00163990381153745" calcext:value-type="float">
            <text:p>0.00163990381153745</text:p>
          </table:table-cell>
          <table:table-cell table:formula="of:=ABS([.F77]-[$Positions.F77])" office:value-type="float" office:value="0.00310087509428936" calcext:value-type="float">
            <text:p>0.00310087509428936</text:p>
          </table:table-cell>
          <table:table-cell table:number-columns-repeated="7"/>
        </table:table-row>
        <table:table-row table:style-name="ro1">
          <table:table-cell table:formula="of:= [.I$2] * EXP([.I$4]*ROW([.A78]) + [.I$5])  + [.I$3]" office:value-type="float" office:value="0.92931514553974" calcext:value-type="float">
            <text:p>0.92931514553974</text:p>
          </table:table-cell>
          <table:table-cell table:formula="of:= [.J$2] * EXP([.J$4]*ROW([.B78]) + [.J$5])  + [.J$3]" office:value-type="float" office:value="0.942124121494065" calcext:value-type="float">
            <text:p>0.942124121494065</text:p>
          </table:table-cell>
          <table:table-cell table:formula="of:= [.K$2] * EXP([.K$4]*ROW([.C78]) + [.K$5])  + [.K$3]" office:value-type="float" office:value="0.953049221009434" calcext:value-type="float">
            <text:p>0.953049221009434</text:p>
          </table:table-cell>
          <table:table-cell table:formula="of:= [.L$2] * EXP([.L$4]*ROW([.D78]) + [.L$5])  + [.L$3]" office:value-type="float" office:value="0.972709820944735" calcext:value-type="float">
            <text:p>0.972709820944735</text:p>
          </table:table-cell>
          <table:table-cell table:formula="of:= [.M$2] * EXP([.M$4]*ROW([.E78]) + [.M$5])  + [.M$3]" office:value-type="float" office:value="0.921668118190408" calcext:value-type="float">
            <text:p>0.921668118190408</text:p>
          </table:table-cell>
          <table:table-cell table:formula="of:= [.N$2] * EXP([.N$4]*ROW([.F78]) + [.N$5])  + [.N$3]" office:value-type="float" office:value="0.983618073007676" calcext:value-type="float">
            <text:p>0.983618073007676</text:p>
          </table:table-cell>
          <table:table-cell table:number-columns-repeated="11"/>
          <table:table-cell table:formula="of:=ABS([.A78]-[$Positions.A78])" office:value-type="float" office:value="0.000823145539739834" calcext:value-type="float">
            <text:p>0.000823145539739834</text:p>
          </table:table-cell>
          <table:table-cell table:formula="of:=ABS([.B78]-[$Positions.B78])" office:value-type="float" office:value="0.000843121494065291" calcext:value-type="float">
            <text:p>0.000843121494065291</text:p>
          </table:table-cell>
          <table:table-cell table:formula="of:=ABS([.C78]-[$Positions.C78])" office:value-type="float" office:value="0.000555221009433837" calcext:value-type="float">
            <text:p>0.000555221009433837</text:p>
          </table:table-cell>
          <table:table-cell table:formula="of:=ABS([.D78]-[$Positions.D78])" office:value-type="float" office:value="0.00163682094473527" calcext:value-type="float">
            <text:p>0.00163682094473527</text:p>
          </table:table-cell>
          <table:table-cell table:formula="of:=ABS([.E78]-[$Positions.E78])" office:value-type="float" office:value="0.0027388818095917" calcext:value-type="float">
            <text:p>0.0027388818095917</text:p>
          </table:table-cell>
          <table:table-cell table:formula="of:=ABS([.F78]-[$Positions.F78])" office:value-type="float" office:value="0.00081592699232369" calcext:value-type="float">
            <text:p>0.00081592699232369</text:p>
          </table:table-cell>
          <table:table-cell table:number-columns-repeated="7"/>
        </table:table-row>
        <table:table-row table:style-name="ro1">
          <table:table-cell table:formula="of:= [.I$2] * EXP([.I$4]*ROW([.A79]) + [.I$5])  + [.I$3]" office:value-type="float" office:value="0.929422630916895" calcext:value-type="float">
            <text:p>0.929422630916895</text:p>
          </table:table-cell>
          <table:table-cell table:formula="of:= [.J$2] * EXP([.J$4]*ROW([.B79]) + [.J$5])  + [.J$3]" office:value-type="float" office:value="0.942123850219909" calcext:value-type="float">
            <text:p>0.942123850219909</text:p>
          </table:table-cell>
          <table:table-cell table:formula="of:= [.K$2] * EXP([.K$4]*ROW([.C79]) + [.K$5])  + [.K$3]" office:value-type="float" office:value="0.95305189974654" calcext:value-type="float">
            <text:p>0.95305189974654</text:p>
          </table:table-cell>
          <table:table-cell table:formula="of:= [.L$2] * EXP([.L$4]*ROW([.D79]) + [.L$5])  + [.L$3]" office:value-type="float" office:value="0.972709730108494" calcext:value-type="float">
            <text:p>0.972709730108494</text:p>
          </table:table-cell>
          <table:table-cell table:formula="of:= [.M$2] * EXP([.M$4]*ROW([.E79]) + [.M$5])  + [.M$3]" office:value-type="float" office:value="0.921918957531995" calcext:value-type="float">
            <text:p>0.921918957531995</text:p>
          </table:table-cell>
          <table:table-cell table:formula="of:= [.N$2] * EXP([.N$4]*ROW([.F79]) + [.N$5])  + [.N$3]" office:value-type="float" office:value="0.983524950272711" calcext:value-type="float">
            <text:p>0.983524950272711</text:p>
          </table:table-cell>
          <table:table-cell table:number-columns-repeated="11"/>
          <table:table-cell table:formula="of:=ABS([.A79]-[$Positions.A79])" office:value-type="float" office:value="0.000717630916894918" calcext:value-type="float">
            <text:p>0.000717630916894918</text:p>
          </table:table-cell>
          <table:table-cell table:formula="of:=ABS([.B79]-[$Positions.B79])" office:value-type="float" office:value="0.00110685021990853" calcext:value-type="float">
            <text:p>0.00110685021990853</text:p>
          </table:table-cell>
          <table:table-cell table:formula="of:=ABS([.C79]-[$Positions.C79])" office:value-type="float" office:value="0.000820100253459799" calcext:value-type="float">
            <text:p>0.000820100253459799</text:p>
          </table:table-cell>
          <table:table-cell table:formula="of:=ABS([.D79]-[$Positions.D79])" office:value-type="float" office:value="0.00161173010849447" calcext:value-type="float">
            <text:p>0.00161173010849447</text:p>
          </table:table-cell>
          <table:table-cell table:formula="of:=ABS([.E79]-[$Positions.E79])" office:value-type="float" office:value="0.000355042468004885" calcext:value-type="float">
            <text:p>0.000355042468004885</text:p>
          </table:table-cell>
          <table:table-cell table:formula="of:=ABS([.F79]-[$Positions.F79])" office:value-type="float" office:value="0.000721049727289258" calcext:value-type="float">
            <text:p>0.000721049727289258</text:p>
          </table:table-cell>
          <table:table-cell table:number-columns-repeated="7"/>
        </table:table-row>
        <table:table-row table:style-name="ro1">
          <table:table-cell table:formula="of:= [.I$2] * EXP([.I$4]*ROW([.A80]) + [.I$5])  + [.I$3]" office:value-type="float" office:value="0.929527570487324" calcext:value-type="float">
            <text:p>0.929527570487324</text:p>
          </table:table-cell>
          <table:table-cell table:formula="of:= [.J$2] * EXP([.J$4]*ROW([.B80]) + [.J$5])  + [.J$3]" office:value-type="float" office:value="0.942123609766862" calcext:value-type="float">
            <text:p>0.942123609766862</text:p>
          </table:table-cell>
          <table:table-cell table:formula="of:= [.K$2] * EXP([.K$4]*ROW([.C80]) + [.K$5])  + [.K$3]" office:value-type="float" office:value="0.95305435814524" calcext:value-type="float">
            <text:p>0.95305435814524</text:p>
          </table:table-cell>
          <table:table-cell table:formula="of:= [.L$2] * EXP([.L$4]*ROW([.D80]) + [.L$5])  + [.L$3]" office:value-type="float" office:value="0.972709652204462" calcext:value-type="float">
            <text:p>0.972709652204462</text:p>
          </table:table-cell>
          <table:table-cell table:formula="of:= [.M$2] * EXP([.M$4]*ROW([.E80]) + [.M$5])  + [.M$3]" office:value-type="float" office:value="0.922159091470445" calcext:value-type="float">
            <text:p>0.922159091470445</text:p>
          </table:table-cell>
          <table:table-cell table:formula="of:= [.N$2] * EXP([.N$4]*ROW([.F80]) + [.N$5])  + [.N$3]" office:value-type="float" office:value="0.983437401786113" calcext:value-type="float">
            <text:p>0.983437401786113</text:p>
          </table:table-cell>
          <table:table-cell table:number-columns-repeated="11"/>
          <table:table-cell table:formula="of:=ABS([.A80]-[$Positions.A80])" office:value-type="float" office:value="0.000556570487324382" calcext:value-type="float">
            <text:p>0.000556570487324382</text:p>
          </table:table-cell>
          <table:table-cell table:formula="of:=ABS([.B80]-[$Positions.B80])" office:value-type="float" office:value="0.00101860976686186" calcext:value-type="float">
            <text:p>0.00101860976686186</text:p>
          </table:table-cell>
          <table:table-cell table:formula="of:=ABS([.C80]-[$Positions.C80])" office:value-type="float" office:value="0.00108864185476021" calcext:value-type="float">
            <text:p>0.00108864185476021</text:p>
          </table:table-cell>
          <table:table-cell table:formula="of:=ABS([.D80]-[$Positions.D80])" office:value-type="float" office:value="0.00188565220446146" calcext:value-type="float">
            <text:p>0.00188565220446146</text:p>
          </table:table-cell>
          <table:table-cell table:formula="of:=ABS([.E80]-[$Positions.E80])" office:value-type="float" office:value="0.00287409147044493" calcext:value-type="float">
            <text:p>0.00287409147044493</text:p>
          </table:table-cell>
          <table:table-cell table:formula="of:=ABS([.F80]-[$Positions.F80])" office:value-type="float" office:value="0.000297401786113372" calcext:value-type="float">
            <text:p>0.000297401786113372</text:p>
          </table:table-cell>
          <table:table-cell table:number-columns-repeated="7"/>
        </table:table-row>
        <table:table-row table:style-name="ro1">
          <table:table-cell table:formula="of:= [.I$2] * EXP([.I$4]*ROW([.A81]) + [.I$5])  + [.I$3]" office:value-type="float" office:value="0.929630024548829" calcext:value-type="float">
            <text:p>0.929630024548829</text:p>
          </table:table-cell>
          <table:table-cell table:formula="of:= [.J$2] * EXP([.J$4]*ROW([.B81]) + [.J$5])  + [.J$3]" office:value-type="float" office:value="0.942123396633151" calcext:value-type="float">
            <text:p>0.942123396633151</text:p>
          </table:table-cell>
          <table:table-cell table:formula="of:= [.K$2] * EXP([.K$4]*ROW([.C81]) + [.K$5])  + [.K$3]" office:value-type="float" office:value="0.953056614329376" calcext:value-type="float">
            <text:p>0.953056614329376</text:p>
          </table:table-cell>
          <table:table-cell table:formula="of:= [.L$2] * EXP([.L$4]*ROW([.D81]) + [.L$5])  + [.L$3]" office:value-type="float" office:value="0.972709585391499" calcext:value-type="float">
            <text:p>0.972709585391499</text:p>
          </table:table-cell>
          <table:table-cell table:formula="of:= [.M$2] * EXP([.M$4]*ROW([.E81]) + [.M$5])  + [.M$3]" office:value-type="float" office:value="0.92238897689444" calcext:value-type="float">
            <text:p>0.92238897689444</text:p>
          </table:table-cell>
          <table:table-cell table:formula="of:= [.N$2] * EXP([.N$4]*ROW([.F81]) + [.N$5])  + [.N$3]" office:value-type="float" office:value="0.983355093878079" calcext:value-type="float">
            <text:p>0.983355093878079</text:p>
          </table:table-cell>
          <table:table-cell table:number-columns-repeated="11"/>
          <table:table-cell table:formula="of:=ABS([.A81]-[$Positions.A81])" office:value-type="float" office:value="0.000511024548829009" calcext:value-type="float">
            <text:p>0.000511024548829009</text:p>
          </table:table-cell>
          <table:table-cell table:formula="of:=ABS([.B81]-[$Positions.B81])" office:value-type="float" office:value="0.00157739663315115" calcext:value-type="float">
            <text:p>0.00157739663315115</text:p>
          </table:table-cell>
          <table:table-cell table:formula="of:=ABS([.C81]-[$Positions.C81])" office:value-type="float" office:value="0.00118938567062377" calcext:value-type="float">
            <text:p>0.00118938567062377</text:p>
          </table:table-cell>
          <table:table-cell table:formula="of:=ABS([.D81]-[$Positions.D81])" office:value-type="float" office:value="0.0019335853914989" calcext:value-type="float">
            <text:p>0.0019335853914989</text:p>
          </table:table-cell>
          <table:table-cell table:formula="of:=ABS([.E81]-[$Positions.E81])" office:value-type="float" office:value="0.00368797689444034" calcext:value-type="float">
            <text:p>0.00368797689444034</text:p>
          </table:table-cell>
          <table:table-cell table:formula="of:=ABS([.F81]-[$Positions.F81])" office:value-type="float" office:value="0.00000890612192105955" calcext:value-type="float">
            <text:p>8.90612192105955E-06</text:p>
          </table:table-cell>
          <table:table-cell table:number-columns-repeated="7"/>
        </table:table-row>
        <table:table-row table:style-name="ro1">
          <table:table-cell table:formula="of:= [.I$2] * EXP([.I$4]*ROW([.A82]) + [.I$5])  + [.I$3]" office:value-type="float" office:value="0.929730051971048" calcext:value-type="float">
            <text:p>0.929730051971048</text:p>
          </table:table-cell>
          <table:table-cell table:formula="of:= [.J$2] * EXP([.J$4]*ROW([.B82]) + [.J$5])  + [.J$3]" office:value-type="float" office:value="0.94212320771486" calcext:value-type="float">
            <text:p>0.94212320771486</text:p>
          </table:table-cell>
          <table:table-cell table:formula="of:= [.K$2] * EXP([.K$4]*ROW([.C82]) + [.K$5])  + [.K$3]" office:value-type="float" office:value="0.953058684932025" calcext:value-type="float">
            <text:p>0.953058684932025</text:p>
          </table:table-cell>
          <table:table-cell table:formula="of:= [.L$2] * EXP([.L$4]*ROW([.D82]) + [.L$5])  + [.L$3]" office:value-type="float" office:value="0.972709528090589" calcext:value-type="float">
            <text:p>0.972709528090589</text:p>
          </table:table-cell>
          <table:table-cell table:formula="of:= [.M$2] * EXP([.M$4]*ROW([.E82]) + [.M$5])  + [.M$3]" office:value-type="float" office:value="0.92260905119342" calcext:value-type="float">
            <text:p>0.92260905119342</text:p>
          </table:table-cell>
          <table:table-cell table:formula="of:= [.N$2] * EXP([.N$4]*ROW([.F82]) + [.N$5])  + [.N$3]" office:value-type="float" office:value="0.983277712851995" calcext:value-type="float">
            <text:p>0.983277712851995</text:p>
          </table:table-cell>
          <table:table-cell table:number-columns-repeated="11"/>
          <table:table-cell table:formula="of:=ABS([.A82]-[$Positions.A82])" office:value-type="float" office:value="0.000608051971047963" calcext:value-type="float">
            <text:p>0.000608051971047963</text:p>
          </table:table-cell>
          <table:table-cell table:formula="of:=ABS([.B82]-[$Positions.B82])" office:value-type="float" office:value="0.00155420771486003" calcext:value-type="float">
            <text:p>0.00155420771486003</text:p>
          </table:table-cell>
          <table:table-cell table:formula="of:=ABS([.C82]-[$Positions.C82])" office:value-type="float" office:value="0.00141231506797523" calcext:value-type="float">
            <text:p>0.00141231506797523</text:p>
          </table:table-cell>
          <table:table-cell table:formula="of:=ABS([.D82]-[$Positions.D82])" office:value-type="float" office:value="0.00105452809058904" calcext:value-type="float">
            <text:p>0.00105452809058904</text:p>
          </table:table-cell>
          <table:table-cell table:formula="of:=ABS([.E82]-[$Positions.E82])" office:value-type="float" office:value="0.00673605119341991" calcext:value-type="float">
            <text:p>0.00673605119341991</text:p>
          </table:table-cell>
          <table:table-cell table:formula="of:=ABS([.F82]-[$Positions.F82])" office:value-type="float" office:value="0.00268871285199468" calcext:value-type="float">
            <text:p>0.00268871285199468</text:p>
          </table:table-cell>
          <table:table-cell table:number-columns-repeated="7"/>
        </table:table-row>
        <table:table-row table:style-name="ro1">
          <table:table-cell table:formula="of:= [.I$2] * EXP([.I$4]*ROW([.A83]) + [.I$5])  + [.I$3]" office:value-type="float" office:value="0.929827710229284" calcext:value-type="float">
            <text:p>0.929827710229284</text:p>
          </table:table-cell>
          <table:table-cell table:formula="of:= [.J$2] * EXP([.J$4]*ROW([.B83]) + [.J$5])  + [.J$3]" office:value-type="float" office:value="0.942123040260727" calcext:value-type="float">
            <text:p>0.942123040260727</text:p>
          </table:table-cell>
          <table:table-cell table:formula="of:= [.K$2] * EXP([.K$4]*ROW([.C83]) + [.K$5])  + [.K$3]" office:value-type="float" office:value="0.953060585218113" calcext:value-type="float">
            <text:p>0.953060585218113</text:p>
          </table:table-cell>
          <table:table-cell table:formula="of:= [.L$2] * EXP([.L$4]*ROW([.D83]) + [.L$5])  + [.L$3]" office:value-type="float" office:value="0.972709478947517" calcext:value-type="float">
            <text:p>0.972709478947517</text:p>
          </table:table-cell>
          <table:table-cell table:formula="of:= [.M$2] * EXP([.M$4]*ROW([.E83]) + [.M$5])  + [.M$3]" office:value-type="float" office:value="0.922819733089773" calcext:value-type="float">
            <text:p>0.922819733089773</text:p>
          </table:table-cell>
          <table:table-cell table:formula="of:= [.N$2] * EXP([.N$4]*ROW([.F83]) + [.N$5])  + [.N$3]" office:value-type="float" office:value="0.983204963788863" calcext:value-type="float">
            <text:p>0.983204963788863</text:p>
          </table:table-cell>
          <table:table-cell table:number-columns-repeated="11"/>
          <table:table-cell table:formula="of:=ABS([.A83]-[$Positions.A83])" office:value-type="float" office:value="0.0000747102292839585" calcext:value-type="float">
            <text:p>7.47102292839585E-05</text:p>
          </table:table-cell>
          <table:table-cell table:formula="of:=ABS([.B83]-[$Positions.B83])" office:value-type="float" office:value="0.00174704026072725" calcext:value-type="float">
            <text:p>0.00174704026072725</text:p>
          </table:table-cell>
          <table:table-cell table:formula="of:=ABS([.C83]-[$Positions.C83])" office:value-type="float" office:value="0.00176441478188683" calcext:value-type="float">
            <text:p>0.00176441478188683</text:p>
          </table:table-cell>
          <table:table-cell table:formula="of:=ABS([.D83]-[$Positions.D83])" office:value-type="float" office:value="0.00173947894751658" calcext:value-type="float">
            <text:p>0.00173947894751658</text:p>
          </table:table-cell>
          <table:table-cell table:formula="of:=ABS([.E83]-[$Positions.E83])" office:value-type="float" office:value="0.00470973308977329" calcext:value-type="float">
            <text:p>0.00470973308977329</text:p>
          </table:table-cell>
          <table:table-cell table:formula="of:=ABS([.F83]-[$Positions.F83])" office:value-type="float" office:value="0.000497036211136948" calcext:value-type="float">
            <text:p>0.000497036211136948</text:p>
          </table:table-cell>
          <table:table-cell table:number-columns-repeated="7"/>
        </table:table-row>
        <table:table-row table:style-name="ro1">
          <table:table-cell table:formula="of:= [.I$2] * EXP([.I$4]*ROW([.A84]) + [.I$5])  + [.I$3]" office:value-type="float" office:value="0.929923055437529" calcext:value-type="float">
            <text:p>0.929923055437529</text:p>
          </table:table-cell>
          <table:table-cell table:formula="of:= [.J$2] * EXP([.J$4]*ROW([.B84]) + [.J$5])  + [.J$3]" office:value-type="float" office:value="0.942122891832079" calcext:value-type="float">
            <text:p>0.942122891832079</text:p>
          </table:table-cell>
          <table:table-cell table:formula="of:= [.K$2] * EXP([.K$4]*ROW([.C84]) + [.K$5])  + [.K$3]" office:value-type="float" office:value="0.95306232919696" calcext:value-type="float">
            <text:p>0.95306232919696</text:p>
          </table:table-cell>
          <table:table-cell table:formula="of:= [.L$2] * EXP([.L$4]*ROW([.D84]) + [.L$5])  + [.L$3]" office:value-type="float" office:value="0.972709436800863" calcext:value-type="float">
            <text:p>0.972709436800863</text:p>
          </table:table-cell>
          <table:table-cell table:formula="of:= [.M$2] * EXP([.M$4]*ROW([.E84]) + [.M$5])  + [.M$3]" office:value-type="float" office:value="0.92302142343552" calcext:value-type="float">
            <text:p>0.92302142343552</text:p>
          </table:table-cell>
          <table:table-cell table:formula="of:= [.N$2] * EXP([.N$4]*ROW([.F84]) + [.N$5])  + [.N$3]" office:value-type="float" office:value="0.983136569423288" calcext:value-type="float">
            <text:p>0.983136569423288</text:p>
          </table:table-cell>
          <table:table-cell table:number-columns-repeated="11"/>
          <table:table-cell table:formula="of:=ABS([.A84]-[$Positions.A84])" office:value-type="float" office:value="0.000234944562470751" calcext:value-type="float">
            <text:p>0.000234944562470751</text:p>
          </table:table-cell>
          <table:table-cell table:formula="of:=ABS([.B84]-[$Positions.B84])" office:value-type="float" office:value="0.00135989183207885" calcext:value-type="float">
            <text:p>0.00135989183207885</text:p>
          </table:table-cell>
          <table:table-cell table:formula="of:=ABS([.C84]-[$Positions.C84])" office:value-type="float" office:value="0.00114267080304031" calcext:value-type="float">
            <text:p>0.00114267080304031</text:p>
          </table:table-cell>
          <table:table-cell table:formula="of:=ABS([.D84]-[$Positions.D84])" office:value-type="float" office:value="0.00231943680086333" calcext:value-type="float">
            <text:p>0.00231943680086333</text:p>
          </table:table-cell>
          <table:table-cell table:formula="of:=ABS([.E84]-[$Positions.E84])" office:value-type="float" office:value="0.00000042343551964752" calcext:value-type="float">
            <text:p>4.23435519647519E-07</text:p>
          </table:table-cell>
          <table:table-cell table:formula="of:=ABS([.F84]-[$Positions.F84])" office:value-type="float" office:value="0.00199343057671153" calcext:value-type="float">
            <text:p>0.00199343057671153</text:p>
          </table:table-cell>
          <table:table-cell table:number-columns-repeated="7"/>
        </table:table-row>
        <table:table-row table:style-name="ro1">
          <table:table-cell table:formula="of:= [.I$2] * EXP([.I$4]*ROW([.A85]) + [.I$5])  + [.I$3]" office:value-type="float" office:value="0.930016142380708" calcext:value-type="float">
            <text:p>0.930016142380708</text:p>
          </table:table-cell>
          <table:table-cell table:formula="of:= [.J$2] * EXP([.J$4]*ROW([.B85]) + [.J$5])  + [.J$3]" office:value-type="float" office:value="0.942122760267314" calcext:value-type="float">
            <text:p>0.942122760267314</text:p>
          </table:table-cell>
          <table:table-cell table:formula="of:= [.K$2] * EXP([.K$4]*ROW([.C85]) + [.K$5])  + [.K$3]" office:value-type="float" office:value="0.953063929725551" calcext:value-type="float">
            <text:p>0.953063929725551</text:p>
          </table:table-cell>
          <table:table-cell table:formula="of:= [.L$2] * EXP([.L$4]*ROW([.D85]) + [.L$5])  + [.L$3]" office:value-type="float" office:value="0.972709400654561" calcext:value-type="float">
            <text:p>0.972709400654561</text:p>
          </table:table-cell>
          <table:table-cell table:formula="of:= [.M$2] * EXP([.M$4]*ROW([.E85]) + [.M$5])  + [.M$3]" office:value-type="float" office:value="0.923214505974985" calcext:value-type="float">
            <text:p>0.923214505974985</text:p>
          </table:table-cell>
          <table:table-cell table:formula="of:= [.N$2] * EXP([.N$4]*ROW([.F85]) + [.N$5])  + [.N$3]" office:value-type="float" office:value="0.983072269086748" calcext:value-type="float">
            <text:p>0.983072269086748</text:p>
          </table:table-cell>
          <table:table-cell table:number-columns-repeated="11"/>
          <table:table-cell table:formula="of:=ABS([.A85]-[$Positions.A85])" office:value-type="float" office:value="0.0000551423807076956" calcext:value-type="float">
            <text:p>5.51423807076956E-05</text:p>
          </table:table-cell>
          <table:table-cell table:formula="of:=ABS([.B85]-[$Positions.B85])" office:value-type="float" office:value="0.00163876026731369" calcext:value-type="float">
            <text:p>0.00163876026731369</text:p>
          </table:table-cell>
          <table:table-cell table:formula="of:=ABS([.C85]-[$Positions.C85])" office:value-type="float" office:value="0.000914070274449008" calcext:value-type="float">
            <text:p>0.000914070274449008</text:p>
          </table:table-cell>
          <table:table-cell table:formula="of:=ABS([.D85]-[$Positions.D85])" office:value-type="float" office:value="0.00195440065456054" calcext:value-type="float">
            <text:p>0.00195440065456054</text:p>
          </table:table-cell>
          <table:table-cell table:formula="of:=ABS([.E85]-[$Positions.E85])" office:value-type="float" office:value="0.00236349402501523" calcext:value-type="float">
            <text:p>0.00236349402501523</text:p>
          </table:table-cell>
          <table:table-cell table:formula="of:=ABS([.F85]-[$Positions.F85])" office:value-type="float" office:value="0.0000152690867483152" calcext:value-type="float">
            <text:p>1.52690867483152E-05</text:p>
          </table:table-cell>
          <table:table-cell table:number-columns-repeated="7"/>
        </table:table-row>
        <table:table-row table:style-name="ro1">
          <table:table-cell table:formula="of:= [.I$2] * EXP([.I$4]*ROW([.A86]) + [.I$5])  + [.I$3]" office:value-type="float" office:value="0.930107024546155" calcext:value-type="float">
            <text:p>0.930107024546155</text:p>
          </table:table-cell>
          <table:table-cell table:formula="of:= [.J$2] * EXP([.J$4]*ROW([.B86]) + [.J$5])  + [.J$3]" office:value-type="float" office:value="0.942122643650423" calcext:value-type="float">
            <text:p>0.942122643650423</text:p>
          </table:table-cell>
          <table:table-cell table:formula="of:= [.K$2] * EXP([.K$4]*ROW([.C86]) + [.K$5])  + [.K$3]" office:value-type="float" office:value="0.953065398603329" calcext:value-type="float">
            <text:p>0.953065398603329</text:p>
          </table:table-cell>
          <table:table-cell table:formula="of:= [.L$2] * EXP([.L$4]*ROW([.D86]) + [.L$5])  + [.L$3]" office:value-type="float" office:value="0.972709369654348" calcext:value-type="float">
            <text:p>0.972709369654348</text:p>
          </table:table-cell>
          <table:table-cell table:formula="of:= [.M$2] * EXP([.M$4]*ROW([.E86]) + [.M$5])  + [.M$3]" office:value-type="float" office:value="0.923399348074929" calcext:value-type="float">
            <text:p>0.923399348074929</text:p>
          </table:table-cell>
          <table:table-cell table:formula="of:= [.N$2] * EXP([.N$4]*ROW([.F86]) + [.N$5])  + [.N$3]" office:value-type="float" office:value="0.983011817714118" calcext:value-type="float">
            <text:p>0.983011817714118</text:p>
          </table:table-cell>
          <table:table-cell table:number-columns-repeated="11"/>
          <table:table-cell table:formula="of:=ABS([.A86]-[$Positions.A86])" office:value-type="float" office:value="0.000274024546154772" calcext:value-type="float">
            <text:p>0.000274024546154772</text:p>
          </table:table-cell>
          <table:table-cell table:formula="of:=ABS([.B86]-[$Positions.B86])" office:value-type="float" office:value="0.00188864365042329" calcext:value-type="float">
            <text:p>0.00188864365042329</text:p>
          </table:table-cell>
          <table:table-cell table:formula="of:=ABS([.C86]-[$Positions.C86])" office:value-type="float" office:value="0.000548601396671344" calcext:value-type="float">
            <text:p>0.000548601396671344</text:p>
          </table:table-cell>
          <table:table-cell table:formula="of:=ABS([.D86]-[$Positions.D86])" office:value-type="float" office:value="0.00196236965434804" calcext:value-type="float">
            <text:p>0.00196236965434804</text:p>
          </table:table-cell>
          <table:table-cell table:formula="of:=ABS([.E86]-[$Positions.E86])" office:value-type="float" office:value="0.00274465192507056" calcext:value-type="float">
            <text:p>0.00274465192507056</text:p>
          </table:table-cell>
          <table:table-cell table:formula="of:=ABS([.F86]-[$Positions.F86])" office:value-type="float" office:value="0.00213181771411763" calcext:value-type="float">
            <text:p>0.00213181771411763</text:p>
          </table:table-cell>
          <table:table-cell table:number-columns-repeated="7"/>
        </table:table-row>
        <table:table-row table:style-name="ro1">
          <table:table-cell table:formula="of:= [.I$2] * EXP([.I$4]*ROW([.A87]) + [.I$5])  + [.I$3]" office:value-type="float" office:value="0.93019575415435" calcext:value-type="float">
            <text:p>0.93019575415435</text:p>
          </table:table-cell>
          <table:table-cell table:formula="of:= [.J$2] * EXP([.J$4]*ROW([.B87]) + [.J$5])  + [.J$3]" office:value-type="float" office:value="0.942122540283088" calcext:value-type="float">
            <text:p>0.942122540283088</text:p>
          </table:table-cell>
          <table:table-cell table:formula="of:= [.K$2] * EXP([.K$4]*ROW([.C87]) + [.K$5])  + [.K$3]" office:value-type="float" office:value="0.953066746659175" calcext:value-type="float">
            <text:p>0.953066746659175</text:p>
          </table:table-cell>
          <table:table-cell table:formula="of:= [.L$2] * EXP([.L$4]*ROW([.D87]) + [.L$5])  + [.L$3]" office:value-type="float" office:value="0.972709343067585" calcext:value-type="float">
            <text:p>0.972709343067585</text:p>
          </table:table-cell>
          <table:table-cell table:formula="of:= [.M$2] * EXP([.M$4]*ROW([.E87]) + [.M$5])  + [.M$3]" office:value-type="float" office:value="0.923576301423516" calcext:value-type="float">
            <text:p>0.923576301423516</text:p>
          </table:table-cell>
          <table:table-cell table:formula="of:= [.N$2] * EXP([.N$4]*ROW([.F87]) + [.N$5])  + [.N$3]" office:value-type="float" office:value="0.982954984909664" calcext:value-type="float">
            <text:p>0.982954984909664</text:p>
          </table:table-cell>
          <table:table-cell table:number-columns-repeated="11"/>
          <table:table-cell table:formula="of:=ABS([.A87]-[$Positions.A87])" office:value-type="float" office:value="0.000149754154350035" calcext:value-type="float">
            <text:p>0.000149754154350035</text:p>
          </table:table-cell>
          <table:table-cell table:formula="of:=ABS([.B87]-[$Positions.B87])" office:value-type="float" office:value="0.0019665402830884" calcext:value-type="float">
            <text:p>0.0019665402830884</text:p>
          </table:table-cell>
          <table:table-cell table:formula="of:=ABS([.C87]-[$Positions.C87])" office:value-type="float" office:value="0.0000712533408246951" calcext:value-type="float">
            <text:p>7.12533408246951E-05</text:p>
          </table:table-cell>
          <table:table-cell table:formula="of:=ABS([.D87]-[$Positions.D87])" office:value-type="float" office:value="0.00190234306758541" calcext:value-type="float">
            <text:p>0.00190234306758541</text:p>
          </table:table-cell>
          <table:table-cell table:formula="of:=ABS([.E87]-[$Positions.E87])" office:value-type="float" office:value="0.00126469857648392" calcext:value-type="float">
            <text:p>0.00126469857648392</text:p>
          </table:table-cell>
          <table:table-cell table:formula="of:=ABS([.F87]-[$Positions.F87])" office:value-type="float" office:value="0.00490698490966346" calcext:value-type="float">
            <text:p>0.00490698490966346</text:p>
          </table:table-cell>
          <table:table-cell table:number-columns-repeated="7"/>
        </table:table-row>
        <table:table-row table:style-name="ro1">
          <table:table-cell table:formula="of:= [.I$2] * EXP([.I$4]*ROW([.A88]) + [.I$5])  + [.I$3]" office:value-type="float" office:value="0.930282382188924" calcext:value-type="float">
            <text:p>0.930282382188924</text:p>
          </table:table-cell>
          <table:table-cell table:formula="of:= [.J$2] * EXP([.J$4]*ROW([.B88]) + [.J$5])  + [.J$3]" office:value-type="float" office:value="0.942122448659946" calcext:value-type="float">
            <text:p>0.942122448659946</text:p>
          </table:table-cell>
          <table:table-cell table:formula="of:= [.K$2] * EXP([.K$4]*ROW([.C88]) + [.K$5])  + [.K$3]" office:value-type="float" office:value="0.953067983831249" calcext:value-type="float">
            <text:p>0.953067983831249</text:p>
          </table:table-cell>
          <table:table-cell table:formula="of:= [.L$2] * EXP([.L$4]*ROW([.D88]) + [.L$5])  + [.L$3]" office:value-type="float" office:value="0.972709320265937" calcext:value-type="float">
            <text:p>0.972709320265937</text:p>
          </table:table-cell>
          <table:table-cell table:formula="of:= [.M$2] * EXP([.M$4]*ROW([.E88]) + [.M$5])  + [.M$3]" office:value-type="float" office:value="0.923745702699445" calcext:value-type="float">
            <text:p>0.923745702699445</text:p>
          </table:table-cell>
          <table:table-cell table:formula="of:= [.N$2] * EXP([.N$4]*ROW([.F88]) + [.N$5])  + [.N$3]" office:value-type="float" office:value="0.982901554068947" calcext:value-type="float">
            <text:p>0.982901554068947</text:p>
          </table:table-cell>
          <table:table-cell table:number-columns-repeated="11"/>
          <table:table-cell table:formula="of:=ABS([.A88]-[$Positions.A88])" office:value-type="float" office:value="0.000223617811076049" calcext:value-type="float">
            <text:p>0.000223617811076049</text:p>
          </table:table-cell>
          <table:table-cell table:formula="of:=ABS([.B88]-[$Positions.B88])" office:value-type="float" office:value="0.00223444865994649" calcext:value-type="float">
            <text:p>0.00223444865994649</text:p>
          </table:table-cell>
          <table:table-cell table:formula="of:=ABS([.C88]-[$Positions.C88])" office:value-type="float" office:value="0.0003620161687512" calcext:value-type="float">
            <text:p>0.0003620161687512</text:p>
          </table:table-cell>
          <table:table-cell table:formula="of:=ABS([.D88]-[$Positions.D88])" office:value-type="float" office:value="0.00236132026593694" calcext:value-type="float">
            <text:p>0.00236132026593694</text:p>
          </table:table-cell>
          <table:table-cell table:formula="of:=ABS([.E88]-[$Positions.E88])" office:value-type="float" office:value="0.000362297300555037" calcext:value-type="float">
            <text:p>0.000362297300555037</text:p>
          </table:table-cell>
          <table:table-cell table:formula="of:=ABS([.F88]-[$Positions.F88])" office:value-type="float" office:value="0.00631555406894702" calcext:value-type="float">
            <text:p>0.00631555406894702</text:p>
          </table:table-cell>
          <table:table-cell table:number-columns-repeated="7"/>
        </table:table-row>
        <table:table-row table:style-name="ro1">
          <table:table-cell table:formula="of:= [.I$2] * EXP([.I$4]*ROW([.A89]) + [.I$5])  + [.I$3]" office:value-type="float" office:value="0.930366958425952" calcext:value-type="float">
            <text:p>0.930366958425952</text:p>
          </table:table-cell>
          <table:table-cell table:formula="of:= [.J$2] * EXP([.J$4]*ROW([.B89]) + [.J$5])  + [.J$3]" office:value-type="float" office:value="0.942122367446668" calcext:value-type="float">
            <text:p>0.942122367446668</text:p>
          </table:table-cell>
          <table:table-cell table:formula="of:= [.K$2] * EXP([.K$4]*ROW([.C89]) + [.K$5])  + [.K$3]" office:value-type="float" office:value="0.953069119240248" calcext:value-type="float">
            <text:p>0.953069119240248</text:p>
          </table:table-cell>
          <table:table-cell table:formula="of:= [.L$2] * EXP([.L$4]*ROW([.D89]) + [.L$5])  + [.L$3]" office:value-type="float" office:value="0.972709300710522" calcext:value-type="float">
            <text:p>0.972709300710522</text:p>
          </table:table-cell>
          <table:table-cell table:formula="of:= [.M$2] * EXP([.M$4]*ROW([.E89]) + [.M$5])  + [.M$3]" office:value-type="float" office:value="0.923907874212533" calcext:value-type="float">
            <text:p>0.923907874212533</text:p>
          </table:table-cell>
          <table:table-cell table:formula="of:= [.N$2] * EXP([.N$4]*ROW([.F89]) + [.N$5])  + [.N$3]" office:value-type="float" office:value="0.982851321553288" calcext:value-type="float">
            <text:p>0.982851321553288</text:p>
          </table:table-cell>
          <table:table-cell table:number-columns-repeated="11"/>
          <table:table-cell table:formula="of:=ABS([.A89]-[$Positions.A89])" office:value-type="float" office:value="0.000542041574047802" calcext:value-type="float">
            <text:p>0.000542041574047802</text:p>
          </table:table-cell>
          <table:table-cell table:formula="of:=ABS([.B89]-[$Positions.B89])" office:value-type="float" office:value="0.00228536744666785" calcext:value-type="float">
            <text:p>0.00228536744666785</text:p>
          </table:table-cell>
          <table:table-cell table:formula="of:=ABS([.C89]-[$Positions.C89])" office:value-type="float" office:value="0.000733880759752226" calcext:value-type="float">
            <text:p>0.000733880759752226</text:p>
          </table:table-cell>
          <table:table-cell table:formula="of:=ABS([.D89]-[$Positions.D89])" office:value-type="float" office:value="0.00247630071052196" calcext:value-type="float">
            <text:p>0.00247630071052196</text:p>
          </table:table-cell>
          <table:table-cell table:formula="of:=ABS([.E89]-[$Positions.E89])" office:value-type="float" office:value="0.00244687421253353" calcext:value-type="float">
            <text:p>0.00244687421253353</text:p>
          </table:table-cell>
          <table:table-cell table:formula="of:=ABS([.F89]-[$Positions.F89])" office:value-type="float" office:value="0.00653932155328818" calcext:value-type="float">
            <text:p>0.00653932155328818</text:p>
          </table:table-cell>
          <table:table-cell table:number-columns-repeated="7"/>
        </table:table-row>
        <table:table-row table:style-name="ro1">
          <table:table-cell table:formula="of:= [.I$2] * EXP([.I$4]*ROW([.A90]) + [.I$5])  + [.I$3]" office:value-type="float" office:value="0.930449531462557" calcext:value-type="float">
            <text:p>0.930449531462557</text:p>
          </table:table-cell>
          <table:table-cell table:formula="of:= [.J$2] * EXP([.J$4]*ROW([.B90]) + [.J$5])  + [.J$3]" office:value-type="float" office:value="0.942122295460525" calcext:value-type="float">
            <text:p>0.942122295460525</text:p>
          </table:table-cell>
          <table:table-cell table:formula="of:= [.K$2] * EXP([.K$4]*ROW([.C90]) + [.K$5])  + [.K$3]" office:value-type="float" office:value="0.953070161256652" calcext:value-type="float">
            <text:p>0.953070161256652</text:p>
          </table:table-cell>
          <table:table-cell table:formula="of:= [.L$2] * EXP([.L$4]*ROW([.D90]) + [.L$5])  + [.L$3]" office:value-type="float" office:value="0.97270928393918" calcext:value-type="float">
            <text:p>0.97270928393918</text:p>
          </table:table-cell>
          <table:table-cell table:formula="of:= [.M$2] * EXP([.M$4]*ROW([.E90]) + [.M$5])  + [.M$3]" office:value-type="float" office:value="0.924063124516955" calcext:value-type="float">
            <text:p>0.924063124516955</text:p>
          </table:table-cell>
          <table:table-cell table:formula="of:= [.N$2] * EXP([.N$4]*ROW([.F90]) + [.N$5])  + [.N$3]" office:value-type="float" office:value="0.982804095913647" calcext:value-type="float">
            <text:p>0.982804095913647</text:p>
          </table:table-cell>
          <table:table-cell table:number-columns-repeated="11"/>
          <table:table-cell table:formula="of:=ABS([.A90]-[$Positions.A90])" office:value-type="float" office:value="0.000312468537443378" calcext:value-type="float">
            <text:p>0.000312468537443378</text:p>
          </table:table-cell>
          <table:table-cell table:formula="of:=ABS([.B90]-[$Positions.B90])" office:value-type="float" office:value="0.00241929546052477" calcext:value-type="float">
            <text:p>0.00241929546052477</text:p>
          </table:table-cell>
          <table:table-cell table:formula="of:=ABS([.C90]-[$Positions.C90])" office:value-type="float" office:value="0.00081683874334848" calcext:value-type="float">
            <text:p>0.00081683874334848</text:p>
          </table:table-cell>
          <table:table-cell table:formula="of:=ABS([.D90]-[$Positions.D90])" office:value-type="float" office:value="0.00233828393917967" calcext:value-type="float">
            <text:p>0.00233828393917967</text:p>
          </table:table-cell>
          <table:table-cell table:formula="of:=ABS([.E90]-[$Positions.E90])" office:value-type="float" office:value="0.000719124516955105" calcext:value-type="float">
            <text:p>0.000719124516955105</text:p>
          </table:table-cell>
          <table:table-cell table:formula="of:=ABS([.F90]-[$Positions.F90])" office:value-type="float" office:value="0.00902409591364683" calcext:value-type="float">
            <text:p>0.00902409591364683</text:p>
          </table:table-cell>
          <table:table-cell table:number-columns-repeated="7"/>
        </table:table-row>
        <table:table-row table:style-name="ro1">
          <table:table-cell table:formula="of:= [.I$2] * EXP([.I$4]*ROW([.A91]) + [.I$5])  + [.I$3]" office:value-type="float" office:value="0.93053014874483" calcext:value-type="float">
            <text:p>0.93053014874483</text:p>
          </table:table-cell>
          <table:table-cell table:formula="of:= [.J$2] * EXP([.J$4]*ROW([.B91]) + [.J$5])  + [.J$3]" office:value-type="float" office:value="0.942122231653166" calcext:value-type="float">
            <text:p>0.942122231653166</text:p>
          </table:table-cell>
          <table:table-cell table:formula="of:= [.K$2] * EXP([.K$4]*ROW([.C91]) + [.K$5])  + [.K$3]" office:value-type="float" office:value="0.953071117562429" calcext:value-type="float">
            <text:p>0.953071117562429</text:p>
          </table:table-cell>
          <table:table-cell table:formula="of:= [.L$2] * EXP([.L$4]*ROW([.D91]) + [.L$5])  + [.L$3]" office:value-type="float" office:value="0.972709269555546" calcext:value-type="float">
            <text:p>0.972709269555546</text:p>
          </table:table-cell>
          <table:table-cell table:formula="of:= [.M$2] * EXP([.M$4]*ROW([.E91]) + [.M$5])  + [.M$3]" office:value-type="float" office:value="0.924211748998308" calcext:value-type="float">
            <text:p>0.924211748998308</text:p>
          </table:table-cell>
          <table:table-cell table:formula="of:= [.N$2] * EXP([.N$4]*ROW([.F91]) + [.N$5])  + [.N$3]" office:value-type="float" office:value="0.982759697160961" calcext:value-type="float">
            <text:p>0.982759697160961</text:p>
          </table:table-cell>
          <table:table-cell table:number-columns-repeated="11"/>
          <table:table-cell table:formula="of:=ABS([.A91]-[$Positions.A91])" office:value-type="float" office:value="0.000558851255170523" calcext:value-type="float">
            <text:p>0.000558851255170523</text:p>
          </table:table-cell>
          <table:table-cell table:formula="of:=ABS([.B91]-[$Positions.B91])" office:value-type="float" office:value="0.00257623165316612" calcext:value-type="float">
            <text:p>0.00257623165316612</text:p>
          </table:table-cell>
          <table:table-cell table:formula="of:=ABS([.C91]-[$Positions.C91])" office:value-type="float" office:value="0.000245882437570621" calcext:value-type="float">
            <text:p>0.000245882437570621</text:p>
          </table:table-cell>
          <table:table-cell table:formula="of:=ABS([.D91]-[$Positions.D91])" office:value-type="float" office:value="0.00256426955554612" calcext:value-type="float">
            <text:p>0.00256426955554612</text:p>
          </table:table-cell>
          <table:table-cell table:formula="of:=ABS([.E91]-[$Positions.E91])" office:value-type="float" office:value="0.00253174899830821" calcext:value-type="float">
            <text:p>0.00253174899830821</text:p>
          </table:table-cell>
          <table:table-cell table:formula="of:=ABS([.F91]-[$Positions.F91])" office:value-type="float" office:value="0.00927969716096078" calcext:value-type="float">
            <text:p>0.00927969716096078</text:p>
          </table:table-cell>
          <table:table-cell table:number-columns-repeated="7"/>
        </table:table-row>
        <table:table-row table:style-name="ro1">
          <table:table-cell table:formula="of:= [.I$2] * EXP([.I$4]*ROW([.A92]) + [.I$5])  + [.I$3]" office:value-type="float" office:value="0.930608856595095" calcext:value-type="float">
            <text:p>0.930608856595095</text:p>
          </table:table-cell>
          <table:table-cell table:formula="of:= [.J$2] * EXP([.J$4]*ROW([.B92]) + [.J$5])  + [.J$3]" office:value-type="float" office:value="0.94212217509535" calcext:value-type="float">
            <text:p>0.94212217509535</text:p>
          </table:table-cell>
          <table:table-cell table:formula="of:= [.K$2] * EXP([.K$4]*ROW([.C92]) + [.K$5])  + [.K$3]" office:value-type="float" office:value="0.953071995207673" calcext:value-type="float">
            <text:p>0.953071995207673</text:p>
          </table:table-cell>
          <table:table-cell table:formula="of:= [.L$2] * EXP([.L$4]*ROW([.D92]) + [.L$5])  + [.L$3]" office:value-type="float" office:value="0.972709257219687" calcext:value-type="float">
            <text:p>0.972709257219687</text:p>
          </table:table-cell>
          <table:table-cell table:formula="of:= [.M$2] * EXP([.M$4]*ROW([.E92]) + [.M$5])  + [.M$3]" office:value-type="float" office:value="0.924354030435628" calcext:value-type="float">
            <text:p>0.924354030435628</text:p>
          </table:table-cell>
          <table:table-cell table:formula="of:= [.N$2] * EXP([.N$4]*ROW([.F92]) + [.N$5])  + [.N$3]" office:value-type="float" office:value="0.982717956080161" calcext:value-type="float">
            <text:p>0.982717956080161</text:p>
          </table:table-cell>
          <table:table-cell table:number-columns-repeated="11"/>
          <table:table-cell table:formula="of:=ABS([.A92]-[$Positions.A92])" office:value-type="float" office:value="0.000474143404904481" calcext:value-type="float">
            <text:p>0.000474143404904481</text:p>
          </table:table-cell>
          <table:table-cell table:formula="of:=ABS([.B92]-[$Positions.B92])" office:value-type="float" office:value="0.00226817509535027" calcext:value-type="float">
            <text:p>0.00226817509535027</text:p>
          </table:table-cell>
          <table:table-cell table:formula="of:=ABS([.C92]-[$Positions.C92])" office:value-type="float" office:value="0.00000000479232709072" calcext:value-type="float">
            <text:p>4.79232709071908E-09</text:p>
          </table:table-cell>
          <table:table-cell table:formula="of:=ABS([.D92]-[$Positions.D92])" office:value-type="float" office:value="0.00239725721968709" calcext:value-type="float">
            <text:p>0.00239725721968709</text:p>
          </table:table-cell>
          <table:table-cell table:formula="of:=ABS([.E92]-[$Positions.E92])" office:value-type="float" office:value="0.00428896956437164" calcext:value-type="float">
            <text:p>0.00428896956437164</text:p>
          </table:table-cell>
          <table:table-cell table:formula="of:=ABS([.F92]-[$Positions.F92])" office:value-type="float" office:value="0.00842295608016141" calcext:value-type="float">
            <text:p>0.00842295608016141</text:p>
          </table:table-cell>
          <table:table-cell table:number-columns-repeated="7"/>
        </table:table-row>
        <table:table-row table:style-name="ro1">
          <table:table-cell table:formula="of:= [.I$2] * EXP([.I$4]*ROW([.A93]) + [.I$5])  + [.I$3]" office:value-type="float" office:value="0.930685700238528" calcext:value-type="float">
            <text:p>0.930685700238528</text:p>
          </table:table-cell>
          <table:table-cell table:formula="of:= [.J$2] * EXP([.J$4]*ROW([.B93]) + [.J$5])  + [.J$3]" office:value-type="float" office:value="0.942122124963412" calcext:value-type="float">
            <text:p>0.942122124963412</text:p>
          </table:table-cell>
          <table:table-cell table:formula="of:= [.K$2] * EXP([.K$4]*ROW([.C93]) + [.K$5])  + [.K$3]" office:value-type="float" office:value="0.953072800662572" calcext:value-type="float">
            <text:p>0.953072800662572</text:p>
          </table:table-cell>
          <table:table-cell table:formula="of:= [.L$2] * EXP([.L$4]*ROW([.D93]) + [.L$5])  + [.L$3]" office:value-type="float" office:value="0.972709246640064" calcext:value-type="float">
            <text:p>0.972709246640064</text:p>
          </table:table-cell>
          <table:table-cell table:formula="of:= [.M$2] * EXP([.M$4]*ROW([.E93]) + [.M$5])  + [.M$3]" office:value-type="float" office:value="0.924490239539415" calcext:value-type="float">
            <text:p>0.924490239539415</text:p>
          </table:table-cell>
          <table:table-cell table:formula="of:= [.N$2] * EXP([.N$4]*ROW([.F93]) + [.N$5])  + [.N$3]" office:value-type="float" office:value="0.982678713585251" calcext:value-type="float">
            <text:p>0.982678713585251</text:p>
          </table:table-cell>
          <table:table-cell table:number-columns-repeated="11"/>
          <table:table-cell table:formula="of:=ABS([.A93]-[$Positions.A93])" office:value-type="float" office:value="0.0000972997614718807" calcext:value-type="float">
            <text:p>9.72997614718807E-05</text:p>
          </table:table-cell>
          <table:table-cell table:formula="of:=ABS([.B93]-[$Positions.B93])" office:value-type="float" office:value="0.00262712496341255" calcext:value-type="float">
            <text:p>0.00262712496341255</text:p>
          </table:table-cell>
          <table:table-cell table:formula="of:=ABS([.C93]-[$Positions.C93])" office:value-type="float" office:value="0.000207199337428077" calcext:value-type="float">
            <text:p>0.000207199337428077</text:p>
          </table:table-cell>
          <table:table-cell table:formula="of:=ABS([.D93]-[$Positions.D93])" office:value-type="float" office:value="0.0025352466400641" calcext:value-type="float">
            <text:p>0.0025352466400641</text:p>
          </table:table-cell>
          <table:table-cell table:formula="of:=ABS([.E93]-[$Positions.E93])" office:value-type="float" office:value="0.00463276046058503" calcext:value-type="float">
            <text:p>0.00463276046058503</text:p>
          </table:table-cell>
          <table:table-cell table:formula="of:=ABS([.F93]-[$Positions.F93])" office:value-type="float" office:value="0.007351713585251" calcext:value-type="float">
            <text:p>0.007351713585251</text:p>
          </table:table-cell>
          <table:table-cell table:number-columns-repeated="7"/>
        </table:table-row>
        <table:table-row table:style-name="ro1">
          <table:table-cell table:formula="of:= [.I$2] * EXP([.I$4]*ROW([.A94]) + [.I$5])  + [.I$3]" office:value-type="float" office:value="0.930760723829136" calcext:value-type="float">
            <text:p>0.930760723829136</text:p>
          </table:table-cell>
          <table:table-cell table:formula="of:= [.J$2] * EXP([.J$4]*ROW([.B94]) + [.J$5])  + [.J$3]" office:value-type="float" office:value="0.94212208052727" calcext:value-type="float">
            <text:p>0.94212208052727</text:p>
          </table:table-cell>
          <table:table-cell table:formula="of:= [.K$2] * EXP([.K$4]*ROW([.C94]) + [.K$5])  + [.K$3]" office:value-type="float" office:value="0.953073539865113" calcext:value-type="float">
            <text:p>0.953073539865113</text:p>
          </table:table-cell>
          <table:table-cell table:formula="of:= [.L$2] * EXP([.L$4]*ROW([.D94]) + [.L$5])  + [.L$3]" office:value-type="float" office:value="0.972709237566645" calcext:value-type="float">
            <text:p>0.972709237566645</text:p>
          </table:table-cell>
          <table:table-cell table:formula="of:= [.M$2] * EXP([.M$4]*ROW([.E94]) + [.M$5])  + [.M$3]" office:value-type="float" office:value="0.924620635466697" calcext:value-type="float">
            <text:p>0.924620635466697</text:p>
          </table:table-cell>
          <table:table-cell table:formula="of:= [.N$2] * EXP([.N$4]*ROW([.F94]) + [.N$5])  + [.N$3]" office:value-type="float" office:value="0.982641820112986" calcext:value-type="float">
            <text:p>0.982641820112986</text:p>
          </table:table-cell>
          <table:table-cell table:number-columns-repeated="11"/>
          <table:table-cell table:formula="of:=ABS([.A94]-[$Positions.A94])" office:value-type="float" office:value="0.000107276170863702" calcext:value-type="float">
            <text:p>0.000107276170863702</text:p>
          </table:table-cell>
          <table:table-cell table:formula="of:=ABS([.B94]-[$Positions.B94])" office:value-type="float" office:value="0.00258708052726975" calcext:value-type="float">
            <text:p>0.00258708052726975</text:p>
          </table:table-cell>
          <table:table-cell table:formula="of:=ABS([.C94]-[$Positions.C94])" office:value-type="float" office:value="0.000757460134886978" calcext:value-type="float">
            <text:p>0.000757460134886978</text:p>
          </table:table-cell>
          <table:table-cell table:formula="of:=ABS([.D94]-[$Positions.D94])" office:value-type="float" office:value="0.00282023756664496" calcext:value-type="float">
            <text:p>0.00282023756664496</text:p>
          </table:table-cell>
          <table:table-cell table:formula="of:=ABS([.E94]-[$Positions.E94])" office:value-type="float" office:value="0.00371736453330307" calcext:value-type="float">
            <text:p>0.00371736453330307</text:p>
          </table:table-cell>
          <table:table-cell table:formula="of:=ABS([.F94]-[$Positions.F94])" office:value-type="float" office:value="0.00552582011298608" calcext:value-type="float">
            <text:p>0.00552582011298608</text:p>
          </table:table-cell>
          <table:table-cell table:number-columns-repeated="7"/>
        </table:table-row>
        <table:table-row table:style-name="ro1">
          <table:table-cell table:formula="of:= [.I$2] * EXP([.I$4]*ROW([.A95]) + [.I$5])  + [.I$3]" office:value-type="float" office:value="0.930833970475135" calcext:value-type="float">
            <text:p>0.930833970475135</text:p>
          </table:table-cell>
          <table:table-cell table:formula="of:= [.J$2] * EXP([.J$4]*ROW([.B95]) + [.J$5])  + [.J$3]" office:value-type="float" office:value="0.942122041139788" calcext:value-type="float">
            <text:p>0.942122041139788</text:p>
          </table:table-cell>
          <table:table-cell table:formula="of:= [.K$2] * EXP([.K$4]*ROW([.C95]) + [.K$5])  + [.K$3]" office:value-type="float" office:value="0.953074218264857" calcext:value-type="float">
            <text:p>0.953074218264857</text:p>
          </table:table-cell>
          <table:table-cell table:formula="of:= [.L$2] * EXP([.L$4]*ROW([.D95]) + [.L$5])  + [.L$3]" office:value-type="float" office:value="0.972709229784994" calcext:value-type="float">
            <text:p>0.972709229784994</text:p>
          </table:table-cell>
          <table:table-cell table:formula="of:= [.M$2] * EXP([.M$4]*ROW([.E95]) + [.M$5])  + [.M$3]" office:value-type="float" office:value="0.924745466314115" calcext:value-type="float">
            <text:p>0.924745466314115</text:p>
          </table:table-cell>
          <table:table-cell table:formula="of:= [.N$2] * EXP([.N$4]*ROW([.F95]) + [.N$5])  + [.N$3]" office:value-type="float" office:value="0.982607135052852" calcext:value-type="float">
            <text:p>0.982607135052852</text:p>
          </table:table-cell>
          <table:table-cell table:number-columns-repeated="11"/>
          <table:table-cell table:formula="of:=ABS([.A95]-[$Positions.A95])" office:value-type="float" office:value="0.000348029524865123" calcext:value-type="float">
            <text:p>0.000348029524865123</text:p>
          </table:table-cell>
          <table:table-cell table:formula="of:=ABS([.B95]-[$Positions.B95])" office:value-type="float" office:value="0.0029030411397879" calcext:value-type="float">
            <text:p>0.0029030411397879</text:p>
          </table:table-cell>
          <table:table-cell table:formula="of:=ABS([.C95]-[$Positions.C95])" office:value-type="float" office:value="0.000737781735143495" calcext:value-type="float">
            <text:p>0.000737781735143495</text:p>
          </table:table-cell>
          <table:table-cell table:formula="of:=ABS([.D95]-[$Positions.D95])" office:value-type="float" office:value="0.00265022978499363" calcext:value-type="float">
            <text:p>0.00265022978499363</text:p>
          </table:table-cell>
          <table:table-cell table:formula="of:=ABS([.E95]-[$Positions.E95])" office:value-type="float" office:value="0.00219353368588515" calcext:value-type="float">
            <text:p>0.00219353368588515</text:p>
          </table:table-cell>
          <table:table-cell table:formula="of:=ABS([.F95]-[$Positions.F95])" office:value-type="float" office:value="0.00745113505285211" calcext:value-type="float">
            <text:p>0.00745113505285211</text:p>
          </table:table-cell>
          <table:table-cell table:number-columns-repeated="7"/>
        </table:table-row>
        <table:table-row table:style-name="ro1">
          <table:table-cell table:formula="of:= [.I$2] * EXP([.I$4]*ROW([.A96]) + [.I$5])  + [.I$3]" office:value-type="float" office:value="0.930905482263714" calcext:value-type="float">
            <text:p>0.930905482263714</text:p>
          </table:table-cell>
          <table:table-cell table:formula="of:= [.J$2] * EXP([.J$4]*ROW([.B96]) + [.J$5])  + [.J$3]" office:value-type="float" office:value="0.942122006227358" calcext:value-type="float">
            <text:p>0.942122006227358</text:p>
          </table:table-cell>
          <table:table-cell table:formula="of:= [.K$2] * EXP([.K$4]*ROW([.C96]) + [.K$5])  + [.K$3]" office:value-type="float" office:value="0.953074840863111" calcext:value-type="float">
            <text:p>0.953074840863111</text:p>
          </table:table-cell>
          <table:table-cell table:formula="of:= [.L$2] * EXP([.L$4]*ROW([.D96]) + [.L$5])  + [.L$3]" office:value-type="float" office:value="0.972709223111203" calcext:value-type="float">
            <text:p>0.972709223111203</text:p>
          </table:table-cell>
          <table:table-cell table:formula="of:= [.M$2] * EXP([.M$4]*ROW([.E96]) + [.M$5])  + [.M$3]" office:value-type="float" office:value="0.92486496958996" calcext:value-type="float">
            <text:p>0.92486496958996</text:p>
          </table:table-cell>
          <table:table-cell table:formula="of:= [.N$2] * EXP([.N$4]*ROW([.F96]) + [.N$5])  + [.N$3]" office:value-type="float" office:value="0.982574526211162" calcext:value-type="float">
            <text:p>0.982574526211162</text:p>
          </table:table-cell>
          <table:table-cell table:number-columns-repeated="11"/>
          <table:table-cell table:formula="of:=ABS([.A96]-[$Positions.A96])" office:value-type="float" office:value="0.0000685177362859113" calcext:value-type="float">
            <text:p>6.85177362859113E-05</text:p>
          </table:table-cell>
          <table:table-cell table:formula="of:=ABS([.B96]-[$Positions.B96])" office:value-type="float" office:value="0.00297900622735792" calcext:value-type="float">
            <text:p>0.00297900622735792</text:p>
          </table:table-cell>
          <table:table-cell table:formula="of:=ABS([.C96]-[$Positions.C96])" office:value-type="float" office:value="0.00123315913688893" calcext:value-type="float">
            <text:p>0.00123315913688893</text:p>
          </table:table-cell>
          <table:table-cell table:formula="of:=ABS([.D96]-[$Positions.D96])" office:value-type="float" office:value="0.00284922311120339" calcext:value-type="float">
            <text:p>0.00284922311120339</text:p>
          </table:table-cell>
          <table:table-cell table:formula="of:=ABS([.E96]-[$Positions.E96])" office:value-type="float" office:value="0.0034420304100401" calcext:value-type="float">
            <text:p>0.0034420304100401</text:p>
          </table:table-cell>
          <table:table-cell table:formula="of:=ABS([.F96]-[$Positions.F96])" office:value-type="float" office:value="0.00781352621116183" calcext:value-type="float">
            <text:p>0.00781352621116183</text:p>
          </table:table-cell>
          <table:table-cell table:number-columns-repeated="7"/>
        </table:table-row>
        <table:table-row table:style-name="ro1">
          <table:table-cell table:formula="of:= [.I$2] * EXP([.I$4]*ROW([.A97]) + [.I$5])  + [.I$3]" office:value-type="float" office:value="0.930975300285223" calcext:value-type="float">
            <text:p>0.930975300285223</text:p>
          </table:table-cell>
          <table:table-cell table:formula="of:= [.J$2] * EXP([.J$4]*ROW([.B97]) + [.J$5])  + [.J$3]" office:value-type="float" office:value="0.942121975281542" calcext:value-type="float">
            <text:p>0.942121975281542</text:p>
          </table:table-cell>
          <table:table-cell table:formula="of:= [.K$2] * EXP([.K$4]*ROW([.C97]) + [.K$5])  + [.K$3]" office:value-type="float" office:value="0.953075412249805" calcext:value-type="float">
            <text:p>0.953075412249805</text:p>
          </table:table-cell>
          <table:table-cell table:formula="of:= [.L$2] * EXP([.L$4]*ROW([.D97]) + [.L$5])  + [.L$3]" office:value-type="float" office:value="0.97270921738755" calcext:value-type="float">
            <text:p>0.97270921738755</text:p>
          </table:table-cell>
          <table:table-cell table:formula="of:= [.M$2] * EXP([.M$4]*ROW([.E97]) + [.M$5])  + [.M$3]" office:value-type="float" office:value="0.924979372666068" calcext:value-type="float">
            <text:p>0.924979372666068</text:p>
          </table:table-cell>
          <table:table-cell table:formula="of:= [.N$2] * EXP([.N$4]*ROW([.F97]) + [.N$5])  + [.N$3]" office:value-type="float" office:value="0.98254386930723" calcext:value-type="float">
            <text:p>0.98254386930723</text:p>
          </table:table-cell>
          <table:table-cell table:number-columns-repeated="11"/>
          <table:table-cell table:formula="of:=ABS([.A97]-[$Positions.A97])" office:value-type="float" office:value="0.000156300285223399" calcext:value-type="float">
            <text:p>0.000156300285223399</text:p>
          </table:table-cell>
          <table:table-cell table:formula="of:=ABS([.B97]-[$Positions.B97])" office:value-type="float" office:value="0.00310797528154183" calcext:value-type="float">
            <text:p>0.00310797528154183</text:p>
          </table:table-cell>
          <table:table-cell table:formula="of:=ABS([.C97]-[$Positions.C97])" office:value-type="float" office:value="0.00146858775019476" calcext:value-type="float">
            <text:p>0.00146858775019476</text:p>
          </table:table-cell>
          <table:table-cell table:formula="of:=ABS([.D97]-[$Positions.D97])" office:value-type="float" office:value="0.00252021738754993" calcext:value-type="float">
            <text:p>0.00252021738754993</text:p>
          </table:table-cell>
          <table:table-cell table:formula="of:=ABS([.E97]-[$Positions.E97])" office:value-type="float" office:value="0.00123362733393229" calcext:value-type="float">
            <text:p>0.00123362733393229</text:p>
          </table:table-cell>
          <table:table-cell table:formula="of:=ABS([.F97]-[$Positions.F97])" office:value-type="float" office:value="0.0051658693072304" calcext:value-type="float">
            <text:p>0.0051658693072304</text:p>
          </table:table-cell>
          <table:table-cell table:number-columns-repeated="7"/>
        </table:table-row>
        <table:table-row table:style-name="ro1">
          <table:table-cell table:formula="of:= [.I$2] * EXP([.I$4]*ROW([.A98]) + [.I$5])  + [.I$3]" office:value-type="float" office:value="0.931043464656781" calcext:value-type="float">
            <text:p>0.931043464656781</text:p>
          </table:table-cell>
          <table:table-cell table:formula="of:= [.J$2] * EXP([.J$4]*ROW([.B98]) + [.J$5])  + [.J$3]" office:value-type="float" office:value="0.942121947851669" calcext:value-type="float">
            <text:p>0.942121947851669</text:p>
          </table:table-cell>
          <table:table-cell table:formula="of:= [.K$2] * EXP([.K$4]*ROW([.C98]) + [.K$5])  + [.K$3]" office:value-type="float" office:value="0.953075936637324" calcext:value-type="float">
            <text:p>0.953075936637324</text:p>
          </table:table-cell>
          <table:table-cell table:formula="of:= [.L$2] * EXP([.L$4]*ROW([.D98]) + [.L$5])  + [.L$3]" office:value-type="float" office:value="0.972709212478764" calcext:value-type="float">
            <text:p>0.972709212478764</text:p>
          </table:table-cell>
          <table:table-cell table:formula="of:= [.M$2] * EXP([.M$4]*ROW([.E98]) + [.M$5])  + [.M$3]" office:value-type="float" office:value="0.925088893210424" calcext:value-type="float">
            <text:p>0.925088893210424</text:p>
          </table:table-cell>
          <table:table-cell table:formula="of:= [.N$2] * EXP([.N$4]*ROW([.F98]) + [.N$5])  + [.N$3]" office:value-type="float" office:value="0.98251504749971" calcext:value-type="float">
            <text:p>0.98251504749971</text:p>
          </table:table-cell>
          <table:table-cell table:number-columns-repeated="11"/>
          <table:table-cell table:formula="of:=ABS([.A98]-[$Positions.A98])" office:value-type="float" office:value="0.000129464656780987" calcext:value-type="float">
            <text:p>0.000129464656780987</text:p>
          </table:table-cell>
          <table:table-cell table:formula="of:=ABS([.B98]-[$Positions.B98])" office:value-type="float" office:value="0.00326894785166842" calcext:value-type="float">
            <text:p>0.00326894785166842</text:p>
          </table:table-cell>
          <table:table-cell table:formula="of:=ABS([.C98]-[$Positions.C98])" office:value-type="float" office:value="0.00124506336267582" calcext:value-type="float">
            <text:p>0.00124506336267582</text:p>
          </table:table-cell>
          <table:table-cell table:formula="of:=ABS([.D98]-[$Positions.D98])" office:value-type="float" office:value="0.00309421247876351" calcext:value-type="float">
            <text:p>0.00309421247876351</text:p>
          </table:table-cell>
          <table:table-cell table:formula="of:=ABS([.E98]-[$Positions.E98])" office:value-type="float" office:value="0.00181389321042369" calcext:value-type="float">
            <text:p>0.00181389321042369</text:p>
          </table:table-cell>
          <table:table-cell table:formula="of:=ABS([.F98]-[$Positions.F98])" office:value-type="float" office:value="0.00588604749970989" calcext:value-type="float">
            <text:p>0.00588604749970989</text:p>
          </table:table-cell>
          <table:table-cell table:number-columns-repeated="7"/>
        </table:table-row>
        <table:table-row table:style-name="ro1">
          <table:table-cell table:formula="of:= [.I$2] * EXP([.I$4]*ROW([.A99]) + [.I$5])  + [.I$3]" office:value-type="float" office:value="0.931110014545326" calcext:value-type="float">
            <text:p>0.931110014545326</text:p>
          </table:table-cell>
          <table:table-cell table:formula="of:= [.J$2] * EXP([.J$4]*ROW([.B99]) + [.J$5])  + [.J$3]" office:value-type="float" office:value="0.94212192353827" calcext:value-type="float">
            <text:p>0.94212192353827</text:p>
          </table:table-cell>
          <table:table-cell table:formula="of:= [.K$2] * EXP([.K$4]*ROW([.C99]) + [.K$5])  + [.K$3]" office:value-type="float" office:value="0.953076417891566" calcext:value-type="float">
            <text:p>0.953076417891566</text:p>
          </table:table-cell>
          <table:table-cell table:formula="of:= [.L$2] * EXP([.L$4]*ROW([.D99]) + [.L$5])  + [.L$3]" office:value-type="float" office:value="0.972709208268833" calcext:value-type="float">
            <text:p>0.972709208268833</text:p>
          </table:table-cell>
          <table:table-cell table:formula="of:= [.M$2] * EXP([.M$4]*ROW([.E99]) + [.M$5])  + [.M$3]" office:value-type="float" office:value="0.925193739601309" calcext:value-type="float">
            <text:p>0.925193739601309</text:p>
          </table:table-cell>
          <table:table-cell table:formula="of:= [.N$2] * EXP([.N$4]*ROW([.F99]) + [.N$5])  + [.N$3]" office:value-type="float" office:value="0.982487950941277" calcext:value-type="float">
            <text:p>0.982487950941277</text:p>
          </table:table-cell>
          <table:table-cell table:number-columns-repeated="11"/>
          <table:table-cell table:formula="of:=ABS([.A99]-[$Positions.A99])" office:value-type="float" office:value="0.000182985454674434" calcext:value-type="float">
            <text:p>0.000182985454674434</text:p>
          </table:table-cell>
          <table:table-cell table:formula="of:=ABS([.B99]-[$Positions.B99])" office:value-type="float" office:value="0.00350592353827017" calcext:value-type="float">
            <text:p>0.00350592353827017</text:p>
          </table:table-cell>
          <table:table-cell table:formula="of:=ABS([.C99]-[$Positions.C99])" office:value-type="float" office:value="0.000500582108434067" calcext:value-type="float">
            <text:p>0.000500582108434067</text:p>
          </table:table-cell>
          <table:table-cell table:formula="of:=ABS([.D99]-[$Positions.D99])" office:value-type="float" office:value="0.0029782082688331" calcext:value-type="float">
            <text:p>0.0029782082688331</text:p>
          </table:table-cell>
          <table:table-cell table:formula="of:=ABS([.E99]-[$Positions.E99])" office:value-type="float" office:value="0.0018397396013089" calcext:value-type="float">
            <text:p>0.0018397396013089</text:p>
          </table:table-cell>
          <table:table-cell table:formula="of:=ABS([.F99]-[$Positions.F99])" office:value-type="float" office:value="0.00907695094127714" calcext:value-type="float">
            <text:p>0.00907695094127714</text:p>
          </table:table-cell>
          <table:table-cell table:number-columns-repeated="7"/>
        </table:table-row>
        <table:table-row table:style-name="ro1">
          <table:table-cell table:formula="of:= [.I$2] * EXP([.I$4]*ROW([.A100]) + [.I$5])  + [.I$3]" office:value-type="float" office:value="0.931174988190121" calcext:value-type="float">
            <text:p>0.931174988190121</text:p>
          </table:table-cell>
          <table:table-cell table:formula="of:= [.J$2] * EXP([.J$4]*ROW([.B100]) + [.J$5])  + [.J$3]" office:value-type="float" office:value="0.942121901987265" calcext:value-type="float">
            <text:p>0.942121901987265</text:p>
          </table:table-cell>
          <table:table-cell table:formula="of:= [.K$2] * EXP([.K$4]*ROW([.C100]) + [.K$5])  + [.K$3]" office:value-type="float" office:value="0.95307685956044" calcext:value-type="float">
            <text:p>0.95307685956044</text:p>
          </table:table-cell>
          <table:table-cell table:formula="of:= [.L$2] * EXP([.L$4]*ROW([.D100]) + [.L$5])  + [.L$3]" office:value-type="float" office:value="0.972709204658264" calcext:value-type="float">
            <text:p>0.972709204658264</text:p>
          </table:table-cell>
          <table:table-cell table:formula="of:= [.M$2] * EXP([.M$4]*ROW([.E100]) + [.M$5])  + [.M$3]" office:value-type="float" office:value="0.925294111323768" calcext:value-type="float">
            <text:p>0.925294111323768</text:p>
          </table:table-cell>
          <table:table-cell table:formula="of:= [.N$2] * EXP([.N$4]*ROW([.F100]) + [.N$5])  + [.N$3]" office:value-type="float" office:value="0.982462476359977" calcext:value-type="float">
            <text:p>0.982462476359977</text:p>
          </table:table-cell>
          <table:table-cell table:number-columns-repeated="11"/>
          <table:table-cell table:formula="of:=ABS([.A100]-[$Positions.A100])" office:value-type="float" office:value="0.0000920118098788336" calcext:value-type="float">
            <text:p>9.20118098788336E-05</text:p>
          </table:table-cell>
          <table:table-cell table:formula="of:=ABS([.B100]-[$Positions.B100])" office:value-type="float" office:value="0.00353990198726528" calcext:value-type="float">
            <text:p>0.00353990198726528</text:p>
          </table:table-cell>
          <table:table-cell table:formula="of:=ABS([.C100]-[$Positions.C100])" office:value-type="float" office:value="0.00140014043955994" calcext:value-type="float">
            <text:p>0.00140014043955994</text:p>
          </table:table-cell>
          <table:table-cell table:formula="of:=ABS([.D100]-[$Positions.D100])" office:value-type="float" office:value="0.00307620465826364" calcext:value-type="float">
            <text:p>0.00307620465826364</text:p>
          </table:table-cell>
          <table:table-cell table:formula="of:=ABS([.E100]-[$Positions.E100])" office:value-type="float" office:value="0.00276711132376772" calcext:value-type="float">
            <text:p>0.00276711132376772</text:p>
          </table:table-cell>
          <table:table-cell table:formula="of:=ABS([.F100]-[$Positions.F100])" office:value-type="float" office:value="0.00922647635997698" calcext:value-type="float">
            <text:p>0.0092264763599769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bg" fo:country="BG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odor Balabanov</meta:initial-creator>
    <meta:creation-date>2022-10-01T13:45:37.341170343</meta:creation-date>
    <meta:generator>LibreOffice/7.3.5.2$Windows_X86_64 LibreOffice_project/184fe81b8c8c30d8b5082578aee2fed2ea847c01</meta:generator>
    <dc:date>2022-10-02T23:41:13.777000000</dc:date>
    <meta:editing-duration>PT1H46M52S</meta:editing-duration>
    <meta:editing-cycles>74</meta:editing-cycles>
    <meta:document-statistic meta:table-count="5" meta:cell-count="10836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88" chart:maximum="0.9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01cm" svg:height="20.001cm" xlink:href=".." xlink:type="simple" chart:class="chart:line" chart:style-name="ch1">
        <chart:plot-area chart:style-name="ch2" table:cell-range-address="'Low Volatility'.A1:'Low Volatility'.AD100" svg:x="0.5cm" svg:y="0.4cm" svg:width="24.001cm" svg:height="19.201cm">
          <chart:coordinate-region svg:x="1.428cm" svg:y="0.4cm" svg:width="22.929cm" svg:height="18.2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Low Volatility'.A1:'Low Volatility'.A100" chart:class="chart:line">
            <chart:data-point chart:repeated="100"/>
          </chart:series>
          <chart:series chart:style-name="ch7" chart:values-cell-range-address="'Low Volatility'.B1:'Low Volatility'.B100" chart:class="chart:line">
            <chart:data-point chart:repeated="100"/>
          </chart:series>
          <chart:series chart:style-name="ch8" chart:values-cell-range-address="'Low Volatility'.C1:'Low Volatility'.C100" chart:class="chart:line">
            <chart:data-point chart:repeated="100"/>
          </chart:series>
          <chart:series chart:style-name="ch9" chart:values-cell-range-address="'Low Volatility'.D1:'Low Volatility'.D100" chart:class="chart:line">
            <chart:data-point chart:repeated="100"/>
          </chart:series>
          <chart:series chart:style-name="ch10" chart:values-cell-range-address="'Low Volatility'.E1:'Low Volatility'.E100" chart:class="chart:line">
            <chart:data-point chart:repeated="100"/>
          </chart:series>
          <chart:series chart:style-name="ch11" chart:values-cell-range-address="'Low Volatility'.F1:'Low Volatility'.F100" chart:class="chart:line">
            <chart:data-point chart:repeated="100"/>
          </chart:series>
          <chart:series chart:style-name="ch12" chart:values-cell-range-address="'Low Volatility'.G1:'Low Volatility'.G100" chart:class="chart:line">
            <chart:data-point chart:repeated="100"/>
          </chart:series>
          <chart:series chart:style-name="ch13" chart:values-cell-range-address="'Low Volatility'.H1:'Low Volatility'.H100" chart:class="chart:line">
            <chart:data-point chart:repeated="100"/>
          </chart:series>
          <chart:series chart:style-name="ch14" chart:values-cell-range-address="'Low Volatility'.I1:'Low Volatility'.I100" chart:class="chart:line">
            <chart:data-point chart:repeated="100"/>
          </chart:series>
          <chart:series chart:style-name="ch15" chart:values-cell-range-address="'Low Volatility'.J1:'Low Volatility'.J100" chart:class="chart:line">
            <chart:data-point chart:repeated="100"/>
          </chart:series>
          <chart:series chart:style-name="ch16" chart:values-cell-range-address="'Low Volatility'.K1:'Low Volatility'.K100" chart:class="chart:line">
            <chart:data-point chart:repeated="100"/>
          </chart:series>
          <chart:series chart:style-name="ch17" chart:values-cell-range-address="'Low Volatility'.L1:'Low Volatility'.L100" chart:class="chart:line">
            <chart:data-point chart:repeated="100"/>
          </chart:series>
          <chart:series chart:style-name="ch18" chart:values-cell-range-address="'Low Volatility'.M1:'Low Volatility'.M100" chart:class="chart:line">
            <chart:data-point chart:repeated="100"/>
          </chart:series>
          <chart:series chart:style-name="ch19" chart:values-cell-range-address="'Low Volatility'.N1:'Low Volatility'.N100" chart:class="chart:line">
            <chart:data-point chart:repeated="100"/>
          </chart:series>
          <chart:series chart:style-name="ch20" chart:values-cell-range-address="'Low Volatility'.O1:'Low Volatility'.O100" chart:class="chart:line">
            <chart:data-point chart:repeated="100"/>
          </chart:series>
          <chart:series chart:style-name="ch9" chart:values-cell-range-address="'Low Volatility'.P1:'Low Volatility'.P100" chart:class="chart:line">
            <chart:data-point chart:repeated="100"/>
          </chart:series>
          <chart:series chart:style-name="ch10" chart:values-cell-range-address="'Low Volatility'.Q1:'Low Volatility'.Q100" chart:class="chart:line">
            <chart:data-point chart:repeated="100"/>
          </chart:series>
          <chart:series chart:style-name="ch11" chart:values-cell-range-address="'Low Volatility'.R1:'Low Volatility'.R100" chart:class="chart:line">
            <chart:data-point chart:repeated="100"/>
          </chart:series>
          <chart:series chart:style-name="ch12" chart:values-cell-range-address="'Low Volatility'.S1:'Low Volatility'.S100" chart:class="chart:line">
            <chart:data-point chart:repeated="100"/>
          </chart:series>
          <chart:series chart:style-name="ch13" chart:values-cell-range-address="'Low Volatility'.T1:'Low Volatility'.T100" chart:class="chart:line">
            <chart:data-point chart:repeated="100"/>
          </chart:series>
          <chart:series chart:style-name="ch14" chart:values-cell-range-address="'Low Volatility'.U1:'Low Volatility'.U100" chart:class="chart:line">
            <chart:data-point chart:repeated="100"/>
          </chart:series>
          <chart:series chart:style-name="ch15" chart:values-cell-range-address="'Low Volatility'.V1:'Low Volatility'.V100" chart:class="chart:line">
            <chart:data-point chart:repeated="100"/>
          </chart:series>
          <chart:series chart:style-name="ch16" chart:values-cell-range-address="'Low Volatility'.W1:'Low Volatility'.W100" chart:class="chart:line">
            <chart:data-point chart:repeated="100"/>
          </chart:series>
          <chart:series chart:style-name="ch17" chart:values-cell-range-address="'Low Volatility'.X1:'Low Volatility'.X100" chart:class="chart:line">
            <chart:data-point chart:repeated="100"/>
          </chart:series>
          <chart:series chart:style-name="ch18" chart:values-cell-range-address="'Low Volatility'.Y1:'Low Volatility'.Y100" chart:class="chart:line">
            <chart:data-point chart:repeated="100"/>
          </chart:series>
          <chart:series chart:style-name="ch19" chart:values-cell-range-address="'Low Volatility'.Z1:'Low Volatility'.Z100" chart:class="chart:line">
            <chart:data-point chart:repeated="100"/>
          </chart:series>
          <chart:series chart:style-name="ch20" chart:values-cell-range-address="'Low Volatility'.AA1:'Low Volatility'.AA100" chart:class="chart:line">
            <chart:data-point chart:repeated="100"/>
          </chart:series>
          <chart:series chart:style-name="ch9" chart:values-cell-range-address="'Low Volatility'.AB1:'Low Volatility'.AB100" chart:class="chart:line">
            <chart:data-point chart:repeated="100"/>
          </chart:series>
          <chart:series chart:style-name="ch10" chart:values-cell-range-address="'Low Volatility'.AC1:'Low Volatility'.AC100" chart:class="chart:line">
            <chart:data-point chart:repeated="100"/>
          </chart:series>
          <chart:series chart:style-name="ch11" chart:values-cell-range-address="'Low Volatility'.AD1:'Low Volatility'.AD100" chart:class="chart:line">
            <chart:data-point chart:repeated="1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071">
                <text:p>0.95071</text:p>
                <draw:g>
                  <svg:desc>'Low Volatility'.A1:'Low Volatility'.A100</svg:desc>
                </draw:g>
              </table:table-cell>
              <table:table-cell office:value-type="float" office:value="0.95071">
                <text:p>0.95071</text:p>
                <draw:g>
                  <svg:desc>'Low Volatility'.B1:'Low Volatility'.B100</svg:desc>
                </draw:g>
              </table:table-cell>
              <table:table-cell office:value-type="float" office:value="0.95071">
                <text:p>0.95071</text:p>
                <draw:g>
                  <svg:desc>'Low Volatility'.C1:'Low Volatility'.C100</svg:desc>
                </draw:g>
              </table:table-cell>
              <table:table-cell office:value-type="float" office:value="0.92673">
                <text:p>0.92673</text:p>
                <draw:g>
                  <svg:desc>'Low Volatility'.D1:'Low Volatility'.D100</svg:desc>
                </draw:g>
              </table:table-cell>
              <table:table-cell office:value-type="float" office:value="0.92673">
                <text:p>0.92673</text:p>
                <draw:g>
                  <svg:desc>'Low Volatility'.E1:'Low Volatility'.E100</svg:desc>
                </draw:g>
              </table:table-cell>
              <table:table-cell office:value-type="float" office:value="0.9278">
                <text:p>0.9278</text:p>
                <draw:g>
                  <svg:desc>'Low Volatility'.F1:'Low Volatility'.F100</svg:desc>
                </draw:g>
              </table:table-cell>
              <table:table-cell office:value-type="float" office:value="0.9278">
                <text:p>0.9278</text:p>
                <draw:g>
                  <svg:desc>'Low Volatility'.G1:'Low Volatility'.G100</svg:desc>
                </draw:g>
              </table:table-cell>
              <table:table-cell office:value-type="float" office:value="0.9278">
                <text:p>0.9278</text:p>
                <draw:g>
                  <svg:desc>'Low Volatility'.H1:'Low Volatility'.H100</svg:desc>
                </draw:g>
              </table:table-cell>
              <table:table-cell office:value-type="float" office:value="0.89712">
                <text:p>0.89712</text:p>
                <draw:g>
                  <svg:desc>'Low Volatility'.I1:'Low Volatility'.I100</svg:desc>
                </draw:g>
              </table:table-cell>
              <table:table-cell office:value-type="float" office:value="0.89712">
                <text:p>0.89712</text:p>
                <draw:g>
                  <svg:desc>'Low Volatility'.J1:'Low Volatility'.J100</svg:desc>
                </draw:g>
              </table:table-cell>
              <table:table-cell office:value-type="float" office:value="0.895835">
                <text:p>0.895835</text:p>
                <draw:g>
                  <svg:desc>'Low Volatility'.K1:'Low Volatility'.K100</svg:desc>
                </draw:g>
              </table:table-cell>
              <table:table-cell office:value-type="float" office:value="0.895835">
                <text:p>0.895835</text:p>
                <draw:g>
                  <svg:desc>'Low Volatility'.L1:'Low Volatility'.L100</svg:desc>
                </draw:g>
              </table:table-cell>
              <table:table-cell office:value-type="float" office:value="0.895835">
                <text:p>0.895835</text:p>
                <draw:g>
                  <svg:desc>'Low Volatility'.M1:'Low Volatility'.M100</svg:desc>
                </draw:g>
              </table:table-cell>
              <table:table-cell office:value-type="float" office:value="0.934995">
                <text:p>0.934995</text:p>
                <draw:g>
                  <svg:desc>'Low Volatility'.N1:'Low Volatility'.N100</svg:desc>
                </draw:g>
              </table:table-cell>
              <table:table-cell office:value-type="float" office:value="0.934995">
                <text:p>0.934995</text:p>
                <draw:g>
                  <svg:desc>'Low Volatility'.O1:'Low Volatility'.O100</svg:desc>
                </draw:g>
              </table:table-cell>
              <table:table-cell office:value-type="float" office:value="0.921805">
                <text:p>0.921805</text:p>
                <draw:g>
                  <svg:desc>'Low Volatility'.P1:'Low Volatility'.P100</svg:desc>
                </draw:g>
              </table:table-cell>
              <table:table-cell office:value-type="float" office:value="0.921805">
                <text:p>0.921805</text:p>
                <draw:g>
                  <svg:desc>'Low Volatility'.Q1:'Low Volatility'.Q100</svg:desc>
                </draw:g>
              </table:table-cell>
              <table:table-cell office:value-type="float" office:value="0.90121">
                <text:p>0.90121</text:p>
                <draw:g>
                  <svg:desc>'Low Volatility'.R1:'Low Volatility'.R100</svg:desc>
                </draw:g>
              </table:table-cell>
              <table:table-cell office:value-type="float" office:value="0.90121">
                <text:p>0.90121</text:p>
                <draw:g>
                  <svg:desc>'Low Volatility'.S1:'Low Volatility'.S100</svg:desc>
                </draw:g>
              </table:table-cell>
              <table:table-cell office:value-type="float" office:value="0.90121">
                <text:p>0.90121</text:p>
                <draw:g>
                  <svg:desc>'Low Volatility'.T1:'Low Volatility'.T100</svg:desc>
                </draw:g>
              </table:table-cell>
              <table:table-cell office:value-type="float" office:value="0.96789">
                <text:p>0.96789</text:p>
                <draw:g>
                  <svg:desc>'Low Volatility'.U1:'Low Volatility'.U100</svg:desc>
                </draw:g>
              </table:table-cell>
              <table:table-cell office:value-type="float" office:value="0.96789">
                <text:p>0.96789</text:p>
                <draw:g>
                  <svg:desc>'Low Volatility'.V1:'Low Volatility'.V100</svg:desc>
                </draw:g>
              </table:table-cell>
              <table:table-cell office:value-type="float" office:value="0.89146">
                <text:p>0.89146</text:p>
                <draw:g>
                  <svg:desc>'Low Volatility'.W1:'Low Volatility'.W100</svg:desc>
                </draw:g>
              </table:table-cell>
              <table:table-cell office:value-type="float" office:value="0.89146">
                <text:p>0.89146</text:p>
                <draw:g>
                  <svg:desc>'Low Volatility'.X1:'Low Volatility'.X100</svg:desc>
                </draw:g>
              </table:table-cell>
              <table:table-cell office:value-type="float" office:value="0.89146">
                <text:p>0.89146</text:p>
                <draw:g>
                  <svg:desc>'Low Volatility'.Y1:'Low Volatility'.Y100</svg:desc>
                </draw:g>
              </table:table-cell>
              <table:table-cell office:value-type="float" office:value="0.933305">
                <text:p>0.933305</text:p>
                <draw:g>
                  <svg:desc>'Low Volatility'.Z1:'Low Volatility'.Z100</svg:desc>
                </draw:g>
              </table:table-cell>
              <table:table-cell office:value-type="float" office:value="0.933305">
                <text:p>0.933305</text:p>
                <draw:g>
                  <svg:desc>'Low Volatility'.AA1:'Low Volatility'.AA100</svg:desc>
                </draw:g>
              </table:table-cell>
              <table:table-cell office:value-type="float" office:value="0.936255">
                <text:p>0.936255</text:p>
                <draw:g>
                  <svg:desc>'Low Volatility'.AB1:'Low Volatility'.AB100</svg:desc>
                </draw:g>
              </table:table-cell>
              <table:table-cell office:value-type="float" office:value="0.936255">
                <text:p>0.936255</text:p>
                <draw:g>
                  <svg:desc>'Low Volatility'.AC1:'Low Volatility'.AC100</svg:desc>
                </draw:g>
              </table:table-cell>
              <table:table-cell office:value-type="float" office:value="0.940715">
                <text:p>0.940715</text:p>
                <draw:g>
                  <svg:desc>'Low Volatility'.AD1:'Low Volatility'.A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136">
                <text:p>0.92136</text:p>
              </table:table-cell>
              <table:table-cell office:value-type="float" office:value="0.92136">
                <text:p>0.92136</text:p>
              </table:table-cell>
              <table:table-cell office:value-type="float" office:value="0.92136">
                <text:p>0.92136</text:p>
              </table:table-cell>
              <table:table-cell office:value-type="float" office:value="0.933575">
                <text:p>0.933575</text:p>
              </table:table-cell>
              <table:table-cell office:value-type="float" office:value="0.933575">
                <text:p>0.933575</text:p>
              </table:table-cell>
              <table:table-cell office:value-type="float" office:value="0.941277">
                <text:p>0.941277</text:p>
              </table:table-cell>
              <table:table-cell office:value-type="float" office:value="0.941277">
                <text:p>0.941277</text:p>
              </table:table-cell>
              <table:table-cell office:value-type="float" office:value="0.941277">
                <text:p>0.941277</text:p>
              </table:table-cell>
              <table:table-cell office:value-type="float" office:value="0.894145">
                <text:p>0.894145</text:p>
              </table:table-cell>
              <table:table-cell office:value-type="float" office:value="0.894145">
                <text:p>0.894145</text:p>
              </table:table-cell>
              <table:table-cell office:value-type="float" office:value="0.897255">
                <text:p>0.897255</text:p>
              </table:table-cell>
              <table:table-cell office:value-type="float" office:value="0.897255">
                <text:p>0.897255</text:p>
              </table:table-cell>
              <table:table-cell office:value-type="float" office:value="0.897255">
                <text:p>0.897255</text:p>
              </table:table-cell>
              <table:table-cell office:value-type="float" office:value="0.95169">
                <text:p>0.95169</text:p>
              </table:table-cell>
              <table:table-cell office:value-type="float" office:value="0.95169">
                <text:p>0.95169</text:p>
              </table:table-cell>
              <table:table-cell office:value-type="float" office:value="0.943855">
                <text:p>0.943855</text:p>
              </table:table-cell>
              <table:table-cell office:value-type="float" office:value="0.943855">
                <text:p>0.943855</text:p>
              </table:table-cell>
              <table:table-cell office:value-type="float" office:value="0.918562">
                <text:p>0.918562</text:p>
              </table:table-cell>
              <table:table-cell office:value-type="float" office:value="0.918562">
                <text:p>0.918562</text:p>
              </table:table-cell>
              <table:table-cell office:value-type="float" office:value="0.918562">
                <text:p>0.918562</text:p>
              </table:table-cell>
              <table:table-cell office:value-type="float" office:value="0.978622">
                <text:p>0.978622</text:p>
              </table:table-cell>
              <table:table-cell office:value-type="float" office:value="0.978622">
                <text:p>0.978622</text:p>
              </table:table-cell>
              <table:table-cell office:value-type="float" office:value="0.910367">
                <text:p>0.910367</text:p>
              </table:table-cell>
              <table:table-cell office:value-type="float" office:value="0.910367">
                <text:p>0.910367</text:p>
              </table:table-cell>
              <table:table-cell office:value-type="float" office:value="0.910367">
                <text:p>0.910367</text:p>
              </table:table-cell>
              <table:table-cell office:value-type="float" office:value="0.94551">
                <text:p>0.94551</text:p>
              </table:table-cell>
              <table:table-cell office:value-type="float" office:value="0.94551">
                <text:p>0.94551</text:p>
              </table:table-cell>
              <table:table-cell office:value-type="float" office:value="0.9305">
                <text:p>0.9305</text:p>
              </table:table-cell>
              <table:table-cell office:value-type="float" office:value="0.9305">
                <text:p>0.9305</text:p>
              </table:table-cell>
              <table:table-cell office:value-type="float" office:value="0.961597">
                <text:p>0.961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575">
                <text:p>0.93575</text:p>
              </table:table-cell>
              <table:table-cell office:value-type="float" office:value="0.93575">
                <text:p>0.93575</text:p>
              </table:table-cell>
              <table:table-cell office:value-type="float" office:value="0.93575">
                <text:p>0.93575</text:p>
              </table:table-cell>
              <table:table-cell office:value-type="float" office:value="0.930422">
                <text:p>0.930422</text:p>
              </table:table-cell>
              <table:table-cell office:value-type="float" office:value="0.930422">
                <text:p>0.930422</text:p>
              </table:table-cell>
              <table:table-cell office:value-type="float" office:value="0.910507">
                <text:p>0.910507</text:p>
              </table:table-cell>
              <table:table-cell office:value-type="float" office:value="0.910507">
                <text:p>0.910507</text:p>
              </table:table-cell>
              <table:table-cell office:value-type="float" office:value="0.910507">
                <text:p>0.910507</text:p>
              </table:table-cell>
              <table:table-cell office:value-type="float" office:value="0.906877">
                <text:p>0.906877</text:p>
              </table:table-cell>
              <table:table-cell office:value-type="float" office:value="0.906877">
                <text:p>0.906877</text:p>
              </table:table-cell>
              <table:table-cell office:value-type="float" office:value="0.913245">
                <text:p>0.913245</text:p>
              </table:table-cell>
              <table:table-cell office:value-type="float" office:value="0.913245">
                <text:p>0.913245</text:p>
              </table:table-cell>
              <table:table-cell office:value-type="float" office:value="0.913245">
                <text:p>0.913245</text:p>
              </table:table-cell>
              <table:table-cell office:value-type="float" office:value="0.9371">
                <text:p>0.9371</text:p>
              </table:table-cell>
              <table:table-cell office:value-type="float" office:value="0.9371">
                <text:p>0.9371</text:p>
              </table:table-cell>
              <table:table-cell office:value-type="float" office:value="0.939607">
                <text:p>0.939607</text:p>
              </table:table-cell>
              <table:table-cell office:value-type="float" office:value="0.939607">
                <text:p>0.939607</text:p>
              </table:table-cell>
              <table:table-cell office:value-type="float" office:value="0.927873">
                <text:p>0.927873</text:p>
              </table:table-cell>
              <table:table-cell office:value-type="float" office:value="0.927873">
                <text:p>0.927873</text:p>
              </table:table-cell>
              <table:table-cell office:value-type="float" office:value="0.927873">
                <text:p>0.927873</text:p>
              </table:table-cell>
              <table:table-cell office:value-type="float" office:value="0.964073">
                <text:p>0.964073</text:p>
              </table:table-cell>
              <table:table-cell office:value-type="float" office:value="0.964073">
                <text:p>0.964073</text:p>
              </table:table-cell>
              <table:table-cell office:value-type="float" office:value="0.933065">
                <text:p>0.933065</text:p>
              </table:table-cell>
              <table:table-cell office:value-type="float" office:value="0.933065">
                <text:p>0.933065</text:p>
              </table:table-cell>
              <table:table-cell office:value-type="float" office:value="0.933065">
                <text:p>0.933065</text:p>
              </table:table-cell>
              <table:table-cell office:value-type="float" office:value="0.948737">
                <text:p>0.948737</text:p>
              </table:table-cell>
              <table:table-cell office:value-type="float" office:value="0.948737">
                <text:p>0.948737</text:p>
              </table:table-cell>
              <table:table-cell office:value-type="float" office:value="0.928192">
                <text:p>0.928192</text:p>
              </table:table-cell>
              <table:table-cell office:value-type="float" office:value="0.928192">
                <text:p>0.928192</text:p>
              </table:table-cell>
              <table:table-cell office:value-type="float" office:value="0.964493">
                <text:p>0.964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1079">
                <text:p>0.931079</text:p>
              </table:table-cell>
              <table:table-cell office:value-type="float" office:value="0.931079">
                <text:p>0.931079</text:p>
              </table:table-cell>
              <table:table-cell office:value-type="float" office:value="0.931079">
                <text:p>0.931079</text:p>
              </table:table-cell>
              <table:table-cell office:value-type="float" office:value="0.923544">
                <text:p>0.923544</text:p>
              </table:table-cell>
              <table:table-cell office:value-type="float" office:value="0.923544">
                <text:p>0.923544</text:p>
              </table:table-cell>
              <table:table-cell office:value-type="float" office:value="0.913294">
                <text:p>0.913294</text:p>
              </table:table-cell>
              <table:table-cell office:value-type="float" office:value="0.913294">
                <text:p>0.913294</text:p>
              </table:table-cell>
              <table:table-cell office:value-type="float" office:value="0.913294">
                <text:p>0.913294</text:p>
              </table:table-cell>
              <table:table-cell office:value-type="float" office:value="0.907026">
                <text:p>0.907026</text:p>
              </table:table-cell>
              <table:table-cell office:value-type="float" office:value="0.907026">
                <text:p>0.907026</text:p>
              </table:table-cell>
              <table:table-cell office:value-type="float" office:value="0.925715">
                <text:p>0.925715</text:p>
              </table:table-cell>
              <table:table-cell office:value-type="float" office:value="0.925715">
                <text:p>0.925715</text:p>
              </table:table-cell>
              <table:table-cell office:value-type="float" office:value="0.925715">
                <text:p>0.925715</text:p>
              </table:table-cell>
              <table:table-cell office:value-type="float" office:value="0.937796">
                <text:p>0.937796</text:p>
              </table:table-cell>
              <table:table-cell office:value-type="float" office:value="0.937796">
                <text:p>0.937796</text:p>
              </table:table-cell>
              <table:table-cell office:value-type="float" office:value="0.934131">
                <text:p>0.934131</text:p>
              </table:table-cell>
              <table:table-cell office:value-type="float" office:value="0.934131">
                <text:p>0.934131</text:p>
              </table:table-cell>
              <table:table-cell office:value-type="float" office:value="0.917134">
                <text:p>0.917134</text:p>
              </table:table-cell>
              <table:table-cell office:value-type="float" office:value="0.917134">
                <text:p>0.917134</text:p>
              </table:table-cell>
              <table:table-cell office:value-type="float" office:value="0.917134">
                <text:p>0.917134</text:p>
              </table:table-cell>
              <table:table-cell office:value-type="float" office:value="0.955098">
                <text:p>0.955098</text:p>
              </table:table-cell>
              <table:table-cell office:value-type="float" office:value="0.955098">
                <text:p>0.955098</text:p>
              </table:table-cell>
              <table:table-cell office:value-type="float" office:value="0.944922">
                <text:p>0.944922</text:p>
              </table:table-cell>
              <table:table-cell office:value-type="float" office:value="0.944922">
                <text:p>0.944922</text:p>
              </table:table-cell>
              <table:table-cell office:value-type="float" office:value="0.944922">
                <text:p>0.944922</text:p>
              </table:table-cell>
              <table:table-cell office:value-type="float" office:value="0.940824">
                <text:p>0.940824</text:p>
              </table:table-cell>
              <table:table-cell office:value-type="float" office:value="0.940824">
                <text:p>0.940824</text:p>
              </table:table-cell>
              <table:table-cell office:value-type="float" office:value="0.931294">
                <text:p>0.931294</text:p>
              </table:table-cell>
              <table:table-cell office:value-type="float" office:value="0.931294">
                <text:p>0.931294</text:p>
              </table:table-cell>
              <table:table-cell office:value-type="float" office:value="0.951218">
                <text:p>0.951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9285">
                <text:p>0.929285</text:p>
              </table:table-cell>
              <table:table-cell office:value-type="float" office:value="0.929285">
                <text:p>0.929285</text:p>
              </table:table-cell>
              <table:table-cell office:value-type="float" office:value="0.929285">
                <text:p>0.929285</text:p>
              </table:table-cell>
              <table:table-cell office:value-type="float" office:value="0.927361">
                <text:p>0.927361</text:p>
              </table:table-cell>
              <table:table-cell office:value-type="float" office:value="0.927361">
                <text:p>0.927361</text:p>
              </table:table-cell>
              <table:table-cell office:value-type="float" office:value="0.913068">
                <text:p>0.913068</text:p>
              </table:table-cell>
              <table:table-cell office:value-type="float" office:value="0.913068">
                <text:p>0.913068</text:p>
              </table:table-cell>
              <table:table-cell office:value-type="float" office:value="0.913068">
                <text:p>0.913068</text:p>
              </table:table-cell>
              <table:table-cell office:value-type="float" office:value="0.907743">
                <text:p>0.907743</text:p>
              </table:table-cell>
              <table:table-cell office:value-type="float" office:value="0.907743">
                <text:p>0.907743</text:p>
              </table:table-cell>
              <table:table-cell office:value-type="float" office:value="0.928734">
                <text:p>0.928734</text:p>
              </table:table-cell>
              <table:table-cell office:value-type="float" office:value="0.928734">
                <text:p>0.928734</text:p>
              </table:table-cell>
              <table:table-cell office:value-type="float" office:value="0.928734">
                <text:p>0.928734</text:p>
              </table:table-cell>
              <table:table-cell office:value-type="float" office:value="0.928547">
                <text:p>0.928547</text:p>
              </table:table-cell>
              <table:table-cell office:value-type="float" office:value="0.928547">
                <text:p>0.928547</text:p>
              </table:table-cell>
              <table:table-cell office:value-type="float" office:value="0.931502">
                <text:p>0.931502</text:p>
              </table:table-cell>
              <table:table-cell office:value-type="float" office:value="0.931502">
                <text:p>0.931502</text:p>
              </table:table-cell>
              <table:table-cell office:value-type="float" office:value="0.922241">
                <text:p>0.922241</text:p>
              </table:table-cell>
              <table:table-cell office:value-type="float" office:value="0.922241">
                <text:p>0.922241</text:p>
              </table:table-cell>
              <table:table-cell office:value-type="float" office:value="0.922241">
                <text:p>0.922241</text:p>
              </table:table-cell>
              <table:table-cell office:value-type="float" office:value="0.947042">
                <text:p>0.947042</text:p>
              </table:table-cell>
              <table:table-cell office:value-type="float" office:value="0.947042">
                <text:p>0.947042</text:p>
              </table:table-cell>
              <table:table-cell office:value-type="float" office:value="0.950177">
                <text:p>0.950177</text:p>
              </table:table-cell>
              <table:table-cell office:value-type="float" office:value="0.950177">
                <text:p>0.950177</text:p>
              </table:table-cell>
              <table:table-cell office:value-type="float" office:value="0.950177">
                <text:p>0.950177</text:p>
              </table:table-cell>
              <table:table-cell office:value-type="float" office:value="0.945916">
                <text:p>0.945916</text:p>
              </table:table-cell>
              <table:table-cell office:value-type="float" office:value="0.945916">
                <text:p>0.945916</text:p>
              </table:table-cell>
              <table:table-cell office:value-type="float" office:value="0.931768">
                <text:p>0.931768</text:p>
              </table:table-cell>
              <table:table-cell office:value-type="float" office:value="0.931768">
                <text:p>0.931768</text:p>
              </table:table-cell>
              <table:table-cell office:value-type="float" office:value="0.951545">
                <text:p>0.951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8157">
                <text:p>0.928157</text:p>
              </table:table-cell>
              <table:table-cell office:value-type="float" office:value="0.928157">
                <text:p>0.928157</text:p>
              </table:table-cell>
              <table:table-cell office:value-type="float" office:value="0.928157">
                <text:p>0.928157</text:p>
              </table:table-cell>
              <table:table-cell office:value-type="float" office:value="0.915254">
                <text:p>0.915254</text:p>
              </table:table-cell>
              <table:table-cell office:value-type="float" office:value="0.915254">
                <text:p>0.915254</text:p>
              </table:table-cell>
              <table:table-cell office:value-type="float" office:value="0.910879">
                <text:p>0.910879</text:p>
              </table:table-cell>
              <table:table-cell office:value-type="float" office:value="0.910879">
                <text:p>0.910879</text:p>
              </table:table-cell>
              <table:table-cell office:value-type="float" office:value="0.910879">
                <text:p>0.910879</text:p>
              </table:table-cell>
              <table:table-cell office:value-type="float" office:value="0.920933">
                <text:p>0.920933</text:p>
              </table:table-cell>
              <table:table-cell office:value-type="float" office:value="0.920933">
                <text:p>0.920933</text:p>
              </table:table-cell>
              <table:table-cell office:value-type="float" office:value="0.937354">
                <text:p>0.937354</text:p>
              </table:table-cell>
              <table:table-cell office:value-type="float" office:value="0.937354">
                <text:p>0.937354</text:p>
              </table:table-cell>
              <table:table-cell office:value-type="float" office:value="0.937354">
                <text:p>0.937354</text:p>
              </table:table-cell>
              <table:table-cell office:value-type="float" office:value="0.935203">
                <text:p>0.935203</text:p>
              </table:table-cell>
              <table:table-cell office:value-type="float" office:value="0.935203">
                <text:p>0.935203</text:p>
              </table:table-cell>
              <table:table-cell office:value-type="float" office:value="0.92885">
                <text:p>0.92885</text:p>
              </table:table-cell>
              <table:table-cell office:value-type="float" office:value="0.92885">
                <text:p>0.92885</text:p>
              </table:table-cell>
              <table:table-cell office:value-type="float" office:value="0.928538">
                <text:p>0.928538</text:p>
              </table:table-cell>
              <table:table-cell office:value-type="float" office:value="0.928538">
                <text:p>0.928538</text:p>
              </table:table-cell>
              <table:table-cell office:value-type="float" office:value="0.928538">
                <text:p>0.928538</text:p>
              </table:table-cell>
              <table:table-cell office:value-type="float" office:value="0.953765">
                <text:p>0.953765</text:p>
              </table:table-cell>
              <table:table-cell office:value-type="float" office:value="0.953765">
                <text:p>0.953765</text:p>
              </table:table-cell>
              <table:table-cell office:value-type="float" office:value="0.943569">
                <text:p>0.943569</text:p>
              </table:table-cell>
              <table:table-cell office:value-type="float" office:value="0.943569">
                <text:p>0.943569</text:p>
              </table:table-cell>
              <table:table-cell office:value-type="float" office:value="0.943569">
                <text:p>0.943569</text:p>
              </table:table-cell>
              <table:table-cell office:value-type="float" office:value="0.949612">
                <text:p>0.949612</text:p>
              </table:table-cell>
              <table:table-cell office:value-type="float" office:value="0.949612">
                <text:p>0.949612</text:p>
              </table:table-cell>
              <table:table-cell office:value-type="float" office:value="0.935553">
                <text:p>0.935553</text:p>
              </table:table-cell>
              <table:table-cell office:value-type="float" office:value="0.935553">
                <text:p>0.935553</text:p>
              </table:table-cell>
              <table:table-cell office:value-type="float" office:value="0.956005">
                <text:p>0.956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9749">
                <text:p>0.939749</text:p>
              </table:table-cell>
              <table:table-cell office:value-type="float" office:value="0.939749">
                <text:p>0.939749</text:p>
              </table:table-cell>
              <table:table-cell office:value-type="float" office:value="0.939749">
                <text:p>0.939749</text:p>
              </table:table-cell>
              <table:table-cell office:value-type="float" office:value="0.90883">
                <text:p>0.90883</text:p>
              </table:table-cell>
              <table:table-cell office:value-type="float" office:value="0.90883">
                <text:p>0.90883</text:p>
              </table:table-cell>
              <table:table-cell office:value-type="float" office:value="0.922401">
                <text:p>0.922401</text:p>
              </table:table-cell>
              <table:table-cell office:value-type="float" office:value="0.922401">
                <text:p>0.922401</text:p>
              </table:table-cell>
              <table:table-cell office:value-type="float" office:value="0.922401">
                <text:p>0.922401</text:p>
              </table:table-cell>
              <table:table-cell office:value-type="float" office:value="0.922076">
                <text:p>0.922076</text:p>
              </table:table-cell>
              <table:table-cell office:value-type="float" office:value="0.922076">
                <text:p>0.922076</text:p>
              </table:table-cell>
              <table:table-cell office:value-type="float" office:value="0.937264">
                <text:p>0.937264</text:p>
              </table:table-cell>
              <table:table-cell office:value-type="float" office:value="0.937264">
                <text:p>0.937264</text:p>
              </table:table-cell>
              <table:table-cell office:value-type="float" office:value="0.937264">
                <text:p>0.937264</text:p>
              </table:table-cell>
              <table:table-cell office:value-type="float" office:value="0.935074">
                <text:p>0.935074</text:p>
              </table:table-cell>
              <table:table-cell office:value-type="float" office:value="0.935074">
                <text:p>0.935074</text:p>
              </table:table-cell>
              <table:table-cell office:value-type="float" office:value="0.932894">
                <text:p>0.932894</text:p>
              </table:table-cell>
              <table:table-cell office:value-type="float" office:value="0.932894">
                <text:p>0.932894</text:p>
              </table:table-cell>
              <table:table-cell office:value-type="float" office:value="0.930729">
                <text:p>0.930729</text:p>
              </table:table-cell>
              <table:table-cell office:value-type="float" office:value="0.930729">
                <text:p>0.930729</text:p>
              </table:table-cell>
              <table:table-cell office:value-type="float" office:value="0.930729">
                <text:p>0.930729</text:p>
              </table:table-cell>
              <table:table-cell office:value-type="float" office:value="0.958059">
                <text:p>0.958059</text:p>
              </table:table-cell>
              <table:table-cell office:value-type="float" office:value="0.958059">
                <text:p>0.958059</text:p>
              </table:table-cell>
              <table:table-cell office:value-type="float" office:value="0.941859">
                <text:p>0.941859</text:p>
              </table:table-cell>
              <table:table-cell office:value-type="float" office:value="0.941859">
                <text:p>0.941859</text:p>
              </table:table-cell>
              <table:table-cell office:value-type="float" office:value="0.941859">
                <text:p>0.941859</text:p>
              </table:table-cell>
              <table:table-cell office:value-type="float" office:value="0.950486">
                <text:p>0.950486</text:p>
              </table:table-cell>
              <table:table-cell office:value-type="float" office:value="0.950486">
                <text:p>0.950486</text:p>
              </table:table-cell>
              <table:table-cell office:value-type="float" office:value="0.939552">
                <text:p>0.939552</text:p>
              </table:table-cell>
              <table:table-cell office:value-type="float" office:value="0.939552">
                <text:p>0.939552</text:p>
              </table:table-cell>
              <table:table-cell office:value-type="float" office:value="0.953181">
                <text:p>0.953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4869">
                <text:p>0.934869</text:p>
              </table:table-cell>
              <table:table-cell office:value-type="float" office:value="0.934869">
                <text:p>0.934869</text:p>
              </table:table-cell>
              <table:table-cell office:value-type="float" office:value="0.934869">
                <text:p>0.934869</text:p>
              </table:table-cell>
              <table:table-cell office:value-type="float" office:value="0.914024">
                <text:p>0.914024</text:p>
              </table:table-cell>
              <table:table-cell office:value-type="float" office:value="0.914024">
                <text:p>0.914024</text:p>
              </table:table-cell>
              <table:table-cell office:value-type="float" office:value="0.924004">
                <text:p>0.924004</text:p>
              </table:table-cell>
              <table:table-cell office:value-type="float" office:value="0.924004">
                <text:p>0.924004</text:p>
              </table:table-cell>
              <table:table-cell office:value-type="float" office:value="0.924004">
                <text:p>0.924004</text:p>
              </table:table-cell>
              <table:table-cell office:value-type="float" office:value="0.91654">
                <text:p>0.91654</text:p>
              </table:table-cell>
              <table:table-cell office:value-type="float" office:value="0.91654">
                <text:p>0.91654</text:p>
              </table:table-cell>
              <table:table-cell office:value-type="float" office:value="0.939957">
                <text:p>0.939957</text:p>
              </table:table-cell>
              <table:table-cell office:value-type="float" office:value="0.939957">
                <text:p>0.939957</text:p>
              </table:table-cell>
              <table:table-cell office:value-type="float" office:value="0.939957">
                <text:p>0.939957</text:p>
              </table:table-cell>
              <table:table-cell office:value-type="float" office:value="0.932923">
                <text:p>0.932923</text:p>
              </table:table-cell>
              <table:table-cell office:value-type="float" office:value="0.932923">
                <text:p>0.932923</text:p>
              </table:table-cell>
              <table:table-cell office:value-type="float" office:value="0.930225">
                <text:p>0.930225</text:p>
              </table:table-cell>
              <table:table-cell office:value-type="float" office:value="0.930225">
                <text:p>0.930225</text:p>
              </table:table-cell>
              <table:table-cell office:value-type="float" office:value="0.926861">
                <text:p>0.926861</text:p>
              </table:table-cell>
              <table:table-cell office:value-type="float" office:value="0.926861">
                <text:p>0.926861</text:p>
              </table:table-cell>
              <table:table-cell office:value-type="float" office:value="0.926861">
                <text:p>0.926861</text:p>
              </table:table-cell>
              <table:table-cell office:value-type="float" office:value="0.954687">
                <text:p>0.954687</text:p>
              </table:table-cell>
              <table:table-cell office:value-type="float" office:value="0.954687">
                <text:p>0.954687</text:p>
              </table:table-cell>
              <table:table-cell office:value-type="float" office:value="0.936203">
                <text:p>0.936203</text:p>
              </table:table-cell>
              <table:table-cell office:value-type="float" office:value="0.936203">
                <text:p>0.936203</text:p>
              </table:table-cell>
              <table:table-cell office:value-type="float" office:value="0.936203">
                <text:p>0.936203</text:p>
              </table:table-cell>
              <table:table-cell office:value-type="float" office:value="0.953594">
                <text:p>0.953594</text:p>
              </table:table-cell>
              <table:table-cell office:value-type="float" office:value="0.953594">
                <text:p>0.953594</text:p>
              </table:table-cell>
              <table:table-cell office:value-type="float" office:value="0.937105">
                <text:p>0.937105</text:p>
              </table:table-cell>
              <table:table-cell office:value-type="float" office:value="0.937105">
                <text:p>0.937105</text:p>
              </table:table-cell>
              <table:table-cell office:value-type="float" office:value="0.950622">
                <text:p>0.950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2398">
                <text:p>0.932398</text:p>
              </table:table-cell>
              <table:table-cell office:value-type="float" office:value="0.932398">
                <text:p>0.932398</text:p>
              </table:table-cell>
              <table:table-cell office:value-type="float" office:value="0.932398">
                <text:p>0.932398</text:p>
              </table:table-cell>
              <table:table-cell office:value-type="float" office:value="0.913142">
                <text:p>0.913142</text:p>
              </table:table-cell>
              <table:table-cell office:value-type="float" office:value="0.913142">
                <text:p>0.913142</text:p>
              </table:table-cell>
              <table:table-cell office:value-type="float" office:value="0.928418">
                <text:p>0.928418</text:p>
              </table:table-cell>
              <table:table-cell office:value-type="float" office:value="0.928418">
                <text:p>0.928418</text:p>
              </table:table-cell>
              <table:table-cell office:value-type="float" office:value="0.928418">
                <text:p>0.928418</text:p>
              </table:table-cell>
              <table:table-cell office:value-type="float" office:value="0.921448">
                <text:p>0.921448</text:p>
              </table:table-cell>
              <table:table-cell office:value-type="float" office:value="0.921448">
                <text:p>0.921448</text:p>
              </table:table-cell>
              <table:table-cell office:value-type="float" office:value="0.938332">
                <text:p>0.938332</text:p>
              </table:table-cell>
              <table:table-cell office:value-type="float" office:value="0.938332">
                <text:p>0.938332</text:p>
              </table:table-cell>
              <table:table-cell office:value-type="float" office:value="0.938332">
                <text:p>0.938332</text:p>
              </table:table-cell>
              <table:table-cell office:value-type="float" office:value="0.932402">
                <text:p>0.932402</text:p>
              </table:table-cell>
              <table:table-cell office:value-type="float" office:value="0.932402">
                <text:p>0.932402</text:p>
              </table:table-cell>
              <table:table-cell office:value-type="float" office:value="0.931525">
                <text:p>0.931525</text:p>
              </table:table-cell>
              <table:table-cell office:value-type="float" office:value="0.931525">
                <text:p>0.931525</text:p>
              </table:table-cell>
              <table:table-cell office:value-type="float" office:value="0.927558">
                <text:p>0.927558</text:p>
              </table:table-cell>
              <table:table-cell office:value-type="float" office:value="0.927558">
                <text:p>0.927558</text:p>
              </table:table-cell>
              <table:table-cell office:value-type="float" office:value="0.927558">
                <text:p>0.927558</text:p>
              </table:table-cell>
              <table:table-cell office:value-type="float" office:value="0.953392">
                <text:p>0.953392</text:p>
              </table:table-cell>
              <table:table-cell office:value-type="float" office:value="0.953392">
                <text:p>0.953392</text:p>
              </table:table-cell>
              <table:table-cell office:value-type="float" office:value="0.938353">
                <text:p>0.938353</text:p>
              </table:table-cell>
              <table:table-cell office:value-type="float" office:value="0.938353">
                <text:p>0.938353</text:p>
              </table:table-cell>
              <table:table-cell office:value-type="float" office:value="0.938353">
                <text:p>0.938353</text:p>
              </table:table-cell>
              <table:table-cell office:value-type="float" office:value="0.947557">
                <text:p>0.947557</text:p>
              </table:table-cell>
              <table:table-cell office:value-type="float" office:value="0.947557">
                <text:p>0.947557</text:p>
              </table:table-cell>
              <table:table-cell office:value-type="float" office:value="0.938423">
                <text:p>0.938423</text:p>
              </table:table-cell>
              <table:table-cell office:value-type="float" office:value="0.938423">
                <text:p>0.938423</text:p>
              </table:table-cell>
              <table:table-cell office:value-type="float" office:value="0.944769">
                <text:p>0.944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7261">
                <text:p>0.927261</text:p>
              </table:table-cell>
              <table:table-cell office:value-type="float" office:value="0.927261">
                <text:p>0.927261</text:p>
              </table:table-cell>
              <table:table-cell office:value-type="float" office:value="0.927261">
                <text:p>0.927261</text:p>
              </table:table-cell>
              <table:table-cell office:value-type="float" office:value="0.915303">
                <text:p>0.915303</text:p>
              </table:table-cell>
              <table:table-cell office:value-type="float" office:value="0.915303">
                <text:p>0.915303</text:p>
              </table:table-cell>
              <table:table-cell office:value-type="float" office:value="0.933952">
                <text:p>0.933952</text:p>
              </table:table-cell>
              <table:table-cell office:value-type="float" office:value="0.933952">
                <text:p>0.933952</text:p>
              </table:table-cell>
              <table:table-cell office:value-type="float" office:value="0.933952">
                <text:p>0.933952</text:p>
              </table:table-cell>
              <table:table-cell office:value-type="float" office:value="0.916417">
                <text:p>0.916417</text:p>
              </table:table-cell>
              <table:table-cell office:value-type="float" office:value="0.916417">
                <text:p>0.916417</text:p>
              </table:table-cell>
              <table:table-cell office:value-type="float" office:value="0.933513">
                <text:p>0.933513</text:p>
              </table:table-cell>
              <table:table-cell office:value-type="float" office:value="0.933513">
                <text:p>0.933513</text:p>
              </table:table-cell>
              <table:table-cell office:value-type="float" office:value="0.933513">
                <text:p>0.933513</text:p>
              </table:table-cell>
              <table:table-cell office:value-type="float" office:value="0.930987">
                <text:p>0.930987</text:p>
              </table:table-cell>
              <table:table-cell office:value-type="float" office:value="0.930987">
                <text:p>0.930987</text:p>
              </table:table-cell>
              <table:table-cell office:value-type="float" office:value="0.927588">
                <text:p>0.927588</text:p>
              </table:table-cell>
              <table:table-cell office:value-type="float" office:value="0.927588">
                <text:p>0.927588</text:p>
              </table:table-cell>
              <table:table-cell office:value-type="float" office:value="0.920994">
                <text:p>0.920994</text:p>
              </table:table-cell>
              <table:table-cell office:value-type="float" office:value="0.920994">
                <text:p>0.920994</text:p>
              </table:table-cell>
              <table:table-cell office:value-type="float" office:value="0.920994">
                <text:p>0.920994</text:p>
              </table:table-cell>
              <table:table-cell office:value-type="float" office:value="0.950825">
                <text:p>0.950825</text:p>
              </table:table-cell>
              <table:table-cell office:value-type="float" office:value="0.950825">
                <text:p>0.950825</text:p>
              </table:table-cell>
              <table:table-cell office:value-type="float" office:value="0.937561">
                <text:p>0.937561</text:p>
              </table:table-cell>
              <table:table-cell office:value-type="float" office:value="0.937561">
                <text:p>0.937561</text:p>
              </table:table-cell>
              <table:table-cell office:value-type="float" office:value="0.937561">
                <text:p>0.937561</text:p>
              </table:table-cell>
              <table:table-cell office:value-type="float" office:value="0.946414">
                <text:p>0.946414</text:p>
              </table:table-cell>
              <table:table-cell office:value-type="float" office:value="0.946414">
                <text:p>0.946414</text:p>
              </table:table-cell>
              <table:table-cell office:value-type="float" office:value="0.938233">
                <text:p>0.938233</text:p>
              </table:table-cell>
              <table:table-cell office:value-type="float" office:value="0.938233">
                <text:p>0.938233</text:p>
              </table:table-cell>
              <table:table-cell office:value-type="float" office:value="0.940033">
                <text:p>0.940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9741">
                <text:p>0.929741</text:p>
              </table:table-cell>
              <table:table-cell office:value-type="float" office:value="0.929741">
                <text:p>0.929741</text:p>
              </table:table-cell>
              <table:table-cell office:value-type="float" office:value="0.929741">
                <text:p>0.929741</text:p>
              </table:table-cell>
              <table:table-cell office:value-type="float" office:value="0.91401">
                <text:p>0.91401</text:p>
              </table:table-cell>
              <table:table-cell office:value-type="float" office:value="0.91401">
                <text:p>0.91401</text:p>
              </table:table-cell>
              <table:table-cell office:value-type="float" office:value="0.934058">
                <text:p>0.934058</text:p>
              </table:table-cell>
              <table:table-cell office:value-type="float" office:value="0.934058">
                <text:p>0.934058</text:p>
              </table:table-cell>
              <table:table-cell office:value-type="float" office:value="0.934058">
                <text:p>0.934058</text:p>
              </table:table-cell>
              <table:table-cell office:value-type="float" office:value="0.917096">
                <text:p>0.917096</text:p>
              </table:table-cell>
              <table:table-cell office:value-type="float" office:value="0.917096">
                <text:p>0.917096</text:p>
              </table:table-cell>
              <table:table-cell office:value-type="float" office:value="0.931978">
                <text:p>0.931978</text:p>
              </table:table-cell>
              <table:table-cell office:value-type="float" office:value="0.931978">
                <text:p>0.931978</text:p>
              </table:table-cell>
              <table:table-cell office:value-type="float" office:value="0.931978">
                <text:p>0.931978</text:p>
              </table:table-cell>
              <table:table-cell office:value-type="float" office:value="0.928081">
                <text:p>0.928081</text:p>
              </table:table-cell>
              <table:table-cell office:value-type="float" office:value="0.928081">
                <text:p>0.928081</text:p>
              </table:table-cell>
              <table:table-cell office:value-type="float" office:value="0.928572">
                <text:p>0.928572</text:p>
              </table:table-cell>
              <table:table-cell office:value-type="float" office:value="0.928572">
                <text:p>0.928572</text:p>
              </table:table-cell>
              <table:table-cell office:value-type="float" office:value="0.923033">
                <text:p>0.923033</text:p>
              </table:table-cell>
              <table:table-cell office:value-type="float" office:value="0.923033">
                <text:p>0.923033</text:p>
              </table:table-cell>
              <table:table-cell office:value-type="float" office:value="0.923033">
                <text:p>0.923033</text:p>
              </table:table-cell>
              <table:table-cell office:value-type="float" office:value="0.949062">
                <text:p>0.949062</text:p>
              </table:table-cell>
              <table:table-cell office:value-type="float" office:value="0.949062">
                <text:p>0.949062</text:p>
              </table:table-cell>
              <table:table-cell office:value-type="float" office:value="0.935723">
                <text:p>0.935723</text:p>
              </table:table-cell>
              <table:table-cell office:value-type="float" office:value="0.935723">
                <text:p>0.935723</text:p>
              </table:table-cell>
              <table:table-cell office:value-type="float" office:value="0.935723">
                <text:p>0.935723</text:p>
              </table:table-cell>
              <table:table-cell office:value-type="float" office:value="0.945073">
                <text:p>0.945073</text:p>
              </table:table-cell>
              <table:table-cell office:value-type="float" office:value="0.945073">
                <text:p>0.945073</text:p>
              </table:table-cell>
              <table:table-cell office:value-type="float" office:value="0.936417">
                <text:p>0.936417</text:p>
              </table:table-cell>
              <table:table-cell office:value-type="float" office:value="0.936417">
                <text:p>0.936417</text:p>
              </table:table-cell>
              <table:table-cell office:value-type="float" office:value="0.939575">
                <text:p>0.939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7838">
                <text:p>0.927838</text:p>
              </table:table-cell>
              <table:table-cell office:value-type="float" office:value="0.927838">
                <text:p>0.927838</text:p>
              </table:table-cell>
              <table:table-cell office:value-type="float" office:value="0.927838">
                <text:p>0.927838</text:p>
              </table:table-cell>
              <table:table-cell office:value-type="float" office:value="0.911725">
                <text:p>0.911725</text:p>
              </table:table-cell>
              <table:table-cell office:value-type="float" office:value="0.911725">
                <text:p>0.911725</text:p>
              </table:table-cell>
              <table:table-cell office:value-type="float" office:value="0.928482">
                <text:p>0.928482</text:p>
              </table:table-cell>
              <table:table-cell office:value-type="float" office:value="0.928482">
                <text:p>0.928482</text:p>
              </table:table-cell>
              <table:table-cell office:value-type="float" office:value="0.928482">
                <text:p>0.928482</text:p>
              </table:table-cell>
              <table:table-cell office:value-type="float" office:value="0.921676">
                <text:p>0.921676</text:p>
              </table:table-cell>
              <table:table-cell office:value-type="float" office:value="0.921676">
                <text:p>0.921676</text:p>
              </table:table-cell>
              <table:table-cell office:value-type="float" office:value="0.928896">
                <text:p>0.928896</text:p>
              </table:table-cell>
              <table:table-cell office:value-type="float" office:value="0.928896">
                <text:p>0.928896</text:p>
              </table:table-cell>
              <table:table-cell office:value-type="float" office:value="0.928896">
                <text:p>0.928896</text:p>
              </table:table-cell>
              <table:table-cell office:value-type="float" office:value="0.923728">
                <text:p>0.923728</text:p>
              </table:table-cell>
              <table:table-cell office:value-type="float" office:value="0.923728">
                <text:p>0.923728</text:p>
              </table:table-cell>
              <table:table-cell office:value-type="float" office:value="0.927975">
                <text:p>0.927975</text:p>
              </table:table-cell>
              <table:table-cell office:value-type="float" office:value="0.927975">
                <text:p>0.927975</text:p>
              </table:table-cell>
              <table:table-cell office:value-type="float" office:value="0.922265">
                <text:p>0.922265</text:p>
              </table:table-cell>
              <table:table-cell office:value-type="float" office:value="0.922265">
                <text:p>0.922265</text:p>
              </table:table-cell>
              <table:table-cell office:value-type="float" office:value="0.922265">
                <text:p>0.922265</text:p>
              </table:table-cell>
              <table:table-cell office:value-type="float" office:value="0.946244">
                <text:p>0.946244</text:p>
              </table:table-cell>
              <table:table-cell office:value-type="float" office:value="0.946244">
                <text:p>0.946244</text:p>
              </table:table-cell>
              <table:table-cell office:value-type="float" office:value="0.937037">
                <text:p>0.937037</text:p>
              </table:table-cell>
              <table:table-cell office:value-type="float" office:value="0.937037">
                <text:p>0.937037</text:p>
              </table:table-cell>
              <table:table-cell office:value-type="float" office:value="0.937037">
                <text:p>0.937037</text:p>
              </table:table-cell>
              <table:table-cell office:value-type="float" office:value="0.94428">
                <text:p>0.94428</text:p>
              </table:table-cell>
              <table:table-cell office:value-type="float" office:value="0.94428">
                <text:p>0.94428</text:p>
              </table:table-cell>
              <table:table-cell office:value-type="float" office:value="0.936854">
                <text:p>0.936854</text:p>
              </table:table-cell>
              <table:table-cell office:value-type="float" office:value="0.936854">
                <text:p>0.936854</text:p>
              </table:table-cell>
              <table:table-cell office:value-type="float" office:value="0.93868">
                <text:p>0.938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4761">
                <text:p>0.924761</text:p>
              </table:table-cell>
              <table:table-cell office:value-type="float" office:value="0.924761">
                <text:p>0.924761</text:p>
              </table:table-cell>
              <table:table-cell office:value-type="float" office:value="0.924761">
                <text:p>0.924761</text:p>
              </table:table-cell>
              <table:table-cell office:value-type="float" office:value="0.916078">
                <text:p>0.916078</text:p>
              </table:table-cell>
              <table:table-cell office:value-type="float" office:value="0.916078">
                <text:p>0.916078</text:p>
              </table:table-cell>
              <table:table-cell office:value-type="float" office:value="0.929598">
                <text:p>0.929598</text:p>
              </table:table-cell>
              <table:table-cell office:value-type="float" office:value="0.929598">
                <text:p>0.929598</text:p>
              </table:table-cell>
              <table:table-cell office:value-type="float" office:value="0.929598">
                <text:p>0.929598</text:p>
              </table:table-cell>
              <table:table-cell office:value-type="float" office:value="0.925953">
                <text:p>0.925953</text:p>
              </table:table-cell>
              <table:table-cell office:value-type="float" office:value="0.925953">
                <text:p>0.925953</text:p>
              </table:table-cell>
              <table:table-cell office:value-type="float" office:value="0.929958">
                <text:p>0.929958</text:p>
              </table:table-cell>
              <table:table-cell office:value-type="float" office:value="0.929958">
                <text:p>0.929958</text:p>
              </table:table-cell>
              <table:table-cell office:value-type="float" office:value="0.929958">
                <text:p>0.929958</text:p>
              </table:table-cell>
              <table:table-cell office:value-type="float" office:value="0.91868">
                <text:p>0.91868</text:p>
              </table:table-cell>
              <table:table-cell office:value-type="float" office:value="0.91868">
                <text:p>0.91868</text:p>
              </table:table-cell>
              <table:table-cell office:value-type="float" office:value="0.932894">
                <text:p>0.932894</text:p>
              </table:table-cell>
              <table:table-cell office:value-type="float" office:value="0.932894">
                <text:p>0.932894</text:p>
              </table:table-cell>
              <table:table-cell office:value-type="float" office:value="0.919901">
                <text:p>0.919901</text:p>
              </table:table-cell>
              <table:table-cell office:value-type="float" office:value="0.919901">
                <text:p>0.919901</text:p>
              </table:table-cell>
              <table:table-cell office:value-type="float" office:value="0.919901">
                <text:p>0.919901</text:p>
              </table:table-cell>
              <table:table-cell office:value-type="float" office:value="0.944473">
                <text:p>0.944473</text:p>
              </table:table-cell>
              <table:table-cell office:value-type="float" office:value="0.944473">
                <text:p>0.944473</text:p>
              </table:table-cell>
              <table:table-cell office:value-type="float" office:value="0.931134">
                <text:p>0.931134</text:p>
              </table:table-cell>
              <table:table-cell office:value-type="float" office:value="0.931134">
                <text:p>0.931134</text:p>
              </table:table-cell>
              <table:table-cell office:value-type="float" office:value="0.931134">
                <text:p>0.931134</text:p>
              </table:table-cell>
              <table:table-cell office:value-type="float" office:value="0.946417">
                <text:p>0.946417</text:p>
              </table:table-cell>
              <table:table-cell office:value-type="float" office:value="0.946417">
                <text:p>0.946417</text:p>
              </table:table-cell>
              <table:table-cell office:value-type="float" office:value="0.93739">
                <text:p>0.93739</text:p>
              </table:table-cell>
              <table:table-cell office:value-type="float" office:value="0.93739">
                <text:p>0.93739</text:p>
              </table:table-cell>
              <table:table-cell office:value-type="float" office:value="0.934855">
                <text:p>0.934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2575">
                <text:p>0.92575</text:p>
              </table:table-cell>
              <table:table-cell office:value-type="float" office:value="0.92575">
                <text:p>0.92575</text:p>
              </table:table-cell>
              <table:table-cell office:value-type="float" office:value="0.92575">
                <text:p>0.92575</text:p>
              </table:table-cell>
              <table:table-cell office:value-type="float" office:value="0.914477">
                <text:p>0.914477</text:p>
              </table:table-cell>
              <table:table-cell office:value-type="float" office:value="0.914477">
                <text:p>0.914477</text:p>
              </table:table-cell>
              <table:table-cell office:value-type="float" office:value="0.932117">
                <text:p>0.932117</text:p>
              </table:table-cell>
              <table:table-cell office:value-type="float" office:value="0.932117">
                <text:p>0.932117</text:p>
              </table:table-cell>
              <table:table-cell office:value-type="float" office:value="0.932117">
                <text:p>0.932117</text:p>
              </table:table-cell>
              <table:table-cell office:value-type="float" office:value="0.924566">
                <text:p>0.924566</text:p>
              </table:table-cell>
              <table:table-cell office:value-type="float" office:value="0.924566">
                <text:p>0.924566</text:p>
              </table:table-cell>
              <table:table-cell office:value-type="float" office:value="0.928842">
                <text:p>0.928842</text:p>
              </table:table-cell>
              <table:table-cell office:value-type="float" office:value="0.928842">
                <text:p>0.928842</text:p>
              </table:table-cell>
              <table:table-cell office:value-type="float" office:value="0.928842">
                <text:p>0.928842</text:p>
              </table:table-cell>
              <table:table-cell office:value-type="float" office:value="0.918878">
                <text:p>0.918878</text:p>
              </table:table-cell>
              <table:table-cell office:value-type="float" office:value="0.918878">
                <text:p>0.918878</text:p>
              </table:table-cell>
              <table:table-cell office:value-type="float" office:value="0.933142">
                <text:p>0.933142</text:p>
              </table:table-cell>
              <table:table-cell office:value-type="float" office:value="0.933142">
                <text:p>0.933142</text:p>
              </table:table-cell>
              <table:table-cell office:value-type="float" office:value="0.923145">
                <text:p>0.923145</text:p>
              </table:table-cell>
              <table:table-cell office:value-type="float" office:value="0.923145">
                <text:p>0.923145</text:p>
              </table:table-cell>
              <table:table-cell office:value-type="float" office:value="0.923145">
                <text:p>0.923145</text:p>
              </table:table-cell>
              <table:table-cell office:value-type="float" office:value="0.94606">
                <text:p>0.94606</text:p>
              </table:table-cell>
              <table:table-cell office:value-type="float" office:value="0.94606">
                <text:p>0.94606</text:p>
              </table:table-cell>
              <table:table-cell office:value-type="float" office:value="0.931202">
                <text:p>0.931202</text:p>
              </table:table-cell>
              <table:table-cell office:value-type="float" office:value="0.931202">
                <text:p>0.931202</text:p>
              </table:table-cell>
              <table:table-cell office:value-type="float" office:value="0.931202">
                <text:p>0.931202</text:p>
              </table:table-cell>
              <table:table-cell office:value-type="float" office:value="0.945204">
                <text:p>0.945204</text:p>
              </table:table-cell>
              <table:table-cell office:value-type="float" office:value="0.945204">
                <text:p>0.945204</text:p>
              </table:table-cell>
              <table:table-cell office:value-type="float" office:value="0.939649">
                <text:p>0.939649</text:p>
              </table:table-cell>
              <table:table-cell office:value-type="float" office:value="0.939649">
                <text:p>0.939649</text:p>
              </table:table-cell>
              <table:table-cell office:value-type="float" office:value="0.934286">
                <text:p>0.93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7571">
                <text:p>0.927571</text:p>
              </table:table-cell>
              <table:table-cell office:value-type="float" office:value="0.927571">
                <text:p>0.927571</text:p>
              </table:table-cell>
              <table:table-cell office:value-type="float" office:value="0.927571">
                <text:p>0.927571</text:p>
              </table:table-cell>
              <table:table-cell office:value-type="float" office:value="0.912181">
                <text:p>0.912181</text:p>
              </table:table-cell>
              <table:table-cell office:value-type="float" office:value="0.912181">
                <text:p>0.912181</text:p>
              </table:table-cell>
              <table:table-cell office:value-type="float" office:value="0.932594">
                <text:p>0.932594</text:p>
              </table:table-cell>
              <table:table-cell office:value-type="float" office:value="0.932594">
                <text:p>0.932594</text:p>
              </table:table-cell>
              <table:table-cell office:value-type="float" office:value="0.932594">
                <text:p>0.932594</text:p>
              </table:table-cell>
              <table:table-cell office:value-type="float" office:value="0.925888">
                <text:p>0.925888</text:p>
              </table:table-cell>
              <table:table-cell office:value-type="float" office:value="0.925888">
                <text:p>0.925888</text:p>
              </table:table-cell>
              <table:table-cell office:value-type="float" office:value="0.928371">
                <text:p>0.928371</text:p>
              </table:table-cell>
              <table:table-cell office:value-type="float" office:value="0.928371">
                <text:p>0.928371</text:p>
              </table:table-cell>
              <table:table-cell office:value-type="float" office:value="0.928371">
                <text:p>0.928371</text:p>
              </table:table-cell>
              <table:table-cell office:value-type="float" office:value="0.918584">
                <text:p>0.918584</text:p>
              </table:table-cell>
              <table:table-cell office:value-type="float" office:value="0.918584">
                <text:p>0.918584</text:p>
              </table:table-cell>
              <table:table-cell office:value-type="float" office:value="0.935863">
                <text:p>0.935863</text:p>
              </table:table-cell>
              <table:table-cell office:value-type="float" office:value="0.935863">
                <text:p>0.935863</text:p>
              </table:table-cell>
              <table:table-cell office:value-type="float" office:value="0.926558">
                <text:p>0.926558</text:p>
              </table:table-cell>
              <table:table-cell office:value-type="float" office:value="0.926558">
                <text:p>0.926558</text:p>
              </table:table-cell>
              <table:table-cell office:value-type="float" office:value="0.926558">
                <text:p>0.926558</text:p>
              </table:table-cell>
              <table:table-cell office:value-type="float" office:value="0.948157">
                <text:p>0.948157</text:p>
              </table:table-cell>
              <table:table-cell office:value-type="float" office:value="0.948157">
                <text:p>0.948157</text:p>
              </table:table-cell>
              <table:table-cell office:value-type="float" office:value="0.931843">
                <text:p>0.931843</text:p>
              </table:table-cell>
              <table:table-cell office:value-type="float" office:value="0.931843">
                <text:p>0.931843</text:p>
              </table:table-cell>
              <table:table-cell office:value-type="float" office:value="0.931843">
                <text:p>0.931843</text:p>
              </table:table-cell>
              <table:table-cell office:value-type="float" office:value="0.945284">
                <text:p>0.945284</text:p>
              </table:table-cell>
              <table:table-cell office:value-type="float" office:value="0.945284">
                <text:p>0.945284</text:p>
              </table:table-cell>
              <table:table-cell office:value-type="float" office:value="0.939062">
                <text:p>0.939062</text:p>
              </table:table-cell>
              <table:table-cell office:value-type="float" office:value="0.939062">
                <text:p>0.939062</text:p>
              </table:table-cell>
              <table:table-cell office:value-type="float" office:value="0.940324">
                <text:p>0.940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0494">
                <text:p>0.930494</text:p>
              </table:table-cell>
              <table:table-cell office:value-type="float" office:value="0.930494">
                <text:p>0.930494</text:p>
              </table:table-cell>
              <table:table-cell office:value-type="float" office:value="0.930494">
                <text:p>0.930494</text:p>
              </table:table-cell>
              <table:table-cell office:value-type="float" office:value="0.912095">
                <text:p>0.912095</text:p>
              </table:table-cell>
              <table:table-cell office:value-type="float" office:value="0.912095">
                <text:p>0.912095</text:p>
              </table:table-cell>
              <table:table-cell office:value-type="float" office:value="0.93574">
                <text:p>0.93574</text:p>
              </table:table-cell>
              <table:table-cell office:value-type="float" office:value="0.93574">
                <text:p>0.93574</text:p>
              </table:table-cell>
              <table:table-cell office:value-type="float" office:value="0.93574">
                <text:p>0.93574</text:p>
              </table:table-cell>
              <table:table-cell office:value-type="float" office:value="0.923968">
                <text:p>0.923968</text:p>
              </table:table-cell>
              <table:table-cell office:value-type="float" office:value="0.923968">
                <text:p>0.923968</text:p>
              </table:table-cell>
              <table:table-cell office:value-type="float" office:value="0.930906">
                <text:p>0.930906</text:p>
              </table:table-cell>
              <table:table-cell office:value-type="float" office:value="0.930906">
                <text:p>0.930906</text:p>
              </table:table-cell>
              <table:table-cell office:value-type="float" office:value="0.930906">
                <text:p>0.930906</text:p>
              </table:table-cell>
              <table:table-cell office:value-type="float" office:value="0.922602">
                <text:p>0.922602</text:p>
              </table:table-cell>
              <table:table-cell office:value-type="float" office:value="0.922602">
                <text:p>0.922602</text:p>
              </table:table-cell>
              <table:table-cell office:value-type="float" office:value="0.933446">
                <text:p>0.933446</text:p>
              </table:table-cell>
              <table:table-cell office:value-type="float" office:value="0.933446">
                <text:p>0.933446</text:p>
              </table:table-cell>
              <table:table-cell office:value-type="float" office:value="0.924727">
                <text:p>0.924727</text:p>
              </table:table-cell>
              <table:table-cell office:value-type="float" office:value="0.924727">
                <text:p>0.924727</text:p>
              </table:table-cell>
              <table:table-cell office:value-type="float" office:value="0.924727">
                <text:p>0.924727</text:p>
              </table:table-cell>
              <table:table-cell office:value-type="float" office:value="0.949509">
                <text:p>0.949509</text:p>
              </table:table-cell>
              <table:table-cell office:value-type="float" office:value="0.949509">
                <text:p>0.949509</text:p>
              </table:table-cell>
              <table:table-cell office:value-type="float" office:value="0.931362">
                <text:p>0.931362</text:p>
              </table:table-cell>
              <table:table-cell office:value-type="float" office:value="0.931362">
                <text:p>0.931362</text:p>
              </table:table-cell>
              <table:table-cell office:value-type="float" office:value="0.931362">
                <text:p>0.931362</text:p>
              </table:table-cell>
              <table:table-cell office:value-type="float" office:value="0.942094">
                <text:p>0.942094</text:p>
              </table:table-cell>
              <table:table-cell office:value-type="float" office:value="0.942094">
                <text:p>0.942094</text:p>
              </table:table-cell>
              <table:table-cell office:value-type="float" office:value="0.939211">
                <text:p>0.939211</text:p>
              </table:table-cell>
              <table:table-cell office:value-type="float" office:value="0.939211">
                <text:p>0.939211</text:p>
              </table:table-cell>
              <table:table-cell office:value-type="float" office:value="0.943992">
                <text:p>0.943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31364">
                <text:p>0.931364</text:p>
              </table:table-cell>
              <table:table-cell office:value-type="float" office:value="0.931364">
                <text:p>0.931364</text:p>
              </table:table-cell>
              <table:table-cell office:value-type="float" office:value="0.931364">
                <text:p>0.931364</text:p>
              </table:table-cell>
              <table:table-cell office:value-type="float" office:value="0.914519">
                <text:p>0.914519</text:p>
              </table:table-cell>
              <table:table-cell office:value-type="float" office:value="0.914519">
                <text:p>0.914519</text:p>
              </table:table-cell>
              <table:table-cell office:value-type="float" office:value="0.933381">
                <text:p>0.933381</text:p>
              </table:table-cell>
              <table:table-cell office:value-type="float" office:value="0.933381">
                <text:p>0.933381</text:p>
              </table:table-cell>
              <table:table-cell office:value-type="float" office:value="0.933381">
                <text:p>0.933381</text:p>
              </table:table-cell>
              <table:table-cell office:value-type="float" office:value="0.922082">
                <text:p>0.922082</text:p>
              </table:table-cell>
              <table:table-cell office:value-type="float" office:value="0.922082">
                <text:p>0.922082</text:p>
              </table:table-cell>
              <table:table-cell office:value-type="float" office:value="0.932319">
                <text:p>0.932319</text:p>
              </table:table-cell>
              <table:table-cell office:value-type="float" office:value="0.932319">
                <text:p>0.932319</text:p>
              </table:table-cell>
              <table:table-cell office:value-type="float" office:value="0.932319">
                <text:p>0.932319</text:p>
              </table:table-cell>
              <table:table-cell office:value-type="float" office:value="0.922279">
                <text:p>0.922279</text:p>
              </table:table-cell>
              <table:table-cell office:value-type="float" office:value="0.922279">
                <text:p>0.922279</text:p>
              </table:table-cell>
              <table:table-cell office:value-type="float" office:value="0.932983">
                <text:p>0.932983</text:p>
              </table:table-cell>
              <table:table-cell office:value-type="float" office:value="0.932983">
                <text:p>0.932983</text:p>
              </table:table-cell>
              <table:table-cell office:value-type="float" office:value="0.925937">
                <text:p>0.925937</text:p>
              </table:table-cell>
              <table:table-cell office:value-type="float" office:value="0.925937">
                <text:p>0.925937</text:p>
              </table:table-cell>
              <table:table-cell office:value-type="float" office:value="0.925937">
                <text:p>0.925937</text:p>
              </table:table-cell>
              <table:table-cell office:value-type="float" office:value="0.946152">
                <text:p>0.946152</text:p>
              </table:table-cell>
              <table:table-cell office:value-type="float" office:value="0.946152">
                <text:p>0.946152</text:p>
              </table:table-cell>
              <table:table-cell office:value-type="float" office:value="0.928579">
                <text:p>0.928579</text:p>
              </table:table-cell>
              <table:table-cell office:value-type="float" office:value="0.928579">
                <text:p>0.928579</text:p>
              </table:table-cell>
              <table:table-cell office:value-type="float" office:value="0.928579">
                <text:p>0.928579</text:p>
              </table:table-cell>
              <table:table-cell office:value-type="float" office:value="0.942397">
                <text:p>0.942397</text:p>
              </table:table-cell>
              <table:table-cell office:value-type="float" office:value="0.942397">
                <text:p>0.942397</text:p>
              </table:table-cell>
              <table:table-cell office:value-type="float" office:value="0.939444">
                <text:p>0.939444</text:p>
              </table:table-cell>
              <table:table-cell office:value-type="float" office:value="0.939444">
                <text:p>0.939444</text:p>
              </table:table-cell>
              <table:table-cell office:value-type="float" office:value="0.94415">
                <text:p>0.94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3787">
                <text:p>0.933787</text:p>
              </table:table-cell>
              <table:table-cell office:value-type="float" office:value="0.933787">
                <text:p>0.933787</text:p>
              </table:table-cell>
              <table:table-cell office:value-type="float" office:value="0.933787">
                <text:p>0.933787</text:p>
              </table:table-cell>
              <table:table-cell office:value-type="float" office:value="0.914811">
                <text:p>0.914811</text:p>
              </table:table-cell>
              <table:table-cell office:value-type="float" office:value="0.914811">
                <text:p>0.914811</text:p>
              </table:table-cell>
              <table:table-cell office:value-type="float" office:value="0.933651">
                <text:p>0.933651</text:p>
              </table:table-cell>
              <table:table-cell office:value-type="float" office:value="0.933651">
                <text:p>0.933651</text:p>
              </table:table-cell>
              <table:table-cell office:value-type="float" office:value="0.933651">
                <text:p>0.933651</text:p>
              </table:table-cell>
              <table:table-cell office:value-type="float" office:value="0.92433">
                <text:p>0.92433</text:p>
              </table:table-cell>
              <table:table-cell office:value-type="float" office:value="0.92433">
                <text:p>0.92433</text:p>
              </table:table-cell>
              <table:table-cell office:value-type="float" office:value="0.934556">
                <text:p>0.934556</text:p>
              </table:table-cell>
              <table:table-cell office:value-type="float" office:value="0.934556">
                <text:p>0.934556</text:p>
              </table:table-cell>
              <table:table-cell office:value-type="float" office:value="0.934556">
                <text:p>0.934556</text:p>
              </table:table-cell>
              <table:table-cell office:value-type="float" office:value="0.923803">
                <text:p>0.923803</text:p>
              </table:table-cell>
              <table:table-cell office:value-type="float" office:value="0.923803">
                <text:p>0.923803</text:p>
              </table:table-cell>
              <table:table-cell office:value-type="float" office:value="0.934124">
                <text:p>0.934124</text:p>
              </table:table-cell>
              <table:table-cell office:value-type="float" office:value="0.934124">
                <text:p>0.934124</text:p>
              </table:table-cell>
              <table:table-cell office:value-type="float" office:value="0.926429">
                <text:p>0.926429</text:p>
              </table:table-cell>
              <table:table-cell office:value-type="float" office:value="0.926429">
                <text:p>0.926429</text:p>
              </table:table-cell>
              <table:table-cell office:value-type="float" office:value="0.926429">
                <text:p>0.926429</text:p>
              </table:table-cell>
              <table:table-cell office:value-type="float" office:value="0.945346">
                <text:p>0.945346</text:p>
              </table:table-cell>
              <table:table-cell office:value-type="float" office:value="0.945346">
                <text:p>0.945346</text:p>
              </table:table-cell>
              <table:table-cell office:value-type="float" office:value="0.92565">
                <text:p>0.92565</text:p>
              </table:table-cell>
              <table:table-cell office:value-type="float" office:value="0.92565">
                <text:p>0.92565</text:p>
              </table:table-cell>
              <table:table-cell office:value-type="float" office:value="0.92565">
                <text:p>0.92565</text:p>
              </table:table-cell>
              <table:table-cell office:value-type="float" office:value="0.943065">
                <text:p>0.943065</text:p>
              </table:table-cell>
              <table:table-cell office:value-type="float" office:value="0.943065">
                <text:p>0.943065</text:p>
              </table:table-cell>
              <table:table-cell office:value-type="float" office:value="0.93864">
                <text:p>0.93864</text:p>
              </table:table-cell>
              <table:table-cell office:value-type="float" office:value="0.93864">
                <text:p>0.93864</text:p>
              </table:table-cell>
              <table:table-cell office:value-type="float" office:value="0.943928">
                <text:p>0.943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2893">
                <text:p>0.932893</text:p>
              </table:table-cell>
              <table:table-cell office:value-type="float" office:value="0.932893">
                <text:p>0.932893</text:p>
              </table:table-cell>
              <table:table-cell office:value-type="float" office:value="0.932893">
                <text:p>0.932893</text:p>
              </table:table-cell>
              <table:table-cell office:value-type="float" office:value="0.912907">
                <text:p>0.912907</text:p>
              </table:table-cell>
              <table:table-cell office:value-type="float" office:value="0.912907">
                <text:p>0.912907</text:p>
              </table:table-cell>
              <table:table-cell office:value-type="float" office:value="0.932348">
                <text:p>0.932348</text:p>
              </table:table-cell>
              <table:table-cell office:value-type="float" office:value="0.932348">
                <text:p>0.932348</text:p>
              </table:table-cell>
              <table:table-cell office:value-type="float" office:value="0.932348">
                <text:p>0.932348</text:p>
              </table:table-cell>
              <table:table-cell office:value-type="float" office:value="0.925856">
                <text:p>0.925856</text:p>
              </table:table-cell>
              <table:table-cell office:value-type="float" office:value="0.925856">
                <text:p>0.925856</text:p>
              </table:table-cell>
              <table:table-cell office:value-type="float" office:value="0.934497">
                <text:p>0.934497</text:p>
              </table:table-cell>
              <table:table-cell office:value-type="float" office:value="0.934497">
                <text:p>0.934497</text:p>
              </table:table-cell>
              <table:table-cell office:value-type="float" office:value="0.934497">
                <text:p>0.934497</text:p>
              </table:table-cell>
              <table:table-cell office:value-type="float" office:value="0.924961">
                <text:p>0.924961</text:p>
              </table:table-cell>
              <table:table-cell office:value-type="float" office:value="0.924961">
                <text:p>0.924961</text:p>
              </table:table-cell>
              <table:table-cell office:value-type="float" office:value="0.930921">
                <text:p>0.930921</text:p>
              </table:table-cell>
              <table:table-cell office:value-type="float" office:value="0.930921">
                <text:p>0.930921</text:p>
              </table:table-cell>
              <table:table-cell office:value-type="float" office:value="0.927424">
                <text:p>0.927424</text:p>
              </table:table-cell>
              <table:table-cell office:value-type="float" office:value="0.927424">
                <text:p>0.927424</text:p>
              </table:table-cell>
              <table:table-cell office:value-type="float" office:value="0.927424">
                <text:p>0.927424</text:p>
              </table:table-cell>
              <table:table-cell office:value-type="float" office:value="0.943823">
                <text:p>0.943823</text:p>
              </table:table-cell>
              <table:table-cell office:value-type="float" office:value="0.943823">
                <text:p>0.943823</text:p>
              </table:table-cell>
              <table:table-cell office:value-type="float" office:value="0.927509">
                <text:p>0.927509</text:p>
              </table:table-cell>
              <table:table-cell office:value-type="float" office:value="0.927509">
                <text:p>0.927509</text:p>
              </table:table-cell>
              <table:table-cell office:value-type="float" office:value="0.927509">
                <text:p>0.927509</text:p>
              </table:table-cell>
              <table:table-cell office:value-type="float" office:value="0.94044">
                <text:p>0.94044</text:p>
              </table:table-cell>
              <table:table-cell office:value-type="float" office:value="0.94044">
                <text:p>0.94044</text:p>
              </table:table-cell>
              <table:table-cell office:value-type="float" office:value="0.935761">
                <text:p>0.935761</text:p>
              </table:table-cell>
              <table:table-cell office:value-type="float" office:value="0.935761">
                <text:p>0.935761</text:p>
              </table:table-cell>
              <table:table-cell office:value-type="float" office:value="0.942371">
                <text:p>0.942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31226">
                <text:p>0.931226</text:p>
              </table:table-cell>
              <table:table-cell office:value-type="float" office:value="0.931226">
                <text:p>0.931226</text:p>
              </table:table-cell>
              <table:table-cell office:value-type="float" office:value="0.931226">
                <text:p>0.931226</text:p>
              </table:table-cell>
              <table:table-cell office:value-type="float" office:value="0.913128">
                <text:p>0.913128</text:p>
              </table:table-cell>
              <table:table-cell office:value-type="float" office:value="0.913128">
                <text:p>0.913128</text:p>
              </table:table-cell>
              <table:table-cell office:value-type="float" office:value="0.936592">
                <text:p>0.936592</text:p>
              </table:table-cell>
              <table:table-cell office:value-type="float" office:value="0.936592">
                <text:p>0.936592</text:p>
              </table:table-cell>
              <table:table-cell office:value-type="float" office:value="0.936592">
                <text:p>0.936592</text:p>
              </table:table-cell>
              <table:table-cell office:value-type="float" office:value="0.925573">
                <text:p>0.925573</text:p>
              </table:table-cell>
              <table:table-cell office:value-type="float" office:value="0.925573">
                <text:p>0.925573</text:p>
              </table:table-cell>
              <table:table-cell office:value-type="float" office:value="0.934442">
                <text:p>0.934442</text:p>
              </table:table-cell>
              <table:table-cell office:value-type="float" office:value="0.934442">
                <text:p>0.934442</text:p>
              </table:table-cell>
              <table:table-cell office:value-type="float" office:value="0.934442">
                <text:p>0.934442</text:p>
              </table:table-cell>
              <table:table-cell office:value-type="float" office:value="0.925682">
                <text:p>0.925682</text:p>
              </table:table-cell>
              <table:table-cell office:value-type="float" office:value="0.925682">
                <text:p>0.925682</text:p>
              </table:table-cell>
              <table:table-cell office:value-type="float" office:value="0.93159">
                <text:p>0.93159</text:p>
              </table:table-cell>
              <table:table-cell office:value-type="float" office:value="0.93159">
                <text:p>0.93159</text:p>
              </table:table-cell>
              <table:table-cell office:value-type="float" office:value="0.931046">
                <text:p>0.931046</text:p>
              </table:table-cell>
              <table:table-cell office:value-type="float" office:value="0.931046">
                <text:p>0.931046</text:p>
              </table:table-cell>
              <table:table-cell office:value-type="float" office:value="0.931046">
                <text:p>0.931046</text:p>
              </table:table-cell>
              <table:table-cell office:value-type="float" office:value="0.946234">
                <text:p>0.946234</text:p>
              </table:table-cell>
              <table:table-cell office:value-type="float" office:value="0.946234">
                <text:p>0.946234</text:p>
              </table:table-cell>
              <table:table-cell office:value-type="float" office:value="0.925901">
                <text:p>0.925901</text:p>
              </table:table-cell>
              <table:table-cell office:value-type="float" office:value="0.925901">
                <text:p>0.925901</text:p>
              </table:table-cell>
              <table:table-cell office:value-type="float" office:value="0.925901">
                <text:p>0.925901</text:p>
              </table:table-cell>
              <table:table-cell office:value-type="float" office:value="0.940069">
                <text:p>0.940069</text:p>
              </table:table-cell>
              <table:table-cell office:value-type="float" office:value="0.940069">
                <text:p>0.940069</text:p>
              </table:table-cell>
              <table:table-cell office:value-type="float" office:value="0.933572">
                <text:p>0.933572</text:p>
              </table:table-cell>
              <table:table-cell office:value-type="float" office:value="0.933572">
                <text:p>0.933572</text:p>
              </table:table-cell>
              <table:table-cell office:value-type="float" office:value="0.942758">
                <text:p>0.9427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30077">
                <text:p>0.930077</text:p>
              </table:table-cell>
              <table:table-cell office:value-type="float" office:value="0.930077">
                <text:p>0.930077</text:p>
              </table:table-cell>
              <table:table-cell office:value-type="float" office:value="0.930077">
                <text:p>0.930077</text:p>
              </table:table-cell>
              <table:table-cell office:value-type="float" office:value="0.916233">
                <text:p>0.916233</text:p>
              </table:table-cell>
              <table:table-cell office:value-type="float" office:value="0.916233">
                <text:p>0.916233</text:p>
              </table:table-cell>
              <table:table-cell office:value-type="float" office:value="0.937927">
                <text:p>0.937927</text:p>
              </table:table-cell>
              <table:table-cell office:value-type="float" office:value="0.937927">
                <text:p>0.937927</text:p>
              </table:table-cell>
              <table:table-cell office:value-type="float" office:value="0.937927">
                <text:p>0.937927</text:p>
              </table:table-cell>
              <table:table-cell office:value-type="float" office:value="0.926411">
                <text:p>0.926411</text:p>
              </table:table-cell>
              <table:table-cell office:value-type="float" office:value="0.926411">
                <text:p>0.926411</text:p>
              </table:table-cell>
              <table:table-cell office:value-type="float" office:value="0.935241">
                <text:p>0.935241</text:p>
              </table:table-cell>
              <table:table-cell office:value-type="float" office:value="0.935241">
                <text:p>0.935241</text:p>
              </table:table-cell>
              <table:table-cell office:value-type="float" office:value="0.935241">
                <text:p>0.935241</text:p>
              </table:table-cell>
              <table:table-cell office:value-type="float" office:value="0.924099">
                <text:p>0.924099</text:p>
              </table:table-cell>
              <table:table-cell office:value-type="float" office:value="0.924099">
                <text:p>0.924099</text:p>
              </table:table-cell>
              <table:table-cell office:value-type="float" office:value="0.931888">
                <text:p>0.931888</text:p>
              </table:table-cell>
              <table:table-cell office:value-type="float" office:value="0.931888">
                <text:p>0.931888</text:p>
              </table:table-cell>
              <table:table-cell office:value-type="float" office:value="0.932695">
                <text:p>0.932695</text:p>
              </table:table-cell>
              <table:table-cell office:value-type="float" office:value="0.932695">
                <text:p>0.932695</text:p>
              </table:table-cell>
              <table:table-cell office:value-type="float" office:value="0.932695">
                <text:p>0.932695</text:p>
              </table:table-cell>
              <table:table-cell office:value-type="float" office:value="0.943084">
                <text:p>0.943084</text:p>
              </table:table-cell>
              <table:table-cell office:value-type="float" office:value="0.943084">
                <text:p>0.943084</text:p>
              </table:table-cell>
              <table:table-cell office:value-type="float" office:value="0.927011">
                <text:p>0.927011</text:p>
              </table:table-cell>
              <table:table-cell office:value-type="float" office:value="0.927011">
                <text:p>0.927011</text:p>
              </table:table-cell>
              <table:table-cell office:value-type="float" office:value="0.927011">
                <text:p>0.927011</text:p>
              </table:table-cell>
              <table:table-cell office:value-type="float" office:value="0.938395">
                <text:p>0.938395</text:p>
              </table:table-cell>
              <table:table-cell office:value-type="float" office:value="0.938395">
                <text:p>0.938395</text:p>
              </table:table-cell>
              <table:table-cell office:value-type="float" office:value="0.934363">
                <text:p>0.934363</text:p>
              </table:table-cell>
              <table:table-cell office:value-type="float" office:value="0.934363">
                <text:p>0.934363</text:p>
              </table:table-cell>
              <table:table-cell office:value-type="float" office:value="0.943057">
                <text:p>0.943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2837">
                <text:p>0.932837</text:p>
              </table:table-cell>
              <table:table-cell office:value-type="float" office:value="0.932837">
                <text:p>0.932837</text:p>
              </table:table-cell>
              <table:table-cell office:value-type="float" office:value="0.932837">
                <text:p>0.932837</text:p>
              </table:table-cell>
              <table:table-cell office:value-type="float" office:value="0.915501">
                <text:p>0.915501</text:p>
              </table:table-cell>
              <table:table-cell office:value-type="float" office:value="0.915501">
                <text:p>0.915501</text:p>
              </table:table-cell>
              <table:table-cell office:value-type="float" office:value="0.937186">
                <text:p>0.937186</text:p>
              </table:table-cell>
              <table:table-cell office:value-type="float" office:value="0.937186">
                <text:p>0.937186</text:p>
              </table:table-cell>
              <table:table-cell office:value-type="float" office:value="0.937186">
                <text:p>0.937186</text:p>
              </table:table-cell>
              <table:table-cell office:value-type="float" office:value="0.928209">
                <text:p>0.928209</text:p>
              </table:table-cell>
              <table:table-cell office:value-type="float" office:value="0.928209">
                <text:p>0.928209</text:p>
              </table:table-cell>
              <table:table-cell office:value-type="float" office:value="0.934927">
                <text:p>0.934927</text:p>
              </table:table-cell>
              <table:table-cell office:value-type="float" office:value="0.934927">
                <text:p>0.934927</text:p>
              </table:table-cell>
              <table:table-cell office:value-type="float" office:value="0.934927">
                <text:p>0.934927</text:p>
              </table:table-cell>
              <table:table-cell office:value-type="float" office:value="0.924256">
                <text:p>0.924256</text:p>
              </table:table-cell>
              <table:table-cell office:value-type="float" office:value="0.924256">
                <text:p>0.924256</text:p>
              </table:table-cell>
              <table:table-cell office:value-type="float" office:value="0.933192">
                <text:p>0.933192</text:p>
              </table:table-cell>
              <table:table-cell office:value-type="float" office:value="0.933192">
                <text:p>0.933192</text:p>
              </table:table-cell>
              <table:table-cell office:value-type="float" office:value="0.933196">
                <text:p>0.933196</text:p>
              </table:table-cell>
              <table:table-cell office:value-type="float" office:value="0.933196">
                <text:p>0.933196</text:p>
              </table:table-cell>
              <table:table-cell office:value-type="float" office:value="0.933196">
                <text:p>0.933196</text:p>
              </table:table-cell>
              <table:table-cell office:value-type="float" office:value="0.941384">
                <text:p>0.941384</text:p>
              </table:table-cell>
              <table:table-cell office:value-type="float" office:value="0.941384">
                <text:p>0.941384</text:p>
              </table:table-cell>
              <table:table-cell office:value-type="float" office:value="0.930668">
                <text:p>0.930668</text:p>
              </table:table-cell>
              <table:table-cell office:value-type="float" office:value="0.930668">
                <text:p>0.930668</text:p>
              </table:table-cell>
              <table:table-cell office:value-type="float" office:value="0.930668">
                <text:p>0.930668</text:p>
              </table:table-cell>
              <table:table-cell office:value-type="float" office:value="0.939539">
                <text:p>0.939539</text:p>
              </table:table-cell>
              <table:table-cell office:value-type="float" office:value="0.939539">
                <text:p>0.939539</text:p>
              </table:table-cell>
              <table:table-cell office:value-type="float" office:value="0.933443">
                <text:p>0.933443</text:p>
              </table:table-cell>
              <table:table-cell office:value-type="float" office:value="0.933443">
                <text:p>0.933443</text:p>
              </table:table-cell>
              <table:table-cell office:value-type="float" office:value="0.946037">
                <text:p>0.946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2073">
                <text:p>0.932073</text:p>
              </table:table-cell>
              <table:table-cell office:value-type="float" office:value="0.932073">
                <text:p>0.932073</text:p>
              </table:table-cell>
              <table:table-cell office:value-type="float" office:value="0.932073">
                <text:p>0.932073</text:p>
              </table:table-cell>
              <table:table-cell office:value-type="float" office:value="0.916765">
                <text:p>0.916765</text:p>
              </table:table-cell>
              <table:table-cell office:value-type="float" office:value="0.916765">
                <text:p>0.916765</text:p>
              </table:table-cell>
              <table:table-cell office:value-type="float" office:value="0.934606">
                <text:p>0.934606</text:p>
              </table:table-cell>
              <table:table-cell office:value-type="float" office:value="0.934606">
                <text:p>0.934606</text:p>
              </table:table-cell>
              <table:table-cell office:value-type="float" office:value="0.934606">
                <text:p>0.934606</text:p>
              </table:table-cell>
              <table:table-cell office:value-type="float" office:value="0.930348">
                <text:p>0.930348</text:p>
              </table:table-cell>
              <table:table-cell office:value-type="float" office:value="0.930348">
                <text:p>0.930348</text:p>
              </table:table-cell>
              <table:table-cell office:value-type="float" office:value="0.933713">
                <text:p>0.933713</text:p>
              </table:table-cell>
              <table:table-cell office:value-type="float" office:value="0.933713">
                <text:p>0.933713</text:p>
              </table:table-cell>
              <table:table-cell office:value-type="float" office:value="0.933713">
                <text:p>0.933713</text:p>
              </table:table-cell>
              <table:table-cell office:value-type="float" office:value="0.923517">
                <text:p>0.923517</text:p>
              </table:table-cell>
              <table:table-cell office:value-type="float" office:value="0.923517">
                <text:p>0.923517</text:p>
              </table:table-cell>
              <table:table-cell office:value-type="float" office:value="0.931337">
                <text:p>0.931337</text:p>
              </table:table-cell>
              <table:table-cell office:value-type="float" office:value="0.931337">
                <text:p>0.931337</text:p>
              </table:table-cell>
              <table:table-cell office:value-type="float" office:value="0.932345">
                <text:p>0.932345</text:p>
              </table:table-cell>
              <table:table-cell office:value-type="float" office:value="0.932345">
                <text:p>0.932345</text:p>
              </table:table-cell>
              <table:table-cell office:value-type="float" office:value="0.932345">
                <text:p>0.932345</text:p>
              </table:table-cell>
              <table:table-cell office:value-type="float" office:value="0.944017">
                <text:p>0.944017</text:p>
              </table:table-cell>
              <table:table-cell office:value-type="float" office:value="0.944017">
                <text:p>0.944017</text:p>
              </table:table-cell>
              <table:table-cell office:value-type="float" office:value="0.931431">
                <text:p>0.931431</text:p>
              </table:table-cell>
              <table:table-cell office:value-type="float" office:value="0.931431">
                <text:p>0.931431</text:p>
              </table:table-cell>
              <table:table-cell office:value-type="float" office:value="0.931431">
                <text:p>0.931431</text:p>
              </table:table-cell>
              <table:table-cell office:value-type="float" office:value="0.939329">
                <text:p>0.939329</text:p>
              </table:table-cell>
              <table:table-cell office:value-type="float" office:value="0.939329">
                <text:p>0.939329</text:p>
              </table:table-cell>
              <table:table-cell office:value-type="float" office:value="0.931998">
                <text:p>0.931998</text:p>
              </table:table-cell>
              <table:table-cell office:value-type="float" office:value="0.931998">
                <text:p>0.931998</text:p>
              </table:table-cell>
              <table:table-cell office:value-type="float" office:value="0.947793">
                <text:p>0.9477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3079">
                <text:p>0.933079</text:p>
              </table:table-cell>
              <table:table-cell office:value-type="float" office:value="0.933079">
                <text:p>0.933079</text:p>
              </table:table-cell>
              <table:table-cell office:value-type="float" office:value="0.933079">
                <text:p>0.933079</text:p>
              </table:table-cell>
              <table:table-cell office:value-type="float" office:value="0.916164">
                <text:p>0.916164</text:p>
              </table:table-cell>
              <table:table-cell office:value-type="float" office:value="0.916164">
                <text:p>0.916164</text:p>
              </table:table-cell>
              <table:table-cell office:value-type="float" office:value="0.933706">
                <text:p>0.933706</text:p>
              </table:table-cell>
              <table:table-cell office:value-type="float" office:value="0.933706">
                <text:p>0.933706</text:p>
              </table:table-cell>
              <table:table-cell office:value-type="float" office:value="0.933706">
                <text:p>0.933706</text:p>
              </table:table-cell>
              <table:table-cell office:value-type="float" office:value="0.931494">
                <text:p>0.931494</text:p>
              </table:table-cell>
              <table:table-cell office:value-type="float" office:value="0.931494">
                <text:p>0.931494</text:p>
              </table:table-cell>
              <table:table-cell office:value-type="float" office:value="0.934212">
                <text:p>0.934212</text:p>
              </table:table-cell>
              <table:table-cell office:value-type="float" office:value="0.934212">
                <text:p>0.934212</text:p>
              </table:table-cell>
              <table:table-cell office:value-type="float" office:value="0.934212">
                <text:p>0.934212</text:p>
              </table:table-cell>
              <table:table-cell office:value-type="float" office:value="0.923512">
                <text:p>0.923512</text:p>
              </table:table-cell>
              <table:table-cell office:value-type="float" office:value="0.923512">
                <text:p>0.923512</text:p>
              </table:table-cell>
              <table:table-cell office:value-type="float" office:value="0.928913">
                <text:p>0.928913</text:p>
              </table:table-cell>
              <table:table-cell office:value-type="float" office:value="0.928913">
                <text:p>0.928913</text:p>
              </table:table-cell>
              <table:table-cell office:value-type="float" office:value="0.93301">
                <text:p>0.93301</text:p>
              </table:table-cell>
              <table:table-cell office:value-type="float" office:value="0.93301">
                <text:p>0.93301</text:p>
              </table:table-cell>
              <table:table-cell office:value-type="float" office:value="0.93301">
                <text:p>0.93301</text:p>
              </table:table-cell>
              <table:table-cell office:value-type="float" office:value="0.942976">
                <text:p>0.942976</text:p>
              </table:table-cell>
              <table:table-cell office:value-type="float" office:value="0.942976">
                <text:p>0.942976</text:p>
              </table:table-cell>
              <table:table-cell office:value-type="float" office:value="0.930665">
                <text:p>0.930665</text:p>
              </table:table-cell>
              <table:table-cell office:value-type="float" office:value="0.930665">
                <text:p>0.930665</text:p>
              </table:table-cell>
              <table:table-cell office:value-type="float" office:value="0.930665">
                <text:p>0.930665</text:p>
              </table:table-cell>
              <table:table-cell office:value-type="float" office:value="0.937929">
                <text:p>0.937929</text:p>
              </table:table-cell>
              <table:table-cell office:value-type="float" office:value="0.937929">
                <text:p>0.937929</text:p>
              </table:table-cell>
              <table:table-cell office:value-type="float" office:value="0.931252">
                <text:p>0.931252</text:p>
              </table:table-cell>
              <table:table-cell office:value-type="float" office:value="0.931252">
                <text:p>0.931252</text:p>
              </table:table-cell>
              <table:table-cell office:value-type="float" office:value="0.943396">
                <text:p>0.943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3864">
                <text:p>0.933864</text:p>
              </table:table-cell>
              <table:table-cell office:value-type="float" office:value="0.933864">
                <text:p>0.933864</text:p>
              </table:table-cell>
              <table:table-cell office:value-type="float" office:value="0.933864">
                <text:p>0.933864</text:p>
              </table:table-cell>
              <table:table-cell office:value-type="float" office:value="0.918385">
                <text:p>0.918385</text:p>
              </table:table-cell>
              <table:table-cell office:value-type="float" office:value="0.918385">
                <text:p>0.918385</text:p>
              </table:table-cell>
              <table:table-cell office:value-type="float" office:value="0.935971">
                <text:p>0.935971</text:p>
              </table:table-cell>
              <table:table-cell office:value-type="float" office:value="0.935971">
                <text:p>0.935971</text:p>
              </table:table-cell>
              <table:table-cell office:value-type="float" office:value="0.935971">
                <text:p>0.935971</text:p>
              </table:table-cell>
              <table:table-cell office:value-type="float" office:value="0.933819">
                <text:p>0.933819</text:p>
              </table:table-cell>
              <table:table-cell office:value-type="float" office:value="0.933819">
                <text:p>0.933819</text:p>
              </table:table-cell>
              <table:table-cell office:value-type="float" office:value="0.931558">
                <text:p>0.931558</text:p>
              </table:table-cell>
              <table:table-cell office:value-type="float" office:value="0.931558">
                <text:p>0.931558</text:p>
              </table:table-cell>
              <table:table-cell office:value-type="float" office:value="0.931558">
                <text:p>0.931558</text:p>
              </table:table-cell>
              <table:table-cell office:value-type="float" office:value="0.92323">
                <text:p>0.92323</text:p>
              </table:table-cell>
              <table:table-cell office:value-type="float" office:value="0.92323">
                <text:p>0.92323</text:p>
              </table:table-cell>
              <table:table-cell office:value-type="float" office:value="0.929961">
                <text:p>0.929961</text:p>
              </table:table-cell>
              <table:table-cell office:value-type="float" office:value="0.929961">
                <text:p>0.929961</text:p>
              </table:table-cell>
              <table:table-cell office:value-type="float" office:value="0.931434">
                <text:p>0.931434</text:p>
              </table:table-cell>
              <table:table-cell office:value-type="float" office:value="0.931434">
                <text:p>0.931434</text:p>
              </table:table-cell>
              <table:table-cell office:value-type="float" office:value="0.931434">
                <text:p>0.931434</text:p>
              </table:table-cell>
              <table:table-cell office:value-type="float" office:value="0.940962">
                <text:p>0.940962</text:p>
              </table:table-cell>
              <table:table-cell office:value-type="float" office:value="0.940962">
                <text:p>0.940962</text:p>
              </table:table-cell>
              <table:table-cell office:value-type="float" office:value="0.929836">
                <text:p>0.929836</text:p>
              </table:table-cell>
              <table:table-cell office:value-type="float" office:value="0.929836">
                <text:p>0.929836</text:p>
              </table:table-cell>
              <table:table-cell office:value-type="float" office:value="0.929836">
                <text:p>0.929836</text:p>
              </table:table-cell>
              <table:table-cell office:value-type="float" office:value="0.938796">
                <text:p>0.938796</text:p>
              </table:table-cell>
              <table:table-cell office:value-type="float" office:value="0.938796">
                <text:p>0.938796</text:p>
              </table:table-cell>
              <table:table-cell office:value-type="float" office:value="0.931924">
                <text:p>0.931924</text:p>
              </table:table-cell>
              <table:table-cell office:value-type="float" office:value="0.931924">
                <text:p>0.931924</text:p>
              </table:table-cell>
              <table:table-cell office:value-type="float" office:value="0.941413">
                <text:p>0.941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34258">
                <text:p>0.934258</text:p>
              </table:table-cell>
              <table:table-cell office:value-type="float" office:value="0.934258">
                <text:p>0.934258</text:p>
              </table:table-cell>
              <table:table-cell office:value-type="float" office:value="0.934258">
                <text:p>0.934258</text:p>
              </table:table-cell>
              <table:table-cell office:value-type="float" office:value="0.91859">
                <text:p>0.91859</text:p>
              </table:table-cell>
              <table:table-cell office:value-type="float" office:value="0.91859">
                <text:p>0.91859</text:p>
              </table:table-cell>
              <table:table-cell office:value-type="float" office:value="0.934879">
                <text:p>0.934879</text:p>
              </table:table-cell>
              <table:table-cell office:value-type="float" office:value="0.934879">
                <text:p>0.934879</text:p>
              </table:table-cell>
              <table:table-cell office:value-type="float" office:value="0.934879">
                <text:p>0.934879</text:p>
              </table:table-cell>
              <table:table-cell office:value-type="float" office:value="0.934803">
                <text:p>0.934803</text:p>
              </table:table-cell>
              <table:table-cell office:value-type="float" office:value="0.934803">
                <text:p>0.934803</text:p>
              </table:table-cell>
              <table:table-cell office:value-type="float" office:value="0.930535">
                <text:p>0.930535</text:p>
              </table:table-cell>
              <table:table-cell office:value-type="float" office:value="0.930535">
                <text:p>0.930535</text:p>
              </table:table-cell>
              <table:table-cell office:value-type="float" office:value="0.930535">
                <text:p>0.930535</text:p>
              </table:table-cell>
              <table:table-cell office:value-type="float" office:value="0.923315">
                <text:p>0.923315</text:p>
              </table:table-cell>
              <table:table-cell office:value-type="float" office:value="0.923315">
                <text:p>0.923315</text:p>
              </table:table-cell>
              <table:table-cell office:value-type="float" office:value="0.931395">
                <text:p>0.931395</text:p>
              </table:table-cell>
              <table:table-cell office:value-type="float" office:value="0.931395">
                <text:p>0.931395</text:p>
              </table:table-cell>
              <table:table-cell office:value-type="float" office:value="0.930961">
                <text:p>0.930961</text:p>
              </table:table-cell>
              <table:table-cell office:value-type="float" office:value="0.930961">
                <text:p>0.930961</text:p>
              </table:table-cell>
              <table:table-cell office:value-type="float" office:value="0.930961">
                <text:p>0.930961</text:p>
              </table:table-cell>
              <table:table-cell office:value-type="float" office:value="0.94205">
                <text:p>0.94205</text:p>
              </table:table-cell>
              <table:table-cell office:value-type="float" office:value="0.94205">
                <text:p>0.94205</text:p>
              </table:table-cell>
              <table:table-cell office:value-type="float" office:value="0.92976">
                <text:p>0.92976</text:p>
              </table:table-cell>
              <table:table-cell office:value-type="float" office:value="0.92976">
                <text:p>0.92976</text:p>
              </table:table-cell>
              <table:table-cell office:value-type="float" office:value="0.92976">
                <text:p>0.92976</text:p>
              </table:table-cell>
              <table:table-cell office:value-type="float" office:value="0.938837">
                <text:p>0.938837</text:p>
              </table:table-cell>
              <table:table-cell office:value-type="float" office:value="0.938837">
                <text:p>0.938837</text:p>
              </table:table-cell>
              <table:table-cell office:value-type="float" office:value="0.9316">
                <text:p>0.9316</text:p>
              </table:table-cell>
              <table:table-cell office:value-type="float" office:value="0.9316">
                <text:p>0.9316</text:p>
              </table:table-cell>
              <table:table-cell office:value-type="float" office:value="0.940493">
                <text:p>0.9404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32642">
                <text:p>0.932642</text:p>
              </table:table-cell>
              <table:table-cell office:value-type="float" office:value="0.932642">
                <text:p>0.932642</text:p>
              </table:table-cell>
              <table:table-cell office:value-type="float" office:value="0.932642">
                <text:p>0.932642</text:p>
              </table:table-cell>
              <table:table-cell office:value-type="float" office:value="0.919824">
                <text:p>0.919824</text:p>
              </table:table-cell>
              <table:table-cell office:value-type="float" office:value="0.919824">
                <text:p>0.919824</text:p>
              </table:table-cell>
              <table:table-cell office:value-type="float" office:value="0.935376">
                <text:p>0.935376</text:p>
              </table:table-cell>
              <table:table-cell office:value-type="float" office:value="0.935376">
                <text:p>0.935376</text:p>
              </table:table-cell>
              <table:table-cell office:value-type="float" office:value="0.935376">
                <text:p>0.935376</text:p>
              </table:table-cell>
              <table:table-cell office:value-type="float" office:value="0.934616">
                <text:p>0.934616</text:p>
              </table:table-cell>
              <table:table-cell office:value-type="float" office:value="0.934616">
                <text:p>0.934616</text:p>
              </table:table-cell>
              <table:table-cell office:value-type="float" office:value="0.929127">
                <text:p>0.929127</text:p>
              </table:table-cell>
              <table:table-cell office:value-type="float" office:value="0.929127">
                <text:p>0.929127</text:p>
              </table:table-cell>
              <table:table-cell office:value-type="float" office:value="0.929127">
                <text:p>0.929127</text:p>
              </table:table-cell>
              <table:table-cell office:value-type="float" office:value="0.923998">
                <text:p>0.923998</text:p>
              </table:table-cell>
              <table:table-cell office:value-type="float" office:value="0.923998">
                <text:p>0.923998</text:p>
              </table:table-cell>
              <table:table-cell office:value-type="float" office:value="0.930413">
                <text:p>0.930413</text:p>
              </table:table-cell>
              <table:table-cell office:value-type="float" office:value="0.930413">
                <text:p>0.930413</text:p>
              </table:table-cell>
              <table:table-cell office:value-type="float" office:value="0.931044">
                <text:p>0.931044</text:p>
              </table:table-cell>
              <table:table-cell office:value-type="float" office:value="0.931044">
                <text:p>0.931044</text:p>
              </table:table-cell>
              <table:table-cell office:value-type="float" office:value="0.931044">
                <text:p>0.931044</text:p>
              </table:table-cell>
              <table:table-cell office:value-type="float" office:value="0.942901">
                <text:p>0.942901</text:p>
              </table:table-cell>
              <table:table-cell office:value-type="float" office:value="0.942901">
                <text:p>0.942901</text:p>
              </table:table-cell>
              <table:table-cell office:value-type="float" office:value="0.931025">
                <text:p>0.931025</text:p>
              </table:table-cell>
              <table:table-cell office:value-type="float" office:value="0.931025">
                <text:p>0.931025</text:p>
              </table:table-cell>
              <table:table-cell office:value-type="float" office:value="0.931025">
                <text:p>0.931025</text:p>
              </table:table-cell>
              <table:table-cell office:value-type="float" office:value="0.939133">
                <text:p>0.939133</text:p>
              </table:table-cell>
              <table:table-cell office:value-type="float" office:value="0.939133">
                <text:p>0.939133</text:p>
              </table:table-cell>
              <table:table-cell office:value-type="float" office:value="0.930649">
                <text:p>0.930649</text:p>
              </table:table-cell>
              <table:table-cell office:value-type="float" office:value="0.930649">
                <text:p>0.930649</text:p>
              </table:table-cell>
              <table:table-cell office:value-type="float" office:value="0.940788">
                <text:p>0.940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2393">
                <text:p>0.932393</text:p>
              </table:table-cell>
              <table:table-cell office:value-type="float" office:value="0.932393">
                <text:p>0.932393</text:p>
              </table:table-cell>
              <table:table-cell office:value-type="float" office:value="0.932393">
                <text:p>0.932393</text:p>
              </table:table-cell>
              <table:table-cell office:value-type="float" office:value="0.918663">
                <text:p>0.918663</text:p>
              </table:table-cell>
              <table:table-cell office:value-type="float" office:value="0.918663">
                <text:p>0.918663</text:p>
              </table:table-cell>
              <table:table-cell office:value-type="float" office:value="0.93493">
                <text:p>0.93493</text:p>
              </table:table-cell>
              <table:table-cell office:value-type="float" office:value="0.93493">
                <text:p>0.93493</text:p>
              </table:table-cell>
              <table:table-cell office:value-type="float" office:value="0.93493">
                <text:p>0.93493</text:p>
              </table:table-cell>
              <table:table-cell office:value-type="float" office:value="0.933719">
                <text:p>0.933719</text:p>
              </table:table-cell>
              <table:table-cell office:value-type="float" office:value="0.933719">
                <text:p>0.933719</text:p>
              </table:table-cell>
              <table:table-cell office:value-type="float" office:value="0.929565">
                <text:p>0.929565</text:p>
              </table:table-cell>
              <table:table-cell office:value-type="float" office:value="0.929565">
                <text:p>0.929565</text:p>
              </table:table-cell>
              <table:table-cell office:value-type="float" office:value="0.929565">
                <text:p>0.929565</text:p>
              </table:table-cell>
              <table:table-cell office:value-type="float" office:value="0.92407">
                <text:p>0.92407</text:p>
              </table:table-cell>
              <table:table-cell office:value-type="float" office:value="0.92407">
                <text:p>0.92407</text:p>
              </table:table-cell>
              <table:table-cell office:value-type="float" office:value="0.931737">
                <text:p>0.931737</text:p>
              </table:table-cell>
              <table:table-cell office:value-type="float" office:value="0.931737">
                <text:p>0.931737</text:p>
              </table:table-cell>
              <table:table-cell office:value-type="float" office:value="0.929212">
                <text:p>0.929212</text:p>
              </table:table-cell>
              <table:table-cell office:value-type="float" office:value="0.929212">
                <text:p>0.929212</text:p>
              </table:table-cell>
              <table:table-cell office:value-type="float" office:value="0.929212">
                <text:p>0.929212</text:p>
              </table:table-cell>
              <table:table-cell office:value-type="float" office:value="0.942982">
                <text:p>0.942982</text:p>
              </table:table-cell>
              <table:table-cell office:value-type="float" office:value="0.942982">
                <text:p>0.942982</text:p>
              </table:table-cell>
              <table:table-cell office:value-type="float" office:value="0.93051">
                <text:p>0.93051</text:p>
              </table:table-cell>
              <table:table-cell office:value-type="float" office:value="0.93051">
                <text:p>0.93051</text:p>
              </table:table-cell>
              <table:table-cell office:value-type="float" office:value="0.93051">
                <text:p>0.93051</text:p>
              </table:table-cell>
              <table:table-cell office:value-type="float" office:value="0.939582">
                <text:p>0.939582</text:p>
              </table:table-cell>
              <table:table-cell office:value-type="float" office:value="0.939582">
                <text:p>0.939582</text:p>
              </table:table-cell>
              <table:table-cell office:value-type="float" office:value="0.929178">
                <text:p>0.929178</text:p>
              </table:table-cell>
              <table:table-cell office:value-type="float" office:value="0.929178">
                <text:p>0.929178</text:p>
              </table:table-cell>
              <table:table-cell office:value-type="float" office:value="0.939863">
                <text:p>0.939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1989">
                <text:p>0.931989</text:p>
              </table:table-cell>
              <table:table-cell office:value-type="float" office:value="0.931989">
                <text:p>0.931989</text:p>
              </table:table-cell>
              <table:table-cell office:value-type="float" office:value="0.931989">
                <text:p>0.931989</text:p>
              </table:table-cell>
              <table:table-cell office:value-type="float" office:value="0.918677">
                <text:p>0.918677</text:p>
              </table:table-cell>
              <table:table-cell office:value-type="float" office:value="0.918677">
                <text:p>0.918677</text:p>
              </table:table-cell>
              <table:table-cell office:value-type="float" office:value="0.933471">
                <text:p>0.933471</text:p>
              </table:table-cell>
              <table:table-cell office:value-type="float" office:value="0.933471">
                <text:p>0.933471</text:p>
              </table:table-cell>
              <table:table-cell office:value-type="float" office:value="0.933471">
                <text:p>0.933471</text:p>
              </table:table-cell>
              <table:table-cell office:value-type="float" office:value="0.933956">
                <text:p>0.933956</text:p>
              </table:table-cell>
              <table:table-cell office:value-type="float" office:value="0.933956">
                <text:p>0.933956</text:p>
              </table:table-cell>
              <table:table-cell office:value-type="float" office:value="0.928533">
                <text:p>0.928533</text:p>
              </table:table-cell>
              <table:table-cell office:value-type="float" office:value="0.928533">
                <text:p>0.928533</text:p>
              </table:table-cell>
              <table:table-cell office:value-type="float" office:value="0.928533">
                <text:p>0.928533</text:p>
              </table:table-cell>
              <table:table-cell office:value-type="float" office:value="0.924714">
                <text:p>0.924714</text:p>
              </table:table-cell>
              <table:table-cell office:value-type="float" office:value="0.924714">
                <text:p>0.924714</text:p>
              </table:table-cell>
              <table:table-cell office:value-type="float" office:value="0.932377">
                <text:p>0.932377</text:p>
              </table:table-cell>
              <table:table-cell office:value-type="float" office:value="0.932377">
                <text:p>0.932377</text:p>
              </table:table-cell>
              <table:table-cell office:value-type="float" office:value="0.930202">
                <text:p>0.930202</text:p>
              </table:table-cell>
              <table:table-cell office:value-type="float" office:value="0.930202">
                <text:p>0.930202</text:p>
              </table:table-cell>
              <table:table-cell office:value-type="float" office:value="0.930202">
                <text:p>0.930202</text:p>
              </table:table-cell>
              <table:table-cell office:value-type="float" office:value="0.943828">
                <text:p>0.943828</text:p>
              </table:table-cell>
              <table:table-cell office:value-type="float" office:value="0.943828">
                <text:p>0.943828</text:p>
              </table:table-cell>
              <table:table-cell office:value-type="float" office:value="0.929774">
                <text:p>0.929774</text:p>
              </table:table-cell>
              <table:table-cell office:value-type="float" office:value="0.929774">
                <text:p>0.929774</text:p>
              </table:table-cell>
              <table:table-cell office:value-type="float" office:value="0.929774">
                <text:p>0.929774</text:p>
              </table:table-cell>
              <table:table-cell office:value-type="float" office:value="0.940316">
                <text:p>0.940316</text:p>
              </table:table-cell>
              <table:table-cell office:value-type="float" office:value="0.940316">
                <text:p>0.940316</text:p>
              </table:table-cell>
              <table:table-cell office:value-type="float" office:value="0.929716">
                <text:p>0.929716</text:p>
              </table:table-cell>
              <table:table-cell office:value-type="float" office:value="0.929716">
                <text:p>0.929716</text:p>
              </table:table-cell>
              <table:table-cell office:value-type="float" office:value="0.940513">
                <text:p>0.9405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2542">
                <text:p>0.932542</text:p>
              </table:table-cell>
              <table:table-cell office:value-type="float" office:value="0.932542">
                <text:p>0.932542</text:p>
              </table:table-cell>
              <table:table-cell office:value-type="float" office:value="0.932542">
                <text:p>0.932542</text:p>
              </table:table-cell>
              <table:table-cell office:value-type="float" office:value="0.920063">
                <text:p>0.920063</text:p>
              </table:table-cell>
              <table:table-cell office:value-type="float" office:value="0.920063">
                <text:p>0.920063</text:p>
              </table:table-cell>
              <table:table-cell office:value-type="float" office:value="0.932713">
                <text:p>0.932713</text:p>
              </table:table-cell>
              <table:table-cell office:value-type="float" office:value="0.932713">
                <text:p>0.932713</text:p>
              </table:table-cell>
              <table:table-cell office:value-type="float" office:value="0.932713">
                <text:p>0.932713</text:p>
              </table:table-cell>
              <table:table-cell office:value-type="float" office:value="0.933227">
                <text:p>0.933227</text:p>
              </table:table-cell>
              <table:table-cell office:value-type="float" office:value="0.933227">
                <text:p>0.933227</text:p>
              </table:table-cell>
              <table:table-cell office:value-type="float" office:value="0.928191">
                <text:p>0.928191</text:p>
              </table:table-cell>
              <table:table-cell office:value-type="float" office:value="0.928191">
                <text:p>0.928191</text:p>
              </table:table-cell>
              <table:table-cell office:value-type="float" office:value="0.928191">
                <text:p>0.928191</text:p>
              </table:table-cell>
              <table:table-cell office:value-type="float" office:value="0.924675">
                <text:p>0.924675</text:p>
              </table:table-cell>
              <table:table-cell office:value-type="float" office:value="0.924675">
                <text:p>0.924675</text:p>
              </table:table-cell>
              <table:table-cell office:value-type="float" office:value="0.932073">
                <text:p>0.932073</text:p>
              </table:table-cell>
              <table:table-cell office:value-type="float" office:value="0.932073">
                <text:p>0.932073</text:p>
              </table:table-cell>
              <table:table-cell office:value-type="float" office:value="0.932013">
                <text:p>0.932013</text:p>
              </table:table-cell>
              <table:table-cell office:value-type="float" office:value="0.932013">
                <text:p>0.932013</text:p>
              </table:table-cell>
              <table:table-cell office:value-type="float" office:value="0.932013">
                <text:p>0.932013</text:p>
              </table:table-cell>
              <table:table-cell office:value-type="float" office:value="0.942867">
                <text:p>0.942867</text:p>
              </table:table-cell>
              <table:table-cell office:value-type="float" office:value="0.942867">
                <text:p>0.942867</text:p>
              </table:table-cell>
              <table:table-cell office:value-type="float" office:value="0.930405">
                <text:p>0.930405</text:p>
              </table:table-cell>
              <table:table-cell office:value-type="float" office:value="0.930405">
                <text:p>0.930405</text:p>
              </table:table-cell>
              <table:table-cell office:value-type="float" office:value="0.930405">
                <text:p>0.930405</text:p>
              </table:table-cell>
              <table:table-cell office:value-type="float" office:value="0.941628">
                <text:p>0.941628</text:p>
              </table:table-cell>
              <table:table-cell office:value-type="float" office:value="0.941628">
                <text:p>0.941628</text:p>
              </table:table-cell>
              <table:table-cell office:value-type="float" office:value="0.929028">
                <text:p>0.929028</text:p>
              </table:table-cell>
              <table:table-cell office:value-type="float" office:value="0.929028">
                <text:p>0.929028</text:p>
              </table:table-cell>
              <table:table-cell office:value-type="float" office:value="0.941294">
                <text:p>0.941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1926">
                <text:p>0.931926</text:p>
              </table:table-cell>
              <table:table-cell office:value-type="float" office:value="0.931926">
                <text:p>0.931926</text:p>
              </table:table-cell>
              <table:table-cell office:value-type="float" office:value="0.931926">
                <text:p>0.931926</text:p>
              </table:table-cell>
              <table:table-cell office:value-type="float" office:value="0.919341">
                <text:p>0.919341</text:p>
              </table:table-cell>
              <table:table-cell office:value-type="float" office:value="0.919341">
                <text:p>0.919341</text:p>
              </table:table-cell>
              <table:table-cell office:value-type="float" office:value="0.932472">
                <text:p>0.932472</text:p>
              </table:table-cell>
              <table:table-cell office:value-type="float" office:value="0.932472">
                <text:p>0.932472</text:p>
              </table:table-cell>
              <table:table-cell office:value-type="float" office:value="0.932472">
                <text:p>0.932472</text:p>
              </table:table-cell>
              <table:table-cell office:value-type="float" office:value="0.933991">
                <text:p>0.933991</text:p>
              </table:table-cell>
              <table:table-cell office:value-type="float" office:value="0.933991">
                <text:p>0.933991</text:p>
              </table:table-cell>
              <table:table-cell office:value-type="float" office:value="0.931319">
                <text:p>0.931319</text:p>
              </table:table-cell>
              <table:table-cell office:value-type="float" office:value="0.931319">
                <text:p>0.931319</text:p>
              </table:table-cell>
              <table:table-cell office:value-type="float" office:value="0.931319">
                <text:p>0.931319</text:p>
              </table:table-cell>
              <table:table-cell office:value-type="float" office:value="0.92669">
                <text:p>0.92669</text:p>
              </table:table-cell>
              <table:table-cell office:value-type="float" office:value="0.92669">
                <text:p>0.92669</text:p>
              </table:table-cell>
              <table:table-cell office:value-type="float" office:value="0.932467">
                <text:p>0.932467</text:p>
              </table:table-cell>
              <table:table-cell office:value-type="float" office:value="0.932467">
                <text:p>0.932467</text:p>
              </table:table-cell>
              <table:table-cell office:value-type="float" office:value="0.932651">
                <text:p>0.932651</text:p>
              </table:table-cell>
              <table:table-cell office:value-type="float" office:value="0.932651">
                <text:p>0.932651</text:p>
              </table:table-cell>
              <table:table-cell office:value-type="float" office:value="0.932651">
                <text:p>0.932651</text:p>
              </table:table-cell>
              <table:table-cell office:value-type="float" office:value="0.941357">
                <text:p>0.941357</text:p>
              </table:table-cell>
              <table:table-cell office:value-type="float" office:value="0.941357">
                <text:p>0.941357</text:p>
              </table:table-cell>
              <table:table-cell office:value-type="float" office:value="0.930754">
                <text:p>0.930754</text:p>
              </table:table-cell>
              <table:table-cell office:value-type="float" office:value="0.930754">
                <text:p>0.930754</text:p>
              </table:table-cell>
              <table:table-cell office:value-type="float" office:value="0.930754">
                <text:p>0.930754</text:p>
              </table:table-cell>
              <table:table-cell office:value-type="float" office:value="0.941635">
                <text:p>0.941635</text:p>
              </table:table-cell>
              <table:table-cell office:value-type="float" office:value="0.941635">
                <text:p>0.941635</text:p>
              </table:table-cell>
              <table:table-cell office:value-type="float" office:value="0.926751">
                <text:p>0.926751</text:p>
              </table:table-cell>
              <table:table-cell office:value-type="float" office:value="0.926751">
                <text:p>0.926751</text:p>
              </table:table-cell>
              <table:table-cell office:value-type="float" office:value="0.941722">
                <text:p>0.9417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1">
                <text:p>0.931</text:p>
              </table:table-cell>
              <table:table-cell office:value-type="float" office:value="0.931">
                <text:p>0.931</text:p>
              </table:table-cell>
              <table:table-cell office:value-type="float" office:value="0.931">
                <text:p>0.931</text:p>
              </table:table-cell>
              <table:table-cell office:value-type="float" office:value="0.919895">
                <text:p>0.919895</text:p>
              </table:table-cell>
              <table:table-cell office:value-type="float" office:value="0.919895">
                <text:p>0.919895</text:p>
              </table:table-cell>
              <table:table-cell office:value-type="float" office:value="0.932357">
                <text:p>0.932357</text:p>
              </table:table-cell>
              <table:table-cell office:value-type="float" office:value="0.932357">
                <text:p>0.932357</text:p>
              </table:table-cell>
              <table:table-cell office:value-type="float" office:value="0.932357">
                <text:p>0.932357</text:p>
              </table:table-cell>
              <table:table-cell office:value-type="float" office:value="0.935143">
                <text:p>0.935143</text:p>
              </table:table-cell>
              <table:table-cell office:value-type="float" office:value="0.935143">
                <text:p>0.935143</text:p>
              </table:table-cell>
              <table:table-cell office:value-type="float" office:value="0.931001">
                <text:p>0.931001</text:p>
              </table:table-cell>
              <table:table-cell office:value-type="float" office:value="0.931001">
                <text:p>0.931001</text:p>
              </table:table-cell>
              <table:table-cell office:value-type="float" office:value="0.931001">
                <text:p>0.931001</text:p>
              </table:table-cell>
              <table:table-cell office:value-type="float" office:value="0.92664">
                <text:p>0.92664</text:p>
              </table:table-cell>
              <table:table-cell office:value-type="float" office:value="0.92664">
                <text:p>0.92664</text:p>
              </table:table-cell>
              <table:table-cell office:value-type="float" office:value="0.931375">
                <text:p>0.931375</text:p>
              </table:table-cell>
              <table:table-cell office:value-type="float" office:value="0.931375">
                <text:p>0.931375</text:p>
              </table:table-cell>
              <table:table-cell office:value-type="float" office:value="0.933678">
                <text:p>0.933678</text:p>
              </table:table-cell>
              <table:table-cell office:value-type="float" office:value="0.933678">
                <text:p>0.933678</text:p>
              </table:table-cell>
              <table:table-cell office:value-type="float" office:value="0.933678">
                <text:p>0.933678</text:p>
              </table:table-cell>
              <table:table-cell office:value-type="float" office:value="0.941524">
                <text:p>0.941524</text:p>
              </table:table-cell>
              <table:table-cell office:value-type="float" office:value="0.941524">
                <text:p>0.941524</text:p>
              </table:table-cell>
              <table:table-cell office:value-type="float" office:value="0.931404">
                <text:p>0.931404</text:p>
              </table:table-cell>
              <table:table-cell office:value-type="float" office:value="0.931404">
                <text:p>0.931404</text:p>
              </table:table-cell>
              <table:table-cell office:value-type="float" office:value="0.931404">
                <text:p>0.931404</text:p>
              </table:table-cell>
              <table:table-cell office:value-type="float" office:value="0.942605">
                <text:p>0.942605</text:p>
              </table:table-cell>
              <table:table-cell office:value-type="float" office:value="0.942605">
                <text:p>0.942605</text:p>
              </table:table-cell>
              <table:table-cell office:value-type="float" office:value="0.926872">
                <text:p>0.926872</text:p>
              </table:table-cell>
              <table:table-cell office:value-type="float" office:value="0.926872">
                <text:p>0.926872</text:p>
              </table:table-cell>
              <table:table-cell office:value-type="float" office:value="0.940855">
                <text:p>0.940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1405">
                <text:p>0.931405</text:p>
              </table:table-cell>
              <table:table-cell office:value-type="float" office:value="0.931405">
                <text:p>0.931405</text:p>
              </table:table-cell>
              <table:table-cell office:value-type="float" office:value="0.931405">
                <text:p>0.931405</text:p>
              </table:table-cell>
              <table:table-cell office:value-type="float" office:value="0.920908">
                <text:p>0.920908</text:p>
              </table:table-cell>
              <table:table-cell office:value-type="float" office:value="0.920908">
                <text:p>0.920908</text:p>
              </table:table-cell>
              <table:table-cell office:value-type="float" office:value="0.931253">
                <text:p>0.931253</text:p>
              </table:table-cell>
              <table:table-cell office:value-type="float" office:value="0.931253">
                <text:p>0.931253</text:p>
              </table:table-cell>
              <table:table-cell office:value-type="float" office:value="0.931253">
                <text:p>0.931253</text:p>
              </table:table-cell>
              <table:table-cell office:value-type="float" office:value="0.934659">
                <text:p>0.934659</text:p>
              </table:table-cell>
              <table:table-cell office:value-type="float" office:value="0.934659">
                <text:p>0.934659</text:p>
              </table:table-cell>
              <table:table-cell office:value-type="float" office:value="0.929699">
                <text:p>0.929699</text:p>
              </table:table-cell>
              <table:table-cell office:value-type="float" office:value="0.929699">
                <text:p>0.929699</text:p>
              </table:table-cell>
              <table:table-cell office:value-type="float" office:value="0.929699">
                <text:p>0.929699</text:p>
              </table:table-cell>
              <table:table-cell office:value-type="float" office:value="0.927136">
                <text:p>0.927136</text:p>
              </table:table-cell>
              <table:table-cell office:value-type="float" office:value="0.927136">
                <text:p>0.927136</text:p>
              </table:table-cell>
              <table:table-cell office:value-type="float" office:value="0.931188">
                <text:p>0.931188</text:p>
              </table:table-cell>
              <table:table-cell office:value-type="float" office:value="0.931188">
                <text:p>0.931188</text:p>
              </table:table-cell>
              <table:table-cell office:value-type="float" office:value="0.934519">
                <text:p>0.934519</text:p>
              </table:table-cell>
              <table:table-cell office:value-type="float" office:value="0.934519">
                <text:p>0.934519</text:p>
              </table:table-cell>
              <table:table-cell office:value-type="float" office:value="0.934519">
                <text:p>0.934519</text:p>
              </table:table-cell>
              <table:table-cell office:value-type="float" office:value="0.942494">
                <text:p>0.942494</text:p>
              </table:table-cell>
              <table:table-cell office:value-type="float" office:value="0.942494">
                <text:p>0.942494</text:p>
              </table:table-cell>
              <table:table-cell office:value-type="float" office:value="0.932358">
                <text:p>0.932358</text:p>
              </table:table-cell>
              <table:table-cell office:value-type="float" office:value="0.932358">
                <text:p>0.932358</text:p>
              </table:table-cell>
              <table:table-cell office:value-type="float" office:value="0.932358">
                <text:p>0.932358</text:p>
              </table:table-cell>
              <table:table-cell office:value-type="float" office:value="0.942396">
                <text:p>0.942396</text:p>
              </table:table-cell>
              <table:table-cell office:value-type="float" office:value="0.942396">
                <text:p>0.942396</text:p>
              </table:table-cell>
              <table:table-cell office:value-type="float" office:value="0.926559">
                <text:p>0.926559</text:p>
              </table:table-cell>
              <table:table-cell office:value-type="float" office:value="0.926559">
                <text:p>0.926559</text:p>
              </table:table-cell>
              <table:table-cell office:value-type="float" office:value="0.940821">
                <text:p>0.940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31754">
                <text:p>0.931754</text:p>
              </table:table-cell>
              <table:table-cell office:value-type="float" office:value="0.931754">
                <text:p>0.931754</text:p>
              </table:table-cell>
              <table:table-cell office:value-type="float" office:value="0.931754">
                <text:p>0.931754</text:p>
              </table:table-cell>
              <table:table-cell office:value-type="float" office:value="0.921566">
                <text:p>0.921566</text:p>
              </table:table-cell>
              <table:table-cell office:value-type="float" office:value="0.921566">
                <text:p>0.921566</text:p>
              </table:table-cell>
              <table:table-cell office:value-type="float" office:value="0.931299">
                <text:p>0.931299</text:p>
              </table:table-cell>
              <table:table-cell office:value-type="float" office:value="0.931299">
                <text:p>0.931299</text:p>
              </table:table-cell>
              <table:table-cell office:value-type="float" office:value="0.931299">
                <text:p>0.931299</text:p>
              </table:table-cell>
              <table:table-cell office:value-type="float" office:value="0.936533">
                <text:p>0.936533</text:p>
              </table:table-cell>
              <table:table-cell office:value-type="float" office:value="0.936533">
                <text:p>0.936533</text:p>
              </table:table-cell>
              <table:table-cell office:value-type="float" office:value="0.931026">
                <text:p>0.931026</text:p>
              </table:table-cell>
              <table:table-cell office:value-type="float" office:value="0.931026">
                <text:p>0.931026</text:p>
              </table:table-cell>
              <table:table-cell office:value-type="float" office:value="0.931026">
                <text:p>0.931026</text:p>
              </table:table-cell>
              <table:table-cell office:value-type="float" office:value="0.927786">
                <text:p>0.927786</text:p>
              </table:table-cell>
              <table:table-cell office:value-type="float" office:value="0.927786">
                <text:p>0.927786</text:p>
              </table:table-cell>
              <table:table-cell office:value-type="float" office:value="0.931219">
                <text:p>0.931219</text:p>
              </table:table-cell>
              <table:table-cell office:value-type="float" office:value="0.931219">
                <text:p>0.931219</text:p>
              </table:table-cell>
              <table:table-cell office:value-type="float" office:value="0.933036">
                <text:p>0.933036</text:p>
              </table:table-cell>
              <table:table-cell office:value-type="float" office:value="0.933036">
                <text:p>0.933036</text:p>
              </table:table-cell>
              <table:table-cell office:value-type="float" office:value="0.933036">
                <text:p>0.933036</text:p>
              </table:table-cell>
              <table:table-cell office:value-type="float" office:value="0.943338">
                <text:p>0.943338</text:p>
              </table:table-cell>
              <table:table-cell office:value-type="float" office:value="0.943338">
                <text:p>0.943338</text:p>
              </table:table-cell>
              <table:table-cell office:value-type="float" office:value="0.931738">
                <text:p>0.931738</text:p>
              </table:table-cell>
              <table:table-cell office:value-type="float" office:value="0.931738">
                <text:p>0.931738</text:p>
              </table:table-cell>
              <table:table-cell office:value-type="float" office:value="0.931738">
                <text:p>0.931738</text:p>
              </table:table-cell>
              <table:table-cell office:value-type="float" office:value="0.943183">
                <text:p>0.943183</text:p>
              </table:table-cell>
              <table:table-cell office:value-type="float" office:value="0.943183">
                <text:p>0.943183</text:p>
              </table:table-cell>
              <table:table-cell office:value-type="float" office:value="0.926664">
                <text:p>0.926664</text:p>
              </table:table-cell>
              <table:table-cell office:value-type="float" office:value="0.926664">
                <text:p>0.926664</text:p>
              </table:table-cell>
              <table:table-cell office:value-type="float" office:value="0.941262">
                <text:p>0.941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30961">
                <text:p>0.930961</text:p>
              </table:table-cell>
              <table:table-cell office:value-type="float" office:value="0.930961">
                <text:p>0.930961</text:p>
              </table:table-cell>
              <table:table-cell office:value-type="float" office:value="0.930961">
                <text:p>0.930961</text:p>
              </table:table-cell>
              <table:table-cell office:value-type="float" office:value="0.923816">
                <text:p>0.923816</text:p>
              </table:table-cell>
              <table:table-cell office:value-type="float" office:value="0.923816">
                <text:p>0.923816</text:p>
              </table:table-cell>
              <table:table-cell office:value-type="float" office:value="0.931971">
                <text:p>0.931971</text:p>
              </table:table-cell>
              <table:table-cell office:value-type="float" office:value="0.931971">
                <text:p>0.931971</text:p>
              </table:table-cell>
              <table:table-cell office:value-type="float" office:value="0.931971">
                <text:p>0.931971</text:p>
              </table:table-cell>
              <table:table-cell office:value-type="float" office:value="0.935812">
                <text:p>0.935812</text:p>
              </table:table-cell>
              <table:table-cell office:value-type="float" office:value="0.935812">
                <text:p>0.935812</text:p>
              </table:table-cell>
              <table:table-cell office:value-type="float" office:value="0.930416">
                <text:p>0.930416</text:p>
              </table:table-cell>
              <table:table-cell office:value-type="float" office:value="0.930416">
                <text:p>0.930416</text:p>
              </table:table-cell>
              <table:table-cell office:value-type="float" office:value="0.930416">
                <text:p>0.930416</text:p>
              </table:table-cell>
              <table:table-cell office:value-type="float" office:value="0.928777">
                <text:p>0.928777</text:p>
              </table:table-cell>
              <table:table-cell office:value-type="float" office:value="0.928777">
                <text:p>0.928777</text:p>
              </table:table-cell>
              <table:table-cell office:value-type="float" office:value="0.933698">
                <text:p>0.933698</text:p>
              </table:table-cell>
              <table:table-cell office:value-type="float" office:value="0.933698">
                <text:p>0.933698</text:p>
              </table:table-cell>
              <table:table-cell office:value-type="float" office:value="0.932623">
                <text:p>0.932623</text:p>
              </table:table-cell>
              <table:table-cell office:value-type="float" office:value="0.932623">
                <text:p>0.932623</text:p>
              </table:table-cell>
              <table:table-cell office:value-type="float" office:value="0.932623">
                <text:p>0.932623</text:p>
              </table:table-cell>
              <table:table-cell office:value-type="float" office:value="0.944203">
                <text:p>0.944203</text:p>
              </table:table-cell>
              <table:table-cell office:value-type="float" office:value="0.944203">
                <text:p>0.944203</text:p>
              </table:table-cell>
              <table:table-cell office:value-type="float" office:value="0.928747">
                <text:p>0.928747</text:p>
              </table:table-cell>
              <table:table-cell office:value-type="float" office:value="0.928747">
                <text:p>0.928747</text:p>
              </table:table-cell>
              <table:table-cell office:value-type="float" office:value="0.928747">
                <text:p>0.928747</text:p>
              </table:table-cell>
              <table:table-cell office:value-type="float" office:value="0.944332">
                <text:p>0.944332</text:p>
              </table:table-cell>
              <table:table-cell office:value-type="float" office:value="0.944332">
                <text:p>0.944332</text:p>
              </table:table-cell>
              <table:table-cell office:value-type="float" office:value="0.926518">
                <text:p>0.926518</text:p>
              </table:table-cell>
              <table:table-cell office:value-type="float" office:value="0.926518">
                <text:p>0.926518</text:p>
              </table:table-cell>
              <table:table-cell office:value-type="float" office:value="0.942651">
                <text:p>0.942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3139">
                <text:p>0.93139</text:p>
              </table:table-cell>
              <table:table-cell office:value-type="float" office:value="0.93139">
                <text:p>0.93139</text:p>
              </table:table-cell>
              <table:table-cell office:value-type="float" office:value="0.93139">
                <text:p>0.93139</text:p>
              </table:table-cell>
              <table:table-cell office:value-type="float" office:value="0.922577">
                <text:p>0.922577</text:p>
              </table:table-cell>
              <table:table-cell office:value-type="float" office:value="0.922577">
                <text:p>0.922577</text:p>
              </table:table-cell>
              <table:table-cell office:value-type="float" office:value="0.933432">
                <text:p>0.933432</text:p>
              </table:table-cell>
              <table:table-cell office:value-type="float" office:value="0.933432">
                <text:p>0.933432</text:p>
              </table:table-cell>
              <table:table-cell office:value-type="float" office:value="0.933432">
                <text:p>0.933432</text:p>
              </table:table-cell>
              <table:table-cell office:value-type="float" office:value="0.934208">
                <text:p>0.934208</text:p>
              </table:table-cell>
              <table:table-cell office:value-type="float" office:value="0.934208">
                <text:p>0.934208</text:p>
              </table:table-cell>
              <table:table-cell office:value-type="float" office:value="0.930347">
                <text:p>0.930347</text:p>
              </table:table-cell>
              <table:table-cell office:value-type="float" office:value="0.930347">
                <text:p>0.930347</text:p>
              </table:table-cell>
              <table:table-cell office:value-type="float" office:value="0.930347">
                <text:p>0.930347</text:p>
              </table:table-cell>
              <table:table-cell office:value-type="float" office:value="0.927814">
                <text:p>0.927814</text:p>
              </table:table-cell>
              <table:table-cell office:value-type="float" office:value="0.927814">
                <text:p>0.927814</text:p>
              </table:table-cell>
              <table:table-cell office:value-type="float" office:value="0.933423">
                <text:p>0.933423</text:p>
              </table:table-cell>
              <table:table-cell office:value-type="float" office:value="0.933423">
                <text:p>0.933423</text:p>
              </table:table-cell>
              <table:table-cell office:value-type="float" office:value="0.933933">
                <text:p>0.933933</text:p>
              </table:table-cell>
              <table:table-cell office:value-type="float" office:value="0.933933">
                <text:p>0.933933</text:p>
              </table:table-cell>
              <table:table-cell office:value-type="float" office:value="0.933933">
                <text:p>0.933933</text:p>
              </table:table-cell>
              <table:table-cell office:value-type="float" office:value="0.943038">
                <text:p>0.943038</text:p>
              </table:table-cell>
              <table:table-cell office:value-type="float" office:value="0.943038">
                <text:p>0.943038</text:p>
              </table:table-cell>
              <table:table-cell office:value-type="float" office:value="0.92832">
                <text:p>0.92832</text:p>
              </table:table-cell>
              <table:table-cell office:value-type="float" office:value="0.92832">
                <text:p>0.92832</text:p>
              </table:table-cell>
              <table:table-cell office:value-type="float" office:value="0.92832">
                <text:p>0.92832</text:p>
              </table:table-cell>
              <table:table-cell office:value-type="float" office:value="0.943689">
                <text:p>0.943689</text:p>
              </table:table-cell>
              <table:table-cell office:value-type="float" office:value="0.943689">
                <text:p>0.943689</text:p>
              </table:table-cell>
              <table:table-cell office:value-type="float" office:value="0.9264">
                <text:p>0.9264</text:p>
              </table:table-cell>
              <table:table-cell office:value-type="float" office:value="0.9264">
                <text:p>0.9264</text:p>
              </table:table-cell>
              <table:table-cell office:value-type="float" office:value="0.942688">
                <text:p>0.9426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2789">
                <text:p>0.932789</text:p>
              </table:table-cell>
              <table:table-cell office:value-type="float" office:value="0.932789">
                <text:p>0.932789</text:p>
              </table:table-cell>
              <table:table-cell office:value-type="float" office:value="0.932789">
                <text:p>0.932789</text:p>
              </table:table-cell>
              <table:table-cell office:value-type="float" office:value="0.922993">
                <text:p>0.922993</text:p>
              </table:table-cell>
              <table:table-cell office:value-type="float" office:value="0.922993">
                <text:p>0.922993</text:p>
              </table:table-cell>
              <table:table-cell office:value-type="float" office:value="0.933428">
                <text:p>0.933428</text:p>
              </table:table-cell>
              <table:table-cell office:value-type="float" office:value="0.933428">
                <text:p>0.933428</text:p>
              </table:table-cell>
              <table:table-cell office:value-type="float" office:value="0.933428">
                <text:p>0.933428</text:p>
              </table:table-cell>
              <table:table-cell office:value-type="float" office:value="0.935334">
                <text:p>0.935334</text:p>
              </table:table-cell>
              <table:table-cell office:value-type="float" office:value="0.935334">
                <text:p>0.935334</text:p>
              </table:table-cell>
              <table:table-cell office:value-type="float" office:value="0.931228">
                <text:p>0.931228</text:p>
              </table:table-cell>
              <table:table-cell office:value-type="float" office:value="0.931228">
                <text:p>0.931228</text:p>
              </table:table-cell>
              <table:table-cell office:value-type="float" office:value="0.931228">
                <text:p>0.931228</text:p>
              </table:table-cell>
              <table:table-cell office:value-type="float" office:value="0.92803">
                <text:p>0.92803</text:p>
              </table:table-cell>
              <table:table-cell office:value-type="float" office:value="0.92803">
                <text:p>0.92803</text:p>
              </table:table-cell>
              <table:table-cell office:value-type="float" office:value="0.93348">
                <text:p>0.93348</text:p>
              </table:table-cell>
              <table:table-cell office:value-type="float" office:value="0.93348">
                <text:p>0.93348</text:p>
              </table:table-cell>
              <table:table-cell office:value-type="float" office:value="0.932966">
                <text:p>0.932966</text:p>
              </table:table-cell>
              <table:table-cell office:value-type="float" office:value="0.932966">
                <text:p>0.932966</text:p>
              </table:table-cell>
              <table:table-cell office:value-type="float" office:value="0.932966">
                <text:p>0.932966</text:p>
              </table:table-cell>
              <table:table-cell office:value-type="float" office:value="0.943077">
                <text:p>0.943077</text:p>
              </table:table-cell>
              <table:table-cell office:value-type="float" office:value="0.943077">
                <text:p>0.943077</text:p>
              </table:table-cell>
              <table:table-cell office:value-type="float" office:value="0.930482">
                <text:p>0.930482</text:p>
              </table:table-cell>
              <table:table-cell office:value-type="float" office:value="0.930482">
                <text:p>0.930482</text:p>
              </table:table-cell>
              <table:table-cell office:value-type="float" office:value="0.930482">
                <text:p>0.930482</text:p>
              </table:table-cell>
              <table:table-cell office:value-type="float" office:value="0.942683">
                <text:p>0.942683</text:p>
              </table:table-cell>
              <table:table-cell office:value-type="float" office:value="0.942683">
                <text:p>0.942683</text:p>
              </table:table-cell>
              <table:table-cell office:value-type="float" office:value="0.927596">
                <text:p>0.927596</text:p>
              </table:table-cell>
              <table:table-cell office:value-type="float" office:value="0.927596">
                <text:p>0.927596</text:p>
              </table:table-cell>
              <table:table-cell office:value-type="float" office:value="0.941912">
                <text:p>0.9419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32955">
                <text:p>0.932955</text:p>
              </table:table-cell>
              <table:table-cell office:value-type="float" office:value="0.932955">
                <text:p>0.932955</text:p>
              </table:table-cell>
              <table:table-cell office:value-type="float" office:value="0.932955">
                <text:p>0.932955</text:p>
              </table:table-cell>
              <table:table-cell office:value-type="float" office:value="0.922697">
                <text:p>0.922697</text:p>
              </table:table-cell>
              <table:table-cell office:value-type="float" office:value="0.922697">
                <text:p>0.922697</text:p>
              </table:table-cell>
              <table:table-cell office:value-type="float" office:value="0.933446">
                <text:p>0.933446</text:p>
              </table:table-cell>
              <table:table-cell office:value-type="float" office:value="0.933446">
                <text:p>0.933446</text:p>
              </table:table-cell>
              <table:table-cell office:value-type="float" office:value="0.933446">
                <text:p>0.933446</text:p>
              </table:table-cell>
              <table:table-cell office:value-type="float" office:value="0.934306">
                <text:p>0.934306</text:p>
              </table:table-cell>
              <table:table-cell office:value-type="float" office:value="0.934306">
                <text:p>0.934306</text:p>
              </table:table-cell>
              <table:table-cell office:value-type="float" office:value="0.933871">
                <text:p>0.933871</text:p>
              </table:table-cell>
              <table:table-cell office:value-type="float" office:value="0.933871">
                <text:p>0.933871</text:p>
              </table:table-cell>
              <table:table-cell office:value-type="float" office:value="0.933871">
                <text:p>0.933871</text:p>
              </table:table-cell>
              <table:table-cell office:value-type="float" office:value="0.927885">
                <text:p>0.927885</text:p>
              </table:table-cell>
              <table:table-cell office:value-type="float" office:value="0.927885">
                <text:p>0.927885</text:p>
              </table:table-cell>
              <table:table-cell office:value-type="float" office:value="0.934512">
                <text:p>0.934512</text:p>
              </table:table-cell>
              <table:table-cell office:value-type="float" office:value="0.934512">
                <text:p>0.934512</text:p>
              </table:table-cell>
              <table:table-cell office:value-type="float" office:value="0.933861">
                <text:p>0.933861</text:p>
              </table:table-cell>
              <table:table-cell office:value-type="float" office:value="0.933861">
                <text:p>0.933861</text:p>
              </table:table-cell>
              <table:table-cell office:value-type="float" office:value="0.933861">
                <text:p>0.933861</text:p>
              </table:table-cell>
              <table:table-cell office:value-type="float" office:value="0.941978">
                <text:p>0.941978</text:p>
              </table:table-cell>
              <table:table-cell office:value-type="float" office:value="0.941978">
                <text:p>0.941978</text:p>
              </table:table-cell>
              <table:table-cell office:value-type="float" office:value="0.929636">
                <text:p>0.929636</text:p>
              </table:table-cell>
              <table:table-cell office:value-type="float" office:value="0.929636">
                <text:p>0.929636</text:p>
              </table:table-cell>
              <table:table-cell office:value-type="float" office:value="0.929636">
                <text:p>0.929636</text:p>
              </table:table-cell>
              <table:table-cell office:value-type="float" office:value="0.943237">
                <text:p>0.943237</text:p>
              </table:table-cell>
              <table:table-cell office:value-type="float" office:value="0.943237">
                <text:p>0.943237</text:p>
              </table:table-cell>
              <table:table-cell office:value-type="float" office:value="0.927618">
                <text:p>0.927618</text:p>
              </table:table-cell>
              <table:table-cell office:value-type="float" office:value="0.927618">
                <text:p>0.927618</text:p>
              </table:table-cell>
              <table:table-cell office:value-type="float" office:value="0.941859">
                <text:p>0.9418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983">
                <text:p>0.933983</text:p>
              </table:table-cell>
              <table:table-cell office:value-type="float" office:value="0.922629">
                <text:p>0.922629</text:p>
              </table:table-cell>
              <table:table-cell office:value-type="float" office:value="0.922629">
                <text:p>0.922629</text:p>
              </table:table-cell>
              <table:table-cell office:value-type="float" office:value="0.932991">
                <text:p>0.932991</text:p>
              </table:table-cell>
              <table:table-cell office:value-type="float" office:value="0.932991">
                <text:p>0.932991</text:p>
              </table:table-cell>
              <table:table-cell office:value-type="float" office:value="0.932991">
                <text:p>0.932991</text:p>
              </table:table-cell>
              <table:table-cell office:value-type="float" office:value="0.934111">
                <text:p>0.934111</text:p>
              </table:table-cell>
              <table:table-cell office:value-type="float" office:value="0.934111">
                <text:p>0.934111</text:p>
              </table:table-cell>
              <table:table-cell office:value-type="float" office:value="0.933197">
                <text:p>0.933197</text:p>
              </table:table-cell>
              <table:table-cell office:value-type="float" office:value="0.933197">
                <text:p>0.933197</text:p>
              </table:table-cell>
              <table:table-cell office:value-type="float" office:value="0.933197">
                <text:p>0.933197</text:p>
              </table:table-cell>
              <table:table-cell office:value-type="float" office:value="0.927667">
                <text:p>0.927667</text:p>
              </table:table-cell>
              <table:table-cell office:value-type="float" office:value="0.927667">
                <text:p>0.927667</text:p>
              </table:table-cell>
              <table:table-cell office:value-type="float" office:value="0.933459">
                <text:p>0.933459</text:p>
              </table:table-cell>
              <table:table-cell office:value-type="float" office:value="0.933459">
                <text:p>0.933459</text:p>
              </table:table-cell>
              <table:table-cell office:value-type="float" office:value="0.933406">
                <text:p>0.933406</text:p>
              </table:table-cell>
              <table:table-cell office:value-type="float" office:value="0.933406">
                <text:p>0.933406</text:p>
              </table:table-cell>
              <table:table-cell office:value-type="float" office:value="0.933406">
                <text:p>0.933406</text:p>
              </table:table-cell>
              <table:table-cell office:value-type="float" office:value="0.941613">
                <text:p>0.941613</text:p>
              </table:table-cell>
              <table:table-cell office:value-type="float" office:value="0.941613">
                <text:p>0.941613</text:p>
              </table:table-cell>
              <table:table-cell office:value-type="float" office:value="0.930158">
                <text:p>0.930158</text:p>
              </table:table-cell>
              <table:table-cell office:value-type="float" office:value="0.930158">
                <text:p>0.930158</text:p>
              </table:table-cell>
              <table:table-cell office:value-type="float" office:value="0.930158">
                <text:p>0.930158</text:p>
              </table:table-cell>
              <table:table-cell office:value-type="float" office:value="0.944158">
                <text:p>0.944158</text:p>
              </table:table-cell>
              <table:table-cell office:value-type="float" office:value="0.944158">
                <text:p>0.944158</text:p>
              </table:table-cell>
              <table:table-cell office:value-type="float" office:value="0.927127">
                <text:p>0.927127</text:p>
              </table:table-cell>
              <table:table-cell office:value-type="float" office:value="0.927127">
                <text:p>0.927127</text:p>
              </table:table-cell>
              <table:table-cell office:value-type="float" office:value="0.940929">
                <text:p>0.9409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34304">
                <text:p>0.934304</text:p>
              </table:table-cell>
              <table:table-cell office:value-type="float" office:value="0.934304">
                <text:p>0.934304</text:p>
              </table:table-cell>
              <table:table-cell office:value-type="float" office:value="0.934304">
                <text:p>0.934304</text:p>
              </table:table-cell>
              <table:table-cell office:value-type="float" office:value="0.922025">
                <text:p>0.922025</text:p>
              </table:table-cell>
              <table:table-cell office:value-type="float" office:value="0.922025">
                <text:p>0.922025</text:p>
              </table:table-cell>
              <table:table-cell office:value-type="float" office:value="0.933027">
                <text:p>0.933027</text:p>
              </table:table-cell>
              <table:table-cell office:value-type="float" office:value="0.933027">
                <text:p>0.933027</text:p>
              </table:table-cell>
              <table:table-cell office:value-type="float" office:value="0.933027">
                <text:p>0.933027</text:p>
              </table:table-cell>
              <table:table-cell office:value-type="float" office:value="0.935542">
                <text:p>0.935542</text:p>
              </table:table-cell>
              <table:table-cell office:value-type="float" office:value="0.935542">
                <text:p>0.935542</text:p>
              </table:table-cell>
              <table:table-cell office:value-type="float" office:value="0.934566">
                <text:p>0.934566</text:p>
              </table:table-cell>
              <table:table-cell office:value-type="float" office:value="0.934566">
                <text:p>0.934566</text:p>
              </table:table-cell>
              <table:table-cell office:value-type="float" office:value="0.934566">
                <text:p>0.934566</text:p>
              </table:table-cell>
              <table:table-cell office:value-type="float" office:value="0.927349">
                <text:p>0.927349</text:p>
              </table:table-cell>
              <table:table-cell office:value-type="float" office:value="0.927349">
                <text:p>0.927349</text:p>
              </table:table-cell>
              <table:table-cell office:value-type="float" office:value="0.933763">
                <text:p>0.933763</text:p>
              </table:table-cell>
              <table:table-cell office:value-type="float" office:value="0.933763">
                <text:p>0.933763</text:p>
              </table:table-cell>
              <table:table-cell office:value-type="float" office:value="0.934967">
                <text:p>0.934967</text:p>
              </table:table-cell>
              <table:table-cell office:value-type="float" office:value="0.934967">
                <text:p>0.934967</text:p>
              </table:table-cell>
              <table:table-cell office:value-type="float" office:value="0.934967">
                <text:p>0.934967</text:p>
              </table:table-cell>
              <table:table-cell office:value-type="float" office:value="0.942249">
                <text:p>0.942249</text:p>
              </table:table-cell>
              <table:table-cell office:value-type="float" office:value="0.942249">
                <text:p>0.942249</text:p>
              </table:table-cell>
              <table:table-cell office:value-type="float" office:value="0.930588">
                <text:p>0.930588</text:p>
              </table:table-cell>
              <table:table-cell office:value-type="float" office:value="0.930588">
                <text:p>0.930588</text:p>
              </table:table-cell>
              <table:table-cell office:value-type="float" office:value="0.930588">
                <text:p>0.930588</text:p>
              </table:table-cell>
              <table:table-cell office:value-type="float" office:value="0.943774">
                <text:p>0.943774</text:p>
              </table:table-cell>
              <table:table-cell office:value-type="float" office:value="0.943774">
                <text:p>0.943774</text:p>
              </table:table-cell>
              <table:table-cell office:value-type="float" office:value="0.928944">
                <text:p>0.928944</text:p>
              </table:table-cell>
              <table:table-cell office:value-type="float" office:value="0.928944">
                <text:p>0.928944</text:p>
              </table:table-cell>
              <table:table-cell office:value-type="float" office:value="0.941671">
                <text:p>0.941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33874">
                <text:p>0.933874</text:p>
              </table:table-cell>
              <table:table-cell office:value-type="float" office:value="0.933874">
                <text:p>0.933874</text:p>
              </table:table-cell>
              <table:table-cell office:value-type="float" office:value="0.933874">
                <text:p>0.933874</text:p>
              </table:table-cell>
              <table:table-cell office:value-type="float" office:value="0.922404">
                <text:p>0.922404</text:p>
              </table:table-cell>
              <table:table-cell office:value-type="float" office:value="0.922404">
                <text:p>0.922404</text:p>
              </table:table-cell>
              <table:table-cell office:value-type="float" office:value="0.933065">
                <text:p>0.933065</text:p>
              </table:table-cell>
              <table:table-cell office:value-type="float" office:value="0.933065">
                <text:p>0.933065</text:p>
              </table:table-cell>
              <table:table-cell office:value-type="float" office:value="0.933065">
                <text:p>0.933065</text:p>
              </table:table-cell>
              <table:table-cell office:value-type="float" office:value="0.935854">
                <text:p>0.935854</text:p>
              </table:table-cell>
              <table:table-cell office:value-type="float" office:value="0.935854">
                <text:p>0.935854</text:p>
              </table:table-cell>
              <table:table-cell office:value-type="float" office:value="0.934924">
                <text:p>0.934924</text:p>
              </table:table-cell>
              <table:table-cell office:value-type="float" office:value="0.934924">
                <text:p>0.934924</text:p>
              </table:table-cell>
              <table:table-cell office:value-type="float" office:value="0.934924">
                <text:p>0.934924</text:p>
              </table:table-cell>
              <table:table-cell office:value-type="float" office:value="0.927295">
                <text:p>0.927295</text:p>
              </table:table-cell>
              <table:table-cell office:value-type="float" office:value="0.927295">
                <text:p>0.927295</text:p>
              </table:table-cell>
              <table:table-cell office:value-type="float" office:value="0.933773">
                <text:p>0.933773</text:p>
              </table:table-cell>
              <table:table-cell office:value-type="float" office:value="0.933773">
                <text:p>0.933773</text:p>
              </table:table-cell>
              <table:table-cell office:value-type="float" office:value="0.935368">
                <text:p>0.935368</text:p>
              </table:table-cell>
              <table:table-cell office:value-type="float" office:value="0.935368">
                <text:p>0.935368</text:p>
              </table:table-cell>
              <table:table-cell office:value-type="float" office:value="0.935368">
                <text:p>0.935368</text:p>
              </table:table-cell>
              <table:table-cell office:value-type="float" office:value="0.941764">
                <text:p>0.941764</text:p>
              </table:table-cell>
              <table:table-cell office:value-type="float" office:value="0.941764">
                <text:p>0.941764</text:p>
              </table:table-cell>
              <table:table-cell office:value-type="float" office:value="0.931053">
                <text:p>0.931053</text:p>
              </table:table-cell>
              <table:table-cell office:value-type="float" office:value="0.931053">
                <text:p>0.931053</text:p>
              </table:table-cell>
              <table:table-cell office:value-type="float" office:value="0.931053">
                <text:p>0.931053</text:p>
              </table:table-cell>
              <table:table-cell office:value-type="float" office:value="0.943683">
                <text:p>0.943683</text:p>
              </table:table-cell>
              <table:table-cell office:value-type="float" office:value="0.943683">
                <text:p>0.943683</text:p>
              </table:table-cell>
              <table:table-cell office:value-type="float" office:value="0.929211">
                <text:p>0.929211</text:p>
              </table:table-cell>
              <table:table-cell office:value-type="float" office:value="0.929211">
                <text:p>0.929211</text:p>
              </table:table-cell>
              <table:table-cell office:value-type="float" office:value="0.941214">
                <text:p>0.9412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35065">
                <text:p>0.935065</text:p>
              </table:table-cell>
              <table:table-cell office:value-type="float" office:value="0.935065">
                <text:p>0.935065</text:p>
              </table:table-cell>
              <table:table-cell office:value-type="float" office:value="0.935065">
                <text:p>0.935065</text:p>
              </table:table-cell>
              <table:table-cell office:value-type="float" office:value="0.921845">
                <text:p>0.921845</text:p>
              </table:table-cell>
              <table:table-cell office:value-type="float" office:value="0.921845">
                <text:p>0.921845</text:p>
              </table:table-cell>
              <table:table-cell office:value-type="float" office:value="0.934021">
                <text:p>0.934021</text:p>
              </table:table-cell>
              <table:table-cell office:value-type="float" office:value="0.934021">
                <text:p>0.934021</text:p>
              </table:table-cell>
              <table:table-cell office:value-type="float" office:value="0.934021">
                <text:p>0.934021</text:p>
              </table:table-cell>
              <table:table-cell office:value-type="float" office:value="0.935593">
                <text:p>0.935593</text:p>
              </table:table-cell>
              <table:table-cell office:value-type="float" office:value="0.935593">
                <text:p>0.935593</text:p>
              </table:table-cell>
              <table:table-cell office:value-type="float" office:value="0.935326">
                <text:p>0.935326</text:p>
              </table:table-cell>
              <table:table-cell office:value-type="float" office:value="0.935326">
                <text:p>0.935326</text:p>
              </table:table-cell>
              <table:table-cell office:value-type="float" office:value="0.935326">
                <text:p>0.935326</text:p>
              </table:table-cell>
              <table:table-cell office:value-type="float" office:value="0.92774">
                <text:p>0.92774</text:p>
              </table:table-cell>
              <table:table-cell office:value-type="float" office:value="0.92774">
                <text:p>0.92774</text:p>
              </table:table-cell>
              <table:table-cell office:value-type="float" office:value="0.934622">
                <text:p>0.934622</text:p>
              </table:table-cell>
              <table:table-cell office:value-type="float" office:value="0.934622">
                <text:p>0.934622</text:p>
              </table:table-cell>
              <table:table-cell office:value-type="float" office:value="0.935307">
                <text:p>0.935307</text:p>
              </table:table-cell>
              <table:table-cell office:value-type="float" office:value="0.935307">
                <text:p>0.935307</text:p>
              </table:table-cell>
              <table:table-cell office:value-type="float" office:value="0.935307">
                <text:p>0.935307</text:p>
              </table:table-cell>
              <table:table-cell office:value-type="float" office:value="0.941773">
                <text:p>0.941773</text:p>
              </table:table-cell>
              <table:table-cell office:value-type="float" office:value="0.941773">
                <text:p>0.941773</text:p>
              </table:table-cell>
              <table:table-cell office:value-type="float" office:value="0.930764">
                <text:p>0.930764</text:p>
              </table:table-cell>
              <table:table-cell office:value-type="float" office:value="0.930764">
                <text:p>0.930764</text:p>
              </table:table-cell>
              <table:table-cell office:value-type="float" office:value="0.930764">
                <text:p>0.930764</text:p>
              </table:table-cell>
              <table:table-cell office:value-type="float" office:value="0.944575">
                <text:p>0.944575</text:p>
              </table:table-cell>
              <table:table-cell office:value-type="float" office:value="0.944575">
                <text:p>0.944575</text:p>
              </table:table-cell>
              <table:table-cell office:value-type="float" office:value="0.929149">
                <text:p>0.929149</text:p>
              </table:table-cell>
              <table:table-cell office:value-type="float" office:value="0.929149">
                <text:p>0.929149</text:p>
              </table:table-cell>
              <table:table-cell office:value-type="float" office:value="0.941183">
                <text:p>0.9411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3428">
                <text:p>0.93428</text:p>
              </table:table-cell>
              <table:table-cell office:value-type="float" office:value="0.93428">
                <text:p>0.93428</text:p>
              </table:table-cell>
              <table:table-cell office:value-type="float" office:value="0.93428">
                <text:p>0.93428</text:p>
              </table:table-cell>
              <table:table-cell office:value-type="float" office:value="0.922971">
                <text:p>0.922971</text:p>
              </table:table-cell>
              <table:table-cell office:value-type="float" office:value="0.922971">
                <text:p>0.922971</text:p>
              </table:table-cell>
              <table:table-cell office:value-type="float" office:value="0.934506">
                <text:p>0.934506</text:p>
              </table:table-cell>
              <table:table-cell office:value-type="float" office:value="0.934506">
                <text:p>0.934506</text:p>
              </table:table-cell>
              <table:table-cell office:value-type="float" office:value="0.934506">
                <text:p>0.934506</text:p>
              </table:table-cell>
              <table:table-cell office:value-type="float" office:value="0.93528">
                <text:p>0.93528</text:p>
              </table:table-cell>
              <table:table-cell office:value-type="float" office:value="0.93528">
                <text:p>0.93528</text:p>
              </table:table-cell>
              <table:table-cell office:value-type="float" office:value="0.935096">
                <text:p>0.935096</text:p>
              </table:table-cell>
              <table:table-cell office:value-type="float" office:value="0.935096">
                <text:p>0.935096</text:p>
              </table:table-cell>
              <table:table-cell office:value-type="float" office:value="0.935096">
                <text:p>0.935096</text:p>
              </table:table-cell>
              <table:table-cell office:value-type="float" office:value="0.927754">
                <text:p>0.927754</text:p>
              </table:table-cell>
              <table:table-cell office:value-type="float" office:value="0.927754">
                <text:p>0.927754</text:p>
              </table:table-cell>
              <table:table-cell office:value-type="float" office:value="0.934363">
                <text:p>0.934363</text:p>
              </table:table-cell>
              <table:table-cell office:value-type="float" office:value="0.934363">
                <text:p>0.934363</text:p>
              </table:table-cell>
              <table:table-cell office:value-type="float" office:value="0.935456">
                <text:p>0.935456</text:p>
              </table:table-cell>
              <table:table-cell office:value-type="float" office:value="0.935456">
                <text:p>0.935456</text:p>
              </table:table-cell>
              <table:table-cell office:value-type="float" office:value="0.935456">
                <text:p>0.935456</text:p>
              </table:table-cell>
              <table:table-cell office:value-type="float" office:value="0.942769">
                <text:p>0.942769</text:p>
              </table:table-cell>
              <table:table-cell office:value-type="float" office:value="0.942769">
                <text:p>0.942769</text:p>
              </table:table-cell>
              <table:table-cell office:value-type="float" office:value="0.930733">
                <text:p>0.930733</text:p>
              </table:table-cell>
              <table:table-cell office:value-type="float" office:value="0.930733">
                <text:p>0.930733</text:p>
              </table:table-cell>
              <table:table-cell office:value-type="float" office:value="0.930733">
                <text:p>0.930733</text:p>
              </table:table-cell>
              <table:table-cell office:value-type="float" office:value="0.942943">
                <text:p>0.942943</text:p>
              </table:table-cell>
              <table:table-cell office:value-type="float" office:value="0.942943">
                <text:p>0.942943</text:p>
              </table:table-cell>
              <table:table-cell office:value-type="float" office:value="0.929563">
                <text:p>0.929563</text:p>
              </table:table-cell>
              <table:table-cell office:value-type="float" office:value="0.929563">
                <text:p>0.929563</text:p>
              </table:table-cell>
              <table:table-cell office:value-type="float" office:value="0.940347">
                <text:p>0.940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3367">
                <text:p>0.933367</text:p>
              </table:table-cell>
              <table:table-cell office:value-type="float" office:value="0.933367">
                <text:p>0.933367</text:p>
              </table:table-cell>
              <table:table-cell office:value-type="float" office:value="0.933367">
                <text:p>0.933367</text:p>
              </table:table-cell>
              <table:table-cell office:value-type="float" office:value="0.922934">
                <text:p>0.922934</text:p>
              </table:table-cell>
              <table:table-cell office:value-type="float" office:value="0.922934">
                <text:p>0.922934</text:p>
              </table:table-cell>
              <table:table-cell office:value-type="float" office:value="0.934641">
                <text:p>0.934641</text:p>
              </table:table-cell>
              <table:table-cell office:value-type="float" office:value="0.934641">
                <text:p>0.934641</text:p>
              </table:table-cell>
              <table:table-cell office:value-type="float" office:value="0.934641">
                <text:p>0.934641</text:p>
              </table:table-cell>
              <table:table-cell office:value-type="float" office:value="0.935062">
                <text:p>0.935062</text:p>
              </table:table-cell>
              <table:table-cell office:value-type="float" office:value="0.935062">
                <text:p>0.935062</text:p>
              </table:table-cell>
              <table:table-cell office:value-type="float" office:value="0.93514">
                <text:p>0.93514</text:p>
              </table:table-cell>
              <table:table-cell office:value-type="float" office:value="0.93514">
                <text:p>0.93514</text:p>
              </table:table-cell>
              <table:table-cell office:value-type="float" office:value="0.93514">
                <text:p>0.93514</text:p>
              </table:table-cell>
              <table:table-cell office:value-type="float" office:value="0.927356">
                <text:p>0.927356</text:p>
              </table:table-cell>
              <table:table-cell office:value-type="float" office:value="0.927356">
                <text:p>0.927356</text:p>
              </table:table-cell>
              <table:table-cell office:value-type="float" office:value="0.935776">
                <text:p>0.935776</text:p>
              </table:table-cell>
              <table:table-cell office:value-type="float" office:value="0.935776">
                <text:p>0.935776</text:p>
              </table:table-cell>
              <table:table-cell office:value-type="float" office:value="0.936921">
                <text:p>0.936921</text:p>
              </table:table-cell>
              <table:table-cell office:value-type="float" office:value="0.936921">
                <text:p>0.936921</text:p>
              </table:table-cell>
              <table:table-cell office:value-type="float" office:value="0.936921">
                <text:p>0.936921</text:p>
              </table:table-cell>
              <table:table-cell office:value-type="float" office:value="0.944221">
                <text:p>0.944221</text:p>
              </table:table-cell>
              <table:table-cell office:value-type="float" office:value="0.944221">
                <text:p>0.944221</text:p>
              </table:table-cell>
              <table:table-cell office:value-type="float" office:value="0.929651">
                <text:p>0.929651</text:p>
              </table:table-cell>
              <table:table-cell office:value-type="float" office:value="0.929651">
                <text:p>0.929651</text:p>
              </table:table-cell>
              <table:table-cell office:value-type="float" office:value="0.929651">
                <text:p>0.929651</text:p>
              </table:table-cell>
              <table:table-cell office:value-type="float" office:value="0.943463">
                <text:p>0.943463</text:p>
              </table:table-cell>
              <table:table-cell office:value-type="float" office:value="0.943463">
                <text:p>0.943463</text:p>
              </table:table-cell>
              <table:table-cell office:value-type="float" office:value="0.931109">
                <text:p>0.931109</text:p>
              </table:table-cell>
              <table:table-cell office:value-type="float" office:value="0.931109">
                <text:p>0.931109</text:p>
              </table:table-cell>
              <table:table-cell office:value-type="float" office:value="0.940065">
                <text:p>0.9400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4716">
                <text:p>0.934716</text:p>
              </table:table-cell>
              <table:table-cell office:value-type="float" office:value="0.934716">
                <text:p>0.934716</text:p>
              </table:table-cell>
              <table:table-cell office:value-type="float" office:value="0.934716">
                <text:p>0.934716</text:p>
              </table:table-cell>
              <table:table-cell office:value-type="float" office:value="0.923208">
                <text:p>0.923208</text:p>
              </table:table-cell>
              <table:table-cell office:value-type="float" office:value="0.923208">
                <text:p>0.923208</text:p>
              </table:table-cell>
              <table:table-cell office:value-type="float" office:value="0.933646">
                <text:p>0.933646</text:p>
              </table:table-cell>
              <table:table-cell office:value-type="float" office:value="0.933646">
                <text:p>0.933646</text:p>
              </table:table-cell>
              <table:table-cell office:value-type="float" office:value="0.933646">
                <text:p>0.933646</text:p>
              </table:table-cell>
              <table:table-cell office:value-type="float" office:value="0.935539">
                <text:p>0.935539</text:p>
              </table:table-cell>
              <table:table-cell office:value-type="float" office:value="0.935539">
                <text:p>0.935539</text:p>
              </table:table-cell>
              <table:table-cell office:value-type="float" office:value="0.933659">
                <text:p>0.933659</text:p>
              </table:table-cell>
              <table:table-cell office:value-type="float" office:value="0.933659">
                <text:p>0.933659</text:p>
              </table:table-cell>
              <table:table-cell office:value-type="float" office:value="0.933659">
                <text:p>0.933659</text:p>
              </table:table-cell>
              <table:table-cell office:value-type="float" office:value="0.927564">
                <text:p>0.927564</text:p>
              </table:table-cell>
              <table:table-cell office:value-type="float" office:value="0.927564">
                <text:p>0.927564</text:p>
              </table:table-cell>
              <table:table-cell office:value-type="float" office:value="0.936314">
                <text:p>0.936314</text:p>
              </table:table-cell>
              <table:table-cell office:value-type="float" office:value="0.936314">
                <text:p>0.936314</text:p>
              </table:table-cell>
              <table:table-cell office:value-type="float" office:value="0.938646">
                <text:p>0.938646</text:p>
              </table:table-cell>
              <table:table-cell office:value-type="float" office:value="0.938646">
                <text:p>0.938646</text:p>
              </table:table-cell>
              <table:table-cell office:value-type="float" office:value="0.938646">
                <text:p>0.938646</text:p>
              </table:table-cell>
              <table:table-cell office:value-type="float" office:value="0.943872">
                <text:p>0.943872</text:p>
              </table:table-cell>
              <table:table-cell office:value-type="float" office:value="0.943872">
                <text:p>0.943872</text:p>
              </table:table-cell>
              <table:table-cell office:value-type="float" office:value="0.929667">
                <text:p>0.929667</text:p>
              </table:table-cell>
              <table:table-cell office:value-type="float" office:value="0.929667">
                <text:p>0.929667</text:p>
              </table:table-cell>
              <table:table-cell office:value-type="float" office:value="0.929667">
                <text:p>0.929667</text:p>
              </table:table-cell>
              <table:table-cell office:value-type="float" office:value="0.943563">
                <text:p>0.943563</text:p>
              </table:table-cell>
              <table:table-cell office:value-type="float" office:value="0.943563">
                <text:p>0.943563</text:p>
              </table:table-cell>
              <table:table-cell office:value-type="float" office:value="0.932324">
                <text:p>0.932324</text:p>
              </table:table-cell>
              <table:table-cell office:value-type="float" office:value="0.932324">
                <text:p>0.932324</text:p>
              </table:table-cell>
              <table:table-cell office:value-type="float" office:value="0.939672">
                <text:p>0.9396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4229">
                <text:p>0.934229</text:p>
              </table:table-cell>
              <table:table-cell office:value-type="float" office:value="0.934229">
                <text:p>0.934229</text:p>
              </table:table-cell>
              <table:table-cell office:value-type="float" office:value="0.934229">
                <text:p>0.934229</text:p>
              </table:table-cell>
              <table:table-cell office:value-type="float" office:value="0.923867">
                <text:p>0.923867</text:p>
              </table:table-cell>
              <table:table-cell office:value-type="float" office:value="0.923867">
                <text:p>0.923867</text:p>
              </table:table-cell>
              <table:table-cell office:value-type="float" office:value="0.932067">
                <text:p>0.932067</text:p>
              </table:table-cell>
              <table:table-cell office:value-type="float" office:value="0.932067">
                <text:p>0.932067</text:p>
              </table:table-cell>
              <table:table-cell office:value-type="float" office:value="0.932067">
                <text:p>0.932067</text:p>
              </table:table-cell>
              <table:table-cell office:value-type="float" office:value="0.936114">
                <text:p>0.936114</text:p>
              </table:table-cell>
              <table:table-cell office:value-type="float" office:value="0.936114">
                <text:p>0.936114</text:p>
              </table:table-cell>
              <table:table-cell office:value-type="float" office:value="0.934705">
                <text:p>0.934705</text:p>
              </table:table-cell>
              <table:table-cell office:value-type="float" office:value="0.934705">
                <text:p>0.934705</text:p>
              </table:table-cell>
              <table:table-cell office:value-type="float" office:value="0.934705">
                <text:p>0.934705</text:p>
              </table:table-cell>
              <table:table-cell office:value-type="float" office:value="0.927211">
                <text:p>0.927211</text:p>
              </table:table-cell>
              <table:table-cell office:value-type="float" office:value="0.927211">
                <text:p>0.927211</text:p>
              </table:table-cell>
              <table:table-cell office:value-type="float" office:value="0.935312">
                <text:p>0.935312</text:p>
              </table:table-cell>
              <table:table-cell office:value-type="float" office:value="0.935312">
                <text:p>0.935312</text:p>
              </table:table-cell>
              <table:table-cell office:value-type="float" office:value="0.938877">
                <text:p>0.938877</text:p>
              </table:table-cell>
              <table:table-cell office:value-type="float" office:value="0.938877">
                <text:p>0.938877</text:p>
              </table:table-cell>
              <table:table-cell office:value-type="float" office:value="0.938877">
                <text:p>0.938877</text:p>
              </table:table-cell>
              <table:table-cell office:value-type="float" office:value="0.943974">
                <text:p>0.943974</text:p>
              </table:table-cell>
              <table:table-cell office:value-type="float" office:value="0.943974">
                <text:p>0.943974</text:p>
              </table:table-cell>
              <table:table-cell office:value-type="float" office:value="0.930645">
                <text:p>0.930645</text:p>
              </table:table-cell>
              <table:table-cell office:value-type="float" office:value="0.930645">
                <text:p>0.930645</text:p>
              </table:table-cell>
              <table:table-cell office:value-type="float" office:value="0.930645">
                <text:p>0.930645</text:p>
              </table:table-cell>
              <table:table-cell office:value-type="float" office:value="0.943676">
                <text:p>0.943676</text:p>
              </table:table-cell>
              <table:table-cell office:value-type="float" office:value="0.943676">
                <text:p>0.943676</text:p>
              </table:table-cell>
              <table:table-cell office:value-type="float" office:value="0.932615">
                <text:p>0.932615</text:p>
              </table:table-cell>
              <table:table-cell office:value-type="float" office:value="0.932615">
                <text:p>0.932615</text:p>
              </table:table-cell>
              <table:table-cell office:value-type="float" office:value="0.939188">
                <text:p>0.939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5334">
                <text:p>0.935334</text:p>
              </table:table-cell>
              <table:table-cell office:value-type="float" office:value="0.935334">
                <text:p>0.935334</text:p>
              </table:table-cell>
              <table:table-cell office:value-type="float" office:value="0.935334">
                <text:p>0.935334</text:p>
              </table:table-cell>
              <table:table-cell office:value-type="float" office:value="0.924211">
                <text:p>0.924211</text:p>
              </table:table-cell>
              <table:table-cell office:value-type="float" office:value="0.924211">
                <text:p>0.924211</text:p>
              </table:table-cell>
              <table:table-cell office:value-type="float" office:value="0.931996">
                <text:p>0.931996</text:p>
              </table:table-cell>
              <table:table-cell office:value-type="float" office:value="0.931996">
                <text:p>0.931996</text:p>
              </table:table-cell>
              <table:table-cell office:value-type="float" office:value="0.931996">
                <text:p>0.931996</text:p>
              </table:table-cell>
              <table:table-cell office:value-type="float" office:value="0.936133">
                <text:p>0.936133</text:p>
              </table:table-cell>
              <table:table-cell office:value-type="float" office:value="0.936133">
                <text:p>0.936133</text:p>
              </table:table-cell>
              <table:table-cell office:value-type="float" office:value="0.935418">
                <text:p>0.935418</text:p>
              </table:table-cell>
              <table:table-cell office:value-type="float" office:value="0.935418">
                <text:p>0.935418</text:p>
              </table:table-cell>
              <table:table-cell office:value-type="float" office:value="0.935418">
                <text:p>0.935418</text:p>
              </table:table-cell>
              <table:table-cell office:value-type="float" office:value="0.928054">
                <text:p>0.928054</text:p>
              </table:table-cell>
              <table:table-cell office:value-type="float" office:value="0.928054">
                <text:p>0.928054</text:p>
              </table:table-cell>
              <table:table-cell office:value-type="float" office:value="0.936246">
                <text:p>0.936246</text:p>
              </table:table-cell>
              <table:table-cell office:value-type="float" office:value="0.936246">
                <text:p>0.936246</text:p>
              </table:table-cell>
              <table:table-cell office:value-type="float" office:value="0.938098">
                <text:p>0.938098</text:p>
              </table:table-cell>
              <table:table-cell office:value-type="float" office:value="0.938098">
                <text:p>0.938098</text:p>
              </table:table-cell>
              <table:table-cell office:value-type="float" office:value="0.938098">
                <text:p>0.938098</text:p>
              </table:table-cell>
              <table:table-cell office:value-type="float" office:value="0.943891">
                <text:p>0.943891</text:p>
              </table:table-cell>
              <table:table-cell office:value-type="float" office:value="0.943891">
                <text:p>0.943891</text:p>
              </table:table-cell>
              <table:table-cell office:value-type="float" office:value="0.931874">
                <text:p>0.931874</text:p>
              </table:table-cell>
              <table:table-cell office:value-type="float" office:value="0.931874">
                <text:p>0.931874</text:p>
              </table:table-cell>
              <table:table-cell office:value-type="float" office:value="0.931874">
                <text:p>0.931874</text:p>
              </table:table-cell>
              <table:table-cell office:value-type="float" office:value="0.942917">
                <text:p>0.942917</text:p>
              </table:table-cell>
              <table:table-cell office:value-type="float" office:value="0.942917">
                <text:p>0.942917</text:p>
              </table:table-cell>
              <table:table-cell office:value-type="float" office:value="0.934106">
                <text:p>0.934106</text:p>
              </table:table-cell>
              <table:table-cell office:value-type="float" office:value="0.934106">
                <text:p>0.934106</text:p>
              </table:table-cell>
              <table:table-cell office:value-type="float" office:value="0.939684">
                <text:p>0.939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5082">
                <text:p>0.935082</text:p>
              </table:table-cell>
              <table:table-cell office:value-type="float" office:value="0.935082">
                <text:p>0.935082</text:p>
              </table:table-cell>
              <table:table-cell office:value-type="float" office:value="0.935082">
                <text:p>0.935082</text:p>
              </table:table-cell>
              <table:table-cell office:value-type="float" office:value="0.924411">
                <text:p>0.924411</text:p>
              </table:table-cell>
              <table:table-cell office:value-type="float" office:value="0.924411">
                <text:p>0.924411</text:p>
              </table:table-cell>
              <table:table-cell office:value-type="float" office:value="0.931947">
                <text:p>0.931947</text:p>
              </table:table-cell>
              <table:table-cell office:value-type="float" office:value="0.931947">
                <text:p>0.931947</text:p>
              </table:table-cell>
              <table:table-cell office:value-type="float" office:value="0.931947">
                <text:p>0.931947</text:p>
              </table:table-cell>
              <table:table-cell office:value-type="float" office:value="0.935814">
                <text:p>0.935814</text:p>
              </table:table-cell>
              <table:table-cell office:value-type="float" office:value="0.935814">
                <text:p>0.935814</text:p>
              </table:table-cell>
              <table:table-cell office:value-type="float" office:value="0.936741">
                <text:p>0.936741</text:p>
              </table:table-cell>
              <table:table-cell office:value-type="float" office:value="0.936741">
                <text:p>0.936741</text:p>
              </table:table-cell>
              <table:table-cell office:value-type="float" office:value="0.936741">
                <text:p>0.936741</text:p>
              </table:table-cell>
              <table:table-cell office:value-type="float" office:value="0.928634">
                <text:p>0.928634</text:p>
              </table:table-cell>
              <table:table-cell office:value-type="float" office:value="0.928634">
                <text:p>0.928634</text:p>
              </table:table-cell>
              <table:table-cell office:value-type="float" office:value="0.935435">
                <text:p>0.935435</text:p>
              </table:table-cell>
              <table:table-cell office:value-type="float" office:value="0.935435">
                <text:p>0.935435</text:p>
              </table:table-cell>
              <table:table-cell office:value-type="float" office:value="0.939849">
                <text:p>0.939849</text:p>
              </table:table-cell>
              <table:table-cell office:value-type="float" office:value="0.939849">
                <text:p>0.939849</text:p>
              </table:table-cell>
              <table:table-cell office:value-type="float" office:value="0.939849">
                <text:p>0.939849</text:p>
              </table:table-cell>
              <table:table-cell office:value-type="float" office:value="0.944075">
                <text:p>0.944075</text:p>
              </table:table-cell>
              <table:table-cell office:value-type="float" office:value="0.944075">
                <text:p>0.944075</text:p>
              </table:table-cell>
              <table:table-cell office:value-type="float" office:value="0.932161">
                <text:p>0.932161</text:p>
              </table:table-cell>
              <table:table-cell office:value-type="float" office:value="0.932161">
                <text:p>0.932161</text:p>
              </table:table-cell>
              <table:table-cell office:value-type="float" office:value="0.932161">
                <text:p>0.932161</text:p>
              </table:table-cell>
              <table:table-cell office:value-type="float" office:value="0.941869">
                <text:p>0.941869</text:p>
              </table:table-cell>
              <table:table-cell office:value-type="float" office:value="0.941869">
                <text:p>0.941869</text:p>
              </table:table-cell>
              <table:table-cell office:value-type="float" office:value="0.935577">
                <text:p>0.935577</text:p>
              </table:table-cell>
              <table:table-cell office:value-type="float" office:value="0.935577">
                <text:p>0.935577</text:p>
              </table:table-cell>
              <table:table-cell office:value-type="float" office:value="0.939175">
                <text:p>0.939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534">
                <text:p>0.93534</text:p>
              </table:table-cell>
              <table:table-cell office:value-type="float" office:value="0.93534">
                <text:p>0.93534</text:p>
              </table:table-cell>
              <table:table-cell office:value-type="float" office:value="0.93534">
                <text:p>0.93534</text:p>
              </table:table-cell>
              <table:table-cell office:value-type="float" office:value="0.924759">
                <text:p>0.924759</text:p>
              </table:table-cell>
              <table:table-cell office:value-type="float" office:value="0.924759">
                <text:p>0.924759</text:p>
              </table:table-cell>
              <table:table-cell office:value-type="float" office:value="0.931146">
                <text:p>0.931146</text:p>
              </table:table-cell>
              <table:table-cell office:value-type="float" office:value="0.931146">
                <text:p>0.931146</text:p>
              </table:table-cell>
              <table:table-cell office:value-type="float" office:value="0.931146">
                <text:p>0.931146</text:p>
              </table:table-cell>
              <table:table-cell office:value-type="float" office:value="0.936281">
                <text:p>0.936281</text:p>
              </table:table-cell>
              <table:table-cell office:value-type="float" office:value="0.936281">
                <text:p>0.936281</text:p>
              </table:table-cell>
              <table:table-cell office:value-type="float" office:value="0.936637">
                <text:p>0.936637</text:p>
              </table:table-cell>
              <table:table-cell office:value-type="float" office:value="0.936637">
                <text:p>0.936637</text:p>
              </table:table-cell>
              <table:table-cell office:value-type="float" office:value="0.936637">
                <text:p>0.936637</text:p>
              </table:table-cell>
              <table:table-cell office:value-type="float" office:value="0.928838">
                <text:p>0.928838</text:p>
              </table:table-cell>
              <table:table-cell office:value-type="float" office:value="0.928838">
                <text:p>0.928838</text:p>
              </table:table-cell>
              <table:table-cell office:value-type="float" office:value="0.935059">
                <text:p>0.935059</text:p>
              </table:table-cell>
              <table:table-cell office:value-type="float" office:value="0.935059">
                <text:p>0.935059</text:p>
              </table:table-cell>
              <table:table-cell office:value-type="float" office:value="0.939256">
                <text:p>0.939256</text:p>
              </table:table-cell>
              <table:table-cell office:value-type="float" office:value="0.939256">
                <text:p>0.939256</text:p>
              </table:table-cell>
              <table:table-cell office:value-type="float" office:value="0.939256">
                <text:p>0.939256</text:p>
              </table:table-cell>
              <table:table-cell office:value-type="float" office:value="0.945494">
                <text:p>0.945494</text:p>
              </table:table-cell>
              <table:table-cell office:value-type="float" office:value="0.945494">
                <text:p>0.945494</text:p>
              </table:table-cell>
              <table:table-cell office:value-type="float" office:value="0.932113">
                <text:p>0.932113</text:p>
              </table:table-cell>
              <table:table-cell office:value-type="float" office:value="0.932113">
                <text:p>0.932113</text:p>
              </table:table-cell>
              <table:table-cell office:value-type="float" office:value="0.932113">
                <text:p>0.932113</text:p>
              </table:table-cell>
              <table:table-cell office:value-type="float" office:value="0.940631">
                <text:p>0.940631</text:p>
              </table:table-cell>
              <table:table-cell office:value-type="float" office:value="0.940631">
                <text:p>0.940631</text:p>
              </table:table-cell>
              <table:table-cell office:value-type="float" office:value="0.935041">
                <text:p>0.935041</text:p>
              </table:table-cell>
              <table:table-cell office:value-type="float" office:value="0.935041">
                <text:p>0.935041</text:p>
              </table:table-cell>
              <table:table-cell office:value-type="float" office:value="0.937832">
                <text:p>0.9378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5584">
                <text:p>0.935584</text:p>
              </table:table-cell>
              <table:table-cell office:value-type="float" office:value="0.935584">
                <text:p>0.935584</text:p>
              </table:table-cell>
              <table:table-cell office:value-type="float" office:value="0.935584">
                <text:p>0.935584</text:p>
              </table:table-cell>
              <table:table-cell office:value-type="float" office:value="0.924857">
                <text:p>0.924857</text:p>
              </table:table-cell>
              <table:table-cell office:value-type="float" office:value="0.924857">
                <text:p>0.924857</text:p>
              </table:table-cell>
              <table:table-cell office:value-type="float" office:value="0.931106">
                <text:p>0.931106</text:p>
              </table:table-cell>
              <table:table-cell office:value-type="float" office:value="0.931106">
                <text:p>0.931106</text:p>
              </table:table-cell>
              <table:table-cell office:value-type="float" office:value="0.931106">
                <text:p>0.931106</text:p>
              </table:table-cell>
              <table:table-cell office:value-type="float" office:value="0.936255">
                <text:p>0.936255</text:p>
              </table:table-cell>
              <table:table-cell office:value-type="float" office:value="0.936255">
                <text:p>0.936255</text:p>
              </table:table-cell>
              <table:table-cell office:value-type="float" office:value="0.936457">
                <text:p>0.936457</text:p>
              </table:table-cell>
              <table:table-cell office:value-type="float" office:value="0.936457">
                <text:p>0.936457</text:p>
              </table:table-cell>
              <table:table-cell office:value-type="float" office:value="0.936457">
                <text:p>0.936457</text:p>
              </table:table-cell>
              <table:table-cell office:value-type="float" office:value="0.928709">
                <text:p>0.928709</text:p>
              </table:table-cell>
              <table:table-cell office:value-type="float" office:value="0.928709">
                <text:p>0.928709</text:p>
              </table:table-cell>
              <table:table-cell office:value-type="float" office:value="0.933619">
                <text:p>0.933619</text:p>
              </table:table-cell>
              <table:table-cell office:value-type="float" office:value="0.933619">
                <text:p>0.933619</text:p>
              </table:table-cell>
              <table:table-cell office:value-type="float" office:value="0.939795">
                <text:p>0.939795</text:p>
              </table:table-cell>
              <table:table-cell office:value-type="float" office:value="0.939795">
                <text:p>0.939795</text:p>
              </table:table-cell>
              <table:table-cell office:value-type="float" office:value="0.939795">
                <text:p>0.939795</text:p>
              </table:table-cell>
              <table:table-cell office:value-type="float" office:value="0.944493">
                <text:p>0.944493</text:p>
              </table:table-cell>
              <table:table-cell office:value-type="float" office:value="0.944493">
                <text:p>0.944493</text:p>
              </table:table-cell>
              <table:table-cell office:value-type="float" office:value="0.931598">
                <text:p>0.931598</text:p>
              </table:table-cell>
              <table:table-cell office:value-type="float" office:value="0.931598">
                <text:p>0.931598</text:p>
              </table:table-cell>
              <table:table-cell office:value-type="float" office:value="0.931598">
                <text:p>0.931598</text:p>
              </table:table-cell>
              <table:table-cell office:value-type="float" office:value="0.94172">
                <text:p>0.94172</text:p>
              </table:table-cell>
              <table:table-cell office:value-type="float" office:value="0.94172">
                <text:p>0.94172</text:p>
              </table:table-cell>
              <table:table-cell office:value-type="float" office:value="0.934962">
                <text:p>0.934962</text:p>
              </table:table-cell>
              <table:table-cell office:value-type="float" office:value="0.934962">
                <text:p>0.934962</text:p>
              </table:table-cell>
              <table:table-cell office:value-type="float" office:value="0.937188">
                <text:p>0.937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6774">
                <text:p>0.936774</text:p>
              </table:table-cell>
              <table:table-cell office:value-type="float" office:value="0.936774">
                <text:p>0.936774</text:p>
              </table:table-cell>
              <table:table-cell office:value-type="float" office:value="0.936774">
                <text:p>0.936774</text:p>
              </table:table-cell>
              <table:table-cell office:value-type="float" office:value="0.924841">
                <text:p>0.924841</text:p>
              </table:table-cell>
              <table:table-cell office:value-type="float" office:value="0.924841">
                <text:p>0.924841</text:p>
              </table:table-cell>
              <table:table-cell office:value-type="float" office:value="0.930864">
                <text:p>0.930864</text:p>
              </table:table-cell>
              <table:table-cell office:value-type="float" office:value="0.930864">
                <text:p>0.930864</text:p>
              </table:table-cell>
              <table:table-cell office:value-type="float" office:value="0.930864">
                <text:p>0.930864</text:p>
              </table:table-cell>
              <table:table-cell office:value-type="float" office:value="0.936317">
                <text:p>0.936317</text:p>
              </table:table-cell>
              <table:table-cell office:value-type="float" office:value="0.936317">
                <text:p>0.936317</text:p>
              </table:table-cell>
              <table:table-cell office:value-type="float" office:value="0.935914">
                <text:p>0.935914</text:p>
              </table:table-cell>
              <table:table-cell office:value-type="float" office:value="0.935914">
                <text:p>0.935914</text:p>
              </table:table-cell>
              <table:table-cell office:value-type="float" office:value="0.935914">
                <text:p>0.935914</text:p>
              </table:table-cell>
              <table:table-cell office:value-type="float" office:value="0.929669">
                <text:p>0.929669</text:p>
              </table:table-cell>
              <table:table-cell office:value-type="float" office:value="0.929669">
                <text:p>0.929669</text:p>
              </table:table-cell>
              <table:table-cell office:value-type="float" office:value="0.932537">
                <text:p>0.932537</text:p>
              </table:table-cell>
              <table:table-cell office:value-type="float" office:value="0.932537">
                <text:p>0.932537</text:p>
              </table:table-cell>
              <table:table-cell office:value-type="float" office:value="0.940539">
                <text:p>0.940539</text:p>
              </table:table-cell>
              <table:table-cell office:value-type="float" office:value="0.940539">
                <text:p>0.940539</text:p>
              </table:table-cell>
              <table:table-cell office:value-type="float" office:value="0.940539">
                <text:p>0.940539</text:p>
              </table:table-cell>
              <table:table-cell office:value-type="float" office:value="0.943726">
                <text:p>0.943726</text:p>
              </table:table-cell>
              <table:table-cell office:value-type="float" office:value="0.943726">
                <text:p>0.943726</text:p>
              </table:table-cell>
              <table:table-cell office:value-type="float" office:value="0.931968">
                <text:p>0.931968</text:p>
              </table:table-cell>
              <table:table-cell office:value-type="float" office:value="0.931968">
                <text:p>0.931968</text:p>
              </table:table-cell>
              <table:table-cell office:value-type="float" office:value="0.931968">
                <text:p>0.931968</text:p>
              </table:table-cell>
              <table:table-cell office:value-type="float" office:value="0.941417">
                <text:p>0.941417</text:p>
              </table:table-cell>
              <table:table-cell office:value-type="float" office:value="0.941417">
                <text:p>0.941417</text:p>
              </table:table-cell>
              <table:table-cell office:value-type="float" office:value="0.935351">
                <text:p>0.935351</text:p>
              </table:table-cell>
              <table:table-cell office:value-type="float" office:value="0.935351">
                <text:p>0.935351</text:p>
              </table:table-cell>
              <table:table-cell office:value-type="float" office:value="0.936474">
                <text:p>0.9364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6115">
                <text:p>0.936115</text:p>
              </table:table-cell>
              <table:table-cell office:value-type="float" office:value="0.936115">
                <text:p>0.936115</text:p>
              </table:table-cell>
              <table:table-cell office:value-type="float" office:value="0.936115">
                <text:p>0.936115</text:p>
              </table:table-cell>
              <table:table-cell office:value-type="float" office:value="0.925748">
                <text:p>0.925748</text:p>
              </table:table-cell>
              <table:table-cell office:value-type="float" office:value="0.925748">
                <text:p>0.925748</text:p>
              </table:table-cell>
              <table:table-cell office:value-type="float" office:value="0.931268">
                <text:p>0.931268</text:p>
              </table:table-cell>
              <table:table-cell office:value-type="float" office:value="0.931268">
                <text:p>0.931268</text:p>
              </table:table-cell>
              <table:table-cell office:value-type="float" office:value="0.931268">
                <text:p>0.931268</text:p>
              </table:table-cell>
              <table:table-cell office:value-type="float" office:value="0.935556">
                <text:p>0.935556</text:p>
              </table:table-cell>
              <table:table-cell office:value-type="float" office:value="0.935556">
                <text:p>0.935556</text:p>
              </table:table-cell>
              <table:table-cell office:value-type="float" office:value="0.93573">
                <text:p>0.93573</text:p>
              </table:table-cell>
              <table:table-cell office:value-type="float" office:value="0.93573">
                <text:p>0.93573</text:p>
              </table:table-cell>
              <table:table-cell office:value-type="float" office:value="0.93573">
                <text:p>0.93573</text:p>
              </table:table-cell>
              <table:table-cell office:value-type="float" office:value="0.929709">
                <text:p>0.929709</text:p>
              </table:table-cell>
              <table:table-cell office:value-type="float" office:value="0.929709">
                <text:p>0.929709</text:p>
              </table:table-cell>
              <table:table-cell office:value-type="float" office:value="0.93286">
                <text:p>0.93286</text:p>
              </table:table-cell>
              <table:table-cell office:value-type="float" office:value="0.93286">
                <text:p>0.93286</text:p>
              </table:table-cell>
              <table:table-cell office:value-type="float" office:value="0.940538">
                <text:p>0.940538</text:p>
              </table:table-cell>
              <table:table-cell office:value-type="float" office:value="0.940538">
                <text:p>0.940538</text:p>
              </table:table-cell>
              <table:table-cell office:value-type="float" office:value="0.940538">
                <text:p>0.940538</text:p>
              </table:table-cell>
              <table:table-cell office:value-type="float" office:value="0.94406">
                <text:p>0.94406</text:p>
              </table:table-cell>
              <table:table-cell office:value-type="float" office:value="0.94406">
                <text:p>0.94406</text:p>
              </table:table-cell>
              <table:table-cell office:value-type="float" office:value="0.93337">
                <text:p>0.93337</text:p>
              </table:table-cell>
              <table:table-cell office:value-type="float" office:value="0.93337">
                <text:p>0.93337</text:p>
              </table:table-cell>
              <table:table-cell office:value-type="float" office:value="0.93337">
                <text:p>0.93337</text:p>
              </table:table-cell>
              <table:table-cell office:value-type="float" office:value="0.942315">
                <text:p>0.942315</text:p>
              </table:table-cell>
              <table:table-cell office:value-type="float" office:value="0.942315">
                <text:p>0.942315</text:p>
              </table:table-cell>
              <table:table-cell office:value-type="float" office:value="0.93489">
                <text:p>0.93489</text:p>
              </table:table-cell>
              <table:table-cell office:value-type="float" office:value="0.93489">
                <text:p>0.93489</text:p>
              </table:table-cell>
              <table:table-cell office:value-type="float" office:value="0.936686">
                <text:p>0.9366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6079">
                <text:p>0.936079</text:p>
              </table:table-cell>
              <table:table-cell office:value-type="float" office:value="0.936079">
                <text:p>0.936079</text:p>
              </table:table-cell>
              <table:table-cell office:value-type="float" office:value="0.936079">
                <text:p>0.936079</text:p>
              </table:table-cell>
              <table:table-cell office:value-type="float" office:value="0.926806">
                <text:p>0.926806</text:p>
              </table:table-cell>
              <table:table-cell office:value-type="float" office:value="0.926806">
                <text:p>0.926806</text:p>
              </table:table-cell>
              <table:table-cell office:value-type="float" office:value="0.931011">
                <text:p>0.931011</text:p>
              </table:table-cell>
              <table:table-cell office:value-type="float" office:value="0.931011">
                <text:p>0.931011</text:p>
              </table:table-cell>
              <table:table-cell office:value-type="float" office:value="0.931011">
                <text:p>0.931011</text:p>
              </table:table-cell>
              <table:table-cell office:value-type="float" office:value="0.935187">
                <text:p>0.935187</text:p>
              </table:table-cell>
              <table:table-cell office:value-type="float" office:value="0.935187">
                <text:p>0.935187</text:p>
              </table:table-cell>
              <table:table-cell office:value-type="float" office:value="0.934989">
                <text:p>0.934989</text:p>
              </table:table-cell>
              <table:table-cell office:value-type="float" office:value="0.934989">
                <text:p>0.934989</text:p>
              </table:table-cell>
              <table:table-cell office:value-type="float" office:value="0.934989">
                <text:p>0.934989</text:p>
              </table:table-cell>
              <table:table-cell office:value-type="float" office:value="0.929405">
                <text:p>0.929405</text:p>
              </table:table-cell>
              <table:table-cell office:value-type="float" office:value="0.929405">
                <text:p>0.929405</text:p>
              </table:table-cell>
              <table:table-cell office:value-type="float" office:value="0.933016">
                <text:p>0.933016</text:p>
              </table:table-cell>
              <table:table-cell office:value-type="float" office:value="0.933016">
                <text:p>0.933016</text:p>
              </table:table-cell>
              <table:table-cell office:value-type="float" office:value="0.9404">
                <text:p>0.9404</text:p>
              </table:table-cell>
              <table:table-cell office:value-type="float" office:value="0.9404">
                <text:p>0.9404</text:p>
              </table:table-cell>
              <table:table-cell office:value-type="float" office:value="0.9404">
                <text:p>0.9404</text:p>
              </table:table-cell>
              <table:table-cell office:value-type="float" office:value="0.944593">
                <text:p>0.944593</text:p>
              </table:table-cell>
              <table:table-cell office:value-type="float" office:value="0.944593">
                <text:p>0.944593</text:p>
              </table:table-cell>
              <table:table-cell office:value-type="float" office:value="0.933307">
                <text:p>0.933307</text:p>
              </table:table-cell>
              <table:table-cell office:value-type="float" office:value="0.933307">
                <text:p>0.933307</text:p>
              </table:table-cell>
              <table:table-cell office:value-type="float" office:value="0.933307">
                <text:p>0.933307</text:p>
              </table:table-cell>
              <table:table-cell office:value-type="float" office:value="0.94209">
                <text:p>0.94209</text:p>
              </table:table-cell>
              <table:table-cell office:value-type="float" office:value="0.94209">
                <text:p>0.94209</text:p>
              </table:table-cell>
              <table:table-cell office:value-type="float" office:value="0.935169">
                <text:p>0.935169</text:p>
              </table:table-cell>
              <table:table-cell office:value-type="float" office:value="0.935169">
                <text:p>0.935169</text:p>
              </table:table-cell>
              <table:table-cell office:value-type="float" office:value="0.936013">
                <text:p>0.936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559">
                <text:p>0.93559</text:p>
              </table:table-cell>
              <table:table-cell office:value-type="float" office:value="0.93559">
                <text:p>0.93559</text:p>
              </table:table-cell>
              <table:table-cell office:value-type="float" office:value="0.93559">
                <text:p>0.93559</text:p>
              </table:table-cell>
              <table:table-cell office:value-type="float" office:value="0.926815">
                <text:p>0.926815</text:p>
              </table:table-cell>
              <table:table-cell office:value-type="float" office:value="0.926815">
                <text:p>0.926815</text:p>
              </table:table-cell>
              <table:table-cell office:value-type="float" office:value="0.930635">
                <text:p>0.930635</text:p>
              </table:table-cell>
              <table:table-cell office:value-type="float" office:value="0.930635">
                <text:p>0.930635</text:p>
              </table:table-cell>
              <table:table-cell office:value-type="float" office:value="0.930635">
                <text:p>0.930635</text:p>
              </table:table-cell>
              <table:table-cell office:value-type="float" office:value="0.934877">
                <text:p>0.934877</text:p>
              </table:table-cell>
              <table:table-cell office:value-type="float" office:value="0.934877">
                <text:p>0.934877</text:p>
              </table:table-cell>
              <table:table-cell office:value-type="float" office:value="0.93477">
                <text:p>0.93477</text:p>
              </table:table-cell>
              <table:table-cell office:value-type="float" office:value="0.93477">
                <text:p>0.93477</text:p>
              </table:table-cell>
              <table:table-cell office:value-type="float" office:value="0.93477">
                <text:p>0.93477</text:p>
              </table:table-cell>
              <table:table-cell office:value-type="float" office:value="0.929246">
                <text:p>0.929246</text:p>
              </table:table-cell>
              <table:table-cell office:value-type="float" office:value="0.929246">
                <text:p>0.929246</text:p>
              </table:table-cell>
              <table:table-cell office:value-type="float" office:value="0.933816">
                <text:p>0.933816</text:p>
              </table:table-cell>
              <table:table-cell office:value-type="float" office:value="0.933816">
                <text:p>0.933816</text:p>
              </table:table-cell>
              <table:table-cell office:value-type="float" office:value="0.939811">
                <text:p>0.939811</text:p>
              </table:table-cell>
              <table:table-cell office:value-type="float" office:value="0.939811">
                <text:p>0.939811</text:p>
              </table:table-cell>
              <table:table-cell office:value-type="float" office:value="0.939811">
                <text:p>0.939811</text:p>
              </table:table-cell>
              <table:table-cell office:value-type="float" office:value="0.944867">
                <text:p>0.944867</text:p>
              </table:table-cell>
              <table:table-cell office:value-type="float" office:value="0.944867">
                <text:p>0.944867</text:p>
              </table:table-cell>
              <table:table-cell office:value-type="float" office:value="0.933232">
                <text:p>0.933232</text:p>
              </table:table-cell>
              <table:table-cell office:value-type="float" office:value="0.933232">
                <text:p>0.933232</text:p>
              </table:table-cell>
              <table:table-cell office:value-type="float" office:value="0.933232">
                <text:p>0.933232</text:p>
              </table:table-cell>
              <table:table-cell office:value-type="float" office:value="0.942021">
                <text:p>0.942021</text:p>
              </table:table-cell>
              <table:table-cell office:value-type="float" office:value="0.942021">
                <text:p>0.942021</text:p>
              </table:table-cell>
              <table:table-cell office:value-type="float" office:value="0.93554">
                <text:p>0.93554</text:p>
              </table:table-cell>
              <table:table-cell office:value-type="float" office:value="0.93554">
                <text:p>0.93554</text:p>
              </table:table-cell>
              <table:table-cell office:value-type="float" office:value="0.936019">
                <text:p>0.9360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5595">
                <text:p>0.935595</text:p>
              </table:table-cell>
              <table:table-cell office:value-type="float" office:value="0.935595">
                <text:p>0.935595</text:p>
              </table:table-cell>
              <table:table-cell office:value-type="float" office:value="0.935595">
                <text:p>0.935595</text:p>
              </table:table-cell>
              <table:table-cell office:value-type="float" office:value="0.92736">
                <text:p>0.92736</text:p>
              </table:table-cell>
              <table:table-cell office:value-type="float" office:value="0.92736">
                <text:p>0.92736</text:p>
              </table:table-cell>
              <table:table-cell office:value-type="float" office:value="0.930647">
                <text:p>0.930647</text:p>
              </table:table-cell>
              <table:table-cell office:value-type="float" office:value="0.930647">
                <text:p>0.930647</text:p>
              </table:table-cell>
              <table:table-cell office:value-type="float" office:value="0.930647">
                <text:p>0.930647</text:p>
              </table:table-cell>
              <table:table-cell office:value-type="float" office:value="0.935186">
                <text:p>0.935186</text:p>
              </table:table-cell>
              <table:table-cell office:value-type="float" office:value="0.935186">
                <text:p>0.935186</text:p>
              </table:table-cell>
              <table:table-cell office:value-type="float" office:value="0.934986">
                <text:p>0.934986</text:p>
              </table:table-cell>
              <table:table-cell office:value-type="float" office:value="0.934986">
                <text:p>0.934986</text:p>
              </table:table-cell>
              <table:table-cell office:value-type="float" office:value="0.934986">
                <text:p>0.934986</text:p>
              </table:table-cell>
              <table:table-cell office:value-type="float" office:value="0.928826">
                <text:p>0.928826</text:p>
              </table:table-cell>
              <table:table-cell office:value-type="float" office:value="0.928826">
                <text:p>0.928826</text:p>
              </table:table-cell>
              <table:table-cell office:value-type="float" office:value="0.933386">
                <text:p>0.933386</text:p>
              </table:table-cell>
              <table:table-cell office:value-type="float" office:value="0.933386">
                <text:p>0.933386</text:p>
              </table:table-cell>
              <table:table-cell office:value-type="float" office:value="0.940178">
                <text:p>0.940178</text:p>
              </table:table-cell>
              <table:table-cell office:value-type="float" office:value="0.940178">
                <text:p>0.940178</text:p>
              </table:table-cell>
              <table:table-cell office:value-type="float" office:value="0.940178">
                <text:p>0.940178</text:p>
              </table:table-cell>
              <table:table-cell office:value-type="float" office:value="0.944969">
                <text:p>0.944969</text:p>
              </table:table-cell>
              <table:table-cell office:value-type="float" office:value="0.944969">
                <text:p>0.944969</text:p>
              </table:table-cell>
              <table:table-cell office:value-type="float" office:value="0.93337">
                <text:p>0.93337</text:p>
              </table:table-cell>
              <table:table-cell office:value-type="float" office:value="0.93337">
                <text:p>0.93337</text:p>
              </table:table-cell>
              <table:table-cell office:value-type="float" office:value="0.93337">
                <text:p>0.93337</text:p>
              </table:table-cell>
              <table:table-cell office:value-type="float" office:value="0.941813">
                <text:p>0.941813</text:p>
              </table:table-cell>
              <table:table-cell office:value-type="float" office:value="0.941813">
                <text:p>0.941813</text:p>
              </table:table-cell>
              <table:table-cell office:value-type="float" office:value="0.936135">
                <text:p>0.936135</text:p>
              </table:table-cell>
              <table:table-cell office:value-type="float" office:value="0.936135">
                <text:p>0.936135</text:p>
              </table:table-cell>
              <table:table-cell office:value-type="float" office:value="0.935889">
                <text:p>0.935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6165">
                <text:p>0.936165</text:p>
              </table:table-cell>
              <table:table-cell office:value-type="float" office:value="0.936165">
                <text:p>0.936165</text:p>
              </table:table-cell>
              <table:table-cell office:value-type="float" office:value="0.936165">
                <text:p>0.936165</text:p>
              </table:table-cell>
              <table:table-cell office:value-type="float" office:value="0.927191">
                <text:p>0.927191</text:p>
              </table:table-cell>
              <table:table-cell office:value-type="float" office:value="0.927191">
                <text:p>0.927191</text:p>
              </table:table-cell>
              <table:table-cell office:value-type="float" office:value="0.931029">
                <text:p>0.931029</text:p>
              </table:table-cell>
              <table:table-cell office:value-type="float" office:value="0.931029">
                <text:p>0.931029</text:p>
              </table:table-cell>
              <table:table-cell office:value-type="float" office:value="0.931029">
                <text:p>0.931029</text:p>
              </table:table-cell>
              <table:table-cell office:value-type="float" office:value="0.93535">
                <text:p>0.93535</text:p>
              </table:table-cell>
              <table:table-cell office:value-type="float" office:value="0.93535">
                <text:p>0.93535</text:p>
              </table:table-cell>
              <table:table-cell office:value-type="float" office:value="0.934856">
                <text:p>0.934856</text:p>
              </table:table-cell>
              <table:table-cell office:value-type="float" office:value="0.934856">
                <text:p>0.934856</text:p>
              </table:table-cell>
              <table:table-cell office:value-type="float" office:value="0.934856">
                <text:p>0.934856</text:p>
              </table:table-cell>
              <table:table-cell office:value-type="float" office:value="0.928567">
                <text:p>0.928567</text:p>
              </table:table-cell>
              <table:table-cell office:value-type="float" office:value="0.928567">
                <text:p>0.928567</text:p>
              </table:table-cell>
              <table:table-cell office:value-type="float" office:value="0.933827">
                <text:p>0.933827</text:p>
              </table:table-cell>
              <table:table-cell office:value-type="float" office:value="0.933827">
                <text:p>0.933827</text:p>
              </table:table-cell>
              <table:table-cell office:value-type="float" office:value="0.940368">
                <text:p>0.940368</text:p>
              </table:table-cell>
              <table:table-cell office:value-type="float" office:value="0.940368">
                <text:p>0.940368</text:p>
              </table:table-cell>
              <table:table-cell office:value-type="float" office:value="0.940368">
                <text:p>0.940368</text:p>
              </table:table-cell>
              <table:table-cell office:value-type="float" office:value="0.945359">
                <text:p>0.945359</text:p>
              </table:table-cell>
              <table:table-cell office:value-type="float" office:value="0.945359">
                <text:p>0.945359</text:p>
              </table:table-cell>
              <table:table-cell office:value-type="float" office:value="0.932645">
                <text:p>0.932645</text:p>
              </table:table-cell>
              <table:table-cell office:value-type="float" office:value="0.932645">
                <text:p>0.932645</text:p>
              </table:table-cell>
              <table:table-cell office:value-type="float" office:value="0.932645">
                <text:p>0.932645</text:p>
              </table:table-cell>
              <table:table-cell office:value-type="float" office:value="0.94175">
                <text:p>0.94175</text:p>
              </table:table-cell>
              <table:table-cell office:value-type="float" office:value="0.94175">
                <text:p>0.94175</text:p>
              </table:table-cell>
              <table:table-cell office:value-type="float" office:value="0.936297">
                <text:p>0.936297</text:p>
              </table:table-cell>
              <table:table-cell office:value-type="float" office:value="0.936297">
                <text:p>0.936297</text:p>
              </table:table-cell>
              <table:table-cell office:value-type="float" office:value="0.936794">
                <text:p>0.9367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6291">
                <text:p>0.936291</text:p>
              </table:table-cell>
              <table:table-cell office:value-type="float" office:value="0.936291">
                <text:p>0.936291</text:p>
              </table:table-cell>
              <table:table-cell office:value-type="float" office:value="0.936291">
                <text:p>0.936291</text:p>
              </table:table-cell>
              <table:table-cell office:value-type="float" office:value="0.927091">
                <text:p>0.927091</text:p>
              </table:table-cell>
              <table:table-cell office:value-type="float" office:value="0.927091">
                <text:p>0.927091</text:p>
              </table:table-cell>
              <table:table-cell office:value-type="float" office:value="0.930441">
                <text:p>0.930441</text:p>
              </table:table-cell>
              <table:table-cell office:value-type="float" office:value="0.930441">
                <text:p>0.930441</text:p>
              </table:table-cell>
              <table:table-cell office:value-type="float" office:value="0.930441">
                <text:p>0.930441</text:p>
              </table:table-cell>
              <table:table-cell office:value-type="float" office:value="0.935227">
                <text:p>0.935227</text:p>
              </table:table-cell>
              <table:table-cell office:value-type="float" office:value="0.935227">
                <text:p>0.935227</text:p>
              </table:table-cell>
              <table:table-cell office:value-type="float" office:value="0.934787">
                <text:p>0.934787</text:p>
              </table:table-cell>
              <table:table-cell office:value-type="float" office:value="0.934787">
                <text:p>0.934787</text:p>
              </table:table-cell>
              <table:table-cell office:value-type="float" office:value="0.934787">
                <text:p>0.934787</text:p>
              </table:table-cell>
              <table:table-cell office:value-type="float" office:value="0.928578">
                <text:p>0.928578</text:p>
              </table:table-cell>
              <table:table-cell office:value-type="float" office:value="0.928578">
                <text:p>0.928578</text:p>
              </table:table-cell>
              <table:table-cell office:value-type="float" office:value="0.933787">
                <text:p>0.933787</text:p>
              </table:table-cell>
              <table:table-cell office:value-type="float" office:value="0.933787">
                <text:p>0.933787</text:p>
              </table:table-cell>
              <table:table-cell office:value-type="float" office:value="0.940226">
                <text:p>0.940226</text:p>
              </table:table-cell>
              <table:table-cell office:value-type="float" office:value="0.940226">
                <text:p>0.940226</text:p>
              </table:table-cell>
              <table:table-cell office:value-type="float" office:value="0.940226">
                <text:p>0.940226</text:p>
              </table:table-cell>
              <table:table-cell office:value-type="float" office:value="0.945403">
                <text:p>0.945403</text:p>
              </table:table-cell>
              <table:table-cell office:value-type="float" office:value="0.945403">
                <text:p>0.945403</text:p>
              </table:table-cell>
              <table:table-cell office:value-type="float" office:value="0.932358">
                <text:p>0.932358</text:p>
              </table:table-cell>
              <table:table-cell office:value-type="float" office:value="0.932358">
                <text:p>0.932358</text:p>
              </table:table-cell>
              <table:table-cell office:value-type="float" office:value="0.932358">
                <text:p>0.932358</text:p>
              </table:table-cell>
              <table:table-cell office:value-type="float" office:value="0.941383">
                <text:p>0.941383</text:p>
              </table:table-cell>
              <table:table-cell office:value-type="float" office:value="0.941383">
                <text:p>0.941383</text:p>
              </table:table-cell>
              <table:table-cell office:value-type="float" office:value="0.93711">
                <text:p>0.93711</text:p>
              </table:table-cell>
              <table:table-cell office:value-type="float" office:value="0.93711">
                <text:p>0.93711</text:p>
              </table:table-cell>
              <table:table-cell office:value-type="float" office:value="0.937729">
                <text:p>0.9377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354">
                <text:p>0.9354</text:p>
              </table:table-cell>
              <table:table-cell office:value-type="float" office:value="0.9354">
                <text:p>0.9354</text:p>
              </table:table-cell>
              <table:table-cell office:value-type="float" office:value="0.9354">
                <text:p>0.9354</text:p>
              </table:table-cell>
              <table:table-cell office:value-type="float" office:value="0.927514">
                <text:p>0.927514</text:p>
              </table:table-cell>
              <table:table-cell office:value-type="float" office:value="0.927514">
                <text:p>0.927514</text:p>
              </table:table-cell>
              <table:table-cell office:value-type="float" office:value="0.93033">
                <text:p>0.93033</text:p>
              </table:table-cell>
              <table:table-cell office:value-type="float" office:value="0.93033">
                <text:p>0.93033</text:p>
              </table:table-cell>
              <table:table-cell office:value-type="float" office:value="0.93033">
                <text:p>0.93033</text:p>
              </table:table-cell>
              <table:table-cell office:value-type="float" office:value="0.934513">
                <text:p>0.934513</text:p>
              </table:table-cell>
              <table:table-cell office:value-type="float" office:value="0.934513">
                <text:p>0.934513</text:p>
              </table:table-cell>
              <table:table-cell office:value-type="float" office:value="0.935644">
                <text:p>0.935644</text:p>
              </table:table-cell>
              <table:table-cell office:value-type="float" office:value="0.935644">
                <text:p>0.935644</text:p>
              </table:table-cell>
              <table:table-cell office:value-type="float" office:value="0.935644">
                <text:p>0.935644</text:p>
              </table:table-cell>
              <table:table-cell office:value-type="float" office:value="0.928678">
                <text:p>0.928678</text:p>
              </table:table-cell>
              <table:table-cell office:value-type="float" office:value="0.928678">
                <text:p>0.928678</text:p>
              </table:table-cell>
              <table:table-cell office:value-type="float" office:value="0.933063">
                <text:p>0.933063</text:p>
              </table:table-cell>
              <table:table-cell office:value-type="float" office:value="0.933063">
                <text:p>0.933063</text:p>
              </table:table-cell>
              <table:table-cell office:value-type="float" office:value="0.939603">
                <text:p>0.939603</text:p>
              </table:table-cell>
              <table:table-cell office:value-type="float" office:value="0.939603">
                <text:p>0.939603</text:p>
              </table:table-cell>
              <table:table-cell office:value-type="float" office:value="0.939603">
                <text:p>0.939603</text:p>
              </table:table-cell>
              <table:table-cell office:value-type="float" office:value="0.944805">
                <text:p>0.944805</text:p>
              </table:table-cell>
              <table:table-cell office:value-type="float" office:value="0.944805">
                <text:p>0.944805</text:p>
              </table:table-cell>
              <table:table-cell office:value-type="float" office:value="0.932402">
                <text:p>0.932402</text:p>
              </table:table-cell>
              <table:table-cell office:value-type="float" office:value="0.932402">
                <text:p>0.932402</text:p>
              </table:table-cell>
              <table:table-cell office:value-type="float" office:value="0.932402">
                <text:p>0.932402</text:p>
              </table:table-cell>
              <table:table-cell office:value-type="float" office:value="0.940981">
                <text:p>0.940981</text:p>
              </table:table-cell>
              <table:table-cell office:value-type="float" office:value="0.940981">
                <text:p>0.940981</text:p>
              </table:table-cell>
              <table:table-cell office:value-type="float" office:value="0.936511">
                <text:p>0.936511</text:p>
              </table:table-cell>
              <table:table-cell office:value-type="float" office:value="0.936511">
                <text:p>0.936511</text:p>
              </table:table-cell>
              <table:table-cell office:value-type="float" office:value="0.937455">
                <text:p>0.937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5837">
                <text:p>0.935837</text:p>
              </table:table-cell>
              <table:table-cell office:value-type="float" office:value="0.935837">
                <text:p>0.935837</text:p>
              </table:table-cell>
              <table:table-cell office:value-type="float" office:value="0.935837">
                <text:p>0.935837</text:p>
              </table:table-cell>
              <table:table-cell office:value-type="float" office:value="0.927244">
                <text:p>0.927244</text:p>
              </table:table-cell>
              <table:table-cell office:value-type="float" office:value="0.927244">
                <text:p>0.927244</text:p>
              </table:table-cell>
              <table:table-cell office:value-type="float" office:value="0.929445">
                <text:p>0.929445</text:p>
              </table:table-cell>
              <table:table-cell office:value-type="float" office:value="0.929445">
                <text:p>0.929445</text:p>
              </table:table-cell>
              <table:table-cell office:value-type="float" office:value="0.929445">
                <text:p>0.929445</text:p>
              </table:table-cell>
              <table:table-cell office:value-type="float" office:value="0.934479">
                <text:p>0.934479</text:p>
              </table:table-cell>
              <table:table-cell office:value-type="float" office:value="0.934479">
                <text:p>0.934479</text:p>
              </table:table-cell>
              <table:table-cell office:value-type="float" office:value="0.93532">
                <text:p>0.93532</text:p>
              </table:table-cell>
              <table:table-cell office:value-type="float" office:value="0.93532">
                <text:p>0.93532</text:p>
              </table:table-cell>
              <table:table-cell office:value-type="float" office:value="0.93532">
                <text:p>0.93532</text:p>
              </table:table-cell>
              <table:table-cell office:value-type="float" office:value="0.929113">
                <text:p>0.929113</text:p>
              </table:table-cell>
              <table:table-cell office:value-type="float" office:value="0.929113">
                <text:p>0.929113</text:p>
              </table:table-cell>
              <table:table-cell office:value-type="float" office:value="0.932678">
                <text:p>0.932678</text:p>
              </table:table-cell>
              <table:table-cell office:value-type="float" office:value="0.932678">
                <text:p>0.932678</text:p>
              </table:table-cell>
              <table:table-cell office:value-type="float" office:value="0.939329">
                <text:p>0.939329</text:p>
              </table:table-cell>
              <table:table-cell office:value-type="float" office:value="0.939329">
                <text:p>0.939329</text:p>
              </table:table-cell>
              <table:table-cell office:value-type="float" office:value="0.939329">
                <text:p>0.939329</text:p>
              </table:table-cell>
              <table:table-cell office:value-type="float" office:value="0.94429">
                <text:p>0.94429</text:p>
              </table:table-cell>
              <table:table-cell office:value-type="float" office:value="0.94429">
                <text:p>0.94429</text:p>
              </table:table-cell>
              <table:table-cell office:value-type="float" office:value="0.932529">
                <text:p>0.932529</text:p>
              </table:table-cell>
              <table:table-cell office:value-type="float" office:value="0.932529">
                <text:p>0.932529</text:p>
              </table:table-cell>
              <table:table-cell office:value-type="float" office:value="0.932529">
                <text:p>0.932529</text:p>
              </table:table-cell>
              <table:table-cell office:value-type="float" office:value="0.940245">
                <text:p>0.940245</text:p>
              </table:table-cell>
              <table:table-cell office:value-type="float" office:value="0.940245">
                <text:p>0.940245</text:p>
              </table:table-cell>
              <table:table-cell office:value-type="float" office:value="0.9363">
                <text:p>0.9363</text:p>
              </table:table-cell>
              <table:table-cell office:value-type="float" office:value="0.9363">
                <text:p>0.9363</text:p>
              </table:table-cell>
              <table:table-cell office:value-type="float" office:value="0.938244">
                <text:p>0.9382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5087">
                <text:p>0.935087</text:p>
              </table:table-cell>
              <table:table-cell office:value-type="float" office:value="0.935087">
                <text:p>0.935087</text:p>
              </table:table-cell>
              <table:table-cell office:value-type="float" office:value="0.935087">
                <text:p>0.935087</text:p>
              </table:table-cell>
              <table:table-cell office:value-type="float" office:value="0.92759">
                <text:p>0.92759</text:p>
              </table:table-cell>
              <table:table-cell office:value-type="float" office:value="0.92759">
                <text:p>0.92759</text:p>
              </table:table-cell>
              <table:table-cell office:value-type="float" office:value="0.929947">
                <text:p>0.929947</text:p>
              </table:table-cell>
              <table:table-cell office:value-type="float" office:value="0.929947">
                <text:p>0.929947</text:p>
              </table:table-cell>
              <table:table-cell office:value-type="float" office:value="0.929947">
                <text:p>0.929947</text:p>
              </table:table-cell>
              <table:table-cell office:value-type="float" office:value="0.934798">
                <text:p>0.934798</text:p>
              </table:table-cell>
              <table:table-cell office:value-type="float" office:value="0.934798">
                <text:p>0.934798</text:p>
              </table:table-cell>
              <table:table-cell office:value-type="float" office:value="0.935665">
                <text:p>0.935665</text:p>
              </table:table-cell>
              <table:table-cell office:value-type="float" office:value="0.935665">
                <text:p>0.935665</text:p>
              </table:table-cell>
              <table:table-cell office:value-type="float" office:value="0.935665">
                <text:p>0.935665</text:p>
              </table:table-cell>
              <table:table-cell office:value-type="float" office:value="0.930099">
                <text:p>0.930099</text:p>
              </table:table-cell>
              <table:table-cell office:value-type="float" office:value="0.930099">
                <text:p>0.930099</text:p>
              </table:table-cell>
              <table:table-cell office:value-type="float" office:value="0.932247">
                <text:p>0.932247</text:p>
              </table:table-cell>
              <table:table-cell office:value-type="float" office:value="0.932247">
                <text:p>0.932247</text:p>
              </table:table-cell>
              <table:table-cell office:value-type="float" office:value="0.939517">
                <text:p>0.939517</text:p>
              </table:table-cell>
              <table:table-cell office:value-type="float" office:value="0.939517">
                <text:p>0.939517</text:p>
              </table:table-cell>
              <table:table-cell office:value-type="float" office:value="0.939517">
                <text:p>0.939517</text:p>
              </table:table-cell>
              <table:table-cell office:value-type="float" office:value="0.943311">
                <text:p>0.943311</text:p>
              </table:table-cell>
              <table:table-cell office:value-type="float" office:value="0.943311">
                <text:p>0.943311</text:p>
              </table:table-cell>
              <table:table-cell office:value-type="float" office:value="0.931713">
                <text:p>0.931713</text:p>
              </table:table-cell>
              <table:table-cell office:value-type="float" office:value="0.931713">
                <text:p>0.931713</text:p>
              </table:table-cell>
              <table:table-cell office:value-type="float" office:value="0.931713">
                <text:p>0.931713</text:p>
              </table:table-cell>
              <table:table-cell office:value-type="float" office:value="0.939614">
                <text:p>0.939614</text:p>
              </table:table-cell>
              <table:table-cell office:value-type="float" office:value="0.939614">
                <text:p>0.939614</text:p>
              </table:table-cell>
              <table:table-cell office:value-type="float" office:value="0.936721">
                <text:p>0.936721</text:p>
              </table:table-cell>
              <table:table-cell office:value-type="float" office:value="0.936721">
                <text:p>0.936721</text:p>
              </table:table-cell>
              <table:table-cell office:value-type="float" office:value="0.938556">
                <text:p>0.938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5142">
                <text:p>0.935142</text:p>
              </table:table-cell>
              <table:table-cell office:value-type="float" office:value="0.935142">
                <text:p>0.935142</text:p>
              </table:table-cell>
              <table:table-cell office:value-type="float" office:value="0.935142">
                <text:p>0.935142</text:p>
              </table:table-cell>
              <table:table-cell office:value-type="float" office:value="0.927669">
                <text:p>0.927669</text:p>
              </table:table-cell>
              <table:table-cell office:value-type="float" office:value="0.927669">
                <text:p>0.927669</text:p>
              </table:table-cell>
              <table:table-cell office:value-type="float" office:value="0.929611">
                <text:p>0.929611</text:p>
              </table:table-cell>
              <table:table-cell office:value-type="float" office:value="0.929611">
                <text:p>0.929611</text:p>
              </table:table-cell>
              <table:table-cell office:value-type="float" office:value="0.929611">
                <text:p>0.929611</text:p>
              </table:table-cell>
              <table:table-cell office:value-type="float" office:value="0.934044">
                <text:p>0.934044</text:p>
              </table:table-cell>
              <table:table-cell office:value-type="float" office:value="0.934044">
                <text:p>0.934044</text:p>
              </table:table-cell>
              <table:table-cell office:value-type="float" office:value="0.935856">
                <text:p>0.935856</text:p>
              </table:table-cell>
              <table:table-cell office:value-type="float" office:value="0.935856">
                <text:p>0.935856</text:p>
              </table:table-cell>
              <table:table-cell office:value-type="float" office:value="0.935856">
                <text:p>0.935856</text:p>
              </table:table-cell>
              <table:table-cell office:value-type="float" office:value="0.93048">
                <text:p>0.93048</text:p>
              </table:table-cell>
              <table:table-cell office:value-type="float" office:value="0.93048">
                <text:p>0.93048</text:p>
              </table:table-cell>
              <table:table-cell office:value-type="float" office:value="0.932045">
                <text:p>0.932045</text:p>
              </table:table-cell>
              <table:table-cell office:value-type="float" office:value="0.932045">
                <text:p>0.932045</text:p>
              </table:table-cell>
              <table:table-cell office:value-type="float" office:value="0.940475">
                <text:p>0.940475</text:p>
              </table:table-cell>
              <table:table-cell office:value-type="float" office:value="0.940475">
                <text:p>0.940475</text:p>
              </table:table-cell>
              <table:table-cell office:value-type="float" office:value="0.940475">
                <text:p>0.940475</text:p>
              </table:table-cell>
              <table:table-cell office:value-type="float" office:value="0.942971">
                <text:p>0.942971</text:p>
              </table:table-cell>
              <table:table-cell office:value-type="float" office:value="0.942971">
                <text:p>0.942971</text:p>
              </table:table-cell>
              <table:table-cell office:value-type="float" office:value="0.931899">
                <text:p>0.931899</text:p>
              </table:table-cell>
              <table:table-cell office:value-type="float" office:value="0.931899">
                <text:p>0.931899</text:p>
              </table:table-cell>
              <table:table-cell office:value-type="float" office:value="0.931899">
                <text:p>0.931899</text:p>
              </table:table-cell>
              <table:table-cell office:value-type="float" office:value="0.940156">
                <text:p>0.940156</text:p>
              </table:table-cell>
              <table:table-cell office:value-type="float" office:value="0.940156">
                <text:p>0.940156</text:p>
              </table:table-cell>
              <table:table-cell office:value-type="float" office:value="0.936544">
                <text:p>0.936544</text:p>
              </table:table-cell>
              <table:table-cell office:value-type="float" office:value="0.936544">
                <text:p>0.936544</text:p>
              </table:table-cell>
              <table:table-cell office:value-type="float" office:value="0.938779">
                <text:p>0.9387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4293">
                <text:p>0.934293</text:p>
              </table:table-cell>
              <table:table-cell office:value-type="float" office:value="0.934293">
                <text:p>0.934293</text:p>
              </table:table-cell>
              <table:table-cell office:value-type="float" office:value="0.934293">
                <text:p>0.934293</text:p>
              </table:table-cell>
              <table:table-cell office:value-type="float" office:value="0.927821">
                <text:p>0.927821</text:p>
              </table:table-cell>
              <table:table-cell office:value-type="float" office:value="0.927821">
                <text:p>0.927821</text:p>
              </table:table-cell>
              <table:table-cell office:value-type="float" office:value="0.929606">
                <text:p>0.929606</text:p>
              </table:table-cell>
              <table:table-cell office:value-type="float" office:value="0.929606">
                <text:p>0.929606</text:p>
              </table:table-cell>
              <table:table-cell office:value-type="float" office:value="0.929606">
                <text:p>0.929606</text:p>
              </table:table-cell>
              <table:table-cell office:value-type="float" office:value="0.934768">
                <text:p>0.934768</text:p>
              </table:table-cell>
              <table:table-cell office:value-type="float" office:value="0.934768">
                <text:p>0.934768</text:p>
              </table:table-cell>
              <table:table-cell office:value-type="float" office:value="0.936162">
                <text:p>0.936162</text:p>
              </table:table-cell>
              <table:table-cell office:value-type="float" office:value="0.936162">
                <text:p>0.936162</text:p>
              </table:table-cell>
              <table:table-cell office:value-type="float" office:value="0.936162">
                <text:p>0.936162</text:p>
              </table:table-cell>
              <table:table-cell office:value-type="float" office:value="0.930723">
                <text:p>0.930723</text:p>
              </table:table-cell>
              <table:table-cell office:value-type="float" office:value="0.930723">
                <text:p>0.930723</text:p>
              </table:table-cell>
              <table:table-cell office:value-type="float" office:value="0.931867">
                <text:p>0.931867</text:p>
              </table:table-cell>
              <table:table-cell office:value-type="float" office:value="0.931867">
                <text:p>0.931867</text:p>
              </table:table-cell>
              <table:table-cell office:value-type="float" office:value="0.940183">
                <text:p>0.940183</text:p>
              </table:table-cell>
              <table:table-cell office:value-type="float" office:value="0.940183">
                <text:p>0.940183</text:p>
              </table:table-cell>
              <table:table-cell office:value-type="float" office:value="0.940183">
                <text:p>0.940183</text:p>
              </table:table-cell>
              <table:table-cell office:value-type="float" office:value="0.942693">
                <text:p>0.942693</text:p>
              </table:table-cell>
              <table:table-cell office:value-type="float" office:value="0.942693">
                <text:p>0.942693</text:p>
              </table:table-cell>
              <table:table-cell office:value-type="float" office:value="0.93183">
                <text:p>0.93183</text:p>
              </table:table-cell>
              <table:table-cell office:value-type="float" office:value="0.93183">
                <text:p>0.93183</text:p>
              </table:table-cell>
              <table:table-cell office:value-type="float" office:value="0.93183">
                <text:p>0.93183</text:p>
              </table:table-cell>
              <table:table-cell office:value-type="float" office:value="0.940031">
                <text:p>0.940031</text:p>
              </table:table-cell>
              <table:table-cell office:value-type="float" office:value="0.940031">
                <text:p>0.940031</text:p>
              </table:table-cell>
              <table:table-cell office:value-type="float" office:value="0.936337">
                <text:p>0.936337</text:p>
              </table:table-cell>
              <table:table-cell office:value-type="float" office:value="0.936337">
                <text:p>0.936337</text:p>
              </table:table-cell>
              <table:table-cell office:value-type="float" office:value="0.938225">
                <text:p>0.9382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475">
                <text:p>0.93475</text:p>
              </table:table-cell>
              <table:table-cell office:value-type="float" office:value="0.93475">
                <text:p>0.93475</text:p>
              </table:table-cell>
              <table:table-cell office:value-type="float" office:value="0.93475">
                <text:p>0.93475</text:p>
              </table:table-cell>
              <table:table-cell office:value-type="float" office:value="0.927753">
                <text:p>0.927753</text:p>
              </table:table-cell>
              <table:table-cell office:value-type="float" office:value="0.927753">
                <text:p>0.927753</text:p>
              </table:table-cell>
              <table:table-cell office:value-type="float" office:value="0.928979">
                <text:p>0.928979</text:p>
              </table:table-cell>
              <table:table-cell office:value-type="float" office:value="0.928979">
                <text:p>0.928979</text:p>
              </table:table-cell>
              <table:table-cell office:value-type="float" office:value="0.928979">
                <text:p>0.928979</text:p>
              </table:table-cell>
              <table:table-cell office:value-type="float" office:value="0.934091">
                <text:p>0.934091</text:p>
              </table:table-cell>
              <table:table-cell office:value-type="float" office:value="0.934091">
                <text:p>0.934091</text:p>
              </table:table-cell>
              <table:table-cell office:value-type="float" office:value="0.935694">
                <text:p>0.935694</text:p>
              </table:table-cell>
              <table:table-cell office:value-type="float" office:value="0.935694">
                <text:p>0.935694</text:p>
              </table:table-cell>
              <table:table-cell office:value-type="float" office:value="0.935694">
                <text:p>0.935694</text:p>
              </table:table-cell>
              <table:table-cell office:value-type="float" office:value="0.931417">
                <text:p>0.931417</text:p>
              </table:table-cell>
              <table:table-cell office:value-type="float" office:value="0.931417">
                <text:p>0.931417</text:p>
              </table:table-cell>
              <table:table-cell office:value-type="float" office:value="0.932134">
                <text:p>0.932134</text:p>
              </table:table-cell>
              <table:table-cell office:value-type="float" office:value="0.932134">
                <text:p>0.932134</text:p>
              </table:table-cell>
              <table:table-cell office:value-type="float" office:value="0.93988">
                <text:p>0.93988</text:p>
              </table:table-cell>
              <table:table-cell office:value-type="float" office:value="0.93988">
                <text:p>0.93988</text:p>
              </table:table-cell>
              <table:table-cell office:value-type="float" office:value="0.93988">
                <text:p>0.93988</text:p>
              </table:table-cell>
              <table:table-cell office:value-type="float" office:value="0.94259">
                <text:p>0.94259</text:p>
              </table:table-cell>
              <table:table-cell office:value-type="float" office:value="0.94259">
                <text:p>0.94259</text:p>
              </table:table-cell>
              <table:table-cell office:value-type="float" office:value="0.932464">
                <text:p>0.932464</text:p>
              </table:table-cell>
              <table:table-cell office:value-type="float" office:value="0.932464">
                <text:p>0.932464</text:p>
              </table:table-cell>
              <table:table-cell office:value-type="float" office:value="0.932464">
                <text:p>0.932464</text:p>
              </table:table-cell>
              <table:table-cell office:value-type="float" office:value="0.94007">
                <text:p>0.94007</text:p>
              </table:table-cell>
              <table:table-cell office:value-type="float" office:value="0.94007">
                <text:p>0.94007</text:p>
              </table:table-cell>
              <table:table-cell office:value-type="float" office:value="0.935869">
                <text:p>0.935869</text:p>
              </table:table-cell>
              <table:table-cell office:value-type="float" office:value="0.935869">
                <text:p>0.935869</text:p>
              </table:table-cell>
              <table:table-cell office:value-type="float" office:value="0.938197">
                <text:p>0.9381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4576">
                <text:p>0.934576</text:p>
              </table:table-cell>
              <table:table-cell office:value-type="float" office:value="0.934576">
                <text:p>0.934576</text:p>
              </table:table-cell>
              <table:table-cell office:value-type="float" office:value="0.934576">
                <text:p>0.934576</text:p>
              </table:table-cell>
              <table:table-cell office:value-type="float" office:value="0.927653">
                <text:p>0.927653</text:p>
              </table:table-cell>
              <table:table-cell office:value-type="float" office:value="0.927653">
                <text:p>0.927653</text:p>
              </table:table-cell>
              <table:table-cell office:value-type="float" office:value="0.928476">
                <text:p>0.928476</text:p>
              </table:table-cell>
              <table:table-cell office:value-type="float" office:value="0.928476">
                <text:p>0.928476</text:p>
              </table:table-cell>
              <table:table-cell office:value-type="float" office:value="0.928476">
                <text:p>0.928476</text:p>
              </table:table-cell>
              <table:table-cell office:value-type="float" office:value="0.933784">
                <text:p>0.933784</text:p>
              </table:table-cell>
              <table:table-cell office:value-type="float" office:value="0.933784">
                <text:p>0.933784</text:p>
              </table:table-cell>
              <table:table-cell office:value-type="float" office:value="0.936631">
                <text:p>0.936631</text:p>
              </table:table-cell>
              <table:table-cell office:value-type="float" office:value="0.936631">
                <text:p>0.936631</text:p>
              </table:table-cell>
              <table:table-cell office:value-type="float" office:value="0.936631">
                <text:p>0.936631</text:p>
              </table:table-cell>
              <table:table-cell office:value-type="float" office:value="0.931667">
                <text:p>0.931667</text:p>
              </table:table-cell>
              <table:table-cell office:value-type="float" office:value="0.931667">
                <text:p>0.931667</text:p>
              </table:table-cell>
              <table:table-cell office:value-type="float" office:value="0.931916">
                <text:p>0.931916</text:p>
              </table:table-cell>
              <table:table-cell office:value-type="float" office:value="0.931916">
                <text:p>0.931916</text:p>
              </table:table-cell>
              <table:table-cell office:value-type="float" office:value="0.939841">
                <text:p>0.939841</text:p>
              </table:table-cell>
              <table:table-cell office:value-type="float" office:value="0.939841">
                <text:p>0.939841</text:p>
              </table:table-cell>
              <table:table-cell office:value-type="float" office:value="0.939841">
                <text:p>0.939841</text:p>
              </table:table-cell>
              <table:table-cell office:value-type="float" office:value="0.94391">
                <text:p>0.94391</text:p>
              </table:table-cell>
              <table:table-cell office:value-type="float" office:value="0.94391">
                <text:p>0.94391</text:p>
              </table:table-cell>
              <table:table-cell office:value-type="float" office:value="0.933417">
                <text:p>0.933417</text:p>
              </table:table-cell>
              <table:table-cell office:value-type="float" office:value="0.933417">
                <text:p>0.933417</text:p>
              </table:table-cell>
              <table:table-cell office:value-type="float" office:value="0.933417">
                <text:p>0.933417</text:p>
              </table:table-cell>
              <table:table-cell office:value-type="float" office:value="0.939269">
                <text:p>0.939269</text:p>
              </table:table-cell>
              <table:table-cell office:value-type="float" office:value="0.939269">
                <text:p>0.939269</text:p>
              </table:table-cell>
              <table:table-cell office:value-type="float" office:value="0.935492">
                <text:p>0.935492</text:p>
              </table:table-cell>
              <table:table-cell office:value-type="float" office:value="0.935492">
                <text:p>0.935492</text:p>
              </table:table-cell>
              <table:table-cell office:value-type="float" office:value="0.93816">
                <text:p>0.938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5173">
                <text:p>0.935173</text:p>
              </table:table-cell>
              <table:table-cell office:value-type="float" office:value="0.935173">
                <text:p>0.935173</text:p>
              </table:table-cell>
              <table:table-cell office:value-type="float" office:value="0.935173">
                <text:p>0.935173</text:p>
              </table:table-cell>
              <table:table-cell office:value-type="float" office:value="0.927679">
                <text:p>0.927679</text:p>
              </table:table-cell>
              <table:table-cell office:value-type="float" office:value="0.927679">
                <text:p>0.927679</text:p>
              </table:table-cell>
              <table:table-cell office:value-type="float" office:value="0.928383">
                <text:p>0.928383</text:p>
              </table:table-cell>
              <table:table-cell office:value-type="float" office:value="0.928383">
                <text:p>0.928383</text:p>
              </table:table-cell>
              <table:table-cell office:value-type="float" office:value="0.928383">
                <text:p>0.928383</text:p>
              </table:table-cell>
              <table:table-cell office:value-type="float" office:value="0.933866">
                <text:p>0.933866</text:p>
              </table:table-cell>
              <table:table-cell office:value-type="float" office:value="0.933866">
                <text:p>0.933866</text:p>
              </table:table-cell>
              <table:table-cell office:value-type="float" office:value="0.936645">
                <text:p>0.936645</text:p>
              </table:table-cell>
              <table:table-cell office:value-type="float" office:value="0.936645">
                <text:p>0.936645</text:p>
              </table:table-cell>
              <table:table-cell office:value-type="float" office:value="0.936645">
                <text:p>0.936645</text:p>
              </table:table-cell>
              <table:table-cell office:value-type="float" office:value="0.931896">
                <text:p>0.931896</text:p>
              </table:table-cell>
              <table:table-cell office:value-type="float" office:value="0.931896">
                <text:p>0.931896</text:p>
              </table:table-cell>
              <table:table-cell office:value-type="float" office:value="0.931763">
                <text:p>0.931763</text:p>
              </table:table-cell>
              <table:table-cell office:value-type="float" office:value="0.931763">
                <text:p>0.931763</text:p>
              </table:table-cell>
              <table:table-cell office:value-type="float" office:value="0.939554">
                <text:p>0.939554</text:p>
              </table:table-cell>
              <table:table-cell office:value-type="float" office:value="0.939554">
                <text:p>0.939554</text:p>
              </table:table-cell>
              <table:table-cell office:value-type="float" office:value="0.939554">
                <text:p>0.939554</text:p>
              </table:table-cell>
              <table:table-cell office:value-type="float" office:value="0.943816">
                <text:p>0.943816</text:p>
              </table:table-cell>
              <table:table-cell office:value-type="float" office:value="0.943816">
                <text:p>0.943816</text:p>
              </table:table-cell>
              <table:table-cell office:value-type="float" office:value="0.933299">
                <text:p>0.933299</text:p>
              </table:table-cell>
              <table:table-cell office:value-type="float" office:value="0.933299">
                <text:p>0.933299</text:p>
              </table:table-cell>
              <table:table-cell office:value-type="float" office:value="0.933299">
                <text:p>0.933299</text:p>
              </table:table-cell>
              <table:table-cell office:value-type="float" office:value="0.938637">
                <text:p>0.938637</text:p>
              </table:table-cell>
              <table:table-cell office:value-type="float" office:value="0.938637">
                <text:p>0.938637</text:p>
              </table:table-cell>
              <table:table-cell office:value-type="float" office:value="0.93516">
                <text:p>0.93516</text:p>
              </table:table-cell>
              <table:table-cell office:value-type="float" office:value="0.93516">
                <text:p>0.93516</text:p>
              </table:table-cell>
              <table:table-cell office:value-type="float" office:value="0.937858">
                <text:p>0.9378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5134">
                <text:p>0.935134</text:p>
              </table:table-cell>
              <table:table-cell office:value-type="float" office:value="0.935134">
                <text:p>0.935134</text:p>
              </table:table-cell>
              <table:table-cell office:value-type="float" office:value="0.935134">
                <text:p>0.935134</text:p>
              </table:table-cell>
              <table:table-cell office:value-type="float" office:value="0.92825">
                <text:p>0.92825</text:p>
              </table:table-cell>
              <table:table-cell office:value-type="float" office:value="0.92825">
                <text:p>0.92825</text:p>
              </table:table-cell>
              <table:table-cell office:value-type="float" office:value="0.92815">
                <text:p>0.92815</text:p>
              </table:table-cell>
              <table:table-cell office:value-type="float" office:value="0.92815">
                <text:p>0.92815</text:p>
              </table:table-cell>
              <table:table-cell office:value-type="float" office:value="0.92815">
                <text:p>0.92815</text:p>
              </table:table-cell>
              <table:table-cell office:value-type="float" office:value="0.933373">
                <text:p>0.933373</text:p>
              </table:table-cell>
              <table:table-cell office:value-type="float" office:value="0.933373">
                <text:p>0.933373</text:p>
              </table:table-cell>
              <table:table-cell office:value-type="float" office:value="0.936016">
                <text:p>0.936016</text:p>
              </table:table-cell>
              <table:table-cell office:value-type="float" office:value="0.936016">
                <text:p>0.936016</text:p>
              </table:table-cell>
              <table:table-cell office:value-type="float" office:value="0.936016">
                <text:p>0.936016</text:p>
              </table:table-cell>
              <table:table-cell office:value-type="float" office:value="0.932887">
                <text:p>0.932887</text:p>
              </table:table-cell>
              <table:table-cell office:value-type="float" office:value="0.932887">
                <text:p>0.932887</text:p>
              </table:table-cell>
              <table:table-cell office:value-type="float" office:value="0.932626">
                <text:p>0.932626</text:p>
              </table:table-cell>
              <table:table-cell office:value-type="float" office:value="0.932626">
                <text:p>0.932626</text:p>
              </table:table-cell>
              <table:table-cell office:value-type="float" office:value="0.939137">
                <text:p>0.939137</text:p>
              </table:table-cell>
              <table:table-cell office:value-type="float" office:value="0.939137">
                <text:p>0.939137</text:p>
              </table:table-cell>
              <table:table-cell office:value-type="float" office:value="0.939137">
                <text:p>0.939137</text:p>
              </table:table-cell>
              <table:table-cell office:value-type="float" office:value="0.943645">
                <text:p>0.943645</text:p>
              </table:table-cell>
              <table:table-cell office:value-type="float" office:value="0.943645">
                <text:p>0.943645</text:p>
              </table:table-cell>
              <table:table-cell office:value-type="float" office:value="0.932672">
                <text:p>0.932672</text:p>
              </table:table-cell>
              <table:table-cell office:value-type="float" office:value="0.932672">
                <text:p>0.932672</text:p>
              </table:table-cell>
              <table:table-cell office:value-type="float" office:value="0.932672">
                <text:p>0.932672</text:p>
              </table:table-cell>
              <table:table-cell office:value-type="float" office:value="0.93811">
                <text:p>0.93811</text:p>
              </table:table-cell>
              <table:table-cell office:value-type="float" office:value="0.93811">
                <text:p>0.93811</text:p>
              </table:table-cell>
              <table:table-cell office:value-type="float" office:value="0.935209">
                <text:p>0.935209</text:p>
              </table:table-cell>
              <table:table-cell office:value-type="float" office:value="0.935209">
                <text:p>0.935209</text:p>
              </table:table-cell>
              <table:table-cell office:value-type="float" office:value="0.938092">
                <text:p>0.9380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4915">
                <text:p>0.934915</text:p>
              </table:table-cell>
              <table:table-cell office:value-type="float" office:value="0.934915">
                <text:p>0.934915</text:p>
              </table:table-cell>
              <table:table-cell office:value-type="float" office:value="0.934915">
                <text:p>0.934915</text:p>
              </table:table-cell>
              <table:table-cell office:value-type="float" office:value="0.927946">
                <text:p>0.927946</text:p>
              </table:table-cell>
              <table:table-cell office:value-type="float" office:value="0.927946">
                <text:p>0.927946</text:p>
              </table:table-cell>
              <table:table-cell office:value-type="float" office:value="0.928599">
                <text:p>0.928599</text:p>
              </table:table-cell>
              <table:table-cell office:value-type="float" office:value="0.928599">
                <text:p>0.928599</text:p>
              </table:table-cell>
              <table:table-cell office:value-type="float" office:value="0.928599">
                <text:p>0.928599</text:p>
              </table:table-cell>
              <table:table-cell office:value-type="float" office:value="0.93305">
                <text:p>0.93305</text:p>
              </table:table-cell>
              <table:table-cell office:value-type="float" office:value="0.93305">
                <text:p>0.93305</text:p>
              </table:table-cell>
              <table:table-cell office:value-type="float" office:value="0.93492">
                <text:p>0.93492</text:p>
              </table:table-cell>
              <table:table-cell office:value-type="float" office:value="0.93492">
                <text:p>0.93492</text:p>
              </table:table-cell>
              <table:table-cell office:value-type="float" office:value="0.93492">
                <text:p>0.93492</text:p>
              </table:table-cell>
              <table:table-cell office:value-type="float" office:value="0.932697">
                <text:p>0.932697</text:p>
              </table:table-cell>
              <table:table-cell office:value-type="float" office:value="0.932697">
                <text:p>0.932697</text:p>
              </table:table-cell>
              <table:table-cell office:value-type="float" office:value="0.933196">
                <text:p>0.933196</text:p>
              </table:table-cell>
              <table:table-cell office:value-type="float" office:value="0.933196">
                <text:p>0.933196</text:p>
              </table:table-cell>
              <table:table-cell office:value-type="float" office:value="0.939275">
                <text:p>0.939275</text:p>
              </table:table-cell>
              <table:table-cell office:value-type="float" office:value="0.939275">
                <text:p>0.939275</text:p>
              </table:table-cell>
              <table:table-cell office:value-type="float" office:value="0.939275">
                <text:p>0.939275</text:p>
              </table:table-cell>
              <table:table-cell office:value-type="float" office:value="0.943303">
                <text:p>0.943303</text:p>
              </table:table-cell>
              <table:table-cell office:value-type="float" office:value="0.943303">
                <text:p>0.943303</text:p>
              </table:table-cell>
              <table:table-cell office:value-type="float" office:value="0.93289">
                <text:p>0.93289</text:p>
              </table:table-cell>
              <table:table-cell office:value-type="float" office:value="0.93289">
                <text:p>0.93289</text:p>
              </table:table-cell>
              <table:table-cell office:value-type="float" office:value="0.93289">
                <text:p>0.93289</text:p>
              </table:table-cell>
              <table:table-cell office:value-type="float" office:value="0.938392">
                <text:p>0.938392</text:p>
              </table:table-cell>
              <table:table-cell office:value-type="float" office:value="0.938392">
                <text:p>0.938392</text:p>
              </table:table-cell>
              <table:table-cell office:value-type="float" office:value="0.936057">
                <text:p>0.936057</text:p>
              </table:table-cell>
              <table:table-cell office:value-type="float" office:value="0.936057">
                <text:p>0.936057</text:p>
              </table:table-cell>
              <table:table-cell office:value-type="float" office:value="0.938005">
                <text:p>0.938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4868">
                <text:p>0.934868</text:p>
              </table:table-cell>
              <table:table-cell office:value-type="float" office:value="0.934868">
                <text:p>0.934868</text:p>
              </table:table-cell>
              <table:table-cell office:value-type="float" office:value="0.934868">
                <text:p>0.934868</text:p>
              </table:table-cell>
              <table:table-cell office:value-type="float" office:value="0.927554">
                <text:p>0.927554</text:p>
              </table:table-cell>
              <table:table-cell office:value-type="float" office:value="0.927554">
                <text:p>0.927554</text:p>
              </table:table-cell>
              <table:table-cell office:value-type="float" office:value="0.928337">
                <text:p>0.928337</text:p>
              </table:table-cell>
              <table:table-cell office:value-type="float" office:value="0.928337">
                <text:p>0.928337</text:p>
              </table:table-cell>
              <table:table-cell office:value-type="float" office:value="0.928337">
                <text:p>0.928337</text:p>
              </table:table-cell>
              <table:table-cell office:value-type="float" office:value="0.933234">
                <text:p>0.933234</text:p>
              </table:table-cell>
              <table:table-cell office:value-type="float" office:value="0.933234">
                <text:p>0.933234</text:p>
              </table:table-cell>
              <table:table-cell office:value-type="float" office:value="0.935415">
                <text:p>0.935415</text:p>
              </table:table-cell>
              <table:table-cell office:value-type="float" office:value="0.935415">
                <text:p>0.935415</text:p>
              </table:table-cell>
              <table:table-cell office:value-type="float" office:value="0.935415">
                <text:p>0.935415</text:p>
              </table:table-cell>
              <table:table-cell office:value-type="float" office:value="0.933895">
                <text:p>0.933895</text:p>
              </table:table-cell>
              <table:table-cell office:value-type="float" office:value="0.933895">
                <text:p>0.933895</text:p>
              </table:table-cell>
              <table:table-cell office:value-type="float" office:value="0.933502">
                <text:p>0.933502</text:p>
              </table:table-cell>
              <table:table-cell office:value-type="float" office:value="0.933502">
                <text:p>0.933502</text:p>
              </table:table-cell>
              <table:table-cell office:value-type="float" office:value="0.938841">
                <text:p>0.938841</text:p>
              </table:table-cell>
              <table:table-cell office:value-type="float" office:value="0.938841">
                <text:p>0.938841</text:p>
              </table:table-cell>
              <table:table-cell office:value-type="float" office:value="0.938841">
                <text:p>0.938841</text:p>
              </table:table-cell>
              <table:table-cell office:value-type="float" office:value="0.942489">
                <text:p>0.942489</text:p>
              </table:table-cell>
              <table:table-cell office:value-type="float" office:value="0.942489">
                <text:p>0.942489</text:p>
              </table:table-cell>
              <table:table-cell office:value-type="float" office:value="0.932809">
                <text:p>0.932809</text:p>
              </table:table-cell>
              <table:table-cell office:value-type="float" office:value="0.932809">
                <text:p>0.932809</text:p>
              </table:table-cell>
              <table:table-cell office:value-type="float" office:value="0.932809">
                <text:p>0.932809</text:p>
              </table:table-cell>
              <table:table-cell office:value-type="float" office:value="0.938004">
                <text:p>0.938004</text:p>
              </table:table-cell>
              <table:table-cell office:value-type="float" office:value="0.938004">
                <text:p>0.938004</text:p>
              </table:table-cell>
              <table:table-cell office:value-type="float" office:value="0.936433">
                <text:p>0.936433</text:p>
              </table:table-cell>
              <table:table-cell office:value-type="float" office:value="0.936433">
                <text:p>0.936433</text:p>
              </table:table-cell>
              <table:table-cell office:value-type="float" office:value="0.937617">
                <text:p>0.9376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34428">
                <text:p>0.934428</text:p>
              </table:table-cell>
              <table:table-cell office:value-type="float" office:value="0.934428">
                <text:p>0.934428</text:p>
              </table:table-cell>
              <table:table-cell office:value-type="float" office:value="0.934428">
                <text:p>0.934428</text:p>
              </table:table-cell>
              <table:table-cell office:value-type="float" office:value="0.927173">
                <text:p>0.927173</text:p>
              </table:table-cell>
              <table:table-cell office:value-type="float" office:value="0.927173">
                <text:p>0.927173</text:p>
              </table:table-cell>
              <table:table-cell office:value-type="float" office:value="0.927804">
                <text:p>0.927804</text:p>
              </table:table-cell>
              <table:table-cell office:value-type="float" office:value="0.927804">
                <text:p>0.927804</text:p>
              </table:table-cell>
              <table:table-cell office:value-type="float" office:value="0.927804">
                <text:p>0.927804</text:p>
              </table:table-cell>
              <table:table-cell office:value-type="float" office:value="0.932674">
                <text:p>0.932674</text:p>
              </table:table-cell>
              <table:table-cell office:value-type="float" office:value="0.932674">
                <text:p>0.932674</text:p>
              </table:table-cell>
              <table:table-cell office:value-type="float" office:value="0.935488">
                <text:p>0.935488</text:p>
              </table:table-cell>
              <table:table-cell office:value-type="float" office:value="0.935488">
                <text:p>0.935488</text:p>
              </table:table-cell>
              <table:table-cell office:value-type="float" office:value="0.935488">
                <text:p>0.935488</text:p>
              </table:table-cell>
              <table:table-cell office:value-type="float" office:value="0.933805">
                <text:p>0.933805</text:p>
              </table:table-cell>
              <table:table-cell office:value-type="float" office:value="0.933805">
                <text:p>0.933805</text:p>
              </table:table-cell>
              <table:table-cell office:value-type="float" office:value="0.933868">
                <text:p>0.933868</text:p>
              </table:table-cell>
              <table:table-cell office:value-type="float" office:value="0.933868">
                <text:p>0.933868</text:p>
              </table:table-cell>
              <table:table-cell office:value-type="float" office:value="0.938838">
                <text:p>0.938838</text:p>
              </table:table-cell>
              <table:table-cell office:value-type="float" office:value="0.938838">
                <text:p>0.938838</text:p>
              </table:table-cell>
              <table:table-cell office:value-type="float" office:value="0.938838">
                <text:p>0.938838</text:p>
              </table:table-cell>
              <table:table-cell office:value-type="float" office:value="0.942411">
                <text:p>0.942411</text:p>
              </table:table-cell>
              <table:table-cell office:value-type="float" office:value="0.942411">
                <text:p>0.942411</text:p>
              </table:table-cell>
              <table:table-cell office:value-type="float" office:value="0.933151">
                <text:p>0.933151</text:p>
              </table:table-cell>
              <table:table-cell office:value-type="float" office:value="0.933151">
                <text:p>0.933151</text:p>
              </table:table-cell>
              <table:table-cell office:value-type="float" office:value="0.933151">
                <text:p>0.933151</text:p>
              </table:table-cell>
              <table:table-cell office:value-type="float" office:value="0.938508">
                <text:p>0.938508</text:p>
              </table:table-cell>
              <table:table-cell office:value-type="float" office:value="0.938508">
                <text:p>0.938508</text:p>
              </table:table-cell>
              <table:table-cell office:value-type="float" office:value="0.936195">
                <text:p>0.936195</text:p>
              </table:table-cell>
              <table:table-cell office:value-type="float" office:value="0.936195">
                <text:p>0.936195</text:p>
              </table:table-cell>
              <table:table-cell office:value-type="float" office:value="0.93751">
                <text:p>0.937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5145">
                <text:p>0.935145</text:p>
              </table:table-cell>
              <table:table-cell office:value-type="float" office:value="0.935145">
                <text:p>0.935145</text:p>
              </table:table-cell>
              <table:table-cell office:value-type="float" office:value="0.935145">
                <text:p>0.935145</text:p>
              </table:table-cell>
              <table:table-cell office:value-type="float" office:value="0.926887">
                <text:p>0.926887</text:p>
              </table:table-cell>
              <table:table-cell office:value-type="float" office:value="0.926887">
                <text:p>0.926887</text:p>
              </table:table-cell>
              <table:table-cell office:value-type="float" office:value="0.928144">
                <text:p>0.928144</text:p>
              </table:table-cell>
              <table:table-cell office:value-type="float" office:value="0.928144">
                <text:p>0.928144</text:p>
              </table:table-cell>
              <table:table-cell office:value-type="float" office:value="0.928144">
                <text:p>0.928144</text:p>
              </table:table-cell>
              <table:table-cell office:value-type="float" office:value="0.932794">
                <text:p>0.932794</text:p>
              </table:table-cell>
              <table:table-cell office:value-type="float" office:value="0.932794">
                <text:p>0.932794</text:p>
              </table:table-cell>
              <table:table-cell office:value-type="float" office:value="0.935313">
                <text:p>0.935313</text:p>
              </table:table-cell>
              <table:table-cell office:value-type="float" office:value="0.935313">
                <text:p>0.935313</text:p>
              </table:table-cell>
              <table:table-cell office:value-type="float" office:value="0.935313">
                <text:p>0.935313</text:p>
              </table:table-cell>
              <table:table-cell office:value-type="float" office:value="0.933521">
                <text:p>0.933521</text:p>
              </table:table-cell>
              <table:table-cell office:value-type="float" office:value="0.933521">
                <text:p>0.933521</text:p>
              </table:table-cell>
              <table:table-cell office:value-type="float" office:value="0.933444">
                <text:p>0.933444</text:p>
              </table:table-cell>
              <table:table-cell office:value-type="float" office:value="0.933444">
                <text:p>0.933444</text:p>
              </table:table-cell>
              <table:table-cell office:value-type="float" office:value="0.938412">
                <text:p>0.938412</text:p>
              </table:table-cell>
              <table:table-cell office:value-type="float" office:value="0.938412">
                <text:p>0.938412</text:p>
              </table:table-cell>
              <table:table-cell office:value-type="float" office:value="0.938412">
                <text:p>0.938412</text:p>
              </table:table-cell>
              <table:table-cell office:value-type="float" office:value="0.942128">
                <text:p>0.942128</text:p>
              </table:table-cell>
              <table:table-cell office:value-type="float" office:value="0.942128">
                <text:p>0.942128</text:p>
              </table:table-cell>
              <table:table-cell office:value-type="float" office:value="0.932405">
                <text:p>0.932405</text:p>
              </table:table-cell>
              <table:table-cell office:value-type="float" office:value="0.932405">
                <text:p>0.932405</text:p>
              </table:table-cell>
              <table:table-cell office:value-type="float" office:value="0.932405">
                <text:p>0.932405</text:p>
              </table:table-cell>
              <table:table-cell office:value-type="float" office:value="0.938995">
                <text:p>0.938995</text:p>
              </table:table-cell>
              <table:table-cell office:value-type="float" office:value="0.938995">
                <text:p>0.938995</text:p>
              </table:table-cell>
              <table:table-cell office:value-type="float" office:value="0.935973">
                <text:p>0.935973</text:p>
              </table:table-cell>
              <table:table-cell office:value-type="float" office:value="0.935973">
                <text:p>0.935973</text:p>
              </table:table-cell>
              <table:table-cell office:value-type="float" office:value="0.937035">
                <text:p>0.9370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5031">
                <text:p>0.935031</text:p>
              </table:table-cell>
              <table:table-cell office:value-type="float" office:value="0.935031">
                <text:p>0.935031</text:p>
              </table:table-cell>
              <table:table-cell office:value-type="float" office:value="0.935031">
                <text:p>0.935031</text:p>
              </table:table-cell>
              <table:table-cell office:value-type="float" office:value="0.927581">
                <text:p>0.927581</text:p>
              </table:table-cell>
              <table:table-cell office:value-type="float" office:value="0.927581">
                <text:p>0.927581</text:p>
              </table:table-cell>
              <table:table-cell office:value-type="float" office:value="0.928481">
                <text:p>0.928481</text:p>
              </table:table-cell>
              <table:table-cell office:value-type="float" office:value="0.928481">
                <text:p>0.928481</text:p>
              </table:table-cell>
              <table:table-cell office:value-type="float" office:value="0.928481">
                <text:p>0.928481</text:p>
              </table:table-cell>
              <table:table-cell office:value-type="float" office:value="0.933164">
                <text:p>0.933164</text:p>
              </table:table-cell>
              <table:table-cell office:value-type="float" office:value="0.933164">
                <text:p>0.933164</text:p>
              </table:table-cell>
              <table:table-cell office:value-type="float" office:value="0.934646">
                <text:p>0.934646</text:p>
              </table:table-cell>
              <table:table-cell office:value-type="float" office:value="0.934646">
                <text:p>0.934646</text:p>
              </table:table-cell>
              <table:table-cell office:value-type="float" office:value="0.934646">
                <text:p>0.934646</text:p>
              </table:table-cell>
              <table:table-cell office:value-type="float" office:value="0.933284">
                <text:p>0.933284</text:p>
              </table:table-cell>
              <table:table-cell office:value-type="float" office:value="0.933284">
                <text:p>0.933284</text:p>
              </table:table-cell>
              <table:table-cell office:value-type="float" office:value="0.933346">
                <text:p>0.933346</text:p>
              </table:table-cell>
              <table:table-cell office:value-type="float" office:value="0.933346">
                <text:p>0.933346</text:p>
              </table:table-cell>
              <table:table-cell office:value-type="float" office:value="0.938513">
                <text:p>0.938513</text:p>
              </table:table-cell>
              <table:table-cell office:value-type="float" office:value="0.938513">
                <text:p>0.938513</text:p>
              </table:table-cell>
              <table:table-cell office:value-type="float" office:value="0.938513">
                <text:p>0.938513</text:p>
              </table:table-cell>
              <table:table-cell office:value-type="float" office:value="0.941816">
                <text:p>0.941816</text:p>
              </table:table-cell>
              <table:table-cell office:value-type="float" office:value="0.941816">
                <text:p>0.941816</text:p>
              </table:table-cell>
              <table:table-cell office:value-type="float" office:value="0.93203">
                <text:p>0.93203</text:p>
              </table:table-cell>
              <table:table-cell office:value-type="float" office:value="0.93203">
                <text:p>0.93203</text:p>
              </table:table-cell>
              <table:table-cell office:value-type="float" office:value="0.93203">
                <text:p>0.93203</text:p>
              </table:table-cell>
              <table:table-cell office:value-type="float" office:value="0.938983">
                <text:p>0.938983</text:p>
              </table:table-cell>
              <table:table-cell office:value-type="float" office:value="0.938983">
                <text:p>0.938983</text:p>
              </table:table-cell>
              <table:table-cell office:value-type="float" office:value="0.936728">
                <text:p>0.936728</text:p>
              </table:table-cell>
              <table:table-cell office:value-type="float" office:value="0.936728">
                <text:p>0.936728</text:p>
              </table:table-cell>
              <table:table-cell office:value-type="float" office:value="0.936669">
                <text:p>0.9366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36068">
                <text:p>0.936068</text:p>
              </table:table-cell>
              <table:table-cell office:value-type="float" office:value="0.936068">
                <text:p>0.936068</text:p>
              </table:table-cell>
              <table:table-cell office:value-type="float" office:value="0.936068">
                <text:p>0.936068</text:p>
              </table:table-cell>
              <table:table-cell office:value-type="float" office:value="0.92779">
                <text:p>0.92779</text:p>
              </table:table-cell>
              <table:table-cell office:value-type="float" office:value="0.92779">
                <text:p>0.92779</text:p>
              </table:table-cell>
              <table:table-cell office:value-type="float" office:value="0.929122">
                <text:p>0.929122</text:p>
              </table:table-cell>
              <table:table-cell office:value-type="float" office:value="0.929122">
                <text:p>0.929122</text:p>
              </table:table-cell>
              <table:table-cell office:value-type="float" office:value="0.929122">
                <text:p>0.929122</text:p>
              </table:table-cell>
              <table:table-cell office:value-type="float" office:value="0.932632">
                <text:p>0.932632</text:p>
              </table:table-cell>
              <table:table-cell office:value-type="float" office:value="0.932632">
                <text:p>0.932632</text:p>
              </table:table-cell>
              <table:table-cell office:value-type="float" office:value="0.934465">
                <text:p>0.934465</text:p>
              </table:table-cell>
              <table:table-cell office:value-type="float" office:value="0.934465">
                <text:p>0.934465</text:p>
              </table:table-cell>
              <table:table-cell office:value-type="float" office:value="0.934465">
                <text:p>0.934465</text:p>
              </table:table-cell>
              <table:table-cell office:value-type="float" office:value="0.932848">
                <text:p>0.932848</text:p>
              </table:table-cell>
              <table:table-cell office:value-type="float" office:value="0.932848">
                <text:p>0.932848</text:p>
              </table:table-cell>
              <table:table-cell office:value-type="float" office:value="0.933792">
                <text:p>0.933792</text:p>
              </table:table-cell>
              <table:table-cell office:value-type="float" office:value="0.933792">
                <text:p>0.933792</text:p>
              </table:table-cell>
              <table:table-cell office:value-type="float" office:value="0.938053">
                <text:p>0.938053</text:p>
              </table:table-cell>
              <table:table-cell office:value-type="float" office:value="0.938053">
                <text:p>0.938053</text:p>
              </table:table-cell>
              <table:table-cell office:value-type="float" office:value="0.938053">
                <text:p>0.938053</text:p>
              </table:table-cell>
              <table:table-cell office:value-type="float" office:value="0.941448">
                <text:p>0.941448</text:p>
              </table:table-cell>
              <table:table-cell office:value-type="float" office:value="0.941448">
                <text:p>0.941448</text:p>
              </table:table-cell>
              <table:table-cell office:value-type="float" office:value="0.932275">
                <text:p>0.932275</text:p>
              </table:table-cell>
              <table:table-cell office:value-type="float" office:value="0.932275">
                <text:p>0.932275</text:p>
              </table:table-cell>
              <table:table-cell office:value-type="float" office:value="0.932275">
                <text:p>0.932275</text:p>
              </table:table-cell>
              <table:table-cell office:value-type="float" office:value="0.939014">
                <text:p>0.939014</text:p>
              </table:table-cell>
              <table:table-cell office:value-type="float" office:value="0.939014">
                <text:p>0.939014</text:p>
              </table:table-cell>
              <table:table-cell office:value-type="float" office:value="0.936787">
                <text:p>0.936787</text:p>
              </table:table-cell>
              <table:table-cell office:value-type="float" office:value="0.936787">
                <text:p>0.936787</text:p>
              </table:table-cell>
              <table:table-cell office:value-type="float" office:value="0.937864">
                <text:p>0.9378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6215">
                <text:p>0.936215</text:p>
              </table:table-cell>
              <table:table-cell office:value-type="float" office:value="0.936215">
                <text:p>0.936215</text:p>
              </table:table-cell>
              <table:table-cell office:value-type="float" office:value="0.936215">
                <text:p>0.936215</text:p>
              </table:table-cell>
              <table:table-cell office:value-type="float" office:value="0.928055">
                <text:p>0.928055</text:p>
              </table:table-cell>
              <table:table-cell office:value-type="float" office:value="0.928055">
                <text:p>0.928055</text:p>
              </table:table-cell>
              <table:table-cell office:value-type="float" office:value="0.929099">
                <text:p>0.929099</text:p>
              </table:table-cell>
              <table:table-cell office:value-type="float" office:value="0.929099">
                <text:p>0.929099</text:p>
              </table:table-cell>
              <table:table-cell office:value-type="float" office:value="0.929099">
                <text:p>0.929099</text:p>
              </table:table-cell>
              <table:table-cell office:value-type="float" office:value="0.932098">
                <text:p>0.932098</text:p>
              </table:table-cell>
              <table:table-cell office:value-type="float" office:value="0.932098">
                <text:p>0.932098</text:p>
              </table:table-cell>
              <table:table-cell office:value-type="float" office:value="0.934571">
                <text:p>0.934571</text:p>
              </table:table-cell>
              <table:table-cell office:value-type="float" office:value="0.934571">
                <text:p>0.934571</text:p>
              </table:table-cell>
              <table:table-cell office:value-type="float" office:value="0.934571">
                <text:p>0.934571</text:p>
              </table:table-cell>
              <table:table-cell office:value-type="float" office:value="0.932616">
                <text:p>0.932616</text:p>
              </table:table-cell>
              <table:table-cell office:value-type="float" office:value="0.932616">
                <text:p>0.932616</text:p>
              </table:table-cell>
              <table:table-cell office:value-type="float" office:value="0.934168">
                <text:p>0.934168</text:p>
              </table:table-cell>
              <table:table-cell office:value-type="float" office:value="0.934168">
                <text:p>0.934168</text:p>
              </table:table-cell>
              <table:table-cell office:value-type="float" office:value="0.938328">
                <text:p>0.938328</text:p>
              </table:table-cell>
              <table:table-cell office:value-type="float" office:value="0.938328">
                <text:p>0.938328</text:p>
              </table:table-cell>
              <table:table-cell office:value-type="float" office:value="0.938328">
                <text:p>0.938328</text:p>
              </table:table-cell>
              <table:table-cell office:value-type="float" office:value="0.941783">
                <text:p>0.941783</text:p>
              </table:table-cell>
              <table:table-cell office:value-type="float" office:value="0.941783">
                <text:p>0.941783</text:p>
              </table:table-cell>
              <table:table-cell office:value-type="float" office:value="0.932261">
                <text:p>0.932261</text:p>
              </table:table-cell>
              <table:table-cell office:value-type="float" office:value="0.932261">
                <text:p>0.932261</text:p>
              </table:table-cell>
              <table:table-cell office:value-type="float" office:value="0.932261">
                <text:p>0.932261</text:p>
              </table:table-cell>
              <table:table-cell office:value-type="float" office:value="0.938369">
                <text:p>0.938369</text:p>
              </table:table-cell>
              <table:table-cell office:value-type="float" office:value="0.938369">
                <text:p>0.938369</text:p>
              </table:table-cell>
              <table:table-cell office:value-type="float" office:value="0.936878">
                <text:p>0.936878</text:p>
              </table:table-cell>
              <table:table-cell office:value-type="float" office:value="0.936878">
                <text:p>0.936878</text:p>
              </table:table-cell>
              <table:table-cell office:value-type="float" office:value="0.938223">
                <text:p>0.9382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5319">
                <text:p>0.935319</text:p>
              </table:table-cell>
              <table:table-cell office:value-type="float" office:value="0.935319">
                <text:p>0.935319</text:p>
              </table:table-cell>
              <table:table-cell office:value-type="float" office:value="0.935319">
                <text:p>0.935319</text:p>
              </table:table-cell>
              <table:table-cell office:value-type="float" office:value="0.927972">
                <text:p>0.927972</text:p>
              </table:table-cell>
              <table:table-cell office:value-type="float" office:value="0.927972">
                <text:p>0.927972</text:p>
              </table:table-cell>
              <table:table-cell office:value-type="float" office:value="0.928662">
                <text:p>0.928662</text:p>
              </table:table-cell>
              <table:table-cell office:value-type="float" office:value="0.928662">
                <text:p>0.928662</text:p>
              </table:table-cell>
              <table:table-cell office:value-type="float" office:value="0.928662">
                <text:p>0.928662</text:p>
              </table:table-cell>
              <table:table-cell office:value-type="float" office:value="0.932952">
                <text:p>0.932952</text:p>
              </table:table-cell>
              <table:table-cell office:value-type="float" office:value="0.932952">
                <text:p>0.932952</text:p>
              </table:table-cell>
              <table:table-cell office:value-type="float" office:value="0.934419">
                <text:p>0.934419</text:p>
              </table:table-cell>
              <table:table-cell office:value-type="float" office:value="0.934419">
                <text:p>0.934419</text:p>
              </table:table-cell>
              <table:table-cell office:value-type="float" office:value="0.934419">
                <text:p>0.934419</text:p>
              </table:table-cell>
              <table:table-cell office:value-type="float" office:value="0.932774">
                <text:p>0.932774</text:p>
              </table:table-cell>
              <table:table-cell office:value-type="float" office:value="0.932774">
                <text:p>0.932774</text:p>
              </table:table-cell>
              <table:table-cell office:value-type="float" office:value="0.934317">
                <text:p>0.934317</text:p>
              </table:table-cell>
              <table:table-cell office:value-type="float" office:value="0.934317">
                <text:p>0.934317</text:p>
              </table:table-cell>
              <table:table-cell office:value-type="float" office:value="0.939047">
                <text:p>0.939047</text:p>
              </table:table-cell>
              <table:table-cell office:value-type="float" office:value="0.939047">
                <text:p>0.939047</text:p>
              </table:table-cell>
              <table:table-cell office:value-type="float" office:value="0.939047">
                <text:p>0.939047</text:p>
              </table:table-cell>
              <table:table-cell office:value-type="float" office:value="0.941041">
                <text:p>0.941041</text:p>
              </table:table-cell>
              <table:table-cell office:value-type="float" office:value="0.941041">
                <text:p>0.941041</text:p>
              </table:table-cell>
              <table:table-cell office:value-type="float" office:value="0.932588">
                <text:p>0.932588</text:p>
              </table:table-cell>
              <table:table-cell office:value-type="float" office:value="0.932588">
                <text:p>0.932588</text:p>
              </table:table-cell>
              <table:table-cell office:value-type="float" office:value="0.932588">
                <text:p>0.932588</text:p>
              </table:table-cell>
              <table:table-cell office:value-type="float" office:value="0.937826">
                <text:p>0.937826</text:p>
              </table:table-cell>
              <table:table-cell office:value-type="float" office:value="0.937826">
                <text:p>0.937826</text:p>
              </table:table-cell>
              <table:table-cell office:value-type="float" office:value="0.937344">
                <text:p>0.937344</text:p>
              </table:table-cell>
              <table:table-cell office:value-type="float" office:value="0.937344">
                <text:p>0.937344</text:p>
              </table:table-cell>
              <table:table-cell office:value-type="float" office:value="0.938048">
                <text:p>0.9380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5411">
                <text:p>0.935411</text:p>
              </table:table-cell>
              <table:table-cell office:value-type="float" office:value="0.935411">
                <text:p>0.935411</text:p>
              </table:table-cell>
              <table:table-cell office:value-type="float" office:value="0.935411">
                <text:p>0.935411</text:p>
              </table:table-cell>
              <table:table-cell office:value-type="float" office:value="0.927721">
                <text:p>0.927721</text:p>
              </table:table-cell>
              <table:table-cell office:value-type="float" office:value="0.927721">
                <text:p>0.927721</text:p>
              </table:table-cell>
              <table:table-cell office:value-type="float" office:value="0.928731">
                <text:p>0.928731</text:p>
              </table:table-cell>
              <table:table-cell office:value-type="float" office:value="0.928731">
                <text:p>0.928731</text:p>
              </table:table-cell>
              <table:table-cell office:value-type="float" office:value="0.928731">
                <text:p>0.928731</text:p>
              </table:table-cell>
              <table:table-cell office:value-type="float" office:value="0.932706">
                <text:p>0.932706</text:p>
              </table:table-cell>
              <table:table-cell office:value-type="float" office:value="0.932706">
                <text:p>0.932706</text:p>
              </table:table-cell>
              <table:table-cell office:value-type="float" office:value="0.9342">
                <text:p>0.9342</text:p>
              </table:table-cell>
              <table:table-cell office:value-type="float" office:value="0.9342">
                <text:p>0.9342</text:p>
              </table:table-cell>
              <table:table-cell office:value-type="float" office:value="0.9342">
                <text:p>0.9342</text:p>
              </table:table-cell>
              <table:table-cell office:value-type="float" office:value="0.933191">
                <text:p>0.933191</text:p>
              </table:table-cell>
              <table:table-cell office:value-type="float" office:value="0.933191">
                <text:p>0.933191</text:p>
              </table:table-cell>
              <table:table-cell office:value-type="float" office:value="0.934648">
                <text:p>0.934648</text:p>
              </table:table-cell>
              <table:table-cell office:value-type="float" office:value="0.934648">
                <text:p>0.934648</text:p>
              </table:table-cell>
              <table:table-cell office:value-type="float" office:value="0.939005">
                <text:p>0.939005</text:p>
              </table:table-cell>
              <table:table-cell office:value-type="float" office:value="0.939005">
                <text:p>0.939005</text:p>
              </table:table-cell>
              <table:table-cell office:value-type="float" office:value="0.939005">
                <text:p>0.939005</text:p>
              </table:table-cell>
              <table:table-cell office:value-type="float" office:value="0.941264">
                <text:p>0.941264</text:p>
              </table:table-cell>
              <table:table-cell office:value-type="float" office:value="0.941264">
                <text:p>0.941264</text:p>
              </table:table-cell>
              <table:table-cell office:value-type="float" office:value="0.931753">
                <text:p>0.931753</text:p>
              </table:table-cell>
              <table:table-cell office:value-type="float" office:value="0.931753">
                <text:p>0.931753</text:p>
              </table:table-cell>
              <table:table-cell office:value-type="float" office:value="0.931753">
                <text:p>0.931753</text:p>
              </table:table-cell>
              <table:table-cell office:value-type="float" office:value="0.937907">
                <text:p>0.937907</text:p>
              </table:table-cell>
              <table:table-cell office:value-type="float" office:value="0.937907">
                <text:p>0.937907</text:p>
              </table:table-cell>
              <table:table-cell office:value-type="float" office:value="0.937134">
                <text:p>0.937134</text:p>
              </table:table-cell>
              <table:table-cell office:value-type="float" office:value="0.937134">
                <text:p>0.937134</text:p>
              </table:table-cell>
              <table:table-cell office:value-type="float" office:value="0.937585">
                <text:p>0.9375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4644">
                <text:p>0.934644</text:p>
              </table:table-cell>
              <table:table-cell office:value-type="float" office:value="0.934644">
                <text:p>0.934644</text:p>
              </table:table-cell>
              <table:table-cell office:value-type="float" office:value="0.934644">
                <text:p>0.934644</text:p>
              </table:table-cell>
              <table:table-cell office:value-type="float" office:value="0.928307">
                <text:p>0.928307</text:p>
              </table:table-cell>
              <table:table-cell office:value-type="float" office:value="0.928307">
                <text:p>0.928307</text:p>
              </table:table-cell>
              <table:table-cell office:value-type="float" office:value="0.928716">
                <text:p>0.928716</text:p>
              </table:table-cell>
              <table:table-cell office:value-type="float" office:value="0.928716">
                <text:p>0.928716</text:p>
              </table:table-cell>
              <table:table-cell office:value-type="float" office:value="0.928716">
                <text:p>0.928716</text:p>
              </table:table-cell>
              <table:table-cell office:value-type="float" office:value="0.932182">
                <text:p>0.932182</text:p>
              </table:table-cell>
              <table:table-cell office:value-type="float" office:value="0.932182">
                <text:p>0.932182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288">
                <text:p>0.933288</text:p>
              </table:table-cell>
              <table:table-cell office:value-type="float" office:value="0.933288">
                <text:p>0.933288</text:p>
              </table:table-cell>
              <table:table-cell office:value-type="float" office:value="0.935387">
                <text:p>0.935387</text:p>
              </table:table-cell>
              <table:table-cell office:value-type="float" office:value="0.935387">
                <text:p>0.935387</text:p>
              </table:table-cell>
              <table:table-cell office:value-type="float" office:value="0.939105">
                <text:p>0.939105</text:p>
              </table:table-cell>
              <table:table-cell office:value-type="float" office:value="0.939105">
                <text:p>0.939105</text:p>
              </table:table-cell>
              <table:table-cell office:value-type="float" office:value="0.939105">
                <text:p>0.939105</text:p>
              </table:table-cell>
              <table:table-cell office:value-type="float" office:value="0.941838">
                <text:p>0.941838</text:p>
              </table:table-cell>
              <table:table-cell office:value-type="float" office:value="0.941838">
                <text:p>0.941838</text:p>
              </table:table-cell>
              <table:table-cell office:value-type="float" office:value="0.931614">
                <text:p>0.931614</text:p>
              </table:table-cell>
              <table:table-cell office:value-type="float" office:value="0.931614">
                <text:p>0.931614</text:p>
              </table:table-cell>
              <table:table-cell office:value-type="float" office:value="0.931614">
                <text:p>0.931614</text:p>
              </table:table-cell>
              <table:table-cell office:value-type="float" office:value="0.938057">
                <text:p>0.938057</text:p>
              </table:table-cell>
              <table:table-cell office:value-type="float" office:value="0.938057">
                <text:p>0.938057</text:p>
              </table:table-cell>
              <table:table-cell office:value-type="float" office:value="0.936916">
                <text:p>0.936916</text:p>
              </table:table-cell>
              <table:table-cell office:value-type="float" office:value="0.936916">
                <text:p>0.936916</text:p>
              </table:table-cell>
              <table:table-cell office:value-type="float" office:value="0.937187">
                <text:p>0.9371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472">
                <text:p>0.93472</text:p>
              </table:table-cell>
              <table:table-cell office:value-type="float" office:value="0.93472">
                <text:p>0.93472</text:p>
              </table:table-cell>
              <table:table-cell office:value-type="float" office:value="0.93472">
                <text:p>0.93472</text:p>
              </table:table-cell>
              <table:table-cell office:value-type="float" office:value="0.92879">
                <text:p>0.92879</text:p>
              </table:table-cell>
              <table:table-cell office:value-type="float" office:value="0.92879">
                <text:p>0.92879</text:p>
              </table:table-cell>
              <table:table-cell office:value-type="float" office:value="0.928848">
                <text:p>0.928848</text:p>
              </table:table-cell>
              <table:table-cell office:value-type="float" office:value="0.928848">
                <text:p>0.928848</text:p>
              </table:table-cell>
              <table:table-cell office:value-type="float" office:value="0.928848">
                <text:p>0.928848</text:p>
              </table:table-cell>
              <table:table-cell office:value-type="float" office:value="0.931906">
                <text:p>0.931906</text:p>
              </table:table-cell>
              <table:table-cell office:value-type="float" office:value="0.931906">
                <text:p>0.931906</text:p>
              </table:table-cell>
              <table:table-cell office:value-type="float" office:value="0.934614">
                <text:p>0.934614</text:p>
              </table:table-cell>
              <table:table-cell office:value-type="float" office:value="0.934614">
                <text:p>0.934614</text:p>
              </table:table-cell>
              <table:table-cell office:value-type="float" office:value="0.934614">
                <text:p>0.934614</text:p>
              </table:table-cell>
              <table:table-cell office:value-type="float" office:value="0.933925">
                <text:p>0.933925</text:p>
              </table:table-cell>
              <table:table-cell office:value-type="float" office:value="0.933925">
                <text:p>0.933925</text:p>
              </table:table-cell>
              <table:table-cell office:value-type="float" office:value="0.93526">
                <text:p>0.93526</text:p>
              </table:table-cell>
              <table:table-cell office:value-type="float" office:value="0.93526">
                <text:p>0.93526</text:p>
              </table:table-cell>
              <table:table-cell office:value-type="float" office:value="0.939105">
                <text:p>0.939105</text:p>
              </table:table-cell>
              <table:table-cell office:value-type="float" office:value="0.939105">
                <text:p>0.939105</text:p>
              </table:table-cell>
              <table:table-cell office:value-type="float" office:value="0.939105">
                <text:p>0.939105</text:p>
              </table:table-cell>
              <table:table-cell office:value-type="float" office:value="0.941647">
                <text:p>0.941647</text:p>
              </table:table-cell>
              <table:table-cell office:value-type="float" office:value="0.941647">
                <text:p>0.941647</text:p>
              </table:table-cell>
              <table:table-cell office:value-type="float" office:value="0.931549">
                <text:p>0.931549</text:p>
              </table:table-cell>
              <table:table-cell office:value-type="float" office:value="0.931549">
                <text:p>0.931549</text:p>
              </table:table-cell>
              <table:table-cell office:value-type="float" office:value="0.931549">
                <text:p>0.931549</text:p>
              </table:table-cell>
              <table:table-cell office:value-type="float" office:value="0.937721">
                <text:p>0.937721</text:p>
              </table:table-cell>
              <table:table-cell office:value-type="float" office:value="0.937721">
                <text:p>0.937721</text:p>
              </table:table-cell>
              <table:table-cell office:value-type="float" office:value="0.937645">
                <text:p>0.937645</text:p>
              </table:table-cell>
              <table:table-cell office:value-type="float" office:value="0.937645">
                <text:p>0.937645</text:p>
              </table:table-cell>
              <table:table-cell office:value-type="float" office:value="0.936541">
                <text:p>0.9365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4652">
                <text:p>0.934652</text:p>
              </table:table-cell>
              <table:table-cell office:value-type="float" office:value="0.934652">
                <text:p>0.934652</text:p>
              </table:table-cell>
              <table:table-cell office:value-type="float" office:value="0.934652">
                <text:p>0.934652</text:p>
              </table:table-cell>
              <table:table-cell office:value-type="float" office:value="0.928492">
                <text:p>0.928492</text:p>
              </table:table-cell>
              <table:table-cell office:value-type="float" office:value="0.928492">
                <text:p>0.928492</text:p>
              </table:table-cell>
              <table:table-cell office:value-type="float" office:value="0.928991">
                <text:p>0.928991</text:p>
              </table:table-cell>
              <table:table-cell office:value-type="float" office:value="0.928991">
                <text:p>0.928991</text:p>
              </table:table-cell>
              <table:table-cell office:value-type="float" office:value="0.928991">
                <text:p>0.928991</text:p>
              </table:table-cell>
              <table:table-cell office:value-type="float" office:value="0.931567">
                <text:p>0.931567</text:p>
              </table:table-cell>
              <table:table-cell office:value-type="float" office:value="0.931567">
                <text:p>0.931567</text:p>
              </table:table-cell>
              <table:table-cell office:value-type="float" office:value="0.934637">
                <text:p>0.934637</text:p>
              </table:table-cell>
              <table:table-cell office:value-type="float" office:value="0.934637">
                <text:p>0.934637</text:p>
              </table:table-cell>
              <table:table-cell office:value-type="float" office:value="0.934637">
                <text:p>0.934637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983">
                <text:p>0.933983</text:p>
              </table:table-cell>
              <table:table-cell office:value-type="float" office:value="0.934797">
                <text:p>0.934797</text:p>
              </table:table-cell>
              <table:table-cell office:value-type="float" office:value="0.934797">
                <text:p>0.934797</text:p>
              </table:table-cell>
              <table:table-cell office:value-type="float" office:value="0.938077">
                <text:p>0.938077</text:p>
              </table:table-cell>
              <table:table-cell office:value-type="float" office:value="0.938077">
                <text:p>0.938077</text:p>
              </table:table-cell>
              <table:table-cell office:value-type="float" office:value="0.938077">
                <text:p>0.938077</text:p>
              </table:table-cell>
              <table:table-cell office:value-type="float" office:value="0.941281">
                <text:p>0.941281</text:p>
              </table:table-cell>
              <table:table-cell office:value-type="float" office:value="0.941281">
                <text:p>0.941281</text:p>
              </table:table-cell>
              <table:table-cell office:value-type="float" office:value="0.931808">
                <text:p>0.931808</text:p>
              </table:table-cell>
              <table:table-cell office:value-type="float" office:value="0.931808">
                <text:p>0.931808</text:p>
              </table:table-cell>
              <table:table-cell office:value-type="float" office:value="0.931808">
                <text:p>0.931808</text:p>
              </table:table-cell>
              <table:table-cell office:value-type="float" office:value="0.937661">
                <text:p>0.937661</text:p>
              </table:table-cell>
              <table:table-cell office:value-type="float" office:value="0.937661">
                <text:p>0.937661</text:p>
              </table:table-cell>
              <table:table-cell office:value-type="float" office:value="0.93721">
                <text:p>0.93721</text:p>
              </table:table-cell>
              <table:table-cell office:value-type="float" office:value="0.93721">
                <text:p>0.93721</text:p>
              </table:table-cell>
              <table:table-cell office:value-type="float" office:value="0.936677">
                <text:p>0.9366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4657">
                <text:p>0.934657</text:p>
              </table:table-cell>
              <table:table-cell office:value-type="float" office:value="0.934657">
                <text:p>0.934657</text:p>
              </table:table-cell>
              <table:table-cell office:value-type="float" office:value="0.934657">
                <text:p>0.934657</text:p>
              </table:table-cell>
              <table:table-cell office:value-type="float" office:value="0.928705">
                <text:p>0.928705</text:p>
              </table:table-cell>
              <table:table-cell office:value-type="float" office:value="0.928705">
                <text:p>0.928705</text:p>
              </table:table-cell>
              <table:table-cell office:value-type="float" office:value="0.929175">
                <text:p>0.929175</text:p>
              </table:table-cell>
              <table:table-cell office:value-type="float" office:value="0.929175">
                <text:p>0.929175</text:p>
              </table:table-cell>
              <table:table-cell office:value-type="float" office:value="0.929175">
                <text:p>0.929175</text:p>
              </table:table-cell>
              <table:table-cell office:value-type="float" office:value="0.932105">
                <text:p>0.932105</text:p>
              </table:table-cell>
              <table:table-cell office:value-type="float" office:value="0.932105">
                <text:p>0.932105</text:p>
              </table:table-cell>
              <table:table-cell office:value-type="float" office:value="0.934331">
                <text:p>0.934331</text:p>
              </table:table-cell>
              <table:table-cell office:value-type="float" office:value="0.934331">
                <text:p>0.934331</text:p>
              </table:table-cell>
              <table:table-cell office:value-type="float" office:value="0.934331">
                <text:p>0.934331</text:p>
              </table:table-cell>
              <table:table-cell office:value-type="float" office:value="0.933812">
                <text:p>0.933812</text:p>
              </table:table-cell>
              <table:table-cell office:value-type="float" office:value="0.933812">
                <text:p>0.933812</text:p>
              </table:table-cell>
              <table:table-cell office:value-type="float" office:value="0.934541">
                <text:p>0.934541</text:p>
              </table:table-cell>
              <table:table-cell office:value-type="float" office:value="0.934541">
                <text:p>0.934541</text:p>
              </table:table-cell>
              <table:table-cell office:value-type="float" office:value="0.938147">
                <text:p>0.938147</text:p>
              </table:table-cell>
              <table:table-cell office:value-type="float" office:value="0.938147">
                <text:p>0.938147</text:p>
              </table:table-cell>
              <table:table-cell office:value-type="float" office:value="0.938147">
                <text:p>0.938147</text:p>
              </table:table-cell>
              <table:table-cell office:value-type="float" office:value="0.941017">
                <text:p>0.941017</text:p>
              </table:table-cell>
              <table:table-cell office:value-type="float" office:value="0.941017">
                <text:p>0.941017</text:p>
              </table:table-cell>
              <table:table-cell office:value-type="float" office:value="0.932386">
                <text:p>0.932386</text:p>
              </table:table-cell>
              <table:table-cell office:value-type="float" office:value="0.932386">
                <text:p>0.932386</text:p>
              </table:table-cell>
              <table:table-cell office:value-type="float" office:value="0.932386">
                <text:p>0.932386</text:p>
              </table:table-cell>
              <table:table-cell office:value-type="float" office:value="0.93794">
                <text:p>0.93794</text:p>
              </table:table-cell>
              <table:table-cell office:value-type="float" office:value="0.93794">
                <text:p>0.93794</text:p>
              </table:table-cell>
              <table:table-cell office:value-type="float" office:value="0.936991">
                <text:p>0.936991</text:p>
              </table:table-cell>
              <table:table-cell office:value-type="float" office:value="0.936991">
                <text:p>0.936991</text:p>
              </table:table-cell>
              <table:table-cell office:value-type="float" office:value="0.936294">
                <text:p>0.9362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4065">
                <text:p>0.934065</text:p>
              </table:table-cell>
              <table:table-cell office:value-type="float" office:value="0.934065">
                <text:p>0.934065</text:p>
              </table:table-cell>
              <table:table-cell office:value-type="float" office:value="0.934065">
                <text:p>0.934065</text:p>
              </table:table-cell>
              <table:table-cell office:value-type="float" office:value="0.928971">
                <text:p>0.928971</text:p>
              </table:table-cell>
              <table:table-cell office:value-type="float" office:value="0.928971">
                <text:p>0.928971</text:p>
              </table:table-cell>
              <table:table-cell office:value-type="float" office:value="0.930015">
                <text:p>0.930015</text:p>
              </table:table-cell>
              <table:table-cell office:value-type="float" office:value="0.930015">
                <text:p>0.930015</text:p>
              </table:table-cell>
              <table:table-cell office:value-type="float" office:value="0.930015">
                <text:p>0.930015</text:p>
              </table:table-cell>
              <table:table-cell office:value-type="float" office:value="0.932101">
                <text:p>0.932101</text:p>
              </table:table-cell>
              <table:table-cell office:value-type="float" office:value="0.932101">
                <text:p>0.932101</text:p>
              </table:table-cell>
              <table:table-cell office:value-type="float" office:value="0.934056">
                <text:p>0.934056</text:p>
              </table:table-cell>
              <table:table-cell office:value-type="float" office:value="0.934056">
                <text:p>0.934056</text:p>
              </table:table-cell>
              <table:table-cell office:value-type="float" office:value="0.934056">
                <text:p>0.934056</text:p>
              </table:table-cell>
              <table:table-cell office:value-type="float" office:value="0.934273">
                <text:p>0.934273</text:p>
              </table:table-cell>
              <table:table-cell office:value-type="float" office:value="0.934273">
                <text:p>0.934273</text:p>
              </table:table-cell>
              <table:table-cell office:value-type="float" office:value="0.934023">
                <text:p>0.934023</text:p>
              </table:table-cell>
              <table:table-cell office:value-type="float" office:value="0.934023">
                <text:p>0.934023</text:p>
              </table:table-cell>
              <table:table-cell office:value-type="float" office:value="0.9376">
                <text:p>0.9376</text:p>
              </table:table-cell>
              <table:table-cell office:value-type="float" office:value="0.9376">
                <text:p>0.9376</text:p>
              </table:table-cell>
              <table:table-cell office:value-type="float" office:value="0.9376">
                <text:p>0.9376</text:p>
              </table:table-cell>
              <table:table-cell office:value-type="float" office:value="0.941105">
                <text:p>0.941105</text:p>
              </table:table-cell>
              <table:table-cell office:value-type="float" office:value="0.941105">
                <text:p>0.941105</text:p>
              </table:table-cell>
              <table:table-cell office:value-type="float" office:value="0.932523">
                <text:p>0.932523</text:p>
              </table:table-cell>
              <table:table-cell office:value-type="float" office:value="0.932523">
                <text:p>0.932523</text:p>
              </table:table-cell>
              <table:table-cell office:value-type="float" office:value="0.932523">
                <text:p>0.932523</text:p>
              </table:table-cell>
              <table:table-cell office:value-type="float" office:value="0.93775">
                <text:p>0.93775</text:p>
              </table:table-cell>
              <table:table-cell office:value-type="float" office:value="0.93775">
                <text:p>0.93775</text:p>
              </table:table-cell>
              <table:table-cell office:value-type="float" office:value="0.93741">
                <text:p>0.93741</text:p>
              </table:table-cell>
              <table:table-cell office:value-type="float" office:value="0.93741">
                <text:p>0.93741</text:p>
              </table:table-cell>
              <table:table-cell office:value-type="float" office:value="0.93661">
                <text:p>0.936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3991">
                <text:p>0.933991</text:p>
              </table:table-cell>
              <table:table-cell office:value-type="float" office:value="0.933991">
                <text:p>0.933991</text:p>
              </table:table-cell>
              <table:table-cell office:value-type="float" office:value="0.933991">
                <text:p>0.933991</text:p>
              </table:table-cell>
              <table:table-cell office:value-type="float" office:value="0.929119">
                <text:p>0.929119</text:p>
              </table:table-cell>
              <table:table-cell office:value-type="float" office:value="0.929119">
                <text:p>0.929119</text:p>
              </table:table-cell>
              <table:table-cell office:value-type="float" office:value="0.930457">
                <text:p>0.930457</text:p>
              </table:table-cell>
              <table:table-cell office:value-type="float" office:value="0.930457">
                <text:p>0.930457</text:p>
              </table:table-cell>
              <table:table-cell office:value-type="float" office:value="0.930457">
                <text:p>0.930457</text:p>
              </table:table-cell>
              <table:table-cell office:value-type="float" office:value="0.931796">
                <text:p>0.931796</text:p>
              </table:table-cell>
              <table:table-cell office:value-type="float" office:value="0.931796">
                <text:p>0.931796</text:p>
              </table:table-cell>
              <table:table-cell office:value-type="float" office:value="0.933988">
                <text:p>0.933988</text:p>
              </table:table-cell>
              <table:table-cell office:value-type="float" office:value="0.933988">
                <text:p>0.933988</text:p>
              </table:table-cell>
              <table:table-cell office:value-type="float" office:value="0.933988">
                <text:p>0.933988</text:p>
              </table:table-cell>
              <table:table-cell office:value-type="float" office:value="0.934448">
                <text:p>0.934448</text:p>
              </table:table-cell>
              <table:table-cell office:value-type="float" office:value="0.934448">
                <text:p>0.934448</text:p>
              </table:table-cell>
              <table:table-cell office:value-type="float" office:value="0.934506">
                <text:p>0.934506</text:p>
              </table:table-cell>
              <table:table-cell office:value-type="float" office:value="0.934506">
                <text:p>0.934506</text:p>
              </table:table-cell>
              <table:table-cell office:value-type="float" office:value="0.937708">
                <text:p>0.937708</text:p>
              </table:table-cell>
              <table:table-cell office:value-type="float" office:value="0.937708">
                <text:p>0.937708</text:p>
              </table:table-cell>
              <table:table-cell office:value-type="float" office:value="0.937708">
                <text:p>0.937708</text:p>
              </table:table-cell>
              <table:table-cell office:value-type="float" office:value="0.940546">
                <text:p>0.940546</text:p>
              </table:table-cell>
              <table:table-cell office:value-type="float" office:value="0.940546">
                <text:p>0.940546</text:p>
              </table:table-cell>
              <table:table-cell office:value-type="float" office:value="0.932824">
                <text:p>0.932824</text:p>
              </table:table-cell>
              <table:table-cell office:value-type="float" office:value="0.932824">
                <text:p>0.932824</text:p>
              </table:table-cell>
              <table:table-cell office:value-type="float" office:value="0.932824">
                <text:p>0.932824</text:p>
              </table:table-cell>
              <table:table-cell office:value-type="float" office:value="0.937425">
                <text:p>0.937425</text:p>
              </table:table-cell>
              <table:table-cell office:value-type="float" office:value="0.937425">
                <text:p>0.937425</text:p>
              </table:table-cell>
              <table:table-cell office:value-type="float" office:value="0.937625">
                <text:p>0.937625</text:p>
              </table:table-cell>
              <table:table-cell office:value-type="float" office:value="0.937625">
                <text:p>0.937625</text:p>
              </table:table-cell>
              <table:table-cell office:value-type="float" office:value="0.936684">
                <text:p>0.9366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4139">
                <text:p>0.934139</text:p>
              </table:table-cell>
              <table:table-cell office:value-type="float" office:value="0.934139">
                <text:p>0.934139</text:p>
              </table:table-cell>
              <table:table-cell office:value-type="float" office:value="0.934139">
                <text:p>0.934139</text:p>
              </table:table-cell>
              <table:table-cell office:value-type="float" office:value="0.929122">
                <text:p>0.929122</text:p>
              </table:table-cell>
              <table:table-cell office:value-type="float" office:value="0.929122">
                <text:p>0.929122</text:p>
              </table:table-cell>
              <table:table-cell office:value-type="float" office:value="0.930476">
                <text:p>0.930476</text:p>
              </table:table-cell>
              <table:table-cell office:value-type="float" office:value="0.930476">
                <text:p>0.930476</text:p>
              </table:table-cell>
              <table:table-cell office:value-type="float" office:value="0.930476">
                <text:p>0.930476</text:p>
              </table:table-cell>
              <table:table-cell office:value-type="float" office:value="0.931871">
                <text:p>0.931871</text:p>
              </table:table-cell>
              <table:table-cell office:value-type="float" office:value="0.931871">
                <text:p>0.931871</text:p>
              </table:table-cell>
              <table:table-cell office:value-type="float" office:value="0.934425">
                <text:p>0.934425</text:p>
              </table:table-cell>
              <table:table-cell office:value-type="float" office:value="0.934425">
                <text:p>0.934425</text:p>
              </table:table-cell>
              <table:table-cell office:value-type="float" office:value="0.934425">
                <text:p>0.934425</text:p>
              </table:table-cell>
              <table:table-cell office:value-type="float" office:value="0.934094">
                <text:p>0.934094</text:p>
              </table:table-cell>
              <table:table-cell office:value-type="float" office:value="0.934094">
                <text:p>0.934094</text:p>
              </table:table-cell>
              <table:table-cell office:value-type="float" office:value="0.934086">
                <text:p>0.934086</text:p>
              </table:table-cell>
              <table:table-cell office:value-type="float" office:value="0.934086">
                <text:p>0.934086</text:p>
              </table:table-cell>
              <table:table-cell office:value-type="float" office:value="0.937693">
                <text:p>0.937693</text:p>
              </table:table-cell>
              <table:table-cell office:value-type="float" office:value="0.937693">
                <text:p>0.937693</text:p>
              </table:table-cell>
              <table:table-cell office:value-type="float" office:value="0.937693">
                <text:p>0.937693</text:p>
              </table:table-cell>
              <table:table-cell office:value-type="float" office:value="0.940569">
                <text:p>0.940569</text:p>
              </table:table-cell>
              <table:table-cell office:value-type="float" office:value="0.940569">
                <text:p>0.940569</text:p>
              </table:table-cell>
              <table:table-cell office:value-type="float" office:value="0.932169">
                <text:p>0.932169</text:p>
              </table:table-cell>
              <table:table-cell office:value-type="float" office:value="0.932169">
                <text:p>0.932169</text:p>
              </table:table-cell>
              <table:table-cell office:value-type="float" office:value="0.932169">
                <text:p>0.932169</text:p>
              </table:table-cell>
              <table:table-cell office:value-type="float" office:value="0.93729">
                <text:p>0.93729</text:p>
              </table:table-cell>
              <table:table-cell office:value-type="float" office:value="0.93729">
                <text:p>0.93729</text:p>
              </table:table-cell>
              <table:table-cell office:value-type="float" office:value="0.937687">
                <text:p>0.937687</text:p>
              </table:table-cell>
              <table:table-cell office:value-type="float" office:value="0.937687">
                <text:p>0.937687</text:p>
              </table:table-cell>
              <table:table-cell office:value-type="float" office:value="0.936923">
                <text:p>0.936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4505">
                <text:p>0.934505</text:p>
              </table:table-cell>
              <table:table-cell office:value-type="float" office:value="0.934505">
                <text:p>0.934505</text:p>
              </table:table-cell>
              <table:table-cell office:value-type="float" office:value="0.934505">
                <text:p>0.934505</text:p>
              </table:table-cell>
              <table:table-cell office:value-type="float" office:value="0.929753">
                <text:p>0.929753</text:p>
              </table:table-cell>
              <table:table-cell office:value-type="float" office:value="0.929753">
                <text:p>0.929753</text:p>
              </table:table-cell>
              <table:table-cell office:value-type="float" office:value="0.930778">
                <text:p>0.930778</text:p>
              </table:table-cell>
              <table:table-cell office:value-type="float" office:value="0.930778">
                <text:p>0.930778</text:p>
              </table:table-cell>
              <table:table-cell office:value-type="float" office:value="0.930778">
                <text:p>0.930778</text:p>
              </table:table-cell>
              <table:table-cell office:value-type="float" office:value="0.931985">
                <text:p>0.931985</text:p>
              </table:table-cell>
              <table:table-cell office:value-type="float" office:value="0.931985">
                <text:p>0.931985</text:p>
              </table:table-cell>
              <table:table-cell office:value-type="float" office:value="0.93478">
                <text:p>0.93478</text:p>
              </table:table-cell>
              <table:table-cell office:value-type="float" office:value="0.93478">
                <text:p>0.93478</text:p>
              </table:table-cell>
              <table:table-cell office:value-type="float" office:value="0.93478">
                <text:p>0.93478</text:p>
              </table:table-cell>
              <table:table-cell office:value-type="float" office:value="0.934485">
                <text:p>0.934485</text:p>
              </table:table-cell>
              <table:table-cell office:value-type="float" office:value="0.934485">
                <text:p>0.934485</text:p>
              </table:table-cell>
              <table:table-cell office:value-type="float" office:value="0.93383">
                <text:p>0.93383</text:p>
              </table:table-cell>
              <table:table-cell office:value-type="float" office:value="0.93383">
                <text:p>0.93383</text:p>
              </table:table-cell>
              <table:table-cell office:value-type="float" office:value="0.937452">
                <text:p>0.937452</text:p>
              </table:table-cell>
              <table:table-cell office:value-type="float" office:value="0.937452">
                <text:p>0.937452</text:p>
              </table:table-cell>
              <table:table-cell office:value-type="float" office:value="0.937452">
                <text:p>0.937452</text:p>
              </table:table-cell>
              <table:table-cell office:value-type="float" office:value="0.940376">
                <text:p>0.940376</text:p>
              </table:table-cell>
              <table:table-cell office:value-type="float" office:value="0.940376">
                <text:p>0.940376</text:p>
              </table:table-cell>
              <table:table-cell office:value-type="float" office:value="0.932">
                <text:p>0.932</text:p>
              </table:table-cell>
              <table:table-cell office:value-type="float" office:value="0.932">
                <text:p>0.932</text:p>
              </table:table-cell>
              <table:table-cell office:value-type="float" office:value="0.932">
                <text:p>0.932</text:p>
              </table:table-cell>
              <table:table-cell office:value-type="float" office:value="0.937562">
                <text:p>0.937562</text:p>
              </table:table-cell>
              <table:table-cell office:value-type="float" office:value="0.937562">
                <text:p>0.937562</text:p>
              </table:table-cell>
              <table:table-cell office:value-type="float" office:value="0.938038">
                <text:p>0.938038</text:p>
              </table:table-cell>
              <table:table-cell office:value-type="float" office:value="0.938038">
                <text:p>0.938038</text:p>
              </table:table-cell>
              <table:table-cell office:value-type="float" office:value="0.937415">
                <text:p>0.937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4502">
                <text:p>0.934502</text:p>
              </table:table-cell>
              <table:table-cell office:value-type="float" office:value="0.934502">
                <text:p>0.934502</text:p>
              </table:table-cell>
              <table:table-cell office:value-type="float" office:value="0.934502">
                <text:p>0.934502</text:p>
              </table:table-cell>
              <table:table-cell office:value-type="float" office:value="0.930158">
                <text:p>0.930158</text:p>
              </table:table-cell>
              <table:table-cell office:value-type="float" office:value="0.930158">
                <text:p>0.930158</text:p>
              </table:table-cell>
              <table:table-cell office:value-type="float" office:value="0.930731">
                <text:p>0.930731</text:p>
              </table:table-cell>
              <table:table-cell office:value-type="float" office:value="0.930731">
                <text:p>0.930731</text:p>
              </table:table-cell>
              <table:table-cell office:value-type="float" office:value="0.930731">
                <text:p>0.930731</text:p>
              </table:table-cell>
              <table:table-cell office:value-type="float" office:value="0.932058">
                <text:p>0.932058</text:p>
              </table:table-cell>
              <table:table-cell office:value-type="float" office:value="0.932058">
                <text:p>0.932058</text:p>
              </table:table-cell>
              <table:table-cell office:value-type="float" office:value="0.93521">
                <text:p>0.93521</text:p>
              </table:table-cell>
              <table:table-cell office:value-type="float" office:value="0.93521">
                <text:p>0.93521</text:p>
              </table:table-cell>
              <table:table-cell office:value-type="float" office:value="0.93521">
                <text:p>0.93521</text:p>
              </table:table-cell>
              <table:table-cell office:value-type="float" office:value="0.934083">
                <text:p>0.934083</text:p>
              </table:table-cell>
              <table:table-cell office:value-type="float" office:value="0.934083">
                <text:p>0.934083</text:p>
              </table:table-cell>
              <table:table-cell office:value-type="float" office:value="0.933894">
                <text:p>0.933894</text:p>
              </table:table-cell>
              <table:table-cell office:value-type="float" office:value="0.933894">
                <text:p>0.933894</text:p>
              </table:table-cell>
              <table:table-cell office:value-type="float" office:value="0.937279">
                <text:p>0.937279</text:p>
              </table:table-cell>
              <table:table-cell office:value-type="float" office:value="0.937279">
                <text:p>0.937279</text:p>
              </table:table-cell>
              <table:table-cell office:value-type="float" office:value="0.937279">
                <text:p>0.937279</text:p>
              </table:table-cell>
              <table:table-cell office:value-type="float" office:value="0.940763">
                <text:p>0.940763</text:p>
              </table:table-cell>
              <table:table-cell office:value-type="float" office:value="0.940763">
                <text:p>0.940763</text:p>
              </table:table-cell>
              <table:table-cell office:value-type="float" office:value="0.932498">
                <text:p>0.932498</text:p>
              </table:table-cell>
              <table:table-cell office:value-type="float" office:value="0.932498">
                <text:p>0.932498</text:p>
              </table:table-cell>
              <table:table-cell office:value-type="float" office:value="0.932498">
                <text:p>0.932498</text:p>
              </table:table-cell>
              <table:table-cell office:value-type="float" office:value="0.93787">
                <text:p>0.93787</text:p>
              </table:table-cell>
              <table:table-cell office:value-type="float" office:value="0.93787">
                <text:p>0.93787</text:p>
              </table:table-cell>
              <table:table-cell office:value-type="float" office:value="0.938192">
                <text:p>0.938192</text:p>
              </table:table-cell>
              <table:table-cell office:value-type="float" office:value="0.938192">
                <text:p>0.938192</text:p>
              </table:table-cell>
              <table:table-cell office:value-type="float" office:value="0.937778">
                <text:p>0.937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4736">
                <text:p>0.934736</text:p>
              </table:table-cell>
              <table:table-cell office:value-type="float" office:value="0.934736">
                <text:p>0.934736</text:p>
              </table:table-cell>
              <table:table-cell office:value-type="float" office:value="0.934736">
                <text:p>0.934736</text:p>
              </table:table-cell>
              <table:table-cell office:value-type="float" office:value="0.930261">
                <text:p>0.930261</text:p>
              </table:table-cell>
              <table:table-cell office:value-type="float" office:value="0.930261">
                <text:p>0.930261</text:p>
              </table:table-cell>
              <table:table-cell office:value-type="float" office:value="0.929961">
                <text:p>0.929961</text:p>
              </table:table-cell>
              <table:table-cell office:value-type="float" office:value="0.929961">
                <text:p>0.929961</text:p>
              </table:table-cell>
              <table:table-cell office:value-type="float" office:value="0.929961">
                <text:p>0.929961</text:p>
              </table:table-cell>
              <table:table-cell office:value-type="float" office:value="0.932136">
                <text:p>0.932136</text:p>
              </table:table-cell>
              <table:table-cell office:value-type="float" office:value="0.932136">
                <text:p>0.932136</text:p>
              </table:table-cell>
              <table:table-cell office:value-type="float" office:value="0.934688">
                <text:p>0.934688</text:p>
              </table:table-cell>
              <table:table-cell office:value-type="float" office:value="0.934688">
                <text:p>0.934688</text:p>
              </table:table-cell>
              <table:table-cell office:value-type="float" office:value="0.934688">
                <text:p>0.934688</text:p>
              </table:table-cell>
              <table:table-cell office:value-type="float" office:value="0.933553">
                <text:p>0.933553</text:p>
              </table:table-cell>
              <table:table-cell office:value-type="float" office:value="0.933553">
                <text:p>0.933553</text:p>
              </table:table-cell>
              <table:table-cell office:value-type="float" office:value="0.933856">
                <text:p>0.933856</text:p>
              </table:table-cell>
              <table:table-cell office:value-type="float" office:value="0.933856">
                <text:p>0.933856</text:p>
              </table:table-cell>
              <table:table-cell office:value-type="float" office:value="0.937365">
                <text:p>0.937365</text:p>
              </table:table-cell>
              <table:table-cell office:value-type="float" office:value="0.937365">
                <text:p>0.937365</text:p>
              </table:table-cell>
              <table:table-cell office:value-type="float" office:value="0.937365">
                <text:p>0.937365</text:p>
              </table:table-cell>
              <table:table-cell office:value-type="float" office:value="0.940484">
                <text:p>0.940484</text:p>
              </table:table-cell>
              <table:table-cell office:value-type="float" office:value="0.940484">
                <text:p>0.940484</text:p>
              </table:table-cell>
              <table:table-cell office:value-type="float" office:value="0.932958">
                <text:p>0.932958</text:p>
              </table:table-cell>
              <table:table-cell office:value-type="float" office:value="0.932958">
                <text:p>0.932958</text:p>
              </table:table-cell>
              <table:table-cell office:value-type="float" office:value="0.932958">
                <text:p>0.932958</text:p>
              </table:table-cell>
              <table:table-cell office:value-type="float" office:value="0.938322">
                <text:p>0.938322</text:p>
              </table:table-cell>
              <table:table-cell office:value-type="float" office:value="0.938322">
                <text:p>0.938322</text:p>
              </table:table-cell>
              <table:table-cell office:value-type="float" office:value="0.937513">
                <text:p>0.937513</text:p>
              </table:table-cell>
              <table:table-cell office:value-type="float" office:value="0.937513">
                <text:p>0.937513</text:p>
              </table:table-cell>
              <table:table-cell office:value-type="float" office:value="0.938313">
                <text:p>0.938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4969">
                <text:p>0.934969</text:p>
              </table:table-cell>
              <table:table-cell office:value-type="float" office:value="0.934969">
                <text:p>0.934969</text:p>
              </table:table-cell>
              <table:table-cell office:value-type="float" office:value="0.934969">
                <text:p>0.934969</text:p>
              </table:table-cell>
              <table:table-cell office:value-type="float" office:value="0.929884">
                <text:p>0.929884</text:p>
              </table:table-cell>
              <table:table-cell office:value-type="float" office:value="0.929884">
                <text:p>0.929884</text:p>
              </table:table-cell>
              <table:table-cell office:value-type="float" office:value="0.929833">
                <text:p>0.929833</text:p>
              </table:table-cell>
              <table:table-cell office:value-type="float" office:value="0.929833">
                <text:p>0.929833</text:p>
              </table:table-cell>
              <table:table-cell office:value-type="float" office:value="0.929833">
                <text:p>0.929833</text:p>
              </table:table-cell>
              <table:table-cell office:value-type="float" office:value="0.931808">
                <text:p>0.931808</text:p>
              </table:table-cell>
              <table:table-cell office:value-type="float" office:value="0.931808">
                <text:p>0.931808</text:p>
              </table:table-cell>
              <table:table-cell office:value-type="float" office:value="0.935253">
                <text:p>0.935253</text:p>
              </table:table-cell>
              <table:table-cell office:value-type="float" office:value="0.935253">
                <text:p>0.935253</text:p>
              </table:table-cell>
              <table:table-cell office:value-type="float" office:value="0.935253">
                <text:p>0.935253</text:p>
              </table:table-cell>
              <table:table-cell office:value-type="float" office:value="0.934056">
                <text:p>0.934056</text:p>
              </table:table-cell>
              <table:table-cell office:value-type="float" office:value="0.934056">
                <text:p>0.934056</text:p>
              </table:table-cell>
              <table:table-cell office:value-type="float" office:value="0.933607">
                <text:p>0.933607</text:p>
              </table:table-cell>
              <table:table-cell office:value-type="float" office:value="0.933607">
                <text:p>0.933607</text:p>
              </table:table-cell>
              <table:table-cell office:value-type="float" office:value="0.937252">
                <text:p>0.937252</text:p>
              </table:table-cell>
              <table:table-cell office:value-type="float" office:value="0.937252">
                <text:p>0.937252</text:p>
              </table:table-cell>
              <table:table-cell office:value-type="float" office:value="0.937252">
                <text:p>0.937252</text:p>
              </table:table-cell>
              <table:table-cell office:value-type="float" office:value="0.940234">
                <text:p>0.940234</text:p>
              </table:table-cell>
              <table:table-cell office:value-type="float" office:value="0.940234">
                <text:p>0.940234</text:p>
              </table:table-cell>
              <table:table-cell office:value-type="float" office:value="0.932921">
                <text:p>0.932921</text:p>
              </table:table-cell>
              <table:table-cell office:value-type="float" office:value="0.932921">
                <text:p>0.932921</text:p>
              </table:table-cell>
              <table:table-cell office:value-type="float" office:value="0.932921">
                <text:p>0.932921</text:p>
              </table:table-cell>
              <table:table-cell office:value-type="float" office:value="0.937794">
                <text:p>0.937794</text:p>
              </table:table-cell>
              <table:table-cell office:value-type="float" office:value="0.937794">
                <text:p>0.937794</text:p>
              </table:table-cell>
              <table:table-cell office:value-type="float" office:value="0.937317">
                <text:p>0.937317</text:p>
              </table:table-cell>
              <table:table-cell office:value-type="float" office:value="0.937317">
                <text:p>0.937317</text:p>
              </table:table-cell>
              <table:table-cell office:value-type="float" office:value="0.938498">
                <text:p>0.9384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498">
                <text:p>0.93498</text:p>
              </table:table-cell>
              <table:table-cell office:value-type="float" office:value="0.93498">
                <text:p>0.93498</text:p>
              </table:table-cell>
              <table:table-cell office:value-type="float" office:value="0.93498">
                <text:p>0.93498</text:p>
              </table:table-cell>
              <table:table-cell office:value-type="float" office:value="0.930046">
                <text:p>0.930046</text:p>
              </table:table-cell>
              <table:table-cell office:value-type="float" office:value="0.930046">
                <text:p>0.930046</text:p>
              </table:table-cell>
              <table:table-cell office:value-type="float" office:value="0.930791">
                <text:p>0.930791</text:p>
              </table:table-cell>
              <table:table-cell office:value-type="float" office:value="0.930791">
                <text:p>0.930791</text:p>
              </table:table-cell>
              <table:table-cell office:value-type="float" office:value="0.930791">
                <text:p>0.930791</text:p>
              </table:table-cell>
              <table:table-cell office:value-type="float" office:value="0.932036">
                <text:p>0.932036</text:p>
              </table:table-cell>
              <table:table-cell office:value-type="float" office:value="0.932036">
                <text:p>0.932036</text:p>
              </table:table-cell>
              <table:table-cell office:value-type="float" office:value="0.934949">
                <text:p>0.934949</text:p>
              </table:table-cell>
              <table:table-cell office:value-type="float" office:value="0.934949">
                <text:p>0.934949</text:p>
              </table:table-cell>
              <table:table-cell office:value-type="float" office:value="0.934949">
                <text:p>0.934949</text:p>
              </table:table-cell>
              <table:table-cell office:value-type="float" office:value="0.93442">
                <text:p>0.93442</text:p>
              </table:table-cell>
              <table:table-cell office:value-type="float" office:value="0.93442">
                <text:p>0.93442</text:p>
              </table:table-cell>
              <table:table-cell office:value-type="float" office:value="0.93384">
                <text:p>0.93384</text:p>
              </table:table-cell>
              <table:table-cell office:value-type="float" office:value="0.93384">
                <text:p>0.93384</text:p>
              </table:table-cell>
              <table:table-cell office:value-type="float" office:value="0.936913">
                <text:p>0.936913</text:p>
              </table:table-cell>
              <table:table-cell office:value-type="float" office:value="0.936913">
                <text:p>0.936913</text:p>
              </table:table-cell>
              <table:table-cell office:value-type="float" office:value="0.936913">
                <text:p>0.936913</text:p>
              </table:table-cell>
              <table:table-cell office:value-type="float" office:value="0.940156">
                <text:p>0.940156</text:p>
              </table:table-cell>
              <table:table-cell office:value-type="float" office:value="0.940156">
                <text:p>0.940156</text:p>
              </table:table-cell>
              <table:table-cell office:value-type="float" office:value="0.933532">
                <text:p>0.933532</text:p>
              </table:table-cell>
              <table:table-cell office:value-type="float" office:value="0.933532">
                <text:p>0.933532</text:p>
              </table:table-cell>
              <table:table-cell office:value-type="float" office:value="0.933532">
                <text:p>0.933532</text:p>
              </table:table-cell>
              <table:table-cell office:value-type="float" office:value="0.93747">
                <text:p>0.93747</text:p>
              </table:table-cell>
              <table:table-cell office:value-type="float" office:value="0.93747">
                <text:p>0.93747</text:p>
              </table:table-cell>
              <table:table-cell office:value-type="float" office:value="0.937756">
                <text:p>0.937756</text:p>
              </table:table-cell>
              <table:table-cell office:value-type="float" office:value="0.937756">
                <text:p>0.937756</text:p>
              </table:table-cell>
              <table:table-cell office:value-type="float" office:value="0.938505">
                <text:p>0.938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5461">
                <text:p>0.935461</text:p>
              </table:table-cell>
              <table:table-cell office:value-type="float" office:value="0.935461">
                <text:p>0.935461</text:p>
              </table:table-cell>
              <table:table-cell office:value-type="float" office:value="0.935461">
                <text:p>0.935461</text:p>
              </table:table-cell>
              <table:table-cell office:value-type="float" office:value="0.930506">
                <text:p>0.930506</text:p>
              </table:table-cell>
              <table:table-cell office:value-type="float" office:value="0.930506">
                <text:p>0.930506</text:p>
              </table:table-cell>
              <table:table-cell office:value-type="float" office:value="0.931326">
                <text:p>0.931326</text:p>
              </table:table-cell>
              <table:table-cell office:value-type="float" office:value="0.931326">
                <text:p>0.931326</text:p>
              </table:table-cell>
              <table:table-cell office:value-type="float" office:value="0.931326">
                <text:p>0.931326</text:p>
              </table:table-cell>
              <table:table-cell office:value-type="float" office:value="0.932022">
                <text:p>0.932022</text:p>
              </table:table-cell>
              <table:table-cell office:value-type="float" office:value="0.932022">
                <text:p>0.932022</text:p>
              </table:table-cell>
              <table:table-cell office:value-type="float" office:value="0.934695">
                <text:p>0.934695</text:p>
              </table:table-cell>
              <table:table-cell office:value-type="float" office:value="0.934695">
                <text:p>0.934695</text:p>
              </table:table-cell>
              <table:table-cell office:value-type="float" office:value="0.934695">
                <text:p>0.934695</text:p>
              </table:table-cell>
              <table:table-cell office:value-type="float" office:value="0.934406">
                <text:p>0.934406</text:p>
              </table:table-cell>
              <table:table-cell office:value-type="float" office:value="0.934406">
                <text:p>0.934406</text:p>
              </table:table-cell>
              <table:table-cell office:value-type="float" office:value="0.933973">
                <text:p>0.933973</text:p>
              </table:table-cell>
              <table:table-cell office:value-type="float" office:value="0.933973">
                <text:p>0.933973</text:p>
              </table:table-cell>
              <table:table-cell office:value-type="float" office:value="0.936953">
                <text:p>0.936953</text:p>
              </table:table-cell>
              <table:table-cell office:value-type="float" office:value="0.936953">
                <text:p>0.936953</text:p>
              </table:table-cell>
              <table:table-cell office:value-type="float" office:value="0.936953">
                <text:p>0.936953</text:p>
              </table:table-cell>
              <table:table-cell office:value-type="float" office:value="0.939888">
                <text:p>0.939888</text:p>
              </table:table-cell>
              <table:table-cell office:value-type="float" office:value="0.939888">
                <text:p>0.939888</text:p>
              </table:table-cell>
              <table:table-cell office:value-type="float" office:value="0.933265">
                <text:p>0.933265</text:p>
              </table:table-cell>
              <table:table-cell office:value-type="float" office:value="0.933265">
                <text:p>0.933265</text:p>
              </table:table-cell>
              <table:table-cell office:value-type="float" office:value="0.933265">
                <text:p>0.933265</text:p>
              </table:table-cell>
              <table:table-cell office:value-type="float" office:value="0.937722">
                <text:p>0.937722</text:p>
              </table:table-cell>
              <table:table-cell office:value-type="float" office:value="0.937722">
                <text:p>0.937722</text:p>
              </table:table-cell>
              <table:table-cell office:value-type="float" office:value="0.937626">
                <text:p>0.937626</text:p>
              </table:table-cell>
              <table:table-cell office:value-type="float" office:value="0.937626">
                <text:p>0.937626</text:p>
              </table:table-cell>
              <table:table-cell office:value-type="float" office:value="0.938357">
                <text:p>0.9383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5811">
                <text:p>0.935811</text:p>
              </table:table-cell>
              <table:table-cell office:value-type="float" office:value="0.935811">
                <text:p>0.935811</text:p>
              </table:table-cell>
              <table:table-cell office:value-type="float" office:value="0.935811">
                <text:p>0.935811</text:p>
              </table:table-cell>
              <table:table-cell office:value-type="float" office:value="0.930909">
                <text:p>0.930909</text:p>
              </table:table-cell>
              <table:table-cell office:value-type="float" office:value="0.930909">
                <text:p>0.930909</text:p>
              </table:table-cell>
              <table:table-cell office:value-type="float" office:value="0.931237">
                <text:p>0.931237</text:p>
              </table:table-cell>
              <table:table-cell office:value-type="float" office:value="0.931237">
                <text:p>0.931237</text:p>
              </table:table-cell>
              <table:table-cell office:value-type="float" office:value="0.931237">
                <text:p>0.931237</text:p>
              </table:table-cell>
              <table:table-cell office:value-type="float" office:value="0.931578">
                <text:p>0.931578</text:p>
              </table:table-cell>
              <table:table-cell office:value-type="float" office:value="0.931578">
                <text:p>0.931578</text:p>
              </table:table-cell>
              <table:table-cell office:value-type="float" office:value="0.934918">
                <text:p>0.934918</text:p>
              </table:table-cell>
              <table:table-cell office:value-type="float" office:value="0.934918">
                <text:p>0.934918</text:p>
              </table:table-cell>
              <table:table-cell office:value-type="float" office:value="0.934918">
                <text:p>0.934918</text:p>
              </table:table-cell>
              <table:table-cell office:value-type="float" office:value="0.934612">
                <text:p>0.934612</text:p>
              </table:table-cell>
              <table:table-cell office:value-type="float" office:value="0.934612">
                <text:p>0.934612</text:p>
              </table:table-cell>
              <table:table-cell office:value-type="float" office:value="0.934094">
                <text:p>0.934094</text:p>
              </table:table-cell>
              <table:table-cell office:value-type="float" office:value="0.934094">
                <text:p>0.934094</text:p>
              </table:table-cell>
              <table:table-cell office:value-type="float" office:value="0.937059">
                <text:p>0.937059</text:p>
              </table:table-cell>
              <table:table-cell office:value-type="float" office:value="0.937059">
                <text:p>0.937059</text:p>
              </table:table-cell>
              <table:table-cell office:value-type="float" office:value="0.937059">
                <text:p>0.937059</text:p>
              </table:table-cell>
              <table:table-cell office:value-type="float" office:value="0.939837">
                <text:p>0.939837</text:p>
              </table:table-cell>
              <table:table-cell office:value-type="float" office:value="0.939837">
                <text:p>0.939837</text:p>
              </table:table-cell>
              <table:table-cell office:value-type="float" office:value="0.932849">
                <text:p>0.932849</text:p>
              </table:table-cell>
              <table:table-cell office:value-type="float" office:value="0.932849">
                <text:p>0.932849</text:p>
              </table:table-cell>
              <table:table-cell office:value-type="float" office:value="0.932849">
                <text:p>0.932849</text:p>
              </table:table-cell>
              <table:table-cell office:value-type="float" office:value="0.937988">
                <text:p>0.937988</text:p>
              </table:table-cell>
              <table:table-cell office:value-type="float" office:value="0.937988">
                <text:p>0.937988</text:p>
              </table:table-cell>
              <table:table-cell office:value-type="float" office:value="0.937359">
                <text:p>0.937359</text:p>
              </table:table-cell>
              <table:table-cell office:value-type="float" office:value="0.937359">
                <text:p>0.937359</text:p>
              </table:table-cell>
              <table:table-cell office:value-type="float" office:value="0.938241">
                <text:p>0.9382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6378">
                <text:p>0.936378</text:p>
              </table:table-cell>
              <table:table-cell office:value-type="float" office:value="0.936378">
                <text:p>0.936378</text:p>
              </table:table-cell>
              <table:table-cell office:value-type="float" office:value="0.936378">
                <text:p>0.936378</text:p>
              </table:table-cell>
              <table:table-cell office:value-type="float" office:value="0.930762">
                <text:p>0.930762</text:p>
              </table:table-cell>
              <table:table-cell office:value-type="float" office:value="0.930762">
                <text:p>0.930762</text:p>
              </table:table-cell>
              <table:table-cell office:value-type="float" office:value="0.93082">
                <text:p>0.93082</text:p>
              </table:table-cell>
              <table:table-cell office:value-type="float" office:value="0.93082">
                <text:p>0.93082</text:p>
              </table:table-cell>
              <table:table-cell office:value-type="float" office:value="0.93082">
                <text:p>0.93082</text:p>
              </table:table-cell>
              <table:table-cell office:value-type="float" office:value="0.931512">
                <text:p>0.931512</text:p>
              </table:table-cell>
              <table:table-cell office:value-type="float" office:value="0.931512">
                <text:p>0.931512</text:p>
              </table:table-cell>
              <table:table-cell office:value-type="float" office:value="0.935292">
                <text:p>0.935292</text:p>
              </table:table-cell>
              <table:table-cell office:value-type="float" office:value="0.935292">
                <text:p>0.935292</text:p>
              </table:table-cell>
              <table:table-cell office:value-type="float" office:value="0.935292">
                <text:p>0.935292</text:p>
              </table:table-cell>
              <table:table-cell office:value-type="float" office:value="0.934784">
                <text:p>0.934784</text:p>
              </table:table-cell>
              <table:table-cell office:value-type="float" office:value="0.934784">
                <text:p>0.934784</text:p>
              </table:table-cell>
              <table:table-cell office:value-type="float" office:value="0.93377">
                <text:p>0.93377</text:p>
              </table:table-cell>
              <table:table-cell office:value-type="float" office:value="0.93377">
                <text:p>0.93377</text:p>
              </table:table-cell>
              <table:table-cell office:value-type="float" office:value="0.937641">
                <text:p>0.937641</text:p>
              </table:table-cell>
              <table:table-cell office:value-type="float" office:value="0.937641">
                <text:p>0.937641</text:p>
              </table:table-cell>
              <table:table-cell office:value-type="float" office:value="0.937641">
                <text:p>0.937641</text:p>
              </table:table-cell>
              <table:table-cell office:value-type="float" office:value="0.939703">
                <text:p>0.939703</text:p>
              </table:table-cell>
              <table:table-cell office:value-type="float" office:value="0.939703">
                <text:p>0.939703</text:p>
              </table:table-cell>
              <table:table-cell office:value-type="float" office:value="0.932317">
                <text:p>0.932317</text:p>
              </table:table-cell>
              <table:table-cell office:value-type="float" office:value="0.932317">
                <text:p>0.932317</text:p>
              </table:table-cell>
              <table:table-cell office:value-type="float" office:value="0.932317">
                <text:p>0.932317</text:p>
              </table:table-cell>
              <table:table-cell office:value-type="float" office:value="0.937642">
                <text:p>0.937642</text:p>
              </table:table-cell>
              <table:table-cell office:value-type="float" office:value="0.937642">
                <text:p>0.937642</text:p>
              </table:table-cell>
              <table:table-cell office:value-type="float" office:value="0.937342">
                <text:p>0.937342</text:p>
              </table:table-cell>
              <table:table-cell office:value-type="float" office:value="0.937342">
                <text:p>0.937342</text:p>
              </table:table-cell>
              <table:table-cell office:value-type="float" office:value="0.938573">
                <text:p>0.9385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6218">
                <text:p>0.936218</text:p>
              </table:table-cell>
              <table:table-cell office:value-type="float" office:value="0.936218">
                <text:p>0.936218</text:p>
              </table:table-cell>
              <table:table-cell office:value-type="float" office:value="0.936218">
                <text:p>0.936218</text:p>
              </table:table-cell>
              <table:table-cell office:value-type="float" office:value="0.931265">
                <text:p>0.931265</text:p>
              </table:table-cell>
              <table:table-cell office:value-type="float" office:value="0.931265">
                <text:p>0.931265</text:p>
              </table:table-cell>
              <table:table-cell office:value-type="float" office:value="0.931089">
                <text:p>0.931089</text:p>
              </table:table-cell>
              <table:table-cell office:value-type="float" office:value="0.931089">
                <text:p>0.931089</text:p>
              </table:table-cell>
              <table:table-cell office:value-type="float" office:value="0.931089">
                <text:p>0.931089</text:p>
              </table:table-cell>
              <table:table-cell office:value-type="float" office:value="0.931882">
                <text:p>0.931882</text:p>
              </table:table-cell>
              <table:table-cell office:value-type="float" office:value="0.931882">
                <text:p>0.931882</text:p>
              </table:table-cell>
              <table:table-cell office:value-type="float" office:value="0.935104">
                <text:p>0.935104</text:p>
              </table:table-cell>
              <table:table-cell office:value-type="float" office:value="0.935104">
                <text:p>0.935104</text:p>
              </table:table-cell>
              <table:table-cell office:value-type="float" office:value="0.935104">
                <text:p>0.935104</text:p>
              </table:table-cell>
              <table:table-cell office:value-type="float" office:value="0.9343">
                <text:p>0.9343</text:p>
              </table:table-cell>
              <table:table-cell office:value-type="float" office:value="0.9343">
                <text:p>0.9343</text:p>
              </table:table-cell>
              <table:table-cell office:value-type="float" office:value="0.933">
                <text:p>0.933</text:p>
              </table:table-cell>
              <table:table-cell office:value-type="float" office:value="0.933">
                <text:p>0.933</text:p>
              </table:table-cell>
              <table:table-cell office:value-type="float" office:value="0.938394">
                <text:p>0.938394</text:p>
              </table:table-cell>
              <table:table-cell office:value-type="float" office:value="0.938394">
                <text:p>0.938394</text:p>
              </table:table-cell>
              <table:table-cell office:value-type="float" office:value="0.938394">
                <text:p>0.938394</text:p>
              </table:table-cell>
              <table:table-cell office:value-type="float" office:value="0.939546">
                <text:p>0.939546</text:p>
              </table:table-cell>
              <table:table-cell office:value-type="float" office:value="0.939546">
                <text:p>0.939546</text:p>
              </table:table-cell>
              <table:table-cell office:value-type="float" office:value="0.931859">
                <text:p>0.931859</text:p>
              </table:table-cell>
              <table:table-cell office:value-type="float" office:value="0.931859">
                <text:p>0.931859</text:p>
              </table:table-cell>
              <table:table-cell office:value-type="float" office:value="0.931859">
                <text:p>0.931859</text:p>
              </table:table-cell>
              <table:table-cell office:value-type="float" office:value="0.937813">
                <text:p>0.937813</text:p>
              </table:table-cell>
              <table:table-cell office:value-type="float" office:value="0.937813">
                <text:p>0.937813</text:p>
              </table:table-cell>
              <table:table-cell office:value-type="float" office:value="0.937696">
                <text:p>0.937696</text:p>
              </table:table-cell>
              <table:table-cell office:value-type="float" office:value="0.937696">
                <text:p>0.937696</text:p>
              </table:table-cell>
              <table:table-cell office:value-type="float" office:value="0.938171">
                <text:p>0.9381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6395">
                <text:p>0.936395</text:p>
              </table:table-cell>
              <table:table-cell office:value-type="float" office:value="0.936395">
                <text:p>0.936395</text:p>
              </table:table-cell>
              <table:table-cell office:value-type="float" office:value="0.936395">
                <text:p>0.936395</text:p>
              </table:table-cell>
              <table:table-cell office:value-type="float" office:value="0.931124">
                <text:p>0.931124</text:p>
              </table:table-cell>
              <table:table-cell office:value-type="float" office:value="0.931124">
                <text:p>0.931124</text:p>
              </table:table-cell>
              <table:table-cell office:value-type="float" office:value="0.931083">
                <text:p>0.931083</text:p>
              </table:table-cell>
              <table:table-cell office:value-type="float" office:value="0.931083">
                <text:p>0.931083</text:p>
              </table:table-cell>
              <table:table-cell office:value-type="float" office:value="0.931083">
                <text:p>0.931083</text:p>
              </table:table-cell>
              <table:table-cell office:value-type="float" office:value="0.931499">
                <text:p>0.931499</text:p>
              </table:table-cell>
              <table:table-cell office:value-type="float" office:value="0.931499">
                <text:p>0.931499</text:p>
              </table:table-cell>
              <table:table-cell office:value-type="float" office:value="0.934747">
                <text:p>0.934747</text:p>
              </table:table-cell>
              <table:table-cell office:value-type="float" office:value="0.934747">
                <text:p>0.934747</text:p>
              </table:table-cell>
              <table:table-cell office:value-type="float" office:value="0.934747">
                <text:p>0.934747</text:p>
              </table:table-cell>
              <table:table-cell office:value-type="float" office:value="0.934181">
                <text:p>0.934181</text:p>
              </table:table-cell>
              <table:table-cell office:value-type="float" office:value="0.934181">
                <text:p>0.934181</text:p>
              </table:table-cell>
              <table:table-cell office:value-type="float" office:value="0.932693">
                <text:p>0.932693</text:p>
              </table:table-cell>
              <table:table-cell office:value-type="float" office:value="0.932693">
                <text:p>0.932693</text:p>
              </table:table-cell>
              <table:table-cell office:value-type="float" office:value="0.937952">
                <text:p>0.937952</text:p>
              </table:table-cell>
              <table:table-cell office:value-type="float" office:value="0.937952">
                <text:p>0.937952</text:p>
              </table:table-cell>
              <table:table-cell office:value-type="float" office:value="0.937952">
                <text:p>0.937952</text:p>
              </table:table-cell>
              <table:table-cell office:value-type="float" office:value="0.939854">
                <text:p>0.939854</text:p>
              </table:table-cell>
              <table:table-cell office:value-type="float" office:value="0.939854">
                <text:p>0.939854</text:p>
              </table:table-cell>
              <table:table-cell office:value-type="float" office:value="0.931815">
                <text:p>0.931815</text:p>
              </table:table-cell>
              <table:table-cell office:value-type="float" office:value="0.931815">
                <text:p>0.931815</text:p>
              </table:table-cell>
              <table:table-cell office:value-type="float" office:value="0.931815">
                <text:p>0.931815</text:p>
              </table:table-cell>
              <table:table-cell office:value-type="float" office:value="0.937676">
                <text:p>0.937676</text:p>
              </table:table-cell>
              <table:table-cell office:value-type="float" office:value="0.937676">
                <text:p>0.937676</text:p>
              </table:table-cell>
              <table:table-cell office:value-type="float" office:value="0.937205">
                <text:p>0.937205</text:p>
              </table:table-cell>
              <table:table-cell office:value-type="float" office:value="0.937205">
                <text:p>0.937205</text:p>
              </table:table-cell>
              <table:table-cell office:value-type="float" office:value="0.938336">
                <text:p>0.9383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6085">
                <text:p>0.936085</text:p>
              </table:table-cell>
              <table:table-cell office:value-type="float" office:value="0.936085">
                <text:p>0.936085</text:p>
              </table:table-cell>
              <table:table-cell office:value-type="float" office:value="0.936085">
                <text:p>0.936085</text:p>
              </table:table-cell>
              <table:table-cell office:value-type="float" office:value="0.930783">
                <text:p>0.930783</text:p>
              </table:table-cell>
              <table:table-cell office:value-type="float" office:value="0.930783">
                <text:p>0.930783</text:p>
              </table:table-cell>
              <table:table-cell office:value-type="float" office:value="0.931432">
                <text:p>0.931432</text:p>
              </table:table-cell>
              <table:table-cell office:value-type="float" office:value="0.931432">
                <text:p>0.931432</text:p>
              </table:table-cell>
              <table:table-cell office:value-type="float" office:value="0.931432">
                <text:p>0.931432</text:p>
              </table:table-cell>
              <table:table-cell office:value-type="float" office:value="0.931633">
                <text:p>0.931633</text:p>
              </table:table-cell>
              <table:table-cell office:value-type="float" office:value="0.931633">
                <text:p>0.931633</text:p>
              </table:table-cell>
              <table:table-cell office:value-type="float" office:value="0.934251">
                <text:p>0.934251</text:p>
              </table:table-cell>
              <table:table-cell office:value-type="float" office:value="0.934251">
                <text:p>0.934251</text:p>
              </table:table-cell>
              <table:table-cell office:value-type="float" office:value="0.934251">
                <text:p>0.934251</text:p>
              </table:table-cell>
              <table:table-cell office:value-type="float" office:value="0.934157">
                <text:p>0.934157</text:p>
              </table:table-cell>
              <table:table-cell office:value-type="float" office:value="0.934157">
                <text:p>0.934157</text:p>
              </table:table-cell>
              <table:table-cell office:value-type="float" office:value="0.932241">
                <text:p>0.932241</text:p>
              </table:table-cell>
              <table:table-cell office:value-type="float" office:value="0.932241">
                <text:p>0.932241</text:p>
              </table:table-cell>
              <table:table-cell office:value-type="float" office:value="0.93769">
                <text:p>0.93769</text:p>
              </table:table-cell>
              <table:table-cell office:value-type="float" office:value="0.93769">
                <text:p>0.93769</text:p>
              </table:table-cell>
              <table:table-cell office:value-type="float" office:value="0.93769">
                <text:p>0.93769</text:p>
              </table:table-cell>
              <table:table-cell office:value-type="float" office:value="0.939495">
                <text:p>0.939495</text:p>
              </table:table-cell>
              <table:table-cell office:value-type="float" office:value="0.939495">
                <text:p>0.939495</text:p>
              </table:table-cell>
              <table:table-cell office:value-type="float" office:value="0.931627">
                <text:p>0.931627</text:p>
              </table:table-cell>
              <table:table-cell office:value-type="float" office:value="0.931627">
                <text:p>0.931627</text:p>
              </table:table-cell>
              <table:table-cell office:value-type="float" office:value="0.931627">
                <text:p>0.931627</text:p>
              </table:table-cell>
              <table:table-cell office:value-type="float" office:value="0.937121">
                <text:p>0.937121</text:p>
              </table:table-cell>
              <table:table-cell office:value-type="float" office:value="0.937121">
                <text:p>0.937121</text:p>
              </table:table-cell>
              <table:table-cell office:value-type="float" office:value="0.937393">
                <text:p>0.937393</text:p>
              </table:table-cell>
              <table:table-cell office:value-type="float" office:value="0.937393">
                <text:p>0.937393</text:p>
              </table:table-cell>
              <table:table-cell office:value-type="float" office:value="0.93823">
                <text:p>0.938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6312">
                <text:p>0.936312</text:p>
              </table:table-cell>
              <table:table-cell office:value-type="float" office:value="0.936312">
                <text:p>0.936312</text:p>
              </table:table-cell>
              <table:table-cell office:value-type="float" office:value="0.936312">
                <text:p>0.936312</text:p>
              </table:table-cell>
              <table:table-cell office:value-type="float" office:value="0.930868">
                <text:p>0.930868</text:p>
              </table:table-cell>
              <table:table-cell office:value-type="float" office:value="0.930868">
                <text:p>0.930868</text:p>
              </table:table-cell>
              <table:table-cell office:value-type="float" office:value="0.931991">
                <text:p>0.931991</text:p>
              </table:table-cell>
              <table:table-cell office:value-type="float" office:value="0.931991">
                <text:p>0.931991</text:p>
              </table:table-cell>
              <table:table-cell office:value-type="float" office:value="0.931991">
                <text:p>0.931991</text:p>
              </table:table-cell>
              <table:table-cell office:value-type="float" office:value="0.931758">
                <text:p>0.931758</text:p>
              </table:table-cell>
              <table:table-cell office:value-type="float" office:value="0.931758">
                <text:p>0.931758</text:p>
              </table:table-cell>
              <table:table-cell office:value-type="float" office:value="0.934555">
                <text:p>0.934555</text:p>
              </table:table-cell>
              <table:table-cell office:value-type="float" office:value="0.934555">
                <text:p>0.934555</text:p>
              </table:table-cell>
              <table:table-cell office:value-type="float" office:value="0.934555">
                <text:p>0.934555</text:p>
              </table:table-cell>
              <table:table-cell office:value-type="float" office:value="0.934098">
                <text:p>0.934098</text:p>
              </table:table-cell>
              <table:table-cell office:value-type="float" office:value="0.934098">
                <text:p>0.934098</text:p>
              </table:table-cell>
              <table:table-cell office:value-type="float" office:value="0.931799">
                <text:p>0.931799</text:p>
              </table:table-cell>
              <table:table-cell office:value-type="float" office:value="0.931799">
                <text:p>0.931799</text:p>
              </table:table-cell>
              <table:table-cell office:value-type="float" office:value="0.937764">
                <text:p>0.937764</text:p>
              </table:table-cell>
              <table:table-cell office:value-type="float" office:value="0.937764">
                <text:p>0.937764</text:p>
              </table:table-cell>
              <table:table-cell office:value-type="float" office:value="0.937764">
                <text:p>0.937764</text:p>
              </table:table-cell>
              <table:table-cell office:value-type="float" office:value="0.939535">
                <text:p>0.939535</text:p>
              </table:table-cell>
              <table:table-cell office:value-type="float" office:value="0.939535">
                <text:p>0.939535</text:p>
              </table:table-cell>
              <table:table-cell office:value-type="float" office:value="0.931874">
                <text:p>0.931874</text:p>
              </table:table-cell>
              <table:table-cell office:value-type="float" office:value="0.931874">
                <text:p>0.931874</text:p>
              </table:table-cell>
              <table:table-cell office:value-type="float" office:value="0.931874">
                <text:p>0.931874</text:p>
              </table:table-cell>
              <table:table-cell office:value-type="float" office:value="0.937196">
                <text:p>0.937196</text:p>
              </table:table-cell>
              <table:table-cell office:value-type="float" office:value="0.937196">
                <text:p>0.937196</text:p>
              </table:table-cell>
              <table:table-cell office:value-type="float" office:value="0.936791">
                <text:p>0.936791</text:p>
              </table:table-cell>
              <table:table-cell office:value-type="float" office:value="0.936791">
                <text:p>0.936791</text:p>
              </table:table-cell>
              <table:table-cell office:value-type="float" office:value="0.937674">
                <text:p>0.9376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6363">
                <text:p>0.936363</text:p>
              </table:table-cell>
              <table:table-cell office:value-type="float" office:value="0.936363">
                <text:p>0.936363</text:p>
              </table:table-cell>
              <table:table-cell office:value-type="float" office:value="0.936363">
                <text:p>0.936363</text:p>
              </table:table-cell>
              <table:table-cell office:value-type="float" office:value="0.931182">
                <text:p>0.931182</text:p>
              </table:table-cell>
              <table:table-cell office:value-type="float" office:value="0.931182">
                <text:p>0.931182</text:p>
              </table:table-cell>
              <table:table-cell office:value-type="float" office:value="0.931988">
                <text:p>0.931988</text:p>
              </table:table-cell>
              <table:table-cell office:value-type="float" office:value="0.931988">
                <text:p>0.931988</text:p>
              </table:table-cell>
              <table:table-cell office:value-type="float" office:value="0.931988">
                <text:p>0.931988</text:p>
              </table:table-cell>
              <table:table-cell office:value-type="float" office:value="0.931981">
                <text:p>0.931981</text:p>
              </table:table-cell>
              <table:table-cell office:value-type="float" office:value="0.931981">
                <text:p>0.931981</text:p>
              </table:table-cell>
              <table:table-cell office:value-type="float" office:value="0.934387">
                <text:p>0.934387</text:p>
              </table:table-cell>
              <table:table-cell office:value-type="float" office:value="0.934387">
                <text:p>0.934387</text:p>
              </table:table-cell>
              <table:table-cell office:value-type="float" office:value="0.934387">
                <text:p>0.934387</text:p>
              </table:table-cell>
              <table:table-cell office:value-type="float" office:value="0.934162">
                <text:p>0.934162</text:p>
              </table:table-cell>
              <table:table-cell office:value-type="float" office:value="0.934162">
                <text:p>0.934162</text:p>
              </table:table-cell>
              <table:table-cell office:value-type="float" office:value="0.932269">
                <text:p>0.932269</text:p>
              </table:table-cell>
              <table:table-cell office:value-type="float" office:value="0.932269">
                <text:p>0.932269</text:p>
              </table:table-cell>
              <table:table-cell office:value-type="float" office:value="0.937759">
                <text:p>0.937759</text:p>
              </table:table-cell>
              <table:table-cell office:value-type="float" office:value="0.937759">
                <text:p>0.937759</text:p>
              </table:table-cell>
              <table:table-cell office:value-type="float" office:value="0.937759">
                <text:p>0.937759</text:p>
              </table:table-cell>
              <table:table-cell office:value-type="float" office:value="0.939219">
                <text:p>0.939219</text:p>
              </table:table-cell>
              <table:table-cell office:value-type="float" office:value="0.939219">
                <text:p>0.939219</text:p>
              </table:table-cell>
              <table:table-cell office:value-type="float" office:value="0.932562">
                <text:p>0.932562</text:p>
              </table:table-cell>
              <table:table-cell office:value-type="float" office:value="0.932562">
                <text:p>0.932562</text:p>
              </table:table-cell>
              <table:table-cell office:value-type="float" office:value="0.932562">
                <text:p>0.932562</text:p>
              </table:table-cell>
              <table:table-cell office:value-type="float" office:value="0.937244">
                <text:p>0.937244</text:p>
              </table:table-cell>
              <table:table-cell office:value-type="float" office:value="0.937244">
                <text:p>0.937244</text:p>
              </table:table-cell>
              <table:table-cell office:value-type="float" office:value="0.937179">
                <text:p>0.937179</text:p>
              </table:table-cell>
              <table:table-cell office:value-type="float" office:value="0.937179">
                <text:p>0.937179</text:p>
              </table:table-cell>
              <table:table-cell office:value-type="float" office:value="0.937426">
                <text:p>0.9374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6176">
                <text:p>0.936176</text:p>
              </table:table-cell>
              <table:table-cell office:value-type="float" office:value="0.936176">
                <text:p>0.936176</text:p>
              </table:table-cell>
              <table:table-cell office:value-type="float" office:value="0.936176">
                <text:p>0.936176</text:p>
              </table:table-cell>
              <table:table-cell office:value-type="float" office:value="0.930974">
                <text:p>0.930974</text:p>
              </table:table-cell>
              <table:table-cell office:value-type="float" office:value="0.930974">
                <text:p>0.930974</text:p>
              </table:table-cell>
              <table:table-cell office:value-type="float" office:value="0.932205">
                <text:p>0.932205</text:p>
              </table:table-cell>
              <table:table-cell office:value-type="float" office:value="0.932205">
                <text:p>0.932205</text:p>
              </table:table-cell>
              <table:table-cell office:value-type="float" office:value="0.932205">
                <text:p>0.932205</text:p>
              </table:table-cell>
              <table:table-cell office:value-type="float" office:value="0.931521">
                <text:p>0.931521</text:p>
              </table:table-cell>
              <table:table-cell office:value-type="float" office:value="0.931521">
                <text:p>0.931521</text:p>
              </table:table-cell>
              <table:table-cell office:value-type="float" office:value="0.933966">
                <text:p>0.933966</text:p>
              </table:table-cell>
              <table:table-cell office:value-type="float" office:value="0.933966">
                <text:p>0.933966</text:p>
              </table:table-cell>
              <table:table-cell office:value-type="float" office:value="0.933966">
                <text:p>0.933966</text:p>
              </table:table-cell>
              <table:table-cell office:value-type="float" office:value="0.934865">
                <text:p>0.934865</text:p>
              </table:table-cell>
              <table:table-cell office:value-type="float" office:value="0.934865">
                <text:p>0.934865</text:p>
              </table:table-cell>
              <table:table-cell office:value-type="float" office:value="0.931905">
                <text:p>0.931905</text:p>
              </table:table-cell>
              <table:table-cell office:value-type="float" office:value="0.931905">
                <text:p>0.931905</text:p>
              </table:table-cell>
              <table:table-cell office:value-type="float" office:value="0.938196">
                <text:p>0.938196</text:p>
              </table:table-cell>
              <table:table-cell office:value-type="float" office:value="0.938196">
                <text:p>0.938196</text:p>
              </table:table-cell>
              <table:table-cell office:value-type="float" office:value="0.938196">
                <text:p>0.938196</text:p>
              </table:table-cell>
              <table:table-cell office:value-type="float" office:value="0.939143">
                <text:p>0.939143</text:p>
              </table:table-cell>
              <table:table-cell office:value-type="float" office:value="0.939143">
                <text:p>0.939143</text:p>
              </table:table-cell>
              <table:table-cell office:value-type="float" office:value="0.932344">
                <text:p>0.932344</text:p>
              </table:table-cell>
              <table:table-cell office:value-type="float" office:value="0.932344">
                <text:p>0.932344</text:p>
              </table:table-cell>
              <table:table-cell office:value-type="float" office:value="0.932344">
                <text:p>0.932344</text:p>
              </table:table-cell>
              <table:table-cell office:value-type="float" office:value="0.937894">
                <text:p>0.937894</text:p>
              </table:table-cell>
              <table:table-cell office:value-type="float" office:value="0.937894">
                <text:p>0.937894</text:p>
              </table:table-cell>
              <table:table-cell office:value-type="float" office:value="0.937062">
                <text:p>0.937062</text:p>
              </table:table-cell>
              <table:table-cell office:value-type="float" office:value="0.937062">
                <text:p>0.937062</text:p>
              </table:table-cell>
              <table:table-cell office:value-type="float" office:value="0.937739">
                <text:p>0.9377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6258">
                <text:p>0.936258</text:p>
              </table:table-cell>
              <table:table-cell office:value-type="float" office:value="0.936258">
                <text:p>0.936258</text:p>
              </table:table-cell>
              <table:table-cell office:value-type="float" office:value="0.936258">
                <text:p>0.936258</text:p>
              </table:table-cell>
              <table:table-cell office:value-type="float" office:value="0.930819">
                <text:p>0.930819</text:p>
              </table:table-cell>
              <table:table-cell office:value-type="float" office:value="0.930819">
                <text:p>0.930819</text:p>
              </table:table-cell>
              <table:table-cell office:value-type="float" office:value="0.93241">
                <text:p>0.93241</text:p>
              </table:table-cell>
              <table:table-cell office:value-type="float" office:value="0.93241">
                <text:p>0.93241</text:p>
              </table:table-cell>
              <table:table-cell office:value-type="float" office:value="0.93241">
                <text:p>0.93241</text:p>
              </table:table-cell>
              <table:table-cell office:value-type="float" office:value="0.932007">
                <text:p>0.932007</text:p>
              </table:table-cell>
              <table:table-cell office:value-type="float" office:value="0.932007">
                <text:p>0.932007</text:p>
              </table:table-cell>
              <table:table-cell office:value-type="float" office:value="0.933777">
                <text:p>0.933777</text:p>
              </table:table-cell>
              <table:table-cell office:value-type="float" office:value="0.933777">
                <text:p>0.933777</text:p>
              </table:table-cell>
              <table:table-cell office:value-type="float" office:value="0.933777">
                <text:p>0.933777</text:p>
              </table:table-cell>
              <table:table-cell office:value-type="float" office:value="0.935415">
                <text:p>0.935415</text:p>
              </table:table-cell>
              <table:table-cell office:value-type="float" office:value="0.935415">
                <text:p>0.935415</text:p>
              </table:table-cell>
              <table:table-cell office:value-type="float" office:value="0.93171">
                <text:p>0.93171</text:p>
              </table:table-cell>
              <table:table-cell office:value-type="float" office:value="0.93171">
                <text:p>0.93171</text:p>
              </table:table-cell>
              <table:table-cell office:value-type="float" office:value="0.938382">
                <text:p>0.938382</text:p>
              </table:table-cell>
              <table:table-cell office:value-type="float" office:value="0.938382">
                <text:p>0.938382</text:p>
              </table:table-cell>
              <table:table-cell office:value-type="float" office:value="0.938382">
                <text:p>0.938382</text:p>
              </table:table-cell>
              <table:table-cell office:value-type="float" office:value="0.939014">
                <text:p>0.939014</text:p>
              </table:table-cell>
              <table:table-cell office:value-type="float" office:value="0.939014">
                <text:p>0.939014</text:p>
              </table:table-cell>
              <table:table-cell office:value-type="float" office:value="0.932516">
                <text:p>0.932516</text:p>
              </table:table-cell>
              <table:table-cell office:value-type="float" office:value="0.932516">
                <text:p>0.932516</text:p>
              </table:table-cell>
              <table:table-cell office:value-type="float" office:value="0.932516">
                <text:p>0.932516</text:p>
              </table:table-cell>
              <table:table-cell office:value-type="float" office:value="0.938295">
                <text:p>0.938295</text:p>
              </table:table-cell>
              <table:table-cell office:value-type="float" office:value="0.938295">
                <text:p>0.938295</text:p>
              </table:table-cell>
              <table:table-cell office:value-type="float" office:value="0.936633">
                <text:p>0.936633</text:p>
              </table:table-cell>
              <table:table-cell office:value-type="float" office:value="0.936633">
                <text:p>0.936633</text:p>
              </table:table-cell>
              <table:table-cell office:value-type="float" office:value="0.937842">
                <text:p>0.9378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5857">
                <text:p>0.935857</text:p>
              </table:table-cell>
              <table:table-cell office:value-type="float" office:value="0.935857">
                <text:p>0.935857</text:p>
              </table:table-cell>
              <table:table-cell office:value-type="float" office:value="0.935857">
                <text:p>0.935857</text:p>
              </table:table-cell>
              <table:table-cell office:value-type="float" office:value="0.930914">
                <text:p>0.930914</text:p>
              </table:table-cell>
              <table:table-cell office:value-type="float" office:value="0.930914">
                <text:p>0.930914</text:p>
              </table:table-cell>
              <table:table-cell office:value-type="float" office:value="0.932602">
                <text:p>0.932602</text:p>
              </table:table-cell>
              <table:table-cell office:value-type="float" office:value="0.932602">
                <text:p>0.932602</text:p>
              </table:table-cell>
              <table:table-cell office:value-type="float" office:value="0.932602">
                <text:p>0.932602</text:p>
              </table:table-cell>
              <table:table-cell office:value-type="float" office:value="0.931816">
                <text:p>0.931816</text:p>
              </table:table-cell>
              <table:table-cell office:value-type="float" office:value="0.931816">
                <text:p>0.931816</text:p>
              </table:table-cell>
              <table:table-cell office:value-type="float" office:value="0.93386">
                <text:p>0.93386</text:p>
              </table:table-cell>
              <table:table-cell office:value-type="float" office:value="0.93386">
                <text:p>0.93386</text:p>
              </table:table-cell>
              <table:table-cell office:value-type="float" office:value="0.93386">
                <text:p>0.93386</text:p>
              </table:table-cell>
              <table:table-cell office:value-type="float" office:value="0.935573">
                <text:p>0.935573</text:p>
              </table:table-cell>
              <table:table-cell office:value-type="float" office:value="0.935573">
                <text:p>0.935573</text:p>
              </table:table-cell>
              <table:table-cell office:value-type="float" office:value="0.931462">
                <text:p>0.931462</text:p>
              </table:table-cell>
              <table:table-cell office:value-type="float" office:value="0.931462">
                <text:p>0.931462</text:p>
              </table:table-cell>
              <table:table-cell office:value-type="float" office:value="0.938227">
                <text:p>0.938227</text:p>
              </table:table-cell>
              <table:table-cell office:value-type="float" office:value="0.938227">
                <text:p>0.938227</text:p>
              </table:table-cell>
              <table:table-cell office:value-type="float" office:value="0.938227">
                <text:p>0.938227</text:p>
              </table:table-cell>
              <table:table-cell office:value-type="float" office:value="0.938853">
                <text:p>0.938853</text:p>
              </table:table-cell>
              <table:table-cell office:value-type="float" office:value="0.938853">
                <text:p>0.938853</text:p>
              </table:table-cell>
              <table:table-cell office:value-type="float" office:value="0.93251">
                <text:p>0.93251</text:p>
              </table:table-cell>
              <table:table-cell office:value-type="float" office:value="0.93251">
                <text:p>0.93251</text:p>
              </table:table-cell>
              <table:table-cell office:value-type="float" office:value="0.93251">
                <text:p>0.93251</text:p>
              </table:table-cell>
              <table:table-cell office:value-type="float" office:value="0.938411">
                <text:p>0.938411</text:p>
              </table:table-cell>
              <table:table-cell office:value-type="float" office:value="0.938411">
                <text:p>0.938411</text:p>
              </table:table-cell>
              <table:table-cell office:value-type="float" office:value="0.936305">
                <text:p>0.936305</text:p>
              </table:table-cell>
              <table:table-cell office:value-type="float" office:value="0.936305">
                <text:p>0.936305</text:p>
              </table:table-cell>
              <table:table-cell office:value-type="float" office:value="0.937378">
                <text:p>0.9373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5956">
                <text:p>0.935956</text:p>
              </table:table-cell>
              <table:table-cell office:value-type="float" office:value="0.935956">
                <text:p>0.935956</text:p>
              </table:table-cell>
              <table:table-cell office:value-type="float" office:value="0.935956">
                <text:p>0.935956</text:p>
              </table:table-cell>
              <table:table-cell office:value-type="float" office:value="0.931293">
                <text:p>0.931293</text:p>
              </table:table-cell>
              <table:table-cell office:value-type="float" office:value="0.931293">
                <text:p>0.931293</text:p>
              </table:table-cell>
              <table:table-cell office:value-type="float" office:value="0.93278">
                <text:p>0.93278</text:p>
              </table:table-cell>
              <table:table-cell office:value-type="float" office:value="0.93278">
                <text:p>0.93278</text:p>
              </table:table-cell>
              <table:table-cell office:value-type="float" office:value="0.93278">
                <text:p>0.93278</text:p>
              </table:table-cell>
              <table:table-cell office:value-type="float" office:value="0.931947">
                <text:p>0.931947</text:p>
              </table:table-cell>
              <table:table-cell office:value-type="float" office:value="0.931947">
                <text:p>0.931947</text:p>
              </table:table-cell>
              <table:table-cell office:value-type="float" office:value="0.934399">
                <text:p>0.934399</text:p>
              </table:table-cell>
              <table:table-cell office:value-type="float" office:value="0.934399">
                <text:p>0.934399</text:p>
              </table:table-cell>
              <table:table-cell office:value-type="float" office:value="0.934399">
                <text:p>0.934399</text:p>
              </table:table-cell>
              <table:table-cell office:value-type="float" office:value="0.935579">
                <text:p>0.935579</text:p>
              </table:table-cell>
              <table:table-cell office:value-type="float" office:value="0.935579">
                <text:p>0.935579</text:p>
              </table:table-cell>
              <table:table-cell office:value-type="float" office:value="0.932056">
                <text:p>0.932056</text:p>
              </table:table-cell>
              <table:table-cell office:value-type="float" office:value="0.932056">
                <text:p>0.932056</text:p>
              </table:table-cell>
              <table:table-cell office:value-type="float" office:value="0.938256">
                <text:p>0.938256</text:p>
              </table:table-cell>
              <table:table-cell office:value-type="float" office:value="0.938256">
                <text:p>0.938256</text:p>
              </table:table-cell>
              <table:table-cell office:value-type="float" office:value="0.938256">
                <text:p>0.938256</text:p>
              </table:table-cell>
              <table:table-cell office:value-type="float" office:value="0.938616">
                <text:p>0.938616</text:p>
              </table:table-cell>
              <table:table-cell office:value-type="float" office:value="0.938616">
                <text:p>0.938616</text:p>
              </table:table-cell>
              <table:table-cell office:value-type="float" office:value="0.932678">
                <text:p>0.932678</text:p>
              </table:table-cell>
              <table:table-cell office:value-type="float" office:value="0.932678">
                <text:p>0.932678</text:p>
              </table:table-cell>
              <table:table-cell office:value-type="float" office:value="0.932678">
                <text:p>0.932678</text:p>
              </table:table-cell>
              <table:table-cell office:value-type="float" office:value="0.937987">
                <text:p>0.937987</text:p>
              </table:table-cell>
              <table:table-cell office:value-type="float" office:value="0.937987">
                <text:p>0.937987</text:p>
              </table:table-cell>
              <table:table-cell office:value-type="float" office:value="0.936505">
                <text:p>0.936505</text:p>
              </table:table-cell>
              <table:table-cell office:value-type="float" office:value="0.936505">
                <text:p>0.936505</text:p>
              </table:table-cell>
              <table:table-cell office:value-type="float" office:value="0.937711">
                <text:p>0.9377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5915">
                <text:p>0.935915</text:p>
              </table:table-cell>
              <table:table-cell office:value-type="float" office:value="0.935915">
                <text:p>0.935915</text:p>
              </table:table-cell>
              <table:table-cell office:value-type="float" office:value="0.935915">
                <text:p>0.935915</text:p>
              </table:table-cell>
              <table:table-cell office:value-type="float" office:value="0.931267">
                <text:p>0.931267</text:p>
              </table:table-cell>
              <table:table-cell office:value-type="float" office:value="0.931267">
                <text:p>0.931267</text:p>
              </table:table-cell>
              <table:table-cell office:value-type="float" office:value="0.932508">
                <text:p>0.932508</text:p>
              </table:table-cell>
              <table:table-cell office:value-type="float" office:value="0.932508">
                <text:p>0.932508</text:p>
              </table:table-cell>
              <table:table-cell office:value-type="float" office:value="0.932508">
                <text:p>0.932508</text:p>
              </table:table-cell>
              <table:table-cell office:value-type="float" office:value="0.932364">
                <text:p>0.932364</text:p>
              </table:table-cell>
              <table:table-cell office:value-type="float" office:value="0.932364">
                <text:p>0.932364</text:p>
              </table:table-cell>
              <table:table-cell office:value-type="float" office:value="0.934328">
                <text:p>0.934328</text:p>
              </table:table-cell>
              <table:table-cell office:value-type="float" office:value="0.934328">
                <text:p>0.934328</text:p>
              </table:table-cell>
              <table:table-cell office:value-type="float" office:value="0.934328">
                <text:p>0.934328</text:p>
              </table:table-cell>
              <table:table-cell office:value-type="float" office:value="0.935735">
                <text:p>0.935735</text:p>
              </table:table-cell>
              <table:table-cell office:value-type="float" office:value="0.935735">
                <text:p>0.935735</text:p>
              </table:table-cell>
              <table:table-cell office:value-type="float" office:value="0.931717">
                <text:p>0.931717</text:p>
              </table:table-cell>
              <table:table-cell office:value-type="float" office:value="0.931717">
                <text:p>0.931717</text:p>
              </table:table-cell>
              <table:table-cell office:value-type="float" office:value="0.938582">
                <text:p>0.938582</text:p>
              </table:table-cell>
              <table:table-cell office:value-type="float" office:value="0.938582">
                <text:p>0.938582</text:p>
              </table:table-cell>
              <table:table-cell office:value-type="float" office:value="0.938582">
                <text:p>0.938582</text:p>
              </table:table-cell>
              <table:table-cell office:value-type="float" office:value="0.938329">
                <text:p>0.938329</text:p>
              </table:table-cell>
              <table:table-cell office:value-type="float" office:value="0.938329">
                <text:p>0.938329</text:p>
              </table:table-cell>
              <table:table-cell office:value-type="float" office:value="0.932028">
                <text:p>0.932028</text:p>
              </table:table-cell>
              <table:table-cell office:value-type="float" office:value="0.932028">
                <text:p>0.932028</text:p>
              </table:table-cell>
              <table:table-cell office:value-type="float" office:value="0.932028">
                <text:p>0.932028</text:p>
              </table:table-cell>
              <table:table-cell office:value-type="float" office:value="0.937544">
                <text:p>0.937544</text:p>
              </table:table-cell>
              <table:table-cell office:value-type="float" office:value="0.937544">
                <text:p>0.937544</text:p>
              </table:table-cell>
              <table:table-cell office:value-type="float" office:value="0.936262">
                <text:p>0.936262</text:p>
              </table:table-cell>
              <table:table-cell office:value-type="float" office:value="0.936262">
                <text:p>0.936262</text:p>
              </table:table-cell>
              <table:table-cell office:value-type="float" office:value="0.937609">
                <text:p>0.937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9" chart:maximum="1.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01cm" svg:height="20.001cm" xlink:href=".." xlink:type="simple" chart:class="chart:line" chart:style-name="ch1">
        <chart:plot-area chart:style-name="ch2" table:cell-range-address="'Real Volatility'.A1:'Real Volatility'.AD100" svg:x="0.5cm" svg:y="0.4cm" svg:width="24.001cm" svg:height="19.201cm">
          <chart:coordinate-region svg:x="1.428cm" svg:y="0.4cm" svg:width="22.929cm" svg:height="18.2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Real Volatility'.A1:'Real Volatility'.A100" chart:class="chart:line">
            <chart:data-point chart:repeated="100"/>
          </chart:series>
          <chart:series chart:style-name="ch7" chart:values-cell-range-address="'Real Volatility'.B1:'Real Volatility'.B100" chart:class="chart:line">
            <chart:data-point chart:repeated="100"/>
          </chart:series>
          <chart:series chart:style-name="ch8" chart:values-cell-range-address="'Real Volatility'.C1:'Real Volatility'.C100" chart:class="chart:line">
            <chart:data-point chart:repeated="100"/>
          </chart:series>
          <chart:series chart:style-name="ch9" chart:values-cell-range-address="'Real Volatility'.D1:'Real Volatility'.D100" chart:class="chart:line">
            <chart:data-point chart:repeated="100"/>
          </chart:series>
          <chart:series chart:style-name="ch10" chart:values-cell-range-address="'Real Volatility'.E1:'Real Volatility'.E100" chart:class="chart:line">
            <chart:data-point chart:repeated="100"/>
          </chart:series>
          <chart:series chart:style-name="ch11" chart:values-cell-range-address="'Real Volatility'.F1:'Real Volatility'.F100" chart:class="chart:line">
            <chart:data-point chart:repeated="100"/>
          </chart:series>
          <chart:series chart:style-name="ch12" chart:values-cell-range-address="'Real Volatility'.G1:'Real Volatility'.G100" chart:class="chart:line">
            <chart:data-point chart:repeated="100"/>
          </chart:series>
          <chart:series chart:style-name="ch13" chart:values-cell-range-address="'Real Volatility'.H1:'Real Volatility'.H100" chart:class="chart:line">
            <chart:data-point chart:repeated="100"/>
          </chart:series>
          <chart:series chart:style-name="ch14" chart:values-cell-range-address="'Real Volatility'.I1:'Real Volatility'.I100" chart:class="chart:line">
            <chart:data-point chart:repeated="100"/>
          </chart:series>
          <chart:series chart:style-name="ch15" chart:values-cell-range-address="'Real Volatility'.J1:'Real Volatility'.J100" chart:class="chart:line">
            <chart:data-point chart:repeated="100"/>
          </chart:series>
          <chart:series chart:style-name="ch16" chart:values-cell-range-address="'Real Volatility'.K1:'Real Volatility'.K100" chart:class="chart:line">
            <chart:data-point chart:repeated="100"/>
          </chart:series>
          <chart:series chart:style-name="ch17" chart:values-cell-range-address="'Real Volatility'.L1:'Real Volatility'.L100" chart:class="chart:line">
            <chart:data-point chart:repeated="100"/>
          </chart:series>
          <chart:series chart:style-name="ch18" chart:values-cell-range-address="'Real Volatility'.M1:'Real Volatility'.M100" chart:class="chart:line">
            <chart:data-point chart:repeated="100"/>
          </chart:series>
          <chart:series chart:style-name="ch19" chart:values-cell-range-address="'Real Volatility'.N1:'Real Volatility'.N100" chart:class="chart:line">
            <chart:data-point chart:repeated="100"/>
          </chart:series>
          <chart:series chart:style-name="ch20" chart:values-cell-range-address="'Real Volatility'.O1:'Real Volatility'.O100" chart:class="chart:line">
            <chart:data-point chart:repeated="100"/>
          </chart:series>
          <chart:series chart:style-name="ch9" chart:values-cell-range-address="'Real Volatility'.P1:'Real Volatility'.P100" chart:class="chart:line">
            <chart:data-point chart:repeated="100"/>
          </chart:series>
          <chart:series chart:style-name="ch10" chart:values-cell-range-address="'Real Volatility'.Q1:'Real Volatility'.Q100" chart:class="chart:line">
            <chart:data-point chart:repeated="100"/>
          </chart:series>
          <chart:series chart:style-name="ch11" chart:values-cell-range-address="'Real Volatility'.R1:'Real Volatility'.R100" chart:class="chart:line">
            <chart:data-point chart:repeated="100"/>
          </chart:series>
          <chart:series chart:style-name="ch12" chart:values-cell-range-address="'Real Volatility'.S1:'Real Volatility'.S100" chart:class="chart:line">
            <chart:data-point chart:repeated="100"/>
          </chart:series>
          <chart:series chart:style-name="ch13" chart:values-cell-range-address="'Real Volatility'.T1:'Real Volatility'.T100" chart:class="chart:line">
            <chart:data-point chart:repeated="100"/>
          </chart:series>
          <chart:series chart:style-name="ch14" chart:values-cell-range-address="'Real Volatility'.U1:'Real Volatility'.U100" chart:class="chart:line">
            <chart:data-point chart:repeated="100"/>
          </chart:series>
          <chart:series chart:style-name="ch15" chart:values-cell-range-address="'Real Volatility'.V1:'Real Volatility'.V100" chart:class="chart:line">
            <chart:data-point chart:repeated="100"/>
          </chart:series>
          <chart:series chart:style-name="ch16" chart:values-cell-range-address="'Real Volatility'.W1:'Real Volatility'.W100" chart:class="chart:line">
            <chart:data-point chart:repeated="100"/>
          </chart:series>
          <chart:series chart:style-name="ch17" chart:values-cell-range-address="'Real Volatility'.X1:'Real Volatility'.X100" chart:class="chart:line">
            <chart:data-point chart:repeated="100"/>
          </chart:series>
          <chart:series chart:style-name="ch18" chart:values-cell-range-address="'Real Volatility'.Y1:'Real Volatility'.Y100" chart:class="chart:line">
            <chart:data-point chart:repeated="100"/>
          </chart:series>
          <chart:series chart:style-name="ch19" chart:values-cell-range-address="'Real Volatility'.Z1:'Real Volatility'.Z100" chart:class="chart:line">
            <chart:data-point chart:repeated="100"/>
          </chart:series>
          <chart:series chart:style-name="ch20" chart:values-cell-range-address="'Real Volatility'.AA1:'Real Volatility'.AA100" chart:class="chart:line">
            <chart:data-point chart:repeated="100"/>
          </chart:series>
          <chart:series chart:style-name="ch9" chart:values-cell-range-address="'Real Volatility'.AB1:'Real Volatility'.AB100" chart:class="chart:line">
            <chart:data-point chart:repeated="100"/>
          </chart:series>
          <chart:series chart:style-name="ch10" chart:values-cell-range-address="'Real Volatility'.AC1:'Real Volatility'.AC100" chart:class="chart:line">
            <chart:data-point chart:repeated="100"/>
          </chart:series>
          <chart:series chart:style-name="ch11" chart:values-cell-range-address="'Real Volatility'.AD1:'Real Volatility'.AD100" chart:class="chart:line">
            <chart:data-point chart:repeated="1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229">
                <text:p>0.98229</text:p>
                <draw:g>
                  <svg:desc>'Real Volatility'.A1:'Real Volatility'.A100</svg:desc>
                </draw:g>
              </table:table-cell>
              <table:table-cell office:value-type="float" office:value="0.98845">
                <text:p>0.98845</text:p>
                <draw:g>
                  <svg:desc>'Real Volatility'.B1:'Real Volatility'.B100</svg:desc>
                </draw:g>
              </table:table-cell>
              <table:table-cell office:value-type="float" office:value="0.93027">
                <text:p>0.93027</text:p>
                <draw:g>
                  <svg:desc>'Real Volatility'.C1:'Real Volatility'.C100</svg:desc>
                </draw:g>
              </table:table-cell>
              <table:table-cell office:value-type="float" office:value="0.93027">
                <text:p>0.93027</text:p>
                <draw:g>
                  <svg:desc>'Real Volatility'.D1:'Real Volatility'.D100</svg:desc>
                </draw:g>
              </table:table-cell>
              <table:table-cell office:value-type="float" office:value="0.973435">
                <text:p>0.973435</text:p>
                <draw:g>
                  <svg:desc>'Real Volatility'.E1:'Real Volatility'.E100</svg:desc>
                </draw:g>
              </table:table-cell>
              <table:table-cell office:value-type="float" office:value="0.973435">
                <text:p>0.973435</text:p>
                <draw:g>
                  <svg:desc>'Real Volatility'.F1:'Real Volatility'.F100</svg:desc>
                </draw:g>
              </table:table-cell>
              <table:table-cell office:value-type="float" office:value="1.03859">
                <text:p>1.03859</text:p>
                <draw:g>
                  <svg:desc>'Real Volatility'.G1:'Real Volatility'.G100</svg:desc>
                </draw:g>
              </table:table-cell>
              <table:table-cell office:value-type="float" office:value="0.953155">
                <text:p>0.953155</text:p>
                <draw:g>
                  <svg:desc>'Real Volatility'.H1:'Real Volatility'.H100</svg:desc>
                </draw:g>
              </table:table-cell>
              <table:table-cell office:value-type="float" office:value="0.953155">
                <text:p>0.953155</text:p>
                <draw:g>
                  <svg:desc>'Real Volatility'.I1:'Real Volatility'.I100</svg:desc>
                </draw:g>
              </table:table-cell>
              <table:table-cell office:value-type="float" office:value="1.04774">
                <text:p>1.04774</text:p>
                <draw:g>
                  <svg:desc>'Real Volatility'.J1:'Real Volatility'.J100</svg:desc>
                </draw:g>
              </table:table-cell>
              <table:table-cell office:value-type="float" office:value="0.948305">
                <text:p>0.948305</text:p>
                <draw:g>
                  <svg:desc>'Real Volatility'.K1:'Real Volatility'.K100</svg:desc>
                </draw:g>
              </table:table-cell>
              <table:table-cell office:value-type="float" office:value="0.948305">
                <text:p>0.948305</text:p>
                <draw:g>
                  <svg:desc>'Real Volatility'.L1:'Real Volatility'.L100</svg:desc>
                </draw:g>
              </table:table-cell>
              <table:table-cell office:value-type="float" office:value="0.98321">
                <text:p>0.98321</text:p>
                <draw:g>
                  <svg:desc>'Real Volatility'.M1:'Real Volatility'.M100</svg:desc>
                </draw:g>
              </table:table-cell>
              <table:table-cell office:value-type="float" office:value="0.98321">
                <text:p>0.98321</text:p>
                <draw:g>
                  <svg:desc>'Real Volatility'.N1:'Real Volatility'.N100</svg:desc>
                </draw:g>
              </table:table-cell>
              <table:table-cell office:value-type="float" office:value="1.00026">
                <text:p>1.00026</text:p>
                <draw:g>
                  <svg:desc>'Real Volatility'.O1:'Real Volatility'.O100</svg:desc>
                </draw:g>
              </table:table-cell>
              <table:table-cell office:value-type="float" office:value="0.9373">
                <text:p>0.9373</text:p>
                <draw:g>
                  <svg:desc>'Real Volatility'.P1:'Real Volatility'.P100</svg:desc>
                </draw:g>
              </table:table-cell>
              <table:table-cell office:value-type="float" office:value="0.9373">
                <text:p>0.9373</text:p>
                <draw:g>
                  <svg:desc>'Real Volatility'.Q1:'Real Volatility'.Q100</svg:desc>
                </draw:g>
              </table:table-cell>
              <table:table-cell office:value-type="float" office:value="0.96274">
                <text:p>0.96274</text:p>
                <draw:g>
                  <svg:desc>'Real Volatility'.R1:'Real Volatility'.R100</svg:desc>
                </draw:g>
              </table:table-cell>
              <table:table-cell office:value-type="float" office:value="0.99477">
                <text:p>0.99477</text:p>
                <draw:g>
                  <svg:desc>'Real Volatility'.S1:'Real Volatility'.S100</svg:desc>
                </draw:g>
              </table:table-cell>
              <table:table-cell office:value-type="float" office:value="0.99477">
                <text:p>0.99477</text:p>
                <draw:g>
                  <svg:desc>'Real Volatility'.T1:'Real Volatility'.T100</svg:desc>
                </draw:g>
              </table:table-cell>
              <table:table-cell office:value-type="float" office:value="0.916785">
                <text:p>0.916785</text:p>
                <draw:g>
                  <svg:desc>'Real Volatility'.U1:'Real Volatility'.U100</svg:desc>
                </draw:g>
              </table:table-cell>
              <table:table-cell office:value-type="float" office:value="1.10334">
                <text:p>1.10334</text:p>
                <draw:g>
                  <svg:desc>'Real Volatility'.V1:'Real Volatility'.V100</svg:desc>
                </draw:g>
              </table:table-cell>
              <table:table-cell office:value-type="float" office:value="0.97385">
                <text:p>0.97385</text:p>
                <draw:g>
                  <svg:desc>'Real Volatility'.W1:'Real Volatility'.W100</svg:desc>
                </draw:g>
              </table:table-cell>
              <table:table-cell office:value-type="float" office:value="0.97385">
                <text:p>0.97385</text:p>
                <draw:g>
                  <svg:desc>'Real Volatility'.X1:'Real Volatility'.X100</svg:desc>
                </draw:g>
              </table:table-cell>
              <table:table-cell office:value-type="float" office:value="0.915775">
                <text:p>0.915775</text:p>
                <draw:g>
                  <svg:desc>'Real Volatility'.Y1:'Real Volatility'.Y100</svg:desc>
                </draw:g>
              </table:table-cell>
              <table:table-cell office:value-type="float" office:value="0.95517">
                <text:p>0.95517</text:p>
                <draw:g>
                  <svg:desc>'Real Volatility'.Z1:'Real Volatility'.Z100</svg:desc>
                </draw:g>
              </table:table-cell>
              <table:table-cell office:value-type="float" office:value="0.95517">
                <text:p>0.95517</text:p>
                <draw:g>
                  <svg:desc>'Real Volatility'.AA1:'Real Volatility'.AA100</svg:desc>
                </draw:g>
              </table:table-cell>
              <table:table-cell office:value-type="float" office:value="0.97166">
                <text:p>0.97166</text:p>
                <draw:g>
                  <svg:desc>'Real Volatility'.AB1:'Real Volatility'.AB100</svg:desc>
                </draw:g>
              </table:table-cell>
              <table:table-cell office:value-type="float" office:value="0.97166">
                <text:p>0.97166</text:p>
                <draw:g>
                  <svg:desc>'Real Volatility'.AC1:'Real Volatility'.AC100</svg:desc>
                </draw:g>
              </table:table-cell>
              <table:table-cell office:value-type="float" office:value="0.935765">
                <text:p>0.935765</text:p>
                <draw:g>
                  <svg:desc>'Real Volatility'.AD1:'Real Volatility'.A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833">
                <text:p>0.996833</text:p>
              </table:table-cell>
              <table:table-cell office:value-type="float" office:value="0.973047">
                <text:p>0.973047</text:p>
              </table:table-cell>
              <table:table-cell office:value-type="float" office:value="0.92182">
                <text:p>0.92182</text:p>
              </table:table-cell>
              <table:table-cell office:value-type="float" office:value="0.92182">
                <text:p>0.92182</text:p>
              </table:table-cell>
              <table:table-cell office:value-type="float" office:value="0.966647">
                <text:p>0.966647</text:p>
              </table:table-cell>
              <table:table-cell office:value-type="float" office:value="0.966647">
                <text:p>0.966647</text:p>
              </table:table-cell>
              <table:table-cell office:value-type="float" office:value="1.00026">
                <text:p>1.00026</text:p>
              </table:table-cell>
              <table:table-cell office:value-type="float" office:value="0.937397">
                <text:p>0.937397</text:p>
              </table:table-cell>
              <table:table-cell office:value-type="float" office:value="0.937397">
                <text:p>0.937397</text:p>
              </table:table-cell>
              <table:table-cell office:value-type="float" office:value="1.03413">
                <text:p>1.03413</text:p>
              </table:table-cell>
              <table:table-cell office:value-type="float" office:value="0.983123">
                <text:p>0.983123</text:p>
              </table:table-cell>
              <table:table-cell office:value-type="float" office:value="0.983123">
                <text:p>0.983123</text:p>
              </table:table-cell>
              <table:table-cell office:value-type="float" office:value="0.951503">
                <text:p>0.951503</text:p>
              </table:table-cell>
              <table:table-cell office:value-type="float" office:value="0.951503">
                <text:p>0.951503</text:p>
              </table:table-cell>
              <table:table-cell office:value-type="float" office:value="0.96937">
                <text:p>0.96937</text:p>
              </table:table-cell>
              <table:table-cell office:value-type="float" office:value="0.943558">
                <text:p>0.943558</text:p>
              </table:table-cell>
              <table:table-cell office:value-type="float" office:value="0.943558">
                <text:p>0.943558</text:p>
              </table:table-cell>
              <table:table-cell office:value-type="float" office:value="0.962902">
                <text:p>0.962902</text:p>
              </table:table-cell>
              <table:table-cell office:value-type="float" office:value="0.988973">
                <text:p>0.988973</text:p>
              </table:table-cell>
              <table:table-cell office:value-type="float" office:value="0.988973">
                <text:p>0.988973</text:p>
              </table:table-cell>
              <table:table-cell office:value-type="float" office:value="0.93762">
                <text:p>0.93762</text:p>
              </table:table-cell>
              <table:table-cell office:value-type="float" office:value="1.04402">
                <text:p>1.04402</text:p>
              </table:table-cell>
              <table:table-cell office:value-type="float" office:value="0.97636">
                <text:p>0.97636</text:p>
              </table:table-cell>
              <table:table-cell office:value-type="float" office:value="0.97636">
                <text:p>0.97636</text:p>
              </table:table-cell>
              <table:table-cell office:value-type="float" office:value="0.956065">
                <text:p>0.956065</text:p>
              </table:table-cell>
              <table:table-cell office:value-type="float" office:value="0.945747">
                <text:p>0.945747</text:p>
              </table:table-cell>
              <table:table-cell office:value-type="float" office:value="0.945747">
                <text:p>0.945747</text:p>
              </table:table-cell>
              <table:table-cell office:value-type="float" office:value="0.95138">
                <text:p>0.95138</text:p>
              </table:table-cell>
              <table:table-cell office:value-type="float" office:value="0.95138">
                <text:p>0.95138</text:p>
              </table:table-cell>
              <table:table-cell office:value-type="float" office:value="0.948812">
                <text:p>0.948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5808">
                <text:p>0.985808</text:p>
              </table:table-cell>
              <table:table-cell office:value-type="float" office:value="0.970908">
                <text:p>0.970908</text:p>
              </table:table-cell>
              <table:table-cell office:value-type="float" office:value="0.933142">
                <text:p>0.933142</text:p>
              </table:table-cell>
              <table:table-cell office:value-type="float" office:value="0.933142">
                <text:p>0.933142</text:p>
              </table:table-cell>
              <table:table-cell office:value-type="float" office:value="0.946682">
                <text:p>0.946682</text:p>
              </table:table-cell>
              <table:table-cell office:value-type="float" office:value="0.946682">
                <text:p>0.946682</text:p>
              </table:table-cell>
              <table:table-cell office:value-type="float" office:value="0.980487">
                <text:p>0.980487</text:p>
              </table:table-cell>
              <table:table-cell office:value-type="float" office:value="0.93957">
                <text:p>0.93957</text:p>
              </table:table-cell>
              <table:table-cell office:value-type="float" office:value="0.93957">
                <text:p>0.93957</text:p>
              </table:table-cell>
              <table:table-cell office:value-type="float" office:value="1.01422">
                <text:p>1.01422</text:p>
              </table:table-cell>
              <table:table-cell office:value-type="float" office:value="0.968262">
                <text:p>0.968262</text:p>
              </table:table-cell>
              <table:table-cell office:value-type="float" office:value="0.968262">
                <text:p>0.968262</text:p>
              </table:table-cell>
              <table:table-cell office:value-type="float" office:value="0.942663">
                <text:p>0.942663</text:p>
              </table:table-cell>
              <table:table-cell office:value-type="float" office:value="0.942663">
                <text:p>0.942663</text:p>
              </table:table-cell>
              <table:table-cell office:value-type="float" office:value="0.998993">
                <text:p>0.998993</text:p>
              </table:table-cell>
              <table:table-cell office:value-type="float" office:value="0.954092">
                <text:p>0.954092</text:p>
              </table:table-cell>
              <table:table-cell office:value-type="float" office:value="0.954092">
                <text:p>0.954092</text:p>
              </table:table-cell>
              <table:table-cell office:value-type="float" office:value="0.98103">
                <text:p>0.98103</text:p>
              </table:table-cell>
              <table:table-cell office:value-type="float" office:value="0.991832">
                <text:p>0.991832</text:p>
              </table:table-cell>
              <table:table-cell office:value-type="float" office:value="0.991832">
                <text:p>0.991832</text:p>
              </table:table-cell>
              <table:table-cell office:value-type="float" office:value="0.941407">
                <text:p>0.941407</text:p>
              </table:table-cell>
              <table:table-cell office:value-type="float" office:value="1.03792">
                <text:p>1.03792</text:p>
              </table:table-cell>
              <table:table-cell office:value-type="float" office:value="0.966085">
                <text:p>0.966085</text:p>
              </table:table-cell>
              <table:table-cell office:value-type="float" office:value="0.966085">
                <text:p>0.966085</text:p>
              </table:table-cell>
              <table:table-cell office:value-type="float" office:value="0.958992">
                <text:p>0.958992</text:p>
              </table:table-cell>
              <table:table-cell office:value-type="float" office:value="0.950533">
                <text:p>0.950533</text:p>
              </table:table-cell>
              <table:table-cell office:value-type="float" office:value="0.950533">
                <text:p>0.950533</text:p>
              </table:table-cell>
              <table:table-cell office:value-type="float" office:value="0.953235">
                <text:p>0.953235</text:p>
              </table:table-cell>
              <table:table-cell office:value-type="float" office:value="0.953235">
                <text:p>0.953235</text:p>
              </table:table-cell>
              <table:table-cell office:value-type="float" office:value="0.962363">
                <text:p>0.962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6471">
                <text:p>0.986471</text:p>
              </table:table-cell>
              <table:table-cell office:value-type="float" office:value="0.992995">
                <text:p>0.992995</text:p>
              </table:table-cell>
              <table:table-cell office:value-type="float" office:value="0.934404">
                <text:p>0.934404</text:p>
              </table:table-cell>
              <table:table-cell office:value-type="float" office:value="0.934404">
                <text:p>0.934404</text:p>
              </table:table-cell>
              <table:table-cell office:value-type="float" office:value="0.955743">
                <text:p>0.955743</text:p>
              </table:table-cell>
              <table:table-cell office:value-type="float" office:value="0.955743">
                <text:p>0.955743</text:p>
              </table:table-cell>
              <table:table-cell office:value-type="float" office:value="0.9831">
                <text:p>0.9831</text:p>
              </table:table-cell>
              <table:table-cell office:value-type="float" office:value="0.941134">
                <text:p>0.941134</text:p>
              </table:table-cell>
              <table:table-cell office:value-type="float" office:value="0.941134">
                <text:p>0.941134</text:p>
              </table:table-cell>
              <table:table-cell office:value-type="float" office:value="1.01307">
                <text:p>1.01307</text:p>
              </table:table-cell>
              <table:table-cell office:value-type="float" office:value="0.970348">
                <text:p>0.970348</text:p>
              </table:table-cell>
              <table:table-cell office:value-type="float" office:value="0.970348">
                <text:p>0.970348</text:p>
              </table:table-cell>
              <table:table-cell office:value-type="float" office:value="0.947476">
                <text:p>0.947476</text:p>
              </table:table-cell>
              <table:table-cell office:value-type="float" office:value="0.947476">
                <text:p>0.947476</text:p>
              </table:table-cell>
              <table:table-cell office:value-type="float" office:value="0.985515">
                <text:p>0.985515</text:p>
              </table:table-cell>
              <table:table-cell office:value-type="float" office:value="0.956329">
                <text:p>0.956329</text:p>
              </table:table-cell>
              <table:table-cell office:value-type="float" office:value="0.956329">
                <text:p>0.956329</text:p>
              </table:table-cell>
              <table:table-cell office:value-type="float" office:value="0.971066">
                <text:p>0.971066</text:p>
              </table:table-cell>
              <table:table-cell office:value-type="float" office:value="0.984085">
                <text:p>0.984085</text:p>
              </table:table-cell>
              <table:table-cell office:value-type="float" office:value="0.984085">
                <text:p>0.984085</text:p>
              </table:table-cell>
              <table:table-cell office:value-type="float" office:value="0.950149">
                <text:p>0.950149</text:p>
              </table:table-cell>
              <table:table-cell office:value-type="float" office:value="1.03186">
                <text:p>1.03186</text:p>
              </table:table-cell>
              <table:table-cell office:value-type="float" office:value="0.969046">
                <text:p>0.969046</text:p>
              </table:table-cell>
              <table:table-cell office:value-type="float" office:value="0.969046">
                <text:p>0.969046</text:p>
              </table:table-cell>
              <table:table-cell office:value-type="float" office:value="0.957876">
                <text:p>0.957876</text:p>
              </table:table-cell>
              <table:table-cell office:value-type="float" office:value="0.956712">
                <text:p>0.956712</text:p>
              </table:table-cell>
              <table:table-cell office:value-type="float" office:value="0.956712">
                <text:p>0.956712</text:p>
              </table:table-cell>
              <table:table-cell office:value-type="float" office:value="0.969834">
                <text:p>0.969834</text:p>
              </table:table-cell>
              <table:table-cell office:value-type="float" office:value="0.969834">
                <text:p>0.969834</text:p>
              </table:table-cell>
              <table:table-cell office:value-type="float" office:value="0.951163">
                <text:p>0.951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5444">
                <text:p>0.965444</text:p>
              </table:table-cell>
              <table:table-cell office:value-type="float" office:value="0.970574">
                <text:p>0.970574</text:p>
              </table:table-cell>
              <table:table-cell office:value-type="float" office:value="0.953256">
                <text:p>0.953256</text:p>
              </table:table-cell>
              <table:table-cell office:value-type="float" office:value="0.953256">
                <text:p>0.953256</text:p>
              </table:table-cell>
              <table:table-cell office:value-type="float" office:value="0.943925">
                <text:p>0.943925</text:p>
              </table:table-cell>
              <table:table-cell office:value-type="float" office:value="0.943925">
                <text:p>0.943925</text:p>
              </table:table-cell>
              <table:table-cell office:value-type="float" office:value="0.976693">
                <text:p>0.976693</text:p>
              </table:table-cell>
              <table:table-cell office:value-type="float" office:value="0.940387">
                <text:p>0.940387</text:p>
              </table:table-cell>
              <table:table-cell office:value-type="float" office:value="0.940387">
                <text:p>0.940387</text:p>
              </table:table-cell>
              <table:table-cell office:value-type="float" office:value="0.989583">
                <text:p>0.989583</text:p>
              </table:table-cell>
              <table:table-cell office:value-type="float" office:value="0.965436">
                <text:p>0.965436</text:p>
              </table:table-cell>
              <table:table-cell office:value-type="float" office:value="0.965436">
                <text:p>0.965436</text:p>
              </table:table-cell>
              <table:table-cell office:value-type="float" office:value="0.946249">
                <text:p>0.946249</text:p>
              </table:table-cell>
              <table:table-cell office:value-type="float" office:value="0.946249">
                <text:p>0.946249</text:p>
              </table:table-cell>
              <table:table-cell office:value-type="float" office:value="0.992956">
                <text:p>0.992956</text:p>
              </table:table-cell>
              <table:table-cell office:value-type="float" office:value="0.95618">
                <text:p>0.95618</text:p>
              </table:table-cell>
              <table:table-cell office:value-type="float" office:value="0.95618">
                <text:p>0.95618</text:p>
              </table:table-cell>
              <table:table-cell office:value-type="float" office:value="0.997416">
                <text:p>0.997416</text:p>
              </table:table-cell>
              <table:table-cell office:value-type="float" office:value="0.989081">
                <text:p>0.989081</text:p>
              </table:table-cell>
              <table:table-cell office:value-type="float" office:value="0.989081">
                <text:p>0.989081</text:p>
              </table:table-cell>
              <table:table-cell office:value-type="float" office:value="0.951605">
                <text:p>0.951605</text:p>
              </table:table-cell>
              <table:table-cell office:value-type="float" office:value="1.00502">
                <text:p>1.00502</text:p>
              </table:table-cell>
              <table:table-cell office:value-type="float" office:value="0.96079">
                <text:p>0.96079</text:p>
              </table:table-cell>
              <table:table-cell office:value-type="float" office:value="0.96079">
                <text:p>0.96079</text:p>
              </table:table-cell>
              <table:table-cell office:value-type="float" office:value="0.969316">
                <text:p>0.969316</text:p>
              </table:table-cell>
              <table:table-cell office:value-type="float" office:value="0.962909">
                <text:p>0.962909</text:p>
              </table:table-cell>
              <table:table-cell office:value-type="float" office:value="0.962909">
                <text:p>0.962909</text:p>
              </table:table-cell>
              <table:table-cell office:value-type="float" office:value="0.975208">
                <text:p>0.975208</text:p>
              </table:table-cell>
              <table:table-cell office:value-type="float" office:value="0.975208">
                <text:p>0.975208</text:p>
              </table:table-cell>
              <table:table-cell office:value-type="float" office:value="0.943534">
                <text:p>0.943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6856">
                <text:p>0.976856</text:p>
              </table:table-cell>
              <table:table-cell office:value-type="float" office:value="0.978082">
                <text:p>0.978082</text:p>
              </table:table-cell>
              <table:table-cell office:value-type="float" office:value="0.948178">
                <text:p>0.948178</text:p>
              </table:table-cell>
              <table:table-cell office:value-type="float" office:value="0.948178">
                <text:p>0.948178</text:p>
              </table:table-cell>
              <table:table-cell office:value-type="float" office:value="0.941746">
                <text:p>0.941746</text:p>
              </table:table-cell>
              <table:table-cell office:value-type="float" office:value="0.941746">
                <text:p>0.941746</text:p>
              </table:table-cell>
              <table:table-cell office:value-type="float" office:value="0.976763">
                <text:p>0.976763</text:p>
              </table:table-cell>
              <table:table-cell office:value-type="float" office:value="0.935502">
                <text:p>0.935502</text:p>
              </table:table-cell>
              <table:table-cell office:value-type="float" office:value="0.935502">
                <text:p>0.935502</text:p>
              </table:table-cell>
              <table:table-cell office:value-type="float" office:value="0.984289">
                <text:p>0.984289</text:p>
              </table:table-cell>
              <table:table-cell office:value-type="float" office:value="0.954396">
                <text:p>0.954396</text:p>
              </table:table-cell>
              <table:table-cell office:value-type="float" office:value="0.954396">
                <text:p>0.954396</text:p>
              </table:table-cell>
              <table:table-cell office:value-type="float" office:value="0.946147">
                <text:p>0.946147</text:p>
              </table:table-cell>
              <table:table-cell office:value-type="float" office:value="0.946147">
                <text:p>0.946147</text:p>
              </table:table-cell>
              <table:table-cell office:value-type="float" office:value="0.985251">
                <text:p>0.985251</text:p>
              </table:table-cell>
              <table:table-cell office:value-type="float" office:value="0.960578">
                <text:p>0.960578</text:p>
              </table:table-cell>
              <table:table-cell office:value-type="float" office:value="0.960578">
                <text:p>0.960578</text:p>
              </table:table-cell>
              <table:table-cell office:value-type="float" office:value="1.00455">
                <text:p>1.00455</text:p>
              </table:table-cell>
              <table:table-cell office:value-type="float" office:value="0.991754">
                <text:p>0.991754</text:p>
              </table:table-cell>
              <table:table-cell office:value-type="float" office:value="0.991754">
                <text:p>0.991754</text:p>
              </table:table-cell>
              <table:table-cell office:value-type="float" office:value="0.958756">
                <text:p>0.958756</text:p>
              </table:table-cell>
              <table:table-cell office:value-type="float" office:value="0.991008">
                <text:p>0.991008</text:p>
              </table:table-cell>
              <table:table-cell office:value-type="float" office:value="0.96184">
                <text:p>0.96184</text:p>
              </table:table-cell>
              <table:table-cell office:value-type="float" office:value="0.96184">
                <text:p>0.96184</text:p>
              </table:table-cell>
              <table:table-cell office:value-type="float" office:value="0.957483">
                <text:p>0.957483</text:p>
              </table:table-cell>
              <table:table-cell office:value-type="float" office:value="0.959232">
                <text:p>0.959232</text:p>
              </table:table-cell>
              <table:table-cell office:value-type="float" office:value="0.959232">
                <text:p>0.959232</text:p>
              </table:table-cell>
              <table:table-cell office:value-type="float" office:value="0.960417">
                <text:p>0.960417</text:p>
              </table:table-cell>
              <table:table-cell office:value-type="float" office:value="0.960417">
                <text:p>0.960417</text:p>
              </table:table-cell>
              <table:table-cell office:value-type="float" office:value="0.945037">
                <text:p>0.945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1889">
                <text:p>0.971889</text:p>
              </table:table-cell>
              <table:table-cell office:value-type="float" office:value="0.972976">
                <text:p>0.972976</text:p>
              </table:table-cell>
              <table:table-cell office:value-type="float" office:value="0.948941">
                <text:p>0.948941</text:p>
              </table:table-cell>
              <table:table-cell office:value-type="float" office:value="0.948941">
                <text:p>0.948941</text:p>
              </table:table-cell>
              <table:table-cell office:value-type="float" office:value="0.952556">
                <text:p>0.952556</text:p>
              </table:table-cell>
              <table:table-cell office:value-type="float" office:value="0.952556">
                <text:p>0.952556</text:p>
              </table:table-cell>
              <table:table-cell office:value-type="float" office:value="0.987516">
                <text:p>0.987516</text:p>
              </table:table-cell>
              <table:table-cell office:value-type="float" office:value="0.945936">
                <text:p>0.945936</text:p>
              </table:table-cell>
              <table:table-cell office:value-type="float" office:value="0.945936">
                <text:p>0.945936</text:p>
              </table:table-cell>
              <table:table-cell office:value-type="float" office:value="0.981936">
                <text:p>0.981936</text:p>
              </table:table-cell>
              <table:table-cell office:value-type="float" office:value="0.953181">
                <text:p>0.953181</text:p>
              </table:table-cell>
              <table:table-cell office:value-type="float" office:value="0.953181">
                <text:p>0.953181</text:p>
              </table:table-cell>
              <table:table-cell office:value-type="float" office:value="0.937847">
                <text:p>0.937847</text:p>
              </table:table-cell>
              <table:table-cell office:value-type="float" office:value="0.937847">
                <text:p>0.937847</text:p>
              </table:table-cell>
              <table:table-cell office:value-type="float" office:value="0.982201">
                <text:p>0.982201</text:p>
              </table:table-cell>
              <table:table-cell office:value-type="float" office:value="0.959204">
                <text:p>0.959204</text:p>
              </table:table-cell>
              <table:table-cell office:value-type="float" office:value="0.959204">
                <text:p>0.959204</text:p>
              </table:table-cell>
              <table:table-cell office:value-type="float" office:value="1.00122">
                <text:p>1.00122</text:p>
              </table:table-cell>
              <table:table-cell office:value-type="float" office:value="0.991176">
                <text:p>0.991176</text:p>
              </table:table-cell>
              <table:table-cell office:value-type="float" office:value="0.991176">
                <text:p>0.991176</text:p>
              </table:table-cell>
              <table:table-cell office:value-type="float" office:value="0.961751">
                <text:p>0.961751</text:p>
              </table:table-cell>
              <table:table-cell office:value-type="float" office:value="0.986079">
                <text:p>0.986079</text:p>
              </table:table-cell>
              <table:table-cell office:value-type="float" office:value="0.966088">
                <text:p>0.966088</text:p>
              </table:table-cell>
              <table:table-cell office:value-type="float" office:value="0.966088">
                <text:p>0.966088</text:p>
              </table:table-cell>
              <table:table-cell office:value-type="float" office:value="0.959348">
                <text:p>0.959348</text:p>
              </table:table-cell>
              <table:table-cell office:value-type="float" office:value="0.959165">
                <text:p>0.959165</text:p>
              </table:table-cell>
              <table:table-cell office:value-type="float" office:value="0.959165">
                <text:p>0.959165</text:p>
              </table:table-cell>
              <table:table-cell office:value-type="float" office:value="0.965126">
                <text:p>0.965126</text:p>
              </table:table-cell>
              <table:table-cell office:value-type="float" office:value="0.965126">
                <text:p>0.965126</text:p>
              </table:table-cell>
              <table:table-cell office:value-type="float" office:value="0.940813">
                <text:p>0.940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3527">
                <text:p>0.973527</text:p>
              </table:table-cell>
              <table:table-cell office:value-type="float" office:value="0.977167">
                <text:p>0.977167</text:p>
              </table:table-cell>
              <table:table-cell office:value-type="float" office:value="0.947222">
                <text:p>0.947222</text:p>
              </table:table-cell>
              <table:table-cell office:value-type="float" office:value="0.947222">
                <text:p>0.947222</text:p>
              </table:table-cell>
              <table:table-cell office:value-type="float" office:value="0.951671">
                <text:p>0.951671</text:p>
              </table:table-cell>
              <table:table-cell office:value-type="float" office:value="0.951671">
                <text:p>0.951671</text:p>
              </table:table-cell>
              <table:table-cell office:value-type="float" office:value="0.989629">
                <text:p>0.989629</text:p>
              </table:table-cell>
              <table:table-cell office:value-type="float" office:value="0.943152">
                <text:p>0.943152</text:p>
              </table:table-cell>
              <table:table-cell office:value-type="float" office:value="0.943152">
                <text:p>0.943152</text:p>
              </table:table-cell>
              <table:table-cell office:value-type="float" office:value="0.974875">
                <text:p>0.974875</text:p>
              </table:table-cell>
              <table:table-cell office:value-type="float" office:value="0.950917">
                <text:p>0.950917</text:p>
              </table:table-cell>
              <table:table-cell office:value-type="float" office:value="0.950917">
                <text:p>0.950917</text:p>
              </table:table-cell>
              <table:table-cell office:value-type="float" office:value="0.943381">
                <text:p>0.943381</text:p>
              </table:table-cell>
              <table:table-cell office:value-type="float" office:value="0.943381">
                <text:p>0.943381</text:p>
              </table:table-cell>
              <table:table-cell office:value-type="float" office:value="0.981559">
                <text:p>0.981559</text:p>
              </table:table-cell>
              <table:table-cell office:value-type="float" office:value="0.958576">
                <text:p>0.958576</text:p>
              </table:table-cell>
              <table:table-cell office:value-type="float" office:value="0.958576">
                <text:p>0.958576</text:p>
              </table:table-cell>
              <table:table-cell office:value-type="float" office:value="1.00248">
                <text:p>1.00248</text:p>
              </table:table-cell>
              <table:table-cell office:value-type="float" office:value="0.991656">
                <text:p>0.991656</text:p>
              </table:table-cell>
              <table:table-cell office:value-type="float" office:value="0.991656">
                <text:p>0.991656</text:p>
              </table:table-cell>
              <table:table-cell office:value-type="float" office:value="0.962339">
                <text:p>0.962339</text:p>
              </table:table-cell>
              <table:table-cell office:value-type="float" office:value="0.981749">
                <text:p>0.981749</text:p>
              </table:table-cell>
              <table:table-cell office:value-type="float" office:value="0.957796">
                <text:p>0.957796</text:p>
              </table:table-cell>
              <table:table-cell office:value-type="float" office:value="0.957796">
                <text:p>0.957796</text:p>
              </table:table-cell>
              <table:table-cell office:value-type="float" office:value="0.948279">
                <text:p>0.948279</text:p>
              </table:table-cell>
              <table:table-cell office:value-type="float" office:value="0.955984">
                <text:p>0.955984</text:p>
              </table:table-cell>
              <table:table-cell office:value-type="float" office:value="0.955984">
                <text:p>0.955984</text:p>
              </table:table-cell>
              <table:table-cell office:value-type="float" office:value="0.966752">
                <text:p>0.966752</text:p>
              </table:table-cell>
              <table:table-cell office:value-type="float" office:value="0.966752">
                <text:p>0.966752</text:p>
              </table:table-cell>
              <table:table-cell office:value-type="float" office:value="0.946133">
                <text:p>0.946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9166">
                <text:p>0.969166</text:p>
              </table:table-cell>
              <table:table-cell office:value-type="float" office:value="0.970853">
                <text:p>0.970853</text:p>
              </table:table-cell>
              <table:table-cell office:value-type="float" office:value="0.946148">
                <text:p>0.946148</text:p>
              </table:table-cell>
              <table:table-cell office:value-type="float" office:value="0.946148">
                <text:p>0.946148</text:p>
              </table:table-cell>
              <table:table-cell office:value-type="float" office:value="0.952384">
                <text:p>0.952384</text:p>
              </table:table-cell>
              <table:table-cell office:value-type="float" office:value="0.952384">
                <text:p>0.952384</text:p>
              </table:table-cell>
              <table:table-cell office:value-type="float" office:value="0.981361">
                <text:p>0.981361</text:p>
              </table:table-cell>
              <table:table-cell office:value-type="float" office:value="0.951101">
                <text:p>0.951101</text:p>
              </table:table-cell>
              <table:table-cell office:value-type="float" office:value="0.951101">
                <text:p>0.951101</text:p>
              </table:table-cell>
              <table:table-cell office:value-type="float" office:value="0.969092">
                <text:p>0.969092</text:p>
              </table:table-cell>
              <table:table-cell office:value-type="float" office:value="0.956623">
                <text:p>0.956623</text:p>
              </table:table-cell>
              <table:table-cell office:value-type="float" office:value="0.956623">
                <text:p>0.956623</text:p>
              </table:table-cell>
              <table:table-cell office:value-type="float" office:value="0.944323">
                <text:p>0.944323</text:p>
              </table:table-cell>
              <table:table-cell office:value-type="float" office:value="0.944323">
                <text:p>0.944323</text:p>
              </table:table-cell>
              <table:table-cell office:value-type="float" office:value="0.981838">
                <text:p>0.981838</text:p>
              </table:table-cell>
              <table:table-cell office:value-type="float" office:value="0.955154">
                <text:p>0.955154</text:p>
              </table:table-cell>
              <table:table-cell office:value-type="float" office:value="0.955154">
                <text:p>0.955154</text:p>
              </table:table-cell>
              <table:table-cell office:value-type="float" office:value="0.996108">
                <text:p>0.996108</text:p>
              </table:table-cell>
              <table:table-cell office:value-type="float" office:value="0.983864">
                <text:p>0.983864</text:p>
              </table:table-cell>
              <table:table-cell office:value-type="float" office:value="0.983864">
                <text:p>0.983864</text:p>
              </table:table-cell>
              <table:table-cell office:value-type="float" office:value="0.969399">
                <text:p>0.969399</text:p>
              </table:table-cell>
              <table:table-cell office:value-type="float" office:value="0.98078">
                <text:p>0.98078</text:p>
              </table:table-cell>
              <table:table-cell office:value-type="float" office:value="0.954696">
                <text:p>0.954696</text:p>
              </table:table-cell>
              <table:table-cell office:value-type="float" office:value="0.954696">
                <text:p>0.954696</text:p>
              </table:table-cell>
              <table:table-cell office:value-type="float" office:value="0.945906">
                <text:p>0.945906</text:p>
              </table:table-cell>
              <table:table-cell office:value-type="float" office:value="0.957527">
                <text:p>0.957527</text:p>
              </table:table-cell>
              <table:table-cell office:value-type="float" office:value="0.957527">
                <text:p>0.957527</text:p>
              </table:table-cell>
              <table:table-cell office:value-type="float" office:value="0.963513">
                <text:p>0.963513</text:p>
              </table:table-cell>
              <table:table-cell office:value-type="float" office:value="0.963513">
                <text:p>0.963513</text:p>
              </table:table-cell>
              <table:table-cell office:value-type="float" office:value="0.946847">
                <text:p>0.946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8731">
                <text:p>0.968731</text:p>
              </table:table-cell>
              <table:table-cell office:value-type="float" office:value="0.96811">
                <text:p>0.96811</text:p>
              </table:table-cell>
              <table:table-cell office:value-type="float" office:value="0.94903">
                <text:p>0.94903</text:p>
              </table:table-cell>
              <table:table-cell office:value-type="float" office:value="0.94903">
                <text:p>0.94903</text:p>
              </table:table-cell>
              <table:table-cell office:value-type="float" office:value="0.95016">
                <text:p>0.95016</text:p>
              </table:table-cell>
              <table:table-cell office:value-type="float" office:value="0.95016">
                <text:p>0.95016</text:p>
              </table:table-cell>
              <table:table-cell office:value-type="float" office:value="0.975865">
                <text:p>0.975865</text:p>
              </table:table-cell>
              <table:table-cell office:value-type="float" office:value="0.948356">
                <text:p>0.948356</text:p>
              </table:table-cell>
              <table:table-cell office:value-type="float" office:value="0.948356">
                <text:p>0.948356</text:p>
              </table:table-cell>
              <table:table-cell office:value-type="float" office:value="0.966423">
                <text:p>0.966423</text:p>
              </table:table-cell>
              <table:table-cell office:value-type="float" office:value="0.952753">
                <text:p>0.952753</text:p>
              </table:table-cell>
              <table:table-cell office:value-type="float" office:value="0.952753">
                <text:p>0.952753</text:p>
              </table:table-cell>
              <table:table-cell office:value-type="float" office:value="0.948959">
                <text:p>0.948959</text:p>
              </table:table-cell>
              <table:table-cell office:value-type="float" office:value="0.948959">
                <text:p>0.948959</text:p>
              </table:table-cell>
              <table:table-cell office:value-type="float" office:value="0.975705">
                <text:p>0.975705</text:p>
              </table:table-cell>
              <table:table-cell office:value-type="float" office:value="0.959461">
                <text:p>0.959461</text:p>
              </table:table-cell>
              <table:table-cell office:value-type="float" office:value="0.959461">
                <text:p>0.959461</text:p>
              </table:table-cell>
              <table:table-cell office:value-type="float" office:value="0.986479">
                <text:p>0.986479</text:p>
              </table:table-cell>
              <table:table-cell office:value-type="float" office:value="0.983458">
                <text:p>0.983458</text:p>
              </table:table-cell>
              <table:table-cell office:value-type="float" office:value="0.983458">
                <text:p>0.983458</text:p>
              </table:table-cell>
              <table:table-cell office:value-type="float" office:value="0.973769">
                <text:p>0.973769</text:p>
              </table:table-cell>
              <table:table-cell office:value-type="float" office:value="0.974652">
                <text:p>0.974652</text:p>
              </table:table-cell>
              <table:table-cell office:value-type="float" office:value="0.949012">
                <text:p>0.949012</text:p>
              </table:table-cell>
              <table:table-cell office:value-type="float" office:value="0.949012">
                <text:p>0.949012</text:p>
              </table:table-cell>
              <table:table-cell office:value-type="float" office:value="0.9458">
                <text:p>0.9458</text:p>
              </table:table-cell>
              <table:table-cell office:value-type="float" office:value="0.952156">
                <text:p>0.952156</text:p>
              </table:table-cell>
              <table:table-cell office:value-type="float" office:value="0.952156">
                <text:p>0.952156</text:p>
              </table:table-cell>
              <table:table-cell office:value-type="float" office:value="0.96533">
                <text:p>0.96533</text:p>
              </table:table-cell>
              <table:table-cell office:value-type="float" office:value="0.96533">
                <text:p>0.96533</text:p>
              </table:table-cell>
              <table:table-cell office:value-type="float" office:value="0.950777">
                <text:p>0.9507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4284">
                <text:p>0.964284</text:p>
              </table:table-cell>
              <table:table-cell office:value-type="float" office:value="0.969856">
                <text:p>0.969856</text:p>
              </table:table-cell>
              <table:table-cell office:value-type="float" office:value="0.947187">
                <text:p>0.947187</text:p>
              </table:table-cell>
              <table:table-cell office:value-type="float" office:value="0.947187">
                <text:p>0.947187</text:p>
              </table:table-cell>
              <table:table-cell office:value-type="float" office:value="0.953449">
                <text:p>0.953449</text:p>
              </table:table-cell>
              <table:table-cell office:value-type="float" office:value="0.953449">
                <text:p>0.953449</text:p>
              </table:table-cell>
              <table:table-cell office:value-type="float" office:value="0.969383">
                <text:p>0.969383</text:p>
              </table:table-cell>
              <table:table-cell office:value-type="float" office:value="0.949558">
                <text:p>0.949558</text:p>
              </table:table-cell>
              <table:table-cell office:value-type="float" office:value="0.949558">
                <text:p>0.949558</text:p>
              </table:table-cell>
              <table:table-cell office:value-type="float" office:value="0.967637">
                <text:p>0.967637</text:p>
              </table:table-cell>
              <table:table-cell office:value-type="float" office:value="0.957718">
                <text:p>0.957718</text:p>
              </table:table-cell>
              <table:table-cell office:value-type="float" office:value="0.957718">
                <text:p>0.957718</text:p>
              </table:table-cell>
              <table:table-cell office:value-type="float" office:value="0.950035">
                <text:p>0.950035</text:p>
              </table:table-cell>
              <table:table-cell office:value-type="float" office:value="0.950035">
                <text:p>0.950035</text:p>
              </table:table-cell>
              <table:table-cell office:value-type="float" office:value="0.974105">
                <text:p>0.974105</text:p>
              </table:table-cell>
              <table:table-cell office:value-type="float" office:value="0.954054">
                <text:p>0.954054</text:p>
              </table:table-cell>
              <table:table-cell office:value-type="float" office:value="0.954054">
                <text:p>0.954054</text:p>
              </table:table-cell>
              <table:table-cell office:value-type="float" office:value="0.98806">
                <text:p>0.98806</text:p>
              </table:table-cell>
              <table:table-cell office:value-type="float" office:value="0.980315">
                <text:p>0.980315</text:p>
              </table:table-cell>
              <table:table-cell office:value-type="float" office:value="0.980315">
                <text:p>0.980315</text:p>
              </table:table-cell>
              <table:table-cell office:value-type="float" office:value="0.970159">
                <text:p>0.970159</text:p>
              </table:table-cell>
              <table:table-cell office:value-type="float" office:value="0.973482">
                <text:p>0.973482</text:p>
              </table:table-cell>
              <table:table-cell office:value-type="float" office:value="0.954783">
                <text:p>0.954783</text:p>
              </table:table-cell>
              <table:table-cell office:value-type="float" office:value="0.954783">
                <text:p>0.954783</text:p>
              </table:table-cell>
              <table:table-cell office:value-type="float" office:value="0.941374">
                <text:p>0.941374</text:p>
              </table:table-cell>
              <table:table-cell office:value-type="float" office:value="0.95216">
                <text:p>0.95216</text:p>
              </table:table-cell>
              <table:table-cell office:value-type="float" office:value="0.95216">
                <text:p>0.95216</text:p>
              </table:table-cell>
              <table:table-cell office:value-type="float" office:value="0.963349">
                <text:p>0.963349</text:p>
              </table:table-cell>
              <table:table-cell office:value-type="float" office:value="0.963349">
                <text:p>0.963349</text:p>
              </table:table-cell>
              <table:table-cell office:value-type="float" office:value="0.944361">
                <text:p>0.944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3655">
                <text:p>0.963655</text:p>
              </table:table-cell>
              <table:table-cell office:value-type="float" office:value="0.964186">
                <text:p>0.964186</text:p>
              </table:table-cell>
              <table:table-cell office:value-type="float" office:value="0.953246">
                <text:p>0.953246</text:p>
              </table:table-cell>
              <table:table-cell office:value-type="float" office:value="0.953246">
                <text:p>0.953246</text:p>
              </table:table-cell>
              <table:table-cell office:value-type="float" office:value="0.953298">
                <text:p>0.953298</text:p>
              </table:table-cell>
              <table:table-cell office:value-type="float" office:value="0.953298">
                <text:p>0.953298</text:p>
              </table:table-cell>
              <table:table-cell office:value-type="float" office:value="0.96465">
                <text:p>0.96465</text:p>
              </table:table-cell>
              <table:table-cell office:value-type="float" office:value="0.957752">
                <text:p>0.957752</text:p>
              </table:table-cell>
              <table:table-cell office:value-type="float" office:value="0.957752">
                <text:p>0.957752</text:p>
              </table:table-cell>
              <table:table-cell office:value-type="float" office:value="0.962099">
                <text:p>0.962099</text:p>
              </table:table-cell>
              <table:table-cell office:value-type="float" office:value="0.957213">
                <text:p>0.957213</text:p>
              </table:table-cell>
              <table:table-cell office:value-type="float" office:value="0.957213">
                <text:p>0.957213</text:p>
              </table:table-cell>
              <table:table-cell office:value-type="float" office:value="0.954359">
                <text:p>0.954359</text:p>
              </table:table-cell>
              <table:table-cell office:value-type="float" office:value="0.954359">
                <text:p>0.954359</text:p>
              </table:table-cell>
              <table:table-cell office:value-type="float" office:value="0.97638">
                <text:p>0.97638</text:p>
              </table:table-cell>
              <table:table-cell office:value-type="float" office:value="0.954674">
                <text:p>0.954674</text:p>
              </table:table-cell>
              <table:table-cell office:value-type="float" office:value="0.954674">
                <text:p>0.954674</text:p>
              </table:table-cell>
              <table:table-cell office:value-type="float" office:value="0.984595">
                <text:p>0.984595</text:p>
              </table:table-cell>
              <table:table-cell office:value-type="float" office:value="0.980863">
                <text:p>0.980863</text:p>
              </table:table-cell>
              <table:table-cell office:value-type="float" office:value="0.980863">
                <text:p>0.980863</text:p>
              </table:table-cell>
              <table:table-cell office:value-type="float" office:value="0.964159">
                <text:p>0.964159</text:p>
              </table:table-cell>
              <table:table-cell office:value-type="float" office:value="0.969838">
                <text:p>0.969838</text:p>
              </table:table-cell>
              <table:table-cell office:value-type="float" office:value="0.957237">
                <text:p>0.957237</text:p>
              </table:table-cell>
              <table:table-cell office:value-type="float" office:value="0.957237">
                <text:p>0.957237</text:p>
              </table:table-cell>
              <table:table-cell office:value-type="float" office:value="0.944964">
                <text:p>0.944964</text:p>
              </table:table-cell>
              <table:table-cell office:value-type="float" office:value="0.95329">
                <text:p>0.95329</text:p>
              </table:table-cell>
              <table:table-cell office:value-type="float" office:value="0.95329">
                <text:p>0.95329</text:p>
              </table:table-cell>
              <table:table-cell office:value-type="float" office:value="0.964556">
                <text:p>0.964556</text:p>
              </table:table-cell>
              <table:table-cell office:value-type="float" office:value="0.964556">
                <text:p>0.964556</text:p>
              </table:table-cell>
              <table:table-cell office:value-type="float" office:value="0.948218">
                <text:p>0.948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9265">
                <text:p>0.959265</text:p>
              </table:table-cell>
              <table:table-cell office:value-type="float" office:value="0.963979">
                <text:p>0.963979</text:p>
              </table:table-cell>
              <table:table-cell office:value-type="float" office:value="0.953119">
                <text:p>0.953119</text:p>
              </table:table-cell>
              <table:table-cell office:value-type="float" office:value="0.953119">
                <text:p>0.953119</text:p>
              </table:table-cell>
              <table:table-cell office:value-type="float" office:value="0.960793">
                <text:p>0.960793</text:p>
              </table:table-cell>
              <table:table-cell office:value-type="float" office:value="0.960793">
                <text:p>0.960793</text:p>
              </table:table-cell>
              <table:table-cell office:value-type="float" office:value="0.965451">
                <text:p>0.965451</text:p>
              </table:table-cell>
              <table:table-cell office:value-type="float" office:value="0.9552">
                <text:p>0.9552</text:p>
              </table:table-cell>
              <table:table-cell office:value-type="float" office:value="0.9552">
                <text:p>0.9552</text:p>
              </table:table-cell>
              <table:table-cell office:value-type="float" office:value="0.9602">
                <text:p>0.9602</text:p>
              </table:table-cell>
              <table:table-cell office:value-type="float" office:value="0.959765">
                <text:p>0.959765</text:p>
              </table:table-cell>
              <table:table-cell office:value-type="float" office:value="0.959765">
                <text:p>0.959765</text:p>
              </table:table-cell>
              <table:table-cell office:value-type="float" office:value="0.954253">
                <text:p>0.954253</text:p>
              </table:table-cell>
              <table:table-cell office:value-type="float" office:value="0.954253">
                <text:p>0.954253</text:p>
              </table:table-cell>
              <table:table-cell office:value-type="float" office:value="0.979379">
                <text:p>0.979379</text:p>
              </table:table-cell>
              <table:table-cell office:value-type="float" office:value="0.954301">
                <text:p>0.954301</text:p>
              </table:table-cell>
              <table:table-cell office:value-type="float" office:value="0.954301">
                <text:p>0.954301</text:p>
              </table:table-cell>
              <table:table-cell office:value-type="float" office:value="0.981943">
                <text:p>0.981943</text:p>
              </table:table-cell>
              <table:table-cell office:value-type="float" office:value="0.98756">
                <text:p>0.98756</text:p>
              </table:table-cell>
              <table:table-cell office:value-type="float" office:value="0.98756">
                <text:p>0.98756</text:p>
              </table:table-cell>
              <table:table-cell office:value-type="float" office:value="0.962505">
                <text:p>0.962505</text:p>
              </table:table-cell>
              <table:table-cell office:value-type="float" office:value="0.969533">
                <text:p>0.969533</text:p>
              </table:table-cell>
              <table:table-cell office:value-type="float" office:value="0.95765">
                <text:p>0.95765</text:p>
              </table:table-cell>
              <table:table-cell office:value-type="float" office:value="0.95765">
                <text:p>0.95765</text:p>
              </table:table-cell>
              <table:table-cell office:value-type="float" office:value="0.946358">
                <text:p>0.946358</text:p>
              </table:table-cell>
              <table:table-cell office:value-type="float" office:value="0.953774">
                <text:p>0.953774</text:p>
              </table:table-cell>
              <table:table-cell office:value-type="float" office:value="0.953774">
                <text:p>0.953774</text:p>
              </table:table-cell>
              <table:table-cell office:value-type="float" office:value="0.966157">
                <text:p>0.966157</text:p>
              </table:table-cell>
              <table:table-cell office:value-type="float" office:value="0.966157">
                <text:p>0.966157</text:p>
              </table:table-cell>
              <table:table-cell office:value-type="float" office:value="0.949412">
                <text:p>0.949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5418">
                <text:p>0.955418</text:p>
              </table:table-cell>
              <table:table-cell office:value-type="float" office:value="0.966238">
                <text:p>0.966238</text:p>
              </table:table-cell>
              <table:table-cell office:value-type="float" office:value="0.952962">
                <text:p>0.952962</text:p>
              </table:table-cell>
              <table:table-cell office:value-type="float" office:value="0.952962">
                <text:p>0.952962</text:p>
              </table:table-cell>
              <table:table-cell office:value-type="float" office:value="0.963934">
                <text:p>0.963934</text:p>
              </table:table-cell>
              <table:table-cell office:value-type="float" office:value="0.963934">
                <text:p>0.963934</text:p>
              </table:table-cell>
              <table:table-cell office:value-type="float" office:value="0.965193">
                <text:p>0.965193</text:p>
              </table:table-cell>
              <table:table-cell office:value-type="float" office:value="0.952086">
                <text:p>0.952086</text:p>
              </table:table-cell>
              <table:table-cell office:value-type="float" office:value="0.952086">
                <text:p>0.952086</text:p>
              </table:table-cell>
              <table:table-cell office:value-type="float" office:value="0.960388">
                <text:p>0.960388</text:p>
              </table:table-cell>
              <table:table-cell office:value-type="float" office:value="0.958846">
                <text:p>0.958846</text:p>
              </table:table-cell>
              <table:table-cell office:value-type="float" office:value="0.958846">
                <text:p>0.958846</text:p>
              </table:table-cell>
              <table:table-cell office:value-type="float" office:value="0.96342">
                <text:p>0.96342</text:p>
              </table:table-cell>
              <table:table-cell office:value-type="float" office:value="0.96342">
                <text:p>0.96342</text:p>
              </table:table-cell>
              <table:table-cell office:value-type="float" office:value="0.980649">
                <text:p>0.980649</text:p>
              </table:table-cell>
              <table:table-cell office:value-type="float" office:value="0.959366">
                <text:p>0.959366</text:p>
              </table:table-cell>
              <table:table-cell office:value-type="float" office:value="0.959366">
                <text:p>0.959366</text:p>
              </table:table-cell>
              <table:table-cell office:value-type="float" office:value="0.978625">
                <text:p>0.978625</text:p>
              </table:table-cell>
              <table:table-cell office:value-type="float" office:value="0.985131">
                <text:p>0.985131</text:p>
              </table:table-cell>
              <table:table-cell office:value-type="float" office:value="0.985131">
                <text:p>0.985131</text:p>
              </table:table-cell>
              <table:table-cell office:value-type="float" office:value="0.96312">
                <text:p>0.96312</text:p>
              </table:table-cell>
              <table:table-cell office:value-type="float" office:value="0.966638">
                <text:p>0.966638</text:p>
              </table:table-cell>
              <table:table-cell office:value-type="float" office:value="0.9554">
                <text:p>0.9554</text:p>
              </table:table-cell>
              <table:table-cell office:value-type="float" office:value="0.9554">
                <text:p>0.9554</text:p>
              </table:table-cell>
              <table:table-cell office:value-type="float" office:value="0.945016">
                <text:p>0.945016</text:p>
              </table:table-cell>
              <table:table-cell office:value-type="float" office:value="0.957008">
                <text:p>0.957008</text:p>
              </table:table-cell>
              <table:table-cell office:value-type="float" office:value="0.957008">
                <text:p>0.957008</text:p>
              </table:table-cell>
              <table:table-cell office:value-type="float" office:value="0.965246">
                <text:p>0.965246</text:p>
              </table:table-cell>
              <table:table-cell office:value-type="float" office:value="0.965246">
                <text:p>0.965246</text:p>
              </table:table-cell>
              <table:table-cell office:value-type="float" office:value="0.950673">
                <text:p>0.950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3785">
                <text:p>0.953785</text:p>
              </table:table-cell>
              <table:table-cell office:value-type="float" office:value="0.96626">
                <text:p>0.96626</text:p>
              </table:table-cell>
              <table:table-cell office:value-type="float" office:value="0.95182">
                <text:p>0.95182</text:p>
              </table:table-cell>
              <table:table-cell office:value-type="float" office:value="0.95182">
                <text:p>0.95182</text:p>
              </table:table-cell>
              <table:table-cell office:value-type="float" office:value="0.962741">
                <text:p>0.962741</text:p>
              </table:table-cell>
              <table:table-cell office:value-type="float" office:value="0.962741">
                <text:p>0.962741</text:p>
              </table:table-cell>
              <table:table-cell office:value-type="float" office:value="0.96332">
                <text:p>0.96332</text:p>
              </table:table-cell>
              <table:table-cell office:value-type="float" office:value="0.953589">
                <text:p>0.953589</text:p>
              </table:table-cell>
              <table:table-cell office:value-type="float" office:value="0.953589">
                <text:p>0.953589</text:p>
              </table:table-cell>
              <table:table-cell office:value-type="float" office:value="0.959371">
                <text:p>0.959371</text:p>
              </table:table-cell>
              <table:table-cell office:value-type="float" office:value="0.959595">
                <text:p>0.959595</text:p>
              </table:table-cell>
              <table:table-cell office:value-type="float" office:value="0.959595">
                <text:p>0.959595</text:p>
              </table:table-cell>
              <table:table-cell office:value-type="float" office:value="0.962084">
                <text:p>0.962084</text:p>
              </table:table-cell>
              <table:table-cell office:value-type="float" office:value="0.962084">
                <text:p>0.962084</text:p>
              </table:table-cell>
              <table:table-cell office:value-type="float" office:value="0.98144">
                <text:p>0.98144</text:p>
              </table:table-cell>
              <table:table-cell office:value-type="float" office:value="0.953943">
                <text:p>0.953943</text:p>
              </table:table-cell>
              <table:table-cell office:value-type="float" office:value="0.953943">
                <text:p>0.953943</text:p>
              </table:table-cell>
              <table:table-cell office:value-type="float" office:value="0.975785">
                <text:p>0.975785</text:p>
              </table:table-cell>
              <table:table-cell office:value-type="float" office:value="0.984384">
                <text:p>0.984384</text:p>
              </table:table-cell>
              <table:table-cell office:value-type="float" office:value="0.984384">
                <text:p>0.984384</text:p>
              </table:table-cell>
              <table:table-cell office:value-type="float" office:value="0.959345">
                <text:p>0.959345</text:p>
              </table:table-cell>
              <table:table-cell office:value-type="float" office:value="0.96648">
                <text:p>0.96648</text:p>
              </table:table-cell>
              <table:table-cell office:value-type="float" office:value="0.960723">
                <text:p>0.960723</text:p>
              </table:table-cell>
              <table:table-cell office:value-type="float" office:value="0.960723">
                <text:p>0.960723</text:p>
              </table:table-cell>
              <table:table-cell office:value-type="float" office:value="0.9435">
                <text:p>0.9435</text:p>
              </table:table-cell>
              <table:table-cell office:value-type="float" office:value="0.957891">
                <text:p>0.957891</text:p>
              </table:table-cell>
              <table:table-cell office:value-type="float" office:value="0.957891">
                <text:p>0.957891</text:p>
              </table:table-cell>
              <table:table-cell office:value-type="float" office:value="0.968217">
                <text:p>0.968217</text:p>
              </table:table-cell>
              <table:table-cell office:value-type="float" office:value="0.968217">
                <text:p>0.968217</text:p>
              </table:table-cell>
              <table:table-cell office:value-type="float" office:value="0.947332">
                <text:p>0.947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4421">
                <text:p>0.954421</text:p>
              </table:table-cell>
              <table:table-cell office:value-type="float" office:value="0.968365">
                <text:p>0.968365</text:p>
              </table:table-cell>
              <table:table-cell office:value-type="float" office:value="0.950138">
                <text:p>0.950138</text:p>
              </table:table-cell>
              <table:table-cell office:value-type="float" office:value="0.950138">
                <text:p>0.950138</text:p>
              </table:table-cell>
              <table:table-cell office:value-type="float" office:value="0.961394">
                <text:p>0.961394</text:p>
              </table:table-cell>
              <table:table-cell office:value-type="float" office:value="0.961394">
                <text:p>0.961394</text:p>
              </table:table-cell>
              <table:table-cell office:value-type="float" office:value="0.961909">
                <text:p>0.961909</text:p>
              </table:table-cell>
              <table:table-cell office:value-type="float" office:value="0.956539">
                <text:p>0.956539</text:p>
              </table:table-cell>
              <table:table-cell office:value-type="float" office:value="0.956539">
                <text:p>0.956539</text:p>
              </table:table-cell>
              <table:table-cell office:value-type="float" office:value="0.95861">
                <text:p>0.95861</text:p>
              </table:table-cell>
              <table:table-cell office:value-type="float" office:value="0.957626">
                <text:p>0.957626</text:p>
              </table:table-cell>
              <table:table-cell office:value-type="float" office:value="0.957626">
                <text:p>0.957626</text:p>
              </table:table-cell>
              <table:table-cell office:value-type="float" office:value="0.959279">
                <text:p>0.959279</text:p>
              </table:table-cell>
              <table:table-cell office:value-type="float" office:value="0.959279">
                <text:p>0.959279</text:p>
              </table:table-cell>
              <table:table-cell office:value-type="float" office:value="0.979588">
                <text:p>0.979588</text:p>
              </table:table-cell>
              <table:table-cell office:value-type="float" office:value="0.9538">
                <text:p>0.9538</text:p>
              </table:table-cell>
              <table:table-cell office:value-type="float" office:value="0.9538">
                <text:p>0.9538</text:p>
              </table:table-cell>
              <table:table-cell office:value-type="float" office:value="0.975992">
                <text:p>0.975992</text:p>
              </table:table-cell>
              <table:table-cell office:value-type="float" office:value="0.982026">
                <text:p>0.982026</text:p>
              </table:table-cell>
              <table:table-cell office:value-type="float" office:value="0.982026">
                <text:p>0.982026</text:p>
              </table:table-cell>
              <table:table-cell office:value-type="float" office:value="0.960694">
                <text:p>0.960694</text:p>
              </table:table-cell>
              <table:table-cell office:value-type="float" office:value="0.964633">
                <text:p>0.964633</text:p>
              </table:table-cell>
              <table:table-cell office:value-type="float" office:value="0.961068">
                <text:p>0.961068</text:p>
              </table:table-cell>
              <table:table-cell office:value-type="float" office:value="0.961068">
                <text:p>0.961068</text:p>
              </table:table-cell>
              <table:table-cell office:value-type="float" office:value="0.946874">
                <text:p>0.946874</text:p>
              </table:table-cell>
              <table:table-cell office:value-type="float" office:value="0.9576">
                <text:p>0.9576</text:p>
              </table:table-cell>
              <table:table-cell office:value-type="float" office:value="0.9576">
                <text:p>0.9576</text:p>
              </table:table-cell>
              <table:table-cell office:value-type="float" office:value="0.968083">
                <text:p>0.968083</text:p>
              </table:table-cell>
              <table:table-cell office:value-type="float" office:value="0.968083">
                <text:p>0.968083</text:p>
              </table:table-cell>
              <table:table-cell office:value-type="float" office:value="0.949808">
                <text:p>0.949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1783">
                <text:p>0.951783</text:p>
              </table:table-cell>
              <table:table-cell office:value-type="float" office:value="0.966635">
                <text:p>0.966635</text:p>
              </table:table-cell>
              <table:table-cell office:value-type="float" office:value="0.950184">
                <text:p>0.950184</text:p>
              </table:table-cell>
              <table:table-cell office:value-type="float" office:value="0.950184">
                <text:p>0.950184</text:p>
              </table:table-cell>
              <table:table-cell office:value-type="float" office:value="0.962121">
                <text:p>0.962121</text:p>
              </table:table-cell>
              <table:table-cell office:value-type="float" office:value="0.962121">
                <text:p>0.962121</text:p>
              </table:table-cell>
              <table:table-cell office:value-type="float" office:value="0.962267">
                <text:p>0.962267</text:p>
              </table:table-cell>
              <table:table-cell office:value-type="float" office:value="0.958102">
                <text:p>0.958102</text:p>
              </table:table-cell>
              <table:table-cell office:value-type="float" office:value="0.958102">
                <text:p>0.958102</text:p>
              </table:table-cell>
              <table:table-cell office:value-type="float" office:value="0.957579">
                <text:p>0.957579</text:p>
              </table:table-cell>
              <table:table-cell office:value-type="float" office:value="0.959535">
                <text:p>0.959535</text:p>
              </table:table-cell>
              <table:table-cell office:value-type="float" office:value="0.959535">
                <text:p>0.959535</text:p>
              </table:table-cell>
              <table:table-cell office:value-type="float" office:value="0.958518">
                <text:p>0.958518</text:p>
              </table:table-cell>
              <table:table-cell office:value-type="float" office:value="0.958518">
                <text:p>0.958518</text:p>
              </table:table-cell>
              <table:table-cell office:value-type="float" office:value="0.974775">
                <text:p>0.974775</text:p>
              </table:table-cell>
              <table:table-cell office:value-type="float" office:value="0.955029">
                <text:p>0.955029</text:p>
              </table:table-cell>
              <table:table-cell office:value-type="float" office:value="0.955029">
                <text:p>0.955029</text:p>
              </table:table-cell>
              <table:table-cell office:value-type="float" office:value="0.975975">
                <text:p>0.975975</text:p>
              </table:table-cell>
              <table:table-cell office:value-type="float" office:value="0.980629">
                <text:p>0.980629</text:p>
              </table:table-cell>
              <table:table-cell office:value-type="float" office:value="0.980629">
                <text:p>0.980629</text:p>
              </table:table-cell>
              <table:table-cell office:value-type="float" office:value="0.961235">
                <text:p>0.961235</text:p>
              </table:table-cell>
              <table:table-cell office:value-type="float" office:value="0.965554">
                <text:p>0.965554</text:p>
              </table:table-cell>
              <table:table-cell office:value-type="float" office:value="0.966537">
                <text:p>0.966537</text:p>
              </table:table-cell>
              <table:table-cell office:value-type="float" office:value="0.966537">
                <text:p>0.966537</text:p>
              </table:table-cell>
              <table:table-cell office:value-type="float" office:value="0.948181">
                <text:p>0.948181</text:p>
              </table:table-cell>
              <table:table-cell office:value-type="float" office:value="0.956171">
                <text:p>0.956171</text:p>
              </table:table-cell>
              <table:table-cell office:value-type="float" office:value="0.956171">
                <text:p>0.956171</text:p>
              </table:table-cell>
              <table:table-cell office:value-type="float" office:value="0.970221">
                <text:p>0.970221</text:p>
              </table:table-cell>
              <table:table-cell office:value-type="float" office:value="0.970221">
                <text:p>0.970221</text:p>
              </table:table-cell>
              <table:table-cell office:value-type="float" office:value="0.951089">
                <text:p>0.951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9601">
                <text:p>0.949601</text:p>
              </table:table-cell>
              <table:table-cell office:value-type="float" office:value="0.966895">
                <text:p>0.966895</text:p>
              </table:table-cell>
              <table:table-cell office:value-type="float" office:value="0.947865">
                <text:p>0.947865</text:p>
              </table:table-cell>
              <table:table-cell office:value-type="float" office:value="0.947865">
                <text:p>0.947865</text:p>
              </table:table-cell>
              <table:table-cell office:value-type="float" office:value="0.962591">
                <text:p>0.962591</text:p>
              </table:table-cell>
              <table:table-cell office:value-type="float" office:value="0.962591">
                <text:p>0.962591</text:p>
              </table:table-cell>
              <table:table-cell office:value-type="float" office:value="0.95821">
                <text:p>0.95821</text:p>
              </table:table-cell>
              <table:table-cell office:value-type="float" office:value="0.955594">
                <text:p>0.955594</text:p>
              </table:table-cell>
              <table:table-cell office:value-type="float" office:value="0.955594">
                <text:p>0.955594</text:p>
              </table:table-cell>
              <table:table-cell office:value-type="float" office:value="0.953295">
                <text:p>0.953295</text:p>
              </table:table-cell>
              <table:table-cell office:value-type="float" office:value="0.958718">
                <text:p>0.958718</text:p>
              </table:table-cell>
              <table:table-cell office:value-type="float" office:value="0.958718">
                <text:p>0.958718</text:p>
              </table:table-cell>
              <table:table-cell office:value-type="float" office:value="0.956203">
                <text:p>0.956203</text:p>
              </table:table-cell>
              <table:table-cell office:value-type="float" office:value="0.956203">
                <text:p>0.956203</text:p>
              </table:table-cell>
              <table:table-cell office:value-type="float" office:value="0.972491">
                <text:p>0.972491</text:p>
              </table:table-cell>
              <table:table-cell office:value-type="float" office:value="0.960272">
                <text:p>0.960272</text:p>
              </table:table-cell>
              <table:table-cell office:value-type="float" office:value="0.960272">
                <text:p>0.960272</text:p>
              </table:table-cell>
              <table:table-cell office:value-type="float" office:value="0.975586">
                <text:p>0.975586</text:p>
              </table:table-cell>
              <table:table-cell office:value-type="float" office:value="0.983239">
                <text:p>0.983239</text:p>
              </table:table-cell>
              <table:table-cell office:value-type="float" office:value="0.983239">
                <text:p>0.983239</text:p>
              </table:table-cell>
              <table:table-cell office:value-type="float" office:value="0.958809">
                <text:p>0.958809</text:p>
              </table:table-cell>
              <table:table-cell office:value-type="float" office:value="0.966802">
                <text:p>0.966802</text:p>
              </table:table-cell>
              <table:table-cell office:value-type="float" office:value="0.969376">
                <text:p>0.969376</text:p>
              </table:table-cell>
              <table:table-cell office:value-type="float" office:value="0.969376">
                <text:p>0.969376</text:p>
              </table:table-cell>
              <table:table-cell office:value-type="float" office:value="0.950834">
                <text:p>0.950834</text:p>
              </table:table-cell>
              <table:table-cell office:value-type="float" office:value="0.954503">
                <text:p>0.954503</text:p>
              </table:table-cell>
              <table:table-cell office:value-type="float" office:value="0.954503">
                <text:p>0.954503</text:p>
              </table:table-cell>
              <table:table-cell office:value-type="float" office:value="0.968867">
                <text:p>0.968867</text:p>
              </table:table-cell>
              <table:table-cell office:value-type="float" office:value="0.968867">
                <text:p>0.968867</text:p>
              </table:table-cell>
              <table:table-cell office:value-type="float" office:value="0.953484">
                <text:p>0.9534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9788">
                <text:p>0.949788</text:p>
              </table:table-cell>
              <table:table-cell office:value-type="float" office:value="0.968211">
                <text:p>0.968211</text:p>
              </table:table-cell>
              <table:table-cell office:value-type="float" office:value="0.952413">
                <text:p>0.952413</text:p>
              </table:table-cell>
              <table:table-cell office:value-type="float" office:value="0.952413">
                <text:p>0.952413</text:p>
              </table:table-cell>
              <table:table-cell office:value-type="float" office:value="0.961326">
                <text:p>0.961326</text:p>
              </table:table-cell>
              <table:table-cell office:value-type="float" office:value="0.961326">
                <text:p>0.961326</text:p>
              </table:table-cell>
              <table:table-cell office:value-type="float" office:value="0.961476">
                <text:p>0.961476</text:p>
              </table:table-cell>
              <table:table-cell office:value-type="float" office:value="0.961092">
                <text:p>0.961092</text:p>
              </table:table-cell>
              <table:table-cell office:value-type="float" office:value="0.961092">
                <text:p>0.961092</text:p>
              </table:table-cell>
              <table:table-cell office:value-type="float" office:value="0.954643">
                <text:p>0.954643</text:p>
              </table:table-cell>
              <table:table-cell office:value-type="float" office:value="0.958174">
                <text:p>0.958174</text:p>
              </table:table-cell>
              <table:table-cell office:value-type="float" office:value="0.958174">
                <text:p>0.958174</text:p>
              </table:table-cell>
              <table:table-cell office:value-type="float" office:value="0.953112">
                <text:p>0.953112</text:p>
              </table:table-cell>
              <table:table-cell office:value-type="float" office:value="0.953112">
                <text:p>0.953112</text:p>
              </table:table-cell>
              <table:table-cell office:value-type="float" office:value="0.970969">
                <text:p>0.970969</text:p>
              </table:table-cell>
              <table:table-cell office:value-type="float" office:value="0.961884">
                <text:p>0.961884</text:p>
              </table:table-cell>
              <table:table-cell office:value-type="float" office:value="0.961884">
                <text:p>0.961884</text:p>
              </table:table-cell>
              <table:table-cell office:value-type="float" office:value="0.978516">
                <text:p>0.978516</text:p>
              </table:table-cell>
              <table:table-cell office:value-type="float" office:value="0.98421">
                <text:p>0.98421</text:p>
              </table:table-cell>
              <table:table-cell office:value-type="float" office:value="0.98421">
                <text:p>0.98421</text:p>
              </table:table-cell>
              <table:table-cell office:value-type="float" office:value="0.959732">
                <text:p>0.959732</text:p>
              </table:table-cell>
              <table:table-cell office:value-type="float" office:value="0.969102">
                <text:p>0.969102</text:p>
              </table:table-cell>
              <table:table-cell office:value-type="float" office:value="0.965961">
                <text:p>0.965961</text:p>
              </table:table-cell>
              <table:table-cell office:value-type="float" office:value="0.965961">
                <text:p>0.965961</text:p>
              </table:table-cell>
              <table:table-cell office:value-type="float" office:value="0.950129">
                <text:p>0.950129</text:p>
              </table:table-cell>
              <table:table-cell office:value-type="float" office:value="0.956494">
                <text:p>0.956494</text:p>
              </table:table-cell>
              <table:table-cell office:value-type="float" office:value="0.956494">
                <text:p>0.956494</text:p>
              </table:table-cell>
              <table:table-cell office:value-type="float" office:value="0.967054">
                <text:p>0.967054</text:p>
              </table:table-cell>
              <table:table-cell office:value-type="float" office:value="0.967054">
                <text:p>0.967054</text:p>
              </table:table-cell>
              <table:table-cell office:value-type="float" office:value="0.954249">
                <text:p>0.954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9169">
                <text:p>0.949169</text:p>
              </table:table-cell>
              <table:table-cell office:value-type="float" office:value="0.969888">
                <text:p>0.969888</text:p>
              </table:table-cell>
              <table:table-cell office:value-type="float" office:value="0.953497">
                <text:p>0.953497</text:p>
              </table:table-cell>
              <table:table-cell office:value-type="float" office:value="0.953497">
                <text:p>0.953497</text:p>
              </table:table-cell>
              <table:table-cell office:value-type="float" office:value="0.960327">
                <text:p>0.960327</text:p>
              </table:table-cell>
              <table:table-cell office:value-type="float" office:value="0.960327">
                <text:p>0.960327</text:p>
              </table:table-cell>
              <table:table-cell office:value-type="float" office:value="0.961234">
                <text:p>0.961234</text:p>
              </table:table-cell>
              <table:table-cell office:value-type="float" office:value="0.959672">
                <text:p>0.959672</text:p>
              </table:table-cell>
              <table:table-cell office:value-type="float" office:value="0.959672">
                <text:p>0.959672</text:p>
              </table:table-cell>
              <table:table-cell office:value-type="float" office:value="0.958297">
                <text:p>0.958297</text:p>
              </table:table-cell>
              <table:table-cell office:value-type="float" office:value="0.957425">
                <text:p>0.957425</text:p>
              </table:table-cell>
              <table:table-cell office:value-type="float" office:value="0.957425">
                <text:p>0.957425</text:p>
              </table:table-cell>
              <table:table-cell office:value-type="float" office:value="0.956124">
                <text:p>0.956124</text:p>
              </table:table-cell>
              <table:table-cell office:value-type="float" office:value="0.956124">
                <text:p>0.956124</text:p>
              </table:table-cell>
              <table:table-cell office:value-type="float" office:value="0.97045">
                <text:p>0.97045</text:p>
              </table:table-cell>
              <table:table-cell office:value-type="float" office:value="0.962597">
                <text:p>0.962597</text:p>
              </table:table-cell>
              <table:table-cell office:value-type="float" office:value="0.962597">
                <text:p>0.962597</text:p>
              </table:table-cell>
              <table:table-cell office:value-type="float" office:value="0.975255">
                <text:p>0.975255</text:p>
              </table:table-cell>
              <table:table-cell office:value-type="float" office:value="0.98228">
                <text:p>0.98228</text:p>
              </table:table-cell>
              <table:table-cell office:value-type="float" office:value="0.98228">
                <text:p>0.98228</text:p>
              </table:table-cell>
              <table:table-cell office:value-type="float" office:value="0.95946">
                <text:p>0.95946</text:p>
              </table:table-cell>
              <table:table-cell office:value-type="float" office:value="0.970517">
                <text:p>0.970517</text:p>
              </table:table-cell>
              <table:table-cell office:value-type="float" office:value="0.964139">
                <text:p>0.964139</text:p>
              </table:table-cell>
              <table:table-cell office:value-type="float" office:value="0.964139">
                <text:p>0.964139</text:p>
              </table:table-cell>
              <table:table-cell office:value-type="float" office:value="0.948392">
                <text:p>0.948392</text:p>
              </table:table-cell>
              <table:table-cell office:value-type="float" office:value="0.960145">
                <text:p>0.960145</text:p>
              </table:table-cell>
              <table:table-cell office:value-type="float" office:value="0.960145">
                <text:p>0.960145</text:p>
              </table:table-cell>
              <table:table-cell office:value-type="float" office:value="0.964636">
                <text:p>0.964636</text:p>
              </table:table-cell>
              <table:table-cell office:value-type="float" office:value="0.964636">
                <text:p>0.964636</text:p>
              </table:table-cell>
              <table:table-cell office:value-type="float" office:value="0.953357">
                <text:p>0.953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8222">
                <text:p>0.948222</text:p>
              </table:table-cell>
              <table:table-cell office:value-type="float" office:value="0.96995">
                <text:p>0.96995</text:p>
              </table:table-cell>
              <table:table-cell office:value-type="float" office:value="0.955609">
                <text:p>0.955609</text:p>
              </table:table-cell>
              <table:table-cell office:value-type="float" office:value="0.955609">
                <text:p>0.955609</text:p>
              </table:table-cell>
              <table:table-cell office:value-type="float" office:value="0.963326">
                <text:p>0.963326</text:p>
              </table:table-cell>
              <table:table-cell office:value-type="float" office:value="0.963326">
                <text:p>0.963326</text:p>
              </table:table-cell>
              <table:table-cell office:value-type="float" office:value="0.959882">
                <text:p>0.959882</text:p>
              </table:table-cell>
              <table:table-cell office:value-type="float" office:value="0.959576">
                <text:p>0.959576</text:p>
              </table:table-cell>
              <table:table-cell office:value-type="float" office:value="0.959576">
                <text:p>0.959576</text:p>
              </table:table-cell>
              <table:table-cell office:value-type="float" office:value="0.956895">
                <text:p>0.956895</text:p>
              </table:table-cell>
              <table:table-cell office:value-type="float" office:value="0.957623">
                <text:p>0.957623</text:p>
              </table:table-cell>
              <table:table-cell office:value-type="float" office:value="0.957623">
                <text:p>0.957623</text:p>
              </table:table-cell>
              <table:table-cell office:value-type="float" office:value="0.955094">
                <text:p>0.955094</text:p>
              </table:table-cell>
              <table:table-cell office:value-type="float" office:value="0.955094">
                <text:p>0.955094</text:p>
              </table:table-cell>
              <table:table-cell office:value-type="float" office:value="0.970255">
                <text:p>0.970255</text:p>
              </table:table-cell>
              <table:table-cell office:value-type="float" office:value="0.963621">
                <text:p>0.963621</text:p>
              </table:table-cell>
              <table:table-cell office:value-type="float" office:value="0.963621">
                <text:p>0.963621</text:p>
              </table:table-cell>
              <table:table-cell office:value-type="float" office:value="0.977968">
                <text:p>0.977968</text:p>
              </table:table-cell>
              <table:table-cell office:value-type="float" office:value="0.978918">
                <text:p>0.978918</text:p>
              </table:table-cell>
              <table:table-cell office:value-type="float" office:value="0.978918">
                <text:p>0.978918</text:p>
              </table:table-cell>
              <table:table-cell office:value-type="float" office:value="0.958405">
                <text:p>0.958405</text:p>
              </table:table-cell>
              <table:table-cell office:value-type="float" office:value="0.967044">
                <text:p>0.967044</text:p>
              </table:table-cell>
              <table:table-cell office:value-type="float" office:value="0.967389">
                <text:p>0.967389</text:p>
              </table:table-cell>
              <table:table-cell office:value-type="float" office:value="0.967389">
                <text:p>0.967389</text:p>
              </table:table-cell>
              <table:table-cell office:value-type="float" office:value="0.949933">
                <text:p>0.949933</text:p>
              </table:table-cell>
              <table:table-cell office:value-type="float" office:value="0.958719">
                <text:p>0.958719</text:p>
              </table:table-cell>
              <table:table-cell office:value-type="float" office:value="0.958719">
                <text:p>0.958719</text:p>
              </table:table-cell>
              <table:table-cell office:value-type="float" office:value="0.965483">
                <text:p>0.965483</text:p>
              </table:table-cell>
              <table:table-cell office:value-type="float" office:value="0.965483">
                <text:p>0.965483</text:p>
              </table:table-cell>
              <table:table-cell office:value-type="float" office:value="0.951775">
                <text:p>0.951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50383">
                <text:p>0.950383</text:p>
              </table:table-cell>
              <table:table-cell office:value-type="float" office:value="0.968819">
                <text:p>0.968819</text:p>
              </table:table-cell>
              <table:table-cell office:value-type="float" office:value="0.956273">
                <text:p>0.956273</text:p>
              </table:table-cell>
              <table:table-cell office:value-type="float" office:value="0.956273">
                <text:p>0.956273</text:p>
              </table:table-cell>
              <table:table-cell office:value-type="float" office:value="0.963957">
                <text:p>0.963957</text:p>
              </table:table-cell>
              <table:table-cell office:value-type="float" office:value="0.963957">
                <text:p>0.963957</text:p>
              </table:table-cell>
              <table:table-cell office:value-type="float" office:value="0.959901">
                <text:p>0.959901</text:p>
              </table:table-cell>
              <table:table-cell office:value-type="float" office:value="0.960355">
                <text:p>0.960355</text:p>
              </table:table-cell>
              <table:table-cell office:value-type="float" office:value="0.960355">
                <text:p>0.960355</text:p>
              </table:table-cell>
              <table:table-cell office:value-type="float" office:value="0.958207">
                <text:p>0.958207</text:p>
              </table:table-cell>
              <table:table-cell office:value-type="float" office:value="0.960176">
                <text:p>0.960176</text:p>
              </table:table-cell>
              <table:table-cell office:value-type="float" office:value="0.960176">
                <text:p>0.960176</text:p>
              </table:table-cell>
              <table:table-cell office:value-type="float" office:value="0.955672">
                <text:p>0.955672</text:p>
              </table:table-cell>
              <table:table-cell office:value-type="float" office:value="0.955672">
                <text:p>0.955672</text:p>
              </table:table-cell>
              <table:table-cell office:value-type="float" office:value="0.968936">
                <text:p>0.968936</text:p>
              </table:table-cell>
              <table:table-cell office:value-type="float" office:value="0.960723">
                <text:p>0.960723</text:p>
              </table:table-cell>
              <table:table-cell office:value-type="float" office:value="0.960723">
                <text:p>0.960723</text:p>
              </table:table-cell>
              <table:table-cell office:value-type="float" office:value="0.975508">
                <text:p>0.975508</text:p>
              </table:table-cell>
              <table:table-cell office:value-type="float" office:value="0.977171">
                <text:p>0.977171</text:p>
              </table:table-cell>
              <table:table-cell office:value-type="float" office:value="0.977171">
                <text:p>0.977171</text:p>
              </table:table-cell>
              <table:table-cell office:value-type="float" office:value="0.959517">
                <text:p>0.959517</text:p>
              </table:table-cell>
              <table:table-cell office:value-type="float" office:value="0.971568">
                <text:p>0.971568</text:p>
              </table:table-cell>
              <table:table-cell office:value-type="float" office:value="0.968049">
                <text:p>0.968049</text:p>
              </table:table-cell>
              <table:table-cell office:value-type="float" office:value="0.968049">
                <text:p>0.968049</text:p>
              </table:table-cell>
              <table:table-cell office:value-type="float" office:value="0.950894">
                <text:p>0.950894</text:p>
              </table:table-cell>
              <table:table-cell office:value-type="float" office:value="0.958475">
                <text:p>0.958475</text:p>
              </table:table-cell>
              <table:table-cell office:value-type="float" office:value="0.958475">
                <text:p>0.958475</text:p>
              </table:table-cell>
              <table:table-cell office:value-type="float" office:value="0.962054">
                <text:p>0.962054</text:p>
              </table:table-cell>
              <table:table-cell office:value-type="float" office:value="0.962054">
                <text:p>0.962054</text:p>
              </table:table-cell>
              <table:table-cell office:value-type="float" office:value="0.955441">
                <text:p>0.955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1431">
                <text:p>0.951431</text:p>
              </table:table-cell>
              <table:table-cell office:value-type="float" office:value="0.968662">
                <text:p>0.968662</text:p>
              </table:table-cell>
              <table:table-cell office:value-type="float" office:value="0.954824">
                <text:p>0.954824</text:p>
              </table:table-cell>
              <table:table-cell office:value-type="float" office:value="0.954824">
                <text:p>0.954824</text:p>
              </table:table-cell>
              <table:table-cell office:value-type="float" office:value="0.963178">
                <text:p>0.963178</text:p>
              </table:table-cell>
              <table:table-cell office:value-type="float" office:value="0.963178">
                <text:p>0.963178</text:p>
              </table:table-cell>
              <table:table-cell office:value-type="float" office:value="0.956736">
                <text:p>0.956736</text:p>
              </table:table-cell>
              <table:table-cell office:value-type="float" office:value="0.961525">
                <text:p>0.961525</text:p>
              </table:table-cell>
              <table:table-cell office:value-type="float" office:value="0.961525">
                <text:p>0.961525</text:p>
              </table:table-cell>
              <table:table-cell office:value-type="float" office:value="0.956416">
                <text:p>0.956416</text:p>
              </table:table-cell>
              <table:table-cell office:value-type="float" office:value="0.956603">
                <text:p>0.956603</text:p>
              </table:table-cell>
              <table:table-cell office:value-type="float" office:value="0.956603">
                <text:p>0.956603</text:p>
              </table:table-cell>
              <table:table-cell office:value-type="float" office:value="0.955618">
                <text:p>0.955618</text:p>
              </table:table-cell>
              <table:table-cell office:value-type="float" office:value="0.955618">
                <text:p>0.955618</text:p>
              </table:table-cell>
              <table:table-cell office:value-type="float" office:value="0.968343">
                <text:p>0.968343</text:p>
              </table:table-cell>
              <table:table-cell office:value-type="float" office:value="0.961961">
                <text:p>0.961961</text:p>
              </table:table-cell>
              <table:table-cell office:value-type="float" office:value="0.961961">
                <text:p>0.961961</text:p>
              </table:table-cell>
              <table:table-cell office:value-type="float" office:value="0.974692">
                <text:p>0.974692</text:p>
              </table:table-cell>
              <table:table-cell office:value-type="float" office:value="0.975683">
                <text:p>0.975683</text:p>
              </table:table-cell>
              <table:table-cell office:value-type="float" office:value="0.975683">
                <text:p>0.975683</text:p>
              </table:table-cell>
              <table:table-cell office:value-type="float" office:value="0.958332">
                <text:p>0.958332</text:p>
              </table:table-cell>
              <table:table-cell office:value-type="float" office:value="0.972572">
                <text:p>0.972572</text:p>
              </table:table-cell>
              <table:table-cell office:value-type="float" office:value="0.968663">
                <text:p>0.968663</text:p>
              </table:table-cell>
              <table:table-cell office:value-type="float" office:value="0.968663">
                <text:p>0.968663</text:p>
              </table:table-cell>
              <table:table-cell office:value-type="float" office:value="0.951239">
                <text:p>0.951239</text:p>
              </table:table-cell>
              <table:table-cell office:value-type="float" office:value="0.955298">
                <text:p>0.955298</text:p>
              </table:table-cell>
              <table:table-cell office:value-type="float" office:value="0.955298">
                <text:p>0.955298</text:p>
              </table:table-cell>
              <table:table-cell office:value-type="float" office:value="0.961346">
                <text:p>0.961346</text:p>
              </table:table-cell>
              <table:table-cell office:value-type="float" office:value="0.961346">
                <text:p>0.961346</text:p>
              </table:table-cell>
              <table:table-cell office:value-type="float" office:value="0.955846">
                <text:p>0.955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1726">
                <text:p>0.951726</text:p>
              </table:table-cell>
              <table:table-cell office:value-type="float" office:value="0.966351">
                <text:p>0.966351</text:p>
              </table:table-cell>
              <table:table-cell office:value-type="float" office:value="0.956141">
                <text:p>0.956141</text:p>
              </table:table-cell>
              <table:table-cell office:value-type="float" office:value="0.956141">
                <text:p>0.956141</text:p>
              </table:table-cell>
              <table:table-cell office:value-type="float" office:value="0.967947">
                <text:p>0.967947</text:p>
              </table:table-cell>
              <table:table-cell office:value-type="float" office:value="0.967947">
                <text:p>0.967947</text:p>
              </table:table-cell>
              <table:table-cell office:value-type="float" office:value="0.957421">
                <text:p>0.957421</text:p>
              </table:table-cell>
              <table:table-cell office:value-type="float" office:value="0.961632">
                <text:p>0.961632</text:p>
              </table:table-cell>
              <table:table-cell office:value-type="float" office:value="0.961632">
                <text:p>0.961632</text:p>
              </table:table-cell>
              <table:table-cell office:value-type="float" office:value="0.959844">
                <text:p>0.959844</text:p>
              </table:table-cell>
              <table:table-cell office:value-type="float" office:value="0.957198">
                <text:p>0.957198</text:p>
              </table:table-cell>
              <table:table-cell office:value-type="float" office:value="0.957198">
                <text:p>0.957198</text:p>
              </table:table-cell>
              <table:table-cell office:value-type="float" office:value="0.954221">
                <text:p>0.954221</text:p>
              </table:table-cell>
              <table:table-cell office:value-type="float" office:value="0.954221">
                <text:p>0.954221</text:p>
              </table:table-cell>
              <table:table-cell office:value-type="float" office:value="0.9676">
                <text:p>0.9676</text:p>
              </table:table-cell>
              <table:table-cell office:value-type="float" office:value="0.962827">
                <text:p>0.962827</text:p>
              </table:table-cell>
              <table:table-cell office:value-type="float" office:value="0.962827">
                <text:p>0.962827</text:p>
              </table:table-cell>
              <table:table-cell office:value-type="float" office:value="0.972122">
                <text:p>0.972122</text:p>
              </table:table-cell>
              <table:table-cell office:value-type="float" office:value="0.976186">
                <text:p>0.976186</text:p>
              </table:table-cell>
              <table:table-cell office:value-type="float" office:value="0.976186">
                <text:p>0.976186</text:p>
              </table:table-cell>
              <table:table-cell office:value-type="float" office:value="0.957636">
                <text:p>0.957636</text:p>
              </table:table-cell>
              <table:table-cell office:value-type="float" office:value="0.969903">
                <text:p>0.969903</text:p>
              </table:table-cell>
              <table:table-cell office:value-type="float" office:value="0.967832">
                <text:p>0.967832</text:p>
              </table:table-cell>
              <table:table-cell office:value-type="float" office:value="0.967832">
                <text:p>0.967832</text:p>
              </table:table-cell>
              <table:table-cell office:value-type="float" office:value="0.952114">
                <text:p>0.952114</text:p>
              </table:table-cell>
              <table:table-cell office:value-type="float" office:value="0.957222">
                <text:p>0.957222</text:p>
              </table:table-cell>
              <table:table-cell office:value-type="float" office:value="0.957222">
                <text:p>0.957222</text:p>
              </table:table-cell>
              <table:table-cell office:value-type="float" office:value="0.963647">
                <text:p>0.963647</text:p>
              </table:table-cell>
              <table:table-cell office:value-type="float" office:value="0.963647">
                <text:p>0.963647</text:p>
              </table:table-cell>
              <table:table-cell office:value-type="float" office:value="0.955366">
                <text:p>0.9553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1515">
                <text:p>0.951515</text:p>
              </table:table-cell>
              <table:table-cell office:value-type="float" office:value="0.970988">
                <text:p>0.970988</text:p>
              </table:table-cell>
              <table:table-cell office:value-type="float" office:value="0.955979">
                <text:p>0.955979</text:p>
              </table:table-cell>
              <table:table-cell office:value-type="float" office:value="0.955979">
                <text:p>0.955979</text:p>
              </table:table-cell>
              <table:table-cell office:value-type="float" office:value="0.968946">
                <text:p>0.968946</text:p>
              </table:table-cell>
              <table:table-cell office:value-type="float" office:value="0.968946">
                <text:p>0.968946</text:p>
              </table:table-cell>
              <table:table-cell office:value-type="float" office:value="0.961177">
                <text:p>0.961177</text:p>
              </table:table-cell>
              <table:table-cell office:value-type="float" office:value="0.960759">
                <text:p>0.960759</text:p>
              </table:table-cell>
              <table:table-cell office:value-type="float" office:value="0.960759">
                <text:p>0.960759</text:p>
              </table:table-cell>
              <table:table-cell office:value-type="float" office:value="0.959961">
                <text:p>0.959961</text:p>
              </table:table-cell>
              <table:table-cell office:value-type="float" office:value="0.962724">
                <text:p>0.962724</text:p>
              </table:table-cell>
              <table:table-cell office:value-type="float" office:value="0.962724">
                <text:p>0.962724</text:p>
              </table:table-cell>
              <table:table-cell office:value-type="float" office:value="0.956149">
                <text:p>0.956149</text:p>
              </table:table-cell>
              <table:table-cell office:value-type="float" office:value="0.956149">
                <text:p>0.956149</text:p>
              </table:table-cell>
              <table:table-cell office:value-type="float" office:value="0.967246">
                <text:p>0.967246</text:p>
              </table:table-cell>
              <table:table-cell office:value-type="float" office:value="0.966591">
                <text:p>0.966591</text:p>
              </table:table-cell>
              <table:table-cell office:value-type="float" office:value="0.966591">
                <text:p>0.966591</text:p>
              </table:table-cell>
              <table:table-cell office:value-type="float" office:value="0.9741">
                <text:p>0.9741</text:p>
              </table:table-cell>
              <table:table-cell office:value-type="float" office:value="0.976238">
                <text:p>0.976238</text:p>
              </table:table-cell>
              <table:table-cell office:value-type="float" office:value="0.976238">
                <text:p>0.976238</text:p>
              </table:table-cell>
              <table:table-cell office:value-type="float" office:value="0.958925">
                <text:p>0.958925</text:p>
              </table:table-cell>
              <table:table-cell office:value-type="float" office:value="0.969885">
                <text:p>0.969885</text:p>
              </table:table-cell>
              <table:table-cell office:value-type="float" office:value="0.969087">
                <text:p>0.969087</text:p>
              </table:table-cell>
              <table:table-cell office:value-type="float" office:value="0.969087">
                <text:p>0.969087</text:p>
              </table:table-cell>
              <table:table-cell office:value-type="float" office:value="0.952317">
                <text:p>0.952317</text:p>
              </table:table-cell>
              <table:table-cell office:value-type="float" office:value="0.955445">
                <text:p>0.955445</text:p>
              </table:table-cell>
              <table:table-cell office:value-type="float" office:value="0.955445">
                <text:p>0.955445</text:p>
              </table:table-cell>
              <table:table-cell office:value-type="float" office:value="0.962799">
                <text:p>0.962799</text:p>
              </table:table-cell>
              <table:table-cell office:value-type="float" office:value="0.962799">
                <text:p>0.962799</text:p>
              </table:table-cell>
              <table:table-cell office:value-type="float" office:value="0.958202">
                <text:p>0.9582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1478">
                <text:p>0.951478</text:p>
              </table:table-cell>
              <table:table-cell office:value-type="float" office:value="0.970632">
                <text:p>0.970632</text:p>
              </table:table-cell>
              <table:table-cell office:value-type="float" office:value="0.959267">
                <text:p>0.959267</text:p>
              </table:table-cell>
              <table:table-cell office:value-type="float" office:value="0.959267">
                <text:p>0.959267</text:p>
              </table:table-cell>
              <table:table-cell office:value-type="float" office:value="0.966194">
                <text:p>0.966194</text:p>
              </table:table-cell>
              <table:table-cell office:value-type="float" office:value="0.966194">
                <text:p>0.966194</text:p>
              </table:table-cell>
              <table:table-cell office:value-type="float" office:value="0.962013">
                <text:p>0.962013</text:p>
              </table:table-cell>
              <table:table-cell office:value-type="float" office:value="0.960913">
                <text:p>0.960913</text:p>
              </table:table-cell>
              <table:table-cell office:value-type="float" office:value="0.960913">
                <text:p>0.960913</text:p>
              </table:table-cell>
              <table:table-cell office:value-type="float" office:value="0.960969">
                <text:p>0.960969</text:p>
              </table:table-cell>
              <table:table-cell office:value-type="float" office:value="0.960869">
                <text:p>0.960869</text:p>
              </table:table-cell>
              <table:table-cell office:value-type="float" office:value="0.960869">
                <text:p>0.960869</text:p>
              </table:table-cell>
              <table:table-cell office:value-type="float" office:value="0.956908">
                <text:p>0.956908</text:p>
              </table:table-cell>
              <table:table-cell office:value-type="float" office:value="0.956908">
                <text:p>0.956908</text:p>
              </table:table-cell>
              <table:table-cell office:value-type="float" office:value="0.97165">
                <text:p>0.97165</text:p>
              </table:table-cell>
              <table:table-cell office:value-type="float" office:value="0.96667">
                <text:p>0.96667</text:p>
              </table:table-cell>
              <table:table-cell office:value-type="float" office:value="0.96667">
                <text:p>0.96667</text:p>
              </table:table-cell>
              <table:table-cell office:value-type="float" office:value="0.972549">
                <text:p>0.972549</text:p>
              </table:table-cell>
              <table:table-cell office:value-type="float" office:value="0.975431">
                <text:p>0.975431</text:p>
              </table:table-cell>
              <table:table-cell office:value-type="float" office:value="0.975431">
                <text:p>0.975431</text:p>
              </table:table-cell>
              <table:table-cell office:value-type="float" office:value="0.956041">
                <text:p>0.956041</text:p>
              </table:table-cell>
              <table:table-cell office:value-type="float" office:value="0.969851">
                <text:p>0.969851</text:p>
              </table:table-cell>
              <table:table-cell office:value-type="float" office:value="0.971506">
                <text:p>0.971506</text:p>
              </table:table-cell>
              <table:table-cell office:value-type="float" office:value="0.971506">
                <text:p>0.971506</text:p>
              </table:table-cell>
              <table:table-cell office:value-type="float" office:value="0.950453">
                <text:p>0.950453</text:p>
              </table:table-cell>
              <table:table-cell office:value-type="float" office:value="0.953963">
                <text:p>0.953963</text:p>
              </table:table-cell>
              <table:table-cell office:value-type="float" office:value="0.953963">
                <text:p>0.953963</text:p>
              </table:table-cell>
              <table:table-cell office:value-type="float" office:value="0.963868">
                <text:p>0.963868</text:p>
              </table:table-cell>
              <table:table-cell office:value-type="float" office:value="0.963868">
                <text:p>0.963868</text:p>
              </table:table-cell>
              <table:table-cell office:value-type="float" office:value="0.956347">
                <text:p>0.9563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0488">
                <text:p>0.950488</text:p>
              </table:table-cell>
              <table:table-cell office:value-type="float" office:value="0.970768">
                <text:p>0.970768</text:p>
              </table:table-cell>
              <table:table-cell office:value-type="float" office:value="0.957705">
                <text:p>0.957705</text:p>
              </table:table-cell>
              <table:table-cell office:value-type="float" office:value="0.957705">
                <text:p>0.957705</text:p>
              </table:table-cell>
              <table:table-cell office:value-type="float" office:value="0.967151">
                <text:p>0.967151</text:p>
              </table:table-cell>
              <table:table-cell office:value-type="float" office:value="0.967151">
                <text:p>0.967151</text:p>
              </table:table-cell>
              <table:table-cell office:value-type="float" office:value="0.961192">
                <text:p>0.961192</text:p>
              </table:table-cell>
              <table:table-cell office:value-type="float" office:value="0.958958">
                <text:p>0.958958</text:p>
              </table:table-cell>
              <table:table-cell office:value-type="float" office:value="0.958958">
                <text:p>0.958958</text:p>
              </table:table-cell>
              <table:table-cell office:value-type="float" office:value="0.960373">
                <text:p>0.960373</text:p>
              </table:table-cell>
              <table:table-cell office:value-type="float" office:value="0.965158">
                <text:p>0.965158</text:p>
              </table:table-cell>
              <table:table-cell office:value-type="float" office:value="0.965158">
                <text:p>0.965158</text:p>
              </table:table-cell>
              <table:table-cell office:value-type="float" office:value="0.957082">
                <text:p>0.957082</text:p>
              </table:table-cell>
              <table:table-cell office:value-type="float" office:value="0.957082">
                <text:p>0.957082</text:p>
              </table:table-cell>
              <table:table-cell office:value-type="float" office:value="0.970644">
                <text:p>0.970644</text:p>
              </table:table-cell>
              <table:table-cell office:value-type="float" office:value="0.965706">
                <text:p>0.965706</text:p>
              </table:table-cell>
              <table:table-cell office:value-type="float" office:value="0.965706">
                <text:p>0.965706</text:p>
              </table:table-cell>
              <table:table-cell office:value-type="float" office:value="0.972596">
                <text:p>0.972596</text:p>
              </table:table-cell>
              <table:table-cell office:value-type="float" office:value="0.973495">
                <text:p>0.973495</text:p>
              </table:table-cell>
              <table:table-cell office:value-type="float" office:value="0.973495">
                <text:p>0.973495</text:p>
              </table:table-cell>
              <table:table-cell office:value-type="float" office:value="0.95553">
                <text:p>0.95553</text:p>
              </table:table-cell>
              <table:table-cell office:value-type="float" office:value="0.969905">
                <text:p>0.969905</text:p>
              </table:table-cell>
              <table:table-cell office:value-type="float" office:value="0.971313">
                <text:p>0.971313</text:p>
              </table:table-cell>
              <table:table-cell office:value-type="float" office:value="0.971313">
                <text:p>0.971313</text:p>
              </table:table-cell>
              <table:table-cell office:value-type="float" office:value="0.95298">
                <text:p>0.95298</text:p>
              </table:table-cell>
              <table:table-cell office:value-type="float" office:value="0.954528">
                <text:p>0.954528</text:p>
              </table:table-cell>
              <table:table-cell office:value-type="float" office:value="0.954528">
                <text:p>0.954528</text:p>
              </table:table-cell>
              <table:table-cell office:value-type="float" office:value="0.961708">
                <text:p>0.961708</text:p>
              </table:table-cell>
              <table:table-cell office:value-type="float" office:value="0.961708">
                <text:p>0.961708</text:p>
              </table:table-cell>
              <table:table-cell office:value-type="float" office:value="0.955376">
                <text:p>0.955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9462">
                <text:p>0.949462</text:p>
              </table:table-cell>
              <table:table-cell office:value-type="float" office:value="0.97032">
                <text:p>0.97032</text:p>
              </table:table-cell>
              <table:table-cell office:value-type="float" office:value="0.957446">
                <text:p>0.957446</text:p>
              </table:table-cell>
              <table:table-cell office:value-type="float" office:value="0.957446">
                <text:p>0.957446</text:p>
              </table:table-cell>
              <table:table-cell office:value-type="float" office:value="0.96672">
                <text:p>0.96672</text:p>
              </table:table-cell>
              <table:table-cell office:value-type="float" office:value="0.96672">
                <text:p>0.96672</text:p>
              </table:table-cell>
              <table:table-cell office:value-type="float" office:value="0.961489">
                <text:p>0.961489</text:p>
              </table:table-cell>
              <table:table-cell office:value-type="float" office:value="0.959926">
                <text:p>0.959926</text:p>
              </table:table-cell>
              <table:table-cell office:value-type="float" office:value="0.959926">
                <text:p>0.959926</text:p>
              </table:table-cell>
              <table:table-cell office:value-type="float" office:value="0.958443">
                <text:p>0.958443</text:p>
              </table:table-cell>
              <table:table-cell office:value-type="float" office:value="0.963807">
                <text:p>0.963807</text:p>
              </table:table-cell>
              <table:table-cell office:value-type="float" office:value="0.963807">
                <text:p>0.963807</text:p>
              </table:table-cell>
              <table:table-cell office:value-type="float" office:value="0.957705">
                <text:p>0.957705</text:p>
              </table:table-cell>
              <table:table-cell office:value-type="float" office:value="0.957705">
                <text:p>0.957705</text:p>
              </table:table-cell>
              <table:table-cell office:value-type="float" office:value="0.969939">
                <text:p>0.969939</text:p>
              </table:table-cell>
              <table:table-cell office:value-type="float" office:value="0.964919">
                <text:p>0.964919</text:p>
              </table:table-cell>
              <table:table-cell office:value-type="float" office:value="0.964919">
                <text:p>0.964919</text:p>
              </table:table-cell>
              <table:table-cell office:value-type="float" office:value="0.972986">
                <text:p>0.972986</text:p>
              </table:table-cell>
              <table:table-cell office:value-type="float" office:value="0.972024">
                <text:p>0.972024</text:p>
              </table:table-cell>
              <table:table-cell office:value-type="float" office:value="0.972024">
                <text:p>0.972024</text:p>
              </table:table-cell>
              <table:table-cell office:value-type="float" office:value="0.9572">
                <text:p>0.9572</text:p>
              </table:table-cell>
              <table:table-cell office:value-type="float" office:value="0.9694">
                <text:p>0.9694</text:p>
              </table:table-cell>
              <table:table-cell office:value-type="float" office:value="0.971398">
                <text:p>0.971398</text:p>
              </table:table-cell>
              <table:table-cell office:value-type="float" office:value="0.971398">
                <text:p>0.971398</text:p>
              </table:table-cell>
              <table:table-cell office:value-type="float" office:value="0.951471">
                <text:p>0.951471</text:p>
              </table:table-cell>
              <table:table-cell office:value-type="float" office:value="0.955028">
                <text:p>0.955028</text:p>
              </table:table-cell>
              <table:table-cell office:value-type="float" office:value="0.955028">
                <text:p>0.955028</text:p>
              </table:table-cell>
              <table:table-cell office:value-type="float" office:value="0.961145">
                <text:p>0.961145</text:p>
              </table:table-cell>
              <table:table-cell office:value-type="float" office:value="0.961145">
                <text:p>0.961145</text:p>
              </table:table-cell>
              <table:table-cell office:value-type="float" office:value="0.954425">
                <text:p>0.954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7704">
                <text:p>0.947704</text:p>
              </table:table-cell>
              <table:table-cell office:value-type="float" office:value="0.973464">
                <text:p>0.973464</text:p>
              </table:table-cell>
              <table:table-cell office:value-type="float" office:value="0.95534">
                <text:p>0.95534</text:p>
              </table:table-cell>
              <table:table-cell office:value-type="float" office:value="0.95534">
                <text:p>0.95534</text:p>
              </table:table-cell>
              <table:table-cell office:value-type="float" office:value="0.964707">
                <text:p>0.964707</text:p>
              </table:table-cell>
              <table:table-cell office:value-type="float" office:value="0.964707">
                <text:p>0.964707</text:p>
              </table:table-cell>
              <table:table-cell office:value-type="float" office:value="0.960469">
                <text:p>0.960469</text:p>
              </table:table-cell>
              <table:table-cell office:value-type="float" office:value="0.959727">
                <text:p>0.959727</text:p>
              </table:table-cell>
              <table:table-cell office:value-type="float" office:value="0.959727">
                <text:p>0.959727</text:p>
              </table:table-cell>
              <table:table-cell office:value-type="float" office:value="0.9577">
                <text:p>0.9577</text:p>
              </table:table-cell>
              <table:table-cell office:value-type="float" office:value="0.963156">
                <text:p>0.963156</text:p>
              </table:table-cell>
              <table:table-cell office:value-type="float" office:value="0.963156">
                <text:p>0.963156</text:p>
              </table:table-cell>
              <table:table-cell office:value-type="float" office:value="0.956372">
                <text:p>0.956372</text:p>
              </table:table-cell>
              <table:table-cell office:value-type="float" office:value="0.956372">
                <text:p>0.956372</text:p>
              </table:table-cell>
              <table:table-cell office:value-type="float" office:value="0.967043">
                <text:p>0.967043</text:p>
              </table:table-cell>
              <table:table-cell office:value-type="float" office:value="0.965858">
                <text:p>0.965858</text:p>
              </table:table-cell>
              <table:table-cell office:value-type="float" office:value="0.965858">
                <text:p>0.965858</text:p>
              </table:table-cell>
              <table:table-cell office:value-type="float" office:value="0.971039">
                <text:p>0.971039</text:p>
              </table:table-cell>
              <table:table-cell office:value-type="float" office:value="0.972045">
                <text:p>0.972045</text:p>
              </table:table-cell>
              <table:table-cell office:value-type="float" office:value="0.972045">
                <text:p>0.972045</text:p>
              </table:table-cell>
              <table:table-cell office:value-type="float" office:value="0.956723">
                <text:p>0.956723</text:p>
              </table:table-cell>
              <table:table-cell office:value-type="float" office:value="0.970975">
                <text:p>0.970975</text:p>
              </table:table-cell>
              <table:table-cell office:value-type="float" office:value="0.970312">
                <text:p>0.970312</text:p>
              </table:table-cell>
              <table:table-cell office:value-type="float" office:value="0.970312">
                <text:p>0.970312</text:p>
              </table:table-cell>
              <table:table-cell office:value-type="float" office:value="0.952403">
                <text:p>0.952403</text:p>
              </table:table-cell>
              <table:table-cell office:value-type="float" office:value="0.957305">
                <text:p>0.957305</text:p>
              </table:table-cell>
              <table:table-cell office:value-type="float" office:value="0.957305">
                <text:p>0.957305</text:p>
              </table:table-cell>
              <table:table-cell office:value-type="float" office:value="0.960156">
                <text:p>0.960156</text:p>
              </table:table-cell>
              <table:table-cell office:value-type="float" office:value="0.960156">
                <text:p>0.960156</text:p>
              </table:table-cell>
              <table:table-cell office:value-type="float" office:value="0.953296">
                <text:p>0.953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8622">
                <text:p>0.948622</text:p>
              </table:table-cell>
              <table:table-cell office:value-type="float" office:value="0.971492">
                <text:p>0.971492</text:p>
              </table:table-cell>
              <table:table-cell office:value-type="float" office:value="0.956261">
                <text:p>0.956261</text:p>
              </table:table-cell>
              <table:table-cell office:value-type="float" office:value="0.956261">
                <text:p>0.956261</text:p>
              </table:table-cell>
              <table:table-cell office:value-type="float" office:value="0.964662">
                <text:p>0.964662</text:p>
              </table:table-cell>
              <table:table-cell office:value-type="float" office:value="0.964662">
                <text:p>0.964662</text:p>
              </table:table-cell>
              <table:table-cell office:value-type="float" office:value="0.959505">
                <text:p>0.959505</text:p>
              </table:table-cell>
              <table:table-cell office:value-type="float" office:value="0.960511">
                <text:p>0.960511</text:p>
              </table:table-cell>
              <table:table-cell office:value-type="float" office:value="0.960511">
                <text:p>0.960511</text:p>
              </table:table-cell>
              <table:table-cell office:value-type="float" office:value="0.955715">
                <text:p>0.955715</text:p>
              </table:table-cell>
              <table:table-cell office:value-type="float" office:value="0.963968">
                <text:p>0.963968</text:p>
              </table:table-cell>
              <table:table-cell office:value-type="float" office:value="0.963968">
                <text:p>0.963968</text:p>
              </table:table-cell>
              <table:table-cell office:value-type="float" office:value="0.954485">
                <text:p>0.954485</text:p>
              </table:table-cell>
              <table:table-cell office:value-type="float" office:value="0.954485">
                <text:p>0.954485</text:p>
              </table:table-cell>
              <table:table-cell office:value-type="float" office:value="0.971154">
                <text:p>0.971154</text:p>
              </table:table-cell>
              <table:table-cell office:value-type="float" office:value="0.965562">
                <text:p>0.965562</text:p>
              </table:table-cell>
              <table:table-cell office:value-type="float" office:value="0.965562">
                <text:p>0.965562</text:p>
              </table:table-cell>
              <table:table-cell office:value-type="float" office:value="0.970281">
                <text:p>0.970281</text:p>
              </table:table-cell>
              <table:table-cell office:value-type="float" office:value="0.973872">
                <text:p>0.973872</text:p>
              </table:table-cell>
              <table:table-cell office:value-type="float" office:value="0.973872">
                <text:p>0.973872</text:p>
              </table:table-cell>
              <table:table-cell office:value-type="float" office:value="0.957892">
                <text:p>0.957892</text:p>
              </table:table-cell>
              <table:table-cell office:value-type="float" office:value="0.969511">
                <text:p>0.969511</text:p>
              </table:table-cell>
              <table:table-cell office:value-type="float" office:value="0.968766">
                <text:p>0.968766</text:p>
              </table:table-cell>
              <table:table-cell office:value-type="float" office:value="0.968766">
                <text:p>0.968766</text:p>
              </table:table-cell>
              <table:table-cell office:value-type="float" office:value="0.950203">
                <text:p>0.950203</text:p>
              </table:table-cell>
              <table:table-cell office:value-type="float" office:value="0.954774">
                <text:p>0.954774</text:p>
              </table:table-cell>
              <table:table-cell office:value-type="float" office:value="0.954774">
                <text:p>0.954774</text:p>
              </table:table-cell>
              <table:table-cell office:value-type="float" office:value="0.961453">
                <text:p>0.961453</text:p>
              </table:table-cell>
              <table:table-cell office:value-type="float" office:value="0.961453">
                <text:p>0.961453</text:p>
              </table:table-cell>
              <table:table-cell office:value-type="float" office:value="0.953607">
                <text:p>0.953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2785">
                <text:p>0.952785</text:p>
              </table:table-cell>
              <table:table-cell office:value-type="float" office:value="0.970668">
                <text:p>0.970668</text:p>
              </table:table-cell>
              <table:table-cell office:value-type="float" office:value="0.956977">
                <text:p>0.956977</text:p>
              </table:table-cell>
              <table:table-cell office:value-type="float" office:value="0.956977">
                <text:p>0.956977</text:p>
              </table:table-cell>
              <table:table-cell office:value-type="float" office:value="0.96406">
                <text:p>0.96406</text:p>
              </table:table-cell>
              <table:table-cell office:value-type="float" office:value="0.96406">
                <text:p>0.96406</text:p>
              </table:table-cell>
              <table:table-cell office:value-type="float" office:value="0.957411">
                <text:p>0.957411</text:p>
              </table:table-cell>
              <table:table-cell office:value-type="float" office:value="0.960427">
                <text:p>0.960427</text:p>
              </table:table-cell>
              <table:table-cell office:value-type="float" office:value="0.960427">
                <text:p>0.960427</text:p>
              </table:table-cell>
              <table:table-cell office:value-type="float" office:value="0.958217">
                <text:p>0.958217</text:p>
              </table:table-cell>
              <table:table-cell office:value-type="float" office:value="0.963789">
                <text:p>0.963789</text:p>
              </table:table-cell>
              <table:table-cell office:value-type="float" office:value="0.963789">
                <text:p>0.963789</text:p>
              </table:table-cell>
              <table:table-cell office:value-type="float" office:value="0.954745">
                <text:p>0.954745</text:p>
              </table:table-cell>
              <table:table-cell office:value-type="float" office:value="0.954745">
                <text:p>0.954745</text:p>
              </table:table-cell>
              <table:table-cell office:value-type="float" office:value="0.967805">
                <text:p>0.967805</text:p>
              </table:table-cell>
              <table:table-cell office:value-type="float" office:value="0.966407">
                <text:p>0.966407</text:p>
              </table:table-cell>
              <table:table-cell office:value-type="float" office:value="0.966407">
                <text:p>0.966407</text:p>
              </table:table-cell>
              <table:table-cell office:value-type="float" office:value="0.970969">
                <text:p>0.970969</text:p>
              </table:table-cell>
              <table:table-cell office:value-type="float" office:value="0.971467">
                <text:p>0.971467</text:p>
              </table:table-cell>
              <table:table-cell office:value-type="float" office:value="0.971467">
                <text:p>0.971467</text:p>
              </table:table-cell>
              <table:table-cell office:value-type="float" office:value="0.95633">
                <text:p>0.95633</text:p>
              </table:table-cell>
              <table:table-cell office:value-type="float" office:value="0.969198">
                <text:p>0.969198</text:p>
              </table:table-cell>
              <table:table-cell office:value-type="float" office:value="0.97012">
                <text:p>0.97012</text:p>
              </table:table-cell>
              <table:table-cell office:value-type="float" office:value="0.97012">
                <text:p>0.97012</text:p>
              </table:table-cell>
              <table:table-cell office:value-type="float" office:value="0.950903">
                <text:p>0.950903</text:p>
              </table:table-cell>
              <table:table-cell office:value-type="float" office:value="0.953024">
                <text:p>0.953024</text:p>
              </table:table-cell>
              <table:table-cell office:value-type="float" office:value="0.953024">
                <text:p>0.953024</text:p>
              </table:table-cell>
              <table:table-cell office:value-type="float" office:value="0.961641">
                <text:p>0.961641</text:p>
              </table:table-cell>
              <table:table-cell office:value-type="float" office:value="0.961641">
                <text:p>0.961641</text:p>
              </table:table-cell>
              <table:table-cell office:value-type="float" office:value="0.952941">
                <text:p>0.9529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1168">
                <text:p>0.951168</text:p>
              </table:table-cell>
              <table:table-cell office:value-type="float" office:value="0.970362">
                <text:p>0.970362</text:p>
              </table:table-cell>
              <table:table-cell office:value-type="float" office:value="0.956938">
                <text:p>0.956938</text:p>
              </table:table-cell>
              <table:table-cell office:value-type="float" office:value="0.956938">
                <text:p>0.956938</text:p>
              </table:table-cell>
              <table:table-cell office:value-type="float" office:value="0.965146">
                <text:p>0.965146</text:p>
              </table:table-cell>
              <table:table-cell office:value-type="float" office:value="0.965146">
                <text:p>0.965146</text:p>
              </table:table-cell>
              <table:table-cell office:value-type="float" office:value="0.957575">
                <text:p>0.957575</text:p>
              </table:table-cell>
              <table:table-cell office:value-type="float" office:value="0.96057">
                <text:p>0.96057</text:p>
              </table:table-cell>
              <table:table-cell office:value-type="float" office:value="0.96057">
                <text:p>0.96057</text:p>
              </table:table-cell>
              <table:table-cell office:value-type="float" office:value="0.957737">
                <text:p>0.957737</text:p>
              </table:table-cell>
              <table:table-cell office:value-type="float" office:value="0.961734">
                <text:p>0.961734</text:p>
              </table:table-cell>
              <table:table-cell office:value-type="float" office:value="0.961734">
                <text:p>0.961734</text:p>
              </table:table-cell>
              <table:table-cell office:value-type="float" office:value="0.953517">
                <text:p>0.953517</text:p>
              </table:table-cell>
              <table:table-cell office:value-type="float" office:value="0.953517">
                <text:p>0.953517</text:p>
              </table:table-cell>
              <table:table-cell office:value-type="float" office:value="0.968812">
                <text:p>0.968812</text:p>
              </table:table-cell>
              <table:table-cell office:value-type="float" office:value="0.964734">
                <text:p>0.964734</text:p>
              </table:table-cell>
              <table:table-cell office:value-type="float" office:value="0.964734">
                <text:p>0.964734</text:p>
              </table:table-cell>
              <table:table-cell office:value-type="float" office:value="0.970943">
                <text:p>0.970943</text:p>
              </table:table-cell>
              <table:table-cell office:value-type="float" office:value="0.972582">
                <text:p>0.972582</text:p>
              </table:table-cell>
              <table:table-cell office:value-type="float" office:value="0.972582">
                <text:p>0.972582</text:p>
              </table:table-cell>
              <table:table-cell office:value-type="float" office:value="0.956913">
                <text:p>0.956913</text:p>
              </table:table-cell>
              <table:table-cell office:value-type="float" office:value="0.968498">
                <text:p>0.968498</text:p>
              </table:table-cell>
              <table:table-cell office:value-type="float" office:value="0.970053">
                <text:p>0.970053</text:p>
              </table:table-cell>
              <table:table-cell office:value-type="float" office:value="0.970053">
                <text:p>0.970053</text:p>
              </table:table-cell>
              <table:table-cell office:value-type="float" office:value="0.951469">
                <text:p>0.951469</text:p>
              </table:table-cell>
              <table:table-cell office:value-type="float" office:value="0.95403">
                <text:p>0.95403</text:p>
              </table:table-cell>
              <table:table-cell office:value-type="float" office:value="0.95403">
                <text:p>0.95403</text:p>
              </table:table-cell>
              <table:table-cell office:value-type="float" office:value="0.961939">
                <text:p>0.961939</text:p>
              </table:table-cell>
              <table:table-cell office:value-type="float" office:value="0.961939">
                <text:p>0.961939</text:p>
              </table:table-cell>
              <table:table-cell office:value-type="float" office:value="0.952852">
                <text:p>0.952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1479">
                <text:p>0.951479</text:p>
              </table:table-cell>
              <table:table-cell office:value-type="float" office:value="0.968436">
                <text:p>0.968436</text:p>
              </table:table-cell>
              <table:table-cell office:value-type="float" office:value="0.957709">
                <text:p>0.957709</text:p>
              </table:table-cell>
              <table:table-cell office:value-type="float" office:value="0.957709">
                <text:p>0.957709</text:p>
              </table:table-cell>
              <table:table-cell office:value-type="float" office:value="0.962681">
                <text:p>0.962681</text:p>
              </table:table-cell>
              <table:table-cell office:value-type="float" office:value="0.962681">
                <text:p>0.962681</text:p>
              </table:table-cell>
              <table:table-cell office:value-type="float" office:value="0.959397">
                <text:p>0.959397</text:p>
              </table:table-cell>
              <table:table-cell office:value-type="float" office:value="0.96151">
                <text:p>0.96151</text:p>
              </table:table-cell>
              <table:table-cell office:value-type="float" office:value="0.96151">
                <text:p>0.96151</text:p>
              </table:table-cell>
              <table:table-cell office:value-type="float" office:value="0.956738">
                <text:p>0.956738</text:p>
              </table:table-cell>
              <table:table-cell office:value-type="float" office:value="0.960604">
                <text:p>0.960604</text:p>
              </table:table-cell>
              <table:table-cell office:value-type="float" office:value="0.960604">
                <text:p>0.960604</text:p>
              </table:table-cell>
              <table:table-cell office:value-type="float" office:value="0.953778">
                <text:p>0.953778</text:p>
              </table:table-cell>
              <table:table-cell office:value-type="float" office:value="0.953778">
                <text:p>0.953778</text:p>
              </table:table-cell>
              <table:table-cell office:value-type="float" office:value="0.96961">
                <text:p>0.96961</text:p>
              </table:table-cell>
              <table:table-cell office:value-type="float" office:value="0.962176">
                <text:p>0.962176</text:p>
              </table:table-cell>
              <table:table-cell office:value-type="float" office:value="0.962176">
                <text:p>0.962176</text:p>
              </table:table-cell>
              <table:table-cell office:value-type="float" office:value="0.972754">
                <text:p>0.972754</text:p>
              </table:table-cell>
              <table:table-cell office:value-type="float" office:value="0.97229">
                <text:p>0.97229</text:p>
              </table:table-cell>
              <table:table-cell office:value-type="float" office:value="0.97229">
                <text:p>0.97229</text:p>
              </table:table-cell>
              <table:table-cell office:value-type="float" office:value="0.956797">
                <text:p>0.956797</text:p>
              </table:table-cell>
              <table:table-cell office:value-type="float" office:value="0.970112">
                <text:p>0.970112</text:p>
              </table:table-cell>
              <table:table-cell office:value-type="float" office:value="0.970432">
                <text:p>0.970432</text:p>
              </table:table-cell>
              <table:table-cell office:value-type="float" office:value="0.970432">
                <text:p>0.970432</text:p>
              </table:table-cell>
              <table:table-cell office:value-type="float" office:value="0.952675">
                <text:p>0.952675</text:p>
              </table:table-cell>
              <table:table-cell office:value-type="float" office:value="0.954922">
                <text:p>0.954922</text:p>
              </table:table-cell>
              <table:table-cell office:value-type="float" office:value="0.954922">
                <text:p>0.954922</text:p>
              </table:table-cell>
              <table:table-cell office:value-type="float" office:value="0.963731">
                <text:p>0.963731</text:p>
              </table:table-cell>
              <table:table-cell office:value-type="float" office:value="0.963731">
                <text:p>0.963731</text:p>
              </table:table-cell>
              <table:table-cell office:value-type="float" office:value="0.953161">
                <text:p>0.953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1652">
                <text:p>0.951652</text:p>
              </table:table-cell>
              <table:table-cell office:value-type="float" office:value="0.969531">
                <text:p>0.969531</text:p>
              </table:table-cell>
              <table:table-cell office:value-type="float" office:value="0.956744">
                <text:p>0.956744</text:p>
              </table:table-cell>
              <table:table-cell office:value-type="float" office:value="0.956744">
                <text:p>0.956744</text:p>
              </table:table-cell>
              <table:table-cell office:value-type="float" office:value="0.961326">
                <text:p>0.961326</text:p>
              </table:table-cell>
              <table:table-cell office:value-type="float" office:value="0.961326">
                <text:p>0.961326</text:p>
              </table:table-cell>
              <table:table-cell office:value-type="float" office:value="0.960199">
                <text:p>0.960199</text:p>
              </table:table-cell>
              <table:table-cell office:value-type="float" office:value="0.961957">
                <text:p>0.961957</text:p>
              </table:table-cell>
              <table:table-cell office:value-type="float" office:value="0.961957">
                <text:p>0.961957</text:p>
              </table:table-cell>
              <table:table-cell office:value-type="float" office:value="0.956999">
                <text:p>0.956999</text:p>
              </table:table-cell>
              <table:table-cell office:value-type="float" office:value="0.96026">
                <text:p>0.96026</text:p>
              </table:table-cell>
              <table:table-cell office:value-type="float" office:value="0.96026">
                <text:p>0.96026</text:p>
              </table:table-cell>
              <table:table-cell office:value-type="float" office:value="0.95228">
                <text:p>0.95228</text:p>
              </table:table-cell>
              <table:table-cell office:value-type="float" office:value="0.95228">
                <text:p>0.95228</text:p>
              </table:table-cell>
              <table:table-cell office:value-type="float" office:value="0.970183">
                <text:p>0.970183</text:p>
              </table:table-cell>
              <table:table-cell office:value-type="float" office:value="0.961113">
                <text:p>0.961113</text:p>
              </table:table-cell>
              <table:table-cell office:value-type="float" office:value="0.961113">
                <text:p>0.961113</text:p>
              </table:table-cell>
              <table:table-cell office:value-type="float" office:value="0.97078">
                <text:p>0.97078</text:p>
              </table:table-cell>
              <table:table-cell office:value-type="float" office:value="0.973392">
                <text:p>0.973392</text:p>
              </table:table-cell>
              <table:table-cell office:value-type="float" office:value="0.973392">
                <text:p>0.973392</text:p>
              </table:table-cell>
              <table:table-cell office:value-type="float" office:value="0.958512">
                <text:p>0.958512</text:p>
              </table:table-cell>
              <table:table-cell office:value-type="float" office:value="0.967731">
                <text:p>0.967731</text:p>
              </table:table-cell>
              <table:table-cell office:value-type="float" office:value="0.969694">
                <text:p>0.969694</text:p>
              </table:table-cell>
              <table:table-cell office:value-type="float" office:value="0.969694">
                <text:p>0.969694</text:p>
              </table:table-cell>
              <table:table-cell office:value-type="float" office:value="0.952443">
                <text:p>0.952443</text:p>
              </table:table-cell>
              <table:table-cell office:value-type="float" office:value="0.953735">
                <text:p>0.953735</text:p>
              </table:table-cell>
              <table:table-cell office:value-type="float" office:value="0.953735">
                <text:p>0.953735</text:p>
              </table:table-cell>
              <table:table-cell office:value-type="float" office:value="0.966054">
                <text:p>0.966054</text:p>
              </table:table-cell>
              <table:table-cell office:value-type="float" office:value="0.966054">
                <text:p>0.966054</text:p>
              </table:table-cell>
              <table:table-cell office:value-type="float" office:value="0.952094">
                <text:p>0.952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2558">
                <text:p>0.952558</text:p>
              </table:table-cell>
              <table:table-cell office:value-type="float" office:value="0.968839">
                <text:p>0.968839</text:p>
              </table:table-cell>
              <table:table-cell office:value-type="float" office:value="0.957873">
                <text:p>0.957873</text:p>
              </table:table-cell>
              <table:table-cell office:value-type="float" office:value="0.957873">
                <text:p>0.957873</text:p>
              </table:table-cell>
              <table:table-cell office:value-type="float" office:value="0.959858">
                <text:p>0.959858</text:p>
              </table:table-cell>
              <table:table-cell office:value-type="float" office:value="0.959858">
                <text:p>0.959858</text:p>
              </table:table-cell>
              <table:table-cell office:value-type="float" office:value="0.96021">
                <text:p>0.96021</text:p>
              </table:table-cell>
              <table:table-cell office:value-type="float" office:value="0.963207">
                <text:p>0.963207</text:p>
              </table:table-cell>
              <table:table-cell office:value-type="float" office:value="0.963207">
                <text:p>0.963207</text:p>
              </table:table-cell>
              <table:table-cell office:value-type="float" office:value="0.958666">
                <text:p>0.958666</text:p>
              </table:table-cell>
              <table:table-cell office:value-type="float" office:value="0.962558">
                <text:p>0.962558</text:p>
              </table:table-cell>
              <table:table-cell office:value-type="float" office:value="0.962558">
                <text:p>0.962558</text:p>
              </table:table-cell>
              <table:table-cell office:value-type="float" office:value="0.950901">
                <text:p>0.950901</text:p>
              </table:table-cell>
              <table:table-cell office:value-type="float" office:value="0.950901">
                <text:p>0.950901</text:p>
              </table:table-cell>
              <table:table-cell office:value-type="float" office:value="0.968386">
                <text:p>0.968386</text:p>
              </table:table-cell>
              <table:table-cell office:value-type="float" office:value="0.961553">
                <text:p>0.961553</text:p>
              </table:table-cell>
              <table:table-cell office:value-type="float" office:value="0.961553">
                <text:p>0.961553</text:p>
              </table:table-cell>
              <table:table-cell office:value-type="float" office:value="0.972708">
                <text:p>0.972708</text:p>
              </table:table-cell>
              <table:table-cell office:value-type="float" office:value="0.971949">
                <text:p>0.971949</text:p>
              </table:table-cell>
              <table:table-cell office:value-type="float" office:value="0.971949">
                <text:p>0.971949</text:p>
              </table:table-cell>
              <table:table-cell office:value-type="float" office:value="0.960795">
                <text:p>0.960795</text:p>
              </table:table-cell>
              <table:table-cell office:value-type="float" office:value="0.967501">
                <text:p>0.967501</text:p>
              </table:table-cell>
              <table:table-cell office:value-type="float" office:value="0.970182">
                <text:p>0.970182</text:p>
              </table:table-cell>
              <table:table-cell office:value-type="float" office:value="0.970182">
                <text:p>0.970182</text:p>
              </table:table-cell>
              <table:table-cell office:value-type="float" office:value="0.952612">
                <text:p>0.952612</text:p>
              </table:table-cell>
              <table:table-cell office:value-type="float" office:value="0.954147">
                <text:p>0.954147</text:p>
              </table:table-cell>
              <table:table-cell office:value-type="float" office:value="0.954147">
                <text:p>0.954147</text:p>
              </table:table-cell>
              <table:table-cell office:value-type="float" office:value="0.965312">
                <text:p>0.965312</text:p>
              </table:table-cell>
              <table:table-cell office:value-type="float" office:value="0.965312">
                <text:p>0.965312</text:p>
              </table:table-cell>
              <table:table-cell office:value-type="float" office:value="0.951517">
                <text:p>0.9515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2164">
                <text:p>0.952164</text:p>
              </table:table-cell>
              <table:table-cell office:value-type="float" office:value="0.96724">
                <text:p>0.96724</text:p>
              </table:table-cell>
              <table:table-cell office:value-type="float" office:value="0.957766">
                <text:p>0.957766</text:p>
              </table:table-cell>
              <table:table-cell office:value-type="float" office:value="0.957766">
                <text:p>0.957766</text:p>
              </table:table-cell>
              <table:table-cell office:value-type="float" office:value="0.959937">
                <text:p>0.959937</text:p>
              </table:table-cell>
              <table:table-cell office:value-type="float" office:value="0.959937">
                <text:p>0.959937</text:p>
              </table:table-cell>
              <table:table-cell office:value-type="float" office:value="0.958874">
                <text:p>0.958874</text:p>
              </table:table-cell>
              <table:table-cell office:value-type="float" office:value="0.963497">
                <text:p>0.963497</text:p>
              </table:table-cell>
              <table:table-cell office:value-type="float" office:value="0.963497">
                <text:p>0.963497</text:p>
              </table:table-cell>
              <table:table-cell office:value-type="float" office:value="0.959305">
                <text:p>0.959305</text:p>
              </table:table-cell>
              <table:table-cell office:value-type="float" office:value="0.962916">
                <text:p>0.962916</text:p>
              </table:table-cell>
              <table:table-cell office:value-type="float" office:value="0.962916">
                <text:p>0.962916</text:p>
              </table:table-cell>
              <table:table-cell office:value-type="float" office:value="0.951737">
                <text:p>0.951737</text:p>
              </table:table-cell>
              <table:table-cell office:value-type="float" office:value="0.951737">
                <text:p>0.951737</text:p>
              </table:table-cell>
              <table:table-cell office:value-type="float" office:value="0.967822">
                <text:p>0.967822</text:p>
              </table:table-cell>
              <table:table-cell office:value-type="float" office:value="0.96073">
                <text:p>0.96073</text:p>
              </table:table-cell>
              <table:table-cell office:value-type="float" office:value="0.96073">
                <text:p>0.96073</text:p>
              </table:table-cell>
              <table:table-cell office:value-type="float" office:value="0.972103">
                <text:p>0.972103</text:p>
              </table:table-cell>
              <table:table-cell office:value-type="float" office:value="0.970588">
                <text:p>0.970588</text:p>
              </table:table-cell>
              <table:table-cell office:value-type="float" office:value="0.970588">
                <text:p>0.970588</text:p>
              </table:table-cell>
              <table:table-cell office:value-type="float" office:value="0.95939">
                <text:p>0.95939</text:p>
              </table:table-cell>
              <table:table-cell office:value-type="float" office:value="0.968344">
                <text:p>0.968344</text:p>
              </table:table-cell>
              <table:table-cell office:value-type="float" office:value="0.967489">
                <text:p>0.967489</text:p>
              </table:table-cell>
              <table:table-cell office:value-type="float" office:value="0.967489">
                <text:p>0.967489</text:p>
              </table:table-cell>
              <table:table-cell office:value-type="float" office:value="0.953214">
                <text:p>0.953214</text:p>
              </table:table-cell>
              <table:table-cell office:value-type="float" office:value="0.953492">
                <text:p>0.953492</text:p>
              </table:table-cell>
              <table:table-cell office:value-type="float" office:value="0.953492">
                <text:p>0.953492</text:p>
              </table:table-cell>
              <table:table-cell office:value-type="float" office:value="0.966404">
                <text:p>0.966404</text:p>
              </table:table-cell>
              <table:table-cell office:value-type="float" office:value="0.966404">
                <text:p>0.966404</text:p>
              </table:table-cell>
              <table:table-cell office:value-type="float" office:value="0.952409">
                <text:p>0.9524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2502">
                <text:p>0.952502</text:p>
              </table:table-cell>
              <table:table-cell office:value-type="float" office:value="0.968375">
                <text:p>0.968375</text:p>
              </table:table-cell>
              <table:table-cell office:value-type="float" office:value="0.958499">
                <text:p>0.958499</text:p>
              </table:table-cell>
              <table:table-cell office:value-type="float" office:value="0.958499">
                <text:p>0.958499</text:p>
              </table:table-cell>
              <table:table-cell office:value-type="float" office:value="0.959205">
                <text:p>0.959205</text:p>
              </table:table-cell>
              <table:table-cell office:value-type="float" office:value="0.959205">
                <text:p>0.959205</text:p>
              </table:table-cell>
              <table:table-cell office:value-type="float" office:value="0.958283">
                <text:p>0.958283</text:p>
              </table:table-cell>
              <table:table-cell office:value-type="float" office:value="0.963897">
                <text:p>0.963897</text:p>
              </table:table-cell>
              <table:table-cell office:value-type="float" office:value="0.963897">
                <text:p>0.963897</text:p>
              </table:table-cell>
              <table:table-cell office:value-type="float" office:value="0.95821">
                <text:p>0.95821</text:p>
              </table:table-cell>
              <table:table-cell office:value-type="float" office:value="0.961698">
                <text:p>0.961698</text:p>
              </table:table-cell>
              <table:table-cell office:value-type="float" office:value="0.961698">
                <text:p>0.961698</text:p>
              </table:table-cell>
              <table:table-cell office:value-type="float" office:value="0.952114">
                <text:p>0.952114</text:p>
              </table:table-cell>
              <table:table-cell office:value-type="float" office:value="0.952114">
                <text:p>0.952114</text:p>
              </table:table-cell>
              <table:table-cell office:value-type="float" office:value="0.96714">
                <text:p>0.96714</text:p>
              </table:table-cell>
              <table:table-cell office:value-type="float" office:value="0.961089">
                <text:p>0.961089</text:p>
              </table:table-cell>
              <table:table-cell office:value-type="float" office:value="0.961089">
                <text:p>0.961089</text:p>
              </table:table-cell>
              <table:table-cell office:value-type="float" office:value="0.970566">
                <text:p>0.970566</text:p>
              </table:table-cell>
              <table:table-cell office:value-type="float" office:value="0.969549">
                <text:p>0.969549</text:p>
              </table:table-cell>
              <table:table-cell office:value-type="float" office:value="0.969549">
                <text:p>0.969549</text:p>
              </table:table-cell>
              <table:table-cell office:value-type="float" office:value="0.956651">
                <text:p>0.956651</text:p>
              </table:table-cell>
              <table:table-cell office:value-type="float" office:value="0.96862">
                <text:p>0.96862</text:p>
              </table:table-cell>
              <table:table-cell office:value-type="float" office:value="0.970379">
                <text:p>0.970379</text:p>
              </table:table-cell>
              <table:table-cell office:value-type="float" office:value="0.970379">
                <text:p>0.970379</text:p>
              </table:table-cell>
              <table:table-cell office:value-type="float" office:value="0.953549">
                <text:p>0.953549</text:p>
              </table:table-cell>
              <table:table-cell office:value-type="float" office:value="0.955738">
                <text:p>0.955738</text:p>
              </table:table-cell>
              <table:table-cell office:value-type="float" office:value="0.955738">
                <text:p>0.955738</text:p>
              </table:table-cell>
              <table:table-cell office:value-type="float" office:value="0.966268">
                <text:p>0.966268</text:p>
              </table:table-cell>
              <table:table-cell office:value-type="float" office:value="0.966268">
                <text:p>0.966268</text:p>
              </table:table-cell>
              <table:table-cell office:value-type="float" office:value="0.951489">
                <text:p>0.951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52412">
                <text:p>0.952412</text:p>
              </table:table-cell>
              <table:table-cell office:value-type="float" office:value="0.967989">
                <text:p>0.967989</text:p>
              </table:table-cell>
              <table:table-cell office:value-type="float" office:value="0.957514">
                <text:p>0.957514</text:p>
              </table:table-cell>
              <table:table-cell office:value-type="float" office:value="0.957514">
                <text:p>0.957514</text:p>
              </table:table-cell>
              <table:table-cell office:value-type="float" office:value="0.960208">
                <text:p>0.960208</text:p>
              </table:table-cell>
              <table:table-cell office:value-type="float" office:value="0.960208">
                <text:p>0.960208</text:p>
              </table:table-cell>
              <table:table-cell office:value-type="float" office:value="0.956699">
                <text:p>0.956699</text:p>
              </table:table-cell>
              <table:table-cell office:value-type="float" office:value="0.963469">
                <text:p>0.963469</text:p>
              </table:table-cell>
              <table:table-cell office:value-type="float" office:value="0.963469">
                <text:p>0.963469</text:p>
              </table:table-cell>
              <table:table-cell office:value-type="float" office:value="0.957456">
                <text:p>0.957456</text:p>
              </table:table-cell>
              <table:table-cell office:value-type="float" office:value="0.961166">
                <text:p>0.961166</text:p>
              </table:table-cell>
              <table:table-cell office:value-type="float" office:value="0.961166">
                <text:p>0.961166</text:p>
              </table:table-cell>
              <table:table-cell office:value-type="float" office:value="0.950623">
                <text:p>0.950623</text:p>
              </table:table-cell>
              <table:table-cell office:value-type="float" office:value="0.950623">
                <text:p>0.950623</text:p>
              </table:table-cell>
              <table:table-cell office:value-type="float" office:value="0.966679">
                <text:p>0.966679</text:p>
              </table:table-cell>
              <table:table-cell office:value-type="float" office:value="0.961259">
                <text:p>0.961259</text:p>
              </table:table-cell>
              <table:table-cell office:value-type="float" office:value="0.961259">
                <text:p>0.961259</text:p>
              </table:table-cell>
              <table:table-cell office:value-type="float" office:value="0.969702">
                <text:p>0.969702</text:p>
              </table:table-cell>
              <table:table-cell office:value-type="float" office:value="0.972937">
                <text:p>0.972937</text:p>
              </table:table-cell>
              <table:table-cell office:value-type="float" office:value="0.972937">
                <text:p>0.972937</text:p>
              </table:table-cell>
              <table:table-cell office:value-type="float" office:value="0.955391">
                <text:p>0.955391</text:p>
              </table:table-cell>
              <table:table-cell office:value-type="float" office:value="0.969159">
                <text:p>0.969159</text:p>
              </table:table-cell>
              <table:table-cell office:value-type="float" office:value="0.969274">
                <text:p>0.969274</text:p>
              </table:table-cell>
              <table:table-cell office:value-type="float" office:value="0.969274">
                <text:p>0.969274</text:p>
              </table:table-cell>
              <table:table-cell office:value-type="float" office:value="0.954223">
                <text:p>0.954223</text:p>
              </table:table-cell>
              <table:table-cell office:value-type="float" office:value="0.955253">
                <text:p>0.955253</text:p>
              </table:table-cell>
              <table:table-cell office:value-type="float" office:value="0.955253">
                <text:p>0.955253</text:p>
              </table:table-cell>
              <table:table-cell office:value-type="float" office:value="0.964164">
                <text:p>0.964164</text:p>
              </table:table-cell>
              <table:table-cell office:value-type="float" office:value="0.964164">
                <text:p>0.964164</text:p>
              </table:table-cell>
              <table:table-cell office:value-type="float" office:value="0.951114">
                <text:p>0.951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1827">
                <text:p>0.951827</text:p>
              </table:table-cell>
              <table:table-cell office:value-type="float" office:value="0.968829">
                <text:p>0.968829</text:p>
              </table:table-cell>
              <table:table-cell office:value-type="float" office:value="0.956758">
                <text:p>0.956758</text:p>
              </table:table-cell>
              <table:table-cell office:value-type="float" office:value="0.956758">
                <text:p>0.956758</text:p>
              </table:table-cell>
              <table:table-cell office:value-type="float" office:value="0.961397">
                <text:p>0.961397</text:p>
              </table:table-cell>
              <table:table-cell office:value-type="float" office:value="0.961397">
                <text:p>0.961397</text:p>
              </table:table-cell>
              <table:table-cell office:value-type="float" office:value="0.958223">
                <text:p>0.958223</text:p>
              </table:table-cell>
              <table:table-cell office:value-type="float" office:value="0.961898">
                <text:p>0.961898</text:p>
              </table:table-cell>
              <table:table-cell office:value-type="float" office:value="0.961898">
                <text:p>0.961898</text:p>
              </table:table-cell>
              <table:table-cell office:value-type="float" office:value="0.9575">
                <text:p>0.9575</text:p>
              </table:table-cell>
              <table:table-cell office:value-type="float" office:value="0.961569">
                <text:p>0.961569</text:p>
              </table:table-cell>
              <table:table-cell office:value-type="float" office:value="0.961569">
                <text:p>0.961569</text:p>
              </table:table-cell>
              <table:table-cell office:value-type="float" office:value="0.949711">
                <text:p>0.949711</text:p>
              </table:table-cell>
              <table:table-cell office:value-type="float" office:value="0.949711">
                <text:p>0.949711</text:p>
              </table:table-cell>
              <table:table-cell office:value-type="float" office:value="0.965151">
                <text:p>0.965151</text:p>
              </table:table-cell>
              <table:table-cell office:value-type="float" office:value="0.960853">
                <text:p>0.960853</text:p>
              </table:table-cell>
              <table:table-cell office:value-type="float" office:value="0.960853">
                <text:p>0.960853</text:p>
              </table:table-cell>
              <table:table-cell office:value-type="float" office:value="0.971774">
                <text:p>0.971774</text:p>
              </table:table-cell>
              <table:table-cell office:value-type="float" office:value="0.974092">
                <text:p>0.974092</text:p>
              </table:table-cell>
              <table:table-cell office:value-type="float" office:value="0.974092">
                <text:p>0.974092</text:p>
              </table:table-cell>
              <table:table-cell office:value-type="float" office:value="0.955203">
                <text:p>0.955203</text:p>
              </table:table-cell>
              <table:table-cell office:value-type="float" office:value="0.967723">
                <text:p>0.967723</text:p>
              </table:table-cell>
              <table:table-cell office:value-type="float" office:value="0.969149">
                <text:p>0.969149</text:p>
              </table:table-cell>
              <table:table-cell office:value-type="float" office:value="0.969149">
                <text:p>0.969149</text:p>
              </table:table-cell>
              <table:table-cell office:value-type="float" office:value="0.955433">
                <text:p>0.955433</text:p>
              </table:table-cell>
              <table:table-cell office:value-type="float" office:value="0.956434">
                <text:p>0.956434</text:p>
              </table:table-cell>
              <table:table-cell office:value-type="float" office:value="0.956434">
                <text:p>0.956434</text:p>
              </table:table-cell>
              <table:table-cell office:value-type="float" office:value="0.964316">
                <text:p>0.964316</text:p>
              </table:table-cell>
              <table:table-cell office:value-type="float" office:value="0.964316">
                <text:p>0.964316</text:p>
              </table:table-cell>
              <table:table-cell office:value-type="float" office:value="0.952044">
                <text:p>0.9520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1798">
                <text:p>0.951798</text:p>
              </table:table-cell>
              <table:table-cell office:value-type="float" office:value="0.967608">
                <text:p>0.967608</text:p>
              </table:table-cell>
              <table:table-cell office:value-type="float" office:value="0.957309">
                <text:p>0.957309</text:p>
              </table:table-cell>
              <table:table-cell office:value-type="float" office:value="0.957309">
                <text:p>0.957309</text:p>
              </table:table-cell>
              <table:table-cell office:value-type="float" office:value="0.960928">
                <text:p>0.960928</text:p>
              </table:table-cell>
              <table:table-cell office:value-type="float" office:value="0.960928">
                <text:p>0.960928</text:p>
              </table:table-cell>
              <table:table-cell office:value-type="float" office:value="0.957341">
                <text:p>0.957341</text:p>
              </table:table-cell>
              <table:table-cell office:value-type="float" office:value="0.964367">
                <text:p>0.964367</text:p>
              </table:table-cell>
              <table:table-cell office:value-type="float" office:value="0.964367">
                <text:p>0.964367</text:p>
              </table:table-cell>
              <table:table-cell office:value-type="float" office:value="0.956584">
                <text:p>0.956584</text:p>
              </table:table-cell>
              <table:table-cell office:value-type="float" office:value="0.963097">
                <text:p>0.963097</text:p>
              </table:table-cell>
              <table:table-cell office:value-type="float" office:value="0.963097">
                <text:p>0.963097</text:p>
              </table:table-cell>
              <table:table-cell office:value-type="float" office:value="0.951645">
                <text:p>0.951645</text:p>
              </table:table-cell>
              <table:table-cell office:value-type="float" office:value="0.951645">
                <text:p>0.951645</text:p>
              </table:table-cell>
              <table:table-cell office:value-type="float" office:value="0.969635">
                <text:p>0.969635</text:p>
              </table:table-cell>
              <table:table-cell office:value-type="float" office:value="0.960337">
                <text:p>0.960337</text:p>
              </table:table-cell>
              <table:table-cell office:value-type="float" office:value="0.960337">
                <text:p>0.960337</text:p>
              </table:table-cell>
              <table:table-cell office:value-type="float" office:value="0.971566">
                <text:p>0.971566</text:p>
              </table:table-cell>
              <table:table-cell office:value-type="float" office:value="0.973254">
                <text:p>0.973254</text:p>
              </table:table-cell>
              <table:table-cell office:value-type="float" office:value="0.973254">
                <text:p>0.973254</text:p>
              </table:table-cell>
              <table:table-cell office:value-type="float" office:value="0.956912">
                <text:p>0.956912</text:p>
              </table:table-cell>
              <table:table-cell office:value-type="float" office:value="0.973757">
                <text:p>0.973757</text:p>
              </table:table-cell>
              <table:table-cell office:value-type="float" office:value="0.966141">
                <text:p>0.966141</text:p>
              </table:table-cell>
              <table:table-cell office:value-type="float" office:value="0.966141">
                <text:p>0.966141</text:p>
              </table:table-cell>
              <table:table-cell office:value-type="float" office:value="0.955653">
                <text:p>0.955653</text:p>
              </table:table-cell>
              <table:table-cell office:value-type="float" office:value="0.956294">
                <text:p>0.956294</text:p>
              </table:table-cell>
              <table:table-cell office:value-type="float" office:value="0.956294">
                <text:p>0.956294</text:p>
              </table:table-cell>
              <table:table-cell office:value-type="float" office:value="0.96411">
                <text:p>0.96411</text:p>
              </table:table-cell>
              <table:table-cell office:value-type="float" office:value="0.96411">
                <text:p>0.96411</text:p>
              </table:table-cell>
              <table:table-cell office:value-type="float" office:value="0.951815">
                <text:p>0.951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53462">
                <text:p>0.953462</text:p>
              </table:table-cell>
              <table:table-cell office:value-type="float" office:value="0.966023">
                <text:p>0.966023</text:p>
              </table:table-cell>
              <table:table-cell office:value-type="float" office:value="0.957968">
                <text:p>0.957968</text:p>
              </table:table-cell>
              <table:table-cell office:value-type="float" office:value="0.957968">
                <text:p>0.957968</text:p>
              </table:table-cell>
              <table:table-cell office:value-type="float" office:value="0.96264">
                <text:p>0.96264</text:p>
              </table:table-cell>
              <table:table-cell office:value-type="float" office:value="0.96264">
                <text:p>0.96264</text:p>
              </table:table-cell>
              <table:table-cell office:value-type="float" office:value="0.957419">
                <text:p>0.957419</text:p>
              </table:table-cell>
              <table:table-cell office:value-type="float" office:value="0.964614">
                <text:p>0.964614</text:p>
              </table:table-cell>
              <table:table-cell office:value-type="float" office:value="0.964614">
                <text:p>0.964614</text:p>
              </table:table-cell>
              <table:table-cell office:value-type="float" office:value="0.957395">
                <text:p>0.957395</text:p>
              </table:table-cell>
              <table:table-cell office:value-type="float" office:value="0.963206">
                <text:p>0.963206</text:p>
              </table:table-cell>
              <table:table-cell office:value-type="float" office:value="0.963206">
                <text:p>0.963206</text:p>
              </table:table-cell>
              <table:table-cell office:value-type="float" office:value="0.952715">
                <text:p>0.952715</text:p>
              </table:table-cell>
              <table:table-cell office:value-type="float" office:value="0.952715">
                <text:p>0.952715</text:p>
              </table:table-cell>
              <table:table-cell office:value-type="float" office:value="0.969644">
                <text:p>0.969644</text:p>
              </table:table-cell>
              <table:table-cell office:value-type="float" office:value="0.960309">
                <text:p>0.960309</text:p>
              </table:table-cell>
              <table:table-cell office:value-type="float" office:value="0.960309">
                <text:p>0.960309</text:p>
              </table:table-cell>
              <table:table-cell office:value-type="float" office:value="0.970416">
                <text:p>0.970416</text:p>
              </table:table-cell>
              <table:table-cell office:value-type="float" office:value="0.972275">
                <text:p>0.972275</text:p>
              </table:table-cell>
              <table:table-cell office:value-type="float" office:value="0.972275">
                <text:p>0.972275</text:p>
              </table:table-cell>
              <table:table-cell office:value-type="float" office:value="0.956618">
                <text:p>0.956618</text:p>
              </table:table-cell>
              <table:table-cell office:value-type="float" office:value="0.973047">
                <text:p>0.973047</text:p>
              </table:table-cell>
              <table:table-cell office:value-type="float" office:value="0.965093">
                <text:p>0.965093</text:p>
              </table:table-cell>
              <table:table-cell office:value-type="float" office:value="0.965093">
                <text:p>0.965093</text:p>
              </table:table-cell>
              <table:table-cell office:value-type="float" office:value="0.956276">
                <text:p>0.956276</text:p>
              </table:table-cell>
              <table:table-cell office:value-type="float" office:value="0.956291">
                <text:p>0.956291</text:p>
              </table:table-cell>
              <table:table-cell office:value-type="float" office:value="0.956291">
                <text:p>0.956291</text:p>
              </table:table-cell>
              <table:table-cell office:value-type="float" office:value="0.963739">
                <text:p>0.963739</text:p>
              </table:table-cell>
              <table:table-cell office:value-type="float" office:value="0.963739">
                <text:p>0.963739</text:p>
              </table:table-cell>
              <table:table-cell office:value-type="float" office:value="0.950995">
                <text:p>0.950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3458">
                <text:p>0.953458</text:p>
              </table:table-cell>
              <table:table-cell office:value-type="float" office:value="0.965009">
                <text:p>0.965009</text:p>
              </table:table-cell>
              <table:table-cell office:value-type="float" office:value="0.956895">
                <text:p>0.956895</text:p>
              </table:table-cell>
              <table:table-cell office:value-type="float" office:value="0.956895">
                <text:p>0.956895</text:p>
              </table:table-cell>
              <table:table-cell office:value-type="float" office:value="0.960658">
                <text:p>0.960658</text:p>
              </table:table-cell>
              <table:table-cell office:value-type="float" office:value="0.960658">
                <text:p>0.960658</text:p>
              </table:table-cell>
              <table:table-cell office:value-type="float" office:value="0.957761">
                <text:p>0.957761</text:p>
              </table:table-cell>
              <table:table-cell office:value-type="float" office:value="0.965185">
                <text:p>0.965185</text:p>
              </table:table-cell>
              <table:table-cell office:value-type="float" office:value="0.965185">
                <text:p>0.965185</text:p>
              </table:table-cell>
              <table:table-cell office:value-type="float" office:value="0.957966">
                <text:p>0.957966</text:p>
              </table:table-cell>
              <table:table-cell office:value-type="float" office:value="0.962454">
                <text:p>0.962454</text:p>
              </table:table-cell>
              <table:table-cell office:value-type="float" office:value="0.962454">
                <text:p>0.962454</text:p>
              </table:table-cell>
              <table:table-cell office:value-type="float" office:value="0.953466">
                <text:p>0.953466</text:p>
              </table:table-cell>
              <table:table-cell office:value-type="float" office:value="0.953466">
                <text:p>0.953466</text:p>
              </table:table-cell>
              <table:table-cell office:value-type="float" office:value="0.96739">
                <text:p>0.96739</text:p>
              </table:table-cell>
              <table:table-cell office:value-type="float" office:value="0.959077">
                <text:p>0.959077</text:p>
              </table:table-cell>
              <table:table-cell office:value-type="float" office:value="0.959077">
                <text:p>0.959077</text:p>
              </table:table-cell>
              <table:table-cell office:value-type="float" office:value="0.970141">
                <text:p>0.970141</text:p>
              </table:table-cell>
              <table:table-cell office:value-type="float" office:value="0.970825">
                <text:p>0.970825</text:p>
              </table:table-cell>
              <table:table-cell office:value-type="float" office:value="0.970825">
                <text:p>0.970825</text:p>
              </table:table-cell>
              <table:table-cell office:value-type="float" office:value="0.958937">
                <text:p>0.958937</text:p>
              </table:table-cell>
              <table:table-cell office:value-type="float" office:value="0.972138">
                <text:p>0.972138</text:p>
              </table:table-cell>
              <table:table-cell office:value-type="float" office:value="0.964509">
                <text:p>0.964509</text:p>
              </table:table-cell>
              <table:table-cell office:value-type="float" office:value="0.964509">
                <text:p>0.964509</text:p>
              </table:table-cell>
              <table:table-cell office:value-type="float" office:value="0.957069">
                <text:p>0.957069</text:p>
              </table:table-cell>
              <table:table-cell office:value-type="float" office:value="0.956321">
                <text:p>0.956321</text:p>
              </table:table-cell>
              <table:table-cell office:value-type="float" office:value="0.956321">
                <text:p>0.956321</text:p>
              </table:table-cell>
              <table:table-cell office:value-type="float" office:value="0.963431">
                <text:p>0.963431</text:p>
              </table:table-cell>
              <table:table-cell office:value-type="float" office:value="0.963431">
                <text:p>0.963431</text:p>
              </table:table-cell>
              <table:table-cell office:value-type="float" office:value="0.95229">
                <text:p>0.952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53415">
                <text:p>0.953415</text:p>
              </table:table-cell>
              <table:table-cell office:value-type="float" office:value="0.965898">
                <text:p>0.965898</text:p>
              </table:table-cell>
              <table:table-cell office:value-type="float" office:value="0.957883">
                <text:p>0.957883</text:p>
              </table:table-cell>
              <table:table-cell office:value-type="float" office:value="0.957883">
                <text:p>0.957883</text:p>
              </table:table-cell>
              <table:table-cell office:value-type="float" office:value="0.960225">
                <text:p>0.960225</text:p>
              </table:table-cell>
              <table:table-cell office:value-type="float" office:value="0.960225">
                <text:p>0.960225</text:p>
              </table:table-cell>
              <table:table-cell office:value-type="float" office:value="0.959097">
                <text:p>0.959097</text:p>
              </table:table-cell>
              <table:table-cell office:value-type="float" office:value="0.965531">
                <text:p>0.965531</text:p>
              </table:table-cell>
              <table:table-cell office:value-type="float" office:value="0.965531">
                <text:p>0.965531</text:p>
              </table:table-cell>
              <table:table-cell office:value-type="float" office:value="0.955555">
                <text:p>0.955555</text:p>
              </table:table-cell>
              <table:table-cell office:value-type="float" office:value="0.962345">
                <text:p>0.962345</text:p>
              </table:table-cell>
              <table:table-cell office:value-type="float" office:value="0.962345">
                <text:p>0.962345</text:p>
              </table:table-cell>
              <table:table-cell office:value-type="float" office:value="0.954434">
                <text:p>0.954434</text:p>
              </table:table-cell>
              <table:table-cell office:value-type="float" office:value="0.954434">
                <text:p>0.954434</text:p>
              </table:table-cell>
              <table:table-cell office:value-type="float" office:value="0.96716">
                <text:p>0.96716</text:p>
              </table:table-cell>
              <table:table-cell office:value-type="float" office:value="0.958407">
                <text:p>0.958407</text:p>
              </table:table-cell>
              <table:table-cell office:value-type="float" office:value="0.958407">
                <text:p>0.958407</text:p>
              </table:table-cell>
              <table:table-cell office:value-type="float" office:value="0.971055">
                <text:p>0.971055</text:p>
              </table:table-cell>
              <table:table-cell office:value-type="float" office:value="0.970548">
                <text:p>0.970548</text:p>
              </table:table-cell>
              <table:table-cell office:value-type="float" office:value="0.970548">
                <text:p>0.970548</text:p>
              </table:table-cell>
              <table:table-cell office:value-type="float" office:value="0.958802">
                <text:p>0.958802</text:p>
              </table:table-cell>
              <table:table-cell office:value-type="float" office:value="0.973922">
                <text:p>0.973922</text:p>
              </table:table-cell>
              <table:table-cell office:value-type="float" office:value="0.965717">
                <text:p>0.965717</text:p>
              </table:table-cell>
              <table:table-cell office:value-type="float" office:value="0.965717">
                <text:p>0.965717</text:p>
              </table:table-cell>
              <table:table-cell office:value-type="float" office:value="0.95817">
                <text:p>0.95817</text:p>
              </table:table-cell>
              <table:table-cell office:value-type="float" office:value="0.957938">
                <text:p>0.957938</text:p>
              </table:table-cell>
              <table:table-cell office:value-type="float" office:value="0.957938">
                <text:p>0.957938</text:p>
              </table:table-cell>
              <table:table-cell office:value-type="float" office:value="0.963809">
                <text:p>0.963809</text:p>
              </table:table-cell>
              <table:table-cell office:value-type="float" office:value="0.963809">
                <text:p>0.963809</text:p>
              </table:table-cell>
              <table:table-cell office:value-type="float" office:value="0.95229">
                <text:p>0.95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55077">
                <text:p>0.955077</text:p>
              </table:table-cell>
              <table:table-cell office:value-type="float" office:value="0.965855">
                <text:p>0.965855</text:p>
              </table:table-cell>
              <table:table-cell office:value-type="float" office:value="0.959188">
                <text:p>0.959188</text:p>
              </table:table-cell>
              <table:table-cell office:value-type="float" office:value="0.959188">
                <text:p>0.959188</text:p>
              </table:table-cell>
              <table:table-cell office:value-type="float" office:value="0.959946">
                <text:p>0.959946</text:p>
              </table:table-cell>
              <table:table-cell office:value-type="float" office:value="0.959946">
                <text:p>0.959946</text:p>
              </table:table-cell>
              <table:table-cell office:value-type="float" office:value="0.958867">
                <text:p>0.958867</text:p>
              </table:table-cell>
              <table:table-cell office:value-type="float" office:value="0.966003">
                <text:p>0.966003</text:p>
              </table:table-cell>
              <table:table-cell office:value-type="float" office:value="0.966003">
                <text:p>0.966003</text:p>
              </table:table-cell>
              <table:table-cell office:value-type="float" office:value="0.955446">
                <text:p>0.955446</text:p>
              </table:table-cell>
              <table:table-cell office:value-type="float" office:value="0.96393">
                <text:p>0.96393</text:p>
              </table:table-cell>
              <table:table-cell office:value-type="float" office:value="0.96393">
                <text:p>0.96393</text:p>
              </table:table-cell>
              <table:table-cell office:value-type="float" office:value="0.95369">
                <text:p>0.95369</text:p>
              </table:table-cell>
              <table:table-cell office:value-type="float" office:value="0.95369">
                <text:p>0.95369</text:p>
              </table:table-cell>
              <table:table-cell office:value-type="float" office:value="0.967253">
                <text:p>0.967253</text:p>
              </table:table-cell>
              <table:table-cell office:value-type="float" office:value="0.959037">
                <text:p>0.959037</text:p>
              </table:table-cell>
              <table:table-cell office:value-type="float" office:value="0.959037">
                <text:p>0.959037</text:p>
              </table:table-cell>
              <table:table-cell office:value-type="float" office:value="0.970356">
                <text:p>0.970356</text:p>
              </table:table-cell>
              <table:table-cell office:value-type="float" office:value="0.970882">
                <text:p>0.970882</text:p>
              </table:table-cell>
              <table:table-cell office:value-type="float" office:value="0.970882">
                <text:p>0.970882</text:p>
              </table:table-cell>
              <table:table-cell office:value-type="float" office:value="0.957558">
                <text:p>0.957558</text:p>
              </table:table-cell>
              <table:table-cell office:value-type="float" office:value="0.974575">
                <text:p>0.974575</text:p>
              </table:table-cell>
              <table:table-cell office:value-type="float" office:value="0.966273">
                <text:p>0.966273</text:p>
              </table:table-cell>
              <table:table-cell office:value-type="float" office:value="0.966273">
                <text:p>0.966273</text:p>
              </table:table-cell>
              <table:table-cell office:value-type="float" office:value="0.957486">
                <text:p>0.957486</text:p>
              </table:table-cell>
              <table:table-cell office:value-type="float" office:value="0.958936">
                <text:p>0.958936</text:p>
              </table:table-cell>
              <table:table-cell office:value-type="float" office:value="0.958936">
                <text:p>0.958936</text:p>
              </table:table-cell>
              <table:table-cell office:value-type="float" office:value="0.963607">
                <text:p>0.963607</text:p>
              </table:table-cell>
              <table:table-cell office:value-type="float" office:value="0.963607">
                <text:p>0.963607</text:p>
              </table:table-cell>
              <table:table-cell office:value-type="float" office:value="0.952433">
                <text:p>0.9524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55912">
                <text:p>0.955912</text:p>
              </table:table-cell>
              <table:table-cell office:value-type="float" office:value="0.965037">
                <text:p>0.965037</text:p>
              </table:table-cell>
              <table:table-cell office:value-type="float" office:value="0.958037">
                <text:p>0.958037</text:p>
              </table:table-cell>
              <table:table-cell office:value-type="float" office:value="0.958037">
                <text:p>0.958037</text:p>
              </table:table-cell>
              <table:table-cell office:value-type="float" office:value="0.960127">
                <text:p>0.960127</text:p>
              </table:table-cell>
              <table:table-cell office:value-type="float" office:value="0.960127">
                <text:p>0.960127</text:p>
              </table:table-cell>
              <table:table-cell office:value-type="float" office:value="0.957609">
                <text:p>0.957609</text:p>
              </table:table-cell>
              <table:table-cell office:value-type="float" office:value="0.96634">
                <text:p>0.96634</text:p>
              </table:table-cell>
              <table:table-cell office:value-type="float" office:value="0.96634">
                <text:p>0.96634</text:p>
              </table:table-cell>
              <table:table-cell office:value-type="float" office:value="0.955184">
                <text:p>0.955184</text:p>
              </table:table-cell>
              <table:table-cell office:value-type="float" office:value="0.964049">
                <text:p>0.964049</text:p>
              </table:table-cell>
              <table:table-cell office:value-type="float" office:value="0.964049">
                <text:p>0.964049</text:p>
              </table:table-cell>
              <table:table-cell office:value-type="float" office:value="0.953369">
                <text:p>0.953369</text:p>
              </table:table-cell>
              <table:table-cell office:value-type="float" office:value="0.953369">
                <text:p>0.953369</text:p>
              </table:table-cell>
              <table:table-cell office:value-type="float" office:value="0.966303">
                <text:p>0.966303</text:p>
              </table:table-cell>
              <table:table-cell office:value-type="float" office:value="0.959784">
                <text:p>0.959784</text:p>
              </table:table-cell>
              <table:table-cell office:value-type="float" office:value="0.959784">
                <text:p>0.959784</text:p>
              </table:table-cell>
              <table:table-cell office:value-type="float" office:value="0.971172">
                <text:p>0.971172</text:p>
              </table:table-cell>
              <table:table-cell office:value-type="float" office:value="0.971331">
                <text:p>0.971331</text:p>
              </table:table-cell>
              <table:table-cell office:value-type="float" office:value="0.971331">
                <text:p>0.971331</text:p>
              </table:table-cell>
              <table:table-cell office:value-type="float" office:value="0.956387">
                <text:p>0.956387</text:p>
              </table:table-cell>
              <table:table-cell office:value-type="float" office:value="0.973992">
                <text:p>0.973992</text:p>
              </table:table-cell>
              <table:table-cell office:value-type="float" office:value="0.965633">
                <text:p>0.965633</text:p>
              </table:table-cell>
              <table:table-cell office:value-type="float" office:value="0.965633">
                <text:p>0.965633</text:p>
              </table:table-cell>
              <table:table-cell office:value-type="float" office:value="0.95766">
                <text:p>0.95766</text:p>
              </table:table-cell>
              <table:table-cell office:value-type="float" office:value="0.958535">
                <text:p>0.958535</text:p>
              </table:table-cell>
              <table:table-cell office:value-type="float" office:value="0.958535">
                <text:p>0.958535</text:p>
              </table:table-cell>
              <table:table-cell office:value-type="float" office:value="0.962117">
                <text:p>0.962117</text:p>
              </table:table-cell>
              <table:table-cell office:value-type="float" office:value="0.962117">
                <text:p>0.962117</text:p>
              </table:table-cell>
              <table:table-cell office:value-type="float" office:value="0.951778">
                <text:p>0.951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55968">
                <text:p>0.955968</text:p>
              </table:table-cell>
              <table:table-cell office:value-type="float" office:value="0.964376">
                <text:p>0.964376</text:p>
              </table:table-cell>
              <table:table-cell office:value-type="float" office:value="0.957741">
                <text:p>0.957741</text:p>
              </table:table-cell>
              <table:table-cell office:value-type="float" office:value="0.957741">
                <text:p>0.957741</text:p>
              </table:table-cell>
              <table:table-cell office:value-type="float" office:value="0.960782">
                <text:p>0.960782</text:p>
              </table:table-cell>
              <table:table-cell office:value-type="float" office:value="0.960782">
                <text:p>0.960782</text:p>
              </table:table-cell>
              <table:table-cell office:value-type="float" office:value="0.956331">
                <text:p>0.956331</text:p>
              </table:table-cell>
              <table:table-cell office:value-type="float" office:value="0.965559">
                <text:p>0.965559</text:p>
              </table:table-cell>
              <table:table-cell office:value-type="float" office:value="0.965559">
                <text:p>0.965559</text:p>
              </table:table-cell>
              <table:table-cell office:value-type="float" office:value="0.955563">
                <text:p>0.955563</text:p>
              </table:table-cell>
              <table:table-cell office:value-type="float" office:value="0.963585">
                <text:p>0.963585</text:p>
              </table:table-cell>
              <table:table-cell office:value-type="float" office:value="0.963585">
                <text:p>0.963585</text:p>
              </table:table-cell>
              <table:table-cell office:value-type="float" office:value="0.953998">
                <text:p>0.953998</text:p>
              </table:table-cell>
              <table:table-cell office:value-type="float" office:value="0.953998">
                <text:p>0.953998</text:p>
              </table:table-cell>
              <table:table-cell office:value-type="float" office:value="0.964434">
                <text:p>0.964434</text:p>
              </table:table-cell>
              <table:table-cell office:value-type="float" office:value="0.960957">
                <text:p>0.960957</text:p>
              </table:table-cell>
              <table:table-cell office:value-type="float" office:value="0.960957">
                <text:p>0.960957</text:p>
              </table:table-cell>
              <table:table-cell office:value-type="float" office:value="0.97175">
                <text:p>0.97175</text:p>
              </table:table-cell>
              <table:table-cell office:value-type="float" office:value="0.971894">
                <text:p>0.971894</text:p>
              </table:table-cell>
              <table:table-cell office:value-type="float" office:value="0.971894">
                <text:p>0.971894</text:p>
              </table:table-cell>
              <table:table-cell office:value-type="float" office:value="0.957056">
                <text:p>0.957056</text:p>
              </table:table-cell>
              <table:table-cell office:value-type="float" office:value="0.974411">
                <text:p>0.974411</text:p>
              </table:table-cell>
              <table:table-cell office:value-type="float" office:value="0.965661">
                <text:p>0.965661</text:p>
              </table:table-cell>
              <table:table-cell office:value-type="float" office:value="0.965661">
                <text:p>0.965661</text:p>
              </table:table-cell>
              <table:table-cell office:value-type="float" office:value="0.957529">
                <text:p>0.957529</text:p>
              </table:table-cell>
              <table:table-cell office:value-type="float" office:value="0.958483">
                <text:p>0.958483</text:p>
              </table:table-cell>
              <table:table-cell office:value-type="float" office:value="0.958483">
                <text:p>0.958483</text:p>
              </table:table-cell>
              <table:table-cell office:value-type="float" office:value="0.96108">
                <text:p>0.96108</text:p>
              </table:table-cell>
              <table:table-cell office:value-type="float" office:value="0.96108">
                <text:p>0.96108</text:p>
              </table:table-cell>
              <table:table-cell office:value-type="float" office:value="0.951833">
                <text:p>0.9518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5604">
                <text:p>0.955604</text:p>
              </table:table-cell>
              <table:table-cell office:value-type="float" office:value="0.964611">
                <text:p>0.964611</text:p>
              </table:table-cell>
              <table:table-cell office:value-type="float" office:value="0.956998">
                <text:p>0.956998</text:p>
              </table:table-cell>
              <table:table-cell office:value-type="float" office:value="0.956998">
                <text:p>0.956998</text:p>
              </table:table-cell>
              <table:table-cell office:value-type="float" office:value="0.960244">
                <text:p>0.960244</text:p>
              </table:table-cell>
              <table:table-cell office:value-type="float" office:value="0.960244">
                <text:p>0.960244</text:p>
              </table:table-cell>
              <table:table-cell office:value-type="float" office:value="0.957059">
                <text:p>0.957059</text:p>
              </table:table-cell>
              <table:table-cell office:value-type="float" office:value="0.96602">
                <text:p>0.96602</text:p>
              </table:table-cell>
              <table:table-cell office:value-type="float" office:value="0.96602">
                <text:p>0.96602</text:p>
              </table:table-cell>
              <table:table-cell office:value-type="float" office:value="0.955582">
                <text:p>0.955582</text:p>
              </table:table-cell>
              <table:table-cell office:value-type="float" office:value="0.963141">
                <text:p>0.963141</text:p>
              </table:table-cell>
              <table:table-cell office:value-type="float" office:value="0.963141">
                <text:p>0.963141</text:p>
              </table:table-cell>
              <table:table-cell office:value-type="float" office:value="0.953269">
                <text:p>0.953269</text:p>
              </table:table-cell>
              <table:table-cell office:value-type="float" office:value="0.953269">
                <text:p>0.953269</text:p>
              </table:table-cell>
              <table:table-cell office:value-type="float" office:value="0.965014">
                <text:p>0.965014</text:p>
              </table:table-cell>
              <table:table-cell office:value-type="float" office:value="0.960962">
                <text:p>0.960962</text:p>
              </table:table-cell>
              <table:table-cell office:value-type="float" office:value="0.960962">
                <text:p>0.960962</text:p>
              </table:table-cell>
              <table:table-cell office:value-type="float" office:value="0.970836">
                <text:p>0.970836</text:p>
              </table:table-cell>
              <table:table-cell office:value-type="float" office:value="0.971645">
                <text:p>0.971645</text:p>
              </table:table-cell>
              <table:table-cell office:value-type="float" office:value="0.971645">
                <text:p>0.971645</text:p>
              </table:table-cell>
              <table:table-cell office:value-type="float" office:value="0.959017">
                <text:p>0.959017</text:p>
              </table:table-cell>
              <table:table-cell office:value-type="float" office:value="0.976076">
                <text:p>0.976076</text:p>
              </table:table-cell>
              <table:table-cell office:value-type="float" office:value="0.965258">
                <text:p>0.965258</text:p>
              </table:table-cell>
              <table:table-cell office:value-type="float" office:value="0.965258">
                <text:p>0.965258</text:p>
              </table:table-cell>
              <table:table-cell office:value-type="float" office:value="0.957154">
                <text:p>0.957154</text:p>
              </table:table-cell>
              <table:table-cell office:value-type="float" office:value="0.958636">
                <text:p>0.958636</text:p>
              </table:table-cell>
              <table:table-cell office:value-type="float" office:value="0.958636">
                <text:p>0.958636</text:p>
              </table:table-cell>
              <table:table-cell office:value-type="float" office:value="0.960562">
                <text:p>0.960562</text:p>
              </table:table-cell>
              <table:table-cell office:value-type="float" office:value="0.960562">
                <text:p>0.960562</text:p>
              </table:table-cell>
              <table:table-cell office:value-type="float" office:value="0.953293">
                <text:p>0.9532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56583">
                <text:p>0.956583</text:p>
              </table:table-cell>
              <table:table-cell office:value-type="float" office:value="0.964045">
                <text:p>0.964045</text:p>
              </table:table-cell>
              <table:table-cell office:value-type="float" office:value="0.956459">
                <text:p>0.956459</text:p>
              </table:table-cell>
              <table:table-cell office:value-type="float" office:value="0.956459">
                <text:p>0.956459</text:p>
              </table:table-cell>
              <table:table-cell office:value-type="float" office:value="0.959493">
                <text:p>0.959493</text:p>
              </table:table-cell>
              <table:table-cell office:value-type="float" office:value="0.959493">
                <text:p>0.959493</text:p>
              </table:table-cell>
              <table:table-cell office:value-type="float" office:value="0.955274">
                <text:p>0.955274</text:p>
              </table:table-cell>
              <table:table-cell office:value-type="float" office:value="0.965182">
                <text:p>0.965182</text:p>
              </table:table-cell>
              <table:table-cell office:value-type="float" office:value="0.965182">
                <text:p>0.965182</text:p>
              </table:table-cell>
              <table:table-cell office:value-type="float" office:value="0.953749">
                <text:p>0.953749</text:p>
              </table:table-cell>
              <table:table-cell office:value-type="float" office:value="0.962557">
                <text:p>0.962557</text:p>
              </table:table-cell>
              <table:table-cell office:value-type="float" office:value="0.962557">
                <text:p>0.962557</text:p>
              </table:table-cell>
              <table:table-cell office:value-type="float" office:value="0.952282">
                <text:p>0.952282</text:p>
              </table:table-cell>
              <table:table-cell office:value-type="float" office:value="0.952282">
                <text:p>0.952282</text:p>
              </table:table-cell>
              <table:table-cell office:value-type="float" office:value="0.963868">
                <text:p>0.963868</text:p>
              </table:table-cell>
              <table:table-cell office:value-type="float" office:value="0.963242">
                <text:p>0.963242</text:p>
              </table:table-cell>
              <table:table-cell office:value-type="float" office:value="0.963242">
                <text:p>0.963242</text:p>
              </table:table-cell>
              <table:table-cell office:value-type="float" office:value="0.972526">
                <text:p>0.972526</text:p>
              </table:table-cell>
              <table:table-cell office:value-type="float" office:value="0.971918">
                <text:p>0.971918</text:p>
              </table:table-cell>
              <table:table-cell office:value-type="float" office:value="0.971918">
                <text:p>0.971918</text:p>
              </table:table-cell>
              <table:table-cell office:value-type="float" office:value="0.958763">
                <text:p>0.958763</text:p>
              </table:table-cell>
              <table:table-cell office:value-type="float" office:value="0.975619">
                <text:p>0.975619</text:p>
              </table:table-cell>
              <table:table-cell office:value-type="float" office:value="0.964708">
                <text:p>0.964708</text:p>
              </table:table-cell>
              <table:table-cell office:value-type="float" office:value="0.964708">
                <text:p>0.964708</text:p>
              </table:table-cell>
              <table:table-cell office:value-type="float" office:value="0.957754">
                <text:p>0.957754</text:p>
              </table:table-cell>
              <table:table-cell office:value-type="float" office:value="0.956057">
                <text:p>0.956057</text:p>
              </table:table-cell>
              <table:table-cell office:value-type="float" office:value="0.956057">
                <text:p>0.956057</text:p>
              </table:table-cell>
              <table:table-cell office:value-type="float" office:value="0.960169">
                <text:p>0.960169</text:p>
              </table:table-cell>
              <table:table-cell office:value-type="float" office:value="0.960169">
                <text:p>0.960169</text:p>
              </table:table-cell>
              <table:table-cell office:value-type="float" office:value="0.954096">
                <text:p>0.9540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57307">
                <text:p>0.957307</text:p>
              </table:table-cell>
              <table:table-cell office:value-type="float" office:value="0.964897">
                <text:p>0.964897</text:p>
              </table:table-cell>
              <table:table-cell office:value-type="float" office:value="0.957891">
                <text:p>0.957891</text:p>
              </table:table-cell>
              <table:table-cell office:value-type="float" office:value="0.957891">
                <text:p>0.957891</text:p>
              </table:table-cell>
              <table:table-cell office:value-type="float" office:value="0.958296">
                <text:p>0.958296</text:p>
              </table:table-cell>
              <table:table-cell office:value-type="float" office:value="0.958296">
                <text:p>0.958296</text:p>
              </table:table-cell>
              <table:table-cell office:value-type="float" office:value="0.954821">
                <text:p>0.954821</text:p>
              </table:table-cell>
              <table:table-cell office:value-type="float" office:value="0.964704">
                <text:p>0.964704</text:p>
              </table:table-cell>
              <table:table-cell office:value-type="float" office:value="0.964704">
                <text:p>0.964704</text:p>
              </table:table-cell>
              <table:table-cell office:value-type="float" office:value="0.954603">
                <text:p>0.954603</text:p>
              </table:table-cell>
              <table:table-cell office:value-type="float" office:value="0.961518">
                <text:p>0.961518</text:p>
              </table:table-cell>
              <table:table-cell office:value-type="float" office:value="0.961518">
                <text:p>0.961518</text:p>
              </table:table-cell>
              <table:table-cell office:value-type="float" office:value="0.953685">
                <text:p>0.953685</text:p>
              </table:table-cell>
              <table:table-cell office:value-type="float" office:value="0.953685">
                <text:p>0.953685</text:p>
              </table:table-cell>
              <table:table-cell office:value-type="float" office:value="0.963427">
                <text:p>0.963427</text:p>
              </table:table-cell>
              <table:table-cell office:value-type="float" office:value="0.96519">
                <text:p>0.96519</text:p>
              </table:table-cell>
              <table:table-cell office:value-type="float" office:value="0.96519">
                <text:p>0.96519</text:p>
              </table:table-cell>
              <table:table-cell office:value-type="float" office:value="0.971988">
                <text:p>0.971988</text:p>
              </table:table-cell>
              <table:table-cell office:value-type="float" office:value="0.970509">
                <text:p>0.970509</text:p>
              </table:table-cell>
              <table:table-cell office:value-type="float" office:value="0.970509">
                <text:p>0.970509</text:p>
              </table:table-cell>
              <table:table-cell office:value-type="float" office:value="0.958713">
                <text:p>0.958713</text:p>
              </table:table-cell>
              <table:table-cell office:value-type="float" office:value="0.974715">
                <text:p>0.974715</text:p>
              </table:table-cell>
              <table:table-cell office:value-type="float" office:value="0.963293">
                <text:p>0.963293</text:p>
              </table:table-cell>
              <table:table-cell office:value-type="float" office:value="0.963293">
                <text:p>0.963293</text:p>
              </table:table-cell>
              <table:table-cell office:value-type="float" office:value="0.957271">
                <text:p>0.957271</text:p>
              </table:table-cell>
              <table:table-cell office:value-type="float" office:value="0.955902">
                <text:p>0.955902</text:p>
              </table:table-cell>
              <table:table-cell office:value-type="float" office:value="0.955902">
                <text:p>0.955902</text:p>
              </table:table-cell>
              <table:table-cell office:value-type="float" office:value="0.960696">
                <text:p>0.960696</text:p>
              </table:table-cell>
              <table:table-cell office:value-type="float" office:value="0.960696">
                <text:p>0.960696</text:p>
              </table:table-cell>
              <table:table-cell office:value-type="float" office:value="0.952821">
                <text:p>0.952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58213">
                <text:p>0.958213</text:p>
              </table:table-cell>
              <table:table-cell office:value-type="float" office:value="0.963202">
                <text:p>0.963202</text:p>
              </table:table-cell>
              <table:table-cell office:value-type="float" office:value="0.955435">
                <text:p>0.955435</text:p>
              </table:table-cell>
              <table:table-cell office:value-type="float" office:value="0.955435">
                <text:p>0.955435</text:p>
              </table:table-cell>
              <table:table-cell office:value-type="float" office:value="0.957504">
                <text:p>0.957504</text:p>
              </table:table-cell>
              <table:table-cell office:value-type="float" office:value="0.957504">
                <text:p>0.957504</text:p>
              </table:table-cell>
              <table:table-cell office:value-type="float" office:value="0.95378">
                <text:p>0.95378</text:p>
              </table:table-cell>
              <table:table-cell office:value-type="float" office:value="0.963978">
                <text:p>0.963978</text:p>
              </table:table-cell>
              <table:table-cell office:value-type="float" office:value="0.963978">
                <text:p>0.963978</text:p>
              </table:table-cell>
              <table:table-cell office:value-type="float" office:value="0.954544">
                <text:p>0.954544</text:p>
              </table:table-cell>
              <table:table-cell office:value-type="float" office:value="0.961205">
                <text:p>0.961205</text:p>
              </table:table-cell>
              <table:table-cell office:value-type="float" office:value="0.961205">
                <text:p>0.961205</text:p>
              </table:table-cell>
              <table:table-cell office:value-type="float" office:value="0.953543">
                <text:p>0.953543</text:p>
              </table:table-cell>
              <table:table-cell office:value-type="float" office:value="0.953543">
                <text:p>0.953543</text:p>
              </table:table-cell>
              <table:table-cell office:value-type="float" office:value="0.962015">
                <text:p>0.962015</text:p>
              </table:table-cell>
              <table:table-cell office:value-type="float" office:value="0.966734">
                <text:p>0.966734</text:p>
              </table:table-cell>
              <table:table-cell office:value-type="float" office:value="0.966734">
                <text:p>0.966734</text:p>
              </table:table-cell>
              <table:table-cell office:value-type="float" office:value="0.970748">
                <text:p>0.970748</text:p>
              </table:table-cell>
              <table:table-cell office:value-type="float" office:value="0.971081">
                <text:p>0.971081</text:p>
              </table:table-cell>
              <table:table-cell office:value-type="float" office:value="0.971081">
                <text:p>0.971081</text:p>
              </table:table-cell>
              <table:table-cell office:value-type="float" office:value="0.957777">
                <text:p>0.957777</text:p>
              </table:table-cell>
              <table:table-cell office:value-type="float" office:value="0.974627">
                <text:p>0.974627</text:p>
              </table:table-cell>
              <table:table-cell office:value-type="float" office:value="0.963014">
                <text:p>0.963014</text:p>
              </table:table-cell>
              <table:table-cell office:value-type="float" office:value="0.963014">
                <text:p>0.963014</text:p>
              </table:table-cell>
              <table:table-cell office:value-type="float" office:value="0.956074">
                <text:p>0.956074</text:p>
              </table:table-cell>
              <table:table-cell office:value-type="float" office:value="0.955699">
                <text:p>0.955699</text:p>
              </table:table-cell>
              <table:table-cell office:value-type="float" office:value="0.955699">
                <text:p>0.955699</text:p>
              </table:table-cell>
              <table:table-cell office:value-type="float" office:value="0.961355">
                <text:p>0.961355</text:p>
              </table:table-cell>
              <table:table-cell office:value-type="float" office:value="0.961355">
                <text:p>0.961355</text:p>
              </table:table-cell>
              <table:table-cell office:value-type="float" office:value="0.952927">
                <text:p>0.9529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57254">
                <text:p>0.957254</text:p>
              </table:table-cell>
              <table:table-cell office:value-type="float" office:value="0.961816">
                <text:p>0.961816</text:p>
              </table:table-cell>
              <table:table-cell office:value-type="float" office:value="0.955995">
                <text:p>0.955995</text:p>
              </table:table-cell>
              <table:table-cell office:value-type="float" office:value="0.955995">
                <text:p>0.955995</text:p>
              </table:table-cell>
              <table:table-cell office:value-type="float" office:value="0.957431">
                <text:p>0.957431</text:p>
              </table:table-cell>
              <table:table-cell office:value-type="float" office:value="0.957431">
                <text:p>0.957431</text:p>
              </table:table-cell>
              <table:table-cell office:value-type="float" office:value="0.954273">
                <text:p>0.954273</text:p>
              </table:table-cell>
              <table:table-cell office:value-type="float" office:value="0.96369">
                <text:p>0.96369</text:p>
              </table:table-cell>
              <table:table-cell office:value-type="float" office:value="0.96369">
                <text:p>0.96369</text:p>
              </table:table-cell>
              <table:table-cell office:value-type="float" office:value="0.955641">
                <text:p>0.955641</text:p>
              </table:table-cell>
              <table:table-cell office:value-type="float" office:value="0.960641">
                <text:p>0.960641</text:p>
              </table:table-cell>
              <table:table-cell office:value-type="float" office:value="0.960641">
                <text:p>0.960641</text:p>
              </table:table-cell>
              <table:table-cell office:value-type="float" office:value="0.953802">
                <text:p>0.953802</text:p>
              </table:table-cell>
              <table:table-cell office:value-type="float" office:value="0.953802">
                <text:p>0.953802</text:p>
              </table:table-cell>
              <table:table-cell office:value-type="float" office:value="0.962573">
                <text:p>0.962573</text:p>
              </table:table-cell>
              <table:table-cell office:value-type="float" office:value="0.964757">
                <text:p>0.964757</text:p>
              </table:table-cell>
              <table:table-cell office:value-type="float" office:value="0.964757">
                <text:p>0.964757</text:p>
              </table:table-cell>
              <table:table-cell office:value-type="float" office:value="0.97126">
                <text:p>0.97126</text:p>
              </table:table-cell>
              <table:table-cell office:value-type="float" office:value="0.972063">
                <text:p>0.972063</text:p>
              </table:table-cell>
              <table:table-cell office:value-type="float" office:value="0.972063">
                <text:p>0.972063</text:p>
              </table:table-cell>
              <table:table-cell office:value-type="float" office:value="0.959023">
                <text:p>0.959023</text:p>
              </table:table-cell>
              <table:table-cell office:value-type="float" office:value="0.974808">
                <text:p>0.974808</text:p>
              </table:table-cell>
              <table:table-cell office:value-type="float" office:value="0.962776">
                <text:p>0.962776</text:p>
              </table:table-cell>
              <table:table-cell office:value-type="float" office:value="0.962776">
                <text:p>0.962776</text:p>
              </table:table-cell>
              <table:table-cell office:value-type="float" office:value="0.956826">
                <text:p>0.956826</text:p>
              </table:table-cell>
              <table:table-cell office:value-type="float" office:value="0.957828">
                <text:p>0.957828</text:p>
              </table:table-cell>
              <table:table-cell office:value-type="float" office:value="0.957828">
                <text:p>0.957828</text:p>
              </table:table-cell>
              <table:table-cell office:value-type="float" office:value="0.961681">
                <text:p>0.961681</text:p>
              </table:table-cell>
              <table:table-cell office:value-type="float" office:value="0.961681">
                <text:p>0.961681</text:p>
              </table:table-cell>
              <table:table-cell office:value-type="float" office:value="0.952116">
                <text:p>0.952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57655">
                <text:p>0.957655</text:p>
              </table:table-cell>
              <table:table-cell office:value-type="float" office:value="0.96309">
                <text:p>0.96309</text:p>
              </table:table-cell>
              <table:table-cell office:value-type="float" office:value="0.956092">
                <text:p>0.956092</text:p>
              </table:table-cell>
              <table:table-cell office:value-type="float" office:value="0.956092">
                <text:p>0.956092</text:p>
              </table:table-cell>
              <table:table-cell office:value-type="float" office:value="0.956072">
                <text:p>0.956072</text:p>
              </table:table-cell>
              <table:table-cell office:value-type="float" office:value="0.956072">
                <text:p>0.956072</text:p>
              </table:table-cell>
              <table:table-cell office:value-type="float" office:value="0.953248">
                <text:p>0.953248</text:p>
              </table:table-cell>
              <table:table-cell office:value-type="float" office:value="0.964798">
                <text:p>0.964798</text:p>
              </table:table-cell>
              <table:table-cell office:value-type="float" office:value="0.964798">
                <text:p>0.964798</text:p>
              </table:table-cell>
              <table:table-cell office:value-type="float" office:value="0.956488">
                <text:p>0.956488</text:p>
              </table:table-cell>
              <table:table-cell office:value-type="float" office:value="0.96085">
                <text:p>0.96085</text:p>
              </table:table-cell>
              <table:table-cell office:value-type="float" office:value="0.96085">
                <text:p>0.96085</text:p>
              </table:table-cell>
              <table:table-cell office:value-type="float" office:value="0.953057">
                <text:p>0.953057</text:p>
              </table:table-cell>
              <table:table-cell office:value-type="float" office:value="0.953057">
                <text:p>0.953057</text:p>
              </table:table-cell>
              <table:table-cell office:value-type="float" office:value="0.962575">
                <text:p>0.962575</text:p>
              </table:table-cell>
              <table:table-cell office:value-type="float" office:value="0.965879">
                <text:p>0.965879</text:p>
              </table:table-cell>
              <table:table-cell office:value-type="float" office:value="0.965879">
                <text:p>0.965879</text:p>
              </table:table-cell>
              <table:table-cell office:value-type="float" office:value="0.970655">
                <text:p>0.970655</text:p>
              </table:table-cell>
              <table:table-cell office:value-type="float" office:value="0.972763">
                <text:p>0.972763</text:p>
              </table:table-cell>
              <table:table-cell office:value-type="float" office:value="0.972763">
                <text:p>0.972763</text:p>
              </table:table-cell>
              <table:table-cell office:value-type="float" office:value="0.959193">
                <text:p>0.959193</text:p>
              </table:table-cell>
              <table:table-cell office:value-type="float" office:value="0.974721">
                <text:p>0.974721</text:p>
              </table:table-cell>
              <table:table-cell office:value-type="float" office:value="0.961387">
                <text:p>0.961387</text:p>
              </table:table-cell>
              <table:table-cell office:value-type="float" office:value="0.961387">
                <text:p>0.961387</text:p>
              </table:table-cell>
              <table:table-cell office:value-type="float" office:value="0.956491">
                <text:p>0.956491</text:p>
              </table:table-cell>
              <table:table-cell office:value-type="float" office:value="0.958448">
                <text:p>0.958448</text:p>
              </table:table-cell>
              <table:table-cell office:value-type="float" office:value="0.958448">
                <text:p>0.958448</text:p>
              </table:table-cell>
              <table:table-cell office:value-type="float" office:value="0.961553">
                <text:p>0.961553</text:p>
              </table:table-cell>
              <table:table-cell office:value-type="float" office:value="0.961553">
                <text:p>0.961553</text:p>
              </table:table-cell>
              <table:table-cell office:value-type="float" office:value="0.951238">
                <text:p>0.951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5776">
                <text:p>0.95776</text:p>
              </table:table-cell>
              <table:table-cell office:value-type="float" office:value="0.964057">
                <text:p>0.964057</text:p>
              </table:table-cell>
              <table:table-cell office:value-type="float" office:value="0.955475">
                <text:p>0.955475</text:p>
              </table:table-cell>
              <table:table-cell office:value-type="float" office:value="0.955475">
                <text:p>0.955475</text:p>
              </table:table-cell>
              <table:table-cell office:value-type="float" office:value="0.955954">
                <text:p>0.955954</text:p>
              </table:table-cell>
              <table:table-cell office:value-type="float" office:value="0.955954">
                <text:p>0.955954</text:p>
              </table:table-cell>
              <table:table-cell office:value-type="float" office:value="0.952922">
                <text:p>0.952922</text:p>
              </table:table-cell>
              <table:table-cell office:value-type="float" office:value="0.964372">
                <text:p>0.964372</text:p>
              </table:table-cell>
              <table:table-cell office:value-type="float" office:value="0.964372">
                <text:p>0.964372</text:p>
              </table:table-cell>
              <table:table-cell office:value-type="float" office:value="0.957496">
                <text:p>0.957496</text:p>
              </table:table-cell>
              <table:table-cell office:value-type="float" office:value="0.959926">
                <text:p>0.959926</text:p>
              </table:table-cell>
              <table:table-cell office:value-type="float" office:value="0.959926">
                <text:p>0.959926</text:p>
              </table:table-cell>
              <table:table-cell office:value-type="float" office:value="0.953516">
                <text:p>0.953516</text:p>
              </table:table-cell>
              <table:table-cell office:value-type="float" office:value="0.953516">
                <text:p>0.953516</text:p>
              </table:table-cell>
              <table:table-cell office:value-type="float" office:value="0.961676">
                <text:p>0.961676</text:p>
              </table:table-cell>
              <table:table-cell office:value-type="float" office:value="0.965984">
                <text:p>0.965984</text:p>
              </table:table-cell>
              <table:table-cell office:value-type="float" office:value="0.965984">
                <text:p>0.965984</text:p>
              </table:table-cell>
              <table:table-cell office:value-type="float" office:value="0.969565">
                <text:p>0.969565</text:p>
              </table:table-cell>
              <table:table-cell office:value-type="float" office:value="0.972692">
                <text:p>0.972692</text:p>
              </table:table-cell>
              <table:table-cell office:value-type="float" office:value="0.972692">
                <text:p>0.972692</text:p>
              </table:table-cell>
              <table:table-cell office:value-type="float" office:value="0.959372">
                <text:p>0.959372</text:p>
              </table:table-cell>
              <table:table-cell office:value-type="float" office:value="0.976519">
                <text:p>0.976519</text:p>
              </table:table-cell>
              <table:table-cell office:value-type="float" office:value="0.961423">
                <text:p>0.961423</text:p>
              </table:table-cell>
              <table:table-cell office:value-type="float" office:value="0.961423">
                <text:p>0.961423</text:p>
              </table:table-cell>
              <table:table-cell office:value-type="float" office:value="0.957603">
                <text:p>0.957603</text:p>
              </table:table-cell>
              <table:table-cell office:value-type="float" office:value="0.959183">
                <text:p>0.959183</text:p>
              </table:table-cell>
              <table:table-cell office:value-type="float" office:value="0.959183">
                <text:p>0.959183</text:p>
              </table:table-cell>
              <table:table-cell office:value-type="float" office:value="0.961067">
                <text:p>0.961067</text:p>
              </table:table-cell>
              <table:table-cell office:value-type="float" office:value="0.961067">
                <text:p>0.961067</text:p>
              </table:table-cell>
              <table:table-cell office:value-type="float" office:value="0.950481">
                <text:p>0.950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58484">
                <text:p>0.958484</text:p>
              </table:table-cell>
              <table:table-cell office:value-type="float" office:value="0.963977">
                <text:p>0.963977</text:p>
              </table:table-cell>
              <table:table-cell office:value-type="float" office:value="0.956578">
                <text:p>0.956578</text:p>
              </table:table-cell>
              <table:table-cell office:value-type="float" office:value="0.956578">
                <text:p>0.956578</text:p>
              </table:table-cell>
              <table:table-cell office:value-type="float" office:value="0.95615">
                <text:p>0.95615</text:p>
              </table:table-cell>
              <table:table-cell office:value-type="float" office:value="0.95615">
                <text:p>0.95615</text:p>
              </table:table-cell>
              <table:table-cell office:value-type="float" office:value="0.954136">
                <text:p>0.954136</text:p>
              </table:table-cell>
              <table:table-cell office:value-type="float" office:value="0.964159">
                <text:p>0.964159</text:p>
              </table:table-cell>
              <table:table-cell office:value-type="float" office:value="0.964159">
                <text:p>0.964159</text:p>
              </table:table-cell>
              <table:table-cell office:value-type="float" office:value="0.95726">
                <text:p>0.95726</text:p>
              </table:table-cell>
              <table:table-cell office:value-type="float" office:value="0.960711">
                <text:p>0.960711</text:p>
              </table:table-cell>
              <table:table-cell office:value-type="float" office:value="0.960711">
                <text:p>0.960711</text:p>
              </table:table-cell>
              <table:table-cell office:value-type="float" office:value="0.952266">
                <text:p>0.952266</text:p>
              </table:table-cell>
              <table:table-cell office:value-type="float" office:value="0.952266">
                <text:p>0.952266</text:p>
              </table:table-cell>
              <table:table-cell office:value-type="float" office:value="0.96218">
                <text:p>0.96218</text:p>
              </table:table-cell>
              <table:table-cell office:value-type="float" office:value="0.967324">
                <text:p>0.967324</text:p>
              </table:table-cell>
              <table:table-cell office:value-type="float" office:value="0.967324">
                <text:p>0.967324</text:p>
              </table:table-cell>
              <table:table-cell office:value-type="float" office:value="0.970617">
                <text:p>0.970617</text:p>
              </table:table-cell>
              <table:table-cell office:value-type="float" office:value="0.972362">
                <text:p>0.972362</text:p>
              </table:table-cell>
              <table:table-cell office:value-type="float" office:value="0.972362">
                <text:p>0.972362</text:p>
              </table:table-cell>
              <table:table-cell office:value-type="float" office:value="0.958131">
                <text:p>0.958131</text:p>
              </table:table-cell>
              <table:table-cell office:value-type="float" office:value="0.975599">
                <text:p>0.975599</text:p>
              </table:table-cell>
              <table:table-cell office:value-type="float" office:value="0.96082">
                <text:p>0.96082</text:p>
              </table:table-cell>
              <table:table-cell office:value-type="float" office:value="0.96082">
                <text:p>0.96082</text:p>
              </table:table-cell>
              <table:table-cell office:value-type="float" office:value="0.958001">
                <text:p>0.958001</text:p>
              </table:table-cell>
              <table:table-cell office:value-type="float" office:value="0.959573">
                <text:p>0.959573</text:p>
              </table:table-cell>
              <table:table-cell office:value-type="float" office:value="0.959573">
                <text:p>0.959573</text:p>
              </table:table-cell>
              <table:table-cell office:value-type="float" office:value="0.960697">
                <text:p>0.960697</text:p>
              </table:table-cell>
              <table:table-cell office:value-type="float" office:value="0.960697">
                <text:p>0.960697</text:p>
              </table:table-cell>
              <table:table-cell office:value-type="float" office:value="0.950764">
                <text:p>0.9507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58464">
                <text:p>0.958464</text:p>
              </table:table-cell>
              <table:table-cell office:value-type="float" office:value="0.965221">
                <text:p>0.965221</text:p>
              </table:table-cell>
              <table:table-cell office:value-type="float" office:value="0.956313">
                <text:p>0.956313</text:p>
              </table:table-cell>
              <table:table-cell office:value-type="float" office:value="0.956313">
                <text:p>0.956313</text:p>
              </table:table-cell>
              <table:table-cell office:value-type="float" office:value="0.955538">
                <text:p>0.955538</text:p>
              </table:table-cell>
              <table:table-cell office:value-type="float" office:value="0.955538">
                <text:p>0.955538</text:p>
              </table:table-cell>
              <table:table-cell office:value-type="float" office:value="0.954379">
                <text:p>0.954379</text:p>
              </table:table-cell>
              <table:table-cell office:value-type="float" office:value="0.964371">
                <text:p>0.964371</text:p>
              </table:table-cell>
              <table:table-cell office:value-type="float" office:value="0.964371">
                <text:p>0.964371</text:p>
              </table:table-cell>
              <table:table-cell office:value-type="float" office:value="0.957439">
                <text:p>0.957439</text:p>
              </table:table-cell>
              <table:table-cell office:value-type="float" office:value="0.960197">
                <text:p>0.960197</text:p>
              </table:table-cell>
              <table:table-cell office:value-type="float" office:value="0.960197">
                <text:p>0.960197</text:p>
              </table:table-cell>
              <table:table-cell office:value-type="float" office:value="0.951976">
                <text:p>0.951976</text:p>
              </table:table-cell>
              <table:table-cell office:value-type="float" office:value="0.951976">
                <text:p>0.951976</text:p>
              </table:table-cell>
              <table:table-cell office:value-type="float" office:value="0.96249">
                <text:p>0.96249</text:p>
              </table:table-cell>
              <table:table-cell office:value-type="float" office:value="0.968093">
                <text:p>0.968093</text:p>
              </table:table-cell>
              <table:table-cell office:value-type="float" office:value="0.968093">
                <text:p>0.968093</text:p>
              </table:table-cell>
              <table:table-cell office:value-type="float" office:value="0.971347">
                <text:p>0.971347</text:p>
              </table:table-cell>
              <table:table-cell office:value-type="float" office:value="0.971435">
                <text:p>0.971435</text:p>
              </table:table-cell>
              <table:table-cell office:value-type="float" office:value="0.971435">
                <text:p>0.971435</text:p>
              </table:table-cell>
              <table:table-cell office:value-type="float" office:value="0.958074">
                <text:p>0.958074</text:p>
              </table:table-cell>
              <table:table-cell office:value-type="float" office:value="0.975111">
                <text:p>0.975111</text:p>
              </table:table-cell>
              <table:table-cell office:value-type="float" office:value="0.961381">
                <text:p>0.961381</text:p>
              </table:table-cell>
              <table:table-cell office:value-type="float" office:value="0.961381">
                <text:p>0.961381</text:p>
              </table:table-cell>
              <table:table-cell office:value-type="float" office:value="0.958027">
                <text:p>0.958027</text:p>
              </table:table-cell>
              <table:table-cell office:value-type="float" office:value="0.960607">
                <text:p>0.960607</text:p>
              </table:table-cell>
              <table:table-cell office:value-type="float" office:value="0.960607">
                <text:p>0.960607</text:p>
              </table:table-cell>
              <table:table-cell office:value-type="float" office:value="0.961222">
                <text:p>0.961222</text:p>
              </table:table-cell>
              <table:table-cell office:value-type="float" office:value="0.961222">
                <text:p>0.961222</text:p>
              </table:table-cell>
              <table:table-cell office:value-type="float" office:value="0.951928">
                <text:p>0.9519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8575">
                <text:p>0.958575</text:p>
              </table:table-cell>
              <table:table-cell office:value-type="float" office:value="0.964746">
                <text:p>0.964746</text:p>
              </table:table-cell>
              <table:table-cell office:value-type="float" office:value="0.955382">
                <text:p>0.955382</text:p>
              </table:table-cell>
              <table:table-cell office:value-type="float" office:value="0.955382">
                <text:p>0.955382</text:p>
              </table:table-cell>
              <table:table-cell office:value-type="float" office:value="0.955725">
                <text:p>0.955725</text:p>
              </table:table-cell>
              <table:table-cell office:value-type="float" office:value="0.955725">
                <text:p>0.955725</text:p>
              </table:table-cell>
              <table:table-cell office:value-type="float" office:value="0.955552">
                <text:p>0.955552</text:p>
              </table:table-cell>
              <table:table-cell office:value-type="float" office:value="0.963583">
                <text:p>0.963583</text:p>
              </table:table-cell>
              <table:table-cell office:value-type="float" office:value="0.963583">
                <text:p>0.963583</text:p>
              </table:table-cell>
              <table:table-cell office:value-type="float" office:value="0.95686">
                <text:p>0.95686</text:p>
              </table:table-cell>
              <table:table-cell office:value-type="float" office:value="0.960573">
                <text:p>0.960573</text:p>
              </table:table-cell>
              <table:table-cell office:value-type="float" office:value="0.960573">
                <text:p>0.960573</text:p>
              </table:table-cell>
              <table:table-cell office:value-type="float" office:value="0.95145">
                <text:p>0.95145</text:p>
              </table:table-cell>
              <table:table-cell office:value-type="float" office:value="0.95145">
                <text:p>0.95145</text:p>
              </table:table-cell>
              <table:table-cell office:value-type="float" office:value="0.962181">
                <text:p>0.962181</text:p>
              </table:table-cell>
              <table:table-cell office:value-type="float" office:value="0.969029">
                <text:p>0.969029</text:p>
              </table:table-cell>
              <table:table-cell office:value-type="float" office:value="0.969029">
                <text:p>0.969029</text:p>
              </table:table-cell>
              <table:table-cell office:value-type="float" office:value="0.970351">
                <text:p>0.970351</text:p>
              </table:table-cell>
              <table:table-cell office:value-type="float" office:value="0.970599">
                <text:p>0.970599</text:p>
              </table:table-cell>
              <table:table-cell office:value-type="float" office:value="0.970599">
                <text:p>0.970599</text:p>
              </table:table-cell>
              <table:table-cell office:value-type="float" office:value="0.95744">
                <text:p>0.95744</text:p>
              </table:table-cell>
              <table:table-cell office:value-type="float" office:value="0.975648">
                <text:p>0.975648</text:p>
              </table:table-cell>
              <table:table-cell office:value-type="float" office:value="0.961493">
                <text:p>0.961493</text:p>
              </table:table-cell>
              <table:table-cell office:value-type="float" office:value="0.961493">
                <text:p>0.961493</text:p>
              </table:table-cell>
              <table:table-cell office:value-type="float" office:value="0.956188">
                <text:p>0.956188</text:p>
              </table:table-cell>
              <table:table-cell office:value-type="float" office:value="0.961198">
                <text:p>0.961198</text:p>
              </table:table-cell>
              <table:table-cell office:value-type="float" office:value="0.961198">
                <text:p>0.961198</text:p>
              </table:table-cell>
              <table:table-cell office:value-type="float" office:value="0.960564">
                <text:p>0.960564</text:p>
              </table:table-cell>
              <table:table-cell office:value-type="float" office:value="0.960564">
                <text:p>0.960564</text:p>
              </table:table-cell>
              <table:table-cell office:value-type="float" office:value="0.952514">
                <text:p>0.9525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58723">
                <text:p>0.958723</text:p>
              </table:table-cell>
              <table:table-cell office:value-type="float" office:value="0.964727">
                <text:p>0.964727</text:p>
              </table:table-cell>
              <table:table-cell office:value-type="float" office:value="0.955323">
                <text:p>0.955323</text:p>
              </table:table-cell>
              <table:table-cell office:value-type="float" office:value="0.955323">
                <text:p>0.955323</text:p>
              </table:table-cell>
              <table:table-cell office:value-type="float" office:value="0.955256">
                <text:p>0.955256</text:p>
              </table:table-cell>
              <table:table-cell office:value-type="float" office:value="0.955256">
                <text:p>0.955256</text:p>
              </table:table-cell>
              <table:table-cell office:value-type="float" office:value="0.955422">
                <text:p>0.955422</text:p>
              </table:table-cell>
              <table:table-cell office:value-type="float" office:value="0.962538">
                <text:p>0.962538</text:p>
              </table:table-cell>
              <table:table-cell office:value-type="float" office:value="0.962538">
                <text:p>0.962538</text:p>
              </table:table-cell>
              <table:table-cell office:value-type="float" office:value="0.956227">
                <text:p>0.956227</text:p>
              </table:table-cell>
              <table:table-cell office:value-type="float" office:value="0.961487">
                <text:p>0.961487</text:p>
              </table:table-cell>
              <table:table-cell office:value-type="float" office:value="0.961487">
                <text:p>0.961487</text:p>
              </table:table-cell>
              <table:table-cell office:value-type="float" office:value="0.953229">
                <text:p>0.953229</text:p>
              </table:table-cell>
              <table:table-cell office:value-type="float" office:value="0.953229">
                <text:p>0.953229</text:p>
              </table:table-cell>
              <table:table-cell office:value-type="float" office:value="0.962194">
                <text:p>0.962194</text:p>
              </table:table-cell>
              <table:table-cell office:value-type="float" office:value="0.968486">
                <text:p>0.968486</text:p>
              </table:table-cell>
              <table:table-cell office:value-type="float" office:value="0.968486">
                <text:p>0.968486</text:p>
              </table:table-cell>
              <table:table-cell office:value-type="float" office:value="0.970765">
                <text:p>0.970765</text:p>
              </table:table-cell>
              <table:table-cell office:value-type="float" office:value="0.970793">
                <text:p>0.970793</text:p>
              </table:table-cell>
              <table:table-cell office:value-type="float" office:value="0.970793">
                <text:p>0.970793</text:p>
              </table:table-cell>
              <table:table-cell office:value-type="float" office:value="0.958366">
                <text:p>0.958366</text:p>
              </table:table-cell>
              <table:table-cell office:value-type="float" office:value="0.97493">
                <text:p>0.97493</text:p>
              </table:table-cell>
              <table:table-cell office:value-type="float" office:value="0.960787">
                <text:p>0.960787</text:p>
              </table:table-cell>
              <table:table-cell office:value-type="float" office:value="0.960787">
                <text:p>0.960787</text:p>
              </table:table-cell>
              <table:table-cell office:value-type="float" office:value="0.956107">
                <text:p>0.956107</text:p>
              </table:table-cell>
              <table:table-cell office:value-type="float" office:value="0.961133">
                <text:p>0.961133</text:p>
              </table:table-cell>
              <table:table-cell office:value-type="float" office:value="0.961133">
                <text:p>0.961133</text:p>
              </table:table-cell>
              <table:table-cell office:value-type="float" office:value="0.961192">
                <text:p>0.961192</text:p>
              </table:table-cell>
              <table:table-cell office:value-type="float" office:value="0.961192">
                <text:p>0.961192</text:p>
              </table:table-cell>
              <table:table-cell office:value-type="float" office:value="0.953363">
                <text:p>0.953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0488">
                <text:p>0.960488</text:p>
              </table:table-cell>
              <table:table-cell office:value-type="float" office:value="0.965181">
                <text:p>0.965181</text:p>
              </table:table-cell>
              <table:table-cell office:value-type="float" office:value="0.955035">
                <text:p>0.955035</text:p>
              </table:table-cell>
              <table:table-cell office:value-type="float" office:value="0.955035">
                <text:p>0.955035</text:p>
              </table:table-cell>
              <table:table-cell office:value-type="float" office:value="0.955837">
                <text:p>0.955837</text:p>
              </table:table-cell>
              <table:table-cell office:value-type="float" office:value="0.955837">
                <text:p>0.955837</text:p>
              </table:table-cell>
              <table:table-cell office:value-type="float" office:value="0.955383">
                <text:p>0.955383</text:p>
              </table:table-cell>
              <table:table-cell office:value-type="float" office:value="0.962868">
                <text:p>0.962868</text:p>
              </table:table-cell>
              <table:table-cell office:value-type="float" office:value="0.962868">
                <text:p>0.962868</text:p>
              </table:table-cell>
              <table:table-cell office:value-type="float" office:value="0.955243">
                <text:p>0.955243</text:p>
              </table:table-cell>
              <table:table-cell office:value-type="float" office:value="0.960203">
                <text:p>0.960203</text:p>
              </table:table-cell>
              <table:table-cell office:value-type="float" office:value="0.960203">
                <text:p>0.960203</text:p>
              </table:table-cell>
              <table:table-cell office:value-type="float" office:value="0.954028">
                <text:p>0.954028</text:p>
              </table:table-cell>
              <table:table-cell office:value-type="float" office:value="0.954028">
                <text:p>0.954028</text:p>
              </table:table-cell>
              <table:table-cell office:value-type="float" office:value="0.96221">
                <text:p>0.96221</text:p>
              </table:table-cell>
              <table:table-cell office:value-type="float" office:value="0.967983">
                <text:p>0.967983</text:p>
              </table:table-cell>
              <table:table-cell office:value-type="float" office:value="0.967983">
                <text:p>0.967983</text:p>
              </table:table-cell>
              <table:table-cell office:value-type="float" office:value="0.970836">
                <text:p>0.970836</text:p>
              </table:table-cell>
              <table:table-cell office:value-type="float" office:value="0.970842">
                <text:p>0.970842</text:p>
              </table:table-cell>
              <table:table-cell office:value-type="float" office:value="0.970842">
                <text:p>0.970842</text:p>
              </table:table-cell>
              <table:table-cell office:value-type="float" office:value="0.958376">
                <text:p>0.958376</text:p>
              </table:table-cell>
              <table:table-cell office:value-type="float" office:value="0.973865">
                <text:p>0.973865</text:p>
              </table:table-cell>
              <table:table-cell office:value-type="float" office:value="0.961302">
                <text:p>0.961302</text:p>
              </table:table-cell>
              <table:table-cell office:value-type="float" office:value="0.961302">
                <text:p>0.961302</text:p>
              </table:table-cell>
              <table:table-cell office:value-type="float" office:value="0.956118">
                <text:p>0.956118</text:p>
              </table:table-cell>
              <table:table-cell office:value-type="float" office:value="0.961712">
                <text:p>0.961712</text:p>
              </table:table-cell>
              <table:table-cell office:value-type="float" office:value="0.961712">
                <text:p>0.961712</text:p>
              </table:table-cell>
              <table:table-cell office:value-type="float" office:value="0.960316">
                <text:p>0.960316</text:p>
              </table:table-cell>
              <table:table-cell office:value-type="float" office:value="0.960316">
                <text:p>0.960316</text:p>
              </table:table-cell>
              <table:table-cell office:value-type="float" office:value="0.953306">
                <text:p>0.953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59322">
                <text:p>0.959322</text:p>
              </table:table-cell>
              <table:table-cell office:value-type="float" office:value="0.965022">
                <text:p>0.965022</text:p>
              </table:table-cell>
              <table:table-cell office:value-type="float" office:value="0.954803">
                <text:p>0.954803</text:p>
              </table:table-cell>
              <table:table-cell office:value-type="float" office:value="0.954803">
                <text:p>0.954803</text:p>
              </table:table-cell>
              <table:table-cell office:value-type="float" office:value="0.955376">
                <text:p>0.955376</text:p>
              </table:table-cell>
              <table:table-cell office:value-type="float" office:value="0.955376">
                <text:p>0.955376</text:p>
              </table:table-cell>
              <table:table-cell office:value-type="float" office:value="0.955175">
                <text:p>0.955175</text:p>
              </table:table-cell>
              <table:table-cell office:value-type="float" office:value="0.963321">
                <text:p>0.963321</text:p>
              </table:table-cell>
              <table:table-cell office:value-type="float" office:value="0.963321">
                <text:p>0.963321</text:p>
              </table:table-cell>
              <table:table-cell office:value-type="float" office:value="0.956166">
                <text:p>0.956166</text:p>
              </table:table-cell>
              <table:table-cell office:value-type="float" office:value="0.959208">
                <text:p>0.959208</text:p>
              </table:table-cell>
              <table:table-cell office:value-type="float" office:value="0.959208">
                <text:p>0.959208</text:p>
              </table:table-cell>
              <table:table-cell office:value-type="float" office:value="0.953403">
                <text:p>0.953403</text:p>
              </table:table-cell>
              <table:table-cell office:value-type="float" office:value="0.953403">
                <text:p>0.953403</text:p>
              </table:table-cell>
              <table:table-cell office:value-type="float" office:value="0.961572">
                <text:p>0.961572</text:p>
              </table:table-cell>
              <table:table-cell office:value-type="float" office:value="0.967695">
                <text:p>0.967695</text:p>
              </table:table-cell>
              <table:table-cell office:value-type="float" office:value="0.967695">
                <text:p>0.967695</text:p>
              </table:table-cell>
              <table:table-cell office:value-type="float" office:value="0.96995">
                <text:p>0.96995</text:p>
              </table:table-cell>
              <table:table-cell office:value-type="float" office:value="0.970052">
                <text:p>0.970052</text:p>
              </table:table-cell>
              <table:table-cell office:value-type="float" office:value="0.970052">
                <text:p>0.970052</text:p>
              </table:table-cell>
              <table:table-cell office:value-type="float" office:value="0.958867">
                <text:p>0.958867</text:p>
              </table:table-cell>
              <table:table-cell office:value-type="float" office:value="0.974109">
                <text:p>0.974109</text:p>
              </table:table-cell>
              <table:table-cell office:value-type="float" office:value="0.961847">
                <text:p>0.961847</text:p>
              </table:table-cell>
              <table:table-cell office:value-type="float" office:value="0.961847">
                <text:p>0.961847</text:p>
              </table:table-cell>
              <table:table-cell office:value-type="float" office:value="0.956421">
                <text:p>0.956421</text:p>
              </table:table-cell>
              <table:table-cell office:value-type="float" office:value="0.961836">
                <text:p>0.961836</text:p>
              </table:table-cell>
              <table:table-cell office:value-type="float" office:value="0.961836">
                <text:p>0.961836</text:p>
              </table:table-cell>
              <table:table-cell office:value-type="float" office:value="0.959654">
                <text:p>0.959654</text:p>
              </table:table-cell>
              <table:table-cell office:value-type="float" office:value="0.959654">
                <text:p>0.959654</text:p>
              </table:table-cell>
              <table:table-cell office:value-type="float" office:value="0.952835">
                <text:p>0.9528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59246">
                <text:p>0.959246</text:p>
              </table:table-cell>
              <table:table-cell office:value-type="float" office:value="0.964349">
                <text:p>0.964349</text:p>
              </table:table-cell>
              <table:table-cell office:value-type="float" office:value="0.954903">
                <text:p>0.954903</text:p>
              </table:table-cell>
              <table:table-cell office:value-type="float" office:value="0.954903">
                <text:p>0.954903</text:p>
              </table:table-cell>
              <table:table-cell office:value-type="float" office:value="0.954902">
                <text:p>0.954902</text:p>
              </table:table-cell>
              <table:table-cell office:value-type="float" office:value="0.954902">
                <text:p>0.954902</text:p>
              </table:table-cell>
              <table:table-cell office:value-type="float" office:value="0.954595">
                <text:p>0.954595</text:p>
              </table:table-cell>
              <table:table-cell office:value-type="float" office:value="0.962862">
                <text:p>0.962862</text:p>
              </table:table-cell>
              <table:table-cell office:value-type="float" office:value="0.962862">
                <text:p>0.962862</text:p>
              </table:table-cell>
              <table:table-cell office:value-type="float" office:value="0.956343">
                <text:p>0.956343</text:p>
              </table:table-cell>
              <table:table-cell office:value-type="float" office:value="0.95909">
                <text:p>0.95909</text:p>
              </table:table-cell>
              <table:table-cell office:value-type="float" office:value="0.95909">
                <text:p>0.95909</text:p>
              </table:table-cell>
              <table:table-cell office:value-type="float" office:value="0.952778">
                <text:p>0.952778</text:p>
              </table:table-cell>
              <table:table-cell office:value-type="float" office:value="0.952778">
                <text:p>0.952778</text:p>
              </table:table-cell>
              <table:table-cell office:value-type="float" office:value="0.961109">
                <text:p>0.961109</text:p>
              </table:table-cell>
              <table:table-cell office:value-type="float" office:value="0.967351">
                <text:p>0.967351</text:p>
              </table:table-cell>
              <table:table-cell office:value-type="float" office:value="0.967351">
                <text:p>0.967351</text:p>
              </table:table-cell>
              <table:table-cell office:value-type="float" office:value="0.969301">
                <text:p>0.969301</text:p>
              </table:table-cell>
              <table:table-cell office:value-type="float" office:value="0.968384">
                <text:p>0.968384</text:p>
              </table:table-cell>
              <table:table-cell office:value-type="float" office:value="0.968384">
                <text:p>0.968384</text:p>
              </table:table-cell>
              <table:table-cell office:value-type="float" office:value="0.959769">
                <text:p>0.959769</text:p>
              </table:table-cell>
              <table:table-cell office:value-type="float" office:value="0.975355">
                <text:p>0.975355</text:p>
              </table:table-cell>
              <table:table-cell office:value-type="float" office:value="0.961634">
                <text:p>0.961634</text:p>
              </table:table-cell>
              <table:table-cell office:value-type="float" office:value="0.961634">
                <text:p>0.961634</text:p>
              </table:table-cell>
              <table:table-cell office:value-type="float" office:value="0.955872">
                <text:p>0.955872</text:p>
              </table:table-cell>
              <table:table-cell office:value-type="float" office:value="0.961922">
                <text:p>0.961922</text:p>
              </table:table-cell>
              <table:table-cell office:value-type="float" office:value="0.961922">
                <text:p>0.961922</text:p>
              </table:table-cell>
              <table:table-cell office:value-type="float" office:value="0.959629">
                <text:p>0.959629</text:p>
              </table:table-cell>
              <table:table-cell office:value-type="float" office:value="0.959629">
                <text:p>0.959629</text:p>
              </table:table-cell>
              <table:table-cell office:value-type="float" office:value="0.952005">
                <text:p>0.952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58485">
                <text:p>0.958485</text:p>
              </table:table-cell>
              <table:table-cell office:value-type="float" office:value="0.965525">
                <text:p>0.965525</text:p>
              </table:table-cell>
              <table:table-cell office:value-type="float" office:value="0.955024">
                <text:p>0.955024</text:p>
              </table:table-cell>
              <table:table-cell office:value-type="float" office:value="0.955024">
                <text:p>0.955024</text:p>
              </table:table-cell>
              <table:table-cell office:value-type="float" office:value="0.955595">
                <text:p>0.955595</text:p>
              </table:table-cell>
              <table:table-cell office:value-type="float" office:value="0.955595">
                <text:p>0.955595</text:p>
              </table:table-cell>
              <table:table-cell office:value-type="float" office:value="0.955473">
                <text:p>0.955473</text:p>
              </table:table-cell>
              <table:table-cell office:value-type="float" office:value="0.961966">
                <text:p>0.961966</text:p>
              </table:table-cell>
              <table:table-cell office:value-type="float" office:value="0.961966">
                <text:p>0.961966</text:p>
              </table:table-cell>
              <table:table-cell office:value-type="float" office:value="0.958297">
                <text:p>0.958297</text:p>
              </table:table-cell>
              <table:table-cell office:value-type="float" office:value="0.958056">
                <text:p>0.958056</text:p>
              </table:table-cell>
              <table:table-cell office:value-type="float" office:value="0.958056">
                <text:p>0.958056</text:p>
              </table:table-cell>
              <table:table-cell office:value-type="float" office:value="0.953985">
                <text:p>0.953985</text:p>
              </table:table-cell>
              <table:table-cell office:value-type="float" office:value="0.953985">
                <text:p>0.953985</text:p>
              </table:table-cell>
              <table:table-cell office:value-type="float" office:value="0.961942">
                <text:p>0.961942</text:p>
              </table:table-cell>
              <table:table-cell office:value-type="float" office:value="0.966525">
                <text:p>0.966525</text:p>
              </table:table-cell>
              <table:table-cell office:value-type="float" office:value="0.966525">
                <text:p>0.966525</text:p>
              </table:table-cell>
              <table:table-cell office:value-type="float" office:value="0.967899">
                <text:p>0.967899</text:p>
              </table:table-cell>
              <table:table-cell office:value-type="float" office:value="0.967832">
                <text:p>0.967832</text:p>
              </table:table-cell>
              <table:table-cell office:value-type="float" office:value="0.967832">
                <text:p>0.967832</text:p>
              </table:table-cell>
              <table:table-cell office:value-type="float" office:value="0.959603">
                <text:p>0.959603</text:p>
              </table:table-cell>
              <table:table-cell office:value-type="float" office:value="0.975642">
                <text:p>0.975642</text:p>
              </table:table-cell>
              <table:table-cell office:value-type="float" office:value="0.960926">
                <text:p>0.960926</text:p>
              </table:table-cell>
              <table:table-cell office:value-type="float" office:value="0.960926">
                <text:p>0.960926</text:p>
              </table:table-cell>
              <table:table-cell office:value-type="float" office:value="0.956629">
                <text:p>0.956629</text:p>
              </table:table-cell>
              <table:table-cell office:value-type="float" office:value="0.961119">
                <text:p>0.961119</text:p>
              </table:table-cell>
              <table:table-cell office:value-type="float" office:value="0.961119">
                <text:p>0.961119</text:p>
              </table:table-cell>
              <table:table-cell office:value-type="float" office:value="0.959542">
                <text:p>0.959542</text:p>
              </table:table-cell>
              <table:table-cell office:value-type="float" office:value="0.959542">
                <text:p>0.959542</text:p>
              </table:table-cell>
              <table:table-cell office:value-type="float" office:value="0.951155">
                <text:p>0.9511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7985">
                <text:p>0.957985</text:p>
              </table:table-cell>
              <table:table-cell office:value-type="float" office:value="0.96477">
                <text:p>0.96477</text:p>
              </table:table-cell>
              <table:table-cell office:value-type="float" office:value="0.953641">
                <text:p>0.953641</text:p>
              </table:table-cell>
              <table:table-cell office:value-type="float" office:value="0.953641">
                <text:p>0.953641</text:p>
              </table:table-cell>
              <table:table-cell office:value-type="float" office:value="0.956242">
                <text:p>0.956242</text:p>
              </table:table-cell>
              <table:table-cell office:value-type="float" office:value="0.956242">
                <text:p>0.956242</text:p>
              </table:table-cell>
              <table:table-cell office:value-type="float" office:value="0.955597">
                <text:p>0.955597</text:p>
              </table:table-cell>
              <table:table-cell office:value-type="float" office:value="0.962481">
                <text:p>0.962481</text:p>
              </table:table-cell>
              <table:table-cell office:value-type="float" office:value="0.962481">
                <text:p>0.962481</text:p>
              </table:table-cell>
              <table:table-cell office:value-type="float" office:value="0.958432">
                <text:p>0.958432</text:p>
              </table:table-cell>
              <table:table-cell office:value-type="float" office:value="0.956946">
                <text:p>0.956946</text:p>
              </table:table-cell>
              <table:table-cell office:value-type="float" office:value="0.956946">
                <text:p>0.956946</text:p>
              </table:table-cell>
              <table:table-cell office:value-type="float" office:value="0.953289">
                <text:p>0.953289</text:p>
              </table:table-cell>
              <table:table-cell office:value-type="float" office:value="0.953289">
                <text:p>0.953289</text:p>
              </table:table-cell>
              <table:table-cell office:value-type="float" office:value="0.961439">
                <text:p>0.961439</text:p>
              </table:table-cell>
              <table:table-cell office:value-type="float" office:value="0.96534">
                <text:p>0.96534</text:p>
              </table:table-cell>
              <table:table-cell office:value-type="float" office:value="0.96534">
                <text:p>0.96534</text:p>
              </table:table-cell>
              <table:table-cell office:value-type="float" office:value="0.968773">
                <text:p>0.968773</text:p>
              </table:table-cell>
              <table:table-cell office:value-type="float" office:value="0.968603">
                <text:p>0.968603</text:p>
              </table:table-cell>
              <table:table-cell office:value-type="float" office:value="0.968603">
                <text:p>0.968603</text:p>
              </table:table-cell>
              <table:table-cell office:value-type="float" office:value="0.959464">
                <text:p>0.959464</text:p>
              </table:table-cell>
              <table:table-cell office:value-type="float" office:value="0.975408">
                <text:p>0.975408</text:p>
              </table:table-cell>
              <table:table-cell office:value-type="float" office:value="0.961261">
                <text:p>0.961261</text:p>
              </table:table-cell>
              <table:table-cell office:value-type="float" office:value="0.961261">
                <text:p>0.961261</text:p>
              </table:table-cell>
              <table:table-cell office:value-type="float" office:value="0.957418">
                <text:p>0.957418</text:p>
              </table:table-cell>
              <table:table-cell office:value-type="float" office:value="0.961071">
                <text:p>0.961071</text:p>
              </table:table-cell>
              <table:table-cell office:value-type="float" office:value="0.961071">
                <text:p>0.961071</text:p>
              </table:table-cell>
              <table:table-cell office:value-type="float" office:value="0.958099">
                <text:p>0.958099</text:p>
              </table:table-cell>
              <table:table-cell office:value-type="float" office:value="0.958099">
                <text:p>0.958099</text:p>
              </table:table-cell>
              <table:table-cell office:value-type="float" office:value="0.951248">
                <text:p>0.951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711">
                <text:p>0.95711</text:p>
              </table:table-cell>
              <table:table-cell office:value-type="float" office:value="0.965132">
                <text:p>0.965132</text:p>
              </table:table-cell>
              <table:table-cell office:value-type="float" office:value="0.953415">
                <text:p>0.953415</text:p>
              </table:table-cell>
              <table:table-cell office:value-type="float" office:value="0.953415">
                <text:p>0.953415</text:p>
              </table:table-cell>
              <table:table-cell office:value-type="float" office:value="0.95601">
                <text:p>0.95601</text:p>
              </table:table-cell>
              <table:table-cell office:value-type="float" office:value="0.95601">
                <text:p>0.95601</text:p>
              </table:table-cell>
              <table:table-cell office:value-type="float" office:value="0.955692">
                <text:p>0.955692</text:p>
              </table:table-cell>
              <table:table-cell office:value-type="float" office:value="0.96193">
                <text:p>0.96193</text:p>
              </table:table-cell>
              <table:table-cell office:value-type="float" office:value="0.96193">
                <text:p>0.96193</text:p>
              </table:table-cell>
              <table:table-cell office:value-type="float" office:value="0.957362">
                <text:p>0.957362</text:p>
              </table:table-cell>
              <table:table-cell office:value-type="float" office:value="0.957324">
                <text:p>0.957324</text:p>
              </table:table-cell>
              <table:table-cell office:value-type="float" office:value="0.957324">
                <text:p>0.957324</text:p>
              </table:table-cell>
              <table:table-cell office:value-type="float" office:value="0.954185">
                <text:p>0.954185</text:p>
              </table:table-cell>
              <table:table-cell office:value-type="float" office:value="0.954185">
                <text:p>0.954185</text:p>
              </table:table-cell>
              <table:table-cell office:value-type="float" office:value="0.961345">
                <text:p>0.961345</text:p>
              </table:table-cell>
              <table:table-cell office:value-type="float" office:value="0.966245">
                <text:p>0.966245</text:p>
              </table:table-cell>
              <table:table-cell office:value-type="float" office:value="0.966245">
                <text:p>0.966245</text:p>
              </table:table-cell>
              <table:table-cell office:value-type="float" office:value="0.969426">
                <text:p>0.969426</text:p>
              </table:table-cell>
              <table:table-cell office:value-type="float" office:value="0.968123">
                <text:p>0.968123</text:p>
              </table:table-cell>
              <table:table-cell office:value-type="float" office:value="0.968123">
                <text:p>0.968123</text:p>
              </table:table-cell>
              <table:table-cell office:value-type="float" office:value="0.959759">
                <text:p>0.959759</text:p>
              </table:table-cell>
              <table:table-cell office:value-type="float" office:value="0.974689">
                <text:p>0.974689</text:p>
              </table:table-cell>
              <table:table-cell office:value-type="float" office:value="0.960948">
                <text:p>0.960948</text:p>
              </table:table-cell>
              <table:table-cell office:value-type="float" office:value="0.960948">
                <text:p>0.960948</text:p>
              </table:table-cell>
              <table:table-cell office:value-type="float" office:value="0.957344">
                <text:p>0.957344</text:p>
              </table:table-cell>
              <table:table-cell office:value-type="float" office:value="0.961833">
                <text:p>0.961833</text:p>
              </table:table-cell>
              <table:table-cell office:value-type="float" office:value="0.961833">
                <text:p>0.961833</text:p>
              </table:table-cell>
              <table:table-cell office:value-type="float" office:value="0.958353">
                <text:p>0.958353</text:p>
              </table:table-cell>
              <table:table-cell office:value-type="float" office:value="0.958353">
                <text:p>0.958353</text:p>
              </table:table-cell>
              <table:table-cell office:value-type="float" office:value="0.951132">
                <text:p>0.9511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7526">
                <text:p>0.957526</text:p>
              </table:table-cell>
              <table:table-cell office:value-type="float" office:value="0.964873">
                <text:p>0.964873</text:p>
              </table:table-cell>
              <table:table-cell office:value-type="float" office:value="0.952497">
                <text:p>0.952497</text:p>
              </table:table-cell>
              <table:table-cell office:value-type="float" office:value="0.952497">
                <text:p>0.952497</text:p>
              </table:table-cell>
              <table:table-cell office:value-type="float" office:value="0.955358">
                <text:p>0.955358</text:p>
              </table:table-cell>
              <table:table-cell office:value-type="float" office:value="0.955358">
                <text:p>0.955358</text:p>
              </table:table-cell>
              <table:table-cell office:value-type="float" office:value="0.956008">
                <text:p>0.956008</text:p>
              </table:table-cell>
              <table:table-cell office:value-type="float" office:value="0.962703">
                <text:p>0.962703</text:p>
              </table:table-cell>
              <table:table-cell office:value-type="float" office:value="0.962703">
                <text:p>0.962703</text:p>
              </table:table-cell>
              <table:table-cell office:value-type="float" office:value="0.95695">
                <text:p>0.95695</text:p>
              </table:table-cell>
              <table:table-cell office:value-type="float" office:value="0.958037">
                <text:p>0.958037</text:p>
              </table:table-cell>
              <table:table-cell office:value-type="float" office:value="0.958037">
                <text:p>0.958037</text:p>
              </table:table-cell>
              <table:table-cell office:value-type="float" office:value="0.953492">
                <text:p>0.953492</text:p>
              </table:table-cell>
              <table:table-cell office:value-type="float" office:value="0.953492">
                <text:p>0.953492</text:p>
              </table:table-cell>
              <table:table-cell office:value-type="float" office:value="0.961052">
                <text:p>0.961052</text:p>
              </table:table-cell>
              <table:table-cell office:value-type="float" office:value="0.966284">
                <text:p>0.966284</text:p>
              </table:table-cell>
              <table:table-cell office:value-type="float" office:value="0.966284">
                <text:p>0.966284</text:p>
              </table:table-cell>
              <table:table-cell office:value-type="float" office:value="0.968063">
                <text:p>0.968063</text:p>
              </table:table-cell>
              <table:table-cell office:value-type="float" office:value="0.969218">
                <text:p>0.969218</text:p>
              </table:table-cell>
              <table:table-cell office:value-type="float" office:value="0.969218">
                <text:p>0.969218</text:p>
              </table:table-cell>
              <table:table-cell office:value-type="float" office:value="0.95903">
                <text:p>0.95903</text:p>
              </table:table-cell>
              <table:table-cell office:value-type="float" office:value="0.974638">
                <text:p>0.974638</text:p>
              </table:table-cell>
              <table:table-cell office:value-type="float" office:value="0.959663">
                <text:p>0.959663</text:p>
              </table:table-cell>
              <table:table-cell office:value-type="float" office:value="0.959663">
                <text:p>0.959663</text:p>
              </table:table-cell>
              <table:table-cell office:value-type="float" office:value="0.956745">
                <text:p>0.956745</text:p>
              </table:table-cell>
              <table:table-cell office:value-type="float" office:value="0.962651">
                <text:p>0.962651</text:p>
              </table:table-cell>
              <table:table-cell office:value-type="float" office:value="0.962651">
                <text:p>0.962651</text:p>
              </table:table-cell>
              <table:table-cell office:value-type="float" office:value="0.95693">
                <text:p>0.95693</text:p>
              </table:table-cell>
              <table:table-cell office:value-type="float" office:value="0.95693">
                <text:p>0.95693</text:p>
              </table:table-cell>
              <table:table-cell office:value-type="float" office:value="0.95296">
                <text:p>0.952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58459">
                <text:p>0.958459</text:p>
              </table:table-cell>
              <table:table-cell office:value-type="float" office:value="0.964299">
                <text:p>0.964299</text:p>
              </table:table-cell>
              <table:table-cell office:value-type="float" office:value="0.95236">
                <text:p>0.95236</text:p>
              </table:table-cell>
              <table:table-cell office:value-type="float" office:value="0.95236">
                <text:p>0.95236</text:p>
              </table:table-cell>
              <table:table-cell office:value-type="float" office:value="0.956327">
                <text:p>0.956327</text:p>
              </table:table-cell>
              <table:table-cell office:value-type="float" office:value="0.956327">
                <text:p>0.956327</text:p>
              </table:table-cell>
              <table:table-cell office:value-type="float" office:value="0.955324">
                <text:p>0.955324</text:p>
              </table:table-cell>
              <table:table-cell office:value-type="float" office:value="0.962224">
                <text:p>0.962224</text:p>
              </table:table-cell>
              <table:table-cell office:value-type="float" office:value="0.962224">
                <text:p>0.962224</text:p>
              </table:table-cell>
              <table:table-cell office:value-type="float" office:value="0.957065">
                <text:p>0.957065</text:p>
              </table:table-cell>
              <table:table-cell office:value-type="float" office:value="0.957911">
                <text:p>0.957911</text:p>
              </table:table-cell>
              <table:table-cell office:value-type="float" office:value="0.957911">
                <text:p>0.957911</text:p>
              </table:table-cell>
              <table:table-cell office:value-type="float" office:value="0.952884">
                <text:p>0.952884</text:p>
              </table:table-cell>
              <table:table-cell office:value-type="float" office:value="0.952884">
                <text:p>0.952884</text:p>
              </table:table-cell>
              <table:table-cell office:value-type="float" office:value="0.961216">
                <text:p>0.961216</text:p>
              </table:table-cell>
              <table:table-cell office:value-type="float" office:value="0.965017">
                <text:p>0.965017</text:p>
              </table:table-cell>
              <table:table-cell office:value-type="float" office:value="0.965017">
                <text:p>0.965017</text:p>
              </table:table-cell>
              <table:table-cell office:value-type="float" office:value="0.967369">
                <text:p>0.967369</text:p>
              </table:table-cell>
              <table:table-cell office:value-type="float" office:value="0.969531">
                <text:p>0.969531</text:p>
              </table:table-cell>
              <table:table-cell office:value-type="float" office:value="0.969531">
                <text:p>0.969531</text:p>
              </table:table-cell>
              <table:table-cell office:value-type="float" office:value="0.959124">
                <text:p>0.959124</text:p>
              </table:table-cell>
              <table:table-cell office:value-type="float" office:value="0.974587">
                <text:p>0.974587</text:p>
              </table:table-cell>
              <table:table-cell office:value-type="float" office:value="0.95961">
                <text:p>0.95961</text:p>
              </table:table-cell>
              <table:table-cell office:value-type="float" office:value="0.95961">
                <text:p>0.95961</text:p>
              </table:table-cell>
              <table:table-cell office:value-type="float" office:value="0.956295">
                <text:p>0.956295</text:p>
              </table:table-cell>
              <table:table-cell office:value-type="float" office:value="0.964439">
                <text:p>0.964439</text:p>
              </table:table-cell>
              <table:table-cell office:value-type="float" office:value="0.964439">
                <text:p>0.964439</text:p>
              </table:table-cell>
              <table:table-cell office:value-type="float" office:value="0.956788">
                <text:p>0.956788</text:p>
              </table:table-cell>
              <table:table-cell office:value-type="float" office:value="0.956788">
                <text:p>0.956788</text:p>
              </table:table-cell>
              <table:table-cell office:value-type="float" office:value="0.953237">
                <text:p>0.9532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5809">
                <text:p>0.95809</text:p>
              </table:table-cell>
              <table:table-cell office:value-type="float" office:value="0.964312">
                <text:p>0.964312</text:p>
              </table:table-cell>
              <table:table-cell office:value-type="float" office:value="0.952007">
                <text:p>0.952007</text:p>
              </table:table-cell>
              <table:table-cell office:value-type="float" office:value="0.952007">
                <text:p>0.952007</text:p>
              </table:table-cell>
              <table:table-cell office:value-type="float" office:value="0.956047">
                <text:p>0.956047</text:p>
              </table:table-cell>
              <table:table-cell office:value-type="float" office:value="0.956047">
                <text:p>0.956047</text:p>
              </table:table-cell>
              <table:table-cell office:value-type="float" office:value="0.95483">
                <text:p>0.95483</text:p>
              </table:table-cell>
              <table:table-cell office:value-type="float" office:value="0.960763">
                <text:p>0.960763</text:p>
              </table:table-cell>
              <table:table-cell office:value-type="float" office:value="0.960763">
                <text:p>0.960763</text:p>
              </table:table-cell>
              <table:table-cell office:value-type="float" office:value="0.957662">
                <text:p>0.957662</text:p>
              </table:table-cell>
              <table:table-cell office:value-type="float" office:value="0.958315">
                <text:p>0.958315</text:p>
              </table:table-cell>
              <table:table-cell office:value-type="float" office:value="0.958315">
                <text:p>0.958315</text:p>
              </table:table-cell>
              <table:table-cell office:value-type="float" office:value="0.953725">
                <text:p>0.953725</text:p>
              </table:table-cell>
              <table:table-cell office:value-type="float" office:value="0.953725">
                <text:p>0.953725</text:p>
              </table:table-cell>
              <table:table-cell office:value-type="float" office:value="0.961148">
                <text:p>0.961148</text:p>
              </table:table-cell>
              <table:table-cell office:value-type="float" office:value="0.964561">
                <text:p>0.964561</text:p>
              </table:table-cell>
              <table:table-cell office:value-type="float" office:value="0.964561">
                <text:p>0.964561</text:p>
              </table:table-cell>
              <table:table-cell office:value-type="float" office:value="0.966837">
                <text:p>0.966837</text:p>
              </table:table-cell>
              <table:table-cell office:value-type="float" office:value="0.969042">
                <text:p>0.969042</text:p>
              </table:table-cell>
              <table:table-cell office:value-type="float" office:value="0.969042">
                <text:p>0.969042</text:p>
              </table:table-cell>
              <table:table-cell office:value-type="float" office:value="0.958751">
                <text:p>0.958751</text:p>
              </table:table-cell>
              <table:table-cell office:value-type="float" office:value="0.973667">
                <text:p>0.973667</text:p>
              </table:table-cell>
              <table:table-cell office:value-type="float" office:value="0.959231">
                <text:p>0.959231</text:p>
              </table:table-cell>
              <table:table-cell office:value-type="float" office:value="0.959231">
                <text:p>0.959231</text:p>
              </table:table-cell>
              <table:table-cell office:value-type="float" office:value="0.955429">
                <text:p>0.955429</text:p>
              </table:table-cell>
              <table:table-cell office:value-type="float" office:value="0.965474">
                <text:p>0.965474</text:p>
              </table:table-cell>
              <table:table-cell office:value-type="float" office:value="0.965474">
                <text:p>0.965474</text:p>
              </table:table-cell>
              <table:table-cell office:value-type="float" office:value="0.957357">
                <text:p>0.957357</text:p>
              </table:table-cell>
              <table:table-cell office:value-type="float" office:value="0.957357">
                <text:p>0.957357</text:p>
              </table:table-cell>
              <table:table-cell office:value-type="float" office:value="0.954355">
                <text:p>0.9543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8855">
                <text:p>0.958855</text:p>
              </table:table-cell>
              <table:table-cell office:value-type="float" office:value="0.965002">
                <text:p>0.965002</text:p>
              </table:table-cell>
              <table:table-cell office:value-type="float" office:value="0.953228">
                <text:p>0.953228</text:p>
              </table:table-cell>
              <table:table-cell office:value-type="float" office:value="0.953228">
                <text:p>0.953228</text:p>
              </table:table-cell>
              <table:table-cell office:value-type="float" office:value="0.956026">
                <text:p>0.956026</text:p>
              </table:table-cell>
              <table:table-cell office:value-type="float" office:value="0.956026">
                <text:p>0.956026</text:p>
              </table:table-cell>
              <table:table-cell office:value-type="float" office:value="0.955816">
                <text:p>0.955816</text:p>
              </table:table-cell>
              <table:table-cell office:value-type="float" office:value="0.96105">
                <text:p>0.96105</text:p>
              </table:table-cell>
              <table:table-cell office:value-type="float" office:value="0.96105">
                <text:p>0.96105</text:p>
              </table:table-cell>
              <table:table-cell office:value-type="float" office:value="0.957621">
                <text:p>0.957621</text:p>
              </table:table-cell>
              <table:table-cell office:value-type="float" office:value="0.957606">
                <text:p>0.957606</text:p>
              </table:table-cell>
              <table:table-cell office:value-type="float" office:value="0.957606">
                <text:p>0.957606</text:p>
              </table:table-cell>
              <table:table-cell office:value-type="float" office:value="0.953582">
                <text:p>0.953582</text:p>
              </table:table-cell>
              <table:table-cell office:value-type="float" office:value="0.953582">
                <text:p>0.953582</text:p>
              </table:table-cell>
              <table:table-cell office:value-type="float" office:value="0.960952">
                <text:p>0.960952</text:p>
              </table:table-cell>
              <table:table-cell office:value-type="float" office:value="0.965631">
                <text:p>0.965631</text:p>
              </table:table-cell>
              <table:table-cell office:value-type="float" office:value="0.965631">
                <text:p>0.965631</text:p>
              </table:table-cell>
              <table:table-cell office:value-type="float" office:value="0.967494">
                <text:p>0.967494</text:p>
              </table:table-cell>
              <table:table-cell office:value-type="float" office:value="0.968872">
                <text:p>0.968872</text:p>
              </table:table-cell>
              <table:table-cell office:value-type="float" office:value="0.968872">
                <text:p>0.968872</text:p>
              </table:table-cell>
              <table:table-cell office:value-type="float" office:value="0.958709">
                <text:p>0.958709</text:p>
              </table:table-cell>
              <table:table-cell office:value-type="float" office:value="0.972594">
                <text:p>0.972594</text:p>
              </table:table-cell>
              <table:table-cell office:value-type="float" office:value="0.958803">
                <text:p>0.958803</text:p>
              </table:table-cell>
              <table:table-cell office:value-type="float" office:value="0.958803">
                <text:p>0.958803</text:p>
              </table:table-cell>
              <table:table-cell office:value-type="float" office:value="0.956282">
                <text:p>0.956282</text:p>
              </table:table-cell>
              <table:table-cell office:value-type="float" office:value="0.967083">
                <text:p>0.967083</text:p>
              </table:table-cell>
              <table:table-cell office:value-type="float" office:value="0.967083">
                <text:p>0.967083</text:p>
              </table:table-cell>
              <table:table-cell office:value-type="float" office:value="0.956846">
                <text:p>0.956846</text:p>
              </table:table-cell>
              <table:table-cell office:value-type="float" office:value="0.956846">
                <text:p>0.956846</text:p>
              </table:table-cell>
              <table:table-cell office:value-type="float" office:value="0.953947">
                <text:p>0.9539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8678">
                <text:p>0.958678</text:p>
              </table:table-cell>
              <table:table-cell office:value-type="float" office:value="0.964183">
                <text:p>0.964183</text:p>
              </table:table-cell>
              <table:table-cell office:value-type="float" office:value="0.953345">
                <text:p>0.953345</text:p>
              </table:table-cell>
              <table:table-cell office:value-type="float" office:value="0.953345">
                <text:p>0.953345</text:p>
              </table:table-cell>
              <table:table-cell office:value-type="float" office:value="0.956495">
                <text:p>0.956495</text:p>
              </table:table-cell>
              <table:table-cell office:value-type="float" office:value="0.956495">
                <text:p>0.956495</text:p>
              </table:table-cell>
              <table:table-cell office:value-type="float" office:value="0.95599">
                <text:p>0.95599</text:p>
              </table:table-cell>
              <table:table-cell office:value-type="float" office:value="0.96142">
                <text:p>0.96142</text:p>
              </table:table-cell>
              <table:table-cell office:value-type="float" office:value="0.96142">
                <text:p>0.96142</text:p>
              </table:table-cell>
              <table:table-cell office:value-type="float" office:value="0.957015">
                <text:p>0.957015</text:p>
              </table:table-cell>
              <table:table-cell office:value-type="float" office:value="0.958348">
                <text:p>0.958348</text:p>
              </table:table-cell>
              <table:table-cell office:value-type="float" office:value="0.958348">
                <text:p>0.958348</text:p>
              </table:table-cell>
              <table:table-cell office:value-type="float" office:value="0.953903">
                <text:p>0.953903</text:p>
              </table:table-cell>
              <table:table-cell office:value-type="float" office:value="0.953903">
                <text:p>0.953903</text:p>
              </table:table-cell>
              <table:table-cell office:value-type="float" office:value="0.960398">
                <text:p>0.960398</text:p>
              </table:table-cell>
              <table:table-cell office:value-type="float" office:value="0.965178">
                <text:p>0.965178</text:p>
              </table:table-cell>
              <table:table-cell office:value-type="float" office:value="0.965178">
                <text:p>0.965178</text:p>
              </table:table-cell>
              <table:table-cell office:value-type="float" office:value="0.967574">
                <text:p>0.967574</text:p>
              </table:table-cell>
              <table:table-cell office:value-type="float" office:value="0.968117">
                <text:p>0.968117</text:p>
              </table:table-cell>
              <table:table-cell office:value-type="float" office:value="0.968117">
                <text:p>0.968117</text:p>
              </table:table-cell>
              <table:table-cell office:value-type="float" office:value="0.957791">
                <text:p>0.957791</text:p>
              </table:table-cell>
              <table:table-cell office:value-type="float" office:value="0.972633">
                <text:p>0.972633</text:p>
              </table:table-cell>
              <table:table-cell office:value-type="float" office:value="0.959812">
                <text:p>0.959812</text:p>
              </table:table-cell>
              <table:table-cell office:value-type="float" office:value="0.959812">
                <text:p>0.959812</text:p>
              </table:table-cell>
              <table:table-cell office:value-type="float" office:value="0.956455">
                <text:p>0.956455</text:p>
              </table:table-cell>
              <table:table-cell office:value-type="float" office:value="0.966965">
                <text:p>0.966965</text:p>
              </table:table-cell>
              <table:table-cell office:value-type="float" office:value="0.966965">
                <text:p>0.966965</text:p>
              </table:table-cell>
              <table:table-cell office:value-type="float" office:value="0.956802">
                <text:p>0.956802</text:p>
              </table:table-cell>
              <table:table-cell office:value-type="float" office:value="0.956802">
                <text:p>0.956802</text:p>
              </table:table-cell>
              <table:table-cell office:value-type="float" office:value="0.954299">
                <text:p>0.954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8043">
                <text:p>0.958043</text:p>
              </table:table-cell>
              <table:table-cell office:value-type="float" office:value="0.963325">
                <text:p>0.963325</text:p>
              </table:table-cell>
              <table:table-cell office:value-type="float" office:value="0.953385">
                <text:p>0.953385</text:p>
              </table:table-cell>
              <table:table-cell office:value-type="float" office:value="0.953385">
                <text:p>0.953385</text:p>
              </table:table-cell>
              <table:table-cell office:value-type="float" office:value="0.956146">
                <text:p>0.956146</text:p>
              </table:table-cell>
              <table:table-cell office:value-type="float" office:value="0.956146">
                <text:p>0.956146</text:p>
              </table:table-cell>
              <table:table-cell office:value-type="float" office:value="0.95699">
                <text:p>0.95699</text:p>
              </table:table-cell>
              <table:table-cell office:value-type="float" office:value="0.961886">
                <text:p>0.961886</text:p>
              </table:table-cell>
              <table:table-cell office:value-type="float" office:value="0.961886">
                <text:p>0.961886</text:p>
              </table:table-cell>
              <table:table-cell office:value-type="float" office:value="0.957476">
                <text:p>0.957476</text:p>
              </table:table-cell>
              <table:table-cell office:value-type="float" office:value="0.958162">
                <text:p>0.958162</text:p>
              </table:table-cell>
              <table:table-cell office:value-type="float" office:value="0.958162">
                <text:p>0.958162</text:p>
              </table:table-cell>
              <table:table-cell office:value-type="float" office:value="0.953534">
                <text:p>0.953534</text:p>
              </table:table-cell>
              <table:table-cell office:value-type="float" office:value="0.953534">
                <text:p>0.953534</text:p>
              </table:table-cell>
              <table:table-cell office:value-type="float" office:value="0.960337">
                <text:p>0.960337</text:p>
              </table:table-cell>
              <table:table-cell office:value-type="float" office:value="0.966038">
                <text:p>0.966038</text:p>
              </table:table-cell>
              <table:table-cell office:value-type="float" office:value="0.966038">
                <text:p>0.966038</text:p>
              </table:table-cell>
              <table:table-cell office:value-type="float" office:value="0.968191">
                <text:p>0.968191</text:p>
              </table:table-cell>
              <table:table-cell office:value-type="float" office:value="0.96797">
                <text:p>0.96797</text:p>
              </table:table-cell>
              <table:table-cell office:value-type="float" office:value="0.96797">
                <text:p>0.96797</text:p>
              </table:table-cell>
              <table:table-cell office:value-type="float" office:value="0.957363">
                <text:p>0.957363</text:p>
              </table:table-cell>
              <table:table-cell office:value-type="float" office:value="0.97204">
                <text:p>0.97204</text:p>
              </table:table-cell>
              <table:table-cell office:value-type="float" office:value="0.960239">
                <text:p>0.960239</text:p>
              </table:table-cell>
              <table:table-cell office:value-type="float" office:value="0.960239">
                <text:p>0.960239</text:p>
              </table:table-cell>
              <table:table-cell office:value-type="float" office:value="0.956701">
                <text:p>0.956701</text:p>
              </table:table-cell>
              <table:table-cell office:value-type="float" office:value="0.965832">
                <text:p>0.965832</text:p>
              </table:table-cell>
              <table:table-cell office:value-type="float" office:value="0.965832">
                <text:p>0.965832</text:p>
              </table:table-cell>
              <table:table-cell office:value-type="float" office:value="0.956669">
                <text:p>0.956669</text:p>
              </table:table-cell>
              <table:table-cell office:value-type="float" office:value="0.956669">
                <text:p>0.956669</text:p>
              </table:table-cell>
              <table:table-cell office:value-type="float" office:value="0.954373">
                <text:p>0.9543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842">
                <text:p>0.95842</text:p>
              </table:table-cell>
              <table:table-cell office:value-type="float" office:value="0.963352">
                <text:p>0.963352</text:p>
              </table:table-cell>
              <table:table-cell office:value-type="float" office:value="0.953436">
                <text:p>0.953436</text:p>
              </table:table-cell>
              <table:table-cell office:value-type="float" office:value="0.953436">
                <text:p>0.953436</text:p>
              </table:table-cell>
              <table:table-cell office:value-type="float" office:value="0.957071">
                <text:p>0.957071</text:p>
              </table:table-cell>
              <table:table-cell office:value-type="float" office:value="0.957071">
                <text:p>0.957071</text:p>
              </table:table-cell>
              <table:table-cell office:value-type="float" office:value="0.956476">
                <text:p>0.956476</text:p>
              </table:table-cell>
              <table:table-cell office:value-type="float" office:value="0.9625">
                <text:p>0.9625</text:p>
              </table:table-cell>
              <table:table-cell office:value-type="float" office:value="0.9625">
                <text:p>0.9625</text:p>
              </table:table-cell>
              <table:table-cell office:value-type="float" office:value="0.957913">
                <text:p>0.957913</text:p>
              </table:table-cell>
              <table:table-cell office:value-type="float" office:value="0.959301">
                <text:p>0.959301</text:p>
              </table:table-cell>
              <table:table-cell office:value-type="float" office:value="0.959301">
                <text:p>0.959301</text:p>
              </table:table-cell>
              <table:table-cell office:value-type="float" office:value="0.953558">
                <text:p>0.953558</text:p>
              </table:table-cell>
              <table:table-cell office:value-type="float" office:value="0.953558">
                <text:p>0.953558</text:p>
              </table:table-cell>
              <table:table-cell office:value-type="float" office:value="0.960707">
                <text:p>0.960707</text:p>
              </table:table-cell>
              <table:table-cell office:value-type="float" office:value="0.96575">
                <text:p>0.96575</text:p>
              </table:table-cell>
              <table:table-cell office:value-type="float" office:value="0.96575">
                <text:p>0.96575</text:p>
              </table:table-cell>
              <table:table-cell office:value-type="float" office:value="0.967958">
                <text:p>0.967958</text:p>
              </table:table-cell>
              <table:table-cell office:value-type="float" office:value="0.967849">
                <text:p>0.967849</text:p>
              </table:table-cell>
              <table:table-cell office:value-type="float" office:value="0.967849">
                <text:p>0.967849</text:p>
              </table:table-cell>
              <table:table-cell office:value-type="float" office:value="0.958154">
                <text:p>0.958154</text:p>
              </table:table-cell>
              <table:table-cell office:value-type="float" office:value="0.972613">
                <text:p>0.972613</text:p>
              </table:table-cell>
              <table:table-cell office:value-type="float" office:value="0.960601">
                <text:p>0.960601</text:p>
              </table:table-cell>
              <table:table-cell office:value-type="float" office:value="0.960601">
                <text:p>0.960601</text:p>
              </table:table-cell>
              <table:table-cell office:value-type="float" office:value="0.957799">
                <text:p>0.957799</text:p>
              </table:table-cell>
              <table:table-cell office:value-type="float" office:value="0.964943">
                <text:p>0.964943</text:p>
              </table:table-cell>
              <table:table-cell office:value-type="float" office:value="0.964943">
                <text:p>0.964943</text:p>
              </table:table-cell>
              <table:table-cell office:value-type="float" office:value="0.957421">
                <text:p>0.957421</text:p>
              </table:table-cell>
              <table:table-cell office:value-type="float" office:value="0.957421">
                <text:p>0.957421</text:p>
              </table:table-cell>
              <table:table-cell office:value-type="float" office:value="0.953633">
                <text:p>0.9536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8494">
                <text:p>0.958494</text:p>
              </table:table-cell>
              <table:table-cell office:value-type="float" office:value="0.962406">
                <text:p>0.962406</text:p>
              </table:table-cell>
              <table:table-cell office:value-type="float" office:value="0.95301">
                <text:p>0.95301</text:p>
              </table:table-cell>
              <table:table-cell office:value-type="float" office:value="0.95301">
                <text:p>0.95301</text:p>
              </table:table-cell>
              <table:table-cell office:value-type="float" office:value="0.95838">
                <text:p>0.95838</text:p>
              </table:table-cell>
              <table:table-cell office:value-type="float" office:value="0.95838">
                <text:p>0.95838</text:p>
              </table:table-cell>
              <table:table-cell office:value-type="float" office:value="0.956722">
                <text:p>0.956722</text:p>
              </table:table-cell>
              <table:table-cell office:value-type="float" office:value="0.962945">
                <text:p>0.962945</text:p>
              </table:table-cell>
              <table:table-cell office:value-type="float" office:value="0.962945">
                <text:p>0.962945</text:p>
              </table:table-cell>
              <table:table-cell office:value-type="float" office:value="0.958173">
                <text:p>0.958173</text:p>
              </table:table-cell>
              <table:table-cell office:value-type="float" office:value="0.959043">
                <text:p>0.959043</text:p>
              </table:table-cell>
              <table:table-cell office:value-type="float" office:value="0.959043">
                <text:p>0.959043</text:p>
              </table:table-cell>
              <table:table-cell office:value-type="float" office:value="0.953307">
                <text:p>0.953307</text:p>
              </table:table-cell>
              <table:table-cell office:value-type="float" office:value="0.953307">
                <text:p>0.953307</text:p>
              </table:table-cell>
              <table:table-cell office:value-type="float" office:value="0.961433">
                <text:p>0.961433</text:p>
              </table:table-cell>
              <table:table-cell office:value-type="float" office:value="0.965541">
                <text:p>0.965541</text:p>
              </table:table-cell>
              <table:table-cell office:value-type="float" office:value="0.965541">
                <text:p>0.965541</text:p>
              </table:table-cell>
              <table:table-cell office:value-type="float" office:value="0.967436">
                <text:p>0.967436</text:p>
              </table:table-cell>
              <table:table-cell office:value-type="float" office:value="0.968056">
                <text:p>0.968056</text:p>
              </table:table-cell>
              <table:table-cell office:value-type="float" office:value="0.968056">
                <text:p>0.968056</text:p>
              </table:table-cell>
              <table:table-cell office:value-type="float" office:value="0.958392">
                <text:p>0.958392</text:p>
              </table:table-cell>
              <table:table-cell office:value-type="float" office:value="0.972711">
                <text:p>0.972711</text:p>
              </table:table-cell>
              <table:table-cell office:value-type="float" office:value="0.960255">
                <text:p>0.960255</text:p>
              </table:table-cell>
              <table:table-cell office:value-type="float" office:value="0.960255">
                <text:p>0.960255</text:p>
              </table:table-cell>
              <table:table-cell office:value-type="float" office:value="0.958133">
                <text:p>0.958133</text:p>
              </table:table-cell>
              <table:table-cell office:value-type="float" office:value="0.965079">
                <text:p>0.965079</text:p>
              </table:table-cell>
              <table:table-cell office:value-type="float" office:value="0.965079">
                <text:p>0.965079</text:p>
              </table:table-cell>
              <table:table-cell office:value-type="float" office:value="0.95792">
                <text:p>0.95792</text:p>
              </table:table-cell>
              <table:table-cell office:value-type="float" office:value="0.95792">
                <text:p>0.95792</text:p>
              </table:table-cell>
              <table:table-cell office:value-type="float" office:value="0.953843">
                <text:p>0.9538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8223">
                <text:p>0.958223</text:p>
              </table:table-cell>
              <table:table-cell office:value-type="float" office:value="0.96206">
                <text:p>0.96206</text:p>
              </table:table-cell>
              <table:table-cell office:value-type="float" office:value="0.952349">
                <text:p>0.952349</text:p>
              </table:table-cell>
              <table:table-cell office:value-type="float" office:value="0.952349">
                <text:p>0.952349</text:p>
              </table:table-cell>
              <table:table-cell office:value-type="float" office:value="0.958376">
                <text:p>0.958376</text:p>
              </table:table-cell>
              <table:table-cell office:value-type="float" office:value="0.958376">
                <text:p>0.958376</text:p>
              </table:table-cell>
              <table:table-cell office:value-type="float" office:value="0.956125">
                <text:p>0.956125</text:p>
              </table:table-cell>
              <table:table-cell office:value-type="float" office:value="0.963037">
                <text:p>0.963037</text:p>
              </table:table-cell>
              <table:table-cell office:value-type="float" office:value="0.963037">
                <text:p>0.963037</text:p>
              </table:table-cell>
              <table:table-cell office:value-type="float" office:value="0.957595">
                <text:p>0.957595</text:p>
              </table:table-cell>
              <table:table-cell office:value-type="float" office:value="0.959145">
                <text:p>0.959145</text:p>
              </table:table-cell>
              <table:table-cell office:value-type="float" office:value="0.959145">
                <text:p>0.959145</text:p>
              </table:table-cell>
              <table:table-cell office:value-type="float" office:value="0.953631">
                <text:p>0.953631</text:p>
              </table:table-cell>
              <table:table-cell office:value-type="float" office:value="0.953631">
                <text:p>0.953631</text:p>
              </table:table-cell>
              <table:table-cell office:value-type="float" office:value="0.962262">
                <text:p>0.962262</text:p>
              </table:table-cell>
              <table:table-cell office:value-type="float" office:value="0.965187">
                <text:p>0.965187</text:p>
              </table:table-cell>
              <table:table-cell office:value-type="float" office:value="0.965187">
                <text:p>0.965187</text:p>
              </table:table-cell>
              <table:table-cell office:value-type="float" office:value="0.967839">
                <text:p>0.967839</text:p>
              </table:table-cell>
              <table:table-cell office:value-type="float" office:value="0.968306">
                <text:p>0.968306</text:p>
              </table:table-cell>
              <table:table-cell office:value-type="float" office:value="0.968306">
                <text:p>0.968306</text:p>
              </table:table-cell>
              <table:table-cell office:value-type="float" office:value="0.958302">
                <text:p>0.958302</text:p>
              </table:table-cell>
              <table:table-cell office:value-type="float" office:value="0.973143">
                <text:p>0.973143</text:p>
              </table:table-cell>
              <table:table-cell office:value-type="float" office:value="0.959841">
                <text:p>0.959841</text:p>
              </table:table-cell>
              <table:table-cell office:value-type="float" office:value="0.959841">
                <text:p>0.959841</text:p>
              </table:table-cell>
              <table:table-cell office:value-type="float" office:value="0.958865">
                <text:p>0.958865</text:p>
              </table:table-cell>
              <table:table-cell office:value-type="float" office:value="0.965374">
                <text:p>0.965374</text:p>
              </table:table-cell>
              <table:table-cell office:value-type="float" office:value="0.965374">
                <text:p>0.965374</text:p>
              </table:table-cell>
              <table:table-cell office:value-type="float" office:value="0.957856">
                <text:p>0.957856</text:p>
              </table:table-cell>
              <table:table-cell office:value-type="float" office:value="0.957856">
                <text:p>0.957856</text:p>
              </table:table-cell>
              <table:table-cell office:value-type="float" office:value="0.953558">
                <text:p>0.953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8408">
                <text:p>0.958408</text:p>
              </table:table-cell>
              <table:table-cell office:value-type="float" office:value="0.962082">
                <text:p>0.962082</text:p>
              </table:table-cell>
              <table:table-cell office:value-type="float" office:value="0.953041">
                <text:p>0.953041</text:p>
              </table:table-cell>
              <table:table-cell office:value-type="float" office:value="0.953041">
                <text:p>0.953041</text:p>
              </table:table-cell>
              <table:table-cell office:value-type="float" office:value="0.957488">
                <text:p>0.957488</text:p>
              </table:table-cell>
              <table:table-cell office:value-type="float" office:value="0.957488">
                <text:p>0.957488</text:p>
              </table:table-cell>
              <table:table-cell office:value-type="float" office:value="0.957017">
                <text:p>0.957017</text:p>
              </table:table-cell>
              <table:table-cell office:value-type="float" office:value="0.96323">
                <text:p>0.96323</text:p>
              </table:table-cell>
              <table:table-cell office:value-type="float" office:value="0.96323">
                <text:p>0.96323</text:p>
              </table:table-cell>
              <table:table-cell office:value-type="float" office:value="0.956858">
                <text:p>0.956858</text:p>
              </table:table-cell>
              <table:table-cell office:value-type="float" office:value="0.958678">
                <text:p>0.958678</text:p>
              </table:table-cell>
              <table:table-cell office:value-type="float" office:value="0.958678">
                <text:p>0.958678</text:p>
              </table:table-cell>
              <table:table-cell office:value-type="float" office:value="0.953477">
                <text:p>0.953477</text:p>
              </table:table-cell>
              <table:table-cell office:value-type="float" office:value="0.953477">
                <text:p>0.953477</text:p>
              </table:table-cell>
              <table:table-cell office:value-type="float" office:value="0.962741">
                <text:p>0.962741</text:p>
              </table:table-cell>
              <table:table-cell office:value-type="float" office:value="0.964932">
                <text:p>0.964932</text:p>
              </table:table-cell>
              <table:table-cell office:value-type="float" office:value="0.964932">
                <text:p>0.964932</text:p>
              </table:table-cell>
              <table:table-cell office:value-type="float" office:value="0.967588">
                <text:p>0.967588</text:p>
              </table:table-cell>
              <table:table-cell office:value-type="float" office:value="0.96743">
                <text:p>0.96743</text:p>
              </table:table-cell>
              <table:table-cell office:value-type="float" office:value="0.96743">
                <text:p>0.96743</text:p>
              </table:table-cell>
              <table:table-cell office:value-type="float" office:value="0.957824">
                <text:p>0.957824</text:p>
              </table:table-cell>
              <table:table-cell office:value-type="float" office:value="0.973066">
                <text:p>0.973066</text:p>
              </table:table-cell>
              <table:table-cell office:value-type="float" office:value="0.959767">
                <text:p>0.959767</text:p>
              </table:table-cell>
              <table:table-cell office:value-type="float" office:value="0.959767">
                <text:p>0.959767</text:p>
              </table:table-cell>
              <table:table-cell office:value-type="float" office:value="0.958517">
                <text:p>0.958517</text:p>
              </table:table-cell>
              <table:table-cell office:value-type="float" office:value="0.964819">
                <text:p>0.964819</text:p>
              </table:table-cell>
              <table:table-cell office:value-type="float" office:value="0.964819">
                <text:p>0.964819</text:p>
              </table:table-cell>
              <table:table-cell office:value-type="float" office:value="0.957255">
                <text:p>0.957255</text:p>
              </table:table-cell>
              <table:table-cell office:value-type="float" office:value="0.957255">
                <text:p>0.957255</text:p>
              </table:table-cell>
              <table:table-cell office:value-type="float" office:value="0.954316">
                <text:p>0.9543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8394">
                <text:p>0.958394</text:p>
              </table:table-cell>
              <table:table-cell office:value-type="float" office:value="0.962159">
                <text:p>0.962159</text:p>
              </table:table-cell>
              <table:table-cell office:value-type="float" office:value="0.954109">
                <text:p>0.954109</text:p>
              </table:table-cell>
              <table:table-cell office:value-type="float" office:value="0.954109">
                <text:p>0.954109</text:p>
              </table:table-cell>
              <table:table-cell office:value-type="float" office:value="0.957166">
                <text:p>0.957166</text:p>
              </table:table-cell>
              <table:table-cell office:value-type="float" office:value="0.957166">
                <text:p>0.957166</text:p>
              </table:table-cell>
              <table:table-cell office:value-type="float" office:value="0.958161">
                <text:p>0.958161</text:p>
              </table:table-cell>
              <table:table-cell office:value-type="float" office:value="0.963246">
                <text:p>0.963246</text:p>
              </table:table-cell>
              <table:table-cell office:value-type="float" office:value="0.963246">
                <text:p>0.963246</text:p>
              </table:table-cell>
              <table:table-cell office:value-type="float" office:value="0.956326">
                <text:p>0.956326</text:p>
              </table:table-cell>
              <table:table-cell office:value-type="float" office:value="0.95853">
                <text:p>0.95853</text:p>
              </table:table-cell>
              <table:table-cell office:value-type="float" office:value="0.95853">
                <text:p>0.95853</text:p>
              </table:table-cell>
              <table:table-cell office:value-type="float" office:value="0.953983">
                <text:p>0.953983</text:p>
              </table:table-cell>
              <table:table-cell office:value-type="float" office:value="0.953983">
                <text:p>0.953983</text:p>
              </table:table-cell>
              <table:table-cell office:value-type="float" office:value="0.962251">
                <text:p>0.962251</text:p>
              </table:table-cell>
              <table:table-cell office:value-type="float" office:value="0.96474">
                <text:p>0.96474</text:p>
              </table:table-cell>
              <table:table-cell office:value-type="float" office:value="0.96474">
                <text:p>0.96474</text:p>
              </table:table-cell>
              <table:table-cell office:value-type="float" office:value="0.966845">
                <text:p>0.966845</text:p>
              </table:table-cell>
              <table:table-cell office:value-type="float" office:value="0.966681">
                <text:p>0.966681</text:p>
              </table:table-cell>
              <table:table-cell office:value-type="float" office:value="0.966681">
                <text:p>0.966681</text:p>
              </table:table-cell>
              <table:table-cell office:value-type="float" office:value="0.958601">
                <text:p>0.958601</text:p>
              </table:table-cell>
              <table:table-cell office:value-type="float" office:value="0.973965">
                <text:p>0.973965</text:p>
              </table:table-cell>
              <table:table-cell office:value-type="float" office:value="0.958859">
                <text:p>0.958859</text:p>
              </table:table-cell>
              <table:table-cell office:value-type="float" office:value="0.958859">
                <text:p>0.958859</text:p>
              </table:table-cell>
              <table:table-cell office:value-type="float" office:value="0.958263">
                <text:p>0.958263</text:p>
              </table:table-cell>
              <table:table-cell office:value-type="float" office:value="0.964238">
                <text:p>0.964238</text:p>
              </table:table-cell>
              <table:table-cell office:value-type="float" office:value="0.964238">
                <text:p>0.964238</text:p>
              </table:table-cell>
              <table:table-cell office:value-type="float" office:value="0.957511">
                <text:p>0.957511</text:p>
              </table:table-cell>
              <table:table-cell office:value-type="float" office:value="0.957511">
                <text:p>0.957511</text:p>
              </table:table-cell>
              <table:table-cell office:value-type="float" office:value="0.955401">
                <text:p>0.955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7793">
                <text:p>0.957793</text:p>
              </table:table-cell>
              <table:table-cell office:value-type="float" office:value="0.961329">
                <text:p>0.961329</text:p>
              </table:table-cell>
              <table:table-cell office:value-type="float" office:value="0.952775">
                <text:p>0.952775</text:p>
              </table:table-cell>
              <table:table-cell office:value-type="float" office:value="0.952775">
                <text:p>0.952775</text:p>
              </table:table-cell>
              <table:table-cell office:value-type="float" office:value="0.957498">
                <text:p>0.957498</text:p>
              </table:table-cell>
              <table:table-cell office:value-type="float" office:value="0.957498">
                <text:p>0.957498</text:p>
              </table:table-cell>
              <table:table-cell office:value-type="float" office:value="0.958335">
                <text:p>0.958335</text:p>
              </table:table-cell>
              <table:table-cell office:value-type="float" office:value="0.962633">
                <text:p>0.962633</text:p>
              </table:table-cell>
              <table:table-cell office:value-type="float" office:value="0.962633">
                <text:p>0.962633</text:p>
              </table:table-cell>
              <table:table-cell office:value-type="float" office:value="0.956975">
                <text:p>0.956975</text:p>
              </table:table-cell>
              <table:table-cell office:value-type="float" office:value="0.957973">
                <text:p>0.957973</text:p>
              </table:table-cell>
              <table:table-cell office:value-type="float" office:value="0.957973">
                <text:p>0.957973</text:p>
              </table:table-cell>
              <table:table-cell office:value-type="float" office:value="0.955315">
                <text:p>0.955315</text:p>
              </table:table-cell>
              <table:table-cell office:value-type="float" office:value="0.955315">
                <text:p>0.955315</text:p>
              </table:table-cell>
              <table:table-cell office:value-type="float" office:value="0.962685">
                <text:p>0.962685</text:p>
              </table:table-cell>
              <table:table-cell office:value-type="float" office:value="0.964191">
                <text:p>0.964191</text:p>
              </table:table-cell>
              <table:table-cell office:value-type="float" office:value="0.964191">
                <text:p>0.964191</text:p>
              </table:table-cell>
              <table:table-cell office:value-type="float" office:value="0.966862">
                <text:p>0.966862</text:p>
              </table:table-cell>
              <table:table-cell office:value-type="float" office:value="0.96545">
                <text:p>0.96545</text:p>
              </table:table-cell>
              <table:table-cell office:value-type="float" office:value="0.96545">
                <text:p>0.96545</text:p>
              </table:table-cell>
              <table:table-cell office:value-type="float" office:value="0.958568">
                <text:p>0.958568</text:p>
              </table:table-cell>
              <table:table-cell office:value-type="float" office:value="0.972843">
                <text:p>0.972843</text:p>
              </table:table-cell>
              <table:table-cell office:value-type="float" office:value="0.958773">
                <text:p>0.958773</text:p>
              </table:table-cell>
              <table:table-cell office:value-type="float" office:value="0.958773">
                <text:p>0.958773</text:p>
              </table:table-cell>
              <table:table-cell office:value-type="float" office:value="0.957731">
                <text:p>0.957731</text:p>
              </table:table-cell>
              <table:table-cell office:value-type="float" office:value="0.963665">
                <text:p>0.963665</text:p>
              </table:table-cell>
              <table:table-cell office:value-type="float" office:value="0.963665">
                <text:p>0.963665</text:p>
              </table:table-cell>
              <table:table-cell office:value-type="float" office:value="0.957462">
                <text:p>0.957462</text:p>
              </table:table-cell>
              <table:table-cell office:value-type="float" office:value="0.957462">
                <text:p>0.957462</text:p>
              </table:table-cell>
              <table:table-cell office:value-type="float" office:value="0.955876">
                <text:p>0.955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8557">
                <text:p>0.958557</text:p>
              </table:table-cell>
              <table:table-cell office:value-type="float" office:value="0.961127">
                <text:p>0.961127</text:p>
              </table:table-cell>
              <table:table-cell office:value-type="float" office:value="0.952971">
                <text:p>0.952971</text:p>
              </table:table-cell>
              <table:table-cell office:value-type="float" office:value="0.952971">
                <text:p>0.952971</text:p>
              </table:table-cell>
              <table:table-cell office:value-type="float" office:value="0.956947">
                <text:p>0.956947</text:p>
              </table:table-cell>
              <table:table-cell office:value-type="float" office:value="0.956947">
                <text:p>0.956947</text:p>
              </table:table-cell>
              <table:table-cell office:value-type="float" office:value="0.957729">
                <text:p>0.957729</text:p>
              </table:table-cell>
              <table:table-cell office:value-type="float" office:value="0.963142">
                <text:p>0.963142</text:p>
              </table:table-cell>
              <table:table-cell office:value-type="float" office:value="0.963142">
                <text:p>0.963142</text:p>
              </table:table-cell>
              <table:table-cell office:value-type="float" office:value="0.957344">
                <text:p>0.957344</text:p>
              </table:table-cell>
              <table:table-cell office:value-type="float" office:value="0.958161">
                <text:p>0.958161</text:p>
              </table:table-cell>
              <table:table-cell office:value-type="float" office:value="0.958161">
                <text:p>0.958161</text:p>
              </table:table-cell>
              <table:table-cell office:value-type="float" office:value="0.955352">
                <text:p>0.955352</text:p>
              </table:table-cell>
              <table:table-cell office:value-type="float" office:value="0.955352">
                <text:p>0.955352</text:p>
              </table:table-cell>
              <table:table-cell office:value-type="float" office:value="0.962531">
                <text:p>0.962531</text:p>
              </table:table-cell>
              <table:table-cell office:value-type="float" office:value="0.963773">
                <text:p>0.963773</text:p>
              </table:table-cell>
              <table:table-cell office:value-type="float" office:value="0.963773">
                <text:p>0.963773</text:p>
              </table:table-cell>
              <table:table-cell office:value-type="float" office:value="0.966534">
                <text:p>0.966534</text:p>
              </table:table-cell>
              <table:table-cell office:value-type="float" office:value="0.964654">
                <text:p>0.964654</text:p>
              </table:table-cell>
              <table:table-cell office:value-type="float" office:value="0.964654">
                <text:p>0.964654</text:p>
              </table:table-cell>
              <table:table-cell office:value-type="float" office:value="0.958972">
                <text:p>0.958972</text:p>
              </table:table-cell>
              <table:table-cell office:value-type="float" office:value="0.971972">
                <text:p>0.971972</text:p>
              </table:table-cell>
              <table:table-cell office:value-type="float" office:value="0.959008">
                <text:p>0.959008</text:p>
              </table:table-cell>
              <table:table-cell office:value-type="float" office:value="0.959008">
                <text:p>0.959008</text:p>
              </table:table-cell>
              <table:table-cell office:value-type="float" office:value="0.958154">
                <text:p>0.958154</text:p>
              </table:table-cell>
              <table:table-cell office:value-type="float" office:value="0.964274">
                <text:p>0.964274</text:p>
              </table:table-cell>
              <table:table-cell office:value-type="float" office:value="0.964274">
                <text:p>0.964274</text:p>
              </table:table-cell>
              <table:table-cell office:value-type="float" office:value="0.957344">
                <text:p>0.957344</text:p>
              </table:table-cell>
              <table:table-cell office:value-type="float" office:value="0.957344">
                <text:p>0.957344</text:p>
              </table:table-cell>
              <table:table-cell office:value-type="float" office:value="0.955967">
                <text:p>0.9559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9001">
                <text:p>0.959001</text:p>
              </table:table-cell>
              <table:table-cell office:value-type="float" office:value="0.961229">
                <text:p>0.961229</text:p>
              </table:table-cell>
              <table:table-cell office:value-type="float" office:value="0.952246">
                <text:p>0.952246</text:p>
              </table:table-cell>
              <table:table-cell office:value-type="float" office:value="0.952246">
                <text:p>0.952246</text:p>
              </table:table-cell>
              <table:table-cell office:value-type="float" office:value="0.957249">
                <text:p>0.957249</text:p>
              </table:table-cell>
              <table:table-cell office:value-type="float" office:value="0.957249">
                <text:p>0.957249</text:p>
              </table:table-cell>
              <table:table-cell office:value-type="float" office:value="0.957434">
                <text:p>0.957434</text:p>
              </table:table-cell>
              <table:table-cell office:value-type="float" office:value="0.96278">
                <text:p>0.96278</text:p>
              </table:table-cell>
              <table:table-cell office:value-type="float" office:value="0.96278">
                <text:p>0.96278</text:p>
              </table:table-cell>
              <table:table-cell office:value-type="float" office:value="0.957431">
                <text:p>0.957431</text:p>
              </table:table-cell>
              <table:table-cell office:value-type="float" office:value="0.958382">
                <text:p>0.958382</text:p>
              </table:table-cell>
              <table:table-cell office:value-type="float" office:value="0.958382">
                <text:p>0.958382</text:p>
              </table:table-cell>
              <table:table-cell office:value-type="float" office:value="0.954582">
                <text:p>0.954582</text:p>
              </table:table-cell>
              <table:table-cell office:value-type="float" office:value="0.954582">
                <text:p>0.954582</text:p>
              </table:table-cell>
              <table:table-cell office:value-type="float" office:value="0.961921">
                <text:p>0.961921</text:p>
              </table:table-cell>
              <table:table-cell office:value-type="float" office:value="0.963582">
                <text:p>0.963582</text:p>
              </table:table-cell>
              <table:table-cell office:value-type="float" office:value="0.963582">
                <text:p>0.963582</text:p>
              </table:table-cell>
              <table:table-cell office:value-type="float" office:value="0.967449">
                <text:p>0.967449</text:p>
              </table:table-cell>
              <table:table-cell office:value-type="float" office:value="0.965003">
                <text:p>0.965003</text:p>
              </table:table-cell>
              <table:table-cell office:value-type="float" office:value="0.965003">
                <text:p>0.965003</text:p>
              </table:table-cell>
              <table:table-cell office:value-type="float" office:value="0.95889">
                <text:p>0.95889</text:p>
              </table:table-cell>
              <table:table-cell office:value-type="float" office:value="0.971451">
                <text:p>0.971451</text:p>
              </table:table-cell>
              <table:table-cell office:value-type="float" office:value="0.960218">
                <text:p>0.960218</text:p>
              </table:table-cell>
              <table:table-cell office:value-type="float" office:value="0.960218">
                <text:p>0.960218</text:p>
              </table:table-cell>
              <table:table-cell office:value-type="float" office:value="0.959027">
                <text:p>0.959027</text:p>
              </table:table-cell>
              <table:table-cell office:value-type="float" office:value="0.96547">
                <text:p>0.96547</text:p>
              </table:table-cell>
              <table:table-cell office:value-type="float" office:value="0.96547">
                <text:p>0.96547</text:p>
              </table:table-cell>
              <table:table-cell office:value-type="float" office:value="0.95696">
                <text:p>0.95696</text:p>
              </table:table-cell>
              <table:table-cell office:value-type="float" office:value="0.95696">
                <text:p>0.95696</text:p>
              </table:table-cell>
              <table:table-cell office:value-type="float" office:value="0.955483">
                <text:p>0.9554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9113">
                <text:p>0.959113</text:p>
              </table:table-cell>
              <table:table-cell office:value-type="float" office:value="0.962224">
                <text:p>0.962224</text:p>
              </table:table-cell>
              <table:table-cell office:value-type="float" office:value="0.952494">
                <text:p>0.952494</text:p>
              </table:table-cell>
              <table:table-cell office:value-type="float" office:value="0.952494">
                <text:p>0.952494</text:p>
              </table:table-cell>
              <table:table-cell office:value-type="float" office:value="0.957378">
                <text:p>0.957378</text:p>
              </table:table-cell>
              <table:table-cell office:value-type="float" office:value="0.957378">
                <text:p>0.957378</text:p>
              </table:table-cell>
              <table:table-cell office:value-type="float" office:value="0.957534">
                <text:p>0.957534</text:p>
              </table:table-cell>
              <table:table-cell office:value-type="float" office:value="0.9635">
                <text:p>0.9635</text:p>
              </table:table-cell>
              <table:table-cell office:value-type="float" office:value="0.9635">
                <text:p>0.9635</text:p>
              </table:table-cell>
              <table:table-cell office:value-type="float" office:value="0.957497">
                <text:p>0.957497</text:p>
              </table:table-cell>
              <table:table-cell office:value-type="float" office:value="0.957811">
                <text:p>0.957811</text:p>
              </table:table-cell>
              <table:table-cell office:value-type="float" office:value="0.957811">
                <text:p>0.957811</text:p>
              </table:table-cell>
              <table:table-cell office:value-type="float" office:value="0.95556">
                <text:p>0.95556</text:p>
              </table:table-cell>
              <table:table-cell office:value-type="float" office:value="0.95556">
                <text:p>0.95556</text:p>
              </table:table-cell>
              <table:table-cell office:value-type="float" office:value="0.962245">
                <text:p>0.962245</text:p>
              </table:table-cell>
              <table:table-cell office:value-type="float" office:value="0.964549">
                <text:p>0.964549</text:p>
              </table:table-cell>
              <table:table-cell office:value-type="float" office:value="0.964549">
                <text:p>0.964549</text:p>
              </table:table-cell>
              <table:table-cell office:value-type="float" office:value="0.968815">
                <text:p>0.968815</text:p>
              </table:table-cell>
              <table:table-cell office:value-type="float" office:value="0.965473">
                <text:p>0.965473</text:p>
              </table:table-cell>
              <table:table-cell office:value-type="float" office:value="0.965473">
                <text:p>0.965473</text:p>
              </table:table-cell>
              <table:table-cell office:value-type="float" office:value="0.958222">
                <text:p>0.958222</text:p>
              </table:table-cell>
              <table:table-cell office:value-type="float" office:value="0.971073">
                <text:p>0.971073</text:p>
              </table:table-cell>
              <table:table-cell office:value-type="float" office:value="0.959668">
                <text:p>0.959668</text:p>
              </table:table-cell>
              <table:table-cell office:value-type="float" office:value="0.959668">
                <text:p>0.959668</text:p>
              </table:table-cell>
              <table:table-cell office:value-type="float" office:value="0.958955">
                <text:p>0.958955</text:p>
              </table:table-cell>
              <table:table-cell office:value-type="float" office:value="0.964964">
                <text:p>0.964964</text:p>
              </table:table-cell>
              <table:table-cell office:value-type="float" office:value="0.964964">
                <text:p>0.964964</text:p>
              </table:table-cell>
              <table:table-cell office:value-type="float" office:value="0.957235">
                <text:p>0.957235</text:p>
              </table:table-cell>
              <table:table-cell office:value-type="float" office:value="0.957235">
                <text:p>0.957235</text:p>
              </table:table-cell>
              <table:table-cell office:value-type="float" office:value="0.955399">
                <text:p>0.955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8173">
                <text:p>0.958173</text:p>
              </table:table-cell>
              <table:table-cell office:value-type="float" office:value="0.962335">
                <text:p>0.962335</text:p>
              </table:table-cell>
              <table:table-cell office:value-type="float" office:value="0.953872">
                <text:p>0.953872</text:p>
              </table:table-cell>
              <table:table-cell office:value-type="float" office:value="0.953872">
                <text:p>0.953872</text:p>
              </table:table-cell>
              <table:table-cell office:value-type="float" office:value="0.956948">
                <text:p>0.956948</text:p>
              </table:table-cell>
              <table:table-cell office:value-type="float" office:value="0.956948">
                <text:p>0.956948</text:p>
              </table:table-cell>
              <table:table-cell office:value-type="float" office:value="0.957638">
                <text:p>0.957638</text:p>
              </table:table-cell>
              <table:table-cell office:value-type="float" office:value="0.963275">
                <text:p>0.963275</text:p>
              </table:table-cell>
              <table:table-cell office:value-type="float" office:value="0.963275">
                <text:p>0.963275</text:p>
              </table:table-cell>
              <table:table-cell office:value-type="float" office:value="0.956877">
                <text:p>0.956877</text:p>
              </table:table-cell>
              <table:table-cell office:value-type="float" office:value="0.957948">
                <text:p>0.957948</text:p>
              </table:table-cell>
              <table:table-cell office:value-type="float" office:value="0.957948">
                <text:p>0.957948</text:p>
              </table:table-cell>
              <table:table-cell office:value-type="float" office:value="0.955857">
                <text:p>0.955857</text:p>
              </table:table-cell>
              <table:table-cell office:value-type="float" office:value="0.955857">
                <text:p>0.955857</text:p>
              </table:table-cell>
              <table:table-cell office:value-type="float" office:value="0.962087">
                <text:p>0.962087</text:p>
              </table:table-cell>
              <table:table-cell office:value-type="float" office:value="0.964261">
                <text:p>0.964261</text:p>
              </table:table-cell>
              <table:table-cell office:value-type="float" office:value="0.964261">
                <text:p>0.964261</text:p>
              </table:table-cell>
              <table:table-cell office:value-type="float" office:value="0.969007">
                <text:p>0.969007</text:p>
              </table:table-cell>
              <table:table-cell office:value-type="float" office:value="0.965677">
                <text:p>0.965677</text:p>
              </table:table-cell>
              <table:table-cell office:value-type="float" office:value="0.965677">
                <text:p>0.965677</text:p>
              </table:table-cell>
              <table:table-cell office:value-type="float" office:value="0.958289">
                <text:p>0.958289</text:p>
              </table:table-cell>
              <table:table-cell office:value-type="float" office:value="0.971098">
                <text:p>0.971098</text:p>
              </table:table-cell>
              <table:table-cell office:value-type="float" office:value="0.959583">
                <text:p>0.959583</text:p>
              </table:table-cell>
              <table:table-cell office:value-type="float" office:value="0.959583">
                <text:p>0.959583</text:p>
              </table:table-cell>
              <table:table-cell office:value-type="float" office:value="0.960149">
                <text:p>0.960149</text:p>
              </table:table-cell>
              <table:table-cell office:value-type="float" office:value="0.964832">
                <text:p>0.964832</text:p>
              </table:table-cell>
              <table:table-cell office:value-type="float" office:value="0.964832">
                <text:p>0.964832</text:p>
              </table:table-cell>
              <table:table-cell office:value-type="float" office:value="0.957611">
                <text:p>0.957611</text:p>
              </table:table-cell>
              <table:table-cell office:value-type="float" office:value="0.957611">
                <text:p>0.957611</text:p>
              </table:table-cell>
              <table:table-cell office:value-type="float" office:value="0.956013">
                <text:p>0.9560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58495">
                <text:p>0.958495</text:p>
              </table:table-cell>
              <table:table-cell office:value-type="float" office:value="0.962345">
                <text:p>0.962345</text:p>
              </table:table-cell>
              <table:table-cell office:value-type="float" office:value="0.954143">
                <text:p>0.954143</text:p>
              </table:table-cell>
              <table:table-cell office:value-type="float" office:value="0.954143">
                <text:p>0.954143</text:p>
              </table:table-cell>
              <table:table-cell office:value-type="float" office:value="0.956508">
                <text:p>0.956508</text:p>
              </table:table-cell>
              <table:table-cell office:value-type="float" office:value="0.956508">
                <text:p>0.956508</text:p>
              </table:table-cell>
              <table:table-cell office:value-type="float" office:value="0.957111">
                <text:p>0.957111</text:p>
              </table:table-cell>
              <table:table-cell office:value-type="float" office:value="0.962518">
                <text:p>0.962518</text:p>
              </table:table-cell>
              <table:table-cell office:value-type="float" office:value="0.962518">
                <text:p>0.962518</text:p>
              </table:table-cell>
              <table:table-cell office:value-type="float" office:value="0.956873">
                <text:p>0.956873</text:p>
              </table:table-cell>
              <table:table-cell office:value-type="float" office:value="0.9579">
                <text:p>0.9579</text:p>
              </table:table-cell>
              <table:table-cell office:value-type="float" office:value="0.9579">
                <text:p>0.9579</text:p>
              </table:table-cell>
              <table:table-cell office:value-type="float" office:value="0.95601">
                <text:p>0.95601</text:p>
              </table:table-cell>
              <table:table-cell office:value-type="float" office:value="0.95601">
                <text:p>0.95601</text:p>
              </table:table-cell>
              <table:table-cell office:value-type="float" office:value="0.961719">
                <text:p>0.961719</text:p>
              </table:table-cell>
              <table:table-cell office:value-type="float" office:value="0.965063">
                <text:p>0.965063</text:p>
              </table:table-cell>
              <table:table-cell office:value-type="float" office:value="0.965063">
                <text:p>0.965063</text:p>
              </table:table-cell>
              <table:table-cell office:value-type="float" office:value="0.96851">
                <text:p>0.96851</text:p>
              </table:table-cell>
              <table:table-cell office:value-type="float" office:value="0.965732">
                <text:p>0.965732</text:p>
              </table:table-cell>
              <table:table-cell office:value-type="float" office:value="0.965732">
                <text:p>0.965732</text:p>
              </table:table-cell>
              <table:table-cell office:value-type="float" office:value="0.95788">
                <text:p>0.95788</text:p>
              </table:table-cell>
              <table:table-cell office:value-type="float" office:value="0.970824">
                <text:p>0.970824</text:p>
              </table:table-cell>
              <table:table-cell office:value-type="float" office:value="0.959436">
                <text:p>0.959436</text:p>
              </table:table-cell>
              <table:table-cell office:value-type="float" office:value="0.959436">
                <text:p>0.959436</text:p>
              </table:table-cell>
              <table:table-cell office:value-type="float" office:value="0.960063">
                <text:p>0.960063</text:p>
              </table:table-cell>
              <table:table-cell office:value-type="float" office:value="0.964641">
                <text:p>0.964641</text:p>
              </table:table-cell>
              <table:table-cell office:value-type="float" office:value="0.964641">
                <text:p>0.964641</text:p>
              </table:table-cell>
              <table:table-cell office:value-type="float" office:value="0.958132">
                <text:p>0.958132</text:p>
              </table:table-cell>
              <table:table-cell office:value-type="float" office:value="0.958132">
                <text:p>0.958132</text:p>
              </table:table-cell>
              <table:table-cell office:value-type="float" office:value="0.956419">
                <text:p>0.9564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7879">
                <text:p>0.957879</text:p>
              </table:table-cell>
              <table:table-cell office:value-type="float" office:value="0.962016">
                <text:p>0.962016</text:p>
              </table:table-cell>
              <table:table-cell office:value-type="float" office:value="0.954246">
                <text:p>0.954246</text:p>
              </table:table-cell>
              <table:table-cell office:value-type="float" office:value="0.954246">
                <text:p>0.954246</text:p>
              </table:table-cell>
              <table:table-cell office:value-type="float" office:value="0.956691">
                <text:p>0.956691</text:p>
              </table:table-cell>
              <table:table-cell office:value-type="float" office:value="0.956691">
                <text:p>0.956691</text:p>
              </table:table-cell>
              <table:table-cell office:value-type="float" office:value="0.957372">
                <text:p>0.957372</text:p>
              </table:table-cell>
              <table:table-cell office:value-type="float" office:value="0.962713">
                <text:p>0.962713</text:p>
              </table:table-cell>
              <table:table-cell office:value-type="float" office:value="0.962713">
                <text:p>0.962713</text:p>
              </table:table-cell>
              <table:table-cell office:value-type="float" office:value="0.9557">
                <text:p>0.9557</text:p>
              </table:table-cell>
              <table:table-cell office:value-type="float" office:value="0.9574">
                <text:p>0.9574</text:p>
              </table:table-cell>
              <table:table-cell office:value-type="float" office:value="0.9574">
                <text:p>0.9574</text:p>
              </table:table-cell>
              <table:table-cell office:value-type="float" office:value="0.95558">
                <text:p>0.95558</text:p>
              </table:table-cell>
              <table:table-cell office:value-type="float" office:value="0.95558">
                <text:p>0.95558</text:p>
              </table:table-cell>
              <table:table-cell office:value-type="float" office:value="0.962275">
                <text:p>0.962275</text:p>
              </table:table-cell>
              <table:table-cell office:value-type="float" office:value="0.965173">
                <text:p>0.965173</text:p>
              </table:table-cell>
              <table:table-cell office:value-type="float" office:value="0.965173">
                <text:p>0.965173</text:p>
              </table:table-cell>
              <table:table-cell office:value-type="float" office:value="0.967053">
                <text:p>0.967053</text:p>
              </table:table-cell>
              <table:table-cell office:value-type="float" office:value="0.965245">
                <text:p>0.965245</text:p>
              </table:table-cell>
              <table:table-cell office:value-type="float" office:value="0.965245">
                <text:p>0.965245</text:p>
              </table:table-cell>
              <table:table-cell office:value-type="float" office:value="0.957771">
                <text:p>0.957771</text:p>
              </table:table-cell>
              <table:table-cell office:value-type="float" office:value="0.970776">
                <text:p>0.970776</text:p>
              </table:table-cell>
              <table:table-cell office:value-type="float" office:value="0.959127">
                <text:p>0.959127</text:p>
              </table:table-cell>
              <table:table-cell office:value-type="float" office:value="0.959127">
                <text:p>0.959127</text:p>
              </table:table-cell>
              <table:table-cell office:value-type="float" office:value="0.960101">
                <text:p>0.960101</text:p>
              </table:table-cell>
              <table:table-cell office:value-type="float" office:value="0.964004">
                <text:p>0.964004</text:p>
              </table:table-cell>
              <table:table-cell office:value-type="float" office:value="0.964004">
                <text:p>0.964004</text:p>
              </table:table-cell>
              <table:table-cell office:value-type="float" office:value="0.958209">
                <text:p>0.958209</text:p>
              </table:table-cell>
              <table:table-cell office:value-type="float" office:value="0.958209">
                <text:p>0.958209</text:p>
              </table:table-cell>
              <table:table-cell office:value-type="float" office:value="0.956909">
                <text:p>0.9569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7415">
                <text:p>0.957415</text:p>
              </table:table-cell>
              <table:table-cell office:value-type="float" office:value="0.96247">
                <text:p>0.96247</text:p>
              </table:table-cell>
              <table:table-cell office:value-type="float" office:value="0.954471">
                <text:p>0.954471</text:p>
              </table:table-cell>
              <table:table-cell office:value-type="float" office:value="0.954471">
                <text:p>0.954471</text:p>
              </table:table-cell>
              <table:table-cell office:value-type="float" office:value="0.956974">
                <text:p>0.956974</text:p>
              </table:table-cell>
              <table:table-cell office:value-type="float" office:value="0.956974">
                <text:p>0.956974</text:p>
              </table:table-cell>
              <table:table-cell office:value-type="float" office:value="0.956652">
                <text:p>0.956652</text:p>
              </table:table-cell>
              <table:table-cell office:value-type="float" office:value="0.96295">
                <text:p>0.96295</text:p>
              </table:table-cell>
              <table:table-cell office:value-type="float" office:value="0.96295">
                <text:p>0.96295</text:p>
              </table:table-cell>
              <table:table-cell office:value-type="float" office:value="0.956332">
                <text:p>0.956332</text:p>
              </table:table-cell>
              <table:table-cell office:value-type="float" office:value="0.957707">
                <text:p>0.957707</text:p>
              </table:table-cell>
              <table:table-cell office:value-type="float" office:value="0.957707">
                <text:p>0.957707</text:p>
              </table:table-cell>
              <table:table-cell office:value-type="float" office:value="0.956321">
                <text:p>0.956321</text:p>
              </table:table-cell>
              <table:table-cell office:value-type="float" office:value="0.956321">
                <text:p>0.956321</text:p>
              </table:table-cell>
              <table:table-cell office:value-type="float" office:value="0.962074">
                <text:p>0.962074</text:p>
              </table:table-cell>
              <table:table-cell office:value-type="float" office:value="0.965053">
                <text:p>0.965053</text:p>
              </table:table-cell>
              <table:table-cell office:value-type="float" office:value="0.965053">
                <text:p>0.965053</text:p>
              </table:table-cell>
              <table:table-cell office:value-type="float" office:value="0.966999">
                <text:p>0.966999</text:p>
              </table:table-cell>
              <table:table-cell office:value-type="float" office:value="0.965154">
                <text:p>0.965154</text:p>
              </table:table-cell>
              <table:table-cell office:value-type="float" office:value="0.965154">
                <text:p>0.965154</text:p>
              </table:table-cell>
              <table:table-cell office:value-type="float" office:value="0.958057">
                <text:p>0.958057</text:p>
              </table:table-cell>
              <table:table-cell office:value-type="float" office:value="0.971655">
                <text:p>0.971655</text:p>
              </table:table-cell>
              <table:table-cell office:value-type="float" office:value="0.959672">
                <text:p>0.959672</text:p>
              </table:table-cell>
              <table:table-cell office:value-type="float" office:value="0.959672">
                <text:p>0.959672</text:p>
              </table:table-cell>
              <table:table-cell office:value-type="float" office:value="0.960123">
                <text:p>0.960123</text:p>
              </table:table-cell>
              <table:table-cell office:value-type="float" office:value="0.963766">
                <text:p>0.963766</text:p>
              </table:table-cell>
              <table:table-cell office:value-type="float" office:value="0.963766">
                <text:p>0.963766</text:p>
              </table:table-cell>
              <table:table-cell office:value-type="float" office:value="0.958397">
                <text:p>0.958397</text:p>
              </table:table-cell>
              <table:table-cell office:value-type="float" office:value="0.958397">
                <text:p>0.958397</text:p>
              </table:table-cell>
              <table:table-cell office:value-type="float" office:value="0.957054">
                <text:p>0.9570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8452">
                <text:p>0.958452</text:p>
              </table:table-cell>
              <table:table-cell office:value-type="float" office:value="0.961821">
                <text:p>0.961821</text:p>
              </table:table-cell>
              <table:table-cell office:value-type="float" office:value="0.954825">
                <text:p>0.954825</text:p>
              </table:table-cell>
              <table:table-cell office:value-type="float" office:value="0.954825">
                <text:p>0.954825</text:p>
              </table:table-cell>
              <table:table-cell office:value-type="float" office:value="0.956415">
                <text:p>0.956415</text:p>
              </table:table-cell>
              <table:table-cell office:value-type="float" office:value="0.956415">
                <text:p>0.956415</text:p>
              </table:table-cell>
              <table:table-cell office:value-type="float" office:value="0.956867">
                <text:p>0.956867</text:p>
              </table:table-cell>
              <table:table-cell office:value-type="float" office:value="0.962428">
                <text:p>0.962428</text:p>
              </table:table-cell>
              <table:table-cell office:value-type="float" office:value="0.962428">
                <text:p>0.962428</text:p>
              </table:table-cell>
              <table:table-cell office:value-type="float" office:value="0.956894">
                <text:p>0.956894</text:p>
              </table:table-cell>
              <table:table-cell office:value-type="float" office:value="0.957624">
                <text:p>0.957624</text:p>
              </table:table-cell>
              <table:table-cell office:value-type="float" office:value="0.957624">
                <text:p>0.957624</text:p>
              </table:table-cell>
              <table:table-cell office:value-type="float" office:value="0.956674">
                <text:p>0.956674</text:p>
              </table:table-cell>
              <table:table-cell office:value-type="float" office:value="0.956674">
                <text:p>0.956674</text:p>
              </table:table-cell>
              <table:table-cell office:value-type="float" office:value="0.961879">
                <text:p>0.961879</text:p>
              </table:table-cell>
              <table:table-cell office:value-type="float" office:value="0.965126">
                <text:p>0.965126</text:p>
              </table:table-cell>
              <table:table-cell office:value-type="float" office:value="0.965126">
                <text:p>0.965126</text:p>
              </table:table-cell>
              <table:table-cell office:value-type="float" office:value="0.967572">
                <text:p>0.967572</text:p>
              </table:table-cell>
              <table:table-cell office:value-type="float" office:value="0.964677">
                <text:p>0.964677</text:p>
              </table:table-cell>
              <table:table-cell office:value-type="float" office:value="0.964677">
                <text:p>0.964677</text:p>
              </table:table-cell>
              <table:table-cell office:value-type="float" office:value="0.958035">
                <text:p>0.958035</text:p>
              </table:table-cell>
              <table:table-cell office:value-type="float" office:value="0.97097">
                <text:p>0.97097</text:p>
              </table:table-cell>
              <table:table-cell office:value-type="float" office:value="0.959085">
                <text:p>0.959085</text:p>
              </table:table-cell>
              <table:table-cell office:value-type="float" office:value="0.959085">
                <text:p>0.959085</text:p>
              </table:table-cell>
              <table:table-cell office:value-type="float" office:value="0.959791">
                <text:p>0.959791</text:p>
              </table:table-cell>
              <table:table-cell office:value-type="float" office:value="0.96346">
                <text:p>0.96346</text:p>
              </table:table-cell>
              <table:table-cell office:value-type="float" office:value="0.96346">
                <text:p>0.96346</text:p>
              </table:table-cell>
              <table:table-cell office:value-type="float" office:value="0.958494">
                <text:p>0.958494</text:p>
              </table:table-cell>
              <table:table-cell office:value-type="float" office:value="0.958494">
                <text:p>0.958494</text:p>
              </table:table-cell>
              <table:table-cell office:value-type="float" office:value="0.956621">
                <text:p>0.9566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8645">
                <text:p>0.958645</text:p>
              </table:table-cell>
              <table:table-cell office:value-type="float" office:value="0.961824">
                <text:p>0.961824</text:p>
              </table:table-cell>
              <table:table-cell office:value-type="float" office:value="0.954205">
                <text:p>0.954205</text:p>
              </table:table-cell>
              <table:table-cell office:value-type="float" office:value="0.954205">
                <text:p>0.954205</text:p>
              </table:table-cell>
              <table:table-cell office:value-type="float" office:value="0.957999">
                <text:p>0.957999</text:p>
              </table:table-cell>
              <table:table-cell office:value-type="float" office:value="0.957999">
                <text:p>0.957999</text:p>
              </table:table-cell>
              <table:table-cell office:value-type="float" office:value="0.956529">
                <text:p>0.956529</text:p>
              </table:table-cell>
              <table:table-cell office:value-type="float" office:value="0.962081">
                <text:p>0.962081</text:p>
              </table:table-cell>
              <table:table-cell office:value-type="float" office:value="0.962081">
                <text:p>0.962081</text:p>
              </table:table-cell>
              <table:table-cell office:value-type="float" office:value="0.957209">
                <text:p>0.957209</text:p>
              </table:table-cell>
              <table:table-cell office:value-type="float" office:value="0.957446">
                <text:p>0.957446</text:p>
              </table:table-cell>
              <table:table-cell office:value-type="float" office:value="0.957446">
                <text:p>0.957446</text:p>
              </table:table-cell>
              <table:table-cell office:value-type="float" office:value="0.957503">
                <text:p>0.957503</text:p>
              </table:table-cell>
              <table:table-cell office:value-type="float" office:value="0.957503">
                <text:p>0.957503</text:p>
              </table:table-cell>
              <table:table-cell office:value-type="float" office:value="0.962301">
                <text:p>0.962301</text:p>
              </table:table-cell>
              <table:table-cell office:value-type="float" office:value="0.965287">
                <text:p>0.965287</text:p>
              </table:table-cell>
              <table:table-cell office:value-type="float" office:value="0.965287">
                <text:p>0.965287</text:p>
              </table:table-cell>
              <table:table-cell office:value-type="float" office:value="0.96852">
                <text:p>0.96852</text:p>
              </table:table-cell>
              <table:table-cell office:value-type="float" office:value="0.9644">
                <text:p>0.9644</text:p>
              </table:table-cell>
              <table:table-cell office:value-type="float" office:value="0.9644">
                <text:p>0.9644</text:p>
              </table:table-cell>
              <table:table-cell office:value-type="float" office:value="0.95793">
                <text:p>0.95793</text:p>
              </table:table-cell>
              <table:table-cell office:value-type="float" office:value="0.97039">
                <text:p>0.97039</text:p>
              </table:table-cell>
              <table:table-cell office:value-type="float" office:value="0.959495">
                <text:p>0.959495</text:p>
              </table:table-cell>
              <table:table-cell office:value-type="float" office:value="0.959495">
                <text:p>0.959495</text:p>
              </table:table-cell>
              <table:table-cell office:value-type="float" office:value="0.958936">
                <text:p>0.958936</text:p>
              </table:table-cell>
              <table:table-cell office:value-type="float" office:value="0.963109">
                <text:p>0.963109</text:p>
              </table:table-cell>
              <table:table-cell office:value-type="float" office:value="0.963109">
                <text:p>0.963109</text:p>
              </table:table-cell>
              <table:table-cell office:value-type="float" office:value="0.958636">
                <text:p>0.958636</text:p>
              </table:table-cell>
              <table:table-cell office:value-type="float" office:value="0.958636">
                <text:p>0.958636</text:p>
              </table:table-cell>
              <table:table-cell office:value-type="float" office:value="0.955771">
                <text:p>0.9557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9346">
                <text:p>0.959346</text:p>
              </table:table-cell>
              <table:table-cell office:value-type="float" office:value="0.961398">
                <text:p>0.961398</text:p>
              </table:table-cell>
              <table:table-cell office:value-type="float" office:value="0.953978">
                <text:p>0.953978</text:p>
              </table:table-cell>
              <table:table-cell office:value-type="float" office:value="0.953978">
                <text:p>0.953978</text:p>
              </table:table-cell>
              <table:table-cell office:value-type="float" office:value="0.957959">
                <text:p>0.957959</text:p>
              </table:table-cell>
              <table:table-cell office:value-type="float" office:value="0.957959">
                <text:p>0.957959</text:p>
              </table:table-cell>
              <table:table-cell office:value-type="float" office:value="0.956705">
                <text:p>0.956705</text:p>
              </table:table-cell>
              <table:table-cell office:value-type="float" office:value="0.961977">
                <text:p>0.961977</text:p>
              </table:table-cell>
              <table:table-cell office:value-type="float" office:value="0.961977">
                <text:p>0.961977</text:p>
              </table:table-cell>
              <table:table-cell office:value-type="float" office:value="0.9572">
                <text:p>0.9572</text:p>
              </table:table-cell>
              <table:table-cell office:value-type="float" office:value="0.957477">
                <text:p>0.957477</text:p>
              </table:table-cell>
              <table:table-cell office:value-type="float" office:value="0.957477">
                <text:p>0.957477</text:p>
              </table:table-cell>
              <table:table-cell office:value-type="float" office:value="0.958498">
                <text:p>0.958498</text:p>
              </table:table-cell>
              <table:table-cell office:value-type="float" office:value="0.958498">
                <text:p>0.958498</text:p>
              </table:table-cell>
              <table:table-cell office:value-type="float" office:value="0.961319">
                <text:p>0.961319</text:p>
              </table:table-cell>
              <table:table-cell office:value-type="float" office:value="0.965743">
                <text:p>0.965743</text:p>
              </table:table-cell>
              <table:table-cell office:value-type="float" office:value="0.965743">
                <text:p>0.965743</text:p>
              </table:table-cell>
              <table:table-cell office:value-type="float" office:value="0.967645">
                <text:p>0.967645</text:p>
              </table:table-cell>
              <table:table-cell office:value-type="float" office:value="0.964623">
                <text:p>0.964623</text:p>
              </table:table-cell>
              <table:table-cell office:value-type="float" office:value="0.964623">
                <text:p>0.964623</text:p>
              </table:table-cell>
              <table:table-cell office:value-type="float" office:value="0.9581">
                <text:p>0.9581</text:p>
              </table:table-cell>
              <table:table-cell office:value-type="float" office:value="0.970755">
                <text:p>0.970755</text:p>
              </table:table-cell>
              <table:table-cell office:value-type="float" office:value="0.958808">
                <text:p>0.958808</text:p>
              </table:table-cell>
              <table:table-cell office:value-type="float" office:value="0.958808">
                <text:p>0.958808</text:p>
              </table:table-cell>
              <table:table-cell office:value-type="float" office:value="0.958187">
                <text:p>0.958187</text:p>
              </table:table-cell>
              <table:table-cell office:value-type="float" office:value="0.963284">
                <text:p>0.963284</text:p>
              </table:table-cell>
              <table:table-cell office:value-type="float" office:value="0.963284">
                <text:p>0.963284</text:p>
              </table:table-cell>
              <table:table-cell office:value-type="float" office:value="0.959074">
                <text:p>0.959074</text:p>
              </table:table-cell>
              <table:table-cell office:value-type="float" office:value="0.959074">
                <text:p>0.959074</text:p>
              </table:table-cell>
              <table:table-cell office:value-type="float" office:value="0.954854">
                <text:p>0.9548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9774">
                <text:p>0.959774</text:p>
              </table:table-cell>
              <table:table-cell office:value-type="float" office:value="0.961736">
                <text:p>0.961736</text:p>
              </table:table-cell>
              <table:table-cell office:value-type="float" office:value="0.953614">
                <text:p>0.953614</text:p>
              </table:table-cell>
              <table:table-cell office:value-type="float" office:value="0.953614">
                <text:p>0.953614</text:p>
              </table:table-cell>
              <table:table-cell office:value-type="float" office:value="0.95717">
                <text:p>0.95717</text:p>
              </table:table-cell>
              <table:table-cell office:value-type="float" office:value="0.95717">
                <text:p>0.95717</text:p>
              </table:table-cell>
              <table:table-cell office:value-type="float" office:value="0.956363">
                <text:p>0.956363</text:p>
              </table:table-cell>
              <table:table-cell office:value-type="float" office:value="0.961459">
                <text:p>0.961459</text:p>
              </table:table-cell>
              <table:table-cell office:value-type="float" office:value="0.961459">
                <text:p>0.961459</text:p>
              </table:table-cell>
              <table:table-cell office:value-type="float" office:value="0.958148">
                <text:p>0.958148</text:p>
              </table:table-cell>
              <table:table-cell office:value-type="float" office:value="0.957473">
                <text:p>0.957473</text:p>
              </table:table-cell>
              <table:table-cell office:value-type="float" office:value="0.957473">
                <text:p>0.957473</text:p>
              </table:table-cell>
              <table:table-cell office:value-type="float" office:value="0.957839">
                <text:p>0.957839</text:p>
              </table:table-cell>
              <table:table-cell office:value-type="float" office:value="0.957839">
                <text:p>0.957839</text:p>
              </table:table-cell>
              <table:table-cell office:value-type="float" office:value="0.960994">
                <text:p>0.960994</text:p>
              </table:table-cell>
              <table:table-cell office:value-type="float" office:value="0.965679">
                <text:p>0.965679</text:p>
              </table:table-cell>
              <table:table-cell office:value-type="float" office:value="0.965679">
                <text:p>0.965679</text:p>
              </table:table-cell>
              <table:table-cell office:value-type="float" office:value="0.967428">
                <text:p>0.967428</text:p>
              </table:table-cell>
              <table:table-cell office:value-type="float" office:value="0.964626">
                <text:p>0.964626</text:p>
              </table:table-cell>
              <table:table-cell office:value-type="float" office:value="0.964626">
                <text:p>0.964626</text:p>
              </table:table-cell>
              <table:table-cell office:value-type="float" office:value="0.9577">
                <text:p>0.9577</text:p>
              </table:table-cell>
              <table:table-cell office:value-type="float" office:value="0.970747">
                <text:p>0.970747</text:p>
              </table:table-cell>
              <table:table-cell office:value-type="float" office:value="0.958544">
                <text:p>0.958544</text:p>
              </table:table-cell>
              <table:table-cell office:value-type="float" office:value="0.958544">
                <text:p>0.958544</text:p>
              </table:table-cell>
              <table:table-cell office:value-type="float" office:value="0.958038">
                <text:p>0.958038</text:p>
              </table:table-cell>
              <table:table-cell office:value-type="float" office:value="0.963807">
                <text:p>0.963807</text:p>
              </table:table-cell>
              <table:table-cell office:value-type="float" office:value="0.963807">
                <text:p>0.963807</text:p>
              </table:table-cell>
              <table:table-cell office:value-type="float" office:value="0.958625">
                <text:p>0.958625</text:p>
              </table:table-cell>
              <table:table-cell office:value-type="float" office:value="0.958625">
                <text:p>0.958625</text:p>
              </table:table-cell>
              <table:table-cell office:value-type="float" office:value="0.955137">
                <text:p>0.955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9656">
                <text:p>0.959656</text:p>
              </table:table-cell>
              <table:table-cell office:value-type="float" office:value="0.961381">
                <text:p>0.961381</text:p>
              </table:table-cell>
              <table:table-cell office:value-type="float" office:value="0.953138">
                <text:p>0.953138</text:p>
              </table:table-cell>
              <table:table-cell office:value-type="float" office:value="0.953138">
                <text:p>0.953138</text:p>
              </table:table-cell>
              <table:table-cell office:value-type="float" office:value="0.957794">
                <text:p>0.957794</text:p>
              </table:table-cell>
              <table:table-cell office:value-type="float" office:value="0.957794">
                <text:p>0.957794</text:p>
              </table:table-cell>
              <table:table-cell office:value-type="float" office:value="0.955998">
                <text:p>0.955998</text:p>
              </table:table-cell>
              <table:table-cell office:value-type="float" office:value="0.960827">
                <text:p>0.960827</text:p>
              </table:table-cell>
              <table:table-cell office:value-type="float" office:value="0.960827">
                <text:p>0.960827</text:p>
              </table:table-cell>
              <table:table-cell office:value-type="float" office:value="0.957954">
                <text:p>0.957954</text:p>
              </table:table-cell>
              <table:table-cell office:value-type="float" office:value="0.957568">
                <text:p>0.957568</text:p>
              </table:table-cell>
              <table:table-cell office:value-type="float" office:value="0.957568">
                <text:p>0.957568</text:p>
              </table:table-cell>
              <table:table-cell office:value-type="float" office:value="0.957187">
                <text:p>0.957187</text:p>
              </table:table-cell>
              <table:table-cell office:value-type="float" office:value="0.957187">
                <text:p>0.957187</text:p>
              </table:table-cell>
              <table:table-cell office:value-type="float" office:value="0.961919">
                <text:p>0.961919</text:p>
              </table:table-cell>
              <table:table-cell office:value-type="float" office:value="0.965431">
                <text:p>0.965431</text:p>
              </table:table-cell>
              <table:table-cell office:value-type="float" office:value="0.965431">
                <text:p>0.965431</text:p>
              </table:table-cell>
              <table:table-cell office:value-type="float" office:value="0.967757">
                <text:p>0.967757</text:p>
              </table:table-cell>
              <table:table-cell office:value-type="float" office:value="0.965079">
                <text:p>0.965079</text:p>
              </table:table-cell>
              <table:table-cell office:value-type="float" office:value="0.965079">
                <text:p>0.965079</text:p>
              </table:table-cell>
              <table:table-cell office:value-type="float" office:value="0.957512">
                <text:p>0.957512</text:p>
              </table:table-cell>
              <table:table-cell office:value-type="float" office:value="0.970807">
                <text:p>0.970807</text:p>
              </table:table-cell>
              <table:table-cell office:value-type="float" office:value="0.958754">
                <text:p>0.958754</text:p>
              </table:table-cell>
              <table:table-cell office:value-type="float" office:value="0.958754">
                <text:p>0.958754</text:p>
              </table:table-cell>
              <table:table-cell office:value-type="float" office:value="0.957257">
                <text:p>0.957257</text:p>
              </table:table-cell>
              <table:table-cell office:value-type="float" office:value="0.964318">
                <text:p>0.964318</text:p>
              </table:table-cell>
              <table:table-cell office:value-type="float" office:value="0.964318">
                <text:p>0.964318</text:p>
              </table:table-cell>
              <table:table-cell office:value-type="float" office:value="0.957264">
                <text:p>0.957264</text:p>
              </table:table-cell>
              <table:table-cell office:value-type="float" office:value="0.957264">
                <text:p>0.957264</text:p>
              </table:table-cell>
              <table:table-cell office:value-type="float" office:value="0.954434">
                <text:p>0.9544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9417">
                <text:p>0.959417</text:p>
              </table:table-cell>
              <table:table-cell office:value-type="float" office:value="0.961589">
                <text:p>0.961589</text:p>
              </table:table-cell>
              <table:table-cell office:value-type="float" office:value="0.95343">
                <text:p>0.95343</text:p>
              </table:table-cell>
              <table:table-cell office:value-type="float" office:value="0.95343">
                <text:p>0.95343</text:p>
              </table:table-cell>
              <table:table-cell office:value-type="float" office:value="0.957268">
                <text:p>0.957268</text:p>
              </table:table-cell>
              <table:table-cell office:value-type="float" office:value="0.957268">
                <text:p>0.957268</text:p>
              </table:table-cell>
              <table:table-cell office:value-type="float" office:value="0.956845">
                <text:p>0.956845</text:p>
              </table:table-cell>
              <table:table-cell office:value-type="float" office:value="0.960581">
                <text:p>0.960581</text:p>
              </table:table-cell>
              <table:table-cell office:value-type="float" office:value="0.960581">
                <text:p>0.960581</text:p>
              </table:table-cell>
              <table:table-cell office:value-type="float" office:value="0.958443">
                <text:p>0.958443</text:p>
              </table:table-cell>
              <table:table-cell office:value-type="float" office:value="0.957489">
                <text:p>0.957489</text:p>
              </table:table-cell>
              <table:table-cell office:value-type="float" office:value="0.957489">
                <text:p>0.957489</text:p>
              </table:table-cell>
              <table:table-cell office:value-type="float" office:value="0.956629">
                <text:p>0.956629</text:p>
              </table:table-cell>
              <table:table-cell office:value-type="float" office:value="0.956629">
                <text:p>0.956629</text:p>
              </table:table-cell>
              <table:table-cell office:value-type="float" office:value="0.962498">
                <text:p>0.962498</text:p>
              </table:table-cell>
              <table:table-cell office:value-type="float" office:value="0.964659">
                <text:p>0.964659</text:p>
              </table:table-cell>
              <table:table-cell office:value-type="float" office:value="0.964659">
                <text:p>0.964659</text:p>
              </table:table-cell>
              <table:table-cell office:value-type="float" office:value="0.96784">
                <text:p>0.96784</text:p>
              </table:table-cell>
              <table:table-cell office:value-type="float" office:value="0.965315">
                <text:p>0.965315</text:p>
              </table:table-cell>
              <table:table-cell office:value-type="float" office:value="0.965315">
                <text:p>0.965315</text:p>
              </table:table-cell>
              <table:table-cell office:value-type="float" office:value="0.957794">
                <text:p>0.957794</text:p>
              </table:table-cell>
              <table:table-cell office:value-type="float" office:value="0.970348">
                <text:p>0.970348</text:p>
              </table:table-cell>
              <table:table-cell office:value-type="float" office:value="0.958394">
                <text:p>0.958394</text:p>
              </table:table-cell>
              <table:table-cell office:value-type="float" office:value="0.958394">
                <text:p>0.958394</text:p>
              </table:table-cell>
              <table:table-cell office:value-type="float" office:value="0.956739">
                <text:p>0.956739</text:p>
              </table:table-cell>
              <table:table-cell office:value-type="float" office:value="0.963637">
                <text:p>0.963637</text:p>
              </table:table-cell>
              <table:table-cell office:value-type="float" office:value="0.963637">
                <text:p>0.963637</text:p>
              </table:table-cell>
              <table:table-cell office:value-type="float" office:value="0.956859">
                <text:p>0.956859</text:p>
              </table:table-cell>
              <table:table-cell office:value-type="float" office:value="0.956859">
                <text:p>0.956859</text:p>
              </table:table-cell>
              <table:table-cell office:value-type="float" office:value="0.954074">
                <text:p>0.9540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9635">
                <text:p>0.959635</text:p>
              </table:table-cell>
              <table:table-cell office:value-type="float" office:value="0.961363">
                <text:p>0.961363</text:p>
              </table:table-cell>
              <table:table-cell office:value-type="float" office:value="0.953803">
                <text:p>0.953803</text:p>
              </table:table-cell>
              <table:table-cell office:value-type="float" office:value="0.953803">
                <text:p>0.953803</text:p>
              </table:table-cell>
              <table:table-cell office:value-type="float" office:value="0.956783">
                <text:p>0.956783</text:p>
              </table:table-cell>
              <table:table-cell office:value-type="float" office:value="0.956783">
                <text:p>0.956783</text:p>
              </table:table-cell>
              <table:table-cell office:value-type="float" office:value="0.957458">
                <text:p>0.957458</text:p>
              </table:table-cell>
              <table:table-cell office:value-type="float" office:value="0.96106">
                <text:p>0.96106</text:p>
              </table:table-cell>
              <table:table-cell office:value-type="float" office:value="0.96106">
                <text:p>0.96106</text:p>
              </table:table-cell>
              <table:table-cell office:value-type="float" office:value="0.959368">
                <text:p>0.959368</text:p>
              </table:table-cell>
              <table:table-cell office:value-type="float" office:value="0.957203">
                <text:p>0.957203</text:p>
              </table:table-cell>
              <table:table-cell office:value-type="float" office:value="0.957203">
                <text:p>0.957203</text:p>
              </table:table-cell>
              <table:table-cell office:value-type="float" office:value="0.956885">
                <text:p>0.956885</text:p>
              </table:table-cell>
              <table:table-cell office:value-type="float" office:value="0.956885">
                <text:p>0.956885</text:p>
              </table:table-cell>
              <table:table-cell office:value-type="float" office:value="0.963015">
                <text:p>0.963015</text:p>
              </table:table-cell>
              <table:table-cell office:value-type="float" office:value="0.964104">
                <text:p>0.964104</text:p>
              </table:table-cell>
              <table:table-cell office:value-type="float" office:value="0.964104">
                <text:p>0.964104</text:p>
              </table:table-cell>
              <table:table-cell office:value-type="float" office:value="0.96786">
                <text:p>0.96786</text:p>
              </table:table-cell>
              <table:table-cell office:value-type="float" office:value="0.965619">
                <text:p>0.965619</text:p>
              </table:table-cell>
              <table:table-cell office:value-type="float" office:value="0.965619">
                <text:p>0.965619</text:p>
              </table:table-cell>
              <table:table-cell office:value-type="float" office:value="0.958019">
                <text:p>0.958019</text:p>
              </table:table-cell>
              <table:table-cell office:value-type="float" office:value="0.970233">
                <text:p>0.970233</text:p>
              </table:table-cell>
              <table:table-cell office:value-type="float" office:value="0.958105">
                <text:p>0.958105</text:p>
              </table:table-cell>
              <table:table-cell office:value-type="float" office:value="0.958105">
                <text:p>0.958105</text:p>
              </table:table-cell>
              <table:table-cell office:value-type="float" office:value="0.957557">
                <text:p>0.957557</text:p>
              </table:table-cell>
              <table:table-cell office:value-type="float" office:value="0.96347">
                <text:p>0.96347</text:p>
              </table:table-cell>
              <table:table-cell office:value-type="float" office:value="0.96347">
                <text:p>0.96347</text:p>
              </table:table-cell>
              <table:table-cell office:value-type="float" office:value="0.956599">
                <text:p>0.956599</text:p>
              </table:table-cell>
              <table:table-cell office:value-type="float" office:value="0.956599">
                <text:p>0.956599</text:p>
              </table:table-cell>
              <table:table-cell office:value-type="float" office:value="0.954312">
                <text:p>0.9543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59369">
                <text:p>0.959369</text:p>
              </table:table-cell>
              <table:table-cell office:value-type="float" office:value="0.960937">
                <text:p>0.960937</text:p>
              </table:table-cell>
              <table:table-cell office:value-type="float" office:value="0.953887">
                <text:p>0.953887</text:p>
              </table:table-cell>
              <table:table-cell office:value-type="float" office:value="0.953887">
                <text:p>0.953887</text:p>
              </table:table-cell>
              <table:table-cell office:value-type="float" office:value="0.956823">
                <text:p>0.956823</text:p>
              </table:table-cell>
              <table:table-cell office:value-type="float" office:value="0.956823">
                <text:p>0.956823</text:p>
              </table:table-cell>
              <table:table-cell office:value-type="float" office:value="0.95729">
                <text:p>0.95729</text:p>
              </table:table-cell>
              <table:table-cell office:value-type="float" office:value="0.960515">
                <text:p>0.960515</text:p>
              </table:table-cell>
              <table:table-cell office:value-type="float" office:value="0.960515">
                <text:p>0.960515</text:p>
              </table:table-cell>
              <table:table-cell office:value-type="float" office:value="0.95963">
                <text:p>0.95963</text:p>
              </table:table-cell>
              <table:table-cell office:value-type="float" office:value="0.957165">
                <text:p>0.957165</text:p>
              </table:table-cell>
              <table:table-cell office:value-type="float" office:value="0.957165">
                <text:p>0.957165</text:p>
              </table:table-cell>
              <table:table-cell office:value-type="float" office:value="0.957213">
                <text:p>0.957213</text:p>
              </table:table-cell>
              <table:table-cell office:value-type="float" office:value="0.957213">
                <text:p>0.957213</text:p>
              </table:table-cell>
              <table:table-cell office:value-type="float" office:value="0.962738">
                <text:p>0.962738</text:p>
              </table:table-cell>
              <table:table-cell office:value-type="float" office:value="0.963618">
                <text:p>0.963618</text:p>
              </table:table-cell>
              <table:table-cell office:value-type="float" office:value="0.963618">
                <text:p>0.963618</text:p>
              </table:table-cell>
              <table:table-cell office:value-type="float" office:value="0.968607">
                <text:p>0.968607</text:p>
              </table:table-cell>
              <table:table-cell office:value-type="float" office:value="0.964724">
                <text:p>0.964724</text:p>
              </table:table-cell>
              <table:table-cell office:value-type="float" office:value="0.964724">
                <text:p>0.964724</text:p>
              </table:table-cell>
              <table:table-cell office:value-type="float" office:value="0.95773">
                <text:p>0.95773</text:p>
              </table:table-cell>
              <table:table-cell office:value-type="float" office:value="0.970371">
                <text:p>0.970371</text:p>
              </table:table-cell>
              <table:table-cell office:value-type="float" office:value="0.95785">
                <text:p>0.95785</text:p>
              </table:table-cell>
              <table:table-cell office:value-type="float" office:value="0.95785">
                <text:p>0.95785</text:p>
              </table:table-cell>
              <table:table-cell office:value-type="float" office:value="0.957337">
                <text:p>0.957337</text:p>
              </table:table-cell>
              <table:table-cell office:value-type="float" office:value="0.96323">
                <text:p>0.96323</text:p>
              </table:table-cell>
              <table:table-cell office:value-type="float" office:value="0.96323">
                <text:p>0.96323</text:p>
              </table:table-cell>
              <table:table-cell office:value-type="float" office:value="0.956707">
                <text:p>0.956707</text:p>
              </table:table-cell>
              <table:table-cell office:value-type="float" office:value="0.956707">
                <text:p>0.956707</text:p>
              </table:table-cell>
              <table:table-cell office:value-type="float" office:value="0.953889">
                <text:p>0.953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9466">
                <text:p>0.959466</text:p>
              </table:table-cell>
              <table:table-cell office:value-type="float" office:value="0.960338">
                <text:p>0.960338</text:p>
              </table:table-cell>
              <table:table-cell office:value-type="float" office:value="0.953317">
                <text:p>0.953317</text:p>
              </table:table-cell>
              <table:table-cell office:value-type="float" office:value="0.953317">
                <text:p>0.953317</text:p>
              </table:table-cell>
              <table:table-cell office:value-type="float" office:value="0.956595">
                <text:p>0.956595</text:p>
              </table:table-cell>
              <table:table-cell office:value-type="float" office:value="0.956595">
                <text:p>0.956595</text:p>
              </table:table-cell>
              <table:table-cell office:value-type="float" office:value="0.957219">
                <text:p>0.957219</text:p>
              </table:table-cell>
              <table:table-cell office:value-type="float" office:value="0.960619">
                <text:p>0.960619</text:p>
              </table:table-cell>
              <table:table-cell office:value-type="float" office:value="0.960619">
                <text:p>0.960619</text:p>
              </table:table-cell>
              <table:table-cell office:value-type="float" office:value="0.959489">
                <text:p>0.959489</text:p>
              </table:table-cell>
              <table:table-cell office:value-type="float" office:value="0.956987">
                <text:p>0.956987</text:p>
              </table:table-cell>
              <table:table-cell office:value-type="float" office:value="0.956987">
                <text:p>0.956987</text:p>
              </table:table-cell>
              <table:table-cell office:value-type="float" office:value="0.957054">
                <text:p>0.957054</text:p>
              </table:table-cell>
              <table:table-cell office:value-type="float" office:value="0.957054">
                <text:p>0.957054</text:p>
              </table:table-cell>
              <table:table-cell office:value-type="float" office:value="0.963566">
                <text:p>0.963566</text:p>
              </table:table-cell>
              <table:table-cell office:value-type="float" office:value="0.96366">
                <text:p>0.96366</text:p>
              </table:table-cell>
              <table:table-cell office:value-type="float" office:value="0.96366">
                <text:p>0.96366</text:p>
              </table:table-cell>
              <table:table-cell office:value-type="float" office:value="0.968086">
                <text:p>0.968086</text:p>
              </table:table-cell>
              <table:table-cell office:value-type="float" office:value="0.964873">
                <text:p>0.964873</text:p>
              </table:table-cell>
              <table:table-cell office:value-type="float" office:value="0.964873">
                <text:p>0.964873</text:p>
              </table:table-cell>
              <table:table-cell office:value-type="float" office:value="0.957227">
                <text:p>0.957227</text:p>
              </table:table-cell>
              <table:table-cell office:value-type="float" office:value="0.970145">
                <text:p>0.970145</text:p>
              </table:table-cell>
              <table:table-cell office:value-type="float" office:value="0.957573">
                <text:p>0.957573</text:p>
              </table:table-cell>
              <table:table-cell office:value-type="float" office:value="0.957573">
                <text:p>0.957573</text:p>
              </table:table-cell>
              <table:table-cell office:value-type="float" office:value="0.957281">
                <text:p>0.957281</text:p>
              </table:table-cell>
              <table:table-cell office:value-type="float" office:value="0.963931">
                <text:p>0.963931</text:p>
              </table:table-cell>
              <table:table-cell office:value-type="float" office:value="0.963931">
                <text:p>0.963931</text:p>
              </table:table-cell>
              <table:table-cell office:value-type="float" office:value="0.956428">
                <text:p>0.956428</text:p>
              </table:table-cell>
              <table:table-cell office:value-type="float" office:value="0.956428">
                <text:p>0.956428</text:p>
              </table:table-cell>
              <table:table-cell office:value-type="float" office:value="0.954469">
                <text:p>0.9544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9688">
                <text:p>0.959688</text:p>
              </table:table-cell>
              <table:table-cell office:value-type="float" office:value="0.960056">
                <text:p>0.960056</text:p>
              </table:table-cell>
              <table:table-cell office:value-type="float" office:value="0.953072">
                <text:p>0.953072</text:p>
              </table:table-cell>
              <table:table-cell office:value-type="float" office:value="0.953072">
                <text:p>0.953072</text:p>
              </table:table-cell>
              <table:table-cell office:value-type="float" office:value="0.956506">
                <text:p>0.956506</text:p>
              </table:table-cell>
              <table:table-cell office:value-type="float" office:value="0.956506">
                <text:p>0.956506</text:p>
              </table:table-cell>
              <table:table-cell office:value-type="float" office:value="0.956302">
                <text:p>0.956302</text:p>
              </table:table-cell>
              <table:table-cell office:value-type="float" office:value="0.960112">
                <text:p>0.960112</text:p>
              </table:table-cell>
              <table:table-cell office:value-type="float" office:value="0.960112">
                <text:p>0.960112</text:p>
              </table:table-cell>
              <table:table-cell office:value-type="float" office:value="0.959576">
                <text:p>0.959576</text:p>
              </table:table-cell>
              <table:table-cell office:value-type="float" office:value="0.957968">
                <text:p>0.957968</text:p>
              </table:table-cell>
              <table:table-cell office:value-type="float" office:value="0.957968">
                <text:p>0.957968</text:p>
              </table:table-cell>
              <table:table-cell office:value-type="float" office:value="0.957459">
                <text:p>0.957459</text:p>
              </table:table-cell>
              <table:table-cell office:value-type="float" office:value="0.957459">
                <text:p>0.957459</text:p>
              </table:table-cell>
              <table:table-cell office:value-type="float" office:value="0.96328">
                <text:p>0.96328</text:p>
              </table:table-cell>
              <table:table-cell office:value-type="float" office:value="0.963773">
                <text:p>0.963773</text:p>
              </table:table-cell>
              <table:table-cell office:value-type="float" office:value="0.963773">
                <text:p>0.963773</text:p>
              </table:table-cell>
              <table:table-cell office:value-type="float" office:value="0.968716">
                <text:p>0.968716</text:p>
              </table:table-cell>
              <table:table-cell office:value-type="float" office:value="0.963779">
                <text:p>0.963779</text:p>
              </table:table-cell>
              <table:table-cell office:value-type="float" office:value="0.963779">
                <text:p>0.963779</text:p>
              </table:table-cell>
              <table:table-cell office:value-type="float" office:value="0.956594">
                <text:p>0.956594</text:p>
              </table:table-cell>
              <table:table-cell office:value-type="float" office:value="0.970312">
                <text:p>0.970312</text:p>
              </table:table-cell>
              <table:table-cell office:value-type="float" office:value="0.958165">
                <text:p>0.958165</text:p>
              </table:table-cell>
              <table:table-cell office:value-type="float" office:value="0.958165">
                <text:p>0.958165</text:p>
              </table:table-cell>
              <table:table-cell office:value-type="float" office:value="0.957399">
                <text:p>0.957399</text:p>
              </table:table-cell>
              <table:table-cell office:value-type="float" office:value="0.964822">
                <text:p>0.964822</text:p>
              </table:table-cell>
              <table:table-cell office:value-type="float" office:value="0.964822">
                <text:p>0.964822</text:p>
              </table:table-cell>
              <table:table-cell office:value-type="float" office:value="0.956937">
                <text:p>0.956937</text:p>
              </table:table-cell>
              <table:table-cell office:value-type="float" office:value="0.956937">
                <text:p>0.956937</text:p>
              </table:table-cell>
              <table:table-cell office:value-type="float" office:value="0.954697">
                <text:p>0.9546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9589">
                <text:p>0.959589</text:p>
              </table:table-cell>
              <table:table-cell office:value-type="float" office:value="0.95999">
                <text:p>0.95999</text:p>
              </table:table-cell>
              <table:table-cell office:value-type="float" office:value="0.95328">
                <text:p>0.95328</text:p>
              </table:table-cell>
              <table:table-cell office:value-type="float" office:value="0.95328">
                <text:p>0.95328</text:p>
              </table:table-cell>
              <table:table-cell office:value-type="float" office:value="0.956353">
                <text:p>0.956353</text:p>
              </table:table-cell>
              <table:table-cell office:value-type="float" office:value="0.956353">
                <text:p>0.956353</text:p>
              </table:table-cell>
              <table:table-cell office:value-type="float" office:value="0.956029">
                <text:p>0.956029</text:p>
              </table:table-cell>
              <table:table-cell office:value-type="float" office:value="0.960927">
                <text:p>0.960927</text:p>
              </table:table-cell>
              <table:table-cell office:value-type="float" office:value="0.960927">
                <text:p>0.960927</text:p>
              </table:table-cell>
              <table:table-cell office:value-type="float" office:value="0.960107">
                <text:p>0.960107</text:p>
              </table:table-cell>
              <table:table-cell office:value-type="float" office:value="0.957577">
                <text:p>0.957577</text:p>
              </table:table-cell>
              <table:table-cell office:value-type="float" office:value="0.957577">
                <text:p>0.957577</text:p>
              </table:table-cell>
              <table:table-cell office:value-type="float" office:value="0.957777">
                <text:p>0.957777</text:p>
              </table:table-cell>
              <table:table-cell office:value-type="float" office:value="0.957777">
                <text:p>0.957777</text:p>
              </table:table-cell>
              <table:table-cell office:value-type="float" office:value="0.963437">
                <text:p>0.963437</text:p>
              </table:table-cell>
              <table:table-cell office:value-type="float" office:value="0.963438">
                <text:p>0.963438</text:p>
              </table:table-cell>
              <table:table-cell office:value-type="float" office:value="0.963438">
                <text:p>0.963438</text:p>
              </table:table-cell>
              <table:table-cell office:value-type="float" office:value="0.969331">
                <text:p>0.969331</text:p>
              </table:table-cell>
              <table:table-cell office:value-type="float" office:value="0.963645">
                <text:p>0.963645</text:p>
              </table:table-cell>
              <table:table-cell office:value-type="float" office:value="0.963645">
                <text:p>0.963645</text:p>
              </table:table-cell>
              <table:table-cell office:value-type="float" office:value="0.955826">
                <text:p>0.955826</text:p>
              </table:table-cell>
              <table:table-cell office:value-type="float" office:value="0.970174">
                <text:p>0.970174</text:p>
              </table:table-cell>
              <table:table-cell office:value-type="float" office:value="0.958306">
                <text:p>0.958306</text:p>
              </table:table-cell>
              <table:table-cell office:value-type="float" office:value="0.958306">
                <text:p>0.958306</text:p>
              </table:table-cell>
              <table:table-cell office:value-type="float" office:value="0.957721">
                <text:p>0.957721</text:p>
              </table:table-cell>
              <table:table-cell office:value-type="float" office:value="0.964764">
                <text:p>0.964764</text:p>
              </table:table-cell>
              <table:table-cell office:value-type="float" office:value="0.964764">
                <text:p>0.964764</text:p>
              </table:table-cell>
              <table:table-cell office:value-type="float" office:value="0.957592">
                <text:p>0.957592</text:p>
              </table:table-cell>
              <table:table-cell office:value-type="float" office:value="0.957592">
                <text:p>0.957592</text:p>
              </table:table-cell>
              <table:table-cell office:value-type="float" office:value="0.955188">
                <text:p>0.955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8766">
                <text:p>0.958766</text:p>
              </table:table-cell>
              <table:table-cell office:value-type="float" office:value="0.959487">
                <text:p>0.959487</text:p>
              </table:table-cell>
              <table:table-cell office:value-type="float" office:value="0.953831">
                <text:p>0.953831</text:p>
              </table:table-cell>
              <table:table-cell office:value-type="float" office:value="0.953831">
                <text:p>0.953831</text:p>
              </table:table-cell>
              <table:table-cell office:value-type="float" office:value="0.956265">
                <text:p>0.956265</text:p>
              </table:table-cell>
              <table:table-cell office:value-type="float" office:value="0.956265">
                <text:p>0.956265</text:p>
              </table:table-cell>
              <table:table-cell office:value-type="float" office:value="0.956105">
                <text:p>0.956105</text:p>
              </table:table-cell>
              <table:table-cell office:value-type="float" office:value="0.961251">
                <text:p>0.961251</text:p>
              </table:table-cell>
              <table:table-cell office:value-type="float" office:value="0.961251">
                <text:p>0.961251</text:p>
              </table:table-cell>
              <table:table-cell office:value-type="float" office:value="0.959662">
                <text:p>0.959662</text:p>
              </table:table-cell>
              <table:table-cell office:value-type="float" office:value="0.957685">
                <text:p>0.957685</text:p>
              </table:table-cell>
              <table:table-cell office:value-type="float" office:value="0.957685">
                <text:p>0.957685</text:p>
              </table:table-cell>
              <table:table-cell office:value-type="float" office:value="0.957922">
                <text:p>0.957922</text:p>
              </table:table-cell>
              <table:table-cell office:value-type="float" office:value="0.957922">
                <text:p>0.957922</text:p>
              </table:table-cell>
              <table:table-cell office:value-type="float" office:value="0.962589">
                <text:p>0.962589</text:p>
              </table:table-cell>
              <table:table-cell office:value-type="float" office:value="0.963123">
                <text:p>0.963123</text:p>
              </table:table-cell>
              <table:table-cell office:value-type="float" office:value="0.963123">
                <text:p>0.963123</text:p>
              </table:table-cell>
              <table:table-cell office:value-type="float" office:value="0.969107">
                <text:p>0.969107</text:p>
              </table:table-cell>
              <table:table-cell office:value-type="float" office:value="0.964291">
                <text:p>0.964291</text:p>
              </table:table-cell>
              <table:table-cell office:value-type="float" office:value="0.964291">
                <text:p>0.964291</text:p>
              </table:table-cell>
              <table:table-cell office:value-type="float" office:value="0.956629">
                <text:p>0.956629</text:p>
              </table:table-cell>
              <table:table-cell office:value-type="float" office:value="0.969889">
                <text:p>0.969889</text:p>
              </table:table-cell>
              <table:table-cell office:value-type="float" office:value="0.95898">
                <text:p>0.95898</text:p>
              </table:table-cell>
              <table:table-cell office:value-type="float" office:value="0.95898">
                <text:p>0.95898</text:p>
              </table:table-cell>
              <table:table-cell office:value-type="float" office:value="0.956932">
                <text:p>0.956932</text:p>
              </table:table-cell>
              <table:table-cell office:value-type="float" office:value="0.964637">
                <text:p>0.964637</text:p>
              </table:table-cell>
              <table:table-cell office:value-type="float" office:value="0.964637">
                <text:p>0.964637</text:p>
              </table:table-cell>
              <table:table-cell office:value-type="float" office:value="0.958902">
                <text:p>0.958902</text:p>
              </table:table-cell>
              <table:table-cell office:value-type="float" office:value="0.958902">
                <text:p>0.958902</text:p>
              </table:table-cell>
              <table:table-cell office:value-type="float" office:value="0.955566">
                <text:p>0.955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8163">
                <text:p>0.958163</text:p>
              </table:table-cell>
              <table:table-cell office:value-type="float" office:value="0.95992">
                <text:p>0.95992</text:p>
              </table:table-cell>
              <table:table-cell office:value-type="float" office:value="0.953812">
                <text:p>0.953812</text:p>
              </table:table-cell>
              <table:table-cell office:value-type="float" office:value="0.953812">
                <text:p>0.953812</text:p>
              </table:table-cell>
              <table:table-cell office:value-type="float" office:value="0.956711">
                <text:p>0.956711</text:p>
              </table:table-cell>
              <table:table-cell office:value-type="float" office:value="0.956711">
                <text:p>0.956711</text:p>
              </table:table-cell>
              <table:table-cell office:value-type="float" office:value="0.955082">
                <text:p>0.955082</text:p>
              </table:table-cell>
              <table:table-cell office:value-type="float" office:value="0.96161">
                <text:p>0.96161</text:p>
              </table:table-cell>
              <table:table-cell office:value-type="float" office:value="0.96161">
                <text:p>0.96161</text:p>
              </table:table-cell>
              <table:table-cell office:value-type="float" office:value="0.959394">
                <text:p>0.959394</text:p>
              </table:table-cell>
              <table:table-cell office:value-type="float" office:value="0.958007">
                <text:p>0.958007</text:p>
              </table:table-cell>
              <table:table-cell office:value-type="float" office:value="0.958007">
                <text:p>0.958007</text:p>
              </table:table-cell>
              <table:table-cell office:value-type="float" office:value="0.958653">
                <text:p>0.958653</text:p>
              </table:table-cell>
              <table:table-cell office:value-type="float" office:value="0.958653">
                <text:p>0.958653</text:p>
              </table:table-cell>
              <table:table-cell office:value-type="float" office:value="0.963132">
                <text:p>0.963132</text:p>
              </table:table-cell>
              <table:table-cell office:value-type="float" office:value="0.962105">
                <text:p>0.962105</text:p>
              </table:table-cell>
              <table:table-cell office:value-type="float" office:value="0.962105">
                <text:p>0.962105</text:p>
              </table:table-cell>
              <table:table-cell office:value-type="float" office:value="0.970059">
                <text:p>0.970059</text:p>
              </table:table-cell>
              <table:table-cell office:value-type="float" office:value="0.964496">
                <text:p>0.964496</text:p>
              </table:table-cell>
              <table:table-cell office:value-type="float" office:value="0.964496">
                <text:p>0.964496</text:p>
              </table:table-cell>
              <table:table-cell office:value-type="float" office:value="0.956631">
                <text:p>0.956631</text:p>
              </table:table-cell>
              <table:table-cell office:value-type="float" office:value="0.969943">
                <text:p>0.969943</text:p>
              </table:table-cell>
              <table:table-cell office:value-type="float" office:value="0.958634">
                <text:p>0.958634</text:p>
              </table:table-cell>
              <table:table-cell office:value-type="float" office:value="0.958634">
                <text:p>0.958634</text:p>
              </table:table-cell>
              <table:table-cell office:value-type="float" office:value="0.956999">
                <text:p>0.956999</text:p>
              </table:table-cell>
              <table:table-cell office:value-type="float" office:value="0.964414">
                <text:p>0.964414</text:p>
              </table:table-cell>
              <table:table-cell office:value-type="float" office:value="0.964414">
                <text:p>0.964414</text:p>
              </table:table-cell>
              <table:table-cell office:value-type="float" office:value="0.958888">
                <text:p>0.958888</text:p>
              </table:table-cell>
              <table:table-cell office:value-type="float" office:value="0.958888">
                <text:p>0.958888</text:p>
              </table:table-cell>
              <table:table-cell office:value-type="float" office:value="0.955322">
                <text:p>0.9553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8235">
                <text:p>0.958235</text:p>
              </table:table-cell>
              <table:table-cell office:value-type="float" office:value="0.959967">
                <text:p>0.959967</text:p>
              </table:table-cell>
              <table:table-cell office:value-type="float" office:value="0.954308">
                <text:p>0.954308</text:p>
              </table:table-cell>
              <table:table-cell office:value-type="float" office:value="0.954308">
                <text:p>0.954308</text:p>
              </table:table-cell>
              <table:table-cell office:value-type="float" office:value="0.956072">
                <text:p>0.956072</text:p>
              </table:table-cell>
              <table:table-cell office:value-type="float" office:value="0.956072">
                <text:p>0.956072</text:p>
              </table:table-cell>
              <table:table-cell office:value-type="float" office:value="0.955657">
                <text:p>0.955657</text:p>
              </table:table-cell>
              <table:table-cell office:value-type="float" office:value="0.96091">
                <text:p>0.96091</text:p>
              </table:table-cell>
              <table:table-cell office:value-type="float" office:value="0.96091">
                <text:p>0.96091</text:p>
              </table:table-cell>
              <table:table-cell office:value-type="float" office:value="0.959141">
                <text:p>0.959141</text:p>
              </table:table-cell>
              <table:table-cell office:value-type="float" office:value="0.958803">
                <text:p>0.958803</text:p>
              </table:table-cell>
              <table:table-cell office:value-type="float" office:value="0.958803">
                <text:p>0.958803</text:p>
              </table:table-cell>
              <table:table-cell office:value-type="float" office:value="0.958174">
                <text:p>0.958174</text:p>
              </table:table-cell>
              <table:table-cell office:value-type="float" office:value="0.958174">
                <text:p>0.958174</text:p>
              </table:table-cell>
              <table:table-cell office:value-type="float" office:value="0.962582">
                <text:p>0.962582</text:p>
              </table:table-cell>
              <table:table-cell office:value-type="float" office:value="0.96174">
                <text:p>0.96174</text:p>
              </table:table-cell>
              <table:table-cell office:value-type="float" office:value="0.96174">
                <text:p>0.96174</text:p>
              </table:table-cell>
              <table:table-cell office:value-type="float" office:value="0.96938">
                <text:p>0.96938</text:p>
              </table:table-cell>
              <table:table-cell office:value-type="float" office:value="0.964857">
                <text:p>0.964857</text:p>
              </table:table-cell>
              <table:table-cell office:value-type="float" office:value="0.964857">
                <text:p>0.964857</text:p>
              </table:table-cell>
              <table:table-cell office:value-type="float" office:value="0.956849">
                <text:p>0.956849</text:p>
              </table:table-cell>
              <table:table-cell office:value-type="float" office:value="0.96986">
                <text:p>0.96986</text:p>
              </table:table-cell>
              <table:table-cell office:value-type="float" office:value="0.958382">
                <text:p>0.958382</text:p>
              </table:table-cell>
              <table:table-cell office:value-type="float" office:value="0.958382">
                <text:p>0.958382</text:p>
              </table:table-cell>
              <table:table-cell office:value-type="float" office:value="0.956259">
                <text:p>0.956259</text:p>
              </table:table-cell>
              <table:table-cell office:value-type="float" office:value="0.963824">
                <text:p>0.963824</text:p>
              </table:table-cell>
              <table:table-cell office:value-type="float" office:value="0.963824">
                <text:p>0.963824</text:p>
              </table:table-cell>
              <table:table-cell office:value-type="float" office:value="0.95868">
                <text:p>0.95868</text:p>
              </table:table-cell>
              <table:table-cell office:value-type="float" office:value="0.95868">
                <text:p>0.95868</text:p>
              </table:table-cell>
              <table:table-cell office:value-type="float" office:value="0.955242">
                <text:p>0.9552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59165">
                <text:p>0.959165</text:p>
              </table:table-cell>
              <table:table-cell office:value-type="float" office:value="0.959867">
                <text:p>0.959867</text:p>
              </table:table-cell>
              <table:table-cell office:value-type="float" office:value="0.954544">
                <text:p>0.954544</text:p>
              </table:table-cell>
              <table:table-cell office:value-type="float" office:value="0.954544">
                <text:p>0.954544</text:p>
              </table:table-cell>
              <table:table-cell office:value-type="float" office:value="0.955898">
                <text:p>0.955898</text:p>
              </table:table-cell>
              <table:table-cell office:value-type="float" office:value="0.955898">
                <text:p>0.955898</text:p>
              </table:table-cell>
              <table:table-cell office:value-type="float" office:value="0.956175">
                <text:p>0.956175</text:p>
              </table:table-cell>
              <table:table-cell office:value-type="float" office:value="0.961014">
                <text:p>0.961014</text:p>
              </table:table-cell>
              <table:table-cell office:value-type="float" office:value="0.961014">
                <text:p>0.961014</text:p>
              </table:table-cell>
              <table:table-cell office:value-type="float" office:value="0.958794">
                <text:p>0.958794</text:p>
              </table:table-cell>
              <table:table-cell office:value-type="float" office:value="0.958778">
                <text:p>0.958778</text:p>
              </table:table-cell>
              <table:table-cell office:value-type="float" office:value="0.958778">
                <text:p>0.958778</text:p>
              </table:table-cell>
              <table:table-cell office:value-type="float" office:value="0.957814">
                <text:p>0.957814</text:p>
              </table:table-cell>
              <table:table-cell office:value-type="float" office:value="0.957814">
                <text:p>0.957814</text:p>
              </table:table-cell>
              <table:table-cell office:value-type="float" office:value="0.962346">
                <text:p>0.962346</text:p>
              </table:table-cell>
              <table:table-cell office:value-type="float" office:value="0.961582">
                <text:p>0.961582</text:p>
              </table:table-cell>
              <table:table-cell office:value-type="float" office:value="0.961582">
                <text:p>0.961582</text:p>
              </table:table-cell>
              <table:table-cell office:value-type="float" office:value="0.969652">
                <text:p>0.969652</text:p>
              </table:table-cell>
              <table:table-cell office:value-type="float" office:value="0.964782">
                <text:p>0.964782</text:p>
              </table:table-cell>
              <table:table-cell office:value-type="float" office:value="0.964782">
                <text:p>0.964782</text:p>
              </table:table-cell>
              <table:table-cell office:value-type="float" office:value="0.957049">
                <text:p>0.957049</text:p>
              </table:table-cell>
              <table:table-cell office:value-type="float" office:value="0.970189">
                <text:p>0.970189</text:p>
              </table:table-cell>
              <table:table-cell office:value-type="float" office:value="0.958657">
                <text:p>0.958657</text:p>
              </table:table-cell>
              <table:table-cell office:value-type="float" office:value="0.958657">
                <text:p>0.958657</text:p>
              </table:table-cell>
              <table:table-cell office:value-type="float" office:value="0.955434">
                <text:p>0.955434</text:p>
              </table:table-cell>
              <table:table-cell office:value-type="float" office:value="0.963188">
                <text:p>0.963188</text:p>
              </table:table-cell>
              <table:table-cell office:value-type="float" office:value="0.963188">
                <text:p>0.963188</text:p>
              </table:table-cell>
              <table:table-cell office:value-type="float" office:value="0.959494">
                <text:p>0.959494</text:p>
              </table:table-cell>
              <table:table-cell office:value-type="float" office:value="0.959494">
                <text:p>0.959494</text:p>
              </table:table-cell>
              <table:table-cell office:value-type="float" office:value="0.955256">
                <text:p>0.955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5952">
                <text:p>0.95952</text:p>
              </table:table-cell>
              <table:table-cell office:value-type="float" office:value="0.960785">
                <text:p>0.960785</text:p>
              </table:table-cell>
              <table:table-cell office:value-type="float" office:value="0.954321">
                <text:p>0.954321</text:p>
              </table:table-cell>
              <table:table-cell office:value-type="float" office:value="0.954321">
                <text:p>0.954321</text:p>
              </table:table-cell>
              <table:table-cell office:value-type="float" office:value="0.956333">
                <text:p>0.956333</text:p>
              </table:table-cell>
              <table:table-cell office:value-type="float" office:value="0.956333">
                <text:p>0.956333</text:p>
              </table:table-cell>
              <table:table-cell office:value-type="float" office:value="0.956219">
                <text:p>0.956219</text:p>
              </table:table-cell>
              <table:table-cell office:value-type="float" office:value="0.960692">
                <text:p>0.960692</text:p>
              </table:table-cell>
              <table:table-cell office:value-type="float" office:value="0.960692">
                <text:p>0.960692</text:p>
              </table:table-cell>
              <table:table-cell office:value-type="float" office:value="0.958554">
                <text:p>0.958554</text:p>
              </table:table-cell>
              <table:table-cell office:value-type="float" office:value="0.958778">
                <text:p>0.958778</text:p>
              </table:table-cell>
              <table:table-cell office:value-type="float" office:value="0.958778">
                <text:p>0.958778</text:p>
              </table:table-cell>
              <table:table-cell office:value-type="float" office:value="0.957572">
                <text:p>0.957572</text:p>
              </table:table-cell>
              <table:table-cell office:value-type="float" office:value="0.957572">
                <text:p>0.957572</text:p>
              </table:table-cell>
              <table:table-cell office:value-type="float" office:value="0.962388">
                <text:p>0.962388</text:p>
              </table:table-cell>
              <table:table-cell office:value-type="float" office:value="0.96234">
                <text:p>0.96234</text:p>
              </table:table-cell>
              <table:table-cell office:value-type="float" office:value="0.96234">
                <text:p>0.96234</text:p>
              </table:table-cell>
              <table:table-cell office:value-type="float" office:value="0.969461">
                <text:p>0.969461</text:p>
              </table:table-cell>
              <table:table-cell office:value-type="float" office:value="0.964731">
                <text:p>0.964731</text:p>
              </table:table-cell>
              <table:table-cell office:value-type="float" office:value="0.964731">
                <text:p>0.964731</text:p>
              </table:table-cell>
              <table:table-cell office:value-type="float" office:value="0.957364">
                <text:p>0.957364</text:p>
              </table:table-cell>
              <table:table-cell office:value-type="float" office:value="0.969615">
                <text:p>0.969615</text:p>
              </table:table-cell>
              <table:table-cell office:value-type="float" office:value="0.95825">
                <text:p>0.95825</text:p>
              </table:table-cell>
              <table:table-cell office:value-type="float" office:value="0.95825">
                <text:p>0.95825</text:p>
              </table:table-cell>
              <table:table-cell office:value-type="float" office:value="0.955349">
                <text:p>0.955349</text:p>
              </table:table-cell>
              <table:table-cell office:value-type="float" office:value="0.963135">
                <text:p>0.963135</text:p>
              </table:table-cell>
              <table:table-cell office:value-type="float" office:value="0.963135">
                <text:p>0.963135</text:p>
              </table:table-cell>
              <table:table-cell office:value-type="float" office:value="0.959072">
                <text:p>0.959072</text:p>
              </table:table-cell>
              <table:table-cell office:value-type="float" office:value="0.959072">
                <text:p>0.959072</text:p>
              </table:table-cell>
              <table:table-cell office:value-type="float" office:value="0.955286">
                <text:p>0.9552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59414">
                <text:p>0.959414</text:p>
              </table:table-cell>
              <table:table-cell office:value-type="float" office:value="0.960505">
                <text:p>0.960505</text:p>
              </table:table-cell>
              <table:table-cell office:value-type="float" office:value="0.953577">
                <text:p>0.953577</text:p>
              </table:table-cell>
              <table:table-cell office:value-type="float" office:value="0.953577">
                <text:p>0.953577</text:p>
              </table:table-cell>
              <table:table-cell office:value-type="float" office:value="0.956">
                <text:p>0.956</text:p>
              </table:table-cell>
              <table:table-cell office:value-type="float" office:value="0.956">
                <text:p>0.956</text:p>
              </table:table-cell>
              <table:table-cell office:value-type="float" office:value="0.956057">
                <text:p>0.956057</text:p>
              </table:table-cell>
              <table:table-cell office:value-type="float" office:value="0.960707">
                <text:p>0.960707</text:p>
              </table:table-cell>
              <table:table-cell office:value-type="float" office:value="0.960707">
                <text:p>0.960707</text:p>
              </table:table-cell>
              <table:table-cell office:value-type="float" office:value="0.958755">
                <text:p>0.958755</text:p>
              </table:table-cell>
              <table:table-cell office:value-type="float" office:value="0.959225">
                <text:p>0.959225</text:p>
              </table:table-cell>
              <table:table-cell office:value-type="float" office:value="0.959225">
                <text:p>0.959225</text:p>
              </table:table-cell>
              <table:table-cell office:value-type="float" office:value="0.957419">
                <text:p>0.957419</text:p>
              </table:table-cell>
              <table:table-cell office:value-type="float" office:value="0.957419">
                <text:p>0.957419</text:p>
              </table:table-cell>
              <table:table-cell office:value-type="float" office:value="0.96291">
                <text:p>0.96291</text:p>
              </table:table-cell>
              <table:table-cell office:value-type="float" office:value="0.962374">
                <text:p>0.962374</text:p>
              </table:table-cell>
              <table:table-cell office:value-type="float" office:value="0.962374">
                <text:p>0.962374</text:p>
              </table:table-cell>
              <table:table-cell office:value-type="float" office:value="0.969371">
                <text:p>0.969371</text:p>
              </table:table-cell>
              <table:table-cell office:value-type="float" office:value="0.964626">
                <text:p>0.964626</text:p>
              </table:table-cell>
              <table:table-cell office:value-type="float" office:value="0.964626">
                <text:p>0.964626</text:p>
              </table:table-cell>
              <table:table-cell office:value-type="float" office:value="0.957626">
                <text:p>0.957626</text:p>
              </table:table-cell>
              <table:table-cell office:value-type="float" office:value="0.969731">
                <text:p>0.969731</text:p>
              </table:table-cell>
              <table:table-cell office:value-type="float" office:value="0.957729">
                <text:p>0.957729</text:p>
              </table:table-cell>
              <table:table-cell office:value-type="float" office:value="0.957729">
                <text:p>0.957729</text:p>
              </table:table-cell>
              <table:table-cell office:value-type="float" office:value="0.954767">
                <text:p>0.954767</text:p>
              </table:table-cell>
              <table:table-cell office:value-type="float" office:value="0.963302">
                <text:p>0.963302</text:p>
              </table:table-cell>
              <table:table-cell office:value-type="float" office:value="0.963302">
                <text:p>0.963302</text:p>
              </table:table-cell>
              <table:table-cell office:value-type="float" office:value="0.959574">
                <text:p>0.959574</text:p>
              </table:table-cell>
              <table:table-cell office:value-type="float" office:value="0.959574">
                <text:p>0.959574</text:p>
              </table:table-cell>
              <table:table-cell office:value-type="float" office:value="0.95526">
                <text:p>0.955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60051">
                <text:p>0.960051</text:p>
              </table:table-cell>
              <table:table-cell office:value-type="float" office:value="0.960401">
                <text:p>0.960401</text:p>
              </table:table-cell>
              <table:table-cell office:value-type="float" office:value="0.954557">
                <text:p>0.954557</text:p>
              </table:table-cell>
              <table:table-cell office:value-type="float" office:value="0.954557">
                <text:p>0.954557</text:p>
              </table:table-cell>
              <table:table-cell office:value-type="float" office:value="0.956586">
                <text:p>0.956586</text:p>
              </table:table-cell>
              <table:table-cell office:value-type="float" office:value="0.956586">
                <text:p>0.956586</text:p>
              </table:table-cell>
              <table:table-cell office:value-type="float" office:value="0.956222">
                <text:p>0.956222</text:p>
              </table:table-cell>
              <table:table-cell office:value-type="float" office:value="0.960701">
                <text:p>0.960701</text:p>
              </table:table-cell>
              <table:table-cell office:value-type="float" office:value="0.960701">
                <text:p>0.960701</text:p>
              </table:table-cell>
              <table:table-cell office:value-type="float" office:value="0.958238">
                <text:p>0.958238</text:p>
              </table:table-cell>
              <table:table-cell office:value-type="float" office:value="0.959568">
                <text:p>0.959568</text:p>
              </table:table-cell>
              <table:table-cell office:value-type="float" office:value="0.959568">
                <text:p>0.959568</text:p>
              </table:table-cell>
              <table:table-cell office:value-type="float" office:value="0.957493">
                <text:p>0.957493</text:p>
              </table:table-cell>
              <table:table-cell office:value-type="float" office:value="0.957493">
                <text:p>0.957493</text:p>
              </table:table-cell>
              <table:table-cell office:value-type="float" office:value="0.963155">
                <text:p>0.963155</text:p>
              </table:table-cell>
              <table:table-cell office:value-type="float" office:value="0.962585">
                <text:p>0.962585</text:p>
              </table:table-cell>
              <table:table-cell office:value-type="float" office:value="0.962585">
                <text:p>0.962585</text:p>
              </table:table-cell>
              <table:table-cell office:value-type="float" office:value="0.969633">
                <text:p>0.969633</text:p>
              </table:table-cell>
              <table:table-cell office:value-type="float" office:value="0.964308">
                <text:p>0.964308</text:p>
              </table:table-cell>
              <table:table-cell office:value-type="float" office:value="0.964308">
                <text:p>0.964308</text:p>
              </table:table-cell>
              <table:table-cell office:value-type="float" office:value="0.957368">
                <text:p>0.957368</text:p>
              </table:table-cell>
              <table:table-cell office:value-type="float" office:value="0.969428">
                <text:p>0.969428</text:p>
              </table:table-cell>
              <table:table-cell office:value-type="float" office:value="0.958096">
                <text:p>0.958096</text:p>
              </table:table-cell>
              <table:table-cell office:value-type="float" office:value="0.958096">
                <text:p>0.958096</text:p>
              </table:table-cell>
              <table:table-cell office:value-type="float" office:value="0.955021">
                <text:p>0.955021</text:p>
              </table:table-cell>
              <table:table-cell office:value-type="float" office:value="0.963996">
                <text:p>0.963996</text:p>
              </table:table-cell>
              <table:table-cell office:value-type="float" office:value="0.963996">
                <text:p>0.963996</text:p>
              </table:table-cell>
              <table:table-cell office:value-type="float" office:value="0.959467">
                <text:p>0.959467</text:p>
              </table:table-cell>
              <table:table-cell office:value-type="float" office:value="0.959467">
                <text:p>0.959467</text:p>
              </table:table-cell>
              <table:table-cell office:value-type="float" office:value="0.954477">
                <text:p>0.9544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45" chart:maximum="1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01cm" svg:height="20.001cm" xlink:href=".." xlink:type="simple" chart:class="chart:line" chart:style-name="ch1">
        <chart:plot-area chart:style-name="ch2" table:cell-range-address="'High Volatility'.A1:'High Volatility'.AD100" svg:x="0.5cm" svg:y="0.4cm" svg:width="24.001cm" svg:height="19.201cm">
          <chart:coordinate-region svg:x="1.428cm" svg:y="0.4cm" svg:width="22.929cm" svg:height="18.2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High Volatility'.A1:'High Volatility'.A100" chart:class="chart:line">
            <chart:data-point chart:repeated="100"/>
          </chart:series>
          <chart:series chart:style-name="ch7" chart:values-cell-range-address="'High Volatility'.B1:'High Volatility'.B100" chart:class="chart:line">
            <chart:data-point chart:repeated="100"/>
          </chart:series>
          <chart:series chart:style-name="ch8" chart:values-cell-range-address="'High Volatility'.C1:'High Volatility'.C100" chart:class="chart:line">
            <chart:data-point chart:repeated="100"/>
          </chart:series>
          <chart:series chart:style-name="ch9" chart:values-cell-range-address="'High Volatility'.D1:'High Volatility'.D100" chart:class="chart:line">
            <chart:data-point chart:repeated="100"/>
          </chart:series>
          <chart:series chart:style-name="ch10" chart:values-cell-range-address="'High Volatility'.E1:'High Volatility'.E100" chart:class="chart:line">
            <chart:data-point chart:repeated="100"/>
          </chart:series>
          <chart:series chart:style-name="ch11" chart:values-cell-range-address="'High Volatility'.F1:'High Volatility'.F100" chart:class="chart:line">
            <chart:data-point chart:repeated="100"/>
          </chart:series>
          <chart:series chart:style-name="ch12" chart:values-cell-range-address="'High Volatility'.G1:'High Volatility'.G100" chart:class="chart:line">
            <chart:data-point chart:repeated="100"/>
          </chart:series>
          <chart:series chart:style-name="ch13" chart:values-cell-range-address="'High Volatility'.H1:'High Volatility'.H100" chart:class="chart:line">
            <chart:data-point chart:repeated="100"/>
          </chart:series>
          <chart:series chart:style-name="ch14" chart:values-cell-range-address="'High Volatility'.I1:'High Volatility'.I100" chart:class="chart:line">
            <chart:data-point chart:repeated="100"/>
          </chart:series>
          <chart:series chart:style-name="ch15" chart:values-cell-range-address="'High Volatility'.J1:'High Volatility'.J100" chart:class="chart:line">
            <chart:data-point chart:repeated="100"/>
          </chart:series>
          <chart:series chart:style-name="ch16" chart:values-cell-range-address="'High Volatility'.K1:'High Volatility'.K100" chart:class="chart:line">
            <chart:data-point chart:repeated="100"/>
          </chart:series>
          <chart:series chart:style-name="ch17" chart:values-cell-range-address="'High Volatility'.L1:'High Volatility'.L100" chart:class="chart:line">
            <chart:data-point chart:repeated="100"/>
          </chart:series>
          <chart:series chart:style-name="ch18" chart:values-cell-range-address="'High Volatility'.M1:'High Volatility'.M100" chart:class="chart:line">
            <chart:data-point chart:repeated="100"/>
          </chart:series>
          <chart:series chart:style-name="ch19" chart:values-cell-range-address="'High Volatility'.N1:'High Volatility'.N100" chart:class="chart:line">
            <chart:data-point chart:repeated="100"/>
          </chart:series>
          <chart:series chart:style-name="ch20" chart:values-cell-range-address="'High Volatility'.O1:'High Volatility'.O100" chart:class="chart:line">
            <chart:data-point chart:repeated="100"/>
          </chart:series>
          <chart:series chart:style-name="ch9" chart:values-cell-range-address="'High Volatility'.P1:'High Volatility'.P100" chart:class="chart:line">
            <chart:data-point chart:repeated="100"/>
          </chart:series>
          <chart:series chart:style-name="ch10" chart:values-cell-range-address="'High Volatility'.Q1:'High Volatility'.Q100" chart:class="chart:line">
            <chart:data-point chart:repeated="100"/>
          </chart:series>
          <chart:series chart:style-name="ch11" chart:values-cell-range-address="'High Volatility'.R1:'High Volatility'.R100" chart:class="chart:line">
            <chart:data-point chart:repeated="100"/>
          </chart:series>
          <chart:series chart:style-name="ch12" chart:values-cell-range-address="'High Volatility'.S1:'High Volatility'.S100" chart:class="chart:line">
            <chart:data-point chart:repeated="100"/>
          </chart:series>
          <chart:series chart:style-name="ch13" chart:values-cell-range-address="'High Volatility'.T1:'High Volatility'.T100" chart:class="chart:line">
            <chart:data-point chart:repeated="100"/>
          </chart:series>
          <chart:series chart:style-name="ch14" chart:values-cell-range-address="'High Volatility'.U1:'High Volatility'.U100" chart:class="chart:line">
            <chart:data-point chart:repeated="100"/>
          </chart:series>
          <chart:series chart:style-name="ch15" chart:values-cell-range-address="'High Volatility'.V1:'High Volatility'.V100" chart:class="chart:line">
            <chart:data-point chart:repeated="100"/>
          </chart:series>
          <chart:series chart:style-name="ch16" chart:values-cell-range-address="'High Volatility'.W1:'High Volatility'.W100" chart:class="chart:line">
            <chart:data-point chart:repeated="100"/>
          </chart:series>
          <chart:series chart:style-name="ch17" chart:values-cell-range-address="'High Volatility'.X1:'High Volatility'.X100" chart:class="chart:line">
            <chart:data-point chart:repeated="100"/>
          </chart:series>
          <chart:series chart:style-name="ch18" chart:values-cell-range-address="'High Volatility'.Y1:'High Volatility'.Y100" chart:class="chart:line">
            <chart:data-point chart:repeated="100"/>
          </chart:series>
          <chart:series chart:style-name="ch19" chart:values-cell-range-address="'High Volatility'.Z1:'High Volatility'.Z100" chart:class="chart:line">
            <chart:data-point chart:repeated="100"/>
          </chart:series>
          <chart:series chart:style-name="ch20" chart:values-cell-range-address="'High Volatility'.AA1:'High Volatility'.AA100" chart:class="chart:line">
            <chart:data-point chart:repeated="100"/>
          </chart:series>
          <chart:series chart:style-name="ch9" chart:values-cell-range-address="'High Volatility'.AB1:'High Volatility'.AB100" chart:class="chart:line">
            <chart:data-point chart:repeated="100"/>
          </chart:series>
          <chart:series chart:style-name="ch10" chart:values-cell-range-address="'High Volatility'.AC1:'High Volatility'.AC100" chart:class="chart:line">
            <chart:data-point chart:repeated="100"/>
          </chart:series>
          <chart:series chart:style-name="ch11" chart:values-cell-range-address="'High Volatility'.AD1:'High Volatility'.AD100" chart:class="chart:line">
            <chart:data-point chart:repeated="1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502">
                <text:p>1.14502</text:p>
                <draw:g>
                  <svg:desc>'High Volatility'.A1:'High Volatility'.A100</svg:desc>
                </draw:g>
              </table:table-cell>
              <table:table-cell office:value-type="float" office:value="1.14502">
                <text:p>1.14502</text:p>
                <draw:g>
                  <svg:desc>'High Volatility'.B1:'High Volatility'.B100</svg:desc>
                </draw:g>
              </table:table-cell>
              <table:table-cell office:value-type="float" office:value="1.14502">
                <text:p>1.14502</text:p>
                <draw:g>
                  <svg:desc>'High Volatility'.C1:'High Volatility'.C100</svg:desc>
                </draw:g>
              </table:table-cell>
              <table:table-cell office:value-type="float" office:value="0.89675">
                <text:p>0.89675</text:p>
                <draw:g>
                  <svg:desc>'High Volatility'.D1:'High Volatility'.D100</svg:desc>
                </draw:g>
              </table:table-cell>
              <table:table-cell office:value-type="float" office:value="0.89675">
                <text:p>0.89675</text:p>
                <draw:g>
                  <svg:desc>'High Volatility'.E1:'High Volatility'.E100</svg:desc>
                </draw:g>
              </table:table-cell>
              <table:table-cell office:value-type="float" office:value="1.43695">
                <text:p>1.43695</text:p>
                <draw:g>
                  <svg:desc>'High Volatility'.F1:'High Volatility'.F100</svg:desc>
                </draw:g>
              </table:table-cell>
              <table:table-cell office:value-type="float" office:value="1.43695">
                <text:p>1.43695</text:p>
                <draw:g>
                  <svg:desc>'High Volatility'.G1:'High Volatility'.G100</svg:desc>
                </draw:g>
              </table:table-cell>
              <table:table-cell office:value-type="float" office:value="0.852225">
                <text:p>0.852225</text:p>
                <draw:g>
                  <svg:desc>'High Volatility'.H1:'High Volatility'.H100</svg:desc>
                </draw:g>
              </table:table-cell>
              <table:table-cell office:value-type="float" office:value="0.852225">
                <text:p>0.852225</text:p>
                <draw:g>
                  <svg:desc>'High Volatility'.I1:'High Volatility'.I100</svg:desc>
                </draw:g>
              </table:table-cell>
              <table:table-cell office:value-type="float" office:value="0.852225">
                <text:p>0.852225</text:p>
                <draw:g>
                  <svg:desc>'High Volatility'.J1:'High Volatility'.J100</svg:desc>
                </draw:g>
              </table:table-cell>
              <table:table-cell office:value-type="float" office:value="0.969775">
                <text:p>0.969775</text:p>
                <draw:g>
                  <svg:desc>'High Volatility'.K1:'High Volatility'.K100</svg:desc>
                </draw:g>
              </table:table-cell>
              <table:table-cell office:value-type="float" office:value="0.969775">
                <text:p>0.969775</text:p>
                <draw:g>
                  <svg:desc>'High Volatility'.L1:'High Volatility'.L100</svg:desc>
                </draw:g>
              </table:table-cell>
              <table:table-cell office:value-type="float" office:value="0.712375">
                <text:p>0.712375</text:p>
                <draw:g>
                  <svg:desc>'High Volatility'.M1:'High Volatility'.M100</svg:desc>
                </draw:g>
              </table:table-cell>
              <table:table-cell office:value-type="float" office:value="0.712375">
                <text:p>0.712375</text:p>
                <draw:g>
                  <svg:desc>'High Volatility'.N1:'High Volatility'.N100</svg:desc>
                </draw:g>
              </table:table-cell>
              <table:table-cell office:value-type="float" office:value="0.712375">
                <text:p>0.712375</text:p>
                <draw:g>
                  <svg:desc>'High Volatility'.O1:'High Volatility'.O100</svg:desc>
                </draw:g>
              </table:table-cell>
              <table:table-cell office:value-type="float" office:value="0.5042">
                <text:p>0.5042</text:p>
                <draw:g>
                  <svg:desc>'High Volatility'.P1:'High Volatility'.P100</svg:desc>
                </draw:g>
              </table:table-cell>
              <table:table-cell office:value-type="float" office:value="0.5042">
                <text:p>0.5042</text:p>
                <draw:g>
                  <svg:desc>'High Volatility'.Q1:'High Volatility'.Q100</svg:desc>
                </draw:g>
              </table:table-cell>
              <table:table-cell office:value-type="float" office:value="0.75925">
                <text:p>0.75925</text:p>
                <draw:g>
                  <svg:desc>'High Volatility'.R1:'High Volatility'.R100</svg:desc>
                </draw:g>
              </table:table-cell>
              <table:table-cell office:value-type="float" office:value="0.75925">
                <text:p>0.75925</text:p>
                <draw:g>
                  <svg:desc>'High Volatility'.S1:'High Volatility'.S100</svg:desc>
                </draw:g>
              </table:table-cell>
              <table:table-cell office:value-type="float" office:value="0.75925">
                <text:p>0.75925</text:p>
                <draw:g>
                  <svg:desc>'High Volatility'.T1:'High Volatility'.T100</svg:desc>
                </draw:g>
              </table:table-cell>
              <table:table-cell office:value-type="float" office:value="0.618375">
                <text:p>0.618375</text:p>
                <draw:g>
                  <svg:desc>'High Volatility'.U1:'High Volatility'.U100</svg:desc>
                </draw:g>
              </table:table-cell>
              <table:table-cell office:value-type="float" office:value="0.618375">
                <text:p>0.618375</text:p>
                <draw:g>
                  <svg:desc>'High Volatility'.V1:'High Volatility'.V100</svg:desc>
                </draw:g>
              </table:table-cell>
              <table:table-cell office:value-type="float" office:value="0.746675">
                <text:p>0.746675</text:p>
                <draw:g>
                  <svg:desc>'High Volatility'.W1:'High Volatility'.W100</svg:desc>
                </draw:g>
              </table:table-cell>
              <table:table-cell office:value-type="float" office:value="0.746675">
                <text:p>0.746675</text:p>
                <draw:g>
                  <svg:desc>'High Volatility'.X1:'High Volatility'.X100</svg:desc>
                </draw:g>
              </table:table-cell>
              <table:table-cell office:value-type="float" office:value="0.746675">
                <text:p>0.746675</text:p>
                <draw:g>
                  <svg:desc>'High Volatility'.Y1:'High Volatility'.Y100</svg:desc>
                </draw:g>
              </table:table-cell>
              <table:table-cell office:value-type="float" office:value="0.954175">
                <text:p>0.954175</text:p>
                <draw:g>
                  <svg:desc>'High Volatility'.Z1:'High Volatility'.Z100</svg:desc>
                </draw:g>
              </table:table-cell>
              <table:table-cell office:value-type="float" office:value="0.954175">
                <text:p>0.954175</text:p>
                <draw:g>
                  <svg:desc>'High Volatility'.AA1:'High Volatility'.AA100</svg:desc>
                </draw:g>
              </table:table-cell>
              <table:table-cell office:value-type="float" office:value="0.91135">
                <text:p>0.91135</text:p>
                <draw:g>
                  <svg:desc>'High Volatility'.AB1:'High Volatility'.AB100</svg:desc>
                </draw:g>
              </table:table-cell>
              <table:table-cell office:value-type="float" office:value="0.91135">
                <text:p>0.91135</text:p>
                <draw:g>
                  <svg:desc>'High Volatility'.AC1:'High Volatility'.AC100</svg:desc>
                </draw:g>
              </table:table-cell>
              <table:table-cell office:value-type="float" office:value="1.24935">
                <text:p>1.24935</text:p>
                <draw:g>
                  <svg:desc>'High Volatility'.AD1:'High Volatility'.A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6294">
                <text:p>1.16294</text:p>
              </table:table-cell>
              <table:table-cell office:value-type="float" office:value="1.16294">
                <text:p>1.16294</text:p>
              </table:table-cell>
              <table:table-cell office:value-type="float" office:value="1.16294">
                <text:p>1.16294</text:p>
              </table:table-cell>
              <table:table-cell office:value-type="float" office:value="1.05275">
                <text:p>1.05275</text:p>
              </table:table-cell>
              <table:table-cell office:value-type="float" office:value="1.05275">
                <text:p>1.05275</text:p>
              </table:table-cell>
              <table:table-cell office:value-type="float" office:value="1.10888">
                <text:p>1.10888</text:p>
              </table:table-cell>
              <table:table-cell office:value-type="float" office:value="1.10888">
                <text:p>1.10888</text:p>
              </table:table-cell>
              <table:table-cell office:value-type="float" office:value="0.731725">
                <text:p>0.731725</text:p>
              </table:table-cell>
              <table:table-cell office:value-type="float" office:value="0.731725">
                <text:p>0.731725</text:p>
              </table:table-cell>
              <table:table-cell office:value-type="float" office:value="0.731725">
                <text:p>0.731725</text:p>
              </table:table-cell>
              <table:table-cell office:value-type="float" office:value="0.839263">
                <text:p>0.839263</text:p>
              </table:table-cell>
              <table:table-cell office:value-type="float" office:value="0.839263">
                <text:p>0.839263</text:p>
              </table:table-cell>
              <table:table-cell office:value-type="float" office:value="0.784875">
                <text:p>0.784875</text:p>
              </table:table-cell>
              <table:table-cell office:value-type="float" office:value="0.784875">
                <text:p>0.784875</text:p>
              </table:table-cell>
              <table:table-cell office:value-type="float" office:value="0.784875">
                <text:p>0.784875</text:p>
              </table:table-cell>
              <table:table-cell office:value-type="float" office:value="0.837963">
                <text:p>0.837963</text:p>
              </table:table-cell>
              <table:table-cell office:value-type="float" office:value="0.837963">
                <text:p>0.837963</text:p>
              </table:table-cell>
              <table:table-cell office:value-type="float" office:value="0.783375">
                <text:p>0.783375</text:p>
              </table:table-cell>
              <table:table-cell office:value-type="float" office:value="0.783375">
                <text:p>0.783375</text:p>
              </table:table-cell>
              <table:table-cell office:value-type="float" office:value="0.783375">
                <text:p>0.783375</text:p>
              </table:table-cell>
              <table:table-cell office:value-type="float" office:value="0.800388">
                <text:p>0.800388</text:p>
              </table:table-cell>
              <table:table-cell office:value-type="float" office:value="0.800388">
                <text:p>0.800388</text:p>
              </table:table-cell>
              <table:table-cell office:value-type="float" office:value="0.968725">
                <text:p>0.968725</text:p>
              </table:table-cell>
              <table:table-cell office:value-type="float" office:value="0.968725">
                <text:p>0.968725</text:p>
              </table:table-cell>
              <table:table-cell office:value-type="float" office:value="0.968725">
                <text:p>0.968725</text:p>
              </table:table-cell>
              <table:table-cell office:value-type="float" office:value="0.823237">
                <text:p>0.823237</text:p>
              </table:table-cell>
              <table:table-cell office:value-type="float" office:value="0.823237">
                <text:p>0.823237</text:p>
              </table:table-cell>
              <table:table-cell office:value-type="float" office:value="0.895275">
                <text:p>0.895275</text:p>
              </table:table-cell>
              <table:table-cell office:value-type="float" office:value="0.895275">
                <text:p>0.895275</text:p>
              </table:table-cell>
              <table:table-cell office:value-type="float" office:value="1.02384">
                <text:p>1.02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8293">
                <text:p>1.08293</text:p>
              </table:table-cell>
              <table:table-cell office:value-type="float" office:value="1.08293">
                <text:p>1.08293</text:p>
              </table:table-cell>
              <table:table-cell office:value-type="float" office:value="1.08293">
                <text:p>1.08293</text:p>
              </table:table-cell>
              <table:table-cell office:value-type="float" office:value="0.946667">
                <text:p>0.946667</text:p>
              </table:table-cell>
              <table:table-cell office:value-type="float" office:value="0.946667">
                <text:p>0.946667</text:p>
              </table:table-cell>
              <table:table-cell office:value-type="float" office:value="1.05932">
                <text:p>1.05932</text:p>
              </table:table-cell>
              <table:table-cell office:value-type="float" office:value="1.05932">
                <text:p>1.05932</text:p>
              </table:table-cell>
              <table:table-cell office:value-type="float" office:value="0.770833">
                <text:p>0.770833</text:p>
              </table:table-cell>
              <table:table-cell office:value-type="float" office:value="0.770833">
                <text:p>0.770833</text:p>
              </table:table-cell>
              <table:table-cell office:value-type="float" office:value="0.770833">
                <text:p>0.770833</text:p>
              </table:table-cell>
              <table:table-cell office:value-type="float" office:value="0.825825">
                <text:p>0.825825</text:p>
              </table:table-cell>
              <table:table-cell office:value-type="float" office:value="0.825825">
                <text:p>0.825825</text:p>
              </table:table-cell>
              <table:table-cell office:value-type="float" office:value="0.871908">
                <text:p>0.871908</text:p>
              </table:table-cell>
              <table:table-cell office:value-type="float" office:value="0.871908">
                <text:p>0.871908</text:p>
              </table:table-cell>
              <table:table-cell office:value-type="float" office:value="0.871908">
                <text:p>0.871908</text:p>
              </table:table-cell>
              <table:table-cell office:value-type="float" office:value="0.815158">
                <text:p>0.815158</text:p>
              </table:table-cell>
              <table:table-cell office:value-type="float" office:value="0.815158">
                <text:p>0.815158</text:p>
              </table:table-cell>
              <table:table-cell office:value-type="float" office:value="0.851117">
                <text:p>0.851117</text:p>
              </table:table-cell>
              <table:table-cell office:value-type="float" office:value="0.851117">
                <text:p>0.851117</text:p>
              </table:table-cell>
              <table:table-cell office:value-type="float" office:value="0.851117">
                <text:p>0.851117</text:p>
              </table:table-cell>
              <table:table-cell office:value-type="float" office:value="0.889208">
                <text:p>0.889208</text:p>
              </table:table-cell>
              <table:table-cell office:value-type="float" office:value="0.889208">
                <text:p>0.889208</text:p>
              </table:table-cell>
              <table:table-cell office:value-type="float" office:value="0.884633">
                <text:p>0.884633</text:p>
              </table:table-cell>
              <table:table-cell office:value-type="float" office:value="0.884633">
                <text:p>0.884633</text:p>
              </table:table-cell>
              <table:table-cell office:value-type="float" office:value="0.884633">
                <text:p>0.884633</text:p>
              </table:table-cell>
              <table:table-cell office:value-type="float" office:value="0.805892">
                <text:p>0.805892</text:p>
              </table:table-cell>
              <table:table-cell office:value-type="float" office:value="0.805892">
                <text:p>0.805892</text:p>
              </table:table-cell>
              <table:table-cell office:value-type="float" office:value="0.998292">
                <text:p>0.998292</text:p>
              </table:table-cell>
              <table:table-cell office:value-type="float" office:value="0.998292">
                <text:p>0.998292</text:p>
              </table:table-cell>
              <table:table-cell office:value-type="float" office:value="0.976492">
                <text:p>0.976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2073">
                <text:p>1.02073</text:p>
              </table:table-cell>
              <table:table-cell office:value-type="float" office:value="1.02073">
                <text:p>1.02073</text:p>
              </table:table-cell>
              <table:table-cell office:value-type="float" office:value="1.02073">
                <text:p>1.02073</text:p>
              </table:table-cell>
              <table:table-cell office:value-type="float" office:value="0.907069">
                <text:p>0.907069</text:p>
              </table:table-cell>
              <table:table-cell office:value-type="float" office:value="0.907069">
                <text:p>0.907069</text:p>
              </table:table-cell>
              <table:table-cell office:value-type="float" office:value="1.18732">
                <text:p>1.18732</text:p>
              </table:table-cell>
              <table:table-cell office:value-type="float" office:value="1.18732">
                <text:p>1.18732</text:p>
              </table:table-cell>
              <table:table-cell office:value-type="float" office:value="0.908412">
                <text:p>0.908412</text:p>
              </table:table-cell>
              <table:table-cell office:value-type="float" office:value="0.908412">
                <text:p>0.908412</text:p>
              </table:table-cell>
              <table:table-cell office:value-type="float" office:value="0.908412">
                <text:p>0.908412</text:p>
              </table:table-cell>
              <table:table-cell office:value-type="float" office:value="0.816525">
                <text:p>0.816525</text:p>
              </table:table-cell>
              <table:table-cell office:value-type="float" office:value="0.816525">
                <text:p>0.816525</text:p>
              </table:table-cell>
              <table:table-cell office:value-type="float" office:value="0.930987">
                <text:p>0.930987</text:p>
              </table:table-cell>
              <table:table-cell office:value-type="float" office:value="0.930987">
                <text:p>0.930987</text:p>
              </table:table-cell>
              <table:table-cell office:value-type="float" office:value="0.930987">
                <text:p>0.930987</text:p>
              </table:table-cell>
              <table:table-cell office:value-type="float" office:value="0.8629">
                <text:p>0.8629</text:p>
              </table:table-cell>
              <table:table-cell office:value-type="float" office:value="0.8629">
                <text:p>0.8629</text:p>
              </table:table-cell>
              <table:table-cell office:value-type="float" office:value="0.809881">
                <text:p>0.809881</text:p>
              </table:table-cell>
              <table:table-cell office:value-type="float" office:value="0.809881">
                <text:p>0.809881</text:p>
              </table:table-cell>
              <table:table-cell office:value-type="float" office:value="0.809881">
                <text:p>0.809881</text:p>
              </table:table-cell>
              <table:table-cell office:value-type="float" office:value="0.820562">
                <text:p>0.820562</text:p>
              </table:table-cell>
              <table:table-cell office:value-type="float" office:value="0.820562">
                <text:p>0.820562</text:p>
              </table:table-cell>
              <table:table-cell office:value-type="float" office:value="0.975469">
                <text:p>0.975469</text:p>
              </table:table-cell>
              <table:table-cell office:value-type="float" office:value="0.975469">
                <text:p>0.975469</text:p>
              </table:table-cell>
              <table:table-cell office:value-type="float" office:value="0.975469">
                <text:p>0.975469</text:p>
              </table:table-cell>
              <table:table-cell office:value-type="float" office:value="0.926869">
                <text:p>0.926869</text:p>
              </table:table-cell>
              <table:table-cell office:value-type="float" office:value="0.926869">
                <text:p>0.926869</text:p>
              </table:table-cell>
              <table:table-cell office:value-type="float" office:value="0.97955">
                <text:p>0.97955</text:p>
              </table:table-cell>
              <table:table-cell office:value-type="float" office:value="0.97955">
                <text:p>0.97955</text:p>
              </table:table-cell>
              <table:table-cell office:value-type="float" office:value="1.13745">
                <text:p>1.13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403">
                <text:p>1.03403</text:p>
              </table:table-cell>
              <table:table-cell office:value-type="float" office:value="1.03403">
                <text:p>1.03403</text:p>
              </table:table-cell>
              <table:table-cell office:value-type="float" office:value="1.03403">
                <text:p>1.03403</text:p>
              </table:table-cell>
              <table:table-cell office:value-type="float" office:value="0.85551">
                <text:p>0.85551</text:p>
              </table:table-cell>
              <table:table-cell office:value-type="float" office:value="0.85551">
                <text:p>0.85551</text:p>
              </table:table-cell>
              <table:table-cell office:value-type="float" office:value="1.12294">
                <text:p>1.12294</text:p>
              </table:table-cell>
              <table:table-cell office:value-type="float" office:value="1.12294">
                <text:p>1.12294</text:p>
              </table:table-cell>
              <table:table-cell office:value-type="float" office:value="0.990645">
                <text:p>0.990645</text:p>
              </table:table-cell>
              <table:table-cell office:value-type="float" office:value="0.990645">
                <text:p>0.990645</text:p>
              </table:table-cell>
              <table:table-cell office:value-type="float" office:value="0.990645">
                <text:p>0.990645</text:p>
              </table:table-cell>
              <table:table-cell office:value-type="float" office:value="0.825035">
                <text:p>0.825035</text:p>
              </table:table-cell>
              <table:table-cell office:value-type="float" office:value="0.825035">
                <text:p>0.825035</text:p>
              </table:table-cell>
              <table:table-cell office:value-type="float" office:value="0.91301">
                <text:p>0.91301</text:p>
              </table:table-cell>
              <table:table-cell office:value-type="float" office:value="0.91301">
                <text:p>0.91301</text:p>
              </table:table-cell>
              <table:table-cell office:value-type="float" office:value="0.91301">
                <text:p>0.91301</text:p>
              </table:table-cell>
              <table:table-cell office:value-type="float" office:value="0.847945">
                <text:p>0.847945</text:p>
              </table:table-cell>
              <table:table-cell office:value-type="float" office:value="0.847945">
                <text:p>0.847945</text:p>
              </table:table-cell>
              <table:table-cell office:value-type="float" office:value="0.842095">
                <text:p>0.842095</text:p>
              </table:table-cell>
              <table:table-cell office:value-type="float" office:value="0.842095">
                <text:p>0.842095</text:p>
              </table:table-cell>
              <table:table-cell office:value-type="float" office:value="0.842095">
                <text:p>0.842095</text:p>
              </table:table-cell>
              <table:table-cell office:value-type="float" office:value="0.928435">
                <text:p>0.928435</text:p>
              </table:table-cell>
              <table:table-cell office:value-type="float" office:value="0.928435">
                <text:p>0.928435</text:p>
              </table:table-cell>
              <table:table-cell office:value-type="float" office:value="0.956095">
                <text:p>0.956095</text:p>
              </table:table-cell>
              <table:table-cell office:value-type="float" office:value="0.956095">
                <text:p>0.956095</text:p>
              </table:table-cell>
              <table:table-cell office:value-type="float" office:value="0.956095">
                <text:p>0.956095</text:p>
              </table:table-cell>
              <table:table-cell office:value-type="float" office:value="1.03181">
                <text:p>1.03181</text:p>
              </table:table-cell>
              <table:table-cell office:value-type="float" office:value="1.03181">
                <text:p>1.03181</text:p>
              </table:table-cell>
              <table:table-cell office:value-type="float" office:value="1.06205">
                <text:p>1.06205</text:p>
              </table:table-cell>
              <table:table-cell office:value-type="float" office:value="1.06205">
                <text:p>1.06205</text:p>
              </table:table-cell>
              <table:table-cell office:value-type="float" office:value="1.04461">
                <text:p>1.04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498">
                <text:p>1.00498</text:p>
              </table:table-cell>
              <table:table-cell office:value-type="float" office:value="1.00498">
                <text:p>1.00498</text:p>
              </table:table-cell>
              <table:table-cell office:value-type="float" office:value="1.00498">
                <text:p>1.00498</text:p>
              </table:table-cell>
              <table:table-cell office:value-type="float" office:value="0.829896">
                <text:p>0.829896</text:p>
              </table:table-cell>
              <table:table-cell office:value-type="float" office:value="0.829896">
                <text:p>0.829896</text:p>
              </table:table-cell>
              <table:table-cell office:value-type="float" office:value="1.11082">
                <text:p>1.11082</text:p>
              </table:table-cell>
              <table:table-cell office:value-type="float" office:value="1.11082">
                <text:p>1.11082</text:p>
              </table:table-cell>
              <table:table-cell office:value-type="float" office:value="1.01979">
                <text:p>1.01979</text:p>
              </table:table-cell>
              <table:table-cell office:value-type="float" office:value="1.01979">
                <text:p>1.01979</text:p>
              </table:table-cell>
              <table:table-cell office:value-type="float" office:value="1.01979">
                <text:p>1.01979</text:p>
              </table:table-cell>
              <table:table-cell office:value-type="float" office:value="0.840558">
                <text:p>0.840558</text:p>
              </table:table-cell>
              <table:table-cell office:value-type="float" office:value="0.840558">
                <text:p>0.840558</text:p>
              </table:table-cell>
              <table:table-cell office:value-type="float" office:value="0.964488">
                <text:p>0.964488</text:p>
              </table:table-cell>
              <table:table-cell office:value-type="float" office:value="0.964488">
                <text:p>0.964488</text:p>
              </table:table-cell>
              <table:table-cell office:value-type="float" office:value="0.964488">
                <text:p>0.964488</text:p>
              </table:table-cell>
              <table:table-cell office:value-type="float" office:value="0.894442">
                <text:p>0.894442</text:p>
              </table:table-cell>
              <table:table-cell office:value-type="float" office:value="0.894442">
                <text:p>0.894442</text:p>
              </table:table-cell>
              <table:table-cell office:value-type="float" office:value="0.791708">
                <text:p>0.791708</text:p>
              </table:table-cell>
              <table:table-cell office:value-type="float" office:value="0.791708">
                <text:p>0.791708</text:p>
              </table:table-cell>
              <table:table-cell office:value-type="float" office:value="0.791708">
                <text:p>0.791708</text:p>
              </table:table-cell>
              <table:table-cell office:value-type="float" office:value="0.910129">
                <text:p>0.910129</text:p>
              </table:table-cell>
              <table:table-cell office:value-type="float" office:value="0.910129">
                <text:p>0.910129</text:p>
              </table:table-cell>
              <table:table-cell office:value-type="float" office:value="0.940863">
                <text:p>0.940863</text:p>
              </table:table-cell>
              <table:table-cell office:value-type="float" office:value="0.940863">
                <text:p>0.940863</text:p>
              </table:table-cell>
              <table:table-cell office:value-type="float" office:value="0.940863">
                <text:p>0.940863</text:p>
              </table:table-cell>
              <table:table-cell office:value-type="float" office:value="1.08898">
                <text:p>1.08898</text:p>
              </table:table-cell>
              <table:table-cell office:value-type="float" office:value="1.08898">
                <text:p>1.08898</text:p>
              </table:table-cell>
              <table:table-cell office:value-type="float" office:value="1.10056">
                <text:p>1.10056</text:p>
              </table:table-cell>
              <table:table-cell office:value-type="float" office:value="1.10056">
                <text:p>1.10056</text:p>
              </table:table-cell>
              <table:table-cell office:value-type="float" office:value="1.08593">
                <text:p>1.08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6418">
                <text:p>0.986418</text:p>
              </table:table-cell>
              <table:table-cell office:value-type="float" office:value="0.986418">
                <text:p>0.986418</text:p>
              </table:table-cell>
              <table:table-cell office:value-type="float" office:value="0.986418">
                <text:p>0.986418</text:p>
              </table:table-cell>
              <table:table-cell office:value-type="float" office:value="0.845229">
                <text:p>0.845229</text:p>
              </table:table-cell>
              <table:table-cell office:value-type="float" office:value="0.845229">
                <text:p>0.845229</text:p>
              </table:table-cell>
              <table:table-cell office:value-type="float" office:value="1.1143">
                <text:p>1.1143</text:p>
              </table:table-cell>
              <table:table-cell office:value-type="float" office:value="1.1143">
                <text:p>1.1143</text:p>
              </table:table-cell>
              <table:table-cell office:value-type="float" office:value="1.03513">
                <text:p>1.03513</text:p>
              </table:table-cell>
              <table:table-cell office:value-type="float" office:value="1.03513">
                <text:p>1.03513</text:p>
              </table:table-cell>
              <table:table-cell office:value-type="float" office:value="1.03513">
                <text:p>1.03513</text:p>
              </table:table-cell>
              <table:table-cell office:value-type="float" office:value="0.837004">
                <text:p>0.837004</text:p>
              </table:table-cell>
              <table:table-cell office:value-type="float" office:value="0.837004">
                <text:p>0.837004</text:p>
              </table:table-cell>
              <table:table-cell office:value-type="float" office:value="0.942504">
                <text:p>0.942504</text:p>
              </table:table-cell>
              <table:table-cell office:value-type="float" office:value="0.942504">
                <text:p>0.942504</text:p>
              </table:table-cell>
              <table:table-cell office:value-type="float" office:value="0.942504">
                <text:p>0.942504</text:p>
              </table:table-cell>
              <table:table-cell office:value-type="float" office:value="0.853246">
                <text:p>0.853246</text:p>
              </table:table-cell>
              <table:table-cell office:value-type="float" office:value="0.853246">
                <text:p>0.853246</text:p>
              </table:table-cell>
              <table:table-cell office:value-type="float" office:value="0.812682">
                <text:p>0.812682</text:p>
              </table:table-cell>
              <table:table-cell office:value-type="float" office:value="0.812682">
                <text:p>0.812682</text:p>
              </table:table-cell>
              <table:table-cell office:value-type="float" office:value="0.812682">
                <text:p>0.812682</text:p>
              </table:table-cell>
              <table:table-cell office:value-type="float" office:value="0.86735">
                <text:p>0.86735</text:p>
              </table:table-cell>
              <table:table-cell office:value-type="float" office:value="0.86735">
                <text:p>0.86735</text:p>
              </table:table-cell>
              <table:table-cell office:value-type="float" office:value="0.940782">
                <text:p>0.940782</text:p>
              </table:table-cell>
              <table:table-cell office:value-type="float" office:value="0.940782">
                <text:p>0.940782</text:p>
              </table:table-cell>
              <table:table-cell office:value-type="float" office:value="0.940782">
                <text:p>0.940782</text:p>
              </table:table-cell>
              <table:table-cell office:value-type="float" office:value="1.05809">
                <text:p>1.05809</text:p>
              </table:table-cell>
              <table:table-cell office:value-type="float" office:value="1.05809">
                <text:p>1.05809</text:p>
              </table:table-cell>
              <table:table-cell office:value-type="float" office:value="1.07999">
                <text:p>1.07999</text:p>
              </table:table-cell>
              <table:table-cell office:value-type="float" office:value="1.07999">
                <text:p>1.07999</text:p>
              </table:table-cell>
              <table:table-cell office:value-type="float" office:value="1.03045">
                <text:p>1.03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754">
                <text:p>1.00754</text:p>
              </table:table-cell>
              <table:table-cell office:value-type="float" office:value="1.00754">
                <text:p>1.00754</text:p>
              </table:table-cell>
              <table:table-cell office:value-type="float" office:value="1.00754">
                <text:p>1.00754</text:p>
              </table:table-cell>
              <table:table-cell office:value-type="float" office:value="0.906528">
                <text:p>0.906528</text:p>
              </table:table-cell>
              <table:table-cell office:value-type="float" office:value="0.906528">
                <text:p>0.906528</text:p>
              </table:table-cell>
              <table:table-cell office:value-type="float" office:value="1.09027">
                <text:p>1.09027</text:p>
              </table:table-cell>
              <table:table-cell office:value-type="float" office:value="1.09027">
                <text:p>1.09027</text:p>
              </table:table-cell>
              <table:table-cell office:value-type="float" office:value="0.981591">
                <text:p>0.981591</text:p>
              </table:table-cell>
              <table:table-cell office:value-type="float" office:value="0.981591">
                <text:p>0.981591</text:p>
              </table:table-cell>
              <table:table-cell office:value-type="float" office:value="0.981591">
                <text:p>0.981591</text:p>
              </table:table-cell>
              <table:table-cell office:value-type="float" office:value="0.838337">
                <text:p>0.838337</text:p>
              </table:table-cell>
              <table:table-cell office:value-type="float" office:value="0.838337">
                <text:p>0.838337</text:p>
              </table:table-cell>
              <table:table-cell office:value-type="float" office:value="0.941525">
                <text:p>0.941525</text:p>
              </table:table-cell>
              <table:table-cell office:value-type="float" office:value="0.941525">
                <text:p>0.941525</text:p>
              </table:table-cell>
              <table:table-cell office:value-type="float" office:value="0.941525">
                <text:p>0.941525</text:p>
              </table:table-cell>
              <table:table-cell office:value-type="float" office:value="0.84365">
                <text:p>0.84365</text:p>
              </table:table-cell>
              <table:table-cell office:value-type="float" office:value="0.84365">
                <text:p>0.84365</text:p>
              </table:table-cell>
              <table:table-cell office:value-type="float" office:value="0.806309">
                <text:p>0.806309</text:p>
              </table:table-cell>
              <table:table-cell office:value-type="float" office:value="0.806309">
                <text:p>0.806309</text:p>
              </table:table-cell>
              <table:table-cell office:value-type="float" office:value="0.806309">
                <text:p>0.806309</text:p>
              </table:table-cell>
              <table:table-cell office:value-type="float" office:value="0.86615">
                <text:p>0.86615</text:p>
              </table:table-cell>
              <table:table-cell office:value-type="float" office:value="0.86615">
                <text:p>0.86615</text:p>
              </table:table-cell>
              <table:table-cell office:value-type="float" office:value="0.96195">
                <text:p>0.96195</text:p>
              </table:table-cell>
              <table:table-cell office:value-type="float" office:value="0.96195">
                <text:p>0.96195</text:p>
              </table:table-cell>
              <table:table-cell office:value-type="float" office:value="0.96195">
                <text:p>0.96195</text:p>
              </table:table-cell>
              <table:table-cell office:value-type="float" office:value="1.03452">
                <text:p>1.03452</text:p>
              </table:table-cell>
              <table:table-cell office:value-type="float" office:value="1.03452">
                <text:p>1.03452</text:p>
              </table:table-cell>
              <table:table-cell office:value-type="float" office:value="1.05673">
                <text:p>1.05673</text:p>
              </table:table-cell>
              <table:table-cell office:value-type="float" office:value="1.05673">
                <text:p>1.05673</text:p>
              </table:table-cell>
              <table:table-cell office:value-type="float" office:value="1.01683">
                <text:p>1.01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134">
                <text:p>1.03134</text:p>
              </table:table-cell>
              <table:table-cell office:value-type="float" office:value="1.03134">
                <text:p>1.03134</text:p>
              </table:table-cell>
              <table:table-cell office:value-type="float" office:value="1.03134">
                <text:p>1.03134</text:p>
              </table:table-cell>
              <table:table-cell office:value-type="float" office:value="0.901119">
                <text:p>0.901119</text:p>
              </table:table-cell>
              <table:table-cell office:value-type="float" office:value="0.901119">
                <text:p>0.901119</text:p>
              </table:table-cell>
              <table:table-cell office:value-type="float" office:value="1.04063">
                <text:p>1.04063</text:p>
              </table:table-cell>
              <table:table-cell office:value-type="float" office:value="1.04063">
                <text:p>1.04063</text:p>
              </table:table-cell>
              <table:table-cell office:value-type="float" office:value="0.95255">
                <text:p>0.95255</text:p>
              </table:table-cell>
              <table:table-cell office:value-type="float" office:value="0.95255">
                <text:p>0.95255</text:p>
              </table:table-cell>
              <table:table-cell office:value-type="float" office:value="0.95255">
                <text:p>0.95255</text:p>
              </table:table-cell>
              <table:table-cell office:value-type="float" office:value="0.855353">
                <text:p>0.855353</text:p>
              </table:table-cell>
              <table:table-cell office:value-type="float" office:value="0.855353">
                <text:p>0.855353</text:p>
              </table:table-cell>
              <table:table-cell office:value-type="float" office:value="0.964181">
                <text:p>0.964181</text:p>
              </table:table-cell>
              <table:table-cell office:value-type="float" office:value="0.964181">
                <text:p>0.964181</text:p>
              </table:table-cell>
              <table:table-cell office:value-type="float" office:value="0.964181">
                <text:p>0.964181</text:p>
              </table:table-cell>
              <table:table-cell office:value-type="float" office:value="0.872683">
                <text:p>0.872683</text:p>
              </table:table-cell>
              <table:table-cell office:value-type="float" office:value="0.872683">
                <text:p>0.872683</text:p>
              </table:table-cell>
              <table:table-cell office:value-type="float" office:value="0.818931">
                <text:p>0.818931</text:p>
              </table:table-cell>
              <table:table-cell office:value-type="float" office:value="0.818931">
                <text:p>0.818931</text:p>
              </table:table-cell>
              <table:table-cell office:value-type="float" office:value="0.818931">
                <text:p>0.818931</text:p>
              </table:table-cell>
              <table:table-cell office:value-type="float" office:value="0.854069">
                <text:p>0.854069</text:p>
              </table:table-cell>
              <table:table-cell office:value-type="float" office:value="0.854069">
                <text:p>0.854069</text:p>
              </table:table-cell>
              <table:table-cell office:value-type="float" office:value="0.926081">
                <text:p>0.926081</text:p>
              </table:table-cell>
              <table:table-cell office:value-type="float" office:value="0.926081">
                <text:p>0.926081</text:p>
              </table:table-cell>
              <table:table-cell office:value-type="float" office:value="0.926081">
                <text:p>0.926081</text:p>
              </table:table-cell>
              <table:table-cell office:value-type="float" office:value="1.00149">
                <text:p>1.00149</text:p>
              </table:table-cell>
              <table:table-cell office:value-type="float" office:value="1.00149">
                <text:p>1.00149</text:p>
              </table:table-cell>
              <table:table-cell office:value-type="float" office:value="1.01801">
                <text:p>1.01801</text:p>
              </table:table-cell>
              <table:table-cell office:value-type="float" office:value="1.01801">
                <text:p>1.01801</text:p>
              </table:table-cell>
              <table:table-cell office:value-type="float" office:value="0.997647">
                <text:p>0.99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718">
                <text:p>1.02718</text:p>
              </table:table-cell>
              <table:table-cell office:value-type="float" office:value="1.02718">
                <text:p>1.02718</text:p>
              </table:table-cell>
              <table:table-cell office:value-type="float" office:value="1.02718">
                <text:p>1.02718</text:p>
              </table:table-cell>
              <table:table-cell office:value-type="float" office:value="0.888933">
                <text:p>0.888933</text:p>
              </table:table-cell>
              <table:table-cell office:value-type="float" office:value="0.888933">
                <text:p>0.888933</text:p>
              </table:table-cell>
              <table:table-cell office:value-type="float" office:value="1.05249">
                <text:p>1.05249</text:p>
              </table:table-cell>
              <table:table-cell office:value-type="float" office:value="1.05249">
                <text:p>1.05249</text:p>
              </table:table-cell>
              <table:table-cell office:value-type="float" office:value="1.00908">
                <text:p>1.00908</text:p>
              </table:table-cell>
              <table:table-cell office:value-type="float" office:value="1.00908">
                <text:p>1.00908</text:p>
              </table:table-cell>
              <table:table-cell office:value-type="float" office:value="1.00908">
                <text:p>1.00908</text:p>
              </table:table-cell>
              <table:table-cell office:value-type="float" office:value="0.832673">
                <text:p>0.832673</text:p>
              </table:table-cell>
              <table:table-cell office:value-type="float" office:value="0.832673">
                <text:p>0.832673</text:p>
              </table:table-cell>
              <table:table-cell office:value-type="float" office:value="0.947638">
                <text:p>0.947638</text:p>
              </table:table-cell>
              <table:table-cell office:value-type="float" office:value="0.947638">
                <text:p>0.947638</text:p>
              </table:table-cell>
              <table:table-cell office:value-type="float" office:value="0.947638">
                <text:p>0.947638</text:p>
              </table:table-cell>
              <table:table-cell office:value-type="float" office:value="0.875687">
                <text:p>0.875687</text:p>
              </table:table-cell>
              <table:table-cell office:value-type="float" office:value="0.875687">
                <text:p>0.875687</text:p>
              </table:table-cell>
              <table:table-cell office:value-type="float" office:value="0.821755">
                <text:p>0.821755</text:p>
              </table:table-cell>
              <table:table-cell office:value-type="float" office:value="0.821755">
                <text:p>0.821755</text:p>
              </table:table-cell>
              <table:table-cell office:value-type="float" office:value="0.821755">
                <text:p>0.821755</text:p>
              </table:table-cell>
              <table:table-cell office:value-type="float" office:value="0.83188">
                <text:p>0.83188</text:p>
              </table:table-cell>
              <table:table-cell office:value-type="float" office:value="0.83188">
                <text:p>0.83188</text:p>
              </table:table-cell>
              <table:table-cell office:value-type="float" office:value="0.960145">
                <text:p>0.960145</text:p>
              </table:table-cell>
              <table:table-cell office:value-type="float" office:value="0.960145">
                <text:p>0.960145</text:p>
              </table:table-cell>
              <table:table-cell office:value-type="float" office:value="0.960145">
                <text:p>0.960145</text:p>
              </table:table-cell>
              <table:table-cell office:value-type="float" office:value="1.01364">
                <text:p>1.01364</text:p>
              </table:table-cell>
              <table:table-cell office:value-type="float" office:value="1.01364">
                <text:p>1.01364</text:p>
              </table:table-cell>
              <table:table-cell office:value-type="float" office:value="1.02477">
                <text:p>1.02477</text:p>
              </table:table-cell>
              <table:table-cell office:value-type="float" office:value="1.02477">
                <text:p>1.02477</text:p>
              </table:table-cell>
              <table:table-cell office:value-type="float" office:value="0.947775">
                <text:p>0.947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235">
                <text:p>1.04235</text:p>
              </table:table-cell>
              <table:table-cell office:value-type="float" office:value="1.04235">
                <text:p>1.04235</text:p>
              </table:table-cell>
              <table:table-cell office:value-type="float" office:value="1.04235">
                <text:p>1.04235</text:p>
              </table:table-cell>
              <table:table-cell office:value-type="float" office:value="0.921134">
                <text:p>0.921134</text:p>
              </table:table-cell>
              <table:table-cell office:value-type="float" office:value="0.921134">
                <text:p>0.921134</text:p>
              </table:table-cell>
              <table:table-cell office:value-type="float" office:value="1.00789">
                <text:p>1.00789</text:p>
              </table:table-cell>
              <table:table-cell office:value-type="float" office:value="1.00789">
                <text:p>1.00789</text:p>
              </table:table-cell>
              <table:table-cell office:value-type="float" office:value="0.967832">
                <text:p>0.967832</text:p>
              </table:table-cell>
              <table:table-cell office:value-type="float" office:value="0.967832">
                <text:p>0.967832</text:p>
              </table:table-cell>
              <table:table-cell office:value-type="float" office:value="0.967832">
                <text:p>0.967832</text:p>
              </table:table-cell>
              <table:table-cell office:value-type="float" office:value="0.833848">
                <text:p>0.833848</text:p>
              </table:table-cell>
              <table:table-cell office:value-type="float" office:value="0.833848">
                <text:p>0.833848</text:p>
              </table:table-cell>
              <table:table-cell office:value-type="float" office:value="0.93723">
                <text:p>0.93723</text:p>
              </table:table-cell>
              <table:table-cell office:value-type="float" office:value="0.93723">
                <text:p>0.93723</text:p>
              </table:table-cell>
              <table:table-cell office:value-type="float" office:value="0.93723">
                <text:p>0.93723</text:p>
              </table:table-cell>
              <table:table-cell office:value-type="float" office:value="0.8845">
                <text:p>0.8845</text:p>
              </table:table-cell>
              <table:table-cell office:value-type="float" office:value="0.8845">
                <text:p>0.8845</text:p>
              </table:table-cell>
              <table:table-cell office:value-type="float" office:value="0.839848">
                <text:p>0.839848</text:p>
              </table:table-cell>
              <table:table-cell office:value-type="float" office:value="0.839848">
                <text:p>0.839848</text:p>
              </table:table-cell>
              <table:table-cell office:value-type="float" office:value="0.839848">
                <text:p>0.839848</text:p>
              </table:table-cell>
              <table:table-cell office:value-type="float" office:value="0.825886">
                <text:p>0.825886</text:p>
              </table:table-cell>
              <table:table-cell office:value-type="float" office:value="0.825886">
                <text:p>0.825886</text:p>
              </table:table-cell>
              <table:table-cell office:value-type="float" office:value="0.946591">
                <text:p>0.946591</text:p>
              </table:table-cell>
              <table:table-cell office:value-type="float" office:value="0.946591">
                <text:p>0.946591</text:p>
              </table:table-cell>
              <table:table-cell office:value-type="float" office:value="0.946591">
                <text:p>0.946591</text:p>
              </table:table-cell>
              <table:table-cell office:value-type="float" office:value="1.0175">
                <text:p>1.0175</text:p>
              </table:table-cell>
              <table:table-cell office:value-type="float" office:value="1.0175">
                <text:p>1.0175</text:p>
              </table:table-cell>
              <table:table-cell office:value-type="float" office:value="1.05681">
                <text:p>1.05681</text:p>
              </table:table-cell>
              <table:table-cell office:value-type="float" office:value="1.05681">
                <text:p>1.05681</text:p>
              </table:table-cell>
              <table:table-cell office:value-type="float" office:value="0.930355">
                <text:p>0.930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7521">
                <text:p>0.997521</text:p>
              </table:table-cell>
              <table:table-cell office:value-type="float" office:value="0.997521">
                <text:p>0.997521</text:p>
              </table:table-cell>
              <table:table-cell office:value-type="float" office:value="0.997521">
                <text:p>0.997521</text:p>
              </table:table-cell>
              <table:table-cell office:value-type="float" office:value="0.904973">
                <text:p>0.904973</text:p>
              </table:table-cell>
              <table:table-cell office:value-type="float" office:value="0.904973">
                <text:p>0.904973</text:p>
              </table:table-cell>
              <table:table-cell office:value-type="float" office:value="1.01249">
                <text:p>1.01249</text:p>
              </table:table-cell>
              <table:table-cell office:value-type="float" office:value="1.01249">
                <text:p>1.01249</text:p>
              </table:table-cell>
              <table:table-cell office:value-type="float" office:value="0.974517">
                <text:p>0.974517</text:p>
              </table:table-cell>
              <table:table-cell office:value-type="float" office:value="0.974517">
                <text:p>0.974517</text:p>
              </table:table-cell>
              <table:table-cell office:value-type="float" office:value="0.974517">
                <text:p>0.974517</text:p>
              </table:table-cell>
              <table:table-cell office:value-type="float" office:value="0.824067">
                <text:p>0.824067</text:p>
              </table:table-cell>
              <table:table-cell office:value-type="float" office:value="0.824067">
                <text:p>0.824067</text:p>
              </table:table-cell>
              <table:table-cell office:value-type="float" office:value="0.951963">
                <text:p>0.951963</text:p>
              </table:table-cell>
              <table:table-cell office:value-type="float" office:value="0.951963">
                <text:p>0.951963</text:p>
              </table:table-cell>
              <table:table-cell office:value-type="float" office:value="0.951963">
                <text:p>0.951963</text:p>
              </table:table-cell>
              <table:table-cell office:value-type="float" office:value="0.879265">
                <text:p>0.879265</text:p>
              </table:table-cell>
              <table:table-cell office:value-type="float" office:value="0.879265">
                <text:p>0.879265</text:p>
              </table:table-cell>
              <table:table-cell office:value-type="float" office:value="0.856627">
                <text:p>0.856627</text:p>
              </table:table-cell>
              <table:table-cell office:value-type="float" office:value="0.856627">
                <text:p>0.856627</text:p>
              </table:table-cell>
              <table:table-cell office:value-type="float" office:value="0.856627">
                <text:p>0.856627</text:p>
              </table:table-cell>
              <table:table-cell office:value-type="float" office:value="0.84761">
                <text:p>0.84761</text:p>
              </table:table-cell>
              <table:table-cell office:value-type="float" office:value="0.84761">
                <text:p>0.84761</text:p>
              </table:table-cell>
              <table:table-cell office:value-type="float" office:value="0.93909">
                <text:p>0.93909</text:p>
              </table:table-cell>
              <table:table-cell office:value-type="float" office:value="0.93909">
                <text:p>0.93909</text:p>
              </table:table-cell>
              <table:table-cell office:value-type="float" office:value="0.93909">
                <text:p>0.93909</text:p>
              </table:table-cell>
              <table:table-cell office:value-type="float" office:value="0.99994">
                <text:p>0.99994</text:p>
              </table:table-cell>
              <table:table-cell office:value-type="float" office:value="0.99994">
                <text:p>0.99994</text:p>
              </table:table-cell>
              <table:table-cell office:value-type="float" office:value="1.07029">
                <text:p>1.07029</text:p>
              </table:table-cell>
              <table:table-cell office:value-type="float" office:value="1.07029">
                <text:p>1.07029</text:p>
              </table:table-cell>
              <table:table-cell office:value-type="float" office:value="0.937971">
                <text:p>0.937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106">
                <text:p>1.02106</text:p>
              </table:table-cell>
              <table:table-cell office:value-type="float" office:value="1.02106">
                <text:p>1.02106</text:p>
              </table:table-cell>
              <table:table-cell office:value-type="float" office:value="1.02106">
                <text:p>1.02106</text:p>
              </table:table-cell>
              <table:table-cell office:value-type="float" office:value="0.891315">
                <text:p>0.891315</text:p>
              </table:table-cell>
              <table:table-cell office:value-type="float" office:value="0.891315">
                <text:p>0.891315</text:p>
              </table:table-cell>
              <table:table-cell office:value-type="float" office:value="1.05345">
                <text:p>1.05345</text:p>
              </table:table-cell>
              <table:table-cell office:value-type="float" office:value="1.05345">
                <text:p>1.05345</text:p>
              </table:table-cell>
              <table:table-cell office:value-type="float" office:value="0.998294">
                <text:p>0.998294</text:p>
              </table:table-cell>
              <table:table-cell office:value-type="float" office:value="0.998294">
                <text:p>0.998294</text:p>
              </table:table-cell>
              <table:table-cell office:value-type="float" office:value="0.998294">
                <text:p>0.998294</text:p>
              </table:table-cell>
              <table:table-cell office:value-type="float" office:value="0.819317">
                <text:p>0.819317</text:p>
              </table:table-cell>
              <table:table-cell office:value-type="float" office:value="0.819317">
                <text:p>0.819317</text:p>
              </table:table-cell>
              <table:table-cell office:value-type="float" office:value="0.967171">
                <text:p>0.967171</text:p>
              </table:table-cell>
              <table:table-cell office:value-type="float" office:value="0.967171">
                <text:p>0.967171</text:p>
              </table:table-cell>
              <table:table-cell office:value-type="float" office:value="0.967171">
                <text:p>0.967171</text:p>
              </table:table-cell>
              <table:table-cell office:value-type="float" office:value="0.873731">
                <text:p>0.873731</text:p>
              </table:table-cell>
              <table:table-cell office:value-type="float" office:value="0.873731">
                <text:p>0.873731</text:p>
              </table:table-cell>
              <table:table-cell office:value-type="float" office:value="0.898688">
                <text:p>0.898688</text:p>
              </table:table-cell>
              <table:table-cell office:value-type="float" office:value="0.898688">
                <text:p>0.898688</text:p>
              </table:table-cell>
              <table:table-cell office:value-type="float" office:value="0.898688">
                <text:p>0.898688</text:p>
              </table:table-cell>
              <table:table-cell office:value-type="float" office:value="0.850392">
                <text:p>0.850392</text:p>
              </table:table-cell>
              <table:table-cell office:value-type="float" office:value="0.850392">
                <text:p>0.850392</text:p>
              </table:table-cell>
              <table:table-cell office:value-type="float" office:value="0.916846">
                <text:p>0.916846</text:p>
              </table:table-cell>
              <table:table-cell office:value-type="float" office:value="0.916846">
                <text:p>0.916846</text:p>
              </table:table-cell>
              <table:table-cell office:value-type="float" office:value="0.916846">
                <text:p>0.916846</text:p>
              </table:table-cell>
              <table:table-cell office:value-type="float" office:value="0.990435">
                <text:p>0.990435</text:p>
              </table:table-cell>
              <table:table-cell office:value-type="float" office:value="0.990435">
                <text:p>0.990435</text:p>
              </table:table-cell>
              <table:table-cell office:value-type="float" office:value="1.06804">
                <text:p>1.06804</text:p>
              </table:table-cell>
              <table:table-cell office:value-type="float" office:value="1.06804">
                <text:p>1.06804</text:p>
              </table:table-cell>
              <table:table-cell office:value-type="float" office:value="0.959783">
                <text:p>0.959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029">
                <text:p>1.03029</text:p>
              </table:table-cell>
              <table:table-cell office:value-type="float" office:value="1.03029">
                <text:p>1.03029</text:p>
              </table:table-cell>
              <table:table-cell office:value-type="float" office:value="1.03029">
                <text:p>1.03029</text:p>
              </table:table-cell>
              <table:table-cell office:value-type="float" office:value="0.892455">
                <text:p>0.892455</text:p>
              </table:table-cell>
              <table:table-cell office:value-type="float" office:value="0.892455">
                <text:p>0.892455</text:p>
              </table:table-cell>
              <table:table-cell office:value-type="float" office:value="1.02756">
                <text:p>1.02756</text:p>
              </table:table-cell>
              <table:table-cell office:value-type="float" office:value="1.02756">
                <text:p>1.02756</text:p>
              </table:table-cell>
              <table:table-cell office:value-type="float" office:value="0.9874">
                <text:p>0.9874</text:p>
              </table:table-cell>
              <table:table-cell office:value-type="float" office:value="0.9874">
                <text:p>0.9874</text:p>
              </table:table-cell>
              <table:table-cell office:value-type="float" office:value="0.9874">
                <text:p>0.9874</text:p>
              </table:table-cell>
              <table:table-cell office:value-type="float" office:value="0.81697">
                <text:p>0.81697</text:p>
              </table:table-cell>
              <table:table-cell office:value-type="float" office:value="0.81697">
                <text:p>0.81697</text:p>
              </table:table-cell>
              <table:table-cell office:value-type="float" office:value="0.947352">
                <text:p>0.947352</text:p>
              </table:table-cell>
              <table:table-cell office:value-type="float" office:value="0.947352">
                <text:p>0.947352</text:p>
              </table:table-cell>
              <table:table-cell office:value-type="float" office:value="0.947352">
                <text:p>0.947352</text:p>
              </table:table-cell>
              <table:table-cell office:value-type="float" office:value="0.862489">
                <text:p>0.862489</text:p>
              </table:table-cell>
              <table:table-cell office:value-type="float" office:value="0.862489">
                <text:p>0.862489</text:p>
              </table:table-cell>
              <table:table-cell office:value-type="float" office:value="0.908839">
                <text:p>0.908839</text:p>
              </table:table-cell>
              <table:table-cell office:value-type="float" office:value="0.908839">
                <text:p>0.908839</text:p>
              </table:table-cell>
              <table:table-cell office:value-type="float" office:value="0.908839">
                <text:p>0.908839</text:p>
              </table:table-cell>
              <table:table-cell office:value-type="float" office:value="0.883796">
                <text:p>0.883796</text:p>
              </table:table-cell>
              <table:table-cell office:value-type="float" office:value="0.883796">
                <text:p>0.883796</text:p>
              </table:table-cell>
              <table:table-cell office:value-type="float" office:value="0.905657">
                <text:p>0.905657</text:p>
              </table:table-cell>
              <table:table-cell office:value-type="float" office:value="0.905657">
                <text:p>0.905657</text:p>
              </table:table-cell>
              <table:table-cell office:value-type="float" office:value="0.905657">
                <text:p>0.905657</text:p>
              </table:table-cell>
              <table:table-cell office:value-type="float" office:value="0.985409">
                <text:p>0.985409</text:p>
              </table:table-cell>
              <table:table-cell office:value-type="float" office:value="0.985409">
                <text:p>0.985409</text:p>
              </table:table-cell>
              <table:table-cell office:value-type="float" office:value="1.05079">
                <text:p>1.05079</text:p>
              </table:table-cell>
              <table:table-cell office:value-type="float" office:value="1.05079">
                <text:p>1.05079</text:p>
              </table:table-cell>
              <table:table-cell office:value-type="float" office:value="0.94147">
                <text:p>0.94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484">
                <text:p>1.02484</text:p>
              </table:table-cell>
              <table:table-cell office:value-type="float" office:value="1.02484">
                <text:p>1.02484</text:p>
              </table:table-cell>
              <table:table-cell office:value-type="float" office:value="1.02484">
                <text:p>1.02484</text:p>
              </table:table-cell>
              <table:table-cell office:value-type="float" office:value="0.898212">
                <text:p>0.898212</text:p>
              </table:table-cell>
              <table:table-cell office:value-type="float" office:value="0.898212">
                <text:p>0.898212</text:p>
              </table:table-cell>
              <table:table-cell office:value-type="float" office:value="1.02486">
                <text:p>1.02486</text:p>
              </table:table-cell>
              <table:table-cell office:value-type="float" office:value="1.02486">
                <text:p>1.02486</text:p>
              </table:table-cell>
              <table:table-cell office:value-type="float" office:value="0.979525">
                <text:p>0.979525</text:p>
              </table:table-cell>
              <table:table-cell office:value-type="float" office:value="0.979525">
                <text:p>0.979525</text:p>
              </table:table-cell>
              <table:table-cell office:value-type="float" office:value="0.979525">
                <text:p>0.979525</text:p>
              </table:table-cell>
              <table:table-cell office:value-type="float" office:value="0.813968">
                <text:p>0.813968</text:p>
              </table:table-cell>
              <table:table-cell office:value-type="float" office:value="0.813968">
                <text:p>0.813968</text:p>
              </table:table-cell>
              <table:table-cell office:value-type="float" office:value="0.937845">
                <text:p>0.937845</text:p>
              </table:table-cell>
              <table:table-cell office:value-type="float" office:value="0.937845">
                <text:p>0.937845</text:p>
              </table:table-cell>
              <table:table-cell office:value-type="float" office:value="0.937845">
                <text:p>0.937845</text:p>
              </table:table-cell>
              <table:table-cell office:value-type="float" office:value="0.883725">
                <text:p>0.883725</text:p>
              </table:table-cell>
              <table:table-cell office:value-type="float" office:value="0.883725">
                <text:p>0.883725</text:p>
              </table:table-cell>
              <table:table-cell office:value-type="float" office:value="0.895782">
                <text:p>0.895782</text:p>
              </table:table-cell>
              <table:table-cell office:value-type="float" office:value="0.895782">
                <text:p>0.895782</text:p>
              </table:table-cell>
              <table:table-cell office:value-type="float" office:value="0.895782">
                <text:p>0.895782</text:p>
              </table:table-cell>
              <table:table-cell office:value-type="float" office:value="0.876898">
                <text:p>0.876898</text:p>
              </table:table-cell>
              <table:table-cell office:value-type="float" office:value="0.876898">
                <text:p>0.876898</text:p>
              </table:table-cell>
              <table:table-cell office:value-type="float" office:value="0.907577">
                <text:p>0.907577</text:p>
              </table:table-cell>
              <table:table-cell office:value-type="float" office:value="0.907577">
                <text:p>0.907577</text:p>
              </table:table-cell>
              <table:table-cell office:value-type="float" office:value="0.907577">
                <text:p>0.907577</text:p>
              </table:table-cell>
              <table:table-cell office:value-type="float" office:value="0.986943">
                <text:p>0.986943</text:p>
              </table:table-cell>
              <table:table-cell office:value-type="float" office:value="0.986943">
                <text:p>0.986943</text:p>
              </table:table-cell>
              <table:table-cell office:value-type="float" office:value="1.05143">
                <text:p>1.05143</text:p>
              </table:table-cell>
              <table:table-cell office:value-type="float" office:value="1.05143">
                <text:p>1.05143</text:p>
              </table:table-cell>
              <table:table-cell office:value-type="float" office:value="0.959015">
                <text:p>0.959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174">
                <text:p>1.00174</text:p>
              </table:table-cell>
              <table:table-cell office:value-type="float" office:value="1.00174">
                <text:p>1.00174</text:p>
              </table:table-cell>
              <table:table-cell office:value-type="float" office:value="1.00174">
                <text:p>1.00174</text:p>
              </table:table-cell>
              <table:table-cell office:value-type="float" office:value="0.900195">
                <text:p>0.900195</text:p>
              </table:table-cell>
              <table:table-cell office:value-type="float" office:value="0.900195">
                <text:p>0.900195</text:p>
              </table:table-cell>
              <table:table-cell office:value-type="float" office:value="1.00925">
                <text:p>1.00925</text:p>
              </table:table-cell>
              <table:table-cell office:value-type="float" office:value="1.00925">
                <text:p>1.00925</text:p>
              </table:table-cell>
              <table:table-cell office:value-type="float" office:value="0.988283">
                <text:p>0.988283</text:p>
              </table:table-cell>
              <table:table-cell office:value-type="float" office:value="0.988283">
                <text:p>0.988283</text:p>
              </table:table-cell>
              <table:table-cell office:value-type="float" office:value="0.988283">
                <text:p>0.988283</text:p>
              </table:table-cell>
              <table:table-cell office:value-type="float" office:value="0.818141">
                <text:p>0.818141</text:p>
              </table:table-cell>
              <table:table-cell office:value-type="float" office:value="0.818141">
                <text:p>0.818141</text:p>
              </table:table-cell>
              <table:table-cell office:value-type="float" office:value="0.91492">
                <text:p>0.91492</text:p>
              </table:table-cell>
              <table:table-cell office:value-type="float" office:value="0.91492">
                <text:p>0.91492</text:p>
              </table:table-cell>
              <table:table-cell office:value-type="float" office:value="0.91492">
                <text:p>0.91492</text:p>
              </table:table-cell>
              <table:table-cell office:value-type="float" office:value="0.88448">
                <text:p>0.88448</text:p>
              </table:table-cell>
              <table:table-cell office:value-type="float" office:value="0.88448">
                <text:p>0.88448</text:p>
              </table:table-cell>
              <table:table-cell office:value-type="float" office:value="0.896763">
                <text:p>0.896763</text:p>
              </table:table-cell>
              <table:table-cell office:value-type="float" office:value="0.896763">
                <text:p>0.896763</text:p>
              </table:table-cell>
              <table:table-cell office:value-type="float" office:value="0.896763">
                <text:p>0.896763</text:p>
              </table:table-cell>
              <table:table-cell office:value-type="float" office:value="0.9038">
                <text:p>0.9038</text:p>
              </table:table-cell>
              <table:table-cell office:value-type="float" office:value="0.9038">
                <text:p>0.9038</text:p>
              </table:table-cell>
              <table:table-cell office:value-type="float" office:value="0.91887">
                <text:p>0.91887</text:p>
              </table:table-cell>
              <table:table-cell office:value-type="float" office:value="0.91887">
                <text:p>0.91887</text:p>
              </table:table-cell>
              <table:table-cell office:value-type="float" office:value="0.91887">
                <text:p>0.91887</text:p>
              </table:table-cell>
              <table:table-cell office:value-type="float" office:value="1.00449">
                <text:p>1.00449</text:p>
              </table:table-cell>
              <table:table-cell office:value-type="float" office:value="1.00449">
                <text:p>1.00449</text:p>
              </table:table-cell>
              <table:table-cell office:value-type="float" office:value="1.06927">
                <text:p>1.06927</text:p>
              </table:table-cell>
              <table:table-cell office:value-type="float" office:value="1.06927">
                <text:p>1.06927</text:p>
              </table:table-cell>
              <table:table-cell office:value-type="float" office:value="0.948859">
                <text:p>0.948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047">
                <text:p>1.00047</text:p>
              </table:table-cell>
              <table:table-cell office:value-type="float" office:value="1.00047">
                <text:p>1.00047</text:p>
              </table:table-cell>
              <table:table-cell office:value-type="float" office:value="1.00047">
                <text:p>1.00047</text:p>
              </table:table-cell>
              <table:table-cell office:value-type="float" office:value="0.914425">
                <text:p>0.914425</text:p>
              </table:table-cell>
              <table:table-cell office:value-type="float" office:value="0.914425">
                <text:p>0.914425</text:p>
              </table:table-cell>
              <table:table-cell office:value-type="float" office:value="0.997188">
                <text:p>0.997188</text:p>
              </table:table-cell>
              <table:table-cell office:value-type="float" office:value="0.997188">
                <text:p>0.997188</text:p>
              </table:table-cell>
              <table:table-cell office:value-type="float" office:value="0.980651">
                <text:p>0.980651</text:p>
              </table:table-cell>
              <table:table-cell office:value-type="float" office:value="0.980651">
                <text:p>0.980651</text:p>
              </table:table-cell>
              <table:table-cell office:value-type="float" office:value="0.980651">
                <text:p>0.980651</text:p>
              </table:table-cell>
              <table:table-cell office:value-type="float" office:value="0.814157">
                <text:p>0.814157</text:p>
              </table:table-cell>
              <table:table-cell office:value-type="float" office:value="0.814157">
                <text:p>0.814157</text:p>
              </table:table-cell>
              <table:table-cell office:value-type="float" office:value="0.933691">
                <text:p>0.933691</text:p>
              </table:table-cell>
              <table:table-cell office:value-type="float" office:value="0.933691">
                <text:p>0.933691</text:p>
              </table:table-cell>
              <table:table-cell office:value-type="float" office:value="0.933691">
                <text:p>0.933691</text:p>
              </table:table-cell>
              <table:table-cell office:value-type="float" office:value="0.880204">
                <text:p>0.880204</text:p>
              </table:table-cell>
              <table:table-cell office:value-type="float" office:value="0.880204">
                <text:p>0.880204</text:p>
              </table:table-cell>
              <table:table-cell office:value-type="float" office:value="0.905225">
                <text:p>0.905225</text:p>
              </table:table-cell>
              <table:table-cell office:value-type="float" office:value="0.905225">
                <text:p>0.905225</text:p>
              </table:table-cell>
              <table:table-cell office:value-type="float" office:value="0.905225">
                <text:p>0.905225</text:p>
              </table:table-cell>
              <table:table-cell office:value-type="float" office:value="0.892741">
                <text:p>0.892741</text:p>
              </table:table-cell>
              <table:table-cell office:value-type="float" office:value="0.892741">
                <text:p>0.892741</text:p>
              </table:table-cell>
              <table:table-cell office:value-type="float" office:value="0.937391">
                <text:p>0.937391</text:p>
              </table:table-cell>
              <table:table-cell office:value-type="float" office:value="0.937391">
                <text:p>0.937391</text:p>
              </table:table-cell>
              <table:table-cell office:value-type="float" office:value="0.937391">
                <text:p>0.937391</text:p>
              </table:table-cell>
              <table:table-cell office:value-type="float" office:value="1.01444">
                <text:p>1.01444</text:p>
              </table:table-cell>
              <table:table-cell office:value-type="float" office:value="1.01444">
                <text:p>1.01444</text:p>
              </table:table-cell>
              <table:table-cell office:value-type="float" office:value="1.07558">
                <text:p>1.07558</text:p>
              </table:table-cell>
              <table:table-cell office:value-type="float" office:value="1.07558">
                <text:p>1.07558</text:p>
              </table:table-cell>
              <table:table-cell office:value-type="float" office:value="0.958175">
                <text:p>0.958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861">
                <text:p>1.00861</text:p>
              </table:table-cell>
              <table:table-cell office:value-type="float" office:value="1.00861">
                <text:p>1.00861</text:p>
              </table:table-cell>
              <table:table-cell office:value-type="float" office:value="1.00861">
                <text:p>1.00861</text:p>
              </table:table-cell>
              <table:table-cell office:value-type="float" office:value="0.926913">
                <text:p>0.926913</text:p>
              </table:table-cell>
              <table:table-cell office:value-type="float" office:value="0.926913">
                <text:p>0.926913</text:p>
              </table:table-cell>
              <table:table-cell office:value-type="float" office:value="1.02155">
                <text:p>1.02155</text:p>
              </table:table-cell>
              <table:table-cell office:value-type="float" office:value="1.02155">
                <text:p>1.02155</text:p>
              </table:table-cell>
              <table:table-cell office:value-type="float" office:value="0.958275">
                <text:p>0.958275</text:p>
              </table:table-cell>
              <table:table-cell office:value-type="float" office:value="0.958275">
                <text:p>0.958275</text:p>
              </table:table-cell>
              <table:table-cell office:value-type="float" office:value="0.958275">
                <text:p>0.958275</text:p>
              </table:table-cell>
              <table:table-cell office:value-type="float" office:value="0.809635">
                <text:p>0.809635</text:p>
              </table:table-cell>
              <table:table-cell office:value-type="float" office:value="0.809635">
                <text:p>0.809635</text:p>
              </table:table-cell>
              <table:table-cell office:value-type="float" office:value="0.920726">
                <text:p>0.920726</text:p>
              </table:table-cell>
              <table:table-cell office:value-type="float" office:value="0.920726">
                <text:p>0.920726</text:p>
              </table:table-cell>
              <table:table-cell office:value-type="float" office:value="0.920726">
                <text:p>0.920726</text:p>
              </table:table-cell>
              <table:table-cell office:value-type="float" office:value="0.89384">
                <text:p>0.89384</text:p>
              </table:table-cell>
              <table:table-cell office:value-type="float" office:value="0.89384">
                <text:p>0.89384</text:p>
              </table:table-cell>
              <table:table-cell office:value-type="float" office:value="0.913282">
                <text:p>0.913282</text:p>
              </table:table-cell>
              <table:table-cell office:value-type="float" office:value="0.913282">
                <text:p>0.913282</text:p>
              </table:table-cell>
              <table:table-cell office:value-type="float" office:value="0.913282">
                <text:p>0.913282</text:p>
              </table:table-cell>
              <table:table-cell office:value-type="float" office:value="0.892503">
                <text:p>0.892503</text:p>
              </table:table-cell>
              <table:table-cell office:value-type="float" office:value="0.892503">
                <text:p>0.892503</text:p>
              </table:table-cell>
              <table:table-cell office:value-type="float" office:value="0.95854">
                <text:p>0.95854</text:p>
              </table:table-cell>
              <table:table-cell office:value-type="float" office:value="0.95854">
                <text:p>0.95854</text:p>
              </table:table-cell>
              <table:table-cell office:value-type="float" office:value="0.95854">
                <text:p>0.95854</text:p>
              </table:table-cell>
              <table:table-cell office:value-type="float" office:value="1.0311">
                <text:p>1.0311</text:p>
              </table:table-cell>
              <table:table-cell office:value-type="float" office:value="1.0311">
                <text:p>1.0311</text:p>
              </table:table-cell>
              <table:table-cell office:value-type="float" office:value="1.06342">
                <text:p>1.06342</text:p>
              </table:table-cell>
              <table:table-cell office:value-type="float" office:value="1.06342">
                <text:p>1.06342</text:p>
              </table:table-cell>
              <table:table-cell office:value-type="float" office:value="0.955936">
                <text:p>0.955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256">
                <text:p>1.00256</text:p>
              </table:table-cell>
              <table:table-cell office:value-type="float" office:value="1.00256">
                <text:p>1.00256</text:p>
              </table:table-cell>
              <table:table-cell office:value-type="float" office:value="1.00256">
                <text:p>1.00256</text:p>
              </table:table-cell>
              <table:table-cell office:value-type="float" office:value="0.925193">
                <text:p>0.925193</text:p>
              </table:table-cell>
              <table:table-cell office:value-type="float" office:value="0.925193">
                <text:p>0.925193</text:p>
              </table:table-cell>
              <table:table-cell office:value-type="float" office:value="1.00688">
                <text:p>1.00688</text:p>
              </table:table-cell>
              <table:table-cell office:value-type="float" office:value="1.00688">
                <text:p>1.00688</text:p>
              </table:table-cell>
              <table:table-cell office:value-type="float" office:value="0.94752">
                <text:p>0.94752</text:p>
              </table:table-cell>
              <table:table-cell office:value-type="float" office:value="0.94752">
                <text:p>0.94752</text:p>
              </table:table-cell>
              <table:table-cell office:value-type="float" office:value="0.94752">
                <text:p>0.94752</text:p>
              </table:table-cell>
              <table:table-cell office:value-type="float" office:value="0.8125">
                <text:p>0.8125</text:p>
              </table:table-cell>
              <table:table-cell office:value-type="float" office:value="0.8125">
                <text:p>0.8125</text:p>
              </table:table-cell>
              <table:table-cell office:value-type="float" office:value="0.915624">
                <text:p>0.915624</text:p>
              </table:table-cell>
              <table:table-cell office:value-type="float" office:value="0.915624">
                <text:p>0.915624</text:p>
              </table:table-cell>
              <table:table-cell office:value-type="float" office:value="0.915624">
                <text:p>0.915624</text:p>
              </table:table-cell>
              <table:table-cell office:value-type="float" office:value="0.89805">
                <text:p>0.89805</text:p>
              </table:table-cell>
              <table:table-cell office:value-type="float" office:value="0.89805">
                <text:p>0.89805</text:p>
              </table:table-cell>
              <table:table-cell office:value-type="float" office:value="0.906486">
                <text:p>0.906486</text:p>
              </table:table-cell>
              <table:table-cell office:value-type="float" office:value="0.906486">
                <text:p>0.906486</text:p>
              </table:table-cell>
              <table:table-cell office:value-type="float" office:value="0.906486">
                <text:p>0.906486</text:p>
              </table:table-cell>
              <table:table-cell office:value-type="float" office:value="0.918457">
                <text:p>0.918457</text:p>
              </table:table-cell>
              <table:table-cell office:value-type="float" office:value="0.918457">
                <text:p>0.918457</text:p>
              </table:table-cell>
              <table:table-cell office:value-type="float" office:value="0.963629">
                <text:p>0.963629</text:p>
              </table:table-cell>
              <table:table-cell office:value-type="float" office:value="0.963629">
                <text:p>0.963629</text:p>
              </table:table-cell>
              <table:table-cell office:value-type="float" office:value="0.963629">
                <text:p>0.963629</text:p>
              </table:table-cell>
              <table:table-cell office:value-type="float" office:value="1.03171">
                <text:p>1.03171</text:p>
              </table:table-cell>
              <table:table-cell office:value-type="float" office:value="1.03171">
                <text:p>1.03171</text:p>
              </table:table-cell>
              <table:table-cell office:value-type="float" office:value="1.04357">
                <text:p>1.04357</text:p>
              </table:table-cell>
              <table:table-cell office:value-type="float" office:value="1.04357">
                <text:p>1.04357</text:p>
              </table:table-cell>
              <table:table-cell office:value-type="float" office:value="0.953458">
                <text:p>0.9534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562">
                <text:p>1.01562</text:p>
              </table:table-cell>
              <table:table-cell office:value-type="float" office:value="1.01562">
                <text:p>1.01562</text:p>
              </table:table-cell>
              <table:table-cell office:value-type="float" office:value="1.01562">
                <text:p>1.01562</text:p>
              </table:table-cell>
              <table:table-cell office:value-type="float" office:value="0.92212">
                <text:p>0.92212</text:p>
              </table:table-cell>
              <table:table-cell office:value-type="float" office:value="0.92212">
                <text:p>0.92212</text:p>
              </table:table-cell>
              <table:table-cell office:value-type="float" office:value="1.02243">
                <text:p>1.02243</text:p>
              </table:table-cell>
              <table:table-cell office:value-type="float" office:value="1.02243">
                <text:p>1.02243</text:p>
              </table:table-cell>
              <table:table-cell office:value-type="float" office:value="0.935284">
                <text:p>0.935284</text:p>
              </table:table-cell>
              <table:table-cell office:value-type="float" office:value="0.935284">
                <text:p>0.935284</text:p>
              </table:table-cell>
              <table:table-cell office:value-type="float" office:value="0.935284">
                <text:p>0.935284</text:p>
              </table:table-cell>
              <table:table-cell office:value-type="float" office:value="0.812125">
                <text:p>0.812125</text:p>
              </table:table-cell>
              <table:table-cell office:value-type="float" office:value="0.812125">
                <text:p>0.812125</text:p>
              </table:table-cell>
              <table:table-cell office:value-type="float" office:value="0.927085">
                <text:p>0.927085</text:p>
              </table:table-cell>
              <table:table-cell office:value-type="float" office:value="0.927085">
                <text:p>0.927085</text:p>
              </table:table-cell>
              <table:table-cell office:value-type="float" office:value="0.927085">
                <text:p>0.927085</text:p>
              </table:table-cell>
              <table:table-cell office:value-type="float" office:value="0.912104">
                <text:p>0.912104</text:p>
              </table:table-cell>
              <table:table-cell office:value-type="float" office:value="0.912104">
                <text:p>0.912104</text:p>
              </table:table-cell>
              <table:table-cell office:value-type="float" office:value="0.921027">
                <text:p>0.921027</text:p>
              </table:table-cell>
              <table:table-cell office:value-type="float" office:value="0.921027">
                <text:p>0.921027</text:p>
              </table:table-cell>
              <table:table-cell office:value-type="float" office:value="0.921027">
                <text:p>0.921027</text:p>
              </table:table-cell>
              <table:table-cell office:value-type="float" office:value="0.906936">
                <text:p>0.906936</text:p>
              </table:table-cell>
              <table:table-cell office:value-type="float" office:value="0.906936">
                <text:p>0.906936</text:p>
              </table:table-cell>
              <table:table-cell office:value-type="float" office:value="0.978703">
                <text:p>0.978703</text:p>
              </table:table-cell>
              <table:table-cell office:value-type="float" office:value="0.978703">
                <text:p>0.978703</text:p>
              </table:table-cell>
              <table:table-cell office:value-type="float" office:value="0.978703">
                <text:p>0.978703</text:p>
              </table:table-cell>
              <table:table-cell office:value-type="float" office:value="1.05002">
                <text:p>1.05002</text:p>
              </table:table-cell>
              <table:table-cell office:value-type="float" office:value="1.05002">
                <text:p>1.05002</text:p>
              </table:table-cell>
              <table:table-cell office:value-type="float" office:value="1.01792">
                <text:p>1.01792</text:p>
              </table:table-cell>
              <table:table-cell office:value-type="float" office:value="1.01792">
                <text:p>1.01792</text:p>
              </table:table-cell>
              <table:table-cell office:value-type="float" office:value="0.93479">
                <text:p>0.93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7854">
                <text:p>0.997854</text:p>
              </table:table-cell>
              <table:table-cell office:value-type="float" office:value="0.997854">
                <text:p>0.997854</text:p>
              </table:table-cell>
              <table:table-cell office:value-type="float" office:value="0.997854">
                <text:p>0.997854</text:p>
              </table:table-cell>
              <table:table-cell office:value-type="float" office:value="0.932857">
                <text:p>0.932857</text:p>
              </table:table-cell>
              <table:table-cell office:value-type="float" office:value="0.932857">
                <text:p>0.932857</text:p>
              </table:table-cell>
              <table:table-cell office:value-type="float" office:value="1.01516">
                <text:p>1.01516</text:p>
              </table:table-cell>
              <table:table-cell office:value-type="float" office:value="1.01516">
                <text:p>1.01516</text:p>
              </table:table-cell>
              <table:table-cell office:value-type="float" office:value="0.94216">
                <text:p>0.94216</text:p>
              </table:table-cell>
              <table:table-cell office:value-type="float" office:value="0.94216">
                <text:p>0.94216</text:p>
              </table:table-cell>
              <table:table-cell office:value-type="float" office:value="0.94216">
                <text:p>0.94216</text:p>
              </table:table-cell>
              <table:table-cell office:value-type="float" office:value="0.82545">
                <text:p>0.82545</text:p>
              </table:table-cell>
              <table:table-cell office:value-type="float" office:value="0.82545">
                <text:p>0.82545</text:p>
              </table:table-cell>
              <table:table-cell office:value-type="float" office:value="0.917185">
                <text:p>0.917185</text:p>
              </table:table-cell>
              <table:table-cell office:value-type="float" office:value="0.917185">
                <text:p>0.917185</text:p>
              </table:table-cell>
              <table:table-cell office:value-type="float" office:value="0.917185">
                <text:p>0.917185</text:p>
              </table:table-cell>
              <table:table-cell office:value-type="float" office:value="0.941662">
                <text:p>0.941662</text:p>
              </table:table-cell>
              <table:table-cell office:value-type="float" office:value="0.941662">
                <text:p>0.941662</text:p>
              </table:table-cell>
              <table:table-cell office:value-type="float" office:value="0.924515">
                <text:p>0.924515</text:p>
              </table:table-cell>
              <table:table-cell office:value-type="float" office:value="0.924515">
                <text:p>0.924515</text:p>
              </table:table-cell>
              <table:table-cell office:value-type="float" office:value="0.924515">
                <text:p>0.924515</text:p>
              </table:table-cell>
              <table:table-cell office:value-type="float" office:value="0.90459">
                <text:p>0.90459</text:p>
              </table:table-cell>
              <table:table-cell office:value-type="float" office:value="0.90459">
                <text:p>0.90459</text:p>
              </table:table-cell>
              <table:table-cell office:value-type="float" office:value="0.988779">
                <text:p>0.988779</text:p>
              </table:table-cell>
              <table:table-cell office:value-type="float" office:value="0.988779">
                <text:p>0.988779</text:p>
              </table:table-cell>
              <table:table-cell office:value-type="float" office:value="0.988779">
                <text:p>0.988779</text:p>
              </table:table-cell>
              <table:table-cell office:value-type="float" office:value="1.05743">
                <text:p>1.05743</text:p>
              </table:table-cell>
              <table:table-cell office:value-type="float" office:value="1.05743">
                <text:p>1.05743</text:p>
              </table:table-cell>
              <table:table-cell office:value-type="float" office:value="1.00445">
                <text:p>1.00445</text:p>
              </table:table-cell>
              <table:table-cell office:value-type="float" office:value="1.00445">
                <text:p>1.00445</text:p>
              </table:table-cell>
              <table:table-cell office:value-type="float" office:value="0.925299">
                <text:p>0.925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3331">
                <text:p>0.983331</text:p>
              </table:table-cell>
              <table:table-cell office:value-type="float" office:value="0.983331">
                <text:p>0.983331</text:p>
              </table:table-cell>
              <table:table-cell office:value-type="float" office:value="0.983331">
                <text:p>0.983331</text:p>
              </table:table-cell>
              <table:table-cell office:value-type="float" office:value="0.926601">
                <text:p>0.926601</text:p>
              </table:table-cell>
              <table:table-cell office:value-type="float" office:value="0.926601">
                <text:p>0.926601</text:p>
              </table:table-cell>
              <table:table-cell office:value-type="float" office:value="1.01775">
                <text:p>1.01775</text:p>
              </table:table-cell>
              <table:table-cell office:value-type="float" office:value="1.01775">
                <text:p>1.01775</text:p>
              </table:table-cell>
              <table:table-cell office:value-type="float" office:value="0.947869">
                <text:p>0.947869</text:p>
              </table:table-cell>
              <table:table-cell office:value-type="float" office:value="0.947869">
                <text:p>0.947869</text:p>
              </table:table-cell>
              <table:table-cell office:value-type="float" office:value="0.947869">
                <text:p>0.947869</text:p>
              </table:table-cell>
              <table:table-cell office:value-type="float" office:value="0.847864">
                <text:p>0.847864</text:p>
              </table:table-cell>
              <table:table-cell office:value-type="float" office:value="0.847864">
                <text:p>0.847864</text:p>
              </table:table-cell>
              <table:table-cell office:value-type="float" office:value="0.913402">
                <text:p>0.913402</text:p>
              </table:table-cell>
              <table:table-cell office:value-type="float" office:value="0.913402">
                <text:p>0.913402</text:p>
              </table:table-cell>
              <table:table-cell office:value-type="float" office:value="0.913402">
                <text:p>0.913402</text:p>
              </table:table-cell>
              <table:table-cell office:value-type="float" office:value="0.945178">
                <text:p>0.945178</text:p>
              </table:table-cell>
              <table:table-cell office:value-type="float" office:value="0.945178">
                <text:p>0.945178</text:p>
              </table:table-cell>
              <table:table-cell office:value-type="float" office:value="0.91818">
                <text:p>0.91818</text:p>
              </table:table-cell>
              <table:table-cell office:value-type="float" office:value="0.91818">
                <text:p>0.91818</text:p>
              </table:table-cell>
              <table:table-cell office:value-type="float" office:value="0.91818">
                <text:p>0.91818</text:p>
              </table:table-cell>
              <table:table-cell office:value-type="float" office:value="0.926028">
                <text:p>0.926028</text:p>
              </table:table-cell>
              <table:table-cell office:value-type="float" office:value="0.926028">
                <text:p>0.926028</text:p>
              </table:table-cell>
              <table:table-cell office:value-type="float" office:value="0.977624">
                <text:p>0.977624</text:p>
              </table:table-cell>
              <table:table-cell office:value-type="float" office:value="0.977624">
                <text:p>0.977624</text:p>
              </table:table-cell>
              <table:table-cell office:value-type="float" office:value="0.977624">
                <text:p>0.977624</text:p>
              </table:table-cell>
              <table:table-cell office:value-type="float" office:value="1.05323">
                <text:p>1.05323</text:p>
              </table:table-cell>
              <table:table-cell office:value-type="float" office:value="1.05323">
                <text:p>1.05323</text:p>
              </table:table-cell>
              <table:table-cell office:value-type="float" office:value="0.998164">
                <text:p>0.998164</text:p>
              </table:table-cell>
              <table:table-cell office:value-type="float" office:value="0.998164">
                <text:p>0.998164</text:p>
              </table:table-cell>
              <table:table-cell office:value-type="float" office:value="0.924906">
                <text:p>0.924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4421">
                <text:p>0.974421</text:p>
              </table:table-cell>
              <table:table-cell office:value-type="float" office:value="0.974421">
                <text:p>0.974421</text:p>
              </table:table-cell>
              <table:table-cell office:value-type="float" office:value="0.974421">
                <text:p>0.974421</text:p>
              </table:table-cell>
              <table:table-cell office:value-type="float" office:value="0.937714">
                <text:p>0.937714</text:p>
              </table:table-cell>
              <table:table-cell office:value-type="float" office:value="0.937714">
                <text:p>0.937714</text:p>
              </table:table-cell>
              <table:table-cell office:value-type="float" office:value="1.02034">
                <text:p>1.02034</text:p>
              </table:table-cell>
              <table:table-cell office:value-type="float" office:value="1.02034">
                <text:p>1.02034</text:p>
              </table:table-cell>
              <table:table-cell office:value-type="float" office:value="0.9474">
                <text:p>0.9474</text:p>
              </table:table-cell>
              <table:table-cell office:value-type="float" office:value="0.9474">
                <text:p>0.9474</text:p>
              </table:table-cell>
              <table:table-cell office:value-type="float" office:value="0.9474">
                <text:p>0.9474</text:p>
              </table:table-cell>
              <table:table-cell office:value-type="float" office:value="0.864811">
                <text:p>0.864811</text:p>
              </table:table-cell>
              <table:table-cell office:value-type="float" office:value="0.864811">
                <text:p>0.864811</text:p>
              </table:table-cell>
              <table:table-cell office:value-type="float" office:value="0.920543">
                <text:p>0.920543</text:p>
              </table:table-cell>
              <table:table-cell office:value-type="float" office:value="0.920543">
                <text:p>0.920543</text:p>
              </table:table-cell>
              <table:table-cell office:value-type="float" office:value="0.920543">
                <text:p>0.920543</text:p>
              </table:table-cell>
              <table:table-cell office:value-type="float" office:value="0.95695">
                <text:p>0.95695</text:p>
              </table:table-cell>
              <table:table-cell office:value-type="float" office:value="0.95695">
                <text:p>0.95695</text:p>
              </table:table-cell>
              <table:table-cell office:value-type="float" office:value="0.923957">
                <text:p>0.923957</text:p>
              </table:table-cell>
              <table:table-cell office:value-type="float" office:value="0.923957">
                <text:p>0.923957</text:p>
              </table:table-cell>
              <table:table-cell office:value-type="float" office:value="0.923957">
                <text:p>0.923957</text:p>
              </table:table-cell>
              <table:table-cell office:value-type="float" office:value="0.931298">
                <text:p>0.931298</text:p>
              </table:table-cell>
              <table:table-cell office:value-type="float" office:value="0.931298">
                <text:p>0.931298</text:p>
              </table:table-cell>
              <table:table-cell office:value-type="float" office:value="0.986942">
                <text:p>0.986942</text:p>
              </table:table-cell>
              <table:table-cell office:value-type="float" office:value="0.986942">
                <text:p>0.986942</text:p>
              </table:table-cell>
              <table:table-cell office:value-type="float" office:value="0.986942">
                <text:p>0.986942</text:p>
              </table:table-cell>
              <table:table-cell office:value-type="float" office:value="1.03865">
                <text:p>1.03865</text:p>
              </table:table-cell>
              <table:table-cell office:value-type="float" office:value="1.03865">
                <text:p>1.03865</text:p>
              </table:table-cell>
              <table:table-cell office:value-type="float" office:value="0.991363">
                <text:p>0.991363</text:p>
              </table:table-cell>
              <table:table-cell office:value-type="float" office:value="0.991363">
                <text:p>0.991363</text:p>
              </table:table-cell>
              <table:table-cell office:value-type="float" office:value="0.929776">
                <text:p>0.929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7092">
                <text:p>0.957092</text:p>
              </table:table-cell>
              <table:table-cell office:value-type="float" office:value="0.957092">
                <text:p>0.957092</text:p>
              </table:table-cell>
              <table:table-cell office:value-type="float" office:value="0.957092">
                <text:p>0.957092</text:p>
              </table:table-cell>
              <table:table-cell office:value-type="float" office:value="0.953344">
                <text:p>0.953344</text:p>
              </table:table-cell>
              <table:table-cell office:value-type="float" office:value="0.953344">
                <text:p>0.953344</text:p>
              </table:table-cell>
              <table:table-cell office:value-type="float" office:value="1.00384">
                <text:p>1.00384</text:p>
              </table:table-cell>
              <table:table-cell office:value-type="float" office:value="1.00384">
                <text:p>1.00384</text:p>
              </table:table-cell>
              <table:table-cell office:value-type="float" office:value="0.944081">
                <text:p>0.944081</text:p>
              </table:table-cell>
              <table:table-cell office:value-type="float" office:value="0.944081">
                <text:p>0.944081</text:p>
              </table:table-cell>
              <table:table-cell office:value-type="float" office:value="0.944081">
                <text:p>0.944081</text:p>
              </table:table-cell>
              <table:table-cell office:value-type="float" office:value="0.876537">
                <text:p>0.876537</text:p>
              </table:table-cell>
              <table:table-cell office:value-type="float" office:value="0.876537">
                <text:p>0.876537</text:p>
              </table:table-cell>
              <table:table-cell office:value-type="float" office:value="0.912864">
                <text:p>0.912864</text:p>
              </table:table-cell>
              <table:table-cell office:value-type="float" office:value="0.912864">
                <text:p>0.912864</text:p>
              </table:table-cell>
              <table:table-cell office:value-type="float" office:value="0.912864">
                <text:p>0.912864</text:p>
              </table:table-cell>
              <table:table-cell office:value-type="float" office:value="0.97347">
                <text:p>0.97347</text:p>
              </table:table-cell>
              <table:table-cell office:value-type="float" office:value="0.97347">
                <text:p>0.97347</text:p>
              </table:table-cell>
              <table:table-cell office:value-type="float" office:value="0.940875">
                <text:p>0.940875</text:p>
              </table:table-cell>
              <table:table-cell office:value-type="float" office:value="0.940875">
                <text:p>0.940875</text:p>
              </table:table-cell>
              <table:table-cell office:value-type="float" office:value="0.940875">
                <text:p>0.940875</text:p>
              </table:table-cell>
              <table:table-cell office:value-type="float" office:value="0.944455">
                <text:p>0.944455</text:p>
              </table:table-cell>
              <table:table-cell office:value-type="float" office:value="0.944455">
                <text:p>0.944455</text:p>
              </table:table-cell>
              <table:table-cell office:value-type="float" office:value="0.996315">
                <text:p>0.996315</text:p>
              </table:table-cell>
              <table:table-cell office:value-type="float" office:value="0.996315">
                <text:p>0.996315</text:p>
              </table:table-cell>
              <table:table-cell office:value-type="float" office:value="0.996315">
                <text:p>0.996315</text:p>
              </table:table-cell>
              <table:table-cell office:value-type="float" office:value="1.04187">
                <text:p>1.04187</text:p>
              </table:table-cell>
              <table:table-cell office:value-type="float" office:value="1.04187">
                <text:p>1.04187</text:p>
              </table:table-cell>
              <table:table-cell office:value-type="float" office:value="0.986336">
                <text:p>0.986336</text:p>
              </table:table-cell>
              <table:table-cell office:value-type="float" office:value="0.986336">
                <text:p>0.986336</text:p>
              </table:table-cell>
              <table:table-cell office:value-type="float" office:value="0.926733">
                <text:p>0.926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8234">
                <text:p>0.958234</text:p>
              </table:table-cell>
              <table:table-cell office:value-type="float" office:value="0.958234">
                <text:p>0.958234</text:p>
              </table:table-cell>
              <table:table-cell office:value-type="float" office:value="0.958234">
                <text:p>0.958234</text:p>
              </table:table-cell>
              <table:table-cell office:value-type="float" office:value="0.954042">
                <text:p>0.954042</text:p>
              </table:table-cell>
              <table:table-cell office:value-type="float" office:value="0.954042">
                <text:p>0.954042</text:p>
              </table:table-cell>
              <table:table-cell office:value-type="float" office:value="0.995703">
                <text:p>0.995703</text:p>
              </table:table-cell>
              <table:table-cell office:value-type="float" office:value="0.995703">
                <text:p>0.995703</text:p>
              </table:table-cell>
              <table:table-cell office:value-type="float" office:value="0.932232">
                <text:p>0.932232</text:p>
              </table:table-cell>
              <table:table-cell office:value-type="float" office:value="0.932232">
                <text:p>0.932232</text:p>
              </table:table-cell>
              <table:table-cell office:value-type="float" office:value="0.932232">
                <text:p>0.932232</text:p>
              </table:table-cell>
              <table:table-cell office:value-type="float" office:value="0.887935">
                <text:p>0.887935</text:p>
              </table:table-cell>
              <table:table-cell office:value-type="float" office:value="0.887935">
                <text:p>0.887935</text:p>
              </table:table-cell>
              <table:table-cell office:value-type="float" office:value="0.93847">
                <text:p>0.93847</text:p>
              </table:table-cell>
              <table:table-cell office:value-type="float" office:value="0.93847">
                <text:p>0.93847</text:p>
              </table:table-cell>
              <table:table-cell office:value-type="float" office:value="0.93847">
                <text:p>0.93847</text:p>
              </table:table-cell>
              <table:table-cell office:value-type="float" office:value="0.957499">
                <text:p>0.957499</text:p>
              </table:table-cell>
              <table:table-cell office:value-type="float" office:value="0.957499">
                <text:p>0.957499</text:p>
              </table:table-cell>
              <table:table-cell office:value-type="float" office:value="0.937281">
                <text:p>0.937281</text:p>
              </table:table-cell>
              <table:table-cell office:value-type="float" office:value="0.937281">
                <text:p>0.937281</text:p>
              </table:table-cell>
              <table:table-cell office:value-type="float" office:value="0.937281">
                <text:p>0.937281</text:p>
              </table:table-cell>
              <table:table-cell office:value-type="float" office:value="0.943906">
                <text:p>0.943906</text:p>
              </table:table-cell>
              <table:table-cell office:value-type="float" office:value="0.943906">
                <text:p>0.943906</text:p>
              </table:table-cell>
              <table:table-cell office:value-type="float" office:value="0.985177">
                <text:p>0.985177</text:p>
              </table:table-cell>
              <table:table-cell office:value-type="float" office:value="0.985177">
                <text:p>0.985177</text:p>
              </table:table-cell>
              <table:table-cell office:value-type="float" office:value="0.985177">
                <text:p>0.985177</text:p>
              </table:table-cell>
              <table:table-cell office:value-type="float" office:value="1.02273">
                <text:p>1.02273</text:p>
              </table:table-cell>
              <table:table-cell office:value-type="float" office:value="1.02273">
                <text:p>1.02273</text:p>
              </table:table-cell>
              <table:table-cell office:value-type="float" office:value="0.986684">
                <text:p>0.986684</text:p>
              </table:table-cell>
              <table:table-cell office:value-type="float" office:value="0.986684">
                <text:p>0.986684</text:p>
              </table:table-cell>
              <table:table-cell office:value-type="float" office:value="0.911581">
                <text:p>0.9115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0417">
                <text:p>0.950417</text:p>
              </table:table-cell>
              <table:table-cell office:value-type="float" office:value="0.950417">
                <text:p>0.950417</text:p>
              </table:table-cell>
              <table:table-cell office:value-type="float" office:value="0.950417">
                <text:p>0.950417</text:p>
              </table:table-cell>
              <table:table-cell office:value-type="float" office:value="0.949951">
                <text:p>0.949951</text:p>
              </table:table-cell>
              <table:table-cell office:value-type="float" office:value="0.949951">
                <text:p>0.949951</text:p>
              </table:table-cell>
              <table:table-cell office:value-type="float" office:value="0.998165">
                <text:p>0.998165</text:p>
              </table:table-cell>
              <table:table-cell office:value-type="float" office:value="0.998165">
                <text:p>0.998165</text:p>
              </table:table-cell>
              <table:table-cell office:value-type="float" office:value="0.932983">
                <text:p>0.932983</text:p>
              </table:table-cell>
              <table:table-cell office:value-type="float" office:value="0.932983">
                <text:p>0.932983</text:p>
              </table:table-cell>
              <table:table-cell office:value-type="float" office:value="0.932983">
                <text:p>0.932983</text:p>
              </table:table-cell>
              <table:table-cell office:value-type="float" office:value="0.876905">
                <text:p>0.876905</text:p>
              </table:table-cell>
              <table:table-cell office:value-type="float" office:value="0.876905">
                <text:p>0.876905</text:p>
              </table:table-cell>
              <table:table-cell office:value-type="float" office:value="0.931588">
                <text:p>0.931588</text:p>
              </table:table-cell>
              <table:table-cell office:value-type="float" office:value="0.931588">
                <text:p>0.931588</text:p>
              </table:table-cell>
              <table:table-cell office:value-type="float" office:value="0.931588">
                <text:p>0.931588</text:p>
              </table:table-cell>
              <table:table-cell office:value-type="float" office:value="0.958823">
                <text:p>0.958823</text:p>
              </table:table-cell>
              <table:table-cell office:value-type="float" office:value="0.958823">
                <text:p>0.958823</text:p>
              </table:table-cell>
              <table:table-cell office:value-type="float" office:value="0.935219">
                <text:p>0.935219</text:p>
              </table:table-cell>
              <table:table-cell office:value-type="float" office:value="0.935219">
                <text:p>0.935219</text:p>
              </table:table-cell>
              <table:table-cell office:value-type="float" office:value="0.935219">
                <text:p>0.935219</text:p>
              </table:table-cell>
              <table:table-cell office:value-type="float" office:value="0.94146">
                <text:p>0.94146</text:p>
              </table:table-cell>
              <table:table-cell office:value-type="float" office:value="0.94146">
                <text:p>0.94146</text:p>
              </table:table-cell>
              <table:table-cell office:value-type="float" office:value="0.97653">
                <text:p>0.97653</text:p>
              </table:table-cell>
              <table:table-cell office:value-type="float" office:value="0.97653">
                <text:p>0.97653</text:p>
              </table:table-cell>
              <table:table-cell office:value-type="float" office:value="0.97653">
                <text:p>0.97653</text:p>
              </table:table-cell>
              <table:table-cell office:value-type="float" office:value="1.0094">
                <text:p>1.0094</text:p>
              </table:table-cell>
              <table:table-cell office:value-type="float" office:value="1.0094">
                <text:p>1.0094</text:p>
              </table:table-cell>
              <table:table-cell office:value-type="float" office:value="0.998143">
                <text:p>0.998143</text:p>
              </table:table-cell>
              <table:table-cell office:value-type="float" office:value="0.998143">
                <text:p>0.998143</text:p>
              </table:table-cell>
              <table:table-cell office:value-type="float" office:value="0.923493">
                <text:p>0.9234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8202">
                <text:p>0.948202</text:p>
              </table:table-cell>
              <table:table-cell office:value-type="float" office:value="0.948202">
                <text:p>0.948202</text:p>
              </table:table-cell>
              <table:table-cell office:value-type="float" office:value="0.948202">
                <text:p>0.948202</text:p>
              </table:table-cell>
              <table:table-cell office:value-type="float" office:value="0.938937">
                <text:p>0.938937</text:p>
              </table:table-cell>
              <table:table-cell office:value-type="float" office:value="0.938937">
                <text:p>0.938937</text:p>
              </table:table-cell>
              <table:table-cell office:value-type="float" office:value="0.989885">
                <text:p>0.989885</text:p>
              </table:table-cell>
              <table:table-cell office:value-type="float" office:value="0.989885">
                <text:p>0.989885</text:p>
              </table:table-cell>
              <table:table-cell office:value-type="float" office:value="0.928644">
                <text:p>0.928644</text:p>
              </table:table-cell>
              <table:table-cell office:value-type="float" office:value="0.928644">
                <text:p>0.928644</text:p>
              </table:table-cell>
              <table:table-cell office:value-type="float" office:value="0.928644">
                <text:p>0.928644</text:p>
              </table:table-cell>
              <table:table-cell office:value-type="float" office:value="0.875113">
                <text:p>0.875113</text:p>
              </table:table-cell>
              <table:table-cell office:value-type="float" office:value="0.875113">
                <text:p>0.875113</text:p>
              </table:table-cell>
              <table:table-cell office:value-type="float" office:value="0.922574">
                <text:p>0.922574</text:p>
              </table:table-cell>
              <table:table-cell office:value-type="float" office:value="0.922574">
                <text:p>0.922574</text:p>
              </table:table-cell>
              <table:table-cell office:value-type="float" office:value="0.922574">
                <text:p>0.922574</text:p>
              </table:table-cell>
              <table:table-cell office:value-type="float" office:value="0.946475">
                <text:p>0.946475</text:p>
              </table:table-cell>
              <table:table-cell office:value-type="float" office:value="0.946475">
                <text:p>0.946475</text:p>
              </table:table-cell>
              <table:table-cell office:value-type="float" office:value="0.934293">
                <text:p>0.934293</text:p>
              </table:table-cell>
              <table:table-cell office:value-type="float" office:value="0.934293">
                <text:p>0.934293</text:p>
              </table:table-cell>
              <table:table-cell office:value-type="float" office:value="0.934293">
                <text:p>0.934293</text:p>
              </table:table-cell>
              <table:table-cell office:value-type="float" office:value="0.945593">
                <text:p>0.945593</text:p>
              </table:table-cell>
              <table:table-cell office:value-type="float" office:value="0.945593">
                <text:p>0.945593</text:p>
              </table:table-cell>
              <table:table-cell office:value-type="float" office:value="0.981519">
                <text:p>0.981519</text:p>
              </table:table-cell>
              <table:table-cell office:value-type="float" office:value="0.981519">
                <text:p>0.981519</text:p>
              </table:table-cell>
              <table:table-cell office:value-type="float" office:value="0.981519">
                <text:p>0.981519</text:p>
              </table:table-cell>
              <table:table-cell office:value-type="float" office:value="0.994696">
                <text:p>0.994696</text:p>
              </table:table-cell>
              <table:table-cell office:value-type="float" office:value="0.994696">
                <text:p>0.994696</text:p>
              </table:table-cell>
              <table:table-cell office:value-type="float" office:value="1.00073">
                <text:p>1.00073</text:p>
              </table:table-cell>
              <table:table-cell office:value-type="float" office:value="1.00073">
                <text:p>1.00073</text:p>
              </table:table-cell>
              <table:table-cell office:value-type="float" office:value="0.917519">
                <text:p>0.917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7099">
                <text:p>0.957099</text:p>
              </table:table-cell>
              <table:table-cell office:value-type="float" office:value="0.957099">
                <text:p>0.957099</text:p>
              </table:table-cell>
              <table:table-cell office:value-type="float" office:value="0.957099">
                <text:p>0.957099</text:p>
              </table:table-cell>
              <table:table-cell office:value-type="float" office:value="0.936514">
                <text:p>0.936514</text:p>
              </table:table-cell>
              <table:table-cell office:value-type="float" office:value="0.936514">
                <text:p>0.936514</text:p>
              </table:table-cell>
              <table:table-cell office:value-type="float" office:value="0.989095">
                <text:p>0.989095</text:p>
              </table:table-cell>
              <table:table-cell office:value-type="float" office:value="0.989095">
                <text:p>0.989095</text:p>
              </table:table-cell>
              <table:table-cell office:value-type="float" office:value="0.929466">
                <text:p>0.929466</text:p>
              </table:table-cell>
              <table:table-cell office:value-type="float" office:value="0.929466">
                <text:p>0.929466</text:p>
              </table:table-cell>
              <table:table-cell office:value-type="float" office:value="0.929466">
                <text:p>0.929466</text:p>
              </table:table-cell>
              <table:table-cell office:value-type="float" office:value="0.882599">
                <text:p>0.882599</text:p>
              </table:table-cell>
              <table:table-cell office:value-type="float" office:value="0.882599">
                <text:p>0.882599</text:p>
              </table:table-cell>
              <table:table-cell office:value-type="float" office:value="0.919906">
                <text:p>0.919906</text:p>
              </table:table-cell>
              <table:table-cell office:value-type="float" office:value="0.919906">
                <text:p>0.919906</text:p>
              </table:table-cell>
              <table:table-cell office:value-type="float" office:value="0.919906">
                <text:p>0.919906</text:p>
              </table:table-cell>
              <table:table-cell office:value-type="float" office:value="0.968227">
                <text:p>0.968227</text:p>
              </table:table-cell>
              <table:table-cell office:value-type="float" office:value="0.968227">
                <text:p>0.968227</text:p>
              </table:table-cell>
              <table:table-cell office:value-type="float" office:value="0.944674">
                <text:p>0.944674</text:p>
              </table:table-cell>
              <table:table-cell office:value-type="float" office:value="0.944674">
                <text:p>0.944674</text:p>
              </table:table-cell>
              <table:table-cell office:value-type="float" office:value="0.944674">
                <text:p>0.944674</text:p>
              </table:table-cell>
              <table:table-cell office:value-type="float" office:value="0.935033">
                <text:p>0.935033</text:p>
              </table:table-cell>
              <table:table-cell office:value-type="float" office:value="0.935033">
                <text:p>0.935033</text:p>
              </table:table-cell>
              <table:table-cell office:value-type="float" office:value="0.967157">
                <text:p>0.967157</text:p>
              </table:table-cell>
              <table:table-cell office:value-type="float" office:value="0.967157">
                <text:p>0.967157</text:p>
              </table:table-cell>
              <table:table-cell office:value-type="float" office:value="0.967157">
                <text:p>0.967157</text:p>
              </table:table-cell>
              <table:table-cell office:value-type="float" office:value="0.994521">
                <text:p>0.994521</text:p>
              </table:table-cell>
              <table:table-cell office:value-type="float" office:value="0.994521">
                <text:p>0.994521</text:p>
              </table:table-cell>
              <table:table-cell office:value-type="float" office:value="1.00591">
                <text:p>1.00591</text:p>
              </table:table-cell>
              <table:table-cell office:value-type="float" office:value="1.00591">
                <text:p>1.00591</text:p>
              </table:table-cell>
              <table:table-cell office:value-type="float" office:value="0.911791">
                <text:p>0.9117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0798">
                <text:p>0.950798</text:p>
              </table:table-cell>
              <table:table-cell office:value-type="float" office:value="0.950798">
                <text:p>0.950798</text:p>
              </table:table-cell>
              <table:table-cell office:value-type="float" office:value="0.950798">
                <text:p>0.950798</text:p>
              </table:table-cell>
              <table:table-cell office:value-type="float" office:value="0.931795">
                <text:p>0.931795</text:p>
              </table:table-cell>
              <table:table-cell office:value-type="float" office:value="0.931795">
                <text:p>0.931795</text:p>
              </table:table-cell>
              <table:table-cell office:value-type="float" office:value="1.01432">
                <text:p>1.01432</text:p>
              </table:table-cell>
              <table:table-cell office:value-type="float" office:value="1.01432">
                <text:p>1.01432</text:p>
              </table:table-cell>
              <table:table-cell office:value-type="float" office:value="0.927336">
                <text:p>0.927336</text:p>
              </table:table-cell>
              <table:table-cell office:value-type="float" office:value="0.927336">
                <text:p>0.927336</text:p>
              </table:table-cell>
              <table:table-cell office:value-type="float" office:value="0.927336">
                <text:p>0.927336</text:p>
              </table:table-cell>
              <table:table-cell office:value-type="float" office:value="0.885881">
                <text:p>0.885881</text:p>
              </table:table-cell>
              <table:table-cell office:value-type="float" office:value="0.885881">
                <text:p>0.885881</text:p>
              </table:table-cell>
              <table:table-cell office:value-type="float" office:value="0.930102">
                <text:p>0.930102</text:p>
              </table:table-cell>
              <table:table-cell office:value-type="float" office:value="0.930102">
                <text:p>0.930102</text:p>
              </table:table-cell>
              <table:table-cell office:value-type="float" office:value="0.930102">
                <text:p>0.930102</text:p>
              </table:table-cell>
              <table:table-cell office:value-type="float" office:value="0.978045">
                <text:p>0.978045</text:p>
              </table:table-cell>
              <table:table-cell office:value-type="float" office:value="0.978045">
                <text:p>0.978045</text:p>
              </table:table-cell>
              <table:table-cell office:value-type="float" office:value="0.945118">
                <text:p>0.945118</text:p>
              </table:table-cell>
              <table:table-cell office:value-type="float" office:value="0.945118">
                <text:p>0.945118</text:p>
              </table:table-cell>
              <table:table-cell office:value-type="float" office:value="0.945118">
                <text:p>0.945118</text:p>
              </table:table-cell>
              <table:table-cell office:value-type="float" office:value="0.929632">
                <text:p>0.929632</text:p>
              </table:table-cell>
              <table:table-cell office:value-type="float" office:value="0.929632">
                <text:p>0.929632</text:p>
              </table:table-cell>
              <table:table-cell office:value-type="float" office:value="0.966856">
                <text:p>0.966856</text:p>
              </table:table-cell>
              <table:table-cell office:value-type="float" office:value="0.966856">
                <text:p>0.966856</text:p>
              </table:table-cell>
              <table:table-cell office:value-type="float" office:value="0.966856">
                <text:p>0.966856</text:p>
              </table:table-cell>
              <table:table-cell office:value-type="float" office:value="1.00347">
                <text:p>1.00347</text:p>
              </table:table-cell>
              <table:table-cell office:value-type="float" office:value="1.00347">
                <text:p>1.00347</text:p>
              </table:table-cell>
              <table:table-cell office:value-type="float" office:value="1.00257">
                <text:p>1.00257</text:p>
              </table:table-cell>
              <table:table-cell office:value-type="float" office:value="1.00257">
                <text:p>1.00257</text:p>
              </table:table-cell>
              <table:table-cell office:value-type="float" office:value="0.909165">
                <text:p>0.909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5882">
                <text:p>0.965882</text:p>
              </table:table-cell>
              <table:table-cell office:value-type="float" office:value="0.965882">
                <text:p>0.965882</text:p>
              </table:table-cell>
              <table:table-cell office:value-type="float" office:value="0.965882">
                <text:p>0.965882</text:p>
              </table:table-cell>
              <table:table-cell office:value-type="float" office:value="0.939885">
                <text:p>0.939885</text:p>
              </table:table-cell>
              <table:table-cell office:value-type="float" office:value="0.939885">
                <text:p>0.939885</text:p>
              </table:table-cell>
              <table:table-cell office:value-type="float" office:value="1.01794">
                <text:p>1.01794</text:p>
              </table:table-cell>
              <table:table-cell office:value-type="float" office:value="1.01794">
                <text:p>1.01794</text:p>
              </table:table-cell>
              <table:table-cell office:value-type="float" office:value="0.941835">
                <text:p>0.941835</text:p>
              </table:table-cell>
              <table:table-cell office:value-type="float" office:value="0.941835">
                <text:p>0.941835</text:p>
              </table:table-cell>
              <table:table-cell office:value-type="float" office:value="0.941835">
                <text:p>0.941835</text:p>
              </table:table-cell>
              <table:table-cell office:value-type="float" office:value="0.872228">
                <text:p>0.872228</text:p>
              </table:table-cell>
              <table:table-cell office:value-type="float" office:value="0.872228">
                <text:p>0.872228</text:p>
              </table:table-cell>
              <table:table-cell office:value-type="float" office:value="0.924285">
                <text:p>0.924285</text:p>
              </table:table-cell>
              <table:table-cell office:value-type="float" office:value="0.924285">
                <text:p>0.924285</text:p>
              </table:table-cell>
              <table:table-cell office:value-type="float" office:value="0.924285">
                <text:p>0.924285</text:p>
              </table:table-cell>
              <table:table-cell office:value-type="float" office:value="0.987792">
                <text:p>0.987792</text:p>
              </table:table-cell>
              <table:table-cell office:value-type="float" office:value="0.987792">
                <text:p>0.987792</text:p>
              </table:table-cell>
              <table:table-cell office:value-type="float" office:value="0.930488">
                <text:p>0.930488</text:p>
              </table:table-cell>
              <table:table-cell office:value-type="float" office:value="0.930488">
                <text:p>0.930488</text:p>
              </table:table-cell>
              <table:table-cell office:value-type="float" office:value="0.930488">
                <text:p>0.930488</text:p>
              </table:table-cell>
              <table:table-cell office:value-type="float" office:value="0.929599">
                <text:p>0.929599</text:p>
              </table:table-cell>
              <table:table-cell office:value-type="float" office:value="0.929599">
                <text:p>0.929599</text:p>
              </table:table-cell>
              <table:table-cell office:value-type="float" office:value="0.955699">
                <text:p>0.955699</text:p>
              </table:table-cell>
              <table:table-cell office:value-type="float" office:value="0.955699">
                <text:p>0.955699</text:p>
              </table:table-cell>
              <table:table-cell office:value-type="float" office:value="0.955699">
                <text:p>0.955699</text:p>
              </table:table-cell>
              <table:table-cell office:value-type="float" office:value="1.00115">
                <text:p>1.00115</text:p>
              </table:table-cell>
              <table:table-cell office:value-type="float" office:value="1.00115">
                <text:p>1.00115</text:p>
              </table:table-cell>
              <table:table-cell office:value-type="float" office:value="0.996757">
                <text:p>0.996757</text:p>
              </table:table-cell>
              <table:table-cell office:value-type="float" office:value="0.996757">
                <text:p>0.996757</text:p>
              </table:table-cell>
              <table:table-cell office:value-type="float" office:value="0.919355">
                <text:p>0.919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4905">
                <text:p>0.964905</text:p>
              </table:table-cell>
              <table:table-cell office:value-type="float" office:value="0.964905">
                <text:p>0.964905</text:p>
              </table:table-cell>
              <table:table-cell office:value-type="float" office:value="0.964905">
                <text:p>0.964905</text:p>
              </table:table-cell>
              <table:table-cell office:value-type="float" office:value="0.940248">
                <text:p>0.940248</text:p>
              </table:table-cell>
              <table:table-cell office:value-type="float" office:value="0.940248">
                <text:p>0.940248</text:p>
              </table:table-cell>
              <table:table-cell office:value-type="float" office:value="1.00841">
                <text:p>1.00841</text:p>
              </table:table-cell>
              <table:table-cell office:value-type="float" office:value="1.00841">
                <text:p>1.00841</text:p>
              </table:table-cell>
              <table:table-cell office:value-type="float" office:value="0.961469">
                <text:p>0.961469</text:p>
              </table:table-cell>
              <table:table-cell office:value-type="float" office:value="0.961469">
                <text:p>0.961469</text:p>
              </table:table-cell>
              <table:table-cell office:value-type="float" office:value="0.961469">
                <text:p>0.961469</text:p>
              </table:table-cell>
              <table:table-cell office:value-type="float" office:value="0.879178">
                <text:p>0.879178</text:p>
              </table:table-cell>
              <table:table-cell office:value-type="float" office:value="0.879178">
                <text:p>0.879178</text:p>
              </table:table-cell>
              <table:table-cell office:value-type="float" office:value="0.929331">
                <text:p>0.929331</text:p>
              </table:table-cell>
              <table:table-cell office:value-type="float" office:value="0.929331">
                <text:p>0.929331</text:p>
              </table:table-cell>
              <table:table-cell office:value-type="float" office:value="0.929331">
                <text:p>0.929331</text:p>
              </table:table-cell>
              <table:table-cell office:value-type="float" office:value="0.991757">
                <text:p>0.991757</text:p>
              </table:table-cell>
              <table:table-cell office:value-type="float" office:value="0.991757">
                <text:p>0.991757</text:p>
              </table:table-cell>
              <table:table-cell office:value-type="float" office:value="0.92393">
                <text:p>0.92393</text:p>
              </table:table-cell>
              <table:table-cell office:value-type="float" office:value="0.92393">
                <text:p>0.92393</text:p>
              </table:table-cell>
              <table:table-cell office:value-type="float" office:value="0.92393">
                <text:p>0.92393</text:p>
              </table:table-cell>
              <table:table-cell office:value-type="float" office:value="0.9271">
                <text:p>0.9271</text:p>
              </table:table-cell>
              <table:table-cell office:value-type="float" office:value="0.9271">
                <text:p>0.9271</text:p>
              </table:table-cell>
              <table:table-cell office:value-type="float" office:value="0.94758">
                <text:p>0.94758</text:p>
              </table:table-cell>
              <table:table-cell office:value-type="float" office:value="0.94758">
                <text:p>0.94758</text:p>
              </table:table-cell>
              <table:table-cell office:value-type="float" office:value="0.94758">
                <text:p>0.94758</text:p>
              </table:table-cell>
              <table:table-cell office:value-type="float" office:value="0.997306">
                <text:p>0.997306</text:p>
              </table:table-cell>
              <table:table-cell office:value-type="float" office:value="0.997306">
                <text:p>0.997306</text:p>
              </table:table-cell>
              <table:table-cell office:value-type="float" office:value="0.995366">
                <text:p>0.995366</text:p>
              </table:table-cell>
              <table:table-cell office:value-type="float" office:value="0.995366">
                <text:p>0.995366</text:p>
              </table:table-cell>
              <table:table-cell office:value-type="float" office:value="0.921087">
                <text:p>0.9210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4659">
                <text:p>0.954659</text:p>
              </table:table-cell>
              <table:table-cell office:value-type="float" office:value="0.954659">
                <text:p>0.954659</text:p>
              </table:table-cell>
              <table:table-cell office:value-type="float" office:value="0.954659">
                <text:p>0.954659</text:p>
              </table:table-cell>
              <table:table-cell office:value-type="float" office:value="0.935228">
                <text:p>0.935228</text:p>
              </table:table-cell>
              <table:table-cell office:value-type="float" office:value="0.935228">
                <text:p>0.935228</text:p>
              </table:table-cell>
              <table:table-cell office:value-type="float" office:value="1.00754">
                <text:p>1.00754</text:p>
              </table:table-cell>
              <table:table-cell office:value-type="float" office:value="1.00754">
                <text:p>1.00754</text:p>
              </table:table-cell>
              <table:table-cell office:value-type="float" office:value="0.960632">
                <text:p>0.960632</text:p>
              </table:table-cell>
              <table:table-cell office:value-type="float" office:value="0.960632">
                <text:p>0.960632</text:p>
              </table:table-cell>
              <table:table-cell office:value-type="float" office:value="0.960632">
                <text:p>0.960632</text:p>
              </table:table-cell>
              <table:table-cell office:value-type="float" office:value="0.875784">
                <text:p>0.875784</text:p>
              </table:table-cell>
              <table:table-cell office:value-type="float" office:value="0.875784">
                <text:p>0.875784</text:p>
              </table:table-cell>
              <table:table-cell office:value-type="float" office:value="0.932763">
                <text:p>0.932763</text:p>
              </table:table-cell>
              <table:table-cell office:value-type="float" office:value="0.932763">
                <text:p>0.932763</text:p>
              </table:table-cell>
              <table:table-cell office:value-type="float" office:value="0.932763">
                <text:p>0.932763</text:p>
              </table:table-cell>
              <table:table-cell office:value-type="float" office:value="0.991368">
                <text:p>0.991368</text:p>
              </table:table-cell>
              <table:table-cell office:value-type="float" office:value="0.991368">
                <text:p>0.991368</text:p>
              </table:table-cell>
              <table:table-cell office:value-type="float" office:value="0.928228">
                <text:p>0.928228</text:p>
              </table:table-cell>
              <table:table-cell office:value-type="float" office:value="0.928228">
                <text:p>0.928228</text:p>
              </table:table-cell>
              <table:table-cell office:value-type="float" office:value="0.928228">
                <text:p>0.928228</text:p>
              </table:table-cell>
              <table:table-cell office:value-type="float" office:value="0.922005">
                <text:p>0.922005</text:p>
              </table:table-cell>
              <table:table-cell office:value-type="float" office:value="0.922005">
                <text:p>0.922005</text:p>
              </table:table-cell>
              <table:table-cell office:value-type="float" office:value="0.958566">
                <text:p>0.958566</text:p>
              </table:table-cell>
              <table:table-cell office:value-type="float" office:value="0.958566">
                <text:p>0.958566</text:p>
              </table:table-cell>
              <table:table-cell office:value-type="float" office:value="0.958566">
                <text:p>0.958566</text:p>
              </table:table-cell>
              <table:table-cell office:value-type="float" office:value="0.990579">
                <text:p>0.990579</text:p>
              </table:table-cell>
              <table:table-cell office:value-type="float" office:value="0.990579">
                <text:p>0.990579</text:p>
              </table:table-cell>
              <table:table-cell office:value-type="float" office:value="0.995764">
                <text:p>0.995764</text:p>
              </table:table-cell>
              <table:table-cell office:value-type="float" office:value="0.995764">
                <text:p>0.995764</text:p>
              </table:table-cell>
              <table:table-cell office:value-type="float" office:value="0.911932">
                <text:p>0.911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5248">
                <text:p>0.955248</text:p>
              </table:table-cell>
              <table:table-cell office:value-type="float" office:value="0.955248">
                <text:p>0.955248</text:p>
              </table:table-cell>
              <table:table-cell office:value-type="float" office:value="0.955248">
                <text:p>0.955248</text:p>
              </table:table-cell>
              <table:table-cell office:value-type="float" office:value="0.953382">
                <text:p>0.953382</text:p>
              </table:table-cell>
              <table:table-cell office:value-type="float" office:value="0.953382">
                <text:p>0.953382</text:p>
              </table:table-cell>
              <table:table-cell office:value-type="float" office:value="1.01915">
                <text:p>1.01915</text:p>
              </table:table-cell>
              <table:table-cell office:value-type="float" office:value="1.01915">
                <text:p>1.01915</text:p>
              </table:table-cell>
              <table:table-cell office:value-type="float" office:value="0.967208">
                <text:p>0.967208</text:p>
              </table:table-cell>
              <table:table-cell office:value-type="float" office:value="0.967208">
                <text:p>0.967208</text:p>
              </table:table-cell>
              <table:table-cell office:value-type="float" office:value="0.967208">
                <text:p>0.967208</text:p>
              </table:table-cell>
              <table:table-cell office:value-type="float" office:value="0.885707">
                <text:p>0.885707</text:p>
              </table:table-cell>
              <table:table-cell office:value-type="float" office:value="0.885707">
                <text:p>0.885707</text:p>
              </table:table-cell>
              <table:table-cell office:value-type="float" office:value="0.926039">
                <text:p>0.926039</text:p>
              </table:table-cell>
              <table:table-cell office:value-type="float" office:value="0.926039">
                <text:p>0.926039</text:p>
              </table:table-cell>
              <table:table-cell office:value-type="float" office:value="0.926039">
                <text:p>0.926039</text:p>
              </table:table-cell>
              <table:table-cell office:value-type="float" office:value="0.996858">
                <text:p>0.996858</text:p>
              </table:table-cell>
              <table:table-cell office:value-type="float" office:value="0.996858">
                <text:p>0.996858</text:p>
              </table:table-cell>
              <table:table-cell office:value-type="float" office:value="0.935079">
                <text:p>0.935079</text:p>
              </table:table-cell>
              <table:table-cell office:value-type="float" office:value="0.935079">
                <text:p>0.935079</text:p>
              </table:table-cell>
              <table:table-cell office:value-type="float" office:value="0.935079">
                <text:p>0.935079</text:p>
              </table:table-cell>
              <table:table-cell office:value-type="float" office:value="0.924084">
                <text:p>0.924084</text:p>
              </table:table-cell>
              <table:table-cell office:value-type="float" office:value="0.924084">
                <text:p>0.924084</text:p>
              </table:table-cell>
              <table:table-cell office:value-type="float" office:value="0.946092">
                <text:p>0.946092</text:p>
              </table:table-cell>
              <table:table-cell office:value-type="float" office:value="0.946092">
                <text:p>0.946092</text:p>
              </table:table-cell>
              <table:table-cell office:value-type="float" office:value="0.946092">
                <text:p>0.946092</text:p>
              </table:table-cell>
              <table:table-cell office:value-type="float" office:value="0.975675">
                <text:p>0.975675</text:p>
              </table:table-cell>
              <table:table-cell office:value-type="float" office:value="0.975675">
                <text:p>0.975675</text:p>
              </table:table-cell>
              <table:table-cell office:value-type="float" office:value="0.984402">
                <text:p>0.984402</text:p>
              </table:table-cell>
              <table:table-cell office:value-type="float" office:value="0.984402">
                <text:p>0.984402</text:p>
              </table:table-cell>
              <table:table-cell office:value-type="float" office:value="0.905214">
                <text:p>0.9052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8714">
                <text:p>0.948714</text:p>
              </table:table-cell>
              <table:table-cell office:value-type="float" office:value="0.948714">
                <text:p>0.948714</text:p>
              </table:table-cell>
              <table:table-cell office:value-type="float" office:value="0.948714">
                <text:p>0.948714</text:p>
              </table:table-cell>
              <table:table-cell office:value-type="float" office:value="0.946523">
                <text:p>0.946523</text:p>
              </table:table-cell>
              <table:table-cell office:value-type="float" office:value="0.946523">
                <text:p>0.946523</text:p>
              </table:table-cell>
              <table:table-cell office:value-type="float" office:value="1.01843">
                <text:p>1.01843</text:p>
              </table:table-cell>
              <table:table-cell office:value-type="float" office:value="1.01843">
                <text:p>1.01843</text:p>
              </table:table-cell>
              <table:table-cell office:value-type="float" office:value="0.963095">
                <text:p>0.963095</text:p>
              </table:table-cell>
              <table:table-cell office:value-type="float" office:value="0.963095">
                <text:p>0.963095</text:p>
              </table:table-cell>
              <table:table-cell office:value-type="float" office:value="0.963095">
                <text:p>0.963095</text:p>
              </table:table-cell>
              <table:table-cell office:value-type="float" office:value="0.883444">
                <text:p>0.883444</text:p>
              </table:table-cell>
              <table:table-cell office:value-type="float" office:value="0.883444">
                <text:p>0.883444</text:p>
              </table:table-cell>
              <table:table-cell office:value-type="float" office:value="0.925409">
                <text:p>0.925409</text:p>
              </table:table-cell>
              <table:table-cell office:value-type="float" office:value="0.925409">
                <text:p>0.925409</text:p>
              </table:table-cell>
              <table:table-cell office:value-type="float" office:value="0.925409">
                <text:p>0.925409</text:p>
              </table:table-cell>
              <table:table-cell office:value-type="float" office:value="0.99194">
                <text:p>0.99194</text:p>
              </table:table-cell>
              <table:table-cell office:value-type="float" office:value="0.99194">
                <text:p>0.99194</text:p>
              </table:table-cell>
              <table:table-cell office:value-type="float" office:value="0.943306">
                <text:p>0.943306</text:p>
              </table:table-cell>
              <table:table-cell office:value-type="float" office:value="0.943306">
                <text:p>0.943306</text:p>
              </table:table-cell>
              <table:table-cell office:value-type="float" office:value="0.943306">
                <text:p>0.943306</text:p>
              </table:table-cell>
              <table:table-cell office:value-type="float" office:value="0.917125">
                <text:p>0.917125</text:p>
              </table:table-cell>
              <table:table-cell office:value-type="float" office:value="0.917125">
                <text:p>0.917125</text:p>
              </table:table-cell>
              <table:table-cell office:value-type="float" office:value="0.94633">
                <text:p>0.94633</text:p>
              </table:table-cell>
              <table:table-cell office:value-type="float" office:value="0.94633">
                <text:p>0.94633</text:p>
              </table:table-cell>
              <table:table-cell office:value-type="float" office:value="0.94633">
                <text:p>0.94633</text:p>
              </table:table-cell>
              <table:table-cell office:value-type="float" office:value="0.963632">
                <text:p>0.963632</text:p>
              </table:table-cell>
              <table:table-cell office:value-type="float" office:value="0.963632">
                <text:p>0.963632</text:p>
              </table:table-cell>
              <table:table-cell office:value-type="float" office:value="0.980509">
                <text:p>0.980509</text:p>
              </table:table-cell>
              <table:table-cell office:value-type="float" office:value="0.980509">
                <text:p>0.980509</text:p>
              </table:table-cell>
              <table:table-cell office:value-type="float" office:value="0.905687">
                <text:p>0.905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1471">
                <text:p>0.951471</text:p>
              </table:table-cell>
              <table:table-cell office:value-type="float" office:value="0.951471">
                <text:p>0.951471</text:p>
              </table:table-cell>
              <table:table-cell office:value-type="float" office:value="0.951471">
                <text:p>0.951471</text:p>
              </table:table-cell>
              <table:table-cell office:value-type="float" office:value="0.943354">
                <text:p>0.943354</text:p>
              </table:table-cell>
              <table:table-cell office:value-type="float" office:value="0.943354">
                <text:p>0.943354</text:p>
              </table:table-cell>
              <table:table-cell office:value-type="float" office:value="1.00659">
                <text:p>1.00659</text:p>
              </table:table-cell>
              <table:table-cell office:value-type="float" office:value="1.00659">
                <text:p>1.00659</text:p>
              </table:table-cell>
              <table:table-cell office:value-type="float" office:value="0.959295">
                <text:p>0.959295</text:p>
              </table:table-cell>
              <table:table-cell office:value-type="float" office:value="0.959295">
                <text:p>0.959295</text:p>
              </table:table-cell>
              <table:table-cell office:value-type="float" office:value="0.959295">
                <text:p>0.959295</text:p>
              </table:table-cell>
              <table:table-cell office:value-type="float" office:value="0.887582">
                <text:p>0.887582</text:p>
              </table:table-cell>
              <table:table-cell office:value-type="float" office:value="0.887582">
                <text:p>0.887582</text:p>
              </table:table-cell>
              <table:table-cell office:value-type="float" office:value="0.922289">
                <text:p>0.922289</text:p>
              </table:table-cell>
              <table:table-cell office:value-type="float" office:value="0.922289">
                <text:p>0.922289</text:p>
              </table:table-cell>
              <table:table-cell office:value-type="float" office:value="0.922289">
                <text:p>0.922289</text:p>
              </table:table-cell>
              <table:table-cell office:value-type="float" office:value="0.980561">
                <text:p>0.980561</text:p>
              </table:table-cell>
              <table:table-cell office:value-type="float" office:value="0.980561">
                <text:p>0.980561</text:p>
              </table:table-cell>
              <table:table-cell office:value-type="float" office:value="0.943183">
                <text:p>0.943183</text:p>
              </table:table-cell>
              <table:table-cell office:value-type="float" office:value="0.943183">
                <text:p>0.943183</text:p>
              </table:table-cell>
              <table:table-cell office:value-type="float" office:value="0.943183">
                <text:p>0.943183</text:p>
              </table:table-cell>
              <table:table-cell office:value-type="float" office:value="0.917074">
                <text:p>0.917074</text:p>
              </table:table-cell>
              <table:table-cell office:value-type="float" office:value="0.917074">
                <text:p>0.917074</text:p>
              </table:table-cell>
              <table:table-cell office:value-type="float" office:value="0.937405">
                <text:p>0.937405</text:p>
              </table:table-cell>
              <table:table-cell office:value-type="float" office:value="0.937405">
                <text:p>0.937405</text:p>
              </table:table-cell>
              <table:table-cell office:value-type="float" office:value="0.937405">
                <text:p>0.937405</text:p>
              </table:table-cell>
              <table:table-cell office:value-type="float" office:value="0.970024">
                <text:p>0.970024</text:p>
              </table:table-cell>
              <table:table-cell office:value-type="float" office:value="0.970024">
                <text:p>0.970024</text:p>
              </table:table-cell>
              <table:table-cell office:value-type="float" office:value="0.990656">
                <text:p>0.990656</text:p>
              </table:table-cell>
              <table:table-cell office:value-type="float" office:value="0.990656">
                <text:p>0.990656</text:p>
              </table:table-cell>
              <table:table-cell office:value-type="float" office:value="0.899734">
                <text:p>0.899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449">
                <text:p>0.95449</text:p>
              </table:table-cell>
              <table:table-cell office:value-type="float" office:value="0.95449">
                <text:p>0.95449</text:p>
              </table:table-cell>
              <table:table-cell office:value-type="float" office:value="0.95449">
                <text:p>0.95449</text:p>
              </table:table-cell>
              <table:table-cell office:value-type="float" office:value="0.948024">
                <text:p>0.948024</text:p>
              </table:table-cell>
              <table:table-cell office:value-type="float" office:value="0.948024">
                <text:p>0.948024</text:p>
              </table:table-cell>
              <table:table-cell office:value-type="float" office:value="1.00564">
                <text:p>1.00564</text:p>
              </table:table-cell>
              <table:table-cell office:value-type="float" office:value="1.00564">
                <text:p>1.00564</text:p>
              </table:table-cell>
              <table:table-cell office:value-type="float" office:value="0.966223">
                <text:p>0.966223</text:p>
              </table:table-cell>
              <table:table-cell office:value-type="float" office:value="0.966223">
                <text:p>0.966223</text:p>
              </table:table-cell>
              <table:table-cell office:value-type="float" office:value="0.966223">
                <text:p>0.966223</text:p>
              </table:table-cell>
              <table:table-cell office:value-type="float" office:value="0.887688">
                <text:p>0.887688</text:p>
              </table:table-cell>
              <table:table-cell office:value-type="float" office:value="0.887688">
                <text:p>0.887688</text:p>
              </table:table-cell>
              <table:table-cell office:value-type="float" office:value="0.915108">
                <text:p>0.915108</text:p>
              </table:table-cell>
              <table:table-cell office:value-type="float" office:value="0.915108">
                <text:p>0.915108</text:p>
              </table:table-cell>
              <table:table-cell office:value-type="float" office:value="0.915108">
                <text:p>0.915108</text:p>
              </table:table-cell>
              <table:table-cell office:value-type="float" office:value="0.975002">
                <text:p>0.975002</text:p>
              </table:table-cell>
              <table:table-cell office:value-type="float" office:value="0.975002">
                <text:p>0.975002</text:p>
              </table:table-cell>
              <table:table-cell office:value-type="float" office:value="0.933629">
                <text:p>0.933629</text:p>
              </table:table-cell>
              <table:table-cell office:value-type="float" office:value="0.933629">
                <text:p>0.933629</text:p>
              </table:table-cell>
              <table:table-cell office:value-type="float" office:value="0.933629">
                <text:p>0.933629</text:p>
              </table:table-cell>
              <table:table-cell office:value-type="float" office:value="0.920752">
                <text:p>0.920752</text:p>
              </table:table-cell>
              <table:table-cell office:value-type="float" office:value="0.920752">
                <text:p>0.920752</text:p>
              </table:table-cell>
              <table:table-cell office:value-type="float" office:value="0.93328">
                <text:p>0.93328</text:p>
              </table:table-cell>
              <table:table-cell office:value-type="float" office:value="0.93328">
                <text:p>0.93328</text:p>
              </table:table-cell>
              <table:table-cell office:value-type="float" office:value="0.93328">
                <text:p>0.93328</text:p>
              </table:table-cell>
              <table:table-cell office:value-type="float" office:value="0.957522">
                <text:p>0.957522</text:p>
              </table:table-cell>
              <table:table-cell office:value-type="float" office:value="0.957522">
                <text:p>0.957522</text:p>
              </table:table-cell>
              <table:table-cell office:value-type="float" office:value="0.978351">
                <text:p>0.978351</text:p>
              </table:table-cell>
              <table:table-cell office:value-type="float" office:value="0.978351">
                <text:p>0.978351</text:p>
              </table:table-cell>
              <table:table-cell office:value-type="float" office:value="0.895971">
                <text:p>0.8959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48878">
                <text:p>0.948878</text:p>
              </table:table-cell>
              <table:table-cell office:value-type="float" office:value="0.948878">
                <text:p>0.948878</text:p>
              </table:table-cell>
              <table:table-cell office:value-type="float" office:value="0.948878">
                <text:p>0.948878</text:p>
              </table:table-cell>
              <table:table-cell office:value-type="float" office:value="0.939466">
                <text:p>0.939466</text:p>
              </table:table-cell>
              <table:table-cell office:value-type="float" office:value="0.939466">
                <text:p>0.939466</text:p>
              </table:table-cell>
              <table:table-cell office:value-type="float" office:value="0.99525">
                <text:p>0.99525</text:p>
              </table:table-cell>
              <table:table-cell office:value-type="float" office:value="0.99525">
                <text:p>0.99525</text:p>
              </table:table-cell>
              <table:table-cell office:value-type="float" office:value="0.980055">
                <text:p>0.980055</text:p>
              </table:table-cell>
              <table:table-cell office:value-type="float" office:value="0.980055">
                <text:p>0.980055</text:p>
              </table:table-cell>
              <table:table-cell office:value-type="float" office:value="0.980055">
                <text:p>0.980055</text:p>
              </table:table-cell>
              <table:table-cell office:value-type="float" office:value="0.887284">
                <text:p>0.887284</text:p>
              </table:table-cell>
              <table:table-cell office:value-type="float" office:value="0.887284">
                <text:p>0.887284</text:p>
              </table:table-cell>
              <table:table-cell office:value-type="float" office:value="0.922078">
                <text:p>0.922078</text:p>
              </table:table-cell>
              <table:table-cell office:value-type="float" office:value="0.922078">
                <text:p>0.922078</text:p>
              </table:table-cell>
              <table:table-cell office:value-type="float" office:value="0.922078">
                <text:p>0.922078</text:p>
              </table:table-cell>
              <table:table-cell office:value-type="float" office:value="0.971493">
                <text:p>0.971493</text:p>
              </table:table-cell>
              <table:table-cell office:value-type="float" office:value="0.971493">
                <text:p>0.971493</text:p>
              </table:table-cell>
              <table:table-cell office:value-type="float" office:value="0.938538">
                <text:p>0.938538</text:p>
              </table:table-cell>
              <table:table-cell office:value-type="float" office:value="0.938538">
                <text:p>0.938538</text:p>
              </table:table-cell>
              <table:table-cell office:value-type="float" office:value="0.938538">
                <text:p>0.938538</text:p>
              </table:table-cell>
              <table:table-cell office:value-type="float" office:value="0.918764">
                <text:p>0.918764</text:p>
              </table:table-cell>
              <table:table-cell office:value-type="float" office:value="0.918764">
                <text:p>0.918764</text:p>
              </table:table-cell>
              <table:table-cell office:value-type="float" office:value="0.92793">
                <text:p>0.92793</text:p>
              </table:table-cell>
              <table:table-cell office:value-type="float" office:value="0.92793">
                <text:p>0.92793</text:p>
              </table:table-cell>
              <table:table-cell office:value-type="float" office:value="0.92793">
                <text:p>0.92793</text:p>
              </table:table-cell>
              <table:table-cell office:value-type="float" office:value="0.954397">
                <text:p>0.954397</text:p>
              </table:table-cell>
              <table:table-cell office:value-type="float" office:value="0.954397">
                <text:p>0.954397</text:p>
              </table:table-cell>
              <table:table-cell office:value-type="float" office:value="0.979779">
                <text:p>0.979779</text:p>
              </table:table-cell>
              <table:table-cell office:value-type="float" office:value="0.979779">
                <text:p>0.979779</text:p>
              </table:table-cell>
              <table:table-cell office:value-type="float" office:value="0.899218">
                <text:p>0.8992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2942">
                <text:p>0.942942</text:p>
              </table:table-cell>
              <table:table-cell office:value-type="float" office:value="0.942942">
                <text:p>0.942942</text:p>
              </table:table-cell>
              <table:table-cell office:value-type="float" office:value="0.942942">
                <text:p>0.942942</text:p>
              </table:table-cell>
              <table:table-cell office:value-type="float" office:value="0.934993">
                <text:p>0.934993</text:p>
              </table:table-cell>
              <table:table-cell office:value-type="float" office:value="0.934993">
                <text:p>0.934993</text:p>
              </table:table-cell>
              <table:table-cell office:value-type="float" office:value="0.987059">
                <text:p>0.987059</text:p>
              </table:table-cell>
              <table:table-cell office:value-type="float" office:value="0.987059">
                <text:p>0.987059</text:p>
              </table:table-cell>
              <table:table-cell office:value-type="float" office:value="0.972234">
                <text:p>0.972234</text:p>
              </table:table-cell>
              <table:table-cell office:value-type="float" office:value="0.972234">
                <text:p>0.972234</text:p>
              </table:table-cell>
              <table:table-cell office:value-type="float" office:value="0.972234">
                <text:p>0.972234</text:p>
              </table:table-cell>
              <table:table-cell office:value-type="float" office:value="0.900367">
                <text:p>0.900367</text:p>
              </table:table-cell>
              <table:table-cell office:value-type="float" office:value="0.900367">
                <text:p>0.900367</text:p>
              </table:table-cell>
              <table:table-cell office:value-type="float" office:value="0.930968">
                <text:p>0.930968</text:p>
              </table:table-cell>
              <table:table-cell office:value-type="float" office:value="0.930968">
                <text:p>0.930968</text:p>
              </table:table-cell>
              <table:table-cell office:value-type="float" office:value="0.930968">
                <text:p>0.930968</text:p>
              </table:table-cell>
              <table:table-cell office:value-type="float" office:value="0.962871">
                <text:p>0.962871</text:p>
              </table:table-cell>
              <table:table-cell office:value-type="float" office:value="0.962871">
                <text:p>0.962871</text:p>
              </table:table-cell>
              <table:table-cell office:value-type="float" office:value="0.942101">
                <text:p>0.942101</text:p>
              </table:table-cell>
              <table:table-cell office:value-type="float" office:value="0.942101">
                <text:p>0.942101</text:p>
              </table:table-cell>
              <table:table-cell office:value-type="float" office:value="0.942101">
                <text:p>0.942101</text:p>
              </table:table-cell>
              <table:table-cell office:value-type="float" office:value="0.926192">
                <text:p>0.926192</text:p>
              </table:table-cell>
              <table:table-cell office:value-type="float" office:value="0.926192">
                <text:p>0.926192</text:p>
              </table:table-cell>
              <table:table-cell office:value-type="float" office:value="0.924141">
                <text:p>0.924141</text:p>
              </table:table-cell>
              <table:table-cell office:value-type="float" office:value="0.924141">
                <text:p>0.924141</text:p>
              </table:table-cell>
              <table:table-cell office:value-type="float" office:value="0.924141">
                <text:p>0.924141</text:p>
              </table:table-cell>
              <table:table-cell office:value-type="float" office:value="0.955061">
                <text:p>0.955061</text:p>
              </table:table-cell>
              <table:table-cell office:value-type="float" office:value="0.955061">
                <text:p>0.955061</text:p>
              </table:table-cell>
              <table:table-cell office:value-type="float" office:value="0.976434">
                <text:p>0.976434</text:p>
              </table:table-cell>
              <table:table-cell office:value-type="float" office:value="0.976434">
                <text:p>0.976434</text:p>
              </table:table-cell>
              <table:table-cell office:value-type="float" office:value="0.909277">
                <text:p>0.909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2271">
                <text:p>0.942271</text:p>
              </table:table-cell>
              <table:table-cell office:value-type="float" office:value="0.942271">
                <text:p>0.942271</text:p>
              </table:table-cell>
              <table:table-cell office:value-type="float" office:value="0.942271">
                <text:p>0.942271</text:p>
              </table:table-cell>
              <table:table-cell office:value-type="float" office:value="0.929446">
                <text:p>0.929446</text:p>
              </table:table-cell>
              <table:table-cell office:value-type="float" office:value="0.929446">
                <text:p>0.929446</text:p>
              </table:table-cell>
              <table:table-cell office:value-type="float" office:value="0.983524">
                <text:p>0.983524</text:p>
              </table:table-cell>
              <table:table-cell office:value-type="float" office:value="0.983524">
                <text:p>0.983524</text:p>
              </table:table-cell>
              <table:table-cell office:value-type="float" office:value="0.977822">
                <text:p>0.977822</text:p>
              </table:table-cell>
              <table:table-cell office:value-type="float" office:value="0.977822">
                <text:p>0.977822</text:p>
              </table:table-cell>
              <table:table-cell office:value-type="float" office:value="0.977822">
                <text:p>0.977822</text:p>
              </table:table-cell>
              <table:table-cell office:value-type="float" office:value="0.894122">
                <text:p>0.894122</text:p>
              </table:table-cell>
              <table:table-cell office:value-type="float" office:value="0.894122">
                <text:p>0.894122</text:p>
              </table:table-cell>
              <table:table-cell office:value-type="float" office:value="0.919894">
                <text:p>0.919894</text:p>
              </table:table-cell>
              <table:table-cell office:value-type="float" office:value="0.919894">
                <text:p>0.919894</text:p>
              </table:table-cell>
              <table:table-cell office:value-type="float" office:value="0.919894">
                <text:p>0.919894</text:p>
              </table:table-cell>
              <table:table-cell office:value-type="float" office:value="0.957387">
                <text:p>0.957387</text:p>
              </table:table-cell>
              <table:table-cell office:value-type="float" office:value="0.957387">
                <text:p>0.957387</text:p>
              </table:table-cell>
              <table:table-cell office:value-type="float" office:value="0.948106">
                <text:p>0.948106</text:p>
              </table:table-cell>
              <table:table-cell office:value-type="float" office:value="0.948106">
                <text:p>0.948106</text:p>
              </table:table-cell>
              <table:table-cell office:value-type="float" office:value="0.948106">
                <text:p>0.948106</text:p>
              </table:table-cell>
              <table:table-cell office:value-type="float" office:value="0.927133">
                <text:p>0.927133</text:p>
              </table:table-cell>
              <table:table-cell office:value-type="float" office:value="0.927133">
                <text:p>0.927133</text:p>
              </table:table-cell>
              <table:table-cell office:value-type="float" office:value="0.930954">
                <text:p>0.930954</text:p>
              </table:table-cell>
              <table:table-cell office:value-type="float" office:value="0.930954">
                <text:p>0.930954</text:p>
              </table:table-cell>
              <table:table-cell office:value-type="float" office:value="0.930954">
                <text:p>0.930954</text:p>
              </table:table-cell>
              <table:table-cell office:value-type="float" office:value="0.974083">
                <text:p>0.974083</text:p>
              </table:table-cell>
              <table:table-cell office:value-type="float" office:value="0.974083">
                <text:p>0.974083</text:p>
              </table:table-cell>
              <table:table-cell office:value-type="float" office:value="0.976619">
                <text:p>0.976619</text:p>
              </table:table-cell>
              <table:table-cell office:value-type="float" office:value="0.976619">
                <text:p>0.976619</text:p>
              </table:table-cell>
              <table:table-cell office:value-type="float" office:value="0.901629">
                <text:p>0.9016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39298">
                <text:p>0.939298</text:p>
              </table:table-cell>
              <table:table-cell office:value-type="float" office:value="0.939298">
                <text:p>0.939298</text:p>
              </table:table-cell>
              <table:table-cell office:value-type="float" office:value="0.939298">
                <text:p>0.939298</text:p>
              </table:table-cell>
              <table:table-cell office:value-type="float" office:value="0.925662">
                <text:p>0.925662</text:p>
              </table:table-cell>
              <table:table-cell office:value-type="float" office:value="0.925662">
                <text:p>0.925662</text:p>
              </table:table-cell>
              <table:table-cell office:value-type="float" office:value="0.974877">
                <text:p>0.974877</text:p>
              </table:table-cell>
              <table:table-cell office:value-type="float" office:value="0.974877">
                <text:p>0.974877</text:p>
              </table:table-cell>
              <table:table-cell office:value-type="float" office:value="0.970873">
                <text:p>0.970873</text:p>
              </table:table-cell>
              <table:table-cell office:value-type="float" office:value="0.970873">
                <text:p>0.970873</text:p>
              </table:table-cell>
              <table:table-cell office:value-type="float" office:value="0.970873">
                <text:p>0.970873</text:p>
              </table:table-cell>
              <table:table-cell office:value-type="float" office:value="0.885509">
                <text:p>0.885509</text:p>
              </table:table-cell>
              <table:table-cell office:value-type="float" office:value="0.885509">
                <text:p>0.885509</text:p>
              </table:table-cell>
              <table:table-cell office:value-type="float" office:value="0.92512">
                <text:p>0.92512</text:p>
              </table:table-cell>
              <table:table-cell office:value-type="float" office:value="0.92512">
                <text:p>0.92512</text:p>
              </table:table-cell>
              <table:table-cell office:value-type="float" office:value="0.92512">
                <text:p>0.92512</text:p>
              </table:table-cell>
              <table:table-cell office:value-type="float" office:value="0.960919">
                <text:p>0.960919</text:p>
              </table:table-cell>
              <table:table-cell office:value-type="float" office:value="0.960919">
                <text:p>0.960919</text:p>
              </table:table-cell>
              <table:table-cell office:value-type="float" office:value="0.943256">
                <text:p>0.943256</text:p>
              </table:table-cell>
              <table:table-cell office:value-type="float" office:value="0.943256">
                <text:p>0.943256</text:p>
              </table:table-cell>
              <table:table-cell office:value-type="float" office:value="0.943256">
                <text:p>0.943256</text:p>
              </table:table-cell>
              <table:table-cell office:value-type="float" office:value="0.931389">
                <text:p>0.931389</text:p>
              </table:table-cell>
              <table:table-cell office:value-type="float" office:value="0.931389">
                <text:p>0.931389</text:p>
              </table:table-cell>
              <table:table-cell office:value-type="float" office:value="0.929724">
                <text:p>0.929724</text:p>
              </table:table-cell>
              <table:table-cell office:value-type="float" office:value="0.929724">
                <text:p>0.929724</text:p>
              </table:table-cell>
              <table:table-cell office:value-type="float" office:value="0.929724">
                <text:p>0.929724</text:p>
              </table:table-cell>
              <table:table-cell office:value-type="float" office:value="0.971357">
                <text:p>0.971357</text:p>
              </table:table-cell>
              <table:table-cell office:value-type="float" office:value="0.971357">
                <text:p>0.971357</text:p>
              </table:table-cell>
              <table:table-cell office:value-type="float" office:value="0.969688">
                <text:p>0.969688</text:p>
              </table:table-cell>
              <table:table-cell office:value-type="float" office:value="0.969688">
                <text:p>0.969688</text:p>
              </table:table-cell>
              <table:table-cell office:value-type="float" office:value="0.901179">
                <text:p>0.9011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35231">
                <text:p>0.935231</text:p>
              </table:table-cell>
              <table:table-cell office:value-type="float" office:value="0.935231">
                <text:p>0.935231</text:p>
              </table:table-cell>
              <table:table-cell office:value-type="float" office:value="0.935231">
                <text:p>0.935231</text:p>
              </table:table-cell>
              <table:table-cell office:value-type="float" office:value="0.930004">
                <text:p>0.930004</text:p>
              </table:table-cell>
              <table:table-cell office:value-type="float" office:value="0.930004">
                <text:p>0.930004</text:p>
              </table:table-cell>
              <table:table-cell office:value-type="float" office:value="0.980206">
                <text:p>0.980206</text:p>
              </table:table-cell>
              <table:table-cell office:value-type="float" office:value="0.980206">
                <text:p>0.980206</text:p>
              </table:table-cell>
              <table:table-cell office:value-type="float" office:value="0.965021">
                <text:p>0.965021</text:p>
              </table:table-cell>
              <table:table-cell office:value-type="float" office:value="0.965021">
                <text:p>0.965021</text:p>
              </table:table-cell>
              <table:table-cell office:value-type="float" office:value="0.965021">
                <text:p>0.965021</text:p>
              </table:table-cell>
              <table:table-cell office:value-type="float" office:value="0.88392">
                <text:p>0.88392</text:p>
              </table:table-cell>
              <table:table-cell office:value-type="float" office:value="0.88392">
                <text:p>0.88392</text:p>
              </table:table-cell>
              <table:table-cell office:value-type="float" office:value="0.919632">
                <text:p>0.919632</text:p>
              </table:table-cell>
              <table:table-cell office:value-type="float" office:value="0.919632">
                <text:p>0.919632</text:p>
              </table:table-cell>
              <table:table-cell office:value-type="float" office:value="0.919632">
                <text:p>0.919632</text:p>
              </table:table-cell>
              <table:table-cell office:value-type="float" office:value="0.958374">
                <text:p>0.958374</text:p>
              </table:table-cell>
              <table:table-cell office:value-type="float" office:value="0.958374">
                <text:p>0.958374</text:p>
              </table:table-cell>
              <table:table-cell office:value-type="float" office:value="0.952377">
                <text:p>0.952377</text:p>
              </table:table-cell>
              <table:table-cell office:value-type="float" office:value="0.952377">
                <text:p>0.952377</text:p>
              </table:table-cell>
              <table:table-cell office:value-type="float" office:value="0.952377">
                <text:p>0.952377</text:p>
              </table:table-cell>
              <table:table-cell office:value-type="float" office:value="0.934913">
                <text:p>0.934913</text:p>
              </table:table-cell>
              <table:table-cell office:value-type="float" office:value="0.934913">
                <text:p>0.934913</text:p>
              </table:table-cell>
              <table:table-cell office:value-type="float" office:value="0.933177">
                <text:p>0.933177</text:p>
              </table:table-cell>
              <table:table-cell office:value-type="float" office:value="0.933177">
                <text:p>0.933177</text:p>
              </table:table-cell>
              <table:table-cell office:value-type="float" office:value="0.933177">
                <text:p>0.933177</text:p>
              </table:table-cell>
              <table:table-cell office:value-type="float" office:value="0.980434">
                <text:p>0.980434</text:p>
              </table:table-cell>
              <table:table-cell office:value-type="float" office:value="0.980434">
                <text:p>0.980434</text:p>
              </table:table-cell>
              <table:table-cell office:value-type="float" office:value="0.971509">
                <text:p>0.971509</text:p>
              </table:table-cell>
              <table:table-cell office:value-type="float" office:value="0.971509">
                <text:p>0.971509</text:p>
              </table:table-cell>
              <table:table-cell office:value-type="float" office:value="0.907097">
                <text:p>0.9070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31576">
                <text:p>0.931576</text:p>
              </table:table-cell>
              <table:table-cell office:value-type="float" office:value="0.931576">
                <text:p>0.931576</text:p>
              </table:table-cell>
              <table:table-cell office:value-type="float" office:value="0.931576">
                <text:p>0.931576</text:p>
              </table:table-cell>
              <table:table-cell office:value-type="float" office:value="0.941376">
                <text:p>0.941376</text:p>
              </table:table-cell>
              <table:table-cell office:value-type="float" office:value="0.941376">
                <text:p>0.941376</text:p>
              </table:table-cell>
              <table:table-cell office:value-type="float" office:value="0.978993">
                <text:p>0.978993</text:p>
              </table:table-cell>
              <table:table-cell office:value-type="float" office:value="0.978993">
                <text:p>0.978993</text:p>
              </table:table-cell>
              <table:table-cell office:value-type="float" office:value="0.957738">
                <text:p>0.957738</text:p>
              </table:table-cell>
              <table:table-cell office:value-type="float" office:value="0.957738">
                <text:p>0.957738</text:p>
              </table:table-cell>
              <table:table-cell office:value-type="float" office:value="0.957738">
                <text:p>0.957738</text:p>
              </table:table-cell>
              <table:table-cell office:value-type="float" office:value="0.908243">
                <text:p>0.908243</text:p>
              </table:table-cell>
              <table:table-cell office:value-type="float" office:value="0.908243">
                <text:p>0.908243</text:p>
              </table:table-cell>
              <table:table-cell office:value-type="float" office:value="0.920816">
                <text:p>0.920816</text:p>
              </table:table-cell>
              <table:table-cell office:value-type="float" office:value="0.920816">
                <text:p>0.920816</text:p>
              </table:table-cell>
              <table:table-cell office:value-type="float" office:value="0.920816">
                <text:p>0.920816</text:p>
              </table:table-cell>
              <table:table-cell office:value-type="float" office:value="0.959618">
                <text:p>0.959618</text:p>
              </table:table-cell>
              <table:table-cell office:value-type="float" office:value="0.959618">
                <text:p>0.959618</text:p>
              </table:table-cell>
              <table:table-cell office:value-type="float" office:value="0.956305">
                <text:p>0.956305</text:p>
              </table:table-cell>
              <table:table-cell office:value-type="float" office:value="0.956305">
                <text:p>0.956305</text:p>
              </table:table-cell>
              <table:table-cell office:value-type="float" office:value="0.956305">
                <text:p>0.956305</text:p>
              </table:table-cell>
              <table:table-cell office:value-type="float" office:value="0.929559">
                <text:p>0.929559</text:p>
              </table:table-cell>
              <table:table-cell office:value-type="float" office:value="0.929559">
                <text:p>0.929559</text:p>
              </table:table-cell>
              <table:table-cell office:value-type="float" office:value="0.929958">
                <text:p>0.929958</text:p>
              </table:table-cell>
              <table:table-cell office:value-type="float" office:value="0.929958">
                <text:p>0.929958</text:p>
              </table:table-cell>
              <table:table-cell office:value-type="float" office:value="0.929958">
                <text:p>0.929958</text:p>
              </table:table-cell>
              <table:table-cell office:value-type="float" office:value="0.986988">
                <text:p>0.986988</text:p>
              </table:table-cell>
              <table:table-cell office:value-type="float" office:value="0.986988">
                <text:p>0.986988</text:p>
              </table:table-cell>
              <table:table-cell office:value-type="float" office:value="0.971753">
                <text:p>0.971753</text:p>
              </table:table-cell>
              <table:table-cell office:value-type="float" office:value="0.971753">
                <text:p>0.971753</text:p>
              </table:table-cell>
              <table:table-cell office:value-type="float" office:value="0.917411">
                <text:p>0.917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7489">
                <text:p>0.927489</text:p>
              </table:table-cell>
              <table:table-cell office:value-type="float" office:value="0.927489">
                <text:p>0.927489</text:p>
              </table:table-cell>
              <table:table-cell office:value-type="float" office:value="0.927489">
                <text:p>0.927489</text:p>
              </table:table-cell>
              <table:table-cell office:value-type="float" office:value="0.953754">
                <text:p>0.953754</text:p>
              </table:table-cell>
              <table:table-cell office:value-type="float" office:value="0.953754">
                <text:p>0.953754</text:p>
              </table:table-cell>
              <table:table-cell office:value-type="float" office:value="0.987648">
                <text:p>0.987648</text:p>
              </table:table-cell>
              <table:table-cell office:value-type="float" office:value="0.987648">
                <text:p>0.987648</text:p>
              </table:table-cell>
              <table:table-cell office:value-type="float" office:value="0.95559">
                <text:p>0.95559</text:p>
              </table:table-cell>
              <table:table-cell office:value-type="float" office:value="0.95559">
                <text:p>0.95559</text:p>
              </table:table-cell>
              <table:table-cell office:value-type="float" office:value="0.95559">
                <text:p>0.95559</text:p>
              </table:table-cell>
              <table:table-cell office:value-type="float" office:value="0.908153">
                <text:p>0.908153</text:p>
              </table:table-cell>
              <table:table-cell office:value-type="float" office:value="0.908153">
                <text:p>0.908153</text:p>
              </table:table-cell>
              <table:table-cell office:value-type="float" office:value="0.918457">
                <text:p>0.918457</text:p>
              </table:table-cell>
              <table:table-cell office:value-type="float" office:value="0.918457">
                <text:p>0.918457</text:p>
              </table:table-cell>
              <table:table-cell office:value-type="float" office:value="0.918457">
                <text:p>0.918457</text:p>
              </table:table-cell>
              <table:table-cell office:value-type="float" office:value="0.952582">
                <text:p>0.952582</text:p>
              </table:table-cell>
              <table:table-cell office:value-type="float" office:value="0.952582">
                <text:p>0.952582</text:p>
              </table:table-cell>
              <table:table-cell office:value-type="float" office:value="0.949429">
                <text:p>0.949429</text:p>
              </table:table-cell>
              <table:table-cell office:value-type="float" office:value="0.949429">
                <text:p>0.949429</text:p>
              </table:table-cell>
              <table:table-cell office:value-type="float" office:value="0.949429">
                <text:p>0.949429</text:p>
              </table:table-cell>
              <table:table-cell office:value-type="float" office:value="0.925768">
                <text:p>0.925768</text:p>
              </table:table-cell>
              <table:table-cell office:value-type="float" office:value="0.925768">
                <text:p>0.925768</text:p>
              </table:table-cell>
              <table:table-cell office:value-type="float" office:value="0.925777">
                <text:p>0.925777</text:p>
              </table:table-cell>
              <table:table-cell office:value-type="float" office:value="0.925777">
                <text:p>0.925777</text:p>
              </table:table-cell>
              <table:table-cell office:value-type="float" office:value="0.925777">
                <text:p>0.925777</text:p>
              </table:table-cell>
              <table:table-cell office:value-type="float" office:value="0.97852">
                <text:p>0.97852</text:p>
              </table:table-cell>
              <table:table-cell office:value-type="float" office:value="0.97852">
                <text:p>0.97852</text:p>
              </table:table-cell>
              <table:table-cell office:value-type="float" office:value="0.973854">
                <text:p>0.973854</text:p>
              </table:table-cell>
              <table:table-cell office:value-type="float" office:value="0.973854">
                <text:p>0.973854</text:p>
              </table:table-cell>
              <table:table-cell office:value-type="float" office:value="0.911035">
                <text:p>0.911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6358">
                <text:p>0.926358</text:p>
              </table:table-cell>
              <table:table-cell office:value-type="float" office:value="0.926358">
                <text:p>0.926358</text:p>
              </table:table-cell>
              <table:table-cell office:value-type="float" office:value="0.926358">
                <text:p>0.926358</text:p>
              </table:table-cell>
              <table:table-cell office:value-type="float" office:value="0.955498">
                <text:p>0.955498</text:p>
              </table:table-cell>
              <table:table-cell office:value-type="float" office:value="0.955498">
                <text:p>0.955498</text:p>
              </table:table-cell>
              <table:table-cell office:value-type="float" office:value="0.988423">
                <text:p>0.988423</text:p>
              </table:table-cell>
              <table:table-cell office:value-type="float" office:value="0.988423">
                <text:p>0.988423</text:p>
              </table:table-cell>
              <table:table-cell office:value-type="float" office:value="0.962682">
                <text:p>0.962682</text:p>
              </table:table-cell>
              <table:table-cell office:value-type="float" office:value="0.962682">
                <text:p>0.962682</text:p>
              </table:table-cell>
              <table:table-cell office:value-type="float" office:value="0.962682">
                <text:p>0.962682</text:p>
              </table:table-cell>
              <table:table-cell office:value-type="float" office:value="0.915541">
                <text:p>0.915541</text:p>
              </table:table-cell>
              <table:table-cell office:value-type="float" office:value="0.915541">
                <text:p>0.915541</text:p>
              </table:table-cell>
              <table:table-cell office:value-type="float" office:value="0.918822">
                <text:p>0.918822</text:p>
              </table:table-cell>
              <table:table-cell office:value-type="float" office:value="0.918822">
                <text:p>0.918822</text:p>
              </table:table-cell>
              <table:table-cell office:value-type="float" office:value="0.918822">
                <text:p>0.918822</text:p>
              </table:table-cell>
              <table:table-cell office:value-type="float" office:value="0.954445">
                <text:p>0.954445</text:p>
              </table:table-cell>
              <table:table-cell office:value-type="float" office:value="0.954445">
                <text:p>0.954445</text:p>
              </table:table-cell>
              <table:table-cell office:value-type="float" office:value="0.945901">
                <text:p>0.945901</text:p>
              </table:table-cell>
              <table:table-cell office:value-type="float" office:value="0.945901">
                <text:p>0.945901</text:p>
              </table:table-cell>
              <table:table-cell office:value-type="float" office:value="0.945901">
                <text:p>0.945901</text:p>
              </table:table-cell>
              <table:table-cell office:value-type="float" office:value="0.920789">
                <text:p>0.920789</text:p>
              </table:table-cell>
              <table:table-cell office:value-type="float" office:value="0.920789">
                <text:p>0.920789</text:p>
              </table:table-cell>
              <table:table-cell office:value-type="float" office:value="0.92786">
                <text:p>0.92786</text:p>
              </table:table-cell>
              <table:table-cell office:value-type="float" office:value="0.92786">
                <text:p>0.92786</text:p>
              </table:table-cell>
              <table:table-cell office:value-type="float" office:value="0.92786">
                <text:p>0.92786</text:p>
              </table:table-cell>
              <table:table-cell office:value-type="float" office:value="0.975488">
                <text:p>0.975488</text:p>
              </table:table-cell>
              <table:table-cell office:value-type="float" office:value="0.975488">
                <text:p>0.975488</text:p>
              </table:table-cell>
              <table:table-cell office:value-type="float" office:value="0.981416">
                <text:p>0.981416</text:p>
              </table:table-cell>
              <table:table-cell office:value-type="float" office:value="0.981416">
                <text:p>0.981416</text:p>
              </table:table-cell>
              <table:table-cell office:value-type="float" office:value="0.910243">
                <text:p>0.9102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2791">
                <text:p>0.932791</text:p>
              </table:table-cell>
              <table:table-cell office:value-type="float" office:value="0.932791">
                <text:p>0.932791</text:p>
              </table:table-cell>
              <table:table-cell office:value-type="float" office:value="0.932791">
                <text:p>0.932791</text:p>
              </table:table-cell>
              <table:table-cell office:value-type="float" office:value="0.949997">
                <text:p>0.949997</text:p>
              </table:table-cell>
              <table:table-cell office:value-type="float" office:value="0.949997">
                <text:p>0.949997</text:p>
              </table:table-cell>
              <table:table-cell office:value-type="float" office:value="0.982474">
                <text:p>0.982474</text:p>
              </table:table-cell>
              <table:table-cell office:value-type="float" office:value="0.982474">
                <text:p>0.982474</text:p>
              </table:table-cell>
              <table:table-cell office:value-type="float" office:value="0.956203">
                <text:p>0.956203</text:p>
              </table:table-cell>
              <table:table-cell office:value-type="float" office:value="0.956203">
                <text:p>0.956203</text:p>
              </table:table-cell>
              <table:table-cell office:value-type="float" office:value="0.956203">
                <text:p>0.956203</text:p>
              </table:table-cell>
              <table:table-cell office:value-type="float" office:value="0.921458">
                <text:p>0.921458</text:p>
              </table:table-cell>
              <table:table-cell office:value-type="float" office:value="0.921458">
                <text:p>0.921458</text:p>
              </table:table-cell>
              <table:table-cell office:value-type="float" office:value="0.91206">
                <text:p>0.91206</text:p>
              </table:table-cell>
              <table:table-cell office:value-type="float" office:value="0.91206">
                <text:p>0.91206</text:p>
              </table:table-cell>
              <table:table-cell office:value-type="float" office:value="0.91206">
                <text:p>0.91206</text:p>
              </table:table-cell>
              <table:table-cell office:value-type="float" office:value="0.945693">
                <text:p>0.945693</text:p>
              </table:table-cell>
              <table:table-cell office:value-type="float" office:value="0.945693">
                <text:p>0.945693</text:p>
              </table:table-cell>
              <table:table-cell office:value-type="float" office:value="0.941355">
                <text:p>0.941355</text:p>
              </table:table-cell>
              <table:table-cell office:value-type="float" office:value="0.941355">
                <text:p>0.941355</text:p>
              </table:table-cell>
              <table:table-cell office:value-type="float" office:value="0.941355">
                <text:p>0.941355</text:p>
              </table:table-cell>
              <table:table-cell office:value-type="float" office:value="0.913532">
                <text:p>0.913532</text:p>
              </table:table-cell>
              <table:table-cell office:value-type="float" office:value="0.913532">
                <text:p>0.913532</text:p>
              </table:table-cell>
              <table:table-cell office:value-type="float" office:value="0.926673">
                <text:p>0.926673</text:p>
              </table:table-cell>
              <table:table-cell office:value-type="float" office:value="0.926673">
                <text:p>0.926673</text:p>
              </table:table-cell>
              <table:table-cell office:value-type="float" office:value="0.926673">
                <text:p>0.926673</text:p>
              </table:table-cell>
              <table:table-cell office:value-type="float" office:value="0.971403">
                <text:p>0.971403</text:p>
              </table:table-cell>
              <table:table-cell office:value-type="float" office:value="0.971403">
                <text:p>0.971403</text:p>
              </table:table-cell>
              <table:table-cell office:value-type="float" office:value="0.975939">
                <text:p>0.975939</text:p>
              </table:table-cell>
              <table:table-cell office:value-type="float" office:value="0.975939">
                <text:p>0.975939</text:p>
              </table:table-cell>
              <table:table-cell office:value-type="float" office:value="0.923568">
                <text:p>0.923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8588">
                <text:p>0.928588</text:p>
              </table:table-cell>
              <table:table-cell office:value-type="float" office:value="0.928588">
                <text:p>0.928588</text:p>
              </table:table-cell>
              <table:table-cell office:value-type="float" office:value="0.928588">
                <text:p>0.928588</text:p>
              </table:table-cell>
              <table:table-cell office:value-type="float" office:value="0.949628">
                <text:p>0.949628</text:p>
              </table:table-cell>
              <table:table-cell office:value-type="float" office:value="0.949628">
                <text:p>0.949628</text:p>
              </table:table-cell>
              <table:table-cell office:value-type="float" office:value="0.976102">
                <text:p>0.976102</text:p>
              </table:table-cell>
              <table:table-cell office:value-type="float" office:value="0.976102">
                <text:p>0.976102</text:p>
              </table:table-cell>
              <table:table-cell office:value-type="float" office:value="0.955292">
                <text:p>0.955292</text:p>
              </table:table-cell>
              <table:table-cell office:value-type="float" office:value="0.955292">
                <text:p>0.955292</text:p>
              </table:table-cell>
              <table:table-cell office:value-type="float" office:value="0.955292">
                <text:p>0.955292</text:p>
              </table:table-cell>
              <table:table-cell office:value-type="float" office:value="0.92811">
                <text:p>0.92811</text:p>
              </table:table-cell>
              <table:table-cell office:value-type="float" office:value="0.92811">
                <text:p>0.92811</text:p>
              </table:table-cell>
              <table:table-cell office:value-type="float" office:value="0.911657">
                <text:p>0.911657</text:p>
              </table:table-cell>
              <table:table-cell office:value-type="float" office:value="0.911657">
                <text:p>0.911657</text:p>
              </table:table-cell>
              <table:table-cell office:value-type="float" office:value="0.911657">
                <text:p>0.911657</text:p>
              </table:table-cell>
              <table:table-cell office:value-type="float" office:value="0.943346">
                <text:p>0.943346</text:p>
              </table:table-cell>
              <table:table-cell office:value-type="float" office:value="0.943346">
                <text:p>0.943346</text:p>
              </table:table-cell>
              <table:table-cell office:value-type="float" office:value="0.946184">
                <text:p>0.946184</text:p>
              </table:table-cell>
              <table:table-cell office:value-type="float" office:value="0.946184">
                <text:p>0.946184</text:p>
              </table:table-cell>
              <table:table-cell office:value-type="float" office:value="0.946184">
                <text:p>0.946184</text:p>
              </table:table-cell>
              <table:table-cell office:value-type="float" office:value="0.93164">
                <text:p>0.93164</text:p>
              </table:table-cell>
              <table:table-cell office:value-type="float" office:value="0.93164">
                <text:p>0.93164</text:p>
              </table:table-cell>
              <table:table-cell office:value-type="float" office:value="0.92784">
                <text:p>0.92784</text:p>
              </table:table-cell>
              <table:table-cell office:value-type="float" office:value="0.92784">
                <text:p>0.92784</text:p>
              </table:table-cell>
              <table:table-cell office:value-type="float" office:value="0.92784">
                <text:p>0.92784</text:p>
              </table:table-cell>
              <table:table-cell office:value-type="float" office:value="0.970963">
                <text:p>0.970963</text:p>
              </table:table-cell>
              <table:table-cell office:value-type="float" office:value="0.970963">
                <text:p>0.970963</text:p>
              </table:table-cell>
              <table:table-cell office:value-type="float" office:value="0.985105">
                <text:p>0.985105</text:p>
              </table:table-cell>
              <table:table-cell office:value-type="float" office:value="0.985105">
                <text:p>0.985105</text:p>
              </table:table-cell>
              <table:table-cell office:value-type="float" office:value="0.931115">
                <text:p>0.931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3614">
                <text:p>0.933614</text:p>
              </table:table-cell>
              <table:table-cell office:value-type="float" office:value="0.933614">
                <text:p>0.933614</text:p>
              </table:table-cell>
              <table:table-cell office:value-type="float" office:value="0.933614">
                <text:p>0.933614</text:p>
              </table:table-cell>
              <table:table-cell office:value-type="float" office:value="0.952318">
                <text:p>0.952318</text:p>
              </table:table-cell>
              <table:table-cell office:value-type="float" office:value="0.952318">
                <text:p>0.952318</text:p>
              </table:table-cell>
              <table:table-cell office:value-type="float" office:value="0.97979">
                <text:p>0.97979</text:p>
              </table:table-cell>
              <table:table-cell office:value-type="float" office:value="0.97979">
                <text:p>0.97979</text:p>
              </table:table-cell>
              <table:table-cell office:value-type="float" office:value="0.952582">
                <text:p>0.952582</text:p>
              </table:table-cell>
              <table:table-cell office:value-type="float" office:value="0.952582">
                <text:p>0.952582</text:p>
              </table:table-cell>
              <table:table-cell office:value-type="float" office:value="0.952582">
                <text:p>0.952582</text:p>
              </table:table-cell>
              <table:table-cell office:value-type="float" office:value="0.922344">
                <text:p>0.922344</text:p>
              </table:table-cell>
              <table:table-cell office:value-type="float" office:value="0.922344">
                <text:p>0.922344</text:p>
              </table:table-cell>
              <table:table-cell office:value-type="float" office:value="0.91344">
                <text:p>0.91344</text:p>
              </table:table-cell>
              <table:table-cell office:value-type="float" office:value="0.91344">
                <text:p>0.91344</text:p>
              </table:table-cell>
              <table:table-cell office:value-type="float" office:value="0.91344">
                <text:p>0.91344</text:p>
              </table:table-cell>
              <table:table-cell office:value-type="float" office:value="0.945176">
                <text:p>0.945176</text:p>
              </table:table-cell>
              <table:table-cell office:value-type="float" office:value="0.945176">
                <text:p>0.945176</text:p>
              </table:table-cell>
              <table:table-cell office:value-type="float" office:value="0.95203">
                <text:p>0.95203</text:p>
              </table:table-cell>
              <table:table-cell office:value-type="float" office:value="0.95203">
                <text:p>0.95203</text:p>
              </table:table-cell>
              <table:table-cell office:value-type="float" office:value="0.95203">
                <text:p>0.95203</text:p>
              </table:table-cell>
              <table:table-cell office:value-type="float" office:value="0.94038">
                <text:p>0.94038</text:p>
              </table:table-cell>
              <table:table-cell office:value-type="float" office:value="0.94038">
                <text:p>0.94038</text:p>
              </table:table-cell>
              <table:table-cell office:value-type="float" office:value="0.933588">
                <text:p>0.933588</text:p>
              </table:table-cell>
              <table:table-cell office:value-type="float" office:value="0.933588">
                <text:p>0.933588</text:p>
              </table:table-cell>
              <table:table-cell office:value-type="float" office:value="0.933588">
                <text:p>0.933588</text:p>
              </table:table-cell>
              <table:table-cell office:value-type="float" office:value="0.962399">
                <text:p>0.962399</text:p>
              </table:table-cell>
              <table:table-cell office:value-type="float" office:value="0.962399">
                <text:p>0.962399</text:p>
              </table:table-cell>
              <table:table-cell office:value-type="float" office:value="0.979785">
                <text:p>0.979785</text:p>
              </table:table-cell>
              <table:table-cell office:value-type="float" office:value="0.979785">
                <text:p>0.979785</text:p>
              </table:table-cell>
              <table:table-cell office:value-type="float" office:value="0.930388">
                <text:p>0.9303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2102">
                <text:p>0.932102</text:p>
              </table:table-cell>
              <table:table-cell office:value-type="float" office:value="0.932102">
                <text:p>0.932102</text:p>
              </table:table-cell>
              <table:table-cell office:value-type="float" office:value="0.932102">
                <text:p>0.932102</text:p>
              </table:table-cell>
              <table:table-cell office:value-type="float" office:value="0.94766">
                <text:p>0.94766</text:p>
              </table:table-cell>
              <table:table-cell office:value-type="float" office:value="0.94766">
                <text:p>0.94766</text:p>
              </table:table-cell>
              <table:table-cell office:value-type="float" office:value="0.975456">
                <text:p>0.975456</text:p>
              </table:table-cell>
              <table:table-cell office:value-type="float" office:value="0.975456">
                <text:p>0.975456</text:p>
              </table:table-cell>
              <table:table-cell office:value-type="float" office:value="0.946261">
                <text:p>0.946261</text:p>
              </table:table-cell>
              <table:table-cell office:value-type="float" office:value="0.946261">
                <text:p>0.946261</text:p>
              </table:table-cell>
              <table:table-cell office:value-type="float" office:value="0.946261">
                <text:p>0.946261</text:p>
              </table:table-cell>
              <table:table-cell office:value-type="float" office:value="0.920745">
                <text:p>0.920745</text:p>
              </table:table-cell>
              <table:table-cell office:value-type="float" office:value="0.920745">
                <text:p>0.920745</text:p>
              </table:table-cell>
              <table:table-cell office:value-type="float" office:value="0.912129">
                <text:p>0.912129</text:p>
              </table:table-cell>
              <table:table-cell office:value-type="float" office:value="0.912129">
                <text:p>0.912129</text:p>
              </table:table-cell>
              <table:table-cell office:value-type="float" office:value="0.912129">
                <text:p>0.912129</text:p>
              </table:table-cell>
              <table:table-cell office:value-type="float" office:value="0.951358">
                <text:p>0.951358</text:p>
              </table:table-cell>
              <table:table-cell office:value-type="float" office:value="0.951358">
                <text:p>0.951358</text:p>
              </table:table-cell>
              <table:table-cell office:value-type="float" office:value="0.95263">
                <text:p>0.95263</text:p>
              </table:table-cell>
              <table:table-cell office:value-type="float" office:value="0.95263">
                <text:p>0.95263</text:p>
              </table:table-cell>
              <table:table-cell office:value-type="float" office:value="0.95263">
                <text:p>0.95263</text:p>
              </table:table-cell>
              <table:table-cell office:value-type="float" office:value="0.947496">
                <text:p>0.947496</text:p>
              </table:table-cell>
              <table:table-cell office:value-type="float" office:value="0.947496">
                <text:p>0.947496</text:p>
              </table:table-cell>
              <table:table-cell office:value-type="float" office:value="0.937333">
                <text:p>0.937333</text:p>
              </table:table-cell>
              <table:table-cell office:value-type="float" office:value="0.937333">
                <text:p>0.937333</text:p>
              </table:table-cell>
              <table:table-cell office:value-type="float" office:value="0.937333">
                <text:p>0.937333</text:p>
              </table:table-cell>
              <table:table-cell office:value-type="float" office:value="0.964949">
                <text:p>0.964949</text:p>
              </table:table-cell>
              <table:table-cell office:value-type="float" office:value="0.964949">
                <text:p>0.964949</text:p>
              </table:table-cell>
              <table:table-cell office:value-type="float" office:value="0.989675">
                <text:p>0.989675</text:p>
              </table:table-cell>
              <table:table-cell office:value-type="float" office:value="0.989675">
                <text:p>0.989675</text:p>
              </table:table-cell>
              <table:table-cell office:value-type="float" office:value="0.93639">
                <text:p>0.936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464">
                <text:p>0.93464</text:p>
              </table:table-cell>
              <table:table-cell office:value-type="float" office:value="0.93464">
                <text:p>0.93464</text:p>
              </table:table-cell>
              <table:table-cell office:value-type="float" office:value="0.93464">
                <text:p>0.93464</text:p>
              </table:table-cell>
              <table:table-cell office:value-type="float" office:value="0.945053">
                <text:p>0.945053</text:p>
              </table:table-cell>
              <table:table-cell office:value-type="float" office:value="0.945053">
                <text:p>0.945053</text:p>
              </table:table-cell>
              <table:table-cell office:value-type="float" office:value="0.976832">
                <text:p>0.976832</text:p>
              </table:table-cell>
              <table:table-cell office:value-type="float" office:value="0.976832">
                <text:p>0.976832</text:p>
              </table:table-cell>
              <table:table-cell office:value-type="float" office:value="0.943635">
                <text:p>0.943635</text:p>
              </table:table-cell>
              <table:table-cell office:value-type="float" office:value="0.943635">
                <text:p>0.943635</text:p>
              </table:table-cell>
              <table:table-cell office:value-type="float" office:value="0.943635">
                <text:p>0.943635</text:p>
              </table:table-cell>
              <table:table-cell office:value-type="float" office:value="0.920753">
                <text:p>0.920753</text:p>
              </table:table-cell>
              <table:table-cell office:value-type="float" office:value="0.920753">
                <text:p>0.920753</text:p>
              </table:table-cell>
              <table:table-cell office:value-type="float" office:value="0.912278">
                <text:p>0.912278</text:p>
              </table:table-cell>
              <table:table-cell office:value-type="float" office:value="0.912278">
                <text:p>0.912278</text:p>
              </table:table-cell>
              <table:table-cell office:value-type="float" office:value="0.912278">
                <text:p>0.912278</text:p>
              </table:table-cell>
              <table:table-cell office:value-type="float" office:value="0.94465">
                <text:p>0.94465</text:p>
              </table:table-cell>
              <table:table-cell office:value-type="float" office:value="0.94465">
                <text:p>0.94465</text:p>
              </table:table-cell>
              <table:table-cell office:value-type="float" office:value="0.951821">
                <text:p>0.951821</text:p>
              </table:table-cell>
              <table:table-cell office:value-type="float" office:value="0.951821">
                <text:p>0.951821</text:p>
              </table:table-cell>
              <table:table-cell office:value-type="float" office:value="0.951821">
                <text:p>0.951821</text:p>
              </table:table-cell>
              <table:table-cell office:value-type="float" office:value="0.947281">
                <text:p>0.947281</text:p>
              </table:table-cell>
              <table:table-cell office:value-type="float" office:value="0.947281">
                <text:p>0.947281</text:p>
              </table:table-cell>
              <table:table-cell office:value-type="float" office:value="0.93476">
                <text:p>0.93476</text:p>
              </table:table-cell>
              <table:table-cell office:value-type="float" office:value="0.93476">
                <text:p>0.93476</text:p>
              </table:table-cell>
              <table:table-cell office:value-type="float" office:value="0.93476">
                <text:p>0.93476</text:p>
              </table:table-cell>
              <table:table-cell office:value-type="float" office:value="0.970418">
                <text:p>0.970418</text:p>
              </table:table-cell>
              <table:table-cell office:value-type="float" office:value="0.970418">
                <text:p>0.970418</text:p>
              </table:table-cell>
              <table:table-cell office:value-type="float" office:value="0.989636">
                <text:p>0.989636</text:p>
              </table:table-cell>
              <table:table-cell office:value-type="float" office:value="0.989636">
                <text:p>0.989636</text:p>
              </table:table-cell>
              <table:table-cell office:value-type="float" office:value="0.935476">
                <text:p>0.9354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2087">
                <text:p>0.932087</text:p>
              </table:table-cell>
              <table:table-cell office:value-type="float" office:value="0.932087">
                <text:p>0.932087</text:p>
              </table:table-cell>
              <table:table-cell office:value-type="float" office:value="0.932087">
                <text:p>0.932087</text:p>
              </table:table-cell>
              <table:table-cell office:value-type="float" office:value="0.954557">
                <text:p>0.954557</text:p>
              </table:table-cell>
              <table:table-cell office:value-type="float" office:value="0.954557">
                <text:p>0.954557</text:p>
              </table:table-cell>
              <table:table-cell office:value-type="float" office:value="0.977324">
                <text:p>0.977324</text:p>
              </table:table-cell>
              <table:table-cell office:value-type="float" office:value="0.977324">
                <text:p>0.977324</text:p>
              </table:table-cell>
              <table:table-cell office:value-type="float" office:value="0.946182">
                <text:p>0.946182</text:p>
              </table:table-cell>
              <table:table-cell office:value-type="float" office:value="0.946182">
                <text:p>0.946182</text:p>
              </table:table-cell>
              <table:table-cell office:value-type="float" office:value="0.946182">
                <text:p>0.946182</text:p>
              </table:table-cell>
              <table:table-cell office:value-type="float" office:value="0.924785">
                <text:p>0.924785</text:p>
              </table:table-cell>
              <table:table-cell office:value-type="float" office:value="0.924785">
                <text:p>0.924785</text:p>
              </table:table-cell>
              <table:table-cell office:value-type="float" office:value="0.911602">
                <text:p>0.911602</text:p>
              </table:table-cell>
              <table:table-cell office:value-type="float" office:value="0.911602">
                <text:p>0.911602</text:p>
              </table:table-cell>
              <table:table-cell office:value-type="float" office:value="0.911602">
                <text:p>0.911602</text:p>
              </table:table-cell>
              <table:table-cell office:value-type="float" office:value="0.948036">
                <text:p>0.948036</text:p>
              </table:table-cell>
              <table:table-cell office:value-type="float" office:value="0.948036">
                <text:p>0.948036</text:p>
              </table:table-cell>
              <table:table-cell office:value-type="float" office:value="0.951552">
                <text:p>0.951552</text:p>
              </table:table-cell>
              <table:table-cell office:value-type="float" office:value="0.951552">
                <text:p>0.951552</text:p>
              </table:table-cell>
              <table:table-cell office:value-type="float" office:value="0.951552">
                <text:p>0.951552</text:p>
              </table:table-cell>
              <table:table-cell office:value-type="float" office:value="0.948245">
                <text:p>0.948245</text:p>
              </table:table-cell>
              <table:table-cell office:value-type="float" office:value="0.948245">
                <text:p>0.948245</text:p>
              </table:table-cell>
              <table:table-cell office:value-type="float" office:value="0.947824">
                <text:p>0.947824</text:p>
              </table:table-cell>
              <table:table-cell office:value-type="float" office:value="0.947824">
                <text:p>0.947824</text:p>
              </table:table-cell>
              <table:table-cell office:value-type="float" office:value="0.947824">
                <text:p>0.947824</text:p>
              </table:table-cell>
              <table:table-cell office:value-type="float" office:value="0.966052">
                <text:p>0.966052</text:p>
              </table:table-cell>
              <table:table-cell office:value-type="float" office:value="0.966052">
                <text:p>0.966052</text:p>
              </table:table-cell>
              <table:table-cell office:value-type="float" office:value="0.990251">
                <text:p>0.990251</text:p>
              </table:table-cell>
              <table:table-cell office:value-type="float" office:value="0.990251">
                <text:p>0.990251</text:p>
              </table:table-cell>
              <table:table-cell office:value-type="float" office:value="0.94206">
                <text:p>0.942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2423">
                <text:p>0.932423</text:p>
              </table:table-cell>
              <table:table-cell office:value-type="float" office:value="0.932423">
                <text:p>0.932423</text:p>
              </table:table-cell>
              <table:table-cell office:value-type="float" office:value="0.932423">
                <text:p>0.932423</text:p>
              </table:table-cell>
              <table:table-cell office:value-type="float" office:value="0.958638">
                <text:p>0.958638</text:p>
              </table:table-cell>
              <table:table-cell office:value-type="float" office:value="0.958638">
                <text:p>0.958638</text:p>
              </table:table-cell>
              <table:table-cell office:value-type="float" office:value="0.97193">
                <text:p>0.97193</text:p>
              </table:table-cell>
              <table:table-cell office:value-type="float" office:value="0.97193">
                <text:p>0.97193</text:p>
              </table:table-cell>
              <table:table-cell office:value-type="float" office:value="0.940455">
                <text:p>0.940455</text:p>
              </table:table-cell>
              <table:table-cell office:value-type="float" office:value="0.940455">
                <text:p>0.940455</text:p>
              </table:table-cell>
              <table:table-cell office:value-type="float" office:value="0.940455">
                <text:p>0.940455</text:p>
              </table:table-cell>
              <table:table-cell office:value-type="float" office:value="0.923183">
                <text:p>0.923183</text:p>
              </table:table-cell>
              <table:table-cell office:value-type="float" office:value="0.923183">
                <text:p>0.923183</text:p>
              </table:table-cell>
              <table:table-cell office:value-type="float" office:value="0.910786">
                <text:p>0.910786</text:p>
              </table:table-cell>
              <table:table-cell office:value-type="float" office:value="0.910786">
                <text:p>0.910786</text:p>
              </table:table-cell>
              <table:table-cell office:value-type="float" office:value="0.910786">
                <text:p>0.910786</text:p>
              </table:table-cell>
              <table:table-cell office:value-type="float" office:value="0.941775">
                <text:p>0.941775</text:p>
              </table:table-cell>
              <table:table-cell office:value-type="float" office:value="0.941775">
                <text:p>0.941775</text:p>
              </table:table-cell>
              <table:table-cell office:value-type="float" office:value="0.944846">
                <text:p>0.944846</text:p>
              </table:table-cell>
              <table:table-cell office:value-type="float" office:value="0.944846">
                <text:p>0.944846</text:p>
              </table:table-cell>
              <table:table-cell office:value-type="float" office:value="0.944846">
                <text:p>0.944846</text:p>
              </table:table-cell>
              <table:table-cell office:value-type="float" office:value="0.95039">
                <text:p>0.95039</text:p>
              </table:table-cell>
              <table:table-cell office:value-type="float" office:value="0.95039">
                <text:p>0.95039</text:p>
              </table:table-cell>
              <table:table-cell office:value-type="float" office:value="0.9481">
                <text:p>0.9481</text:p>
              </table:table-cell>
              <table:table-cell office:value-type="float" office:value="0.9481">
                <text:p>0.9481</text:p>
              </table:table-cell>
              <table:table-cell office:value-type="float" office:value="0.9481">
                <text:p>0.9481</text:p>
              </table:table-cell>
              <table:table-cell office:value-type="float" office:value="0.968726">
                <text:p>0.968726</text:p>
              </table:table-cell>
              <table:table-cell office:value-type="float" office:value="0.968726">
                <text:p>0.968726</text:p>
              </table:table-cell>
              <table:table-cell office:value-type="float" office:value="0.991754">
                <text:p>0.991754</text:p>
              </table:table-cell>
              <table:table-cell office:value-type="float" office:value="0.991754">
                <text:p>0.991754</text:p>
              </table:table-cell>
              <table:table-cell office:value-type="float" office:value="0.936784">
                <text:p>0.9367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4289">
                <text:p>0.934289</text:p>
              </table:table-cell>
              <table:table-cell office:value-type="float" office:value="0.934289">
                <text:p>0.934289</text:p>
              </table:table-cell>
              <table:table-cell office:value-type="float" office:value="0.934289">
                <text:p>0.934289</text:p>
              </table:table-cell>
              <table:table-cell office:value-type="float" office:value="0.967018">
                <text:p>0.967018</text:p>
              </table:table-cell>
              <table:table-cell office:value-type="float" office:value="0.967018">
                <text:p>0.967018</text:p>
              </table:table-cell>
              <table:table-cell office:value-type="float" office:value="0.967433">
                <text:p>0.967433</text:p>
              </table:table-cell>
              <table:table-cell office:value-type="float" office:value="0.967433">
                <text:p>0.967433</text:p>
              </table:table-cell>
              <table:table-cell office:value-type="float" office:value="0.936035">
                <text:p>0.936035</text:p>
              </table:table-cell>
              <table:table-cell office:value-type="float" office:value="0.936035">
                <text:p>0.936035</text:p>
              </table:table-cell>
              <table:table-cell office:value-type="float" office:value="0.936035">
                <text:p>0.936035</text:p>
              </table:table-cell>
              <table:table-cell office:value-type="float" office:value="0.925441">
                <text:p>0.925441</text:p>
              </table:table-cell>
              <table:table-cell office:value-type="float" office:value="0.925441">
                <text:p>0.925441</text:p>
              </table:table-cell>
              <table:table-cell office:value-type="float" office:value="0.909121">
                <text:p>0.909121</text:p>
              </table:table-cell>
              <table:table-cell office:value-type="float" office:value="0.909121">
                <text:p>0.909121</text:p>
              </table:table-cell>
              <table:table-cell office:value-type="float" office:value="0.909121">
                <text:p>0.909121</text:p>
              </table:table-cell>
              <table:table-cell office:value-type="float" office:value="0.940823">
                <text:p>0.940823</text:p>
              </table:table-cell>
              <table:table-cell office:value-type="float" office:value="0.940823">
                <text:p>0.940823</text:p>
              </table:table-cell>
              <table:table-cell office:value-type="float" office:value="0.940144">
                <text:p>0.940144</text:p>
              </table:table-cell>
              <table:table-cell office:value-type="float" office:value="0.940144">
                <text:p>0.940144</text:p>
              </table:table-cell>
              <table:table-cell office:value-type="float" office:value="0.940144">
                <text:p>0.940144</text:p>
              </table:table-cell>
              <table:table-cell office:value-type="float" office:value="0.945709">
                <text:p>0.945709</text:p>
              </table:table-cell>
              <table:table-cell office:value-type="float" office:value="0.945709">
                <text:p>0.945709</text:p>
              </table:table-cell>
              <table:table-cell office:value-type="float" office:value="0.95332">
                <text:p>0.95332</text:p>
              </table:table-cell>
              <table:table-cell office:value-type="float" office:value="0.95332">
                <text:p>0.95332</text:p>
              </table:table-cell>
              <table:table-cell office:value-type="float" office:value="0.95332">
                <text:p>0.95332</text:p>
              </table:table-cell>
              <table:table-cell office:value-type="float" office:value="0.963749">
                <text:p>0.963749</text:p>
              </table:table-cell>
              <table:table-cell office:value-type="float" office:value="0.963749">
                <text:p>0.963749</text:p>
              </table:table-cell>
              <table:table-cell office:value-type="float" office:value="0.996838">
                <text:p>0.996838</text:p>
              </table:table-cell>
              <table:table-cell office:value-type="float" office:value="0.996838">
                <text:p>0.996838</text:p>
              </table:table-cell>
              <table:table-cell office:value-type="float" office:value="0.929356">
                <text:p>0.9293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4896">
                <text:p>0.934896</text:p>
              </table:table-cell>
              <table:table-cell office:value-type="float" office:value="0.934896">
                <text:p>0.934896</text:p>
              </table:table-cell>
              <table:table-cell office:value-type="float" office:value="0.934896">
                <text:p>0.934896</text:p>
              </table:table-cell>
              <table:table-cell office:value-type="float" office:value="0.96334">
                <text:p>0.96334</text:p>
              </table:table-cell>
              <table:table-cell office:value-type="float" office:value="0.96334">
                <text:p>0.96334</text:p>
              </table:table-cell>
              <table:table-cell office:value-type="float" office:value="0.968542">
                <text:p>0.968542</text:p>
              </table:table-cell>
              <table:table-cell office:value-type="float" office:value="0.968542">
                <text:p>0.968542</text:p>
              </table:table-cell>
              <table:table-cell office:value-type="float" office:value="0.94247">
                <text:p>0.94247</text:p>
              </table:table-cell>
              <table:table-cell office:value-type="float" office:value="0.94247">
                <text:p>0.94247</text:p>
              </table:table-cell>
              <table:table-cell office:value-type="float" office:value="0.94247">
                <text:p>0.94247</text:p>
              </table:table-cell>
              <table:table-cell office:value-type="float" office:value="0.92378">
                <text:p>0.92378</text:p>
              </table:table-cell>
              <table:table-cell office:value-type="float" office:value="0.92378">
                <text:p>0.92378</text:p>
              </table:table-cell>
              <table:table-cell office:value-type="float" office:value="0.905753">
                <text:p>0.905753</text:p>
              </table:table-cell>
              <table:table-cell office:value-type="float" office:value="0.905753">
                <text:p>0.905753</text:p>
              </table:table-cell>
              <table:table-cell office:value-type="float" office:value="0.905753">
                <text:p>0.905753</text:p>
              </table:table-cell>
              <table:table-cell office:value-type="float" office:value="0.942544">
                <text:p>0.942544</text:p>
              </table:table-cell>
              <table:table-cell office:value-type="float" office:value="0.942544">
                <text:p>0.942544</text:p>
              </table:table-cell>
              <table:table-cell office:value-type="float" office:value="0.940034">
                <text:p>0.940034</text:p>
              </table:table-cell>
              <table:table-cell office:value-type="float" office:value="0.940034">
                <text:p>0.940034</text:p>
              </table:table-cell>
              <table:table-cell office:value-type="float" office:value="0.940034">
                <text:p>0.940034</text:p>
              </table:table-cell>
              <table:table-cell office:value-type="float" office:value="0.948704">
                <text:p>0.948704</text:p>
              </table:table-cell>
              <table:table-cell office:value-type="float" office:value="0.948704">
                <text:p>0.948704</text:p>
              </table:table-cell>
              <table:table-cell office:value-type="float" office:value="0.952309">
                <text:p>0.952309</text:p>
              </table:table-cell>
              <table:table-cell office:value-type="float" office:value="0.952309">
                <text:p>0.952309</text:p>
              </table:table-cell>
              <table:table-cell office:value-type="float" office:value="0.952309">
                <text:p>0.952309</text:p>
              </table:table-cell>
              <table:table-cell office:value-type="float" office:value="0.963659">
                <text:p>0.963659</text:p>
              </table:table-cell>
              <table:table-cell office:value-type="float" office:value="0.963659">
                <text:p>0.963659</text:p>
              </table:table-cell>
              <table:table-cell office:value-type="float" office:value="0.992237">
                <text:p>0.992237</text:p>
              </table:table-cell>
              <table:table-cell office:value-type="float" office:value="0.992237">
                <text:p>0.992237</text:p>
              </table:table-cell>
              <table:table-cell office:value-type="float" office:value="0.932289">
                <text:p>0.9322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2444">
                <text:p>0.932444</text:p>
              </table:table-cell>
              <table:table-cell office:value-type="float" office:value="0.932444">
                <text:p>0.932444</text:p>
              </table:table-cell>
              <table:table-cell office:value-type="float" office:value="0.932444">
                <text:p>0.932444</text:p>
              </table:table-cell>
              <table:table-cell office:value-type="float" office:value="0.965138">
                <text:p>0.965138</text:p>
              </table:table-cell>
              <table:table-cell office:value-type="float" office:value="0.965138">
                <text:p>0.965138</text:p>
              </table:table-cell>
              <table:table-cell office:value-type="float" office:value="0.972388">
                <text:p>0.972388</text:p>
              </table:table-cell>
              <table:table-cell office:value-type="float" office:value="0.972388">
                <text:p>0.972388</text:p>
              </table:table-cell>
              <table:table-cell office:value-type="float" office:value="0.937241">
                <text:p>0.937241</text:p>
              </table:table-cell>
              <table:table-cell office:value-type="float" office:value="0.937241">
                <text:p>0.937241</text:p>
              </table:table-cell>
              <table:table-cell office:value-type="float" office:value="0.937241">
                <text:p>0.937241</text:p>
              </table:table-cell>
              <table:table-cell office:value-type="float" office:value="0.924888">
                <text:p>0.924888</text:p>
              </table:table-cell>
              <table:table-cell office:value-type="float" office:value="0.924888">
                <text:p>0.924888</text:p>
              </table:table-cell>
              <table:table-cell office:value-type="float" office:value="0.912668">
                <text:p>0.912668</text:p>
              </table:table-cell>
              <table:table-cell office:value-type="float" office:value="0.912668">
                <text:p>0.912668</text:p>
              </table:table-cell>
              <table:table-cell office:value-type="float" office:value="0.912668">
                <text:p>0.912668</text:p>
              </table:table-cell>
              <table:table-cell office:value-type="float" office:value="0.941149">
                <text:p>0.941149</text:p>
              </table:table-cell>
              <table:table-cell office:value-type="float" office:value="0.941149">
                <text:p>0.941149</text:p>
              </table:table-cell>
              <table:table-cell office:value-type="float" office:value="0.942164">
                <text:p>0.942164</text:p>
              </table:table-cell>
              <table:table-cell office:value-type="float" office:value="0.942164">
                <text:p>0.942164</text:p>
              </table:table-cell>
              <table:table-cell office:value-type="float" office:value="0.942164">
                <text:p>0.942164</text:p>
              </table:table-cell>
              <table:table-cell office:value-type="float" office:value="0.945668">
                <text:p>0.945668</text:p>
              </table:table-cell>
              <table:table-cell office:value-type="float" office:value="0.945668">
                <text:p>0.945668</text:p>
              </table:table-cell>
              <table:table-cell office:value-type="float" office:value="0.949184">
                <text:p>0.949184</text:p>
              </table:table-cell>
              <table:table-cell office:value-type="float" office:value="0.949184">
                <text:p>0.949184</text:p>
              </table:table-cell>
              <table:table-cell office:value-type="float" office:value="0.949184">
                <text:p>0.949184</text:p>
              </table:table-cell>
              <table:table-cell office:value-type="float" office:value="0.958969">
                <text:p>0.958969</text:p>
              </table:table-cell>
              <table:table-cell office:value-type="float" office:value="0.958969">
                <text:p>0.958969</text:p>
              </table:table-cell>
              <table:table-cell office:value-type="float" office:value="1.00547">
                <text:p>1.00547</text:p>
              </table:table-cell>
              <table:table-cell office:value-type="float" office:value="1.00547">
                <text:p>1.00547</text:p>
              </table:table-cell>
              <table:table-cell office:value-type="float" office:value="0.927322">
                <text:p>0.9273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9742">
                <text:p>0.929742</text:p>
              </table:table-cell>
              <table:table-cell office:value-type="float" office:value="0.929742">
                <text:p>0.929742</text:p>
              </table:table-cell>
              <table:table-cell office:value-type="float" office:value="0.929742">
                <text:p>0.929742</text:p>
              </table:table-cell>
              <table:table-cell office:value-type="float" office:value="0.975194">
                <text:p>0.975194</text:p>
              </table:table-cell>
              <table:table-cell office:value-type="float" office:value="0.975194">
                <text:p>0.975194</text:p>
              </table:table-cell>
              <table:table-cell office:value-type="float" office:value="0.970587">
                <text:p>0.970587</text:p>
              </table:table-cell>
              <table:table-cell office:value-type="float" office:value="0.970587">
                <text:p>0.970587</text:p>
              </table:table-cell>
              <table:table-cell office:value-type="float" office:value="0.931514">
                <text:p>0.931514</text:p>
              </table:table-cell>
              <table:table-cell office:value-type="float" office:value="0.931514">
                <text:p>0.931514</text:p>
              </table:table-cell>
              <table:table-cell office:value-type="float" office:value="0.931514">
                <text:p>0.931514</text:p>
              </table:table-cell>
              <table:table-cell office:value-type="float" office:value="0.92579">
                <text:p>0.92579</text:p>
              </table:table-cell>
              <table:table-cell office:value-type="float" office:value="0.92579">
                <text:p>0.92579</text:p>
              </table:table-cell>
              <table:table-cell office:value-type="float" office:value="0.917947">
                <text:p>0.917947</text:p>
              </table:table-cell>
              <table:table-cell office:value-type="float" office:value="0.917947">
                <text:p>0.917947</text:p>
              </table:table-cell>
              <table:table-cell office:value-type="float" office:value="0.917947">
                <text:p>0.917947</text:p>
              </table:table-cell>
              <table:table-cell office:value-type="float" office:value="0.939251">
                <text:p>0.939251</text:p>
              </table:table-cell>
              <table:table-cell office:value-type="float" office:value="0.939251">
                <text:p>0.939251</text:p>
              </table:table-cell>
              <table:table-cell office:value-type="float" office:value="0.947819">
                <text:p>0.947819</text:p>
              </table:table-cell>
              <table:table-cell office:value-type="float" office:value="0.947819">
                <text:p>0.947819</text:p>
              </table:table-cell>
              <table:table-cell office:value-type="float" office:value="0.947819">
                <text:p>0.947819</text:p>
              </table:table-cell>
              <table:table-cell office:value-type="float" office:value="0.944829">
                <text:p>0.944829</text:p>
              </table:table-cell>
              <table:table-cell office:value-type="float" office:value="0.944829">
                <text:p>0.944829</text:p>
              </table:table-cell>
              <table:table-cell office:value-type="float" office:value="0.9493">
                <text:p>0.9493</text:p>
              </table:table-cell>
              <table:table-cell office:value-type="float" office:value="0.9493">
                <text:p>0.9493</text:p>
              </table:table-cell>
              <table:table-cell office:value-type="float" office:value="0.9493">
                <text:p>0.9493</text:p>
              </table:table-cell>
              <table:table-cell office:value-type="float" office:value="0.966498">
                <text:p>0.966498</text:p>
              </table:table-cell>
              <table:table-cell office:value-type="float" office:value="0.966498">
                <text:p>0.966498</text:p>
              </table:table-cell>
              <table:table-cell office:value-type="float" office:value="0.997108">
                <text:p>0.997108</text:p>
              </table:table-cell>
              <table:table-cell office:value-type="float" office:value="0.997108">
                <text:p>0.997108</text:p>
              </table:table-cell>
              <table:table-cell office:value-type="float" office:value="0.924696">
                <text:p>0.924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7892">
                <text:p>0.927892</text:p>
              </table:table-cell>
              <table:table-cell office:value-type="float" office:value="0.927892">
                <text:p>0.927892</text:p>
              </table:table-cell>
              <table:table-cell office:value-type="float" office:value="0.927892">
                <text:p>0.927892</text:p>
              </table:table-cell>
              <table:table-cell office:value-type="float" office:value="0.976489">
                <text:p>0.976489</text:p>
              </table:table-cell>
              <table:table-cell office:value-type="float" office:value="0.976489">
                <text:p>0.976489</text:p>
              </table:table-cell>
              <table:table-cell office:value-type="float" office:value="0.96741">
                <text:p>0.96741</text:p>
              </table:table-cell>
              <table:table-cell office:value-type="float" office:value="0.96741">
                <text:p>0.96741</text:p>
              </table:table-cell>
              <table:table-cell office:value-type="float" office:value="0.928858">
                <text:p>0.928858</text:p>
              </table:table-cell>
              <table:table-cell office:value-type="float" office:value="0.928858">
                <text:p>0.928858</text:p>
              </table:table-cell>
              <table:table-cell office:value-type="float" office:value="0.928858">
                <text:p>0.928858</text:p>
              </table:table-cell>
              <table:table-cell office:value-type="float" office:value="0.923333">
                <text:p>0.923333</text:p>
              </table:table-cell>
              <table:table-cell office:value-type="float" office:value="0.923333">
                <text:p>0.923333</text:p>
              </table:table-cell>
              <table:table-cell office:value-type="float" office:value="0.92041">
                <text:p>0.92041</text:p>
              </table:table-cell>
              <table:table-cell office:value-type="float" office:value="0.92041">
                <text:p>0.92041</text:p>
              </table:table-cell>
              <table:table-cell office:value-type="float" office:value="0.92041">
                <text:p>0.92041</text:p>
              </table:table-cell>
              <table:table-cell office:value-type="float" office:value="0.940731">
                <text:p>0.940731</text:p>
              </table:table-cell>
              <table:table-cell office:value-type="float" office:value="0.940731">
                <text:p>0.940731</text:p>
              </table:table-cell>
              <table:table-cell office:value-type="float" office:value="0.948391">
                <text:p>0.948391</text:p>
              </table:table-cell>
              <table:table-cell office:value-type="float" office:value="0.948391">
                <text:p>0.948391</text:p>
              </table:table-cell>
              <table:table-cell office:value-type="float" office:value="0.948391">
                <text:p>0.948391</text:p>
              </table:table-cell>
              <table:table-cell office:value-type="float" office:value="0.940383">
                <text:p>0.940383</text:p>
              </table:table-cell>
              <table:table-cell office:value-type="float" office:value="0.940383">
                <text:p>0.940383</text:p>
              </table:table-cell>
              <table:table-cell office:value-type="float" office:value="0.947808">
                <text:p>0.947808</text:p>
              </table:table-cell>
              <table:table-cell office:value-type="float" office:value="0.947808">
                <text:p>0.947808</text:p>
              </table:table-cell>
              <table:table-cell office:value-type="float" office:value="0.947808">
                <text:p>0.947808</text:p>
              </table:table-cell>
              <table:table-cell office:value-type="float" office:value="0.971859">
                <text:p>0.971859</text:p>
              </table:table-cell>
              <table:table-cell office:value-type="float" office:value="0.971859">
                <text:p>0.971859</text:p>
              </table:table-cell>
              <table:table-cell office:value-type="float" office:value="0.991843">
                <text:p>0.991843</text:p>
              </table:table-cell>
              <table:table-cell office:value-type="float" office:value="0.991843">
                <text:p>0.991843</text:p>
              </table:table-cell>
              <table:table-cell office:value-type="float" office:value="0.922729">
                <text:p>0.9227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6727">
                <text:p>0.926727</text:p>
              </table:table-cell>
              <table:table-cell office:value-type="float" office:value="0.926727">
                <text:p>0.926727</text:p>
              </table:table-cell>
              <table:table-cell office:value-type="float" office:value="0.926727">
                <text:p>0.926727</text:p>
              </table:table-cell>
              <table:table-cell office:value-type="float" office:value="0.968155">
                <text:p>0.968155</text:p>
              </table:table-cell>
              <table:table-cell office:value-type="float" office:value="0.968155">
                <text:p>0.968155</text:p>
              </table:table-cell>
              <table:table-cell office:value-type="float" office:value="0.966004">
                <text:p>0.966004</text:p>
              </table:table-cell>
              <table:table-cell office:value-type="float" office:value="0.966004">
                <text:p>0.966004</text:p>
              </table:table-cell>
              <table:table-cell office:value-type="float" office:value="0.926721">
                <text:p>0.926721</text:p>
              </table:table-cell>
              <table:table-cell office:value-type="float" office:value="0.926721">
                <text:p>0.926721</text:p>
              </table:table-cell>
              <table:table-cell office:value-type="float" office:value="0.926721">
                <text:p>0.926721</text:p>
              </table:table-cell>
              <table:table-cell office:value-type="float" office:value="0.919051">
                <text:p>0.919051</text:p>
              </table:table-cell>
              <table:table-cell office:value-type="float" office:value="0.919051">
                <text:p>0.919051</text:p>
              </table:table-cell>
              <table:table-cell office:value-type="float" office:value="0.921446">
                <text:p>0.921446</text:p>
              </table:table-cell>
              <table:table-cell office:value-type="float" office:value="0.921446">
                <text:p>0.921446</text:p>
              </table:table-cell>
              <table:table-cell office:value-type="float" office:value="0.921446">
                <text:p>0.921446</text:p>
              </table:table-cell>
              <table:table-cell office:value-type="float" office:value="0.940234">
                <text:p>0.940234</text:p>
              </table:table-cell>
              <table:table-cell office:value-type="float" office:value="0.940234">
                <text:p>0.940234</text:p>
              </table:table-cell>
              <table:table-cell office:value-type="float" office:value="0.939929">
                <text:p>0.939929</text:p>
              </table:table-cell>
              <table:table-cell office:value-type="float" office:value="0.939929">
                <text:p>0.939929</text:p>
              </table:table-cell>
              <table:table-cell office:value-type="float" office:value="0.939929">
                <text:p>0.939929</text:p>
              </table:table-cell>
              <table:table-cell office:value-type="float" office:value="0.941287">
                <text:p>0.941287</text:p>
              </table:table-cell>
              <table:table-cell office:value-type="float" office:value="0.941287">
                <text:p>0.941287</text:p>
              </table:table-cell>
              <table:table-cell office:value-type="float" office:value="0.949311">
                <text:p>0.949311</text:p>
              </table:table-cell>
              <table:table-cell office:value-type="float" office:value="0.949311">
                <text:p>0.949311</text:p>
              </table:table-cell>
              <table:table-cell office:value-type="float" office:value="0.949311">
                <text:p>0.949311</text:p>
              </table:table-cell>
              <table:table-cell office:value-type="float" office:value="0.968316">
                <text:p>0.968316</text:p>
              </table:table-cell>
              <table:table-cell office:value-type="float" office:value="0.968316">
                <text:p>0.968316</text:p>
              </table:table-cell>
              <table:table-cell office:value-type="float" office:value="1.00088">
                <text:p>1.00088</text:p>
              </table:table-cell>
              <table:table-cell office:value-type="float" office:value="1.00088">
                <text:p>1.00088</text:p>
              </table:table-cell>
              <table:table-cell office:value-type="float" office:value="0.919431">
                <text:p>0.9194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8678">
                <text:p>0.928678</text:p>
              </table:table-cell>
              <table:table-cell office:value-type="float" office:value="0.928678">
                <text:p>0.928678</text:p>
              </table:table-cell>
              <table:table-cell office:value-type="float" office:value="0.928678">
                <text:p>0.928678</text:p>
              </table:table-cell>
              <table:table-cell office:value-type="float" office:value="0.968086">
                <text:p>0.968086</text:p>
              </table:table-cell>
              <table:table-cell office:value-type="float" office:value="0.968086">
                <text:p>0.968086</text:p>
              </table:table-cell>
              <table:table-cell office:value-type="float" office:value="0.967291">
                <text:p>0.967291</text:p>
              </table:table-cell>
              <table:table-cell office:value-type="float" office:value="0.967291">
                <text:p>0.967291</text:p>
              </table:table-cell>
              <table:table-cell office:value-type="float" office:value="0.923895">
                <text:p>0.923895</text:p>
              </table:table-cell>
              <table:table-cell office:value-type="float" office:value="0.923895">
                <text:p>0.923895</text:p>
              </table:table-cell>
              <table:table-cell office:value-type="float" office:value="0.923895">
                <text:p>0.923895</text:p>
              </table:table-cell>
              <table:table-cell office:value-type="float" office:value="0.922186">
                <text:p>0.922186</text:p>
              </table:table-cell>
              <table:table-cell office:value-type="float" office:value="0.922186">
                <text:p>0.922186</text:p>
              </table:table-cell>
              <table:table-cell office:value-type="float" office:value="0.926591">
                <text:p>0.926591</text:p>
              </table:table-cell>
              <table:table-cell office:value-type="float" office:value="0.926591">
                <text:p>0.926591</text:p>
              </table:table-cell>
              <table:table-cell office:value-type="float" office:value="0.926591">
                <text:p>0.926591</text:p>
              </table:table-cell>
              <table:table-cell office:value-type="float" office:value="0.936838">
                <text:p>0.936838</text:p>
              </table:table-cell>
              <table:table-cell office:value-type="float" office:value="0.936838">
                <text:p>0.936838</text:p>
              </table:table-cell>
              <table:table-cell office:value-type="float" office:value="0.936941">
                <text:p>0.936941</text:p>
              </table:table-cell>
              <table:table-cell office:value-type="float" office:value="0.936941">
                <text:p>0.936941</text:p>
              </table:table-cell>
              <table:table-cell office:value-type="float" office:value="0.936941">
                <text:p>0.936941</text:p>
              </table:table-cell>
              <table:table-cell office:value-type="float" office:value="0.944022">
                <text:p>0.944022</text:p>
              </table:table-cell>
              <table:table-cell office:value-type="float" office:value="0.944022">
                <text:p>0.944022</text:p>
              </table:table-cell>
              <table:table-cell office:value-type="float" office:value="0.945243">
                <text:p>0.945243</text:p>
              </table:table-cell>
              <table:table-cell office:value-type="float" office:value="0.945243">
                <text:p>0.945243</text:p>
              </table:table-cell>
              <table:table-cell office:value-type="float" office:value="0.945243">
                <text:p>0.945243</text:p>
              </table:table-cell>
              <table:table-cell office:value-type="float" office:value="0.9617">
                <text:p>0.9617</text:p>
              </table:table-cell>
              <table:table-cell office:value-type="float" office:value="0.9617">
                <text:p>0.9617</text:p>
              </table:table-cell>
              <table:table-cell office:value-type="float" office:value="0.999561">
                <text:p>0.999561</text:p>
              </table:table-cell>
              <table:table-cell office:value-type="float" office:value="0.999561">
                <text:p>0.999561</text:p>
              </table:table-cell>
              <table:table-cell office:value-type="float" office:value="0.915881">
                <text:p>0.9158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2458">
                <text:p>0.922458</text:p>
              </table:table-cell>
              <table:table-cell office:value-type="float" office:value="0.922458">
                <text:p>0.922458</text:p>
              </table:table-cell>
              <table:table-cell office:value-type="float" office:value="0.922458">
                <text:p>0.922458</text:p>
              </table:table-cell>
              <table:table-cell office:value-type="float" office:value="0.965912">
                <text:p>0.965912</text:p>
              </table:table-cell>
              <table:table-cell office:value-type="float" office:value="0.965912">
                <text:p>0.965912</text:p>
              </table:table-cell>
              <table:table-cell office:value-type="float" office:value="0.969596">
                <text:p>0.969596</text:p>
              </table:table-cell>
              <table:table-cell office:value-type="float" office:value="0.969596">
                <text:p>0.969596</text:p>
              </table:table-cell>
              <table:table-cell office:value-type="float" office:value="0.923193">
                <text:p>0.923193</text:p>
              </table:table-cell>
              <table:table-cell office:value-type="float" office:value="0.923193">
                <text:p>0.923193</text:p>
              </table:table-cell>
              <table:table-cell office:value-type="float" office:value="0.923193">
                <text:p>0.923193</text:p>
              </table:table-cell>
              <table:table-cell office:value-type="float" office:value="0.923762">
                <text:p>0.923762</text:p>
              </table:table-cell>
              <table:table-cell office:value-type="float" office:value="0.923762">
                <text:p>0.923762</text:p>
              </table:table-cell>
              <table:table-cell office:value-type="float" office:value="0.927275">
                <text:p>0.927275</text:p>
              </table:table-cell>
              <table:table-cell office:value-type="float" office:value="0.927275">
                <text:p>0.927275</text:p>
              </table:table-cell>
              <table:table-cell office:value-type="float" office:value="0.927275">
                <text:p>0.927275</text:p>
              </table:table-cell>
              <table:table-cell office:value-type="float" office:value="0.942047">
                <text:p>0.942047</text:p>
              </table:table-cell>
              <table:table-cell office:value-type="float" office:value="0.942047">
                <text:p>0.942047</text:p>
              </table:table-cell>
              <table:table-cell office:value-type="float" office:value="0.935142">
                <text:p>0.935142</text:p>
              </table:table-cell>
              <table:table-cell office:value-type="float" office:value="0.935142">
                <text:p>0.935142</text:p>
              </table:table-cell>
              <table:table-cell office:value-type="float" office:value="0.935142">
                <text:p>0.935142</text:p>
              </table:table-cell>
              <table:table-cell office:value-type="float" office:value="0.937647">
                <text:p>0.937647</text:p>
              </table:table-cell>
              <table:table-cell office:value-type="float" office:value="0.937647">
                <text:p>0.937647</text:p>
              </table:table-cell>
              <table:table-cell office:value-type="float" office:value="0.945836">
                <text:p>0.945836</text:p>
              </table:table-cell>
              <table:table-cell office:value-type="float" office:value="0.945836">
                <text:p>0.945836</text:p>
              </table:table-cell>
              <table:table-cell office:value-type="float" office:value="0.945836">
                <text:p>0.945836</text:p>
              </table:table-cell>
              <table:table-cell office:value-type="float" office:value="0.969146">
                <text:p>0.969146</text:p>
              </table:table-cell>
              <table:table-cell office:value-type="float" office:value="0.969146">
                <text:p>0.969146</text:p>
              </table:table-cell>
              <table:table-cell office:value-type="float" office:value="1.00083">
                <text:p>1.00083</text:p>
              </table:table-cell>
              <table:table-cell office:value-type="float" office:value="1.00083">
                <text:p>1.00083</text:p>
              </table:table-cell>
              <table:table-cell office:value-type="float" office:value="0.919092">
                <text:p>0.9190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374">
                <text:p>0.92374</text:p>
              </table:table-cell>
              <table:table-cell office:value-type="float" office:value="0.92374">
                <text:p>0.92374</text:p>
              </table:table-cell>
              <table:table-cell office:value-type="float" office:value="0.92374">
                <text:p>0.92374</text:p>
              </table:table-cell>
              <table:table-cell office:value-type="float" office:value="0.964416">
                <text:p>0.964416</text:p>
              </table:table-cell>
              <table:table-cell office:value-type="float" office:value="0.964416">
                <text:p>0.964416</text:p>
              </table:table-cell>
              <table:table-cell office:value-type="float" office:value="0.970946">
                <text:p>0.970946</text:p>
              </table:table-cell>
              <table:table-cell office:value-type="float" office:value="0.970946">
                <text:p>0.970946</text:p>
              </table:table-cell>
              <table:table-cell office:value-type="float" office:value="0.923179">
                <text:p>0.923179</text:p>
              </table:table-cell>
              <table:table-cell office:value-type="float" office:value="0.923179">
                <text:p>0.923179</text:p>
              </table:table-cell>
              <table:table-cell office:value-type="float" office:value="0.923179">
                <text:p>0.923179</text:p>
              </table:table-cell>
              <table:table-cell office:value-type="float" office:value="0.928894">
                <text:p>0.928894</text:p>
              </table:table-cell>
              <table:table-cell office:value-type="float" office:value="0.928894">
                <text:p>0.928894</text:p>
              </table:table-cell>
              <table:table-cell office:value-type="float" office:value="0.928645">
                <text:p>0.928645</text:p>
              </table:table-cell>
              <table:table-cell office:value-type="float" office:value="0.928645">
                <text:p>0.928645</text:p>
              </table:table-cell>
              <table:table-cell office:value-type="float" office:value="0.928645">
                <text:p>0.928645</text:p>
              </table:table-cell>
              <table:table-cell office:value-type="float" office:value="0.941423">
                <text:p>0.941423</text:p>
              </table:table-cell>
              <table:table-cell office:value-type="float" office:value="0.941423">
                <text:p>0.941423</text:p>
              </table:table-cell>
              <table:table-cell office:value-type="float" office:value="0.943858">
                <text:p>0.943858</text:p>
              </table:table-cell>
              <table:table-cell office:value-type="float" office:value="0.943858">
                <text:p>0.943858</text:p>
              </table:table-cell>
              <table:table-cell office:value-type="float" office:value="0.943858">
                <text:p>0.943858</text:p>
              </table:table-cell>
              <table:table-cell office:value-type="float" office:value="0.940682">
                <text:p>0.940682</text:p>
              </table:table-cell>
              <table:table-cell office:value-type="float" office:value="0.940682">
                <text:p>0.940682</text:p>
              </table:table-cell>
              <table:table-cell office:value-type="float" office:value="0.942017">
                <text:p>0.942017</text:p>
              </table:table-cell>
              <table:table-cell office:value-type="float" office:value="0.942017">
                <text:p>0.942017</text:p>
              </table:table-cell>
              <table:table-cell office:value-type="float" office:value="0.942017">
                <text:p>0.942017</text:p>
              </table:table-cell>
              <table:table-cell office:value-type="float" office:value="0.973013">
                <text:p>0.973013</text:p>
              </table:table-cell>
              <table:table-cell office:value-type="float" office:value="0.973013">
                <text:p>0.973013</text:p>
              </table:table-cell>
              <table:table-cell office:value-type="float" office:value="1.00572">
                <text:p>1.00572</text:p>
              </table:table-cell>
              <table:table-cell office:value-type="float" office:value="1.00572">
                <text:p>1.00572</text:p>
              </table:table-cell>
              <table:table-cell office:value-type="float" office:value="0.914308">
                <text:p>0.914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2251">
                <text:p>0.922251</text:p>
              </table:table-cell>
              <table:table-cell office:value-type="float" office:value="0.922251">
                <text:p>0.922251</text:p>
              </table:table-cell>
              <table:table-cell office:value-type="float" office:value="0.922251">
                <text:p>0.922251</text:p>
              </table:table-cell>
              <table:table-cell office:value-type="float" office:value="0.963749">
                <text:p>0.963749</text:p>
              </table:table-cell>
              <table:table-cell office:value-type="float" office:value="0.963749">
                <text:p>0.963749</text:p>
              </table:table-cell>
              <table:table-cell office:value-type="float" office:value="0.967361">
                <text:p>0.967361</text:p>
              </table:table-cell>
              <table:table-cell office:value-type="float" office:value="0.967361">
                <text:p>0.967361</text:p>
              </table:table-cell>
              <table:table-cell office:value-type="float" office:value="0.919739">
                <text:p>0.919739</text:p>
              </table:table-cell>
              <table:table-cell office:value-type="float" office:value="0.919739">
                <text:p>0.919739</text:p>
              </table:table-cell>
              <table:table-cell office:value-type="float" office:value="0.919739">
                <text:p>0.919739</text:p>
              </table:table-cell>
              <table:table-cell office:value-type="float" office:value="0.927004">
                <text:p>0.927004</text:p>
              </table:table-cell>
              <table:table-cell office:value-type="float" office:value="0.927004">
                <text:p>0.927004</text:p>
              </table:table-cell>
              <table:table-cell office:value-type="float" office:value="0.928165">
                <text:p>0.928165</text:p>
              </table:table-cell>
              <table:table-cell office:value-type="float" office:value="0.928165">
                <text:p>0.928165</text:p>
              </table:table-cell>
              <table:table-cell office:value-type="float" office:value="0.928165">
                <text:p>0.928165</text:p>
              </table:table-cell>
              <table:table-cell office:value-type="float" office:value="0.938702">
                <text:p>0.938702</text:p>
              </table:table-cell>
              <table:table-cell office:value-type="float" office:value="0.938702">
                <text:p>0.938702</text:p>
              </table:table-cell>
              <table:table-cell office:value-type="float" office:value="0.951239">
                <text:p>0.951239</text:p>
              </table:table-cell>
              <table:table-cell office:value-type="float" office:value="0.951239">
                <text:p>0.951239</text:p>
              </table:table-cell>
              <table:table-cell office:value-type="float" office:value="0.951239">
                <text:p>0.951239</text:p>
              </table:table-cell>
              <table:table-cell office:value-type="float" office:value="0.946346">
                <text:p>0.946346</text:p>
              </table:table-cell>
              <table:table-cell office:value-type="float" office:value="0.946346">
                <text:p>0.946346</text:p>
              </table:table-cell>
              <table:table-cell office:value-type="float" office:value="0.941416">
                <text:p>0.941416</text:p>
              </table:table-cell>
              <table:table-cell office:value-type="float" office:value="0.941416">
                <text:p>0.941416</text:p>
              </table:table-cell>
              <table:table-cell office:value-type="float" office:value="0.941416">
                <text:p>0.941416</text:p>
              </table:table-cell>
              <table:table-cell office:value-type="float" office:value="0.96808">
                <text:p>0.96808</text:p>
              </table:table-cell>
              <table:table-cell office:value-type="float" office:value="0.96808">
                <text:p>0.96808</text:p>
              </table:table-cell>
              <table:table-cell office:value-type="float" office:value="1.00003">
                <text:p>1.00003</text:p>
              </table:table-cell>
              <table:table-cell office:value-type="float" office:value="1.00003">
                <text:p>1.00003</text:p>
              </table:table-cell>
              <table:table-cell office:value-type="float" office:value="0.911173">
                <text:p>0.911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6177">
                <text:p>0.916177</text:p>
              </table:table-cell>
              <table:table-cell office:value-type="float" office:value="0.916177">
                <text:p>0.916177</text:p>
              </table:table-cell>
              <table:table-cell office:value-type="float" office:value="0.916177">
                <text:p>0.916177</text:p>
              </table:table-cell>
              <table:table-cell office:value-type="float" office:value="0.965228">
                <text:p>0.965228</text:p>
              </table:table-cell>
              <table:table-cell office:value-type="float" office:value="0.965228">
                <text:p>0.965228</text:p>
              </table:table-cell>
              <table:table-cell office:value-type="float" office:value="0.967923">
                <text:p>0.967923</text:p>
              </table:table-cell>
              <table:table-cell office:value-type="float" office:value="0.967923">
                <text:p>0.967923</text:p>
              </table:table-cell>
              <table:table-cell office:value-type="float" office:value="0.913734">
                <text:p>0.913734</text:p>
              </table:table-cell>
              <table:table-cell office:value-type="float" office:value="0.913734">
                <text:p>0.913734</text:p>
              </table:table-cell>
              <table:table-cell office:value-type="float" office:value="0.913734">
                <text:p>0.913734</text:p>
              </table:table-cell>
              <table:table-cell office:value-type="float" office:value="0.929958">
                <text:p>0.929958</text:p>
              </table:table-cell>
              <table:table-cell office:value-type="float" office:value="0.929958">
                <text:p>0.929958</text:p>
              </table:table-cell>
              <table:table-cell office:value-type="float" office:value="0.931527">
                <text:p>0.931527</text:p>
              </table:table-cell>
              <table:table-cell office:value-type="float" office:value="0.931527">
                <text:p>0.931527</text:p>
              </table:table-cell>
              <table:table-cell office:value-type="float" office:value="0.931527">
                <text:p>0.931527</text:p>
              </table:table-cell>
              <table:table-cell office:value-type="float" office:value="0.938704">
                <text:p>0.938704</text:p>
              </table:table-cell>
              <table:table-cell office:value-type="float" office:value="0.938704">
                <text:p>0.938704</text:p>
              </table:table-cell>
              <table:table-cell office:value-type="float" office:value="0.959059">
                <text:p>0.959059</text:p>
              </table:table-cell>
              <table:table-cell office:value-type="float" office:value="0.959059">
                <text:p>0.959059</text:p>
              </table:table-cell>
              <table:table-cell office:value-type="float" office:value="0.959059">
                <text:p>0.959059</text:p>
              </table:table-cell>
              <table:table-cell office:value-type="float" office:value="0.939524">
                <text:p>0.939524</text:p>
              </table:table-cell>
              <table:table-cell office:value-type="float" office:value="0.939524">
                <text:p>0.939524</text:p>
              </table:table-cell>
              <table:table-cell office:value-type="float" office:value="0.944366">
                <text:p>0.944366</text:p>
              </table:table-cell>
              <table:table-cell office:value-type="float" office:value="0.944366">
                <text:p>0.944366</text:p>
              </table:table-cell>
              <table:table-cell office:value-type="float" office:value="0.944366">
                <text:p>0.944366</text:p>
              </table:table-cell>
              <table:table-cell office:value-type="float" office:value="0.96795">
                <text:p>0.96795</text:p>
              </table:table-cell>
              <table:table-cell office:value-type="float" office:value="0.96795">
                <text:p>0.96795</text:p>
              </table:table-cell>
              <table:table-cell office:value-type="float" office:value="0.997586">
                <text:p>0.997586</text:p>
              </table:table-cell>
              <table:table-cell office:value-type="float" office:value="0.997586">
                <text:p>0.997586</text:p>
              </table:table-cell>
              <table:table-cell office:value-type="float" office:value="0.910085">
                <text:p>0.9100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0478">
                <text:p>0.910478</text:p>
              </table:table-cell>
              <table:table-cell office:value-type="float" office:value="0.910478">
                <text:p>0.910478</text:p>
              </table:table-cell>
              <table:table-cell office:value-type="float" office:value="0.910478">
                <text:p>0.910478</text:p>
              </table:table-cell>
              <table:table-cell office:value-type="float" office:value="0.964876">
                <text:p>0.964876</text:p>
              </table:table-cell>
              <table:table-cell office:value-type="float" office:value="0.964876">
                <text:p>0.964876</text:p>
              </table:table-cell>
              <table:table-cell office:value-type="float" office:value="0.964977">
                <text:p>0.964977</text:p>
              </table:table-cell>
              <table:table-cell office:value-type="float" office:value="0.964977">
                <text:p>0.964977</text:p>
              </table:table-cell>
              <table:table-cell office:value-type="float" office:value="0.91676">
                <text:p>0.91676</text:p>
              </table:table-cell>
              <table:table-cell office:value-type="float" office:value="0.91676">
                <text:p>0.91676</text:p>
              </table:table-cell>
              <table:table-cell office:value-type="float" office:value="0.91676">
                <text:p>0.91676</text:p>
              </table:table-cell>
              <table:table-cell office:value-type="float" office:value="0.929452">
                <text:p>0.929452</text:p>
              </table:table-cell>
              <table:table-cell office:value-type="float" office:value="0.929452">
                <text:p>0.929452</text:p>
              </table:table-cell>
              <table:table-cell office:value-type="float" office:value="0.9355">
                <text:p>0.9355</text:p>
              </table:table-cell>
              <table:table-cell office:value-type="float" office:value="0.9355">
                <text:p>0.9355</text:p>
              </table:table-cell>
              <table:table-cell office:value-type="float" office:value="0.9355">
                <text:p>0.9355</text:p>
              </table:table-cell>
              <table:table-cell office:value-type="float" office:value="0.940603">
                <text:p>0.940603</text:p>
              </table:table-cell>
              <table:table-cell office:value-type="float" office:value="0.940603">
                <text:p>0.940603</text:p>
              </table:table-cell>
              <table:table-cell office:value-type="float" office:value="0.956887">
                <text:p>0.956887</text:p>
              </table:table-cell>
              <table:table-cell office:value-type="float" office:value="0.956887">
                <text:p>0.956887</text:p>
              </table:table-cell>
              <table:table-cell office:value-type="float" office:value="0.956887">
                <text:p>0.956887</text:p>
              </table:table-cell>
              <table:table-cell office:value-type="float" office:value="0.944639">
                <text:p>0.944639</text:p>
              </table:table-cell>
              <table:table-cell office:value-type="float" office:value="0.944639">
                <text:p>0.944639</text:p>
              </table:table-cell>
              <table:table-cell office:value-type="float" office:value="0.940877">
                <text:p>0.940877</text:p>
              </table:table-cell>
              <table:table-cell office:value-type="float" office:value="0.940877">
                <text:p>0.940877</text:p>
              </table:table-cell>
              <table:table-cell office:value-type="float" office:value="0.940877">
                <text:p>0.940877</text:p>
              </table:table-cell>
              <table:table-cell office:value-type="float" office:value="0.968006">
                <text:p>0.968006</text:p>
              </table:table-cell>
              <table:table-cell office:value-type="float" office:value="0.968006">
                <text:p>0.968006</text:p>
              </table:table-cell>
              <table:table-cell office:value-type="float" office:value="0.995874">
                <text:p>0.995874</text:p>
              </table:table-cell>
              <table:table-cell office:value-type="float" office:value="0.995874">
                <text:p>0.995874</text:p>
              </table:table-cell>
              <table:table-cell office:value-type="float" office:value="0.910479">
                <text:p>0.9104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7565">
                <text:p>0.917565</text:p>
              </table:table-cell>
              <table:table-cell office:value-type="float" office:value="0.917565">
                <text:p>0.917565</text:p>
              </table:table-cell>
              <table:table-cell office:value-type="float" office:value="0.917565">
                <text:p>0.917565</text:p>
              </table:table-cell>
              <table:table-cell office:value-type="float" office:value="0.964122">
                <text:p>0.964122</text:p>
              </table:table-cell>
              <table:table-cell office:value-type="float" office:value="0.964122">
                <text:p>0.964122</text:p>
              </table:table-cell>
              <table:table-cell office:value-type="float" office:value="0.971936">
                <text:p>0.971936</text:p>
              </table:table-cell>
              <table:table-cell office:value-type="float" office:value="0.971936">
                <text:p>0.971936</text:p>
              </table:table-cell>
              <table:table-cell office:value-type="float" office:value="0.912473">
                <text:p>0.912473</text:p>
              </table:table-cell>
              <table:table-cell office:value-type="float" office:value="0.912473">
                <text:p>0.912473</text:p>
              </table:table-cell>
              <table:table-cell office:value-type="float" office:value="0.912473">
                <text:p>0.912473</text:p>
              </table:table-cell>
              <table:table-cell office:value-type="float" office:value="0.925605">
                <text:p>0.925605</text:p>
              </table:table-cell>
              <table:table-cell office:value-type="float" office:value="0.925605">
                <text:p>0.925605</text:p>
              </table:table-cell>
              <table:table-cell office:value-type="float" office:value="0.935084">
                <text:p>0.935084</text:p>
              </table:table-cell>
              <table:table-cell office:value-type="float" office:value="0.935084">
                <text:p>0.935084</text:p>
              </table:table-cell>
              <table:table-cell office:value-type="float" office:value="0.935084">
                <text:p>0.935084</text:p>
              </table:table-cell>
              <table:table-cell office:value-type="float" office:value="0.941339">
                <text:p>0.941339</text:p>
              </table:table-cell>
              <table:table-cell office:value-type="float" office:value="0.941339">
                <text:p>0.941339</text:p>
              </table:table-cell>
              <table:table-cell office:value-type="float" office:value="0.959545">
                <text:p>0.959545</text:p>
              </table:table-cell>
              <table:table-cell office:value-type="float" office:value="0.959545">
                <text:p>0.959545</text:p>
              </table:table-cell>
              <table:table-cell office:value-type="float" office:value="0.959545">
                <text:p>0.959545</text:p>
              </table:table-cell>
              <table:table-cell office:value-type="float" office:value="0.942521">
                <text:p>0.942521</text:p>
              </table:table-cell>
              <table:table-cell office:value-type="float" office:value="0.942521">
                <text:p>0.942521</text:p>
              </table:table-cell>
              <table:table-cell office:value-type="float" office:value="0.937447">
                <text:p>0.937447</text:p>
              </table:table-cell>
              <table:table-cell office:value-type="float" office:value="0.937447">
                <text:p>0.937447</text:p>
              </table:table-cell>
              <table:table-cell office:value-type="float" office:value="0.937447">
                <text:p>0.937447</text:p>
              </table:table-cell>
              <table:table-cell office:value-type="float" office:value="0.963192">
                <text:p>0.963192</text:p>
              </table:table-cell>
              <table:table-cell office:value-type="float" office:value="0.963192">
                <text:p>0.963192</text:p>
              </table:table-cell>
              <table:table-cell office:value-type="float" office:value="0.995977">
                <text:p>0.995977</text:p>
              </table:table-cell>
              <table:table-cell office:value-type="float" office:value="0.995977">
                <text:p>0.995977</text:p>
              </table:table-cell>
              <table:table-cell office:value-type="float" office:value="0.919405">
                <text:p>0.919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5036">
                <text:p>0.915036</text:p>
              </table:table-cell>
              <table:table-cell office:value-type="float" office:value="0.915036">
                <text:p>0.915036</text:p>
              </table:table-cell>
              <table:table-cell office:value-type="float" office:value="0.915036">
                <text:p>0.915036</text:p>
              </table:table-cell>
              <table:table-cell office:value-type="float" office:value="0.960782">
                <text:p>0.960782</text:p>
              </table:table-cell>
              <table:table-cell office:value-type="float" office:value="0.960782">
                <text:p>0.960782</text:p>
              </table:table-cell>
              <table:table-cell office:value-type="float" office:value="0.97438">
                <text:p>0.97438</text:p>
              </table:table-cell>
              <table:table-cell office:value-type="float" office:value="0.97438">
                <text:p>0.97438</text:p>
              </table:table-cell>
              <table:table-cell office:value-type="float" office:value="0.909979">
                <text:p>0.909979</text:p>
              </table:table-cell>
              <table:table-cell office:value-type="float" office:value="0.909979">
                <text:p>0.909979</text:p>
              </table:table-cell>
              <table:table-cell office:value-type="float" office:value="0.909979">
                <text:p>0.909979</text:p>
              </table:table-cell>
              <table:table-cell office:value-type="float" office:value="0.927472">
                <text:p>0.927472</text:p>
              </table:table-cell>
              <table:table-cell office:value-type="float" office:value="0.927472">
                <text:p>0.927472</text:p>
              </table:table-cell>
              <table:table-cell office:value-type="float" office:value="0.932207">
                <text:p>0.932207</text:p>
              </table:table-cell>
              <table:table-cell office:value-type="float" office:value="0.932207">
                <text:p>0.932207</text:p>
              </table:table-cell>
              <table:table-cell office:value-type="float" office:value="0.932207">
                <text:p>0.932207</text:p>
              </table:table-cell>
              <table:table-cell office:value-type="float" office:value="0.939307">
                <text:p>0.939307</text:p>
              </table:table-cell>
              <table:table-cell office:value-type="float" office:value="0.939307">
                <text:p>0.939307</text:p>
              </table:table-cell>
              <table:table-cell office:value-type="float" office:value="0.954336">
                <text:p>0.954336</text:p>
              </table:table-cell>
              <table:table-cell office:value-type="float" office:value="0.954336">
                <text:p>0.954336</text:p>
              </table:table-cell>
              <table:table-cell office:value-type="float" office:value="0.954336">
                <text:p>0.954336</text:p>
              </table:table-cell>
              <table:table-cell office:value-type="float" office:value="0.939337">
                <text:p>0.939337</text:p>
              </table:table-cell>
              <table:table-cell office:value-type="float" office:value="0.939337">
                <text:p>0.939337</text:p>
              </table:table-cell>
              <table:table-cell office:value-type="float" office:value="0.93961">
                <text:p>0.93961</text:p>
              </table:table-cell>
              <table:table-cell office:value-type="float" office:value="0.93961">
                <text:p>0.93961</text:p>
              </table:table-cell>
              <table:table-cell office:value-type="float" office:value="0.93961">
                <text:p>0.93961</text:p>
              </table:table-cell>
              <table:table-cell office:value-type="float" office:value="0.964097">
                <text:p>0.964097</text:p>
              </table:table-cell>
              <table:table-cell office:value-type="float" office:value="0.964097">
                <text:p>0.964097</text:p>
              </table:table-cell>
              <table:table-cell office:value-type="float" office:value="0.993333">
                <text:p>0.993333</text:p>
              </table:table-cell>
              <table:table-cell office:value-type="float" office:value="0.993333">
                <text:p>0.993333</text:p>
              </table:table-cell>
              <table:table-cell office:value-type="float" office:value="0.919927">
                <text:p>0.919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51">
                <text:p>0.9151</text:p>
              </table:table-cell>
              <table:table-cell office:value-type="float" office:value="0.9151">
                <text:p>0.9151</text:p>
              </table:table-cell>
              <table:table-cell office:value-type="float" office:value="0.9151">
                <text:p>0.9151</text:p>
              </table:table-cell>
              <table:table-cell office:value-type="float" office:value="0.95809">
                <text:p>0.95809</text:p>
              </table:table-cell>
              <table:table-cell office:value-type="float" office:value="0.95809">
                <text:p>0.95809</text:p>
              </table:table-cell>
              <table:table-cell office:value-type="float" office:value="0.975285">
                <text:p>0.975285</text:p>
              </table:table-cell>
              <table:table-cell office:value-type="float" office:value="0.975285">
                <text:p>0.975285</text:p>
              </table:table-cell>
              <table:table-cell office:value-type="float" office:value="0.918637">
                <text:p>0.918637</text:p>
              </table:table-cell>
              <table:table-cell office:value-type="float" office:value="0.918637">
                <text:p>0.918637</text:p>
              </table:table-cell>
              <table:table-cell office:value-type="float" office:value="0.918637">
                <text:p>0.918637</text:p>
              </table:table-cell>
              <table:table-cell office:value-type="float" office:value="0.932456">
                <text:p>0.932456</text:p>
              </table:table-cell>
              <table:table-cell office:value-type="float" office:value="0.932456">
                <text:p>0.932456</text:p>
              </table:table-cell>
              <table:table-cell office:value-type="float" office:value="0.932638">
                <text:p>0.932638</text:p>
              </table:table-cell>
              <table:table-cell office:value-type="float" office:value="0.932638">
                <text:p>0.932638</text:p>
              </table:table-cell>
              <table:table-cell office:value-type="float" office:value="0.932638">
                <text:p>0.932638</text:p>
              </table:table-cell>
              <table:table-cell office:value-type="float" office:value="0.938392">
                <text:p>0.938392</text:p>
              </table:table-cell>
              <table:table-cell office:value-type="float" office:value="0.938392">
                <text:p>0.938392</text:p>
              </table:table-cell>
              <table:table-cell office:value-type="float" office:value="0.949602">
                <text:p>0.949602</text:p>
              </table:table-cell>
              <table:table-cell office:value-type="float" office:value="0.949602">
                <text:p>0.949602</text:p>
              </table:table-cell>
              <table:table-cell office:value-type="float" office:value="0.949602">
                <text:p>0.949602</text:p>
              </table:table-cell>
              <table:table-cell office:value-type="float" office:value="0.942817">
                <text:p>0.942817</text:p>
              </table:table-cell>
              <table:table-cell office:value-type="float" office:value="0.942817">
                <text:p>0.942817</text:p>
              </table:table-cell>
              <table:table-cell office:value-type="float" office:value="0.9429">
                <text:p>0.9429</text:p>
              </table:table-cell>
              <table:table-cell office:value-type="float" office:value="0.9429">
                <text:p>0.9429</text:p>
              </table:table-cell>
              <table:table-cell office:value-type="float" office:value="0.9429">
                <text:p>0.9429</text:p>
              </table:table-cell>
              <table:table-cell office:value-type="float" office:value="0.962965">
                <text:p>0.962965</text:p>
              </table:table-cell>
              <table:table-cell office:value-type="float" office:value="0.962965">
                <text:p>0.962965</text:p>
              </table:table-cell>
              <table:table-cell office:value-type="float" office:value="0.99021">
                <text:p>0.99021</text:p>
              </table:table-cell>
              <table:table-cell office:value-type="float" office:value="0.99021">
                <text:p>0.99021</text:p>
              </table:table-cell>
              <table:table-cell office:value-type="float" office:value="0.919984">
                <text:p>0.9199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12145">
                <text:p>0.912145</text:p>
              </table:table-cell>
              <table:table-cell office:value-type="float" office:value="0.912145">
                <text:p>0.912145</text:p>
              </table:table-cell>
              <table:table-cell office:value-type="float" office:value="0.912145">
                <text:p>0.912145</text:p>
              </table:table-cell>
              <table:table-cell office:value-type="float" office:value="0.957269">
                <text:p>0.957269</text:p>
              </table:table-cell>
              <table:table-cell office:value-type="float" office:value="0.957269">
                <text:p>0.957269</text:p>
              </table:table-cell>
              <table:table-cell office:value-type="float" office:value="0.975836">
                <text:p>0.975836</text:p>
              </table:table-cell>
              <table:table-cell office:value-type="float" office:value="0.975836">
                <text:p>0.975836</text:p>
              </table:table-cell>
              <table:table-cell office:value-type="float" office:value="0.922216">
                <text:p>0.922216</text:p>
              </table:table-cell>
              <table:table-cell office:value-type="float" office:value="0.922216">
                <text:p>0.922216</text:p>
              </table:table-cell>
              <table:table-cell office:value-type="float" office:value="0.922216">
                <text:p>0.922216</text:p>
              </table:table-cell>
              <table:table-cell office:value-type="float" office:value="0.931526">
                <text:p>0.931526</text:p>
              </table:table-cell>
              <table:table-cell office:value-type="float" office:value="0.931526">
                <text:p>0.931526</text:p>
              </table:table-cell>
              <table:table-cell office:value-type="float" office:value="0.932321">
                <text:p>0.932321</text:p>
              </table:table-cell>
              <table:table-cell office:value-type="float" office:value="0.932321">
                <text:p>0.932321</text:p>
              </table:table-cell>
              <table:table-cell office:value-type="float" office:value="0.932321">
                <text:p>0.932321</text:p>
              </table:table-cell>
              <table:table-cell office:value-type="float" office:value="0.934889">
                <text:p>0.934889</text:p>
              </table:table-cell>
              <table:table-cell office:value-type="float" office:value="0.934889">
                <text:p>0.934889</text:p>
              </table:table-cell>
              <table:table-cell office:value-type="float" office:value="0.948526">
                <text:p>0.948526</text:p>
              </table:table-cell>
              <table:table-cell office:value-type="float" office:value="0.948526">
                <text:p>0.948526</text:p>
              </table:table-cell>
              <table:table-cell office:value-type="float" office:value="0.948526">
                <text:p>0.948526</text:p>
              </table:table-cell>
              <table:table-cell office:value-type="float" office:value="0.939932">
                <text:p>0.939932</text:p>
              </table:table-cell>
              <table:table-cell office:value-type="float" office:value="0.939932">
                <text:p>0.939932</text:p>
              </table:table-cell>
              <table:table-cell office:value-type="float" office:value="0.941725">
                <text:p>0.941725</text:p>
              </table:table-cell>
              <table:table-cell office:value-type="float" office:value="0.941725">
                <text:p>0.941725</text:p>
              </table:table-cell>
              <table:table-cell office:value-type="float" office:value="0.941725">
                <text:p>0.941725</text:p>
              </table:table-cell>
              <table:table-cell office:value-type="float" office:value="0.964331">
                <text:p>0.964331</text:p>
              </table:table-cell>
              <table:table-cell office:value-type="float" office:value="0.964331">
                <text:p>0.964331</text:p>
              </table:table-cell>
              <table:table-cell office:value-type="float" office:value="0.986906">
                <text:p>0.986906</text:p>
              </table:table-cell>
              <table:table-cell office:value-type="float" office:value="0.986906">
                <text:p>0.986906</text:p>
              </table:table-cell>
              <table:table-cell office:value-type="float" office:value="0.918687">
                <text:p>0.9186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2171">
                <text:p>0.92171</text:p>
              </table:table-cell>
              <table:table-cell office:value-type="float" office:value="0.92171">
                <text:p>0.92171</text:p>
              </table:table-cell>
              <table:table-cell office:value-type="float" office:value="0.92171">
                <text:p>0.92171</text:p>
              </table:table-cell>
              <table:table-cell office:value-type="float" office:value="0.960473">
                <text:p>0.960473</text:p>
              </table:table-cell>
              <table:table-cell office:value-type="float" office:value="0.960473">
                <text:p>0.960473</text:p>
              </table:table-cell>
              <table:table-cell office:value-type="float" office:value="0.978357">
                <text:p>0.978357</text:p>
              </table:table-cell>
              <table:table-cell office:value-type="float" office:value="0.978357">
                <text:p>0.978357</text:p>
              </table:table-cell>
              <table:table-cell office:value-type="float" office:value="0.928098">
                <text:p>0.928098</text:p>
              </table:table-cell>
              <table:table-cell office:value-type="float" office:value="0.928098">
                <text:p>0.928098</text:p>
              </table:table-cell>
              <table:table-cell office:value-type="float" office:value="0.928098">
                <text:p>0.928098</text:p>
              </table:table-cell>
              <table:table-cell office:value-type="float" office:value="0.934007">
                <text:p>0.934007</text:p>
              </table:table-cell>
              <table:table-cell office:value-type="float" office:value="0.934007">
                <text:p>0.934007</text:p>
              </table:table-cell>
              <table:table-cell office:value-type="float" office:value="0.933502">
                <text:p>0.933502</text:p>
              </table:table-cell>
              <table:table-cell office:value-type="float" office:value="0.933502">
                <text:p>0.933502</text:p>
              </table:table-cell>
              <table:table-cell office:value-type="float" office:value="0.933502">
                <text:p>0.933502</text:p>
              </table:table-cell>
              <table:table-cell office:value-type="float" office:value="0.934119">
                <text:p>0.934119</text:p>
              </table:table-cell>
              <table:table-cell office:value-type="float" office:value="0.934119">
                <text:p>0.934119</text:p>
              </table:table-cell>
              <table:table-cell office:value-type="float" office:value="0.949029">
                <text:p>0.949029</text:p>
              </table:table-cell>
              <table:table-cell office:value-type="float" office:value="0.949029">
                <text:p>0.949029</text:p>
              </table:table-cell>
              <table:table-cell office:value-type="float" office:value="0.949029">
                <text:p>0.949029</text:p>
              </table:table-cell>
              <table:table-cell office:value-type="float" office:value="0.937333">
                <text:p>0.937333</text:p>
              </table:table-cell>
              <table:table-cell office:value-type="float" office:value="0.937333">
                <text:p>0.937333</text:p>
              </table:table-cell>
              <table:table-cell office:value-type="float" office:value="0.940507">
                <text:p>0.940507</text:p>
              </table:table-cell>
              <table:table-cell office:value-type="float" office:value="0.940507">
                <text:p>0.940507</text:p>
              </table:table-cell>
              <table:table-cell office:value-type="float" office:value="0.940507">
                <text:p>0.940507</text:p>
              </table:table-cell>
              <table:table-cell office:value-type="float" office:value="0.960622">
                <text:p>0.960622</text:p>
              </table:table-cell>
              <table:table-cell office:value-type="float" office:value="0.960622">
                <text:p>0.960622</text:p>
              </table:table-cell>
              <table:table-cell office:value-type="float" office:value="0.988103">
                <text:p>0.988103</text:p>
              </table:table-cell>
              <table:table-cell office:value-type="float" office:value="0.988103">
                <text:p>0.988103</text:p>
              </table:table-cell>
              <table:table-cell office:value-type="float" office:value="0.916798">
                <text:p>0.9167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22953">
                <text:p>0.922953</text:p>
              </table:table-cell>
              <table:table-cell office:value-type="float" office:value="0.922953">
                <text:p>0.922953</text:p>
              </table:table-cell>
              <table:table-cell office:value-type="float" office:value="0.922953">
                <text:p>0.922953</text:p>
              </table:table-cell>
              <table:table-cell office:value-type="float" office:value="0.959337">
                <text:p>0.959337</text:p>
              </table:table-cell>
              <table:table-cell office:value-type="float" office:value="0.959337">
                <text:p>0.959337</text:p>
              </table:table-cell>
              <table:table-cell office:value-type="float" office:value="0.977521">
                <text:p>0.977521</text:p>
              </table:table-cell>
              <table:table-cell office:value-type="float" office:value="0.977521">
                <text:p>0.977521</text:p>
              </table:table-cell>
              <table:table-cell office:value-type="float" office:value="0.933135">
                <text:p>0.933135</text:p>
              </table:table-cell>
              <table:table-cell office:value-type="float" office:value="0.933135">
                <text:p>0.933135</text:p>
              </table:table-cell>
              <table:table-cell office:value-type="float" office:value="0.933135">
                <text:p>0.933135</text:p>
              </table:table-cell>
              <table:table-cell office:value-type="float" office:value="0.932572">
                <text:p>0.932572</text:p>
              </table:table-cell>
              <table:table-cell office:value-type="float" office:value="0.932572">
                <text:p>0.932572</text:p>
              </table:table-cell>
              <table:table-cell office:value-type="float" office:value="0.929415">
                <text:p>0.929415</text:p>
              </table:table-cell>
              <table:table-cell office:value-type="float" office:value="0.929415">
                <text:p>0.929415</text:p>
              </table:table-cell>
              <table:table-cell office:value-type="float" office:value="0.929415">
                <text:p>0.929415</text:p>
              </table:table-cell>
              <table:table-cell office:value-type="float" office:value="0.932662">
                <text:p>0.932662</text:p>
              </table:table-cell>
              <table:table-cell office:value-type="float" office:value="0.932662">
                <text:p>0.932662</text:p>
              </table:table-cell>
              <table:table-cell office:value-type="float" office:value="0.959852">
                <text:p>0.959852</text:p>
              </table:table-cell>
              <table:table-cell office:value-type="float" office:value="0.959852">
                <text:p>0.959852</text:p>
              </table:table-cell>
              <table:table-cell office:value-type="float" office:value="0.959852">
                <text:p>0.959852</text:p>
              </table:table-cell>
              <table:table-cell office:value-type="float" office:value="0.936598">
                <text:p>0.936598</text:p>
              </table:table-cell>
              <table:table-cell office:value-type="float" office:value="0.936598">
                <text:p>0.936598</text:p>
              </table:table-cell>
              <table:table-cell office:value-type="float" office:value="0.939386">
                <text:p>0.939386</text:p>
              </table:table-cell>
              <table:table-cell office:value-type="float" office:value="0.939386">
                <text:p>0.939386</text:p>
              </table:table-cell>
              <table:table-cell office:value-type="float" office:value="0.939386">
                <text:p>0.939386</text:p>
              </table:table-cell>
              <table:table-cell office:value-type="float" office:value="0.960942">
                <text:p>0.960942</text:p>
              </table:table-cell>
              <table:table-cell office:value-type="float" office:value="0.960942">
                <text:p>0.960942</text:p>
              </table:table-cell>
              <table:table-cell office:value-type="float" office:value="0.987621">
                <text:p>0.987621</text:p>
              </table:table-cell>
              <table:table-cell office:value-type="float" office:value="0.987621">
                <text:p>0.987621</text:p>
              </table:table-cell>
              <table:table-cell office:value-type="float" office:value="0.915987">
                <text:p>0.9159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1695">
                <text:p>0.921695</text:p>
              </table:table-cell>
              <table:table-cell office:value-type="float" office:value="0.921695">
                <text:p>0.921695</text:p>
              </table:table-cell>
              <table:table-cell office:value-type="float" office:value="0.921695">
                <text:p>0.921695</text:p>
              </table:table-cell>
              <table:table-cell office:value-type="float" office:value="0.962221">
                <text:p>0.962221</text:p>
              </table:table-cell>
              <table:table-cell office:value-type="float" office:value="0.962221">
                <text:p>0.962221</text:p>
              </table:table-cell>
              <table:table-cell office:value-type="float" office:value="0.979691">
                <text:p>0.979691</text:p>
              </table:table-cell>
              <table:table-cell office:value-type="float" office:value="0.979691">
                <text:p>0.979691</text:p>
              </table:table-cell>
              <table:table-cell office:value-type="float" office:value="0.938337">
                <text:p>0.938337</text:p>
              </table:table-cell>
              <table:table-cell office:value-type="float" office:value="0.938337">
                <text:p>0.938337</text:p>
              </table:table-cell>
              <table:table-cell office:value-type="float" office:value="0.938337">
                <text:p>0.938337</text:p>
              </table:table-cell>
              <table:table-cell office:value-type="float" office:value="0.928956">
                <text:p>0.928956</text:p>
              </table:table-cell>
              <table:table-cell office:value-type="float" office:value="0.928956">
                <text:p>0.928956</text:p>
              </table:table-cell>
              <table:table-cell office:value-type="float" office:value="0.928234">
                <text:p>0.928234</text:p>
              </table:table-cell>
              <table:table-cell office:value-type="float" office:value="0.928234">
                <text:p>0.928234</text:p>
              </table:table-cell>
              <table:table-cell office:value-type="float" office:value="0.928234">
                <text:p>0.928234</text:p>
              </table:table-cell>
              <table:table-cell office:value-type="float" office:value="0.931305">
                <text:p>0.931305</text:p>
              </table:table-cell>
              <table:table-cell office:value-type="float" office:value="0.931305">
                <text:p>0.931305</text:p>
              </table:table-cell>
              <table:table-cell office:value-type="float" office:value="0.955936">
                <text:p>0.955936</text:p>
              </table:table-cell>
              <table:table-cell office:value-type="float" office:value="0.955936">
                <text:p>0.955936</text:p>
              </table:table-cell>
              <table:table-cell office:value-type="float" office:value="0.955936">
                <text:p>0.955936</text:p>
              </table:table-cell>
              <table:table-cell office:value-type="float" office:value="0.937705">
                <text:p>0.937705</text:p>
              </table:table-cell>
              <table:table-cell office:value-type="float" office:value="0.937705">
                <text:p>0.937705</text:p>
              </table:table-cell>
              <table:table-cell office:value-type="float" office:value="0.933633">
                <text:p>0.933633</text:p>
              </table:table-cell>
              <table:table-cell office:value-type="float" office:value="0.933633">
                <text:p>0.933633</text:p>
              </table:table-cell>
              <table:table-cell office:value-type="float" office:value="0.933633">
                <text:p>0.933633</text:p>
              </table:table-cell>
              <table:table-cell office:value-type="float" office:value="0.959108">
                <text:p>0.959108</text:p>
              </table:table-cell>
              <table:table-cell office:value-type="float" office:value="0.959108">
                <text:p>0.959108</text:p>
              </table:table-cell>
              <table:table-cell office:value-type="float" office:value="0.986538">
                <text:p>0.986538</text:p>
              </table:table-cell>
              <table:table-cell office:value-type="float" office:value="0.986538">
                <text:p>0.986538</text:p>
              </table:table-cell>
              <table:table-cell office:value-type="float" office:value="0.911551">
                <text:p>0.9115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18676">
                <text:p>0.918676</text:p>
              </table:table-cell>
              <table:table-cell office:value-type="float" office:value="0.918676">
                <text:p>0.918676</text:p>
              </table:table-cell>
              <table:table-cell office:value-type="float" office:value="0.918676">
                <text:p>0.918676</text:p>
              </table:table-cell>
              <table:table-cell office:value-type="float" office:value="0.962095">
                <text:p>0.962095</text:p>
              </table:table-cell>
              <table:table-cell office:value-type="float" office:value="0.962095">
                <text:p>0.962095</text:p>
              </table:table-cell>
              <table:table-cell office:value-type="float" office:value="0.982054">
                <text:p>0.982054</text:p>
              </table:table-cell>
              <table:table-cell office:value-type="float" office:value="0.982054">
                <text:p>0.982054</text:p>
              </table:table-cell>
              <table:table-cell office:value-type="float" office:value="0.941102">
                <text:p>0.941102</text:p>
              </table:table-cell>
              <table:table-cell office:value-type="float" office:value="0.941102">
                <text:p>0.941102</text:p>
              </table:table-cell>
              <table:table-cell office:value-type="float" office:value="0.941102">
                <text:p>0.941102</text:p>
              </table:table-cell>
              <table:table-cell office:value-type="float" office:value="0.928066">
                <text:p>0.928066</text:p>
              </table:table-cell>
              <table:table-cell office:value-type="float" office:value="0.928066">
                <text:p>0.928066</text:p>
              </table:table-cell>
              <table:table-cell office:value-type="float" office:value="0.936743">
                <text:p>0.936743</text:p>
              </table:table-cell>
              <table:table-cell office:value-type="float" office:value="0.936743">
                <text:p>0.936743</text:p>
              </table:table-cell>
              <table:table-cell office:value-type="float" office:value="0.936743">
                <text:p>0.936743</text:p>
              </table:table-cell>
              <table:table-cell office:value-type="float" office:value="0.931761">
                <text:p>0.931761</text:p>
              </table:table-cell>
              <table:table-cell office:value-type="float" office:value="0.931761">
                <text:p>0.931761</text:p>
              </table:table-cell>
              <table:table-cell office:value-type="float" office:value="0.952861">
                <text:p>0.952861</text:p>
              </table:table-cell>
              <table:table-cell office:value-type="float" office:value="0.952861">
                <text:p>0.952861</text:p>
              </table:table-cell>
              <table:table-cell office:value-type="float" office:value="0.952861">
                <text:p>0.952861</text:p>
              </table:table-cell>
              <table:table-cell office:value-type="float" office:value="0.945127">
                <text:p>0.945127</text:p>
              </table:table-cell>
              <table:table-cell office:value-type="float" office:value="0.945127">
                <text:p>0.945127</text:p>
              </table:table-cell>
              <table:table-cell office:value-type="float" office:value="0.932937">
                <text:p>0.932937</text:p>
              </table:table-cell>
              <table:table-cell office:value-type="float" office:value="0.932937">
                <text:p>0.932937</text:p>
              </table:table-cell>
              <table:table-cell office:value-type="float" office:value="0.932937">
                <text:p>0.932937</text:p>
              </table:table-cell>
              <table:table-cell office:value-type="float" office:value="0.955421">
                <text:p>0.955421</text:p>
              </table:table-cell>
              <table:table-cell office:value-type="float" office:value="0.955421">
                <text:p>0.955421</text:p>
              </table:table-cell>
              <table:table-cell office:value-type="float" office:value="0.984009">
                <text:p>0.984009</text:p>
              </table:table-cell>
              <table:table-cell office:value-type="float" office:value="0.984009">
                <text:p>0.984009</text:p>
              </table:table-cell>
              <table:table-cell office:value-type="float" office:value="0.912887">
                <text:p>0.9128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3851">
                <text:p>0.923851</text:p>
              </table:table-cell>
              <table:table-cell office:value-type="float" office:value="0.923851">
                <text:p>0.923851</text:p>
              </table:table-cell>
              <table:table-cell office:value-type="float" office:value="0.923851">
                <text:p>0.923851</text:p>
              </table:table-cell>
              <table:table-cell office:value-type="float" office:value="0.95855">
                <text:p>0.95855</text:p>
              </table:table-cell>
              <table:table-cell office:value-type="float" office:value="0.95855">
                <text:p>0.95855</text:p>
              </table:table-cell>
              <table:table-cell office:value-type="float" office:value="0.979933">
                <text:p>0.979933</text:p>
              </table:table-cell>
              <table:table-cell office:value-type="float" office:value="0.979933">
                <text:p>0.979933</text:p>
              </table:table-cell>
              <table:table-cell office:value-type="float" office:value="0.950345">
                <text:p>0.950345</text:p>
              </table:table-cell>
              <table:table-cell office:value-type="float" office:value="0.950345">
                <text:p>0.950345</text:p>
              </table:table-cell>
              <table:table-cell office:value-type="float" office:value="0.950345">
                <text:p>0.950345</text:p>
              </table:table-cell>
              <table:table-cell office:value-type="float" office:value="0.926524">
                <text:p>0.926524</text:p>
              </table:table-cell>
              <table:table-cell office:value-type="float" office:value="0.926524">
                <text:p>0.926524</text:p>
              </table:table-cell>
              <table:table-cell office:value-type="float" office:value="0.943216">
                <text:p>0.943216</text:p>
              </table:table-cell>
              <table:table-cell office:value-type="float" office:value="0.943216">
                <text:p>0.943216</text:p>
              </table:table-cell>
              <table:table-cell office:value-type="float" office:value="0.943216">
                <text:p>0.943216</text:p>
              </table:table-cell>
              <table:table-cell office:value-type="float" office:value="0.933905">
                <text:p>0.933905</text:p>
              </table:table-cell>
              <table:table-cell office:value-type="float" office:value="0.933905">
                <text:p>0.933905</text:p>
              </table:table-cell>
              <table:table-cell office:value-type="float" office:value="0.955175">
                <text:p>0.955175</text:p>
              </table:table-cell>
              <table:table-cell office:value-type="float" office:value="0.955175">
                <text:p>0.955175</text:p>
              </table:table-cell>
              <table:table-cell office:value-type="float" office:value="0.955175">
                <text:p>0.955175</text:p>
              </table:table-cell>
              <table:table-cell office:value-type="float" office:value="0.941758">
                <text:p>0.941758</text:p>
              </table:table-cell>
              <table:table-cell office:value-type="float" office:value="0.941758">
                <text:p>0.941758</text:p>
              </table:table-cell>
              <table:table-cell office:value-type="float" office:value="0.933823">
                <text:p>0.933823</text:p>
              </table:table-cell>
              <table:table-cell office:value-type="float" office:value="0.933823">
                <text:p>0.933823</text:p>
              </table:table-cell>
              <table:table-cell office:value-type="float" office:value="0.933823">
                <text:p>0.933823</text:p>
              </table:table-cell>
              <table:table-cell office:value-type="float" office:value="0.963033">
                <text:p>0.963033</text:p>
              </table:table-cell>
              <table:table-cell office:value-type="float" office:value="0.963033">
                <text:p>0.963033</text:p>
              </table:table-cell>
              <table:table-cell office:value-type="float" office:value="0.981776">
                <text:p>0.981776</text:p>
              </table:table-cell>
              <table:table-cell office:value-type="float" office:value="0.981776">
                <text:p>0.981776</text:p>
              </table:table-cell>
              <table:table-cell office:value-type="float" office:value="0.912102">
                <text:p>0.912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23587">
                <text:p>0.923587</text:p>
              </table:table-cell>
              <table:table-cell office:value-type="float" office:value="0.923587">
                <text:p>0.923587</text:p>
              </table:table-cell>
              <table:table-cell office:value-type="float" office:value="0.923587">
                <text:p>0.923587</text:p>
              </table:table-cell>
              <table:table-cell office:value-type="float" office:value="0.965277">
                <text:p>0.965277</text:p>
              </table:table-cell>
              <table:table-cell office:value-type="float" office:value="0.965277">
                <text:p>0.965277</text:p>
              </table:table-cell>
              <table:table-cell office:value-type="float" office:value="0.979159">
                <text:p>0.979159</text:p>
              </table:table-cell>
              <table:table-cell office:value-type="float" office:value="0.979159">
                <text:p>0.979159</text:p>
              </table:table-cell>
              <table:table-cell office:value-type="float" office:value="0.950115">
                <text:p>0.950115</text:p>
              </table:table-cell>
              <table:table-cell office:value-type="float" office:value="0.950115">
                <text:p>0.950115</text:p>
              </table:table-cell>
              <table:table-cell office:value-type="float" office:value="0.950115">
                <text:p>0.950115</text:p>
              </table:table-cell>
              <table:table-cell office:value-type="float" office:value="0.923968">
                <text:p>0.923968</text:p>
              </table:table-cell>
              <table:table-cell office:value-type="float" office:value="0.923968">
                <text:p>0.923968</text:p>
              </table:table-cell>
              <table:table-cell office:value-type="float" office:value="0.940106">
                <text:p>0.940106</text:p>
              </table:table-cell>
              <table:table-cell office:value-type="float" office:value="0.940106">
                <text:p>0.940106</text:p>
              </table:table-cell>
              <table:table-cell office:value-type="float" office:value="0.940106">
                <text:p>0.940106</text:p>
              </table:table-cell>
              <table:table-cell office:value-type="float" office:value="0.930957">
                <text:p>0.930957</text:p>
              </table:table-cell>
              <table:table-cell office:value-type="float" office:value="0.930957">
                <text:p>0.930957</text:p>
              </table:table-cell>
              <table:table-cell office:value-type="float" office:value="0.959255">
                <text:p>0.959255</text:p>
              </table:table-cell>
              <table:table-cell office:value-type="float" office:value="0.959255">
                <text:p>0.959255</text:p>
              </table:table-cell>
              <table:table-cell office:value-type="float" office:value="0.959255">
                <text:p>0.959255</text:p>
              </table:table-cell>
              <table:table-cell office:value-type="float" office:value="0.942174">
                <text:p>0.942174</text:p>
              </table:table-cell>
              <table:table-cell office:value-type="float" office:value="0.942174">
                <text:p>0.942174</text:p>
              </table:table-cell>
              <table:table-cell office:value-type="float" office:value="0.93319">
                <text:p>0.93319</text:p>
              </table:table-cell>
              <table:table-cell office:value-type="float" office:value="0.93319">
                <text:p>0.93319</text:p>
              </table:table-cell>
              <table:table-cell office:value-type="float" office:value="0.93319">
                <text:p>0.93319</text:p>
              </table:table-cell>
              <table:table-cell office:value-type="float" office:value="0.960597">
                <text:p>0.960597</text:p>
              </table:table-cell>
              <table:table-cell office:value-type="float" office:value="0.960597">
                <text:p>0.960597</text:p>
              </table:table-cell>
              <table:table-cell office:value-type="float" office:value="0.98558">
                <text:p>0.98558</text:p>
              </table:table-cell>
              <table:table-cell office:value-type="float" office:value="0.98558">
                <text:p>0.98558</text:p>
              </table:table-cell>
              <table:table-cell office:value-type="float" office:value="0.918262">
                <text:p>0.9182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23487">
                <text:p>0.923487</text:p>
              </table:table-cell>
              <table:table-cell office:value-type="float" office:value="0.923487">
                <text:p>0.923487</text:p>
              </table:table-cell>
              <table:table-cell office:value-type="float" office:value="0.923487">
                <text:p>0.923487</text:p>
              </table:table-cell>
              <table:table-cell office:value-type="float" office:value="0.962688">
                <text:p>0.962688</text:p>
              </table:table-cell>
              <table:table-cell office:value-type="float" office:value="0.962688">
                <text:p>0.962688</text:p>
              </table:table-cell>
              <table:table-cell office:value-type="float" office:value="0.976416">
                <text:p>0.976416</text:p>
              </table:table-cell>
              <table:table-cell office:value-type="float" office:value="0.976416">
                <text:p>0.976416</text:p>
              </table:table-cell>
              <table:table-cell office:value-type="float" office:value="0.949052">
                <text:p>0.949052</text:p>
              </table:table-cell>
              <table:table-cell office:value-type="float" office:value="0.949052">
                <text:p>0.949052</text:p>
              </table:table-cell>
              <table:table-cell office:value-type="float" office:value="0.949052">
                <text:p>0.949052</text:p>
              </table:table-cell>
              <table:table-cell office:value-type="float" office:value="0.925058">
                <text:p>0.925058</text:p>
              </table:table-cell>
              <table:table-cell office:value-type="float" office:value="0.925058">
                <text:p>0.925058</text:p>
              </table:table-cell>
              <table:table-cell office:value-type="float" office:value="0.940097">
                <text:p>0.940097</text:p>
              </table:table-cell>
              <table:table-cell office:value-type="float" office:value="0.940097">
                <text:p>0.940097</text:p>
              </table:table-cell>
              <table:table-cell office:value-type="float" office:value="0.940097">
                <text:p>0.940097</text:p>
              </table:table-cell>
              <table:table-cell office:value-type="float" office:value="0.929805">
                <text:p>0.929805</text:p>
              </table:table-cell>
              <table:table-cell office:value-type="float" office:value="0.929805">
                <text:p>0.929805</text:p>
              </table:table-cell>
              <table:table-cell office:value-type="float" office:value="0.961845">
                <text:p>0.961845</text:p>
              </table:table-cell>
              <table:table-cell office:value-type="float" office:value="0.961845">
                <text:p>0.961845</text:p>
              </table:table-cell>
              <table:table-cell office:value-type="float" office:value="0.961845">
                <text:p>0.961845</text:p>
              </table:table-cell>
              <table:table-cell office:value-type="float" office:value="0.943114">
                <text:p>0.943114</text:p>
              </table:table-cell>
              <table:table-cell office:value-type="float" office:value="0.943114">
                <text:p>0.943114</text:p>
              </table:table-cell>
              <table:table-cell office:value-type="float" office:value="0.933149">
                <text:p>0.933149</text:p>
              </table:table-cell>
              <table:table-cell office:value-type="float" office:value="0.933149">
                <text:p>0.933149</text:p>
              </table:table-cell>
              <table:table-cell office:value-type="float" office:value="0.933149">
                <text:p>0.933149</text:p>
              </table:table-cell>
              <table:table-cell office:value-type="float" office:value="0.958619">
                <text:p>0.958619</text:p>
              </table:table-cell>
              <table:table-cell office:value-type="float" office:value="0.958619">
                <text:p>0.958619</text:p>
              </table:table-cell>
              <table:table-cell office:value-type="float" office:value="0.986628">
                <text:p>0.986628</text:p>
              </table:table-cell>
              <table:table-cell office:value-type="float" office:value="0.986628">
                <text:p>0.986628</text:p>
              </table:table-cell>
              <table:table-cell office:value-type="float" office:value="0.922232">
                <text:p>0.922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4472">
                <text:p>0.924472</text:p>
              </table:table-cell>
              <table:table-cell office:value-type="float" office:value="0.924472">
                <text:p>0.924472</text:p>
              </table:table-cell>
              <table:table-cell office:value-type="float" office:value="0.924472">
                <text:p>0.924472</text:p>
              </table:table-cell>
              <table:table-cell office:value-type="float" office:value="0.963065">
                <text:p>0.963065</text:p>
              </table:table-cell>
              <table:table-cell office:value-type="float" office:value="0.963065">
                <text:p>0.963065</text:p>
              </table:table-cell>
              <table:table-cell office:value-type="float" office:value="0.977829">
                <text:p>0.977829</text:p>
              </table:table-cell>
              <table:table-cell office:value-type="float" office:value="0.977829">
                <text:p>0.977829</text:p>
              </table:table-cell>
              <table:table-cell office:value-type="float" office:value="0.952223">
                <text:p>0.952223</text:p>
              </table:table-cell>
              <table:table-cell office:value-type="float" office:value="0.952223">
                <text:p>0.952223</text:p>
              </table:table-cell>
              <table:table-cell office:value-type="float" office:value="0.952223">
                <text:p>0.952223</text:p>
              </table:table-cell>
              <table:table-cell office:value-type="float" office:value="0.924665">
                <text:p>0.924665</text:p>
              </table:table-cell>
              <table:table-cell office:value-type="float" office:value="0.924665">
                <text:p>0.924665</text:p>
              </table:table-cell>
              <table:table-cell office:value-type="float" office:value="0.944899">
                <text:p>0.944899</text:p>
              </table:table-cell>
              <table:table-cell office:value-type="float" office:value="0.944899">
                <text:p>0.944899</text:p>
              </table:table-cell>
              <table:table-cell office:value-type="float" office:value="0.944899">
                <text:p>0.944899</text:p>
              </table:table-cell>
              <table:table-cell office:value-type="float" office:value="0.930284">
                <text:p>0.930284</text:p>
              </table:table-cell>
              <table:table-cell office:value-type="float" office:value="0.930284">
                <text:p>0.930284</text:p>
              </table:table-cell>
              <table:table-cell office:value-type="float" office:value="0.967767">
                <text:p>0.967767</text:p>
              </table:table-cell>
              <table:table-cell office:value-type="float" office:value="0.967767">
                <text:p>0.967767</text:p>
              </table:table-cell>
              <table:table-cell office:value-type="float" office:value="0.967767">
                <text:p>0.967767</text:p>
              </table:table-cell>
              <table:table-cell office:value-type="float" office:value="0.944362">
                <text:p>0.944362</text:p>
              </table:table-cell>
              <table:table-cell office:value-type="float" office:value="0.944362">
                <text:p>0.944362</text:p>
              </table:table-cell>
              <table:table-cell office:value-type="float" office:value="0.935223">
                <text:p>0.935223</text:p>
              </table:table-cell>
              <table:table-cell office:value-type="float" office:value="0.935223">
                <text:p>0.935223</text:p>
              </table:table-cell>
              <table:table-cell office:value-type="float" office:value="0.935223">
                <text:p>0.935223</text:p>
              </table:table-cell>
              <table:table-cell office:value-type="float" office:value="0.965388">
                <text:p>0.965388</text:p>
              </table:table-cell>
              <table:table-cell office:value-type="float" office:value="0.965388">
                <text:p>0.965388</text:p>
              </table:table-cell>
              <table:table-cell office:value-type="float" office:value="0.986166">
                <text:p>0.986166</text:p>
              </table:table-cell>
              <table:table-cell office:value-type="float" office:value="0.986166">
                <text:p>0.986166</text:p>
              </table:table-cell>
              <table:table-cell office:value-type="float" office:value="0.92137">
                <text:p>0.921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21494">
                <text:p>0.921494</text:p>
              </table:table-cell>
              <table:table-cell office:value-type="float" office:value="0.921494">
                <text:p>0.921494</text:p>
              </table:table-cell>
              <table:table-cell office:value-type="float" office:value="0.921494">
                <text:p>0.921494</text:p>
              </table:table-cell>
              <table:table-cell office:value-type="float" office:value="0.962774">
                <text:p>0.962774</text:p>
              </table:table-cell>
              <table:table-cell office:value-type="float" office:value="0.962774">
                <text:p>0.962774</text:p>
              </table:table-cell>
              <table:table-cell office:value-type="float" office:value="0.975649">
                <text:p>0.975649</text:p>
              </table:table-cell>
              <table:table-cell office:value-type="float" office:value="0.975649">
                <text:p>0.975649</text:p>
              </table:table-cell>
              <table:table-cell office:value-type="float" office:value="0.953218">
                <text:p>0.953218</text:p>
              </table:table-cell>
              <table:table-cell office:value-type="float" office:value="0.953218">
                <text:p>0.953218</text:p>
              </table:table-cell>
              <table:table-cell office:value-type="float" office:value="0.953218">
                <text:p>0.953218</text:p>
              </table:table-cell>
              <table:table-cell office:value-type="float" office:value="0.92465">
                <text:p>0.92465</text:p>
              </table:table-cell>
              <table:table-cell office:value-type="float" office:value="0.92465">
                <text:p>0.92465</text:p>
              </table:table-cell>
              <table:table-cell office:value-type="float" office:value="0.941408">
                <text:p>0.941408</text:p>
              </table:table-cell>
              <table:table-cell office:value-type="float" office:value="0.941408">
                <text:p>0.941408</text:p>
              </table:table-cell>
              <table:table-cell office:value-type="float" office:value="0.941408">
                <text:p>0.941408</text:p>
              </table:table-cell>
              <table:table-cell office:value-type="float" office:value="0.926902">
                <text:p>0.926902</text:p>
              </table:table-cell>
              <table:table-cell office:value-type="float" office:value="0.926902">
                <text:p>0.926902</text:p>
              </table:table-cell>
              <table:table-cell office:value-type="float" office:value="0.96698">
                <text:p>0.96698</text:p>
              </table:table-cell>
              <table:table-cell office:value-type="float" office:value="0.96698">
                <text:p>0.96698</text:p>
              </table:table-cell>
              <table:table-cell office:value-type="float" office:value="0.96698">
                <text:p>0.96698</text:p>
              </table:table-cell>
              <table:table-cell office:value-type="float" office:value="0.944322">
                <text:p>0.944322</text:p>
              </table:table-cell>
              <table:table-cell office:value-type="float" office:value="0.944322">
                <text:p>0.944322</text:p>
              </table:table-cell>
              <table:table-cell office:value-type="float" office:value="0.94173">
                <text:p>0.94173</text:p>
              </table:table-cell>
              <table:table-cell office:value-type="float" office:value="0.94173">
                <text:p>0.94173</text:p>
              </table:table-cell>
              <table:table-cell office:value-type="float" office:value="0.94173">
                <text:p>0.94173</text:p>
              </table:table-cell>
              <table:table-cell office:value-type="float" office:value="0.960694">
                <text:p>0.960694</text:p>
              </table:table-cell>
              <table:table-cell office:value-type="float" office:value="0.960694">
                <text:p>0.960694</text:p>
              </table:table-cell>
              <table:table-cell office:value-type="float" office:value="0.986193">
                <text:p>0.986193</text:p>
              </table:table-cell>
              <table:table-cell office:value-type="float" office:value="0.986193">
                <text:p>0.986193</text:p>
              </table:table-cell>
              <table:table-cell office:value-type="float" office:value="0.924038">
                <text:p>0.9240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23046">
                <text:p>0.923046</text:p>
              </table:table-cell>
              <table:table-cell office:value-type="float" office:value="0.923046">
                <text:p>0.923046</text:p>
              </table:table-cell>
              <table:table-cell office:value-type="float" office:value="0.923046">
                <text:p>0.923046</text:p>
              </table:table-cell>
              <table:table-cell office:value-type="float" office:value="0.964597">
                <text:p>0.964597</text:p>
              </table:table-cell>
              <table:table-cell office:value-type="float" office:value="0.964597">
                <text:p>0.964597</text:p>
              </table:table-cell>
              <table:table-cell office:value-type="float" office:value="0.969862">
                <text:p>0.969862</text:p>
              </table:table-cell>
              <table:table-cell office:value-type="float" office:value="0.969862">
                <text:p>0.969862</text:p>
              </table:table-cell>
              <table:table-cell office:value-type="float" office:value="0.956664">
                <text:p>0.956664</text:p>
              </table:table-cell>
              <table:table-cell office:value-type="float" office:value="0.956664">
                <text:p>0.956664</text:p>
              </table:table-cell>
              <table:table-cell office:value-type="float" office:value="0.956664">
                <text:p>0.956664</text:p>
              </table:table-cell>
              <table:table-cell office:value-type="float" office:value="0.925251">
                <text:p>0.925251</text:p>
              </table:table-cell>
              <table:table-cell office:value-type="float" office:value="0.925251">
                <text:p>0.925251</text:p>
              </table:table-cell>
              <table:table-cell office:value-type="float" office:value="0.939115">
                <text:p>0.939115</text:p>
              </table:table-cell>
              <table:table-cell office:value-type="float" office:value="0.939115">
                <text:p>0.939115</text:p>
              </table:table-cell>
              <table:table-cell office:value-type="float" office:value="0.939115">
                <text:p>0.939115</text:p>
              </table:table-cell>
              <table:table-cell office:value-type="float" office:value="0.92812">
                <text:p>0.92812</text:p>
              </table:table-cell>
              <table:table-cell office:value-type="float" office:value="0.92812">
                <text:p>0.92812</text:p>
              </table:table-cell>
              <table:table-cell office:value-type="float" office:value="0.964815">
                <text:p>0.964815</text:p>
              </table:table-cell>
              <table:table-cell office:value-type="float" office:value="0.964815">
                <text:p>0.964815</text:p>
              </table:table-cell>
              <table:table-cell office:value-type="float" office:value="0.964815">
                <text:p>0.964815</text:p>
              </table:table-cell>
              <table:table-cell office:value-type="float" office:value="0.943672">
                <text:p>0.943672</text:p>
              </table:table-cell>
              <table:table-cell office:value-type="float" office:value="0.943672">
                <text:p>0.943672</text:p>
              </table:table-cell>
              <table:table-cell office:value-type="float" office:value="0.941958">
                <text:p>0.941958</text:p>
              </table:table-cell>
              <table:table-cell office:value-type="float" office:value="0.941958">
                <text:p>0.941958</text:p>
              </table:table-cell>
              <table:table-cell office:value-type="float" office:value="0.941958">
                <text:p>0.941958</text:p>
              </table:table-cell>
              <table:table-cell office:value-type="float" office:value="0.961748">
                <text:p>0.961748</text:p>
              </table:table-cell>
              <table:table-cell office:value-type="float" office:value="0.961748">
                <text:p>0.961748</text:p>
              </table:table-cell>
              <table:table-cell office:value-type="float" office:value="0.986818">
                <text:p>0.986818</text:p>
              </table:table-cell>
              <table:table-cell office:value-type="float" office:value="0.986818">
                <text:p>0.986818</text:p>
              </table:table-cell>
              <table:table-cell office:value-type="float" office:value="0.924572">
                <text:p>0.9245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6034">
                <text:p>0.926034</text:p>
              </table:table-cell>
              <table:table-cell office:value-type="float" office:value="0.926034">
                <text:p>0.926034</text:p>
              </table:table-cell>
              <table:table-cell office:value-type="float" office:value="0.926034">
                <text:p>0.926034</text:p>
              </table:table-cell>
              <table:table-cell office:value-type="float" office:value="0.968272">
                <text:p>0.968272</text:p>
              </table:table-cell>
              <table:table-cell office:value-type="float" office:value="0.968272">
                <text:p>0.968272</text:p>
              </table:table-cell>
              <table:table-cell office:value-type="float" office:value="0.969658">
                <text:p>0.969658</text:p>
              </table:table-cell>
              <table:table-cell office:value-type="float" office:value="0.969658">
                <text:p>0.969658</text:p>
              </table:table-cell>
              <table:table-cell office:value-type="float" office:value="0.951189">
                <text:p>0.951189</text:p>
              </table:table-cell>
              <table:table-cell office:value-type="float" office:value="0.951189">
                <text:p>0.951189</text:p>
              </table:table-cell>
              <table:table-cell office:value-type="float" office:value="0.951189">
                <text:p>0.951189</text:p>
              </table:table-cell>
              <table:table-cell office:value-type="float" office:value="0.924407">
                <text:p>0.924407</text:p>
              </table:table-cell>
              <table:table-cell office:value-type="float" office:value="0.924407">
                <text:p>0.924407</text:p>
              </table:table-cell>
              <table:table-cell office:value-type="float" office:value="0.934546">
                <text:p>0.934546</text:p>
              </table:table-cell>
              <table:table-cell office:value-type="float" office:value="0.934546">
                <text:p>0.934546</text:p>
              </table:table-cell>
              <table:table-cell office:value-type="float" office:value="0.934546">
                <text:p>0.934546</text:p>
              </table:table-cell>
              <table:table-cell office:value-type="float" office:value="0.926146">
                <text:p>0.926146</text:p>
              </table:table-cell>
              <table:table-cell office:value-type="float" office:value="0.926146">
                <text:p>0.926146</text:p>
              </table:table-cell>
              <table:table-cell office:value-type="float" office:value="0.964002">
                <text:p>0.964002</text:p>
              </table:table-cell>
              <table:table-cell office:value-type="float" office:value="0.964002">
                <text:p>0.964002</text:p>
              </table:table-cell>
              <table:table-cell office:value-type="float" office:value="0.964002">
                <text:p>0.964002</text:p>
              </table:table-cell>
              <table:table-cell office:value-type="float" office:value="0.939037">
                <text:p>0.939037</text:p>
              </table:table-cell>
              <table:table-cell office:value-type="float" office:value="0.939037">
                <text:p>0.939037</text:p>
              </table:table-cell>
              <table:table-cell office:value-type="float" office:value="0.947375">
                <text:p>0.947375</text:p>
              </table:table-cell>
              <table:table-cell office:value-type="float" office:value="0.947375">
                <text:p>0.947375</text:p>
              </table:table-cell>
              <table:table-cell office:value-type="float" office:value="0.947375">
                <text:p>0.947375</text:p>
              </table:table-cell>
              <table:table-cell office:value-type="float" office:value="0.964667">
                <text:p>0.964667</text:p>
              </table:table-cell>
              <table:table-cell office:value-type="float" office:value="0.964667">
                <text:p>0.964667</text:p>
              </table:table-cell>
              <table:table-cell office:value-type="float" office:value="0.984434">
                <text:p>0.984434</text:p>
              </table:table-cell>
              <table:table-cell office:value-type="float" office:value="0.984434">
                <text:p>0.984434</text:p>
              </table:table-cell>
              <table:table-cell office:value-type="float" office:value="0.92627">
                <text:p>0.92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1075">
                <text:p>0.931075</text:p>
              </table:table-cell>
              <table:table-cell office:value-type="float" office:value="0.931075">
                <text:p>0.931075</text:p>
              </table:table-cell>
              <table:table-cell office:value-type="float" office:value="0.931075">
                <text:p>0.931075</text:p>
              </table:table-cell>
              <table:table-cell office:value-type="float" office:value="0.965426">
                <text:p>0.965426</text:p>
              </table:table-cell>
              <table:table-cell office:value-type="float" office:value="0.965426">
                <text:p>0.965426</text:p>
              </table:table-cell>
              <table:table-cell office:value-type="float" office:value="0.972515">
                <text:p>0.972515</text:p>
              </table:table-cell>
              <table:table-cell office:value-type="float" office:value="0.972515">
                <text:p>0.972515</text:p>
              </table:table-cell>
              <table:table-cell office:value-type="float" office:value="0.953505">
                <text:p>0.953505</text:p>
              </table:table-cell>
              <table:table-cell office:value-type="float" office:value="0.953505">
                <text:p>0.953505</text:p>
              </table:table-cell>
              <table:table-cell office:value-type="float" office:value="0.953505">
                <text:p>0.953505</text:p>
              </table:table-cell>
              <table:table-cell office:value-type="float" office:value="0.923796">
                <text:p>0.923796</text:p>
              </table:table-cell>
              <table:table-cell office:value-type="float" office:value="0.923796">
                <text:p>0.923796</text:p>
              </table:table-cell>
              <table:table-cell office:value-type="float" office:value="0.93177">
                <text:p>0.93177</text:p>
              </table:table-cell>
              <table:table-cell office:value-type="float" office:value="0.93177">
                <text:p>0.93177</text:p>
              </table:table-cell>
              <table:table-cell office:value-type="float" office:value="0.93177">
                <text:p>0.93177</text:p>
              </table:table-cell>
              <table:table-cell office:value-type="float" office:value="0.927372">
                <text:p>0.927372</text:p>
              </table:table-cell>
              <table:table-cell office:value-type="float" office:value="0.927372">
                <text:p>0.927372</text:p>
              </table:table-cell>
              <table:table-cell office:value-type="float" office:value="0.965509">
                <text:p>0.965509</text:p>
              </table:table-cell>
              <table:table-cell office:value-type="float" office:value="0.965509">
                <text:p>0.965509</text:p>
              </table:table-cell>
              <table:table-cell office:value-type="float" office:value="0.965509">
                <text:p>0.965509</text:p>
              </table:table-cell>
              <table:table-cell office:value-type="float" office:value="0.937197">
                <text:p>0.937197</text:p>
              </table:table-cell>
              <table:table-cell office:value-type="float" office:value="0.937197">
                <text:p>0.937197</text:p>
              </table:table-cell>
              <table:table-cell office:value-type="float" office:value="0.946774">
                <text:p>0.946774</text:p>
              </table:table-cell>
              <table:table-cell office:value-type="float" office:value="0.946774">
                <text:p>0.946774</text:p>
              </table:table-cell>
              <table:table-cell office:value-type="float" office:value="0.946774">
                <text:p>0.946774</text:p>
              </table:table-cell>
              <table:table-cell office:value-type="float" office:value="0.96948">
                <text:p>0.96948</text:p>
              </table:table-cell>
              <table:table-cell office:value-type="float" office:value="0.96948">
                <text:p>0.96948</text:p>
              </table:table-cell>
              <table:table-cell office:value-type="float" office:value="0.984246">
                <text:p>0.984246</text:p>
              </table:table-cell>
              <table:table-cell office:value-type="float" office:value="0.984246">
                <text:p>0.984246</text:p>
              </table:table-cell>
              <table:table-cell office:value-type="float" office:value="0.922274">
                <text:p>0.922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2242">
                <text:p>0.932242</text:p>
              </table:table-cell>
              <table:table-cell office:value-type="float" office:value="0.932242">
                <text:p>0.932242</text:p>
              </table:table-cell>
              <table:table-cell office:value-type="float" office:value="0.932242">
                <text:p>0.932242</text:p>
              </table:table-cell>
              <table:table-cell office:value-type="float" office:value="0.964985">
                <text:p>0.964985</text:p>
              </table:table-cell>
              <table:table-cell office:value-type="float" office:value="0.964985">
                <text:p>0.964985</text:p>
              </table:table-cell>
              <table:table-cell office:value-type="float" office:value="0.970169">
                <text:p>0.970169</text:p>
              </table:table-cell>
              <table:table-cell office:value-type="float" office:value="0.970169">
                <text:p>0.970169</text:p>
              </table:table-cell>
              <table:table-cell office:value-type="float" office:value="0.96155">
                <text:p>0.96155</text:p>
              </table:table-cell>
              <table:table-cell office:value-type="float" office:value="0.96155">
                <text:p>0.96155</text:p>
              </table:table-cell>
              <table:table-cell office:value-type="float" office:value="0.96155">
                <text:p>0.96155</text:p>
              </table:table-cell>
              <table:table-cell office:value-type="float" office:value="0.924747">
                <text:p>0.924747</text:p>
              </table:table-cell>
              <table:table-cell office:value-type="float" office:value="0.924747">
                <text:p>0.924747</text:p>
              </table:table-cell>
              <table:table-cell office:value-type="float" office:value="0.93346">
                <text:p>0.93346</text:p>
              </table:table-cell>
              <table:table-cell office:value-type="float" office:value="0.93346">
                <text:p>0.93346</text:p>
              </table:table-cell>
              <table:table-cell office:value-type="float" office:value="0.93346">
                <text:p>0.93346</text:p>
              </table:table-cell>
              <table:table-cell office:value-type="float" office:value="0.924743">
                <text:p>0.924743</text:p>
              </table:table-cell>
              <table:table-cell office:value-type="float" office:value="0.924743">
                <text:p>0.924743</text:p>
              </table:table-cell>
              <table:table-cell office:value-type="float" office:value="0.970436">
                <text:p>0.970436</text:p>
              </table:table-cell>
              <table:table-cell office:value-type="float" office:value="0.970436">
                <text:p>0.970436</text:p>
              </table:table-cell>
              <table:table-cell office:value-type="float" office:value="0.970436">
                <text:p>0.970436</text:p>
              </table:table-cell>
              <table:table-cell office:value-type="float" office:value="0.940175">
                <text:p>0.940175</text:p>
              </table:table-cell>
              <table:table-cell office:value-type="float" office:value="0.940175">
                <text:p>0.940175</text:p>
              </table:table-cell>
              <table:table-cell office:value-type="float" office:value="0.943203">
                <text:p>0.943203</text:p>
              </table:table-cell>
              <table:table-cell office:value-type="float" office:value="0.943203">
                <text:p>0.943203</text:p>
              </table:table-cell>
              <table:table-cell office:value-type="float" office:value="0.943203">
                <text:p>0.943203</text:p>
              </table:table-cell>
              <table:table-cell office:value-type="float" office:value="0.971506">
                <text:p>0.971506</text:p>
              </table:table-cell>
              <table:table-cell office:value-type="float" office:value="0.971506">
                <text:p>0.971506</text:p>
              </table:table-cell>
              <table:table-cell office:value-type="float" office:value="0.98314">
                <text:p>0.98314</text:p>
              </table:table-cell>
              <table:table-cell office:value-type="float" office:value="0.98314">
                <text:p>0.98314</text:p>
              </table:table-cell>
              <table:table-cell office:value-type="float" office:value="0.919285">
                <text:p>0.9192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3054">
                <text:p>0.933054</text:p>
              </table:table-cell>
              <table:table-cell office:value-type="float" office:value="0.933054">
                <text:p>0.933054</text:p>
              </table:table-cell>
              <table:table-cell office:value-type="float" office:value="0.933054">
                <text:p>0.933054</text:p>
              </table:table-cell>
              <table:table-cell office:value-type="float" office:value="0.962481">
                <text:p>0.962481</text:p>
              </table:table-cell>
              <table:table-cell office:value-type="float" office:value="0.962481">
                <text:p>0.962481</text:p>
              </table:table-cell>
              <table:table-cell office:value-type="float" office:value="0.966142">
                <text:p>0.966142</text:p>
              </table:table-cell>
              <table:table-cell office:value-type="float" office:value="0.966142">
                <text:p>0.966142</text:p>
              </table:table-cell>
              <table:table-cell office:value-type="float" office:value="0.960634">
                <text:p>0.960634</text:p>
              </table:table-cell>
              <table:table-cell office:value-type="float" office:value="0.960634">
                <text:p>0.960634</text:p>
              </table:table-cell>
              <table:table-cell office:value-type="float" office:value="0.960634">
                <text:p>0.960634</text:p>
              </table:table-cell>
              <table:table-cell office:value-type="float" office:value="0.927987">
                <text:p>0.927987</text:p>
              </table:table-cell>
              <table:table-cell office:value-type="float" office:value="0.927987">
                <text:p>0.927987</text:p>
              </table:table-cell>
              <table:table-cell office:value-type="float" office:value="0.932357">
                <text:p>0.932357</text:p>
              </table:table-cell>
              <table:table-cell office:value-type="float" office:value="0.932357">
                <text:p>0.932357</text:p>
              </table:table-cell>
              <table:table-cell office:value-type="float" office:value="0.932357">
                <text:p>0.932357</text:p>
              </table:table-cell>
              <table:table-cell office:value-type="float" office:value="0.931986">
                <text:p>0.931986</text:p>
              </table:table-cell>
              <table:table-cell office:value-type="float" office:value="0.931986">
                <text:p>0.931986</text:p>
              </table:table-cell>
              <table:table-cell office:value-type="float" office:value="0.96735">
                <text:p>0.96735</text:p>
              </table:table-cell>
              <table:table-cell office:value-type="float" office:value="0.96735">
                <text:p>0.96735</text:p>
              </table:table-cell>
              <table:table-cell office:value-type="float" office:value="0.96735">
                <text:p>0.96735</text:p>
              </table:table-cell>
              <table:table-cell office:value-type="float" office:value="0.941486">
                <text:p>0.941486</text:p>
              </table:table-cell>
              <table:table-cell office:value-type="float" office:value="0.941486">
                <text:p>0.941486</text:p>
              </table:table-cell>
              <table:table-cell office:value-type="float" office:value="0.946558">
                <text:p>0.946558</text:p>
              </table:table-cell>
              <table:table-cell office:value-type="float" office:value="0.946558">
                <text:p>0.946558</text:p>
              </table:table-cell>
              <table:table-cell office:value-type="float" office:value="0.946558">
                <text:p>0.946558</text:p>
              </table:table-cell>
              <table:table-cell office:value-type="float" office:value="0.969539">
                <text:p>0.969539</text:p>
              </table:table-cell>
              <table:table-cell office:value-type="float" office:value="0.969539">
                <text:p>0.969539</text:p>
              </table:table-cell>
              <table:table-cell office:value-type="float" office:value="0.983364">
                <text:p>0.983364</text:p>
              </table:table-cell>
              <table:table-cell office:value-type="float" office:value="0.983364">
                <text:p>0.983364</text:p>
              </table:table-cell>
              <table:table-cell office:value-type="float" office:value="0.918701">
                <text:p>0.9187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5005">
                <text:p>0.935005</text:p>
              </table:table-cell>
              <table:table-cell office:value-type="float" office:value="0.935005">
                <text:p>0.935005</text:p>
              </table:table-cell>
              <table:table-cell office:value-type="float" office:value="0.935005">
                <text:p>0.935005</text:p>
              </table:table-cell>
              <table:table-cell office:value-type="float" office:value="0.958681">
                <text:p>0.958681</text:p>
              </table:table-cell>
              <table:table-cell office:value-type="float" office:value="0.958681">
                <text:p>0.958681</text:p>
              </table:table-cell>
              <table:table-cell office:value-type="float" office:value="0.963073">
                <text:p>0.963073</text:p>
              </table:table-cell>
              <table:table-cell office:value-type="float" office:value="0.963073">
                <text:p>0.963073</text:p>
              </table:table-cell>
              <table:table-cell office:value-type="float" office:value="0.9678">
                <text:p>0.9678</text:p>
              </table:table-cell>
              <table:table-cell office:value-type="float" office:value="0.9678">
                <text:p>0.9678</text:p>
              </table:table-cell>
              <table:table-cell office:value-type="float" office:value="0.9678">
                <text:p>0.9678</text:p>
              </table:table-cell>
              <table:table-cell office:value-type="float" office:value="0.928678">
                <text:p>0.928678</text:p>
              </table:table-cell>
              <table:table-cell office:value-type="float" office:value="0.928678">
                <text:p>0.928678</text:p>
              </table:table-cell>
              <table:table-cell office:value-type="float" office:value="0.930457">
                <text:p>0.930457</text:p>
              </table:table-cell>
              <table:table-cell office:value-type="float" office:value="0.930457">
                <text:p>0.930457</text:p>
              </table:table-cell>
              <table:table-cell office:value-type="float" office:value="0.930457">
                <text:p>0.930457</text:p>
              </table:table-cell>
              <table:table-cell office:value-type="float" office:value="0.927414">
                <text:p>0.927414</text:p>
              </table:table-cell>
              <table:table-cell office:value-type="float" office:value="0.927414">
                <text:p>0.927414</text:p>
              </table:table-cell>
              <table:table-cell office:value-type="float" office:value="0.970305">
                <text:p>0.970305</text:p>
              </table:table-cell>
              <table:table-cell office:value-type="float" office:value="0.970305">
                <text:p>0.970305</text:p>
              </table:table-cell>
              <table:table-cell office:value-type="float" office:value="0.970305">
                <text:p>0.970305</text:p>
              </table:table-cell>
              <table:table-cell office:value-type="float" office:value="0.937745">
                <text:p>0.937745</text:p>
              </table:table-cell>
              <table:table-cell office:value-type="float" office:value="0.937745">
                <text:p>0.937745</text:p>
              </table:table-cell>
              <table:table-cell office:value-type="float" office:value="0.945645">
                <text:p>0.945645</text:p>
              </table:table-cell>
              <table:table-cell office:value-type="float" office:value="0.945645">
                <text:p>0.945645</text:p>
              </table:table-cell>
              <table:table-cell office:value-type="float" office:value="0.945645">
                <text:p>0.945645</text:p>
              </table:table-cell>
              <table:table-cell office:value-type="float" office:value="0.973208">
                <text:p>0.973208</text:p>
              </table:table-cell>
              <table:table-cell office:value-type="float" office:value="0.973208">
                <text:p>0.973208</text:p>
              </table:table-cell>
              <table:table-cell office:value-type="float" office:value="0.980589">
                <text:p>0.980589</text:p>
              </table:table-cell>
              <table:table-cell office:value-type="float" office:value="0.980589">
                <text:p>0.980589</text:p>
              </table:table-cell>
              <table:table-cell office:value-type="float" office:value="0.915873">
                <text:p>0.915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8004">
                <text:p>0.938004</text:p>
              </table:table-cell>
              <table:table-cell office:value-type="float" office:value="0.938004">
                <text:p>0.938004</text:p>
              </table:table-cell>
              <table:table-cell office:value-type="float" office:value="0.938004">
                <text:p>0.938004</text:p>
              </table:table-cell>
              <table:table-cell office:value-type="float" office:value="0.960832">
                <text:p>0.960832</text:p>
              </table:table-cell>
              <table:table-cell office:value-type="float" office:value="0.960832">
                <text:p>0.960832</text:p>
              </table:table-cell>
              <table:table-cell office:value-type="float" office:value="0.964147">
                <text:p>0.964147</text:p>
              </table:table-cell>
              <table:table-cell office:value-type="float" office:value="0.964147">
                <text:p>0.964147</text:p>
              </table:table-cell>
              <table:table-cell office:value-type="float" office:value="0.974201">
                <text:p>0.974201</text:p>
              </table:table-cell>
              <table:table-cell office:value-type="float" office:value="0.974201">
                <text:p>0.974201</text:p>
              </table:table-cell>
              <table:table-cell office:value-type="float" office:value="0.974201">
                <text:p>0.974201</text:p>
              </table:table-cell>
              <table:table-cell office:value-type="float" office:value="0.926798">
                <text:p>0.926798</text:p>
              </table:table-cell>
              <table:table-cell office:value-type="float" office:value="0.926798">
                <text:p>0.926798</text:p>
              </table:table-cell>
              <table:table-cell office:value-type="float" office:value="0.930995">
                <text:p>0.930995</text:p>
              </table:table-cell>
              <table:table-cell office:value-type="float" office:value="0.930995">
                <text:p>0.930995</text:p>
              </table:table-cell>
              <table:table-cell office:value-type="float" office:value="0.930995">
                <text:p>0.930995</text:p>
              </table:table-cell>
              <table:table-cell office:value-type="float" office:value="0.926875">
                <text:p>0.926875</text:p>
              </table:table-cell>
              <table:table-cell office:value-type="float" office:value="0.926875">
                <text:p>0.926875</text:p>
              </table:table-cell>
              <table:table-cell office:value-type="float" office:value="0.969894">
                <text:p>0.969894</text:p>
              </table:table-cell>
              <table:table-cell office:value-type="float" office:value="0.969894">
                <text:p>0.969894</text:p>
              </table:table-cell>
              <table:table-cell office:value-type="float" office:value="0.969894">
                <text:p>0.969894</text:p>
              </table:table-cell>
              <table:table-cell office:value-type="float" office:value="0.937565">
                <text:p>0.937565</text:p>
              </table:table-cell>
              <table:table-cell office:value-type="float" office:value="0.937565">
                <text:p>0.937565</text:p>
              </table:table-cell>
              <table:table-cell office:value-type="float" office:value="0.941081">
                <text:p>0.941081</text:p>
              </table:table-cell>
              <table:table-cell office:value-type="float" office:value="0.941081">
                <text:p>0.941081</text:p>
              </table:table-cell>
              <table:table-cell office:value-type="float" office:value="0.941081">
                <text:p>0.941081</text:p>
              </table:table-cell>
              <table:table-cell office:value-type="float" office:value="0.970369">
                <text:p>0.970369</text:p>
              </table:table-cell>
              <table:table-cell office:value-type="float" office:value="0.970369">
                <text:p>0.970369</text:p>
              </table:table-cell>
              <table:table-cell office:value-type="float" office:value="0.983702">
                <text:p>0.983702</text:p>
              </table:table-cell>
              <table:table-cell office:value-type="float" office:value="0.983702">
                <text:p>0.983702</text:p>
              </table:table-cell>
              <table:table-cell office:value-type="float" office:value="0.91811">
                <text:p>0.918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4085">
                <text:p>0.934085</text:p>
              </table:table-cell>
              <table:table-cell office:value-type="float" office:value="0.934085">
                <text:p>0.934085</text:p>
              </table:table-cell>
              <table:table-cell office:value-type="float" office:value="0.934085">
                <text:p>0.934085</text:p>
              </table:table-cell>
              <table:table-cell office:value-type="float" office:value="0.95677">
                <text:p>0.95677</text:p>
              </table:table-cell>
              <table:table-cell office:value-type="float" office:value="0.95677">
                <text:p>0.95677</text:p>
              </table:table-cell>
              <table:table-cell office:value-type="float" office:value="0.962542">
                <text:p>0.962542</text:p>
              </table:table-cell>
              <table:table-cell office:value-type="float" office:value="0.962542">
                <text:p>0.962542</text:p>
              </table:table-cell>
              <table:table-cell office:value-type="float" office:value="0.972036">
                <text:p>0.972036</text:p>
              </table:table-cell>
              <table:table-cell office:value-type="float" office:value="0.972036">
                <text:p>0.972036</text:p>
              </table:table-cell>
              <table:table-cell office:value-type="float" office:value="0.972036">
                <text:p>0.972036</text:p>
              </table:table-cell>
              <table:table-cell office:value-type="float" office:value="0.923021">
                <text:p>0.923021</text:p>
              </table:table-cell>
              <table:table-cell office:value-type="float" office:value="0.923021">
                <text:p>0.923021</text:p>
              </table:table-cell>
              <table:table-cell office:value-type="float" office:value="0.930226">
                <text:p>0.930226</text:p>
              </table:table-cell>
              <table:table-cell office:value-type="float" office:value="0.930226">
                <text:p>0.930226</text:p>
              </table:table-cell>
              <table:table-cell office:value-type="float" office:value="0.930226">
                <text:p>0.930226</text:p>
              </table:table-cell>
              <table:table-cell office:value-type="float" office:value="0.929438">
                <text:p>0.929438</text:p>
              </table:table-cell>
              <table:table-cell office:value-type="float" office:value="0.929438">
                <text:p>0.929438</text:p>
              </table:table-cell>
              <table:table-cell office:value-type="float" office:value="0.968754">
                <text:p>0.968754</text:p>
              </table:table-cell>
              <table:table-cell office:value-type="float" office:value="0.968754">
                <text:p>0.968754</text:p>
              </table:table-cell>
              <table:table-cell office:value-type="float" office:value="0.968754">
                <text:p>0.968754</text:p>
              </table:table-cell>
              <table:table-cell office:value-type="float" office:value="0.939007">
                <text:p>0.939007</text:p>
              </table:table-cell>
              <table:table-cell office:value-type="float" office:value="0.939007">
                <text:p>0.939007</text:p>
              </table:table-cell>
              <table:table-cell office:value-type="float" office:value="0.940736">
                <text:p>0.940736</text:p>
              </table:table-cell>
              <table:table-cell office:value-type="float" office:value="0.940736">
                <text:p>0.940736</text:p>
              </table:table-cell>
              <table:table-cell office:value-type="float" office:value="0.940736">
                <text:p>0.940736</text:p>
              </table:table-cell>
              <table:table-cell office:value-type="float" office:value="0.96578">
                <text:p>0.96578</text:p>
              </table:table-cell>
              <table:table-cell office:value-type="float" office:value="0.96578">
                <text:p>0.96578</text:p>
              </table:table-cell>
              <table:table-cell office:value-type="float" office:value="0.98513">
                <text:p>0.98513</text:p>
              </table:table-cell>
              <table:table-cell office:value-type="float" office:value="0.98513">
                <text:p>0.98513</text:p>
              </table:table-cell>
              <table:table-cell office:value-type="float" office:value="0.923337">
                <text:p>0.923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5333">
                <text:p>0.935333</text:p>
              </table:table-cell>
              <table:table-cell office:value-type="float" office:value="0.935333">
                <text:p>0.935333</text:p>
              </table:table-cell>
              <table:table-cell office:value-type="float" office:value="0.935333">
                <text:p>0.935333</text:p>
              </table:table-cell>
              <table:table-cell office:value-type="float" office:value="0.954349">
                <text:p>0.954349</text:p>
              </table:table-cell>
              <table:table-cell office:value-type="float" office:value="0.954349">
                <text:p>0.954349</text:p>
              </table:table-cell>
              <table:table-cell office:value-type="float" office:value="0.963558">
                <text:p>0.963558</text:p>
              </table:table-cell>
              <table:table-cell office:value-type="float" office:value="0.963558">
                <text:p>0.963558</text:p>
              </table:table-cell>
              <table:table-cell office:value-type="float" office:value="0.972729">
                <text:p>0.972729</text:p>
              </table:table-cell>
              <table:table-cell office:value-type="float" office:value="0.972729">
                <text:p>0.972729</text:p>
              </table:table-cell>
              <table:table-cell office:value-type="float" office:value="0.972729">
                <text:p>0.972729</text:p>
              </table:table-cell>
              <table:table-cell office:value-type="float" office:value="0.929544">
                <text:p>0.929544</text:p>
              </table:table-cell>
              <table:table-cell office:value-type="float" office:value="0.929544">
                <text:p>0.929544</text:p>
              </table:table-cell>
              <table:table-cell office:value-type="float" office:value="0.92727">
                <text:p>0.92727</text:p>
              </table:table-cell>
              <table:table-cell office:value-type="float" office:value="0.92727">
                <text:p>0.92727</text:p>
              </table:table-cell>
              <table:table-cell office:value-type="float" office:value="0.92727">
                <text:p>0.92727</text:p>
              </table:table-cell>
              <table:table-cell office:value-type="float" office:value="0.934945">
                <text:p>0.934945</text:p>
              </table:table-cell>
              <table:table-cell office:value-type="float" office:value="0.934945">
                <text:p>0.934945</text:p>
              </table:table-cell>
              <table:table-cell office:value-type="float" office:value="0.96913">
                <text:p>0.96913</text:p>
              </table:table-cell>
              <table:table-cell office:value-type="float" office:value="0.96913">
                <text:p>0.96913</text:p>
              </table:table-cell>
              <table:table-cell office:value-type="float" office:value="0.96913">
                <text:p>0.96913</text:p>
              </table:table-cell>
              <table:table-cell office:value-type="float" office:value="0.938103">
                <text:p>0.938103</text:p>
              </table:table-cell>
              <table:table-cell office:value-type="float" office:value="0.938103">
                <text:p>0.938103</text:p>
              </table:table-cell>
              <table:table-cell office:value-type="float" office:value="0.941322">
                <text:p>0.941322</text:p>
              </table:table-cell>
              <table:table-cell office:value-type="float" office:value="0.941322">
                <text:p>0.941322</text:p>
              </table:table-cell>
              <table:table-cell office:value-type="float" office:value="0.941322">
                <text:p>0.941322</text:p>
              </table:table-cell>
              <table:table-cell office:value-type="float" office:value="0.966952">
                <text:p>0.966952</text:p>
              </table:table-cell>
              <table:table-cell office:value-type="float" office:value="0.966952">
                <text:p>0.966952</text:p>
              </table:table-cell>
              <table:table-cell office:value-type="float" office:value="0.983057">
                <text:p>0.983057</text:p>
              </table:table-cell>
              <table:table-cell office:value-type="float" office:value="0.983057">
                <text:p>0.983057</text:p>
              </table:table-cell>
              <table:table-cell office:value-type="float" office:value="0.925578">
                <text:p>0.9255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40377">
                <text:p>0.940377</text:p>
              </table:table-cell>
              <table:table-cell office:value-type="float" office:value="0.940377">
                <text:p>0.940377</text:p>
              </table:table-cell>
              <table:table-cell office:value-type="float" office:value="0.940377">
                <text:p>0.940377</text:p>
              </table:table-cell>
              <table:table-cell office:value-type="float" office:value="0.95205">
                <text:p>0.95205</text:p>
              </table:table-cell>
              <table:table-cell office:value-type="float" office:value="0.95205">
                <text:p>0.95205</text:p>
              </table:table-cell>
              <table:table-cell office:value-type="float" office:value="0.965559">
                <text:p>0.965559</text:p>
              </table:table-cell>
              <table:table-cell office:value-type="float" office:value="0.965559">
                <text:p>0.965559</text:p>
              </table:table-cell>
              <table:table-cell office:value-type="float" office:value="0.976442">
                <text:p>0.976442</text:p>
              </table:table-cell>
              <table:table-cell office:value-type="float" office:value="0.976442">
                <text:p>0.976442</text:p>
              </table:table-cell>
              <table:table-cell office:value-type="float" office:value="0.976442">
                <text:p>0.976442</text:p>
              </table:table-cell>
              <table:table-cell office:value-type="float" office:value="0.928416">
                <text:p>0.928416</text:p>
              </table:table-cell>
              <table:table-cell office:value-type="float" office:value="0.928416">
                <text:p>0.928416</text:p>
              </table:table-cell>
              <table:table-cell office:value-type="float" office:value="0.929226">
                <text:p>0.929226</text:p>
              </table:table-cell>
              <table:table-cell office:value-type="float" office:value="0.929226">
                <text:p>0.929226</text:p>
              </table:table-cell>
              <table:table-cell office:value-type="float" office:value="0.929226">
                <text:p>0.929226</text:p>
              </table:table-cell>
              <table:table-cell office:value-type="float" office:value="0.93337">
                <text:p>0.93337</text:p>
              </table:table-cell>
              <table:table-cell office:value-type="float" office:value="0.93337">
                <text:p>0.93337</text:p>
              </table:table-cell>
              <table:table-cell office:value-type="float" office:value="0.969399">
                <text:p>0.969399</text:p>
              </table:table-cell>
              <table:table-cell office:value-type="float" office:value="0.969399">
                <text:p>0.969399</text:p>
              </table:table-cell>
              <table:table-cell office:value-type="float" office:value="0.969399">
                <text:p>0.969399</text:p>
              </table:table-cell>
              <table:table-cell office:value-type="float" office:value="0.935523">
                <text:p>0.935523</text:p>
              </table:table-cell>
              <table:table-cell office:value-type="float" office:value="0.935523">
                <text:p>0.935523</text:p>
              </table:table-cell>
              <table:table-cell office:value-type="float" office:value="0.942823">
                <text:p>0.942823</text:p>
              </table:table-cell>
              <table:table-cell office:value-type="float" office:value="0.942823">
                <text:p>0.942823</text:p>
              </table:table-cell>
              <table:table-cell office:value-type="float" office:value="0.942823">
                <text:p>0.942823</text:p>
              </table:table-cell>
              <table:table-cell office:value-type="float" office:value="0.966086">
                <text:p>0.966086</text:p>
              </table:table-cell>
              <table:table-cell office:value-type="float" office:value="0.966086">
                <text:p>0.966086</text:p>
              </table:table-cell>
              <table:table-cell office:value-type="float" office:value="0.98088">
                <text:p>0.98088</text:p>
              </table:table-cell>
              <table:table-cell office:value-type="float" office:value="0.98088">
                <text:p>0.98088</text:p>
              </table:table-cell>
              <table:table-cell office:value-type="float" office:value="0.926144">
                <text:p>0.9261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7097">
                <text:p>0.937097</text:p>
              </table:table-cell>
              <table:table-cell office:value-type="float" office:value="0.937097">
                <text:p>0.937097</text:p>
              </table:table-cell>
              <table:table-cell office:value-type="float" office:value="0.937097">
                <text:p>0.937097</text:p>
              </table:table-cell>
              <table:table-cell office:value-type="float" office:value="0.95644">
                <text:p>0.95644</text:p>
              </table:table-cell>
              <table:table-cell office:value-type="float" office:value="0.95644">
                <text:p>0.95644</text:p>
              </table:table-cell>
              <table:table-cell office:value-type="float" office:value="0.964219">
                <text:p>0.964219</text:p>
              </table:table-cell>
              <table:table-cell office:value-type="float" office:value="0.964219">
                <text:p>0.964219</text:p>
              </table:table-cell>
              <table:table-cell office:value-type="float" office:value="0.975641">
                <text:p>0.975641</text:p>
              </table:table-cell>
              <table:table-cell office:value-type="float" office:value="0.975641">
                <text:p>0.975641</text:p>
              </table:table-cell>
              <table:table-cell office:value-type="float" office:value="0.975641">
                <text:p>0.975641</text:p>
              </table:table-cell>
              <table:table-cell office:value-type="float" office:value="0.93463">
                <text:p>0.93463</text:p>
              </table:table-cell>
              <table:table-cell office:value-type="float" office:value="0.93463">
                <text:p>0.93463</text:p>
              </table:table-cell>
              <table:table-cell office:value-type="float" office:value="0.92654">
                <text:p>0.92654</text:p>
              </table:table-cell>
              <table:table-cell office:value-type="float" office:value="0.92654">
                <text:p>0.92654</text:p>
              </table:table-cell>
              <table:table-cell office:value-type="float" office:value="0.92654">
                <text:p>0.92654</text:p>
              </table:table-cell>
              <table:table-cell office:value-type="float" office:value="0.93561">
                <text:p>0.93561</text:p>
              </table:table-cell>
              <table:table-cell office:value-type="float" office:value="0.93561">
                <text:p>0.93561</text:p>
              </table:table-cell>
              <table:table-cell office:value-type="float" office:value="0.969713">
                <text:p>0.969713</text:p>
              </table:table-cell>
              <table:table-cell office:value-type="float" office:value="0.969713">
                <text:p>0.969713</text:p>
              </table:table-cell>
              <table:table-cell office:value-type="float" office:value="0.969713">
                <text:p>0.969713</text:p>
              </table:table-cell>
              <table:table-cell office:value-type="float" office:value="0.935991">
                <text:p>0.935991</text:p>
              </table:table-cell>
              <table:table-cell office:value-type="float" office:value="0.935991">
                <text:p>0.935991</text:p>
              </table:table-cell>
              <table:table-cell office:value-type="float" office:value="0.940845">
                <text:p>0.940845</text:p>
              </table:table-cell>
              <table:table-cell office:value-type="float" office:value="0.940845">
                <text:p>0.940845</text:p>
              </table:table-cell>
              <table:table-cell office:value-type="float" office:value="0.940845">
                <text:p>0.940845</text:p>
              </table:table-cell>
              <table:table-cell office:value-type="float" office:value="0.961132">
                <text:p>0.961132</text:p>
              </table:table-cell>
              <table:table-cell office:value-type="float" office:value="0.961132">
                <text:p>0.961132</text:p>
              </table:table-cell>
              <table:table-cell office:value-type="float" office:value="0.978048">
                <text:p>0.978048</text:p>
              </table:table-cell>
              <table:table-cell office:value-type="float" office:value="0.978048">
                <text:p>0.978048</text:p>
              </table:table-cell>
              <table:table-cell office:value-type="float" office:value="0.924841">
                <text:p>0.9248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5148">
                <text:p>0.935148</text:p>
              </table:table-cell>
              <table:table-cell office:value-type="float" office:value="0.935148">
                <text:p>0.935148</text:p>
              </table:table-cell>
              <table:table-cell office:value-type="float" office:value="0.935148">
                <text:p>0.935148</text:p>
              </table:table-cell>
              <table:table-cell office:value-type="float" office:value="0.959741">
                <text:p>0.959741</text:p>
              </table:table-cell>
              <table:table-cell office:value-type="float" office:value="0.959741">
                <text:p>0.959741</text:p>
              </table:table-cell>
              <table:table-cell office:value-type="float" office:value="0.971055">
                <text:p>0.971055</text:p>
              </table:table-cell>
              <table:table-cell office:value-type="float" office:value="0.971055">
                <text:p>0.971055</text:p>
              </table:table-cell>
              <table:table-cell office:value-type="float" office:value="0.976586">
                <text:p>0.976586</text:p>
              </table:table-cell>
              <table:table-cell office:value-type="float" office:value="0.976586">
                <text:p>0.976586</text:p>
              </table:table-cell>
              <table:table-cell office:value-type="float" office:value="0.976586">
                <text:p>0.976586</text:p>
              </table:table-cell>
              <table:table-cell office:value-type="float" office:value="0.931638">
                <text:p>0.931638</text:p>
              </table:table-cell>
              <table:table-cell office:value-type="float" office:value="0.931638">
                <text:p>0.931638</text:p>
              </table:table-cell>
              <table:table-cell office:value-type="float" office:value="0.928885">
                <text:p>0.928885</text:p>
              </table:table-cell>
              <table:table-cell office:value-type="float" office:value="0.928885">
                <text:p>0.928885</text:p>
              </table:table-cell>
              <table:table-cell office:value-type="float" office:value="0.928885">
                <text:p>0.928885</text:p>
              </table:table-cell>
              <table:table-cell office:value-type="float" office:value="0.939402">
                <text:p>0.939402</text:p>
              </table:table-cell>
              <table:table-cell office:value-type="float" office:value="0.939402">
                <text:p>0.939402</text:p>
              </table:table-cell>
              <table:table-cell office:value-type="float" office:value="0.970674">
                <text:p>0.970674</text:p>
              </table:table-cell>
              <table:table-cell office:value-type="float" office:value="0.970674">
                <text:p>0.970674</text:p>
              </table:table-cell>
              <table:table-cell office:value-type="float" office:value="0.970674">
                <text:p>0.970674</text:p>
              </table:table-cell>
              <table:table-cell office:value-type="float" office:value="0.93565">
                <text:p>0.93565</text:p>
              </table:table-cell>
              <table:table-cell office:value-type="float" office:value="0.93565">
                <text:p>0.93565</text:p>
              </table:table-cell>
              <table:table-cell office:value-type="float" office:value="0.939016">
                <text:p>0.939016</text:p>
              </table:table-cell>
              <table:table-cell office:value-type="float" office:value="0.939016">
                <text:p>0.939016</text:p>
              </table:table-cell>
              <table:table-cell office:value-type="float" office:value="0.939016">
                <text:p>0.939016</text:p>
              </table:table-cell>
              <table:table-cell office:value-type="float" office:value="0.959226">
                <text:p>0.959226</text:p>
              </table:table-cell>
              <table:table-cell office:value-type="float" office:value="0.959226">
                <text:p>0.959226</text:p>
              </table:table-cell>
              <table:table-cell office:value-type="float" office:value="0.975065">
                <text:p>0.975065</text:p>
              </table:table-cell>
              <table:table-cell office:value-type="float" office:value="0.975065">
                <text:p>0.975065</text:p>
              </table:table-cell>
              <table:table-cell office:value-type="float" office:value="0.924108">
                <text:p>0.924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5871">
                <text:p>0.935871</text:p>
              </table:table-cell>
              <table:table-cell office:value-type="float" office:value="0.935871">
                <text:p>0.935871</text:p>
              </table:table-cell>
              <table:table-cell office:value-type="float" office:value="0.935871">
                <text:p>0.935871</text:p>
              </table:table-cell>
              <table:table-cell office:value-type="float" office:value="0.957783">
                <text:p>0.957783</text:p>
              </table:table-cell>
              <table:table-cell office:value-type="float" office:value="0.957783">
                <text:p>0.957783</text:p>
              </table:table-cell>
              <table:table-cell office:value-type="float" office:value="0.967446">
                <text:p>0.967446</text:p>
              </table:table-cell>
              <table:table-cell office:value-type="float" office:value="0.967446">
                <text:p>0.967446</text:p>
              </table:table-cell>
              <table:table-cell office:value-type="float" office:value="0.976312">
                <text:p>0.976312</text:p>
              </table:table-cell>
              <table:table-cell office:value-type="float" office:value="0.976312">
                <text:p>0.976312</text:p>
              </table:table-cell>
              <table:table-cell office:value-type="float" office:value="0.976312">
                <text:p>0.976312</text:p>
              </table:table-cell>
              <table:table-cell office:value-type="float" office:value="0.933538">
                <text:p>0.933538</text:p>
              </table:table-cell>
              <table:table-cell office:value-type="float" office:value="0.933538">
                <text:p>0.933538</text:p>
              </table:table-cell>
              <table:table-cell office:value-type="float" office:value="0.933595">
                <text:p>0.933595</text:p>
              </table:table-cell>
              <table:table-cell office:value-type="float" office:value="0.933595">
                <text:p>0.933595</text:p>
              </table:table-cell>
              <table:table-cell office:value-type="float" office:value="0.933595">
                <text:p>0.933595</text:p>
              </table:table-cell>
              <table:table-cell office:value-type="float" office:value="0.936185">
                <text:p>0.936185</text:p>
              </table:table-cell>
              <table:table-cell office:value-type="float" office:value="0.936185">
                <text:p>0.936185</text:p>
              </table:table-cell>
              <table:table-cell office:value-type="float" office:value="0.968811">
                <text:p>0.968811</text:p>
              </table:table-cell>
              <table:table-cell office:value-type="float" office:value="0.968811">
                <text:p>0.968811</text:p>
              </table:table-cell>
              <table:table-cell office:value-type="float" office:value="0.968811">
                <text:p>0.968811</text:p>
              </table:table-cell>
              <table:table-cell office:value-type="float" office:value="0.933535">
                <text:p>0.933535</text:p>
              </table:table-cell>
              <table:table-cell office:value-type="float" office:value="0.933535">
                <text:p>0.933535</text:p>
              </table:table-cell>
              <table:table-cell office:value-type="float" office:value="0.939954">
                <text:p>0.939954</text:p>
              </table:table-cell>
              <table:table-cell office:value-type="float" office:value="0.939954">
                <text:p>0.939954</text:p>
              </table:table-cell>
              <table:table-cell office:value-type="float" office:value="0.939954">
                <text:p>0.939954</text:p>
              </table:table-cell>
              <table:table-cell office:value-type="float" office:value="0.958568">
                <text:p>0.958568</text:p>
              </table:table-cell>
              <table:table-cell office:value-type="float" office:value="0.958568">
                <text:p>0.958568</text:p>
              </table:table-cell>
              <table:table-cell office:value-type="float" office:value="0.971658">
                <text:p>0.971658</text:p>
              </table:table-cell>
              <table:table-cell office:value-type="float" office:value="0.971658">
                <text:p>0.971658</text:p>
              </table:table-cell>
              <table:table-cell office:value-type="float" office:value="0.921461">
                <text:p>0.9214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6312">
                <text:p>0.936312</text:p>
              </table:table-cell>
              <table:table-cell office:value-type="float" office:value="0.936312">
                <text:p>0.936312</text:p>
              </table:table-cell>
              <table:table-cell office:value-type="float" office:value="0.936312">
                <text:p>0.936312</text:p>
              </table:table-cell>
              <table:table-cell office:value-type="float" office:value="0.958141">
                <text:p>0.958141</text:p>
              </table:table-cell>
              <table:table-cell office:value-type="float" office:value="0.958141">
                <text:p>0.958141</text:p>
              </table:table-cell>
              <table:table-cell office:value-type="float" office:value="0.965679">
                <text:p>0.965679</text:p>
              </table:table-cell>
              <table:table-cell office:value-type="float" office:value="0.965679">
                <text:p>0.965679</text:p>
              </table:table-cell>
              <table:table-cell office:value-type="float" office:value="0.97378">
                <text:p>0.97378</text:p>
              </table:table-cell>
              <table:table-cell office:value-type="float" office:value="0.97378">
                <text:p>0.97378</text:p>
              </table:table-cell>
              <table:table-cell office:value-type="float" office:value="0.97378">
                <text:p>0.97378</text:p>
              </table:table-cell>
              <table:table-cell office:value-type="float" office:value="0.933498">
                <text:p>0.933498</text:p>
              </table:table-cell>
              <table:table-cell office:value-type="float" office:value="0.933498">
                <text:p>0.933498</text:p>
              </table:table-cell>
              <table:table-cell office:value-type="float" office:value="0.931725">
                <text:p>0.931725</text:p>
              </table:table-cell>
              <table:table-cell office:value-type="float" office:value="0.931725">
                <text:p>0.931725</text:p>
              </table:table-cell>
              <table:table-cell office:value-type="float" office:value="0.931725">
                <text:p>0.931725</text:p>
              </table:table-cell>
              <table:table-cell office:value-type="float" office:value="0.93481">
                <text:p>0.93481</text:p>
              </table:table-cell>
              <table:table-cell office:value-type="float" office:value="0.93481">
                <text:p>0.93481</text:p>
              </table:table-cell>
              <table:table-cell office:value-type="float" office:value="0.972673">
                <text:p>0.972673</text:p>
              </table:table-cell>
              <table:table-cell office:value-type="float" office:value="0.972673">
                <text:p>0.972673</text:p>
              </table:table-cell>
              <table:table-cell office:value-type="float" office:value="0.972673">
                <text:p>0.972673</text:p>
              </table:table-cell>
              <table:table-cell office:value-type="float" office:value="0.933696">
                <text:p>0.933696</text:p>
              </table:table-cell>
              <table:table-cell office:value-type="float" office:value="0.933696">
                <text:p>0.933696</text:p>
              </table:table-cell>
              <table:table-cell office:value-type="float" office:value="0.939928">
                <text:p>0.939928</text:p>
              </table:table-cell>
              <table:table-cell office:value-type="float" office:value="0.939928">
                <text:p>0.939928</text:p>
              </table:table-cell>
              <table:table-cell office:value-type="float" office:value="0.939928">
                <text:p>0.939928</text:p>
              </table:table-cell>
              <table:table-cell office:value-type="float" office:value="0.960708">
                <text:p>0.960708</text:p>
              </table:table-cell>
              <table:table-cell office:value-type="float" office:value="0.960708">
                <text:p>0.960708</text:p>
              </table:table-cell>
              <table:table-cell office:value-type="float" office:value="0.968189">
                <text:p>0.968189</text:p>
              </table:table-cell>
              <table:table-cell office:value-type="float" office:value="0.968189">
                <text:p>0.968189</text:p>
              </table:table-cell>
              <table:table-cell office:value-type="float" office:value="0.923344">
                <text:p>0.923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57">
                <text:p>0.9357</text:p>
              </table:table-cell>
              <table:table-cell office:value-type="float" office:value="0.9357">
                <text:p>0.9357</text:p>
              </table:table-cell>
              <table:table-cell office:value-type="float" office:value="0.9357">
                <text:p>0.9357</text:p>
              </table:table-cell>
              <table:table-cell office:value-type="float" office:value="0.959314">
                <text:p>0.959314</text:p>
              </table:table-cell>
              <table:table-cell office:value-type="float" office:value="0.959314">
                <text:p>0.959314</text:p>
              </table:table-cell>
              <table:table-cell office:value-type="float" office:value="0.967243">
                <text:p>0.967243</text:p>
              </table:table-cell>
              <table:table-cell office:value-type="float" office:value="0.967243">
                <text:p>0.967243</text:p>
              </table:table-cell>
              <table:table-cell office:value-type="float" office:value="0.97348">
                <text:p>0.97348</text:p>
              </table:table-cell>
              <table:table-cell office:value-type="float" office:value="0.97348">
                <text:p>0.97348</text:p>
              </table:table-cell>
              <table:table-cell office:value-type="float" office:value="0.97348">
                <text:p>0.97348</text:p>
              </table:table-cell>
              <table:table-cell office:value-type="float" office:value="0.93713">
                <text:p>0.93713</text:p>
              </table:table-cell>
              <table:table-cell office:value-type="float" office:value="0.93713">
                <text:p>0.93713</text:p>
              </table:table-cell>
              <table:table-cell office:value-type="float" office:value="0.931459">
                <text:p>0.931459</text:p>
              </table:table-cell>
              <table:table-cell office:value-type="float" office:value="0.931459">
                <text:p>0.931459</text:p>
              </table:table-cell>
              <table:table-cell office:value-type="float" office:value="0.931459">
                <text:p>0.931459</text:p>
              </table:table-cell>
              <table:table-cell office:value-type="float" office:value="0.93508">
                <text:p>0.93508</text:p>
              </table:table-cell>
              <table:table-cell office:value-type="float" office:value="0.93508">
                <text:p>0.93508</text:p>
              </table:table-cell>
              <table:table-cell office:value-type="float" office:value="0.972593">
                <text:p>0.972593</text:p>
              </table:table-cell>
              <table:table-cell office:value-type="float" office:value="0.972593">
                <text:p>0.972593</text:p>
              </table:table-cell>
              <table:table-cell office:value-type="float" office:value="0.972593">
                <text:p>0.972593</text:p>
              </table:table-cell>
              <table:table-cell office:value-type="float" office:value="0.934195">
                <text:p>0.934195</text:p>
              </table:table-cell>
              <table:table-cell office:value-type="float" office:value="0.934195">
                <text:p>0.934195</text:p>
              </table:table-cell>
              <table:table-cell office:value-type="float" office:value="0.937511">
                <text:p>0.937511</text:p>
              </table:table-cell>
              <table:table-cell office:value-type="float" office:value="0.937511">
                <text:p>0.937511</text:p>
              </table:table-cell>
              <table:table-cell office:value-type="float" office:value="0.937511">
                <text:p>0.937511</text:p>
              </table:table-cell>
              <table:table-cell office:value-type="float" office:value="0.957601">
                <text:p>0.957601</text:p>
              </table:table-cell>
              <table:table-cell office:value-type="float" office:value="0.957601">
                <text:p>0.957601</text:p>
              </table:table-cell>
              <table:table-cell office:value-type="float" office:value="0.968986">
                <text:p>0.968986</text:p>
              </table:table-cell>
              <table:table-cell office:value-type="float" office:value="0.968986">
                <text:p>0.968986</text:p>
              </table:table-cell>
              <table:table-cell office:value-type="float" office:value="0.92168">
                <text:p>0.921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5864">
                <text:p>0.935864</text:p>
              </table:table-cell>
              <table:table-cell office:value-type="float" office:value="0.935864">
                <text:p>0.935864</text:p>
              </table:table-cell>
              <table:table-cell office:value-type="float" office:value="0.935864">
                <text:p>0.935864</text:p>
              </table:table-cell>
              <table:table-cell office:value-type="float" office:value="0.958755">
                <text:p>0.958755</text:p>
              </table:table-cell>
              <table:table-cell office:value-type="float" office:value="0.958755">
                <text:p>0.958755</text:p>
              </table:table-cell>
              <table:table-cell office:value-type="float" office:value="0.967668">
                <text:p>0.967668</text:p>
              </table:table-cell>
              <table:table-cell office:value-type="float" office:value="0.967668">
                <text:p>0.967668</text:p>
              </table:table-cell>
              <table:table-cell office:value-type="float" office:value="0.974295">
                <text:p>0.974295</text:p>
              </table:table-cell>
              <table:table-cell office:value-type="float" office:value="0.974295">
                <text:p>0.974295</text:p>
              </table:table-cell>
              <table:table-cell office:value-type="float" office:value="0.974295">
                <text:p>0.974295</text:p>
              </table:table-cell>
              <table:table-cell office:value-type="float" office:value="0.938783">
                <text:p>0.938783</text:p>
              </table:table-cell>
              <table:table-cell office:value-type="float" office:value="0.938783">
                <text:p>0.938783</text:p>
              </table:table-cell>
              <table:table-cell office:value-type="float" office:value="0.930103">
                <text:p>0.930103</text:p>
              </table:table-cell>
              <table:table-cell office:value-type="float" office:value="0.930103">
                <text:p>0.930103</text:p>
              </table:table-cell>
              <table:table-cell office:value-type="float" office:value="0.930103">
                <text:p>0.930103</text:p>
              </table:table-cell>
              <table:table-cell office:value-type="float" office:value="0.932784">
                <text:p>0.932784</text:p>
              </table:table-cell>
              <table:table-cell office:value-type="float" office:value="0.932784">
                <text:p>0.932784</text:p>
              </table:table-cell>
              <table:table-cell office:value-type="float" office:value="0.972739">
                <text:p>0.972739</text:p>
              </table:table-cell>
              <table:table-cell office:value-type="float" office:value="0.972739">
                <text:p>0.972739</text:p>
              </table:table-cell>
              <table:table-cell office:value-type="float" office:value="0.972739">
                <text:p>0.972739</text:p>
              </table:table-cell>
              <table:table-cell office:value-type="float" office:value="0.932039">
                <text:p>0.932039</text:p>
              </table:table-cell>
              <table:table-cell office:value-type="float" office:value="0.932039">
                <text:p>0.932039</text:p>
              </table:table-cell>
              <table:table-cell office:value-type="float" office:value="0.936512">
                <text:p>0.936512</text:p>
              </table:table-cell>
              <table:table-cell office:value-type="float" office:value="0.936512">
                <text:p>0.936512</text:p>
              </table:table-cell>
              <table:table-cell office:value-type="float" office:value="0.936512">
                <text:p>0.936512</text:p>
              </table:table-cell>
              <table:table-cell office:value-type="float" office:value="0.957528">
                <text:p>0.957528</text:p>
              </table:table-cell>
              <table:table-cell office:value-type="float" office:value="0.957528">
                <text:p>0.957528</text:p>
              </table:table-cell>
              <table:table-cell office:value-type="float" office:value="0.969168">
                <text:p>0.969168</text:p>
              </table:table-cell>
              <table:table-cell office:value-type="float" office:value="0.969168">
                <text:p>0.969168</text:p>
              </table:table-cell>
              <table:table-cell office:value-type="float" office:value="0.928643">
                <text:p>0.928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6052">
                <text:p>0.936052</text:p>
              </table:table-cell>
              <table:table-cell office:value-type="float" office:value="0.936052">
                <text:p>0.936052</text:p>
              </table:table-cell>
              <table:table-cell office:value-type="float" office:value="0.936052">
                <text:p>0.936052</text:p>
              </table:table-cell>
              <table:table-cell office:value-type="float" office:value="0.96031">
                <text:p>0.96031</text:p>
              </table:table-cell>
              <table:table-cell office:value-type="float" office:value="0.96031">
                <text:p>0.96031</text:p>
              </table:table-cell>
              <table:table-cell office:value-type="float" office:value="0.96607">
                <text:p>0.96607</text:p>
              </table:table-cell>
              <table:table-cell office:value-type="float" office:value="0.96607">
                <text:p>0.96607</text:p>
              </table:table-cell>
              <table:table-cell office:value-type="float" office:value="0.975327">
                <text:p>0.975327</text:p>
              </table:table-cell>
              <table:table-cell office:value-type="float" office:value="0.975327">
                <text:p>0.975327</text:p>
              </table:table-cell>
              <table:table-cell office:value-type="float" office:value="0.975327">
                <text:p>0.975327</text:p>
              </table:table-cell>
              <table:table-cell office:value-type="float" office:value="0.940551">
                <text:p>0.940551</text:p>
              </table:table-cell>
              <table:table-cell office:value-type="float" office:value="0.940551">
                <text:p>0.940551</text:p>
              </table:table-cell>
              <table:table-cell office:value-type="float" office:value="0.939976">
                <text:p>0.939976</text:p>
              </table:table-cell>
              <table:table-cell office:value-type="float" office:value="0.939976">
                <text:p>0.939976</text:p>
              </table:table-cell>
              <table:table-cell office:value-type="float" office:value="0.939976">
                <text:p>0.939976</text:p>
              </table:table-cell>
              <table:table-cell office:value-type="float" office:value="0.930181">
                <text:p>0.930181</text:p>
              </table:table-cell>
              <table:table-cell office:value-type="float" office:value="0.930181">
                <text:p>0.930181</text:p>
              </table:table-cell>
              <table:table-cell office:value-type="float" office:value="0.97093">
                <text:p>0.97093</text:p>
              </table:table-cell>
              <table:table-cell office:value-type="float" office:value="0.97093">
                <text:p>0.97093</text:p>
              </table:table-cell>
              <table:table-cell office:value-type="float" office:value="0.97093">
                <text:p>0.97093</text:p>
              </table:table-cell>
              <table:table-cell office:value-type="float" office:value="0.932597">
                <text:p>0.932597</text:p>
              </table:table-cell>
              <table:table-cell office:value-type="float" office:value="0.932597">
                <text:p>0.932597</text:p>
              </table:table-cell>
              <table:table-cell office:value-type="float" office:value="0.937198">
                <text:p>0.937198</text:p>
              </table:table-cell>
              <table:table-cell office:value-type="float" office:value="0.937198">
                <text:p>0.937198</text:p>
              </table:table-cell>
              <table:table-cell office:value-type="float" office:value="0.937198">
                <text:p>0.937198</text:p>
              </table:table-cell>
              <table:table-cell office:value-type="float" office:value="0.957808">
                <text:p>0.957808</text:p>
              </table:table-cell>
              <table:table-cell office:value-type="float" office:value="0.957808">
                <text:p>0.957808</text:p>
              </table:table-cell>
              <table:table-cell office:value-type="float" office:value="0.965526">
                <text:p>0.965526</text:p>
              </table:table-cell>
              <table:table-cell office:value-type="float" office:value="0.965526">
                <text:p>0.965526</text:p>
              </table:table-cell>
              <table:table-cell office:value-type="float" office:value="0.929123">
                <text:p>0.9291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6182">
                <text:p>0.936182</text:p>
              </table:table-cell>
              <table:table-cell office:value-type="float" office:value="0.936182">
                <text:p>0.936182</text:p>
              </table:table-cell>
              <table:table-cell office:value-type="float" office:value="0.936182">
                <text:p>0.936182</text:p>
              </table:table-cell>
              <table:table-cell office:value-type="float" office:value="0.957049">
                <text:p>0.957049</text:p>
              </table:table-cell>
              <table:table-cell office:value-type="float" office:value="0.957049">
                <text:p>0.957049</text:p>
              </table:table-cell>
              <table:table-cell office:value-type="float" office:value="0.967518">
                <text:p>0.967518</text:p>
              </table:table-cell>
              <table:table-cell office:value-type="float" office:value="0.967518">
                <text:p>0.967518</text:p>
              </table:table-cell>
              <table:table-cell office:value-type="float" office:value="0.977116">
                <text:p>0.977116</text:p>
              </table:table-cell>
              <table:table-cell office:value-type="float" office:value="0.977116">
                <text:p>0.977116</text:p>
              </table:table-cell>
              <table:table-cell office:value-type="float" office:value="0.977116">
                <text:p>0.977116</text:p>
              </table:table-cell>
              <table:table-cell office:value-type="float" office:value="0.94115">
                <text:p>0.94115</text:p>
              </table:table-cell>
              <table:table-cell office:value-type="float" office:value="0.94115">
                <text:p>0.94115</text:p>
              </table:table-cell>
              <table:table-cell office:value-type="float" office:value="0.942344">
                <text:p>0.942344</text:p>
              </table:table-cell>
              <table:table-cell office:value-type="float" office:value="0.942344">
                <text:p>0.942344</text:p>
              </table:table-cell>
              <table:table-cell office:value-type="float" office:value="0.942344">
                <text:p>0.942344</text:p>
              </table:table-cell>
              <table:table-cell office:value-type="float" office:value="0.931248">
                <text:p>0.931248</text:p>
              </table:table-cell>
              <table:table-cell office:value-type="float" office:value="0.931248">
                <text:p>0.931248</text:p>
              </table:table-cell>
              <table:table-cell office:value-type="float" office:value="0.97018">
                <text:p>0.97018</text:p>
              </table:table-cell>
              <table:table-cell office:value-type="float" office:value="0.97018">
                <text:p>0.97018</text:p>
              </table:table-cell>
              <table:table-cell office:value-type="float" office:value="0.97018">
                <text:p>0.97018</text:p>
              </table:table-cell>
              <table:table-cell office:value-type="float" office:value="0.936221">
                <text:p>0.936221</text:p>
              </table:table-cell>
              <table:table-cell office:value-type="float" office:value="0.936221">
                <text:p>0.936221</text:p>
              </table:table-cell>
              <table:table-cell office:value-type="float" office:value="0.939964">
                <text:p>0.939964</text:p>
              </table:table-cell>
              <table:table-cell office:value-type="float" office:value="0.939964">
                <text:p>0.939964</text:p>
              </table:table-cell>
              <table:table-cell office:value-type="float" office:value="0.939964">
                <text:p>0.939964</text:p>
              </table:table-cell>
              <table:table-cell office:value-type="float" office:value="0.95564">
                <text:p>0.95564</text:p>
              </table:table-cell>
              <table:table-cell office:value-type="float" office:value="0.95564">
                <text:p>0.95564</text:p>
              </table:table-cell>
              <table:table-cell office:value-type="float" office:value="0.969449">
                <text:p>0.969449</text:p>
              </table:table-cell>
              <table:table-cell office:value-type="float" office:value="0.969449">
                <text:p>0.969449</text:p>
              </table:table-cell>
              <table:table-cell office:value-type="float" office:value="0.928338">
                <text:p>0.9283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1865">
                <text:p>0.941865</text:p>
              </table:table-cell>
              <table:table-cell office:value-type="float" office:value="0.941865">
                <text:p>0.941865</text:p>
              </table:table-cell>
              <table:table-cell office:value-type="float" office:value="0.941865">
                <text:p>0.941865</text:p>
              </table:table-cell>
              <table:table-cell office:value-type="float" office:value="0.954414">
                <text:p>0.954414</text:p>
              </table:table-cell>
              <table:table-cell office:value-type="float" office:value="0.954414">
                <text:p>0.954414</text:p>
              </table:table-cell>
              <table:table-cell office:value-type="float" office:value="0.967952">
                <text:p>0.967952</text:p>
              </table:table-cell>
              <table:table-cell office:value-type="float" office:value="0.967952">
                <text:p>0.967952</text:p>
              </table:table-cell>
              <table:table-cell office:value-type="float" office:value="0.975156">
                <text:p>0.975156</text:p>
              </table:table-cell>
              <table:table-cell office:value-type="float" office:value="0.975156">
                <text:p>0.975156</text:p>
              </table:table-cell>
              <table:table-cell office:value-type="float" office:value="0.975156">
                <text:p>0.975156</text:p>
              </table:table-cell>
              <table:table-cell office:value-type="float" office:value="0.941855">
                <text:p>0.941855</text:p>
              </table:table-cell>
              <table:table-cell office:value-type="float" office:value="0.941855">
                <text:p>0.941855</text:p>
              </table:table-cell>
              <table:table-cell office:value-type="float" office:value="0.938606">
                <text:p>0.938606</text:p>
              </table:table-cell>
              <table:table-cell office:value-type="float" office:value="0.938606">
                <text:p>0.938606</text:p>
              </table:table-cell>
              <table:table-cell office:value-type="float" office:value="0.938606">
                <text:p>0.938606</text:p>
              </table:table-cell>
              <table:table-cell office:value-type="float" office:value="0.932032">
                <text:p>0.932032</text:p>
              </table:table-cell>
              <table:table-cell office:value-type="float" office:value="0.932032">
                <text:p>0.932032</text:p>
              </table:table-cell>
              <table:table-cell office:value-type="float" office:value="0.96741">
                <text:p>0.96741</text:p>
              </table:table-cell>
              <table:table-cell office:value-type="float" office:value="0.96741">
                <text:p>0.96741</text:p>
              </table:table-cell>
              <table:table-cell office:value-type="float" office:value="0.96741">
                <text:p>0.96741</text:p>
              </table:table-cell>
              <table:table-cell office:value-type="float" office:value="0.937156">
                <text:p>0.937156</text:p>
              </table:table-cell>
              <table:table-cell office:value-type="float" office:value="0.937156">
                <text:p>0.937156</text:p>
              </table:table-cell>
              <table:table-cell office:value-type="float" office:value="0.939121">
                <text:p>0.939121</text:p>
              </table:table-cell>
              <table:table-cell office:value-type="float" office:value="0.939121">
                <text:p>0.939121</text:p>
              </table:table-cell>
              <table:table-cell office:value-type="float" office:value="0.939121">
                <text:p>0.939121</text:p>
              </table:table-cell>
              <table:table-cell office:value-type="float" office:value="0.953603">
                <text:p>0.953603</text:p>
              </table:table-cell>
              <table:table-cell office:value-type="float" office:value="0.953603">
                <text:p>0.953603</text:p>
              </table:table-cell>
              <table:table-cell office:value-type="float" office:value="0.966291">
                <text:p>0.966291</text:p>
              </table:table-cell>
              <table:table-cell office:value-type="float" office:value="0.966291">
                <text:p>0.966291</text:p>
              </table:table-cell>
              <table:table-cell office:value-type="float" office:value="0.926939">
                <text:p>0.9269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437">
                <text:p>0.94437</text:p>
              </table:table-cell>
              <table:table-cell office:value-type="float" office:value="0.94437">
                <text:p>0.94437</text:p>
              </table:table-cell>
              <table:table-cell office:value-type="float" office:value="0.94437">
                <text:p>0.94437</text:p>
              </table:table-cell>
              <table:table-cell office:value-type="float" office:value="0.95533">
                <text:p>0.95533</text:p>
              </table:table-cell>
              <table:table-cell office:value-type="float" office:value="0.95533">
                <text:p>0.95533</text:p>
              </table:table-cell>
              <table:table-cell office:value-type="float" office:value="0.968464">
                <text:p>0.968464</text:p>
              </table:table-cell>
              <table:table-cell office:value-type="float" office:value="0.968464">
                <text:p>0.968464</text:p>
              </table:table-cell>
              <table:table-cell office:value-type="float" office:value="0.974761">
                <text:p>0.974761</text:p>
              </table:table-cell>
              <table:table-cell office:value-type="float" office:value="0.974761">
                <text:p>0.974761</text:p>
              </table:table-cell>
              <table:table-cell office:value-type="float" office:value="0.974761">
                <text:p>0.974761</text:p>
              </table:table-cell>
              <table:table-cell office:value-type="float" office:value="0.941437">
                <text:p>0.941437</text:p>
              </table:table-cell>
              <table:table-cell office:value-type="float" office:value="0.941437">
                <text:p>0.941437</text:p>
              </table:table-cell>
              <table:table-cell office:value-type="float" office:value="0.937215">
                <text:p>0.937215</text:p>
              </table:table-cell>
              <table:table-cell office:value-type="float" office:value="0.937215">
                <text:p>0.937215</text:p>
              </table:table-cell>
              <table:table-cell office:value-type="float" office:value="0.937215">
                <text:p>0.937215</text:p>
              </table:table-cell>
              <table:table-cell office:value-type="float" office:value="0.931338">
                <text:p>0.931338</text:p>
              </table:table-cell>
              <table:table-cell office:value-type="float" office:value="0.931338">
                <text:p>0.931338</text:p>
              </table:table-cell>
              <table:table-cell office:value-type="float" office:value="0.965611">
                <text:p>0.965611</text:p>
              </table:table-cell>
              <table:table-cell office:value-type="float" office:value="0.965611">
                <text:p>0.965611</text:p>
              </table:table-cell>
              <table:table-cell office:value-type="float" office:value="0.965611">
                <text:p>0.965611</text:p>
              </table:table-cell>
              <table:table-cell office:value-type="float" office:value="0.943195">
                <text:p>0.943195</text:p>
              </table:table-cell>
              <table:table-cell office:value-type="float" office:value="0.943195">
                <text:p>0.943195</text:p>
              </table:table-cell>
              <table:table-cell office:value-type="float" office:value="0.938216">
                <text:p>0.938216</text:p>
              </table:table-cell>
              <table:table-cell office:value-type="float" office:value="0.938216">
                <text:p>0.938216</text:p>
              </table:table-cell>
              <table:table-cell office:value-type="float" office:value="0.938216">
                <text:p>0.938216</text:p>
              </table:table-cell>
              <table:table-cell office:value-type="float" office:value="0.951781">
                <text:p>0.951781</text:p>
              </table:table-cell>
              <table:table-cell office:value-type="float" office:value="0.951781">
                <text:p>0.951781</text:p>
              </table:table-cell>
              <table:table-cell office:value-type="float" office:value="0.970596">
                <text:p>0.970596</text:p>
              </table:table-cell>
              <table:table-cell office:value-type="float" office:value="0.970596">
                <text:p>0.970596</text:p>
              </table:table-cell>
              <table:table-cell office:value-type="float" office:value="0.928307">
                <text:p>0.9283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6775">
                <text:p>0.946775</text:p>
              </table:table-cell>
              <table:table-cell office:value-type="float" office:value="0.946775">
                <text:p>0.946775</text:p>
              </table:table-cell>
              <table:table-cell office:value-type="float" office:value="0.946775">
                <text:p>0.946775</text:p>
              </table:table-cell>
              <table:table-cell office:value-type="float" office:value="0.954973">
                <text:p>0.954973</text:p>
              </table:table-cell>
              <table:table-cell office:value-type="float" office:value="0.954973">
                <text:p>0.954973</text:p>
              </table:table-cell>
              <table:table-cell office:value-type="float" office:value="0.969688">
                <text:p>0.969688</text:p>
              </table:table-cell>
              <table:table-cell office:value-type="float" office:value="0.969688">
                <text:p>0.969688</text:p>
              </table:table-cell>
              <table:table-cell office:value-type="float" office:value="0.977378">
                <text:p>0.977378</text:p>
              </table:table-cell>
              <table:table-cell office:value-type="float" office:value="0.977378">
                <text:p>0.977378</text:p>
              </table:table-cell>
              <table:table-cell office:value-type="float" office:value="0.977378">
                <text:p>0.977378</text:p>
              </table:table-cell>
              <table:table-cell office:value-type="float" office:value="0.938167">
                <text:p>0.938167</text:p>
              </table:table-cell>
              <table:table-cell office:value-type="float" office:value="0.938167">
                <text:p>0.938167</text:p>
              </table:table-cell>
              <table:table-cell office:value-type="float" office:value="0.9422">
                <text:p>0.9422</text:p>
              </table:table-cell>
              <table:table-cell office:value-type="float" office:value="0.9422">
                <text:p>0.9422</text:p>
              </table:table-cell>
              <table:table-cell office:value-type="float" office:value="0.9422">
                <text:p>0.9422</text:p>
              </table:table-cell>
              <table:table-cell office:value-type="float" office:value="0.932264">
                <text:p>0.932264</text:p>
              </table:table-cell>
              <table:table-cell office:value-type="float" office:value="0.932264">
                <text:p>0.932264</text:p>
              </table:table-cell>
              <table:table-cell office:value-type="float" office:value="0.968606">
                <text:p>0.968606</text:p>
              </table:table-cell>
              <table:table-cell office:value-type="float" office:value="0.968606">
                <text:p>0.968606</text:p>
              </table:table-cell>
              <table:table-cell office:value-type="float" office:value="0.968606">
                <text:p>0.968606</text:p>
              </table:table-cell>
              <table:table-cell office:value-type="float" office:value="0.940321">
                <text:p>0.940321</text:p>
              </table:table-cell>
              <table:table-cell office:value-type="float" office:value="0.940321">
                <text:p>0.940321</text:p>
              </table:table-cell>
              <table:table-cell office:value-type="float" office:value="0.938009">
                <text:p>0.938009</text:p>
              </table:table-cell>
              <table:table-cell office:value-type="float" office:value="0.938009">
                <text:p>0.938009</text:p>
              </table:table-cell>
              <table:table-cell office:value-type="float" office:value="0.938009">
                <text:p>0.938009</text:p>
              </table:table-cell>
              <table:table-cell office:value-type="float" office:value="0.950879">
                <text:p>0.950879</text:p>
              </table:table-cell>
              <table:table-cell office:value-type="float" office:value="0.950879">
                <text:p>0.950879</text:p>
              </table:table-cell>
              <table:table-cell office:value-type="float" office:value="0.971015">
                <text:p>0.971015</text:p>
              </table:table-cell>
              <table:table-cell office:value-type="float" office:value="0.971015">
                <text:p>0.971015</text:p>
              </table:table-cell>
              <table:table-cell office:value-type="float" office:value="0.926213">
                <text:p>0.9262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6278">
                <text:p>0.946278</text:p>
              </table:table-cell>
              <table:table-cell office:value-type="float" office:value="0.946278">
                <text:p>0.946278</text:p>
              </table:table-cell>
              <table:table-cell office:value-type="float" office:value="0.946278">
                <text:p>0.946278</text:p>
              </table:table-cell>
              <table:table-cell office:value-type="float" office:value="0.952149">
                <text:p>0.952149</text:p>
              </table:table-cell>
              <table:table-cell office:value-type="float" office:value="0.952149">
                <text:p>0.952149</text:p>
              </table:table-cell>
              <table:table-cell office:value-type="float" office:value="0.96802">
                <text:p>0.96802</text:p>
              </table:table-cell>
              <table:table-cell office:value-type="float" office:value="0.96802">
                <text:p>0.96802</text:p>
              </table:table-cell>
              <table:table-cell office:value-type="float" office:value="0.976629">
                <text:p>0.976629</text:p>
              </table:table-cell>
              <table:table-cell office:value-type="float" office:value="0.976629">
                <text:p>0.976629</text:p>
              </table:table-cell>
              <table:table-cell office:value-type="float" office:value="0.976629">
                <text:p>0.976629</text:p>
              </table:table-cell>
              <table:table-cell office:value-type="float" office:value="0.937446">
                <text:p>0.937446</text:p>
              </table:table-cell>
              <table:table-cell office:value-type="float" office:value="0.937446">
                <text:p>0.937446</text:p>
              </table:table-cell>
              <table:table-cell office:value-type="float" office:value="0.940865">
                <text:p>0.940865</text:p>
              </table:table-cell>
              <table:table-cell office:value-type="float" office:value="0.940865">
                <text:p>0.940865</text:p>
              </table:table-cell>
              <table:table-cell office:value-type="float" office:value="0.940865">
                <text:p>0.940865</text:p>
              </table:table-cell>
              <table:table-cell office:value-type="float" office:value="0.934031">
                <text:p>0.934031</text:p>
              </table:table-cell>
              <table:table-cell office:value-type="float" office:value="0.934031">
                <text:p>0.934031</text:p>
              </table:table-cell>
              <table:table-cell office:value-type="float" office:value="0.975296">
                <text:p>0.975296</text:p>
              </table:table-cell>
              <table:table-cell office:value-type="float" office:value="0.975296">
                <text:p>0.975296</text:p>
              </table:table-cell>
              <table:table-cell office:value-type="float" office:value="0.975296">
                <text:p>0.975296</text:p>
              </table:table-cell>
              <table:table-cell office:value-type="float" office:value="0.940802">
                <text:p>0.940802</text:p>
              </table:table-cell>
              <table:table-cell office:value-type="float" office:value="0.940802">
                <text:p>0.940802</text:p>
              </table:table-cell>
              <table:table-cell office:value-type="float" office:value="0.938567">
                <text:p>0.938567</text:p>
              </table:table-cell>
              <table:table-cell office:value-type="float" office:value="0.938567">
                <text:p>0.938567</text:p>
              </table:table-cell>
              <table:table-cell office:value-type="float" office:value="0.938567">
                <text:p>0.938567</text:p>
              </table:table-cell>
              <table:table-cell office:value-type="float" office:value="0.951985">
                <text:p>0.951985</text:p>
              </table:table-cell>
              <table:table-cell office:value-type="float" office:value="0.951985">
                <text:p>0.951985</text:p>
              </table:table-cell>
              <table:table-cell office:value-type="float" office:value="0.966857">
                <text:p>0.966857</text:p>
              </table:table-cell>
              <table:table-cell office:value-type="float" office:value="0.966857">
                <text:p>0.966857</text:p>
              </table:table-cell>
              <table:table-cell office:value-type="float" office:value="0.923275">
                <text:p>0.9232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9154">
                <text:p>0.949154</text:p>
              </table:table-cell>
              <table:table-cell office:value-type="float" office:value="0.949154">
                <text:p>0.949154</text:p>
              </table:table-cell>
              <table:table-cell office:value-type="float" office:value="0.949154">
                <text:p>0.949154</text:p>
              </table:table-cell>
              <table:table-cell office:value-type="float" office:value="0.95306">
                <text:p>0.95306</text:p>
              </table:table-cell>
              <table:table-cell office:value-type="float" office:value="0.95306">
                <text:p>0.95306</text:p>
              </table:table-cell>
              <table:table-cell office:value-type="float" office:value="0.96749">
                <text:p>0.96749</text:p>
              </table:table-cell>
              <table:table-cell office:value-type="float" office:value="0.96749">
                <text:p>0.96749</text:p>
              </table:table-cell>
              <table:table-cell office:value-type="float" office:value="0.972455">
                <text:p>0.972455</text:p>
              </table:table-cell>
              <table:table-cell office:value-type="float" office:value="0.972455">
                <text:p>0.972455</text:p>
              </table:table-cell>
              <table:table-cell office:value-type="float" office:value="0.972455">
                <text:p>0.972455</text:p>
              </table:table-cell>
              <table:table-cell office:value-type="float" office:value="0.938734">
                <text:p>0.938734</text:p>
              </table:table-cell>
              <table:table-cell office:value-type="float" office:value="0.938734">
                <text:p>0.938734</text:p>
              </table:table-cell>
              <table:table-cell office:value-type="float" office:value="0.941982">
                <text:p>0.941982</text:p>
              </table:table-cell>
              <table:table-cell office:value-type="float" office:value="0.941982">
                <text:p>0.941982</text:p>
              </table:table-cell>
              <table:table-cell office:value-type="float" office:value="0.941982">
                <text:p>0.941982</text:p>
              </table:table-cell>
              <table:table-cell office:value-type="float" office:value="0.933701">
                <text:p>0.933701</text:p>
              </table:table-cell>
              <table:table-cell office:value-type="float" office:value="0.933701">
                <text:p>0.933701</text:p>
              </table:table-cell>
              <table:table-cell office:value-type="float" office:value="0.973411">
                <text:p>0.973411</text:p>
              </table:table-cell>
              <table:table-cell office:value-type="float" office:value="0.973411">
                <text:p>0.973411</text:p>
              </table:table-cell>
              <table:table-cell office:value-type="float" office:value="0.973411">
                <text:p>0.973411</text:p>
              </table:table-cell>
              <table:table-cell office:value-type="float" office:value="0.940373">
                <text:p>0.940373</text:p>
              </table:table-cell>
              <table:table-cell office:value-type="float" office:value="0.940373">
                <text:p>0.940373</text:p>
              </table:table-cell>
              <table:table-cell office:value-type="float" office:value="0.937279">
                <text:p>0.937279</text:p>
              </table:table-cell>
              <table:table-cell office:value-type="float" office:value="0.937279">
                <text:p>0.937279</text:p>
              </table:table-cell>
              <table:table-cell office:value-type="float" office:value="0.937279">
                <text:p>0.937279</text:p>
              </table:table-cell>
              <table:table-cell office:value-type="float" office:value="0.95487">
                <text:p>0.95487</text:p>
              </table:table-cell>
              <table:table-cell office:value-type="float" office:value="0.95487">
                <text:p>0.95487</text:p>
              </table:table-cell>
              <table:table-cell office:value-type="float" office:value="0.965748">
                <text:p>0.965748</text:p>
              </table:table-cell>
              <table:table-cell office:value-type="float" office:value="0.965748">
                <text:p>0.965748</text:p>
              </table:table-cell>
              <table:table-cell office:value-type="float" office:value="0.923354">
                <text:p>0.9233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47001">
                <text:p>0.947001</text:p>
              </table:table-cell>
              <table:table-cell office:value-type="float" office:value="0.947001">
                <text:p>0.947001</text:p>
              </table:table-cell>
              <table:table-cell office:value-type="float" office:value="0.947001">
                <text:p>0.947001</text:p>
              </table:table-cell>
              <table:table-cell office:value-type="float" office:value="0.950348">
                <text:p>0.950348</text:p>
              </table:table-cell>
              <table:table-cell office:value-type="float" office:value="0.950348">
                <text:p>0.950348</text:p>
              </table:table-cell>
              <table:table-cell office:value-type="float" office:value="0.966539">
                <text:p>0.966539</text:p>
              </table:table-cell>
              <table:table-cell office:value-type="float" office:value="0.966539">
                <text:p>0.966539</text:p>
              </table:table-cell>
              <table:table-cell office:value-type="float" office:value="0.96927">
                <text:p>0.96927</text:p>
              </table:table-cell>
              <table:table-cell office:value-type="float" office:value="0.96927">
                <text:p>0.96927</text:p>
              </table:table-cell>
              <table:table-cell office:value-type="float" office:value="0.96927">
                <text:p>0.96927</text:p>
              </table:table-cell>
              <table:table-cell office:value-type="float" office:value="0.935978">
                <text:p>0.935978</text:p>
              </table:table-cell>
              <table:table-cell office:value-type="float" office:value="0.935978">
                <text:p>0.935978</text:p>
              </table:table-cell>
              <table:table-cell office:value-type="float" office:value="0.940622">
                <text:p>0.940622</text:p>
              </table:table-cell>
              <table:table-cell office:value-type="float" office:value="0.940622">
                <text:p>0.940622</text:p>
              </table:table-cell>
              <table:table-cell office:value-type="float" office:value="0.940622">
                <text:p>0.940622</text:p>
              </table:table-cell>
              <table:table-cell office:value-type="float" office:value="0.937834">
                <text:p>0.937834</text:p>
              </table:table-cell>
              <table:table-cell office:value-type="float" office:value="0.937834">
                <text:p>0.937834</text:p>
              </table:table-cell>
              <table:table-cell office:value-type="float" office:value="0.973236">
                <text:p>0.973236</text:p>
              </table:table-cell>
              <table:table-cell office:value-type="float" office:value="0.973236">
                <text:p>0.973236</text:p>
              </table:table-cell>
              <table:table-cell office:value-type="float" office:value="0.973236">
                <text:p>0.973236</text:p>
              </table:table-cell>
              <table:table-cell office:value-type="float" office:value="0.939579">
                <text:p>0.939579</text:p>
              </table:table-cell>
              <table:table-cell office:value-type="float" office:value="0.939579">
                <text:p>0.939579</text:p>
              </table:table-cell>
              <table:table-cell office:value-type="float" office:value="0.936811">
                <text:p>0.936811</text:p>
              </table:table-cell>
              <table:table-cell office:value-type="float" office:value="0.936811">
                <text:p>0.936811</text:p>
              </table:table-cell>
              <table:table-cell office:value-type="float" office:value="0.936811">
                <text:p>0.936811</text:p>
              </table:table-cell>
              <table:table-cell office:value-type="float" office:value="0.956341">
                <text:p>0.956341</text:p>
              </table:table-cell>
              <table:table-cell office:value-type="float" office:value="0.956341">
                <text:p>0.956341</text:p>
              </table:table-cell>
              <table:table-cell office:value-type="float" office:value="0.966849">
                <text:p>0.966849</text:p>
              </table:table-cell>
              <table:table-cell office:value-type="float" office:value="0.966849">
                <text:p>0.966849</text:p>
              </table:table-cell>
              <table:table-cell office:value-type="float" office:value="0.922527">
                <text:p>0.9225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45" chart:maximum="1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9900" draw:fill-color="#0099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01cm" svg:height="20.001cm" xlink:href=".." xlink:type="simple" chart:class="chart:line" chart:style-name="ch1">
        <chart:plot-area chart:style-name="ch2" table:cell-range-address="Positions.A1:Positions.AD100" svg:x="0.5cm" svg:y="0.4cm" svg:width="24.001cm" svg:height="19.201cm">
          <chart:coordinate-region svg:x="1.428cm" svg:y="0.4cm" svg:width="22.929cm" svg:height="18.2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ositions.A1:Positions.A100" chart:class="chart:line">
            <chart:data-point chart:repeated="100"/>
          </chart:series>
          <chart:series chart:style-name="ch7" chart:values-cell-range-address="Positions.B1:Positions.B100" chart:class="chart:line">
            <chart:data-point chart:repeated="100"/>
          </chart:series>
          <chart:series chart:style-name="ch8" chart:values-cell-range-address="Positions.C1:Positions.C100" chart:class="chart:line">
            <chart:data-point chart:repeated="100"/>
          </chart:series>
          <chart:series chart:style-name="ch9" chart:values-cell-range-address="Positions.D1:Positions.D100" chart:class="chart:line">
            <chart:data-point chart:repeated="100"/>
          </chart:series>
          <chart:series chart:style-name="ch10" chart:values-cell-range-address="Positions.E1:Positions.E100" chart:class="chart:line">
            <chart:data-point chart:repeated="100"/>
          </chart:series>
          <chart:series chart:style-name="ch10" chart:values-cell-range-address="Positions.F1:Positions.F100" chart:class="chart:line">
            <chart:data-point chart:repeated="100"/>
          </chart:series>
          <chart:series chart:style-name="ch11" chart:values-cell-range-address="Positions.G1:Positions.G100" chart:class="chart:line">
            <chart:data-point chart:repeated="100"/>
          </chart:series>
          <chart:series chart:style-name="ch12" chart:values-cell-range-address="Positions.H1:Positions.H100" chart:class="chart:line">
            <chart:data-point chart:repeated="100"/>
          </chart:series>
          <chart:series chart:style-name="ch13" chart:values-cell-range-address="Positions.I1:Positions.I100" chart:class="chart:line">
            <chart:data-point chart:repeated="100"/>
          </chart:series>
          <chart:series chart:style-name="ch14" chart:values-cell-range-address="Positions.J1:Positions.J100" chart:class="chart:line">
            <chart:data-point chart:repeated="100"/>
          </chart:series>
          <chart:series chart:style-name="ch15" chart:values-cell-range-address="Positions.K1:Positions.K100" chart:class="chart:line">
            <chart:data-point chart:repeated="100"/>
          </chart:series>
          <chart:series chart:style-name="ch16" chart:values-cell-range-address="Positions.L1:Positions.L100" chart:class="chart:line">
            <chart:data-point chart:repeated="100"/>
          </chart:series>
          <chart:series chart:style-name="ch17" chart:values-cell-range-address="Positions.M1:Positions.M100" chart:class="chart:line">
            <chart:data-point chart:repeated="100"/>
          </chart:series>
          <chart:series chart:style-name="ch18" chart:values-cell-range-address="Positions.N1:Positions.N100" chart:class="chart:line">
            <chart:data-point chart:repeated="100"/>
          </chart:series>
          <chart:series chart:style-name="ch19" chart:values-cell-range-address="Positions.O1:Positions.O100" chart:class="chart:line">
            <chart:data-point chart:repeated="100"/>
          </chart:series>
          <chart:series chart:style-name="ch9" chart:values-cell-range-address="Positions.P1:Positions.P100" chart:class="chart:line">
            <chart:data-point chart:repeated="100"/>
          </chart:series>
          <chart:series chart:style-name="ch20" chart:values-cell-range-address="Positions.Q1:Positions.Q100" chart:class="chart:line">
            <chart:data-point chart:repeated="100"/>
          </chart:series>
          <chart:series chart:style-name="ch10" chart:values-cell-range-address="Positions.R1:Positions.R100" chart:class="chart:line">
            <chart:data-point chart:repeated="100"/>
          </chart:series>
          <chart:series chart:style-name="ch11" chart:values-cell-range-address="Positions.S1:Positions.S100" chart:class="chart:line">
            <chart:data-point chart:repeated="100"/>
          </chart:series>
          <chart:series chart:style-name="ch12" chart:values-cell-range-address="Positions.T1:Positions.T100" chart:class="chart:line">
            <chart:data-point chart:repeated="100"/>
          </chart:series>
          <chart:series chart:style-name="ch13" chart:values-cell-range-address="Positions.U1:Positions.U100" chart:class="chart:line">
            <chart:data-point chart:repeated="100"/>
          </chart:series>
          <chart:series chart:style-name="ch14" chart:values-cell-range-address="Positions.V1:Positions.V100" chart:class="chart:line">
            <chart:data-point chart:repeated="100"/>
          </chart:series>
          <chart:series chart:style-name="ch15" chart:values-cell-range-address="Positions.W1:Positions.W100" chart:class="chart:line">
            <chart:data-point chart:repeated="100"/>
          </chart:series>
          <chart:series chart:style-name="ch16" chart:values-cell-range-address="Positions.X1:Positions.X100" chart:class="chart:line">
            <chart:data-point chart:repeated="100"/>
          </chart:series>
          <chart:series chart:style-name="ch17" chart:values-cell-range-address="Positions.Y1:Positions.Y100" chart:class="chart:line">
            <chart:data-point chart:repeated="100"/>
          </chart:series>
          <chart:series chart:style-name="ch18" chart:values-cell-range-address="Positions.Z1:Positions.Z100" chart:class="chart:line">
            <chart:data-point chart:repeated="100"/>
          </chart:series>
          <chart:series chart:style-name="ch19" chart:values-cell-range-address="Positions.AA1:Positions.AA100" chart:class="chart:line">
            <chart:data-point chart:repeated="100"/>
          </chart:series>
          <chart:series chart:style-name="ch9" chart:values-cell-range-address="Positions.AB1:Positions.AB100" chart:class="chart:line">
            <chart:data-point chart:repeated="100"/>
          </chart:series>
          <chart:series chart:style-name="ch20" chart:values-cell-range-address="Positions.AC1:Positions.AC100" chart:class="chart:line">
            <chart:data-point chart:repeated="100"/>
          </chart:series>
          <chart:series chart:style-name="ch10" chart:values-cell-range-address="Positions.AD1:Positions.AD100" chart:class="chart:line">
            <chart:data-point chart:repeated="1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146">
                <text:p>0.89146</text:p>
                <draw:g>
                  <svg:desc>Positions.A1:Positions.A100</svg:desc>
                </draw:g>
              </table:table-cell>
              <table:table-cell office:value-type="float" office:value="0.96789">
                <text:p>0.96789</text:p>
                <draw:g>
                  <svg:desc>Positions.B1:Positions.B100</svg:desc>
                </draw:g>
              </table:table-cell>
              <table:table-cell office:value-type="float" office:value="0.915775">
                <text:p>0.915775</text:p>
                <draw:g>
                  <svg:desc>Positions.C1:Positions.C100</svg:desc>
                </draw:g>
              </table:table-cell>
              <table:table-cell office:value-type="float" office:value="1.10334">
                <text:p>1.10334</text:p>
                <draw:g>
                  <svg:desc>Positions.D1:Positions.D100</svg:desc>
                </draw:g>
              </table:table-cell>
              <table:table-cell office:value-type="float" office:value="0.5042">
                <text:p>0.5042</text:p>
                <draw:g>
                  <svg:desc>Positions.E1:Positions.E100</svg:desc>
                </draw:g>
              </table:table-cell>
              <table:table-cell office:value-type="float" office:value="1.43695">
                <text:p>1.43695</text:p>
                <draw:g>
                  <svg:desc>Positions.F1:Positions.F100</svg:desc>
                </draw:g>
              </table:table-cell>
              <table:table-cell office:value-type="float" office:value="NaN">
                <text:p>NaN</text:p>
                <draw:g>
                  <svg:desc>Positions.G1:Positions.G100</svg:desc>
                </draw:g>
              </table:table-cell>
              <table:table-cell office:value-type="float" office:value="NaN">
                <text:p>NaN</text:p>
                <draw:g>
                  <svg:desc>Positions.H1:Positions.H100</svg:desc>
                </draw:g>
              </table:table-cell>
              <table:table-cell office:value-type="float" office:value="NaN">
                <text:p>NaN</text:p>
                <draw:g>
                  <svg:desc>Positions.I1:Positions.I100</svg:desc>
                </draw:g>
              </table:table-cell>
              <table:table-cell office:value-type="float" office:value="NaN">
                <text:p>NaN</text:p>
                <draw:g>
                  <svg:desc>Positions.J1:Positions.J100</svg:desc>
                </draw:g>
              </table:table-cell>
              <table:table-cell office:value-type="float" office:value="NaN">
                <text:p>NaN</text:p>
                <draw:g>
                  <svg:desc>Positions.K1:Positions.K100</svg:desc>
                </draw:g>
              </table:table-cell>
              <table:table-cell office:value-type="float" office:value="NaN">
                <text:p>NaN</text:p>
                <draw:g>
                  <svg:desc>Positions.L1:Positions.L100</svg:desc>
                </draw:g>
              </table:table-cell>
              <table:table-cell office:value-type="float" office:value="NaN">
                <text:p>NaN</text:p>
                <draw:g>
                  <svg:desc>Positions.M1:Positions.M100</svg:desc>
                </draw:g>
              </table:table-cell>
              <table:table-cell office:value-type="float" office:value="NaN">
                <text:p>NaN</text:p>
                <draw:g>
                  <svg:desc>Positions.N1:Positions.N100</svg:desc>
                </draw:g>
              </table:table-cell>
              <table:table-cell office:value-type="float" office:value="NaN">
                <text:p>NaN</text:p>
                <draw:g>
                  <svg:desc>Positions.O1:Positions.O100</svg:desc>
                </draw:g>
              </table:table-cell>
              <table:table-cell office:value-type="float" office:value="NaN">
                <text:p>NaN</text:p>
                <draw:g>
                  <svg:desc>Positions.P1:Positions.P100</svg:desc>
                </draw:g>
              </table:table-cell>
              <table:table-cell office:value-type="float" office:value="NaN">
                <text:p>NaN</text:p>
                <draw:g>
                  <svg:desc>Positions.Q1:Positions.Q100</svg:desc>
                </draw:g>
              </table:table-cell>
              <table:table-cell office:value-type="float" office:value="NaN">
                <text:p>NaN</text:p>
                <draw:g>
                  <svg:desc>Positions.R1:Positions.R100</svg:desc>
                </draw:g>
              </table:table-cell>
              <table:table-cell office:value-type="float" office:value="NaN">
                <text:p>NaN</text:p>
                <draw:g>
                  <svg:desc>Positions.S1:Positions.S100</svg:desc>
                </draw:g>
              </table:table-cell>
              <table:table-cell office:value-type="float" office:value="NaN">
                <text:p>NaN</text:p>
                <draw:g>
                  <svg:desc>Positions.T1:Positions.T100</svg:desc>
                </draw:g>
              </table:table-cell>
              <table:table-cell office:value-type="float" office:value="NaN">
                <text:p>NaN</text:p>
                <draw:g>
                  <svg:desc>Positions.U1:Positions.U100</svg:desc>
                </draw:g>
              </table:table-cell>
              <table:table-cell office:value-type="float" office:value="NaN">
                <text:p>NaN</text:p>
                <draw:g>
                  <svg:desc>Positions.V1:Positions.V100</svg:desc>
                </draw:g>
              </table:table-cell>
              <table:table-cell office:value-type="float" office:value="NaN">
                <text:p>NaN</text:p>
                <draw:g>
                  <svg:desc>Positions.W1:Positions.W100</svg:desc>
                </draw:g>
              </table:table-cell>
              <table:table-cell office:value-type="float" office:value="NaN">
                <text:p>NaN</text:p>
                <draw:g>
                  <svg:desc>Positions.X1:Positions.X100</svg:desc>
                </draw:g>
              </table:table-cell>
              <table:table-cell office:value-type="float" office:value="NaN">
                <text:p>NaN</text:p>
                <draw:g>
                  <svg:desc>Positions.Y1:Positions.Y100</svg:desc>
                </draw:g>
              </table:table-cell>
              <table:table-cell office:value-type="float" office:value="NaN">
                <text:p>NaN</text:p>
                <draw:g>
                  <svg:desc>Positions.Z1:Positions.Z100</svg:desc>
                </draw:g>
              </table:table-cell>
              <table:table-cell office:value-type="float" office:value="NaN">
                <text:p>NaN</text:p>
                <draw:g>
                  <svg:desc>Positions.AA1:Positions.AA100</svg:desc>
                </draw:g>
              </table:table-cell>
              <table:table-cell office:value-type="float" office:value="NaN">
                <text:p>NaN</text:p>
                <draw:g>
                  <svg:desc>Positions.AB1:Positions.AB100</svg:desc>
                </draw:g>
              </table:table-cell>
              <table:table-cell office:value-type="float" office:value="NaN">
                <text:p>NaN</text:p>
                <draw:g>
                  <svg:desc>Positions.AC1:Positions.AC100</svg:desc>
                </draw:g>
              </table:table-cell>
              <table:table-cell office:value-type="float" office:value="NaN">
                <text:p>NaN</text:p>
                <draw:g>
                  <svg:desc>Positions.AD1:Positions.A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4145">
                <text:p>0.894145</text:p>
              </table:table-cell>
              <table:table-cell office:value-type="float" office:value="0.978622">
                <text:p>0.978622</text:p>
              </table:table-cell>
              <table:table-cell office:value-type="float" office:value="0.92182">
                <text:p>0.92182</text:p>
              </table:table-cell>
              <table:table-cell office:value-type="float" office:value="1.04402">
                <text:p>1.04402</text:p>
              </table:table-cell>
              <table:table-cell office:value-type="float" office:value="0.731725">
                <text:p>0.731725</text:p>
              </table:table-cell>
              <table:table-cell office:value-type="float" office:value="1.16294">
                <text:p>1.1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6877">
                <text:p>0.906877</text:p>
              </table:table-cell>
              <table:table-cell office:value-type="float" office:value="0.964493">
                <text:p>0.964493</text:p>
              </table:table-cell>
              <table:table-cell office:value-type="float" office:value="0.933142">
                <text:p>0.933142</text:p>
              </table:table-cell>
              <table:table-cell office:value-type="float" office:value="1.03792">
                <text:p>1.03792</text:p>
              </table:table-cell>
              <table:table-cell office:value-type="float" office:value="0.770833">
                <text:p>0.770833</text:p>
              </table:table-cell>
              <table:table-cell office:value-type="float" office:value="1.08293">
                <text:p>1.08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7026">
                <text:p>0.907026</text:p>
              </table:table-cell>
              <table:table-cell office:value-type="float" office:value="0.955098">
                <text:p>0.955098</text:p>
              </table:table-cell>
              <table:table-cell office:value-type="float" office:value="0.934404">
                <text:p>0.934404</text:p>
              </table:table-cell>
              <table:table-cell office:value-type="float" office:value="1.03186">
                <text:p>1.03186</text:p>
              </table:table-cell>
              <table:table-cell office:value-type="float" office:value="0.809881">
                <text:p>0.809881</text:p>
              </table:table-cell>
              <table:table-cell office:value-type="float" office:value="1.18732">
                <text:p>1.18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7743">
                <text:p>0.907743</text:p>
              </table:table-cell>
              <table:table-cell office:value-type="float" office:value="0.951545">
                <text:p>0.951545</text:p>
              </table:table-cell>
              <table:table-cell office:value-type="float" office:value="0.940387">
                <text:p>0.940387</text:p>
              </table:table-cell>
              <table:table-cell office:value-type="float" office:value="1.00502">
                <text:p>1.00502</text:p>
              </table:table-cell>
              <table:table-cell office:value-type="float" office:value="0.825035">
                <text:p>0.825035</text:p>
              </table:table-cell>
              <table:table-cell office:value-type="float" office:value="1.12294">
                <text:p>1.1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0879">
                <text:p>0.910879</text:p>
              </table:table-cell>
              <table:table-cell office:value-type="float" office:value="0.956005">
                <text:p>0.956005</text:p>
              </table:table-cell>
              <table:table-cell office:value-type="float" office:value="0.935502">
                <text:p>0.935502</text:p>
              </table:table-cell>
              <table:table-cell office:value-type="float" office:value="1.00455">
                <text:p>1.00455</text:p>
              </table:table-cell>
              <table:table-cell office:value-type="float" office:value="0.791708">
                <text:p>0.791708</text:p>
              </table:table-cell>
              <table:table-cell office:value-type="float" office:value="1.11082">
                <text:p>1.1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883">
                <text:p>0.90883</text:p>
              </table:table-cell>
              <table:table-cell office:value-type="float" office:value="0.958059">
                <text:p>0.958059</text:p>
              </table:table-cell>
              <table:table-cell office:value-type="float" office:value="0.937847">
                <text:p>0.937847</text:p>
              </table:table-cell>
              <table:table-cell office:value-type="float" office:value="1.00122">
                <text:p>1.00122</text:p>
              </table:table-cell>
              <table:table-cell office:value-type="float" office:value="0.812682">
                <text:p>0.812682</text:p>
              </table:table-cell>
              <table:table-cell office:value-type="float" office:value="1.1143">
                <text:p>1.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4024">
                <text:p>0.914024</text:p>
              </table:table-cell>
              <table:table-cell office:value-type="float" office:value="0.954687">
                <text:p>0.954687</text:p>
              </table:table-cell>
              <table:table-cell office:value-type="float" office:value="0.943152">
                <text:p>0.943152</text:p>
              </table:table-cell>
              <table:table-cell office:value-type="float" office:value="1.00248">
                <text:p>1.00248</text:p>
              </table:table-cell>
              <table:table-cell office:value-type="float" office:value="0.806309">
                <text:p>0.806309</text:p>
              </table:table-cell>
              <table:table-cell office:value-type="float" office:value="1.09027">
                <text:p>1.0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13142">
                <text:p>0.913142</text:p>
              </table:table-cell>
              <table:table-cell office:value-type="float" office:value="0.953392">
                <text:p>0.953392</text:p>
              </table:table-cell>
              <table:table-cell office:value-type="float" office:value="0.944323">
                <text:p>0.944323</text:p>
              </table:table-cell>
              <table:table-cell office:value-type="float" office:value="0.996108">
                <text:p>0.996108</text:p>
              </table:table-cell>
              <table:table-cell office:value-type="float" office:value="0.818931">
                <text:p>0.818931</text:p>
              </table:table-cell>
              <table:table-cell office:value-type="float" office:value="1.04063">
                <text:p>1.0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5303">
                <text:p>0.915303</text:p>
              </table:table-cell>
              <table:table-cell office:value-type="float" office:value="0.950825">
                <text:p>0.950825</text:p>
              </table:table-cell>
              <table:table-cell office:value-type="float" office:value="0.9458">
                <text:p>0.9458</text:p>
              </table:table-cell>
              <table:table-cell office:value-type="float" office:value="0.986479">
                <text:p>0.986479</text:p>
              </table:table-cell>
              <table:table-cell office:value-type="float" office:value="0.821755">
                <text:p>0.821755</text:p>
              </table:table-cell>
              <table:table-cell office:value-type="float" office:value="1.05249">
                <text:p>1.05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401">
                <text:p>0.91401</text:p>
              </table:table-cell>
              <table:table-cell office:value-type="float" office:value="0.949062">
                <text:p>0.949062</text:p>
              </table:table-cell>
              <table:table-cell office:value-type="float" office:value="0.941374">
                <text:p>0.941374</text:p>
              </table:table-cell>
              <table:table-cell office:value-type="float" office:value="0.98806">
                <text:p>0.98806</text:p>
              </table:table-cell>
              <table:table-cell office:value-type="float" office:value="0.825886">
                <text:p>0.825886</text:p>
              </table:table-cell>
              <table:table-cell office:value-type="float" office:value="1.05681">
                <text:p>1.05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1725">
                <text:p>0.911725</text:p>
              </table:table-cell>
              <table:table-cell office:value-type="float" office:value="0.946244">
                <text:p>0.946244</text:p>
              </table:table-cell>
              <table:table-cell office:value-type="float" office:value="0.944964">
                <text:p>0.944964</text:p>
              </table:table-cell>
              <table:table-cell office:value-type="float" office:value="0.984595">
                <text:p>0.984595</text:p>
              </table:table-cell>
              <table:table-cell office:value-type="float" office:value="0.824067">
                <text:p>0.824067</text:p>
              </table:table-cell>
              <table:table-cell office:value-type="float" office:value="1.07029">
                <text:p>1.07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6078">
                <text:p>0.916078</text:p>
              </table:table-cell>
              <table:table-cell office:value-type="float" office:value="0.946417">
                <text:p>0.946417</text:p>
              </table:table-cell>
              <table:table-cell office:value-type="float" office:value="0.946358">
                <text:p>0.946358</text:p>
              </table:table-cell>
              <table:table-cell office:value-type="float" office:value="0.98756">
                <text:p>0.98756</text:p>
              </table:table-cell>
              <table:table-cell office:value-type="float" office:value="0.819317">
                <text:p>0.819317</text:p>
              </table:table-cell>
              <table:table-cell office:value-type="float" office:value="1.06804">
                <text:p>1.06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4477">
                <text:p>0.914477</text:p>
              </table:table-cell>
              <table:table-cell office:value-type="float" office:value="0.94606">
                <text:p>0.94606</text:p>
              </table:table-cell>
              <table:table-cell office:value-type="float" office:value="0.945016">
                <text:p>0.945016</text:p>
              </table:table-cell>
              <table:table-cell office:value-type="float" office:value="0.985131">
                <text:p>0.985131</text:p>
              </table:table-cell>
              <table:table-cell office:value-type="float" office:value="0.81697">
                <text:p>0.81697</text:p>
              </table:table-cell>
              <table:table-cell office:value-type="float" office:value="1.05079">
                <text:p>1.05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2181">
                <text:p>0.912181</text:p>
              </table:table-cell>
              <table:table-cell office:value-type="float" office:value="0.948157">
                <text:p>0.948157</text:p>
              </table:table-cell>
              <table:table-cell office:value-type="float" office:value="0.9435">
                <text:p>0.9435</text:p>
              </table:table-cell>
              <table:table-cell office:value-type="float" office:value="0.984384">
                <text:p>0.984384</text:p>
              </table:table-cell>
              <table:table-cell office:value-type="float" office:value="0.813968">
                <text:p>0.813968</text:p>
              </table:table-cell>
              <table:table-cell office:value-type="float" office:value="1.05143">
                <text:p>1.0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2095">
                <text:p>0.912095</text:p>
              </table:table-cell>
              <table:table-cell office:value-type="float" office:value="0.949509">
                <text:p>0.949509</text:p>
              </table:table-cell>
              <table:table-cell office:value-type="float" office:value="0.946874">
                <text:p>0.946874</text:p>
              </table:table-cell>
              <table:table-cell office:value-type="float" office:value="0.982026">
                <text:p>0.982026</text:p>
              </table:table-cell>
              <table:table-cell office:value-type="float" office:value="0.818141">
                <text:p>0.818141</text:p>
              </table:table-cell>
              <table:table-cell office:value-type="float" office:value="1.06927">
                <text:p>1.0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4519">
                <text:p>0.914519</text:p>
              </table:table-cell>
              <table:table-cell office:value-type="float" office:value="0.946152">
                <text:p>0.946152</text:p>
              </table:table-cell>
              <table:table-cell office:value-type="float" office:value="0.948181">
                <text:p>0.948181</text:p>
              </table:table-cell>
              <table:table-cell office:value-type="float" office:value="0.980629">
                <text:p>0.980629</text:p>
              </table:table-cell>
              <table:table-cell office:value-type="float" office:value="0.814157">
                <text:p>0.814157</text:p>
              </table:table-cell>
              <table:table-cell office:value-type="float" office:value="1.07558">
                <text:p>1.07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14811">
                <text:p>0.914811</text:p>
              </table:table-cell>
              <table:table-cell office:value-type="float" office:value="0.945346">
                <text:p>0.945346</text:p>
              </table:table-cell>
              <table:table-cell office:value-type="float" office:value="0.947865">
                <text:p>0.947865</text:p>
              </table:table-cell>
              <table:table-cell office:value-type="float" office:value="0.983239">
                <text:p>0.983239</text:p>
              </table:table-cell>
              <table:table-cell office:value-type="float" office:value="0.809635">
                <text:p>0.809635</text:p>
              </table:table-cell>
              <table:table-cell office:value-type="float" office:value="1.06342">
                <text:p>1.06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2907">
                <text:p>0.912907</text:p>
              </table:table-cell>
              <table:table-cell office:value-type="float" office:value="0.943823">
                <text:p>0.943823</text:p>
              </table:table-cell>
              <table:table-cell office:value-type="float" office:value="0.949788">
                <text:p>0.949788</text:p>
              </table:table-cell>
              <table:table-cell office:value-type="float" office:value="0.98421">
                <text:p>0.98421</text:p>
              </table:table-cell>
              <table:table-cell office:value-type="float" office:value="0.8125">
                <text:p>0.8125</text:p>
              </table:table-cell>
              <table:table-cell office:value-type="float" office:value="1.04357">
                <text:p>1.04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3128">
                <text:p>0.913128</text:p>
              </table:table-cell>
              <table:table-cell office:value-type="float" office:value="0.946234">
                <text:p>0.946234</text:p>
              </table:table-cell>
              <table:table-cell office:value-type="float" office:value="0.948392">
                <text:p>0.948392</text:p>
              </table:table-cell>
              <table:table-cell office:value-type="float" office:value="0.98228">
                <text:p>0.98228</text:p>
              </table:table-cell>
              <table:table-cell office:value-type="float" office:value="0.812125">
                <text:p>0.812125</text:p>
              </table:table-cell>
              <table:table-cell office:value-type="float" office:value="1.05002">
                <text:p>1.05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16233">
                <text:p>0.916233</text:p>
              </table:table-cell>
              <table:table-cell office:value-type="float" office:value="0.943084">
                <text:p>0.943084</text:p>
              </table:table-cell>
              <table:table-cell office:value-type="float" office:value="0.948222">
                <text:p>0.948222</text:p>
              </table:table-cell>
              <table:table-cell office:value-type="float" office:value="0.978918">
                <text:p>0.978918</text:p>
              </table:table-cell>
              <table:table-cell office:value-type="float" office:value="0.82545">
                <text:p>0.82545</text:p>
              </table:table-cell>
              <table:table-cell office:value-type="float" office:value="1.05743">
                <text:p>1.05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15501">
                <text:p>0.915501</text:p>
              </table:table-cell>
              <table:table-cell office:value-type="float" office:value="0.946037">
                <text:p>0.946037</text:p>
              </table:table-cell>
              <table:table-cell office:value-type="float" office:value="0.950383">
                <text:p>0.950383</text:p>
              </table:table-cell>
              <table:table-cell office:value-type="float" office:value="0.977171">
                <text:p>0.977171</text:p>
              </table:table-cell>
              <table:table-cell office:value-type="float" office:value="0.847864">
                <text:p>0.847864</text:p>
              </table:table-cell>
              <table:table-cell office:value-type="float" office:value="1.05323">
                <text:p>1.0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6765">
                <text:p>0.916765</text:p>
              </table:table-cell>
              <table:table-cell office:value-type="float" office:value="0.947793">
                <text:p>0.947793</text:p>
              </table:table-cell>
              <table:table-cell office:value-type="float" office:value="0.951239">
                <text:p>0.951239</text:p>
              </table:table-cell>
              <table:table-cell office:value-type="float" office:value="0.975683">
                <text:p>0.975683</text:p>
              </table:table-cell>
              <table:table-cell office:value-type="float" office:value="0.864811">
                <text:p>0.864811</text:p>
              </table:table-cell>
              <table:table-cell office:value-type="float" office:value="1.03865">
                <text:p>1.0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6164">
                <text:p>0.916164</text:p>
              </table:table-cell>
              <table:table-cell office:value-type="float" office:value="0.943396">
                <text:p>0.943396</text:p>
              </table:table-cell>
              <table:table-cell office:value-type="float" office:value="0.951726">
                <text:p>0.951726</text:p>
              </table:table-cell>
              <table:table-cell office:value-type="float" office:value="0.976186">
                <text:p>0.976186</text:p>
              </table:table-cell>
              <table:table-cell office:value-type="float" office:value="0.876537">
                <text:p>0.876537</text:p>
              </table:table-cell>
              <table:table-cell office:value-type="float" office:value="1.04187">
                <text:p>1.04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8385">
                <text:p>0.918385</text:p>
              </table:table-cell>
              <table:table-cell office:value-type="float" office:value="0.941413">
                <text:p>0.941413</text:p>
              </table:table-cell>
              <table:table-cell office:value-type="float" office:value="0.951515">
                <text:p>0.951515</text:p>
              </table:table-cell>
              <table:table-cell office:value-type="float" office:value="0.976238">
                <text:p>0.976238</text:p>
              </table:table-cell>
              <table:table-cell office:value-type="float" office:value="0.887935">
                <text:p>0.887935</text:p>
              </table:table-cell>
              <table:table-cell office:value-type="float" office:value="1.02273">
                <text:p>1.0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859">
                <text:p>0.91859</text:p>
              </table:table-cell>
              <table:table-cell office:value-type="float" office:value="0.94205">
                <text:p>0.94205</text:p>
              </table:table-cell>
              <table:table-cell office:value-type="float" office:value="0.950453">
                <text:p>0.950453</text:p>
              </table:table-cell>
              <table:table-cell office:value-type="float" office:value="0.975431">
                <text:p>0.975431</text:p>
              </table:table-cell>
              <table:table-cell office:value-type="float" office:value="0.876905">
                <text:p>0.876905</text:p>
              </table:table-cell>
              <table:table-cell office:value-type="float" office:value="1.0094">
                <text:p>1.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9824">
                <text:p>0.919824</text:p>
              </table:table-cell>
              <table:table-cell office:value-type="float" office:value="0.942901">
                <text:p>0.942901</text:p>
              </table:table-cell>
              <table:table-cell office:value-type="float" office:value="0.950488">
                <text:p>0.950488</text:p>
              </table:table-cell>
              <table:table-cell office:value-type="float" office:value="0.973495">
                <text:p>0.973495</text:p>
              </table:table-cell>
              <table:table-cell office:value-type="float" office:value="0.875113">
                <text:p>0.875113</text:p>
              </table:table-cell>
              <table:table-cell office:value-type="float" office:value="1.00073">
                <text:p>1.00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8663">
                <text:p>0.918663</text:p>
              </table:table-cell>
              <table:table-cell office:value-type="float" office:value="0.942982">
                <text:p>0.942982</text:p>
              </table:table-cell>
              <table:table-cell office:value-type="float" office:value="0.949462">
                <text:p>0.949462</text:p>
              </table:table-cell>
              <table:table-cell office:value-type="float" office:value="0.972986">
                <text:p>0.972986</text:p>
              </table:table-cell>
              <table:table-cell office:value-type="float" office:value="0.882599">
                <text:p>0.882599</text:p>
              </table:table-cell>
              <table:table-cell office:value-type="float" office:value="1.00591">
                <text:p>1.00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8677">
                <text:p>0.918677</text:p>
              </table:table-cell>
              <table:table-cell office:value-type="float" office:value="0.943828">
                <text:p>0.943828</text:p>
              </table:table-cell>
              <table:table-cell office:value-type="float" office:value="0.947704">
                <text:p>0.947704</text:p>
              </table:table-cell>
              <table:table-cell office:value-type="float" office:value="0.973464">
                <text:p>0.973464</text:p>
              </table:table-cell>
              <table:table-cell office:value-type="float" office:value="0.885881">
                <text:p>0.885881</text:p>
              </table:table-cell>
              <table:table-cell office:value-type="float" office:value="1.01432">
                <text:p>1.0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20063">
                <text:p>0.920063</text:p>
              </table:table-cell>
              <table:table-cell office:value-type="float" office:value="0.942867">
                <text:p>0.942867</text:p>
              </table:table-cell>
              <table:table-cell office:value-type="float" office:value="0.948622">
                <text:p>0.948622</text:p>
              </table:table-cell>
              <table:table-cell office:value-type="float" office:value="0.973872">
                <text:p>0.973872</text:p>
              </table:table-cell>
              <table:table-cell office:value-type="float" office:value="0.872228">
                <text:p>0.872228</text:p>
              </table:table-cell>
              <table:table-cell office:value-type="float" office:value="1.01794">
                <text:p>1.0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19341">
                <text:p>0.919341</text:p>
              </table:table-cell>
              <table:table-cell office:value-type="float" office:value="0.941722">
                <text:p>0.941722</text:p>
              </table:table-cell>
              <table:table-cell office:value-type="float" office:value="0.950903">
                <text:p>0.950903</text:p>
              </table:table-cell>
              <table:table-cell office:value-type="float" office:value="0.971467">
                <text:p>0.971467</text:p>
              </table:table-cell>
              <table:table-cell office:value-type="float" office:value="0.879178">
                <text:p>0.879178</text:p>
              </table:table-cell>
              <table:table-cell office:value-type="float" office:value="1.00841">
                <text:p>1.00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19895">
                <text:p>0.919895</text:p>
              </table:table-cell>
              <table:table-cell office:value-type="float" office:value="0.942605">
                <text:p>0.942605</text:p>
              </table:table-cell>
              <table:table-cell office:value-type="float" office:value="0.951168">
                <text:p>0.951168</text:p>
              </table:table-cell>
              <table:table-cell office:value-type="float" office:value="0.972582">
                <text:p>0.972582</text:p>
              </table:table-cell>
              <table:table-cell office:value-type="float" office:value="0.875784">
                <text:p>0.875784</text:p>
              </table:table-cell>
              <table:table-cell office:value-type="float" office:value="1.00754">
                <text:p>1.00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20908">
                <text:p>0.920908</text:p>
              </table:table-cell>
              <table:table-cell office:value-type="float" office:value="0.942494">
                <text:p>0.942494</text:p>
              </table:table-cell>
              <table:table-cell office:value-type="float" office:value="0.951479">
                <text:p>0.951479</text:p>
              </table:table-cell>
              <table:table-cell office:value-type="float" office:value="0.972754">
                <text:p>0.972754</text:p>
              </table:table-cell>
              <table:table-cell office:value-type="float" office:value="0.885707">
                <text:p>0.885707</text:p>
              </table:table-cell>
              <table:table-cell office:value-type="float" office:value="1.01915">
                <text:p>1.0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1566">
                <text:p>0.921566</text:p>
              </table:table-cell>
              <table:table-cell office:value-type="float" office:value="0.943338">
                <text:p>0.943338</text:p>
              </table:table-cell>
              <table:table-cell office:value-type="float" office:value="0.951652">
                <text:p>0.951652</text:p>
              </table:table-cell>
              <table:table-cell office:value-type="float" office:value="0.973392">
                <text:p>0.973392</text:p>
              </table:table-cell>
              <table:table-cell office:value-type="float" office:value="0.883444">
                <text:p>0.883444</text:p>
              </table:table-cell>
              <table:table-cell office:value-type="float" office:value="1.01843">
                <text:p>1.0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23816">
                <text:p>0.923816</text:p>
              </table:table-cell>
              <table:table-cell office:value-type="float" office:value="0.944332">
                <text:p>0.944332</text:p>
              </table:table-cell>
              <table:table-cell office:value-type="float" office:value="0.950901">
                <text:p>0.950901</text:p>
              </table:table-cell>
              <table:table-cell office:value-type="float" office:value="0.972708">
                <text:p>0.972708</text:p>
              </table:table-cell>
              <table:table-cell office:value-type="float" office:value="0.887582">
                <text:p>0.887582</text:p>
              </table:table-cell>
              <table:table-cell office:value-type="float" office:value="1.00659">
                <text:p>1.00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2577">
                <text:p>0.922577</text:p>
              </table:table-cell>
              <table:table-cell office:value-type="float" office:value="0.943689">
                <text:p>0.943689</text:p>
              </table:table-cell>
              <table:table-cell office:value-type="float" office:value="0.951737">
                <text:p>0.951737</text:p>
              </table:table-cell>
              <table:table-cell office:value-type="float" office:value="0.972103">
                <text:p>0.972103</text:p>
              </table:table-cell>
              <table:table-cell office:value-type="float" office:value="0.887688">
                <text:p>0.887688</text:p>
              </table:table-cell>
              <table:table-cell office:value-type="float" office:value="1.00564">
                <text:p>1.0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2993">
                <text:p>0.922993</text:p>
              </table:table-cell>
              <table:table-cell office:value-type="float" office:value="0.943077">
                <text:p>0.943077</text:p>
              </table:table-cell>
              <table:table-cell office:value-type="float" office:value="0.951489">
                <text:p>0.951489</text:p>
              </table:table-cell>
              <table:table-cell office:value-type="float" office:value="0.970566">
                <text:p>0.970566</text:p>
              </table:table-cell>
              <table:table-cell office:value-type="float" office:value="0.887284">
                <text:p>0.887284</text:p>
              </table:table-cell>
              <table:table-cell office:value-type="float" office:value="0.99525">
                <text:p>0.9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2697">
                <text:p>0.922697</text:p>
              </table:table-cell>
              <table:table-cell office:value-type="float" office:value="0.943237">
                <text:p>0.943237</text:p>
              </table:table-cell>
              <table:table-cell office:value-type="float" office:value="0.950623">
                <text:p>0.950623</text:p>
              </table:table-cell>
              <table:table-cell office:value-type="float" office:value="0.972937">
                <text:p>0.972937</text:p>
              </table:table-cell>
              <table:table-cell office:value-type="float" office:value="0.900367">
                <text:p>0.900367</text:p>
              </table:table-cell>
              <table:table-cell office:value-type="float" office:value="0.987059">
                <text:p>0.98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2629">
                <text:p>0.922629</text:p>
              </table:table-cell>
              <table:table-cell office:value-type="float" office:value="0.944158">
                <text:p>0.944158</text:p>
              </table:table-cell>
              <table:table-cell office:value-type="float" office:value="0.949711">
                <text:p>0.949711</text:p>
              </table:table-cell>
              <table:table-cell office:value-type="float" office:value="0.974092">
                <text:p>0.974092</text:p>
              </table:table-cell>
              <table:table-cell office:value-type="float" office:value="0.894122">
                <text:p>0.894122</text:p>
              </table:table-cell>
              <table:table-cell office:value-type="float" office:value="0.983524">
                <text:p>0.98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2025">
                <text:p>0.922025</text:p>
              </table:table-cell>
              <table:table-cell office:value-type="float" office:value="0.943774">
                <text:p>0.943774</text:p>
              </table:table-cell>
              <table:table-cell office:value-type="float" office:value="0.951645">
                <text:p>0.951645</text:p>
              </table:table-cell>
              <table:table-cell office:value-type="float" office:value="0.973757">
                <text:p>0.973757</text:p>
              </table:table-cell>
              <table:table-cell office:value-type="float" office:value="0.885509">
                <text:p>0.885509</text:p>
              </table:table-cell>
              <table:table-cell office:value-type="float" office:value="0.974877">
                <text:p>0.974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2404">
                <text:p>0.922404</text:p>
              </table:table-cell>
              <table:table-cell office:value-type="float" office:value="0.943683">
                <text:p>0.943683</text:p>
              </table:table-cell>
              <table:table-cell office:value-type="float" office:value="0.950995">
                <text:p>0.950995</text:p>
              </table:table-cell>
              <table:table-cell office:value-type="float" office:value="0.973047">
                <text:p>0.973047</text:p>
              </table:table-cell>
              <table:table-cell office:value-type="float" office:value="0.88392">
                <text:p>0.88392</text:p>
              </table:table-cell>
              <table:table-cell office:value-type="float" office:value="0.980434">
                <text:p>0.980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1845">
                <text:p>0.921845</text:p>
              </table:table-cell>
              <table:table-cell office:value-type="float" office:value="0.944575">
                <text:p>0.944575</text:p>
              </table:table-cell>
              <table:table-cell office:value-type="float" office:value="0.95229">
                <text:p>0.95229</text:p>
              </table:table-cell>
              <table:table-cell office:value-type="float" office:value="0.972138">
                <text:p>0.972138</text:p>
              </table:table-cell>
              <table:table-cell office:value-type="float" office:value="0.908243">
                <text:p>0.908243</text:p>
              </table:table-cell>
              <table:table-cell office:value-type="float" office:value="0.986988">
                <text:p>0.98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2971">
                <text:p>0.922971</text:p>
              </table:table-cell>
              <table:table-cell office:value-type="float" office:value="0.942943">
                <text:p>0.942943</text:p>
              </table:table-cell>
              <table:table-cell office:value-type="float" office:value="0.95229">
                <text:p>0.95229</text:p>
              </table:table-cell>
              <table:table-cell office:value-type="float" office:value="0.973922">
                <text:p>0.973922</text:p>
              </table:table-cell>
              <table:table-cell office:value-type="float" office:value="0.908153">
                <text:p>0.908153</text:p>
              </table:table-cell>
              <table:table-cell office:value-type="float" office:value="0.987648">
                <text:p>0.987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2934">
                <text:p>0.922934</text:p>
              </table:table-cell>
              <table:table-cell office:value-type="float" office:value="0.944221">
                <text:p>0.944221</text:p>
              </table:table-cell>
              <table:table-cell office:value-type="float" office:value="0.952433">
                <text:p>0.952433</text:p>
              </table:table-cell>
              <table:table-cell office:value-type="float" office:value="0.974575">
                <text:p>0.974575</text:p>
              </table:table-cell>
              <table:table-cell office:value-type="float" office:value="0.910243">
                <text:p>0.910243</text:p>
              </table:table-cell>
              <table:table-cell office:value-type="float" office:value="0.988423">
                <text:p>0.988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3208">
                <text:p>0.923208</text:p>
              </table:table-cell>
              <table:table-cell office:value-type="float" office:value="0.943872">
                <text:p>0.943872</text:p>
              </table:table-cell>
              <table:table-cell office:value-type="float" office:value="0.951778">
                <text:p>0.951778</text:p>
              </table:table-cell>
              <table:table-cell office:value-type="float" office:value="0.973992">
                <text:p>0.973992</text:p>
              </table:table-cell>
              <table:table-cell office:value-type="float" office:value="0.91206">
                <text:p>0.91206</text:p>
              </table:table-cell>
              <table:table-cell office:value-type="float" office:value="0.982474">
                <text:p>0.98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3867">
                <text:p>0.923867</text:p>
              </table:table-cell>
              <table:table-cell office:value-type="float" office:value="0.943974">
                <text:p>0.943974</text:p>
              </table:table-cell>
              <table:table-cell office:value-type="float" office:value="0.951833">
                <text:p>0.951833</text:p>
              </table:table-cell>
              <table:table-cell office:value-type="float" office:value="0.974411">
                <text:p>0.974411</text:p>
              </table:table-cell>
              <table:table-cell office:value-type="float" office:value="0.911657">
                <text:p>0.911657</text:p>
              </table:table-cell>
              <table:table-cell office:value-type="float" office:value="0.985105">
                <text:p>0.985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4211">
                <text:p>0.924211</text:p>
              </table:table-cell>
              <table:table-cell office:value-type="float" office:value="0.943891">
                <text:p>0.943891</text:p>
              </table:table-cell>
              <table:table-cell office:value-type="float" office:value="0.953269">
                <text:p>0.953269</text:p>
              </table:table-cell>
              <table:table-cell office:value-type="float" office:value="0.976076">
                <text:p>0.976076</text:p>
              </table:table-cell>
              <table:table-cell office:value-type="float" office:value="0.91344">
                <text:p>0.91344</text:p>
              </table:table-cell>
              <table:table-cell office:value-type="float" office:value="0.97979">
                <text:p>0.9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24411">
                <text:p>0.924411</text:p>
              </table:table-cell>
              <table:table-cell office:value-type="float" office:value="0.944075">
                <text:p>0.944075</text:p>
              </table:table-cell>
              <table:table-cell office:value-type="float" office:value="0.952282">
                <text:p>0.952282</text:p>
              </table:table-cell>
              <table:table-cell office:value-type="float" office:value="0.975619">
                <text:p>0.975619</text:p>
              </table:table-cell>
              <table:table-cell office:value-type="float" office:value="0.912129">
                <text:p>0.912129</text:p>
              </table:table-cell>
              <table:table-cell office:value-type="float" office:value="0.989675">
                <text:p>0.98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24759">
                <text:p>0.924759</text:p>
              </table:table-cell>
              <table:table-cell office:value-type="float" office:value="0.945494">
                <text:p>0.945494</text:p>
              </table:table-cell>
              <table:table-cell office:value-type="float" office:value="0.952821">
                <text:p>0.952821</text:p>
              </table:table-cell>
              <table:table-cell office:value-type="float" office:value="0.974715">
                <text:p>0.974715</text:p>
              </table:table-cell>
              <table:table-cell office:value-type="float" office:value="0.912278">
                <text:p>0.912278</text:p>
              </table:table-cell>
              <table:table-cell office:value-type="float" office:value="0.989636">
                <text:p>0.989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4857">
                <text:p>0.924857</text:p>
              </table:table-cell>
              <table:table-cell office:value-type="float" office:value="0.944493">
                <text:p>0.944493</text:p>
              </table:table-cell>
              <table:table-cell office:value-type="float" office:value="0.952927">
                <text:p>0.952927</text:p>
              </table:table-cell>
              <table:table-cell office:value-type="float" office:value="0.974627">
                <text:p>0.974627</text:p>
              </table:table-cell>
              <table:table-cell office:value-type="float" office:value="0.911602">
                <text:p>0.911602</text:p>
              </table:table-cell>
              <table:table-cell office:value-type="float" office:value="0.990251">
                <text:p>0.990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24841">
                <text:p>0.924841</text:p>
              </table:table-cell>
              <table:table-cell office:value-type="float" office:value="0.943726">
                <text:p>0.943726</text:p>
              </table:table-cell>
              <table:table-cell office:value-type="float" office:value="0.952116">
                <text:p>0.952116</text:p>
              </table:table-cell>
              <table:table-cell office:value-type="float" office:value="0.974808">
                <text:p>0.974808</text:p>
              </table:table-cell>
              <table:table-cell office:value-type="float" office:value="0.910786">
                <text:p>0.910786</text:p>
              </table:table-cell>
              <table:table-cell office:value-type="float" office:value="0.991754">
                <text:p>0.99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25748">
                <text:p>0.925748</text:p>
              </table:table-cell>
              <table:table-cell office:value-type="float" office:value="0.94406">
                <text:p>0.94406</text:p>
              </table:table-cell>
              <table:table-cell office:value-type="float" office:value="0.951238">
                <text:p>0.951238</text:p>
              </table:table-cell>
              <table:table-cell office:value-type="float" office:value="0.974721">
                <text:p>0.974721</text:p>
              </table:table-cell>
              <table:table-cell office:value-type="float" office:value="0.909121">
                <text:p>0.909121</text:p>
              </table:table-cell>
              <table:table-cell office:value-type="float" office:value="0.996838">
                <text:p>0.99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26806">
                <text:p>0.926806</text:p>
              </table:table-cell>
              <table:table-cell office:value-type="float" office:value="0.944593">
                <text:p>0.944593</text:p>
              </table:table-cell>
              <table:table-cell office:value-type="float" office:value="0.950481">
                <text:p>0.950481</text:p>
              </table:table-cell>
              <table:table-cell office:value-type="float" office:value="0.976519">
                <text:p>0.976519</text:p>
              </table:table-cell>
              <table:table-cell office:value-type="float" office:value="0.905753">
                <text:p>0.905753</text:p>
              </table:table-cell>
              <table:table-cell office:value-type="float" office:value="0.992237">
                <text:p>0.99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26815">
                <text:p>0.926815</text:p>
              </table:table-cell>
              <table:table-cell office:value-type="float" office:value="0.944867">
                <text:p>0.944867</text:p>
              </table:table-cell>
              <table:table-cell office:value-type="float" office:value="0.950764">
                <text:p>0.950764</text:p>
              </table:table-cell>
              <table:table-cell office:value-type="float" office:value="0.975599">
                <text:p>0.975599</text:p>
              </table:table-cell>
              <table:table-cell office:value-type="float" office:value="0.912668">
                <text:p>0.912668</text:p>
              </table:table-cell>
              <table:table-cell office:value-type="float" office:value="1.00547">
                <text:p>1.0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736">
                <text:p>0.92736</text:p>
              </table:table-cell>
              <table:table-cell office:value-type="float" office:value="0.944969">
                <text:p>0.944969</text:p>
              </table:table-cell>
              <table:table-cell office:value-type="float" office:value="0.951928">
                <text:p>0.951928</text:p>
              </table:table-cell>
              <table:table-cell office:value-type="float" office:value="0.975111">
                <text:p>0.975111</text:p>
              </table:table-cell>
              <table:table-cell office:value-type="float" office:value="0.917947">
                <text:p>0.917947</text:p>
              </table:table-cell>
              <table:table-cell office:value-type="float" office:value="0.997108">
                <text:p>0.99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7191">
                <text:p>0.927191</text:p>
              </table:table-cell>
              <table:table-cell office:value-type="float" office:value="0.945359">
                <text:p>0.945359</text:p>
              </table:table-cell>
              <table:table-cell office:value-type="float" office:value="0.95145">
                <text:p>0.95145</text:p>
              </table:table-cell>
              <table:table-cell office:value-type="float" office:value="0.975648">
                <text:p>0.975648</text:p>
              </table:table-cell>
              <table:table-cell office:value-type="float" office:value="0.92041">
                <text:p>0.92041</text:p>
              </table:table-cell>
              <table:table-cell office:value-type="float" office:value="0.991843">
                <text:p>0.99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7091">
                <text:p>0.927091</text:p>
              </table:table-cell>
              <table:table-cell office:value-type="float" office:value="0.945403">
                <text:p>0.945403</text:p>
              </table:table-cell>
              <table:table-cell office:value-type="float" office:value="0.953229">
                <text:p>0.953229</text:p>
              </table:table-cell>
              <table:table-cell office:value-type="float" office:value="0.97493">
                <text:p>0.97493</text:p>
              </table:table-cell>
              <table:table-cell office:value-type="float" office:value="0.919051">
                <text:p>0.919051</text:p>
              </table:table-cell>
              <table:table-cell office:value-type="float" office:value="1.00088">
                <text:p>1.0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7514">
                <text:p>0.927514</text:p>
              </table:table-cell>
              <table:table-cell office:value-type="float" office:value="0.944805">
                <text:p>0.944805</text:p>
              </table:table-cell>
              <table:table-cell office:value-type="float" office:value="0.953306">
                <text:p>0.953306</text:p>
              </table:table-cell>
              <table:table-cell office:value-type="float" office:value="0.973865">
                <text:p>0.973865</text:p>
              </table:table-cell>
              <table:table-cell office:value-type="float" office:value="0.915881">
                <text:p>0.915881</text:p>
              </table:table-cell>
              <table:table-cell office:value-type="float" office:value="0.999561">
                <text:p>0.99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7244">
                <text:p>0.927244</text:p>
              </table:table-cell>
              <table:table-cell office:value-type="float" office:value="0.94429">
                <text:p>0.94429</text:p>
              </table:table-cell>
              <table:table-cell office:value-type="float" office:value="0.952835">
                <text:p>0.952835</text:p>
              </table:table-cell>
              <table:table-cell office:value-type="float" office:value="0.974109">
                <text:p>0.974109</text:p>
              </table:table-cell>
              <table:table-cell office:value-type="float" office:value="0.919092">
                <text:p>0.919092</text:p>
              </table:table-cell>
              <table:table-cell office:value-type="float" office:value="1.00083">
                <text:p>1.00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759">
                <text:p>0.92759</text:p>
              </table:table-cell>
              <table:table-cell office:value-type="float" office:value="0.943311">
                <text:p>0.943311</text:p>
              </table:table-cell>
              <table:table-cell office:value-type="float" office:value="0.952005">
                <text:p>0.952005</text:p>
              </table:table-cell>
              <table:table-cell office:value-type="float" office:value="0.975355">
                <text:p>0.975355</text:p>
              </table:table-cell>
              <table:table-cell office:value-type="float" office:value="0.914308">
                <text:p>0.914308</text:p>
              </table:table-cell>
              <table:table-cell office:value-type="float" office:value="1.00572">
                <text:p>1.0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7669">
                <text:p>0.927669</text:p>
              </table:table-cell>
              <table:table-cell office:value-type="float" office:value="0.942971">
                <text:p>0.942971</text:p>
              </table:table-cell>
              <table:table-cell office:value-type="float" office:value="0.951155">
                <text:p>0.951155</text:p>
              </table:table-cell>
              <table:table-cell office:value-type="float" office:value="0.975642">
                <text:p>0.975642</text:p>
              </table:table-cell>
              <table:table-cell office:value-type="float" office:value="0.911173">
                <text:p>0.911173</text:p>
              </table:table-cell>
              <table:table-cell office:value-type="float" office:value="1.00003">
                <text:p>1.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27821">
                <text:p>0.927821</text:p>
              </table:table-cell>
              <table:table-cell office:value-type="float" office:value="0.942693">
                <text:p>0.942693</text:p>
              </table:table-cell>
              <table:table-cell office:value-type="float" office:value="0.951248">
                <text:p>0.951248</text:p>
              </table:table-cell>
              <table:table-cell office:value-type="float" office:value="0.975408">
                <text:p>0.975408</text:p>
              </table:table-cell>
              <table:table-cell office:value-type="float" office:value="0.910085">
                <text:p>0.910085</text:p>
              </table:table-cell>
              <table:table-cell office:value-type="float" office:value="0.997586">
                <text:p>0.99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27753">
                <text:p>0.927753</text:p>
              </table:table-cell>
              <table:table-cell office:value-type="float" office:value="0.94259">
                <text:p>0.94259</text:p>
              </table:table-cell>
              <table:table-cell office:value-type="float" office:value="0.951132">
                <text:p>0.951132</text:p>
              </table:table-cell>
              <table:table-cell office:value-type="float" office:value="0.974689">
                <text:p>0.974689</text:p>
              </table:table-cell>
              <table:table-cell office:value-type="float" office:value="0.910478">
                <text:p>0.910478</text:p>
              </table:table-cell>
              <table:table-cell office:value-type="float" office:value="0.995874">
                <text:p>0.995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7653">
                <text:p>0.927653</text:p>
              </table:table-cell>
              <table:table-cell office:value-type="float" office:value="0.94391">
                <text:p>0.94391</text:p>
              </table:table-cell>
              <table:table-cell office:value-type="float" office:value="0.952497">
                <text:p>0.952497</text:p>
              </table:table-cell>
              <table:table-cell office:value-type="float" office:value="0.974638">
                <text:p>0.974638</text:p>
              </table:table-cell>
              <table:table-cell office:value-type="float" office:value="0.912473">
                <text:p>0.912473</text:p>
              </table:table-cell>
              <table:table-cell office:value-type="float" office:value="0.995977">
                <text:p>0.99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7679">
                <text:p>0.927679</text:p>
              </table:table-cell>
              <table:table-cell office:value-type="float" office:value="0.943816">
                <text:p>0.943816</text:p>
              </table:table-cell>
              <table:table-cell office:value-type="float" office:value="0.95236">
                <text:p>0.95236</text:p>
              </table:table-cell>
              <table:table-cell office:value-type="float" office:value="0.974587">
                <text:p>0.974587</text:p>
              </table:table-cell>
              <table:table-cell office:value-type="float" office:value="0.909979">
                <text:p>0.909979</text:p>
              </table:table-cell>
              <table:table-cell office:value-type="float" office:value="0.993333">
                <text:p>0.99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2815">
                <text:p>0.92815</text:p>
              </table:table-cell>
              <table:table-cell office:value-type="float" office:value="0.943645">
                <text:p>0.943645</text:p>
              </table:table-cell>
              <table:table-cell office:value-type="float" office:value="0.952007">
                <text:p>0.952007</text:p>
              </table:table-cell>
              <table:table-cell office:value-type="float" office:value="0.973667">
                <text:p>0.973667</text:p>
              </table:table-cell>
              <table:table-cell office:value-type="float" office:value="0.9151">
                <text:p>0.9151</text:p>
              </table:table-cell>
              <table:table-cell office:value-type="float" office:value="0.99021">
                <text:p>0.99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27946">
                <text:p>0.927946</text:p>
              </table:table-cell>
              <table:table-cell office:value-type="float" office:value="0.943303">
                <text:p>0.943303</text:p>
              </table:table-cell>
              <table:table-cell office:value-type="float" office:value="0.953228">
                <text:p>0.953228</text:p>
              </table:table-cell>
              <table:table-cell office:value-type="float" office:value="0.972594">
                <text:p>0.972594</text:p>
              </table:table-cell>
              <table:table-cell office:value-type="float" office:value="0.912145">
                <text:p>0.912145</text:p>
              </table:table-cell>
              <table:table-cell office:value-type="float" office:value="0.986906">
                <text:p>0.98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27554">
                <text:p>0.927554</text:p>
              </table:table-cell>
              <table:table-cell office:value-type="float" office:value="0.942489">
                <text:p>0.942489</text:p>
              </table:table-cell>
              <table:table-cell office:value-type="float" office:value="0.953345">
                <text:p>0.953345</text:p>
              </table:table-cell>
              <table:table-cell office:value-type="float" office:value="0.972633">
                <text:p>0.972633</text:p>
              </table:table-cell>
              <table:table-cell office:value-type="float" office:value="0.916798">
                <text:p>0.916798</text:p>
              </table:table-cell>
              <table:table-cell office:value-type="float" office:value="0.988103">
                <text:p>0.988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27173">
                <text:p>0.927173</text:p>
              </table:table-cell>
              <table:table-cell office:value-type="float" office:value="0.942411">
                <text:p>0.942411</text:p>
              </table:table-cell>
              <table:table-cell office:value-type="float" office:value="0.953385">
                <text:p>0.953385</text:p>
              </table:table-cell>
              <table:table-cell office:value-type="float" office:value="0.97204">
                <text:p>0.97204</text:p>
              </table:table-cell>
              <table:table-cell office:value-type="float" office:value="0.915987">
                <text:p>0.915987</text:p>
              </table:table-cell>
              <table:table-cell office:value-type="float" office:value="0.987621">
                <text:p>0.987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6887">
                <text:p>0.926887</text:p>
              </table:table-cell>
              <table:table-cell office:value-type="float" office:value="0.942128">
                <text:p>0.942128</text:p>
              </table:table-cell>
              <table:table-cell office:value-type="float" office:value="0.953436">
                <text:p>0.953436</text:p>
              </table:table-cell>
              <table:table-cell office:value-type="float" office:value="0.972613">
                <text:p>0.972613</text:p>
              </table:table-cell>
              <table:table-cell office:value-type="float" office:value="0.911551">
                <text:p>0.911551</text:p>
              </table:table-cell>
              <table:table-cell office:value-type="float" office:value="0.986538">
                <text:p>0.986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7581">
                <text:p>0.927581</text:p>
              </table:table-cell>
              <table:table-cell office:value-type="float" office:value="0.941816">
                <text:p>0.941816</text:p>
              </table:table-cell>
              <table:table-cell office:value-type="float" office:value="0.95301">
                <text:p>0.95301</text:p>
              </table:table-cell>
              <table:table-cell office:value-type="float" office:value="0.972711">
                <text:p>0.972711</text:p>
              </table:table-cell>
              <table:table-cell office:value-type="float" office:value="0.912887">
                <text:p>0.912887</text:p>
              </table:table-cell>
              <table:table-cell office:value-type="float" office:value="0.984009">
                <text:p>0.98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779">
                <text:p>0.92779</text:p>
              </table:table-cell>
              <table:table-cell office:value-type="float" office:value="0.941448">
                <text:p>0.941448</text:p>
              </table:table-cell>
              <table:table-cell office:value-type="float" office:value="0.952349">
                <text:p>0.952349</text:p>
              </table:table-cell>
              <table:table-cell office:value-type="float" office:value="0.973143">
                <text:p>0.973143</text:p>
              </table:table-cell>
              <table:table-cell office:value-type="float" office:value="0.912102">
                <text:p>0.912102</text:p>
              </table:table-cell>
              <table:table-cell office:value-type="float" office:value="0.981776">
                <text:p>0.98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28055">
                <text:p>0.928055</text:p>
              </table:table-cell>
              <table:table-cell office:value-type="float" office:value="0.941783">
                <text:p>0.941783</text:p>
              </table:table-cell>
              <table:table-cell office:value-type="float" office:value="0.953041">
                <text:p>0.953041</text:p>
              </table:table-cell>
              <table:table-cell office:value-type="float" office:value="0.973066">
                <text:p>0.973066</text:p>
              </table:table-cell>
              <table:table-cell office:value-type="float" office:value="0.918262">
                <text:p>0.918262</text:p>
              </table:table-cell>
              <table:table-cell office:value-type="float" office:value="0.98558">
                <text:p>0.9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27972">
                <text:p>0.927972</text:p>
              </table:table-cell>
              <table:table-cell office:value-type="float" office:value="0.941041">
                <text:p>0.941041</text:p>
              </table:table-cell>
              <table:table-cell office:value-type="float" office:value="0.953983">
                <text:p>0.953983</text:p>
              </table:table-cell>
              <table:table-cell office:value-type="float" office:value="0.973965">
                <text:p>0.973965</text:p>
              </table:table-cell>
              <table:table-cell office:value-type="float" office:value="0.922232">
                <text:p>0.922232</text:p>
              </table:table-cell>
              <table:table-cell office:value-type="float" office:value="0.986628">
                <text:p>0.98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7721">
                <text:p>0.927721</text:p>
              </table:table-cell>
              <table:table-cell office:value-type="float" office:value="0.941264">
                <text:p>0.941264</text:p>
              </table:table-cell>
              <table:table-cell office:value-type="float" office:value="0.952775">
                <text:p>0.952775</text:p>
              </table:table-cell>
              <table:table-cell office:value-type="float" office:value="0.972843">
                <text:p>0.972843</text:p>
              </table:table-cell>
              <table:table-cell office:value-type="float" office:value="0.92137">
                <text:p>0.92137</text:p>
              </table:table-cell>
              <table:table-cell office:value-type="float" office:value="0.986166">
                <text:p>0.986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28307">
                <text:p>0.928307</text:p>
              </table:table-cell>
              <table:table-cell office:value-type="float" office:value="0.941838">
                <text:p>0.941838</text:p>
              </table:table-cell>
              <table:table-cell office:value-type="float" office:value="0.952971">
                <text:p>0.952971</text:p>
              </table:table-cell>
              <table:table-cell office:value-type="float" office:value="0.971972">
                <text:p>0.971972</text:p>
              </table:table-cell>
              <table:table-cell office:value-type="float" office:value="0.921494">
                <text:p>0.921494</text:p>
              </table:table-cell>
              <table:table-cell office:value-type="float" office:value="0.986193">
                <text:p>0.98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2879">
                <text:p>0.92879</text:p>
              </table:table-cell>
              <table:table-cell office:value-type="float" office:value="0.941647">
                <text:p>0.941647</text:p>
              </table:table-cell>
              <table:table-cell office:value-type="float" office:value="0.952246">
                <text:p>0.952246</text:p>
              </table:table-cell>
              <table:table-cell office:value-type="float" office:value="0.971451">
                <text:p>0.971451</text:p>
              </table:table-cell>
              <table:table-cell office:value-type="float" office:value="0.923046">
                <text:p>0.923046</text:p>
              </table:table-cell>
              <table:table-cell office:value-type="float" office:value="0.986818">
                <text:p>0.986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8492">
                <text:p>0.928492</text:p>
              </table:table-cell>
              <table:table-cell office:value-type="float" office:value="0.941281">
                <text:p>0.941281</text:p>
              </table:table-cell>
              <table:table-cell office:value-type="float" office:value="0.952494">
                <text:p>0.952494</text:p>
              </table:table-cell>
              <table:table-cell office:value-type="float" office:value="0.971073">
                <text:p>0.971073</text:p>
              </table:table-cell>
              <table:table-cell office:value-type="float" office:value="0.924407">
                <text:p>0.924407</text:p>
              </table:table-cell>
              <table:table-cell office:value-type="float" office:value="0.984434">
                <text:p>0.98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28705">
                <text:p>0.928705</text:p>
              </table:table-cell>
              <table:table-cell office:value-type="float" office:value="0.941017">
                <text:p>0.941017</text:p>
              </table:table-cell>
              <table:table-cell office:value-type="float" office:value="0.953872">
                <text:p>0.953872</text:p>
              </table:table-cell>
              <table:table-cell office:value-type="float" office:value="0.971098">
                <text:p>0.971098</text:p>
              </table:table-cell>
              <table:table-cell office:value-type="float" office:value="0.922274">
                <text:p>0.922274</text:p>
              </table:table-cell>
              <table:table-cell office:value-type="float" office:value="0.984246">
                <text:p>0.984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28971">
                <text:p>0.928971</text:p>
              </table:table-cell>
              <table:table-cell office:value-type="float" office:value="0.941105">
                <text:p>0.941105</text:p>
              </table:table-cell>
              <table:table-cell office:value-type="float" office:value="0.954143">
                <text:p>0.954143</text:p>
              </table:table-cell>
              <table:table-cell office:value-type="float" office:value="0.970824">
                <text:p>0.970824</text:p>
              </table:table-cell>
              <table:table-cell office:value-type="float" office:value="0.919285">
                <text:p>0.919285</text:p>
              </table:table-cell>
              <table:table-cell office:value-type="float" office:value="0.98314">
                <text:p>0.98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9119">
                <text:p>0.929119</text:p>
              </table:table-cell>
              <table:table-cell office:value-type="float" office:value="0.940546">
                <text:p>0.940546</text:p>
              </table:table-cell>
              <table:table-cell office:value-type="float" office:value="0.954246">
                <text:p>0.954246</text:p>
              </table:table-cell>
              <table:table-cell office:value-type="float" office:value="0.970776">
                <text:p>0.970776</text:p>
              </table:table-cell>
              <table:table-cell office:value-type="float" office:value="0.918701">
                <text:p>0.918701</text:p>
              </table:table-cell>
              <table:table-cell office:value-type="float" office:value="0.983364">
                <text:p>0.98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29122">
                <text:p>0.929122</text:p>
              </table:table-cell>
              <table:table-cell office:value-type="float" office:value="0.940569">
                <text:p>0.940569</text:p>
              </table:table-cell>
              <table:table-cell office:value-type="float" office:value="0.954471">
                <text:p>0.954471</text:p>
              </table:table-cell>
              <table:table-cell office:value-type="float" office:value="0.971655">
                <text:p>0.971655</text:p>
              </table:table-cell>
              <table:table-cell office:value-type="float" office:value="0.915873">
                <text:p>0.915873</text:p>
              </table:table-cell>
              <table:table-cell office:value-type="float" office:value="0.980589">
                <text:p>0.98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753">
                <text:p>0.929753</text:p>
              </table:table-cell>
              <table:table-cell office:value-type="float" office:value="0.940376">
                <text:p>0.940376</text:p>
              </table:table-cell>
              <table:table-cell office:value-type="float" office:value="0.954825">
                <text:p>0.954825</text:p>
              </table:table-cell>
              <table:table-cell office:value-type="float" office:value="0.97097">
                <text:p>0.97097</text:p>
              </table:table-cell>
              <table:table-cell office:value-type="float" office:value="0.91811">
                <text:p>0.91811</text:p>
              </table:table-cell>
              <table:table-cell office:value-type="float" office:value="0.983702">
                <text:p>0.983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0158">
                <text:p>0.930158</text:p>
              </table:table-cell>
              <table:table-cell office:value-type="float" office:value="0.940763">
                <text:p>0.940763</text:p>
              </table:table-cell>
              <table:table-cell office:value-type="float" office:value="0.954205">
                <text:p>0.954205</text:p>
              </table:table-cell>
              <table:table-cell office:value-type="float" office:value="0.97039">
                <text:p>0.97039</text:p>
              </table:table-cell>
              <table:table-cell office:value-type="float" office:value="0.923021">
                <text:p>0.923021</text:p>
              </table:table-cell>
              <table:table-cell office:value-type="float" office:value="0.98513">
                <text:p>0.98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29961">
                <text:p>0.929961</text:p>
              </table:table-cell>
              <table:table-cell office:value-type="float" office:value="0.940484">
                <text:p>0.940484</text:p>
              </table:table-cell>
              <table:table-cell office:value-type="float" office:value="0.953978">
                <text:p>0.953978</text:p>
              </table:table-cell>
              <table:table-cell office:value-type="float" office:value="0.970755">
                <text:p>0.970755</text:p>
              </table:table-cell>
              <table:table-cell office:value-type="float" office:value="0.925578">
                <text:p>0.925578</text:p>
              </table:table-cell>
              <table:table-cell office:value-type="float" office:value="0.983057">
                <text:p>0.98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29833">
                <text:p>0.929833</text:p>
              </table:table-cell>
              <table:table-cell office:value-type="float" office:value="0.940234">
                <text:p>0.940234</text:p>
              </table:table-cell>
              <table:table-cell office:value-type="float" office:value="0.953614">
                <text:p>0.953614</text:p>
              </table:table-cell>
              <table:table-cell office:value-type="float" office:value="0.970747">
                <text:p>0.970747</text:p>
              </table:table-cell>
              <table:table-cell office:value-type="float" office:value="0.926144">
                <text:p>0.926144</text:p>
              </table:table-cell>
              <table:table-cell office:value-type="float" office:value="0.98088">
                <text:p>0.98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0046">
                <text:p>0.930046</text:p>
              </table:table-cell>
              <table:table-cell office:value-type="float" office:value="0.940156">
                <text:p>0.940156</text:p>
              </table:table-cell>
              <table:table-cell office:value-type="float" office:value="0.953138">
                <text:p>0.953138</text:p>
              </table:table-cell>
              <table:table-cell office:value-type="float" office:value="0.970807">
                <text:p>0.970807</text:p>
              </table:table-cell>
              <table:table-cell office:value-type="float" office:value="0.924841">
                <text:p>0.924841</text:p>
              </table:table-cell>
              <table:table-cell office:value-type="float" office:value="0.978048">
                <text:p>0.978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0506">
                <text:p>0.930506</text:p>
              </table:table-cell>
              <table:table-cell office:value-type="float" office:value="0.939888">
                <text:p>0.939888</text:p>
              </table:table-cell>
              <table:table-cell office:value-type="float" office:value="0.95343">
                <text:p>0.95343</text:p>
              </table:table-cell>
              <table:table-cell office:value-type="float" office:value="0.970348">
                <text:p>0.970348</text:p>
              </table:table-cell>
              <table:table-cell office:value-type="float" office:value="0.924108">
                <text:p>0.924108</text:p>
              </table:table-cell>
              <table:table-cell office:value-type="float" office:value="0.976586">
                <text:p>0.976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0909">
                <text:p>0.930909</text:p>
              </table:table-cell>
              <table:table-cell office:value-type="float" office:value="0.939837">
                <text:p>0.939837</text:p>
              </table:table-cell>
              <table:table-cell office:value-type="float" office:value="0.953803">
                <text:p>0.953803</text:p>
              </table:table-cell>
              <table:table-cell office:value-type="float" office:value="0.970233">
                <text:p>0.970233</text:p>
              </table:table-cell>
              <table:table-cell office:value-type="float" office:value="0.921461">
                <text:p>0.921461</text:p>
              </table:table-cell>
              <table:table-cell office:value-type="float" office:value="0.976312">
                <text:p>0.97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0762">
                <text:p>0.930762</text:p>
              </table:table-cell>
              <table:table-cell office:value-type="float" office:value="0.939703">
                <text:p>0.939703</text:p>
              </table:table-cell>
              <table:table-cell office:value-type="float" office:value="0.953887">
                <text:p>0.953887</text:p>
              </table:table-cell>
              <table:table-cell office:value-type="float" office:value="0.970371">
                <text:p>0.970371</text:p>
              </table:table-cell>
              <table:table-cell office:value-type="float" office:value="0.923344">
                <text:p>0.923344</text:p>
              </table:table-cell>
              <table:table-cell office:value-type="float" office:value="0.97378">
                <text:p>0.9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1089">
                <text:p>0.931089</text:p>
              </table:table-cell>
              <table:table-cell office:value-type="float" office:value="0.939546">
                <text:p>0.939546</text:p>
              </table:table-cell>
              <table:table-cell office:value-type="float" office:value="0.953317">
                <text:p>0.953317</text:p>
              </table:table-cell>
              <table:table-cell office:value-type="float" office:value="0.970145">
                <text:p>0.970145</text:p>
              </table:table-cell>
              <table:table-cell office:value-type="float" office:value="0.92168">
                <text:p>0.92168</text:p>
              </table:table-cell>
              <table:table-cell office:value-type="float" office:value="0.97348">
                <text:p>0.97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1083">
                <text:p>0.931083</text:p>
              </table:table-cell>
              <table:table-cell office:value-type="float" office:value="0.939854">
                <text:p>0.939854</text:p>
              </table:table-cell>
              <table:table-cell office:value-type="float" office:value="0.953072">
                <text:p>0.953072</text:p>
              </table:table-cell>
              <table:table-cell office:value-type="float" office:value="0.970312">
                <text:p>0.970312</text:p>
              </table:table-cell>
              <table:table-cell office:value-type="float" office:value="0.928643">
                <text:p>0.928643</text:p>
              </table:table-cell>
              <table:table-cell office:value-type="float" office:value="0.974295">
                <text:p>0.97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0783">
                <text:p>0.930783</text:p>
              </table:table-cell>
              <table:table-cell office:value-type="float" office:value="0.939495">
                <text:p>0.939495</text:p>
              </table:table-cell>
              <table:table-cell office:value-type="float" office:value="0.95328">
                <text:p>0.95328</text:p>
              </table:table-cell>
              <table:table-cell office:value-type="float" office:value="0.970174">
                <text:p>0.970174</text:p>
              </table:table-cell>
              <table:table-cell office:value-type="float" office:value="0.929123">
                <text:p>0.929123</text:p>
              </table:table-cell>
              <table:table-cell office:value-type="float" office:value="0.975327">
                <text:p>0.97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868">
                <text:p>0.930868</text:p>
              </table:table-cell>
              <table:table-cell office:value-type="float" office:value="0.939535">
                <text:p>0.939535</text:p>
              </table:table-cell>
              <table:table-cell office:value-type="float" office:value="0.953831">
                <text:p>0.953831</text:p>
              </table:table-cell>
              <table:table-cell office:value-type="float" office:value="0.969889">
                <text:p>0.969889</text:p>
              </table:table-cell>
              <table:table-cell office:value-type="float" office:value="0.928338">
                <text:p>0.928338</text:p>
              </table:table-cell>
              <table:table-cell office:value-type="float" office:value="0.977116">
                <text:p>0.977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1182">
                <text:p>0.931182</text:p>
              </table:table-cell>
              <table:table-cell office:value-type="float" office:value="0.939219">
                <text:p>0.939219</text:p>
              </table:table-cell>
              <table:table-cell office:value-type="float" office:value="0.953812">
                <text:p>0.953812</text:p>
              </table:table-cell>
              <table:table-cell office:value-type="float" office:value="0.970059">
                <text:p>0.970059</text:p>
              </table:table-cell>
              <table:table-cell office:value-type="float" office:value="0.926939">
                <text:p>0.926939</text:p>
              </table:table-cell>
              <table:table-cell office:value-type="float" office:value="0.975156">
                <text:p>0.97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0974">
                <text:p>0.930974</text:p>
              </table:table-cell>
              <table:table-cell office:value-type="float" office:value="0.939143">
                <text:p>0.939143</text:p>
              </table:table-cell>
              <table:table-cell office:value-type="float" office:value="0.954308">
                <text:p>0.954308</text:p>
              </table:table-cell>
              <table:table-cell office:value-type="float" office:value="0.96986">
                <text:p>0.96986</text:p>
              </table:table-cell>
              <table:table-cell office:value-type="float" office:value="0.928307">
                <text:p>0.928307</text:p>
              </table:table-cell>
              <table:table-cell office:value-type="float" office:value="0.974761">
                <text:p>0.974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0819">
                <text:p>0.930819</text:p>
              </table:table-cell>
              <table:table-cell office:value-type="float" office:value="0.939014">
                <text:p>0.939014</text:p>
              </table:table-cell>
              <table:table-cell office:value-type="float" office:value="0.954544">
                <text:p>0.954544</text:p>
              </table:table-cell>
              <table:table-cell office:value-type="float" office:value="0.970189">
                <text:p>0.970189</text:p>
              </table:table-cell>
              <table:table-cell office:value-type="float" office:value="0.926213">
                <text:p>0.926213</text:p>
              </table:table-cell>
              <table:table-cell office:value-type="float" office:value="0.977378">
                <text:p>0.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0914">
                <text:p>0.930914</text:p>
              </table:table-cell>
              <table:table-cell office:value-type="float" office:value="0.938853">
                <text:p>0.938853</text:p>
              </table:table-cell>
              <table:table-cell office:value-type="float" office:value="0.954321">
                <text:p>0.954321</text:p>
              </table:table-cell>
              <table:table-cell office:value-type="float" office:value="0.969615">
                <text:p>0.969615</text:p>
              </table:table-cell>
              <table:table-cell office:value-type="float" office:value="0.923275">
                <text:p>0.923275</text:p>
              </table:table-cell>
              <table:table-cell office:value-type="float" office:value="0.976629">
                <text:p>0.976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1293">
                <text:p>0.931293</text:p>
              </table:table-cell>
              <table:table-cell office:value-type="float" office:value="0.938616">
                <text:p>0.938616</text:p>
              </table:table-cell>
              <table:table-cell office:value-type="float" office:value="0.953577">
                <text:p>0.953577</text:p>
              </table:table-cell>
              <table:table-cell office:value-type="float" office:value="0.969731">
                <text:p>0.969731</text:p>
              </table:table-cell>
              <table:table-cell office:value-type="float" office:value="0.923354">
                <text:p>0.923354</text:p>
              </table:table-cell>
              <table:table-cell office:value-type="float" office:value="0.973411">
                <text:p>0.973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1267">
                <text:p>0.931267</text:p>
              </table:table-cell>
              <table:table-cell office:value-type="float" office:value="0.938582">
                <text:p>0.938582</text:p>
              </table:table-cell>
              <table:table-cell office:value-type="float" office:value="0.954477">
                <text:p>0.954477</text:p>
              </table:table-cell>
              <table:table-cell office:value-type="float" office:value="0.969633">
                <text:p>0.969633</text:p>
              </table:table-cell>
              <table:table-cell office:value-type="float" office:value="0.922527">
                <text:p>0.922527</text:p>
              </table:table-cell>
              <table:table-cell office:value-type="float" office:value="0.973236">
                <text:p>0.973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45" chart:maximum="1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9900" draw:fill-color="#0099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01cm" svg:height="20.001cm" xlink:href=".." xlink:type="simple" chart:class="chart:line" chart:style-name="ch1">
        <chart:plot-area chart:style-name="ch2" table:cell-range-address="Smooth.A1:Smooth.F100" svg:x="0.5cm" svg:y="0.4cm" svg:width="24.001cm" svg:height="19.201cm">
          <chart:coordinate-region svg:x="1.428cm" svg:y="0.4cm" svg:width="22.929cm" svg:height="18.2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mooth.A1:Smooth.A100" chart:class="chart:line">
            <chart:data-point chart:repeated="100"/>
          </chart:series>
          <chart:series chart:style-name="ch7" chart:values-cell-range-address="Smooth.B1:Smooth.B100" chart:class="chart:line">
            <chart:data-point chart:repeated="100"/>
          </chart:series>
          <chart:series chart:style-name="ch8" chart:values-cell-range-address="Smooth.C1:Smooth.C100" chart:class="chart:line">
            <chart:data-point chart:repeated="100"/>
          </chart:series>
          <chart:series chart:style-name="ch9" chart:values-cell-range-address="Smooth.D1:Smooth.D100" chart:class="chart:line">
            <chart:data-point chart:repeated="100"/>
          </chart:series>
          <chart:series chart:style-name="ch10" chart:values-cell-range-address="Smooth.E1:Smooth.E100" chart:class="chart:line">
            <chart:data-point chart:repeated="100"/>
          </chart:series>
          <chart:series chart:style-name="ch10" chart:values-cell-range-address="Smooth.F1:Smooth.F100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511558867403">
                <text:p>0.90511558867403</text:p>
                <draw:g>
                  <svg:desc>Smooth.A1:Smooth.A100</svg:desc>
                </draw:g>
              </table:table-cell>
              <table:table-cell office:value-type="float" office:value="0.967889999343414">
                <text:p>0.967889999343414</text:p>
                <draw:g>
                  <svg:desc>Smooth.B1:Smooth.B100</svg:desc>
                </draw:g>
              </table:table-cell>
              <table:table-cell office:value-type="float" office:value="0.928918348274586">
                <text:p>0.928918348274586</text:p>
                <draw:g>
                  <svg:desc>Smooth.C1:Smooth.C100</svg:desc>
                </draw:g>
              </table:table-cell>
              <table:table-cell office:value-type="float" office:value="1.05994301287398">
                <text:p>1.05994301287398</text:p>
                <draw:g>
                  <svg:desc>Smooth.D1:Smooth.D100</svg:desc>
                </draw:g>
              </table:table-cell>
              <table:table-cell office:value-type="float" office:value="0.758606286548527">
                <text:p>0.758606286548527</text:p>
                <draw:g>
                  <svg:desc>Smooth.E1:Smooth.E100</svg:desc>
                </draw:g>
              </table:table-cell>
              <table:table-cell office:value-type="float" office:value="1.16239331492362">
                <text:p>1.16239331492362</text:p>
                <draw:g>
                  <svg:desc>Smooth.F1:Smooth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5796244060524">
                <text:p>0.905796244060524</text:p>
              </table:table-cell>
              <table:table-cell office:value-type="float" office:value="0.964962309674592">
                <text:p>0.964962309674592</text:p>
              </table:table-cell>
              <table:table-cell office:value-type="float" office:value="0.930905901915771">
                <text:p>0.930905901915771</text:p>
              </table:table-cell>
              <table:table-cell office:value-type="float" office:value="1.04752367443288">
                <text:p>1.04752367443288</text:p>
              </table:table-cell>
              <table:table-cell office:value-type="float" office:value="0.765816331862131">
                <text:p>0.765816331862131</text:p>
              </table:table-cell>
              <table:table-cell office:value-type="float" office:value="1.15159885699993">
                <text:p>1.15159885699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6460778025605">
                <text:p>0.906460778025605</text:p>
              </table:table-cell>
              <table:table-cell office:value-type="float" office:value="0.96236725266981">
                <text:p>0.96236725266981</text:p>
              </table:table-cell>
              <table:table-cell office:value-type="float" office:value="0.932729970158552">
                <text:p>0.932729970158552</text:p>
              </table:table-cell>
              <table:table-cell office:value-type="float" office:value="1.03687245699913">
                <text:p>1.03687245699913</text:p>
              </table:table-cell>
              <table:table-cell office:value-type="float" office:value="0.772718664513001">
                <text:p>0.772718664513001</text:p>
              </table:table-cell>
              <table:table-cell office:value-type="float" office:value="1.1414505462227">
                <text:p>1.1414505462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7109572407475">
                <text:p>0.907109572407475</text:p>
              </table:table-cell>
              <table:table-cell office:value-type="float" office:value="0.960067035905109">
                <text:p>0.960067035905109</text:p>
              </table:table-cell>
              <table:table-cell office:value-type="float" office:value="0.934404000426404">
                <text:p>0.934404000426404</text:p>
              </table:table-cell>
              <table:table-cell office:value-type="float" office:value="1.02773763606169">
                <text:p>1.02773763606169</text:p>
              </table:table-cell>
              <table:table-cell office:value-type="float" office:value="0.7793264171624">
                <text:p>0.7793264171624</text:p>
              </table:table-cell>
              <table:table-cell office:value-type="float" office:value="1.13190970476875">
                <text:p>1.1319097047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7743000000441">
                <text:p>0.907743000000441</text:p>
              </table:table-cell>
              <table:table-cell office:value-type="float" office:value="0.958028160784116">
                <text:p>0.958028160784116</text:p>
              </table:table-cell>
              <table:table-cell office:value-type="float" office:value="0.935940334030573">
                <text:p>0.935940334030573</text:p>
              </table:table-cell>
              <table:table-cell office:value-type="float" office:value="1.01990332471858">
                <text:p>1.01990332471858</text:p>
              </table:table-cell>
              <table:table-cell office:value-type="float" office:value="0.785652161991597">
                <text:p>0.785652161991597</text:p>
              </table:table-cell>
              <table:table-cell office:value-type="float" office:value="1.12293997003678">
                <text:p>1.12293997003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8361424769124">
                <text:p>0.908361424769124</text:p>
              </table:table-cell>
              <table:table-cell office:value-type="float" office:value="0.956220934690123">
                <text:p>0.956220934690123</text:p>
              </table:table-cell>
              <table:table-cell office:value-type="float" office:value="0.937350297152882">
                <text:p>0.937350297152882</text:p>
              </table:table-cell>
              <table:table-cell office:value-type="float" office:value="1.01318437153481">
                <text:p>1.01318437153481</text:p>
              </table:table-cell>
              <table:table-cell office:value-type="float" office:value="0.791707934622216">
                <text:p>0.791707934622216</text:p>
              </table:table-cell>
              <table:table-cell office:value-type="float" office:value="1.11450715606013">
                <text:p>1.11450715606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8965202057591">
                <text:p>0.908965202057591</text:p>
              </table:table-cell>
              <table:table-cell office:value-type="float" office:value="0.95461903856555">
                <text:p>0.95461903856555</text:p>
              </table:table-cell>
              <table:table-cell office:value-type="float" office:value="0.938644284344776">
                <text:p>0.938644284344776</text:p>
              </table:table-cell>
              <table:table-cell office:value-type="float" office:value="1.00742198478394">
                <text:p>1.00742198478394</text:p>
              </table:table-cell>
              <table:table-cell office:value-type="float" office:value="0.797505257015695">
                <text:p>0.797505257015695</text:p>
              </table:table-cell>
              <table:table-cell office:value-type="float" office:value="1.10657912321525">
                <text:p>1.10657912321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9554678793531">
                <text:p>0.909554678793531</text:p>
              </table:table-cell>
              <table:table-cell office:value-type="float" office:value="0.95319914362133">
                <text:p>0.95319914362133</text:p>
              </table:table-cell>
              <table:table-cell office:value-type="float" office:value="0.939831835158194">
                <text:p>0.939831835158194</text:p>
              </table:table-cell>
              <table:table-cell office:value-type="float" office:value="1.00247997965928">
                <text:p>1.00247997965928</text:p>
              </table:table-cell>
              <table:table-cell office:value-type="float" office:value="0.803055159395452">
                <text:p>0.803055159395452</text:p>
              </table:table-cell>
              <table:table-cell office:value-type="float" office:value="1.09912565572937">
                <text:p>1.09912565572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10130193687604">
                <text:p>0.910130193687604</text:p>
              </table:table-cell>
              <table:table-cell office:value-type="float" office:value="0.951940571594284">
                <text:p>0.951940571594284</text:p>
              </table:table-cell>
              <table:table-cell office:value-type="float" office:value="0.940921704473193">
                <text:p>0.940921704473193</text:p>
              </table:table-cell>
              <table:table-cell office:value-type="float" office:value="0.998241559763481">
                <text:p>0.998241559763481</text:p>
              </table:table-cell>
              <table:table-cell office:value-type="float" office:value="0.808368201233435">
                <text:p>0.808368201233435</text:p>
              </table:table-cell>
              <table:table-cell office:value-type="float" office:value="1.09211834652039">
                <text:p>1.09211834652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0692077428054">
                <text:p>0.910692077428054</text:p>
              </table:table-cell>
              <table:table-cell office:value-type="float" office:value="0.950824993604722">
                <text:p>0.950824993604722</text:p>
              </table:table-cell>
              <table:table-cell office:value-type="float" office:value="0.941921927040814">
                <text:p>0.941921927040814</text:p>
              </table:table-cell>
              <table:table-cell office:value-type="float" office:value="0.994606556812254">
                <text:p>0.994606556812254</text:p>
              </table:table-cell>
              <table:table-cell office:value-type="float" office:value="0.813454491341009">
                <text:p>0.813454491341009</text:p>
              </table:table-cell>
              <table:table-cell office:value-type="float" office:value="1.08553048893017">
                <text:p>1.08553048893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1240652870731">
                <text:p>0.911240652870731</text:p>
              </table:table-cell>
              <table:table-cell office:value-type="float" office:value="0.949836163228667">
                <text:p>0.949836163228667</text:p>
              </table:table-cell>
              <table:table-cell office:value-type="float" office:value="0.942839876716991">
                <text:p>0.942839876716991</text:p>
              </table:table-cell>
              <table:table-cell office:value-type="float" office:value="0.991489063316971">
                <text:p>0.991489063316971</text:p>
              </table:table-cell>
              <table:table-cell office:value-type="float" office:value="0.818323707102394">
                <text:p>0.818323707102394</text:p>
              </table:table-cell>
              <table:table-cell office:value-type="float" office:value="1.07933697493861">
                <text:p>1.079336974938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1776235224595">
                <text:p>0.911776235224595</text:p>
              </table:table-cell>
              <table:table-cell office:value-type="float" office:value="0.948959679897374">
                <text:p>0.948959679897374</text:p>
              </table:table-cell>
              <table:table-cell office:value-type="float" office:value="0.943682320824204">
                <text:p>0.943682320824204</text:p>
              </table:table-cell>
              <table:table-cell office:value-type="float" office:value="0.988815402298389">
                <text:p>0.988815402298389</text:p>
              </table:table-cell>
              <table:table-cell office:value-type="float" office:value="0.822985112887254">
                <text:p>0.822985112887254</text:p>
              </table:table-cell>
              <table:table-cell office:value-type="float" office:value="1.07351419947051">
                <text:p>1.07351419947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2299132232835">
                <text:p>0.912299132232835</text:p>
              </table:table-cell>
              <table:table-cell office:value-type="float" office:value="0.948182779178466">
                <text:p>0.948182779178466</text:p>
              </table:table-cell>
              <table:table-cell office:value-type="float" office:value="0.944455470041635">
                <text:p>0.944455470041635</text:p>
              </table:table-cell>
              <table:table-cell office:value-type="float" office:value="0.986522386048924">
                <text:p>0.986522386048924</text:p>
              </table:table-cell>
              <table:table-cell office:value-type="float" office:value="0.827447577677465">
                <text:p>0.827447577677465</text:p>
              </table:table-cell>
              <table:table-cell office:value-type="float" office:value="1.06803997043058">
                <text:p>1.068039970430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2809644349701">
                <text:p>0.912809644349701</text:p>
              </table:table-cell>
              <table:table-cell office:value-type="float" office:value="0.947494146884514">
                <text:p>0.947494146884514</text:p>
              </table:table-cell>
              <table:table-cell office:value-type="float" office:value="0.945165024191634">
                <text:p>0.945165024191634</text:p>
              </table:table-cell>
              <table:table-cell office:value-type="float" office:value="0.984555822792113">
                <text:p>0.984555822792113</text:p>
              </table:table-cell>
              <table:table-cell office:value-type="float" office:value="0.831719591941608">
                <text:p>0.831719591941608</text:p>
              </table:table-cell>
              <table:table-cell office:value-type="float" office:value="1.06289342412359">
                <text:p>1.06289342412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3308064913138">
                <text:p>0.913308064913138</text:p>
              </table:table-cell>
              <table:table-cell office:value-type="float" office:value="0.946883754301868">
                <text:p>0.946883754301868</text:p>
              </table:table-cell>
              <table:table-cell office:value-type="float" office:value="0.94581621426003">
                <text:p>0.94581621426003</text:p>
              </table:table-cell>
              <table:table-cell office:value-type="float" office:value="0.982869235946538">
                <text:p>0.982869235946538</text:p>
              </table:table-cell>
              <table:table-cell office:value-type="float" office:value="0.835809283789277">
                <text:p>0.835809283789277</text:p>
              </table:table-cell>
              <table:table-cell office:value-type="float" office:value="1.05805494573757">
                <text:p>1.05805494573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379468031334">
                <text:p>0.91379468031334</text:p>
              </table:table-cell>
              <table:table-cell office:value-type="float" office:value="0.946342712140149">
                <text:p>0.946342712140149</text:p>
              </table:table-cell>
              <table:table-cell office:value-type="float" office:value="0.946413840960092">
                <text:p>0.946413840960092</text:p>
              </table:table-cell>
              <table:table-cell office:value-type="float" office:value="0.981422765726057">
                <text:p>0.981422765726057</text:p>
              </table:table-cell>
              <table:table-cell office:value-type="float" office:value="0.839724434435958">
                <text:p>0.839724434435958</text:p>
              </table:table-cell>
              <table:table-cell office:value-type="float" office:value="1.0535060945866">
                <text:p>1.05350609458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426977015731">
                <text:p>0.91426977015731</text:p>
              </table:table-cell>
              <table:table-cell office:value-type="float" office:value="0.945863141075427">
                <text:p>0.945863141075427</text:p>
              </table:table-cell>
              <table:table-cell office:value-type="float" office:value="0.946962310124411">
                <text:p>0.946962310124411</text:p>
              </table:table-cell>
              <table:table-cell office:value-type="float" office:value="0.980182227117431">
                <text:p>0.980182227117431</text:p>
              </table:table-cell>
              <table:table-cell office:value-type="float" office:value="0.843472493007889">
                <text:p>0.843472493007889</text:p>
              </table:table-cell>
              <table:table-cell office:value-type="float" office:value="1.04922953382868">
                <text:p>1.04922953382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14733607429514">
                <text:p>0.914733607429514</text:p>
              </table:table-cell>
              <table:table-cell office:value-type="float" office:value="0.945438057001781">
                <text:p>0.945438057001781</text:p>
              </table:table-cell>
              <table:table-cell office:value-type="float" office:value="0.947465665185652">
                <text:p>0.947465665185652</text:p>
              </table:table-cell>
              <table:table-cell office:value-type="float" office:value="0.979118301972134">
                <text:p>0.979118301972134</text:p>
              </table:table-cell>
              <table:table-cell office:value-type="float" office:value="0.847060590715069">
                <text:p>0.847060590715069</text:p>
              </table:table-cell>
              <table:table-cell office:value-type="float" office:value="1.04520896439057">
                <text:p>1.04520896439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5186458648746">
                <text:p>0.915186458648746</text:p>
              </table:table-cell>
              <table:table-cell office:value-type="float" office:value="0.94506126932012">
                <text:p>0.94506126932012</text:p>
              </table:table-cell>
              <table:table-cell office:value-type="float" office:value="0.947927616985607">
                <text:p>0.947927616985607</text:p>
              </table:table-cell>
              <table:table-cell office:value-type="float" office:value="0.978205846118746">
                <text:p>0.978205846118746</text:p>
              </table:table-cell>
              <table:table-cell office:value-type="float" office:value="0.850495554419395">
                <text:p>0.850495554419395</text:p>
              </table:table-cell>
              <table:table-cell office:value-type="float" office:value="1.04142906284777">
                <text:p>1.041429062847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5628584021262">
                <text:p>0.915628584021262</text:p>
              </table:table-cell>
              <table:table-cell office:value-type="float" office:value="0.944727290783043">
                <text:p>0.944727290783043</text:p>
              </table:table-cell>
              <table:table-cell office:value-type="float" office:value="0.94835157113232">
                <text:p>0.94835157113232</text:p>
              </table:table-cell>
              <table:table-cell office:value-type="float" office:value="0.977423295120622">
                <text:p>0.977423295120622</text:p>
              </table:table-cell>
              <table:table-cell office:value-type="float" office:value="0.853783919623728">
                <text:p>0.853783919623728</text:p>
              </table:table-cell>
              <table:table-cell office:value-type="float" office:value="1.03787542302307">
                <text:p>1.037875423023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16060237590293">
                <text:p>0.916060237590293</text:p>
              </table:table-cell>
              <table:table-cell office:value-type="float" office:value="0.944431257582763">
                <text:p>0.944431257582763</text:p>
              </table:table-cell>
              <table:table-cell office:value-type="float" office:value="0.948740653106959">
                <text:p>0.948740653106959</text:p>
              </table:table-cell>
              <table:table-cell office:value-type="float" office:value="0.976752154634875">
                <text:p>0.976752154634875</text:p>
              </table:table-cell>
              <table:table-cell office:value-type="float" office:value="0.856931942906609">
                <text:p>0.856931942906609</text:p>
              </table:table-cell>
              <table:table-cell office:value-type="float" office:value="1.03453450108088">
                <text:p>1.034534501080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16481667382023">
                <text:p>0.916481667382023</text:p>
              </table:table-cell>
              <table:table-cell office:value-type="float" office:value="0.944168858518335">
                <text:p>0.944168858518335</text:p>
              </table:table-cell>
              <table:table-cell office:value-type="float" office:value="0.94909773130554">
                <text:p>0.94909773130554</text:p>
              </table:table-cell>
              <table:table-cell office:value-type="float" office:value="0.976176563328125">
                <text:p>0.976176563328125</text:p>
              </table:table-cell>
              <table:table-cell office:value-type="float" office:value="0.859945613826281">
                <text:p>0.859945613826281</text:p>
              </table:table-cell>
              <table:table-cell office:value-type="float" office:value="1.03139356390816">
                <text:p>1.03139356390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6893115548097">
                <text:p>0.916893115548097</text:p>
              </table:table-cell>
              <table:table-cell office:value-type="float" office:value="0.943936272210625">
                <text:p>0.943936272210625</text:p>
              </table:table-cell>
              <table:table-cell office:value-type="float" office:value="0.949425438185357">
                <text:p>0.949425438185357</text:p>
              </table:table-cell>
              <table:table-cell office:value-type="float" office:value="0.975682918019218">
                <text:p>0.975682918019218</text:p>
              </table:table-cell>
              <table:table-cell office:value-type="float" office:value="0.862830666316669">
                <text:p>0.862830666316669</text:p>
              </table:table-cell>
              <table:table-cell office:value-type="float" office:value="1.0284406405853">
                <text:p>1.0284406405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7294818504765">
                <text:p>0.917294818504765</text:p>
              </table:table-cell>
              <table:table-cell office:value-type="float" office:value="0.943730111450669">
                <text:p>0.943730111450669</text:p>
              </table:table-cell>
              <table:table-cell office:value-type="float" office:value="0.949726189672023">
                <text:p>0.949726189672023</text:p>
              </table:table-cell>
              <table:table-cell office:value-type="float" office:value="0.97525955218977">
                <text:p>0.97525955218977</text:p>
              </table:table-cell>
              <table:table-cell office:value-type="float" office:value="0.865592589596999">
                <text:p>0.865592589596999</text:p>
              </table:table-cell>
              <table:table-cell office:value-type="float" office:value="1.02566447676183">
                <text:p>1.02566447676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7687007068724">
                <text:p>0.917687007068724</text:p>
              </table:table-cell>
              <table:table-cell office:value-type="float" office:value="0.943547373870955">
                <text:p>0.943547373870955</text:p>
              </table:table-cell>
              <table:table-cell office:value-type="float" office:value="0.950002202970194">
                <text:p>0.950002202970194</text:p>
              </table:table-cell>
              <table:table-cell office:value-type="float" office:value="0.974896460264636">
                <text:p>0.974896460264636</text:p>
              </table:table-cell>
              <table:table-cell office:value-type="float" office:value="0.86823663861581">
                <text:p>0.86823663861581</text:p>
              </table:table-cell>
              <table:table-cell office:value-type="float" office:value="1.02305449176322">
                <text:p>1.023054491763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8069906589741">
                <text:p>0.918069906589741</text:p>
              </table:table-cell>
              <table:table-cell office:value-type="float" office:value="0.943385398221239">
                <text:p>0.943385398221239</text:p>
              </table:table-cell>
              <table:table-cell office:value-type="float" office:value="0.950255512909281">
                <text:p>0.950255512909281</text:p>
              </table:table-cell>
              <table:table-cell office:value-type="float" office:value="0.974585061146126">
                <text:p>0.974585061146126</text:p>
              </table:table-cell>
              <table:table-cell office:value-type="float" office:value="0.870767844049236">
                <text:p>0.870767844049236</text:p>
              </table:table-cell>
              <table:table-cell office:value-type="float" office:value="1.02060073826516">
                <text:p>1.020600738265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8443737080146">
                <text:p>0.918443737080146</text:p>
              </table:table-cell>
              <table:table-cell office:value-type="float" office:value="0.943241825612136">
                <text:p>0.943241825612136</text:p>
              </table:table-cell>
              <table:table-cell office:value-type="float" office:value="0.950487986944644">
                <text:p>0.950487986944644</text:p>
              </table:table-cell>
              <table:table-cell office:value-type="float" office:value="0.974317995413466">
                <text:p>0.974317995413466</text:p>
              </table:table-cell>
              <table:table-cell office:value-type="float" office:value="0.873191021872574">
                <text:p>0.873191021872574</text:p>
              </table:table-cell>
              <table:table-cell office:value-type="float" office:value="1.01829386438182">
                <text:p>1.01829386438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8808713341241">
                <text:p>0.918808713341241</text:p>
              </table:table-cell>
              <table:table-cell office:value-type="float" office:value="0.943114565162055">
                <text:p>0.943114565162055</text:p>
              </table:table-cell>
              <table:table-cell office:value-type="float" office:value="0.950701338924884">
                <text:p>0.950701338924884</text:p>
              </table:table-cell>
              <table:table-cell office:value-type="float" office:value="0.974088951394643">
                <text:p>0.974088951394643</text:p>
              </table:table-cell>
              <table:table-cell office:value-type="float" office:value="0.875510782523361">
                <text:p>0.875510782523361</text:p>
              </table:table-cell>
              <table:table-cell office:value-type="float" office:value="1.01612507802334">
                <text:p>1.01612507802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9165045086731">
                <text:p>0.919165045086731</text:p>
              </table:table-cell>
              <table:table-cell office:value-type="float" office:value="0.943001763547209">
                <text:p>0.943001763547209</text:p>
              </table:table-cell>
              <table:table-cell office:value-type="float" office:value="0.950897141726692">
                <text:p>0.950897141726692</text:p>
              </table:table-cell>
              <table:table-cell office:value-type="float" office:value="0.973892516000121">
                <text:p>0.973892516000121</text:p>
              </table:table-cell>
              <table:table-cell office:value-type="float" office:value="0.877731539673378">
                <text:p>0.877731539673378</text:p>
              </table:table-cell>
              <table:table-cell office:value-type="float" office:value="1.01408611338697">
                <text:p>1.014086113386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9512937063218">
                <text:p>0.919512937063218</text:p>
              </table:table-cell>
              <table:table-cell office:value-type="float" office:value="0.942901778011216">
                <text:p>0.942901778011216</text:p>
              </table:table-cell>
              <table:table-cell office:value-type="float" office:value="0.951076838850445">
                <text:p>0.951076838850445</text:p>
              </table:table-cell>
              <table:table-cell office:value-type="float" office:value="0.973724046793113">
                <text:p>0.973724046793113</text:p>
              </table:table-cell>
              <table:table-cell office:value-type="float" office:value="0.879857518626282">
                <text:p>0.879857518626282</text:p>
              </table:table-cell>
              <table:table-cell office:value-type="float" office:value="1.01216919945391">
                <text:p>1.012169199453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19852589167856">
                <text:p>0.919852589167856</text:p>
              </table:table-cell>
              <table:table-cell office:value-type="float" office:value="0.94281315244126">
                <text:p>0.94281315244126</text:p>
              </table:table-cell>
              <table:table-cell office:value-type="float" office:value="0.951241755061996">
                <text:p>0.951241755061996</text:p>
              </table:table-cell>
              <table:table-cell office:value-type="float" office:value="0.973579562273004">
                <text:p>0.973579562273004</text:p>
              </table:table-cell>
              <table:table-cell office:value-type="float" office:value="0.881892764356848">
                <text:p>0.881892764356848</text:p>
              </table:table-cell>
              <table:table-cell office:value-type="float" office:value="1.01036703037202">
                <text:p>1.01036703037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0184196563201">
                <text:p>0.920184196563201</text:p>
              </table:table-cell>
              <table:table-cell office:value-type="float" office:value="0.942734596162373">
                <text:p>0.942734596162373</text:p>
              </table:table-cell>
              <table:table-cell office:value-type="float" office:value="0.951393106159131">
                <text:p>0.951393106159131</text:p>
              </table:table-cell>
              <table:table-cell office:value-type="float" office:value="0.973455647778943">
                <text:p>0.973455647778943</text:p>
              </table:table-cell>
              <table:table-cell office:value-type="float" office:value="0.883841149207095">
                <text:p>0.883841149207095</text:p>
              </table:table-cell>
              <table:table-cell office:value-type="float" office:value="1.00867273761129">
                <text:p>1.008672737611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20507949789358">
                <text:p>0.920507949789358</text:p>
              </table:table-cell>
              <table:table-cell office:value-type="float" office:value="0.942664965141037">
                <text:p>0.942664965141037</text:p>
              </table:table-cell>
              <table:table-cell office:value-type="float" office:value="0.951532007934698">
                <text:p>0.951532007934698</text:p>
              </table:table-cell>
              <table:table-cell office:value-type="float" office:value="0.973349374789791">
                <text:p>0.973349374789791</text:p>
              </table:table-cell>
              <table:table-cell office:value-type="float" office:value="0.885706380253971">
                <text:p>0.885706380253971</text:p>
              </table:table-cell>
              <table:table-cell office:value-type="float" office:value="1.00707986378613">
                <text:p>1.007079863786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0824034873463">
                <text:p>0.920824034873463</text:p>
              </table:table-cell>
              <table:table-cell office:value-type="float" office:value="0.942603245324353">
                <text:p>0.942603245324353</text:p>
              </table:table-cell>
              <table:table-cell office:value-type="float" office:value="0.951659484402465">
                <text:p>0.951659484402465</text:p>
              </table:table-cell>
              <table:table-cell office:value-type="float" office:value="0.973258231713196">
                <text:p>0.973258231713196</text:p>
              </table:table-cell>
              <table:table-cell office:value-type="float" office:value="0.887492006362586">
                <text:p>0.887492006362586</text:p>
              </table:table-cell>
              <table:table-cell office:value-type="float" office:value="1.00558233804459">
                <text:p>1.00558233804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2113263343657">
                <text:p>0.92113263343657</text:p>
              </table:table-cell>
              <table:table-cell office:value-type="float" office:value="0.942548537872151">
                <text:p>0.942548537872151</text:p>
              </table:table-cell>
              <table:table-cell office:value-type="float" office:value="0.951776475346377">
                <text:p>0.951776475346377</text:p>
              </table:table-cell>
              <table:table-cell office:value-type="float" office:value="0.973180064528125">
                <text:p>0.973180064528125</text:p>
              </table:table-cell>
              <table:table-cell office:value-type="float" office:value="0.889201424938429">
                <text:p>0.889201424938429</text:p>
              </table:table-cell>
              <table:table-cell office:value-type="float" office:value="1.00417445293081">
                <text:p>1.004174452930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1433922798013">
                <text:p>0.921433922798013</text:p>
              </table:table-cell>
              <table:table-cell office:value-type="float" office:value="0.94250004606697">
                <text:p>0.94250004606697</text:p>
              </table:table-cell>
              <table:table-cell office:value-type="float" office:value="0.951883843248837">
                <text:p>0.951883843248837</text:p>
              </table:table-cell>
              <table:table-cell office:value-type="float" office:value="0.973113025878012">
                <text:p>0.973113025878012</text:p>
              </table:table-cell>
              <table:table-cell office:value-type="float" office:value="0.890837888391408">
                <text:p>0.890837888391408</text:p>
              </table:table-cell>
              <table:table-cell office:value-type="float" office:value="1.00285084263243">
                <text:p>1.0028508426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1728076077293">
                <text:p>0.921728076077293</text:p>
              </table:table-cell>
              <table:table-cell office:value-type="float" office:value="0.942457063711275">
                <text:p>0.942457063711275</text:p>
              </table:table-cell>
              <table:table-cell office:value-type="float" office:value="0.951982379649121">
                <text:p>0.951982379649121</text:p>
              </table:table-cell>
              <table:table-cell office:value-type="float" office:value="0.973055531411443">
                <text:p>0.973055531411443</text:p>
              </table:table-cell>
              <table:table-cell office:value-type="float" office:value="0.892404510324025">
                <text:p>0.892404510324025</text:p>
              </table:table-cell>
              <table:table-cell office:value-type="float" office:value="1.00160646253007">
                <text:p>1.001606462530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201526229355">
                <text:p>0.92201526229355</text:p>
              </table:table-cell>
              <table:table-cell office:value-type="float" office:value="0.942418964842936">
                <text:p>0.942418964842936</text:p>
              </table:table-cell>
              <table:table-cell office:value-type="float" office:value="0.952072810978767">
                <text:p>0.952072810978767</text:p>
              </table:table-cell>
              <table:table-cell office:value-type="float" office:value="0.973006222338535">
                <text:p>0.973006222338535</text:p>
              </table:table-cell>
              <table:table-cell office:value-type="float" office:value="0.893904271455438">
                <text:p>0.893904271455438</text:p>
              </table:table-cell>
              <table:table-cell office:value-type="float" office:value="1.00043656997105">
                <text:p>1.00043656997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2295646462679">
                <text:p>0.922295646462679</text:p>
              </table:table-cell>
              <table:table-cell office:value-type="float" office:value="0.942385194619197">
                <text:p>0.942385194619197</text:p>
              </table:table-cell>
              <table:table-cell office:value-type="float" office:value="0.95215580391699">
                <text:p>0.95215580391699</text:p>
              </table:table-cell>
              <table:table-cell office:value-type="float" office:value="0.97296393331811">
                <text:p>0.97296393331811</text:p>
              </table:table-cell>
              <table:table-cell office:value-type="float" office:value="0.895340025292702">
                <text:p>0.895340025292702</text:p>
              </table:table-cell>
              <table:table-cell office:value-type="float" office:value="0.999336706193827">
                <text:p>0.9993367061938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2569389692153">
                <text:p>0.922569389692153</text:p>
              </table:table-cell>
              <table:table-cell office:value-type="float" office:value="0.942355261236365">
                <text:p>0.942355261236365</text:p>
              </table:table-cell>
              <table:table-cell office:value-type="float" office:value="0.952231970305586">
                <text:p>0.952231970305586</text:p>
              </table:table-cell>
              <table:table-cell office:value-type="float" office:value="0.972927664916717">
                <text:p>0.972927664916717</text:p>
              </table:table-cell>
              <table:table-cell office:value-type="float" office:value="0.896714503559969">
                <text:p>0.896714503559969</text:p>
              </table:table-cell>
              <table:table-cell office:value-type="float" office:value="0.998302679334605">
                <text:p>0.9983026793346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2836649273588">
                <text:p>0.922836649273588</text:p>
              </table:table-cell>
              <table:table-cell office:value-type="float" office:value="0.942328728767566">
                <text:p>0.942328728767566</text:p>
              </table:table-cell>
              <table:table-cell office:value-type="float" office:value="0.952301871659555">
                <text:p>0.952301871659555</text:p>
              </table:table-cell>
              <table:table-cell office:value-type="float" office:value="0.972896559988622">
                <text:p>0.972896559988622</text:p>
              </table:table-cell>
              <table:table-cell office:value-type="float" office:value="0.898030321395977">
                <text:p>0.898030321395977</text:p>
              </table:table-cell>
              <table:table-cell office:value-type="float" office:value="0.997330548451001">
                <text:p>0.997330548451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3097578773129">
                <text:p>0.923097578773129</text:p>
              </table:table-cell>
              <table:table-cell office:value-type="float" office:value="0.94230521081423">
                <text:p>0.94230521081423</text:p>
              </table:table-cell>
              <table:table-cell office:value-type="float" office:value="0.952366023306715">
                <text:p>0.952366023306715</text:p>
              </table:table-cell>
              <table:table-cell office:value-type="float" office:value="0.972869883418531">
                <text:p>0.972869883418531</text:p>
              </table:table-cell>
              <table:table-cell office:value-type="float" office:value="0.899289982329722">
                <text:p>0.899289982329722</text:p>
              </table:table-cell>
              <table:table-cell office:value-type="float" office:value="0.996416608502122">
                <text:p>0.9964166085021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335232811968">
                <text:p>0.92335232811968</text:p>
              </table:table-cell>
              <table:table-cell office:value-type="float" office:value="0.942284364878887">
                <text:p>0.942284364878887</text:p>
              </table:table-cell>
              <table:table-cell office:value-type="float" office:value="0.95242489818681">
                <text:p>0.95242489818681</text:p>
              </table:table-cell>
              <table:table-cell office:value-type="float" office:value="0.972847004748321">
                <text:p>0.972847004748321</text:p>
              </table:table-cell>
              <table:table-cell office:value-type="float" office:value="0.900495883043772">
                <text:p>0.900495883043772</text:p>
              </table:table-cell>
              <table:table-cell office:value-type="float" office:value="0.995557376227697">
                <text:p>0.9955573762276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3601043691062">
                <text:p>0.923601043691062</text:p>
              </table:table-cell>
              <table:table-cell office:value-type="float" office:value="0.942265887377289">
                <text:p>0.942265887377289</text:p>
              </table:table-cell>
              <table:table-cell office:value-type="float" office:value="0.952478930338121">
                <text:p>0.952478930338121</text:p>
              </table:table-cell>
              <table:table-cell office:value-type="float" office:value="0.972827383277164">
                <text:p>0.972827383277164</text:p>
              </table:table-cell>
              <table:table-cell office:value-type="float" office:value="0.901650317934298">
                <text:p>0.901650317934298</text:p>
              </table:table-cell>
              <table:table-cell office:value-type="float" office:value="0.994749576872479">
                <text:p>0.9947495768724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3843868398112">
                <text:p>0.923843868398112</text:p>
              </table:table-cell>
              <table:table-cell office:value-type="float" office:value="0.942249509217246">
                <text:p>0.942249509217246</text:p>
              </table:table-cell>
              <table:table-cell office:value-type="float" office:value="0.952528518097291">
                <text:p>0.952528518097291</text:p>
              </table:table-cell>
              <table:table-cell office:value-type="float" office:value="0.972810555282932">
                <text:p>0.972810555282932</text:p>
              </table:table-cell>
              <table:table-cell office:value-type="float" office:value="0.902755483476482">
                <text:p>0.902755483476482</text:p>
              </table:table-cell>
              <table:table-cell office:value-type="float" office:value="0.993990131705306">
                <text:p>0.993990131705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4080941766807">
                <text:p>0.924080941766807</text:p>
              </table:table-cell>
              <table:table-cell office:value-type="float" office:value="0.94223499187977">
                <text:p>0.94223499187977</text:p>
              </table:table-cell>
              <table:table-cell office:value-type="float" office:value="0.952574027035947">
                <text:p>0.952574027035947</text:p>
              </table:table-cell>
              <table:table-cell office:value-type="float" office:value="0.972796123062858">
                <text:p>0.972796123062858</text:p>
              </table:table-cell>
              <table:table-cell office:value-type="float" office:value="0.903813482403623">
                <text:p>0.903813482403623</text:p>
              </table:table-cell>
              <table:table-cell office:value-type="float" office:value="0.993276146285268">
                <text:p>0.9932761462852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4312400018426">
                <text:p>0.924312400018426</text:p>
              </table:table-cell>
              <table:table-cell office:value-type="float" office:value="0.942222123945471">
                <text:p>0.942222123945471</text:p>
              </table:table-cell>
              <table:table-cell office:value-type="float" office:value="0.952615792655774">
                <text:p>0.952615792655774</text:p>
              </table:table-cell>
              <table:table-cell office:value-type="float" office:value="0.972783745534476">
                <text:p>0.972783745534476</text:p>
              </table:table-cell>
              <table:table-cell office:value-type="float" office:value="0.904826327707883">
                <text:p>0.904826327707883</text:p>
              </table:table-cell>
              <table:table-cell office:value-type="float" office:value="0.992604899430244">
                <text:p>0.9926048994302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24538376147833">
                <text:p>0.924538376147833</text:p>
              </table:table-cell>
              <table:table-cell office:value-type="float" office:value="0.942210718015602">
                <text:p>0.942210718015602</text:p>
              </table:table-cell>
              <table:table-cell office:value-type="float" office:value="0.952654122861907">
                <text:p>0.952654122861907</text:p>
              </table:table-cell>
              <table:table-cell office:value-type="float" office:value="0.97277313017467">
                <text:p>0.97277313017467</text:p>
              </table:table-cell>
              <table:table-cell office:value-type="float" office:value="0.90579594647029">
                <text:p>0.90579594647029</text:p>
              </table:table-cell>
              <table:table-cell office:value-type="float" office:value="0.991973832845783">
                <text:p>0.991973832845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24758999999885">
                <text:p>0.924758999999885</text:p>
              </table:table-cell>
              <table:table-cell office:value-type="float" office:value="0.942200607982932">
                <text:p>0.942200607982932</text:p>
              </table:table-cell>
              <table:table-cell office:value-type="float" office:value="0.952689300232871">
                <text:p>0.952689300232871</text:p>
              </table:table-cell>
              <table:table-cell office:value-type="float" office:value="0.972764026106369">
                <text:p>0.972764026106369</text:p>
              </table:table-cell>
              <table:table-cell office:value-type="float" office:value="0.906724183527279">
                <text:p>0.906724183527279</text:p>
              </table:table-cell>
              <table:table-cell office:value-type="float" office:value="0.991380541374779">
                <text:p>0.9913805413747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4974398344047">
                <text:p>0.924974398344047</text:p>
              </table:table-cell>
              <table:table-cell office:value-type="float" office:value="0.942191646612681">
                <text:p>0.942191646612681</text:p>
              </table:table-cell>
              <table:table-cell office:value-type="float" office:value="0.952721584103812">
                <text:p>0.952721584103812</text:p>
              </table:table-cell>
              <table:table-cell office:value-type="float" office:value="0.972756218169459">
                <text:p>0.972756218169459</text:p>
              </table:table-cell>
              <table:table-cell office:value-type="float" office:value="0.907612804980755">
                <text:p>0.907612804980755</text:p>
              </table:table-cell>
              <table:table-cell office:value-type="float" office:value="0.990822763830803">
                <text:p>0.9908227638308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2518469494723">
                <text:p>0.92518469494723</text:p>
              </table:table-cell>
              <table:table-cell office:value-type="float" office:value="0.942183703398314">
                <text:p>0.942183703398314</text:p>
              </table:table-cell>
              <table:table-cell office:value-type="float" office:value="0.952751212478371">
                <text:p>0.952751212478371</text:p>
              </table:table-cell>
              <table:table-cell office:value-type="float" office:value="0.972749521835824">
                <text:p>0.972749521835824</text:p>
              </table:table-cell>
              <table:table-cell office:value-type="float" office:value="0.908463501558351">
                <text:p>0.908463501558351</text:p>
              </table:table-cell>
              <table:table-cell office:value-type="float" office:value="0.990298374380138">
                <text:p>0.9902983743801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25390010644908">
                <text:p>0.925390010644908</text:p>
              </table:table-cell>
              <table:table-cell office:value-type="float" office:value="0.942176662660935">
                <text:p>0.942176662660935</text:p>
              </table:table-cell>
              <table:table-cell office:value-type="float" office:value="0.952778403783299">
                <text:p>0.952778403783299</text:p>
              </table:table-cell>
              <table:table-cell office:value-type="float" office:value="0.972743778848313">
                <text:p>0.972743778848313</text:p>
              </table:table-cell>
              <table:table-cell office:value-type="float" office:value="0.909277891830273">
                <text:p>0.909277891830273</text:p>
              </table:table-cell>
              <table:table-cell office:value-type="float" office:value="0.989805374439681">
                <text:p>0.9898053744396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25590463410549">
                <text:p>0.925590463410549</text:p>
              </table:table-cell>
              <table:table-cell office:value-type="float" office:value="0.942170421864635">
                <text:p>0.942170421864635</text:p>
              </table:table-cell>
              <table:table-cell office:value-type="float" office:value="0.952803358478746">
                <text:p>0.952803358478746</text:p>
              </table:table-cell>
              <table:table-cell office:value-type="float" office:value="0.97273885348059">
                <text:p>0.97273885348059</text:p>
              </table:table-cell>
              <table:table-cell office:value-type="float" office:value="0.910057525288864">
                <text:p>0.910057525288864</text:p>
              </table:table-cell>
              <table:table-cell office:value-type="float" office:value="0.989341885059826">
                <text:p>0.9893418850598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25786168423403">
                <text:p>0.925786168423403</text:p>
              </table:table-cell>
              <table:table-cell office:value-type="float" office:value="0.942164890123232">
                <text:p>0.942164890123232</text:p>
              </table:table-cell>
              <table:table-cell office:value-type="float" office:value="0.952826260536093">
                <text:p>0.952826260536093</text:p>
              </table:table-cell>
              <table:table-cell office:value-type="float" office:value="0.972734629329456">
                <text:p>0.972734629329456</text:p>
              </table:table-cell>
              <table:table-cell office:value-type="float" office:value="0.910803885296725">
                <text:p>0.910803885296725</text:p>
              </table:table-cell>
              <table:table-cell office:value-type="float" office:value="0.988906139763309">
                <text:p>0.9889061397633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5977238134683">
                <text:p>0.925977238134683</text:p>
              </table:table-cell>
              <table:table-cell office:value-type="float" office:value="0.94215998687668">
                <text:p>0.94215998687668</text:p>
              </table:table-cell>
              <table:table-cell office:value-type="float" office:value="0.952847278794236">
                <text:p>0.952847278794236</text:p>
              </table:table-cell>
              <table:table-cell office:value-type="float" office:value="0.972731006563846">
                <text:p>0.972731006563846</text:p>
              </table:table-cell>
              <table:table-cell office:value-type="float" office:value="0.911518391909026">
                <text:p>0.911518391909026</text:p>
              </table:table-cell>
              <table:table-cell office:value-type="float" office:value="0.9884964778127">
                <text:p>0.98849647781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6163782332177">
                <text:p>0.926163782332177</text:p>
              </table:table-cell>
              <table:table-cell office:value-type="float" office:value="0.942155640717848">
                <text:p>0.942155640717848</text:p>
              </table:table-cell>
              <table:table-cell office:value-type="float" office:value="0.952866568204293">
                <text:p>0.952866568204293</text:p>
              </table:table-cell>
              <table:table-cell office:value-type="float" office:value="0.972727899565482">
                <text:p>0.972727899565482</text:p>
              </table:table-cell>
              <table:table-cell office:value-type="float" office:value="0.912202404575361">
                <text:p>0.912202404575361</text:p>
              </table:table-cell>
              <table:table-cell office:value-type="float" office:value="0.988111337880916">
                <text:p>0.988111337880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6345908203335">
                <text:p>0.926345908203335</text:p>
              </table:table-cell>
              <table:table-cell office:value-type="float" office:value="0.942151788352605">
                <text:p>0.942151788352605</text:p>
              </table:table-cell>
              <table:table-cell office:value-type="float" office:value="0.952884270971946">
                <text:p>0.952884270971946</text:p>
              </table:table-cell>
              <table:table-cell office:value-type="float" office:value="0.97272523490542">
                <text:p>0.97272523490542</text:p>
              </table:table-cell>
              <table:table-cell office:value-type="float" office:value="0.912857224726288">
                <text:p>0.912857224726288</text:p>
              </table:table-cell>
              <table:table-cell office:value-type="float" office:value="0.987749252100593">
                <text:p>0.9877492521005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6523720396856">
                <text:p>0.926523720396856</text:p>
              </table:table-cell>
              <table:table-cell office:value-type="float" office:value="0.942148373678053">
                <text:p>0.942148373678053</text:p>
              </table:table-cell>
              <table:table-cell office:value-type="float" office:value="0.952900517605806">
                <text:p>0.952900517605806</text:p>
              </table:table-cell>
              <table:table-cell office:value-type="float" office:value="0.972722949608675">
                <text:p>0.972722949608675</text:p>
              </table:table-cell>
              <table:table-cell office:value-type="float" office:value="0.913484098249491">
                <text:p>0.913484098249491</text:p>
              </table:table-cell>
              <table:table-cell office:value-type="float" office:value="0.987408840469669">
                <text:p>0.9874088404696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669732108282">
                <text:p>0.92669732108282</text:p>
              </table:table-cell>
              <table:table-cell office:value-type="float" office:value="0.942145346965486">
                <text:p>0.942145346965486</text:p>
              </table:table-cell>
              <table:table-cell office:value-type="float" office:value="0.952915427879553">
                <text:p>0.952915427879553</text:p>
              </table:table-cell>
              <table:table-cell office:value-type="float" office:value="0.97272098966591">
                <text:p>0.97272098966591</text:p>
              </table:table-cell>
              <table:table-cell office:value-type="float" office:value="0.914084217860252">
                <text:p>0.914084217860252</text:p>
              </table:table-cell>
              <table:table-cell office:value-type="float" office:value="0.987088805591845">
                <text:p>0.987088805591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6866810011394">
                <text:p>0.926866810011394</text:p>
              </table:table-cell>
              <table:table-cell office:value-type="float" office:value="0.942142664136177">
                <text:p>0.942142664136177</text:p>
              </table:table-cell>
              <table:table-cell office:value-type="float" office:value="0.952929111714931">
                <text:p>0.952929111714931</text:p>
              </table:table-cell>
              <table:table-cell office:value-type="float" office:value="0.972719308757007">
                <text:p>0.972719308757007</text:p>
              </table:table-cell>
              <table:table-cell office:value-type="float" office:value="0.914658725370762">
                <text:p>0.914658725370762</text:p>
              </table:table-cell>
              <table:table-cell office:value-type="float" office:value="0.986787927731865">
                <text:p>0.9867879277318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7032284570145">
                <text:p>0.927032284570145</text:p>
              </table:table-cell>
              <table:table-cell office:value-type="float" office:value="0.942140286119455">
                <text:p>0.942140286119455</text:p>
              </table:table-cell>
              <table:table-cell office:value-type="float" office:value="0.95294166999212">
                <text:p>0.95294166999212</text:p>
              </table:table-cell>
              <table:table-cell office:value-type="float" office:value="0.97271786715637">
                <text:p>0.97271786715637</text:p>
              </table:table-cell>
              <table:table-cell office:value-type="float" office:value="0.91520871386258">
                <text:p>0.91520871386258</text:p>
              </table:table-cell>
              <table:table-cell office:value-type="float" office:value="0.986505060166801">
                <text:p>0.9865050601668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27193839840006">
                <text:p>0.927193839840006</text:p>
              </table:table-cell>
              <table:table-cell office:value-type="float" office:value="0.942138178283703">
                <text:p>0.942138178283703</text:p>
              </table:table-cell>
              <table:table-cell office:value-type="float" office:value="0.95295319529344">
                <text:p>0.95295319529344</text:p>
              </table:table-cell>
              <table:table-cell office:value-type="float" office:value="0.97271663079407">
                <text:p>0.97271663079407</text:p>
              </table:table-cell>
              <table:table-cell office:value-type="float" office:value="0.915735229766372">
                <text:p>0.915735229766372</text:p>
              </table:table-cell>
              <table:table-cell office:value-type="float" office:value="0.986239124815591">
                <text:p>0.9862391248155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27351568649902">
                <text:p>0.927351568649902</text:p>
              </table:table-cell>
              <table:table-cell office:value-type="float" office:value="0.942136309932017">
                <text:p>0.942136309932017</text:p>
              </table:table-cell>
              <table:table-cell office:value-type="float" office:value="0.952963772585891">
                <text:p>0.952963772585891</text:p>
              </table:table-cell>
              <table:table-cell office:value-type="float" office:value="0.972715570450659">
                <text:p>0.972715570450659</text:p>
              </table:table-cell>
              <table:table-cell office:value-type="float" office:value="0.916239274852897">
                <text:p>0.916239274852897</text:p>
              </table:table-cell>
              <table:table-cell office:value-type="float" office:value="0.985989108130194">
                <text:p>0.985989108130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750556163009">
                <text:p>0.92750556163009</text:p>
              </table:table-cell>
              <table:table-cell office:value-type="float" office:value="0.94213465385515">
                <text:p>0.94213465385515</text:p>
              </table:table-cell>
              <table:table-cell office:value-type="float" office:value="0.95297347984755">
                <text:p>0.95297347984755</text:p>
              </table:table-cell>
              <table:table-cell office:value-type="float" office:value="0.972714661066614">
                <text:p>0.972714661066614</text:p>
              </table:table-cell>
              <table:table-cell office:value-type="float" office:value="0.916721808139015">
                <text:p>0.916721808139015</text:p>
              </table:table-cell>
              <table:table-cell office:value-type="float" office:value="0.985754057232702">
                <text:p>0.9857540572327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7655907264239">
                <text:p>0.927655907264239</text:p>
              </table:table-cell>
              <table:table-cell office:value-type="float" office:value="0.942133185935269">
                <text:p>0.942133185935269</text:p>
              </table:table-cell>
              <table:table-cell office:value-type="float" office:value="0.952982388642437">
                <text:p>0.952982388642437</text:p>
              </table:table-cell>
              <table:table-cell office:value-type="float" office:value="0.972713881150097">
                <text:p>0.972713881150097</text:p>
              </table:table-cell>
              <table:table-cell office:value-type="float" office:value="0.917183747712351">
                <text:p>0.917183747712351</text:p>
              </table:table-cell>
              <table:table-cell office:value-type="float" office:value="0.985533076283674">
                <text:p>0.9855330762836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27802691940267">
                <text:p>0.927802691940267</text:p>
              </table:table-cell>
              <table:table-cell office:value-type="float" office:value="0.94213188479471">
                <text:p>0.94213188479471</text:p>
              </table:table-cell>
              <table:table-cell office:value-type="float" office:value="0.952990564648104">
                <text:p>0.952990564648104</text:p>
              </table:table-cell>
              <table:table-cell office:value-type="float" office:value="0.972713212269025">
                <text:p>0.972713212269025</text:p>
              </table:table-cell>
              <table:table-cell office:value-type="float" office:value="0.917625972478089">
                <text:p>0.917625972478089</text:p>
              </table:table-cell>
              <table:table-cell office:value-type="float" office:value="0.985325323067864">
                <text:p>0.985325323067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27945999999984">
                <text:p>0.927945999999984</text:p>
              </table:table-cell>
              <table:table-cell office:value-type="float" office:value="0.942130731484659">
                <text:p>0.942130731484659</text:p>
              </table:table-cell>
              <table:table-cell office:value-type="float" office:value="0.952998068139825">
                <text:p>0.952998068139825</text:p>
              </table:table-cell>
              <table:table-cell office:value-type="float" office:value="0.972712638615462">
                <text:p>0.972712638615462</text:p>
              </table:table-cell>
              <table:table-cell office:value-type="float" office:value="0.91804932383121">
                <text:p>0.91804932383121</text:p>
              </table:table-cell>
              <table:table-cell office:value-type="float" office:value="0.985130005784317">
                <text:p>0.9851300057843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2808591378755">
                <text:p>0.92808591378755</text:p>
              </table:table-cell>
              <table:table-cell office:value-type="float" office:value="0.942129709209191">
                <text:p>0.942129709209191</text:p>
              </table:table-cell>
              <table:table-cell office:value-type="float" office:value="0.953004954434953">
                <text:p>0.953004954434953</text:p>
              </table:table-cell>
              <table:table-cell office:value-type="float" office:value="0.972712146632025">
                <text:p>0.972712146632025</text:p>
              </table:table-cell>
              <table:table-cell office:value-type="float" office:value="0.918454607257365">
                <text:p>0.918454607257365</text:p>
              </table:table-cell>
              <table:table-cell office:value-type="float" office:value="0.984946380028619">
                <text:p>0.984946380028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28222513696793">
                <text:p>0.928222513696793</text:p>
              </table:table-cell>
              <table:table-cell office:value-type="float" office:value="0.942128803080668">
                <text:p>0.942128803080668</text:p>
              </table:table-cell>
              <table:table-cell office:value-type="float" office:value="0.953011274300739">
                <text:p>0.953011274300739</text:p>
              </table:table-cell>
              <table:table-cell office:value-type="float" office:value="0.972711724691468">
                <text:p>0.972711724691468</text:p>
              </table:table-cell>
              <table:table-cell office:value-type="float" office:value="0.918842593865429">
                <text:p>0.918842593865429</text:p>
              </table:table-cell>
              <table:table-cell office:value-type="float" office:value="0.984773745955773">
                <text:p>0.9847737459557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8355878217401">
                <text:p>0.928355878217401</text:p>
              </table:table-cell>
              <table:table-cell office:value-type="float" office:value="0.942127999902929">
                <text:p>0.942127999902929</text:p>
              </table:table-cell>
              <table:table-cell office:value-type="float" office:value="0.953017074328593">
                <text:p>0.953017074328593</text:p>
              </table:table-cell>
              <table:table-cell office:value-type="float" office:value="0.972711362821903">
                <text:p>0.972711362821903</text:p>
              </table:table-cell>
              <table:table-cell office:value-type="float" office:value="0.919214021854638">
                <text:p>0.919214021854638</text:p>
              </table:table-cell>
              <table:table-cell office:value-type="float" office:value="0.984611445612915">
                <text:p>0.9846114456129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8486083980022">
                <text:p>0.928486083980022</text:p>
              </table:table-cell>
              <table:table-cell office:value-type="float" office:value="0.942127287979107">
                <text:p>0.942127287979107</text:p>
              </table:table-cell>
              <table:table-cell office:value-type="float" office:value="0.953022397277566">
                <text:p>0.953022397277566</text:p>
              </table:table-cell>
              <table:table-cell office:value-type="float" office:value="0.972711052471118">
                <text:p>0.972711052471118</text:p>
              </table:table-cell>
              <table:table-cell office:value-type="float" office:value="0.919569597919122">
                <text:p>0.919569597919122</text:p>
              </table:table-cell>
              <table:table-cell office:value-type="float" office:value="0.984458860431684">
                <text:p>0.9844588604316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8613205800298">
                <text:p>0.928613205800298</text:p>
              </table:table-cell>
              <table:table-cell office:value-type="float" office:value="0.942126656941289">
                <text:p>0.942126656941289</text:p>
              </table:table-cell>
              <table:table-cell office:value-type="float" office:value="0.953027282389585">
                <text:p>0.953027282389585</text:p>
              </table:table-cell>
              <table:table-cell office:value-type="float" office:value="0.97271078630447">
                <text:p>0.97271078630447</text:p>
              </table:table-cell>
              <table:table-cell office:value-type="float" office:value="0.919909998592489">
                <text:p>0.919909998592489</text:p>
              </table:table-cell>
              <table:table-cell office:value-type="float" office:value="0.9843154088707">
                <text:p>0.98431540887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28737316721848">
                <text:p>0.928737316721848</text:p>
              </table:table-cell>
              <table:table-cell office:value-type="float" office:value="0.942126097599522">
                <text:p>0.942126097599522</text:p>
              </table:table-cell>
              <table:table-cell office:value-type="float" office:value="0.953031765678746">
                <text:p>0.953031765678746</text:p>
              </table:table-cell>
              <table:table-cell office:value-type="float" office:value="0.972710558031534">
                <text:p>0.972710558031534</text:p>
              </table:table-cell>
              <table:table-cell office:value-type="float" office:value="0.920235871535024">
                <text:p>0.920235871535024</text:p>
              </table:table-cell>
              <table:table-cell office:value-type="float" office:value="0.984180544199159">
                <text:p>0.984180544199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28858488058245">
                <text:p>0.928858488058245</text:p>
              </table:table-cell>
              <table:table-cell office:value-type="float" office:value="0.942125601807983">
                <text:p>0.942125601807983</text:p>
              </table:table-cell>
              <table:table-cell office:value-type="float" office:value="0.953035880196821">
                <text:p>0.953035880196821</text:p>
              </table:table-cell>
              <table:table-cell office:value-type="float" office:value="0.972710362257445">
                <text:p>0.972710362257445</text:p>
              </table:table-cell>
              <table:table-cell office:value-type="float" office:value="0.920547836765957">
                <text:p>0.920547836765957</text:p>
              </table:table-cell>
              <table:table-cell office:value-type="float" office:value="0.984053752413101">
                <text:p>0.9840537524131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897678943399">
                <text:p>0.92897678943399</text:p>
              </table:table-cell>
              <table:table-cell office:value-type="float" office:value="0.942125162346341">
                <text:p>0.942125162346341</text:p>
              </table:table-cell>
              <table:table-cell office:value-type="float" office:value="0.953039656276922">
                <text:p>0.953039656276922</text:p>
              </table:table-cell>
              <table:table-cell office:value-type="float" office:value="0.972710194355395">
                <text:p>0.972710194355395</text:p>
              </table:table-cell>
              <table:table-cell office:value-type="float" office:value="0.920846487843135">
                <text:p>0.920846487843135</text:p>
              </table:table-cell>
              <table:table-cell office:value-type="float" office:value="0.983934550276411">
                <text:p>0.9839345502764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29092288824516">
                <text:p>0.929092288824516</text:p>
              </table:table-cell>
              <table:table-cell office:value-type="float" office:value="0.942124772814615">
                <text:p>0.942124772814615</text:p>
              </table:table-cell>
              <table:table-cell office:value-type="float" office:value="0.953043121757125">
                <text:p>0.953043121757125</text:p>
              </table:table-cell>
              <table:table-cell office:value-type="float" office:value="0.972710050357286">
                <text:p>0.972710050357286</text:p>
              </table:table-cell>
              <table:table-cell office:value-type="float" office:value="0.921132392992348">
                <text:p>0.921132392992348</text:p>
              </table:table-cell>
              <table:table-cell office:value-type="float" office:value="0.983822483479079">
                <text:p>0.9838224834790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29205052595249">
                <text:p>0.929205052595249</text:p>
              </table:table-cell>
              <table:table-cell office:value-type="float" office:value="0.942124427539961">
                <text:p>0.942124427539961</text:p>
              </table:table-cell>
              <table:table-cell office:value-type="float" office:value="0.953046302185694">
                <text:p>0.953046302185694</text:p>
              </table:table-cell>
              <table:table-cell office:value-type="float" office:value="0.972709926859953">
                <text:p>0.972709926859953</text:p>
              </table:table-cell>
              <table:table-cell office:value-type="float" office:value="0.921406096188463">
                <text:p>0.921406096188463</text:p>
              </table:table-cell>
              <table:table-cell office:value-type="float" office:value="0.983717124905711">
                <text:p>0.9837171249057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931514553974">
                <text:p>0.92931514553974</text:p>
              </table:table-cell>
              <table:table-cell office:value-type="float" office:value="0.942124121494065">
                <text:p>0.942124121494065</text:p>
              </table:table-cell>
              <table:table-cell office:value-type="float" office:value="0.953049221009434">
                <text:p>0.953049221009434</text:p>
              </table:table-cell>
              <table:table-cell office:value-type="float" office:value="0.972709820944735">
                <text:p>0.972709820944735</text:p>
              </table:table-cell>
              <table:table-cell office:value-type="float" office:value="0.921668118190408">
                <text:p>0.921668118190408</text:p>
              </table:table-cell>
              <table:table-cell office:value-type="float" office:value="0.983618073007676">
                <text:p>0.9836180730076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29422630916895">
                <text:p>0.929422630916895</text:p>
              </table:table-cell>
              <table:table-cell office:value-type="float" office:value="0.942123850219909">
                <text:p>0.942123850219909</text:p>
              </table:table-cell>
              <table:table-cell office:value-type="float" office:value="0.95305189974654">
                <text:p>0.95305189974654</text:p>
              </table:table-cell>
              <table:table-cell office:value-type="float" office:value="0.972709730108494">
                <text:p>0.972709730108494</text:p>
              </table:table-cell>
              <table:table-cell office:value-type="float" office:value="0.921918957531995">
                <text:p>0.921918957531995</text:p>
              </table:table-cell>
              <table:table-cell office:value-type="float" office:value="0.983524950272711">
                <text:p>0.9835249502727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29527570487324">
                <text:p>0.929527570487324</text:p>
              </table:table-cell>
              <table:table-cell office:value-type="float" office:value="0.942123609766862">
                <text:p>0.942123609766862</text:p>
              </table:table-cell>
              <table:table-cell office:value-type="float" office:value="0.95305435814524">
                <text:p>0.95305435814524</text:p>
              </table:table-cell>
              <table:table-cell office:value-type="float" office:value="0.972709652204462">
                <text:p>0.972709652204462</text:p>
              </table:table-cell>
              <table:table-cell office:value-type="float" office:value="0.922159091470445">
                <text:p>0.922159091470445</text:p>
              </table:table-cell>
              <table:table-cell office:value-type="float" office:value="0.983437401786113">
                <text:p>0.983437401786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9630024548829">
                <text:p>0.929630024548829</text:p>
              </table:table-cell>
              <table:table-cell office:value-type="float" office:value="0.942123396633151">
                <text:p>0.942123396633151</text:p>
              </table:table-cell>
              <table:table-cell office:value-type="float" office:value="0.953056614329376">
                <text:p>0.953056614329376</text:p>
              </table:table-cell>
              <table:table-cell office:value-type="float" office:value="0.972709585391499">
                <text:p>0.972709585391499</text:p>
              </table:table-cell>
              <table:table-cell office:value-type="float" office:value="0.92238897689444">
                <text:p>0.92238897689444</text:p>
              </table:table-cell>
              <table:table-cell office:value-type="float" office:value="0.983355093878079">
                <text:p>0.983355093878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29730051971048">
                <text:p>0.929730051971048</text:p>
              </table:table-cell>
              <table:table-cell office:value-type="float" office:value="0.94212320771486">
                <text:p>0.94212320771486</text:p>
              </table:table-cell>
              <table:table-cell office:value-type="float" office:value="0.953058684932025">
                <text:p>0.953058684932025</text:p>
              </table:table-cell>
              <table:table-cell office:value-type="float" office:value="0.972709528090589">
                <text:p>0.972709528090589</text:p>
              </table:table-cell>
              <table:table-cell office:value-type="float" office:value="0.92260905119342">
                <text:p>0.92260905119342</text:p>
              </table:table-cell>
              <table:table-cell office:value-type="float" office:value="0.983277712851995">
                <text:p>0.9832777128519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27710229284">
                <text:p>0.929827710229284</text:p>
              </table:table-cell>
              <table:table-cell office:value-type="float" office:value="0.942123040260727">
                <text:p>0.942123040260727</text:p>
              </table:table-cell>
              <table:table-cell office:value-type="float" office:value="0.953060585218113">
                <text:p>0.953060585218113</text:p>
              </table:table-cell>
              <table:table-cell office:value-type="float" office:value="0.972709478947517">
                <text:p>0.972709478947517</text:p>
              </table:table-cell>
              <table:table-cell office:value-type="float" office:value="0.922819733089773">
                <text:p>0.922819733089773</text:p>
              </table:table-cell>
              <table:table-cell office:value-type="float" office:value="0.983204963788863">
                <text:p>0.9832049637888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29923055437529">
                <text:p>0.929923055437529</text:p>
              </table:table-cell>
              <table:table-cell office:value-type="float" office:value="0.942122891832079">
                <text:p>0.942122891832079</text:p>
              </table:table-cell>
              <table:table-cell office:value-type="float" office:value="0.95306232919696">
                <text:p>0.95306232919696</text:p>
              </table:table-cell>
              <table:table-cell office:value-type="float" office:value="0.972709436800863">
                <text:p>0.972709436800863</text:p>
              </table:table-cell>
              <table:table-cell office:value-type="float" office:value="0.92302142343552">
                <text:p>0.92302142343552</text:p>
              </table:table-cell>
              <table:table-cell office:value-type="float" office:value="0.983136569423288">
                <text:p>0.9831365694232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0016142380708">
                <text:p>0.930016142380708</text:p>
              </table:table-cell>
              <table:table-cell office:value-type="float" office:value="0.942122760267314">
                <text:p>0.942122760267314</text:p>
              </table:table-cell>
              <table:table-cell office:value-type="float" office:value="0.953063929725551">
                <text:p>0.953063929725551</text:p>
              </table:table-cell>
              <table:table-cell office:value-type="float" office:value="0.972709400654561">
                <text:p>0.972709400654561</text:p>
              </table:table-cell>
              <table:table-cell office:value-type="float" office:value="0.923214505974985">
                <text:p>0.923214505974985</text:p>
              </table:table-cell>
              <table:table-cell office:value-type="float" office:value="0.983072269086748">
                <text:p>0.9830722690867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0107024546155">
                <text:p>0.930107024546155</text:p>
              </table:table-cell>
              <table:table-cell office:value-type="float" office:value="0.942122643650423">
                <text:p>0.942122643650423</text:p>
              </table:table-cell>
              <table:table-cell office:value-type="float" office:value="0.953065398603329">
                <text:p>0.953065398603329</text:p>
              </table:table-cell>
              <table:table-cell office:value-type="float" office:value="0.972709369654348">
                <text:p>0.972709369654348</text:p>
              </table:table-cell>
              <table:table-cell office:value-type="float" office:value="0.923399348074929">
                <text:p>0.923399348074929</text:p>
              </table:table-cell>
              <table:table-cell office:value-type="float" office:value="0.983011817714118">
                <text:p>0.9830118177141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019575415435">
                <text:p>0.93019575415435</text:p>
              </table:table-cell>
              <table:table-cell office:value-type="float" office:value="0.942122540283088">
                <text:p>0.942122540283088</text:p>
              </table:table-cell>
              <table:table-cell office:value-type="float" office:value="0.953066746659175">
                <text:p>0.953066746659175</text:p>
              </table:table-cell>
              <table:table-cell office:value-type="float" office:value="0.972709343067585">
                <text:p>0.972709343067585</text:p>
              </table:table-cell>
              <table:table-cell office:value-type="float" office:value="0.923576301423516">
                <text:p>0.923576301423516</text:p>
              </table:table-cell>
              <table:table-cell office:value-type="float" office:value="0.982954984909664">
                <text:p>0.9829549849096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0282382188924">
                <text:p>0.930282382188924</text:p>
              </table:table-cell>
              <table:table-cell office:value-type="float" office:value="0.942122448659946">
                <text:p>0.942122448659946</text:p>
              </table:table-cell>
              <table:table-cell office:value-type="float" office:value="0.953067983831249">
                <text:p>0.953067983831249</text:p>
              </table:table-cell>
              <table:table-cell office:value-type="float" office:value="0.972709320265937">
                <text:p>0.972709320265937</text:p>
              </table:table-cell>
              <table:table-cell office:value-type="float" office:value="0.923745702699445">
                <text:p>0.923745702699445</text:p>
              </table:table-cell>
              <table:table-cell office:value-type="float" office:value="0.982901554068947">
                <text:p>0.9829015540689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0366958425952">
                <text:p>0.930366958425952</text:p>
              </table:table-cell>
              <table:table-cell office:value-type="float" office:value="0.942122367446668">
                <text:p>0.942122367446668</text:p>
              </table:table-cell>
              <table:table-cell office:value-type="float" office:value="0.953069119240248">
                <text:p>0.953069119240248</text:p>
              </table:table-cell>
              <table:table-cell office:value-type="float" office:value="0.972709300710522">
                <text:p>0.972709300710522</text:p>
              </table:table-cell>
              <table:table-cell office:value-type="float" office:value="0.923907874212533">
                <text:p>0.923907874212533</text:p>
              </table:table-cell>
              <table:table-cell office:value-type="float" office:value="0.982851321553288">
                <text:p>0.9828513215532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0449531462557">
                <text:p>0.930449531462557</text:p>
              </table:table-cell>
              <table:table-cell office:value-type="float" office:value="0.942122295460525">
                <text:p>0.942122295460525</text:p>
              </table:table-cell>
              <table:table-cell office:value-type="float" office:value="0.953070161256652">
                <text:p>0.953070161256652</text:p>
              </table:table-cell>
              <table:table-cell office:value-type="float" office:value="0.97270928393918">
                <text:p>0.97270928393918</text:p>
              </table:table-cell>
              <table:table-cell office:value-type="float" office:value="0.924063124516955">
                <text:p>0.924063124516955</text:p>
              </table:table-cell>
              <table:table-cell office:value-type="float" office:value="0.982804095913647">
                <text:p>0.9828040959136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053014874483">
                <text:p>0.93053014874483</text:p>
              </table:table-cell>
              <table:table-cell office:value-type="float" office:value="0.942122231653166">
                <text:p>0.942122231653166</text:p>
              </table:table-cell>
              <table:table-cell office:value-type="float" office:value="0.953071117562429">
                <text:p>0.953071117562429</text:p>
              </table:table-cell>
              <table:table-cell office:value-type="float" office:value="0.972709269555546">
                <text:p>0.972709269555546</text:p>
              </table:table-cell>
              <table:table-cell office:value-type="float" office:value="0.924211748998308">
                <text:p>0.924211748998308</text:p>
              </table:table-cell>
              <table:table-cell office:value-type="float" office:value="0.982759697160961">
                <text:p>0.9827596971609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0608856595095">
                <text:p>0.930608856595095</text:p>
              </table:table-cell>
              <table:table-cell office:value-type="float" office:value="0.94212217509535">
                <text:p>0.94212217509535</text:p>
              </table:table-cell>
              <table:table-cell office:value-type="float" office:value="0.953071995207673">
                <text:p>0.953071995207673</text:p>
              </table:table-cell>
              <table:table-cell office:value-type="float" office:value="0.972709257219687">
                <text:p>0.972709257219687</text:p>
              </table:table-cell>
              <table:table-cell office:value-type="float" office:value="0.924354030435628">
                <text:p>0.924354030435628</text:p>
              </table:table-cell>
              <table:table-cell office:value-type="float" office:value="0.982717956080161">
                <text:p>0.9827179560801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0685700238528">
                <text:p>0.930685700238528</text:p>
              </table:table-cell>
              <table:table-cell office:value-type="float" office:value="0.942122124963412">
                <text:p>0.942122124963412</text:p>
              </table:table-cell>
              <table:table-cell office:value-type="float" office:value="0.953072800662572">
                <text:p>0.953072800662572</text:p>
              </table:table-cell>
              <table:table-cell office:value-type="float" office:value="0.972709246640064">
                <text:p>0.972709246640064</text:p>
              </table:table-cell>
              <table:table-cell office:value-type="float" office:value="0.924490239539415">
                <text:p>0.924490239539415</text:p>
              </table:table-cell>
              <table:table-cell office:value-type="float" office:value="0.982678713585251">
                <text:p>0.9826787135852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760723829136">
                <text:p>0.930760723829136</text:p>
              </table:table-cell>
              <table:table-cell office:value-type="float" office:value="0.94212208052727">
                <text:p>0.94212208052727</text:p>
              </table:table-cell>
              <table:table-cell office:value-type="float" office:value="0.953073539865113">
                <text:p>0.953073539865113</text:p>
              </table:table-cell>
              <table:table-cell office:value-type="float" office:value="0.972709237566645">
                <text:p>0.972709237566645</text:p>
              </table:table-cell>
              <table:table-cell office:value-type="float" office:value="0.924620635466697">
                <text:p>0.924620635466697</text:p>
              </table:table-cell>
              <table:table-cell office:value-type="float" office:value="0.982641820112986">
                <text:p>0.9826418201129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0833970475135">
                <text:p>0.930833970475135</text:p>
              </table:table-cell>
              <table:table-cell office:value-type="float" office:value="0.942122041139788">
                <text:p>0.942122041139788</text:p>
              </table:table-cell>
              <table:table-cell office:value-type="float" office:value="0.953074218264857">
                <text:p>0.953074218264857</text:p>
              </table:table-cell>
              <table:table-cell office:value-type="float" office:value="0.972709229784994">
                <text:p>0.972709229784994</text:p>
              </table:table-cell>
              <table:table-cell office:value-type="float" office:value="0.924745466314115">
                <text:p>0.924745466314115</text:p>
              </table:table-cell>
              <table:table-cell office:value-type="float" office:value="0.982607135052852">
                <text:p>0.9826071350528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0905482263714">
                <text:p>0.930905482263714</text:p>
              </table:table-cell>
              <table:table-cell office:value-type="float" office:value="0.942122006227358">
                <text:p>0.942122006227358</text:p>
              </table:table-cell>
              <table:table-cell office:value-type="float" office:value="0.953074840863111">
                <text:p>0.953074840863111</text:p>
              </table:table-cell>
              <table:table-cell office:value-type="float" office:value="0.972709223111203">
                <text:p>0.972709223111203</text:p>
              </table:table-cell>
              <table:table-cell office:value-type="float" office:value="0.92486496958996">
                <text:p>0.92486496958996</text:p>
              </table:table-cell>
              <table:table-cell office:value-type="float" office:value="0.982574526211162">
                <text:p>0.9825745262111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0975300285223">
                <text:p>0.930975300285223</text:p>
              </table:table-cell>
              <table:table-cell office:value-type="float" office:value="0.942121975281542">
                <text:p>0.942121975281542</text:p>
              </table:table-cell>
              <table:table-cell office:value-type="float" office:value="0.953075412249805">
                <text:p>0.953075412249805</text:p>
              </table:table-cell>
              <table:table-cell office:value-type="float" office:value="0.97270921738755">
                <text:p>0.97270921738755</text:p>
              </table:table-cell>
              <table:table-cell office:value-type="float" office:value="0.924979372666068">
                <text:p>0.924979372666068</text:p>
              </table:table-cell>
              <table:table-cell office:value-type="float" office:value="0.98254386930723">
                <text:p>0.982543869307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1043464656781">
                <text:p>0.931043464656781</text:p>
              </table:table-cell>
              <table:table-cell office:value-type="float" office:value="0.942121947851669">
                <text:p>0.942121947851669</text:p>
              </table:table-cell>
              <table:table-cell office:value-type="float" office:value="0.953075936637324">
                <text:p>0.953075936637324</text:p>
              </table:table-cell>
              <table:table-cell office:value-type="float" office:value="0.972709212478764">
                <text:p>0.972709212478764</text:p>
              </table:table-cell>
              <table:table-cell office:value-type="float" office:value="0.925088893210424">
                <text:p>0.925088893210424</text:p>
              </table:table-cell>
              <table:table-cell office:value-type="float" office:value="0.98251504749971">
                <text:p>0.98251504749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1110014545326">
                <text:p>0.931110014545326</text:p>
              </table:table-cell>
              <table:table-cell office:value-type="float" office:value="0.94212192353827">
                <text:p>0.94212192353827</text:p>
              </table:table-cell>
              <table:table-cell office:value-type="float" office:value="0.953076417891566">
                <text:p>0.953076417891566</text:p>
              </table:table-cell>
              <table:table-cell office:value-type="float" office:value="0.972709208268833">
                <text:p>0.972709208268833</text:p>
              </table:table-cell>
              <table:table-cell office:value-type="float" office:value="0.925193739601309">
                <text:p>0.925193739601309</text:p>
              </table:table-cell>
              <table:table-cell office:value-type="float" office:value="0.982487950941277">
                <text:p>0.9824879509412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1174988190121">
                <text:p>0.931174988190121</text:p>
              </table:table-cell>
              <table:table-cell office:value-type="float" office:value="0.942121901987265">
                <text:p>0.942121901987265</text:p>
              </table:table-cell>
              <table:table-cell office:value-type="float" office:value="0.95307685956044">
                <text:p>0.95307685956044</text:p>
              </table:table-cell>
              <table:table-cell office:value-type="float" office:value="0.972709204658264">
                <text:p>0.972709204658264</text:p>
              </table:table-cell>
              <table:table-cell office:value-type="float" office:value="0.925294111323768">
                <text:p>0.925294111323768</text:p>
              </table:table-cell>
              <table:table-cell office:value-type="float" office:value="0.982462476359977">
                <text:p>0.9824624763599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